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8in"/>
    </style:style>
    <style:style style:name="ta1co2" style:family="table-column">
      <style:table-column-properties fo:break-before="auto" style:column-width="2.58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8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bioexpansion-2/false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5000/ins_5000_0_0404</text:p>
          </table:table-cell>
          <table:table-cell office:value-type="float" office:value="0.134144"/>
          <table:table-cell office:value-type="float" office:value="0.12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85.0"/>
          <table:table-cell office:value-type="float" office:value="385.0"/>
          <table:table-cell office:value-type="float" office:value="4091.0"/>
          <table:table-cell office:value-type="float" office:value="805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5000/ins_5000_0_0414</text:p>
          </table:table-cell>
          <table:table-cell office:value-type="float" office:value="0.14568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59.0"/>
          <table:table-cell office:value-type="float" office:value="259.0"/>
          <table:table-cell office:value-type="float" office:value="4075.0"/>
          <table:table-cell office:value-type="float" office:value="925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5000/ins_5000_0_0424</text:p>
          </table:table-cell>
          <table:table-cell office:value-type="float" office:value="0.140498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2.0"/>
          <table:table-cell office:value-type="float" office:value="142.0"/>
          <table:table-cell office:value-type="float" office:value="3920.0"/>
          <table:table-cell office:value-type="float" office:value="605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5000/ins_5000_0_0434</text:p>
          </table:table-cell>
          <table:table-cell office:value-type="float" office:value="0.188613"/>
          <table:table-cell office:value-type="float" office:value="0.17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065.0"/>
          <table:table-cell office:value-type="float" office:value="2065.0"/>
          <table:table-cell office:value-type="float" office:value="5261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5000/ins_5000_0_0444</text:p>
          </table:table-cell>
          <table:table-cell office:value-type="float" office:value="0.171151"/>
          <table:table-cell office:value-type="float" office:value="0.159"/>
          <table:table-cell office:value-type="float" office:value="0.01"/>
          <table:table-cell office:value-type="float" office:value="72.0"/>
          <table:table-cell office:value-type="float" office:value="0.0"/>
          <table:table-cell office:value-type="float" office:value="0.0"/>
          <table:table-cell office:value-type="float" office:value="209.0"/>
          <table:table-cell office:value-type="float" office:value="8023.0"/>
          <table:table-cell office:value-type="float" office:value="8023.0"/>
          <table:table-cell office:value-type="float" office:value="4355.0"/>
          <table:table-cell office:value-type="float" office:value="984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5000/ins_5000_0_0454</text:p>
          </table:table-cell>
          <table:table-cell office:value-type="float" office:value="0.137333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79.0"/>
          <table:table-cell office:value-type="float" office:value="179.0"/>
          <table:table-cell office:value-type="float" office:value="3820.0"/>
          <table:table-cell office:value-type="float" office:value="687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5000/ins_5000_0_0464</text:p>
          </table:table-cell>
          <table:table-cell office:value-type="float" office:value="0.13483"/>
          <table:table-cell office:value-type="float" office:value="0.125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855.0"/>
          <table:table-cell office:value-type="float" office:value="855.0"/>
          <table:table-cell office:value-type="float" office:value="4070.0"/>
          <table:table-cell office:value-type="float" office:value="907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5000/ins_5000_0_0474</text:p>
          </table:table-cell>
          <table:table-cell office:value-type="float" office:value="0.146175"/>
          <table:table-cell office:value-type="float" office:value="0.13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50.0"/>
          <table:table-cell office:value-type="float" office:value="350.0"/>
          <table:table-cell office:value-type="float" office:value="4125.0"/>
          <table:table-cell office:value-type="float" office:value="816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5000/ins_5000_0_0484</text:p>
          </table:table-cell>
          <table:table-cell office:value-type="float" office:value="0.129067"/>
          <table:table-cell office:value-type="float" office:value="0.10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32.0"/>
          <table:table-cell office:value-type="float" office:value="332.0"/>
          <table:table-cell office:value-type="float" office:value="2640.0"/>
          <table:table-cell office:value-type="float" office:value="992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5000/ins_5000_1_0404</text:p>
          </table:table-cell>
          <table:table-cell office:value-type="float" office:value="0.141226"/>
          <table:table-cell office:value-type="float" office:value="0.13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440.0"/>
          <table:table-cell office:value-type="float" office:value="440.0"/>
          <table:table-cell office:value-type="float" office:value="4173.0"/>
          <table:table-cell office:value-type="float" office:value="935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5000/ins_5000_1_0414</text:p>
          </table:table-cell>
          <table:table-cell office:value-type="float" office:value="0.143341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98.0"/>
          <table:table-cell office:value-type="float" office:value="198.0"/>
          <table:table-cell office:value-type="float" office:value="4009.0"/>
          <table:table-cell office:value-type="float" office:value="824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5000/ins_5000_1_0424</text:p>
          </table:table-cell>
          <table:table-cell office:value-type="float" office:value="0.162623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83.0"/>
          <table:table-cell office:value-type="float" office:value="183.0"/>
          <table:table-cell office:value-type="float" office:value="3931.0"/>
          <table:table-cell office:value-type="float" office:value="596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5000/ins_5000_1_0434</text:p>
          </table:table-cell>
          <table:table-cell office:value-type="float" office:value="0.136463"/>
          <table:table-cell office:value-type="float" office:value="0.12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61.0"/>
          <table:table-cell office:value-type="float" office:value="361.0"/>
          <table:table-cell office:value-type="float" office:value="3953.0"/>
          <table:table-cell office:value-type="float" office:value="823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5000/ins_5000_1_0444</text:p>
          </table:table-cell>
          <table:table-cell office:value-type="float" office:value="0.157102"/>
          <table:table-cell office:value-type="float" office:value="0.147"/>
          <table:table-cell office:value-type="float" office:value="0.01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155.0"/>
          <table:table-cell office:value-type="float" office:value="8140.0"/>
          <table:table-cell office:value-type="float" office:value="8140.0"/>
          <table:table-cell office:value-type="float" office:value="4443.0"/>
          <table:table-cell office:value-type="float" office:value="1192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5000/ins_5000_1_0454</text:p>
          </table:table-cell>
          <table:table-cell office:value-type="float" office:value="0.137392"/>
          <table:table-cell office:value-type="float" office:value="0.12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995.0"/>
          <table:table-cell office:value-type="float" office:value="995.0"/>
          <table:table-cell office:value-type="float" office:value="3958.0"/>
          <table:table-cell office:value-type="float" office:value="948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5000/ins_5000_1_0464</text:p>
          </table:table-cell>
          <table:table-cell office:value-type="float" office:value="0.140587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80.0"/>
          <table:table-cell office:value-type="float" office:value="180.0"/>
          <table:table-cell office:value-type="float" office:value="3963.0"/>
          <table:table-cell office:value-type="float" office:value="758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5000/ins_5000_1_0474</text:p>
          </table:table-cell>
          <table:table-cell office:value-type="float" office:value="0.143541"/>
          <table:table-cell office:value-type="float" office:value="0.13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34.0"/>
          <table:table-cell office:value-type="float" office:value="334.0"/>
          <table:table-cell office:value-type="float" office:value="4073.0"/>
          <table:table-cell office:value-type="float" office:value="725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5000/ins_5000_1_0484</text:p>
          </table:table-cell>
          <table:table-cell office:value-type="float" office:value="0.122627"/>
          <table:table-cell office:value-type="float" office:value="0.113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1414.0"/>
          <table:table-cell office:value-type="float" office:value="1414.0"/>
          <table:table-cell office:value-type="float" office:value="2884.0"/>
          <table:table-cell office:value-type="float" office:value="1657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5000/ins_5000_2_0404</text:p>
          </table:table-cell>
          <table:table-cell office:value-type="float" office:value="0.149941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80.0"/>
          <table:table-cell office:value-type="float" office:value="180.0"/>
          <table:table-cell office:value-type="float" office:value="4030.0"/>
          <table:table-cell office:value-type="float" office:value="766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5000/ins_5000_2_0414</text:p>
          </table:table-cell>
          <table:table-cell office:value-type="float" office:value="0.137998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.0"/>
          <table:table-cell office:value-type="float" office:value="129.0"/>
          <table:table-cell office:value-type="float" office:value="3917.0"/>
          <table:table-cell office:value-type="float" office:value="649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5000/ins_5000_2_0424</text:p>
          </table:table-cell>
          <table:table-cell office:value-type="float" office:value="0.136015"/>
          <table:table-cell office:value-type="float" office:value="0.12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434.0"/>
          <table:table-cell office:value-type="float" office:value="434.0"/>
          <table:table-cell office:value-type="float" office:value="4084.0"/>
          <table:table-cell office:value-type="float" office:value="960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5000/ins_5000_2_0434</text:p>
          </table:table-cell>
          <table:table-cell office:value-type="float" office:value="0.148204"/>
          <table:table-cell office:value-type="float" office:value="0.13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895.0"/>
          <table:table-cell office:value-type="float" office:value="895.0"/>
          <table:table-cell office:value-type="float" office:value="5131.0"/>
          <table:table-cell office:value-type="float" office:value="2791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5000/ins_5000_2_0444</text:p>
          </table:table-cell>
          <table:table-cell office:value-type="float" office:value="0.207694"/>
          <table:table-cell office:value-type="float" office:value="0.198"/>
          <table:table-cell office:value-type="float" office:value="0.07"/>
          <table:table-cell office:value-type="float" office:value="336.0"/>
          <table:table-cell office:value-type="float" office:value="0.0"/>
          <table:table-cell office:value-type="float" office:value="1.0"/>
          <table:table-cell office:value-type="float" office:value="599.0"/>
          <table:table-cell office:value-type="float" office:value="57369.0"/>
          <table:table-cell office:value-type="float" office:value="57369.0"/>
          <table:table-cell office:value-type="float" office:value="4296.0"/>
          <table:table-cell office:value-type="float" office:value="875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5000/ins_5000_2_0454</text:p>
          </table:table-cell>
          <table:table-cell office:value-type="float" office:value="0.139831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2.0"/>
          <table:table-cell office:value-type="float" office:value="132.0"/>
          <table:table-cell office:value-type="float" office:value="3784.0"/>
          <table:table-cell office:value-type="float" office:value="608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5000/ins_5000_2_0464</text:p>
          </table:table-cell>
          <table:table-cell office:value-type="float" office:value="0.136754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46.0"/>
          <table:table-cell office:value-type="float" office:value="246.0"/>
          <table:table-cell office:value-type="float" office:value="4013.0"/>
          <table:table-cell office:value-type="float" office:value="868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>
          <table:table-cell office:value-type="string">
            <text:p>5000/ins_5000_2_0474</text:p>
          </table:table-cell>
          <table:table-cell office:value-type="float" office:value="0.138689"/>
          <table:table-cell office:value-type="float" office:value="0.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1.0"/>
          <table:table-cell office:value-type="float" office:value="131.0"/>
          <table:table-cell office:value-type="float" office:value="4016.0"/>
          <table:table-cell office:value-type="float" office:value="686.0"/>
          <table:table-cell office:value-type="float" office:value="0.0"/>
          <table:table-cell office:value-type="float" office:value="0.0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IN([.$M28])" office:value-type="float"/>
          <table:table-cell table:formula="of:=MIN([.$N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EDIAN([.$M28])" office:value-type="float"/>
          <table:table-cell table:formula="of:=MEDIAN([.$N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  <table:table-cell table:formula="of:=MAX([.$M28])" office:value-type="float"/>
          <table:table-cell table:formula="of:=MAX([.$N28])" office:value-type="float"/>
        </table:table-row>
        <table:table-row table:style-name="ro1">
          <table:table-cell office:value-type="string">
            <text:p>5000/ins_5000_2_0484</text:p>
          </table:table-cell>
          <table:table-cell office:value-type="float" office:value="0.106089"/>
          <table:table-cell office:value-type="float" office:value="0.09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13.0"/>
          <table:table-cell office:value-type="float" office:value="213.0"/>
          <table:table-cell office:value-type="float" office:value="2601.0"/>
          <table:table-cell office:value-type="float" office:value="1018.0"/>
          <table:table-cell office:value-type="float" office:value="0.0"/>
          <table:table-cell office:value-type="float" office:value="0.0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IN([.$M29])" office:value-type="float"/>
          <table:table-cell table:formula="of:=MIN([.$N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EDIAN([.$M29])" office:value-type="float"/>
          <table:table-cell table:formula="of:=MEDIAN([.$N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  <table:table-cell table:formula="of:=MAX([.$M29])" office:value-type="float"/>
          <table:table-cell table:formula="of:=MAX([.$N29])" office:value-type="float"/>
        </table:table-row>
        <table:table-row table:style-name="ro1">
          <table:table-cell office:value-type="string">
            <text:p>5000/ins_5000_3_0404</text:p>
          </table:table-cell>
          <table:table-cell office:value-type="float" office:value="0.146166"/>
          <table:table-cell office:value-type="float" office:value="0.137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618.0"/>
          <table:table-cell office:value-type="float" office:value="618.0"/>
          <table:table-cell office:value-type="float" office:value="3998.0"/>
          <table:table-cell office:value-type="float" office:value="602.0"/>
          <table:table-cell office:value-type="float" office:value="0.0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IN([.$M30])" office:value-type="float"/>
          <table:table-cell table:formula="of:=MIN([.$N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EDIAN([.$M30])" office:value-type="float"/>
          <table:table-cell table:formula="of:=MEDIAN([.$N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  <table:table-cell table:formula="of:=MAX([.$M30])" office:value-type="float"/>
          <table:table-cell table:formula="of:=MAX([.$N30])" office:value-type="float"/>
        </table:table-row>
        <table:table-row table:style-name="ro1">
          <table:table-cell office:value-type="string">
            <text:p>5000/ins_5000_3_0414</text:p>
          </table:table-cell>
          <table:table-cell office:value-type="float" office:value="0.157897"/>
          <table:table-cell office:value-type="float" office:value="0.14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94.0"/>
          <table:table-cell office:value-type="float" office:value="894.0"/>
          <table:table-cell office:value-type="float" office:value="4089.0"/>
          <table:table-cell office:value-type="float" office:value="914.0"/>
          <table:table-cell office:value-type="float" office:value="0.0"/>
          <table:table-cell office:value-type="float" office:value="0.0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IN([.$M31])" office:value-type="float"/>
          <table:table-cell table:formula="of:=MIN([.$N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EDIAN([.$M31])" office:value-type="float"/>
          <table:table-cell table:formula="of:=MEDIAN([.$N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  <table:table-cell table:formula="of:=MAX([.$M31])" office:value-type="float"/>
          <table:table-cell table:formula="of:=MAX([.$N31])" office:value-type="float"/>
        </table:table-row>
        <table:table-row table:style-name="ro1">
          <table:table-cell office:value-type="string">
            <text:p>5000/ins_5000_3_0424</text:p>
          </table:table-cell>
          <table:table-cell office:value-type="float" office:value="0.140242"/>
          <table:table-cell office:value-type="float" office:value="0.13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915.0"/>
          <table:table-cell office:value-type="float" office:value="915.0"/>
          <table:table-cell office:value-type="float" office:value="4085.0"/>
          <table:table-cell office:value-type="float" office:value="742.0"/>
          <table:table-cell office:value-type="float" office:value="0.0"/>
          <table:table-cell office:value-type="float" office:value="0.0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IN([.$M32])" office:value-type="float"/>
          <table:table-cell table:formula="of:=MIN([.$N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EDIAN([.$M32])" office:value-type="float"/>
          <table:table-cell table:formula="of:=MEDIAN([.$N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  <table:table-cell table:formula="of:=MAX([.$M32])" office:value-type="float"/>
          <table:table-cell table:formula="of:=MAX([.$N32])" office:value-type="float"/>
        </table:table-row>
        <table:table-row table:style-name="ro1">
          <table:table-cell office:value-type="string">
            <text:p>5000/ins_5000_3_0434</text:p>
          </table:table-cell>
          <table:table-cell office:value-type="float" office:value="0.152618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5.0"/>
          <table:table-cell office:value-type="float" office:value="225.0"/>
          <table:table-cell office:value-type="float" office:value="4008.0"/>
          <table:table-cell office:value-type="float" office:value="919.0"/>
          <table:table-cell office:value-type="float" office:value="0.0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IN([.$M33])" office:value-type="float"/>
          <table:table-cell table:formula="of:=MIN([.$N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EDIAN([.$M33])" office:value-type="float"/>
          <table:table-cell table:formula="of:=MEDIAN([.$N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  <table:table-cell table:formula="of:=MAX([.$M33])" office:value-type="float"/>
          <table:table-cell table:formula="of:=MAX([.$N33])" office:value-type="float"/>
        </table:table-row>
        <table:table-row table:style-name="ro1">
          <table:table-cell office:value-type="string">
            <text:p>5000/ins_5000_3_0444</text:p>
          </table:table-cell>
          <table:table-cell office:value-type="float" office:value="0.311222"/>
          <table:table-cell office:value-type="float" office:value="0.301"/>
          <table:table-cell office:value-type="float" office:value="0.16"/>
          <table:table-cell office:value-type="float" office:value="970.0"/>
          <table:table-cell office:value-type="float" office:value="0.0"/>
          <table:table-cell office:value-type="float" office:value="0.0"/>
          <table:table-cell office:value-type="float" office:value="819.0"/>
          <table:table-cell office:value-type="float" office:value="165572.0"/>
          <table:table-cell office:value-type="float" office:value="165572.0"/>
          <table:table-cell office:value-type="float" office:value="4372.0"/>
          <table:table-cell office:value-type="float" office:value="973.0"/>
          <table:table-cell office:value-type="float" office:value="0.0"/>
          <table:table-cell office:value-type="float" office:value="0.0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IN([.$M34])" office:value-type="float"/>
          <table:table-cell table:formula="of:=MIN([.$N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EDIAN([.$M34])" office:value-type="float"/>
          <table:table-cell table:formula="of:=MEDIAN([.$N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  <table:table-cell table:formula="of:=MAX([.$M34])" office:value-type="float"/>
          <table:table-cell table:formula="of:=MAX([.$N34])" office:value-type="float"/>
        </table:table-row>
        <table:table-row table:style-name="ro1">
          <table:table-cell office:value-type="string">
            <text:p>5000/ins_5000_3_0454</text:p>
          </table:table-cell>
          <table:table-cell office:value-type="float" office:value="0.144747"/>
          <table:table-cell office:value-type="float" office:value="0.134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952.0"/>
          <table:table-cell office:value-type="float" office:value="952.0"/>
          <table:table-cell office:value-type="float" office:value="3868.0"/>
          <table:table-cell office:value-type="float" office:value="733.0"/>
          <table:table-cell office:value-type="float" office:value="0.0"/>
          <table:table-cell office:value-type="float" office:value="0.0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IN([.$M35])" office:value-type="float"/>
          <table:table-cell table:formula="of:=MIN([.$N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EDIAN([.$M35])" office:value-type="float"/>
          <table:table-cell table:formula="of:=MEDIAN([.$N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  <table:table-cell table:formula="of:=MAX([.$M35])" office:value-type="float"/>
          <table:table-cell table:formula="of:=MAX([.$N35])" office:value-type="float"/>
        </table:table-row>
        <table:table-row table:style-name="ro1">
          <table:table-cell office:value-type="string">
            <text:p>5000/ins_5000_3_0464</text:p>
          </table:table-cell>
          <table:table-cell office:value-type="float" office:value="0.141528"/>
          <table:table-cell office:value-type="float" office:value="0.132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790.0"/>
          <table:table-cell office:value-type="float" office:value="790.0"/>
          <table:table-cell office:value-type="float" office:value="4028.0"/>
          <table:table-cell office:value-type="float" office:value="795.0"/>
          <table:table-cell office:value-type="float" office:value="0.0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IN([.$M36])" office:value-type="float"/>
          <table:table-cell table:formula="of:=MIN([.$N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EDIAN([.$M36])" office:value-type="float"/>
          <table:table-cell table:formula="of:=MEDIAN([.$N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  <table:table-cell table:formula="of:=MAX([.$M36])" office:value-type="float"/>
          <table:table-cell table:formula="of:=MAX([.$N36])" office:value-type="float"/>
        </table:table-row>
        <table:table-row table:style-name="ro1">
          <table:table-cell office:value-type="string">
            <text:p>5000/ins_5000_3_0474</text:p>
          </table:table-cell>
          <table:table-cell office:value-type="float" office:value="0.161211"/>
          <table:table-cell office:value-type="float" office:value="0.151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966.0"/>
          <table:table-cell office:value-type="float" office:value="966.0"/>
          <table:table-cell office:value-type="float" office:value="4232.0"/>
          <table:table-cell office:value-type="float" office:value="978.0"/>
          <table:table-cell office:value-type="float" office:value="0.0"/>
          <table:table-cell office:value-type="float" office:value="0.0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IN([.$M37])" office:value-type="float"/>
          <table:table-cell table:formula="of:=MIN([.$N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EDIAN([.$M37])" office:value-type="float"/>
          <table:table-cell table:formula="of:=MEDIAN([.$N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  <table:table-cell table:formula="of:=MAX([.$M37])" office:value-type="float"/>
          <table:table-cell table:formula="of:=MAX([.$N37])" office:value-type="float"/>
        </table:table-row>
        <table:table-row table:style-name="ro1">
          <table:table-cell office:value-type="string">
            <text:p>5000/ins_5000_3_0484</text:p>
          </table:table-cell>
          <table:table-cell office:value-type="float" office:value="0.106359"/>
          <table:table-cell office:value-type="float" office:value="0.09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489.0"/>
          <table:table-cell office:value-type="float" office:value="489.0"/>
          <table:table-cell office:value-type="float" office:value="2721.0"/>
          <table:table-cell office:value-type="float" office:value="1385.0"/>
          <table:table-cell office:value-type="float" office:value="0.0"/>
          <table:table-cell office:value-type="float" office:value="0.0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IN([.$M38])" office:value-type="float"/>
          <table:table-cell table:formula="of:=MIN([.$N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EDIAN([.$M38])" office:value-type="float"/>
          <table:table-cell table:formula="of:=MEDIAN([.$N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  <table:table-cell table:formula="of:=MAX([.$M38])" office:value-type="float"/>
          <table:table-cell table:formula="of:=MAX([.$N38])" office:value-type="float"/>
        </table:table-row>
        <table:table-row table:style-name="ro1">
          <table:table-cell office:value-type="string">
            <text:p>5000/ins_5000_4_0404</text:p>
          </table:table-cell>
          <table:table-cell office:value-type="float" office:value="0.141666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6.0"/>
          <table:table-cell office:value-type="float" office:value="126.0"/>
          <table:table-cell office:value-type="float" office:value="3875.0"/>
          <table:table-cell office:value-type="float" office:value="474.0"/>
          <table:table-cell office:value-type="float" office:value="0.0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IN([.$D39])" office:value-type="float"/>
          <table:table-cell table:formula="of:=MIN([.$E39])" office:value-type="float"/>
          <table:table-cell table:formula="of:=MIN([.$F39])" office:value-type="float"/>
          <table:table-cell table:formula="of:=MIN([.$G39])" office:value-type="float"/>
          <table:table-cell table:formula="of:=MIN([.$H39])" office:value-type="float"/>
          <table:table-cell table:formula="of:=MIN([.$I39])" office:value-type="float"/>
          <table:table-cell table:formula="of:=MIN([.$J39])" office:value-type="float"/>
          <table:table-cell table:formula="of:=MIN([.$K39])" office:value-type="float"/>
          <table:table-cell table:formula="of:=MIN([.$L39])" office:value-type="float"/>
          <table:table-cell table:formula="of:=MIN([.$M39])" office:value-type="float"/>
          <table:table-cell table:formula="of:=MIN([.$N39])" office:value-type="float"/>
          <table:table-cell table:formula="of:=MEDIAN([.$B39])" office:value-type="float"/>
          <table:table-cell table:formula="of:=MEDIAN([.$C39])" office:value-type="float"/>
          <table:table-cell table:formula="of:=MEDIAN([.$D39])" office:value-type="float"/>
          <table:table-cell table:formula="of:=MEDIAN([.$E39])" office:value-type="float"/>
          <table:table-cell table:formula="of:=MEDIAN([.$F39])" office:value-type="float"/>
          <table:table-cell table:formula="of:=MEDIAN([.$G39])" office:value-type="float"/>
          <table:table-cell table:formula="of:=MEDIAN([.$H39])" office:value-type="float"/>
          <table:table-cell table:formula="of:=MEDIAN([.$I39])" office:value-type="float"/>
          <table:table-cell table:formula="of:=MEDIAN([.$J39])" office:value-type="float"/>
          <table:table-cell table:formula="of:=MEDIAN([.$K39])" office:value-type="float"/>
          <table:table-cell table:formula="of:=MEDIAN([.$L39])" office:value-type="float"/>
          <table:table-cell table:formula="of:=MEDIAN([.$M39])" office:value-type="float"/>
          <table:table-cell table:formula="of:=MEDIAN([.$N39])" office:value-type="float"/>
          <table:table-cell table:formula="of:=MAX([.$B39])" office:value-type="float"/>
          <table:table-cell table:formula="of:=MAX([.$C39])" office:value-type="float"/>
          <table:table-cell table:formula="of:=MAX([.$D39])" office:value-type="float"/>
          <table:table-cell table:formula="of:=MAX([.$E39])" office:value-type="float"/>
          <table:table-cell table:formula="of:=MAX([.$F39])" office:value-type="float"/>
          <table:table-cell table:formula="of:=MAX([.$G39])" office:value-type="float"/>
          <table:table-cell table:formula="of:=MAX([.$H39])" office:value-type="float"/>
          <table:table-cell table:formula="of:=MAX([.$I39])" office:value-type="float"/>
          <table:table-cell table:formula="of:=MAX([.$J39])" office:value-type="float"/>
          <table:table-cell table:formula="of:=MAX([.$K39])" office:value-type="float"/>
          <table:table-cell table:formula="of:=MAX([.$L39])" office:value-type="float"/>
          <table:table-cell table:formula="of:=MAX([.$M39])" office:value-type="float"/>
          <table:table-cell table:formula="of:=MAX([.$N39])" office:value-type="float"/>
        </table:table-row>
        <table:table-row table:style-name="ro1">
          <table:table-cell office:value-type="string">
            <text:p>5000/ins_5000_4_0414</text:p>
          </table:table-cell>
          <table:table-cell office:value-type="float" office:value="0.143148"/>
          <table:table-cell office:value-type="float" office:value="0.1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.0"/>
          <table:table-cell office:value-type="float" office:value="149.0"/>
          <table:table-cell office:value-type="float" office:value="3871.0"/>
          <table:table-cell office:value-type="float" office:value="568.0"/>
          <table:table-cell office:value-type="float" office:value="0.0"/>
          <table:table-cell office:value-type="float" office:value="0.0"/>
          <table:table-cell table:formula="of:=MIN([.$B40])" office:value-type="float"/>
          <table:table-cell table:formula="of:=MIN([.$C40])" office:value-type="float"/>
          <table:table-cell table:formula="of:=MIN([.$D40])" office:value-type="float"/>
          <table:table-cell table:formula="of:=MIN([.$E40])" office:value-type="float"/>
          <table:table-cell table:formula="of:=MIN([.$F40])" office:value-type="float"/>
          <table:table-cell table:formula="of:=MIN([.$G40])" office:value-type="float"/>
          <table:table-cell table:formula="of:=MIN([.$H40])" office:value-type="float"/>
          <table:table-cell table:formula="of:=MIN([.$I40])" office:value-type="float"/>
          <table:table-cell table:formula="of:=MIN([.$J40])" office:value-type="float"/>
          <table:table-cell table:formula="of:=MIN([.$K40])" office:value-type="float"/>
          <table:table-cell table:formula="of:=MIN([.$L40])" office:value-type="float"/>
          <table:table-cell table:formula="of:=MIN([.$M40])" office:value-type="float"/>
          <table:table-cell table:formula="of:=MIN([.$N40])" office:value-type="float"/>
          <table:table-cell table:formula="of:=MEDIAN([.$B40])" office:value-type="float"/>
          <table:table-cell table:formula="of:=MEDIAN([.$C40])" office:value-type="float"/>
          <table:table-cell table:formula="of:=MEDIAN([.$D40])" office:value-type="float"/>
          <table:table-cell table:formula="of:=MEDIAN([.$E40])" office:value-type="float"/>
          <table:table-cell table:formula="of:=MEDIAN([.$F40])" office:value-type="float"/>
          <table:table-cell table:formula="of:=MEDIAN([.$G40])" office:value-type="float"/>
          <table:table-cell table:formula="of:=MEDIAN([.$H40])" office:value-type="float"/>
          <table:table-cell table:formula="of:=MEDIAN([.$I40])" office:value-type="float"/>
          <table:table-cell table:formula="of:=MEDIAN([.$J40])" office:value-type="float"/>
          <table:table-cell table:formula="of:=MEDIAN([.$K40])" office:value-type="float"/>
          <table:table-cell table:formula="of:=MEDIAN([.$L40])" office:value-type="float"/>
          <table:table-cell table:formula="of:=MEDIAN([.$M40])" office:value-type="float"/>
          <table:table-cell table:formula="of:=MEDIAN([.$N40])" office:value-type="float"/>
          <table:table-cell table:formula="of:=MAX([.$B40])" office:value-type="float"/>
          <table:table-cell table:formula="of:=MAX([.$C40])" office:value-type="float"/>
          <table:table-cell table:formula="of:=MAX([.$D40])" office:value-type="float"/>
          <table:table-cell table:formula="of:=MAX([.$E40])" office:value-type="float"/>
          <table:table-cell table:formula="of:=MAX([.$F40])" office:value-type="float"/>
          <table:table-cell table:formula="of:=MAX([.$G40])" office:value-type="float"/>
          <table:table-cell table:formula="of:=MAX([.$H40])" office:value-type="float"/>
          <table:table-cell table:formula="of:=MAX([.$I40])" office:value-type="float"/>
          <table:table-cell table:formula="of:=MAX([.$J40])" office:value-type="float"/>
          <table:table-cell table:formula="of:=MAX([.$K40])" office:value-type="float"/>
          <table:table-cell table:formula="of:=MAX([.$L40])" office:value-type="float"/>
          <table:table-cell table:formula="of:=MAX([.$M40])" office:value-type="float"/>
          <table:table-cell table:formula="of:=MAX([.$N40])" office:value-type="float"/>
        </table:table-row>
        <table:table-row table:style-name="ro1">
          <table:table-cell office:value-type="string">
            <text:p>5000/ins_5000_4_0424</text:p>
          </table:table-cell>
          <table:table-cell office:value-type="float" office:value="0.151792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147.0"/>
          <table:table-cell office:value-type="float" office:value="3875.0"/>
          <table:table-cell office:value-type="float" office:value="553.0"/>
          <table:table-cell office:value-type="float" office:value="0.0"/>
          <table:table-cell office:value-type="float" office:value="0.0"/>
          <table:table-cell table:formula="of:=MIN([.$B41])" office:value-type="float"/>
          <table:table-cell table:formula="of:=MIN([.$C41])" office:value-type="float"/>
          <table:table-cell table:formula="of:=MIN([.$D41])" office:value-type="float"/>
          <table:table-cell table:formula="of:=MIN([.$E41])" office:value-type="float"/>
          <table:table-cell table:formula="of:=MIN([.$F41])" office:value-type="float"/>
          <table:table-cell table:formula="of:=MIN([.$G41])" office:value-type="float"/>
          <table:table-cell table:formula="of:=MIN([.$H41])" office:value-type="float"/>
          <table:table-cell table:formula="of:=MIN([.$I41])" office:value-type="float"/>
          <table:table-cell table:formula="of:=MIN([.$J41])" office:value-type="float"/>
          <table:table-cell table:formula="of:=MIN([.$K41])" office:value-type="float"/>
          <table:table-cell table:formula="of:=MIN([.$L41])" office:value-type="float"/>
          <table:table-cell table:formula="of:=MIN([.$M41])" office:value-type="float"/>
          <table:table-cell table:formula="of:=MIN([.$N41])" office:value-type="float"/>
          <table:table-cell table:formula="of:=MEDIAN([.$B41])" office:value-type="float"/>
          <table:table-cell table:formula="of:=MEDIAN([.$C41])" office:value-type="float"/>
          <table:table-cell table:formula="of:=MEDIAN([.$D41])" office:value-type="float"/>
          <table:table-cell table:formula="of:=MEDIAN([.$E41])" office:value-type="float"/>
          <table:table-cell table:formula="of:=MEDIAN([.$F41])" office:value-type="float"/>
          <table:table-cell table:formula="of:=MEDIAN([.$G41])" office:value-type="float"/>
          <table:table-cell table:formula="of:=MEDIAN([.$H41])" office:value-type="float"/>
          <table:table-cell table:formula="of:=MEDIAN([.$I41])" office:value-type="float"/>
          <table:table-cell table:formula="of:=MEDIAN([.$J41])" office:value-type="float"/>
          <table:table-cell table:formula="of:=MEDIAN([.$K41])" office:value-type="float"/>
          <table:table-cell table:formula="of:=MEDIAN([.$L41])" office:value-type="float"/>
          <table:table-cell table:formula="of:=MEDIAN([.$M41])" office:value-type="float"/>
          <table:table-cell table:formula="of:=MEDIAN([.$N41])" office:value-type="float"/>
          <table:table-cell table:formula="of:=MAX([.$B41])" office:value-type="float"/>
          <table:table-cell table:formula="of:=MAX([.$C41])" office:value-type="float"/>
          <table:table-cell table:formula="of:=MAX([.$D41])" office:value-type="float"/>
          <table:table-cell table:formula="of:=MAX([.$E41])" office:value-type="float"/>
          <table:table-cell table:formula="of:=MAX([.$F41])" office:value-type="float"/>
          <table:table-cell table:formula="of:=MAX([.$G41])" office:value-type="float"/>
          <table:table-cell table:formula="of:=MAX([.$H41])" office:value-type="float"/>
          <table:table-cell table:formula="of:=MAX([.$I41])" office:value-type="float"/>
          <table:table-cell table:formula="of:=MAX([.$J41])" office:value-type="float"/>
          <table:table-cell table:formula="of:=MAX([.$K41])" office:value-type="float"/>
          <table:table-cell table:formula="of:=MAX([.$L41])" office:value-type="float"/>
          <table:table-cell table:formula="of:=MAX([.$M41])" office:value-type="float"/>
          <table:table-cell table:formula="of:=MAX([.$N41])" office:value-type="float"/>
        </table:table-row>
        <table:table-row table:style-name="ro1">
          <table:table-cell office:value-type="string">
            <text:p>5000/ins_5000_4_0434</text:p>
          </table:table-cell>
          <table:table-cell office:value-type="float" office:value="0.149176"/>
          <table:table-cell office:value-type="float" office:value="0.1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452.0"/>
          <table:table-cell office:value-type="float" office:value="2452.0"/>
          <table:table-cell office:value-type="float" office:value="4948.0"/>
          <table:table-cell office:value-type="float" office:value="2375.0"/>
          <table:table-cell office:value-type="float" office:value="0.0"/>
          <table:table-cell office:value-type="float" office:value="0.0"/>
          <table:table-cell table:formula="of:=MIN([.$B42])" office:value-type="float"/>
          <table:table-cell table:formula="of:=MIN([.$C42])" office:value-type="float"/>
          <table:table-cell table:formula="of:=MIN([.$D42])" office:value-type="float"/>
          <table:table-cell table:formula="of:=MIN([.$E42])" office:value-type="float"/>
          <table:table-cell table:formula="of:=MIN([.$F42])" office:value-type="float"/>
          <table:table-cell table:formula="of:=MIN([.$G42])" office:value-type="float"/>
          <table:table-cell table:formula="of:=MIN([.$H42])" office:value-type="float"/>
          <table:table-cell table:formula="of:=MIN([.$I42])" office:value-type="float"/>
          <table:table-cell table:formula="of:=MIN([.$J42])" office:value-type="float"/>
          <table:table-cell table:formula="of:=MIN([.$K42])" office:value-type="float"/>
          <table:table-cell table:formula="of:=MIN([.$L42])" office:value-type="float"/>
          <table:table-cell table:formula="of:=MIN([.$M42])" office:value-type="float"/>
          <table:table-cell table:formula="of:=MIN([.$N42])" office:value-type="float"/>
          <table:table-cell table:formula="of:=MEDIAN([.$B42])" office:value-type="float"/>
          <table:table-cell table:formula="of:=MEDIAN([.$C42])" office:value-type="float"/>
          <table:table-cell table:formula="of:=MEDIAN([.$D42])" office:value-type="float"/>
          <table:table-cell table:formula="of:=MEDIAN([.$E42])" office:value-type="float"/>
          <table:table-cell table:formula="of:=MEDIAN([.$F42])" office:value-type="float"/>
          <table:table-cell table:formula="of:=MEDIAN([.$G42])" office:value-type="float"/>
          <table:table-cell table:formula="of:=MEDIAN([.$H42])" office:value-type="float"/>
          <table:table-cell table:formula="of:=MEDIAN([.$I42])" office:value-type="float"/>
          <table:table-cell table:formula="of:=MEDIAN([.$J42])" office:value-type="float"/>
          <table:table-cell table:formula="of:=MEDIAN([.$K42])" office:value-type="float"/>
          <table:table-cell table:formula="of:=MEDIAN([.$L42])" office:value-type="float"/>
          <table:table-cell table:formula="of:=MEDIAN([.$M42])" office:value-type="float"/>
          <table:table-cell table:formula="of:=MEDIAN([.$N42])" office:value-type="float"/>
          <table:table-cell table:formula="of:=MAX([.$B42])" office:value-type="float"/>
          <table:table-cell table:formula="of:=MAX([.$C42])" office:value-type="float"/>
          <table:table-cell table:formula="of:=MAX([.$D42])" office:value-type="float"/>
          <table:table-cell table:formula="of:=MAX([.$E42])" office:value-type="float"/>
          <table:table-cell table:formula="of:=MAX([.$F42])" office:value-type="float"/>
          <table:table-cell table:formula="of:=MAX([.$G42])" office:value-type="float"/>
          <table:table-cell table:formula="of:=MAX([.$H42])" office:value-type="float"/>
          <table:table-cell table:formula="of:=MAX([.$I42])" office:value-type="float"/>
          <table:table-cell table:formula="of:=MAX([.$J42])" office:value-type="float"/>
          <table:table-cell table:formula="of:=MAX([.$K42])" office:value-type="float"/>
          <table:table-cell table:formula="of:=MAX([.$L42])" office:value-type="float"/>
          <table:table-cell table:formula="of:=MAX([.$M42])" office:value-type="float"/>
          <table:table-cell table:formula="of:=MAX([.$N42])" office:value-type="float"/>
        </table:table-row>
        <table:table-row table:style-name="ro1">
          <table:table-cell office:value-type="string">
            <text:p>5000/ins_5000_4_0444</text:p>
          </table:table-cell>
          <table:table-cell office:value-type="float" office:value="0.149592"/>
          <table:table-cell office:value-type="float" office:value="0.14"/>
          <table:table-cell office:value-type="float" office:value="0.0"/>
          <table:table-cell office:value-type="float" office:value="51.0"/>
          <table:table-cell office:value-type="float" office:value="0.0"/>
          <table:table-cell office:value-type="float" office:value="0.0"/>
          <table:table-cell office:value-type="float" office:value="167.0"/>
          <table:table-cell office:value-type="float" office:value="4241.0"/>
          <table:table-cell office:value-type="float" office:value="4241.0"/>
          <table:table-cell office:value-type="float" office:value="4028.0"/>
          <table:table-cell office:value-type="float" office:value="555.0"/>
          <table:table-cell office:value-type="float" office:value="0.0"/>
          <table:table-cell office:value-type="float" office:value="0.0"/>
          <table:table-cell table:formula="of:=MIN([.$B43])" office:value-type="float"/>
          <table:table-cell table:formula="of:=MIN([.$C43])" office:value-type="float"/>
          <table:table-cell table:formula="of:=MIN([.$D43])" office:value-type="float"/>
          <table:table-cell table:formula="of:=MIN([.$E43])" office:value-type="float"/>
          <table:table-cell table:formula="of:=MIN([.$F43])" office:value-type="float"/>
          <table:table-cell table:formula="of:=MIN([.$G43])" office:value-type="float"/>
          <table:table-cell table:formula="of:=MIN([.$H43])" office:value-type="float"/>
          <table:table-cell table:formula="of:=MIN([.$I43])" office:value-type="float"/>
          <table:table-cell table:formula="of:=MIN([.$J43])" office:value-type="float"/>
          <table:table-cell table:formula="of:=MIN([.$K43])" office:value-type="float"/>
          <table:table-cell table:formula="of:=MIN([.$L43])" office:value-type="float"/>
          <table:table-cell table:formula="of:=MIN([.$M43])" office:value-type="float"/>
          <table:table-cell table:formula="of:=MIN([.$N43])" office:value-type="float"/>
          <table:table-cell table:formula="of:=MEDIAN([.$B43])" office:value-type="float"/>
          <table:table-cell table:formula="of:=MEDIAN([.$C43])" office:value-type="float"/>
          <table:table-cell table:formula="of:=MEDIAN([.$D43])" office:value-type="float"/>
          <table:table-cell table:formula="of:=MEDIAN([.$E43])" office:value-type="float"/>
          <table:table-cell table:formula="of:=MEDIAN([.$F43])" office:value-type="float"/>
          <table:table-cell table:formula="of:=MEDIAN([.$G43])" office:value-type="float"/>
          <table:table-cell table:formula="of:=MEDIAN([.$H43])" office:value-type="float"/>
          <table:table-cell table:formula="of:=MEDIAN([.$I43])" office:value-type="float"/>
          <table:table-cell table:formula="of:=MEDIAN([.$J43])" office:value-type="float"/>
          <table:table-cell table:formula="of:=MEDIAN([.$K43])" office:value-type="float"/>
          <table:table-cell table:formula="of:=MEDIAN([.$L43])" office:value-type="float"/>
          <table:table-cell table:formula="of:=MEDIAN([.$M43])" office:value-type="float"/>
          <table:table-cell table:formula="of:=MEDIAN([.$N43])" office:value-type="float"/>
          <table:table-cell table:formula="of:=MAX([.$B43])" office:value-type="float"/>
          <table:table-cell table:formula="of:=MAX([.$C43])" office:value-type="float"/>
          <table:table-cell table:formula="of:=MAX([.$D43])" office:value-type="float"/>
          <table:table-cell table:formula="of:=MAX([.$E43])" office:value-type="float"/>
          <table:table-cell table:formula="of:=MAX([.$F43])" office:value-type="float"/>
          <table:table-cell table:formula="of:=MAX([.$G43])" office:value-type="float"/>
          <table:table-cell table:formula="of:=MAX([.$H43])" office:value-type="float"/>
          <table:table-cell table:formula="of:=MAX([.$I43])" office:value-type="float"/>
          <table:table-cell table:formula="of:=MAX([.$J43])" office:value-type="float"/>
          <table:table-cell table:formula="of:=MAX([.$K43])" office:value-type="float"/>
          <table:table-cell table:formula="of:=MAX([.$L43])" office:value-type="float"/>
          <table:table-cell table:formula="of:=MAX([.$M43])" office:value-type="float"/>
          <table:table-cell table:formula="of:=MAX([.$N43])" office:value-type="float"/>
        </table:table-row>
        <table:table-row table:style-name="ro1">
          <table:table-cell office:value-type="string">
            <text:p>5000/ins_5000_4_0454</text:p>
          </table:table-cell>
          <table:table-cell office:value-type="float" office:value="0.146317"/>
          <table:table-cell office:value-type="float" office:value="0.13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139.0"/>
          <table:table-cell office:value-type="float" office:value="3703.0"/>
          <table:table-cell office:value-type="float" office:value="482.0"/>
          <table:table-cell office:value-type="float" office:value="0.0"/>
          <table:table-cell office:value-type="float" office:value="0.0"/>
          <table:table-cell table:formula="of:=MIN([.$B44])" office:value-type="float"/>
          <table:table-cell table:formula="of:=MIN([.$C44])" office:value-type="float"/>
          <table:table-cell table:formula="of:=MIN([.$D44])" office:value-type="float"/>
          <table:table-cell table:formula="of:=MIN([.$E44])" office:value-type="float"/>
          <table:table-cell table:formula="of:=MIN([.$F44])" office:value-type="float"/>
          <table:table-cell table:formula="of:=MIN([.$G44])" office:value-type="float"/>
          <table:table-cell table:formula="of:=MIN([.$H44])" office:value-type="float"/>
          <table:table-cell table:formula="of:=MIN([.$I44])" office:value-type="float"/>
          <table:table-cell table:formula="of:=MIN([.$J44])" office:value-type="float"/>
          <table:table-cell table:formula="of:=MIN([.$K44])" office:value-type="float"/>
          <table:table-cell table:formula="of:=MIN([.$L44])" office:value-type="float"/>
          <table:table-cell table:formula="of:=MIN([.$M44])" office:value-type="float"/>
          <table:table-cell table:formula="of:=MIN([.$N44])" office:value-type="float"/>
          <table:table-cell table:formula="of:=MEDIAN([.$B44])" office:value-type="float"/>
          <table:table-cell table:formula="of:=MEDIAN([.$C44])" office:value-type="float"/>
          <table:table-cell table:formula="of:=MEDIAN([.$D44])" office:value-type="float"/>
          <table:table-cell table:formula="of:=MEDIAN([.$E44])" office:value-type="float"/>
          <table:table-cell table:formula="of:=MEDIAN([.$F44])" office:value-type="float"/>
          <table:table-cell table:formula="of:=MEDIAN([.$G44])" office:value-type="float"/>
          <table:table-cell table:formula="of:=MEDIAN([.$H44])" office:value-type="float"/>
          <table:table-cell table:formula="of:=MEDIAN([.$I44])" office:value-type="float"/>
          <table:table-cell table:formula="of:=MEDIAN([.$J44])" office:value-type="float"/>
          <table:table-cell table:formula="of:=MEDIAN([.$K44])" office:value-type="float"/>
          <table:table-cell table:formula="of:=MEDIAN([.$L44])" office:value-type="float"/>
          <table:table-cell table:formula="of:=MEDIAN([.$M44])" office:value-type="float"/>
          <table:table-cell table:formula="of:=MEDIAN([.$N44])" office:value-type="float"/>
          <table:table-cell table:formula="of:=MAX([.$B44])" office:value-type="float"/>
          <table:table-cell table:formula="of:=MAX([.$C44])" office:value-type="float"/>
          <table:table-cell table:formula="of:=MAX([.$D44])" office:value-type="float"/>
          <table:table-cell table:formula="of:=MAX([.$E44])" office:value-type="float"/>
          <table:table-cell table:formula="of:=MAX([.$F44])" office:value-type="float"/>
          <table:table-cell table:formula="of:=MAX([.$G44])" office:value-type="float"/>
          <table:table-cell table:formula="of:=MAX([.$H44])" office:value-type="float"/>
          <table:table-cell table:formula="of:=MAX([.$I44])" office:value-type="float"/>
          <table:table-cell table:formula="of:=MAX([.$J44])" office:value-type="float"/>
          <table:table-cell table:formula="of:=MAX([.$K44])" office:value-type="float"/>
          <table:table-cell table:formula="of:=MAX([.$L44])" office:value-type="float"/>
          <table:table-cell table:formula="of:=MAX([.$M44])" office:value-type="float"/>
          <table:table-cell table:formula="of:=MAX([.$N44])" office:value-type="float"/>
        </table:table-row>
        <table:table-row table:style-name="ro1">
          <table:table-cell office:value-type="string">
            <text:p>5000/ins_5000_4_0464</text:p>
          </table:table-cell>
          <table:table-cell office:value-type="float" office:value="0.142923"/>
          <table:table-cell office:value-type="float" office:value="0.1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4.0"/>
          <table:table-cell office:value-type="float" office:value="164.0"/>
          <table:table-cell office:value-type="float" office:value="3878.0"/>
          <table:table-cell office:value-type="float" office:value="603.0"/>
          <table:table-cell office:value-type="float" office:value="0.0"/>
          <table:table-cell office:value-type="float" office:value="0.0"/>
          <table:table-cell table:formula="of:=MIN([.$B45])" office:value-type="float"/>
          <table:table-cell table:formula="of:=MIN([.$C45])" office:value-type="float"/>
          <table:table-cell table:formula="of:=MIN([.$D45])" office:value-type="float"/>
          <table:table-cell table:formula="of:=MIN([.$E45])" office:value-type="float"/>
          <table:table-cell table:formula="of:=MIN([.$F45])" office:value-type="float"/>
          <table:table-cell table:formula="of:=MIN([.$G45])" office:value-type="float"/>
          <table:table-cell table:formula="of:=MIN([.$H45])" office:value-type="float"/>
          <table:table-cell table:formula="of:=MIN([.$I45])" office:value-type="float"/>
          <table:table-cell table:formula="of:=MIN([.$J45])" office:value-type="float"/>
          <table:table-cell table:formula="of:=MIN([.$K45])" office:value-type="float"/>
          <table:table-cell table:formula="of:=MIN([.$L45])" office:value-type="float"/>
          <table:table-cell table:formula="of:=MIN([.$M45])" office:value-type="float"/>
          <table:table-cell table:formula="of:=MIN([.$N45])" office:value-type="float"/>
          <table:table-cell table:formula="of:=MEDIAN([.$B45])" office:value-type="float"/>
          <table:table-cell table:formula="of:=MEDIAN([.$C45])" office:value-type="float"/>
          <table:table-cell table:formula="of:=MEDIAN([.$D45])" office:value-type="float"/>
          <table:table-cell table:formula="of:=MEDIAN([.$E45])" office:value-type="float"/>
          <table:table-cell table:formula="of:=MEDIAN([.$F45])" office:value-type="float"/>
          <table:table-cell table:formula="of:=MEDIAN([.$G45])" office:value-type="float"/>
          <table:table-cell table:formula="of:=MEDIAN([.$H45])" office:value-type="float"/>
          <table:table-cell table:formula="of:=MEDIAN([.$I45])" office:value-type="float"/>
          <table:table-cell table:formula="of:=MEDIAN([.$J45])" office:value-type="float"/>
          <table:table-cell table:formula="of:=MEDIAN([.$K45])" office:value-type="float"/>
          <table:table-cell table:formula="of:=MEDIAN([.$L45])" office:value-type="float"/>
          <table:table-cell table:formula="of:=MEDIAN([.$M45])" office:value-type="float"/>
          <table:table-cell table:formula="of:=MEDIAN([.$N45])" office:value-type="float"/>
          <table:table-cell table:formula="of:=MAX([.$B45])" office:value-type="float"/>
          <table:table-cell table:formula="of:=MAX([.$C45])" office:value-type="float"/>
          <table:table-cell table:formula="of:=MAX([.$D45])" office:value-type="float"/>
          <table:table-cell table:formula="of:=MAX([.$E45])" office:value-type="float"/>
          <table:table-cell table:formula="of:=MAX([.$F45])" office:value-type="float"/>
          <table:table-cell table:formula="of:=MAX([.$G45])" office:value-type="float"/>
          <table:table-cell table:formula="of:=MAX([.$H45])" office:value-type="float"/>
          <table:table-cell table:formula="of:=MAX([.$I45])" office:value-type="float"/>
          <table:table-cell table:formula="of:=MAX([.$J45])" office:value-type="float"/>
          <table:table-cell table:formula="of:=MAX([.$K45])" office:value-type="float"/>
          <table:table-cell table:formula="of:=MAX([.$L45])" office:value-type="float"/>
          <table:table-cell table:formula="of:=MAX([.$M45])" office:value-type="float"/>
          <table:table-cell table:formula="of:=MAX([.$N45])" office:value-type="float"/>
        </table:table-row>
        <table:table-row table:style-name="ro1">
          <table:table-cell office:value-type="string">
            <text:p>5000/ins_5000_4_0474</text:p>
          </table:table-cell>
          <table:table-cell office:value-type="float" office:value="0.139745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229.0"/>
          <table:table-cell office:value-type="float" office:value="3957.0"/>
          <table:table-cell office:value-type="float" office:value="624.0"/>
          <table:table-cell office:value-type="float" office:value="0.0"/>
          <table:table-cell office:value-type="float" office:value="0.0"/>
          <table:table-cell table:formula="of:=MIN([.$B46])" office:value-type="float"/>
          <table:table-cell table:formula="of:=MIN([.$C46])" office:value-type="float"/>
          <table:table-cell table:formula="of:=MIN([.$D46])" office:value-type="float"/>
          <table:table-cell table:formula="of:=MIN([.$E46])" office:value-type="float"/>
          <table:table-cell table:formula="of:=MIN([.$F46])" office:value-type="float"/>
          <table:table-cell table:formula="of:=MIN([.$G46])" office:value-type="float"/>
          <table:table-cell table:formula="of:=MIN([.$H46])" office:value-type="float"/>
          <table:table-cell table:formula="of:=MIN([.$I46])" office:value-type="float"/>
          <table:table-cell table:formula="of:=MIN([.$J46])" office:value-type="float"/>
          <table:table-cell table:formula="of:=MIN([.$K46])" office:value-type="float"/>
          <table:table-cell table:formula="of:=MIN([.$L46])" office:value-type="float"/>
          <table:table-cell table:formula="of:=MIN([.$M46])" office:value-type="float"/>
          <table:table-cell table:formula="of:=MIN([.$N46])" office:value-type="float"/>
          <table:table-cell table:formula="of:=MEDIAN([.$B46])" office:value-type="float"/>
          <table:table-cell table:formula="of:=MEDIAN([.$C46])" office:value-type="float"/>
          <table:table-cell table:formula="of:=MEDIAN([.$D46])" office:value-type="float"/>
          <table:table-cell table:formula="of:=MEDIAN([.$E46])" office:value-type="float"/>
          <table:table-cell table:formula="of:=MEDIAN([.$F46])" office:value-type="float"/>
          <table:table-cell table:formula="of:=MEDIAN([.$G46])" office:value-type="float"/>
          <table:table-cell table:formula="of:=MEDIAN([.$H46])" office:value-type="float"/>
          <table:table-cell table:formula="of:=MEDIAN([.$I46])" office:value-type="float"/>
          <table:table-cell table:formula="of:=MEDIAN([.$J46])" office:value-type="float"/>
          <table:table-cell table:formula="of:=MEDIAN([.$K46])" office:value-type="float"/>
          <table:table-cell table:formula="of:=MEDIAN([.$L46])" office:value-type="float"/>
          <table:table-cell table:formula="of:=MEDIAN([.$M46])" office:value-type="float"/>
          <table:table-cell table:formula="of:=MEDIAN([.$N46])" office:value-type="float"/>
          <table:table-cell table:formula="of:=MAX([.$B46])" office:value-type="float"/>
          <table:table-cell table:formula="of:=MAX([.$C46])" office:value-type="float"/>
          <table:table-cell table:formula="of:=MAX([.$D46])" office:value-type="float"/>
          <table:table-cell table:formula="of:=MAX([.$E46])" office:value-type="float"/>
          <table:table-cell table:formula="of:=MAX([.$F46])" office:value-type="float"/>
          <table:table-cell table:formula="of:=MAX([.$G46])" office:value-type="float"/>
          <table:table-cell table:formula="of:=MAX([.$H46])" office:value-type="float"/>
          <table:table-cell table:formula="of:=MAX([.$I46])" office:value-type="float"/>
          <table:table-cell table:formula="of:=MAX([.$J46])" office:value-type="float"/>
          <table:table-cell table:formula="of:=MAX([.$K46])" office:value-type="float"/>
          <table:table-cell table:formula="of:=MAX([.$L46])" office:value-type="float"/>
          <table:table-cell table:formula="of:=MAX([.$M46])" office:value-type="float"/>
          <table:table-cell table:formula="of:=MAX([.$N46])" office:value-type="float"/>
        </table:table-row>
        <table:table-row table:style-name="ro1">
          <table:table-cell office:value-type="string">
            <text:p>5000/ins_5000_4_0484</text:p>
          </table:table-cell>
          <table:table-cell office:value-type="float" office:value="0.109225"/>
          <table:table-cell office:value-type="float" office:value="0.1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9.0"/>
          <table:table-cell office:value-type="float" office:value="149.0"/>
          <table:table-cell office:value-type="float" office:value="2398.0"/>
          <table:table-cell office:value-type="float" office:value="505.0"/>
          <table:table-cell office:value-type="float" office:value="0.0"/>
          <table:table-cell office:value-type="float" office:value="0.0"/>
          <table:table-cell table:formula="of:=MIN([.$B47])" office:value-type="float"/>
          <table:table-cell table:formula="of:=MIN([.$C47])" office:value-type="float"/>
          <table:table-cell table:formula="of:=MIN([.$D47])" office:value-type="float"/>
          <table:table-cell table:formula="of:=MIN([.$E47])" office:value-type="float"/>
          <table:table-cell table:formula="of:=MIN([.$F47])" office:value-type="float"/>
          <table:table-cell table:formula="of:=MIN([.$G47])" office:value-type="float"/>
          <table:table-cell table:formula="of:=MIN([.$H47])" office:value-type="float"/>
          <table:table-cell table:formula="of:=MIN([.$I47])" office:value-type="float"/>
          <table:table-cell table:formula="of:=MIN([.$J47])" office:value-type="float"/>
          <table:table-cell table:formula="of:=MIN([.$K47])" office:value-type="float"/>
          <table:table-cell table:formula="of:=MIN([.$L47])" office:value-type="float"/>
          <table:table-cell table:formula="of:=MIN([.$M47])" office:value-type="float"/>
          <table:table-cell table:formula="of:=MIN([.$N47])" office:value-type="float"/>
          <table:table-cell table:formula="of:=MEDIAN([.$B47])" office:value-type="float"/>
          <table:table-cell table:formula="of:=MEDIAN([.$C47])" office:value-type="float"/>
          <table:table-cell table:formula="of:=MEDIAN([.$D47])" office:value-type="float"/>
          <table:table-cell table:formula="of:=MEDIAN([.$E47])" office:value-type="float"/>
          <table:table-cell table:formula="of:=MEDIAN([.$F47])" office:value-type="float"/>
          <table:table-cell table:formula="of:=MEDIAN([.$G47])" office:value-type="float"/>
          <table:table-cell table:formula="of:=MEDIAN([.$H47])" office:value-type="float"/>
          <table:table-cell table:formula="of:=MEDIAN([.$I47])" office:value-type="float"/>
          <table:table-cell table:formula="of:=MEDIAN([.$J47])" office:value-type="float"/>
          <table:table-cell table:formula="of:=MEDIAN([.$K47])" office:value-type="float"/>
          <table:table-cell table:formula="of:=MEDIAN([.$L47])" office:value-type="float"/>
          <table:table-cell table:formula="of:=MEDIAN([.$M47])" office:value-type="float"/>
          <table:table-cell table:formula="of:=MEDIAN([.$N47])" office:value-type="float"/>
          <table:table-cell table:formula="of:=MAX([.$B47])" office:value-type="float"/>
          <table:table-cell table:formula="of:=MAX([.$C47])" office:value-type="float"/>
          <table:table-cell table:formula="of:=MAX([.$D47])" office:value-type="float"/>
          <table:table-cell table:formula="of:=MAX([.$E47])" office:value-type="float"/>
          <table:table-cell table:formula="of:=MAX([.$F47])" office:value-type="float"/>
          <table:table-cell table:formula="of:=MAX([.$G47])" office:value-type="float"/>
          <table:table-cell table:formula="of:=MAX([.$H47])" office:value-type="float"/>
          <table:table-cell table:formula="of:=MAX([.$I47])" office:value-type="float"/>
          <table:table-cell table:formula="of:=MAX([.$J47])" office:value-type="float"/>
          <table:table-cell table:formula="of:=MAX([.$K47])" office:value-type="float"/>
          <table:table-cell table:formula="of:=MAX([.$L47])" office:value-type="float"/>
          <table:table-cell table:formula="of:=MAX([.$M47])" office:value-type="float"/>
          <table:table-cell table:formula="of:=MAX([.$N47])" office:value-type="float"/>
        </table:table-row>
        <table:table-row table:style-name="ro1">
          <table:table-cell office:value-type="string">
            <text:p>5000/ins_5000_5_0404</text:p>
          </table:table-cell>
          <table:table-cell office:value-type="float" office:value="0.151637"/>
          <table:table-cell office:value-type="float" office:value="0.141"/>
          <table:table-cell office:value-type="float" office:value="0.01"/>
          <table:table-cell office:value-type="float" office:value="28.0"/>
          <table:table-cell office:value-type="float" office:value="0.0"/>
          <table:table-cell office:value-type="float" office:value="0.0"/>
          <table:table-cell office:value-type="float" office:value="83.0"/>
          <table:table-cell office:value-type="float" office:value="5434.0"/>
          <table:table-cell office:value-type="float" office:value="5434.0"/>
          <table:table-cell office:value-type="float" office:value="4170.0"/>
          <table:table-cell office:value-type="float" office:value="1167.0"/>
          <table:table-cell office:value-type="float" office:value="0.0"/>
          <table:table-cell office:value-type="float" office:value="0.0"/>
          <table:table-cell table:formula="of:=MIN([.$B48])" office:value-type="float"/>
          <table:table-cell table:formula="of:=MIN([.$C48])" office:value-type="float"/>
          <table:table-cell table:formula="of:=MIN([.$D48])" office:value-type="float"/>
          <table:table-cell table:formula="of:=MIN([.$E48])" office:value-type="float"/>
          <table:table-cell table:formula="of:=MIN([.$F48])" office:value-type="float"/>
          <table:table-cell table:formula="of:=MIN([.$G48])" office:value-type="float"/>
          <table:table-cell table:formula="of:=MIN([.$H48])" office:value-type="float"/>
          <table:table-cell table:formula="of:=MIN([.$I48])" office:value-type="float"/>
          <table:table-cell table:formula="of:=MIN([.$J48])" office:value-type="float"/>
          <table:table-cell table:formula="of:=MIN([.$K48])" office:value-type="float"/>
          <table:table-cell table:formula="of:=MIN([.$L48])" office:value-type="float"/>
          <table:table-cell table:formula="of:=MIN([.$M48])" office:value-type="float"/>
          <table:table-cell table:formula="of:=MIN([.$N48])" office:value-type="float"/>
          <table:table-cell table:formula="of:=MEDIAN([.$B48])" office:value-type="float"/>
          <table:table-cell table:formula="of:=MEDIAN([.$C48])" office:value-type="float"/>
          <table:table-cell table:formula="of:=MEDIAN([.$D48])" office:value-type="float"/>
          <table:table-cell table:formula="of:=MEDIAN([.$E48])" office:value-type="float"/>
          <table:table-cell table:formula="of:=MEDIAN([.$F48])" office:value-type="float"/>
          <table:table-cell table:formula="of:=MEDIAN([.$G48])" office:value-type="float"/>
          <table:table-cell table:formula="of:=MEDIAN([.$H48])" office:value-type="float"/>
          <table:table-cell table:formula="of:=MEDIAN([.$I48])" office:value-type="float"/>
          <table:table-cell table:formula="of:=MEDIAN([.$J48])" office:value-type="float"/>
          <table:table-cell table:formula="of:=MEDIAN([.$K48])" office:value-type="float"/>
          <table:table-cell table:formula="of:=MEDIAN([.$L48])" office:value-type="float"/>
          <table:table-cell table:formula="of:=MEDIAN([.$M48])" office:value-type="float"/>
          <table:table-cell table:formula="of:=MEDIAN([.$N48])" office:value-type="float"/>
          <table:table-cell table:formula="of:=MAX([.$B48])" office:value-type="float"/>
          <table:table-cell table:formula="of:=MAX([.$C48])" office:value-type="float"/>
          <table:table-cell table:formula="of:=MAX([.$D48])" office:value-type="float"/>
          <table:table-cell table:formula="of:=MAX([.$E48])" office:value-type="float"/>
          <table:table-cell table:formula="of:=MAX([.$F48])" office:value-type="float"/>
          <table:table-cell table:formula="of:=MAX([.$G48])" office:value-type="float"/>
          <table:table-cell table:formula="of:=MAX([.$H48])" office:value-type="float"/>
          <table:table-cell table:formula="of:=MAX([.$I48])" office:value-type="float"/>
          <table:table-cell table:formula="of:=MAX([.$J48])" office:value-type="float"/>
          <table:table-cell table:formula="of:=MAX([.$K48])" office:value-type="float"/>
          <table:table-cell table:formula="of:=MAX([.$L48])" office:value-type="float"/>
          <table:table-cell table:formula="of:=MAX([.$M48])" office:value-type="float"/>
          <table:table-cell table:formula="of:=MAX([.$N48])" office:value-type="float"/>
        </table:table-row>
        <table:table-row table:style-name="ro1">
          <table:table-cell office:value-type="string">
            <text:p>5000/ins_5000_5_0414</text:p>
          </table:table-cell>
          <table:table-cell office:value-type="float" office:value="0.151579"/>
          <table:table-cell office:value-type="float" office:value="0.14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643.0"/>
          <table:table-cell office:value-type="float" office:value="1643.0"/>
          <table:table-cell office:value-type="float" office:value="3944.0"/>
          <table:table-cell office:value-type="float" office:value="869.0"/>
          <table:table-cell office:value-type="float" office:value="0.0"/>
          <table:table-cell office:value-type="float" office:value="0.0"/>
          <table:table-cell table:formula="of:=MIN([.$B49])" office:value-type="float"/>
          <table:table-cell table:formula="of:=MIN([.$C49])" office:value-type="float"/>
          <table:table-cell table:formula="of:=MIN([.$D49])" office:value-type="float"/>
          <table:table-cell table:formula="of:=MIN([.$E49])" office:value-type="float"/>
          <table:table-cell table:formula="of:=MIN([.$F49])" office:value-type="float"/>
          <table:table-cell table:formula="of:=MIN([.$G49])" office:value-type="float"/>
          <table:table-cell table:formula="of:=MIN([.$H49])" office:value-type="float"/>
          <table:table-cell table:formula="of:=MIN([.$I49])" office:value-type="float"/>
          <table:table-cell table:formula="of:=MIN([.$J49])" office:value-type="float"/>
          <table:table-cell table:formula="of:=MIN([.$K49])" office:value-type="float"/>
          <table:table-cell table:formula="of:=MIN([.$L49])" office:value-type="float"/>
          <table:table-cell table:formula="of:=MIN([.$M49])" office:value-type="float"/>
          <table:table-cell table:formula="of:=MIN([.$N49])" office:value-type="float"/>
          <table:table-cell table:formula="of:=MEDIAN([.$B49])" office:value-type="float"/>
          <table:table-cell table:formula="of:=MEDIAN([.$C49])" office:value-type="float"/>
          <table:table-cell table:formula="of:=MEDIAN([.$D49])" office:value-type="float"/>
          <table:table-cell table:formula="of:=MEDIAN([.$E49])" office:value-type="float"/>
          <table:table-cell table:formula="of:=MEDIAN([.$F49])" office:value-type="float"/>
          <table:table-cell table:formula="of:=MEDIAN([.$G49])" office:value-type="float"/>
          <table:table-cell table:formula="of:=MEDIAN([.$H49])" office:value-type="float"/>
          <table:table-cell table:formula="of:=MEDIAN([.$I49])" office:value-type="float"/>
          <table:table-cell table:formula="of:=MEDIAN([.$J49])" office:value-type="float"/>
          <table:table-cell table:formula="of:=MEDIAN([.$K49])" office:value-type="float"/>
          <table:table-cell table:formula="of:=MEDIAN([.$L49])" office:value-type="float"/>
          <table:table-cell table:formula="of:=MEDIAN([.$M49])" office:value-type="float"/>
          <table:table-cell table:formula="of:=MEDIAN([.$N49])" office:value-type="float"/>
          <table:table-cell table:formula="of:=MAX([.$B49])" office:value-type="float"/>
          <table:table-cell table:formula="of:=MAX([.$C49])" office:value-type="float"/>
          <table:table-cell table:formula="of:=MAX([.$D49])" office:value-type="float"/>
          <table:table-cell table:formula="of:=MAX([.$E49])" office:value-type="float"/>
          <table:table-cell table:formula="of:=MAX([.$F49])" office:value-type="float"/>
          <table:table-cell table:formula="of:=MAX([.$G49])" office:value-type="float"/>
          <table:table-cell table:formula="of:=MAX([.$H49])" office:value-type="float"/>
          <table:table-cell table:formula="of:=MAX([.$I49])" office:value-type="float"/>
          <table:table-cell table:formula="of:=MAX([.$J49])" office:value-type="float"/>
          <table:table-cell table:formula="of:=MAX([.$K49])" office:value-type="float"/>
          <table:table-cell table:formula="of:=MAX([.$L49])" office:value-type="float"/>
          <table:table-cell table:formula="of:=MAX([.$M49])" office:value-type="float"/>
          <table:table-cell table:formula="of:=MAX([.$N49])" office:value-type="float"/>
        </table:table-row>
        <table:table-row table:style-name="ro1">
          <table:table-cell office:value-type="string">
            <text:p>5000/ins_5000_5_0424</text:p>
          </table:table-cell>
          <table:table-cell office:value-type="float" office:value="0.138694"/>
          <table:table-cell office:value-type="float" office:value="0.129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330.0"/>
          <table:table-cell office:value-type="float" office:value="1330.0"/>
          <table:table-cell office:value-type="float" office:value="4002.0"/>
          <table:table-cell office:value-type="float" office:value="858.0"/>
          <table:table-cell office:value-type="float" office:value="0.0"/>
          <table:table-cell office:value-type="float" office:value="0.0"/>
          <table:table-cell table:formula="of:=MIN([.$B50])" office:value-type="float"/>
          <table:table-cell table:formula="of:=MIN([.$C50])" office:value-type="float"/>
          <table:table-cell table:formula="of:=MIN([.$D50])" office:value-type="float"/>
          <table:table-cell table:formula="of:=MIN([.$E50])" office:value-type="float"/>
          <table:table-cell table:formula="of:=MIN([.$F50])" office:value-type="float"/>
          <table:table-cell table:formula="of:=MIN([.$G50])" office:value-type="float"/>
          <table:table-cell table:formula="of:=MIN([.$H50])" office:value-type="float"/>
          <table:table-cell table:formula="of:=MIN([.$I50])" office:value-type="float"/>
          <table:table-cell table:formula="of:=MIN([.$J50])" office:value-type="float"/>
          <table:table-cell table:formula="of:=MIN([.$K50])" office:value-type="float"/>
          <table:table-cell table:formula="of:=MIN([.$L50])" office:value-type="float"/>
          <table:table-cell table:formula="of:=MIN([.$M50])" office:value-type="float"/>
          <table:table-cell table:formula="of:=MIN([.$N50])" office:value-type="float"/>
          <table:table-cell table:formula="of:=MEDIAN([.$B50])" office:value-type="float"/>
          <table:table-cell table:formula="of:=MEDIAN([.$C50])" office:value-type="float"/>
          <table:table-cell table:formula="of:=MEDIAN([.$D50])" office:value-type="float"/>
          <table:table-cell table:formula="of:=MEDIAN([.$E50])" office:value-type="float"/>
          <table:table-cell table:formula="of:=MEDIAN([.$F50])" office:value-type="float"/>
          <table:table-cell table:formula="of:=MEDIAN([.$G50])" office:value-type="float"/>
          <table:table-cell table:formula="of:=MEDIAN([.$H50])" office:value-type="float"/>
          <table:table-cell table:formula="of:=MEDIAN([.$I50])" office:value-type="float"/>
          <table:table-cell table:formula="of:=MEDIAN([.$J50])" office:value-type="float"/>
          <table:table-cell table:formula="of:=MEDIAN([.$K50])" office:value-type="float"/>
          <table:table-cell table:formula="of:=MEDIAN([.$L50])" office:value-type="float"/>
          <table:table-cell table:formula="of:=MEDIAN([.$M50])" office:value-type="float"/>
          <table:table-cell table:formula="of:=MEDIAN([.$N50])" office:value-type="float"/>
          <table:table-cell table:formula="of:=MAX([.$B50])" office:value-type="float"/>
          <table:table-cell table:formula="of:=MAX([.$C50])" office:value-type="float"/>
          <table:table-cell table:formula="of:=MAX([.$D50])" office:value-type="float"/>
          <table:table-cell table:formula="of:=MAX([.$E50])" office:value-type="float"/>
          <table:table-cell table:formula="of:=MAX([.$F50])" office:value-type="float"/>
          <table:table-cell table:formula="of:=MAX([.$G50])" office:value-type="float"/>
          <table:table-cell table:formula="of:=MAX([.$H50])" office:value-type="float"/>
          <table:table-cell table:formula="of:=MAX([.$I50])" office:value-type="float"/>
          <table:table-cell table:formula="of:=MAX([.$J50])" office:value-type="float"/>
          <table:table-cell table:formula="of:=MAX([.$K50])" office:value-type="float"/>
          <table:table-cell table:formula="of:=MAX([.$L50])" office:value-type="float"/>
          <table:table-cell table:formula="of:=MAX([.$M50])" office:value-type="float"/>
          <table:table-cell table:formula="of:=MAX([.$N50])" office:value-type="float"/>
        </table:table-row>
        <table:table-row table:style-name="ro1">
          <table:table-cell office:value-type="string">
            <text:p>5000/ins_5000_5_0434</text:p>
          </table:table-cell>
          <table:table-cell office:value-type="float" office:value="0.197463"/>
          <table:table-cell office:value-type="float" office:value="0.188"/>
          <table:table-cell office:value-type="float" office:value="0.05"/>
          <table:table-cell office:value-type="float" office:value="80.0"/>
          <table:table-cell office:value-type="float" office:value="0.0"/>
          <table:table-cell office:value-type="float" office:value="0.0"/>
          <table:table-cell office:value-type="float" office:value="131.0"/>
          <table:table-cell office:value-type="float" office:value="39591.0"/>
          <table:table-cell office:value-type="float" office:value="39591.0"/>
          <table:table-cell office:value-type="float" office:value="5175.0"/>
          <table:table-cell office:value-type="float" office:value="2923.0"/>
          <table:table-cell office:value-type="float" office:value="0.0"/>
          <table:table-cell office:value-type="float" office:value="0.0"/>
          <table:table-cell table:formula="of:=MIN([.$B51])" office:value-type="float"/>
          <table:table-cell table:formula="of:=MIN([.$C51])" office:value-type="float"/>
          <table:table-cell table:formula="of:=MIN([.$D51])" office:value-type="float"/>
          <table:table-cell table:formula="of:=MIN([.$E51])" office:value-type="float"/>
          <table:table-cell table:formula="of:=MIN([.$F51])" office:value-type="float"/>
          <table:table-cell table:formula="of:=MIN([.$G51])" office:value-type="float"/>
          <table:table-cell table:formula="of:=MIN([.$H51])" office:value-type="float"/>
          <table:table-cell table:formula="of:=MIN([.$I51])" office:value-type="float"/>
          <table:table-cell table:formula="of:=MIN([.$J51])" office:value-type="float"/>
          <table:table-cell table:formula="of:=MIN([.$K51])" office:value-type="float"/>
          <table:table-cell table:formula="of:=MIN([.$L51])" office:value-type="float"/>
          <table:table-cell table:formula="of:=MIN([.$M51])" office:value-type="float"/>
          <table:table-cell table:formula="of:=MIN([.$N51])" office:value-type="float"/>
          <table:table-cell table:formula="of:=MEDIAN([.$B51])" office:value-type="float"/>
          <table:table-cell table:formula="of:=MEDIAN([.$C51])" office:value-type="float"/>
          <table:table-cell table:formula="of:=MEDIAN([.$D51])" office:value-type="float"/>
          <table:table-cell table:formula="of:=MEDIAN([.$E51])" office:value-type="float"/>
          <table:table-cell table:formula="of:=MEDIAN([.$F51])" office:value-type="float"/>
          <table:table-cell table:formula="of:=MEDIAN([.$G51])" office:value-type="float"/>
          <table:table-cell table:formula="of:=MEDIAN([.$H51])" office:value-type="float"/>
          <table:table-cell table:formula="of:=MEDIAN([.$I51])" office:value-type="float"/>
          <table:table-cell table:formula="of:=MEDIAN([.$J51])" office:value-type="float"/>
          <table:table-cell table:formula="of:=MEDIAN([.$K51])" office:value-type="float"/>
          <table:table-cell table:formula="of:=MEDIAN([.$L51])" office:value-type="float"/>
          <table:table-cell table:formula="of:=MEDIAN([.$M51])" office:value-type="float"/>
          <table:table-cell table:formula="of:=MEDIAN([.$N51])" office:value-type="float"/>
          <table:table-cell table:formula="of:=MAX([.$B51])" office:value-type="float"/>
          <table:table-cell table:formula="of:=MAX([.$C51])" office:value-type="float"/>
          <table:table-cell table:formula="of:=MAX([.$D51])" office:value-type="float"/>
          <table:table-cell table:formula="of:=MAX([.$E51])" office:value-type="float"/>
          <table:table-cell table:formula="of:=MAX([.$F51])" office:value-type="float"/>
          <table:table-cell table:formula="of:=MAX([.$G51])" office:value-type="float"/>
          <table:table-cell table:formula="of:=MAX([.$H51])" office:value-type="float"/>
          <table:table-cell table:formula="of:=MAX([.$I51])" office:value-type="float"/>
          <table:table-cell table:formula="of:=MAX([.$J51])" office:value-type="float"/>
          <table:table-cell table:formula="of:=MAX([.$K51])" office:value-type="float"/>
          <table:table-cell table:formula="of:=MAX([.$L51])" office:value-type="float"/>
          <table:table-cell table:formula="of:=MAX([.$M51])" office:value-type="float"/>
          <table:table-cell table:formula="of:=MAX([.$N51])" office:value-type="float"/>
        </table:table-row>
        <table:table-row table:style-name="ro1">
          <table:table-cell office:value-type="string">
            <text:p>5000/ins_5000_5_0444</text:p>
          </table:table-cell>
          <table:table-cell office:value-type="float" office:value="0.367212"/>
          <table:table-cell office:value-type="float" office:value="0.357"/>
          <table:table-cell office:value-type="float" office:value="0.2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60.0"/>
          <table:table-cell office:value-type="float" office:value="193475.0"/>
          <table:table-cell office:value-type="float" office:value="193475.0"/>
          <table:table-cell office:value-type="float" office:value="4367.0"/>
          <table:table-cell office:value-type="float" office:value="1183.0"/>
          <table:table-cell office:value-type="float" office:value="0.0"/>
          <table:table-cell office:value-type="float" office:value="0.0"/>
          <table:table-cell table:formula="of:=MIN([.$B52])" office:value-type="float"/>
          <table:table-cell table:formula="of:=MIN([.$C52])" office:value-type="float"/>
          <table:table-cell table:formula="of:=MIN([.$D52])" office:value-type="float"/>
          <table:table-cell table:formula="of:=MIN([.$E52])" office:value-type="float"/>
          <table:table-cell table:formula="of:=MIN([.$F52])" office:value-type="float"/>
          <table:table-cell table:formula="of:=MIN([.$G52])" office:value-type="float"/>
          <table:table-cell table:formula="of:=MIN([.$H52])" office:value-type="float"/>
          <table:table-cell table:formula="of:=MIN([.$I52])" office:value-type="float"/>
          <table:table-cell table:formula="of:=MIN([.$J52])" office:value-type="float"/>
          <table:table-cell table:formula="of:=MIN([.$K52])" office:value-type="float"/>
          <table:table-cell table:formula="of:=MIN([.$L52])" office:value-type="float"/>
          <table:table-cell table:formula="of:=MIN([.$M52])" office:value-type="float"/>
          <table:table-cell table:formula="of:=MIN([.$N52])" office:value-type="float"/>
          <table:table-cell table:formula="of:=MEDIAN([.$B52])" office:value-type="float"/>
          <table:table-cell table:formula="of:=MEDIAN([.$C52])" office:value-type="float"/>
          <table:table-cell table:formula="of:=MEDIAN([.$D52])" office:value-type="float"/>
          <table:table-cell table:formula="of:=MEDIAN([.$E52])" office:value-type="float"/>
          <table:table-cell table:formula="of:=MEDIAN([.$F52])" office:value-type="float"/>
          <table:table-cell table:formula="of:=MEDIAN([.$G52])" office:value-type="float"/>
          <table:table-cell table:formula="of:=MEDIAN([.$H52])" office:value-type="float"/>
          <table:table-cell table:formula="of:=MEDIAN([.$I52])" office:value-type="float"/>
          <table:table-cell table:formula="of:=MEDIAN([.$J52])" office:value-type="float"/>
          <table:table-cell table:formula="of:=MEDIAN([.$K52])" office:value-type="float"/>
          <table:table-cell table:formula="of:=MEDIAN([.$L52])" office:value-type="float"/>
          <table:table-cell table:formula="of:=MEDIAN([.$M52])" office:value-type="float"/>
          <table:table-cell table:formula="of:=MEDIAN([.$N52])" office:value-type="float"/>
          <table:table-cell table:formula="of:=MAX([.$B52])" office:value-type="float"/>
          <table:table-cell table:formula="of:=MAX([.$C52])" office:value-type="float"/>
          <table:table-cell table:formula="of:=MAX([.$D52])" office:value-type="float"/>
          <table:table-cell table:formula="of:=MAX([.$E52])" office:value-type="float"/>
          <table:table-cell table:formula="of:=MAX([.$F52])" office:value-type="float"/>
          <table:table-cell table:formula="of:=MAX([.$G52])" office:value-type="float"/>
          <table:table-cell table:formula="of:=MAX([.$H52])" office:value-type="float"/>
          <table:table-cell table:formula="of:=MAX([.$I52])" office:value-type="float"/>
          <table:table-cell table:formula="of:=MAX([.$J52])" office:value-type="float"/>
          <table:table-cell table:formula="of:=MAX([.$K52])" office:value-type="float"/>
          <table:table-cell table:formula="of:=MAX([.$L52])" office:value-type="float"/>
          <table:table-cell table:formula="of:=MAX([.$M52])" office:value-type="float"/>
          <table:table-cell table:formula="of:=MAX([.$N52])" office:value-type="float"/>
        </table:table-row>
        <table:table-row table:style-name="ro1">
          <table:table-cell office:value-type="string">
            <text:p>5000/ins_5000_5_0454</text:p>
          </table:table-cell>
          <table:table-cell office:value-type="float" office:value="0.140383"/>
          <table:table-cell office:value-type="float" office:value="0.131"/>
          <table:table-cell office:value-type="float" office:value="0.01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7490.0"/>
          <table:table-cell office:value-type="float" office:value="7490.0"/>
          <table:table-cell office:value-type="float" office:value="3865.0"/>
          <table:table-cell office:value-type="float" office:value="931.0"/>
          <table:table-cell office:value-type="float" office:value="0.0"/>
          <table:table-cell office:value-type="float" office:value="0.0"/>
          <table:table-cell table:formula="of:=MIN([.$B53])" office:value-type="float"/>
          <table:table-cell table:formula="of:=MIN([.$C53])" office:value-type="float"/>
          <table:table-cell table:formula="of:=MIN([.$D53])" office:value-type="float"/>
          <table:table-cell table:formula="of:=MIN([.$E53])" office:value-type="float"/>
          <table:table-cell table:formula="of:=MIN([.$F53])" office:value-type="float"/>
          <table:table-cell table:formula="of:=MIN([.$G53])" office:value-type="float"/>
          <table:table-cell table:formula="of:=MIN([.$H53])" office:value-type="float"/>
          <table:table-cell table:formula="of:=MIN([.$I53])" office:value-type="float"/>
          <table:table-cell table:formula="of:=MIN([.$J53])" office:value-type="float"/>
          <table:table-cell table:formula="of:=MIN([.$K53])" office:value-type="float"/>
          <table:table-cell table:formula="of:=MIN([.$L53])" office:value-type="float"/>
          <table:table-cell table:formula="of:=MIN([.$M53])" office:value-type="float"/>
          <table:table-cell table:formula="of:=MIN([.$N53])" office:value-type="float"/>
          <table:table-cell table:formula="of:=MEDIAN([.$B53])" office:value-type="float"/>
          <table:table-cell table:formula="of:=MEDIAN([.$C53])" office:value-type="float"/>
          <table:table-cell table:formula="of:=MEDIAN([.$D53])" office:value-type="float"/>
          <table:table-cell table:formula="of:=MEDIAN([.$E53])" office:value-type="float"/>
          <table:table-cell table:formula="of:=MEDIAN([.$F53])" office:value-type="float"/>
          <table:table-cell table:formula="of:=MEDIAN([.$G53])" office:value-type="float"/>
          <table:table-cell table:formula="of:=MEDIAN([.$H53])" office:value-type="float"/>
          <table:table-cell table:formula="of:=MEDIAN([.$I53])" office:value-type="float"/>
          <table:table-cell table:formula="of:=MEDIAN([.$J53])" office:value-type="float"/>
          <table:table-cell table:formula="of:=MEDIAN([.$K53])" office:value-type="float"/>
          <table:table-cell table:formula="of:=MEDIAN([.$L53])" office:value-type="float"/>
          <table:table-cell table:formula="of:=MEDIAN([.$M53])" office:value-type="float"/>
          <table:table-cell table:formula="of:=MEDIAN([.$N53])" office:value-type="float"/>
          <table:table-cell table:formula="of:=MAX([.$B53])" office:value-type="float"/>
          <table:table-cell table:formula="of:=MAX([.$C53])" office:value-type="float"/>
          <table:table-cell table:formula="of:=MAX([.$D53])" office:value-type="float"/>
          <table:table-cell table:formula="of:=MAX([.$E53])" office:value-type="float"/>
          <table:table-cell table:formula="of:=MAX([.$F53])" office:value-type="float"/>
          <table:table-cell table:formula="of:=MAX([.$G53])" office:value-type="float"/>
          <table:table-cell table:formula="of:=MAX([.$H53])" office:value-type="float"/>
          <table:table-cell table:formula="of:=MAX([.$I53])" office:value-type="float"/>
          <table:table-cell table:formula="of:=MAX([.$J53])" office:value-type="float"/>
          <table:table-cell table:formula="of:=MAX([.$K53])" office:value-type="float"/>
          <table:table-cell table:formula="of:=MAX([.$L53])" office:value-type="float"/>
          <table:table-cell table:formula="of:=MAX([.$M53])" office:value-type="float"/>
          <table:table-cell table:formula="of:=MAX([.$N53])" office:value-type="float"/>
        </table:table-row>
        <table:table-row table:style-name="ro1">
          <table:table-cell office:value-type="string">
            <text:p>5000/ins_5000_5_0464</text:p>
          </table:table-cell>
          <table:table-cell office:value-type="float" office:value="0.135186"/>
          <table:table-cell office:value-type="float" office:value="0.12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32.0"/>
          <table:table-cell office:value-type="float" office:value="732.0"/>
          <table:table-cell office:value-type="float" office:value="3925.0"/>
          <table:table-cell office:value-type="float" office:value="816.0"/>
          <table:table-cell office:value-type="float" office:value="0.0"/>
          <table:table-cell office:value-type="float" office:value="0.0"/>
          <table:table-cell table:formula="of:=MIN([.$B54])" office:value-type="float"/>
          <table:table-cell table:formula="of:=MIN([.$C54])" office:value-type="float"/>
          <table:table-cell table:formula="of:=MIN([.$D54])" office:value-type="float"/>
          <table:table-cell table:formula="of:=MIN([.$E54])" office:value-type="float"/>
          <table:table-cell table:formula="of:=MIN([.$F54])" office:value-type="float"/>
          <table:table-cell table:formula="of:=MIN([.$G54])" office:value-type="float"/>
          <table:table-cell table:formula="of:=MIN([.$H54])" office:value-type="float"/>
          <table:table-cell table:formula="of:=MIN([.$I54])" office:value-type="float"/>
          <table:table-cell table:formula="of:=MIN([.$J54])" office:value-type="float"/>
          <table:table-cell table:formula="of:=MIN([.$K54])" office:value-type="float"/>
          <table:table-cell table:formula="of:=MIN([.$L54])" office:value-type="float"/>
          <table:table-cell table:formula="of:=MIN([.$M54])" office:value-type="float"/>
          <table:table-cell table:formula="of:=MIN([.$N54])" office:value-type="float"/>
          <table:table-cell table:formula="of:=MEDIAN([.$B54])" office:value-type="float"/>
          <table:table-cell table:formula="of:=MEDIAN([.$C54])" office:value-type="float"/>
          <table:table-cell table:formula="of:=MEDIAN([.$D54])" office:value-type="float"/>
          <table:table-cell table:formula="of:=MEDIAN([.$E54])" office:value-type="float"/>
          <table:table-cell table:formula="of:=MEDIAN([.$F54])" office:value-type="float"/>
          <table:table-cell table:formula="of:=MEDIAN([.$G54])" office:value-type="float"/>
          <table:table-cell table:formula="of:=MEDIAN([.$H54])" office:value-type="float"/>
          <table:table-cell table:formula="of:=MEDIAN([.$I54])" office:value-type="float"/>
          <table:table-cell table:formula="of:=MEDIAN([.$J54])" office:value-type="float"/>
          <table:table-cell table:formula="of:=MEDIAN([.$K54])" office:value-type="float"/>
          <table:table-cell table:formula="of:=MEDIAN([.$L54])" office:value-type="float"/>
          <table:table-cell table:formula="of:=MEDIAN([.$M54])" office:value-type="float"/>
          <table:table-cell table:formula="of:=MEDIAN([.$N54])" office:value-type="float"/>
          <table:table-cell table:formula="of:=MAX([.$B54])" office:value-type="float"/>
          <table:table-cell table:formula="of:=MAX([.$C54])" office:value-type="float"/>
          <table:table-cell table:formula="of:=MAX([.$D54])" office:value-type="float"/>
          <table:table-cell table:formula="of:=MAX([.$E54])" office:value-type="float"/>
          <table:table-cell table:formula="of:=MAX([.$F54])" office:value-type="float"/>
          <table:table-cell table:formula="of:=MAX([.$G54])" office:value-type="float"/>
          <table:table-cell table:formula="of:=MAX([.$H54])" office:value-type="float"/>
          <table:table-cell table:formula="of:=MAX([.$I54])" office:value-type="float"/>
          <table:table-cell table:formula="of:=MAX([.$J54])" office:value-type="float"/>
          <table:table-cell table:formula="of:=MAX([.$K54])" office:value-type="float"/>
          <table:table-cell table:formula="of:=MAX([.$L54])" office:value-type="float"/>
          <table:table-cell table:formula="of:=MAX([.$M54])" office:value-type="float"/>
          <table:table-cell table:formula="of:=MAX([.$N54])" office:value-type="float"/>
        </table:table-row>
        <table:table-row table:style-name="ro1">
          <table:table-cell office:value-type="string">
            <text:p>5000/ins_5000_5_0474</text:p>
          </table:table-cell>
          <table:table-cell office:value-type="float" office:value="0.16574"/>
          <table:table-cell office:value-type="float" office:value="0.132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912.0"/>
          <table:table-cell office:value-type="float" office:value="1912.0"/>
          <table:table-cell office:value-type="float" office:value="4326.0"/>
          <table:table-cell office:value-type="float" office:value="1387.0"/>
          <table:table-cell office:value-type="float" office:value="0.0"/>
          <table:table-cell office:value-type="float" office:value="0.0"/>
          <table:table-cell table:formula="of:=MIN([.$B55])" office:value-type="float"/>
          <table:table-cell table:formula="of:=MIN([.$C55])" office:value-type="float"/>
          <table:table-cell table:formula="of:=MIN([.$D55])" office:value-type="float"/>
          <table:table-cell table:formula="of:=MIN([.$E55])" office:value-type="float"/>
          <table:table-cell table:formula="of:=MIN([.$F55])" office:value-type="float"/>
          <table:table-cell table:formula="of:=MIN([.$G55])" office:value-type="float"/>
          <table:table-cell table:formula="of:=MIN([.$H55])" office:value-type="float"/>
          <table:table-cell table:formula="of:=MIN([.$I55])" office:value-type="float"/>
          <table:table-cell table:formula="of:=MIN([.$J55])" office:value-type="float"/>
          <table:table-cell table:formula="of:=MIN([.$K55])" office:value-type="float"/>
          <table:table-cell table:formula="of:=MIN([.$L55])" office:value-type="float"/>
          <table:table-cell table:formula="of:=MIN([.$M55])" office:value-type="float"/>
          <table:table-cell table:formula="of:=MIN([.$N55])" office:value-type="float"/>
          <table:table-cell table:formula="of:=MEDIAN([.$B55])" office:value-type="float"/>
          <table:table-cell table:formula="of:=MEDIAN([.$C55])" office:value-type="float"/>
          <table:table-cell table:formula="of:=MEDIAN([.$D55])" office:value-type="float"/>
          <table:table-cell table:formula="of:=MEDIAN([.$E55])" office:value-type="float"/>
          <table:table-cell table:formula="of:=MEDIAN([.$F55])" office:value-type="float"/>
          <table:table-cell table:formula="of:=MEDIAN([.$G55])" office:value-type="float"/>
          <table:table-cell table:formula="of:=MEDIAN([.$H55])" office:value-type="float"/>
          <table:table-cell table:formula="of:=MEDIAN([.$I55])" office:value-type="float"/>
          <table:table-cell table:formula="of:=MEDIAN([.$J55])" office:value-type="float"/>
          <table:table-cell table:formula="of:=MEDIAN([.$K55])" office:value-type="float"/>
          <table:table-cell table:formula="of:=MEDIAN([.$L55])" office:value-type="float"/>
          <table:table-cell table:formula="of:=MEDIAN([.$M55])" office:value-type="float"/>
          <table:table-cell table:formula="of:=MEDIAN([.$N55])" office:value-type="float"/>
          <table:table-cell table:formula="of:=MAX([.$B55])" office:value-type="float"/>
          <table:table-cell table:formula="of:=MAX([.$C55])" office:value-type="float"/>
          <table:table-cell table:formula="of:=MAX([.$D55])" office:value-type="float"/>
          <table:table-cell table:formula="of:=MAX([.$E55])" office:value-type="float"/>
          <table:table-cell table:formula="of:=MAX([.$F55])" office:value-type="float"/>
          <table:table-cell table:formula="of:=MAX([.$G55])" office:value-type="float"/>
          <table:table-cell table:formula="of:=MAX([.$H55])" office:value-type="float"/>
          <table:table-cell table:formula="of:=MAX([.$I55])" office:value-type="float"/>
          <table:table-cell table:formula="of:=MAX([.$J55])" office:value-type="float"/>
          <table:table-cell table:formula="of:=MAX([.$K55])" office:value-type="float"/>
          <table:table-cell table:formula="of:=MAX([.$L55])" office:value-type="float"/>
          <table:table-cell table:formula="of:=MAX([.$M55])" office:value-type="float"/>
          <table:table-cell table:formula="of:=MAX([.$N55])" office:value-type="float"/>
        </table:table-row>
        <table:table-row table:style-name="ro1">
          <table:table-cell office:value-type="string">
            <text:p>5000/ins_5000_5_0484</text:p>
          </table:table-cell>
          <table:table-cell office:value-type="float" office:value="0.11169"/>
          <table:table-cell office:value-type="float" office:value="0.103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2794.0"/>
          <table:table-cell office:value-type="float" office:value="2794.0"/>
          <table:table-cell office:value-type="float" office:value="2703.0"/>
          <table:table-cell office:value-type="float" office:value="1219.0"/>
          <table:table-cell office:value-type="float" office:value="0.0"/>
          <table:table-cell office:value-type="float" office:value="0.0"/>
          <table:table-cell table:formula="of:=MIN([.$B56])" office:value-type="float"/>
          <table:table-cell table:formula="of:=MIN([.$C56])" office:value-type="float"/>
          <table:table-cell table:formula="of:=MIN([.$D56])" office:value-type="float"/>
          <table:table-cell table:formula="of:=MIN([.$E56])" office:value-type="float"/>
          <table:table-cell table:formula="of:=MIN([.$F56])" office:value-type="float"/>
          <table:table-cell table:formula="of:=MIN([.$G56])" office:value-type="float"/>
          <table:table-cell table:formula="of:=MIN([.$H56])" office:value-type="float"/>
          <table:table-cell table:formula="of:=MIN([.$I56])" office:value-type="float"/>
          <table:table-cell table:formula="of:=MIN([.$J56])" office:value-type="float"/>
          <table:table-cell table:formula="of:=MIN([.$K56])" office:value-type="float"/>
          <table:table-cell table:formula="of:=MIN([.$L56])" office:value-type="float"/>
          <table:table-cell table:formula="of:=MIN([.$M56])" office:value-type="float"/>
          <table:table-cell table:formula="of:=MIN([.$N56])" office:value-type="float"/>
          <table:table-cell table:formula="of:=MEDIAN([.$B56])" office:value-type="float"/>
          <table:table-cell table:formula="of:=MEDIAN([.$C56])" office:value-type="float"/>
          <table:table-cell table:formula="of:=MEDIAN([.$D56])" office:value-type="float"/>
          <table:table-cell table:formula="of:=MEDIAN([.$E56])" office:value-type="float"/>
          <table:table-cell table:formula="of:=MEDIAN([.$F56])" office:value-type="float"/>
          <table:table-cell table:formula="of:=MEDIAN([.$G56])" office:value-type="float"/>
          <table:table-cell table:formula="of:=MEDIAN([.$H56])" office:value-type="float"/>
          <table:table-cell table:formula="of:=MEDIAN([.$I56])" office:value-type="float"/>
          <table:table-cell table:formula="of:=MEDIAN([.$J56])" office:value-type="float"/>
          <table:table-cell table:formula="of:=MEDIAN([.$K56])" office:value-type="float"/>
          <table:table-cell table:formula="of:=MEDIAN([.$L56])" office:value-type="float"/>
          <table:table-cell table:formula="of:=MEDIAN([.$M56])" office:value-type="float"/>
          <table:table-cell table:formula="of:=MEDIAN([.$N56])" office:value-type="float"/>
          <table:table-cell table:formula="of:=MAX([.$B56])" office:value-type="float"/>
          <table:table-cell table:formula="of:=MAX([.$C56])" office:value-type="float"/>
          <table:table-cell table:formula="of:=MAX([.$D56])" office:value-type="float"/>
          <table:table-cell table:formula="of:=MAX([.$E56])" office:value-type="float"/>
          <table:table-cell table:formula="of:=MAX([.$F56])" office:value-type="float"/>
          <table:table-cell table:formula="of:=MAX([.$G56])" office:value-type="float"/>
          <table:table-cell table:formula="of:=MAX([.$H56])" office:value-type="float"/>
          <table:table-cell table:formula="of:=MAX([.$I56])" office:value-type="float"/>
          <table:table-cell table:formula="of:=MAX([.$J56])" office:value-type="float"/>
          <table:table-cell table:formula="of:=MAX([.$K56])" office:value-type="float"/>
          <table:table-cell table:formula="of:=MAX([.$L56])" office:value-type="float"/>
          <table:table-cell table:formula="of:=MAX([.$M56])" office:value-type="float"/>
          <table:table-cell table:formula="of:=MAX([.$N56])" office:value-type="float"/>
        </table:table-row>
        <table:table-row table:style-name="ro1">
          <table:table-cell office:value-type="string">
            <text:p>5000/ins_5000_6_0404</text:p>
          </table:table-cell>
          <table:table-cell office:value-type="float" office:value="0.137755"/>
          <table:table-cell office:value-type="float" office:value="0.1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0.0"/>
          <table:table-cell office:value-type="float" office:value="230.0"/>
          <table:table-cell office:value-type="float" office:value="4083.0"/>
          <table:table-cell office:value-type="float" office:value="656.0"/>
          <table:table-cell office:value-type="float" office:value="0.0"/>
          <table:table-cell office:value-type="float" office:value="0.0"/>
          <table:table-cell table:formula="of:=MIN([.$B57])" office:value-type="float"/>
          <table:table-cell table:formula="of:=MIN([.$C57])" office:value-type="float"/>
          <table:table-cell table:formula="of:=MIN([.$D57])" office:value-type="float"/>
          <table:table-cell table:formula="of:=MIN([.$E57])" office:value-type="float"/>
          <table:table-cell table:formula="of:=MIN([.$F57])" office:value-type="float"/>
          <table:table-cell table:formula="of:=MIN([.$G57])" office:value-type="float"/>
          <table:table-cell table:formula="of:=MIN([.$H57])" office:value-type="float"/>
          <table:table-cell table:formula="of:=MIN([.$I57])" office:value-type="float"/>
          <table:table-cell table:formula="of:=MIN([.$J57])" office:value-type="float"/>
          <table:table-cell table:formula="of:=MIN([.$K57])" office:value-type="float"/>
          <table:table-cell table:formula="of:=MIN([.$L57])" office:value-type="float"/>
          <table:table-cell table:formula="of:=MIN([.$M57])" office:value-type="float"/>
          <table:table-cell table:formula="of:=MIN([.$N57])" office:value-type="float"/>
          <table:table-cell table:formula="of:=MEDIAN([.$B57])" office:value-type="float"/>
          <table:table-cell table:formula="of:=MEDIAN([.$C57])" office:value-type="float"/>
          <table:table-cell table:formula="of:=MEDIAN([.$D57])" office:value-type="float"/>
          <table:table-cell table:formula="of:=MEDIAN([.$E57])" office:value-type="float"/>
          <table:table-cell table:formula="of:=MEDIAN([.$F57])" office:value-type="float"/>
          <table:table-cell table:formula="of:=MEDIAN([.$G57])" office:value-type="float"/>
          <table:table-cell table:formula="of:=MEDIAN([.$H57])" office:value-type="float"/>
          <table:table-cell table:formula="of:=MEDIAN([.$I57])" office:value-type="float"/>
          <table:table-cell table:formula="of:=MEDIAN([.$J57])" office:value-type="float"/>
          <table:table-cell table:formula="of:=MEDIAN([.$K57])" office:value-type="float"/>
          <table:table-cell table:formula="of:=MEDIAN([.$L57])" office:value-type="float"/>
          <table:table-cell table:formula="of:=MEDIAN([.$M57])" office:value-type="float"/>
          <table:table-cell table:formula="of:=MEDIAN([.$N57])" office:value-type="float"/>
          <table:table-cell table:formula="of:=MAX([.$B57])" office:value-type="float"/>
          <table:table-cell table:formula="of:=MAX([.$C57])" office:value-type="float"/>
          <table:table-cell table:formula="of:=MAX([.$D57])" office:value-type="float"/>
          <table:table-cell table:formula="of:=MAX([.$E57])" office:value-type="float"/>
          <table:table-cell table:formula="of:=MAX([.$F57])" office:value-type="float"/>
          <table:table-cell table:formula="of:=MAX([.$G57])" office:value-type="float"/>
          <table:table-cell table:formula="of:=MAX([.$H57])" office:value-type="float"/>
          <table:table-cell table:formula="of:=MAX([.$I57])" office:value-type="float"/>
          <table:table-cell table:formula="of:=MAX([.$J57])" office:value-type="float"/>
          <table:table-cell table:formula="of:=MAX([.$K57])" office:value-type="float"/>
          <table:table-cell table:formula="of:=MAX([.$L57])" office:value-type="float"/>
          <table:table-cell table:formula="of:=MAX([.$M57])" office:value-type="float"/>
          <table:table-cell table:formula="of:=MAX([.$N57])" office:value-type="float"/>
        </table:table-row>
        <table:table-row table:style-name="ro1">
          <table:table-cell office:value-type="string">
            <text:p>5000/ins_5000_6_0414</text:p>
          </table:table-cell>
          <table:table-cell office:value-type="float" office:value="0.142939"/>
          <table:table-cell office:value-type="float" office:value="0.1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65.0"/>
          <table:table-cell office:value-type="float" office:value="265.0"/>
          <table:table-cell office:value-type="float" office:value="4263.0"/>
          <table:table-cell office:value-type="float" office:value="1012.0"/>
          <table:table-cell office:value-type="float" office:value="0.0"/>
          <table:table-cell office:value-type="float" office:value="0.0"/>
          <table:table-cell table:formula="of:=MIN([.$B58])" office:value-type="float"/>
          <table:table-cell table:formula="of:=MIN([.$C58])" office:value-type="float"/>
          <table:table-cell table:formula="of:=MIN([.$D58])" office:value-type="float"/>
          <table:table-cell table:formula="of:=MIN([.$E58])" office:value-type="float"/>
          <table:table-cell table:formula="of:=MIN([.$F58])" office:value-type="float"/>
          <table:table-cell table:formula="of:=MIN([.$G58])" office:value-type="float"/>
          <table:table-cell table:formula="of:=MIN([.$H58])" office:value-type="float"/>
          <table:table-cell table:formula="of:=MIN([.$I58])" office:value-type="float"/>
          <table:table-cell table:formula="of:=MIN([.$J58])" office:value-type="float"/>
          <table:table-cell table:formula="of:=MIN([.$K58])" office:value-type="float"/>
          <table:table-cell table:formula="of:=MIN([.$L58])" office:value-type="float"/>
          <table:table-cell table:formula="of:=MIN([.$M58])" office:value-type="float"/>
          <table:table-cell table:formula="of:=MIN([.$N58])" office:value-type="float"/>
          <table:table-cell table:formula="of:=MEDIAN([.$B58])" office:value-type="float"/>
          <table:table-cell table:formula="of:=MEDIAN([.$C58])" office:value-type="float"/>
          <table:table-cell table:formula="of:=MEDIAN([.$D58])" office:value-type="float"/>
          <table:table-cell table:formula="of:=MEDIAN([.$E58])" office:value-type="float"/>
          <table:table-cell table:formula="of:=MEDIAN([.$F58])" office:value-type="float"/>
          <table:table-cell table:formula="of:=MEDIAN([.$G58])" office:value-type="float"/>
          <table:table-cell table:formula="of:=MEDIAN([.$H58])" office:value-type="float"/>
          <table:table-cell table:formula="of:=MEDIAN([.$I58])" office:value-type="float"/>
          <table:table-cell table:formula="of:=MEDIAN([.$J58])" office:value-type="float"/>
          <table:table-cell table:formula="of:=MEDIAN([.$K58])" office:value-type="float"/>
          <table:table-cell table:formula="of:=MEDIAN([.$L58])" office:value-type="float"/>
          <table:table-cell table:formula="of:=MEDIAN([.$M58])" office:value-type="float"/>
          <table:table-cell table:formula="of:=MEDIAN([.$N58])" office:value-type="float"/>
          <table:table-cell table:formula="of:=MAX([.$B58])" office:value-type="float"/>
          <table:table-cell table:formula="of:=MAX([.$C58])" office:value-type="float"/>
          <table:table-cell table:formula="of:=MAX([.$D58])" office:value-type="float"/>
          <table:table-cell table:formula="of:=MAX([.$E58])" office:value-type="float"/>
          <table:table-cell table:formula="of:=MAX([.$F58])" office:value-type="float"/>
          <table:table-cell table:formula="of:=MAX([.$G58])" office:value-type="float"/>
          <table:table-cell table:formula="of:=MAX([.$H58])" office:value-type="float"/>
          <table:table-cell table:formula="of:=MAX([.$I58])" office:value-type="float"/>
          <table:table-cell table:formula="of:=MAX([.$J58])" office:value-type="float"/>
          <table:table-cell table:formula="of:=MAX([.$K58])" office:value-type="float"/>
          <table:table-cell table:formula="of:=MAX([.$L58])" office:value-type="float"/>
          <table:table-cell table:formula="of:=MAX([.$M58])" office:value-type="float"/>
          <table:table-cell table:formula="of:=MAX([.$N58])" office:value-type="float"/>
        </table:table-row>
        <table:table-row table:style-name="ro1">
          <table:table-cell office:value-type="string">
            <text:p>5000/ins_5000_6_0424</text:p>
          </table:table-cell>
          <table:table-cell office:value-type="float" office:value="0.150777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10.0"/>
          <table:table-cell office:value-type="float" office:value="210.0"/>
          <table:table-cell office:value-type="float" office:value="4159.0"/>
          <table:table-cell office:value-type="float" office:value="803.0"/>
          <table:table-cell office:value-type="float" office:value="0.0"/>
          <table:table-cell office:value-type="float" office:value="0.0"/>
          <table:table-cell table:formula="of:=MIN([.$B59])" office:value-type="float"/>
          <table:table-cell table:formula="of:=MIN([.$C59])" office:value-type="float"/>
          <table:table-cell table:formula="of:=MIN([.$D59])" office:value-type="float"/>
          <table:table-cell table:formula="of:=MIN([.$E59])" office:value-type="float"/>
          <table:table-cell table:formula="of:=MIN([.$F59])" office:value-type="float"/>
          <table:table-cell table:formula="of:=MIN([.$G59])" office:value-type="float"/>
          <table:table-cell table:formula="of:=MIN([.$H59])" office:value-type="float"/>
          <table:table-cell table:formula="of:=MIN([.$I59])" office:value-type="float"/>
          <table:table-cell table:formula="of:=MIN([.$J59])" office:value-type="float"/>
          <table:table-cell table:formula="of:=MIN([.$K59])" office:value-type="float"/>
          <table:table-cell table:formula="of:=MIN([.$L59])" office:value-type="float"/>
          <table:table-cell table:formula="of:=MIN([.$M59])" office:value-type="float"/>
          <table:table-cell table:formula="of:=MIN([.$N59])" office:value-type="float"/>
          <table:table-cell table:formula="of:=MEDIAN([.$B59])" office:value-type="float"/>
          <table:table-cell table:formula="of:=MEDIAN([.$C59])" office:value-type="float"/>
          <table:table-cell table:formula="of:=MEDIAN([.$D59])" office:value-type="float"/>
          <table:table-cell table:formula="of:=MEDIAN([.$E59])" office:value-type="float"/>
          <table:table-cell table:formula="of:=MEDIAN([.$F59])" office:value-type="float"/>
          <table:table-cell table:formula="of:=MEDIAN([.$G59])" office:value-type="float"/>
          <table:table-cell table:formula="of:=MEDIAN([.$H59])" office:value-type="float"/>
          <table:table-cell table:formula="of:=MEDIAN([.$I59])" office:value-type="float"/>
          <table:table-cell table:formula="of:=MEDIAN([.$J59])" office:value-type="float"/>
          <table:table-cell table:formula="of:=MEDIAN([.$K59])" office:value-type="float"/>
          <table:table-cell table:formula="of:=MEDIAN([.$L59])" office:value-type="float"/>
          <table:table-cell table:formula="of:=MEDIAN([.$M59])" office:value-type="float"/>
          <table:table-cell table:formula="of:=MEDIAN([.$N59])" office:value-type="float"/>
          <table:table-cell table:formula="of:=MAX([.$B59])" office:value-type="float"/>
          <table:table-cell table:formula="of:=MAX([.$C59])" office:value-type="float"/>
          <table:table-cell table:formula="of:=MAX([.$D59])" office:value-type="float"/>
          <table:table-cell table:formula="of:=MAX([.$E59])" office:value-type="float"/>
          <table:table-cell table:formula="of:=MAX([.$F59])" office:value-type="float"/>
          <table:table-cell table:formula="of:=MAX([.$G59])" office:value-type="float"/>
          <table:table-cell table:formula="of:=MAX([.$H59])" office:value-type="float"/>
          <table:table-cell table:formula="of:=MAX([.$I59])" office:value-type="float"/>
          <table:table-cell table:formula="of:=MAX([.$J59])" office:value-type="float"/>
          <table:table-cell table:formula="of:=MAX([.$K59])" office:value-type="float"/>
          <table:table-cell table:formula="of:=MAX([.$L59])" office:value-type="float"/>
          <table:table-cell table:formula="of:=MAX([.$M59])" office:value-type="float"/>
          <table:table-cell table:formula="of:=MAX([.$N59])" office:value-type="float"/>
        </table:table-row>
        <table:table-row table:style-name="ro1">
          <table:table-cell office:value-type="string">
            <text:p>5000/ins_5000_6_0434</text:p>
          </table:table-cell>
          <table:table-cell office:value-type="float" office:value="0.133291"/>
          <table:table-cell office:value-type="float" office:value="0.1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.0"/>
          <table:table-cell office:value-type="float" office:value="183.0"/>
          <table:table-cell office:value-type="float" office:value="4039.0"/>
          <table:table-cell office:value-type="float" office:value="837.0"/>
          <table:table-cell office:value-type="float" office:value="0.0"/>
          <table:table-cell office:value-type="float" office:value="0.0"/>
          <table:table-cell table:formula="of:=MIN([.$B60])" office:value-type="float"/>
          <table:table-cell table:formula="of:=MIN([.$C60])" office:value-type="float"/>
          <table:table-cell table:formula="of:=MIN([.$D60])" office:value-type="float"/>
          <table:table-cell table:formula="of:=MIN([.$E60])" office:value-type="float"/>
          <table:table-cell table:formula="of:=MIN([.$F60])" office:value-type="float"/>
          <table:table-cell table:formula="of:=MIN([.$G60])" office:value-type="float"/>
          <table:table-cell table:formula="of:=MIN([.$H60])" office:value-type="float"/>
          <table:table-cell table:formula="of:=MIN([.$I60])" office:value-type="float"/>
          <table:table-cell table:formula="of:=MIN([.$J60])" office:value-type="float"/>
          <table:table-cell table:formula="of:=MIN([.$K60])" office:value-type="float"/>
          <table:table-cell table:formula="of:=MIN([.$L60])" office:value-type="float"/>
          <table:table-cell table:formula="of:=MIN([.$M60])" office:value-type="float"/>
          <table:table-cell table:formula="of:=MIN([.$N60])" office:value-type="float"/>
          <table:table-cell table:formula="of:=MEDIAN([.$B60])" office:value-type="float"/>
          <table:table-cell table:formula="of:=MEDIAN([.$C60])" office:value-type="float"/>
          <table:table-cell table:formula="of:=MEDIAN([.$D60])" office:value-type="float"/>
          <table:table-cell table:formula="of:=MEDIAN([.$E60])" office:value-type="float"/>
          <table:table-cell table:formula="of:=MEDIAN([.$F60])" office:value-type="float"/>
          <table:table-cell table:formula="of:=MEDIAN([.$G60])" office:value-type="float"/>
          <table:table-cell table:formula="of:=MEDIAN([.$H60])" office:value-type="float"/>
          <table:table-cell table:formula="of:=MEDIAN([.$I60])" office:value-type="float"/>
          <table:table-cell table:formula="of:=MEDIAN([.$J60])" office:value-type="float"/>
          <table:table-cell table:formula="of:=MEDIAN([.$K60])" office:value-type="float"/>
          <table:table-cell table:formula="of:=MEDIAN([.$L60])" office:value-type="float"/>
          <table:table-cell table:formula="of:=MEDIAN([.$M60])" office:value-type="float"/>
          <table:table-cell table:formula="of:=MEDIAN([.$N60])" office:value-type="float"/>
          <table:table-cell table:formula="of:=MAX([.$B60])" office:value-type="float"/>
          <table:table-cell table:formula="of:=MAX([.$C60])" office:value-type="float"/>
          <table:table-cell table:formula="of:=MAX([.$D60])" office:value-type="float"/>
          <table:table-cell table:formula="of:=MAX([.$E60])" office:value-type="float"/>
          <table:table-cell table:formula="of:=MAX([.$F60])" office:value-type="float"/>
          <table:table-cell table:formula="of:=MAX([.$G60])" office:value-type="float"/>
          <table:table-cell table:formula="of:=MAX([.$H60])" office:value-type="float"/>
          <table:table-cell table:formula="of:=MAX([.$I60])" office:value-type="float"/>
          <table:table-cell table:formula="of:=MAX([.$J60])" office:value-type="float"/>
          <table:table-cell table:formula="of:=MAX([.$K60])" office:value-type="float"/>
          <table:table-cell table:formula="of:=MAX([.$L60])" office:value-type="float"/>
          <table:table-cell table:formula="of:=MAX([.$M60])" office:value-type="float"/>
          <table:table-cell table:formula="of:=MAX([.$N60])" office:value-type="float"/>
        </table:table-row>
        <table:table-row table:style-name="ro1">
          <table:table-cell office:value-type="string">
            <text:p>5000/ins_5000_6_0444</text:p>
          </table:table-cell>
          <table:table-cell office:value-type="float" office:value="0.164081"/>
          <table:table-cell office:value-type="float" office:value="0.154"/>
          <table:table-cell office:value-type="float" office:value="0.01"/>
          <table:table-cell office:value-type="float" office:value="34.0"/>
          <table:table-cell office:value-type="float" office:value="0.0"/>
          <table:table-cell office:value-type="float" office:value="0.0"/>
          <table:table-cell office:value-type="float" office:value="122.0"/>
          <table:table-cell office:value-type="float" office:value="6520.0"/>
          <table:table-cell office:value-type="float" office:value="6520.0"/>
          <table:table-cell office:value-type="float" office:value="4356.0"/>
          <table:table-cell office:value-type="float" office:value="891.0"/>
          <table:table-cell office:value-type="float" office:value="0.0"/>
          <table:table-cell office:value-type="float" office:value="0.0"/>
          <table:table-cell table:formula="of:=MIN([.$B61])" office:value-type="float"/>
          <table:table-cell table:formula="of:=MIN([.$C61])" office:value-type="float"/>
          <table:table-cell table:formula="of:=MIN([.$D61])" office:value-type="float"/>
          <table:table-cell table:formula="of:=MIN([.$E61])" office:value-type="float"/>
          <table:table-cell table:formula="of:=MIN([.$F61])" office:value-type="float"/>
          <table:table-cell table:formula="of:=MIN([.$G61])" office:value-type="float"/>
          <table:table-cell table:formula="of:=MIN([.$H61])" office:value-type="float"/>
          <table:table-cell table:formula="of:=MIN([.$I61])" office:value-type="float"/>
          <table:table-cell table:formula="of:=MIN([.$J61])" office:value-type="float"/>
          <table:table-cell table:formula="of:=MIN([.$K61])" office:value-type="float"/>
          <table:table-cell table:formula="of:=MIN([.$L61])" office:value-type="float"/>
          <table:table-cell table:formula="of:=MIN([.$M61])" office:value-type="float"/>
          <table:table-cell table:formula="of:=MIN([.$N61])" office:value-type="float"/>
          <table:table-cell table:formula="of:=MEDIAN([.$B61])" office:value-type="float"/>
          <table:table-cell table:formula="of:=MEDIAN([.$C61])" office:value-type="float"/>
          <table:table-cell table:formula="of:=MEDIAN([.$D61])" office:value-type="float"/>
          <table:table-cell table:formula="of:=MEDIAN([.$E61])" office:value-type="float"/>
          <table:table-cell table:formula="of:=MEDIAN([.$F61])" office:value-type="float"/>
          <table:table-cell table:formula="of:=MEDIAN([.$G61])" office:value-type="float"/>
          <table:table-cell table:formula="of:=MEDIAN([.$H61])" office:value-type="float"/>
          <table:table-cell table:formula="of:=MEDIAN([.$I61])" office:value-type="float"/>
          <table:table-cell table:formula="of:=MEDIAN([.$J61])" office:value-type="float"/>
          <table:table-cell table:formula="of:=MEDIAN([.$K61])" office:value-type="float"/>
          <table:table-cell table:formula="of:=MEDIAN([.$L61])" office:value-type="float"/>
          <table:table-cell table:formula="of:=MEDIAN([.$M61])" office:value-type="float"/>
          <table:table-cell table:formula="of:=MEDIAN([.$N61])" office:value-type="float"/>
          <table:table-cell table:formula="of:=MAX([.$B61])" office:value-type="float"/>
          <table:table-cell table:formula="of:=MAX([.$C61])" office:value-type="float"/>
          <table:table-cell table:formula="of:=MAX([.$D61])" office:value-type="float"/>
          <table:table-cell table:formula="of:=MAX([.$E61])" office:value-type="float"/>
          <table:table-cell table:formula="of:=MAX([.$F61])" office:value-type="float"/>
          <table:table-cell table:formula="of:=MAX([.$G61])" office:value-type="float"/>
          <table:table-cell table:formula="of:=MAX([.$H61])" office:value-type="float"/>
          <table:table-cell table:formula="of:=MAX([.$I61])" office:value-type="float"/>
          <table:table-cell table:formula="of:=MAX([.$J61])" office:value-type="float"/>
          <table:table-cell table:formula="of:=MAX([.$K61])" office:value-type="float"/>
          <table:table-cell table:formula="of:=MAX([.$L61])" office:value-type="float"/>
          <table:table-cell table:formula="of:=MAX([.$M61])" office:value-type="float"/>
          <table:table-cell table:formula="of:=MAX([.$N61])" office:value-type="float"/>
        </table:table-row>
        <table:table-row table:style-name="ro1">
          <table:table-cell office:value-type="string">
            <text:p>5000/ins_5000_6_0454</text:p>
          </table:table-cell>
          <table:table-cell office:value-type="float" office:value="0.15293"/>
          <table:table-cell office:value-type="float" office:value="0.1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3.0"/>
          <table:table-cell office:value-type="float" office:value="143.0"/>
          <table:table-cell office:value-type="float" office:value="3877.0"/>
          <table:table-cell office:value-type="float" office:value="623.0"/>
          <table:table-cell office:value-type="float" office:value="0.0"/>
          <table:table-cell office:value-type="float" office:value="0.0"/>
          <table:table-cell table:formula="of:=MIN([.$B62])" office:value-type="float"/>
          <table:table-cell table:formula="of:=MIN([.$C62])" office:value-type="float"/>
          <table:table-cell table:formula="of:=MIN([.$D62])" office:value-type="float"/>
          <table:table-cell table:formula="of:=MIN([.$E62])" office:value-type="float"/>
          <table:table-cell table:formula="of:=MIN([.$F62])" office:value-type="float"/>
          <table:table-cell table:formula="of:=MIN([.$G62])" office:value-type="float"/>
          <table:table-cell table:formula="of:=MIN([.$H62])" office:value-type="float"/>
          <table:table-cell table:formula="of:=MIN([.$I62])" office:value-type="float"/>
          <table:table-cell table:formula="of:=MIN([.$J62])" office:value-type="float"/>
          <table:table-cell table:formula="of:=MIN([.$K62])" office:value-type="float"/>
          <table:table-cell table:formula="of:=MIN([.$L62])" office:value-type="float"/>
          <table:table-cell table:formula="of:=MIN([.$M62])" office:value-type="float"/>
          <table:table-cell table:formula="of:=MIN([.$N62])" office:value-type="float"/>
          <table:table-cell table:formula="of:=MEDIAN([.$B62])" office:value-type="float"/>
          <table:table-cell table:formula="of:=MEDIAN([.$C62])" office:value-type="float"/>
          <table:table-cell table:formula="of:=MEDIAN([.$D62])" office:value-type="float"/>
          <table:table-cell table:formula="of:=MEDIAN([.$E62])" office:value-type="float"/>
          <table:table-cell table:formula="of:=MEDIAN([.$F62])" office:value-type="float"/>
          <table:table-cell table:formula="of:=MEDIAN([.$G62])" office:value-type="float"/>
          <table:table-cell table:formula="of:=MEDIAN([.$H62])" office:value-type="float"/>
          <table:table-cell table:formula="of:=MEDIAN([.$I62])" office:value-type="float"/>
          <table:table-cell table:formula="of:=MEDIAN([.$J62])" office:value-type="float"/>
          <table:table-cell table:formula="of:=MEDIAN([.$K62])" office:value-type="float"/>
          <table:table-cell table:formula="of:=MEDIAN([.$L62])" office:value-type="float"/>
          <table:table-cell table:formula="of:=MEDIAN([.$M62])" office:value-type="float"/>
          <table:table-cell table:formula="of:=MEDIAN([.$N62])" office:value-type="float"/>
          <table:table-cell table:formula="of:=MAX([.$B62])" office:value-type="float"/>
          <table:table-cell table:formula="of:=MAX([.$C62])" office:value-type="float"/>
          <table:table-cell table:formula="of:=MAX([.$D62])" office:value-type="float"/>
          <table:table-cell table:formula="of:=MAX([.$E62])" office:value-type="float"/>
          <table:table-cell table:formula="of:=MAX([.$F62])" office:value-type="float"/>
          <table:table-cell table:formula="of:=MAX([.$G62])" office:value-type="float"/>
          <table:table-cell table:formula="of:=MAX([.$H62])" office:value-type="float"/>
          <table:table-cell table:formula="of:=MAX([.$I62])" office:value-type="float"/>
          <table:table-cell table:formula="of:=MAX([.$J62])" office:value-type="float"/>
          <table:table-cell table:formula="of:=MAX([.$K62])" office:value-type="float"/>
          <table:table-cell table:formula="of:=MAX([.$L62])" office:value-type="float"/>
          <table:table-cell table:formula="of:=MAX([.$M62])" office:value-type="float"/>
          <table:table-cell table:formula="of:=MAX([.$N62])" office:value-type="float"/>
        </table:table-row>
        <table:table-row table:style-name="ro1">
          <table:table-cell office:value-type="string">
            <text:p>5000/ins_5000_6_0464</text:p>
          </table:table-cell>
          <table:table-cell office:value-type="float" office:value="0.13813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20.0"/>
          <table:table-cell office:value-type="float" office:value="420.0"/>
          <table:table-cell office:value-type="float" office:value="4182.0"/>
          <table:table-cell office:value-type="float" office:value="984.0"/>
          <table:table-cell office:value-type="float" office:value="0.0"/>
          <table:table-cell office:value-type="float" office:value="0.0"/>
          <table:table-cell table:formula="of:=MIN([.$B63])" office:value-type="float"/>
          <table:table-cell table:formula="of:=MIN([.$C63])" office:value-type="float"/>
          <table:table-cell table:formula="of:=MIN([.$D63])" office:value-type="float"/>
          <table:table-cell table:formula="of:=MIN([.$E63])" office:value-type="float"/>
          <table:table-cell table:formula="of:=MIN([.$F63])" office:value-type="float"/>
          <table:table-cell table:formula="of:=MIN([.$G63])" office:value-type="float"/>
          <table:table-cell table:formula="of:=MIN([.$H63])" office:value-type="float"/>
          <table:table-cell table:formula="of:=MIN([.$I63])" office:value-type="float"/>
          <table:table-cell table:formula="of:=MIN([.$J63])" office:value-type="float"/>
          <table:table-cell table:formula="of:=MIN([.$K63])" office:value-type="float"/>
          <table:table-cell table:formula="of:=MIN([.$L63])" office:value-type="float"/>
          <table:table-cell table:formula="of:=MIN([.$M63])" office:value-type="float"/>
          <table:table-cell table:formula="of:=MIN([.$N63])" office:value-type="float"/>
          <table:table-cell table:formula="of:=MEDIAN([.$B63])" office:value-type="float"/>
          <table:table-cell table:formula="of:=MEDIAN([.$C63])" office:value-type="float"/>
          <table:table-cell table:formula="of:=MEDIAN([.$D63])" office:value-type="float"/>
          <table:table-cell table:formula="of:=MEDIAN([.$E63])" office:value-type="float"/>
          <table:table-cell table:formula="of:=MEDIAN([.$F63])" office:value-type="float"/>
          <table:table-cell table:formula="of:=MEDIAN([.$G63])" office:value-type="float"/>
          <table:table-cell table:formula="of:=MEDIAN([.$H63])" office:value-type="float"/>
          <table:table-cell table:formula="of:=MEDIAN([.$I63])" office:value-type="float"/>
          <table:table-cell table:formula="of:=MEDIAN([.$J63])" office:value-type="float"/>
          <table:table-cell table:formula="of:=MEDIAN([.$K63])" office:value-type="float"/>
          <table:table-cell table:formula="of:=MEDIAN([.$L63])" office:value-type="float"/>
          <table:table-cell table:formula="of:=MEDIAN([.$M63])" office:value-type="float"/>
          <table:table-cell table:formula="of:=MEDIAN([.$N63])" office:value-type="float"/>
          <table:table-cell table:formula="of:=MAX([.$B63])" office:value-type="float"/>
          <table:table-cell table:formula="of:=MAX([.$C63])" office:value-type="float"/>
          <table:table-cell table:formula="of:=MAX([.$D63])" office:value-type="float"/>
          <table:table-cell table:formula="of:=MAX([.$E63])" office:value-type="float"/>
          <table:table-cell table:formula="of:=MAX([.$F63])" office:value-type="float"/>
          <table:table-cell table:formula="of:=MAX([.$G63])" office:value-type="float"/>
          <table:table-cell table:formula="of:=MAX([.$H63])" office:value-type="float"/>
          <table:table-cell table:formula="of:=MAX([.$I63])" office:value-type="float"/>
          <table:table-cell table:formula="of:=MAX([.$J63])" office:value-type="float"/>
          <table:table-cell table:formula="of:=MAX([.$K63])" office:value-type="float"/>
          <table:table-cell table:formula="of:=MAX([.$L63])" office:value-type="float"/>
          <table:table-cell table:formula="of:=MAX([.$M63])" office:value-type="float"/>
          <table:table-cell table:formula="of:=MAX([.$N63])" office:value-type="float"/>
        </table:table-row>
        <table:table-row table:style-name="ro1">
          <table:table-cell office:value-type="string">
            <text:p>5000/ins_5000_6_0474</text:p>
          </table:table-cell>
          <table:table-cell office:value-type="float" office:value="0.143549"/>
          <table:table-cell office:value-type="float" office:value="0.13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54.0"/>
          <table:table-cell office:value-type="float" office:value="354.0"/>
          <table:table-cell office:value-type="float" office:value="4244.0"/>
          <table:table-cell office:value-type="float" office:value="820.0"/>
          <table:table-cell office:value-type="float" office:value="0.0"/>
          <table:table-cell office:value-type="float" office:value="0.0"/>
          <table:table-cell table:formula="of:=MIN([.$B64])" office:value-type="float"/>
          <table:table-cell table:formula="of:=MIN([.$C64])" office:value-type="float"/>
          <table:table-cell table:formula="of:=MIN([.$D64])" office:value-type="float"/>
          <table:table-cell table:formula="of:=MIN([.$E64])" office:value-type="float"/>
          <table:table-cell table:formula="of:=MIN([.$F64])" office:value-type="float"/>
          <table:table-cell table:formula="of:=MIN([.$G64])" office:value-type="float"/>
          <table:table-cell table:formula="of:=MIN([.$H64])" office:value-type="float"/>
          <table:table-cell table:formula="of:=MIN([.$I64])" office:value-type="float"/>
          <table:table-cell table:formula="of:=MIN([.$J64])" office:value-type="float"/>
          <table:table-cell table:formula="of:=MIN([.$K64])" office:value-type="float"/>
          <table:table-cell table:formula="of:=MIN([.$L64])" office:value-type="float"/>
          <table:table-cell table:formula="of:=MIN([.$M64])" office:value-type="float"/>
          <table:table-cell table:formula="of:=MIN([.$N64])" office:value-type="float"/>
          <table:table-cell table:formula="of:=MEDIAN([.$B64])" office:value-type="float"/>
          <table:table-cell table:formula="of:=MEDIAN([.$C64])" office:value-type="float"/>
          <table:table-cell table:formula="of:=MEDIAN([.$D64])" office:value-type="float"/>
          <table:table-cell table:formula="of:=MEDIAN([.$E64])" office:value-type="float"/>
          <table:table-cell table:formula="of:=MEDIAN([.$F64])" office:value-type="float"/>
          <table:table-cell table:formula="of:=MEDIAN([.$G64])" office:value-type="float"/>
          <table:table-cell table:formula="of:=MEDIAN([.$H64])" office:value-type="float"/>
          <table:table-cell table:formula="of:=MEDIAN([.$I64])" office:value-type="float"/>
          <table:table-cell table:formula="of:=MEDIAN([.$J64])" office:value-type="float"/>
          <table:table-cell table:formula="of:=MEDIAN([.$K64])" office:value-type="float"/>
          <table:table-cell table:formula="of:=MEDIAN([.$L64])" office:value-type="float"/>
          <table:table-cell table:formula="of:=MEDIAN([.$M64])" office:value-type="float"/>
          <table:table-cell table:formula="of:=MEDIAN([.$N64])" office:value-type="float"/>
          <table:table-cell table:formula="of:=MAX([.$B64])" office:value-type="float"/>
          <table:table-cell table:formula="of:=MAX([.$C64])" office:value-type="float"/>
          <table:table-cell table:formula="of:=MAX([.$D64])" office:value-type="float"/>
          <table:table-cell table:formula="of:=MAX([.$E64])" office:value-type="float"/>
          <table:table-cell table:formula="of:=MAX([.$F64])" office:value-type="float"/>
          <table:table-cell table:formula="of:=MAX([.$G64])" office:value-type="float"/>
          <table:table-cell table:formula="of:=MAX([.$H64])" office:value-type="float"/>
          <table:table-cell table:formula="of:=MAX([.$I64])" office:value-type="float"/>
          <table:table-cell table:formula="of:=MAX([.$J64])" office:value-type="float"/>
          <table:table-cell table:formula="of:=MAX([.$K64])" office:value-type="float"/>
          <table:table-cell table:formula="of:=MAX([.$L64])" office:value-type="float"/>
          <table:table-cell table:formula="of:=MAX([.$M64])" office:value-type="float"/>
          <table:table-cell table:formula="of:=MAX([.$N64])" office:value-type="float"/>
        </table:table-row>
        <table:table-row table:style-name="ro1">
          <table:table-cell office:value-type="string">
            <text:p>5000/ins_5000_6_0484</text:p>
          </table:table-cell>
          <table:table-cell office:value-type="float" office:value="0.119772"/>
          <table:table-cell office:value-type="float" office:value="0.11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788.0"/>
          <table:table-cell office:value-type="float" office:value="1788.0"/>
          <table:table-cell office:value-type="float" office:value="2579.0"/>
          <table:table-cell office:value-type="float" office:value="839.0"/>
          <table:table-cell office:value-type="float" office:value="0.0"/>
          <table:table-cell office:value-type="float" office:value="0.0"/>
          <table:table-cell table:formula="of:=MIN([.$B65])" office:value-type="float"/>
          <table:table-cell table:formula="of:=MIN([.$C65])" office:value-type="float"/>
          <table:table-cell table:formula="of:=MIN([.$D65])" office:value-type="float"/>
          <table:table-cell table:formula="of:=MIN([.$E65])" office:value-type="float"/>
          <table:table-cell table:formula="of:=MIN([.$F65])" office:value-type="float"/>
          <table:table-cell table:formula="of:=MIN([.$G65])" office:value-type="float"/>
          <table:table-cell table:formula="of:=MIN([.$H65])" office:value-type="float"/>
          <table:table-cell table:formula="of:=MIN([.$I65])" office:value-type="float"/>
          <table:table-cell table:formula="of:=MIN([.$J65])" office:value-type="float"/>
          <table:table-cell table:formula="of:=MIN([.$K65])" office:value-type="float"/>
          <table:table-cell table:formula="of:=MIN([.$L65])" office:value-type="float"/>
          <table:table-cell table:formula="of:=MIN([.$M65])" office:value-type="float"/>
          <table:table-cell table:formula="of:=MIN([.$N65])" office:value-type="float"/>
          <table:table-cell table:formula="of:=MEDIAN([.$B65])" office:value-type="float"/>
          <table:table-cell table:formula="of:=MEDIAN([.$C65])" office:value-type="float"/>
          <table:table-cell table:formula="of:=MEDIAN([.$D65])" office:value-type="float"/>
          <table:table-cell table:formula="of:=MEDIAN([.$E65])" office:value-type="float"/>
          <table:table-cell table:formula="of:=MEDIAN([.$F65])" office:value-type="float"/>
          <table:table-cell table:formula="of:=MEDIAN([.$G65])" office:value-type="float"/>
          <table:table-cell table:formula="of:=MEDIAN([.$H65])" office:value-type="float"/>
          <table:table-cell table:formula="of:=MEDIAN([.$I65])" office:value-type="float"/>
          <table:table-cell table:formula="of:=MEDIAN([.$J65])" office:value-type="float"/>
          <table:table-cell table:formula="of:=MEDIAN([.$K65])" office:value-type="float"/>
          <table:table-cell table:formula="of:=MEDIAN([.$L65])" office:value-type="float"/>
          <table:table-cell table:formula="of:=MEDIAN([.$M65])" office:value-type="float"/>
          <table:table-cell table:formula="of:=MEDIAN([.$N65])" office:value-type="float"/>
          <table:table-cell table:formula="of:=MAX([.$B65])" office:value-type="float"/>
          <table:table-cell table:formula="of:=MAX([.$C65])" office:value-type="float"/>
          <table:table-cell table:formula="of:=MAX([.$D65])" office:value-type="float"/>
          <table:table-cell table:formula="of:=MAX([.$E65])" office:value-type="float"/>
          <table:table-cell table:formula="of:=MAX([.$F65])" office:value-type="float"/>
          <table:table-cell table:formula="of:=MAX([.$G65])" office:value-type="float"/>
          <table:table-cell table:formula="of:=MAX([.$H65])" office:value-type="float"/>
          <table:table-cell table:formula="of:=MAX([.$I65])" office:value-type="float"/>
          <table:table-cell table:formula="of:=MAX([.$J65])" office:value-type="float"/>
          <table:table-cell table:formula="of:=MAX([.$K65])" office:value-type="float"/>
          <table:table-cell table:formula="of:=MAX([.$L65])" office:value-type="float"/>
          <table:table-cell table:formula="of:=MAX([.$M65])" office:value-type="float"/>
          <table:table-cell table:formula="of:=MAX([.$N65])" office:value-type="float"/>
        </table:table-row>
        <table:table-row table:style-name="ro1">
          <table:table-cell office:value-type="string">
            <text:p>5000/ins_5000_7_0404</text:p>
          </table:table-cell>
          <table:table-cell office:value-type="float" office:value="0.139899"/>
          <table:table-cell office:value-type="float" office:value="0.1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124.0"/>
          <table:table-cell office:value-type="float" office:value="3971.0"/>
          <table:table-cell office:value-type="float" office:value="598.0"/>
          <table:table-cell office:value-type="float" office:value="0.0"/>
          <table:table-cell office:value-type="float" office:value="0.0"/>
          <table:table-cell table:formula="of:=MIN([.$B66])" office:value-type="float"/>
          <table:table-cell table:formula="of:=MIN([.$C66])" office:value-type="float"/>
          <table:table-cell table:formula="of:=MIN([.$D66])" office:value-type="float"/>
          <table:table-cell table:formula="of:=MIN([.$E66])" office:value-type="float"/>
          <table:table-cell table:formula="of:=MIN([.$F66])" office:value-type="float"/>
          <table:table-cell table:formula="of:=MIN([.$G66])" office:value-type="float"/>
          <table:table-cell table:formula="of:=MIN([.$H66])" office:value-type="float"/>
          <table:table-cell table:formula="of:=MIN([.$I66])" office:value-type="float"/>
          <table:table-cell table:formula="of:=MIN([.$J66])" office:value-type="float"/>
          <table:table-cell table:formula="of:=MIN([.$K66])" office:value-type="float"/>
          <table:table-cell table:formula="of:=MIN([.$L66])" office:value-type="float"/>
          <table:table-cell table:formula="of:=MIN([.$M66])" office:value-type="float"/>
          <table:table-cell table:formula="of:=MIN([.$N66])" office:value-type="float"/>
          <table:table-cell table:formula="of:=MEDIAN([.$B66])" office:value-type="float"/>
          <table:table-cell table:formula="of:=MEDIAN([.$C66])" office:value-type="float"/>
          <table:table-cell table:formula="of:=MEDIAN([.$D66])" office:value-type="float"/>
          <table:table-cell table:formula="of:=MEDIAN([.$E66])" office:value-type="float"/>
          <table:table-cell table:formula="of:=MEDIAN([.$F66])" office:value-type="float"/>
          <table:table-cell table:formula="of:=MEDIAN([.$G66])" office:value-type="float"/>
          <table:table-cell table:formula="of:=MEDIAN([.$H66])" office:value-type="float"/>
          <table:table-cell table:formula="of:=MEDIAN([.$I66])" office:value-type="float"/>
          <table:table-cell table:formula="of:=MEDIAN([.$J66])" office:value-type="float"/>
          <table:table-cell table:formula="of:=MEDIAN([.$K66])" office:value-type="float"/>
          <table:table-cell table:formula="of:=MEDIAN([.$L66])" office:value-type="float"/>
          <table:table-cell table:formula="of:=MEDIAN([.$M66])" office:value-type="float"/>
          <table:table-cell table:formula="of:=MEDIAN([.$N66])" office:value-type="float"/>
          <table:table-cell table:formula="of:=MAX([.$B66])" office:value-type="float"/>
          <table:table-cell table:formula="of:=MAX([.$C66])" office:value-type="float"/>
          <table:table-cell table:formula="of:=MAX([.$D66])" office:value-type="float"/>
          <table:table-cell table:formula="of:=MAX([.$E66])" office:value-type="float"/>
          <table:table-cell table:formula="of:=MAX([.$F66])" office:value-type="float"/>
          <table:table-cell table:formula="of:=MAX([.$G66])" office:value-type="float"/>
          <table:table-cell table:formula="of:=MAX([.$H66])" office:value-type="float"/>
          <table:table-cell table:formula="of:=MAX([.$I66])" office:value-type="float"/>
          <table:table-cell table:formula="of:=MAX([.$J66])" office:value-type="float"/>
          <table:table-cell table:formula="of:=MAX([.$K66])" office:value-type="float"/>
          <table:table-cell table:formula="of:=MAX([.$L66])" office:value-type="float"/>
          <table:table-cell table:formula="of:=MAX([.$M66])" office:value-type="float"/>
          <table:table-cell table:formula="of:=MAX([.$N66])" office:value-type="float"/>
        </table:table-row>
        <table:table-row table:style-name="ro1">
          <table:table-cell office:value-type="string">
            <text:p>5000/ins_5000_7_0414</text:p>
          </table:table-cell>
          <table:table-cell office:value-type="float" office:value="0.143675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68.0"/>
          <table:table-cell office:value-type="float" office:value="168.0"/>
          <table:table-cell office:value-type="float" office:value="4011.0"/>
          <table:table-cell office:value-type="float" office:value="781.0"/>
          <table:table-cell office:value-type="float" office:value="0.0"/>
          <table:table-cell office:value-type="float" office:value="0.0"/>
          <table:table-cell table:formula="of:=MIN([.$B67])" office:value-type="float"/>
          <table:table-cell table:formula="of:=MIN([.$C67])" office:value-type="float"/>
          <table:table-cell table:formula="of:=MIN([.$D67])" office:value-type="float"/>
          <table:table-cell table:formula="of:=MIN([.$E67])" office:value-type="float"/>
          <table:table-cell table:formula="of:=MIN([.$F67])" office:value-type="float"/>
          <table:table-cell table:formula="of:=MIN([.$G67])" office:value-type="float"/>
          <table:table-cell table:formula="of:=MIN([.$H67])" office:value-type="float"/>
          <table:table-cell table:formula="of:=MIN([.$I67])" office:value-type="float"/>
          <table:table-cell table:formula="of:=MIN([.$J67])" office:value-type="float"/>
          <table:table-cell table:formula="of:=MIN([.$K67])" office:value-type="float"/>
          <table:table-cell table:formula="of:=MIN([.$L67])" office:value-type="float"/>
          <table:table-cell table:formula="of:=MIN([.$M67])" office:value-type="float"/>
          <table:table-cell table:formula="of:=MIN([.$N67])" office:value-type="float"/>
          <table:table-cell table:formula="of:=MEDIAN([.$B67])" office:value-type="float"/>
          <table:table-cell table:formula="of:=MEDIAN([.$C67])" office:value-type="float"/>
          <table:table-cell table:formula="of:=MEDIAN([.$D67])" office:value-type="float"/>
          <table:table-cell table:formula="of:=MEDIAN([.$E67])" office:value-type="float"/>
          <table:table-cell table:formula="of:=MEDIAN([.$F67])" office:value-type="float"/>
          <table:table-cell table:formula="of:=MEDIAN([.$G67])" office:value-type="float"/>
          <table:table-cell table:formula="of:=MEDIAN([.$H67])" office:value-type="float"/>
          <table:table-cell table:formula="of:=MEDIAN([.$I67])" office:value-type="float"/>
          <table:table-cell table:formula="of:=MEDIAN([.$J67])" office:value-type="float"/>
          <table:table-cell table:formula="of:=MEDIAN([.$K67])" office:value-type="float"/>
          <table:table-cell table:formula="of:=MEDIAN([.$L67])" office:value-type="float"/>
          <table:table-cell table:formula="of:=MEDIAN([.$M67])" office:value-type="float"/>
          <table:table-cell table:formula="of:=MEDIAN([.$N67])" office:value-type="float"/>
          <table:table-cell table:formula="of:=MAX([.$B67])" office:value-type="float"/>
          <table:table-cell table:formula="of:=MAX([.$C67])" office:value-type="float"/>
          <table:table-cell table:formula="of:=MAX([.$D67])" office:value-type="float"/>
          <table:table-cell table:formula="of:=MAX([.$E67])" office:value-type="float"/>
          <table:table-cell table:formula="of:=MAX([.$F67])" office:value-type="float"/>
          <table:table-cell table:formula="of:=MAX([.$G67])" office:value-type="float"/>
          <table:table-cell table:formula="of:=MAX([.$H67])" office:value-type="float"/>
          <table:table-cell table:formula="of:=MAX([.$I67])" office:value-type="float"/>
          <table:table-cell table:formula="of:=MAX([.$J67])" office:value-type="float"/>
          <table:table-cell table:formula="of:=MAX([.$K67])" office:value-type="float"/>
          <table:table-cell table:formula="of:=MAX([.$L67])" office:value-type="float"/>
          <table:table-cell table:formula="of:=MAX([.$M67])" office:value-type="float"/>
          <table:table-cell table:formula="of:=MAX([.$N67])" office:value-type="float"/>
        </table:table-row>
        <table:table-row table:style-name="ro1">
          <table:table-cell office:value-type="string">
            <text:p>5000/ins_5000_7_0424</text:p>
          </table:table-cell>
          <table:table-cell office:value-type="float" office:value="0.134181"/>
          <table:table-cell office:value-type="float" office:value="0.1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.0"/>
          <table:table-cell office:value-type="float" office:value="136.0"/>
          <table:table-cell office:value-type="float" office:value="3986.0"/>
          <table:table-cell office:value-type="float" office:value="705.0"/>
          <table:table-cell office:value-type="float" office:value="0.0"/>
          <table:table-cell office:value-type="float" office:value="0.0"/>
          <table:table-cell table:formula="of:=MIN([.$B68])" office:value-type="float"/>
          <table:table-cell table:formula="of:=MIN([.$C68])" office:value-type="float"/>
          <table:table-cell table:formula="of:=MIN([.$D68])" office:value-type="float"/>
          <table:table-cell table:formula="of:=MIN([.$E68])" office:value-type="float"/>
          <table:table-cell table:formula="of:=MIN([.$F68])" office:value-type="float"/>
          <table:table-cell table:formula="of:=MIN([.$G68])" office:value-type="float"/>
          <table:table-cell table:formula="of:=MIN([.$H68])" office:value-type="float"/>
          <table:table-cell table:formula="of:=MIN([.$I68])" office:value-type="float"/>
          <table:table-cell table:formula="of:=MIN([.$J68])" office:value-type="float"/>
          <table:table-cell table:formula="of:=MIN([.$K68])" office:value-type="float"/>
          <table:table-cell table:formula="of:=MIN([.$L68])" office:value-type="float"/>
          <table:table-cell table:formula="of:=MIN([.$M68])" office:value-type="float"/>
          <table:table-cell table:formula="of:=MIN([.$N68])" office:value-type="float"/>
          <table:table-cell table:formula="of:=MEDIAN([.$B68])" office:value-type="float"/>
          <table:table-cell table:formula="of:=MEDIAN([.$C68])" office:value-type="float"/>
          <table:table-cell table:formula="of:=MEDIAN([.$D68])" office:value-type="float"/>
          <table:table-cell table:formula="of:=MEDIAN([.$E68])" office:value-type="float"/>
          <table:table-cell table:formula="of:=MEDIAN([.$F68])" office:value-type="float"/>
          <table:table-cell table:formula="of:=MEDIAN([.$G68])" office:value-type="float"/>
          <table:table-cell table:formula="of:=MEDIAN([.$H68])" office:value-type="float"/>
          <table:table-cell table:formula="of:=MEDIAN([.$I68])" office:value-type="float"/>
          <table:table-cell table:formula="of:=MEDIAN([.$J68])" office:value-type="float"/>
          <table:table-cell table:formula="of:=MEDIAN([.$K68])" office:value-type="float"/>
          <table:table-cell table:formula="of:=MEDIAN([.$L68])" office:value-type="float"/>
          <table:table-cell table:formula="of:=MEDIAN([.$M68])" office:value-type="float"/>
          <table:table-cell table:formula="of:=MEDIAN([.$N68])" office:value-type="float"/>
          <table:table-cell table:formula="of:=MAX([.$B68])" office:value-type="float"/>
          <table:table-cell table:formula="of:=MAX([.$C68])" office:value-type="float"/>
          <table:table-cell table:formula="of:=MAX([.$D68])" office:value-type="float"/>
          <table:table-cell table:formula="of:=MAX([.$E68])" office:value-type="float"/>
          <table:table-cell table:formula="of:=MAX([.$F68])" office:value-type="float"/>
          <table:table-cell table:formula="of:=MAX([.$G68])" office:value-type="float"/>
          <table:table-cell table:formula="of:=MAX([.$H68])" office:value-type="float"/>
          <table:table-cell table:formula="of:=MAX([.$I68])" office:value-type="float"/>
          <table:table-cell table:formula="of:=MAX([.$J68])" office:value-type="float"/>
          <table:table-cell table:formula="of:=MAX([.$K68])" office:value-type="float"/>
          <table:table-cell table:formula="of:=MAX([.$L68])" office:value-type="float"/>
          <table:table-cell table:formula="of:=MAX([.$M68])" office:value-type="float"/>
          <table:table-cell table:formula="of:=MAX([.$N68])" office:value-type="float"/>
        </table:table-row>
        <table:table-row table:style-name="ro1">
          <table:table-cell office:value-type="string">
            <text:p>5000/ins_5000_7_0434</text:p>
          </table:table-cell>
          <table:table-cell office:value-type="float" office:value="0.141125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83.0"/>
          <table:table-cell office:value-type="float" office:value="283.0"/>
          <table:table-cell office:value-type="float" office:value="4053.0"/>
          <table:table-cell office:value-type="float" office:value="1028.0"/>
          <table:table-cell office:value-type="float" office:value="0.0"/>
          <table:table-cell office:value-type="float" office:value="0.0"/>
          <table:table-cell table:formula="of:=MIN([.$B69])" office:value-type="float"/>
          <table:table-cell table:formula="of:=MIN([.$C69])" office:value-type="float"/>
          <table:table-cell table:formula="of:=MIN([.$D69])" office:value-type="float"/>
          <table:table-cell table:formula="of:=MIN([.$E69])" office:value-type="float"/>
          <table:table-cell table:formula="of:=MIN([.$F69])" office:value-type="float"/>
          <table:table-cell table:formula="of:=MIN([.$G69])" office:value-type="float"/>
          <table:table-cell table:formula="of:=MIN([.$H69])" office:value-type="float"/>
          <table:table-cell table:formula="of:=MIN([.$I69])" office:value-type="float"/>
          <table:table-cell table:formula="of:=MIN([.$J69])" office:value-type="float"/>
          <table:table-cell table:formula="of:=MIN([.$K69])" office:value-type="float"/>
          <table:table-cell table:formula="of:=MIN([.$L69])" office:value-type="float"/>
          <table:table-cell table:formula="of:=MIN([.$M69])" office:value-type="float"/>
          <table:table-cell table:formula="of:=MIN([.$N69])" office:value-type="float"/>
          <table:table-cell table:formula="of:=MEDIAN([.$B69])" office:value-type="float"/>
          <table:table-cell table:formula="of:=MEDIAN([.$C69])" office:value-type="float"/>
          <table:table-cell table:formula="of:=MEDIAN([.$D69])" office:value-type="float"/>
          <table:table-cell table:formula="of:=MEDIAN([.$E69])" office:value-type="float"/>
          <table:table-cell table:formula="of:=MEDIAN([.$F69])" office:value-type="float"/>
          <table:table-cell table:formula="of:=MEDIAN([.$G69])" office:value-type="float"/>
          <table:table-cell table:formula="of:=MEDIAN([.$H69])" office:value-type="float"/>
          <table:table-cell table:formula="of:=MEDIAN([.$I69])" office:value-type="float"/>
          <table:table-cell table:formula="of:=MEDIAN([.$J69])" office:value-type="float"/>
          <table:table-cell table:formula="of:=MEDIAN([.$K69])" office:value-type="float"/>
          <table:table-cell table:formula="of:=MEDIAN([.$L69])" office:value-type="float"/>
          <table:table-cell table:formula="of:=MEDIAN([.$M69])" office:value-type="float"/>
          <table:table-cell table:formula="of:=MEDIAN([.$N69])" office:value-type="float"/>
          <table:table-cell table:formula="of:=MAX([.$B69])" office:value-type="float"/>
          <table:table-cell table:formula="of:=MAX([.$C69])" office:value-type="float"/>
          <table:table-cell table:formula="of:=MAX([.$D69])" office:value-type="float"/>
          <table:table-cell table:formula="of:=MAX([.$E69])" office:value-type="float"/>
          <table:table-cell table:formula="of:=MAX([.$F69])" office:value-type="float"/>
          <table:table-cell table:formula="of:=MAX([.$G69])" office:value-type="float"/>
          <table:table-cell table:formula="of:=MAX([.$H69])" office:value-type="float"/>
          <table:table-cell table:formula="of:=MAX([.$I69])" office:value-type="float"/>
          <table:table-cell table:formula="of:=MAX([.$J69])" office:value-type="float"/>
          <table:table-cell table:formula="of:=MAX([.$K69])" office:value-type="float"/>
          <table:table-cell table:formula="of:=MAX([.$L69])" office:value-type="float"/>
          <table:table-cell table:formula="of:=MAX([.$M69])" office:value-type="float"/>
          <table:table-cell table:formula="of:=MAX([.$N69])" office:value-type="float"/>
        </table:table-row>
        <table:table-row table:style-name="ro1">
          <table:table-cell office:value-type="string">
            <text:p>5000/ins_5000_7_0444</text:p>
          </table:table-cell>
          <table:table-cell office:value-type="float" office:value="0.259989"/>
          <table:table-cell office:value-type="float" office:value="0.25"/>
          <table:table-cell office:value-type="float" office:value="0.11"/>
          <table:table-cell office:value-type="float" office:value="532.0"/>
          <table:table-cell office:value-type="float" office:value="0.0"/>
          <table:table-cell office:value-type="float" office:value="0.0"/>
          <table:table-cell office:value-type="float" office:value="886.0"/>
          <table:table-cell office:value-type="float" office:value="97879.0"/>
          <table:table-cell office:value-type="float" office:value="97879.0"/>
          <table:table-cell office:value-type="float" office:value="4426.0"/>
          <table:table-cell office:value-type="float" office:value="1119.0"/>
          <table:table-cell office:value-type="float" office:value="0.0"/>
          <table:table-cell office:value-type="float" office:value="0.0"/>
          <table:table-cell table:formula="of:=MIN([.$B70])" office:value-type="float"/>
          <table:table-cell table:formula="of:=MIN([.$C70])" office:value-type="float"/>
          <table:table-cell table:formula="of:=MIN([.$D70])" office:value-type="float"/>
          <table:table-cell table:formula="of:=MIN([.$E70])" office:value-type="float"/>
          <table:table-cell table:formula="of:=MIN([.$F70])" office:value-type="float"/>
          <table:table-cell table:formula="of:=MIN([.$G70])" office:value-type="float"/>
          <table:table-cell table:formula="of:=MIN([.$H70])" office:value-type="float"/>
          <table:table-cell table:formula="of:=MIN([.$I70])" office:value-type="float"/>
          <table:table-cell table:formula="of:=MIN([.$J70])" office:value-type="float"/>
          <table:table-cell table:formula="of:=MIN([.$K70])" office:value-type="float"/>
          <table:table-cell table:formula="of:=MIN([.$L70])" office:value-type="float"/>
          <table:table-cell table:formula="of:=MIN([.$M70])" office:value-type="float"/>
          <table:table-cell table:formula="of:=MIN([.$N70])" office:value-type="float"/>
          <table:table-cell table:formula="of:=MEDIAN([.$B70])" office:value-type="float"/>
          <table:table-cell table:formula="of:=MEDIAN([.$C70])" office:value-type="float"/>
          <table:table-cell table:formula="of:=MEDIAN([.$D70])" office:value-type="float"/>
          <table:table-cell table:formula="of:=MEDIAN([.$E70])" office:value-type="float"/>
          <table:table-cell table:formula="of:=MEDIAN([.$F70])" office:value-type="float"/>
          <table:table-cell table:formula="of:=MEDIAN([.$G70])" office:value-type="float"/>
          <table:table-cell table:formula="of:=MEDIAN([.$H70])" office:value-type="float"/>
          <table:table-cell table:formula="of:=MEDIAN([.$I70])" office:value-type="float"/>
          <table:table-cell table:formula="of:=MEDIAN([.$J70])" office:value-type="float"/>
          <table:table-cell table:formula="of:=MEDIAN([.$K70])" office:value-type="float"/>
          <table:table-cell table:formula="of:=MEDIAN([.$L70])" office:value-type="float"/>
          <table:table-cell table:formula="of:=MEDIAN([.$M70])" office:value-type="float"/>
          <table:table-cell table:formula="of:=MEDIAN([.$N70])" office:value-type="float"/>
          <table:table-cell table:formula="of:=MAX([.$B70])" office:value-type="float"/>
          <table:table-cell table:formula="of:=MAX([.$C70])" office:value-type="float"/>
          <table:table-cell table:formula="of:=MAX([.$D70])" office:value-type="float"/>
          <table:table-cell table:formula="of:=MAX([.$E70])" office:value-type="float"/>
          <table:table-cell table:formula="of:=MAX([.$F70])" office:value-type="float"/>
          <table:table-cell table:formula="of:=MAX([.$G70])" office:value-type="float"/>
          <table:table-cell table:formula="of:=MAX([.$H70])" office:value-type="float"/>
          <table:table-cell table:formula="of:=MAX([.$I70])" office:value-type="float"/>
          <table:table-cell table:formula="of:=MAX([.$J70])" office:value-type="float"/>
          <table:table-cell table:formula="of:=MAX([.$K70])" office:value-type="float"/>
          <table:table-cell table:formula="of:=MAX([.$L70])" office:value-type="float"/>
          <table:table-cell table:formula="of:=MAX([.$M70])" office:value-type="float"/>
          <table:table-cell table:formula="of:=MAX([.$N70])" office:value-type="float"/>
        </table:table-row>
        <table:table-row table:style-name="ro1">
          <table:table-cell office:value-type="string">
            <text:p>5000/ins_5000_7_0454</text:p>
          </table:table-cell>
          <table:table-cell office:value-type="float" office:value="0.153633"/>
          <table:table-cell office:value-type="float" office:value="0.14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311.0"/>
          <table:table-cell office:value-type="float" office:value="311.0"/>
          <table:table-cell office:value-type="float" office:value="3959.0"/>
          <table:table-cell office:value-type="float" office:value="919.0"/>
          <table:table-cell office:value-type="float" office:value="0.0"/>
          <table:table-cell office:value-type="float" office:value="0.0"/>
          <table:table-cell table:formula="of:=MIN([.$B71])" office:value-type="float"/>
          <table:table-cell table:formula="of:=MIN([.$C71])" office:value-type="float"/>
          <table:table-cell table:formula="of:=MIN([.$D71])" office:value-type="float"/>
          <table:table-cell table:formula="of:=MIN([.$E71])" office:value-type="float"/>
          <table:table-cell table:formula="of:=MIN([.$F71])" office:value-type="float"/>
          <table:table-cell table:formula="of:=MIN([.$G71])" office:value-type="float"/>
          <table:table-cell table:formula="of:=MIN([.$H71])" office:value-type="float"/>
          <table:table-cell table:formula="of:=MIN([.$I71])" office:value-type="float"/>
          <table:table-cell table:formula="of:=MIN([.$J71])" office:value-type="float"/>
          <table:table-cell table:formula="of:=MIN([.$K71])" office:value-type="float"/>
          <table:table-cell table:formula="of:=MIN([.$L71])" office:value-type="float"/>
          <table:table-cell table:formula="of:=MIN([.$M71])" office:value-type="float"/>
          <table:table-cell table:formula="of:=MIN([.$N71])" office:value-type="float"/>
          <table:table-cell table:formula="of:=MEDIAN([.$B71])" office:value-type="float"/>
          <table:table-cell table:formula="of:=MEDIAN([.$C71])" office:value-type="float"/>
          <table:table-cell table:formula="of:=MEDIAN([.$D71])" office:value-type="float"/>
          <table:table-cell table:formula="of:=MEDIAN([.$E71])" office:value-type="float"/>
          <table:table-cell table:formula="of:=MEDIAN([.$F71])" office:value-type="float"/>
          <table:table-cell table:formula="of:=MEDIAN([.$G71])" office:value-type="float"/>
          <table:table-cell table:formula="of:=MEDIAN([.$H71])" office:value-type="float"/>
          <table:table-cell table:formula="of:=MEDIAN([.$I71])" office:value-type="float"/>
          <table:table-cell table:formula="of:=MEDIAN([.$J71])" office:value-type="float"/>
          <table:table-cell table:formula="of:=MEDIAN([.$K71])" office:value-type="float"/>
          <table:table-cell table:formula="of:=MEDIAN([.$L71])" office:value-type="float"/>
          <table:table-cell table:formula="of:=MEDIAN([.$M71])" office:value-type="float"/>
          <table:table-cell table:formula="of:=MEDIAN([.$N71])" office:value-type="float"/>
          <table:table-cell table:formula="of:=MAX([.$B71])" office:value-type="float"/>
          <table:table-cell table:formula="of:=MAX([.$C71])" office:value-type="float"/>
          <table:table-cell table:formula="of:=MAX([.$D71])" office:value-type="float"/>
          <table:table-cell table:formula="of:=MAX([.$E71])" office:value-type="float"/>
          <table:table-cell table:formula="of:=MAX([.$F71])" office:value-type="float"/>
          <table:table-cell table:formula="of:=MAX([.$G71])" office:value-type="float"/>
          <table:table-cell table:formula="of:=MAX([.$H71])" office:value-type="float"/>
          <table:table-cell table:formula="of:=MAX([.$I71])" office:value-type="float"/>
          <table:table-cell table:formula="of:=MAX([.$J71])" office:value-type="float"/>
          <table:table-cell table:formula="of:=MAX([.$K71])" office:value-type="float"/>
          <table:table-cell table:formula="of:=MAX([.$L71])" office:value-type="float"/>
          <table:table-cell table:formula="of:=MAX([.$M71])" office:value-type="float"/>
          <table:table-cell table:formula="of:=MAX([.$N71])" office:value-type="float"/>
        </table:table-row>
        <table:table-row table:style-name="ro1">
          <table:table-cell office:value-type="string">
            <text:p>5000/ins_5000_7_0464</text:p>
          </table:table-cell>
          <table:table-cell office:value-type="float" office:value="0.133281"/>
          <table:table-cell office:value-type="float" office:value="0.1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.0"/>
          <table:table-cell office:value-type="float" office:value="235.0"/>
          <table:table-cell office:value-type="float" office:value="4006.0"/>
          <table:table-cell office:value-type="float" office:value="765.0"/>
          <table:table-cell office:value-type="float" office:value="0.0"/>
          <table:table-cell office:value-type="float" office:value="0.0"/>
          <table:table-cell table:formula="of:=MIN([.$B72])" office:value-type="float"/>
          <table:table-cell table:formula="of:=MIN([.$C72])" office:value-type="float"/>
          <table:table-cell table:formula="of:=MIN([.$D72])" office:value-type="float"/>
          <table:table-cell table:formula="of:=MIN([.$E72])" office:value-type="float"/>
          <table:table-cell table:formula="of:=MIN([.$F72])" office:value-type="float"/>
          <table:table-cell table:formula="of:=MIN([.$G72])" office:value-type="float"/>
          <table:table-cell table:formula="of:=MIN([.$H72])" office:value-type="float"/>
          <table:table-cell table:formula="of:=MIN([.$I72])" office:value-type="float"/>
          <table:table-cell table:formula="of:=MIN([.$J72])" office:value-type="float"/>
          <table:table-cell table:formula="of:=MIN([.$K72])" office:value-type="float"/>
          <table:table-cell table:formula="of:=MIN([.$L72])" office:value-type="float"/>
          <table:table-cell table:formula="of:=MIN([.$M72])" office:value-type="float"/>
          <table:table-cell table:formula="of:=MIN([.$N72])" office:value-type="float"/>
          <table:table-cell table:formula="of:=MEDIAN([.$B72])" office:value-type="float"/>
          <table:table-cell table:formula="of:=MEDIAN([.$C72])" office:value-type="float"/>
          <table:table-cell table:formula="of:=MEDIAN([.$D72])" office:value-type="float"/>
          <table:table-cell table:formula="of:=MEDIAN([.$E72])" office:value-type="float"/>
          <table:table-cell table:formula="of:=MEDIAN([.$F72])" office:value-type="float"/>
          <table:table-cell table:formula="of:=MEDIAN([.$G72])" office:value-type="float"/>
          <table:table-cell table:formula="of:=MEDIAN([.$H72])" office:value-type="float"/>
          <table:table-cell table:formula="of:=MEDIAN([.$I72])" office:value-type="float"/>
          <table:table-cell table:formula="of:=MEDIAN([.$J72])" office:value-type="float"/>
          <table:table-cell table:formula="of:=MEDIAN([.$K72])" office:value-type="float"/>
          <table:table-cell table:formula="of:=MEDIAN([.$L72])" office:value-type="float"/>
          <table:table-cell table:formula="of:=MEDIAN([.$M72])" office:value-type="float"/>
          <table:table-cell table:formula="of:=MEDIAN([.$N72])" office:value-type="float"/>
          <table:table-cell table:formula="of:=MAX([.$B72])" office:value-type="float"/>
          <table:table-cell table:formula="of:=MAX([.$C72])" office:value-type="float"/>
          <table:table-cell table:formula="of:=MAX([.$D72])" office:value-type="float"/>
          <table:table-cell table:formula="of:=MAX([.$E72])" office:value-type="float"/>
          <table:table-cell table:formula="of:=MAX([.$F72])" office:value-type="float"/>
          <table:table-cell table:formula="of:=MAX([.$G72])" office:value-type="float"/>
          <table:table-cell table:formula="of:=MAX([.$H72])" office:value-type="float"/>
          <table:table-cell table:formula="of:=MAX([.$I72])" office:value-type="float"/>
          <table:table-cell table:formula="of:=MAX([.$J72])" office:value-type="float"/>
          <table:table-cell table:formula="of:=MAX([.$K72])" office:value-type="float"/>
          <table:table-cell table:formula="of:=MAX([.$L72])" office:value-type="float"/>
          <table:table-cell table:formula="of:=MAX([.$M72])" office:value-type="float"/>
          <table:table-cell table:formula="of:=MAX([.$N72])" office:value-type="float"/>
        </table:table-row>
        <table:table-row table:style-name="ro1">
          <table:table-cell office:value-type="string">
            <text:p>5000/ins_5000_7_0474</text:p>
          </table:table-cell>
          <table:table-cell office:value-type="float" office:value="0.162932"/>
          <table:table-cell office:value-type="float" office:value="0.13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272.0"/>
          <table:table-cell office:value-type="float" office:value="4087.0"/>
          <table:table-cell office:value-type="float" office:value="792.0"/>
          <table:table-cell office:value-type="float" office:value="0.0"/>
          <table:table-cell office:value-type="float" office:value="0.0"/>
          <table:table-cell table:formula="of:=MIN([.$B73])" office:value-type="float"/>
          <table:table-cell table:formula="of:=MIN([.$C73])" office:value-type="float"/>
          <table:table-cell table:formula="of:=MIN([.$D73])" office:value-type="float"/>
          <table:table-cell table:formula="of:=MIN([.$E73])" office:value-type="float"/>
          <table:table-cell table:formula="of:=MIN([.$F73])" office:value-type="float"/>
          <table:table-cell table:formula="of:=MIN([.$G73])" office:value-type="float"/>
          <table:table-cell table:formula="of:=MIN([.$H73])" office:value-type="float"/>
          <table:table-cell table:formula="of:=MIN([.$I73])" office:value-type="float"/>
          <table:table-cell table:formula="of:=MIN([.$J73])" office:value-type="float"/>
          <table:table-cell table:formula="of:=MIN([.$K73])" office:value-type="float"/>
          <table:table-cell table:formula="of:=MIN([.$L73])" office:value-type="float"/>
          <table:table-cell table:formula="of:=MIN([.$M73])" office:value-type="float"/>
          <table:table-cell table:formula="of:=MIN([.$N73])" office:value-type="float"/>
          <table:table-cell table:formula="of:=MEDIAN([.$B73])" office:value-type="float"/>
          <table:table-cell table:formula="of:=MEDIAN([.$C73])" office:value-type="float"/>
          <table:table-cell table:formula="of:=MEDIAN([.$D73])" office:value-type="float"/>
          <table:table-cell table:formula="of:=MEDIAN([.$E73])" office:value-type="float"/>
          <table:table-cell table:formula="of:=MEDIAN([.$F73])" office:value-type="float"/>
          <table:table-cell table:formula="of:=MEDIAN([.$G73])" office:value-type="float"/>
          <table:table-cell table:formula="of:=MEDIAN([.$H73])" office:value-type="float"/>
          <table:table-cell table:formula="of:=MEDIAN([.$I73])" office:value-type="float"/>
          <table:table-cell table:formula="of:=MEDIAN([.$J73])" office:value-type="float"/>
          <table:table-cell table:formula="of:=MEDIAN([.$K73])" office:value-type="float"/>
          <table:table-cell table:formula="of:=MEDIAN([.$L73])" office:value-type="float"/>
          <table:table-cell table:formula="of:=MEDIAN([.$M73])" office:value-type="float"/>
          <table:table-cell table:formula="of:=MEDIAN([.$N73])" office:value-type="float"/>
          <table:table-cell table:formula="of:=MAX([.$B73])" office:value-type="float"/>
          <table:table-cell table:formula="of:=MAX([.$C73])" office:value-type="float"/>
          <table:table-cell table:formula="of:=MAX([.$D73])" office:value-type="float"/>
          <table:table-cell table:formula="of:=MAX([.$E73])" office:value-type="float"/>
          <table:table-cell table:formula="of:=MAX([.$F73])" office:value-type="float"/>
          <table:table-cell table:formula="of:=MAX([.$G73])" office:value-type="float"/>
          <table:table-cell table:formula="of:=MAX([.$H73])" office:value-type="float"/>
          <table:table-cell table:formula="of:=MAX([.$I73])" office:value-type="float"/>
          <table:table-cell table:formula="of:=MAX([.$J73])" office:value-type="float"/>
          <table:table-cell table:formula="of:=MAX([.$K73])" office:value-type="float"/>
          <table:table-cell table:formula="of:=MAX([.$L73])" office:value-type="float"/>
          <table:table-cell table:formula="of:=MAX([.$M73])" office:value-type="float"/>
          <table:table-cell table:formula="of:=MAX([.$N73])" office:value-type="float"/>
        </table:table-row>
        <table:table-row table:style-name="ro1">
          <table:table-cell office:value-type="string">
            <text:p>5000/ins_5000_7_0484</text:p>
          </table:table-cell>
          <table:table-cell office:value-type="float" office:value="0.105716"/>
          <table:table-cell office:value-type="float" office:value="0.09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91.0"/>
          <table:table-cell office:value-type="float" office:value="291.0"/>
          <table:table-cell office:value-type="float" office:value="2585.0"/>
          <table:table-cell office:value-type="float" office:value="908.0"/>
          <table:table-cell office:value-type="float" office:value="0.0"/>
          <table:table-cell office:value-type="float" office:value="0.0"/>
          <table:table-cell table:formula="of:=MIN([.$B74])" office:value-type="float"/>
          <table:table-cell table:formula="of:=MIN([.$C74])" office:value-type="float"/>
          <table:table-cell table:formula="of:=MIN([.$D74])" office:value-type="float"/>
          <table:table-cell table:formula="of:=MIN([.$E74])" office:value-type="float"/>
          <table:table-cell table:formula="of:=MIN([.$F74])" office:value-type="float"/>
          <table:table-cell table:formula="of:=MIN([.$G74])" office:value-type="float"/>
          <table:table-cell table:formula="of:=MIN([.$H74])" office:value-type="float"/>
          <table:table-cell table:formula="of:=MIN([.$I74])" office:value-type="float"/>
          <table:table-cell table:formula="of:=MIN([.$J74])" office:value-type="float"/>
          <table:table-cell table:formula="of:=MIN([.$K74])" office:value-type="float"/>
          <table:table-cell table:formula="of:=MIN([.$L74])" office:value-type="float"/>
          <table:table-cell table:formula="of:=MIN([.$M74])" office:value-type="float"/>
          <table:table-cell table:formula="of:=MIN([.$N74])" office:value-type="float"/>
          <table:table-cell table:formula="of:=MEDIAN([.$B74])" office:value-type="float"/>
          <table:table-cell table:formula="of:=MEDIAN([.$C74])" office:value-type="float"/>
          <table:table-cell table:formula="of:=MEDIAN([.$D74])" office:value-type="float"/>
          <table:table-cell table:formula="of:=MEDIAN([.$E74])" office:value-type="float"/>
          <table:table-cell table:formula="of:=MEDIAN([.$F74])" office:value-type="float"/>
          <table:table-cell table:formula="of:=MEDIAN([.$G74])" office:value-type="float"/>
          <table:table-cell table:formula="of:=MEDIAN([.$H74])" office:value-type="float"/>
          <table:table-cell table:formula="of:=MEDIAN([.$I74])" office:value-type="float"/>
          <table:table-cell table:formula="of:=MEDIAN([.$J74])" office:value-type="float"/>
          <table:table-cell table:formula="of:=MEDIAN([.$K74])" office:value-type="float"/>
          <table:table-cell table:formula="of:=MEDIAN([.$L74])" office:value-type="float"/>
          <table:table-cell table:formula="of:=MEDIAN([.$M74])" office:value-type="float"/>
          <table:table-cell table:formula="of:=MEDIAN([.$N74])" office:value-type="float"/>
          <table:table-cell table:formula="of:=MAX([.$B74])" office:value-type="float"/>
          <table:table-cell table:formula="of:=MAX([.$C74])" office:value-type="float"/>
          <table:table-cell table:formula="of:=MAX([.$D74])" office:value-type="float"/>
          <table:table-cell table:formula="of:=MAX([.$E74])" office:value-type="float"/>
          <table:table-cell table:formula="of:=MAX([.$F74])" office:value-type="float"/>
          <table:table-cell table:formula="of:=MAX([.$G74])" office:value-type="float"/>
          <table:table-cell table:formula="of:=MAX([.$H74])" office:value-type="float"/>
          <table:table-cell table:formula="of:=MAX([.$I74])" office:value-type="float"/>
          <table:table-cell table:formula="of:=MAX([.$J74])" office:value-type="float"/>
          <table:table-cell table:formula="of:=MAX([.$K74])" office:value-type="float"/>
          <table:table-cell table:formula="of:=MAX([.$L74])" office:value-type="float"/>
          <table:table-cell table:formula="of:=MAX([.$M74])" office:value-type="float"/>
          <table:table-cell table:formula="of:=MAX([.$N74])" office:value-type="float"/>
        </table:table-row>
        <table:table-row table:style-name="ro1">
          <table:table-cell office:value-type="string">
            <text:p>5000/ins_5000_8_0404</text:p>
          </table:table-cell>
          <table:table-cell office:value-type="float" office:value="0.158942"/>
          <table:table-cell office:value-type="float" office:value="0.14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747.0"/>
          <table:table-cell office:value-type="float" office:value="747.0"/>
          <table:table-cell office:value-type="float" office:value="4277.0"/>
          <table:table-cell office:value-type="float" office:value="1146.0"/>
          <table:table-cell office:value-type="float" office:value="0.0"/>
          <table:table-cell office:value-type="float" office:value="0.0"/>
          <table:table-cell table:formula="of:=MIN([.$B75])" office:value-type="float"/>
          <table:table-cell table:formula="of:=MIN([.$C75])" office:value-type="float"/>
          <table:table-cell table:formula="of:=MIN([.$D75])" office:value-type="float"/>
          <table:table-cell table:formula="of:=MIN([.$E75])" office:value-type="float"/>
          <table:table-cell table:formula="of:=MIN([.$F75])" office:value-type="float"/>
          <table:table-cell table:formula="of:=MIN([.$G75])" office:value-type="float"/>
          <table:table-cell table:formula="of:=MIN([.$H75])" office:value-type="float"/>
          <table:table-cell table:formula="of:=MIN([.$I75])" office:value-type="float"/>
          <table:table-cell table:formula="of:=MIN([.$J75])" office:value-type="float"/>
          <table:table-cell table:formula="of:=MIN([.$K75])" office:value-type="float"/>
          <table:table-cell table:formula="of:=MIN([.$L75])" office:value-type="float"/>
          <table:table-cell table:formula="of:=MIN([.$M75])" office:value-type="float"/>
          <table:table-cell table:formula="of:=MIN([.$N75])" office:value-type="float"/>
          <table:table-cell table:formula="of:=MEDIAN([.$B75])" office:value-type="float"/>
          <table:table-cell table:formula="of:=MEDIAN([.$C75])" office:value-type="float"/>
          <table:table-cell table:formula="of:=MEDIAN([.$D75])" office:value-type="float"/>
          <table:table-cell table:formula="of:=MEDIAN([.$E75])" office:value-type="float"/>
          <table:table-cell table:formula="of:=MEDIAN([.$F75])" office:value-type="float"/>
          <table:table-cell table:formula="of:=MEDIAN([.$G75])" office:value-type="float"/>
          <table:table-cell table:formula="of:=MEDIAN([.$H75])" office:value-type="float"/>
          <table:table-cell table:formula="of:=MEDIAN([.$I75])" office:value-type="float"/>
          <table:table-cell table:formula="of:=MEDIAN([.$J75])" office:value-type="float"/>
          <table:table-cell table:formula="of:=MEDIAN([.$K75])" office:value-type="float"/>
          <table:table-cell table:formula="of:=MEDIAN([.$L75])" office:value-type="float"/>
          <table:table-cell table:formula="of:=MEDIAN([.$M75])" office:value-type="float"/>
          <table:table-cell table:formula="of:=MEDIAN([.$N75])" office:value-type="float"/>
          <table:table-cell table:formula="of:=MAX([.$B75])" office:value-type="float"/>
          <table:table-cell table:formula="of:=MAX([.$C75])" office:value-type="float"/>
          <table:table-cell table:formula="of:=MAX([.$D75])" office:value-type="float"/>
          <table:table-cell table:formula="of:=MAX([.$E75])" office:value-type="float"/>
          <table:table-cell table:formula="of:=MAX([.$F75])" office:value-type="float"/>
          <table:table-cell table:formula="of:=MAX([.$G75])" office:value-type="float"/>
          <table:table-cell table:formula="of:=MAX([.$H75])" office:value-type="float"/>
          <table:table-cell table:formula="of:=MAX([.$I75])" office:value-type="float"/>
          <table:table-cell table:formula="of:=MAX([.$J75])" office:value-type="float"/>
          <table:table-cell table:formula="of:=MAX([.$K75])" office:value-type="float"/>
          <table:table-cell table:formula="of:=MAX([.$L75])" office:value-type="float"/>
          <table:table-cell table:formula="of:=MAX([.$M75])" office:value-type="float"/>
          <table:table-cell table:formula="of:=MAX([.$N75])" office:value-type="float"/>
        </table:table-row>
        <table:table-row table:style-name="ro1">
          <table:table-cell office:value-type="string">
            <text:p>5000/ins_5000_8_0414</text:p>
          </table:table-cell>
          <table:table-cell office:value-type="float" office:value="0.153758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13.0"/>
          <table:table-cell office:value-type="float" office:value="313.0"/>
          <table:table-cell office:value-type="float" office:value="4150.0"/>
          <table:table-cell office:value-type="float" office:value="1029.0"/>
          <table:table-cell office:value-type="float" office:value="0.0"/>
          <table:table-cell office:value-type="float" office:value="0.0"/>
          <table:table-cell table:formula="of:=MIN([.$B76])" office:value-type="float"/>
          <table:table-cell table:formula="of:=MIN([.$C76])" office:value-type="float"/>
          <table:table-cell table:formula="of:=MIN([.$D76])" office:value-type="float"/>
          <table:table-cell table:formula="of:=MIN([.$E76])" office:value-type="float"/>
          <table:table-cell table:formula="of:=MIN([.$F76])" office:value-type="float"/>
          <table:table-cell table:formula="of:=MIN([.$G76])" office:value-type="float"/>
          <table:table-cell table:formula="of:=MIN([.$H76])" office:value-type="float"/>
          <table:table-cell table:formula="of:=MIN([.$I76])" office:value-type="float"/>
          <table:table-cell table:formula="of:=MIN([.$J76])" office:value-type="float"/>
          <table:table-cell table:formula="of:=MIN([.$K76])" office:value-type="float"/>
          <table:table-cell table:formula="of:=MIN([.$L76])" office:value-type="float"/>
          <table:table-cell table:formula="of:=MIN([.$M76])" office:value-type="float"/>
          <table:table-cell table:formula="of:=MIN([.$N76])" office:value-type="float"/>
          <table:table-cell table:formula="of:=MEDIAN([.$B76])" office:value-type="float"/>
          <table:table-cell table:formula="of:=MEDIAN([.$C76])" office:value-type="float"/>
          <table:table-cell table:formula="of:=MEDIAN([.$D76])" office:value-type="float"/>
          <table:table-cell table:formula="of:=MEDIAN([.$E76])" office:value-type="float"/>
          <table:table-cell table:formula="of:=MEDIAN([.$F76])" office:value-type="float"/>
          <table:table-cell table:formula="of:=MEDIAN([.$G76])" office:value-type="float"/>
          <table:table-cell table:formula="of:=MEDIAN([.$H76])" office:value-type="float"/>
          <table:table-cell table:formula="of:=MEDIAN([.$I76])" office:value-type="float"/>
          <table:table-cell table:formula="of:=MEDIAN([.$J76])" office:value-type="float"/>
          <table:table-cell table:formula="of:=MEDIAN([.$K76])" office:value-type="float"/>
          <table:table-cell table:formula="of:=MEDIAN([.$L76])" office:value-type="float"/>
          <table:table-cell table:formula="of:=MEDIAN([.$M76])" office:value-type="float"/>
          <table:table-cell table:formula="of:=MEDIAN([.$N76])" office:value-type="float"/>
          <table:table-cell table:formula="of:=MAX([.$B76])" office:value-type="float"/>
          <table:table-cell table:formula="of:=MAX([.$C76])" office:value-type="float"/>
          <table:table-cell table:formula="of:=MAX([.$D76])" office:value-type="float"/>
          <table:table-cell table:formula="of:=MAX([.$E76])" office:value-type="float"/>
          <table:table-cell table:formula="of:=MAX([.$F76])" office:value-type="float"/>
          <table:table-cell table:formula="of:=MAX([.$G76])" office:value-type="float"/>
          <table:table-cell table:formula="of:=MAX([.$H76])" office:value-type="float"/>
          <table:table-cell table:formula="of:=MAX([.$I76])" office:value-type="float"/>
          <table:table-cell table:formula="of:=MAX([.$J76])" office:value-type="float"/>
          <table:table-cell table:formula="of:=MAX([.$K76])" office:value-type="float"/>
          <table:table-cell table:formula="of:=MAX([.$L76])" office:value-type="float"/>
          <table:table-cell table:formula="of:=MAX([.$M76])" office:value-type="float"/>
          <table:table-cell table:formula="of:=MAX([.$N76])" office:value-type="float"/>
        </table:table-row>
        <table:table-row table:style-name="ro1">
          <table:table-cell office:value-type="string">
            <text:p>5000/ins_5000_8_0424</text:p>
          </table:table-cell>
          <table:table-cell office:value-type="float" office:value="0.143194"/>
          <table:table-cell office:value-type="float" office:value="0.13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59.0"/>
          <table:table-cell office:value-type="float" office:value="359.0"/>
          <table:table-cell office:value-type="float" office:value="4083.0"/>
          <table:table-cell office:value-type="float" office:value="869.0"/>
          <table:table-cell office:value-type="float" office:value="0.0"/>
          <table:table-cell office:value-type="float" office:value="0.0"/>
          <table:table-cell table:formula="of:=MIN([.$B77])" office:value-type="float"/>
          <table:table-cell table:formula="of:=MIN([.$C77])" office:value-type="float"/>
          <table:table-cell table:formula="of:=MIN([.$D77])" office:value-type="float"/>
          <table:table-cell table:formula="of:=MIN([.$E77])" office:value-type="float"/>
          <table:table-cell table:formula="of:=MIN([.$F77])" office:value-type="float"/>
          <table:table-cell table:formula="of:=MIN([.$G77])" office:value-type="float"/>
          <table:table-cell table:formula="of:=MIN([.$H77])" office:value-type="float"/>
          <table:table-cell table:formula="of:=MIN([.$I77])" office:value-type="float"/>
          <table:table-cell table:formula="of:=MIN([.$J77])" office:value-type="float"/>
          <table:table-cell table:formula="of:=MIN([.$K77])" office:value-type="float"/>
          <table:table-cell table:formula="of:=MIN([.$L77])" office:value-type="float"/>
          <table:table-cell table:formula="of:=MIN([.$M77])" office:value-type="float"/>
          <table:table-cell table:formula="of:=MIN([.$N77])" office:value-type="float"/>
          <table:table-cell table:formula="of:=MEDIAN([.$B77])" office:value-type="float"/>
          <table:table-cell table:formula="of:=MEDIAN([.$C77])" office:value-type="float"/>
          <table:table-cell table:formula="of:=MEDIAN([.$D77])" office:value-type="float"/>
          <table:table-cell table:formula="of:=MEDIAN([.$E77])" office:value-type="float"/>
          <table:table-cell table:formula="of:=MEDIAN([.$F77])" office:value-type="float"/>
          <table:table-cell table:formula="of:=MEDIAN([.$G77])" office:value-type="float"/>
          <table:table-cell table:formula="of:=MEDIAN([.$H77])" office:value-type="float"/>
          <table:table-cell table:formula="of:=MEDIAN([.$I77])" office:value-type="float"/>
          <table:table-cell table:formula="of:=MEDIAN([.$J77])" office:value-type="float"/>
          <table:table-cell table:formula="of:=MEDIAN([.$K77])" office:value-type="float"/>
          <table:table-cell table:formula="of:=MEDIAN([.$L77])" office:value-type="float"/>
          <table:table-cell table:formula="of:=MEDIAN([.$M77])" office:value-type="float"/>
          <table:table-cell table:formula="of:=MEDIAN([.$N77])" office:value-type="float"/>
          <table:table-cell table:formula="of:=MAX([.$B77])" office:value-type="float"/>
          <table:table-cell table:formula="of:=MAX([.$C77])" office:value-type="float"/>
          <table:table-cell table:formula="of:=MAX([.$D77])" office:value-type="float"/>
          <table:table-cell table:formula="of:=MAX([.$E77])" office:value-type="float"/>
          <table:table-cell table:formula="of:=MAX([.$F77])" office:value-type="float"/>
          <table:table-cell table:formula="of:=MAX([.$G77])" office:value-type="float"/>
          <table:table-cell table:formula="of:=MAX([.$H77])" office:value-type="float"/>
          <table:table-cell table:formula="of:=MAX([.$I77])" office:value-type="float"/>
          <table:table-cell table:formula="of:=MAX([.$J77])" office:value-type="float"/>
          <table:table-cell table:formula="of:=MAX([.$K77])" office:value-type="float"/>
          <table:table-cell table:formula="of:=MAX([.$L77])" office:value-type="float"/>
          <table:table-cell table:formula="of:=MAX([.$M77])" office:value-type="float"/>
          <table:table-cell table:formula="of:=MAX([.$N77])" office:value-type="float"/>
        </table:table-row>
        <table:table-row table:style-name="ro1">
          <table:table-cell office:value-type="string">
            <text:p>5000/ins_5000_8_0434</text:p>
          </table:table-cell>
          <table:table-cell office:value-type="float" office:value="0.152672"/>
          <table:table-cell office:value-type="float" office:value="0.142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2269.0"/>
          <table:table-cell office:value-type="float" office:value="2269.0"/>
          <table:table-cell office:value-type="float" office:value="5317.0"/>
          <table:table-cell office:value-type="float" office:value="3071.0"/>
          <table:table-cell office:value-type="float" office:value="0.0"/>
          <table:table-cell office:value-type="float" office:value="0.0"/>
          <table:table-cell table:formula="of:=MIN([.$B78])" office:value-type="float"/>
          <table:table-cell table:formula="of:=MIN([.$C78])" office:value-type="float"/>
          <table:table-cell table:formula="of:=MIN([.$D78])" office:value-type="float"/>
          <table:table-cell table:formula="of:=MIN([.$E78])" office:value-type="float"/>
          <table:table-cell table:formula="of:=MIN([.$F78])" office:value-type="float"/>
          <table:table-cell table:formula="of:=MIN([.$G78])" office:value-type="float"/>
          <table:table-cell table:formula="of:=MIN([.$H78])" office:value-type="float"/>
          <table:table-cell table:formula="of:=MIN([.$I78])" office:value-type="float"/>
          <table:table-cell table:formula="of:=MIN([.$J78])" office:value-type="float"/>
          <table:table-cell table:formula="of:=MIN([.$K78])" office:value-type="float"/>
          <table:table-cell table:formula="of:=MIN([.$L78])" office:value-type="float"/>
          <table:table-cell table:formula="of:=MIN([.$M78])" office:value-type="float"/>
          <table:table-cell table:formula="of:=MIN([.$N78])" office:value-type="float"/>
          <table:table-cell table:formula="of:=MEDIAN([.$B78])" office:value-type="float"/>
          <table:table-cell table:formula="of:=MEDIAN([.$C78])" office:value-type="float"/>
          <table:table-cell table:formula="of:=MEDIAN([.$D78])" office:value-type="float"/>
          <table:table-cell table:formula="of:=MEDIAN([.$E78])" office:value-type="float"/>
          <table:table-cell table:formula="of:=MEDIAN([.$F78])" office:value-type="float"/>
          <table:table-cell table:formula="of:=MEDIAN([.$G78])" office:value-type="float"/>
          <table:table-cell table:formula="of:=MEDIAN([.$H78])" office:value-type="float"/>
          <table:table-cell table:formula="of:=MEDIAN([.$I78])" office:value-type="float"/>
          <table:table-cell table:formula="of:=MEDIAN([.$J78])" office:value-type="float"/>
          <table:table-cell table:formula="of:=MEDIAN([.$K78])" office:value-type="float"/>
          <table:table-cell table:formula="of:=MEDIAN([.$L78])" office:value-type="float"/>
          <table:table-cell table:formula="of:=MEDIAN([.$M78])" office:value-type="float"/>
          <table:table-cell table:formula="of:=MEDIAN([.$N78])" office:value-type="float"/>
          <table:table-cell table:formula="of:=MAX([.$B78])" office:value-type="float"/>
          <table:table-cell table:formula="of:=MAX([.$C78])" office:value-type="float"/>
          <table:table-cell table:formula="of:=MAX([.$D78])" office:value-type="float"/>
          <table:table-cell table:formula="of:=MAX([.$E78])" office:value-type="float"/>
          <table:table-cell table:formula="of:=MAX([.$F78])" office:value-type="float"/>
          <table:table-cell table:formula="of:=MAX([.$G78])" office:value-type="float"/>
          <table:table-cell table:formula="of:=MAX([.$H78])" office:value-type="float"/>
          <table:table-cell table:formula="of:=MAX([.$I78])" office:value-type="float"/>
          <table:table-cell table:formula="of:=MAX([.$J78])" office:value-type="float"/>
          <table:table-cell table:formula="of:=MAX([.$K78])" office:value-type="float"/>
          <table:table-cell table:formula="of:=MAX([.$L78])" office:value-type="float"/>
          <table:table-cell table:formula="of:=MAX([.$M78])" office:value-type="float"/>
          <table:table-cell table:formula="of:=MAX([.$N78])" office:value-type="float"/>
        </table:table-row>
        <table:table-row table:style-name="ro1">
          <table:table-cell office:value-type="string">
            <text:p>5000/ins_5000_8_0444</text:p>
          </table:table-cell>
          <table:table-cell office:value-type="float" office:value="0.391514"/>
          <table:table-cell office:value-type="float" office:value="0.382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278.0"/>
          <table:table-cell office:value-type="float" office:value="217375.0"/>
          <table:table-cell office:value-type="float" office:value="217375.0"/>
          <table:table-cell office:value-type="float" office:value="4587.0"/>
          <table:table-cell office:value-type="float" office:value="1413.0"/>
          <table:table-cell office:value-type="float" office:value="0.0"/>
          <table:table-cell office:value-type="float" office:value="0.0"/>
          <table:table-cell table:formula="of:=MIN([.$B79])" office:value-type="float"/>
          <table:table-cell table:formula="of:=MIN([.$C79])" office:value-type="float"/>
          <table:table-cell table:formula="of:=MIN([.$D79])" office:value-type="float"/>
          <table:table-cell table:formula="of:=MIN([.$E79])" office:value-type="float"/>
          <table:table-cell table:formula="of:=MIN([.$F79])" office:value-type="float"/>
          <table:table-cell table:formula="of:=MIN([.$G79])" office:value-type="float"/>
          <table:table-cell table:formula="of:=MIN([.$H79])" office:value-type="float"/>
          <table:table-cell table:formula="of:=MIN([.$I79])" office:value-type="float"/>
          <table:table-cell table:formula="of:=MIN([.$J79])" office:value-type="float"/>
          <table:table-cell table:formula="of:=MIN([.$K79])" office:value-type="float"/>
          <table:table-cell table:formula="of:=MIN([.$L79])" office:value-type="float"/>
          <table:table-cell table:formula="of:=MIN([.$M79])" office:value-type="float"/>
          <table:table-cell table:formula="of:=MIN([.$N79])" office:value-type="float"/>
          <table:table-cell table:formula="of:=MEDIAN([.$B79])" office:value-type="float"/>
          <table:table-cell table:formula="of:=MEDIAN([.$C79])" office:value-type="float"/>
          <table:table-cell table:formula="of:=MEDIAN([.$D79])" office:value-type="float"/>
          <table:table-cell table:formula="of:=MEDIAN([.$E79])" office:value-type="float"/>
          <table:table-cell table:formula="of:=MEDIAN([.$F79])" office:value-type="float"/>
          <table:table-cell table:formula="of:=MEDIAN([.$G79])" office:value-type="float"/>
          <table:table-cell table:formula="of:=MEDIAN([.$H79])" office:value-type="float"/>
          <table:table-cell table:formula="of:=MEDIAN([.$I79])" office:value-type="float"/>
          <table:table-cell table:formula="of:=MEDIAN([.$J79])" office:value-type="float"/>
          <table:table-cell table:formula="of:=MEDIAN([.$K79])" office:value-type="float"/>
          <table:table-cell table:formula="of:=MEDIAN([.$L79])" office:value-type="float"/>
          <table:table-cell table:formula="of:=MEDIAN([.$M79])" office:value-type="float"/>
          <table:table-cell table:formula="of:=MEDIAN([.$N79])" office:value-type="float"/>
          <table:table-cell table:formula="of:=MAX([.$B79])" office:value-type="float"/>
          <table:table-cell table:formula="of:=MAX([.$C79])" office:value-type="float"/>
          <table:table-cell table:formula="of:=MAX([.$D79])" office:value-type="float"/>
          <table:table-cell table:formula="of:=MAX([.$E79])" office:value-type="float"/>
          <table:table-cell table:formula="of:=MAX([.$F79])" office:value-type="float"/>
          <table:table-cell table:formula="of:=MAX([.$G79])" office:value-type="float"/>
          <table:table-cell table:formula="of:=MAX([.$H79])" office:value-type="float"/>
          <table:table-cell table:formula="of:=MAX([.$I79])" office:value-type="float"/>
          <table:table-cell table:formula="of:=MAX([.$J79])" office:value-type="float"/>
          <table:table-cell table:formula="of:=MAX([.$K79])" office:value-type="float"/>
          <table:table-cell table:formula="of:=MAX([.$L79])" office:value-type="float"/>
          <table:table-cell table:formula="of:=MAX([.$M79])" office:value-type="float"/>
          <table:table-cell table:formula="of:=MAX([.$N79])" office:value-type="float"/>
        </table:table-row>
        <table:table-row table:style-name="ro1">
          <table:table-cell office:value-type="string">
            <text:p>5000/ins_5000_8_0454</text:p>
          </table:table-cell>
          <table:table-cell office:value-type="float" office:value="0.159055"/>
          <table:table-cell office:value-type="float" office:value="0.14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1552.0"/>
          <table:table-cell office:value-type="float" office:value="1552.0"/>
          <table:table-cell office:value-type="float" office:value="4114.0"/>
          <table:table-cell office:value-type="float" office:value="1094.0"/>
          <table:table-cell office:value-type="float" office:value="0.0"/>
          <table:table-cell office:value-type="float" office:value="0.0"/>
          <table:table-cell table:formula="of:=MIN([.$B80])" office:value-type="float"/>
          <table:table-cell table:formula="of:=MIN([.$C80])" office:value-type="float"/>
          <table:table-cell table:formula="of:=MIN([.$D80])" office:value-type="float"/>
          <table:table-cell table:formula="of:=MIN([.$E80])" office:value-type="float"/>
          <table:table-cell table:formula="of:=MIN([.$F80])" office:value-type="float"/>
          <table:table-cell table:formula="of:=MIN([.$G80])" office:value-type="float"/>
          <table:table-cell table:formula="of:=MIN([.$H80])" office:value-type="float"/>
          <table:table-cell table:formula="of:=MIN([.$I80])" office:value-type="float"/>
          <table:table-cell table:formula="of:=MIN([.$J80])" office:value-type="float"/>
          <table:table-cell table:formula="of:=MIN([.$K80])" office:value-type="float"/>
          <table:table-cell table:formula="of:=MIN([.$L80])" office:value-type="float"/>
          <table:table-cell table:formula="of:=MIN([.$M80])" office:value-type="float"/>
          <table:table-cell table:formula="of:=MIN([.$N80])" office:value-type="float"/>
          <table:table-cell table:formula="of:=MEDIAN([.$B80])" office:value-type="float"/>
          <table:table-cell table:formula="of:=MEDIAN([.$C80])" office:value-type="float"/>
          <table:table-cell table:formula="of:=MEDIAN([.$D80])" office:value-type="float"/>
          <table:table-cell table:formula="of:=MEDIAN([.$E80])" office:value-type="float"/>
          <table:table-cell table:formula="of:=MEDIAN([.$F80])" office:value-type="float"/>
          <table:table-cell table:formula="of:=MEDIAN([.$G80])" office:value-type="float"/>
          <table:table-cell table:formula="of:=MEDIAN([.$H80])" office:value-type="float"/>
          <table:table-cell table:formula="of:=MEDIAN([.$I80])" office:value-type="float"/>
          <table:table-cell table:formula="of:=MEDIAN([.$J80])" office:value-type="float"/>
          <table:table-cell table:formula="of:=MEDIAN([.$K80])" office:value-type="float"/>
          <table:table-cell table:formula="of:=MEDIAN([.$L80])" office:value-type="float"/>
          <table:table-cell table:formula="of:=MEDIAN([.$M80])" office:value-type="float"/>
          <table:table-cell table:formula="of:=MEDIAN([.$N80])" office:value-type="float"/>
          <table:table-cell table:formula="of:=MAX([.$B80])" office:value-type="float"/>
          <table:table-cell table:formula="of:=MAX([.$C80])" office:value-type="float"/>
          <table:table-cell table:formula="of:=MAX([.$D80])" office:value-type="float"/>
          <table:table-cell table:formula="of:=MAX([.$E80])" office:value-type="float"/>
          <table:table-cell table:formula="of:=MAX([.$F80])" office:value-type="float"/>
          <table:table-cell table:formula="of:=MAX([.$G80])" office:value-type="float"/>
          <table:table-cell table:formula="of:=MAX([.$H80])" office:value-type="float"/>
          <table:table-cell table:formula="of:=MAX([.$I80])" office:value-type="float"/>
          <table:table-cell table:formula="of:=MAX([.$J80])" office:value-type="float"/>
          <table:table-cell table:formula="of:=MAX([.$K80])" office:value-type="float"/>
          <table:table-cell table:formula="of:=MAX([.$L80])" office:value-type="float"/>
          <table:table-cell table:formula="of:=MAX([.$M80])" office:value-type="float"/>
          <table:table-cell table:formula="of:=MAX([.$N80])" office:value-type="float"/>
        </table:table-row>
        <table:table-row table:style-name="ro1">
          <table:table-cell office:value-type="string">
            <text:p>5000/ins_5000_8_0464</text:p>
          </table:table-cell>
          <table:table-cell office:value-type="float" office:value="0.148469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08.0"/>
          <table:table-cell office:value-type="float" office:value="208.0"/>
          <table:table-cell office:value-type="float" office:value="4005.0"/>
          <table:table-cell office:value-type="float" office:value="779.0"/>
          <table:table-cell office:value-type="float" office:value="0.0"/>
          <table:table-cell office:value-type="float" office:value="0.0"/>
          <table:table-cell table:formula="of:=MIN([.$B81])" office:value-type="float"/>
          <table:table-cell table:formula="of:=MIN([.$C81])" office:value-type="float"/>
          <table:table-cell table:formula="of:=MIN([.$D81])" office:value-type="float"/>
          <table:table-cell table:formula="of:=MIN([.$E81])" office:value-type="float"/>
          <table:table-cell table:formula="of:=MIN([.$F81])" office:value-type="float"/>
          <table:table-cell table:formula="of:=MIN([.$G81])" office:value-type="float"/>
          <table:table-cell table:formula="of:=MIN([.$H81])" office:value-type="float"/>
          <table:table-cell table:formula="of:=MIN([.$I81])" office:value-type="float"/>
          <table:table-cell table:formula="of:=MIN([.$J81])" office:value-type="float"/>
          <table:table-cell table:formula="of:=MIN([.$K81])" office:value-type="float"/>
          <table:table-cell table:formula="of:=MIN([.$L81])" office:value-type="float"/>
          <table:table-cell table:formula="of:=MIN([.$M81])" office:value-type="float"/>
          <table:table-cell table:formula="of:=MIN([.$N81])" office:value-type="float"/>
          <table:table-cell table:formula="of:=MEDIAN([.$B81])" office:value-type="float"/>
          <table:table-cell table:formula="of:=MEDIAN([.$C81])" office:value-type="float"/>
          <table:table-cell table:formula="of:=MEDIAN([.$D81])" office:value-type="float"/>
          <table:table-cell table:formula="of:=MEDIAN([.$E81])" office:value-type="float"/>
          <table:table-cell table:formula="of:=MEDIAN([.$F81])" office:value-type="float"/>
          <table:table-cell table:formula="of:=MEDIAN([.$G81])" office:value-type="float"/>
          <table:table-cell table:formula="of:=MEDIAN([.$H81])" office:value-type="float"/>
          <table:table-cell table:formula="of:=MEDIAN([.$I81])" office:value-type="float"/>
          <table:table-cell table:formula="of:=MEDIAN([.$J81])" office:value-type="float"/>
          <table:table-cell table:formula="of:=MEDIAN([.$K81])" office:value-type="float"/>
          <table:table-cell table:formula="of:=MEDIAN([.$L81])" office:value-type="float"/>
          <table:table-cell table:formula="of:=MEDIAN([.$M81])" office:value-type="float"/>
          <table:table-cell table:formula="of:=MEDIAN([.$N81])" office:value-type="float"/>
          <table:table-cell table:formula="of:=MAX([.$B81])" office:value-type="float"/>
          <table:table-cell table:formula="of:=MAX([.$C81])" office:value-type="float"/>
          <table:table-cell table:formula="of:=MAX([.$D81])" office:value-type="float"/>
          <table:table-cell table:formula="of:=MAX([.$E81])" office:value-type="float"/>
          <table:table-cell table:formula="of:=MAX([.$F81])" office:value-type="float"/>
          <table:table-cell table:formula="of:=MAX([.$G81])" office:value-type="float"/>
          <table:table-cell table:formula="of:=MAX([.$H81])" office:value-type="float"/>
          <table:table-cell table:formula="of:=MAX([.$I81])" office:value-type="float"/>
          <table:table-cell table:formula="of:=MAX([.$J81])" office:value-type="float"/>
          <table:table-cell table:formula="of:=MAX([.$K81])" office:value-type="float"/>
          <table:table-cell table:formula="of:=MAX([.$L81])" office:value-type="float"/>
          <table:table-cell table:formula="of:=MAX([.$M81])" office:value-type="float"/>
          <table:table-cell table:formula="of:=MAX([.$N81])" office:value-type="float"/>
        </table:table-row>
        <table:table-row table:style-name="ro1">
          <table:table-cell office:value-type="string">
            <text:p>5000/ins_5000_8_0474</text:p>
          </table:table-cell>
          <table:table-cell office:value-type="float" office:value="0.162964"/>
          <table:table-cell office:value-type="float" office:value="0.153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1050.0"/>
          <table:table-cell office:value-type="float" office:value="1050.0"/>
          <table:table-cell office:value-type="float" office:value="4205.0"/>
          <table:table-cell office:value-type="float" office:value="973.0"/>
          <table:table-cell office:value-type="float" office:value="0.0"/>
          <table:table-cell office:value-type="float" office:value="0.0"/>
          <table:table-cell table:formula="of:=MIN([.$B82])" office:value-type="float"/>
          <table:table-cell table:formula="of:=MIN([.$C82])" office:value-type="float"/>
          <table:table-cell table:formula="of:=MIN([.$D82])" office:value-type="float"/>
          <table:table-cell table:formula="of:=MIN([.$E82])" office:value-type="float"/>
          <table:table-cell table:formula="of:=MIN([.$F82])" office:value-type="float"/>
          <table:table-cell table:formula="of:=MIN([.$G82])" office:value-type="float"/>
          <table:table-cell table:formula="of:=MIN([.$H82])" office:value-type="float"/>
          <table:table-cell table:formula="of:=MIN([.$I82])" office:value-type="float"/>
          <table:table-cell table:formula="of:=MIN([.$J82])" office:value-type="float"/>
          <table:table-cell table:formula="of:=MIN([.$K82])" office:value-type="float"/>
          <table:table-cell table:formula="of:=MIN([.$L82])" office:value-type="float"/>
          <table:table-cell table:formula="of:=MIN([.$M82])" office:value-type="float"/>
          <table:table-cell table:formula="of:=MIN([.$N82])" office:value-type="float"/>
          <table:table-cell table:formula="of:=MEDIAN([.$B82])" office:value-type="float"/>
          <table:table-cell table:formula="of:=MEDIAN([.$C82])" office:value-type="float"/>
          <table:table-cell table:formula="of:=MEDIAN([.$D82])" office:value-type="float"/>
          <table:table-cell table:formula="of:=MEDIAN([.$E82])" office:value-type="float"/>
          <table:table-cell table:formula="of:=MEDIAN([.$F82])" office:value-type="float"/>
          <table:table-cell table:formula="of:=MEDIAN([.$G82])" office:value-type="float"/>
          <table:table-cell table:formula="of:=MEDIAN([.$H82])" office:value-type="float"/>
          <table:table-cell table:formula="of:=MEDIAN([.$I82])" office:value-type="float"/>
          <table:table-cell table:formula="of:=MEDIAN([.$J82])" office:value-type="float"/>
          <table:table-cell table:formula="of:=MEDIAN([.$K82])" office:value-type="float"/>
          <table:table-cell table:formula="of:=MEDIAN([.$L82])" office:value-type="float"/>
          <table:table-cell table:formula="of:=MEDIAN([.$M82])" office:value-type="float"/>
          <table:table-cell table:formula="of:=MEDIAN([.$N82])" office:value-type="float"/>
          <table:table-cell table:formula="of:=MAX([.$B82])" office:value-type="float"/>
          <table:table-cell table:formula="of:=MAX([.$C82])" office:value-type="float"/>
          <table:table-cell table:formula="of:=MAX([.$D82])" office:value-type="float"/>
          <table:table-cell table:formula="of:=MAX([.$E82])" office:value-type="float"/>
          <table:table-cell table:formula="of:=MAX([.$F82])" office:value-type="float"/>
          <table:table-cell table:formula="of:=MAX([.$G82])" office:value-type="float"/>
          <table:table-cell table:formula="of:=MAX([.$H82])" office:value-type="float"/>
          <table:table-cell table:formula="of:=MAX([.$I82])" office:value-type="float"/>
          <table:table-cell table:formula="of:=MAX([.$J82])" office:value-type="float"/>
          <table:table-cell table:formula="of:=MAX([.$K82])" office:value-type="float"/>
          <table:table-cell table:formula="of:=MAX([.$L82])" office:value-type="float"/>
          <table:table-cell table:formula="of:=MAX([.$M82])" office:value-type="float"/>
          <table:table-cell table:formula="of:=MAX([.$N82])" office:value-type="float"/>
        </table:table-row>
        <table:table-row table:style-name="ro1">
          <table:table-cell office:value-type="string">
            <text:p>5000/ins_5000_8_0484</text:p>
          </table:table-cell>
          <table:table-cell office:value-type="float" office:value="0.115479"/>
          <table:table-cell office:value-type="float" office:value="0.106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998.0"/>
          <table:table-cell office:value-type="float" office:value="998.0"/>
          <table:table-cell office:value-type="float" office:value="3334.0"/>
          <table:table-cell office:value-type="float" office:value="2633.0"/>
          <table:table-cell office:value-type="float" office:value="0.0"/>
          <table:table-cell office:value-type="float" office:value="0.0"/>
          <table:table-cell table:formula="of:=MIN([.$B83])" office:value-type="float"/>
          <table:table-cell table:formula="of:=MIN([.$C83])" office:value-type="float"/>
          <table:table-cell table:formula="of:=MIN([.$D83])" office:value-type="float"/>
          <table:table-cell table:formula="of:=MIN([.$E83])" office:value-type="float"/>
          <table:table-cell table:formula="of:=MIN([.$F83])" office:value-type="float"/>
          <table:table-cell table:formula="of:=MIN([.$G83])" office:value-type="float"/>
          <table:table-cell table:formula="of:=MIN([.$H83])" office:value-type="float"/>
          <table:table-cell table:formula="of:=MIN([.$I83])" office:value-type="float"/>
          <table:table-cell table:formula="of:=MIN([.$J83])" office:value-type="float"/>
          <table:table-cell table:formula="of:=MIN([.$K83])" office:value-type="float"/>
          <table:table-cell table:formula="of:=MIN([.$L83])" office:value-type="float"/>
          <table:table-cell table:formula="of:=MIN([.$M83])" office:value-type="float"/>
          <table:table-cell table:formula="of:=MIN([.$N83])" office:value-type="float"/>
          <table:table-cell table:formula="of:=MEDIAN([.$B83])" office:value-type="float"/>
          <table:table-cell table:formula="of:=MEDIAN([.$C83])" office:value-type="float"/>
          <table:table-cell table:formula="of:=MEDIAN([.$D83])" office:value-type="float"/>
          <table:table-cell table:formula="of:=MEDIAN([.$E83])" office:value-type="float"/>
          <table:table-cell table:formula="of:=MEDIAN([.$F83])" office:value-type="float"/>
          <table:table-cell table:formula="of:=MEDIAN([.$G83])" office:value-type="float"/>
          <table:table-cell table:formula="of:=MEDIAN([.$H83])" office:value-type="float"/>
          <table:table-cell table:formula="of:=MEDIAN([.$I83])" office:value-type="float"/>
          <table:table-cell table:formula="of:=MEDIAN([.$J83])" office:value-type="float"/>
          <table:table-cell table:formula="of:=MEDIAN([.$K83])" office:value-type="float"/>
          <table:table-cell table:formula="of:=MEDIAN([.$L83])" office:value-type="float"/>
          <table:table-cell table:formula="of:=MEDIAN([.$M83])" office:value-type="float"/>
          <table:table-cell table:formula="of:=MEDIAN([.$N83])" office:value-type="float"/>
          <table:table-cell table:formula="of:=MAX([.$B83])" office:value-type="float"/>
          <table:table-cell table:formula="of:=MAX([.$C83])" office:value-type="float"/>
          <table:table-cell table:formula="of:=MAX([.$D83])" office:value-type="float"/>
          <table:table-cell table:formula="of:=MAX([.$E83])" office:value-type="float"/>
          <table:table-cell table:formula="of:=MAX([.$F83])" office:value-type="float"/>
          <table:table-cell table:formula="of:=MAX([.$G83])" office:value-type="float"/>
          <table:table-cell table:formula="of:=MAX([.$H83])" office:value-type="float"/>
          <table:table-cell table:formula="of:=MAX([.$I83])" office:value-type="float"/>
          <table:table-cell table:formula="of:=MAX([.$J83])" office:value-type="float"/>
          <table:table-cell table:formula="of:=MAX([.$K83])" office:value-type="float"/>
          <table:table-cell table:formula="of:=MAX([.$L83])" office:value-type="float"/>
          <table:table-cell table:formula="of:=MAX([.$M83])" office:value-type="float"/>
          <table:table-cell table:formula="of:=MAX([.$N83])" office:value-type="float"/>
        </table:table-row>
        <table:table-row table:style-name="ro1">
          <table:table-cell office:value-type="string">
            <text:p>5000/ins_5000_9_0404</text:p>
          </table:table-cell>
          <table:table-cell office:value-type="float" office:value="0.137009"/>
          <table:table-cell office:value-type="float" office:value="0.12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102.0"/>
          <table:table-cell office:value-type="float" office:value="3970.0"/>
          <table:table-cell office:value-type="float" office:value="519.0"/>
          <table:table-cell office:value-type="float" office:value="0.0"/>
          <table:table-cell office:value-type="float" office:value="0.0"/>
          <table:table-cell table:formula="of:=MIN([.$B84])" office:value-type="float"/>
          <table:table-cell table:formula="of:=MIN([.$C84])" office:value-type="float"/>
          <table:table-cell table:formula="of:=MIN([.$D84])" office:value-type="float"/>
          <table:table-cell table:formula="of:=MIN([.$E84])" office:value-type="float"/>
          <table:table-cell table:formula="of:=MIN([.$F84])" office:value-type="float"/>
          <table:table-cell table:formula="of:=MIN([.$G84])" office:value-type="float"/>
          <table:table-cell table:formula="of:=MIN([.$H84])" office:value-type="float"/>
          <table:table-cell table:formula="of:=MIN([.$I84])" office:value-type="float"/>
          <table:table-cell table:formula="of:=MIN([.$J84])" office:value-type="float"/>
          <table:table-cell table:formula="of:=MIN([.$K84])" office:value-type="float"/>
          <table:table-cell table:formula="of:=MIN([.$L84])" office:value-type="float"/>
          <table:table-cell table:formula="of:=MIN([.$M84])" office:value-type="float"/>
          <table:table-cell table:formula="of:=MIN([.$N84])" office:value-type="float"/>
          <table:table-cell table:formula="of:=MEDIAN([.$B84])" office:value-type="float"/>
          <table:table-cell table:formula="of:=MEDIAN([.$C84])" office:value-type="float"/>
          <table:table-cell table:formula="of:=MEDIAN([.$D84])" office:value-type="float"/>
          <table:table-cell table:formula="of:=MEDIAN([.$E84])" office:value-type="float"/>
          <table:table-cell table:formula="of:=MEDIAN([.$F84])" office:value-type="float"/>
          <table:table-cell table:formula="of:=MEDIAN([.$G84])" office:value-type="float"/>
          <table:table-cell table:formula="of:=MEDIAN([.$H84])" office:value-type="float"/>
          <table:table-cell table:formula="of:=MEDIAN([.$I84])" office:value-type="float"/>
          <table:table-cell table:formula="of:=MEDIAN([.$J84])" office:value-type="float"/>
          <table:table-cell table:formula="of:=MEDIAN([.$K84])" office:value-type="float"/>
          <table:table-cell table:formula="of:=MEDIAN([.$L84])" office:value-type="float"/>
          <table:table-cell table:formula="of:=MEDIAN([.$M84])" office:value-type="float"/>
          <table:table-cell table:formula="of:=MEDIAN([.$N84])" office:value-type="float"/>
          <table:table-cell table:formula="of:=MAX([.$B84])" office:value-type="float"/>
          <table:table-cell table:formula="of:=MAX([.$C84])" office:value-type="float"/>
          <table:table-cell table:formula="of:=MAX([.$D84])" office:value-type="float"/>
          <table:table-cell table:formula="of:=MAX([.$E84])" office:value-type="float"/>
          <table:table-cell table:formula="of:=MAX([.$F84])" office:value-type="float"/>
          <table:table-cell table:formula="of:=MAX([.$G84])" office:value-type="float"/>
          <table:table-cell table:formula="of:=MAX([.$H84])" office:value-type="float"/>
          <table:table-cell table:formula="of:=MAX([.$I84])" office:value-type="float"/>
          <table:table-cell table:formula="of:=MAX([.$J84])" office:value-type="float"/>
          <table:table-cell table:formula="of:=MAX([.$K84])" office:value-type="float"/>
          <table:table-cell table:formula="of:=MAX([.$L84])" office:value-type="float"/>
          <table:table-cell table:formula="of:=MAX([.$M84])" office:value-type="float"/>
          <table:table-cell table:formula="of:=MAX([.$N84])" office:value-type="float"/>
        </table:table-row>
        <table:table-row table:style-name="ro1">
          <table:table-cell office:value-type="string">
            <text:p>5000/ins_5000_9_0414</text:p>
          </table:table-cell>
          <table:table-cell office:value-type="float" office:value="0.135273"/>
          <table:table-cell office:value-type="float" office:value="0.12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40.0"/>
          <table:table-cell office:value-type="float" office:value="240.0"/>
          <table:table-cell office:value-type="float" office:value="3982.0"/>
          <table:table-cell office:value-type="float" office:value="657.0"/>
          <table:table-cell office:value-type="float" office:value="0.0"/>
          <table:table-cell office:value-type="float" office:value="0.0"/>
          <table:table-cell table:formula="of:=MIN([.$B85])" office:value-type="float"/>
          <table:table-cell table:formula="of:=MIN([.$C85])" office:value-type="float"/>
          <table:table-cell table:formula="of:=MIN([.$D85])" office:value-type="float"/>
          <table:table-cell table:formula="of:=MIN([.$E85])" office:value-type="float"/>
          <table:table-cell table:formula="of:=MIN([.$F85])" office:value-type="float"/>
          <table:table-cell table:formula="of:=MIN([.$G85])" office:value-type="float"/>
          <table:table-cell table:formula="of:=MIN([.$H85])" office:value-type="float"/>
          <table:table-cell table:formula="of:=MIN([.$I85])" office:value-type="float"/>
          <table:table-cell table:formula="of:=MIN([.$J85])" office:value-type="float"/>
          <table:table-cell table:formula="of:=MIN([.$K85])" office:value-type="float"/>
          <table:table-cell table:formula="of:=MIN([.$L85])" office:value-type="float"/>
          <table:table-cell table:formula="of:=MIN([.$M85])" office:value-type="float"/>
          <table:table-cell table:formula="of:=MIN([.$N85])" office:value-type="float"/>
          <table:table-cell table:formula="of:=MEDIAN([.$B85])" office:value-type="float"/>
          <table:table-cell table:formula="of:=MEDIAN([.$C85])" office:value-type="float"/>
          <table:table-cell table:formula="of:=MEDIAN([.$D85])" office:value-type="float"/>
          <table:table-cell table:formula="of:=MEDIAN([.$E85])" office:value-type="float"/>
          <table:table-cell table:formula="of:=MEDIAN([.$F85])" office:value-type="float"/>
          <table:table-cell table:formula="of:=MEDIAN([.$G85])" office:value-type="float"/>
          <table:table-cell table:formula="of:=MEDIAN([.$H85])" office:value-type="float"/>
          <table:table-cell table:formula="of:=MEDIAN([.$I85])" office:value-type="float"/>
          <table:table-cell table:formula="of:=MEDIAN([.$J85])" office:value-type="float"/>
          <table:table-cell table:formula="of:=MEDIAN([.$K85])" office:value-type="float"/>
          <table:table-cell table:formula="of:=MEDIAN([.$L85])" office:value-type="float"/>
          <table:table-cell table:formula="of:=MEDIAN([.$M85])" office:value-type="float"/>
          <table:table-cell table:formula="of:=MEDIAN([.$N85])" office:value-type="float"/>
          <table:table-cell table:formula="of:=MAX([.$B85])" office:value-type="float"/>
          <table:table-cell table:formula="of:=MAX([.$C85])" office:value-type="float"/>
          <table:table-cell table:formula="of:=MAX([.$D85])" office:value-type="float"/>
          <table:table-cell table:formula="of:=MAX([.$E85])" office:value-type="float"/>
          <table:table-cell table:formula="of:=MAX([.$F85])" office:value-type="float"/>
          <table:table-cell table:formula="of:=MAX([.$G85])" office:value-type="float"/>
          <table:table-cell table:formula="of:=MAX([.$H85])" office:value-type="float"/>
          <table:table-cell table:formula="of:=MAX([.$I85])" office:value-type="float"/>
          <table:table-cell table:formula="of:=MAX([.$J85])" office:value-type="float"/>
          <table:table-cell table:formula="of:=MAX([.$K85])" office:value-type="float"/>
          <table:table-cell table:formula="of:=MAX([.$L85])" office:value-type="float"/>
          <table:table-cell table:formula="of:=MAX([.$M85])" office:value-type="float"/>
          <table:table-cell table:formula="of:=MAX([.$N85])" office:value-type="float"/>
        </table:table-row>
        <table:table-row table:style-name="ro1">
          <table:table-cell office:value-type="string">
            <text:p>5000/ins_5000_9_0424</text:p>
          </table:table-cell>
          <table:table-cell office:value-type="float" office:value="0.139989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98.0"/>
          <table:table-cell office:value-type="float" office:value="198.0"/>
          <table:table-cell office:value-type="float" office:value="4039.0"/>
          <table:table-cell office:value-type="float" office:value="695.0"/>
          <table:table-cell office:value-type="float" office:value="0.0"/>
          <table:table-cell office:value-type="float" office:value="0.0"/>
          <table:table-cell table:formula="of:=MIN([.$B86])" office:value-type="float"/>
          <table:table-cell table:formula="of:=MIN([.$C86])" office:value-type="float"/>
          <table:table-cell table:formula="of:=MIN([.$D86])" office:value-type="float"/>
          <table:table-cell table:formula="of:=MIN([.$E86])" office:value-type="float"/>
          <table:table-cell table:formula="of:=MIN([.$F86])" office:value-type="float"/>
          <table:table-cell table:formula="of:=MIN([.$G86])" office:value-type="float"/>
          <table:table-cell table:formula="of:=MIN([.$H86])" office:value-type="float"/>
          <table:table-cell table:formula="of:=MIN([.$I86])" office:value-type="float"/>
          <table:table-cell table:formula="of:=MIN([.$J86])" office:value-type="float"/>
          <table:table-cell table:formula="of:=MIN([.$K86])" office:value-type="float"/>
          <table:table-cell table:formula="of:=MIN([.$L86])" office:value-type="float"/>
          <table:table-cell table:formula="of:=MIN([.$M86])" office:value-type="float"/>
          <table:table-cell table:formula="of:=MIN([.$N86])" office:value-type="float"/>
          <table:table-cell table:formula="of:=MEDIAN([.$B86])" office:value-type="float"/>
          <table:table-cell table:formula="of:=MEDIAN([.$C86])" office:value-type="float"/>
          <table:table-cell table:formula="of:=MEDIAN([.$D86])" office:value-type="float"/>
          <table:table-cell table:formula="of:=MEDIAN([.$E86])" office:value-type="float"/>
          <table:table-cell table:formula="of:=MEDIAN([.$F86])" office:value-type="float"/>
          <table:table-cell table:formula="of:=MEDIAN([.$G86])" office:value-type="float"/>
          <table:table-cell table:formula="of:=MEDIAN([.$H86])" office:value-type="float"/>
          <table:table-cell table:formula="of:=MEDIAN([.$I86])" office:value-type="float"/>
          <table:table-cell table:formula="of:=MEDIAN([.$J86])" office:value-type="float"/>
          <table:table-cell table:formula="of:=MEDIAN([.$K86])" office:value-type="float"/>
          <table:table-cell table:formula="of:=MEDIAN([.$L86])" office:value-type="float"/>
          <table:table-cell table:formula="of:=MEDIAN([.$M86])" office:value-type="float"/>
          <table:table-cell table:formula="of:=MEDIAN([.$N86])" office:value-type="float"/>
          <table:table-cell table:formula="of:=MAX([.$B86])" office:value-type="float"/>
          <table:table-cell table:formula="of:=MAX([.$C86])" office:value-type="float"/>
          <table:table-cell table:formula="of:=MAX([.$D86])" office:value-type="float"/>
          <table:table-cell table:formula="of:=MAX([.$E86])" office:value-type="float"/>
          <table:table-cell table:formula="of:=MAX([.$F86])" office:value-type="float"/>
          <table:table-cell table:formula="of:=MAX([.$G86])" office:value-type="float"/>
          <table:table-cell table:formula="of:=MAX([.$H86])" office:value-type="float"/>
          <table:table-cell table:formula="of:=MAX([.$I86])" office:value-type="float"/>
          <table:table-cell table:formula="of:=MAX([.$J86])" office:value-type="float"/>
          <table:table-cell table:formula="of:=MAX([.$K86])" office:value-type="float"/>
          <table:table-cell table:formula="of:=MAX([.$L86])" office:value-type="float"/>
          <table:table-cell table:formula="of:=MAX([.$M86])" office:value-type="float"/>
          <table:table-cell table:formula="of:=MAX([.$N86])" office:value-type="float"/>
        </table:table-row>
        <table:table-row table:style-name="ro1">
          <table:table-cell office:value-type="string">
            <text:p>5000/ins_5000_9_0434</text:p>
          </table:table-cell>
          <table:table-cell office:value-type="float" office:value="0.141399"/>
          <table:table-cell office:value-type="float" office:value="0.12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53.0"/>
          <table:table-cell office:value-type="float" office:value="353.0"/>
          <table:table-cell office:value-type="float" office:value="3893.0"/>
          <table:table-cell office:value-type="float" office:value="659.0"/>
          <table:table-cell office:value-type="float" office:value="0.0"/>
          <table:table-cell office:value-type="float" office:value="0.0"/>
          <table:table-cell table:formula="of:=MIN([.$B87])" office:value-type="float"/>
          <table:table-cell table:formula="of:=MIN([.$C87])" office:value-type="float"/>
          <table:table-cell table:formula="of:=MIN([.$D87])" office:value-type="float"/>
          <table:table-cell table:formula="of:=MIN([.$E87])" office:value-type="float"/>
          <table:table-cell table:formula="of:=MIN([.$F87])" office:value-type="float"/>
          <table:table-cell table:formula="of:=MIN([.$G87])" office:value-type="float"/>
          <table:table-cell table:formula="of:=MIN([.$H87])" office:value-type="float"/>
          <table:table-cell table:formula="of:=MIN([.$I87])" office:value-type="float"/>
          <table:table-cell table:formula="of:=MIN([.$J87])" office:value-type="float"/>
          <table:table-cell table:formula="of:=MIN([.$K87])" office:value-type="float"/>
          <table:table-cell table:formula="of:=MIN([.$L87])" office:value-type="float"/>
          <table:table-cell table:formula="of:=MIN([.$M87])" office:value-type="float"/>
          <table:table-cell table:formula="of:=MIN([.$N87])" office:value-type="float"/>
          <table:table-cell table:formula="of:=MEDIAN([.$B87])" office:value-type="float"/>
          <table:table-cell table:formula="of:=MEDIAN([.$C87])" office:value-type="float"/>
          <table:table-cell table:formula="of:=MEDIAN([.$D87])" office:value-type="float"/>
          <table:table-cell table:formula="of:=MEDIAN([.$E87])" office:value-type="float"/>
          <table:table-cell table:formula="of:=MEDIAN([.$F87])" office:value-type="float"/>
          <table:table-cell table:formula="of:=MEDIAN([.$G87])" office:value-type="float"/>
          <table:table-cell table:formula="of:=MEDIAN([.$H87])" office:value-type="float"/>
          <table:table-cell table:formula="of:=MEDIAN([.$I87])" office:value-type="float"/>
          <table:table-cell table:formula="of:=MEDIAN([.$J87])" office:value-type="float"/>
          <table:table-cell table:formula="of:=MEDIAN([.$K87])" office:value-type="float"/>
          <table:table-cell table:formula="of:=MEDIAN([.$L87])" office:value-type="float"/>
          <table:table-cell table:formula="of:=MEDIAN([.$M87])" office:value-type="float"/>
          <table:table-cell table:formula="of:=MEDIAN([.$N87])" office:value-type="float"/>
          <table:table-cell table:formula="of:=MAX([.$B87])" office:value-type="float"/>
          <table:table-cell table:formula="of:=MAX([.$C87])" office:value-type="float"/>
          <table:table-cell table:formula="of:=MAX([.$D87])" office:value-type="float"/>
          <table:table-cell table:formula="of:=MAX([.$E87])" office:value-type="float"/>
          <table:table-cell table:formula="of:=MAX([.$F87])" office:value-type="float"/>
          <table:table-cell table:formula="of:=MAX([.$G87])" office:value-type="float"/>
          <table:table-cell table:formula="of:=MAX([.$H87])" office:value-type="float"/>
          <table:table-cell table:formula="of:=MAX([.$I87])" office:value-type="float"/>
          <table:table-cell table:formula="of:=MAX([.$J87])" office:value-type="float"/>
          <table:table-cell table:formula="of:=MAX([.$K87])" office:value-type="float"/>
          <table:table-cell table:formula="of:=MAX([.$L87])" office:value-type="float"/>
          <table:table-cell table:formula="of:=MAX([.$M87])" office:value-type="float"/>
          <table:table-cell table:formula="of:=MAX([.$N87])" office:value-type="float"/>
        </table:table-row>
        <table:table-row table:style-name="ro1">
          <table:table-cell office:value-type="string">
            <text:p>5000/ins_5000_9_0444</text:p>
          </table:table-cell>
          <table:table-cell office:value-type="float" office:value="0.147928"/>
          <table:table-cell office:value-type="float" office:value="0.13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53.0"/>
          <table:table-cell office:value-type="float" office:value="753.0"/>
          <table:table-cell office:value-type="float" office:value="4230.0"/>
          <table:table-cell office:value-type="float" office:value="863.0"/>
          <table:table-cell office:value-type="float" office:value="0.0"/>
          <table:table-cell office:value-type="float" office:value="0.0"/>
          <table:table-cell table:formula="of:=MIN([.$B88])" office:value-type="float"/>
          <table:table-cell table:formula="of:=MIN([.$C88])" office:value-type="float"/>
          <table:table-cell table:formula="of:=MIN([.$D88])" office:value-type="float"/>
          <table:table-cell table:formula="of:=MIN([.$E88])" office:value-type="float"/>
          <table:table-cell table:formula="of:=MIN([.$F88])" office:value-type="float"/>
          <table:table-cell table:formula="of:=MIN([.$G88])" office:value-type="float"/>
          <table:table-cell table:formula="of:=MIN([.$H88])" office:value-type="float"/>
          <table:table-cell table:formula="of:=MIN([.$I88])" office:value-type="float"/>
          <table:table-cell table:formula="of:=MIN([.$J88])" office:value-type="float"/>
          <table:table-cell table:formula="of:=MIN([.$K88])" office:value-type="float"/>
          <table:table-cell table:formula="of:=MIN([.$L88])" office:value-type="float"/>
          <table:table-cell table:formula="of:=MIN([.$M88])" office:value-type="float"/>
          <table:table-cell table:formula="of:=MIN([.$N88])" office:value-type="float"/>
          <table:table-cell table:formula="of:=MEDIAN([.$B88])" office:value-type="float"/>
          <table:table-cell table:formula="of:=MEDIAN([.$C88])" office:value-type="float"/>
          <table:table-cell table:formula="of:=MEDIAN([.$D88])" office:value-type="float"/>
          <table:table-cell table:formula="of:=MEDIAN([.$E88])" office:value-type="float"/>
          <table:table-cell table:formula="of:=MEDIAN([.$F88])" office:value-type="float"/>
          <table:table-cell table:formula="of:=MEDIAN([.$G88])" office:value-type="float"/>
          <table:table-cell table:formula="of:=MEDIAN([.$H88])" office:value-type="float"/>
          <table:table-cell table:formula="of:=MEDIAN([.$I88])" office:value-type="float"/>
          <table:table-cell table:formula="of:=MEDIAN([.$J88])" office:value-type="float"/>
          <table:table-cell table:formula="of:=MEDIAN([.$K88])" office:value-type="float"/>
          <table:table-cell table:formula="of:=MEDIAN([.$L88])" office:value-type="float"/>
          <table:table-cell table:formula="of:=MEDIAN([.$M88])" office:value-type="float"/>
          <table:table-cell table:formula="of:=MEDIAN([.$N88])" office:value-type="float"/>
          <table:table-cell table:formula="of:=MAX([.$B88])" office:value-type="float"/>
          <table:table-cell table:formula="of:=MAX([.$C88])" office:value-type="float"/>
          <table:table-cell table:formula="of:=MAX([.$D88])" office:value-type="float"/>
          <table:table-cell table:formula="of:=MAX([.$E88])" office:value-type="float"/>
          <table:table-cell table:formula="of:=MAX([.$F88])" office:value-type="float"/>
          <table:table-cell table:formula="of:=MAX([.$G88])" office:value-type="float"/>
          <table:table-cell table:formula="of:=MAX([.$H88])" office:value-type="float"/>
          <table:table-cell table:formula="of:=MAX([.$I88])" office:value-type="float"/>
          <table:table-cell table:formula="of:=MAX([.$J88])" office:value-type="float"/>
          <table:table-cell table:formula="of:=MAX([.$K88])" office:value-type="float"/>
          <table:table-cell table:formula="of:=MAX([.$L88])" office:value-type="float"/>
          <table:table-cell table:formula="of:=MAX([.$M88])" office:value-type="float"/>
          <table:table-cell table:formula="of:=MAX([.$N88])" office:value-type="float"/>
        </table:table-row>
        <table:table-row table:style-name="ro1">
          <table:table-cell office:value-type="string">
            <text:p>5000/ins_5000_9_0454</text:p>
          </table:table-cell>
          <table:table-cell office:value-type="float" office:value="0.154071"/>
          <table:table-cell office:value-type="float" office:value="0.14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84.0"/>
          <table:table-cell office:value-type="float" office:value="284.0"/>
          <table:table-cell office:value-type="float" office:value="3962.0"/>
          <table:table-cell office:value-type="float" office:value="845.0"/>
          <table:table-cell office:value-type="float" office:value="0.0"/>
          <table:table-cell office:value-type="float" office:value="0.0"/>
          <table:table-cell table:formula="of:=MIN([.$B89])" office:value-type="float"/>
          <table:table-cell table:formula="of:=MIN([.$C89])" office:value-type="float"/>
          <table:table-cell table:formula="of:=MIN([.$D89])" office:value-type="float"/>
          <table:table-cell table:formula="of:=MIN([.$E89])" office:value-type="float"/>
          <table:table-cell table:formula="of:=MIN([.$F89])" office:value-type="float"/>
          <table:table-cell table:formula="of:=MIN([.$G89])" office:value-type="float"/>
          <table:table-cell table:formula="of:=MIN([.$H89])" office:value-type="float"/>
          <table:table-cell table:formula="of:=MIN([.$I89])" office:value-type="float"/>
          <table:table-cell table:formula="of:=MIN([.$J89])" office:value-type="float"/>
          <table:table-cell table:formula="of:=MIN([.$K89])" office:value-type="float"/>
          <table:table-cell table:formula="of:=MIN([.$L89])" office:value-type="float"/>
          <table:table-cell table:formula="of:=MIN([.$M89])" office:value-type="float"/>
          <table:table-cell table:formula="of:=MIN([.$N89])" office:value-type="float"/>
          <table:table-cell table:formula="of:=MEDIAN([.$B89])" office:value-type="float"/>
          <table:table-cell table:formula="of:=MEDIAN([.$C89])" office:value-type="float"/>
          <table:table-cell table:formula="of:=MEDIAN([.$D89])" office:value-type="float"/>
          <table:table-cell table:formula="of:=MEDIAN([.$E89])" office:value-type="float"/>
          <table:table-cell table:formula="of:=MEDIAN([.$F89])" office:value-type="float"/>
          <table:table-cell table:formula="of:=MEDIAN([.$G89])" office:value-type="float"/>
          <table:table-cell table:formula="of:=MEDIAN([.$H89])" office:value-type="float"/>
          <table:table-cell table:formula="of:=MEDIAN([.$I89])" office:value-type="float"/>
          <table:table-cell table:formula="of:=MEDIAN([.$J89])" office:value-type="float"/>
          <table:table-cell table:formula="of:=MEDIAN([.$K89])" office:value-type="float"/>
          <table:table-cell table:formula="of:=MEDIAN([.$L89])" office:value-type="float"/>
          <table:table-cell table:formula="of:=MEDIAN([.$M89])" office:value-type="float"/>
          <table:table-cell table:formula="of:=MEDIAN([.$N89])" office:value-type="float"/>
          <table:table-cell table:formula="of:=MAX([.$B89])" office:value-type="float"/>
          <table:table-cell table:formula="of:=MAX([.$C89])" office:value-type="float"/>
          <table:table-cell table:formula="of:=MAX([.$D89])" office:value-type="float"/>
          <table:table-cell table:formula="of:=MAX([.$E89])" office:value-type="float"/>
          <table:table-cell table:formula="of:=MAX([.$F89])" office:value-type="float"/>
          <table:table-cell table:formula="of:=MAX([.$G89])" office:value-type="float"/>
          <table:table-cell table:formula="of:=MAX([.$H89])" office:value-type="float"/>
          <table:table-cell table:formula="of:=MAX([.$I89])" office:value-type="float"/>
          <table:table-cell table:formula="of:=MAX([.$J89])" office:value-type="float"/>
          <table:table-cell table:formula="of:=MAX([.$K89])" office:value-type="float"/>
          <table:table-cell table:formula="of:=MAX([.$L89])" office:value-type="float"/>
          <table:table-cell table:formula="of:=MAX([.$M89])" office:value-type="float"/>
          <table:table-cell table:formula="of:=MAX([.$N89])" office:value-type="float"/>
        </table:table-row>
        <table:table-row table:style-name="ro1">
          <table:table-cell office:value-type="string">
            <text:p>5000/ins_5000_9_0464</text:p>
          </table:table-cell>
          <table:table-cell office:value-type="float" office:value="0.152443"/>
          <table:table-cell office:value-type="float" office:value="0.1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132.0"/>
          <table:table-cell office:value-type="float" office:value="3971.0"/>
          <table:table-cell office:value-type="float" office:value="683.0"/>
          <table:table-cell office:value-type="float" office:value="0.0"/>
          <table:table-cell office:value-type="float" office:value="0.0"/>
          <table:table-cell table:formula="of:=MIN([.$B90])" office:value-type="float"/>
          <table:table-cell table:formula="of:=MIN([.$C90])" office:value-type="float"/>
          <table:table-cell table:formula="of:=MIN([.$D90])" office:value-type="float"/>
          <table:table-cell table:formula="of:=MIN([.$E90])" office:value-type="float"/>
          <table:table-cell table:formula="of:=MIN([.$F90])" office:value-type="float"/>
          <table:table-cell table:formula="of:=MIN([.$G90])" office:value-type="float"/>
          <table:table-cell table:formula="of:=MIN([.$H90])" office:value-type="float"/>
          <table:table-cell table:formula="of:=MIN([.$I90])" office:value-type="float"/>
          <table:table-cell table:formula="of:=MIN([.$J90])" office:value-type="float"/>
          <table:table-cell table:formula="of:=MIN([.$K90])" office:value-type="float"/>
          <table:table-cell table:formula="of:=MIN([.$L90])" office:value-type="float"/>
          <table:table-cell table:formula="of:=MIN([.$M90])" office:value-type="float"/>
          <table:table-cell table:formula="of:=MIN([.$N90])" office:value-type="float"/>
          <table:table-cell table:formula="of:=MEDIAN([.$B90])" office:value-type="float"/>
          <table:table-cell table:formula="of:=MEDIAN([.$C90])" office:value-type="float"/>
          <table:table-cell table:formula="of:=MEDIAN([.$D90])" office:value-type="float"/>
          <table:table-cell table:formula="of:=MEDIAN([.$E90])" office:value-type="float"/>
          <table:table-cell table:formula="of:=MEDIAN([.$F90])" office:value-type="float"/>
          <table:table-cell table:formula="of:=MEDIAN([.$G90])" office:value-type="float"/>
          <table:table-cell table:formula="of:=MEDIAN([.$H90])" office:value-type="float"/>
          <table:table-cell table:formula="of:=MEDIAN([.$I90])" office:value-type="float"/>
          <table:table-cell table:formula="of:=MEDIAN([.$J90])" office:value-type="float"/>
          <table:table-cell table:formula="of:=MEDIAN([.$K90])" office:value-type="float"/>
          <table:table-cell table:formula="of:=MEDIAN([.$L90])" office:value-type="float"/>
          <table:table-cell table:formula="of:=MEDIAN([.$M90])" office:value-type="float"/>
          <table:table-cell table:formula="of:=MEDIAN([.$N90])" office:value-type="float"/>
          <table:table-cell table:formula="of:=MAX([.$B90])" office:value-type="float"/>
          <table:table-cell table:formula="of:=MAX([.$C90])" office:value-type="float"/>
          <table:table-cell table:formula="of:=MAX([.$D90])" office:value-type="float"/>
          <table:table-cell table:formula="of:=MAX([.$E90])" office:value-type="float"/>
          <table:table-cell table:formula="of:=MAX([.$F90])" office:value-type="float"/>
          <table:table-cell table:formula="of:=MAX([.$G90])" office:value-type="float"/>
          <table:table-cell table:formula="of:=MAX([.$H90])" office:value-type="float"/>
          <table:table-cell table:formula="of:=MAX([.$I90])" office:value-type="float"/>
          <table:table-cell table:formula="of:=MAX([.$J90])" office:value-type="float"/>
          <table:table-cell table:formula="of:=MAX([.$K90])" office:value-type="float"/>
          <table:table-cell table:formula="of:=MAX([.$L90])" office:value-type="float"/>
          <table:table-cell table:formula="of:=MAX([.$M90])" office:value-type="float"/>
          <table:table-cell table:formula="of:=MAX([.$N90])" office:value-type="float"/>
        </table:table-row>
        <table:table-row table:style-name="ro1">
          <table:table-cell office:value-type="string">
            <text:p>5000/ins_5000_9_0474</text:p>
          </table:table-cell>
          <table:table-cell office:value-type="float" office:value="0.154857"/>
          <table:table-cell office:value-type="float" office:value="0.14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324.0"/>
          <table:table-cell office:value-type="float" office:value="324.0"/>
          <table:table-cell office:value-type="float" office:value="4267.0"/>
          <table:table-cell office:value-type="float" office:value="1026.0"/>
          <table:table-cell office:value-type="float" office:value="0.0"/>
          <table:table-cell office:value-type="float" office:value="0.0"/>
          <table:table-cell table:formula="of:=MIN([.$B91])" office:value-type="float"/>
          <table:table-cell table:formula="of:=MIN([.$C91])" office:value-type="float"/>
          <table:table-cell table:formula="of:=MIN([.$D91])" office:value-type="float"/>
          <table:table-cell table:formula="of:=MIN([.$E91])" office:value-type="float"/>
          <table:table-cell table:formula="of:=MIN([.$F91])" office:value-type="float"/>
          <table:table-cell table:formula="of:=MIN([.$G91])" office:value-type="float"/>
          <table:table-cell table:formula="of:=MIN([.$H91])" office:value-type="float"/>
          <table:table-cell table:formula="of:=MIN([.$I91])" office:value-type="float"/>
          <table:table-cell table:formula="of:=MIN([.$J91])" office:value-type="float"/>
          <table:table-cell table:formula="of:=MIN([.$K91])" office:value-type="float"/>
          <table:table-cell table:formula="of:=MIN([.$L91])" office:value-type="float"/>
          <table:table-cell table:formula="of:=MIN([.$M91])" office:value-type="float"/>
          <table:table-cell table:formula="of:=MIN([.$N91])" office:value-type="float"/>
          <table:table-cell table:formula="of:=MEDIAN([.$B91])" office:value-type="float"/>
          <table:table-cell table:formula="of:=MEDIAN([.$C91])" office:value-type="float"/>
          <table:table-cell table:formula="of:=MEDIAN([.$D91])" office:value-type="float"/>
          <table:table-cell table:formula="of:=MEDIAN([.$E91])" office:value-type="float"/>
          <table:table-cell table:formula="of:=MEDIAN([.$F91])" office:value-type="float"/>
          <table:table-cell table:formula="of:=MEDIAN([.$G91])" office:value-type="float"/>
          <table:table-cell table:formula="of:=MEDIAN([.$H91])" office:value-type="float"/>
          <table:table-cell table:formula="of:=MEDIAN([.$I91])" office:value-type="float"/>
          <table:table-cell table:formula="of:=MEDIAN([.$J91])" office:value-type="float"/>
          <table:table-cell table:formula="of:=MEDIAN([.$K91])" office:value-type="float"/>
          <table:table-cell table:formula="of:=MEDIAN([.$L91])" office:value-type="float"/>
          <table:table-cell table:formula="of:=MEDIAN([.$M91])" office:value-type="float"/>
          <table:table-cell table:formula="of:=MEDIAN([.$N91])" office:value-type="float"/>
          <table:table-cell table:formula="of:=MAX([.$B91])" office:value-type="float"/>
          <table:table-cell table:formula="of:=MAX([.$C91])" office:value-type="float"/>
          <table:table-cell table:formula="of:=MAX([.$D91])" office:value-type="float"/>
          <table:table-cell table:formula="of:=MAX([.$E91])" office:value-type="float"/>
          <table:table-cell table:formula="of:=MAX([.$F91])" office:value-type="float"/>
          <table:table-cell table:formula="of:=MAX([.$G91])" office:value-type="float"/>
          <table:table-cell table:formula="of:=MAX([.$H91])" office:value-type="float"/>
          <table:table-cell table:formula="of:=MAX([.$I91])" office:value-type="float"/>
          <table:table-cell table:formula="of:=MAX([.$J91])" office:value-type="float"/>
          <table:table-cell table:formula="of:=MAX([.$K91])" office:value-type="float"/>
          <table:table-cell table:formula="of:=MAX([.$L91])" office:value-type="float"/>
          <table:table-cell table:formula="of:=MAX([.$M91])" office:value-type="float"/>
          <table:table-cell table:formula="of:=MAX([.$N91])" office:value-type="float"/>
        </table:table-row>
        <table:table-row table:style-name="ro1">
          <table:table-cell office:value-type="string">
            <text:p>5000/ins_5000_9_0484</text:p>
          </table:table-cell>
          <table:table-cell office:value-type="float" office:value="0.139178"/>
          <table:table-cell office:value-type="float" office:value="0.111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345.0"/>
          <table:table-cell office:value-type="float" office:value="1345.0"/>
          <table:table-cell office:value-type="float" office:value="2525.0"/>
          <table:table-cell office:value-type="float" office:value="758.0"/>
          <table:table-cell office:value-type="float" office:value="0.0"/>
          <table:table-cell office:value-type="float" office:value="0.0"/>
          <table:table-cell table:formula="of:=MIN([.$B92])" office:value-type="float"/>
          <table:table-cell table:formula="of:=MIN([.$C92])" office:value-type="float"/>
          <table:table-cell table:formula="of:=MIN([.$D92])" office:value-type="float"/>
          <table:table-cell table:formula="of:=MIN([.$E92])" office:value-type="float"/>
          <table:table-cell table:formula="of:=MIN([.$F92])" office:value-type="float"/>
          <table:table-cell table:formula="of:=MIN([.$G92])" office:value-type="float"/>
          <table:table-cell table:formula="of:=MIN([.$H92])" office:value-type="float"/>
          <table:table-cell table:formula="of:=MIN([.$I92])" office:value-type="float"/>
          <table:table-cell table:formula="of:=MIN([.$J92])" office:value-type="float"/>
          <table:table-cell table:formula="of:=MIN([.$K92])" office:value-type="float"/>
          <table:table-cell table:formula="of:=MIN([.$L92])" office:value-type="float"/>
          <table:table-cell table:formula="of:=MIN([.$M92])" office:value-type="float"/>
          <table:table-cell table:formula="of:=MIN([.$N92])" office:value-type="float"/>
          <table:table-cell table:formula="of:=MEDIAN([.$B92])" office:value-type="float"/>
          <table:table-cell table:formula="of:=MEDIAN([.$C92])" office:value-type="float"/>
          <table:table-cell table:formula="of:=MEDIAN([.$D92])" office:value-type="float"/>
          <table:table-cell table:formula="of:=MEDIAN([.$E92])" office:value-type="float"/>
          <table:table-cell table:formula="of:=MEDIAN([.$F92])" office:value-type="float"/>
          <table:table-cell table:formula="of:=MEDIAN([.$G92])" office:value-type="float"/>
          <table:table-cell table:formula="of:=MEDIAN([.$H92])" office:value-type="float"/>
          <table:table-cell table:formula="of:=MEDIAN([.$I92])" office:value-type="float"/>
          <table:table-cell table:formula="of:=MEDIAN([.$J92])" office:value-type="float"/>
          <table:table-cell table:formula="of:=MEDIAN([.$K92])" office:value-type="float"/>
          <table:table-cell table:formula="of:=MEDIAN([.$L92])" office:value-type="float"/>
          <table:table-cell table:formula="of:=MEDIAN([.$M92])" office:value-type="float"/>
          <table:table-cell table:formula="of:=MEDIAN([.$N92])" office:value-type="float"/>
          <table:table-cell table:formula="of:=MAX([.$B92])" office:value-type="float"/>
          <table:table-cell table:formula="of:=MAX([.$C92])" office:value-type="float"/>
          <table:table-cell table:formula="of:=MAX([.$D92])" office:value-type="float"/>
          <table:table-cell table:formula="of:=MAX([.$E92])" office:value-type="float"/>
          <table:table-cell table:formula="of:=MAX([.$F92])" office:value-type="float"/>
          <table:table-cell table:formula="of:=MAX([.$G92])" office:value-type="float"/>
          <table:table-cell table:formula="of:=MAX([.$H92])" office:value-type="float"/>
          <table:table-cell table:formula="of:=MAX([.$I92])" office:value-type="float"/>
          <table:table-cell table:formula="of:=MAX([.$J92])" office:value-type="float"/>
          <table:table-cell table:formula="of:=MAX([.$K92])" office:value-type="float"/>
          <table:table-cell table:formula="of:=MAX([.$L92])" office:value-type="float"/>
          <table:table-cell table:formula="of:=MAX([.$M92])" office:value-type="float"/>
          <table:table-cell table:formula="of:=MAX([.$N92])" office:value-type="float"/>
        </table:table-row>
        <table:table-row table:style-name="ro1">
          <table:table-cell office:value-type="string">
            <text:p>6000/ins_6000_0_0404</text:p>
          </table:table-cell>
          <table:table-cell office:value-type="float" office:value="0.199379"/>
          <table:table-cell office:value-type="float" office:value="0.18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171.0"/>
          <table:table-cell office:value-type="float" office:value="5078.0"/>
          <table:table-cell office:value-type="float" office:value="929.0"/>
          <table:table-cell office:value-type="float" office:value="0.0"/>
          <table:table-cell office:value-type="float" office:value="0.0"/>
          <table:table-cell table:formula="of:=MIN([.$B93])" office:value-type="float"/>
          <table:table-cell table:formula="of:=MIN([.$C93])" office:value-type="float"/>
          <table:table-cell table:formula="of:=MIN([.$D93])" office:value-type="float"/>
          <table:table-cell table:formula="of:=MIN([.$E93])" office:value-type="float"/>
          <table:table-cell table:formula="of:=MIN([.$F93])" office:value-type="float"/>
          <table:table-cell table:formula="of:=MIN([.$G93])" office:value-type="float"/>
          <table:table-cell table:formula="of:=MIN([.$H93])" office:value-type="float"/>
          <table:table-cell table:formula="of:=MIN([.$I93])" office:value-type="float"/>
          <table:table-cell table:formula="of:=MIN([.$J93])" office:value-type="float"/>
          <table:table-cell table:formula="of:=MIN([.$K93])" office:value-type="float"/>
          <table:table-cell table:formula="of:=MIN([.$L93])" office:value-type="float"/>
          <table:table-cell table:formula="of:=MIN([.$M93])" office:value-type="float"/>
          <table:table-cell table:formula="of:=MIN([.$N93])" office:value-type="float"/>
          <table:table-cell table:formula="of:=MEDIAN([.$B93])" office:value-type="float"/>
          <table:table-cell table:formula="of:=MEDIAN([.$C93])" office:value-type="float"/>
          <table:table-cell table:formula="of:=MEDIAN([.$D93])" office:value-type="float"/>
          <table:table-cell table:formula="of:=MEDIAN([.$E93])" office:value-type="float"/>
          <table:table-cell table:formula="of:=MEDIAN([.$F93])" office:value-type="float"/>
          <table:table-cell table:formula="of:=MEDIAN([.$G93])" office:value-type="float"/>
          <table:table-cell table:formula="of:=MEDIAN([.$H93])" office:value-type="float"/>
          <table:table-cell table:formula="of:=MEDIAN([.$I93])" office:value-type="float"/>
          <table:table-cell table:formula="of:=MEDIAN([.$J93])" office:value-type="float"/>
          <table:table-cell table:formula="of:=MEDIAN([.$K93])" office:value-type="float"/>
          <table:table-cell table:formula="of:=MEDIAN([.$L93])" office:value-type="float"/>
          <table:table-cell table:formula="of:=MEDIAN([.$M93])" office:value-type="float"/>
          <table:table-cell table:formula="of:=MEDIAN([.$N93])" office:value-type="float"/>
          <table:table-cell table:formula="of:=MAX([.$B93])" office:value-type="float"/>
          <table:table-cell table:formula="of:=MAX([.$C93])" office:value-type="float"/>
          <table:table-cell table:formula="of:=MAX([.$D93])" office:value-type="float"/>
          <table:table-cell table:formula="of:=MAX([.$E93])" office:value-type="float"/>
          <table:table-cell table:formula="of:=MAX([.$F93])" office:value-type="float"/>
          <table:table-cell table:formula="of:=MAX([.$G93])" office:value-type="float"/>
          <table:table-cell table:formula="of:=MAX([.$H93])" office:value-type="float"/>
          <table:table-cell table:formula="of:=MAX([.$I93])" office:value-type="float"/>
          <table:table-cell table:formula="of:=MAX([.$J93])" office:value-type="float"/>
          <table:table-cell table:formula="of:=MAX([.$K93])" office:value-type="float"/>
          <table:table-cell table:formula="of:=MAX([.$L93])" office:value-type="float"/>
          <table:table-cell table:formula="of:=MAX([.$M93])" office:value-type="float"/>
          <table:table-cell table:formula="of:=MAX([.$N93])" office:value-type="float"/>
        </table:table-row>
        <table:table-row table:style-name="ro1">
          <table:table-cell office:value-type="string">
            <text:p>6000/ins_6000_0_0414</text:p>
          </table:table-cell>
          <table:table-cell office:value-type="float" office:value="0.178136"/>
          <table:table-cell office:value-type="float" office:value="0.1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5.0"/>
          <table:table-cell office:value-type="float" office:value="235.0"/>
          <table:table-cell office:value-type="float" office:value="5104.0"/>
          <table:table-cell office:value-type="float" office:value="1032.0"/>
          <table:table-cell office:value-type="float" office:value="0.0"/>
          <table:table-cell office:value-type="float" office:value="0.0"/>
          <table:table-cell table:formula="of:=MIN([.$B94])" office:value-type="float"/>
          <table:table-cell table:formula="of:=MIN([.$C94])" office:value-type="float"/>
          <table:table-cell table:formula="of:=MIN([.$D94])" office:value-type="float"/>
          <table:table-cell table:formula="of:=MIN([.$E94])" office:value-type="float"/>
          <table:table-cell table:formula="of:=MIN([.$F94])" office:value-type="float"/>
          <table:table-cell table:formula="of:=MIN([.$G94])" office:value-type="float"/>
          <table:table-cell table:formula="of:=MIN([.$H94])" office:value-type="float"/>
          <table:table-cell table:formula="of:=MIN([.$I94])" office:value-type="float"/>
          <table:table-cell table:formula="of:=MIN([.$J94])" office:value-type="float"/>
          <table:table-cell table:formula="of:=MIN([.$K94])" office:value-type="float"/>
          <table:table-cell table:formula="of:=MIN([.$L94])" office:value-type="float"/>
          <table:table-cell table:formula="of:=MIN([.$M94])" office:value-type="float"/>
          <table:table-cell table:formula="of:=MIN([.$N94])" office:value-type="float"/>
          <table:table-cell table:formula="of:=MEDIAN([.$B94])" office:value-type="float"/>
          <table:table-cell table:formula="of:=MEDIAN([.$C94])" office:value-type="float"/>
          <table:table-cell table:formula="of:=MEDIAN([.$D94])" office:value-type="float"/>
          <table:table-cell table:formula="of:=MEDIAN([.$E94])" office:value-type="float"/>
          <table:table-cell table:formula="of:=MEDIAN([.$F94])" office:value-type="float"/>
          <table:table-cell table:formula="of:=MEDIAN([.$G94])" office:value-type="float"/>
          <table:table-cell table:formula="of:=MEDIAN([.$H94])" office:value-type="float"/>
          <table:table-cell table:formula="of:=MEDIAN([.$I94])" office:value-type="float"/>
          <table:table-cell table:formula="of:=MEDIAN([.$J94])" office:value-type="float"/>
          <table:table-cell table:formula="of:=MEDIAN([.$K94])" office:value-type="float"/>
          <table:table-cell table:formula="of:=MEDIAN([.$L94])" office:value-type="float"/>
          <table:table-cell table:formula="of:=MEDIAN([.$M94])" office:value-type="float"/>
          <table:table-cell table:formula="of:=MEDIAN([.$N94])" office:value-type="float"/>
          <table:table-cell table:formula="of:=MAX([.$B94])" office:value-type="float"/>
          <table:table-cell table:formula="of:=MAX([.$C94])" office:value-type="float"/>
          <table:table-cell table:formula="of:=MAX([.$D94])" office:value-type="float"/>
          <table:table-cell table:formula="of:=MAX([.$E94])" office:value-type="float"/>
          <table:table-cell table:formula="of:=MAX([.$F94])" office:value-type="float"/>
          <table:table-cell table:formula="of:=MAX([.$G94])" office:value-type="float"/>
          <table:table-cell table:formula="of:=MAX([.$H94])" office:value-type="float"/>
          <table:table-cell table:formula="of:=MAX([.$I94])" office:value-type="float"/>
          <table:table-cell table:formula="of:=MAX([.$J94])" office:value-type="float"/>
          <table:table-cell table:formula="of:=MAX([.$K94])" office:value-type="float"/>
          <table:table-cell table:formula="of:=MAX([.$L94])" office:value-type="float"/>
          <table:table-cell table:formula="of:=MAX([.$M94])" office:value-type="float"/>
          <table:table-cell table:formula="of:=MAX([.$N94])" office:value-type="float"/>
        </table:table-row>
        <table:table-row table:style-name="ro1">
          <table:table-cell office:value-type="string">
            <text:p>6000/ins_6000_0_0424</text:p>
          </table:table-cell>
          <table:table-cell office:value-type="float" office:value="0.167714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22.0"/>
          <table:table-cell office:value-type="float" office:value="222.0"/>
          <table:table-cell office:value-type="float" office:value="5147.0"/>
          <table:table-cell office:value-type="float" office:value="1118.0"/>
          <table:table-cell office:value-type="float" office:value="0.0"/>
          <table:table-cell office:value-type="float" office:value="0.0"/>
          <table:table-cell table:formula="of:=MIN([.$B95])" office:value-type="float"/>
          <table:table-cell table:formula="of:=MIN([.$C95])" office:value-type="float"/>
          <table:table-cell table:formula="of:=MIN([.$D95])" office:value-type="float"/>
          <table:table-cell table:formula="of:=MIN([.$E95])" office:value-type="float"/>
          <table:table-cell table:formula="of:=MIN([.$F95])" office:value-type="float"/>
          <table:table-cell table:formula="of:=MIN([.$G95])" office:value-type="float"/>
          <table:table-cell table:formula="of:=MIN([.$H95])" office:value-type="float"/>
          <table:table-cell table:formula="of:=MIN([.$I95])" office:value-type="float"/>
          <table:table-cell table:formula="of:=MIN([.$J95])" office:value-type="float"/>
          <table:table-cell table:formula="of:=MIN([.$K95])" office:value-type="float"/>
          <table:table-cell table:formula="of:=MIN([.$L95])" office:value-type="float"/>
          <table:table-cell table:formula="of:=MIN([.$M95])" office:value-type="float"/>
          <table:table-cell table:formula="of:=MIN([.$N95])" office:value-type="float"/>
          <table:table-cell table:formula="of:=MEDIAN([.$B95])" office:value-type="float"/>
          <table:table-cell table:formula="of:=MEDIAN([.$C95])" office:value-type="float"/>
          <table:table-cell table:formula="of:=MEDIAN([.$D95])" office:value-type="float"/>
          <table:table-cell table:formula="of:=MEDIAN([.$E95])" office:value-type="float"/>
          <table:table-cell table:formula="of:=MEDIAN([.$F95])" office:value-type="float"/>
          <table:table-cell table:formula="of:=MEDIAN([.$G95])" office:value-type="float"/>
          <table:table-cell table:formula="of:=MEDIAN([.$H95])" office:value-type="float"/>
          <table:table-cell table:formula="of:=MEDIAN([.$I95])" office:value-type="float"/>
          <table:table-cell table:formula="of:=MEDIAN([.$J95])" office:value-type="float"/>
          <table:table-cell table:formula="of:=MEDIAN([.$K95])" office:value-type="float"/>
          <table:table-cell table:formula="of:=MEDIAN([.$L95])" office:value-type="float"/>
          <table:table-cell table:formula="of:=MEDIAN([.$M95])" office:value-type="float"/>
          <table:table-cell table:formula="of:=MEDIAN([.$N95])" office:value-type="float"/>
          <table:table-cell table:formula="of:=MAX([.$B95])" office:value-type="float"/>
          <table:table-cell table:formula="of:=MAX([.$C95])" office:value-type="float"/>
          <table:table-cell table:formula="of:=MAX([.$D95])" office:value-type="float"/>
          <table:table-cell table:formula="of:=MAX([.$E95])" office:value-type="float"/>
          <table:table-cell table:formula="of:=MAX([.$F95])" office:value-type="float"/>
          <table:table-cell table:formula="of:=MAX([.$G95])" office:value-type="float"/>
          <table:table-cell table:formula="of:=MAX([.$H95])" office:value-type="float"/>
          <table:table-cell table:formula="of:=MAX([.$I95])" office:value-type="float"/>
          <table:table-cell table:formula="of:=MAX([.$J95])" office:value-type="float"/>
          <table:table-cell table:formula="of:=MAX([.$K95])" office:value-type="float"/>
          <table:table-cell table:formula="of:=MAX([.$L95])" office:value-type="float"/>
          <table:table-cell table:formula="of:=MAX([.$M95])" office:value-type="float"/>
          <table:table-cell table:formula="of:=MAX([.$N95])" office:value-type="float"/>
        </table:table-row>
        <table:table-row table:style-name="ro1">
          <table:table-cell office:value-type="string">
            <text:p>6000/ins_6000_0_0434</text:p>
          </table:table-cell>
          <table:table-cell office:value-type="float" office:value="0.200923"/>
          <table:table-cell office:value-type="float" office:value="0.19"/>
          <table:table-cell office:value-type="float" office:value="0.01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3650.0"/>
          <table:table-cell office:value-type="float" office:value="3650.0"/>
          <table:table-cell office:value-type="float" office:value="6566.0"/>
          <table:table-cell office:value-type="float" office:value="3793.0"/>
          <table:table-cell office:value-type="float" office:value="0.0"/>
          <table:table-cell office:value-type="float" office:value="0.0"/>
          <table:table-cell table:formula="of:=MIN([.$B96])" office:value-type="float"/>
          <table:table-cell table:formula="of:=MIN([.$C96])" office:value-type="float"/>
          <table:table-cell table:formula="of:=MIN([.$D96])" office:value-type="float"/>
          <table:table-cell table:formula="of:=MIN([.$E96])" office:value-type="float"/>
          <table:table-cell table:formula="of:=MIN([.$F96])" office:value-type="float"/>
          <table:table-cell table:formula="of:=MIN([.$G96])" office:value-type="float"/>
          <table:table-cell table:formula="of:=MIN([.$H96])" office:value-type="float"/>
          <table:table-cell table:formula="of:=MIN([.$I96])" office:value-type="float"/>
          <table:table-cell table:formula="of:=MIN([.$J96])" office:value-type="float"/>
          <table:table-cell table:formula="of:=MIN([.$K96])" office:value-type="float"/>
          <table:table-cell table:formula="of:=MIN([.$L96])" office:value-type="float"/>
          <table:table-cell table:formula="of:=MIN([.$M96])" office:value-type="float"/>
          <table:table-cell table:formula="of:=MIN([.$N96])" office:value-type="float"/>
          <table:table-cell table:formula="of:=MEDIAN([.$B96])" office:value-type="float"/>
          <table:table-cell table:formula="of:=MEDIAN([.$C96])" office:value-type="float"/>
          <table:table-cell table:formula="of:=MEDIAN([.$D96])" office:value-type="float"/>
          <table:table-cell table:formula="of:=MEDIAN([.$E96])" office:value-type="float"/>
          <table:table-cell table:formula="of:=MEDIAN([.$F96])" office:value-type="float"/>
          <table:table-cell table:formula="of:=MEDIAN([.$G96])" office:value-type="float"/>
          <table:table-cell table:formula="of:=MEDIAN([.$H96])" office:value-type="float"/>
          <table:table-cell table:formula="of:=MEDIAN([.$I96])" office:value-type="float"/>
          <table:table-cell table:formula="of:=MEDIAN([.$J96])" office:value-type="float"/>
          <table:table-cell table:formula="of:=MEDIAN([.$K96])" office:value-type="float"/>
          <table:table-cell table:formula="of:=MEDIAN([.$L96])" office:value-type="float"/>
          <table:table-cell table:formula="of:=MEDIAN([.$M96])" office:value-type="float"/>
          <table:table-cell table:formula="of:=MEDIAN([.$N96])" office:value-type="float"/>
          <table:table-cell table:formula="of:=MAX([.$B96])" office:value-type="float"/>
          <table:table-cell table:formula="of:=MAX([.$C96])" office:value-type="float"/>
          <table:table-cell table:formula="of:=MAX([.$D96])" office:value-type="float"/>
          <table:table-cell table:formula="of:=MAX([.$E96])" office:value-type="float"/>
          <table:table-cell table:formula="of:=MAX([.$F96])" office:value-type="float"/>
          <table:table-cell table:formula="of:=MAX([.$G96])" office:value-type="float"/>
          <table:table-cell table:formula="of:=MAX([.$H96])" office:value-type="float"/>
          <table:table-cell table:formula="of:=MAX([.$I96])" office:value-type="float"/>
          <table:table-cell table:formula="of:=MAX([.$J96])" office:value-type="float"/>
          <table:table-cell table:formula="of:=MAX([.$K96])" office:value-type="float"/>
          <table:table-cell table:formula="of:=MAX([.$L96])" office:value-type="float"/>
          <table:table-cell table:formula="of:=MAX([.$M96])" office:value-type="float"/>
          <table:table-cell table:formula="of:=MAX([.$N96])" office:value-type="float"/>
        </table:table-row>
        <table:table-row table:style-name="ro1">
          <table:table-cell office:value-type="string">
            <text:p>6000/ins_6000_0_0444</text:p>
          </table:table-cell>
          <table:table-cell office:value-type="float" office:value="0.245829"/>
          <table:table-cell office:value-type="float" office:value="0.235"/>
          <table:table-cell office:value-type="float" office:value="0.07"/>
          <table:table-cell office:value-type="float" office:value="264.0"/>
          <table:table-cell office:value-type="float" office:value="0.0"/>
          <table:table-cell office:value-type="float" office:value="1.0"/>
          <table:table-cell office:value-type="float" office:value="717.0"/>
          <table:table-cell office:value-type="float" office:value="51197.0"/>
          <table:table-cell office:value-type="float" office:value="51197.0"/>
          <table:table-cell office:value-type="float" office:value="5444.0"/>
          <table:table-cell office:value-type="float" office:value="1267.0"/>
          <table:table-cell office:value-type="float" office:value="0.0"/>
          <table:table-cell office:value-type="float" office:value="0.0"/>
          <table:table-cell table:formula="of:=MIN([.$B97])" office:value-type="float"/>
          <table:table-cell table:formula="of:=MIN([.$C97])" office:value-type="float"/>
          <table:table-cell table:formula="of:=MIN([.$D97])" office:value-type="float"/>
          <table:table-cell table:formula="of:=MIN([.$E97])" office:value-type="float"/>
          <table:table-cell table:formula="of:=MIN([.$F97])" office:value-type="float"/>
          <table:table-cell table:formula="of:=MIN([.$G97])" office:value-type="float"/>
          <table:table-cell table:formula="of:=MIN([.$H97])" office:value-type="float"/>
          <table:table-cell table:formula="of:=MIN([.$I97])" office:value-type="float"/>
          <table:table-cell table:formula="of:=MIN([.$J97])" office:value-type="float"/>
          <table:table-cell table:formula="of:=MIN([.$K97])" office:value-type="float"/>
          <table:table-cell table:formula="of:=MIN([.$L97])" office:value-type="float"/>
          <table:table-cell table:formula="of:=MIN([.$M97])" office:value-type="float"/>
          <table:table-cell table:formula="of:=MIN([.$N97])" office:value-type="float"/>
          <table:table-cell table:formula="of:=MEDIAN([.$B97])" office:value-type="float"/>
          <table:table-cell table:formula="of:=MEDIAN([.$C97])" office:value-type="float"/>
          <table:table-cell table:formula="of:=MEDIAN([.$D97])" office:value-type="float"/>
          <table:table-cell table:formula="of:=MEDIAN([.$E97])" office:value-type="float"/>
          <table:table-cell table:formula="of:=MEDIAN([.$F97])" office:value-type="float"/>
          <table:table-cell table:formula="of:=MEDIAN([.$G97])" office:value-type="float"/>
          <table:table-cell table:formula="of:=MEDIAN([.$H97])" office:value-type="float"/>
          <table:table-cell table:formula="of:=MEDIAN([.$I97])" office:value-type="float"/>
          <table:table-cell table:formula="of:=MEDIAN([.$J97])" office:value-type="float"/>
          <table:table-cell table:formula="of:=MEDIAN([.$K97])" office:value-type="float"/>
          <table:table-cell table:formula="of:=MEDIAN([.$L97])" office:value-type="float"/>
          <table:table-cell table:formula="of:=MEDIAN([.$M97])" office:value-type="float"/>
          <table:table-cell table:formula="of:=MEDIAN([.$N97])" office:value-type="float"/>
          <table:table-cell table:formula="of:=MAX([.$B97])" office:value-type="float"/>
          <table:table-cell table:formula="of:=MAX([.$C97])" office:value-type="float"/>
          <table:table-cell table:formula="of:=MAX([.$D97])" office:value-type="float"/>
          <table:table-cell table:formula="of:=MAX([.$E97])" office:value-type="float"/>
          <table:table-cell table:formula="of:=MAX([.$F97])" office:value-type="float"/>
          <table:table-cell table:formula="of:=MAX([.$G97])" office:value-type="float"/>
          <table:table-cell table:formula="of:=MAX([.$H97])" office:value-type="float"/>
          <table:table-cell table:formula="of:=MAX([.$I97])" office:value-type="float"/>
          <table:table-cell table:formula="of:=MAX([.$J97])" office:value-type="float"/>
          <table:table-cell table:formula="of:=MAX([.$K97])" office:value-type="float"/>
          <table:table-cell table:formula="of:=MAX([.$L97])" office:value-type="float"/>
          <table:table-cell table:formula="of:=MAX([.$M97])" office:value-type="float"/>
          <table:table-cell table:formula="of:=MAX([.$N97])" office:value-type="float"/>
        </table:table-row>
        <table:table-row table:style-name="ro1">
          <table:table-cell office:value-type="string">
            <text:p>6000/ins_6000_0_0454</text:p>
          </table:table-cell>
          <table:table-cell office:value-type="float" office:value="0.182094"/>
          <table:table-cell office:value-type="float" office:value="0.1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35.0"/>
          <table:table-cell office:value-type="float" office:value="235.0"/>
          <table:table-cell office:value-type="float" office:value="4864.0"/>
          <table:table-cell office:value-type="float" office:value="929.0"/>
          <table:table-cell office:value-type="float" office:value="0.0"/>
          <table:table-cell office:value-type="float" office:value="0.0"/>
          <table:table-cell table:formula="of:=MIN([.$B98])" office:value-type="float"/>
          <table:table-cell table:formula="of:=MIN([.$C98])" office:value-type="float"/>
          <table:table-cell table:formula="of:=MIN([.$D98])" office:value-type="float"/>
          <table:table-cell table:formula="of:=MIN([.$E98])" office:value-type="float"/>
          <table:table-cell table:formula="of:=MIN([.$F98])" office:value-type="float"/>
          <table:table-cell table:formula="of:=MIN([.$G98])" office:value-type="float"/>
          <table:table-cell table:formula="of:=MIN([.$H98])" office:value-type="float"/>
          <table:table-cell table:formula="of:=MIN([.$I98])" office:value-type="float"/>
          <table:table-cell table:formula="of:=MIN([.$J98])" office:value-type="float"/>
          <table:table-cell table:formula="of:=MIN([.$K98])" office:value-type="float"/>
          <table:table-cell table:formula="of:=MIN([.$L98])" office:value-type="float"/>
          <table:table-cell table:formula="of:=MIN([.$M98])" office:value-type="float"/>
          <table:table-cell table:formula="of:=MIN([.$N98])" office:value-type="float"/>
          <table:table-cell table:formula="of:=MEDIAN([.$B98])" office:value-type="float"/>
          <table:table-cell table:formula="of:=MEDIAN([.$C98])" office:value-type="float"/>
          <table:table-cell table:formula="of:=MEDIAN([.$D98])" office:value-type="float"/>
          <table:table-cell table:formula="of:=MEDIAN([.$E98])" office:value-type="float"/>
          <table:table-cell table:formula="of:=MEDIAN([.$F98])" office:value-type="float"/>
          <table:table-cell table:formula="of:=MEDIAN([.$G98])" office:value-type="float"/>
          <table:table-cell table:formula="of:=MEDIAN([.$H98])" office:value-type="float"/>
          <table:table-cell table:formula="of:=MEDIAN([.$I98])" office:value-type="float"/>
          <table:table-cell table:formula="of:=MEDIAN([.$J98])" office:value-type="float"/>
          <table:table-cell table:formula="of:=MEDIAN([.$K98])" office:value-type="float"/>
          <table:table-cell table:formula="of:=MEDIAN([.$L98])" office:value-type="float"/>
          <table:table-cell table:formula="of:=MEDIAN([.$M98])" office:value-type="float"/>
          <table:table-cell table:formula="of:=MEDIAN([.$N98])" office:value-type="float"/>
          <table:table-cell table:formula="of:=MAX([.$B98])" office:value-type="float"/>
          <table:table-cell table:formula="of:=MAX([.$C98])" office:value-type="float"/>
          <table:table-cell table:formula="of:=MAX([.$D98])" office:value-type="float"/>
          <table:table-cell table:formula="of:=MAX([.$E98])" office:value-type="float"/>
          <table:table-cell table:formula="of:=MAX([.$F98])" office:value-type="float"/>
          <table:table-cell table:formula="of:=MAX([.$G98])" office:value-type="float"/>
          <table:table-cell table:formula="of:=MAX([.$H98])" office:value-type="float"/>
          <table:table-cell table:formula="of:=MAX([.$I98])" office:value-type="float"/>
          <table:table-cell table:formula="of:=MAX([.$J98])" office:value-type="float"/>
          <table:table-cell table:formula="of:=MAX([.$K98])" office:value-type="float"/>
          <table:table-cell table:formula="of:=MAX([.$L98])" office:value-type="float"/>
          <table:table-cell table:formula="of:=MAX([.$M98])" office:value-type="float"/>
          <table:table-cell table:formula="of:=MAX([.$N98])" office:value-type="float"/>
        </table:table-row>
        <table:table-row table:style-name="ro1">
          <table:table-cell office:value-type="string">
            <text:p>6000/ins_6000_0_0464</text:p>
          </table:table-cell>
          <table:table-cell office:value-type="float" office:value="0.171122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16.0"/>
          <table:table-cell office:value-type="float" office:value="316.0"/>
          <table:table-cell office:value-type="float" office:value="5360.0"/>
          <table:table-cell office:value-type="float" office:value="1779.0"/>
          <table:table-cell office:value-type="float" office:value="0.0"/>
          <table:table-cell office:value-type="float" office:value="0.0"/>
          <table:table-cell table:formula="of:=MIN([.$B99])" office:value-type="float"/>
          <table:table-cell table:formula="of:=MIN([.$C99])" office:value-type="float"/>
          <table:table-cell table:formula="of:=MIN([.$D99])" office:value-type="float"/>
          <table:table-cell table:formula="of:=MIN([.$E99])" office:value-type="float"/>
          <table:table-cell table:formula="of:=MIN([.$F99])" office:value-type="float"/>
          <table:table-cell table:formula="of:=MIN([.$G99])" office:value-type="float"/>
          <table:table-cell table:formula="of:=MIN([.$H99])" office:value-type="float"/>
          <table:table-cell table:formula="of:=MIN([.$I99])" office:value-type="float"/>
          <table:table-cell table:formula="of:=MIN([.$J99])" office:value-type="float"/>
          <table:table-cell table:formula="of:=MIN([.$K99])" office:value-type="float"/>
          <table:table-cell table:formula="of:=MIN([.$L99])" office:value-type="float"/>
          <table:table-cell table:formula="of:=MIN([.$M99])" office:value-type="float"/>
          <table:table-cell table:formula="of:=MIN([.$N99])" office:value-type="float"/>
          <table:table-cell table:formula="of:=MEDIAN([.$B99])" office:value-type="float"/>
          <table:table-cell table:formula="of:=MEDIAN([.$C99])" office:value-type="float"/>
          <table:table-cell table:formula="of:=MEDIAN([.$D99])" office:value-type="float"/>
          <table:table-cell table:formula="of:=MEDIAN([.$E99])" office:value-type="float"/>
          <table:table-cell table:formula="of:=MEDIAN([.$F99])" office:value-type="float"/>
          <table:table-cell table:formula="of:=MEDIAN([.$G99])" office:value-type="float"/>
          <table:table-cell table:formula="of:=MEDIAN([.$H99])" office:value-type="float"/>
          <table:table-cell table:formula="of:=MEDIAN([.$I99])" office:value-type="float"/>
          <table:table-cell table:formula="of:=MEDIAN([.$J99])" office:value-type="float"/>
          <table:table-cell table:formula="of:=MEDIAN([.$K99])" office:value-type="float"/>
          <table:table-cell table:formula="of:=MEDIAN([.$L99])" office:value-type="float"/>
          <table:table-cell table:formula="of:=MEDIAN([.$M99])" office:value-type="float"/>
          <table:table-cell table:formula="of:=MEDIAN([.$N99])" office:value-type="float"/>
          <table:table-cell table:formula="of:=MAX([.$B99])" office:value-type="float"/>
          <table:table-cell table:formula="of:=MAX([.$C99])" office:value-type="float"/>
          <table:table-cell table:formula="of:=MAX([.$D99])" office:value-type="float"/>
          <table:table-cell table:formula="of:=MAX([.$E99])" office:value-type="float"/>
          <table:table-cell table:formula="of:=MAX([.$F99])" office:value-type="float"/>
          <table:table-cell table:formula="of:=MAX([.$G99])" office:value-type="float"/>
          <table:table-cell table:formula="of:=MAX([.$H99])" office:value-type="float"/>
          <table:table-cell table:formula="of:=MAX([.$I99])" office:value-type="float"/>
          <table:table-cell table:formula="of:=MAX([.$J99])" office:value-type="float"/>
          <table:table-cell table:formula="of:=MAX([.$K99])" office:value-type="float"/>
          <table:table-cell table:formula="of:=MAX([.$L99])" office:value-type="float"/>
          <table:table-cell table:formula="of:=MAX([.$M99])" office:value-type="float"/>
          <table:table-cell table:formula="of:=MAX([.$N99])" office:value-type="float"/>
        </table:table-row>
        <table:table-row table:style-name="ro1">
          <table:table-cell office:value-type="string">
            <text:p>6000/ins_6000_0_0474</text:p>
          </table:table-cell>
          <table:table-cell office:value-type="float" office:value="0.180023"/>
          <table:table-cell office:value-type="float" office:value="0.1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418.0"/>
          <table:table-cell office:value-type="float" office:value="418.0"/>
          <table:table-cell office:value-type="float" office:value="5445.0"/>
          <table:table-cell office:value-type="float" office:value="1577.0"/>
          <table:table-cell office:value-type="float" office:value="0.0"/>
          <table:table-cell office:value-type="float" office:value="0.0"/>
          <table:table-cell table:formula="of:=MIN([.$B100])" office:value-type="float"/>
          <table:table-cell table:formula="of:=MIN([.$C100])" office:value-type="float"/>
          <table:table-cell table:formula="of:=MIN([.$D100])" office:value-type="float"/>
          <table:table-cell table:formula="of:=MIN([.$E100])" office:value-type="float"/>
          <table:table-cell table:formula="of:=MIN([.$F100])" office:value-type="float"/>
          <table:table-cell table:formula="of:=MIN([.$G100])" office:value-type="float"/>
          <table:table-cell table:formula="of:=MIN([.$H100])" office:value-type="float"/>
          <table:table-cell table:formula="of:=MIN([.$I100])" office:value-type="float"/>
          <table:table-cell table:formula="of:=MIN([.$J100])" office:value-type="float"/>
          <table:table-cell table:formula="of:=MIN([.$K100])" office:value-type="float"/>
          <table:table-cell table:formula="of:=MIN([.$L100])" office:value-type="float"/>
          <table:table-cell table:formula="of:=MIN([.$M100])" office:value-type="float"/>
          <table:table-cell table:formula="of:=MIN([.$N100])" office:value-type="float"/>
          <table:table-cell table:formula="of:=MEDIAN([.$B100])" office:value-type="float"/>
          <table:table-cell table:formula="of:=MEDIAN([.$C100])" office:value-type="float"/>
          <table:table-cell table:formula="of:=MEDIAN([.$D100])" office:value-type="float"/>
          <table:table-cell table:formula="of:=MEDIAN([.$E100])" office:value-type="float"/>
          <table:table-cell table:formula="of:=MEDIAN([.$F100])" office:value-type="float"/>
          <table:table-cell table:formula="of:=MEDIAN([.$G100])" office:value-type="float"/>
          <table:table-cell table:formula="of:=MEDIAN([.$H100])" office:value-type="float"/>
          <table:table-cell table:formula="of:=MEDIAN([.$I100])" office:value-type="float"/>
          <table:table-cell table:formula="of:=MEDIAN([.$J100])" office:value-type="float"/>
          <table:table-cell table:formula="of:=MEDIAN([.$K100])" office:value-type="float"/>
          <table:table-cell table:formula="of:=MEDIAN([.$L100])" office:value-type="float"/>
          <table:table-cell table:formula="of:=MEDIAN([.$M100])" office:value-type="float"/>
          <table:table-cell table:formula="of:=MEDIAN([.$N100])" office:value-type="float"/>
          <table:table-cell table:formula="of:=MAX([.$B100])" office:value-type="float"/>
          <table:table-cell table:formula="of:=MAX([.$C100])" office:value-type="float"/>
          <table:table-cell table:formula="of:=MAX([.$D100])" office:value-type="float"/>
          <table:table-cell table:formula="of:=MAX([.$E100])" office:value-type="float"/>
          <table:table-cell table:formula="of:=MAX([.$F100])" office:value-type="float"/>
          <table:table-cell table:formula="of:=MAX([.$G100])" office:value-type="float"/>
          <table:table-cell table:formula="of:=MAX([.$H100])" office:value-type="float"/>
          <table:table-cell table:formula="of:=MAX([.$I100])" office:value-type="float"/>
          <table:table-cell table:formula="of:=MAX([.$J100])" office:value-type="float"/>
          <table:table-cell table:formula="of:=MAX([.$K100])" office:value-type="float"/>
          <table:table-cell table:formula="of:=MAX([.$L100])" office:value-type="float"/>
          <table:table-cell table:formula="of:=MAX([.$M100])" office:value-type="float"/>
          <table:table-cell table:formula="of:=MAX([.$N100])" office:value-type="float"/>
        </table:table-row>
        <table:table-row table:style-name="ro1">
          <table:table-cell office:value-type="string">
            <text:p>6000/ins_6000_0_0484</text:p>
          </table:table-cell>
          <table:table-cell office:value-type="float" office:value="0.14868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53.0"/>
          <table:table-cell office:value-type="float" office:value="453.0"/>
          <table:table-cell office:value-type="float" office:value="4020.0"/>
          <table:table-cell office:value-type="float" office:value="2884.0"/>
          <table:table-cell office:value-type="float" office:value="0.0"/>
          <table:table-cell office:value-type="float" office:value="0.0"/>
          <table:table-cell table:formula="of:=MIN([.$B101])" office:value-type="float"/>
          <table:table-cell table:formula="of:=MIN([.$C101])" office:value-type="float"/>
          <table:table-cell table:formula="of:=MIN([.$D101])" office:value-type="float"/>
          <table:table-cell table:formula="of:=MIN([.$E101])" office:value-type="float"/>
          <table:table-cell table:formula="of:=MIN([.$F101])" office:value-type="float"/>
          <table:table-cell table:formula="of:=MIN([.$G101])" office:value-type="float"/>
          <table:table-cell table:formula="of:=MIN([.$H101])" office:value-type="float"/>
          <table:table-cell table:formula="of:=MIN([.$I101])" office:value-type="float"/>
          <table:table-cell table:formula="of:=MIN([.$J101])" office:value-type="float"/>
          <table:table-cell table:formula="of:=MIN([.$K101])" office:value-type="float"/>
          <table:table-cell table:formula="of:=MIN([.$L101])" office:value-type="float"/>
          <table:table-cell table:formula="of:=MIN([.$M101])" office:value-type="float"/>
          <table:table-cell table:formula="of:=MIN([.$N101])" office:value-type="float"/>
          <table:table-cell table:formula="of:=MEDIAN([.$B101])" office:value-type="float"/>
          <table:table-cell table:formula="of:=MEDIAN([.$C101])" office:value-type="float"/>
          <table:table-cell table:formula="of:=MEDIAN([.$D101])" office:value-type="float"/>
          <table:table-cell table:formula="of:=MEDIAN([.$E101])" office:value-type="float"/>
          <table:table-cell table:formula="of:=MEDIAN([.$F101])" office:value-type="float"/>
          <table:table-cell table:formula="of:=MEDIAN([.$G101])" office:value-type="float"/>
          <table:table-cell table:formula="of:=MEDIAN([.$H101])" office:value-type="float"/>
          <table:table-cell table:formula="of:=MEDIAN([.$I101])" office:value-type="float"/>
          <table:table-cell table:formula="of:=MEDIAN([.$J101])" office:value-type="float"/>
          <table:table-cell table:formula="of:=MEDIAN([.$K101])" office:value-type="float"/>
          <table:table-cell table:formula="of:=MEDIAN([.$L101])" office:value-type="float"/>
          <table:table-cell table:formula="of:=MEDIAN([.$M101])" office:value-type="float"/>
          <table:table-cell table:formula="of:=MEDIAN([.$N101])" office:value-type="float"/>
          <table:table-cell table:formula="of:=MAX([.$B101])" office:value-type="float"/>
          <table:table-cell table:formula="of:=MAX([.$C101])" office:value-type="float"/>
          <table:table-cell table:formula="of:=MAX([.$D101])" office:value-type="float"/>
          <table:table-cell table:formula="of:=MAX([.$E101])" office:value-type="float"/>
          <table:table-cell table:formula="of:=MAX([.$F101])" office:value-type="float"/>
          <table:table-cell table:formula="of:=MAX([.$G101])" office:value-type="float"/>
          <table:table-cell table:formula="of:=MAX([.$H101])" office:value-type="float"/>
          <table:table-cell table:formula="of:=MAX([.$I101])" office:value-type="float"/>
          <table:table-cell table:formula="of:=MAX([.$J101])" office:value-type="float"/>
          <table:table-cell table:formula="of:=MAX([.$K101])" office:value-type="float"/>
          <table:table-cell table:formula="of:=MAX([.$L101])" office:value-type="float"/>
          <table:table-cell table:formula="of:=MAX([.$M101])" office:value-type="float"/>
          <table:table-cell table:formula="of:=MAX([.$N101])" office:value-type="float"/>
        </table:table-row>
        <table:table-row table:style-name="ro1">
          <table:table-cell office:value-type="string">
            <text:p>6000/ins_6000_1_0404</text:p>
          </table:table-cell>
          <table:table-cell office:value-type="float" office:value="0.188049"/>
          <table:table-cell office:value-type="float" office:value="0.17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512.0"/>
          <table:table-cell office:value-type="float" office:value="512.0"/>
          <table:table-cell office:value-type="float" office:value="5204.0"/>
          <table:table-cell office:value-type="float" office:value="1159.0"/>
          <table:table-cell office:value-type="float" office:value="0.0"/>
          <table:table-cell office:value-type="float" office:value="0.0"/>
          <table:table-cell table:formula="of:=MIN([.$B102])" office:value-type="float"/>
          <table:table-cell table:formula="of:=MIN([.$C102])" office:value-type="float"/>
          <table:table-cell table:formula="of:=MIN([.$D102])" office:value-type="float"/>
          <table:table-cell table:formula="of:=MIN([.$E102])" office:value-type="float"/>
          <table:table-cell table:formula="of:=MIN([.$F102])" office:value-type="float"/>
          <table:table-cell table:formula="of:=MIN([.$G102])" office:value-type="float"/>
          <table:table-cell table:formula="of:=MIN([.$H102])" office:value-type="float"/>
          <table:table-cell table:formula="of:=MIN([.$I102])" office:value-type="float"/>
          <table:table-cell table:formula="of:=MIN([.$J102])" office:value-type="float"/>
          <table:table-cell table:formula="of:=MIN([.$K102])" office:value-type="float"/>
          <table:table-cell table:formula="of:=MIN([.$L102])" office:value-type="float"/>
          <table:table-cell table:formula="of:=MIN([.$M102])" office:value-type="float"/>
          <table:table-cell table:formula="of:=MIN([.$N102])" office:value-type="float"/>
          <table:table-cell table:formula="of:=MEDIAN([.$B102])" office:value-type="float"/>
          <table:table-cell table:formula="of:=MEDIAN([.$C102])" office:value-type="float"/>
          <table:table-cell table:formula="of:=MEDIAN([.$D102])" office:value-type="float"/>
          <table:table-cell table:formula="of:=MEDIAN([.$E102])" office:value-type="float"/>
          <table:table-cell table:formula="of:=MEDIAN([.$F102])" office:value-type="float"/>
          <table:table-cell table:formula="of:=MEDIAN([.$G102])" office:value-type="float"/>
          <table:table-cell table:formula="of:=MEDIAN([.$H102])" office:value-type="float"/>
          <table:table-cell table:formula="of:=MEDIAN([.$I102])" office:value-type="float"/>
          <table:table-cell table:formula="of:=MEDIAN([.$J102])" office:value-type="float"/>
          <table:table-cell table:formula="of:=MEDIAN([.$K102])" office:value-type="float"/>
          <table:table-cell table:formula="of:=MEDIAN([.$L102])" office:value-type="float"/>
          <table:table-cell table:formula="of:=MEDIAN([.$M102])" office:value-type="float"/>
          <table:table-cell table:formula="of:=MEDIAN([.$N102])" office:value-type="float"/>
          <table:table-cell table:formula="of:=MAX([.$B102])" office:value-type="float"/>
          <table:table-cell table:formula="of:=MAX([.$C102])" office:value-type="float"/>
          <table:table-cell table:formula="of:=MAX([.$D102])" office:value-type="float"/>
          <table:table-cell table:formula="of:=MAX([.$E102])" office:value-type="float"/>
          <table:table-cell table:formula="of:=MAX([.$F102])" office:value-type="float"/>
          <table:table-cell table:formula="of:=MAX([.$G102])" office:value-type="float"/>
          <table:table-cell table:formula="of:=MAX([.$H102])" office:value-type="float"/>
          <table:table-cell table:formula="of:=MAX([.$I102])" office:value-type="float"/>
          <table:table-cell table:formula="of:=MAX([.$J102])" office:value-type="float"/>
          <table:table-cell table:formula="of:=MAX([.$K102])" office:value-type="float"/>
          <table:table-cell table:formula="of:=MAX([.$L102])" office:value-type="float"/>
          <table:table-cell table:formula="of:=MAX([.$M102])" office:value-type="float"/>
          <table:table-cell table:formula="of:=MAX([.$N102])" office:value-type="float"/>
        </table:table-row>
        <table:table-row table:style-name="ro1">
          <table:table-cell office:value-type="string">
            <text:p>6000/ins_6000_1_0414</text:p>
          </table:table-cell>
          <table:table-cell office:value-type="float" office:value="0.192019"/>
          <table:table-cell office:value-type="float" office:value="0.181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2055.0"/>
          <table:table-cell office:value-type="float" office:value="2055.0"/>
          <table:table-cell office:value-type="float" office:value="5339.0"/>
          <table:table-cell office:value-type="float" office:value="1601.0"/>
          <table:table-cell office:value-type="float" office:value="0.0"/>
          <table:table-cell office:value-type="float" office:value="0.0"/>
          <table:table-cell table:formula="of:=MIN([.$B103])" office:value-type="float"/>
          <table:table-cell table:formula="of:=MIN([.$C103])" office:value-type="float"/>
          <table:table-cell table:formula="of:=MIN([.$D103])" office:value-type="float"/>
          <table:table-cell table:formula="of:=MIN([.$E103])" office:value-type="float"/>
          <table:table-cell table:formula="of:=MIN([.$F103])" office:value-type="float"/>
          <table:table-cell table:formula="of:=MIN([.$G103])" office:value-type="float"/>
          <table:table-cell table:formula="of:=MIN([.$H103])" office:value-type="float"/>
          <table:table-cell table:formula="of:=MIN([.$I103])" office:value-type="float"/>
          <table:table-cell table:formula="of:=MIN([.$J103])" office:value-type="float"/>
          <table:table-cell table:formula="of:=MIN([.$K103])" office:value-type="float"/>
          <table:table-cell table:formula="of:=MIN([.$L103])" office:value-type="float"/>
          <table:table-cell table:formula="of:=MIN([.$M103])" office:value-type="float"/>
          <table:table-cell table:formula="of:=MIN([.$N103])" office:value-type="float"/>
          <table:table-cell table:formula="of:=MEDIAN([.$B103])" office:value-type="float"/>
          <table:table-cell table:formula="of:=MEDIAN([.$C103])" office:value-type="float"/>
          <table:table-cell table:formula="of:=MEDIAN([.$D103])" office:value-type="float"/>
          <table:table-cell table:formula="of:=MEDIAN([.$E103])" office:value-type="float"/>
          <table:table-cell table:formula="of:=MEDIAN([.$F103])" office:value-type="float"/>
          <table:table-cell table:formula="of:=MEDIAN([.$G103])" office:value-type="float"/>
          <table:table-cell table:formula="of:=MEDIAN([.$H103])" office:value-type="float"/>
          <table:table-cell table:formula="of:=MEDIAN([.$I103])" office:value-type="float"/>
          <table:table-cell table:formula="of:=MEDIAN([.$J103])" office:value-type="float"/>
          <table:table-cell table:formula="of:=MEDIAN([.$K103])" office:value-type="float"/>
          <table:table-cell table:formula="of:=MEDIAN([.$L103])" office:value-type="float"/>
          <table:table-cell table:formula="of:=MEDIAN([.$M103])" office:value-type="float"/>
          <table:table-cell table:formula="of:=MEDIAN([.$N103])" office:value-type="float"/>
          <table:table-cell table:formula="of:=MAX([.$B103])" office:value-type="float"/>
          <table:table-cell table:formula="of:=MAX([.$C103])" office:value-type="float"/>
          <table:table-cell table:formula="of:=MAX([.$D103])" office:value-type="float"/>
          <table:table-cell table:formula="of:=MAX([.$E103])" office:value-type="float"/>
          <table:table-cell table:formula="of:=MAX([.$F103])" office:value-type="float"/>
          <table:table-cell table:formula="of:=MAX([.$G103])" office:value-type="float"/>
          <table:table-cell table:formula="of:=MAX([.$H103])" office:value-type="float"/>
          <table:table-cell table:formula="of:=MAX([.$I103])" office:value-type="float"/>
          <table:table-cell table:formula="of:=MAX([.$J103])" office:value-type="float"/>
          <table:table-cell table:formula="of:=MAX([.$K103])" office:value-type="float"/>
          <table:table-cell table:formula="of:=MAX([.$L103])" office:value-type="float"/>
          <table:table-cell table:formula="of:=MAX([.$M103])" office:value-type="float"/>
          <table:table-cell table:formula="of:=MAX([.$N103])" office:value-type="float"/>
        </table:table-row>
        <table:table-row table:style-name="ro1">
          <table:table-cell office:value-type="string">
            <text:p>6000/ins_6000_1_0424</text:p>
          </table:table-cell>
          <table:table-cell office:value-type="float" office:value="0.190249"/>
          <table:table-cell office:value-type="float" office:value="0.179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174.0"/>
          <table:table-cell office:value-type="float" office:value="4174.0"/>
          <table:table-cell office:value-type="float" office:value="5344.0"/>
          <table:table-cell office:value-type="float" office:value="1627.0"/>
          <table:table-cell office:value-type="float" office:value="0.0"/>
          <table:table-cell office:value-type="float" office:value="0.0"/>
          <table:table-cell table:formula="of:=MIN([.$B104])" office:value-type="float"/>
          <table:table-cell table:formula="of:=MIN([.$C104])" office:value-type="float"/>
          <table:table-cell table:formula="of:=MIN([.$D104])" office:value-type="float"/>
          <table:table-cell table:formula="of:=MIN([.$E104])" office:value-type="float"/>
          <table:table-cell table:formula="of:=MIN([.$F104])" office:value-type="float"/>
          <table:table-cell table:formula="of:=MIN([.$G104])" office:value-type="float"/>
          <table:table-cell table:formula="of:=MIN([.$H104])" office:value-type="float"/>
          <table:table-cell table:formula="of:=MIN([.$I104])" office:value-type="float"/>
          <table:table-cell table:formula="of:=MIN([.$J104])" office:value-type="float"/>
          <table:table-cell table:formula="of:=MIN([.$K104])" office:value-type="float"/>
          <table:table-cell table:formula="of:=MIN([.$L104])" office:value-type="float"/>
          <table:table-cell table:formula="of:=MIN([.$M104])" office:value-type="float"/>
          <table:table-cell table:formula="of:=MIN([.$N104])" office:value-type="float"/>
          <table:table-cell table:formula="of:=MEDIAN([.$B104])" office:value-type="float"/>
          <table:table-cell table:formula="of:=MEDIAN([.$C104])" office:value-type="float"/>
          <table:table-cell table:formula="of:=MEDIAN([.$D104])" office:value-type="float"/>
          <table:table-cell table:formula="of:=MEDIAN([.$E104])" office:value-type="float"/>
          <table:table-cell table:formula="of:=MEDIAN([.$F104])" office:value-type="float"/>
          <table:table-cell table:formula="of:=MEDIAN([.$G104])" office:value-type="float"/>
          <table:table-cell table:formula="of:=MEDIAN([.$H104])" office:value-type="float"/>
          <table:table-cell table:formula="of:=MEDIAN([.$I104])" office:value-type="float"/>
          <table:table-cell table:formula="of:=MEDIAN([.$J104])" office:value-type="float"/>
          <table:table-cell table:formula="of:=MEDIAN([.$K104])" office:value-type="float"/>
          <table:table-cell table:formula="of:=MEDIAN([.$L104])" office:value-type="float"/>
          <table:table-cell table:formula="of:=MEDIAN([.$M104])" office:value-type="float"/>
          <table:table-cell table:formula="of:=MEDIAN([.$N104])" office:value-type="float"/>
          <table:table-cell table:formula="of:=MAX([.$B104])" office:value-type="float"/>
          <table:table-cell table:formula="of:=MAX([.$C104])" office:value-type="float"/>
          <table:table-cell table:formula="of:=MAX([.$D104])" office:value-type="float"/>
          <table:table-cell table:formula="of:=MAX([.$E104])" office:value-type="float"/>
          <table:table-cell table:formula="of:=MAX([.$F104])" office:value-type="float"/>
          <table:table-cell table:formula="of:=MAX([.$G104])" office:value-type="float"/>
          <table:table-cell table:formula="of:=MAX([.$H104])" office:value-type="float"/>
          <table:table-cell table:formula="of:=MAX([.$I104])" office:value-type="float"/>
          <table:table-cell table:formula="of:=MAX([.$J104])" office:value-type="float"/>
          <table:table-cell table:formula="of:=MAX([.$K104])" office:value-type="float"/>
          <table:table-cell table:formula="of:=MAX([.$L104])" office:value-type="float"/>
          <table:table-cell table:formula="of:=MAX([.$M104])" office:value-type="float"/>
          <table:table-cell table:formula="of:=MAX([.$N104])" office:value-type="float"/>
        </table:table-row>
        <table:table-row table:style-name="ro1">
          <table:table-cell office:value-type="string">
            <text:p>6000/ins_6000_1_0434</text:p>
          </table:table-cell>
          <table:table-cell office:value-type="float" office:value="0.17031"/>
          <table:table-cell office:value-type="float" office:value="0.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440.0"/>
          <table:table-cell office:value-type="float" office:value="440.0"/>
          <table:table-cell office:value-type="float" office:value="5273.0"/>
          <table:table-cell office:value-type="float" office:value="1720.0"/>
          <table:table-cell office:value-type="float" office:value="0.0"/>
          <table:table-cell office:value-type="float" office:value="0.0"/>
          <table:table-cell table:formula="of:=MIN([.$B105])" office:value-type="float"/>
          <table:table-cell table:formula="of:=MIN([.$C105])" office:value-type="float"/>
          <table:table-cell table:formula="of:=MIN([.$D105])" office:value-type="float"/>
          <table:table-cell table:formula="of:=MIN([.$E105])" office:value-type="float"/>
          <table:table-cell table:formula="of:=MIN([.$F105])" office:value-type="float"/>
          <table:table-cell table:formula="of:=MIN([.$G105])" office:value-type="float"/>
          <table:table-cell table:formula="of:=MIN([.$H105])" office:value-type="float"/>
          <table:table-cell table:formula="of:=MIN([.$I105])" office:value-type="float"/>
          <table:table-cell table:formula="of:=MIN([.$J105])" office:value-type="float"/>
          <table:table-cell table:formula="of:=MIN([.$K105])" office:value-type="float"/>
          <table:table-cell table:formula="of:=MIN([.$L105])" office:value-type="float"/>
          <table:table-cell table:formula="of:=MIN([.$M105])" office:value-type="float"/>
          <table:table-cell table:formula="of:=MIN([.$N105])" office:value-type="float"/>
          <table:table-cell table:formula="of:=MEDIAN([.$B105])" office:value-type="float"/>
          <table:table-cell table:formula="of:=MEDIAN([.$C105])" office:value-type="float"/>
          <table:table-cell table:formula="of:=MEDIAN([.$D105])" office:value-type="float"/>
          <table:table-cell table:formula="of:=MEDIAN([.$E105])" office:value-type="float"/>
          <table:table-cell table:formula="of:=MEDIAN([.$F105])" office:value-type="float"/>
          <table:table-cell table:formula="of:=MEDIAN([.$G105])" office:value-type="float"/>
          <table:table-cell table:formula="of:=MEDIAN([.$H105])" office:value-type="float"/>
          <table:table-cell table:formula="of:=MEDIAN([.$I105])" office:value-type="float"/>
          <table:table-cell table:formula="of:=MEDIAN([.$J105])" office:value-type="float"/>
          <table:table-cell table:formula="of:=MEDIAN([.$K105])" office:value-type="float"/>
          <table:table-cell table:formula="of:=MEDIAN([.$L105])" office:value-type="float"/>
          <table:table-cell table:formula="of:=MEDIAN([.$M105])" office:value-type="float"/>
          <table:table-cell table:formula="of:=MEDIAN([.$N105])" office:value-type="float"/>
          <table:table-cell table:formula="of:=MAX([.$B105])" office:value-type="float"/>
          <table:table-cell table:formula="of:=MAX([.$C105])" office:value-type="float"/>
          <table:table-cell table:formula="of:=MAX([.$D105])" office:value-type="float"/>
          <table:table-cell table:formula="of:=MAX([.$E105])" office:value-type="float"/>
          <table:table-cell table:formula="of:=MAX([.$F105])" office:value-type="float"/>
          <table:table-cell table:formula="of:=MAX([.$G105])" office:value-type="float"/>
          <table:table-cell table:formula="of:=MAX([.$H105])" office:value-type="float"/>
          <table:table-cell table:formula="of:=MAX([.$I105])" office:value-type="float"/>
          <table:table-cell table:formula="of:=MAX([.$J105])" office:value-type="float"/>
          <table:table-cell table:formula="of:=MAX([.$K105])" office:value-type="float"/>
          <table:table-cell table:formula="of:=MAX([.$L105])" office:value-type="float"/>
          <table:table-cell table:formula="of:=MAX([.$M105])" office:value-type="float"/>
          <table:table-cell table:formula="of:=MAX([.$N105])" office:value-type="float"/>
        </table:table-row>
        <table:table-row table:style-name="ro1">
          <table:table-cell office:value-type="string">
            <text:p>6000/ins_6000_1_0444</text:p>
          </table:table-cell>
          <table:table-cell office:value-type="float" office:value="0.432555"/>
          <table:table-cell office:value-type="float" office:value="0.421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342.0"/>
          <table:table-cell office:value-type="float" office:value="217290.0"/>
          <table:table-cell office:value-type="float" office:value="217290.0"/>
          <table:table-cell office:value-type="float" office:value="5428.0"/>
          <table:table-cell office:value-type="float" office:value="1268.0"/>
          <table:table-cell office:value-type="float" office:value="0.0"/>
          <table:table-cell office:value-type="float" office:value="0.0"/>
          <table:table-cell table:formula="of:=MIN([.$B106])" office:value-type="float"/>
          <table:table-cell table:formula="of:=MIN([.$C106])" office:value-type="float"/>
          <table:table-cell table:formula="of:=MIN([.$D106])" office:value-type="float"/>
          <table:table-cell table:formula="of:=MIN([.$E106])" office:value-type="float"/>
          <table:table-cell table:formula="of:=MIN([.$F106])" office:value-type="float"/>
          <table:table-cell table:formula="of:=MIN([.$G106])" office:value-type="float"/>
          <table:table-cell table:formula="of:=MIN([.$H106])" office:value-type="float"/>
          <table:table-cell table:formula="of:=MIN([.$I106])" office:value-type="float"/>
          <table:table-cell table:formula="of:=MIN([.$J106])" office:value-type="float"/>
          <table:table-cell table:formula="of:=MIN([.$K106])" office:value-type="float"/>
          <table:table-cell table:formula="of:=MIN([.$L106])" office:value-type="float"/>
          <table:table-cell table:formula="of:=MIN([.$M106])" office:value-type="float"/>
          <table:table-cell table:formula="of:=MIN([.$N106])" office:value-type="float"/>
          <table:table-cell table:formula="of:=MEDIAN([.$B106])" office:value-type="float"/>
          <table:table-cell table:formula="of:=MEDIAN([.$C106])" office:value-type="float"/>
          <table:table-cell table:formula="of:=MEDIAN([.$D106])" office:value-type="float"/>
          <table:table-cell table:formula="of:=MEDIAN([.$E106])" office:value-type="float"/>
          <table:table-cell table:formula="of:=MEDIAN([.$F106])" office:value-type="float"/>
          <table:table-cell table:formula="of:=MEDIAN([.$G106])" office:value-type="float"/>
          <table:table-cell table:formula="of:=MEDIAN([.$H106])" office:value-type="float"/>
          <table:table-cell table:formula="of:=MEDIAN([.$I106])" office:value-type="float"/>
          <table:table-cell table:formula="of:=MEDIAN([.$J106])" office:value-type="float"/>
          <table:table-cell table:formula="of:=MEDIAN([.$K106])" office:value-type="float"/>
          <table:table-cell table:formula="of:=MEDIAN([.$L106])" office:value-type="float"/>
          <table:table-cell table:formula="of:=MEDIAN([.$M106])" office:value-type="float"/>
          <table:table-cell table:formula="of:=MEDIAN([.$N106])" office:value-type="float"/>
          <table:table-cell table:formula="of:=MAX([.$B106])" office:value-type="float"/>
          <table:table-cell table:formula="of:=MAX([.$C106])" office:value-type="float"/>
          <table:table-cell table:formula="of:=MAX([.$D106])" office:value-type="float"/>
          <table:table-cell table:formula="of:=MAX([.$E106])" office:value-type="float"/>
          <table:table-cell table:formula="of:=MAX([.$F106])" office:value-type="float"/>
          <table:table-cell table:formula="of:=MAX([.$G106])" office:value-type="float"/>
          <table:table-cell table:formula="of:=MAX([.$H106])" office:value-type="float"/>
          <table:table-cell table:formula="of:=MAX([.$I106])" office:value-type="float"/>
          <table:table-cell table:formula="of:=MAX([.$J106])" office:value-type="float"/>
          <table:table-cell table:formula="of:=MAX([.$K106])" office:value-type="float"/>
          <table:table-cell table:formula="of:=MAX([.$L106])" office:value-type="float"/>
          <table:table-cell table:formula="of:=MAX([.$M106])" office:value-type="float"/>
          <table:table-cell table:formula="of:=MAX([.$N106])" office:value-type="float"/>
        </table:table-row>
        <table:table-row table:style-name="ro1">
          <table:table-cell office:value-type="string">
            <text:p>6000/ins_6000_1_0454</text:p>
          </table:table-cell>
          <table:table-cell office:value-type="float" office:value="0.16608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22.0"/>
          <table:table-cell office:value-type="float" office:value="322.0"/>
          <table:table-cell office:value-type="float" office:value="4862.0"/>
          <table:table-cell office:value-type="float" office:value="955.0"/>
          <table:table-cell office:value-type="float" office:value="0.0"/>
          <table:table-cell office:value-type="float" office:value="0.0"/>
          <table:table-cell table:formula="of:=MIN([.$B107])" office:value-type="float"/>
          <table:table-cell table:formula="of:=MIN([.$C107])" office:value-type="float"/>
          <table:table-cell table:formula="of:=MIN([.$D107])" office:value-type="float"/>
          <table:table-cell table:formula="of:=MIN([.$E107])" office:value-type="float"/>
          <table:table-cell table:formula="of:=MIN([.$F107])" office:value-type="float"/>
          <table:table-cell table:formula="of:=MIN([.$G107])" office:value-type="float"/>
          <table:table-cell table:formula="of:=MIN([.$H107])" office:value-type="float"/>
          <table:table-cell table:formula="of:=MIN([.$I107])" office:value-type="float"/>
          <table:table-cell table:formula="of:=MIN([.$J107])" office:value-type="float"/>
          <table:table-cell table:formula="of:=MIN([.$K107])" office:value-type="float"/>
          <table:table-cell table:formula="of:=MIN([.$L107])" office:value-type="float"/>
          <table:table-cell table:formula="of:=MIN([.$M107])" office:value-type="float"/>
          <table:table-cell table:formula="of:=MIN([.$N107])" office:value-type="float"/>
          <table:table-cell table:formula="of:=MEDIAN([.$B107])" office:value-type="float"/>
          <table:table-cell table:formula="of:=MEDIAN([.$C107])" office:value-type="float"/>
          <table:table-cell table:formula="of:=MEDIAN([.$D107])" office:value-type="float"/>
          <table:table-cell table:formula="of:=MEDIAN([.$E107])" office:value-type="float"/>
          <table:table-cell table:formula="of:=MEDIAN([.$F107])" office:value-type="float"/>
          <table:table-cell table:formula="of:=MEDIAN([.$G107])" office:value-type="float"/>
          <table:table-cell table:formula="of:=MEDIAN([.$H107])" office:value-type="float"/>
          <table:table-cell table:formula="of:=MEDIAN([.$I107])" office:value-type="float"/>
          <table:table-cell table:formula="of:=MEDIAN([.$J107])" office:value-type="float"/>
          <table:table-cell table:formula="of:=MEDIAN([.$K107])" office:value-type="float"/>
          <table:table-cell table:formula="of:=MEDIAN([.$L107])" office:value-type="float"/>
          <table:table-cell table:formula="of:=MEDIAN([.$M107])" office:value-type="float"/>
          <table:table-cell table:formula="of:=MEDIAN([.$N107])" office:value-type="float"/>
          <table:table-cell table:formula="of:=MAX([.$B107])" office:value-type="float"/>
          <table:table-cell table:formula="of:=MAX([.$C107])" office:value-type="float"/>
          <table:table-cell table:formula="of:=MAX([.$D107])" office:value-type="float"/>
          <table:table-cell table:formula="of:=MAX([.$E107])" office:value-type="float"/>
          <table:table-cell table:formula="of:=MAX([.$F107])" office:value-type="float"/>
          <table:table-cell table:formula="of:=MAX([.$G107])" office:value-type="float"/>
          <table:table-cell table:formula="of:=MAX([.$H107])" office:value-type="float"/>
          <table:table-cell table:formula="of:=MAX([.$I107])" office:value-type="float"/>
          <table:table-cell table:formula="of:=MAX([.$J107])" office:value-type="float"/>
          <table:table-cell table:formula="of:=MAX([.$K107])" office:value-type="float"/>
          <table:table-cell table:formula="of:=MAX([.$L107])" office:value-type="float"/>
          <table:table-cell table:formula="of:=MAX([.$M107])" office:value-type="float"/>
          <table:table-cell table:formula="of:=MAX([.$N107])" office:value-type="float"/>
        </table:table-row>
        <table:table-row table:style-name="ro1">
          <table:table-cell office:value-type="string">
            <text:p>6000/ins_6000_1_0464</text:p>
          </table:table-cell>
          <table:table-cell office:value-type="float" office:value="0.173949"/>
          <table:table-cell office:value-type="float" office:value="0.16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66.0"/>
          <table:table-cell office:value-type="float" office:value="566.0"/>
          <table:table-cell office:value-type="float" office:value="5286.0"/>
          <table:table-cell office:value-type="float" office:value="1632.0"/>
          <table:table-cell office:value-type="float" office:value="0.0"/>
          <table:table-cell office:value-type="float" office:value="0.0"/>
          <table:table-cell table:formula="of:=MIN([.$B108])" office:value-type="float"/>
          <table:table-cell table:formula="of:=MIN([.$C108])" office:value-type="float"/>
          <table:table-cell table:formula="of:=MIN([.$D108])" office:value-type="float"/>
          <table:table-cell table:formula="of:=MIN([.$E108])" office:value-type="float"/>
          <table:table-cell table:formula="of:=MIN([.$F108])" office:value-type="float"/>
          <table:table-cell table:formula="of:=MIN([.$G108])" office:value-type="float"/>
          <table:table-cell table:formula="of:=MIN([.$H108])" office:value-type="float"/>
          <table:table-cell table:formula="of:=MIN([.$I108])" office:value-type="float"/>
          <table:table-cell table:formula="of:=MIN([.$J108])" office:value-type="float"/>
          <table:table-cell table:formula="of:=MIN([.$K108])" office:value-type="float"/>
          <table:table-cell table:formula="of:=MIN([.$L108])" office:value-type="float"/>
          <table:table-cell table:formula="of:=MIN([.$M108])" office:value-type="float"/>
          <table:table-cell table:formula="of:=MIN([.$N108])" office:value-type="float"/>
          <table:table-cell table:formula="of:=MEDIAN([.$B108])" office:value-type="float"/>
          <table:table-cell table:formula="of:=MEDIAN([.$C108])" office:value-type="float"/>
          <table:table-cell table:formula="of:=MEDIAN([.$D108])" office:value-type="float"/>
          <table:table-cell table:formula="of:=MEDIAN([.$E108])" office:value-type="float"/>
          <table:table-cell table:formula="of:=MEDIAN([.$F108])" office:value-type="float"/>
          <table:table-cell table:formula="of:=MEDIAN([.$G108])" office:value-type="float"/>
          <table:table-cell table:formula="of:=MEDIAN([.$H108])" office:value-type="float"/>
          <table:table-cell table:formula="of:=MEDIAN([.$I108])" office:value-type="float"/>
          <table:table-cell table:formula="of:=MEDIAN([.$J108])" office:value-type="float"/>
          <table:table-cell table:formula="of:=MEDIAN([.$K108])" office:value-type="float"/>
          <table:table-cell table:formula="of:=MEDIAN([.$L108])" office:value-type="float"/>
          <table:table-cell table:formula="of:=MEDIAN([.$M108])" office:value-type="float"/>
          <table:table-cell table:formula="of:=MEDIAN([.$N108])" office:value-type="float"/>
          <table:table-cell table:formula="of:=MAX([.$B108])" office:value-type="float"/>
          <table:table-cell table:formula="of:=MAX([.$C108])" office:value-type="float"/>
          <table:table-cell table:formula="of:=MAX([.$D108])" office:value-type="float"/>
          <table:table-cell table:formula="of:=MAX([.$E108])" office:value-type="float"/>
          <table:table-cell table:formula="of:=MAX([.$F108])" office:value-type="float"/>
          <table:table-cell table:formula="of:=MAX([.$G108])" office:value-type="float"/>
          <table:table-cell table:formula="of:=MAX([.$H108])" office:value-type="float"/>
          <table:table-cell table:formula="of:=MAX([.$I108])" office:value-type="float"/>
          <table:table-cell table:formula="of:=MAX([.$J108])" office:value-type="float"/>
          <table:table-cell table:formula="of:=MAX([.$K108])" office:value-type="float"/>
          <table:table-cell table:formula="of:=MAX([.$L108])" office:value-type="float"/>
          <table:table-cell table:formula="of:=MAX([.$M108])" office:value-type="float"/>
          <table:table-cell table:formula="of:=MAX([.$N108])" office:value-type="float"/>
        </table:table-row>
        <table:table-row table:style-name="ro1">
          <table:table-cell office:value-type="string">
            <text:p>6000/ins_6000_1_0474</text:p>
          </table:table-cell>
          <table:table-cell office:value-type="float" office:value="0.180193"/>
          <table:table-cell office:value-type="float" office:value="0.16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96.0"/>
          <table:table-cell office:value-type="float" office:value="896.0"/>
          <table:table-cell office:value-type="float" office:value="5210.0"/>
          <table:table-cell office:value-type="float" office:value="1092.0"/>
          <table:table-cell office:value-type="float" office:value="0.0"/>
          <table:table-cell office:value-type="float" office:value="0.0"/>
          <table:table-cell table:formula="of:=MIN([.$B109])" office:value-type="float"/>
          <table:table-cell table:formula="of:=MIN([.$C109])" office:value-type="float"/>
          <table:table-cell table:formula="of:=MIN([.$D109])" office:value-type="float"/>
          <table:table-cell table:formula="of:=MIN([.$E109])" office:value-type="float"/>
          <table:table-cell table:formula="of:=MIN([.$F109])" office:value-type="float"/>
          <table:table-cell table:formula="of:=MIN([.$G109])" office:value-type="float"/>
          <table:table-cell table:formula="of:=MIN([.$H109])" office:value-type="float"/>
          <table:table-cell table:formula="of:=MIN([.$I109])" office:value-type="float"/>
          <table:table-cell table:formula="of:=MIN([.$J109])" office:value-type="float"/>
          <table:table-cell table:formula="of:=MIN([.$K109])" office:value-type="float"/>
          <table:table-cell table:formula="of:=MIN([.$L109])" office:value-type="float"/>
          <table:table-cell table:formula="of:=MIN([.$M109])" office:value-type="float"/>
          <table:table-cell table:formula="of:=MIN([.$N109])" office:value-type="float"/>
          <table:table-cell table:formula="of:=MEDIAN([.$B109])" office:value-type="float"/>
          <table:table-cell table:formula="of:=MEDIAN([.$C109])" office:value-type="float"/>
          <table:table-cell table:formula="of:=MEDIAN([.$D109])" office:value-type="float"/>
          <table:table-cell table:formula="of:=MEDIAN([.$E109])" office:value-type="float"/>
          <table:table-cell table:formula="of:=MEDIAN([.$F109])" office:value-type="float"/>
          <table:table-cell table:formula="of:=MEDIAN([.$G109])" office:value-type="float"/>
          <table:table-cell table:formula="of:=MEDIAN([.$H109])" office:value-type="float"/>
          <table:table-cell table:formula="of:=MEDIAN([.$I109])" office:value-type="float"/>
          <table:table-cell table:formula="of:=MEDIAN([.$J109])" office:value-type="float"/>
          <table:table-cell table:formula="of:=MEDIAN([.$K109])" office:value-type="float"/>
          <table:table-cell table:formula="of:=MEDIAN([.$L109])" office:value-type="float"/>
          <table:table-cell table:formula="of:=MEDIAN([.$M109])" office:value-type="float"/>
          <table:table-cell table:formula="of:=MEDIAN([.$N109])" office:value-type="float"/>
          <table:table-cell table:formula="of:=MAX([.$B109])" office:value-type="float"/>
          <table:table-cell table:formula="of:=MAX([.$C109])" office:value-type="float"/>
          <table:table-cell table:formula="of:=MAX([.$D109])" office:value-type="float"/>
          <table:table-cell table:formula="of:=MAX([.$E109])" office:value-type="float"/>
          <table:table-cell table:formula="of:=MAX([.$F109])" office:value-type="float"/>
          <table:table-cell table:formula="of:=MAX([.$G109])" office:value-type="float"/>
          <table:table-cell table:formula="of:=MAX([.$H109])" office:value-type="float"/>
          <table:table-cell table:formula="of:=MAX([.$I109])" office:value-type="float"/>
          <table:table-cell table:formula="of:=MAX([.$J109])" office:value-type="float"/>
          <table:table-cell table:formula="of:=MAX([.$K109])" office:value-type="float"/>
          <table:table-cell table:formula="of:=MAX([.$L109])" office:value-type="float"/>
          <table:table-cell table:formula="of:=MAX([.$M109])" office:value-type="float"/>
          <table:table-cell table:formula="of:=MAX([.$N109])" office:value-type="float"/>
        </table:table-row>
        <table:table-row table:style-name="ro1">
          <table:table-cell office:value-type="string">
            <text:p>6000/ins_6000_1_0484</text:p>
          </table:table-cell>
          <table:table-cell office:value-type="float" office:value="0.136579"/>
          <table:table-cell office:value-type="float" office:value="0.128"/>
          <table:table-cell office:value-type="float" office:value="0.01"/>
          <table:table-cell office:value-type="float" office:value="18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3957.0"/>
          <table:table-cell office:value-type="float" office:value="3957.0"/>
          <table:table-cell office:value-type="float" office:value="3535.0"/>
          <table:table-cell office:value-type="float" office:value="1578.0"/>
          <table:table-cell office:value-type="float" office:value="0.0"/>
          <table:table-cell office:value-type="float" office:value="0.0"/>
          <table:table-cell table:formula="of:=MIN([.$B110])" office:value-type="float"/>
          <table:table-cell table:formula="of:=MIN([.$C110])" office:value-type="float"/>
          <table:table-cell table:formula="of:=MIN([.$D110])" office:value-type="float"/>
          <table:table-cell table:formula="of:=MIN([.$E110])" office:value-type="float"/>
          <table:table-cell table:formula="of:=MIN([.$F110])" office:value-type="float"/>
          <table:table-cell table:formula="of:=MIN([.$G110])" office:value-type="float"/>
          <table:table-cell table:formula="of:=MIN([.$H110])" office:value-type="float"/>
          <table:table-cell table:formula="of:=MIN([.$I110])" office:value-type="float"/>
          <table:table-cell table:formula="of:=MIN([.$J110])" office:value-type="float"/>
          <table:table-cell table:formula="of:=MIN([.$K110])" office:value-type="float"/>
          <table:table-cell table:formula="of:=MIN([.$L110])" office:value-type="float"/>
          <table:table-cell table:formula="of:=MIN([.$M110])" office:value-type="float"/>
          <table:table-cell table:formula="of:=MIN([.$N110])" office:value-type="float"/>
          <table:table-cell table:formula="of:=MEDIAN([.$B110])" office:value-type="float"/>
          <table:table-cell table:formula="of:=MEDIAN([.$C110])" office:value-type="float"/>
          <table:table-cell table:formula="of:=MEDIAN([.$D110])" office:value-type="float"/>
          <table:table-cell table:formula="of:=MEDIAN([.$E110])" office:value-type="float"/>
          <table:table-cell table:formula="of:=MEDIAN([.$F110])" office:value-type="float"/>
          <table:table-cell table:formula="of:=MEDIAN([.$G110])" office:value-type="float"/>
          <table:table-cell table:formula="of:=MEDIAN([.$H110])" office:value-type="float"/>
          <table:table-cell table:formula="of:=MEDIAN([.$I110])" office:value-type="float"/>
          <table:table-cell table:formula="of:=MEDIAN([.$J110])" office:value-type="float"/>
          <table:table-cell table:formula="of:=MEDIAN([.$K110])" office:value-type="float"/>
          <table:table-cell table:formula="of:=MEDIAN([.$L110])" office:value-type="float"/>
          <table:table-cell table:formula="of:=MEDIAN([.$M110])" office:value-type="float"/>
          <table:table-cell table:formula="of:=MEDIAN([.$N110])" office:value-type="float"/>
          <table:table-cell table:formula="of:=MAX([.$B110])" office:value-type="float"/>
          <table:table-cell table:formula="of:=MAX([.$C110])" office:value-type="float"/>
          <table:table-cell table:formula="of:=MAX([.$D110])" office:value-type="float"/>
          <table:table-cell table:formula="of:=MAX([.$E110])" office:value-type="float"/>
          <table:table-cell table:formula="of:=MAX([.$F110])" office:value-type="float"/>
          <table:table-cell table:formula="of:=MAX([.$G110])" office:value-type="float"/>
          <table:table-cell table:formula="of:=MAX([.$H110])" office:value-type="float"/>
          <table:table-cell table:formula="of:=MAX([.$I110])" office:value-type="float"/>
          <table:table-cell table:formula="of:=MAX([.$J110])" office:value-type="float"/>
          <table:table-cell table:formula="of:=MAX([.$K110])" office:value-type="float"/>
          <table:table-cell table:formula="of:=MAX([.$L110])" office:value-type="float"/>
          <table:table-cell table:formula="of:=MAX([.$M110])" office:value-type="float"/>
          <table:table-cell table:formula="of:=MAX([.$N110])" office:value-type="float"/>
        </table:table-row>
        <table:table-row table:style-name="ro1">
          <table:table-cell office:value-type="string">
            <text:p>6000/ins_6000_2_0404</text:p>
          </table:table-cell>
          <table:table-cell office:value-type="float" office:value="0.18626"/>
          <table:table-cell office:value-type="float" office:value="0.175"/>
          <table:table-cell office:value-type="float" office:value="0.01"/>
          <table:table-cell office:value-type="float" office:value="22.0"/>
          <table:table-cell office:value-type="float" office:value="0.0"/>
          <table:table-cell office:value-type="float" office:value="0.0"/>
          <table:table-cell office:value-type="float" office:value="142.0"/>
          <table:table-cell office:value-type="float" office:value="5913.0"/>
          <table:table-cell office:value-type="float" office:value="5913.0"/>
          <table:table-cell office:value-type="float" office:value="5403.0"/>
          <table:table-cell office:value-type="float" office:value="1555.0"/>
          <table:table-cell office:value-type="float" office:value="0.0"/>
          <table:table-cell office:value-type="float" office:value="0.0"/>
          <table:table-cell table:formula="of:=MIN([.$B111])" office:value-type="float"/>
          <table:table-cell table:formula="of:=MIN([.$C111])" office:value-type="float"/>
          <table:table-cell table:formula="of:=MIN([.$D111])" office:value-type="float"/>
          <table:table-cell table:formula="of:=MIN([.$E111])" office:value-type="float"/>
          <table:table-cell table:formula="of:=MIN([.$F111])" office:value-type="float"/>
          <table:table-cell table:formula="of:=MIN([.$G111])" office:value-type="float"/>
          <table:table-cell table:formula="of:=MIN([.$H111])" office:value-type="float"/>
          <table:table-cell table:formula="of:=MIN([.$I111])" office:value-type="float"/>
          <table:table-cell table:formula="of:=MIN([.$J111])" office:value-type="float"/>
          <table:table-cell table:formula="of:=MIN([.$K111])" office:value-type="float"/>
          <table:table-cell table:formula="of:=MIN([.$L111])" office:value-type="float"/>
          <table:table-cell table:formula="of:=MIN([.$M111])" office:value-type="float"/>
          <table:table-cell table:formula="of:=MIN([.$N111])" office:value-type="float"/>
          <table:table-cell table:formula="of:=MEDIAN([.$B111])" office:value-type="float"/>
          <table:table-cell table:formula="of:=MEDIAN([.$C111])" office:value-type="float"/>
          <table:table-cell table:formula="of:=MEDIAN([.$D111])" office:value-type="float"/>
          <table:table-cell table:formula="of:=MEDIAN([.$E111])" office:value-type="float"/>
          <table:table-cell table:formula="of:=MEDIAN([.$F111])" office:value-type="float"/>
          <table:table-cell table:formula="of:=MEDIAN([.$G111])" office:value-type="float"/>
          <table:table-cell table:formula="of:=MEDIAN([.$H111])" office:value-type="float"/>
          <table:table-cell table:formula="of:=MEDIAN([.$I111])" office:value-type="float"/>
          <table:table-cell table:formula="of:=MEDIAN([.$J111])" office:value-type="float"/>
          <table:table-cell table:formula="of:=MEDIAN([.$K111])" office:value-type="float"/>
          <table:table-cell table:formula="of:=MEDIAN([.$L111])" office:value-type="float"/>
          <table:table-cell table:formula="of:=MEDIAN([.$M111])" office:value-type="float"/>
          <table:table-cell table:formula="of:=MEDIAN([.$N111])" office:value-type="float"/>
          <table:table-cell table:formula="of:=MAX([.$B111])" office:value-type="float"/>
          <table:table-cell table:formula="of:=MAX([.$C111])" office:value-type="float"/>
          <table:table-cell table:formula="of:=MAX([.$D111])" office:value-type="float"/>
          <table:table-cell table:formula="of:=MAX([.$E111])" office:value-type="float"/>
          <table:table-cell table:formula="of:=MAX([.$F111])" office:value-type="float"/>
          <table:table-cell table:formula="of:=MAX([.$G111])" office:value-type="float"/>
          <table:table-cell table:formula="of:=MAX([.$H111])" office:value-type="float"/>
          <table:table-cell table:formula="of:=MAX([.$I111])" office:value-type="float"/>
          <table:table-cell table:formula="of:=MAX([.$J111])" office:value-type="float"/>
          <table:table-cell table:formula="of:=MAX([.$K111])" office:value-type="float"/>
          <table:table-cell table:formula="of:=MAX([.$L111])" office:value-type="float"/>
          <table:table-cell table:formula="of:=MAX([.$M111])" office:value-type="float"/>
          <table:table-cell table:formula="of:=MAX([.$N111])" office:value-type="float"/>
        </table:table-row>
        <table:table-row table:style-name="ro1">
          <table:table-cell office:value-type="string">
            <text:p>6000/ins_6000_2_0414</text:p>
          </table:table-cell>
          <table:table-cell office:value-type="float" office:value="0.16007"/>
          <table:table-cell office:value-type="float" office:value="0.1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243.0"/>
          <table:table-cell office:value-type="float" office:value="5164.0"/>
          <table:table-cell office:value-type="float" office:value="1234.0"/>
          <table:table-cell office:value-type="float" office:value="0.0"/>
          <table:table-cell office:value-type="float" office:value="0.0"/>
          <table:table-cell table:formula="of:=MIN([.$B112])" office:value-type="float"/>
          <table:table-cell table:formula="of:=MIN([.$C112])" office:value-type="float"/>
          <table:table-cell table:formula="of:=MIN([.$D112])" office:value-type="float"/>
          <table:table-cell table:formula="of:=MIN([.$E112])" office:value-type="float"/>
          <table:table-cell table:formula="of:=MIN([.$F112])" office:value-type="float"/>
          <table:table-cell table:formula="of:=MIN([.$G112])" office:value-type="float"/>
          <table:table-cell table:formula="of:=MIN([.$H112])" office:value-type="float"/>
          <table:table-cell table:formula="of:=MIN([.$I112])" office:value-type="float"/>
          <table:table-cell table:formula="of:=MIN([.$J112])" office:value-type="float"/>
          <table:table-cell table:formula="of:=MIN([.$K112])" office:value-type="float"/>
          <table:table-cell table:formula="of:=MIN([.$L112])" office:value-type="float"/>
          <table:table-cell table:formula="of:=MIN([.$M112])" office:value-type="float"/>
          <table:table-cell table:formula="of:=MIN([.$N112])" office:value-type="float"/>
          <table:table-cell table:formula="of:=MEDIAN([.$B112])" office:value-type="float"/>
          <table:table-cell table:formula="of:=MEDIAN([.$C112])" office:value-type="float"/>
          <table:table-cell table:formula="of:=MEDIAN([.$D112])" office:value-type="float"/>
          <table:table-cell table:formula="of:=MEDIAN([.$E112])" office:value-type="float"/>
          <table:table-cell table:formula="of:=MEDIAN([.$F112])" office:value-type="float"/>
          <table:table-cell table:formula="of:=MEDIAN([.$G112])" office:value-type="float"/>
          <table:table-cell table:formula="of:=MEDIAN([.$H112])" office:value-type="float"/>
          <table:table-cell table:formula="of:=MEDIAN([.$I112])" office:value-type="float"/>
          <table:table-cell table:formula="of:=MEDIAN([.$J112])" office:value-type="float"/>
          <table:table-cell table:formula="of:=MEDIAN([.$K112])" office:value-type="float"/>
          <table:table-cell table:formula="of:=MEDIAN([.$L112])" office:value-type="float"/>
          <table:table-cell table:formula="of:=MEDIAN([.$M112])" office:value-type="float"/>
          <table:table-cell table:formula="of:=MEDIAN([.$N112])" office:value-type="float"/>
          <table:table-cell table:formula="of:=MAX([.$B112])" office:value-type="float"/>
          <table:table-cell table:formula="of:=MAX([.$C112])" office:value-type="float"/>
          <table:table-cell table:formula="of:=MAX([.$D112])" office:value-type="float"/>
          <table:table-cell table:formula="of:=MAX([.$E112])" office:value-type="float"/>
          <table:table-cell table:formula="of:=MAX([.$F112])" office:value-type="float"/>
          <table:table-cell table:formula="of:=MAX([.$G112])" office:value-type="float"/>
          <table:table-cell table:formula="of:=MAX([.$H112])" office:value-type="float"/>
          <table:table-cell table:formula="of:=MAX([.$I112])" office:value-type="float"/>
          <table:table-cell table:formula="of:=MAX([.$J112])" office:value-type="float"/>
          <table:table-cell table:formula="of:=MAX([.$K112])" office:value-type="float"/>
          <table:table-cell table:formula="of:=MAX([.$L112])" office:value-type="float"/>
          <table:table-cell table:formula="of:=MAX([.$M112])" office:value-type="float"/>
          <table:table-cell table:formula="of:=MAX([.$N112])" office:value-type="float"/>
        </table:table-row>
        <table:table-row table:style-name="ro1">
          <table:table-cell office:value-type="string">
            <text:p>6000/ins_6000_2_0424</text:p>
          </table:table-cell>
          <table:table-cell office:value-type="float" office:value="0.162537"/>
          <table:table-cell office:value-type="float" office:value="0.15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3.0"/>
          <table:table-cell office:value-type="float" office:value="203.0"/>
          <table:table-cell office:value-type="float" office:value="5070.0"/>
          <table:table-cell office:value-type="float" office:value="990.0"/>
          <table:table-cell office:value-type="float" office:value="0.0"/>
          <table:table-cell office:value-type="float" office:value="0.0"/>
          <table:table-cell table:formula="of:=MIN([.$B113])" office:value-type="float"/>
          <table:table-cell table:formula="of:=MIN([.$C113])" office:value-type="float"/>
          <table:table-cell table:formula="of:=MIN([.$D113])" office:value-type="float"/>
          <table:table-cell table:formula="of:=MIN([.$E113])" office:value-type="float"/>
          <table:table-cell table:formula="of:=MIN([.$F113])" office:value-type="float"/>
          <table:table-cell table:formula="of:=MIN([.$G113])" office:value-type="float"/>
          <table:table-cell table:formula="of:=MIN([.$H113])" office:value-type="float"/>
          <table:table-cell table:formula="of:=MIN([.$I113])" office:value-type="float"/>
          <table:table-cell table:formula="of:=MIN([.$J113])" office:value-type="float"/>
          <table:table-cell table:formula="of:=MIN([.$K113])" office:value-type="float"/>
          <table:table-cell table:formula="of:=MIN([.$L113])" office:value-type="float"/>
          <table:table-cell table:formula="of:=MIN([.$M113])" office:value-type="float"/>
          <table:table-cell table:formula="of:=MIN([.$N113])" office:value-type="float"/>
          <table:table-cell table:formula="of:=MEDIAN([.$B113])" office:value-type="float"/>
          <table:table-cell table:formula="of:=MEDIAN([.$C113])" office:value-type="float"/>
          <table:table-cell table:formula="of:=MEDIAN([.$D113])" office:value-type="float"/>
          <table:table-cell table:formula="of:=MEDIAN([.$E113])" office:value-type="float"/>
          <table:table-cell table:formula="of:=MEDIAN([.$F113])" office:value-type="float"/>
          <table:table-cell table:formula="of:=MEDIAN([.$G113])" office:value-type="float"/>
          <table:table-cell table:formula="of:=MEDIAN([.$H113])" office:value-type="float"/>
          <table:table-cell table:formula="of:=MEDIAN([.$I113])" office:value-type="float"/>
          <table:table-cell table:formula="of:=MEDIAN([.$J113])" office:value-type="float"/>
          <table:table-cell table:formula="of:=MEDIAN([.$K113])" office:value-type="float"/>
          <table:table-cell table:formula="of:=MEDIAN([.$L113])" office:value-type="float"/>
          <table:table-cell table:formula="of:=MEDIAN([.$M113])" office:value-type="float"/>
          <table:table-cell table:formula="of:=MEDIAN([.$N113])" office:value-type="float"/>
          <table:table-cell table:formula="of:=MAX([.$B113])" office:value-type="float"/>
          <table:table-cell table:formula="of:=MAX([.$C113])" office:value-type="float"/>
          <table:table-cell table:formula="of:=MAX([.$D113])" office:value-type="float"/>
          <table:table-cell table:formula="of:=MAX([.$E113])" office:value-type="float"/>
          <table:table-cell table:formula="of:=MAX([.$F113])" office:value-type="float"/>
          <table:table-cell table:formula="of:=MAX([.$G113])" office:value-type="float"/>
          <table:table-cell table:formula="of:=MAX([.$H113])" office:value-type="float"/>
          <table:table-cell table:formula="of:=MAX([.$I113])" office:value-type="float"/>
          <table:table-cell table:formula="of:=MAX([.$J113])" office:value-type="float"/>
          <table:table-cell table:formula="of:=MAX([.$K113])" office:value-type="float"/>
          <table:table-cell table:formula="of:=MAX([.$L113])" office:value-type="float"/>
          <table:table-cell table:formula="of:=MAX([.$M113])" office:value-type="float"/>
          <table:table-cell table:formula="of:=MAX([.$N113])" office:value-type="float"/>
        </table:table-row>
        <table:table-row table:style-name="ro1">
          <table:table-cell office:value-type="string">
            <text:p>6000/ins_6000_2_0434</text:p>
          </table:table-cell>
          <table:table-cell office:value-type="float" office:value="0.360433"/>
          <table:table-cell office:value-type="float" office:value="0.35"/>
          <table:table-cell office:value-type="float" office:value="0.18"/>
          <table:table-cell office:value-type="float" office:value="234.0"/>
          <table:table-cell office:value-type="float" office:value="0.0"/>
          <table:table-cell office:value-type="float" office:value="1.0"/>
          <table:table-cell office:value-type="float" office:value="366.0"/>
          <table:table-cell office:value-type="float" office:value="155014.0"/>
          <table:table-cell office:value-type="float" office:value="155014.0"/>
          <table:table-cell office:value-type="float" office:value="6758.0"/>
          <table:table-cell office:value-type="float" office:value="4032.0"/>
          <table:table-cell office:value-type="float" office:value="0.0"/>
          <table:table-cell office:value-type="float" office:value="0.0"/>
          <table:table-cell table:formula="of:=MIN([.$B114])" office:value-type="float"/>
          <table:table-cell table:formula="of:=MIN([.$C114])" office:value-type="float"/>
          <table:table-cell table:formula="of:=MIN([.$D114])" office:value-type="float"/>
          <table:table-cell table:formula="of:=MIN([.$E114])" office:value-type="float"/>
          <table:table-cell table:formula="of:=MIN([.$F114])" office:value-type="float"/>
          <table:table-cell table:formula="of:=MIN([.$G114])" office:value-type="float"/>
          <table:table-cell table:formula="of:=MIN([.$H114])" office:value-type="float"/>
          <table:table-cell table:formula="of:=MIN([.$I114])" office:value-type="float"/>
          <table:table-cell table:formula="of:=MIN([.$J114])" office:value-type="float"/>
          <table:table-cell table:formula="of:=MIN([.$K114])" office:value-type="float"/>
          <table:table-cell table:formula="of:=MIN([.$L114])" office:value-type="float"/>
          <table:table-cell table:formula="of:=MIN([.$M114])" office:value-type="float"/>
          <table:table-cell table:formula="of:=MIN([.$N114])" office:value-type="float"/>
          <table:table-cell table:formula="of:=MEDIAN([.$B114])" office:value-type="float"/>
          <table:table-cell table:formula="of:=MEDIAN([.$C114])" office:value-type="float"/>
          <table:table-cell table:formula="of:=MEDIAN([.$D114])" office:value-type="float"/>
          <table:table-cell table:formula="of:=MEDIAN([.$E114])" office:value-type="float"/>
          <table:table-cell table:formula="of:=MEDIAN([.$F114])" office:value-type="float"/>
          <table:table-cell table:formula="of:=MEDIAN([.$G114])" office:value-type="float"/>
          <table:table-cell table:formula="of:=MEDIAN([.$H114])" office:value-type="float"/>
          <table:table-cell table:formula="of:=MEDIAN([.$I114])" office:value-type="float"/>
          <table:table-cell table:formula="of:=MEDIAN([.$J114])" office:value-type="float"/>
          <table:table-cell table:formula="of:=MEDIAN([.$K114])" office:value-type="float"/>
          <table:table-cell table:formula="of:=MEDIAN([.$L114])" office:value-type="float"/>
          <table:table-cell table:formula="of:=MEDIAN([.$M114])" office:value-type="float"/>
          <table:table-cell table:formula="of:=MEDIAN([.$N114])" office:value-type="float"/>
          <table:table-cell table:formula="of:=MAX([.$B114])" office:value-type="float"/>
          <table:table-cell table:formula="of:=MAX([.$C114])" office:value-type="float"/>
          <table:table-cell table:formula="of:=MAX([.$D114])" office:value-type="float"/>
          <table:table-cell table:formula="of:=MAX([.$E114])" office:value-type="float"/>
          <table:table-cell table:formula="of:=MAX([.$F114])" office:value-type="float"/>
          <table:table-cell table:formula="of:=MAX([.$G114])" office:value-type="float"/>
          <table:table-cell table:formula="of:=MAX([.$H114])" office:value-type="float"/>
          <table:table-cell table:formula="of:=MAX([.$I114])" office:value-type="float"/>
          <table:table-cell table:formula="of:=MAX([.$J114])" office:value-type="float"/>
          <table:table-cell table:formula="of:=MAX([.$K114])" office:value-type="float"/>
          <table:table-cell table:formula="of:=MAX([.$L114])" office:value-type="float"/>
          <table:table-cell table:formula="of:=MAX([.$M114])" office:value-type="float"/>
          <table:table-cell table:formula="of:=MAX([.$N114])" office:value-type="float"/>
        </table:table-row>
        <table:table-row table:style-name="ro1">
          <table:table-cell office:value-type="string">
            <text:p>6000/ins_6000_2_0444</text:p>
          </table:table-cell>
          <table:table-cell office:value-type="float" office:value="0.519976"/>
          <table:table-cell office:value-type="float" office:value="0.509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23.0"/>
          <table:table-cell office:value-type="float" office:value="293969.0"/>
          <table:table-cell office:value-type="float" office:value="293969.0"/>
          <table:table-cell office:value-type="float" office:value="5819.0"/>
          <table:table-cell office:value-type="float" office:value="1950.0"/>
          <table:table-cell office:value-type="float" office:value="0.0"/>
          <table:table-cell office:value-type="float" office:value="0.0"/>
          <table:table-cell table:formula="of:=MIN([.$B115])" office:value-type="float"/>
          <table:table-cell table:formula="of:=MIN([.$C115])" office:value-type="float"/>
          <table:table-cell table:formula="of:=MIN([.$D115])" office:value-type="float"/>
          <table:table-cell table:formula="of:=MIN([.$E115])" office:value-type="float"/>
          <table:table-cell table:formula="of:=MIN([.$F115])" office:value-type="float"/>
          <table:table-cell table:formula="of:=MIN([.$G115])" office:value-type="float"/>
          <table:table-cell table:formula="of:=MIN([.$H115])" office:value-type="float"/>
          <table:table-cell table:formula="of:=MIN([.$I115])" office:value-type="float"/>
          <table:table-cell table:formula="of:=MIN([.$J115])" office:value-type="float"/>
          <table:table-cell table:formula="of:=MIN([.$K115])" office:value-type="float"/>
          <table:table-cell table:formula="of:=MIN([.$L115])" office:value-type="float"/>
          <table:table-cell table:formula="of:=MIN([.$M115])" office:value-type="float"/>
          <table:table-cell table:formula="of:=MIN([.$N115])" office:value-type="float"/>
          <table:table-cell table:formula="of:=MEDIAN([.$B115])" office:value-type="float"/>
          <table:table-cell table:formula="of:=MEDIAN([.$C115])" office:value-type="float"/>
          <table:table-cell table:formula="of:=MEDIAN([.$D115])" office:value-type="float"/>
          <table:table-cell table:formula="of:=MEDIAN([.$E115])" office:value-type="float"/>
          <table:table-cell table:formula="of:=MEDIAN([.$F115])" office:value-type="float"/>
          <table:table-cell table:formula="of:=MEDIAN([.$G115])" office:value-type="float"/>
          <table:table-cell table:formula="of:=MEDIAN([.$H115])" office:value-type="float"/>
          <table:table-cell table:formula="of:=MEDIAN([.$I115])" office:value-type="float"/>
          <table:table-cell table:formula="of:=MEDIAN([.$J115])" office:value-type="float"/>
          <table:table-cell table:formula="of:=MEDIAN([.$K115])" office:value-type="float"/>
          <table:table-cell table:formula="of:=MEDIAN([.$L115])" office:value-type="float"/>
          <table:table-cell table:formula="of:=MEDIAN([.$M115])" office:value-type="float"/>
          <table:table-cell table:formula="of:=MEDIAN([.$N115])" office:value-type="float"/>
          <table:table-cell table:formula="of:=MAX([.$B115])" office:value-type="float"/>
          <table:table-cell table:formula="of:=MAX([.$C115])" office:value-type="float"/>
          <table:table-cell table:formula="of:=MAX([.$D115])" office:value-type="float"/>
          <table:table-cell table:formula="of:=MAX([.$E115])" office:value-type="float"/>
          <table:table-cell table:formula="of:=MAX([.$F115])" office:value-type="float"/>
          <table:table-cell table:formula="of:=MAX([.$G115])" office:value-type="float"/>
          <table:table-cell table:formula="of:=MAX([.$H115])" office:value-type="float"/>
          <table:table-cell table:formula="of:=MAX([.$I115])" office:value-type="float"/>
          <table:table-cell table:formula="of:=MAX([.$J115])" office:value-type="float"/>
          <table:table-cell table:formula="of:=MAX([.$K115])" office:value-type="float"/>
          <table:table-cell table:formula="of:=MAX([.$L115])" office:value-type="float"/>
          <table:table-cell table:formula="of:=MAX([.$M115])" office:value-type="float"/>
          <table:table-cell table:formula="of:=MAX([.$N115])" office:value-type="float"/>
        </table:table-row>
        <table:table-row table:style-name="ro1">
          <table:table-cell office:value-type="string">
            <text:p>6000/ins_6000_2_0454</text:p>
          </table:table-cell>
          <table:table-cell office:value-type="float" office:value="0.177747"/>
          <table:table-cell office:value-type="float" office:value="0.168"/>
          <table:table-cell office:value-type="float" office:value="0.01"/>
          <table:table-cell office:value-type="float" office:value="31.0"/>
          <table:table-cell office:value-type="float" office:value="0.0"/>
          <table:table-cell office:value-type="float" office:value="0.0"/>
          <table:table-cell office:value-type="float" office:value="230.0"/>
          <table:table-cell office:value-type="float" office:value="7024.0"/>
          <table:table-cell office:value-type="float" office:value="7024.0"/>
          <table:table-cell office:value-type="float" office:value="5098.0"/>
          <table:table-cell office:value-type="float" office:value="1301.0"/>
          <table:table-cell office:value-type="float" office:value="0.0"/>
          <table:table-cell office:value-type="float" office:value="0.0"/>
          <table:table-cell table:formula="of:=MIN([.$B116])" office:value-type="float"/>
          <table:table-cell table:formula="of:=MIN([.$C116])" office:value-type="float"/>
          <table:table-cell table:formula="of:=MIN([.$D116])" office:value-type="float"/>
          <table:table-cell table:formula="of:=MIN([.$E116])" office:value-type="float"/>
          <table:table-cell table:formula="of:=MIN([.$F116])" office:value-type="float"/>
          <table:table-cell table:formula="of:=MIN([.$G116])" office:value-type="float"/>
          <table:table-cell table:formula="of:=MIN([.$H116])" office:value-type="float"/>
          <table:table-cell table:formula="of:=MIN([.$I116])" office:value-type="float"/>
          <table:table-cell table:formula="of:=MIN([.$J116])" office:value-type="float"/>
          <table:table-cell table:formula="of:=MIN([.$K116])" office:value-type="float"/>
          <table:table-cell table:formula="of:=MIN([.$L116])" office:value-type="float"/>
          <table:table-cell table:formula="of:=MIN([.$M116])" office:value-type="float"/>
          <table:table-cell table:formula="of:=MIN([.$N116])" office:value-type="float"/>
          <table:table-cell table:formula="of:=MEDIAN([.$B116])" office:value-type="float"/>
          <table:table-cell table:formula="of:=MEDIAN([.$C116])" office:value-type="float"/>
          <table:table-cell table:formula="of:=MEDIAN([.$D116])" office:value-type="float"/>
          <table:table-cell table:formula="of:=MEDIAN([.$E116])" office:value-type="float"/>
          <table:table-cell table:formula="of:=MEDIAN([.$F116])" office:value-type="float"/>
          <table:table-cell table:formula="of:=MEDIAN([.$G116])" office:value-type="float"/>
          <table:table-cell table:formula="of:=MEDIAN([.$H116])" office:value-type="float"/>
          <table:table-cell table:formula="of:=MEDIAN([.$I116])" office:value-type="float"/>
          <table:table-cell table:formula="of:=MEDIAN([.$J116])" office:value-type="float"/>
          <table:table-cell table:formula="of:=MEDIAN([.$K116])" office:value-type="float"/>
          <table:table-cell table:formula="of:=MEDIAN([.$L116])" office:value-type="float"/>
          <table:table-cell table:formula="of:=MEDIAN([.$M116])" office:value-type="float"/>
          <table:table-cell table:formula="of:=MEDIAN([.$N116])" office:value-type="float"/>
          <table:table-cell table:formula="of:=MAX([.$B116])" office:value-type="float"/>
          <table:table-cell table:formula="of:=MAX([.$C116])" office:value-type="float"/>
          <table:table-cell table:formula="of:=MAX([.$D116])" office:value-type="float"/>
          <table:table-cell table:formula="of:=MAX([.$E116])" office:value-type="float"/>
          <table:table-cell table:formula="of:=MAX([.$F116])" office:value-type="float"/>
          <table:table-cell table:formula="of:=MAX([.$G116])" office:value-type="float"/>
          <table:table-cell table:formula="of:=MAX([.$H116])" office:value-type="float"/>
          <table:table-cell table:formula="of:=MAX([.$I116])" office:value-type="float"/>
          <table:table-cell table:formula="of:=MAX([.$J116])" office:value-type="float"/>
          <table:table-cell table:formula="of:=MAX([.$K116])" office:value-type="float"/>
          <table:table-cell table:formula="of:=MAX([.$L116])" office:value-type="float"/>
          <table:table-cell table:formula="of:=MAX([.$M116])" office:value-type="float"/>
          <table:table-cell table:formula="of:=MAX([.$N116])" office:value-type="float"/>
        </table:table-row>
        <table:table-row table:style-name="ro1">
          <table:table-cell office:value-type="string">
            <text:p>6000/ins_6000_2_0464</text:p>
          </table:table-cell>
          <table:table-cell office:value-type="float" office:value="0.173729"/>
          <table:table-cell office:value-type="float" office:value="0.1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32.0"/>
          <table:table-cell office:value-type="float" office:value="432.0"/>
          <table:table-cell office:value-type="float" office:value="5121.0"/>
          <table:table-cell office:value-type="float" office:value="1144.0"/>
          <table:table-cell office:value-type="float" office:value="0.0"/>
          <table:table-cell office:value-type="float" office:value="0.0"/>
          <table:table-cell table:formula="of:=MIN([.$B117])" office:value-type="float"/>
          <table:table-cell table:formula="of:=MIN([.$C117])" office:value-type="float"/>
          <table:table-cell table:formula="of:=MIN([.$D117])" office:value-type="float"/>
          <table:table-cell table:formula="of:=MIN([.$E117])" office:value-type="float"/>
          <table:table-cell table:formula="of:=MIN([.$F117])" office:value-type="float"/>
          <table:table-cell table:formula="of:=MIN([.$G117])" office:value-type="float"/>
          <table:table-cell table:formula="of:=MIN([.$H117])" office:value-type="float"/>
          <table:table-cell table:formula="of:=MIN([.$I117])" office:value-type="float"/>
          <table:table-cell table:formula="of:=MIN([.$J117])" office:value-type="float"/>
          <table:table-cell table:formula="of:=MIN([.$K117])" office:value-type="float"/>
          <table:table-cell table:formula="of:=MIN([.$L117])" office:value-type="float"/>
          <table:table-cell table:formula="of:=MIN([.$M117])" office:value-type="float"/>
          <table:table-cell table:formula="of:=MIN([.$N117])" office:value-type="float"/>
          <table:table-cell table:formula="of:=MEDIAN([.$B117])" office:value-type="float"/>
          <table:table-cell table:formula="of:=MEDIAN([.$C117])" office:value-type="float"/>
          <table:table-cell table:formula="of:=MEDIAN([.$D117])" office:value-type="float"/>
          <table:table-cell table:formula="of:=MEDIAN([.$E117])" office:value-type="float"/>
          <table:table-cell table:formula="of:=MEDIAN([.$F117])" office:value-type="float"/>
          <table:table-cell table:formula="of:=MEDIAN([.$G117])" office:value-type="float"/>
          <table:table-cell table:formula="of:=MEDIAN([.$H117])" office:value-type="float"/>
          <table:table-cell table:formula="of:=MEDIAN([.$I117])" office:value-type="float"/>
          <table:table-cell table:formula="of:=MEDIAN([.$J117])" office:value-type="float"/>
          <table:table-cell table:formula="of:=MEDIAN([.$K117])" office:value-type="float"/>
          <table:table-cell table:formula="of:=MEDIAN([.$L117])" office:value-type="float"/>
          <table:table-cell table:formula="of:=MEDIAN([.$M117])" office:value-type="float"/>
          <table:table-cell table:formula="of:=MEDIAN([.$N117])" office:value-type="float"/>
          <table:table-cell table:formula="of:=MAX([.$B117])" office:value-type="float"/>
          <table:table-cell table:formula="of:=MAX([.$C117])" office:value-type="float"/>
          <table:table-cell table:formula="of:=MAX([.$D117])" office:value-type="float"/>
          <table:table-cell table:formula="of:=MAX([.$E117])" office:value-type="float"/>
          <table:table-cell table:formula="of:=MAX([.$F117])" office:value-type="float"/>
          <table:table-cell table:formula="of:=MAX([.$G117])" office:value-type="float"/>
          <table:table-cell table:formula="of:=MAX([.$H117])" office:value-type="float"/>
          <table:table-cell table:formula="of:=MAX([.$I117])" office:value-type="float"/>
          <table:table-cell table:formula="of:=MAX([.$J117])" office:value-type="float"/>
          <table:table-cell table:formula="of:=MAX([.$K117])" office:value-type="float"/>
          <table:table-cell table:formula="of:=MAX([.$L117])" office:value-type="float"/>
          <table:table-cell table:formula="of:=MAX([.$M117])" office:value-type="float"/>
          <table:table-cell table:formula="of:=MAX([.$N117])" office:value-type="float"/>
        </table:table-row>
        <table:table-row table:style-name="ro1">
          <table:table-cell office:value-type="string">
            <text:p>6000/ins_6000_2_0474</text:p>
          </table:table-cell>
          <table:table-cell office:value-type="float" office:value="0.204113"/>
          <table:table-cell office:value-type="float" office:value="0.193"/>
          <table:table-cell office:value-type="float" office:value="0.02"/>
          <table:table-cell office:value-type="float" office:value="80.0"/>
          <table:table-cell office:value-type="float" office:value="0.0"/>
          <table:table-cell office:value-type="float" office:value="0.0"/>
          <table:table-cell office:value-type="float" office:value="202.0"/>
          <table:table-cell office:value-type="float" office:value="16815.0"/>
          <table:table-cell office:value-type="float" office:value="16815.0"/>
          <table:table-cell office:value-type="float" office:value="5303.0"/>
          <table:table-cell office:value-type="float" office:value="1275.0"/>
          <table:table-cell office:value-type="float" office:value="0.0"/>
          <table:table-cell office:value-type="float" office:value="0.0"/>
          <table:table-cell table:formula="of:=MIN([.$B118])" office:value-type="float"/>
          <table:table-cell table:formula="of:=MIN([.$C118])" office:value-type="float"/>
          <table:table-cell table:formula="of:=MIN([.$D118])" office:value-type="float"/>
          <table:table-cell table:formula="of:=MIN([.$E118])" office:value-type="float"/>
          <table:table-cell table:formula="of:=MIN([.$F118])" office:value-type="float"/>
          <table:table-cell table:formula="of:=MIN([.$G118])" office:value-type="float"/>
          <table:table-cell table:formula="of:=MIN([.$H118])" office:value-type="float"/>
          <table:table-cell table:formula="of:=MIN([.$I118])" office:value-type="float"/>
          <table:table-cell table:formula="of:=MIN([.$J118])" office:value-type="float"/>
          <table:table-cell table:formula="of:=MIN([.$K118])" office:value-type="float"/>
          <table:table-cell table:formula="of:=MIN([.$L118])" office:value-type="float"/>
          <table:table-cell table:formula="of:=MIN([.$M118])" office:value-type="float"/>
          <table:table-cell table:formula="of:=MIN([.$N118])" office:value-type="float"/>
          <table:table-cell table:formula="of:=MEDIAN([.$B118])" office:value-type="float"/>
          <table:table-cell table:formula="of:=MEDIAN([.$C118])" office:value-type="float"/>
          <table:table-cell table:formula="of:=MEDIAN([.$D118])" office:value-type="float"/>
          <table:table-cell table:formula="of:=MEDIAN([.$E118])" office:value-type="float"/>
          <table:table-cell table:formula="of:=MEDIAN([.$F118])" office:value-type="float"/>
          <table:table-cell table:formula="of:=MEDIAN([.$G118])" office:value-type="float"/>
          <table:table-cell table:formula="of:=MEDIAN([.$H118])" office:value-type="float"/>
          <table:table-cell table:formula="of:=MEDIAN([.$I118])" office:value-type="float"/>
          <table:table-cell table:formula="of:=MEDIAN([.$J118])" office:value-type="float"/>
          <table:table-cell table:formula="of:=MEDIAN([.$K118])" office:value-type="float"/>
          <table:table-cell table:formula="of:=MEDIAN([.$L118])" office:value-type="float"/>
          <table:table-cell table:formula="of:=MEDIAN([.$M118])" office:value-type="float"/>
          <table:table-cell table:formula="of:=MEDIAN([.$N118])" office:value-type="float"/>
          <table:table-cell table:formula="of:=MAX([.$B118])" office:value-type="float"/>
          <table:table-cell table:formula="of:=MAX([.$C118])" office:value-type="float"/>
          <table:table-cell table:formula="of:=MAX([.$D118])" office:value-type="float"/>
          <table:table-cell table:formula="of:=MAX([.$E118])" office:value-type="float"/>
          <table:table-cell table:formula="of:=MAX([.$F118])" office:value-type="float"/>
          <table:table-cell table:formula="of:=MAX([.$G118])" office:value-type="float"/>
          <table:table-cell table:formula="of:=MAX([.$H118])" office:value-type="float"/>
          <table:table-cell table:formula="of:=MAX([.$I118])" office:value-type="float"/>
          <table:table-cell table:formula="of:=MAX([.$J118])" office:value-type="float"/>
          <table:table-cell table:formula="of:=MAX([.$K118])" office:value-type="float"/>
          <table:table-cell table:formula="of:=MAX([.$L118])" office:value-type="float"/>
          <table:table-cell table:formula="of:=MAX([.$M118])" office:value-type="float"/>
          <table:table-cell table:formula="of:=MAX([.$N118])" office:value-type="float"/>
        </table:table-row>
        <table:table-row table:style-name="ro1">
          <table:table-cell office:value-type="string">
            <text:p>6000/ins_6000_2_0484</text:p>
          </table:table-cell>
          <table:table-cell office:value-type="float" office:value="0.823657"/>
          <table:table-cell office:value-type="float" office:value="0.812"/>
          <table:table-cell office:value-type="float" office:value="0.68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016.0"/>
          <table:table-cell office:value-type="float" office:value="379298.0"/>
          <table:table-cell office:value-type="float" office:value="379298.0"/>
          <table:table-cell office:value-type="float" office:value="4984.0"/>
          <table:table-cell office:value-type="float" office:value="4923.0"/>
          <table:table-cell office:value-type="float" office:value="0.0"/>
          <table:table-cell office:value-type="float" office:value="0.0"/>
          <table:table-cell table:formula="of:=MIN([.$B119])" office:value-type="float"/>
          <table:table-cell table:formula="of:=MIN([.$C119])" office:value-type="float"/>
          <table:table-cell table:formula="of:=MIN([.$D119])" office:value-type="float"/>
          <table:table-cell table:formula="of:=MIN([.$E119])" office:value-type="float"/>
          <table:table-cell table:formula="of:=MIN([.$F119])" office:value-type="float"/>
          <table:table-cell table:formula="of:=MIN([.$G119])" office:value-type="float"/>
          <table:table-cell table:formula="of:=MIN([.$H119])" office:value-type="float"/>
          <table:table-cell table:formula="of:=MIN([.$I119])" office:value-type="float"/>
          <table:table-cell table:formula="of:=MIN([.$J119])" office:value-type="float"/>
          <table:table-cell table:formula="of:=MIN([.$K119])" office:value-type="float"/>
          <table:table-cell table:formula="of:=MIN([.$L119])" office:value-type="float"/>
          <table:table-cell table:formula="of:=MIN([.$M119])" office:value-type="float"/>
          <table:table-cell table:formula="of:=MIN([.$N119])" office:value-type="float"/>
          <table:table-cell table:formula="of:=MEDIAN([.$B119])" office:value-type="float"/>
          <table:table-cell table:formula="of:=MEDIAN([.$C119])" office:value-type="float"/>
          <table:table-cell table:formula="of:=MEDIAN([.$D119])" office:value-type="float"/>
          <table:table-cell table:formula="of:=MEDIAN([.$E119])" office:value-type="float"/>
          <table:table-cell table:formula="of:=MEDIAN([.$F119])" office:value-type="float"/>
          <table:table-cell table:formula="of:=MEDIAN([.$G119])" office:value-type="float"/>
          <table:table-cell table:formula="of:=MEDIAN([.$H119])" office:value-type="float"/>
          <table:table-cell table:formula="of:=MEDIAN([.$I119])" office:value-type="float"/>
          <table:table-cell table:formula="of:=MEDIAN([.$J119])" office:value-type="float"/>
          <table:table-cell table:formula="of:=MEDIAN([.$K119])" office:value-type="float"/>
          <table:table-cell table:formula="of:=MEDIAN([.$L119])" office:value-type="float"/>
          <table:table-cell table:formula="of:=MEDIAN([.$M119])" office:value-type="float"/>
          <table:table-cell table:formula="of:=MEDIAN([.$N119])" office:value-type="float"/>
          <table:table-cell table:formula="of:=MAX([.$B119])" office:value-type="float"/>
          <table:table-cell table:formula="of:=MAX([.$C119])" office:value-type="float"/>
          <table:table-cell table:formula="of:=MAX([.$D119])" office:value-type="float"/>
          <table:table-cell table:formula="of:=MAX([.$E119])" office:value-type="float"/>
          <table:table-cell table:formula="of:=MAX([.$F119])" office:value-type="float"/>
          <table:table-cell table:formula="of:=MAX([.$G119])" office:value-type="float"/>
          <table:table-cell table:formula="of:=MAX([.$H119])" office:value-type="float"/>
          <table:table-cell table:formula="of:=MAX([.$I119])" office:value-type="float"/>
          <table:table-cell table:formula="of:=MAX([.$J119])" office:value-type="float"/>
          <table:table-cell table:formula="of:=MAX([.$K119])" office:value-type="float"/>
          <table:table-cell table:formula="of:=MAX([.$L119])" office:value-type="float"/>
          <table:table-cell table:formula="of:=MAX([.$M119])" office:value-type="float"/>
          <table:table-cell table:formula="of:=MAX([.$N119])" office:value-type="float"/>
        </table:table-row>
        <table:table-row table:style-name="ro1">
          <table:table-cell office:value-type="string">
            <text:p>6000/ins_6000_3_0404</text:p>
          </table:table-cell>
          <table:table-cell office:value-type="float" office:value="0.16546"/>
          <table:table-cell office:value-type="float" office:value="0.15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1761.0"/>
          <table:table-cell office:value-type="float" office:value="1761.0"/>
          <table:table-cell office:value-type="float" office:value="5310.0"/>
          <table:table-cell office:value-type="float" office:value="1419.0"/>
          <table:table-cell office:value-type="float" office:value="0.0"/>
          <table:table-cell office:value-type="float" office:value="0.0"/>
          <table:table-cell table:formula="of:=MIN([.$B120])" office:value-type="float"/>
          <table:table-cell table:formula="of:=MIN([.$C120])" office:value-type="float"/>
          <table:table-cell table:formula="of:=MIN([.$D120])" office:value-type="float"/>
          <table:table-cell table:formula="of:=MIN([.$E120])" office:value-type="float"/>
          <table:table-cell table:formula="of:=MIN([.$F120])" office:value-type="float"/>
          <table:table-cell table:formula="of:=MIN([.$G120])" office:value-type="float"/>
          <table:table-cell table:formula="of:=MIN([.$H120])" office:value-type="float"/>
          <table:table-cell table:formula="of:=MIN([.$I120])" office:value-type="float"/>
          <table:table-cell table:formula="of:=MIN([.$J120])" office:value-type="float"/>
          <table:table-cell table:formula="of:=MIN([.$K120])" office:value-type="float"/>
          <table:table-cell table:formula="of:=MIN([.$L120])" office:value-type="float"/>
          <table:table-cell table:formula="of:=MIN([.$M120])" office:value-type="float"/>
          <table:table-cell table:formula="of:=MIN([.$N120])" office:value-type="float"/>
          <table:table-cell table:formula="of:=MEDIAN([.$B120])" office:value-type="float"/>
          <table:table-cell table:formula="of:=MEDIAN([.$C120])" office:value-type="float"/>
          <table:table-cell table:formula="of:=MEDIAN([.$D120])" office:value-type="float"/>
          <table:table-cell table:formula="of:=MEDIAN([.$E120])" office:value-type="float"/>
          <table:table-cell table:formula="of:=MEDIAN([.$F120])" office:value-type="float"/>
          <table:table-cell table:formula="of:=MEDIAN([.$G120])" office:value-type="float"/>
          <table:table-cell table:formula="of:=MEDIAN([.$H120])" office:value-type="float"/>
          <table:table-cell table:formula="of:=MEDIAN([.$I120])" office:value-type="float"/>
          <table:table-cell table:formula="of:=MEDIAN([.$J120])" office:value-type="float"/>
          <table:table-cell table:formula="of:=MEDIAN([.$K120])" office:value-type="float"/>
          <table:table-cell table:formula="of:=MEDIAN([.$L120])" office:value-type="float"/>
          <table:table-cell table:formula="of:=MEDIAN([.$M120])" office:value-type="float"/>
          <table:table-cell table:formula="of:=MEDIAN([.$N120])" office:value-type="float"/>
          <table:table-cell table:formula="of:=MAX([.$B120])" office:value-type="float"/>
          <table:table-cell table:formula="of:=MAX([.$C120])" office:value-type="float"/>
          <table:table-cell table:formula="of:=MAX([.$D120])" office:value-type="float"/>
          <table:table-cell table:formula="of:=MAX([.$E120])" office:value-type="float"/>
          <table:table-cell table:formula="of:=MAX([.$F120])" office:value-type="float"/>
          <table:table-cell table:formula="of:=MAX([.$G120])" office:value-type="float"/>
          <table:table-cell table:formula="of:=MAX([.$H120])" office:value-type="float"/>
          <table:table-cell table:formula="of:=MAX([.$I120])" office:value-type="float"/>
          <table:table-cell table:formula="of:=MAX([.$J120])" office:value-type="float"/>
          <table:table-cell table:formula="of:=MAX([.$K120])" office:value-type="float"/>
          <table:table-cell table:formula="of:=MAX([.$L120])" office:value-type="float"/>
          <table:table-cell table:formula="of:=MAX([.$M120])" office:value-type="float"/>
          <table:table-cell table:formula="of:=MAX([.$N120])" office:value-type="float"/>
        </table:table-row>
        <table:table-row table:style-name="ro1">
          <table:table-cell office:value-type="string">
            <text:p>6000/ins_6000_3_0414</text:p>
          </table:table-cell>
          <table:table-cell office:value-type="float" office:value="0.166226"/>
          <table:table-cell office:value-type="float" office:value="0.156"/>
          <table:table-cell office:value-type="float" office:value="0.01"/>
          <table:table-cell office:value-type="float" office:value="22.0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4746.0"/>
          <table:table-cell office:value-type="float" office:value="4746.0"/>
          <table:table-cell office:value-type="float" office:value="5103.0"/>
          <table:table-cell office:value-type="float" office:value="1179.0"/>
          <table:table-cell office:value-type="float" office:value="0.0"/>
          <table:table-cell office:value-type="float" office:value="0.0"/>
          <table:table-cell table:formula="of:=MIN([.$B121])" office:value-type="float"/>
          <table:table-cell table:formula="of:=MIN([.$C121])" office:value-type="float"/>
          <table:table-cell table:formula="of:=MIN([.$D121])" office:value-type="float"/>
          <table:table-cell table:formula="of:=MIN([.$E121])" office:value-type="float"/>
          <table:table-cell table:formula="of:=MIN([.$F121])" office:value-type="float"/>
          <table:table-cell table:formula="of:=MIN([.$G121])" office:value-type="float"/>
          <table:table-cell table:formula="of:=MIN([.$H121])" office:value-type="float"/>
          <table:table-cell table:formula="of:=MIN([.$I121])" office:value-type="float"/>
          <table:table-cell table:formula="of:=MIN([.$J121])" office:value-type="float"/>
          <table:table-cell table:formula="of:=MIN([.$K121])" office:value-type="float"/>
          <table:table-cell table:formula="of:=MIN([.$L121])" office:value-type="float"/>
          <table:table-cell table:formula="of:=MIN([.$M121])" office:value-type="float"/>
          <table:table-cell table:formula="of:=MIN([.$N121])" office:value-type="float"/>
          <table:table-cell table:formula="of:=MEDIAN([.$B121])" office:value-type="float"/>
          <table:table-cell table:formula="of:=MEDIAN([.$C121])" office:value-type="float"/>
          <table:table-cell table:formula="of:=MEDIAN([.$D121])" office:value-type="float"/>
          <table:table-cell table:formula="of:=MEDIAN([.$E121])" office:value-type="float"/>
          <table:table-cell table:formula="of:=MEDIAN([.$F121])" office:value-type="float"/>
          <table:table-cell table:formula="of:=MEDIAN([.$G121])" office:value-type="float"/>
          <table:table-cell table:formula="of:=MEDIAN([.$H121])" office:value-type="float"/>
          <table:table-cell table:formula="of:=MEDIAN([.$I121])" office:value-type="float"/>
          <table:table-cell table:formula="of:=MEDIAN([.$J121])" office:value-type="float"/>
          <table:table-cell table:formula="of:=MEDIAN([.$K121])" office:value-type="float"/>
          <table:table-cell table:formula="of:=MEDIAN([.$L121])" office:value-type="float"/>
          <table:table-cell table:formula="of:=MEDIAN([.$M121])" office:value-type="float"/>
          <table:table-cell table:formula="of:=MEDIAN([.$N121])" office:value-type="float"/>
          <table:table-cell table:formula="of:=MAX([.$B121])" office:value-type="float"/>
          <table:table-cell table:formula="of:=MAX([.$C121])" office:value-type="float"/>
          <table:table-cell table:formula="of:=MAX([.$D121])" office:value-type="float"/>
          <table:table-cell table:formula="of:=MAX([.$E121])" office:value-type="float"/>
          <table:table-cell table:formula="of:=MAX([.$F121])" office:value-type="float"/>
          <table:table-cell table:formula="of:=MAX([.$G121])" office:value-type="float"/>
          <table:table-cell table:formula="of:=MAX([.$H121])" office:value-type="float"/>
          <table:table-cell table:formula="of:=MAX([.$I121])" office:value-type="float"/>
          <table:table-cell table:formula="of:=MAX([.$J121])" office:value-type="float"/>
          <table:table-cell table:formula="of:=MAX([.$K121])" office:value-type="float"/>
          <table:table-cell table:formula="of:=MAX([.$L121])" office:value-type="float"/>
          <table:table-cell table:formula="of:=MAX([.$M121])" office:value-type="float"/>
          <table:table-cell table:formula="of:=MAX([.$N121])" office:value-type="float"/>
        </table:table-row>
        <table:table-row table:style-name="ro1">
          <table:table-cell office:value-type="string">
            <text:p>6000/ins_6000_3_0424</text:p>
          </table:table-cell>
          <table:table-cell office:value-type="float" office:value="0.161066"/>
          <table:table-cell office:value-type="float" office:value="0.15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7.0"/>
          <table:table-cell office:value-type="float" office:value="207.0"/>
          <table:table-cell office:value-type="float" office:value="5069.0"/>
          <table:table-cell office:value-type="float" office:value="1041.0"/>
          <table:table-cell office:value-type="float" office:value="0.0"/>
          <table:table-cell office:value-type="float" office:value="0.0"/>
          <table:table-cell table:formula="of:=MIN([.$B122])" office:value-type="float"/>
          <table:table-cell table:formula="of:=MIN([.$C122])" office:value-type="float"/>
          <table:table-cell table:formula="of:=MIN([.$D122])" office:value-type="float"/>
          <table:table-cell table:formula="of:=MIN([.$E122])" office:value-type="float"/>
          <table:table-cell table:formula="of:=MIN([.$F122])" office:value-type="float"/>
          <table:table-cell table:formula="of:=MIN([.$G122])" office:value-type="float"/>
          <table:table-cell table:formula="of:=MIN([.$H122])" office:value-type="float"/>
          <table:table-cell table:formula="of:=MIN([.$I122])" office:value-type="float"/>
          <table:table-cell table:formula="of:=MIN([.$J122])" office:value-type="float"/>
          <table:table-cell table:formula="of:=MIN([.$K122])" office:value-type="float"/>
          <table:table-cell table:formula="of:=MIN([.$L122])" office:value-type="float"/>
          <table:table-cell table:formula="of:=MIN([.$M122])" office:value-type="float"/>
          <table:table-cell table:formula="of:=MIN([.$N122])" office:value-type="float"/>
          <table:table-cell table:formula="of:=MEDIAN([.$B122])" office:value-type="float"/>
          <table:table-cell table:formula="of:=MEDIAN([.$C122])" office:value-type="float"/>
          <table:table-cell table:formula="of:=MEDIAN([.$D122])" office:value-type="float"/>
          <table:table-cell table:formula="of:=MEDIAN([.$E122])" office:value-type="float"/>
          <table:table-cell table:formula="of:=MEDIAN([.$F122])" office:value-type="float"/>
          <table:table-cell table:formula="of:=MEDIAN([.$G122])" office:value-type="float"/>
          <table:table-cell table:formula="of:=MEDIAN([.$H122])" office:value-type="float"/>
          <table:table-cell table:formula="of:=MEDIAN([.$I122])" office:value-type="float"/>
          <table:table-cell table:formula="of:=MEDIAN([.$J122])" office:value-type="float"/>
          <table:table-cell table:formula="of:=MEDIAN([.$K122])" office:value-type="float"/>
          <table:table-cell table:formula="of:=MEDIAN([.$L122])" office:value-type="float"/>
          <table:table-cell table:formula="of:=MEDIAN([.$M122])" office:value-type="float"/>
          <table:table-cell table:formula="of:=MEDIAN([.$N122])" office:value-type="float"/>
          <table:table-cell table:formula="of:=MAX([.$B122])" office:value-type="float"/>
          <table:table-cell table:formula="of:=MAX([.$C122])" office:value-type="float"/>
          <table:table-cell table:formula="of:=MAX([.$D122])" office:value-type="float"/>
          <table:table-cell table:formula="of:=MAX([.$E122])" office:value-type="float"/>
          <table:table-cell table:formula="of:=MAX([.$F122])" office:value-type="float"/>
          <table:table-cell table:formula="of:=MAX([.$G122])" office:value-type="float"/>
          <table:table-cell table:formula="of:=MAX([.$H122])" office:value-type="float"/>
          <table:table-cell table:formula="of:=MAX([.$I122])" office:value-type="float"/>
          <table:table-cell table:formula="of:=MAX([.$J122])" office:value-type="float"/>
          <table:table-cell table:formula="of:=MAX([.$K122])" office:value-type="float"/>
          <table:table-cell table:formula="of:=MAX([.$L122])" office:value-type="float"/>
          <table:table-cell table:formula="of:=MAX([.$M122])" office:value-type="float"/>
          <table:table-cell table:formula="of:=MAX([.$N122])" office:value-type="float"/>
        </table:table-row>
        <table:table-row table:style-name="ro1">
          <table:table-cell office:value-type="string">
            <text:p>6000/ins_6000_3_0434</text:p>
          </table:table-cell>
          <table:table-cell office:value-type="float" office:value="0.163027"/>
          <table:table-cell office:value-type="float" office:value="0.152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069.0"/>
          <table:table-cell office:value-type="float" office:value="2069.0"/>
          <table:table-cell office:value-type="float" office:value="5186.0"/>
          <table:table-cell office:value-type="float" office:value="1451.0"/>
          <table:table-cell office:value-type="float" office:value="0.0"/>
          <table:table-cell office:value-type="float" office:value="0.0"/>
          <table:table-cell table:formula="of:=MIN([.$B123])" office:value-type="float"/>
          <table:table-cell table:formula="of:=MIN([.$C123])" office:value-type="float"/>
          <table:table-cell table:formula="of:=MIN([.$D123])" office:value-type="float"/>
          <table:table-cell table:formula="of:=MIN([.$E123])" office:value-type="float"/>
          <table:table-cell table:formula="of:=MIN([.$F123])" office:value-type="float"/>
          <table:table-cell table:formula="of:=MIN([.$G123])" office:value-type="float"/>
          <table:table-cell table:formula="of:=MIN([.$H123])" office:value-type="float"/>
          <table:table-cell table:formula="of:=MIN([.$I123])" office:value-type="float"/>
          <table:table-cell table:formula="of:=MIN([.$J123])" office:value-type="float"/>
          <table:table-cell table:formula="of:=MIN([.$K123])" office:value-type="float"/>
          <table:table-cell table:formula="of:=MIN([.$L123])" office:value-type="float"/>
          <table:table-cell table:formula="of:=MIN([.$M123])" office:value-type="float"/>
          <table:table-cell table:formula="of:=MIN([.$N123])" office:value-type="float"/>
          <table:table-cell table:formula="of:=MEDIAN([.$B123])" office:value-type="float"/>
          <table:table-cell table:formula="of:=MEDIAN([.$C123])" office:value-type="float"/>
          <table:table-cell table:formula="of:=MEDIAN([.$D123])" office:value-type="float"/>
          <table:table-cell table:formula="of:=MEDIAN([.$E123])" office:value-type="float"/>
          <table:table-cell table:formula="of:=MEDIAN([.$F123])" office:value-type="float"/>
          <table:table-cell table:formula="of:=MEDIAN([.$G123])" office:value-type="float"/>
          <table:table-cell table:formula="of:=MEDIAN([.$H123])" office:value-type="float"/>
          <table:table-cell table:formula="of:=MEDIAN([.$I123])" office:value-type="float"/>
          <table:table-cell table:formula="of:=MEDIAN([.$J123])" office:value-type="float"/>
          <table:table-cell table:formula="of:=MEDIAN([.$K123])" office:value-type="float"/>
          <table:table-cell table:formula="of:=MEDIAN([.$L123])" office:value-type="float"/>
          <table:table-cell table:formula="of:=MEDIAN([.$M123])" office:value-type="float"/>
          <table:table-cell table:formula="of:=MEDIAN([.$N123])" office:value-type="float"/>
          <table:table-cell table:formula="of:=MAX([.$B123])" office:value-type="float"/>
          <table:table-cell table:formula="of:=MAX([.$C123])" office:value-type="float"/>
          <table:table-cell table:formula="of:=MAX([.$D123])" office:value-type="float"/>
          <table:table-cell table:formula="of:=MAX([.$E123])" office:value-type="float"/>
          <table:table-cell table:formula="of:=MAX([.$F123])" office:value-type="float"/>
          <table:table-cell table:formula="of:=MAX([.$G123])" office:value-type="float"/>
          <table:table-cell table:formula="of:=MAX([.$H123])" office:value-type="float"/>
          <table:table-cell table:formula="of:=MAX([.$I123])" office:value-type="float"/>
          <table:table-cell table:formula="of:=MAX([.$J123])" office:value-type="float"/>
          <table:table-cell table:formula="of:=MAX([.$K123])" office:value-type="float"/>
          <table:table-cell table:formula="of:=MAX([.$L123])" office:value-type="float"/>
          <table:table-cell table:formula="of:=MAX([.$M123])" office:value-type="float"/>
          <table:table-cell table:formula="of:=MAX([.$N123])" office:value-type="float"/>
        </table:table-row>
        <table:table-row table:style-name="ro1">
          <table:table-cell office:value-type="string">
            <text:p>6000/ins_6000_3_0444</text:p>
          </table:table-cell>
          <table:table-cell office:value-type="float" office:value="0.446223"/>
          <table:table-cell office:value-type="float" office:value="0.431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12.0"/>
          <table:table-cell office:value-type="float" office:value="222092.0"/>
          <table:table-cell office:value-type="float" office:value="222092.0"/>
          <table:table-cell office:value-type="float" office:value="5574.0"/>
          <table:table-cell office:value-type="float" office:value="1656.0"/>
          <table:table-cell office:value-type="float" office:value="0.0"/>
          <table:table-cell office:value-type="float" office:value="0.0"/>
          <table:table-cell table:formula="of:=MIN([.$B124])" office:value-type="float"/>
          <table:table-cell table:formula="of:=MIN([.$C124])" office:value-type="float"/>
          <table:table-cell table:formula="of:=MIN([.$D124])" office:value-type="float"/>
          <table:table-cell table:formula="of:=MIN([.$E124])" office:value-type="float"/>
          <table:table-cell table:formula="of:=MIN([.$F124])" office:value-type="float"/>
          <table:table-cell table:formula="of:=MIN([.$G124])" office:value-type="float"/>
          <table:table-cell table:formula="of:=MIN([.$H124])" office:value-type="float"/>
          <table:table-cell table:formula="of:=MIN([.$I124])" office:value-type="float"/>
          <table:table-cell table:formula="of:=MIN([.$J124])" office:value-type="float"/>
          <table:table-cell table:formula="of:=MIN([.$K124])" office:value-type="float"/>
          <table:table-cell table:formula="of:=MIN([.$L124])" office:value-type="float"/>
          <table:table-cell table:formula="of:=MIN([.$M124])" office:value-type="float"/>
          <table:table-cell table:formula="of:=MIN([.$N124])" office:value-type="float"/>
          <table:table-cell table:formula="of:=MEDIAN([.$B124])" office:value-type="float"/>
          <table:table-cell table:formula="of:=MEDIAN([.$C124])" office:value-type="float"/>
          <table:table-cell table:formula="of:=MEDIAN([.$D124])" office:value-type="float"/>
          <table:table-cell table:formula="of:=MEDIAN([.$E124])" office:value-type="float"/>
          <table:table-cell table:formula="of:=MEDIAN([.$F124])" office:value-type="float"/>
          <table:table-cell table:formula="of:=MEDIAN([.$G124])" office:value-type="float"/>
          <table:table-cell table:formula="of:=MEDIAN([.$H124])" office:value-type="float"/>
          <table:table-cell table:formula="of:=MEDIAN([.$I124])" office:value-type="float"/>
          <table:table-cell table:formula="of:=MEDIAN([.$J124])" office:value-type="float"/>
          <table:table-cell table:formula="of:=MEDIAN([.$K124])" office:value-type="float"/>
          <table:table-cell table:formula="of:=MEDIAN([.$L124])" office:value-type="float"/>
          <table:table-cell table:formula="of:=MEDIAN([.$M124])" office:value-type="float"/>
          <table:table-cell table:formula="of:=MEDIAN([.$N124])" office:value-type="float"/>
          <table:table-cell table:formula="of:=MAX([.$B124])" office:value-type="float"/>
          <table:table-cell table:formula="of:=MAX([.$C124])" office:value-type="float"/>
          <table:table-cell table:formula="of:=MAX([.$D124])" office:value-type="float"/>
          <table:table-cell table:formula="of:=MAX([.$E124])" office:value-type="float"/>
          <table:table-cell table:formula="of:=MAX([.$F124])" office:value-type="float"/>
          <table:table-cell table:formula="of:=MAX([.$G124])" office:value-type="float"/>
          <table:table-cell table:formula="of:=MAX([.$H124])" office:value-type="float"/>
          <table:table-cell table:formula="of:=MAX([.$I124])" office:value-type="float"/>
          <table:table-cell table:formula="of:=MAX([.$J124])" office:value-type="float"/>
          <table:table-cell table:formula="of:=MAX([.$K124])" office:value-type="float"/>
          <table:table-cell table:formula="of:=MAX([.$L124])" office:value-type="float"/>
          <table:table-cell table:formula="of:=MAX([.$M124])" office:value-type="float"/>
          <table:table-cell table:formula="of:=MAX([.$N124])" office:value-type="float"/>
        </table:table-row>
        <table:table-row table:style-name="ro1">
          <table:table-cell office:value-type="string">
            <text:p>6000/ins_6000_3_0454</text:p>
          </table:table-cell>
          <table:table-cell office:value-type="float" office:value="0.170359"/>
          <table:table-cell office:value-type="float" office:value="0.16"/>
          <table:table-cell office:value-type="float" office:value="0.01"/>
          <table:table-cell office:value-type="float" office:value="38.0"/>
          <table:table-cell office:value-type="float" office:value="0.0"/>
          <table:table-cell office:value-type="float" office:value="0.0"/>
          <table:table-cell office:value-type="float" office:value="158.0"/>
          <table:table-cell office:value-type="float" office:value="8652.0"/>
          <table:table-cell office:value-type="float" office:value="8652.0"/>
          <table:table-cell office:value-type="float" office:value="5107.0"/>
          <table:table-cell office:value-type="float" office:value="1409.0"/>
          <table:table-cell office:value-type="float" office:value="0.0"/>
          <table:table-cell office:value-type="float" office:value="0.0"/>
          <table:table-cell table:formula="of:=MIN([.$B125])" office:value-type="float"/>
          <table:table-cell table:formula="of:=MIN([.$C125])" office:value-type="float"/>
          <table:table-cell table:formula="of:=MIN([.$D125])" office:value-type="float"/>
          <table:table-cell table:formula="of:=MIN([.$E125])" office:value-type="float"/>
          <table:table-cell table:formula="of:=MIN([.$F125])" office:value-type="float"/>
          <table:table-cell table:formula="of:=MIN([.$G125])" office:value-type="float"/>
          <table:table-cell table:formula="of:=MIN([.$H125])" office:value-type="float"/>
          <table:table-cell table:formula="of:=MIN([.$I125])" office:value-type="float"/>
          <table:table-cell table:formula="of:=MIN([.$J125])" office:value-type="float"/>
          <table:table-cell table:formula="of:=MIN([.$K125])" office:value-type="float"/>
          <table:table-cell table:formula="of:=MIN([.$L125])" office:value-type="float"/>
          <table:table-cell table:formula="of:=MIN([.$M125])" office:value-type="float"/>
          <table:table-cell table:formula="of:=MIN([.$N125])" office:value-type="float"/>
          <table:table-cell table:formula="of:=MEDIAN([.$B125])" office:value-type="float"/>
          <table:table-cell table:formula="of:=MEDIAN([.$C125])" office:value-type="float"/>
          <table:table-cell table:formula="of:=MEDIAN([.$D125])" office:value-type="float"/>
          <table:table-cell table:formula="of:=MEDIAN([.$E125])" office:value-type="float"/>
          <table:table-cell table:formula="of:=MEDIAN([.$F125])" office:value-type="float"/>
          <table:table-cell table:formula="of:=MEDIAN([.$G125])" office:value-type="float"/>
          <table:table-cell table:formula="of:=MEDIAN([.$H125])" office:value-type="float"/>
          <table:table-cell table:formula="of:=MEDIAN([.$I125])" office:value-type="float"/>
          <table:table-cell table:formula="of:=MEDIAN([.$J125])" office:value-type="float"/>
          <table:table-cell table:formula="of:=MEDIAN([.$K125])" office:value-type="float"/>
          <table:table-cell table:formula="of:=MEDIAN([.$L125])" office:value-type="float"/>
          <table:table-cell table:formula="of:=MEDIAN([.$M125])" office:value-type="float"/>
          <table:table-cell table:formula="of:=MEDIAN([.$N125])" office:value-type="float"/>
          <table:table-cell table:formula="of:=MAX([.$B125])" office:value-type="float"/>
          <table:table-cell table:formula="of:=MAX([.$C125])" office:value-type="float"/>
          <table:table-cell table:formula="of:=MAX([.$D125])" office:value-type="float"/>
          <table:table-cell table:formula="of:=MAX([.$E125])" office:value-type="float"/>
          <table:table-cell table:formula="of:=MAX([.$F125])" office:value-type="float"/>
          <table:table-cell table:formula="of:=MAX([.$G125])" office:value-type="float"/>
          <table:table-cell table:formula="of:=MAX([.$H125])" office:value-type="float"/>
          <table:table-cell table:formula="of:=MAX([.$I125])" office:value-type="float"/>
          <table:table-cell table:formula="of:=MAX([.$J125])" office:value-type="float"/>
          <table:table-cell table:formula="of:=MAX([.$K125])" office:value-type="float"/>
          <table:table-cell table:formula="of:=MAX([.$L125])" office:value-type="float"/>
          <table:table-cell table:formula="of:=MAX([.$M125])" office:value-type="float"/>
          <table:table-cell table:formula="of:=MAX([.$N125])" office:value-type="float"/>
        </table:table-row>
        <table:table-row table:style-name="ro1">
          <table:table-cell office:value-type="string">
            <text:p>6000/ins_6000_3_0464</text:p>
          </table:table-cell>
          <table:table-cell office:value-type="float" office:value="0.16611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0.0"/>
          <table:table-cell office:value-type="float" office:value="380.0"/>
          <table:table-cell office:value-type="float" office:value="5101.0"/>
          <table:table-cell office:value-type="float" office:value="1179.0"/>
          <table:table-cell office:value-type="float" office:value="0.0"/>
          <table:table-cell office:value-type="float" office:value="0.0"/>
          <table:table-cell table:formula="of:=MIN([.$B126])" office:value-type="float"/>
          <table:table-cell table:formula="of:=MIN([.$C126])" office:value-type="float"/>
          <table:table-cell table:formula="of:=MIN([.$D126])" office:value-type="float"/>
          <table:table-cell table:formula="of:=MIN([.$E126])" office:value-type="float"/>
          <table:table-cell table:formula="of:=MIN([.$F126])" office:value-type="float"/>
          <table:table-cell table:formula="of:=MIN([.$G126])" office:value-type="float"/>
          <table:table-cell table:formula="of:=MIN([.$H126])" office:value-type="float"/>
          <table:table-cell table:formula="of:=MIN([.$I126])" office:value-type="float"/>
          <table:table-cell table:formula="of:=MIN([.$J126])" office:value-type="float"/>
          <table:table-cell table:formula="of:=MIN([.$K126])" office:value-type="float"/>
          <table:table-cell table:formula="of:=MIN([.$L126])" office:value-type="float"/>
          <table:table-cell table:formula="of:=MIN([.$M126])" office:value-type="float"/>
          <table:table-cell table:formula="of:=MIN([.$N126])" office:value-type="float"/>
          <table:table-cell table:formula="of:=MEDIAN([.$B126])" office:value-type="float"/>
          <table:table-cell table:formula="of:=MEDIAN([.$C126])" office:value-type="float"/>
          <table:table-cell table:formula="of:=MEDIAN([.$D126])" office:value-type="float"/>
          <table:table-cell table:formula="of:=MEDIAN([.$E126])" office:value-type="float"/>
          <table:table-cell table:formula="of:=MEDIAN([.$F126])" office:value-type="float"/>
          <table:table-cell table:formula="of:=MEDIAN([.$G126])" office:value-type="float"/>
          <table:table-cell table:formula="of:=MEDIAN([.$H126])" office:value-type="float"/>
          <table:table-cell table:formula="of:=MEDIAN([.$I126])" office:value-type="float"/>
          <table:table-cell table:formula="of:=MEDIAN([.$J126])" office:value-type="float"/>
          <table:table-cell table:formula="of:=MEDIAN([.$K126])" office:value-type="float"/>
          <table:table-cell table:formula="of:=MEDIAN([.$L126])" office:value-type="float"/>
          <table:table-cell table:formula="of:=MEDIAN([.$M126])" office:value-type="float"/>
          <table:table-cell table:formula="of:=MEDIAN([.$N126])" office:value-type="float"/>
          <table:table-cell table:formula="of:=MAX([.$B126])" office:value-type="float"/>
          <table:table-cell table:formula="of:=MAX([.$C126])" office:value-type="float"/>
          <table:table-cell table:formula="of:=MAX([.$D126])" office:value-type="float"/>
          <table:table-cell table:formula="of:=MAX([.$E126])" office:value-type="float"/>
          <table:table-cell table:formula="of:=MAX([.$F126])" office:value-type="float"/>
          <table:table-cell table:formula="of:=MAX([.$G126])" office:value-type="float"/>
          <table:table-cell table:formula="of:=MAX([.$H126])" office:value-type="float"/>
          <table:table-cell table:formula="of:=MAX([.$I126])" office:value-type="float"/>
          <table:table-cell table:formula="of:=MAX([.$J126])" office:value-type="float"/>
          <table:table-cell table:formula="of:=MAX([.$K126])" office:value-type="float"/>
          <table:table-cell table:formula="of:=MAX([.$L126])" office:value-type="float"/>
          <table:table-cell table:formula="of:=MAX([.$M126])" office:value-type="float"/>
          <table:table-cell table:formula="of:=MAX([.$N126])" office:value-type="float"/>
        </table:table-row>
        <table:table-row table:style-name="ro1">
          <table:table-cell office:value-type="string">
            <text:p>6000/ins_6000_3_0474</text:p>
          </table:table-cell>
          <table:table-cell office:value-type="float" office:value="0.380307"/>
          <table:table-cell office:value-type="float" office:value="0.164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2300.0"/>
          <table:table-cell office:value-type="float" office:value="2300.0"/>
          <table:table-cell office:value-type="float" office:value="5306.0"/>
          <table:table-cell office:value-type="float" office:value="1366.0"/>
          <table:table-cell office:value-type="float" office:value="0.0"/>
          <table:table-cell office:value-type="float" office:value="0.0"/>
          <table:table-cell table:formula="of:=MIN([.$B127])" office:value-type="float"/>
          <table:table-cell table:formula="of:=MIN([.$C127])" office:value-type="float"/>
          <table:table-cell table:formula="of:=MIN([.$D127])" office:value-type="float"/>
          <table:table-cell table:formula="of:=MIN([.$E127])" office:value-type="float"/>
          <table:table-cell table:formula="of:=MIN([.$F127])" office:value-type="float"/>
          <table:table-cell table:formula="of:=MIN([.$G127])" office:value-type="float"/>
          <table:table-cell table:formula="of:=MIN([.$H127])" office:value-type="float"/>
          <table:table-cell table:formula="of:=MIN([.$I127])" office:value-type="float"/>
          <table:table-cell table:formula="of:=MIN([.$J127])" office:value-type="float"/>
          <table:table-cell table:formula="of:=MIN([.$K127])" office:value-type="float"/>
          <table:table-cell table:formula="of:=MIN([.$L127])" office:value-type="float"/>
          <table:table-cell table:formula="of:=MIN([.$M127])" office:value-type="float"/>
          <table:table-cell table:formula="of:=MIN([.$N127])" office:value-type="float"/>
          <table:table-cell table:formula="of:=MEDIAN([.$B127])" office:value-type="float"/>
          <table:table-cell table:formula="of:=MEDIAN([.$C127])" office:value-type="float"/>
          <table:table-cell table:formula="of:=MEDIAN([.$D127])" office:value-type="float"/>
          <table:table-cell table:formula="of:=MEDIAN([.$E127])" office:value-type="float"/>
          <table:table-cell table:formula="of:=MEDIAN([.$F127])" office:value-type="float"/>
          <table:table-cell table:formula="of:=MEDIAN([.$G127])" office:value-type="float"/>
          <table:table-cell table:formula="of:=MEDIAN([.$H127])" office:value-type="float"/>
          <table:table-cell table:formula="of:=MEDIAN([.$I127])" office:value-type="float"/>
          <table:table-cell table:formula="of:=MEDIAN([.$J127])" office:value-type="float"/>
          <table:table-cell table:formula="of:=MEDIAN([.$K127])" office:value-type="float"/>
          <table:table-cell table:formula="of:=MEDIAN([.$L127])" office:value-type="float"/>
          <table:table-cell table:formula="of:=MEDIAN([.$M127])" office:value-type="float"/>
          <table:table-cell table:formula="of:=MEDIAN([.$N127])" office:value-type="float"/>
          <table:table-cell table:formula="of:=MAX([.$B127])" office:value-type="float"/>
          <table:table-cell table:formula="of:=MAX([.$C127])" office:value-type="float"/>
          <table:table-cell table:formula="of:=MAX([.$D127])" office:value-type="float"/>
          <table:table-cell table:formula="of:=MAX([.$E127])" office:value-type="float"/>
          <table:table-cell table:formula="of:=MAX([.$F127])" office:value-type="float"/>
          <table:table-cell table:formula="of:=MAX([.$G127])" office:value-type="float"/>
          <table:table-cell table:formula="of:=MAX([.$H127])" office:value-type="float"/>
          <table:table-cell table:formula="of:=MAX([.$I127])" office:value-type="float"/>
          <table:table-cell table:formula="of:=MAX([.$J127])" office:value-type="float"/>
          <table:table-cell table:formula="of:=MAX([.$K127])" office:value-type="float"/>
          <table:table-cell table:formula="of:=MAX([.$L127])" office:value-type="float"/>
          <table:table-cell table:formula="of:=MAX([.$M127])" office:value-type="float"/>
          <table:table-cell table:formula="of:=MAX([.$N127])" office:value-type="float"/>
        </table:table-row>
        <table:table-row table:style-name="ro1">
          <table:table-cell office:value-type="string">
            <text:p>6000/ins_6000_3_0484</text:p>
          </table:table-cell>
          <table:table-cell office:value-type="float" office:value="0.814233"/>
          <table:table-cell office:value-type="float" office:value="0.804"/>
          <table:table-cell office:value-type="float" office:value="0.6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346.0"/>
          <table:table-cell office:value-type="float" office:value="362707.0"/>
          <table:table-cell office:value-type="float" office:value="362707.0"/>
          <table:table-cell office:value-type="float" office:value="5069.0"/>
          <table:table-cell office:value-type="float" office:value="4634.0"/>
          <table:table-cell office:value-type="float" office:value="0.0"/>
          <table:table-cell office:value-type="float" office:value="0.0"/>
          <table:table-cell table:formula="of:=MIN([.$B128])" office:value-type="float"/>
          <table:table-cell table:formula="of:=MIN([.$C128])" office:value-type="float"/>
          <table:table-cell table:formula="of:=MIN([.$D128])" office:value-type="float"/>
          <table:table-cell table:formula="of:=MIN([.$E128])" office:value-type="float"/>
          <table:table-cell table:formula="of:=MIN([.$F128])" office:value-type="float"/>
          <table:table-cell table:formula="of:=MIN([.$G128])" office:value-type="float"/>
          <table:table-cell table:formula="of:=MIN([.$H128])" office:value-type="float"/>
          <table:table-cell table:formula="of:=MIN([.$I128])" office:value-type="float"/>
          <table:table-cell table:formula="of:=MIN([.$J128])" office:value-type="float"/>
          <table:table-cell table:formula="of:=MIN([.$K128])" office:value-type="float"/>
          <table:table-cell table:formula="of:=MIN([.$L128])" office:value-type="float"/>
          <table:table-cell table:formula="of:=MIN([.$M128])" office:value-type="float"/>
          <table:table-cell table:formula="of:=MIN([.$N128])" office:value-type="float"/>
          <table:table-cell table:formula="of:=MEDIAN([.$B128])" office:value-type="float"/>
          <table:table-cell table:formula="of:=MEDIAN([.$C128])" office:value-type="float"/>
          <table:table-cell table:formula="of:=MEDIAN([.$D128])" office:value-type="float"/>
          <table:table-cell table:formula="of:=MEDIAN([.$E128])" office:value-type="float"/>
          <table:table-cell table:formula="of:=MEDIAN([.$F128])" office:value-type="float"/>
          <table:table-cell table:formula="of:=MEDIAN([.$G128])" office:value-type="float"/>
          <table:table-cell table:formula="of:=MEDIAN([.$H128])" office:value-type="float"/>
          <table:table-cell table:formula="of:=MEDIAN([.$I128])" office:value-type="float"/>
          <table:table-cell table:formula="of:=MEDIAN([.$J128])" office:value-type="float"/>
          <table:table-cell table:formula="of:=MEDIAN([.$K128])" office:value-type="float"/>
          <table:table-cell table:formula="of:=MEDIAN([.$L128])" office:value-type="float"/>
          <table:table-cell table:formula="of:=MEDIAN([.$M128])" office:value-type="float"/>
          <table:table-cell table:formula="of:=MEDIAN([.$N128])" office:value-type="float"/>
          <table:table-cell table:formula="of:=MAX([.$B128])" office:value-type="float"/>
          <table:table-cell table:formula="of:=MAX([.$C128])" office:value-type="float"/>
          <table:table-cell table:formula="of:=MAX([.$D128])" office:value-type="float"/>
          <table:table-cell table:formula="of:=MAX([.$E128])" office:value-type="float"/>
          <table:table-cell table:formula="of:=MAX([.$F128])" office:value-type="float"/>
          <table:table-cell table:formula="of:=MAX([.$G128])" office:value-type="float"/>
          <table:table-cell table:formula="of:=MAX([.$H128])" office:value-type="float"/>
          <table:table-cell table:formula="of:=MAX([.$I128])" office:value-type="float"/>
          <table:table-cell table:formula="of:=MAX([.$J128])" office:value-type="float"/>
          <table:table-cell table:formula="of:=MAX([.$K128])" office:value-type="float"/>
          <table:table-cell table:formula="of:=MAX([.$L128])" office:value-type="float"/>
          <table:table-cell table:formula="of:=MAX([.$M128])" office:value-type="float"/>
          <table:table-cell table:formula="of:=MAX([.$N128])" office:value-type="float"/>
        </table:table-row>
        <table:table-row table:style-name="ro1">
          <table:table-cell office:value-type="string">
            <text:p>6000/ins_6000_4_0404</text:p>
          </table:table-cell>
          <table:table-cell office:value-type="float" office:value="0.16709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58.0"/>
          <table:table-cell office:value-type="float" office:value="258.0"/>
          <table:table-cell office:value-type="float" office:value="5062.0"/>
          <table:table-cell office:value-type="float" office:value="920.0"/>
          <table:table-cell office:value-type="float" office:value="0.0"/>
          <table:table-cell office:value-type="float" office:value="0.0"/>
          <table:table-cell table:formula="of:=MIN([.$B129])" office:value-type="float"/>
          <table:table-cell table:formula="of:=MIN([.$C129])" office:value-type="float"/>
          <table:table-cell table:formula="of:=MIN([.$D129])" office:value-type="float"/>
          <table:table-cell table:formula="of:=MIN([.$E129])" office:value-type="float"/>
          <table:table-cell table:formula="of:=MIN([.$F129])" office:value-type="float"/>
          <table:table-cell table:formula="of:=MIN([.$G129])" office:value-type="float"/>
          <table:table-cell table:formula="of:=MIN([.$H129])" office:value-type="float"/>
          <table:table-cell table:formula="of:=MIN([.$I129])" office:value-type="float"/>
          <table:table-cell table:formula="of:=MIN([.$J129])" office:value-type="float"/>
          <table:table-cell table:formula="of:=MIN([.$K129])" office:value-type="float"/>
          <table:table-cell table:formula="of:=MIN([.$L129])" office:value-type="float"/>
          <table:table-cell table:formula="of:=MIN([.$M129])" office:value-type="float"/>
          <table:table-cell table:formula="of:=MIN([.$N129])" office:value-type="float"/>
          <table:table-cell table:formula="of:=MEDIAN([.$B129])" office:value-type="float"/>
          <table:table-cell table:formula="of:=MEDIAN([.$C129])" office:value-type="float"/>
          <table:table-cell table:formula="of:=MEDIAN([.$D129])" office:value-type="float"/>
          <table:table-cell table:formula="of:=MEDIAN([.$E129])" office:value-type="float"/>
          <table:table-cell table:formula="of:=MEDIAN([.$F129])" office:value-type="float"/>
          <table:table-cell table:formula="of:=MEDIAN([.$G129])" office:value-type="float"/>
          <table:table-cell table:formula="of:=MEDIAN([.$H129])" office:value-type="float"/>
          <table:table-cell table:formula="of:=MEDIAN([.$I129])" office:value-type="float"/>
          <table:table-cell table:formula="of:=MEDIAN([.$J129])" office:value-type="float"/>
          <table:table-cell table:formula="of:=MEDIAN([.$K129])" office:value-type="float"/>
          <table:table-cell table:formula="of:=MEDIAN([.$L129])" office:value-type="float"/>
          <table:table-cell table:formula="of:=MEDIAN([.$M129])" office:value-type="float"/>
          <table:table-cell table:formula="of:=MEDIAN([.$N129])" office:value-type="float"/>
          <table:table-cell table:formula="of:=MAX([.$B129])" office:value-type="float"/>
          <table:table-cell table:formula="of:=MAX([.$C129])" office:value-type="float"/>
          <table:table-cell table:formula="of:=MAX([.$D129])" office:value-type="float"/>
          <table:table-cell table:formula="of:=MAX([.$E129])" office:value-type="float"/>
          <table:table-cell table:formula="of:=MAX([.$F129])" office:value-type="float"/>
          <table:table-cell table:formula="of:=MAX([.$G129])" office:value-type="float"/>
          <table:table-cell table:formula="of:=MAX([.$H129])" office:value-type="float"/>
          <table:table-cell table:formula="of:=MAX([.$I129])" office:value-type="float"/>
          <table:table-cell table:formula="of:=MAX([.$J129])" office:value-type="float"/>
          <table:table-cell table:formula="of:=MAX([.$K129])" office:value-type="float"/>
          <table:table-cell table:formula="of:=MAX([.$L129])" office:value-type="float"/>
          <table:table-cell table:formula="of:=MAX([.$M129])" office:value-type="float"/>
          <table:table-cell table:formula="of:=MAX([.$N129])" office:value-type="float"/>
        </table:table-row>
        <table:table-row table:style-name="ro1">
          <table:table-cell office:value-type="string">
            <text:p>6000/ins_6000_4_0414</text:p>
          </table:table-cell>
          <table:table-cell office:value-type="float" office:value="0.167671"/>
          <table:table-cell office:value-type="float" office:value="0.15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189.0"/>
          <table:table-cell office:value-type="float" office:value="5013.0"/>
          <table:table-cell office:value-type="float" office:value="979.0"/>
          <table:table-cell office:value-type="float" office:value="0.0"/>
          <table:table-cell office:value-type="float" office:value="0.0"/>
          <table:table-cell table:formula="of:=MIN([.$B130])" office:value-type="float"/>
          <table:table-cell table:formula="of:=MIN([.$C130])" office:value-type="float"/>
          <table:table-cell table:formula="of:=MIN([.$D130])" office:value-type="float"/>
          <table:table-cell table:formula="of:=MIN([.$E130])" office:value-type="float"/>
          <table:table-cell table:formula="of:=MIN([.$F130])" office:value-type="float"/>
          <table:table-cell table:formula="of:=MIN([.$G130])" office:value-type="float"/>
          <table:table-cell table:formula="of:=MIN([.$H130])" office:value-type="float"/>
          <table:table-cell table:formula="of:=MIN([.$I130])" office:value-type="float"/>
          <table:table-cell table:formula="of:=MIN([.$J130])" office:value-type="float"/>
          <table:table-cell table:formula="of:=MIN([.$K130])" office:value-type="float"/>
          <table:table-cell table:formula="of:=MIN([.$L130])" office:value-type="float"/>
          <table:table-cell table:formula="of:=MIN([.$M130])" office:value-type="float"/>
          <table:table-cell table:formula="of:=MIN([.$N130])" office:value-type="float"/>
          <table:table-cell table:formula="of:=MEDIAN([.$B130])" office:value-type="float"/>
          <table:table-cell table:formula="of:=MEDIAN([.$C130])" office:value-type="float"/>
          <table:table-cell table:formula="of:=MEDIAN([.$D130])" office:value-type="float"/>
          <table:table-cell table:formula="of:=MEDIAN([.$E130])" office:value-type="float"/>
          <table:table-cell table:formula="of:=MEDIAN([.$F130])" office:value-type="float"/>
          <table:table-cell table:formula="of:=MEDIAN([.$G130])" office:value-type="float"/>
          <table:table-cell table:formula="of:=MEDIAN([.$H130])" office:value-type="float"/>
          <table:table-cell table:formula="of:=MEDIAN([.$I130])" office:value-type="float"/>
          <table:table-cell table:formula="of:=MEDIAN([.$J130])" office:value-type="float"/>
          <table:table-cell table:formula="of:=MEDIAN([.$K130])" office:value-type="float"/>
          <table:table-cell table:formula="of:=MEDIAN([.$L130])" office:value-type="float"/>
          <table:table-cell table:formula="of:=MEDIAN([.$M130])" office:value-type="float"/>
          <table:table-cell table:formula="of:=MEDIAN([.$N130])" office:value-type="float"/>
          <table:table-cell table:formula="of:=MAX([.$B130])" office:value-type="float"/>
          <table:table-cell table:formula="of:=MAX([.$C130])" office:value-type="float"/>
          <table:table-cell table:formula="of:=MAX([.$D130])" office:value-type="float"/>
          <table:table-cell table:formula="of:=MAX([.$E130])" office:value-type="float"/>
          <table:table-cell table:formula="of:=MAX([.$F130])" office:value-type="float"/>
          <table:table-cell table:formula="of:=MAX([.$G130])" office:value-type="float"/>
          <table:table-cell table:formula="of:=MAX([.$H130])" office:value-type="float"/>
          <table:table-cell table:formula="of:=MAX([.$I130])" office:value-type="float"/>
          <table:table-cell table:formula="of:=MAX([.$J130])" office:value-type="float"/>
          <table:table-cell table:formula="of:=MAX([.$K130])" office:value-type="float"/>
          <table:table-cell table:formula="of:=MAX([.$L130])" office:value-type="float"/>
          <table:table-cell table:formula="of:=MAX([.$M130])" office:value-type="float"/>
          <table:table-cell table:formula="of:=MAX([.$N130])" office:value-type="float"/>
        </table:table-row>
        <table:table-row table:style-name="ro1">
          <table:table-cell office:value-type="string">
            <text:p>6000/ins_6000_4_0424</text:p>
          </table:table-cell>
          <table:table-cell office:value-type="float" office:value="0.16401"/>
          <table:table-cell office:value-type="float" office:value="0.15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3.0"/>
          <table:table-cell office:value-type="float" office:value="193.0"/>
          <table:table-cell office:value-type="float" office:value="5007.0"/>
          <table:table-cell office:value-type="float" office:value="945.0"/>
          <table:table-cell office:value-type="float" office:value="0.0"/>
          <table:table-cell office:value-type="float" office:value="0.0"/>
          <table:table-cell table:formula="of:=MIN([.$B131])" office:value-type="float"/>
          <table:table-cell table:formula="of:=MIN([.$C131])" office:value-type="float"/>
          <table:table-cell table:formula="of:=MIN([.$D131])" office:value-type="float"/>
          <table:table-cell table:formula="of:=MIN([.$E131])" office:value-type="float"/>
          <table:table-cell table:formula="of:=MIN([.$F131])" office:value-type="float"/>
          <table:table-cell table:formula="of:=MIN([.$G131])" office:value-type="float"/>
          <table:table-cell table:formula="of:=MIN([.$H131])" office:value-type="float"/>
          <table:table-cell table:formula="of:=MIN([.$I131])" office:value-type="float"/>
          <table:table-cell table:formula="of:=MIN([.$J131])" office:value-type="float"/>
          <table:table-cell table:formula="of:=MIN([.$K131])" office:value-type="float"/>
          <table:table-cell table:formula="of:=MIN([.$L131])" office:value-type="float"/>
          <table:table-cell table:formula="of:=MIN([.$M131])" office:value-type="float"/>
          <table:table-cell table:formula="of:=MIN([.$N131])" office:value-type="float"/>
          <table:table-cell table:formula="of:=MEDIAN([.$B131])" office:value-type="float"/>
          <table:table-cell table:formula="of:=MEDIAN([.$C131])" office:value-type="float"/>
          <table:table-cell table:formula="of:=MEDIAN([.$D131])" office:value-type="float"/>
          <table:table-cell table:formula="of:=MEDIAN([.$E131])" office:value-type="float"/>
          <table:table-cell table:formula="of:=MEDIAN([.$F131])" office:value-type="float"/>
          <table:table-cell table:formula="of:=MEDIAN([.$G131])" office:value-type="float"/>
          <table:table-cell table:formula="of:=MEDIAN([.$H131])" office:value-type="float"/>
          <table:table-cell table:formula="of:=MEDIAN([.$I131])" office:value-type="float"/>
          <table:table-cell table:formula="of:=MEDIAN([.$J131])" office:value-type="float"/>
          <table:table-cell table:formula="of:=MEDIAN([.$K131])" office:value-type="float"/>
          <table:table-cell table:formula="of:=MEDIAN([.$L131])" office:value-type="float"/>
          <table:table-cell table:formula="of:=MEDIAN([.$M131])" office:value-type="float"/>
          <table:table-cell table:formula="of:=MEDIAN([.$N131])" office:value-type="float"/>
          <table:table-cell table:formula="of:=MAX([.$B131])" office:value-type="float"/>
          <table:table-cell table:formula="of:=MAX([.$C131])" office:value-type="float"/>
          <table:table-cell table:formula="of:=MAX([.$D131])" office:value-type="float"/>
          <table:table-cell table:formula="of:=MAX([.$E131])" office:value-type="float"/>
          <table:table-cell table:formula="of:=MAX([.$F131])" office:value-type="float"/>
          <table:table-cell table:formula="of:=MAX([.$G131])" office:value-type="float"/>
          <table:table-cell table:formula="of:=MAX([.$H131])" office:value-type="float"/>
          <table:table-cell table:formula="of:=MAX([.$I131])" office:value-type="float"/>
          <table:table-cell table:formula="of:=MAX([.$J131])" office:value-type="float"/>
          <table:table-cell table:formula="of:=MAX([.$K131])" office:value-type="float"/>
          <table:table-cell table:formula="of:=MAX([.$L131])" office:value-type="float"/>
          <table:table-cell table:formula="of:=MAX([.$M131])" office:value-type="float"/>
          <table:table-cell table:formula="of:=MAX([.$N131])" office:value-type="float"/>
        </table:table-row>
        <table:table-row table:style-name="ro1">
          <table:table-cell office:value-type="string">
            <text:p>6000/ins_6000_4_0434</text:p>
          </table:table-cell>
          <table:table-cell office:value-type="float" office:value="0.170557"/>
          <table:table-cell office:value-type="float" office:value="0.16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47.0"/>
          <table:table-cell office:value-type="float" office:value="547.0"/>
          <table:table-cell office:value-type="float" office:value="5059.0"/>
          <table:table-cell office:value-type="float" office:value="1265.0"/>
          <table:table-cell office:value-type="float" office:value="0.0"/>
          <table:table-cell office:value-type="float" office:value="0.0"/>
          <table:table-cell table:formula="of:=MIN([.$B132])" office:value-type="float"/>
          <table:table-cell table:formula="of:=MIN([.$C132])" office:value-type="float"/>
          <table:table-cell table:formula="of:=MIN([.$D132])" office:value-type="float"/>
          <table:table-cell table:formula="of:=MIN([.$E132])" office:value-type="float"/>
          <table:table-cell table:formula="of:=MIN([.$F132])" office:value-type="float"/>
          <table:table-cell table:formula="of:=MIN([.$G132])" office:value-type="float"/>
          <table:table-cell table:formula="of:=MIN([.$H132])" office:value-type="float"/>
          <table:table-cell table:formula="of:=MIN([.$I132])" office:value-type="float"/>
          <table:table-cell table:formula="of:=MIN([.$J132])" office:value-type="float"/>
          <table:table-cell table:formula="of:=MIN([.$K132])" office:value-type="float"/>
          <table:table-cell table:formula="of:=MIN([.$L132])" office:value-type="float"/>
          <table:table-cell table:formula="of:=MIN([.$M132])" office:value-type="float"/>
          <table:table-cell table:formula="of:=MIN([.$N132])" office:value-type="float"/>
          <table:table-cell table:formula="of:=MEDIAN([.$B132])" office:value-type="float"/>
          <table:table-cell table:formula="of:=MEDIAN([.$C132])" office:value-type="float"/>
          <table:table-cell table:formula="of:=MEDIAN([.$D132])" office:value-type="float"/>
          <table:table-cell table:formula="of:=MEDIAN([.$E132])" office:value-type="float"/>
          <table:table-cell table:formula="of:=MEDIAN([.$F132])" office:value-type="float"/>
          <table:table-cell table:formula="of:=MEDIAN([.$G132])" office:value-type="float"/>
          <table:table-cell table:formula="of:=MEDIAN([.$H132])" office:value-type="float"/>
          <table:table-cell table:formula="of:=MEDIAN([.$I132])" office:value-type="float"/>
          <table:table-cell table:formula="of:=MEDIAN([.$J132])" office:value-type="float"/>
          <table:table-cell table:formula="of:=MEDIAN([.$K132])" office:value-type="float"/>
          <table:table-cell table:formula="of:=MEDIAN([.$L132])" office:value-type="float"/>
          <table:table-cell table:formula="of:=MEDIAN([.$M132])" office:value-type="float"/>
          <table:table-cell table:formula="of:=MEDIAN([.$N132])" office:value-type="float"/>
          <table:table-cell table:formula="of:=MAX([.$B132])" office:value-type="float"/>
          <table:table-cell table:formula="of:=MAX([.$C132])" office:value-type="float"/>
          <table:table-cell table:formula="of:=MAX([.$D132])" office:value-type="float"/>
          <table:table-cell table:formula="of:=MAX([.$E132])" office:value-type="float"/>
          <table:table-cell table:formula="of:=MAX([.$F132])" office:value-type="float"/>
          <table:table-cell table:formula="of:=MAX([.$G132])" office:value-type="float"/>
          <table:table-cell table:formula="of:=MAX([.$H132])" office:value-type="float"/>
          <table:table-cell table:formula="of:=MAX([.$I132])" office:value-type="float"/>
          <table:table-cell table:formula="of:=MAX([.$J132])" office:value-type="float"/>
          <table:table-cell table:formula="of:=MAX([.$K132])" office:value-type="float"/>
          <table:table-cell table:formula="of:=MAX([.$L132])" office:value-type="float"/>
          <table:table-cell table:formula="of:=MAX([.$M132])" office:value-type="float"/>
          <table:table-cell table:formula="of:=MAX([.$N132])" office:value-type="float"/>
        </table:table-row>
        <table:table-row table:style-name="ro1">
          <table:table-cell office:value-type="string">
            <text:p>6000/ins_6000_4_0444</text:p>
          </table:table-cell>
          <table:table-cell office:value-type="float" office:value="0.253862"/>
          <table:table-cell office:value-type="float" office:value="0.243"/>
          <table:table-cell office:value-type="float" office:value="0.08"/>
          <table:table-cell office:value-type="float" office:value="448.0"/>
          <table:table-cell office:value-type="float" office:value="0.0"/>
          <table:table-cell office:value-type="float" office:value="2.0"/>
          <table:table-cell office:value-type="float" office:value="1109.0"/>
          <table:table-cell office:value-type="float" office:value="64744.0"/>
          <table:table-cell office:value-type="float" office:value="64744.0"/>
          <table:table-cell office:value-type="float" office:value="5203.0"/>
          <table:table-cell office:value-type="float" office:value="890.0"/>
          <table:table-cell office:value-type="float" office:value="0.0"/>
          <table:table-cell office:value-type="float" office:value="0.0"/>
          <table:table-cell table:formula="of:=MIN([.$B133])" office:value-type="float"/>
          <table:table-cell table:formula="of:=MIN([.$C133])" office:value-type="float"/>
          <table:table-cell table:formula="of:=MIN([.$D133])" office:value-type="float"/>
          <table:table-cell table:formula="of:=MIN([.$E133])" office:value-type="float"/>
          <table:table-cell table:formula="of:=MIN([.$F133])" office:value-type="float"/>
          <table:table-cell table:formula="of:=MIN([.$G133])" office:value-type="float"/>
          <table:table-cell table:formula="of:=MIN([.$H133])" office:value-type="float"/>
          <table:table-cell table:formula="of:=MIN([.$I133])" office:value-type="float"/>
          <table:table-cell table:formula="of:=MIN([.$J133])" office:value-type="float"/>
          <table:table-cell table:formula="of:=MIN([.$K133])" office:value-type="float"/>
          <table:table-cell table:formula="of:=MIN([.$L133])" office:value-type="float"/>
          <table:table-cell table:formula="of:=MIN([.$M133])" office:value-type="float"/>
          <table:table-cell table:formula="of:=MIN([.$N133])" office:value-type="float"/>
          <table:table-cell table:formula="of:=MEDIAN([.$B133])" office:value-type="float"/>
          <table:table-cell table:formula="of:=MEDIAN([.$C133])" office:value-type="float"/>
          <table:table-cell table:formula="of:=MEDIAN([.$D133])" office:value-type="float"/>
          <table:table-cell table:formula="of:=MEDIAN([.$E133])" office:value-type="float"/>
          <table:table-cell table:formula="of:=MEDIAN([.$F133])" office:value-type="float"/>
          <table:table-cell table:formula="of:=MEDIAN([.$G133])" office:value-type="float"/>
          <table:table-cell table:formula="of:=MEDIAN([.$H133])" office:value-type="float"/>
          <table:table-cell table:formula="of:=MEDIAN([.$I133])" office:value-type="float"/>
          <table:table-cell table:formula="of:=MEDIAN([.$J133])" office:value-type="float"/>
          <table:table-cell table:formula="of:=MEDIAN([.$K133])" office:value-type="float"/>
          <table:table-cell table:formula="of:=MEDIAN([.$L133])" office:value-type="float"/>
          <table:table-cell table:formula="of:=MEDIAN([.$M133])" office:value-type="float"/>
          <table:table-cell table:formula="of:=MEDIAN([.$N133])" office:value-type="float"/>
          <table:table-cell table:formula="of:=MAX([.$B133])" office:value-type="float"/>
          <table:table-cell table:formula="of:=MAX([.$C133])" office:value-type="float"/>
          <table:table-cell table:formula="of:=MAX([.$D133])" office:value-type="float"/>
          <table:table-cell table:formula="of:=MAX([.$E133])" office:value-type="float"/>
          <table:table-cell table:formula="of:=MAX([.$F133])" office:value-type="float"/>
          <table:table-cell table:formula="of:=MAX([.$G133])" office:value-type="float"/>
          <table:table-cell table:formula="of:=MAX([.$H133])" office:value-type="float"/>
          <table:table-cell table:formula="of:=MAX([.$I133])" office:value-type="float"/>
          <table:table-cell table:formula="of:=MAX([.$J133])" office:value-type="float"/>
          <table:table-cell table:formula="of:=MAX([.$K133])" office:value-type="float"/>
          <table:table-cell table:formula="of:=MAX([.$L133])" office:value-type="float"/>
          <table:table-cell table:formula="of:=MAX([.$M133])" office:value-type="float"/>
          <table:table-cell table:formula="of:=MAX([.$N133])" office:value-type="float"/>
        </table:table-row>
        <table:table-row table:style-name="ro1">
          <table:table-cell office:value-type="string">
            <text:p>6000/ins_6000_4_0454</text:p>
          </table:table-cell>
          <table:table-cell office:value-type="float" office:value="0.174992"/>
          <table:table-cell office:value-type="float" office:value="0.16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72.0"/>
          <table:table-cell office:value-type="float" office:value="172.0"/>
          <table:table-cell office:value-type="float" office:value="4753.0"/>
          <table:table-cell office:value-type="float" office:value="677.0"/>
          <table:table-cell office:value-type="float" office:value="0.0"/>
          <table:table-cell office:value-type="float" office:value="0.0"/>
          <table:table-cell table:formula="of:=MIN([.$B134])" office:value-type="float"/>
          <table:table-cell table:formula="of:=MIN([.$C134])" office:value-type="float"/>
          <table:table-cell table:formula="of:=MIN([.$D134])" office:value-type="float"/>
          <table:table-cell table:formula="of:=MIN([.$E134])" office:value-type="float"/>
          <table:table-cell table:formula="of:=MIN([.$F134])" office:value-type="float"/>
          <table:table-cell table:formula="of:=MIN([.$G134])" office:value-type="float"/>
          <table:table-cell table:formula="of:=MIN([.$H134])" office:value-type="float"/>
          <table:table-cell table:formula="of:=MIN([.$I134])" office:value-type="float"/>
          <table:table-cell table:formula="of:=MIN([.$J134])" office:value-type="float"/>
          <table:table-cell table:formula="of:=MIN([.$K134])" office:value-type="float"/>
          <table:table-cell table:formula="of:=MIN([.$L134])" office:value-type="float"/>
          <table:table-cell table:formula="of:=MIN([.$M134])" office:value-type="float"/>
          <table:table-cell table:formula="of:=MIN([.$N134])" office:value-type="float"/>
          <table:table-cell table:formula="of:=MEDIAN([.$B134])" office:value-type="float"/>
          <table:table-cell table:formula="of:=MEDIAN([.$C134])" office:value-type="float"/>
          <table:table-cell table:formula="of:=MEDIAN([.$D134])" office:value-type="float"/>
          <table:table-cell table:formula="of:=MEDIAN([.$E134])" office:value-type="float"/>
          <table:table-cell table:formula="of:=MEDIAN([.$F134])" office:value-type="float"/>
          <table:table-cell table:formula="of:=MEDIAN([.$G134])" office:value-type="float"/>
          <table:table-cell table:formula="of:=MEDIAN([.$H134])" office:value-type="float"/>
          <table:table-cell table:formula="of:=MEDIAN([.$I134])" office:value-type="float"/>
          <table:table-cell table:formula="of:=MEDIAN([.$J134])" office:value-type="float"/>
          <table:table-cell table:formula="of:=MEDIAN([.$K134])" office:value-type="float"/>
          <table:table-cell table:formula="of:=MEDIAN([.$L134])" office:value-type="float"/>
          <table:table-cell table:formula="of:=MEDIAN([.$M134])" office:value-type="float"/>
          <table:table-cell table:formula="of:=MEDIAN([.$N134])" office:value-type="float"/>
          <table:table-cell table:formula="of:=MAX([.$B134])" office:value-type="float"/>
          <table:table-cell table:formula="of:=MAX([.$C134])" office:value-type="float"/>
          <table:table-cell table:formula="of:=MAX([.$D134])" office:value-type="float"/>
          <table:table-cell table:formula="of:=MAX([.$E134])" office:value-type="float"/>
          <table:table-cell table:formula="of:=MAX([.$F134])" office:value-type="float"/>
          <table:table-cell table:formula="of:=MAX([.$G134])" office:value-type="float"/>
          <table:table-cell table:formula="of:=MAX([.$H134])" office:value-type="float"/>
          <table:table-cell table:formula="of:=MAX([.$I134])" office:value-type="float"/>
          <table:table-cell table:formula="of:=MAX([.$J134])" office:value-type="float"/>
          <table:table-cell table:formula="of:=MAX([.$K134])" office:value-type="float"/>
          <table:table-cell table:formula="of:=MAX([.$L134])" office:value-type="float"/>
          <table:table-cell table:formula="of:=MAX([.$M134])" office:value-type="float"/>
          <table:table-cell table:formula="of:=MAX([.$N134])" office:value-type="float"/>
        </table:table-row>
        <table:table-row table:style-name="ro1">
          <table:table-cell office:value-type="string">
            <text:p>6000/ins_6000_4_0464</text:p>
          </table:table-cell>
          <table:table-cell office:value-type="float" office:value="0.172615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9.0"/>
          <table:table-cell office:value-type="float" office:value="339.0"/>
          <table:table-cell office:value-type="float" office:value="5067.0"/>
          <table:table-cell office:value-type="float" office:value="1084.0"/>
          <table:table-cell office:value-type="float" office:value="0.0"/>
          <table:table-cell office:value-type="float" office:value="0.0"/>
          <table:table-cell table:formula="of:=MIN([.$B135])" office:value-type="float"/>
          <table:table-cell table:formula="of:=MIN([.$C135])" office:value-type="float"/>
          <table:table-cell table:formula="of:=MIN([.$D135])" office:value-type="float"/>
          <table:table-cell table:formula="of:=MIN([.$E135])" office:value-type="float"/>
          <table:table-cell table:formula="of:=MIN([.$F135])" office:value-type="float"/>
          <table:table-cell table:formula="of:=MIN([.$G135])" office:value-type="float"/>
          <table:table-cell table:formula="of:=MIN([.$H135])" office:value-type="float"/>
          <table:table-cell table:formula="of:=MIN([.$I135])" office:value-type="float"/>
          <table:table-cell table:formula="of:=MIN([.$J135])" office:value-type="float"/>
          <table:table-cell table:formula="of:=MIN([.$K135])" office:value-type="float"/>
          <table:table-cell table:formula="of:=MIN([.$L135])" office:value-type="float"/>
          <table:table-cell table:formula="of:=MIN([.$M135])" office:value-type="float"/>
          <table:table-cell table:formula="of:=MIN([.$N135])" office:value-type="float"/>
          <table:table-cell table:formula="of:=MEDIAN([.$B135])" office:value-type="float"/>
          <table:table-cell table:formula="of:=MEDIAN([.$C135])" office:value-type="float"/>
          <table:table-cell table:formula="of:=MEDIAN([.$D135])" office:value-type="float"/>
          <table:table-cell table:formula="of:=MEDIAN([.$E135])" office:value-type="float"/>
          <table:table-cell table:formula="of:=MEDIAN([.$F135])" office:value-type="float"/>
          <table:table-cell table:formula="of:=MEDIAN([.$G135])" office:value-type="float"/>
          <table:table-cell table:formula="of:=MEDIAN([.$H135])" office:value-type="float"/>
          <table:table-cell table:formula="of:=MEDIAN([.$I135])" office:value-type="float"/>
          <table:table-cell table:formula="of:=MEDIAN([.$J135])" office:value-type="float"/>
          <table:table-cell table:formula="of:=MEDIAN([.$K135])" office:value-type="float"/>
          <table:table-cell table:formula="of:=MEDIAN([.$L135])" office:value-type="float"/>
          <table:table-cell table:formula="of:=MEDIAN([.$M135])" office:value-type="float"/>
          <table:table-cell table:formula="of:=MEDIAN([.$N135])" office:value-type="float"/>
          <table:table-cell table:formula="of:=MAX([.$B135])" office:value-type="float"/>
          <table:table-cell table:formula="of:=MAX([.$C135])" office:value-type="float"/>
          <table:table-cell table:formula="of:=MAX([.$D135])" office:value-type="float"/>
          <table:table-cell table:formula="of:=MAX([.$E135])" office:value-type="float"/>
          <table:table-cell table:formula="of:=MAX([.$F135])" office:value-type="float"/>
          <table:table-cell table:formula="of:=MAX([.$G135])" office:value-type="float"/>
          <table:table-cell table:formula="of:=MAX([.$H135])" office:value-type="float"/>
          <table:table-cell table:formula="of:=MAX([.$I135])" office:value-type="float"/>
          <table:table-cell table:formula="of:=MAX([.$J135])" office:value-type="float"/>
          <table:table-cell table:formula="of:=MAX([.$K135])" office:value-type="float"/>
          <table:table-cell table:formula="of:=MAX([.$L135])" office:value-type="float"/>
          <table:table-cell table:formula="of:=MAX([.$M135])" office:value-type="float"/>
          <table:table-cell table:formula="of:=MAX([.$N135])" office:value-type="float"/>
        </table:table-row>
        <table:table-row table:style-name="ro1">
          <table:table-cell office:value-type="string">
            <text:p>6000/ins_6000_4_0474</text:p>
          </table:table-cell>
          <table:table-cell office:value-type="float" office:value="0.166746"/>
          <table:table-cell office:value-type="float" office:value="0.15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64.0"/>
          <table:table-cell office:value-type="float" office:value="464.0"/>
          <table:table-cell office:value-type="float" office:value="5014.0"/>
          <table:table-cell office:value-type="float" office:value="771.0"/>
          <table:table-cell office:value-type="float" office:value="0.0"/>
          <table:table-cell office:value-type="float" office:value="0.0"/>
          <table:table-cell table:formula="of:=MIN([.$B136])" office:value-type="float"/>
          <table:table-cell table:formula="of:=MIN([.$C136])" office:value-type="float"/>
          <table:table-cell table:formula="of:=MIN([.$D136])" office:value-type="float"/>
          <table:table-cell table:formula="of:=MIN([.$E136])" office:value-type="float"/>
          <table:table-cell table:formula="of:=MIN([.$F136])" office:value-type="float"/>
          <table:table-cell table:formula="of:=MIN([.$G136])" office:value-type="float"/>
          <table:table-cell table:formula="of:=MIN([.$H136])" office:value-type="float"/>
          <table:table-cell table:formula="of:=MIN([.$I136])" office:value-type="float"/>
          <table:table-cell table:formula="of:=MIN([.$J136])" office:value-type="float"/>
          <table:table-cell table:formula="of:=MIN([.$K136])" office:value-type="float"/>
          <table:table-cell table:formula="of:=MIN([.$L136])" office:value-type="float"/>
          <table:table-cell table:formula="of:=MIN([.$M136])" office:value-type="float"/>
          <table:table-cell table:formula="of:=MIN([.$N136])" office:value-type="float"/>
          <table:table-cell table:formula="of:=MEDIAN([.$B136])" office:value-type="float"/>
          <table:table-cell table:formula="of:=MEDIAN([.$C136])" office:value-type="float"/>
          <table:table-cell table:formula="of:=MEDIAN([.$D136])" office:value-type="float"/>
          <table:table-cell table:formula="of:=MEDIAN([.$E136])" office:value-type="float"/>
          <table:table-cell table:formula="of:=MEDIAN([.$F136])" office:value-type="float"/>
          <table:table-cell table:formula="of:=MEDIAN([.$G136])" office:value-type="float"/>
          <table:table-cell table:formula="of:=MEDIAN([.$H136])" office:value-type="float"/>
          <table:table-cell table:formula="of:=MEDIAN([.$I136])" office:value-type="float"/>
          <table:table-cell table:formula="of:=MEDIAN([.$J136])" office:value-type="float"/>
          <table:table-cell table:formula="of:=MEDIAN([.$K136])" office:value-type="float"/>
          <table:table-cell table:formula="of:=MEDIAN([.$L136])" office:value-type="float"/>
          <table:table-cell table:formula="of:=MEDIAN([.$M136])" office:value-type="float"/>
          <table:table-cell table:formula="of:=MEDIAN([.$N136])" office:value-type="float"/>
          <table:table-cell table:formula="of:=MAX([.$B136])" office:value-type="float"/>
          <table:table-cell table:formula="of:=MAX([.$C136])" office:value-type="float"/>
          <table:table-cell table:formula="of:=MAX([.$D136])" office:value-type="float"/>
          <table:table-cell table:formula="of:=MAX([.$E136])" office:value-type="float"/>
          <table:table-cell table:formula="of:=MAX([.$F136])" office:value-type="float"/>
          <table:table-cell table:formula="of:=MAX([.$G136])" office:value-type="float"/>
          <table:table-cell table:formula="of:=MAX([.$H136])" office:value-type="float"/>
          <table:table-cell table:formula="of:=MAX([.$I136])" office:value-type="float"/>
          <table:table-cell table:formula="of:=MAX([.$J136])" office:value-type="float"/>
          <table:table-cell table:formula="of:=MAX([.$K136])" office:value-type="float"/>
          <table:table-cell table:formula="of:=MAX([.$L136])" office:value-type="float"/>
          <table:table-cell table:formula="of:=MAX([.$M136])" office:value-type="float"/>
          <table:table-cell table:formula="of:=MAX([.$N136])" office:value-type="float"/>
        </table:table-row>
        <table:table-row table:style-name="ro1">
          <table:table-cell office:value-type="string">
            <text:p>6000/ins_6000_4_0484</text:p>
          </table:table-cell>
          <table:table-cell office:value-type="float" office:value="0.637902"/>
          <table:table-cell office:value-type="float" office:value="0.628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4.0"/>
          <table:table-cell office:value-type="float" office:value="354260.0"/>
          <table:table-cell office:value-type="float" office:value="354260.0"/>
          <table:table-cell office:value-type="float" office:value="4521.0"/>
          <table:table-cell office:value-type="float" office:value="3431.0"/>
          <table:table-cell office:value-type="float" office:value="0.0"/>
          <table:table-cell office:value-type="float" office:value="0.0"/>
          <table:table-cell table:formula="of:=MIN([.$B137])" office:value-type="float"/>
          <table:table-cell table:formula="of:=MIN([.$C137])" office:value-type="float"/>
          <table:table-cell table:formula="of:=MIN([.$D137])" office:value-type="float"/>
          <table:table-cell table:formula="of:=MIN([.$E137])" office:value-type="float"/>
          <table:table-cell table:formula="of:=MIN([.$F137])" office:value-type="float"/>
          <table:table-cell table:formula="of:=MIN([.$G137])" office:value-type="float"/>
          <table:table-cell table:formula="of:=MIN([.$H137])" office:value-type="float"/>
          <table:table-cell table:formula="of:=MIN([.$I137])" office:value-type="float"/>
          <table:table-cell table:formula="of:=MIN([.$J137])" office:value-type="float"/>
          <table:table-cell table:formula="of:=MIN([.$K137])" office:value-type="float"/>
          <table:table-cell table:formula="of:=MIN([.$L137])" office:value-type="float"/>
          <table:table-cell table:formula="of:=MIN([.$M137])" office:value-type="float"/>
          <table:table-cell table:formula="of:=MIN([.$N137])" office:value-type="float"/>
          <table:table-cell table:formula="of:=MEDIAN([.$B137])" office:value-type="float"/>
          <table:table-cell table:formula="of:=MEDIAN([.$C137])" office:value-type="float"/>
          <table:table-cell table:formula="of:=MEDIAN([.$D137])" office:value-type="float"/>
          <table:table-cell table:formula="of:=MEDIAN([.$E137])" office:value-type="float"/>
          <table:table-cell table:formula="of:=MEDIAN([.$F137])" office:value-type="float"/>
          <table:table-cell table:formula="of:=MEDIAN([.$G137])" office:value-type="float"/>
          <table:table-cell table:formula="of:=MEDIAN([.$H137])" office:value-type="float"/>
          <table:table-cell table:formula="of:=MEDIAN([.$I137])" office:value-type="float"/>
          <table:table-cell table:formula="of:=MEDIAN([.$J137])" office:value-type="float"/>
          <table:table-cell table:formula="of:=MEDIAN([.$K137])" office:value-type="float"/>
          <table:table-cell table:formula="of:=MEDIAN([.$L137])" office:value-type="float"/>
          <table:table-cell table:formula="of:=MEDIAN([.$M137])" office:value-type="float"/>
          <table:table-cell table:formula="of:=MEDIAN([.$N137])" office:value-type="float"/>
          <table:table-cell table:formula="of:=MAX([.$B137])" office:value-type="float"/>
          <table:table-cell table:formula="of:=MAX([.$C137])" office:value-type="float"/>
          <table:table-cell table:formula="of:=MAX([.$D137])" office:value-type="float"/>
          <table:table-cell table:formula="of:=MAX([.$E137])" office:value-type="float"/>
          <table:table-cell table:formula="of:=MAX([.$F137])" office:value-type="float"/>
          <table:table-cell table:formula="of:=MAX([.$G137])" office:value-type="float"/>
          <table:table-cell table:formula="of:=MAX([.$H137])" office:value-type="float"/>
          <table:table-cell table:formula="of:=MAX([.$I137])" office:value-type="float"/>
          <table:table-cell table:formula="of:=MAX([.$J137])" office:value-type="float"/>
          <table:table-cell table:formula="of:=MAX([.$K137])" office:value-type="float"/>
          <table:table-cell table:formula="of:=MAX([.$L137])" office:value-type="float"/>
          <table:table-cell table:formula="of:=MAX([.$M137])" office:value-type="float"/>
          <table:table-cell table:formula="of:=MAX([.$N137])" office:value-type="float"/>
        </table:table-row>
        <table:table-row table:style-name="ro1">
          <table:table-cell office:value-type="string">
            <text:p>6000/ins_6000_5_0404</text:p>
          </table:table-cell>
          <table:table-cell office:value-type="float" office:value="0.225725"/>
          <table:table-cell office:value-type="float" office:value="0.215"/>
          <table:table-cell office:value-type="float" office:value="0.05"/>
          <table:table-cell office:value-type="float" office:value="200.0"/>
          <table:table-cell office:value-type="float" office:value="0.0"/>
          <table:table-cell office:value-type="float" office:value="0.0"/>
          <table:table-cell office:value-type="float" office:value="242.0"/>
          <table:table-cell office:value-type="float" office:value="46712.0"/>
          <table:table-cell office:value-type="float" office:value="46712.0"/>
          <table:table-cell office:value-type="float" office:value="5361.0"/>
          <table:table-cell office:value-type="float" office:value="1518.0"/>
          <table:table-cell office:value-type="float" office:value="0.0"/>
          <table:table-cell office:value-type="float" office:value="0.0"/>
          <table:table-cell table:formula="of:=MIN([.$B138])" office:value-type="float"/>
          <table:table-cell table:formula="of:=MIN([.$C138])" office:value-type="float"/>
          <table:table-cell table:formula="of:=MIN([.$D138])" office:value-type="float"/>
          <table:table-cell table:formula="of:=MIN([.$E138])" office:value-type="float"/>
          <table:table-cell table:formula="of:=MIN([.$F138])" office:value-type="float"/>
          <table:table-cell table:formula="of:=MIN([.$G138])" office:value-type="float"/>
          <table:table-cell table:formula="of:=MIN([.$H138])" office:value-type="float"/>
          <table:table-cell table:formula="of:=MIN([.$I138])" office:value-type="float"/>
          <table:table-cell table:formula="of:=MIN([.$J138])" office:value-type="float"/>
          <table:table-cell table:formula="of:=MIN([.$K138])" office:value-type="float"/>
          <table:table-cell table:formula="of:=MIN([.$L138])" office:value-type="float"/>
          <table:table-cell table:formula="of:=MIN([.$M138])" office:value-type="float"/>
          <table:table-cell table:formula="of:=MIN([.$N138])" office:value-type="float"/>
          <table:table-cell table:formula="of:=MEDIAN([.$B138])" office:value-type="float"/>
          <table:table-cell table:formula="of:=MEDIAN([.$C138])" office:value-type="float"/>
          <table:table-cell table:formula="of:=MEDIAN([.$D138])" office:value-type="float"/>
          <table:table-cell table:formula="of:=MEDIAN([.$E138])" office:value-type="float"/>
          <table:table-cell table:formula="of:=MEDIAN([.$F138])" office:value-type="float"/>
          <table:table-cell table:formula="of:=MEDIAN([.$G138])" office:value-type="float"/>
          <table:table-cell table:formula="of:=MEDIAN([.$H138])" office:value-type="float"/>
          <table:table-cell table:formula="of:=MEDIAN([.$I138])" office:value-type="float"/>
          <table:table-cell table:formula="of:=MEDIAN([.$J138])" office:value-type="float"/>
          <table:table-cell table:formula="of:=MEDIAN([.$K138])" office:value-type="float"/>
          <table:table-cell table:formula="of:=MEDIAN([.$L138])" office:value-type="float"/>
          <table:table-cell table:formula="of:=MEDIAN([.$M138])" office:value-type="float"/>
          <table:table-cell table:formula="of:=MEDIAN([.$N138])" office:value-type="float"/>
          <table:table-cell table:formula="of:=MAX([.$B138])" office:value-type="float"/>
          <table:table-cell table:formula="of:=MAX([.$C138])" office:value-type="float"/>
          <table:table-cell table:formula="of:=MAX([.$D138])" office:value-type="float"/>
          <table:table-cell table:formula="of:=MAX([.$E138])" office:value-type="float"/>
          <table:table-cell table:formula="of:=MAX([.$F138])" office:value-type="float"/>
          <table:table-cell table:formula="of:=MAX([.$G138])" office:value-type="float"/>
          <table:table-cell table:formula="of:=MAX([.$H138])" office:value-type="float"/>
          <table:table-cell table:formula="of:=MAX([.$I138])" office:value-type="float"/>
          <table:table-cell table:formula="of:=MAX([.$J138])" office:value-type="float"/>
          <table:table-cell table:formula="of:=MAX([.$K138])" office:value-type="float"/>
          <table:table-cell table:formula="of:=MAX([.$L138])" office:value-type="float"/>
          <table:table-cell table:formula="of:=MAX([.$M138])" office:value-type="float"/>
          <table:table-cell table:formula="of:=MAX([.$N138])" office:value-type="float"/>
        </table:table-row>
        <table:table-row table:style-name="ro1">
          <table:table-cell office:value-type="string">
            <text:p>6000/ins_6000_5_0414</text:p>
          </table:table-cell>
          <table:table-cell office:value-type="float" office:value="0.174883"/>
          <table:table-cell office:value-type="float" office:value="0.164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781.0"/>
          <table:table-cell office:value-type="float" office:value="1781.0"/>
          <table:table-cell office:value-type="float" office:value="5059.0"/>
          <table:table-cell office:value-type="float" office:value="1067.0"/>
          <table:table-cell office:value-type="float" office:value="0.0"/>
          <table:table-cell office:value-type="float" office:value="0.0"/>
          <table:table-cell table:formula="of:=MIN([.$B139])" office:value-type="float"/>
          <table:table-cell table:formula="of:=MIN([.$C139])" office:value-type="float"/>
          <table:table-cell table:formula="of:=MIN([.$D139])" office:value-type="float"/>
          <table:table-cell table:formula="of:=MIN([.$E139])" office:value-type="float"/>
          <table:table-cell table:formula="of:=MIN([.$F139])" office:value-type="float"/>
          <table:table-cell table:formula="of:=MIN([.$G139])" office:value-type="float"/>
          <table:table-cell table:formula="of:=MIN([.$H139])" office:value-type="float"/>
          <table:table-cell table:formula="of:=MIN([.$I139])" office:value-type="float"/>
          <table:table-cell table:formula="of:=MIN([.$J139])" office:value-type="float"/>
          <table:table-cell table:formula="of:=MIN([.$K139])" office:value-type="float"/>
          <table:table-cell table:formula="of:=MIN([.$L139])" office:value-type="float"/>
          <table:table-cell table:formula="of:=MIN([.$M139])" office:value-type="float"/>
          <table:table-cell table:formula="of:=MIN([.$N139])" office:value-type="float"/>
          <table:table-cell table:formula="of:=MEDIAN([.$B139])" office:value-type="float"/>
          <table:table-cell table:formula="of:=MEDIAN([.$C139])" office:value-type="float"/>
          <table:table-cell table:formula="of:=MEDIAN([.$D139])" office:value-type="float"/>
          <table:table-cell table:formula="of:=MEDIAN([.$E139])" office:value-type="float"/>
          <table:table-cell table:formula="of:=MEDIAN([.$F139])" office:value-type="float"/>
          <table:table-cell table:formula="of:=MEDIAN([.$G139])" office:value-type="float"/>
          <table:table-cell table:formula="of:=MEDIAN([.$H139])" office:value-type="float"/>
          <table:table-cell table:formula="of:=MEDIAN([.$I139])" office:value-type="float"/>
          <table:table-cell table:formula="of:=MEDIAN([.$J139])" office:value-type="float"/>
          <table:table-cell table:formula="of:=MEDIAN([.$K139])" office:value-type="float"/>
          <table:table-cell table:formula="of:=MEDIAN([.$L139])" office:value-type="float"/>
          <table:table-cell table:formula="of:=MEDIAN([.$M139])" office:value-type="float"/>
          <table:table-cell table:formula="of:=MEDIAN([.$N139])" office:value-type="float"/>
          <table:table-cell table:formula="of:=MAX([.$B139])" office:value-type="float"/>
          <table:table-cell table:formula="of:=MAX([.$C139])" office:value-type="float"/>
          <table:table-cell table:formula="of:=MAX([.$D139])" office:value-type="float"/>
          <table:table-cell table:formula="of:=MAX([.$E139])" office:value-type="float"/>
          <table:table-cell table:formula="of:=MAX([.$F139])" office:value-type="float"/>
          <table:table-cell table:formula="of:=MAX([.$G139])" office:value-type="float"/>
          <table:table-cell table:formula="of:=MAX([.$H139])" office:value-type="float"/>
          <table:table-cell table:formula="of:=MAX([.$I139])" office:value-type="float"/>
          <table:table-cell table:formula="of:=MAX([.$J139])" office:value-type="float"/>
          <table:table-cell table:formula="of:=MAX([.$K139])" office:value-type="float"/>
          <table:table-cell table:formula="of:=MAX([.$L139])" office:value-type="float"/>
          <table:table-cell table:formula="of:=MAX([.$M139])" office:value-type="float"/>
          <table:table-cell table:formula="of:=MAX([.$N139])" office:value-type="float"/>
        </table:table-row>
        <table:table-row table:style-name="ro1">
          <table:table-cell office:value-type="string">
            <text:p>6000/ins_6000_5_0424</text:p>
          </table:table-cell>
          <table:table-cell office:value-type="float" office:value="0.182721"/>
          <table:table-cell office:value-type="float" office:value="0.172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576.0"/>
          <table:table-cell office:value-type="float" office:value="2576.0"/>
          <table:table-cell office:value-type="float" office:value="5063.0"/>
          <table:table-cell office:value-type="float" office:value="1042.0"/>
          <table:table-cell office:value-type="float" office:value="0.0"/>
          <table:table-cell office:value-type="float" office:value="0.0"/>
          <table:table-cell table:formula="of:=MIN([.$B140])" office:value-type="float"/>
          <table:table-cell table:formula="of:=MIN([.$C140])" office:value-type="float"/>
          <table:table-cell table:formula="of:=MIN([.$D140])" office:value-type="float"/>
          <table:table-cell table:formula="of:=MIN([.$E140])" office:value-type="float"/>
          <table:table-cell table:formula="of:=MIN([.$F140])" office:value-type="float"/>
          <table:table-cell table:formula="of:=MIN([.$G140])" office:value-type="float"/>
          <table:table-cell table:formula="of:=MIN([.$H140])" office:value-type="float"/>
          <table:table-cell table:formula="of:=MIN([.$I140])" office:value-type="float"/>
          <table:table-cell table:formula="of:=MIN([.$J140])" office:value-type="float"/>
          <table:table-cell table:formula="of:=MIN([.$K140])" office:value-type="float"/>
          <table:table-cell table:formula="of:=MIN([.$L140])" office:value-type="float"/>
          <table:table-cell table:formula="of:=MIN([.$M140])" office:value-type="float"/>
          <table:table-cell table:formula="of:=MIN([.$N140])" office:value-type="float"/>
          <table:table-cell table:formula="of:=MEDIAN([.$B140])" office:value-type="float"/>
          <table:table-cell table:formula="of:=MEDIAN([.$C140])" office:value-type="float"/>
          <table:table-cell table:formula="of:=MEDIAN([.$D140])" office:value-type="float"/>
          <table:table-cell table:formula="of:=MEDIAN([.$E140])" office:value-type="float"/>
          <table:table-cell table:formula="of:=MEDIAN([.$F140])" office:value-type="float"/>
          <table:table-cell table:formula="of:=MEDIAN([.$G140])" office:value-type="float"/>
          <table:table-cell table:formula="of:=MEDIAN([.$H140])" office:value-type="float"/>
          <table:table-cell table:formula="of:=MEDIAN([.$I140])" office:value-type="float"/>
          <table:table-cell table:formula="of:=MEDIAN([.$J140])" office:value-type="float"/>
          <table:table-cell table:formula="of:=MEDIAN([.$K140])" office:value-type="float"/>
          <table:table-cell table:formula="of:=MEDIAN([.$L140])" office:value-type="float"/>
          <table:table-cell table:formula="of:=MEDIAN([.$M140])" office:value-type="float"/>
          <table:table-cell table:formula="of:=MEDIAN([.$N140])" office:value-type="float"/>
          <table:table-cell table:formula="of:=MAX([.$B140])" office:value-type="float"/>
          <table:table-cell table:formula="of:=MAX([.$C140])" office:value-type="float"/>
          <table:table-cell table:formula="of:=MAX([.$D140])" office:value-type="float"/>
          <table:table-cell table:formula="of:=MAX([.$E140])" office:value-type="float"/>
          <table:table-cell table:formula="of:=MAX([.$F140])" office:value-type="float"/>
          <table:table-cell table:formula="of:=MAX([.$G140])" office:value-type="float"/>
          <table:table-cell table:formula="of:=MAX([.$H140])" office:value-type="float"/>
          <table:table-cell table:formula="of:=MAX([.$I140])" office:value-type="float"/>
          <table:table-cell table:formula="of:=MAX([.$J140])" office:value-type="float"/>
          <table:table-cell table:formula="of:=MAX([.$K140])" office:value-type="float"/>
          <table:table-cell table:formula="of:=MAX([.$L140])" office:value-type="float"/>
          <table:table-cell table:formula="of:=MAX([.$M140])" office:value-type="float"/>
          <table:table-cell table:formula="of:=MAX([.$N140])" office:value-type="float"/>
        </table:table-row>
        <table:table-row table:style-name="ro1">
          <table:table-cell office:value-type="string">
            <text:p>6000/ins_6000_5_0434</text:p>
          </table:table-cell>
          <table:table-cell office:value-type="float" office:value="0.189667"/>
          <table:table-cell office:value-type="float" office:value="0.179"/>
          <table:table-cell office:value-type="float" office:value="0.01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8980.0"/>
          <table:table-cell office:value-type="float" office:value="8980.0"/>
          <table:table-cell office:value-type="float" office:value="6822.0"/>
          <table:table-cell office:value-type="float" office:value="4284.0"/>
          <table:table-cell office:value-type="float" office:value="0.0"/>
          <table:table-cell office:value-type="float" office:value="0.0"/>
          <table:table-cell table:formula="of:=MIN([.$B141])" office:value-type="float"/>
          <table:table-cell table:formula="of:=MIN([.$C141])" office:value-type="float"/>
          <table:table-cell table:formula="of:=MIN([.$D141])" office:value-type="float"/>
          <table:table-cell table:formula="of:=MIN([.$E141])" office:value-type="float"/>
          <table:table-cell table:formula="of:=MIN([.$F141])" office:value-type="float"/>
          <table:table-cell table:formula="of:=MIN([.$G141])" office:value-type="float"/>
          <table:table-cell table:formula="of:=MIN([.$H141])" office:value-type="float"/>
          <table:table-cell table:formula="of:=MIN([.$I141])" office:value-type="float"/>
          <table:table-cell table:formula="of:=MIN([.$J141])" office:value-type="float"/>
          <table:table-cell table:formula="of:=MIN([.$K141])" office:value-type="float"/>
          <table:table-cell table:formula="of:=MIN([.$L141])" office:value-type="float"/>
          <table:table-cell table:formula="of:=MIN([.$M141])" office:value-type="float"/>
          <table:table-cell table:formula="of:=MIN([.$N141])" office:value-type="float"/>
          <table:table-cell table:formula="of:=MEDIAN([.$B141])" office:value-type="float"/>
          <table:table-cell table:formula="of:=MEDIAN([.$C141])" office:value-type="float"/>
          <table:table-cell table:formula="of:=MEDIAN([.$D141])" office:value-type="float"/>
          <table:table-cell table:formula="of:=MEDIAN([.$E141])" office:value-type="float"/>
          <table:table-cell table:formula="of:=MEDIAN([.$F141])" office:value-type="float"/>
          <table:table-cell table:formula="of:=MEDIAN([.$G141])" office:value-type="float"/>
          <table:table-cell table:formula="of:=MEDIAN([.$H141])" office:value-type="float"/>
          <table:table-cell table:formula="of:=MEDIAN([.$I141])" office:value-type="float"/>
          <table:table-cell table:formula="of:=MEDIAN([.$J141])" office:value-type="float"/>
          <table:table-cell table:formula="of:=MEDIAN([.$K141])" office:value-type="float"/>
          <table:table-cell table:formula="of:=MEDIAN([.$L141])" office:value-type="float"/>
          <table:table-cell table:formula="of:=MEDIAN([.$M141])" office:value-type="float"/>
          <table:table-cell table:formula="of:=MEDIAN([.$N141])" office:value-type="float"/>
          <table:table-cell table:formula="of:=MAX([.$B141])" office:value-type="float"/>
          <table:table-cell table:formula="of:=MAX([.$C141])" office:value-type="float"/>
          <table:table-cell table:formula="of:=MAX([.$D141])" office:value-type="float"/>
          <table:table-cell table:formula="of:=MAX([.$E141])" office:value-type="float"/>
          <table:table-cell table:formula="of:=MAX([.$F141])" office:value-type="float"/>
          <table:table-cell table:formula="of:=MAX([.$G141])" office:value-type="float"/>
          <table:table-cell table:formula="of:=MAX([.$H141])" office:value-type="float"/>
          <table:table-cell table:formula="of:=MAX([.$I141])" office:value-type="float"/>
          <table:table-cell table:formula="of:=MAX([.$J141])" office:value-type="float"/>
          <table:table-cell table:formula="of:=MAX([.$K141])" office:value-type="float"/>
          <table:table-cell table:formula="of:=MAX([.$L141])" office:value-type="float"/>
          <table:table-cell table:formula="of:=MAX([.$M141])" office:value-type="float"/>
          <table:table-cell table:formula="of:=MAX([.$N141])" office:value-type="float"/>
        </table:table-row>
        <table:table-row table:style-name="ro1">
          <table:table-cell office:value-type="string">
            <text:p>6000/ins_6000_5_0444</text:p>
          </table:table-cell>
          <table:table-cell office:value-type="float" office:value="0.362471"/>
          <table:table-cell office:value-type="float" office:value="0.352"/>
          <table:table-cell office:value-type="float" office:value="0.1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183465.0"/>
          <table:table-cell office:value-type="float" office:value="183465.0"/>
          <table:table-cell office:value-type="float" office:value="5399.0"/>
          <table:table-cell office:value-type="float" office:value="1319.0"/>
          <table:table-cell office:value-type="float" office:value="0.0"/>
          <table:table-cell office:value-type="float" office:value="0.0"/>
          <table:table-cell table:formula="of:=MIN([.$B142])" office:value-type="float"/>
          <table:table-cell table:formula="of:=MIN([.$C142])" office:value-type="float"/>
          <table:table-cell table:formula="of:=MIN([.$D142])" office:value-type="float"/>
          <table:table-cell table:formula="of:=MIN([.$E142])" office:value-type="float"/>
          <table:table-cell table:formula="of:=MIN([.$F142])" office:value-type="float"/>
          <table:table-cell table:formula="of:=MIN([.$G142])" office:value-type="float"/>
          <table:table-cell table:formula="of:=MIN([.$H142])" office:value-type="float"/>
          <table:table-cell table:formula="of:=MIN([.$I142])" office:value-type="float"/>
          <table:table-cell table:formula="of:=MIN([.$J142])" office:value-type="float"/>
          <table:table-cell table:formula="of:=MIN([.$K142])" office:value-type="float"/>
          <table:table-cell table:formula="of:=MIN([.$L142])" office:value-type="float"/>
          <table:table-cell table:formula="of:=MIN([.$M142])" office:value-type="float"/>
          <table:table-cell table:formula="of:=MIN([.$N142])" office:value-type="float"/>
          <table:table-cell table:formula="of:=MEDIAN([.$B142])" office:value-type="float"/>
          <table:table-cell table:formula="of:=MEDIAN([.$C142])" office:value-type="float"/>
          <table:table-cell table:formula="of:=MEDIAN([.$D142])" office:value-type="float"/>
          <table:table-cell table:formula="of:=MEDIAN([.$E142])" office:value-type="float"/>
          <table:table-cell table:formula="of:=MEDIAN([.$F142])" office:value-type="float"/>
          <table:table-cell table:formula="of:=MEDIAN([.$G142])" office:value-type="float"/>
          <table:table-cell table:formula="of:=MEDIAN([.$H142])" office:value-type="float"/>
          <table:table-cell table:formula="of:=MEDIAN([.$I142])" office:value-type="float"/>
          <table:table-cell table:formula="of:=MEDIAN([.$J142])" office:value-type="float"/>
          <table:table-cell table:formula="of:=MEDIAN([.$K142])" office:value-type="float"/>
          <table:table-cell table:formula="of:=MEDIAN([.$L142])" office:value-type="float"/>
          <table:table-cell table:formula="of:=MEDIAN([.$M142])" office:value-type="float"/>
          <table:table-cell table:formula="of:=MEDIAN([.$N142])" office:value-type="float"/>
          <table:table-cell table:formula="of:=MAX([.$B142])" office:value-type="float"/>
          <table:table-cell table:formula="of:=MAX([.$C142])" office:value-type="float"/>
          <table:table-cell table:formula="of:=MAX([.$D142])" office:value-type="float"/>
          <table:table-cell table:formula="of:=MAX([.$E142])" office:value-type="float"/>
          <table:table-cell table:formula="of:=MAX([.$F142])" office:value-type="float"/>
          <table:table-cell table:formula="of:=MAX([.$G142])" office:value-type="float"/>
          <table:table-cell table:formula="of:=MAX([.$H142])" office:value-type="float"/>
          <table:table-cell table:formula="of:=MAX([.$I142])" office:value-type="float"/>
          <table:table-cell table:formula="of:=MAX([.$J142])" office:value-type="float"/>
          <table:table-cell table:formula="of:=MAX([.$K142])" office:value-type="float"/>
          <table:table-cell table:formula="of:=MAX([.$L142])" office:value-type="float"/>
          <table:table-cell table:formula="of:=MAX([.$M142])" office:value-type="float"/>
          <table:table-cell table:formula="of:=MAX([.$N142])" office:value-type="float"/>
        </table:table-row>
        <table:table-row table:style-name="ro1">
          <table:table-cell office:value-type="string">
            <text:p>6000/ins_6000_5_0454</text:p>
          </table:table-cell>
          <table:table-cell office:value-type="float" office:value="0.187668"/>
          <table:table-cell office:value-type="float" office:value="0.178"/>
          <table:table-cell office:value-type="float" office:value="0.02"/>
          <table:table-cell office:value-type="float" office:value="90.0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18852.0"/>
          <table:table-cell office:value-type="float" office:value="18852.0"/>
          <table:table-cell office:value-type="float" office:value="5091.0"/>
          <table:table-cell office:value-type="float" office:value="1412.0"/>
          <table:table-cell office:value-type="float" office:value="0.0"/>
          <table:table-cell office:value-type="float" office:value="0.0"/>
          <table:table-cell table:formula="of:=MIN([.$B143])" office:value-type="float"/>
          <table:table-cell table:formula="of:=MIN([.$C143])" office:value-type="float"/>
          <table:table-cell table:formula="of:=MIN([.$D143])" office:value-type="float"/>
          <table:table-cell table:formula="of:=MIN([.$E143])" office:value-type="float"/>
          <table:table-cell table:formula="of:=MIN([.$F143])" office:value-type="float"/>
          <table:table-cell table:formula="of:=MIN([.$G143])" office:value-type="float"/>
          <table:table-cell table:formula="of:=MIN([.$H143])" office:value-type="float"/>
          <table:table-cell table:formula="of:=MIN([.$I143])" office:value-type="float"/>
          <table:table-cell table:formula="of:=MIN([.$J143])" office:value-type="float"/>
          <table:table-cell table:formula="of:=MIN([.$K143])" office:value-type="float"/>
          <table:table-cell table:formula="of:=MIN([.$L143])" office:value-type="float"/>
          <table:table-cell table:formula="of:=MIN([.$M143])" office:value-type="float"/>
          <table:table-cell table:formula="of:=MIN([.$N143])" office:value-type="float"/>
          <table:table-cell table:formula="of:=MEDIAN([.$B143])" office:value-type="float"/>
          <table:table-cell table:formula="of:=MEDIAN([.$C143])" office:value-type="float"/>
          <table:table-cell table:formula="of:=MEDIAN([.$D143])" office:value-type="float"/>
          <table:table-cell table:formula="of:=MEDIAN([.$E143])" office:value-type="float"/>
          <table:table-cell table:formula="of:=MEDIAN([.$F143])" office:value-type="float"/>
          <table:table-cell table:formula="of:=MEDIAN([.$G143])" office:value-type="float"/>
          <table:table-cell table:formula="of:=MEDIAN([.$H143])" office:value-type="float"/>
          <table:table-cell table:formula="of:=MEDIAN([.$I143])" office:value-type="float"/>
          <table:table-cell table:formula="of:=MEDIAN([.$J143])" office:value-type="float"/>
          <table:table-cell table:formula="of:=MEDIAN([.$K143])" office:value-type="float"/>
          <table:table-cell table:formula="of:=MEDIAN([.$L143])" office:value-type="float"/>
          <table:table-cell table:formula="of:=MEDIAN([.$M143])" office:value-type="float"/>
          <table:table-cell table:formula="of:=MEDIAN([.$N143])" office:value-type="float"/>
          <table:table-cell table:formula="of:=MAX([.$B143])" office:value-type="float"/>
          <table:table-cell table:formula="of:=MAX([.$C143])" office:value-type="float"/>
          <table:table-cell table:formula="of:=MAX([.$D143])" office:value-type="float"/>
          <table:table-cell table:formula="of:=MAX([.$E143])" office:value-type="float"/>
          <table:table-cell table:formula="of:=MAX([.$F143])" office:value-type="float"/>
          <table:table-cell table:formula="of:=MAX([.$G143])" office:value-type="float"/>
          <table:table-cell table:formula="of:=MAX([.$H143])" office:value-type="float"/>
          <table:table-cell table:formula="of:=MAX([.$I143])" office:value-type="float"/>
          <table:table-cell table:formula="of:=MAX([.$J143])" office:value-type="float"/>
          <table:table-cell table:formula="of:=MAX([.$K143])" office:value-type="float"/>
          <table:table-cell table:formula="of:=MAX([.$L143])" office:value-type="float"/>
          <table:table-cell table:formula="of:=MAX([.$M143])" office:value-type="float"/>
          <table:table-cell table:formula="of:=MAX([.$N143])" office:value-type="float"/>
        </table:table-row>
        <table:table-row table:style-name="ro1">
          <table:table-cell office:value-type="string">
            <text:p>6000/ins_6000_5_0464</text:p>
          </table:table-cell>
          <table:table-cell office:value-type="float" office:value="0.181107"/>
          <table:table-cell office:value-type="float" office:value="0.171"/>
          <table:table-cell office:value-type="float" office:value="0.01"/>
          <table:table-cell office:value-type="float" office:value="60.0"/>
          <table:table-cell office:value-type="float" office:value="0.0"/>
          <table:table-cell office:value-type="float" office:value="0.0"/>
          <table:table-cell office:value-type="float" office:value="106.0"/>
          <table:table-cell office:value-type="float" office:value="12694.0"/>
          <table:table-cell office:value-type="float" office:value="12694.0"/>
          <table:table-cell office:value-type="float" office:value="5176.0"/>
          <table:table-cell office:value-type="float" office:value="1306.0"/>
          <table:table-cell office:value-type="float" office:value="0.0"/>
          <table:table-cell office:value-type="float" office:value="0.0"/>
          <table:table-cell table:formula="of:=MIN([.$B144])" office:value-type="float"/>
          <table:table-cell table:formula="of:=MIN([.$C144])" office:value-type="float"/>
          <table:table-cell table:formula="of:=MIN([.$D144])" office:value-type="float"/>
          <table:table-cell table:formula="of:=MIN([.$E144])" office:value-type="float"/>
          <table:table-cell table:formula="of:=MIN([.$F144])" office:value-type="float"/>
          <table:table-cell table:formula="of:=MIN([.$G144])" office:value-type="float"/>
          <table:table-cell table:formula="of:=MIN([.$H144])" office:value-type="float"/>
          <table:table-cell table:formula="of:=MIN([.$I144])" office:value-type="float"/>
          <table:table-cell table:formula="of:=MIN([.$J144])" office:value-type="float"/>
          <table:table-cell table:formula="of:=MIN([.$K144])" office:value-type="float"/>
          <table:table-cell table:formula="of:=MIN([.$L144])" office:value-type="float"/>
          <table:table-cell table:formula="of:=MIN([.$M144])" office:value-type="float"/>
          <table:table-cell table:formula="of:=MIN([.$N144])" office:value-type="float"/>
          <table:table-cell table:formula="of:=MEDIAN([.$B144])" office:value-type="float"/>
          <table:table-cell table:formula="of:=MEDIAN([.$C144])" office:value-type="float"/>
          <table:table-cell table:formula="of:=MEDIAN([.$D144])" office:value-type="float"/>
          <table:table-cell table:formula="of:=MEDIAN([.$E144])" office:value-type="float"/>
          <table:table-cell table:formula="of:=MEDIAN([.$F144])" office:value-type="float"/>
          <table:table-cell table:formula="of:=MEDIAN([.$G144])" office:value-type="float"/>
          <table:table-cell table:formula="of:=MEDIAN([.$H144])" office:value-type="float"/>
          <table:table-cell table:formula="of:=MEDIAN([.$I144])" office:value-type="float"/>
          <table:table-cell table:formula="of:=MEDIAN([.$J144])" office:value-type="float"/>
          <table:table-cell table:formula="of:=MEDIAN([.$K144])" office:value-type="float"/>
          <table:table-cell table:formula="of:=MEDIAN([.$L144])" office:value-type="float"/>
          <table:table-cell table:formula="of:=MEDIAN([.$M144])" office:value-type="float"/>
          <table:table-cell table:formula="of:=MEDIAN([.$N144])" office:value-type="float"/>
          <table:table-cell table:formula="of:=MAX([.$B144])" office:value-type="float"/>
          <table:table-cell table:formula="of:=MAX([.$C144])" office:value-type="float"/>
          <table:table-cell table:formula="of:=MAX([.$D144])" office:value-type="float"/>
          <table:table-cell table:formula="of:=MAX([.$E144])" office:value-type="float"/>
          <table:table-cell table:formula="of:=MAX([.$F144])" office:value-type="float"/>
          <table:table-cell table:formula="of:=MAX([.$G144])" office:value-type="float"/>
          <table:table-cell table:formula="of:=MAX([.$H144])" office:value-type="float"/>
          <table:table-cell table:formula="of:=MAX([.$I144])" office:value-type="float"/>
          <table:table-cell table:formula="of:=MAX([.$J144])" office:value-type="float"/>
          <table:table-cell table:formula="of:=MAX([.$K144])" office:value-type="float"/>
          <table:table-cell table:formula="of:=MAX([.$L144])" office:value-type="float"/>
          <table:table-cell table:formula="of:=MAX([.$M144])" office:value-type="float"/>
          <table:table-cell table:formula="of:=MAX([.$N144])" office:value-type="float"/>
        </table:table-row>
        <table:table-row table:style-name="ro1">
          <table:table-cell office:value-type="string">
            <text:p>6000/ins_6000_5_0474</text:p>
          </table:table-cell>
          <table:table-cell office:value-type="float" office:value="0.189803"/>
          <table:table-cell office:value-type="float" office:value="0.179"/>
          <table:table-cell office:value-type="float" office:value="0.02"/>
          <table:table-cell office:value-type="float" office:value="90.0"/>
          <table:table-cell office:value-type="float" office:value="0.0"/>
          <table:table-cell office:value-type="float" office:value="0.0"/>
          <table:table-cell office:value-type="float" office:value="127.0"/>
          <table:table-cell office:value-type="float" office:value="18276.0"/>
          <table:table-cell office:value-type="float" office:value="18276.0"/>
          <table:table-cell office:value-type="float" office:value="5194.0"/>
          <table:table-cell office:value-type="float" office:value="1146.0"/>
          <table:table-cell office:value-type="float" office:value="0.0"/>
          <table:table-cell office:value-type="float" office:value="0.0"/>
          <table:table-cell table:formula="of:=MIN([.$B145])" office:value-type="float"/>
          <table:table-cell table:formula="of:=MIN([.$C145])" office:value-type="float"/>
          <table:table-cell table:formula="of:=MIN([.$D145])" office:value-type="float"/>
          <table:table-cell table:formula="of:=MIN([.$E145])" office:value-type="float"/>
          <table:table-cell table:formula="of:=MIN([.$F145])" office:value-type="float"/>
          <table:table-cell table:formula="of:=MIN([.$G145])" office:value-type="float"/>
          <table:table-cell table:formula="of:=MIN([.$H145])" office:value-type="float"/>
          <table:table-cell table:formula="of:=MIN([.$I145])" office:value-type="float"/>
          <table:table-cell table:formula="of:=MIN([.$J145])" office:value-type="float"/>
          <table:table-cell table:formula="of:=MIN([.$K145])" office:value-type="float"/>
          <table:table-cell table:formula="of:=MIN([.$L145])" office:value-type="float"/>
          <table:table-cell table:formula="of:=MIN([.$M145])" office:value-type="float"/>
          <table:table-cell table:formula="of:=MIN([.$N145])" office:value-type="float"/>
          <table:table-cell table:formula="of:=MEDIAN([.$B145])" office:value-type="float"/>
          <table:table-cell table:formula="of:=MEDIAN([.$C145])" office:value-type="float"/>
          <table:table-cell table:formula="of:=MEDIAN([.$D145])" office:value-type="float"/>
          <table:table-cell table:formula="of:=MEDIAN([.$E145])" office:value-type="float"/>
          <table:table-cell table:formula="of:=MEDIAN([.$F145])" office:value-type="float"/>
          <table:table-cell table:formula="of:=MEDIAN([.$G145])" office:value-type="float"/>
          <table:table-cell table:formula="of:=MEDIAN([.$H145])" office:value-type="float"/>
          <table:table-cell table:formula="of:=MEDIAN([.$I145])" office:value-type="float"/>
          <table:table-cell table:formula="of:=MEDIAN([.$J145])" office:value-type="float"/>
          <table:table-cell table:formula="of:=MEDIAN([.$K145])" office:value-type="float"/>
          <table:table-cell table:formula="of:=MEDIAN([.$L145])" office:value-type="float"/>
          <table:table-cell table:formula="of:=MEDIAN([.$M145])" office:value-type="float"/>
          <table:table-cell table:formula="of:=MEDIAN([.$N145])" office:value-type="float"/>
          <table:table-cell table:formula="of:=MAX([.$B145])" office:value-type="float"/>
          <table:table-cell table:formula="of:=MAX([.$C145])" office:value-type="float"/>
          <table:table-cell table:formula="of:=MAX([.$D145])" office:value-type="float"/>
          <table:table-cell table:formula="of:=MAX([.$E145])" office:value-type="float"/>
          <table:table-cell table:formula="of:=MAX([.$F145])" office:value-type="float"/>
          <table:table-cell table:formula="of:=MAX([.$G145])" office:value-type="float"/>
          <table:table-cell table:formula="of:=MAX([.$H145])" office:value-type="float"/>
          <table:table-cell table:formula="of:=MAX([.$I145])" office:value-type="float"/>
          <table:table-cell table:formula="of:=MAX([.$J145])" office:value-type="float"/>
          <table:table-cell table:formula="of:=MAX([.$K145])" office:value-type="float"/>
          <table:table-cell table:formula="of:=MAX([.$L145])" office:value-type="float"/>
          <table:table-cell table:formula="of:=MAX([.$M145])" office:value-type="float"/>
          <table:table-cell table:formula="of:=MAX([.$N145])" office:value-type="float"/>
        </table:table-row>
        <table:table-row table:style-name="ro1">
          <table:table-cell office:value-type="string">
            <text:p>6000/ins_6000_5_0484</text:p>
          </table:table-cell>
          <table:table-cell office:value-type="float" office:value="0.149761"/>
          <table:table-cell office:value-type="float" office:value="0.14"/>
          <table:table-cell office:value-type="float" office:value="0.01"/>
          <table:table-cell office:value-type="float" office:value="27.0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1128.0"/>
          <table:table-cell office:value-type="float" office:value="11128.0"/>
          <table:table-cell office:value-type="float" office:value="4246.0"/>
          <table:table-cell office:value-type="float" office:value="3008.0"/>
          <table:table-cell office:value-type="float" office:value="0.0"/>
          <table:table-cell office:value-type="float" office:value="0.0"/>
          <table:table-cell table:formula="of:=MIN([.$B146])" office:value-type="float"/>
          <table:table-cell table:formula="of:=MIN([.$C146])" office:value-type="float"/>
          <table:table-cell table:formula="of:=MIN([.$D146])" office:value-type="float"/>
          <table:table-cell table:formula="of:=MIN([.$E146])" office:value-type="float"/>
          <table:table-cell table:formula="of:=MIN([.$F146])" office:value-type="float"/>
          <table:table-cell table:formula="of:=MIN([.$G146])" office:value-type="float"/>
          <table:table-cell table:formula="of:=MIN([.$H146])" office:value-type="float"/>
          <table:table-cell table:formula="of:=MIN([.$I146])" office:value-type="float"/>
          <table:table-cell table:formula="of:=MIN([.$J146])" office:value-type="float"/>
          <table:table-cell table:formula="of:=MIN([.$K146])" office:value-type="float"/>
          <table:table-cell table:formula="of:=MIN([.$L146])" office:value-type="float"/>
          <table:table-cell table:formula="of:=MIN([.$M146])" office:value-type="float"/>
          <table:table-cell table:formula="of:=MIN([.$N146])" office:value-type="float"/>
          <table:table-cell table:formula="of:=MEDIAN([.$B146])" office:value-type="float"/>
          <table:table-cell table:formula="of:=MEDIAN([.$C146])" office:value-type="float"/>
          <table:table-cell table:formula="of:=MEDIAN([.$D146])" office:value-type="float"/>
          <table:table-cell table:formula="of:=MEDIAN([.$E146])" office:value-type="float"/>
          <table:table-cell table:formula="of:=MEDIAN([.$F146])" office:value-type="float"/>
          <table:table-cell table:formula="of:=MEDIAN([.$G146])" office:value-type="float"/>
          <table:table-cell table:formula="of:=MEDIAN([.$H146])" office:value-type="float"/>
          <table:table-cell table:formula="of:=MEDIAN([.$I146])" office:value-type="float"/>
          <table:table-cell table:formula="of:=MEDIAN([.$J146])" office:value-type="float"/>
          <table:table-cell table:formula="of:=MEDIAN([.$K146])" office:value-type="float"/>
          <table:table-cell table:formula="of:=MEDIAN([.$L146])" office:value-type="float"/>
          <table:table-cell table:formula="of:=MEDIAN([.$M146])" office:value-type="float"/>
          <table:table-cell table:formula="of:=MEDIAN([.$N146])" office:value-type="float"/>
          <table:table-cell table:formula="of:=MAX([.$B146])" office:value-type="float"/>
          <table:table-cell table:formula="of:=MAX([.$C146])" office:value-type="float"/>
          <table:table-cell table:formula="of:=MAX([.$D146])" office:value-type="float"/>
          <table:table-cell table:formula="of:=MAX([.$E146])" office:value-type="float"/>
          <table:table-cell table:formula="of:=MAX([.$F146])" office:value-type="float"/>
          <table:table-cell table:formula="of:=MAX([.$G146])" office:value-type="float"/>
          <table:table-cell table:formula="of:=MAX([.$H146])" office:value-type="float"/>
          <table:table-cell table:formula="of:=MAX([.$I146])" office:value-type="float"/>
          <table:table-cell table:formula="of:=MAX([.$J146])" office:value-type="float"/>
          <table:table-cell table:formula="of:=MAX([.$K146])" office:value-type="float"/>
          <table:table-cell table:formula="of:=MAX([.$L146])" office:value-type="float"/>
          <table:table-cell table:formula="of:=MAX([.$M146])" office:value-type="float"/>
          <table:table-cell table:formula="of:=MAX([.$N146])" office:value-type="float"/>
        </table:table-row>
        <table:table-row table:style-name="ro1">
          <table:table-cell office:value-type="string">
            <text:p>6000/ins_6000_6_0404</text:p>
          </table:table-cell>
          <table:table-cell office:value-type="float" office:value="0.160951"/>
          <table:table-cell office:value-type="float" office:value="0.15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9.0"/>
          <table:table-cell office:value-type="float" office:value="239.0"/>
          <table:table-cell office:value-type="float" office:value="4954.0"/>
          <table:table-cell office:value-type="float" office:value="749.0"/>
          <table:table-cell office:value-type="float" office:value="0.0"/>
          <table:table-cell office:value-type="float" office:value="0.0"/>
          <table:table-cell table:formula="of:=MIN([.$B147])" office:value-type="float"/>
          <table:table-cell table:formula="of:=MIN([.$C147])" office:value-type="float"/>
          <table:table-cell table:formula="of:=MIN([.$D147])" office:value-type="float"/>
          <table:table-cell table:formula="of:=MIN([.$E147])" office:value-type="float"/>
          <table:table-cell table:formula="of:=MIN([.$F147])" office:value-type="float"/>
          <table:table-cell table:formula="of:=MIN([.$G147])" office:value-type="float"/>
          <table:table-cell table:formula="of:=MIN([.$H147])" office:value-type="float"/>
          <table:table-cell table:formula="of:=MIN([.$I147])" office:value-type="float"/>
          <table:table-cell table:formula="of:=MIN([.$J147])" office:value-type="float"/>
          <table:table-cell table:formula="of:=MIN([.$K147])" office:value-type="float"/>
          <table:table-cell table:formula="of:=MIN([.$L147])" office:value-type="float"/>
          <table:table-cell table:formula="of:=MIN([.$M147])" office:value-type="float"/>
          <table:table-cell table:formula="of:=MIN([.$N147])" office:value-type="float"/>
          <table:table-cell table:formula="of:=MEDIAN([.$B147])" office:value-type="float"/>
          <table:table-cell table:formula="of:=MEDIAN([.$C147])" office:value-type="float"/>
          <table:table-cell table:formula="of:=MEDIAN([.$D147])" office:value-type="float"/>
          <table:table-cell table:formula="of:=MEDIAN([.$E147])" office:value-type="float"/>
          <table:table-cell table:formula="of:=MEDIAN([.$F147])" office:value-type="float"/>
          <table:table-cell table:formula="of:=MEDIAN([.$G147])" office:value-type="float"/>
          <table:table-cell table:formula="of:=MEDIAN([.$H147])" office:value-type="float"/>
          <table:table-cell table:formula="of:=MEDIAN([.$I147])" office:value-type="float"/>
          <table:table-cell table:formula="of:=MEDIAN([.$J147])" office:value-type="float"/>
          <table:table-cell table:formula="of:=MEDIAN([.$K147])" office:value-type="float"/>
          <table:table-cell table:formula="of:=MEDIAN([.$L147])" office:value-type="float"/>
          <table:table-cell table:formula="of:=MEDIAN([.$M147])" office:value-type="float"/>
          <table:table-cell table:formula="of:=MEDIAN([.$N147])" office:value-type="float"/>
          <table:table-cell table:formula="of:=MAX([.$B147])" office:value-type="float"/>
          <table:table-cell table:formula="of:=MAX([.$C147])" office:value-type="float"/>
          <table:table-cell table:formula="of:=MAX([.$D147])" office:value-type="float"/>
          <table:table-cell table:formula="of:=MAX([.$E147])" office:value-type="float"/>
          <table:table-cell table:formula="of:=MAX([.$F147])" office:value-type="float"/>
          <table:table-cell table:formula="of:=MAX([.$G147])" office:value-type="float"/>
          <table:table-cell table:formula="of:=MAX([.$H147])" office:value-type="float"/>
          <table:table-cell table:formula="of:=MAX([.$I147])" office:value-type="float"/>
          <table:table-cell table:formula="of:=MAX([.$J147])" office:value-type="float"/>
          <table:table-cell table:formula="of:=MAX([.$K147])" office:value-type="float"/>
          <table:table-cell table:formula="of:=MAX([.$L147])" office:value-type="float"/>
          <table:table-cell table:formula="of:=MAX([.$M147])" office:value-type="float"/>
          <table:table-cell table:formula="of:=MAX([.$N147])" office:value-type="float"/>
        </table:table-row>
        <table:table-row table:style-name="ro1">
          <table:table-cell office:value-type="string">
            <text:p>6000/ins_6000_6_0414</text:p>
          </table:table-cell>
          <table:table-cell office:value-type="float" office:value="0.173898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333.0"/>
          <table:table-cell office:value-type="float" office:value="333.0"/>
          <table:table-cell office:value-type="float" office:value="5270.0"/>
          <table:table-cell office:value-type="float" office:value="1417.0"/>
          <table:table-cell office:value-type="float" office:value="0.0"/>
          <table:table-cell office:value-type="float" office:value="0.0"/>
          <table:table-cell table:formula="of:=MIN([.$B148])" office:value-type="float"/>
          <table:table-cell table:formula="of:=MIN([.$C148])" office:value-type="float"/>
          <table:table-cell table:formula="of:=MIN([.$D148])" office:value-type="float"/>
          <table:table-cell table:formula="of:=MIN([.$E148])" office:value-type="float"/>
          <table:table-cell table:formula="of:=MIN([.$F148])" office:value-type="float"/>
          <table:table-cell table:formula="of:=MIN([.$G148])" office:value-type="float"/>
          <table:table-cell table:formula="of:=MIN([.$H148])" office:value-type="float"/>
          <table:table-cell table:formula="of:=MIN([.$I148])" office:value-type="float"/>
          <table:table-cell table:formula="of:=MIN([.$J148])" office:value-type="float"/>
          <table:table-cell table:formula="of:=MIN([.$K148])" office:value-type="float"/>
          <table:table-cell table:formula="of:=MIN([.$L148])" office:value-type="float"/>
          <table:table-cell table:formula="of:=MIN([.$M148])" office:value-type="float"/>
          <table:table-cell table:formula="of:=MIN([.$N148])" office:value-type="float"/>
          <table:table-cell table:formula="of:=MEDIAN([.$B148])" office:value-type="float"/>
          <table:table-cell table:formula="of:=MEDIAN([.$C148])" office:value-type="float"/>
          <table:table-cell table:formula="of:=MEDIAN([.$D148])" office:value-type="float"/>
          <table:table-cell table:formula="of:=MEDIAN([.$E148])" office:value-type="float"/>
          <table:table-cell table:formula="of:=MEDIAN([.$F148])" office:value-type="float"/>
          <table:table-cell table:formula="of:=MEDIAN([.$G148])" office:value-type="float"/>
          <table:table-cell table:formula="of:=MEDIAN([.$H148])" office:value-type="float"/>
          <table:table-cell table:formula="of:=MEDIAN([.$I148])" office:value-type="float"/>
          <table:table-cell table:formula="of:=MEDIAN([.$J148])" office:value-type="float"/>
          <table:table-cell table:formula="of:=MEDIAN([.$K148])" office:value-type="float"/>
          <table:table-cell table:formula="of:=MEDIAN([.$L148])" office:value-type="float"/>
          <table:table-cell table:formula="of:=MEDIAN([.$M148])" office:value-type="float"/>
          <table:table-cell table:formula="of:=MEDIAN([.$N148])" office:value-type="float"/>
          <table:table-cell table:formula="of:=MAX([.$B148])" office:value-type="float"/>
          <table:table-cell table:formula="of:=MAX([.$C148])" office:value-type="float"/>
          <table:table-cell table:formula="of:=MAX([.$D148])" office:value-type="float"/>
          <table:table-cell table:formula="of:=MAX([.$E148])" office:value-type="float"/>
          <table:table-cell table:formula="of:=MAX([.$F148])" office:value-type="float"/>
          <table:table-cell table:formula="of:=MAX([.$G148])" office:value-type="float"/>
          <table:table-cell table:formula="of:=MAX([.$H148])" office:value-type="float"/>
          <table:table-cell table:formula="of:=MAX([.$I148])" office:value-type="float"/>
          <table:table-cell table:formula="of:=MAX([.$J148])" office:value-type="float"/>
          <table:table-cell table:formula="of:=MAX([.$K148])" office:value-type="float"/>
          <table:table-cell table:formula="of:=MAX([.$L148])" office:value-type="float"/>
          <table:table-cell table:formula="of:=MAX([.$M148])" office:value-type="float"/>
          <table:table-cell table:formula="of:=MAX([.$N148])" office:value-type="float"/>
        </table:table-row>
        <table:table-row table:style-name="ro1">
          <table:table-cell office:value-type="string">
            <text:p>6000/ins_6000_6_0424</text:p>
          </table:table-cell>
          <table:table-cell office:value-type="float" office:value="0.167761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74.0"/>
          <table:table-cell office:value-type="float" office:value="274.0"/>
          <table:table-cell office:value-type="float" office:value="5207.0"/>
          <table:table-cell office:value-type="float" office:value="1271.0"/>
          <table:table-cell office:value-type="float" office:value="0.0"/>
          <table:table-cell office:value-type="float" office:value="0.0"/>
          <table:table-cell table:formula="of:=MIN([.$B149])" office:value-type="float"/>
          <table:table-cell table:formula="of:=MIN([.$C149])" office:value-type="float"/>
          <table:table-cell table:formula="of:=MIN([.$D149])" office:value-type="float"/>
          <table:table-cell table:formula="of:=MIN([.$E149])" office:value-type="float"/>
          <table:table-cell table:formula="of:=MIN([.$F149])" office:value-type="float"/>
          <table:table-cell table:formula="of:=MIN([.$G149])" office:value-type="float"/>
          <table:table-cell table:formula="of:=MIN([.$H149])" office:value-type="float"/>
          <table:table-cell table:formula="of:=MIN([.$I149])" office:value-type="float"/>
          <table:table-cell table:formula="of:=MIN([.$J149])" office:value-type="float"/>
          <table:table-cell table:formula="of:=MIN([.$K149])" office:value-type="float"/>
          <table:table-cell table:formula="of:=MIN([.$L149])" office:value-type="float"/>
          <table:table-cell table:formula="of:=MIN([.$M149])" office:value-type="float"/>
          <table:table-cell table:formula="of:=MIN([.$N149])" office:value-type="float"/>
          <table:table-cell table:formula="of:=MEDIAN([.$B149])" office:value-type="float"/>
          <table:table-cell table:formula="of:=MEDIAN([.$C149])" office:value-type="float"/>
          <table:table-cell table:formula="of:=MEDIAN([.$D149])" office:value-type="float"/>
          <table:table-cell table:formula="of:=MEDIAN([.$E149])" office:value-type="float"/>
          <table:table-cell table:formula="of:=MEDIAN([.$F149])" office:value-type="float"/>
          <table:table-cell table:formula="of:=MEDIAN([.$G149])" office:value-type="float"/>
          <table:table-cell table:formula="of:=MEDIAN([.$H149])" office:value-type="float"/>
          <table:table-cell table:formula="of:=MEDIAN([.$I149])" office:value-type="float"/>
          <table:table-cell table:formula="of:=MEDIAN([.$J149])" office:value-type="float"/>
          <table:table-cell table:formula="of:=MEDIAN([.$K149])" office:value-type="float"/>
          <table:table-cell table:formula="of:=MEDIAN([.$L149])" office:value-type="float"/>
          <table:table-cell table:formula="of:=MEDIAN([.$M149])" office:value-type="float"/>
          <table:table-cell table:formula="of:=MEDIAN([.$N149])" office:value-type="float"/>
          <table:table-cell table:formula="of:=MAX([.$B149])" office:value-type="float"/>
          <table:table-cell table:formula="of:=MAX([.$C149])" office:value-type="float"/>
          <table:table-cell table:formula="of:=MAX([.$D149])" office:value-type="float"/>
          <table:table-cell table:formula="of:=MAX([.$E149])" office:value-type="float"/>
          <table:table-cell table:formula="of:=MAX([.$F149])" office:value-type="float"/>
          <table:table-cell table:formula="of:=MAX([.$G149])" office:value-type="float"/>
          <table:table-cell table:formula="of:=MAX([.$H149])" office:value-type="float"/>
          <table:table-cell table:formula="of:=MAX([.$I149])" office:value-type="float"/>
          <table:table-cell table:formula="of:=MAX([.$J149])" office:value-type="float"/>
          <table:table-cell table:formula="of:=MAX([.$K149])" office:value-type="float"/>
          <table:table-cell table:formula="of:=MAX([.$L149])" office:value-type="float"/>
          <table:table-cell table:formula="of:=MAX([.$M149])" office:value-type="float"/>
          <table:table-cell table:formula="of:=MAX([.$N149])" office:value-type="float"/>
        </table:table-row>
        <table:table-row table:style-name="ro1">
          <table:table-cell office:value-type="string">
            <text:p>6000/ins_6000_6_0434</text:p>
          </table:table-cell>
          <table:table-cell office:value-type="float" office:value="0.211118"/>
          <table:table-cell office:value-type="float" office:value="0.201"/>
          <table:table-cell office:value-type="float" office:value="0.03"/>
          <table:table-cell office:value-type="float" office:value="45.0"/>
          <table:table-cell office:value-type="float" office:value="0.0"/>
          <table:table-cell office:value-type="float" office:value="0.0"/>
          <table:table-cell office:value-type="float" office:value="130.0"/>
          <table:table-cell office:value-type="float" office:value="22796.0"/>
          <table:table-cell office:value-type="float" office:value="22796.0"/>
          <table:table-cell office:value-type="float" office:value="6647.0"/>
          <table:table-cell office:value-type="float" office:value="3924.0"/>
          <table:table-cell office:value-type="float" office:value="0.0"/>
          <table:table-cell office:value-type="float" office:value="0.0"/>
          <table:table-cell table:formula="of:=MIN([.$B150])" office:value-type="float"/>
          <table:table-cell table:formula="of:=MIN([.$C150])" office:value-type="float"/>
          <table:table-cell table:formula="of:=MIN([.$D150])" office:value-type="float"/>
          <table:table-cell table:formula="of:=MIN([.$E150])" office:value-type="float"/>
          <table:table-cell table:formula="of:=MIN([.$F150])" office:value-type="float"/>
          <table:table-cell table:formula="of:=MIN([.$G150])" office:value-type="float"/>
          <table:table-cell table:formula="of:=MIN([.$H150])" office:value-type="float"/>
          <table:table-cell table:formula="of:=MIN([.$I150])" office:value-type="float"/>
          <table:table-cell table:formula="of:=MIN([.$J150])" office:value-type="float"/>
          <table:table-cell table:formula="of:=MIN([.$K150])" office:value-type="float"/>
          <table:table-cell table:formula="of:=MIN([.$L150])" office:value-type="float"/>
          <table:table-cell table:formula="of:=MIN([.$M150])" office:value-type="float"/>
          <table:table-cell table:formula="of:=MIN([.$N150])" office:value-type="float"/>
          <table:table-cell table:formula="of:=MEDIAN([.$B150])" office:value-type="float"/>
          <table:table-cell table:formula="of:=MEDIAN([.$C150])" office:value-type="float"/>
          <table:table-cell table:formula="of:=MEDIAN([.$D150])" office:value-type="float"/>
          <table:table-cell table:formula="of:=MEDIAN([.$E150])" office:value-type="float"/>
          <table:table-cell table:formula="of:=MEDIAN([.$F150])" office:value-type="float"/>
          <table:table-cell table:formula="of:=MEDIAN([.$G150])" office:value-type="float"/>
          <table:table-cell table:formula="of:=MEDIAN([.$H150])" office:value-type="float"/>
          <table:table-cell table:formula="of:=MEDIAN([.$I150])" office:value-type="float"/>
          <table:table-cell table:formula="of:=MEDIAN([.$J150])" office:value-type="float"/>
          <table:table-cell table:formula="of:=MEDIAN([.$K150])" office:value-type="float"/>
          <table:table-cell table:formula="of:=MEDIAN([.$L150])" office:value-type="float"/>
          <table:table-cell table:formula="of:=MEDIAN([.$M150])" office:value-type="float"/>
          <table:table-cell table:formula="of:=MEDIAN([.$N150])" office:value-type="float"/>
          <table:table-cell table:formula="of:=MAX([.$B150])" office:value-type="float"/>
          <table:table-cell table:formula="of:=MAX([.$C150])" office:value-type="float"/>
          <table:table-cell table:formula="of:=MAX([.$D150])" office:value-type="float"/>
          <table:table-cell table:formula="of:=MAX([.$E150])" office:value-type="float"/>
          <table:table-cell table:formula="of:=MAX([.$F150])" office:value-type="float"/>
          <table:table-cell table:formula="of:=MAX([.$G150])" office:value-type="float"/>
          <table:table-cell table:formula="of:=MAX([.$H150])" office:value-type="float"/>
          <table:table-cell table:formula="of:=MAX([.$I150])" office:value-type="float"/>
          <table:table-cell table:formula="of:=MAX([.$J150])" office:value-type="float"/>
          <table:table-cell table:formula="of:=MAX([.$K150])" office:value-type="float"/>
          <table:table-cell table:formula="of:=MAX([.$L150])" office:value-type="float"/>
          <table:table-cell table:formula="of:=MAX([.$M150])" office:value-type="float"/>
          <table:table-cell table:formula="of:=MAX([.$N150])" office:value-type="float"/>
        </table:table-row>
        <table:table-row table:style-name="ro1">
          <table:table-cell office:value-type="string">
            <text:p>6000/ins_6000_6_0444</text:p>
          </table:table-cell>
          <table:table-cell office:value-type="float" office:value="0.190178"/>
          <table:table-cell office:value-type="float" office:value="0.179"/>
          <table:table-cell office:value-type="float" office:value="0.01"/>
          <table:table-cell office:value-type="float" office:value="40.0"/>
          <table:table-cell office:value-type="float" office:value="0.0"/>
          <table:table-cell office:value-type="float" office:value="0.0"/>
          <table:table-cell office:value-type="float" office:value="198.0"/>
          <table:table-cell office:value-type="float" office:value="7403.0"/>
          <table:table-cell office:value-type="float" office:value="7403.0"/>
          <table:table-cell office:value-type="float" office:value="5379.0"/>
          <table:table-cell office:value-type="float" office:value="1161.0"/>
          <table:table-cell office:value-type="float" office:value="0.0"/>
          <table:table-cell office:value-type="float" office:value="0.0"/>
          <table:table-cell table:formula="of:=MIN([.$B151])" office:value-type="float"/>
          <table:table-cell table:formula="of:=MIN([.$C151])" office:value-type="float"/>
          <table:table-cell table:formula="of:=MIN([.$D151])" office:value-type="float"/>
          <table:table-cell table:formula="of:=MIN([.$E151])" office:value-type="float"/>
          <table:table-cell table:formula="of:=MIN([.$F151])" office:value-type="float"/>
          <table:table-cell table:formula="of:=MIN([.$G151])" office:value-type="float"/>
          <table:table-cell table:formula="of:=MIN([.$H151])" office:value-type="float"/>
          <table:table-cell table:formula="of:=MIN([.$I151])" office:value-type="float"/>
          <table:table-cell table:formula="of:=MIN([.$J151])" office:value-type="float"/>
          <table:table-cell table:formula="of:=MIN([.$K151])" office:value-type="float"/>
          <table:table-cell table:formula="of:=MIN([.$L151])" office:value-type="float"/>
          <table:table-cell table:formula="of:=MIN([.$M151])" office:value-type="float"/>
          <table:table-cell table:formula="of:=MIN([.$N151])" office:value-type="float"/>
          <table:table-cell table:formula="of:=MEDIAN([.$B151])" office:value-type="float"/>
          <table:table-cell table:formula="of:=MEDIAN([.$C151])" office:value-type="float"/>
          <table:table-cell table:formula="of:=MEDIAN([.$D151])" office:value-type="float"/>
          <table:table-cell table:formula="of:=MEDIAN([.$E151])" office:value-type="float"/>
          <table:table-cell table:formula="of:=MEDIAN([.$F151])" office:value-type="float"/>
          <table:table-cell table:formula="of:=MEDIAN([.$G151])" office:value-type="float"/>
          <table:table-cell table:formula="of:=MEDIAN([.$H151])" office:value-type="float"/>
          <table:table-cell table:formula="of:=MEDIAN([.$I151])" office:value-type="float"/>
          <table:table-cell table:formula="of:=MEDIAN([.$J151])" office:value-type="float"/>
          <table:table-cell table:formula="of:=MEDIAN([.$K151])" office:value-type="float"/>
          <table:table-cell table:formula="of:=MEDIAN([.$L151])" office:value-type="float"/>
          <table:table-cell table:formula="of:=MEDIAN([.$M151])" office:value-type="float"/>
          <table:table-cell table:formula="of:=MEDIAN([.$N151])" office:value-type="float"/>
          <table:table-cell table:formula="of:=MAX([.$B151])" office:value-type="float"/>
          <table:table-cell table:formula="of:=MAX([.$C151])" office:value-type="float"/>
          <table:table-cell table:formula="of:=MAX([.$D151])" office:value-type="float"/>
          <table:table-cell table:formula="of:=MAX([.$E151])" office:value-type="float"/>
          <table:table-cell table:formula="of:=MAX([.$F151])" office:value-type="float"/>
          <table:table-cell table:formula="of:=MAX([.$G151])" office:value-type="float"/>
          <table:table-cell table:formula="of:=MAX([.$H151])" office:value-type="float"/>
          <table:table-cell table:formula="of:=MAX([.$I151])" office:value-type="float"/>
          <table:table-cell table:formula="of:=MAX([.$J151])" office:value-type="float"/>
          <table:table-cell table:formula="of:=MAX([.$K151])" office:value-type="float"/>
          <table:table-cell table:formula="of:=MAX([.$L151])" office:value-type="float"/>
          <table:table-cell table:formula="of:=MAX([.$M151])" office:value-type="float"/>
          <table:table-cell table:formula="of:=MAX([.$N151])" office:value-type="float"/>
        </table:table-row>
        <table:table-row table:style-name="ro1">
          <table:table-cell office:value-type="string">
            <text:p>6000/ins_6000_6_0454</text:p>
          </table:table-cell>
          <table:table-cell office:value-type="float" office:value="0.15967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171.0"/>
          <table:table-cell office:value-type="float" office:value="4797.0"/>
          <table:table-cell office:value-type="float" office:value="851.0"/>
          <table:table-cell office:value-type="float" office:value="0.0"/>
          <table:table-cell office:value-type="float" office:value="0.0"/>
          <table:table-cell table:formula="of:=MIN([.$B152])" office:value-type="float"/>
          <table:table-cell table:formula="of:=MIN([.$C152])" office:value-type="float"/>
          <table:table-cell table:formula="of:=MIN([.$D152])" office:value-type="float"/>
          <table:table-cell table:formula="of:=MIN([.$E152])" office:value-type="float"/>
          <table:table-cell table:formula="of:=MIN([.$F152])" office:value-type="float"/>
          <table:table-cell table:formula="of:=MIN([.$G152])" office:value-type="float"/>
          <table:table-cell table:formula="of:=MIN([.$H152])" office:value-type="float"/>
          <table:table-cell table:formula="of:=MIN([.$I152])" office:value-type="float"/>
          <table:table-cell table:formula="of:=MIN([.$J152])" office:value-type="float"/>
          <table:table-cell table:formula="of:=MIN([.$K152])" office:value-type="float"/>
          <table:table-cell table:formula="of:=MIN([.$L152])" office:value-type="float"/>
          <table:table-cell table:formula="of:=MIN([.$M152])" office:value-type="float"/>
          <table:table-cell table:formula="of:=MIN([.$N152])" office:value-type="float"/>
          <table:table-cell table:formula="of:=MEDIAN([.$B152])" office:value-type="float"/>
          <table:table-cell table:formula="of:=MEDIAN([.$C152])" office:value-type="float"/>
          <table:table-cell table:formula="of:=MEDIAN([.$D152])" office:value-type="float"/>
          <table:table-cell table:formula="of:=MEDIAN([.$E152])" office:value-type="float"/>
          <table:table-cell table:formula="of:=MEDIAN([.$F152])" office:value-type="float"/>
          <table:table-cell table:formula="of:=MEDIAN([.$G152])" office:value-type="float"/>
          <table:table-cell table:formula="of:=MEDIAN([.$H152])" office:value-type="float"/>
          <table:table-cell table:formula="of:=MEDIAN([.$I152])" office:value-type="float"/>
          <table:table-cell table:formula="of:=MEDIAN([.$J152])" office:value-type="float"/>
          <table:table-cell table:formula="of:=MEDIAN([.$K152])" office:value-type="float"/>
          <table:table-cell table:formula="of:=MEDIAN([.$L152])" office:value-type="float"/>
          <table:table-cell table:formula="of:=MEDIAN([.$M152])" office:value-type="float"/>
          <table:table-cell table:formula="of:=MEDIAN([.$N152])" office:value-type="float"/>
          <table:table-cell table:formula="of:=MAX([.$B152])" office:value-type="float"/>
          <table:table-cell table:formula="of:=MAX([.$C152])" office:value-type="float"/>
          <table:table-cell table:formula="of:=MAX([.$D152])" office:value-type="float"/>
          <table:table-cell table:formula="of:=MAX([.$E152])" office:value-type="float"/>
          <table:table-cell table:formula="of:=MAX([.$F152])" office:value-type="float"/>
          <table:table-cell table:formula="of:=MAX([.$G152])" office:value-type="float"/>
          <table:table-cell table:formula="of:=MAX([.$H152])" office:value-type="float"/>
          <table:table-cell table:formula="of:=MAX([.$I152])" office:value-type="float"/>
          <table:table-cell table:formula="of:=MAX([.$J152])" office:value-type="float"/>
          <table:table-cell table:formula="of:=MAX([.$K152])" office:value-type="float"/>
          <table:table-cell table:formula="of:=MAX([.$L152])" office:value-type="float"/>
          <table:table-cell table:formula="of:=MAX([.$M152])" office:value-type="float"/>
          <table:table-cell table:formula="of:=MAX([.$N152])" office:value-type="float"/>
        </table:table-row>
        <table:table-row table:style-name="ro1">
          <table:table-cell office:value-type="string">
            <text:p>6000/ins_6000_6_0464</text:p>
          </table:table-cell>
          <table:table-cell office:value-type="float" office:value="0.170808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89.0"/>
          <table:table-cell office:value-type="float" office:value="589.0"/>
          <table:table-cell office:value-type="float" office:value="5363.0"/>
          <table:table-cell office:value-type="float" office:value="1821.0"/>
          <table:table-cell office:value-type="float" office:value="0.0"/>
          <table:table-cell office:value-type="float" office:value="0.0"/>
          <table:table-cell table:formula="of:=MIN([.$B153])" office:value-type="float"/>
          <table:table-cell table:formula="of:=MIN([.$C153])" office:value-type="float"/>
          <table:table-cell table:formula="of:=MIN([.$D153])" office:value-type="float"/>
          <table:table-cell table:formula="of:=MIN([.$E153])" office:value-type="float"/>
          <table:table-cell table:formula="of:=MIN([.$F153])" office:value-type="float"/>
          <table:table-cell table:formula="of:=MIN([.$G153])" office:value-type="float"/>
          <table:table-cell table:formula="of:=MIN([.$H153])" office:value-type="float"/>
          <table:table-cell table:formula="of:=MIN([.$I153])" office:value-type="float"/>
          <table:table-cell table:formula="of:=MIN([.$J153])" office:value-type="float"/>
          <table:table-cell table:formula="of:=MIN([.$K153])" office:value-type="float"/>
          <table:table-cell table:formula="of:=MIN([.$L153])" office:value-type="float"/>
          <table:table-cell table:formula="of:=MIN([.$M153])" office:value-type="float"/>
          <table:table-cell table:formula="of:=MIN([.$N153])" office:value-type="float"/>
          <table:table-cell table:formula="of:=MEDIAN([.$B153])" office:value-type="float"/>
          <table:table-cell table:formula="of:=MEDIAN([.$C153])" office:value-type="float"/>
          <table:table-cell table:formula="of:=MEDIAN([.$D153])" office:value-type="float"/>
          <table:table-cell table:formula="of:=MEDIAN([.$E153])" office:value-type="float"/>
          <table:table-cell table:formula="of:=MEDIAN([.$F153])" office:value-type="float"/>
          <table:table-cell table:formula="of:=MEDIAN([.$G153])" office:value-type="float"/>
          <table:table-cell table:formula="of:=MEDIAN([.$H153])" office:value-type="float"/>
          <table:table-cell table:formula="of:=MEDIAN([.$I153])" office:value-type="float"/>
          <table:table-cell table:formula="of:=MEDIAN([.$J153])" office:value-type="float"/>
          <table:table-cell table:formula="of:=MEDIAN([.$K153])" office:value-type="float"/>
          <table:table-cell table:formula="of:=MEDIAN([.$L153])" office:value-type="float"/>
          <table:table-cell table:formula="of:=MEDIAN([.$M153])" office:value-type="float"/>
          <table:table-cell table:formula="of:=MEDIAN([.$N153])" office:value-type="float"/>
          <table:table-cell table:formula="of:=MAX([.$B153])" office:value-type="float"/>
          <table:table-cell table:formula="of:=MAX([.$C153])" office:value-type="float"/>
          <table:table-cell table:formula="of:=MAX([.$D153])" office:value-type="float"/>
          <table:table-cell table:formula="of:=MAX([.$E153])" office:value-type="float"/>
          <table:table-cell table:formula="of:=MAX([.$F153])" office:value-type="float"/>
          <table:table-cell table:formula="of:=MAX([.$G153])" office:value-type="float"/>
          <table:table-cell table:formula="of:=MAX([.$H153])" office:value-type="float"/>
          <table:table-cell table:formula="of:=MAX([.$I153])" office:value-type="float"/>
          <table:table-cell table:formula="of:=MAX([.$J153])" office:value-type="float"/>
          <table:table-cell table:formula="of:=MAX([.$K153])" office:value-type="float"/>
          <table:table-cell table:formula="of:=MAX([.$L153])" office:value-type="float"/>
          <table:table-cell table:formula="of:=MAX([.$M153])" office:value-type="float"/>
          <table:table-cell table:formula="of:=MAX([.$N153])" office:value-type="float"/>
        </table:table-row>
        <table:table-row table:style-name="ro1">
          <table:table-cell office:value-type="string">
            <text:p>6000/ins_6000_6_0474</text:p>
          </table:table-cell>
          <table:table-cell office:value-type="float" office:value="0.179997"/>
          <table:table-cell office:value-type="float" office:value="0.16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63.0"/>
          <table:table-cell office:value-type="float" office:value="1063.0"/>
          <table:table-cell office:value-type="float" office:value="5494.0"/>
          <table:table-cell office:value-type="float" office:value="1728.0"/>
          <table:table-cell office:value-type="float" office:value="0.0"/>
          <table:table-cell office:value-type="float" office:value="0.0"/>
          <table:table-cell table:formula="of:=MIN([.$B154])" office:value-type="float"/>
          <table:table-cell table:formula="of:=MIN([.$C154])" office:value-type="float"/>
          <table:table-cell table:formula="of:=MIN([.$D154])" office:value-type="float"/>
          <table:table-cell table:formula="of:=MIN([.$E154])" office:value-type="float"/>
          <table:table-cell table:formula="of:=MIN([.$F154])" office:value-type="float"/>
          <table:table-cell table:formula="of:=MIN([.$G154])" office:value-type="float"/>
          <table:table-cell table:formula="of:=MIN([.$H154])" office:value-type="float"/>
          <table:table-cell table:formula="of:=MIN([.$I154])" office:value-type="float"/>
          <table:table-cell table:formula="of:=MIN([.$J154])" office:value-type="float"/>
          <table:table-cell table:formula="of:=MIN([.$K154])" office:value-type="float"/>
          <table:table-cell table:formula="of:=MIN([.$L154])" office:value-type="float"/>
          <table:table-cell table:formula="of:=MIN([.$M154])" office:value-type="float"/>
          <table:table-cell table:formula="of:=MIN([.$N154])" office:value-type="float"/>
          <table:table-cell table:formula="of:=MEDIAN([.$B154])" office:value-type="float"/>
          <table:table-cell table:formula="of:=MEDIAN([.$C154])" office:value-type="float"/>
          <table:table-cell table:formula="of:=MEDIAN([.$D154])" office:value-type="float"/>
          <table:table-cell table:formula="of:=MEDIAN([.$E154])" office:value-type="float"/>
          <table:table-cell table:formula="of:=MEDIAN([.$F154])" office:value-type="float"/>
          <table:table-cell table:formula="of:=MEDIAN([.$G154])" office:value-type="float"/>
          <table:table-cell table:formula="of:=MEDIAN([.$H154])" office:value-type="float"/>
          <table:table-cell table:formula="of:=MEDIAN([.$I154])" office:value-type="float"/>
          <table:table-cell table:formula="of:=MEDIAN([.$J154])" office:value-type="float"/>
          <table:table-cell table:formula="of:=MEDIAN([.$K154])" office:value-type="float"/>
          <table:table-cell table:formula="of:=MEDIAN([.$L154])" office:value-type="float"/>
          <table:table-cell table:formula="of:=MEDIAN([.$M154])" office:value-type="float"/>
          <table:table-cell table:formula="of:=MEDIAN([.$N154])" office:value-type="float"/>
          <table:table-cell table:formula="of:=MAX([.$B154])" office:value-type="float"/>
          <table:table-cell table:formula="of:=MAX([.$C154])" office:value-type="float"/>
          <table:table-cell table:formula="of:=MAX([.$D154])" office:value-type="float"/>
          <table:table-cell table:formula="of:=MAX([.$E154])" office:value-type="float"/>
          <table:table-cell table:formula="of:=MAX([.$F154])" office:value-type="float"/>
          <table:table-cell table:formula="of:=MAX([.$G154])" office:value-type="float"/>
          <table:table-cell table:formula="of:=MAX([.$H154])" office:value-type="float"/>
          <table:table-cell table:formula="of:=MAX([.$I154])" office:value-type="float"/>
          <table:table-cell table:formula="of:=MAX([.$J154])" office:value-type="float"/>
          <table:table-cell table:formula="of:=MAX([.$K154])" office:value-type="float"/>
          <table:table-cell table:formula="of:=MAX([.$L154])" office:value-type="float"/>
          <table:table-cell table:formula="of:=MAX([.$M154])" office:value-type="float"/>
          <table:table-cell table:formula="of:=MAX([.$N154])" office:value-type="float"/>
        </table:table-row>
        <table:table-row table:style-name="ro1">
          <table:table-cell office:value-type="string">
            <text:p>6000/ins_6000_6_0484</text:p>
          </table:table-cell>
          <table:table-cell office:value-type="float" office:value="0.130931"/>
          <table:table-cell office:value-type="float" office:value="0.12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880.0"/>
          <table:table-cell office:value-type="float" office:value="880.0"/>
          <table:table-cell office:value-type="float" office:value="3672.0"/>
          <table:table-cell office:value-type="float" office:value="1660.0"/>
          <table:table-cell office:value-type="float" office:value="0.0"/>
          <table:table-cell office:value-type="float" office:value="0.0"/>
          <table:table-cell table:formula="of:=MIN([.$B155])" office:value-type="float"/>
          <table:table-cell table:formula="of:=MIN([.$C155])" office:value-type="float"/>
          <table:table-cell table:formula="of:=MIN([.$D155])" office:value-type="float"/>
          <table:table-cell table:formula="of:=MIN([.$E155])" office:value-type="float"/>
          <table:table-cell table:formula="of:=MIN([.$F155])" office:value-type="float"/>
          <table:table-cell table:formula="of:=MIN([.$G155])" office:value-type="float"/>
          <table:table-cell table:formula="of:=MIN([.$H155])" office:value-type="float"/>
          <table:table-cell table:formula="of:=MIN([.$I155])" office:value-type="float"/>
          <table:table-cell table:formula="of:=MIN([.$J155])" office:value-type="float"/>
          <table:table-cell table:formula="of:=MIN([.$K155])" office:value-type="float"/>
          <table:table-cell table:formula="of:=MIN([.$L155])" office:value-type="float"/>
          <table:table-cell table:formula="of:=MIN([.$M155])" office:value-type="float"/>
          <table:table-cell table:formula="of:=MIN([.$N155])" office:value-type="float"/>
          <table:table-cell table:formula="of:=MEDIAN([.$B155])" office:value-type="float"/>
          <table:table-cell table:formula="of:=MEDIAN([.$C155])" office:value-type="float"/>
          <table:table-cell table:formula="of:=MEDIAN([.$D155])" office:value-type="float"/>
          <table:table-cell table:formula="of:=MEDIAN([.$E155])" office:value-type="float"/>
          <table:table-cell table:formula="of:=MEDIAN([.$F155])" office:value-type="float"/>
          <table:table-cell table:formula="of:=MEDIAN([.$G155])" office:value-type="float"/>
          <table:table-cell table:formula="of:=MEDIAN([.$H155])" office:value-type="float"/>
          <table:table-cell table:formula="of:=MEDIAN([.$I155])" office:value-type="float"/>
          <table:table-cell table:formula="of:=MEDIAN([.$J155])" office:value-type="float"/>
          <table:table-cell table:formula="of:=MEDIAN([.$K155])" office:value-type="float"/>
          <table:table-cell table:formula="of:=MEDIAN([.$L155])" office:value-type="float"/>
          <table:table-cell table:formula="of:=MEDIAN([.$M155])" office:value-type="float"/>
          <table:table-cell table:formula="of:=MEDIAN([.$N155])" office:value-type="float"/>
          <table:table-cell table:formula="of:=MAX([.$B155])" office:value-type="float"/>
          <table:table-cell table:formula="of:=MAX([.$C155])" office:value-type="float"/>
          <table:table-cell table:formula="of:=MAX([.$D155])" office:value-type="float"/>
          <table:table-cell table:formula="of:=MAX([.$E155])" office:value-type="float"/>
          <table:table-cell table:formula="of:=MAX([.$F155])" office:value-type="float"/>
          <table:table-cell table:formula="of:=MAX([.$G155])" office:value-type="float"/>
          <table:table-cell table:formula="of:=MAX([.$H155])" office:value-type="float"/>
          <table:table-cell table:formula="of:=MAX([.$I155])" office:value-type="float"/>
          <table:table-cell table:formula="of:=MAX([.$J155])" office:value-type="float"/>
          <table:table-cell table:formula="of:=MAX([.$K155])" office:value-type="float"/>
          <table:table-cell table:formula="of:=MAX([.$L155])" office:value-type="float"/>
          <table:table-cell table:formula="of:=MAX([.$M155])" office:value-type="float"/>
          <table:table-cell table:formula="of:=MAX([.$N155])" office:value-type="float"/>
        </table:table-row>
        <table:table-row table:style-name="ro1">
          <table:table-cell office:value-type="string">
            <text:p>6000/ins_6000_7_0404</text:p>
          </table:table-cell>
          <table:table-cell office:value-type="float" office:value="0.171458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55.0"/>
          <table:table-cell office:value-type="float" office:value="355.0"/>
          <table:table-cell office:value-type="float" office:value="5418.0"/>
          <table:table-cell office:value-type="float" office:value="1517.0"/>
          <table:table-cell office:value-type="float" office:value="0.0"/>
          <table:table-cell office:value-type="float" office:value="0.0"/>
          <table:table-cell table:formula="of:=MIN([.$B156])" office:value-type="float"/>
          <table:table-cell table:formula="of:=MIN([.$C156])" office:value-type="float"/>
          <table:table-cell table:formula="of:=MIN([.$D156])" office:value-type="float"/>
          <table:table-cell table:formula="of:=MIN([.$E156])" office:value-type="float"/>
          <table:table-cell table:formula="of:=MIN([.$F156])" office:value-type="float"/>
          <table:table-cell table:formula="of:=MIN([.$G156])" office:value-type="float"/>
          <table:table-cell table:formula="of:=MIN([.$H156])" office:value-type="float"/>
          <table:table-cell table:formula="of:=MIN([.$I156])" office:value-type="float"/>
          <table:table-cell table:formula="of:=MIN([.$J156])" office:value-type="float"/>
          <table:table-cell table:formula="of:=MIN([.$K156])" office:value-type="float"/>
          <table:table-cell table:formula="of:=MIN([.$L156])" office:value-type="float"/>
          <table:table-cell table:formula="of:=MIN([.$M156])" office:value-type="float"/>
          <table:table-cell table:formula="of:=MIN([.$N156])" office:value-type="float"/>
          <table:table-cell table:formula="of:=MEDIAN([.$B156])" office:value-type="float"/>
          <table:table-cell table:formula="of:=MEDIAN([.$C156])" office:value-type="float"/>
          <table:table-cell table:formula="of:=MEDIAN([.$D156])" office:value-type="float"/>
          <table:table-cell table:formula="of:=MEDIAN([.$E156])" office:value-type="float"/>
          <table:table-cell table:formula="of:=MEDIAN([.$F156])" office:value-type="float"/>
          <table:table-cell table:formula="of:=MEDIAN([.$G156])" office:value-type="float"/>
          <table:table-cell table:formula="of:=MEDIAN([.$H156])" office:value-type="float"/>
          <table:table-cell table:formula="of:=MEDIAN([.$I156])" office:value-type="float"/>
          <table:table-cell table:formula="of:=MEDIAN([.$J156])" office:value-type="float"/>
          <table:table-cell table:formula="of:=MEDIAN([.$K156])" office:value-type="float"/>
          <table:table-cell table:formula="of:=MEDIAN([.$L156])" office:value-type="float"/>
          <table:table-cell table:formula="of:=MEDIAN([.$M156])" office:value-type="float"/>
          <table:table-cell table:formula="of:=MEDIAN([.$N156])" office:value-type="float"/>
          <table:table-cell table:formula="of:=MAX([.$B156])" office:value-type="float"/>
          <table:table-cell table:formula="of:=MAX([.$C156])" office:value-type="float"/>
          <table:table-cell table:formula="of:=MAX([.$D156])" office:value-type="float"/>
          <table:table-cell table:formula="of:=MAX([.$E156])" office:value-type="float"/>
          <table:table-cell table:formula="of:=MAX([.$F156])" office:value-type="float"/>
          <table:table-cell table:formula="of:=MAX([.$G156])" office:value-type="float"/>
          <table:table-cell table:formula="of:=MAX([.$H156])" office:value-type="float"/>
          <table:table-cell table:formula="of:=MAX([.$I156])" office:value-type="float"/>
          <table:table-cell table:formula="of:=MAX([.$J156])" office:value-type="float"/>
          <table:table-cell table:formula="of:=MAX([.$K156])" office:value-type="float"/>
          <table:table-cell table:formula="of:=MAX([.$L156])" office:value-type="float"/>
          <table:table-cell table:formula="of:=MAX([.$M156])" office:value-type="float"/>
          <table:table-cell table:formula="of:=MAX([.$N156])" office:value-type="float"/>
        </table:table-row>
        <table:table-row table:style-name="ro1">
          <table:table-cell office:value-type="string">
            <text:p>6000/ins_6000_7_0414</text:p>
          </table:table-cell>
          <table:table-cell office:value-type="float" office:value="0.165807"/>
          <table:table-cell office:value-type="float" office:value="0.1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1.0"/>
          <table:table-cell office:value-type="float" office:value="191.0"/>
          <table:table-cell office:value-type="float" office:value="5067.0"/>
          <table:table-cell office:value-type="float" office:value="987.0"/>
          <table:table-cell office:value-type="float" office:value="0.0"/>
          <table:table-cell office:value-type="float" office:value="0.0"/>
          <table:table-cell table:formula="of:=MIN([.$B157])" office:value-type="float"/>
          <table:table-cell table:formula="of:=MIN([.$C157])" office:value-type="float"/>
          <table:table-cell table:formula="of:=MIN([.$D157])" office:value-type="float"/>
          <table:table-cell table:formula="of:=MIN([.$E157])" office:value-type="float"/>
          <table:table-cell table:formula="of:=MIN([.$F157])" office:value-type="float"/>
          <table:table-cell table:formula="of:=MIN([.$G157])" office:value-type="float"/>
          <table:table-cell table:formula="of:=MIN([.$H157])" office:value-type="float"/>
          <table:table-cell table:formula="of:=MIN([.$I157])" office:value-type="float"/>
          <table:table-cell table:formula="of:=MIN([.$J157])" office:value-type="float"/>
          <table:table-cell table:formula="of:=MIN([.$K157])" office:value-type="float"/>
          <table:table-cell table:formula="of:=MIN([.$L157])" office:value-type="float"/>
          <table:table-cell table:formula="of:=MIN([.$M157])" office:value-type="float"/>
          <table:table-cell table:formula="of:=MIN([.$N157])" office:value-type="float"/>
          <table:table-cell table:formula="of:=MEDIAN([.$B157])" office:value-type="float"/>
          <table:table-cell table:formula="of:=MEDIAN([.$C157])" office:value-type="float"/>
          <table:table-cell table:formula="of:=MEDIAN([.$D157])" office:value-type="float"/>
          <table:table-cell table:formula="of:=MEDIAN([.$E157])" office:value-type="float"/>
          <table:table-cell table:formula="of:=MEDIAN([.$F157])" office:value-type="float"/>
          <table:table-cell table:formula="of:=MEDIAN([.$G157])" office:value-type="float"/>
          <table:table-cell table:formula="of:=MEDIAN([.$H157])" office:value-type="float"/>
          <table:table-cell table:formula="of:=MEDIAN([.$I157])" office:value-type="float"/>
          <table:table-cell table:formula="of:=MEDIAN([.$J157])" office:value-type="float"/>
          <table:table-cell table:formula="of:=MEDIAN([.$K157])" office:value-type="float"/>
          <table:table-cell table:formula="of:=MEDIAN([.$L157])" office:value-type="float"/>
          <table:table-cell table:formula="of:=MEDIAN([.$M157])" office:value-type="float"/>
          <table:table-cell table:formula="of:=MEDIAN([.$N157])" office:value-type="float"/>
          <table:table-cell table:formula="of:=MAX([.$B157])" office:value-type="float"/>
          <table:table-cell table:formula="of:=MAX([.$C157])" office:value-type="float"/>
          <table:table-cell table:formula="of:=MAX([.$D157])" office:value-type="float"/>
          <table:table-cell table:formula="of:=MAX([.$E157])" office:value-type="float"/>
          <table:table-cell table:formula="of:=MAX([.$F157])" office:value-type="float"/>
          <table:table-cell table:formula="of:=MAX([.$G157])" office:value-type="float"/>
          <table:table-cell table:formula="of:=MAX([.$H157])" office:value-type="float"/>
          <table:table-cell table:formula="of:=MAX([.$I157])" office:value-type="float"/>
          <table:table-cell table:formula="of:=MAX([.$J157])" office:value-type="float"/>
          <table:table-cell table:formula="of:=MAX([.$K157])" office:value-type="float"/>
          <table:table-cell table:formula="of:=MAX([.$L157])" office:value-type="float"/>
          <table:table-cell table:formula="of:=MAX([.$M157])" office:value-type="float"/>
          <table:table-cell table:formula="of:=MAX([.$N157])" office:value-type="float"/>
        </table:table-row>
        <table:table-row table:style-name="ro1">
          <table:table-cell office:value-type="string">
            <text:p>6000/ins_6000_7_0424</text:p>
          </table:table-cell>
          <table:table-cell office:value-type="float" office:value="0.172799"/>
          <table:table-cell office:value-type="float" office:value="0.1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57.0"/>
          <table:table-cell office:value-type="float" office:value="257.0"/>
          <table:table-cell office:value-type="float" office:value="5142.0"/>
          <table:table-cell office:value-type="float" office:value="997.0"/>
          <table:table-cell office:value-type="float" office:value="0.0"/>
          <table:table-cell office:value-type="float" office:value="0.0"/>
          <table:table-cell table:formula="of:=MIN([.$B158])" office:value-type="float"/>
          <table:table-cell table:formula="of:=MIN([.$C158])" office:value-type="float"/>
          <table:table-cell table:formula="of:=MIN([.$D158])" office:value-type="float"/>
          <table:table-cell table:formula="of:=MIN([.$E158])" office:value-type="float"/>
          <table:table-cell table:formula="of:=MIN([.$F158])" office:value-type="float"/>
          <table:table-cell table:formula="of:=MIN([.$G158])" office:value-type="float"/>
          <table:table-cell table:formula="of:=MIN([.$H158])" office:value-type="float"/>
          <table:table-cell table:formula="of:=MIN([.$I158])" office:value-type="float"/>
          <table:table-cell table:formula="of:=MIN([.$J158])" office:value-type="float"/>
          <table:table-cell table:formula="of:=MIN([.$K158])" office:value-type="float"/>
          <table:table-cell table:formula="of:=MIN([.$L158])" office:value-type="float"/>
          <table:table-cell table:formula="of:=MIN([.$M158])" office:value-type="float"/>
          <table:table-cell table:formula="of:=MIN([.$N158])" office:value-type="float"/>
          <table:table-cell table:formula="of:=MEDIAN([.$B158])" office:value-type="float"/>
          <table:table-cell table:formula="of:=MEDIAN([.$C158])" office:value-type="float"/>
          <table:table-cell table:formula="of:=MEDIAN([.$D158])" office:value-type="float"/>
          <table:table-cell table:formula="of:=MEDIAN([.$E158])" office:value-type="float"/>
          <table:table-cell table:formula="of:=MEDIAN([.$F158])" office:value-type="float"/>
          <table:table-cell table:formula="of:=MEDIAN([.$G158])" office:value-type="float"/>
          <table:table-cell table:formula="of:=MEDIAN([.$H158])" office:value-type="float"/>
          <table:table-cell table:formula="of:=MEDIAN([.$I158])" office:value-type="float"/>
          <table:table-cell table:formula="of:=MEDIAN([.$J158])" office:value-type="float"/>
          <table:table-cell table:formula="of:=MEDIAN([.$K158])" office:value-type="float"/>
          <table:table-cell table:formula="of:=MEDIAN([.$L158])" office:value-type="float"/>
          <table:table-cell table:formula="of:=MEDIAN([.$M158])" office:value-type="float"/>
          <table:table-cell table:formula="of:=MEDIAN([.$N158])" office:value-type="float"/>
          <table:table-cell table:formula="of:=MAX([.$B158])" office:value-type="float"/>
          <table:table-cell table:formula="of:=MAX([.$C158])" office:value-type="float"/>
          <table:table-cell table:formula="of:=MAX([.$D158])" office:value-type="float"/>
          <table:table-cell table:formula="of:=MAX([.$E158])" office:value-type="float"/>
          <table:table-cell table:formula="of:=MAX([.$F158])" office:value-type="float"/>
          <table:table-cell table:formula="of:=MAX([.$G158])" office:value-type="float"/>
          <table:table-cell table:formula="of:=MAX([.$H158])" office:value-type="float"/>
          <table:table-cell table:formula="of:=MAX([.$I158])" office:value-type="float"/>
          <table:table-cell table:formula="of:=MAX([.$J158])" office:value-type="float"/>
          <table:table-cell table:formula="of:=MAX([.$K158])" office:value-type="float"/>
          <table:table-cell table:formula="of:=MAX([.$L158])" office:value-type="float"/>
          <table:table-cell table:formula="of:=MAX([.$M158])" office:value-type="float"/>
          <table:table-cell table:formula="of:=MAX([.$N158])" office:value-type="float"/>
        </table:table-row>
        <table:table-row table:style-name="ro1">
          <table:table-cell office:value-type="string">
            <text:p>6000/ins_6000_7_0434</text:p>
          </table:table-cell>
          <table:table-cell office:value-type="float" office:value="0.178255"/>
          <table:table-cell office:value-type="float" office:value="0.16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62.0"/>
          <table:table-cell office:value-type="float" office:value="462.0"/>
          <table:table-cell office:value-type="float" office:value="5119.0"/>
          <table:table-cell office:value-type="float" office:value="1244.0"/>
          <table:table-cell office:value-type="float" office:value="0.0"/>
          <table:table-cell office:value-type="float" office:value="0.0"/>
          <table:table-cell table:formula="of:=MIN([.$B159])" office:value-type="float"/>
          <table:table-cell table:formula="of:=MIN([.$C159])" office:value-type="float"/>
          <table:table-cell table:formula="of:=MIN([.$D159])" office:value-type="float"/>
          <table:table-cell table:formula="of:=MIN([.$E159])" office:value-type="float"/>
          <table:table-cell table:formula="of:=MIN([.$F159])" office:value-type="float"/>
          <table:table-cell table:formula="of:=MIN([.$G159])" office:value-type="float"/>
          <table:table-cell table:formula="of:=MIN([.$H159])" office:value-type="float"/>
          <table:table-cell table:formula="of:=MIN([.$I159])" office:value-type="float"/>
          <table:table-cell table:formula="of:=MIN([.$J159])" office:value-type="float"/>
          <table:table-cell table:formula="of:=MIN([.$K159])" office:value-type="float"/>
          <table:table-cell table:formula="of:=MIN([.$L159])" office:value-type="float"/>
          <table:table-cell table:formula="of:=MIN([.$M159])" office:value-type="float"/>
          <table:table-cell table:formula="of:=MIN([.$N159])" office:value-type="float"/>
          <table:table-cell table:formula="of:=MEDIAN([.$B159])" office:value-type="float"/>
          <table:table-cell table:formula="of:=MEDIAN([.$C159])" office:value-type="float"/>
          <table:table-cell table:formula="of:=MEDIAN([.$D159])" office:value-type="float"/>
          <table:table-cell table:formula="of:=MEDIAN([.$E159])" office:value-type="float"/>
          <table:table-cell table:formula="of:=MEDIAN([.$F159])" office:value-type="float"/>
          <table:table-cell table:formula="of:=MEDIAN([.$G159])" office:value-type="float"/>
          <table:table-cell table:formula="of:=MEDIAN([.$H159])" office:value-type="float"/>
          <table:table-cell table:formula="of:=MEDIAN([.$I159])" office:value-type="float"/>
          <table:table-cell table:formula="of:=MEDIAN([.$J159])" office:value-type="float"/>
          <table:table-cell table:formula="of:=MEDIAN([.$K159])" office:value-type="float"/>
          <table:table-cell table:formula="of:=MEDIAN([.$L159])" office:value-type="float"/>
          <table:table-cell table:formula="of:=MEDIAN([.$M159])" office:value-type="float"/>
          <table:table-cell table:formula="of:=MEDIAN([.$N159])" office:value-type="float"/>
          <table:table-cell table:formula="of:=MAX([.$B159])" office:value-type="float"/>
          <table:table-cell table:formula="of:=MAX([.$C159])" office:value-type="float"/>
          <table:table-cell table:formula="of:=MAX([.$D159])" office:value-type="float"/>
          <table:table-cell table:formula="of:=MAX([.$E159])" office:value-type="float"/>
          <table:table-cell table:formula="of:=MAX([.$F159])" office:value-type="float"/>
          <table:table-cell table:formula="of:=MAX([.$G159])" office:value-type="float"/>
          <table:table-cell table:formula="of:=MAX([.$H159])" office:value-type="float"/>
          <table:table-cell table:formula="of:=MAX([.$I159])" office:value-type="float"/>
          <table:table-cell table:formula="of:=MAX([.$J159])" office:value-type="float"/>
          <table:table-cell table:formula="of:=MAX([.$K159])" office:value-type="float"/>
          <table:table-cell table:formula="of:=MAX([.$L159])" office:value-type="float"/>
          <table:table-cell table:formula="of:=MAX([.$M159])" office:value-type="float"/>
          <table:table-cell table:formula="of:=MAX([.$N159])" office:value-type="float"/>
        </table:table-row>
        <table:table-row table:style-name="ro1">
          <table:table-cell office:value-type="string">
            <text:p>6000/ins_6000_7_0444</text:p>
          </table:table-cell>
          <table:table-cell office:value-type="float" office:value="0.205291"/>
          <table:table-cell office:value-type="float" office:value="0.194"/>
          <table:table-cell office:value-type="float" office:value="0.03"/>
          <table:table-cell office:value-type="float" office:value="100.0"/>
          <table:table-cell office:value-type="float" office:value="0.0"/>
          <table:table-cell office:value-type="float" office:value="0.0"/>
          <table:table-cell office:value-type="float" office:value="161.0"/>
          <table:table-cell office:value-type="float" office:value="20316.0"/>
          <table:table-cell office:value-type="float" office:value="20316.0"/>
          <table:table-cell office:value-type="float" office:value="5563.0"/>
          <table:table-cell office:value-type="float" office:value="1334.0"/>
          <table:table-cell office:value-type="float" office:value="0.0"/>
          <table:table-cell office:value-type="float" office:value="0.0"/>
          <table:table-cell table:formula="of:=MIN([.$B160])" office:value-type="float"/>
          <table:table-cell table:formula="of:=MIN([.$C160])" office:value-type="float"/>
          <table:table-cell table:formula="of:=MIN([.$D160])" office:value-type="float"/>
          <table:table-cell table:formula="of:=MIN([.$E160])" office:value-type="float"/>
          <table:table-cell table:formula="of:=MIN([.$F160])" office:value-type="float"/>
          <table:table-cell table:formula="of:=MIN([.$G160])" office:value-type="float"/>
          <table:table-cell table:formula="of:=MIN([.$H160])" office:value-type="float"/>
          <table:table-cell table:formula="of:=MIN([.$I160])" office:value-type="float"/>
          <table:table-cell table:formula="of:=MIN([.$J160])" office:value-type="float"/>
          <table:table-cell table:formula="of:=MIN([.$K160])" office:value-type="float"/>
          <table:table-cell table:formula="of:=MIN([.$L160])" office:value-type="float"/>
          <table:table-cell table:formula="of:=MIN([.$M160])" office:value-type="float"/>
          <table:table-cell table:formula="of:=MIN([.$N160])" office:value-type="float"/>
          <table:table-cell table:formula="of:=MEDIAN([.$B160])" office:value-type="float"/>
          <table:table-cell table:formula="of:=MEDIAN([.$C160])" office:value-type="float"/>
          <table:table-cell table:formula="of:=MEDIAN([.$D160])" office:value-type="float"/>
          <table:table-cell table:formula="of:=MEDIAN([.$E160])" office:value-type="float"/>
          <table:table-cell table:formula="of:=MEDIAN([.$F160])" office:value-type="float"/>
          <table:table-cell table:formula="of:=MEDIAN([.$G160])" office:value-type="float"/>
          <table:table-cell table:formula="of:=MEDIAN([.$H160])" office:value-type="float"/>
          <table:table-cell table:formula="of:=MEDIAN([.$I160])" office:value-type="float"/>
          <table:table-cell table:formula="of:=MEDIAN([.$J160])" office:value-type="float"/>
          <table:table-cell table:formula="of:=MEDIAN([.$K160])" office:value-type="float"/>
          <table:table-cell table:formula="of:=MEDIAN([.$L160])" office:value-type="float"/>
          <table:table-cell table:formula="of:=MEDIAN([.$M160])" office:value-type="float"/>
          <table:table-cell table:formula="of:=MEDIAN([.$N160])" office:value-type="float"/>
          <table:table-cell table:formula="of:=MAX([.$B160])" office:value-type="float"/>
          <table:table-cell table:formula="of:=MAX([.$C160])" office:value-type="float"/>
          <table:table-cell table:formula="of:=MAX([.$D160])" office:value-type="float"/>
          <table:table-cell table:formula="of:=MAX([.$E160])" office:value-type="float"/>
          <table:table-cell table:formula="of:=MAX([.$F160])" office:value-type="float"/>
          <table:table-cell table:formula="of:=MAX([.$G160])" office:value-type="float"/>
          <table:table-cell table:formula="of:=MAX([.$H160])" office:value-type="float"/>
          <table:table-cell table:formula="of:=MAX([.$I160])" office:value-type="float"/>
          <table:table-cell table:formula="of:=MAX([.$J160])" office:value-type="float"/>
          <table:table-cell table:formula="of:=MAX([.$K160])" office:value-type="float"/>
          <table:table-cell table:formula="of:=MAX([.$L160])" office:value-type="float"/>
          <table:table-cell table:formula="of:=MAX([.$M160])" office:value-type="float"/>
          <table:table-cell table:formula="of:=MAX([.$N160])" office:value-type="float"/>
        </table:table-row>
        <table:table-row table:style-name="ro1">
          <table:table-cell office:value-type="string">
            <text:p>6000/ins_6000_7_0454</text:p>
          </table:table-cell>
          <table:table-cell office:value-type="float" office:value="0.167461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389.0"/>
          <table:table-cell office:value-type="float" office:value="389.0"/>
          <table:table-cell office:value-type="float" office:value="5097.0"/>
          <table:table-cell office:value-type="float" office:value="1306.0"/>
          <table:table-cell office:value-type="float" office:value="0.0"/>
          <table:table-cell office:value-type="float" office:value="0.0"/>
          <table:table-cell table:formula="of:=MIN([.$B161])" office:value-type="float"/>
          <table:table-cell table:formula="of:=MIN([.$C161])" office:value-type="float"/>
          <table:table-cell table:formula="of:=MIN([.$D161])" office:value-type="float"/>
          <table:table-cell table:formula="of:=MIN([.$E161])" office:value-type="float"/>
          <table:table-cell table:formula="of:=MIN([.$F161])" office:value-type="float"/>
          <table:table-cell table:formula="of:=MIN([.$G161])" office:value-type="float"/>
          <table:table-cell table:formula="of:=MIN([.$H161])" office:value-type="float"/>
          <table:table-cell table:formula="of:=MIN([.$I161])" office:value-type="float"/>
          <table:table-cell table:formula="of:=MIN([.$J161])" office:value-type="float"/>
          <table:table-cell table:formula="of:=MIN([.$K161])" office:value-type="float"/>
          <table:table-cell table:formula="of:=MIN([.$L161])" office:value-type="float"/>
          <table:table-cell table:formula="of:=MIN([.$M161])" office:value-type="float"/>
          <table:table-cell table:formula="of:=MIN([.$N161])" office:value-type="float"/>
          <table:table-cell table:formula="of:=MEDIAN([.$B161])" office:value-type="float"/>
          <table:table-cell table:formula="of:=MEDIAN([.$C161])" office:value-type="float"/>
          <table:table-cell table:formula="of:=MEDIAN([.$D161])" office:value-type="float"/>
          <table:table-cell table:formula="of:=MEDIAN([.$E161])" office:value-type="float"/>
          <table:table-cell table:formula="of:=MEDIAN([.$F161])" office:value-type="float"/>
          <table:table-cell table:formula="of:=MEDIAN([.$G161])" office:value-type="float"/>
          <table:table-cell table:formula="of:=MEDIAN([.$H161])" office:value-type="float"/>
          <table:table-cell table:formula="of:=MEDIAN([.$I161])" office:value-type="float"/>
          <table:table-cell table:formula="of:=MEDIAN([.$J161])" office:value-type="float"/>
          <table:table-cell table:formula="of:=MEDIAN([.$K161])" office:value-type="float"/>
          <table:table-cell table:formula="of:=MEDIAN([.$L161])" office:value-type="float"/>
          <table:table-cell table:formula="of:=MEDIAN([.$M161])" office:value-type="float"/>
          <table:table-cell table:formula="of:=MEDIAN([.$N161])" office:value-type="float"/>
          <table:table-cell table:formula="of:=MAX([.$B161])" office:value-type="float"/>
          <table:table-cell table:formula="of:=MAX([.$C161])" office:value-type="float"/>
          <table:table-cell table:formula="of:=MAX([.$D161])" office:value-type="float"/>
          <table:table-cell table:formula="of:=MAX([.$E161])" office:value-type="float"/>
          <table:table-cell table:formula="of:=MAX([.$F161])" office:value-type="float"/>
          <table:table-cell table:formula="of:=MAX([.$G161])" office:value-type="float"/>
          <table:table-cell table:formula="of:=MAX([.$H161])" office:value-type="float"/>
          <table:table-cell table:formula="of:=MAX([.$I161])" office:value-type="float"/>
          <table:table-cell table:formula="of:=MAX([.$J161])" office:value-type="float"/>
          <table:table-cell table:formula="of:=MAX([.$K161])" office:value-type="float"/>
          <table:table-cell table:formula="of:=MAX([.$L161])" office:value-type="float"/>
          <table:table-cell table:formula="of:=MAX([.$M161])" office:value-type="float"/>
          <table:table-cell table:formula="of:=MAX([.$N161])" office:value-type="float"/>
        </table:table-row>
        <table:table-row table:style-name="ro1">
          <table:table-cell office:value-type="string">
            <text:p>6000/ins_6000_7_0464</text:p>
          </table:table-cell>
          <table:table-cell office:value-type="float" office:value="0.17901"/>
          <table:table-cell office:value-type="float" office:value="0.16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42.0"/>
          <table:table-cell office:value-type="float" office:value="342.0"/>
          <table:table-cell office:value-type="float" office:value="5146.0"/>
          <table:table-cell office:value-type="float" office:value="1170.0"/>
          <table:table-cell office:value-type="float" office:value="0.0"/>
          <table:table-cell office:value-type="float" office:value="0.0"/>
          <table:table-cell table:formula="of:=MIN([.$B162])" office:value-type="float"/>
          <table:table-cell table:formula="of:=MIN([.$C162])" office:value-type="float"/>
          <table:table-cell table:formula="of:=MIN([.$D162])" office:value-type="float"/>
          <table:table-cell table:formula="of:=MIN([.$E162])" office:value-type="float"/>
          <table:table-cell table:formula="of:=MIN([.$F162])" office:value-type="float"/>
          <table:table-cell table:formula="of:=MIN([.$G162])" office:value-type="float"/>
          <table:table-cell table:formula="of:=MIN([.$H162])" office:value-type="float"/>
          <table:table-cell table:formula="of:=MIN([.$I162])" office:value-type="float"/>
          <table:table-cell table:formula="of:=MIN([.$J162])" office:value-type="float"/>
          <table:table-cell table:formula="of:=MIN([.$K162])" office:value-type="float"/>
          <table:table-cell table:formula="of:=MIN([.$L162])" office:value-type="float"/>
          <table:table-cell table:formula="of:=MIN([.$M162])" office:value-type="float"/>
          <table:table-cell table:formula="of:=MIN([.$N162])" office:value-type="float"/>
          <table:table-cell table:formula="of:=MEDIAN([.$B162])" office:value-type="float"/>
          <table:table-cell table:formula="of:=MEDIAN([.$C162])" office:value-type="float"/>
          <table:table-cell table:formula="of:=MEDIAN([.$D162])" office:value-type="float"/>
          <table:table-cell table:formula="of:=MEDIAN([.$E162])" office:value-type="float"/>
          <table:table-cell table:formula="of:=MEDIAN([.$F162])" office:value-type="float"/>
          <table:table-cell table:formula="of:=MEDIAN([.$G162])" office:value-type="float"/>
          <table:table-cell table:formula="of:=MEDIAN([.$H162])" office:value-type="float"/>
          <table:table-cell table:formula="of:=MEDIAN([.$I162])" office:value-type="float"/>
          <table:table-cell table:formula="of:=MEDIAN([.$J162])" office:value-type="float"/>
          <table:table-cell table:formula="of:=MEDIAN([.$K162])" office:value-type="float"/>
          <table:table-cell table:formula="of:=MEDIAN([.$L162])" office:value-type="float"/>
          <table:table-cell table:formula="of:=MEDIAN([.$M162])" office:value-type="float"/>
          <table:table-cell table:formula="of:=MEDIAN([.$N162])" office:value-type="float"/>
          <table:table-cell table:formula="of:=MAX([.$B162])" office:value-type="float"/>
          <table:table-cell table:formula="of:=MAX([.$C162])" office:value-type="float"/>
          <table:table-cell table:formula="of:=MAX([.$D162])" office:value-type="float"/>
          <table:table-cell table:formula="of:=MAX([.$E162])" office:value-type="float"/>
          <table:table-cell table:formula="of:=MAX([.$F162])" office:value-type="float"/>
          <table:table-cell table:formula="of:=MAX([.$G162])" office:value-type="float"/>
          <table:table-cell table:formula="of:=MAX([.$H162])" office:value-type="float"/>
          <table:table-cell table:formula="of:=MAX([.$I162])" office:value-type="float"/>
          <table:table-cell table:formula="of:=MAX([.$J162])" office:value-type="float"/>
          <table:table-cell table:formula="of:=MAX([.$K162])" office:value-type="float"/>
          <table:table-cell table:formula="of:=MAX([.$L162])" office:value-type="float"/>
          <table:table-cell table:formula="of:=MAX([.$M162])" office:value-type="float"/>
          <table:table-cell table:formula="of:=MAX([.$N162])" office:value-type="float"/>
        </table:table-row>
        <table:table-row table:style-name="ro1">
          <table:table-cell office:value-type="string">
            <text:p>6000/ins_6000_7_0474</text:p>
          </table:table-cell>
          <table:table-cell office:value-type="float" office:value="0.185608"/>
          <table:table-cell office:value-type="float" office:value="0.175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634.0"/>
          <table:table-cell office:value-type="float" office:value="634.0"/>
          <table:table-cell office:value-type="float" office:value="5285.0"/>
          <table:table-cell office:value-type="float" office:value="1042.0"/>
          <table:table-cell office:value-type="float" office:value="0.0"/>
          <table:table-cell office:value-type="float" office:value="0.0"/>
          <table:table-cell table:formula="of:=MIN([.$B163])" office:value-type="float"/>
          <table:table-cell table:formula="of:=MIN([.$C163])" office:value-type="float"/>
          <table:table-cell table:formula="of:=MIN([.$D163])" office:value-type="float"/>
          <table:table-cell table:formula="of:=MIN([.$E163])" office:value-type="float"/>
          <table:table-cell table:formula="of:=MIN([.$F163])" office:value-type="float"/>
          <table:table-cell table:formula="of:=MIN([.$G163])" office:value-type="float"/>
          <table:table-cell table:formula="of:=MIN([.$H163])" office:value-type="float"/>
          <table:table-cell table:formula="of:=MIN([.$I163])" office:value-type="float"/>
          <table:table-cell table:formula="of:=MIN([.$J163])" office:value-type="float"/>
          <table:table-cell table:formula="of:=MIN([.$K163])" office:value-type="float"/>
          <table:table-cell table:formula="of:=MIN([.$L163])" office:value-type="float"/>
          <table:table-cell table:formula="of:=MIN([.$M163])" office:value-type="float"/>
          <table:table-cell table:formula="of:=MIN([.$N163])" office:value-type="float"/>
          <table:table-cell table:formula="of:=MEDIAN([.$B163])" office:value-type="float"/>
          <table:table-cell table:formula="of:=MEDIAN([.$C163])" office:value-type="float"/>
          <table:table-cell table:formula="of:=MEDIAN([.$D163])" office:value-type="float"/>
          <table:table-cell table:formula="of:=MEDIAN([.$E163])" office:value-type="float"/>
          <table:table-cell table:formula="of:=MEDIAN([.$F163])" office:value-type="float"/>
          <table:table-cell table:formula="of:=MEDIAN([.$G163])" office:value-type="float"/>
          <table:table-cell table:formula="of:=MEDIAN([.$H163])" office:value-type="float"/>
          <table:table-cell table:formula="of:=MEDIAN([.$I163])" office:value-type="float"/>
          <table:table-cell table:formula="of:=MEDIAN([.$J163])" office:value-type="float"/>
          <table:table-cell table:formula="of:=MEDIAN([.$K163])" office:value-type="float"/>
          <table:table-cell table:formula="of:=MEDIAN([.$L163])" office:value-type="float"/>
          <table:table-cell table:formula="of:=MEDIAN([.$M163])" office:value-type="float"/>
          <table:table-cell table:formula="of:=MEDIAN([.$N163])" office:value-type="float"/>
          <table:table-cell table:formula="of:=MAX([.$B163])" office:value-type="float"/>
          <table:table-cell table:formula="of:=MAX([.$C163])" office:value-type="float"/>
          <table:table-cell table:formula="of:=MAX([.$D163])" office:value-type="float"/>
          <table:table-cell table:formula="of:=MAX([.$E163])" office:value-type="float"/>
          <table:table-cell table:formula="of:=MAX([.$F163])" office:value-type="float"/>
          <table:table-cell table:formula="of:=MAX([.$G163])" office:value-type="float"/>
          <table:table-cell table:formula="of:=MAX([.$H163])" office:value-type="float"/>
          <table:table-cell table:formula="of:=MAX([.$I163])" office:value-type="float"/>
          <table:table-cell table:formula="of:=MAX([.$J163])" office:value-type="float"/>
          <table:table-cell table:formula="of:=MAX([.$K163])" office:value-type="float"/>
          <table:table-cell table:formula="of:=MAX([.$L163])" office:value-type="float"/>
          <table:table-cell table:formula="of:=MAX([.$M163])" office:value-type="float"/>
          <table:table-cell table:formula="of:=MAX([.$N163])" office:value-type="float"/>
        </table:table-row>
        <table:table-row table:style-name="ro1">
          <table:table-cell office:value-type="string">
            <text:p>6000/ins_6000_7_0484</text:p>
          </table:table-cell>
          <table:table-cell office:value-type="float" office:value="0.193966"/>
          <table:table-cell office:value-type="float" office:value="0.184"/>
          <table:table-cell office:value-type="float" office:value="0.05"/>
          <table:table-cell office:value-type="float" office:value="96.0"/>
          <table:table-cell office:value-type="float" office:value="0.0"/>
          <table:table-cell office:value-type="float" office:value="1.0"/>
          <table:table-cell office:value-type="float" office:value="239.0"/>
          <table:table-cell office:value-type="float" office:value="34107.0"/>
          <table:table-cell office:value-type="float" office:value="34107.0"/>
          <table:table-cell office:value-type="float" office:value="4400.0"/>
          <table:table-cell office:value-type="float" office:value="3011.0"/>
          <table:table-cell office:value-type="float" office:value="0.0"/>
          <table:table-cell office:value-type="float" office:value="0.0"/>
          <table:table-cell table:formula="of:=MIN([.$B164])" office:value-type="float"/>
          <table:table-cell table:formula="of:=MIN([.$C164])" office:value-type="float"/>
          <table:table-cell table:formula="of:=MIN([.$D164])" office:value-type="float"/>
          <table:table-cell table:formula="of:=MIN([.$E164])" office:value-type="float"/>
          <table:table-cell table:formula="of:=MIN([.$F164])" office:value-type="float"/>
          <table:table-cell table:formula="of:=MIN([.$G164])" office:value-type="float"/>
          <table:table-cell table:formula="of:=MIN([.$H164])" office:value-type="float"/>
          <table:table-cell table:formula="of:=MIN([.$I164])" office:value-type="float"/>
          <table:table-cell table:formula="of:=MIN([.$J164])" office:value-type="float"/>
          <table:table-cell table:formula="of:=MIN([.$K164])" office:value-type="float"/>
          <table:table-cell table:formula="of:=MIN([.$L164])" office:value-type="float"/>
          <table:table-cell table:formula="of:=MIN([.$M164])" office:value-type="float"/>
          <table:table-cell table:formula="of:=MIN([.$N164])" office:value-type="float"/>
          <table:table-cell table:formula="of:=MEDIAN([.$B164])" office:value-type="float"/>
          <table:table-cell table:formula="of:=MEDIAN([.$C164])" office:value-type="float"/>
          <table:table-cell table:formula="of:=MEDIAN([.$D164])" office:value-type="float"/>
          <table:table-cell table:formula="of:=MEDIAN([.$E164])" office:value-type="float"/>
          <table:table-cell table:formula="of:=MEDIAN([.$F164])" office:value-type="float"/>
          <table:table-cell table:formula="of:=MEDIAN([.$G164])" office:value-type="float"/>
          <table:table-cell table:formula="of:=MEDIAN([.$H164])" office:value-type="float"/>
          <table:table-cell table:formula="of:=MEDIAN([.$I164])" office:value-type="float"/>
          <table:table-cell table:formula="of:=MEDIAN([.$J164])" office:value-type="float"/>
          <table:table-cell table:formula="of:=MEDIAN([.$K164])" office:value-type="float"/>
          <table:table-cell table:formula="of:=MEDIAN([.$L164])" office:value-type="float"/>
          <table:table-cell table:formula="of:=MEDIAN([.$M164])" office:value-type="float"/>
          <table:table-cell table:formula="of:=MEDIAN([.$N164])" office:value-type="float"/>
          <table:table-cell table:formula="of:=MAX([.$B164])" office:value-type="float"/>
          <table:table-cell table:formula="of:=MAX([.$C164])" office:value-type="float"/>
          <table:table-cell table:formula="of:=MAX([.$D164])" office:value-type="float"/>
          <table:table-cell table:formula="of:=MAX([.$E164])" office:value-type="float"/>
          <table:table-cell table:formula="of:=MAX([.$F164])" office:value-type="float"/>
          <table:table-cell table:formula="of:=MAX([.$G164])" office:value-type="float"/>
          <table:table-cell table:formula="of:=MAX([.$H164])" office:value-type="float"/>
          <table:table-cell table:formula="of:=MAX([.$I164])" office:value-type="float"/>
          <table:table-cell table:formula="of:=MAX([.$J164])" office:value-type="float"/>
          <table:table-cell table:formula="of:=MAX([.$K164])" office:value-type="float"/>
          <table:table-cell table:formula="of:=MAX([.$L164])" office:value-type="float"/>
          <table:table-cell table:formula="of:=MAX([.$M164])" office:value-type="float"/>
          <table:table-cell table:formula="of:=MAX([.$N164])" office:value-type="float"/>
        </table:table-row>
        <table:table-row table:style-name="ro1">
          <table:table-cell office:value-type="string">
            <text:p>6000/ins_6000_8_0404</text:p>
          </table:table-cell>
          <table:table-cell office:value-type="float" office:value="0.177196"/>
          <table:table-cell office:value-type="float" office:value="0.166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3428.0"/>
          <table:table-cell office:value-type="float" office:value="3428.0"/>
          <table:table-cell office:value-type="float" office:value="5468.0"/>
          <table:table-cell office:value-type="float" office:value="1709.0"/>
          <table:table-cell office:value-type="float" office:value="0.0"/>
          <table:table-cell office:value-type="float" office:value="0.0"/>
          <table:table-cell table:formula="of:=MIN([.$B165])" office:value-type="float"/>
          <table:table-cell table:formula="of:=MIN([.$C165])" office:value-type="float"/>
          <table:table-cell table:formula="of:=MIN([.$D165])" office:value-type="float"/>
          <table:table-cell table:formula="of:=MIN([.$E165])" office:value-type="float"/>
          <table:table-cell table:formula="of:=MIN([.$F165])" office:value-type="float"/>
          <table:table-cell table:formula="of:=MIN([.$G165])" office:value-type="float"/>
          <table:table-cell table:formula="of:=MIN([.$H165])" office:value-type="float"/>
          <table:table-cell table:formula="of:=MIN([.$I165])" office:value-type="float"/>
          <table:table-cell table:formula="of:=MIN([.$J165])" office:value-type="float"/>
          <table:table-cell table:formula="of:=MIN([.$K165])" office:value-type="float"/>
          <table:table-cell table:formula="of:=MIN([.$L165])" office:value-type="float"/>
          <table:table-cell table:formula="of:=MIN([.$M165])" office:value-type="float"/>
          <table:table-cell table:formula="of:=MIN([.$N165])" office:value-type="float"/>
          <table:table-cell table:formula="of:=MEDIAN([.$B165])" office:value-type="float"/>
          <table:table-cell table:formula="of:=MEDIAN([.$C165])" office:value-type="float"/>
          <table:table-cell table:formula="of:=MEDIAN([.$D165])" office:value-type="float"/>
          <table:table-cell table:formula="of:=MEDIAN([.$E165])" office:value-type="float"/>
          <table:table-cell table:formula="of:=MEDIAN([.$F165])" office:value-type="float"/>
          <table:table-cell table:formula="of:=MEDIAN([.$G165])" office:value-type="float"/>
          <table:table-cell table:formula="of:=MEDIAN([.$H165])" office:value-type="float"/>
          <table:table-cell table:formula="of:=MEDIAN([.$I165])" office:value-type="float"/>
          <table:table-cell table:formula="of:=MEDIAN([.$J165])" office:value-type="float"/>
          <table:table-cell table:formula="of:=MEDIAN([.$K165])" office:value-type="float"/>
          <table:table-cell table:formula="of:=MEDIAN([.$L165])" office:value-type="float"/>
          <table:table-cell table:formula="of:=MEDIAN([.$M165])" office:value-type="float"/>
          <table:table-cell table:formula="of:=MEDIAN([.$N165])" office:value-type="float"/>
          <table:table-cell table:formula="of:=MAX([.$B165])" office:value-type="float"/>
          <table:table-cell table:formula="of:=MAX([.$C165])" office:value-type="float"/>
          <table:table-cell table:formula="of:=MAX([.$D165])" office:value-type="float"/>
          <table:table-cell table:formula="of:=MAX([.$E165])" office:value-type="float"/>
          <table:table-cell table:formula="of:=MAX([.$F165])" office:value-type="float"/>
          <table:table-cell table:formula="of:=MAX([.$G165])" office:value-type="float"/>
          <table:table-cell table:formula="of:=MAX([.$H165])" office:value-type="float"/>
          <table:table-cell table:formula="of:=MAX([.$I165])" office:value-type="float"/>
          <table:table-cell table:formula="of:=MAX([.$J165])" office:value-type="float"/>
          <table:table-cell table:formula="of:=MAX([.$K165])" office:value-type="float"/>
          <table:table-cell table:formula="of:=MAX([.$L165])" office:value-type="float"/>
          <table:table-cell table:formula="of:=MAX([.$M165])" office:value-type="float"/>
          <table:table-cell table:formula="of:=MAX([.$N165])" office:value-type="float"/>
        </table:table-row>
        <table:table-row table:style-name="ro1">
          <table:table-cell office:value-type="string">
            <text:p>6000/ins_6000_8_0414</text:p>
          </table:table-cell>
          <table:table-cell office:value-type="float" office:value="0.189704"/>
          <table:table-cell office:value-type="float" office:value="0.179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799.0"/>
          <table:table-cell office:value-type="float" office:value="1799.0"/>
          <table:table-cell office:value-type="float" office:value="5225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66])" office:value-type="float"/>
          <table:table-cell table:formula="of:=MIN([.$C166])" office:value-type="float"/>
          <table:table-cell table:formula="of:=MIN([.$D166])" office:value-type="float"/>
          <table:table-cell table:formula="of:=MIN([.$E166])" office:value-type="float"/>
          <table:table-cell table:formula="of:=MIN([.$F166])" office:value-type="float"/>
          <table:table-cell table:formula="of:=MIN([.$G166])" office:value-type="float"/>
          <table:table-cell table:formula="of:=MIN([.$H166])" office:value-type="float"/>
          <table:table-cell table:formula="of:=MIN([.$I166])" office:value-type="float"/>
          <table:table-cell table:formula="of:=MIN([.$J166])" office:value-type="float"/>
          <table:table-cell table:formula="of:=MIN([.$K166])" office:value-type="float"/>
          <table:table-cell table:formula="of:=MIN([.$L166])" office:value-type="float"/>
          <table:table-cell table:formula="of:=MIN([.$M166])" office:value-type="float"/>
          <table:table-cell table:formula="of:=MIN([.$N166])" office:value-type="float"/>
          <table:table-cell table:formula="of:=MEDIAN([.$B166])" office:value-type="float"/>
          <table:table-cell table:formula="of:=MEDIAN([.$C166])" office:value-type="float"/>
          <table:table-cell table:formula="of:=MEDIAN([.$D166])" office:value-type="float"/>
          <table:table-cell table:formula="of:=MEDIAN([.$E166])" office:value-type="float"/>
          <table:table-cell table:formula="of:=MEDIAN([.$F166])" office:value-type="float"/>
          <table:table-cell table:formula="of:=MEDIAN([.$G166])" office:value-type="float"/>
          <table:table-cell table:formula="of:=MEDIAN([.$H166])" office:value-type="float"/>
          <table:table-cell table:formula="of:=MEDIAN([.$I166])" office:value-type="float"/>
          <table:table-cell table:formula="of:=MEDIAN([.$J166])" office:value-type="float"/>
          <table:table-cell table:formula="of:=MEDIAN([.$K166])" office:value-type="float"/>
          <table:table-cell table:formula="of:=MEDIAN([.$L166])" office:value-type="float"/>
          <table:table-cell table:formula="of:=MEDIAN([.$M166])" office:value-type="float"/>
          <table:table-cell table:formula="of:=MEDIAN([.$N166])" office:value-type="float"/>
          <table:table-cell table:formula="of:=MAX([.$B166])" office:value-type="float"/>
          <table:table-cell table:formula="of:=MAX([.$C166])" office:value-type="float"/>
          <table:table-cell table:formula="of:=MAX([.$D166])" office:value-type="float"/>
          <table:table-cell table:formula="of:=MAX([.$E166])" office:value-type="float"/>
          <table:table-cell table:formula="of:=MAX([.$F166])" office:value-type="float"/>
          <table:table-cell table:formula="of:=MAX([.$G166])" office:value-type="float"/>
          <table:table-cell table:formula="of:=MAX([.$H166])" office:value-type="float"/>
          <table:table-cell table:formula="of:=MAX([.$I166])" office:value-type="float"/>
          <table:table-cell table:formula="of:=MAX([.$J166])" office:value-type="float"/>
          <table:table-cell table:formula="of:=MAX([.$K166])" office:value-type="float"/>
          <table:table-cell table:formula="of:=MAX([.$L166])" office:value-type="float"/>
          <table:table-cell table:formula="of:=MAX([.$M166])" office:value-type="float"/>
          <table:table-cell table:formula="of:=MAX([.$N166])" office:value-type="float"/>
        </table:table-row>
        <table:table-row table:style-name="ro1">
          <table:table-cell office:value-type="string">
            <text:p>6000/ins_6000_8_0424</text:p>
          </table:table-cell>
          <table:table-cell office:value-type="float" office:value="0.188062"/>
          <table:table-cell office:value-type="float" office:value="0.1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492.0"/>
          <table:table-cell office:value-type="float" office:value="492.0"/>
          <table:table-cell office:value-type="float" office:value="5331.0"/>
          <table:table-cell office:value-type="float" office:value="1453.0"/>
          <table:table-cell office:value-type="float" office:value="0.0"/>
          <table:table-cell office:value-type="float" office:value="0.0"/>
          <table:table-cell table:formula="of:=MIN([.$B167])" office:value-type="float"/>
          <table:table-cell table:formula="of:=MIN([.$C167])" office:value-type="float"/>
          <table:table-cell table:formula="of:=MIN([.$D167])" office:value-type="float"/>
          <table:table-cell table:formula="of:=MIN([.$E167])" office:value-type="float"/>
          <table:table-cell table:formula="of:=MIN([.$F167])" office:value-type="float"/>
          <table:table-cell table:formula="of:=MIN([.$G167])" office:value-type="float"/>
          <table:table-cell table:formula="of:=MIN([.$H167])" office:value-type="float"/>
          <table:table-cell table:formula="of:=MIN([.$I167])" office:value-type="float"/>
          <table:table-cell table:formula="of:=MIN([.$J167])" office:value-type="float"/>
          <table:table-cell table:formula="of:=MIN([.$K167])" office:value-type="float"/>
          <table:table-cell table:formula="of:=MIN([.$L167])" office:value-type="float"/>
          <table:table-cell table:formula="of:=MIN([.$M167])" office:value-type="float"/>
          <table:table-cell table:formula="of:=MIN([.$N167])" office:value-type="float"/>
          <table:table-cell table:formula="of:=MEDIAN([.$B167])" office:value-type="float"/>
          <table:table-cell table:formula="of:=MEDIAN([.$C167])" office:value-type="float"/>
          <table:table-cell table:formula="of:=MEDIAN([.$D167])" office:value-type="float"/>
          <table:table-cell table:formula="of:=MEDIAN([.$E167])" office:value-type="float"/>
          <table:table-cell table:formula="of:=MEDIAN([.$F167])" office:value-type="float"/>
          <table:table-cell table:formula="of:=MEDIAN([.$G167])" office:value-type="float"/>
          <table:table-cell table:formula="of:=MEDIAN([.$H167])" office:value-type="float"/>
          <table:table-cell table:formula="of:=MEDIAN([.$I167])" office:value-type="float"/>
          <table:table-cell table:formula="of:=MEDIAN([.$J167])" office:value-type="float"/>
          <table:table-cell table:formula="of:=MEDIAN([.$K167])" office:value-type="float"/>
          <table:table-cell table:formula="of:=MEDIAN([.$L167])" office:value-type="float"/>
          <table:table-cell table:formula="of:=MEDIAN([.$M167])" office:value-type="float"/>
          <table:table-cell table:formula="of:=MEDIAN([.$N167])" office:value-type="float"/>
          <table:table-cell table:formula="of:=MAX([.$B167])" office:value-type="float"/>
          <table:table-cell table:formula="of:=MAX([.$C167])" office:value-type="float"/>
          <table:table-cell table:formula="of:=MAX([.$D167])" office:value-type="float"/>
          <table:table-cell table:formula="of:=MAX([.$E167])" office:value-type="float"/>
          <table:table-cell table:formula="of:=MAX([.$F167])" office:value-type="float"/>
          <table:table-cell table:formula="of:=MAX([.$G167])" office:value-type="float"/>
          <table:table-cell table:formula="of:=MAX([.$H167])" office:value-type="float"/>
          <table:table-cell table:formula="of:=MAX([.$I167])" office:value-type="float"/>
          <table:table-cell table:formula="of:=MAX([.$J167])" office:value-type="float"/>
          <table:table-cell table:formula="of:=MAX([.$K167])" office:value-type="float"/>
          <table:table-cell table:formula="of:=MAX([.$L167])" office:value-type="float"/>
          <table:table-cell table:formula="of:=MAX([.$M167])" office:value-type="float"/>
          <table:table-cell table:formula="of:=MAX([.$N167])" office:value-type="float"/>
        </table:table-row>
        <table:table-row table:style-name="ro1">
          <table:table-cell office:value-type="string">
            <text:p>6000/ins_6000_8_0434</text:p>
          </table:table-cell>
          <table:table-cell office:value-type="float" office:value="0.185376"/>
          <table:table-cell office:value-type="float" office:value="0.171"/>
          <table:table-cell office:value-type="float" office:value="0.01"/>
          <table:table-cell office:value-type="float" office:value="40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9179.0"/>
          <table:table-cell office:value-type="float" office:value="9179.0"/>
          <table:table-cell office:value-type="float" office:value="5179.0"/>
          <table:table-cell office:value-type="float" office:value="1463.0"/>
          <table:table-cell office:value-type="float" office:value="0.0"/>
          <table:table-cell office:value-type="float" office:value="0.0"/>
          <table:table-cell table:formula="of:=MIN([.$B168])" office:value-type="float"/>
          <table:table-cell table:formula="of:=MIN([.$C168])" office:value-type="float"/>
          <table:table-cell table:formula="of:=MIN([.$D168])" office:value-type="float"/>
          <table:table-cell table:formula="of:=MIN([.$E168])" office:value-type="float"/>
          <table:table-cell table:formula="of:=MIN([.$F168])" office:value-type="float"/>
          <table:table-cell table:formula="of:=MIN([.$G168])" office:value-type="float"/>
          <table:table-cell table:formula="of:=MIN([.$H168])" office:value-type="float"/>
          <table:table-cell table:formula="of:=MIN([.$I168])" office:value-type="float"/>
          <table:table-cell table:formula="of:=MIN([.$J168])" office:value-type="float"/>
          <table:table-cell table:formula="of:=MIN([.$K168])" office:value-type="float"/>
          <table:table-cell table:formula="of:=MIN([.$L168])" office:value-type="float"/>
          <table:table-cell table:formula="of:=MIN([.$M168])" office:value-type="float"/>
          <table:table-cell table:formula="of:=MIN([.$N168])" office:value-type="float"/>
          <table:table-cell table:formula="of:=MEDIAN([.$B168])" office:value-type="float"/>
          <table:table-cell table:formula="of:=MEDIAN([.$C168])" office:value-type="float"/>
          <table:table-cell table:formula="of:=MEDIAN([.$D168])" office:value-type="float"/>
          <table:table-cell table:formula="of:=MEDIAN([.$E168])" office:value-type="float"/>
          <table:table-cell table:formula="of:=MEDIAN([.$F168])" office:value-type="float"/>
          <table:table-cell table:formula="of:=MEDIAN([.$G168])" office:value-type="float"/>
          <table:table-cell table:formula="of:=MEDIAN([.$H168])" office:value-type="float"/>
          <table:table-cell table:formula="of:=MEDIAN([.$I168])" office:value-type="float"/>
          <table:table-cell table:formula="of:=MEDIAN([.$J168])" office:value-type="float"/>
          <table:table-cell table:formula="of:=MEDIAN([.$K168])" office:value-type="float"/>
          <table:table-cell table:formula="of:=MEDIAN([.$L168])" office:value-type="float"/>
          <table:table-cell table:formula="of:=MEDIAN([.$M168])" office:value-type="float"/>
          <table:table-cell table:formula="of:=MEDIAN([.$N168])" office:value-type="float"/>
          <table:table-cell table:formula="of:=MAX([.$B168])" office:value-type="float"/>
          <table:table-cell table:formula="of:=MAX([.$C168])" office:value-type="float"/>
          <table:table-cell table:formula="of:=MAX([.$D168])" office:value-type="float"/>
          <table:table-cell table:formula="of:=MAX([.$E168])" office:value-type="float"/>
          <table:table-cell table:formula="of:=MAX([.$F168])" office:value-type="float"/>
          <table:table-cell table:formula="of:=MAX([.$G168])" office:value-type="float"/>
          <table:table-cell table:formula="of:=MAX([.$H168])" office:value-type="float"/>
          <table:table-cell table:formula="of:=MAX([.$I168])" office:value-type="float"/>
          <table:table-cell table:formula="of:=MAX([.$J168])" office:value-type="float"/>
          <table:table-cell table:formula="of:=MAX([.$K168])" office:value-type="float"/>
          <table:table-cell table:formula="of:=MAX([.$L168])" office:value-type="float"/>
          <table:table-cell table:formula="of:=MAX([.$M168])" office:value-type="float"/>
          <table:table-cell table:formula="of:=MAX([.$N168])" office:value-type="float"/>
        </table:table-row>
        <table:table-row table:style-name="ro1">
          <table:table-cell office:value-type="string">
            <text:p>6000/ins_6000_8_0444</text:p>
          </table:table-cell>
          <table:table-cell office:value-type="float" office:value="0.44206"/>
          <table:table-cell office:value-type="float" office:value="0.432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338.0"/>
          <table:table-cell office:value-type="float" office:value="217147.0"/>
          <table:table-cell office:value-type="float" office:value="217147.0"/>
          <table:table-cell office:value-type="float" office:value="5463.0"/>
          <table:table-cell office:value-type="float" office:value="1459.0"/>
          <table:table-cell office:value-type="float" office:value="0.0"/>
          <table:table-cell office:value-type="float" office:value="0.0"/>
          <table:table-cell table:formula="of:=MIN([.$B169])" office:value-type="float"/>
          <table:table-cell table:formula="of:=MIN([.$C169])" office:value-type="float"/>
          <table:table-cell table:formula="of:=MIN([.$D169])" office:value-type="float"/>
          <table:table-cell table:formula="of:=MIN([.$E169])" office:value-type="float"/>
          <table:table-cell table:formula="of:=MIN([.$F169])" office:value-type="float"/>
          <table:table-cell table:formula="of:=MIN([.$G169])" office:value-type="float"/>
          <table:table-cell table:formula="of:=MIN([.$H169])" office:value-type="float"/>
          <table:table-cell table:formula="of:=MIN([.$I169])" office:value-type="float"/>
          <table:table-cell table:formula="of:=MIN([.$J169])" office:value-type="float"/>
          <table:table-cell table:formula="of:=MIN([.$K169])" office:value-type="float"/>
          <table:table-cell table:formula="of:=MIN([.$L169])" office:value-type="float"/>
          <table:table-cell table:formula="of:=MIN([.$M169])" office:value-type="float"/>
          <table:table-cell table:formula="of:=MIN([.$N169])" office:value-type="float"/>
          <table:table-cell table:formula="of:=MEDIAN([.$B169])" office:value-type="float"/>
          <table:table-cell table:formula="of:=MEDIAN([.$C169])" office:value-type="float"/>
          <table:table-cell table:formula="of:=MEDIAN([.$D169])" office:value-type="float"/>
          <table:table-cell table:formula="of:=MEDIAN([.$E169])" office:value-type="float"/>
          <table:table-cell table:formula="of:=MEDIAN([.$F169])" office:value-type="float"/>
          <table:table-cell table:formula="of:=MEDIAN([.$G169])" office:value-type="float"/>
          <table:table-cell table:formula="of:=MEDIAN([.$H169])" office:value-type="float"/>
          <table:table-cell table:formula="of:=MEDIAN([.$I169])" office:value-type="float"/>
          <table:table-cell table:formula="of:=MEDIAN([.$J169])" office:value-type="float"/>
          <table:table-cell table:formula="of:=MEDIAN([.$K169])" office:value-type="float"/>
          <table:table-cell table:formula="of:=MEDIAN([.$L169])" office:value-type="float"/>
          <table:table-cell table:formula="of:=MEDIAN([.$M169])" office:value-type="float"/>
          <table:table-cell table:formula="of:=MEDIAN([.$N169])" office:value-type="float"/>
          <table:table-cell table:formula="of:=MAX([.$B169])" office:value-type="float"/>
          <table:table-cell table:formula="of:=MAX([.$C169])" office:value-type="float"/>
          <table:table-cell table:formula="of:=MAX([.$D169])" office:value-type="float"/>
          <table:table-cell table:formula="of:=MAX([.$E169])" office:value-type="float"/>
          <table:table-cell table:formula="of:=MAX([.$F169])" office:value-type="float"/>
          <table:table-cell table:formula="of:=MAX([.$G169])" office:value-type="float"/>
          <table:table-cell table:formula="of:=MAX([.$H169])" office:value-type="float"/>
          <table:table-cell table:formula="of:=MAX([.$I169])" office:value-type="float"/>
          <table:table-cell table:formula="of:=MAX([.$J169])" office:value-type="float"/>
          <table:table-cell table:formula="of:=MAX([.$K169])" office:value-type="float"/>
          <table:table-cell table:formula="of:=MAX([.$L169])" office:value-type="float"/>
          <table:table-cell table:formula="of:=MAX([.$M169])" office:value-type="float"/>
          <table:table-cell table:formula="of:=MAX([.$N169])" office:value-type="float"/>
        </table:table-row>
        <table:table-row table:style-name="ro1">
          <table:table-cell office:value-type="string">
            <text:p>6000/ins_6000_8_0454</text:p>
          </table:table-cell>
          <table:table-cell office:value-type="float" office:value="0.182044"/>
          <table:table-cell office:value-type="float" office:value="0.171"/>
          <table:table-cell office:value-type="float" office:value="0.01"/>
          <table:table-cell office:value-type="float" office:value="36.0"/>
          <table:table-cell office:value-type="float" office:value="0.0"/>
          <table:table-cell office:value-type="float" office:value="0.0"/>
          <table:table-cell office:value-type="float" office:value="177.0"/>
          <table:table-cell office:value-type="float" office:value="9028.0"/>
          <table:table-cell office:value-type="float" office:value="9028.0"/>
          <table:table-cell office:value-type="float" office:value="5187.0"/>
          <table:table-cell office:value-type="float" office:value="1516.0"/>
          <table:table-cell office:value-type="float" office:value="0.0"/>
          <table:table-cell office:value-type="float" office:value="0.0"/>
          <table:table-cell table:formula="of:=MIN([.$B170])" office:value-type="float"/>
          <table:table-cell table:formula="of:=MIN([.$C170])" office:value-type="float"/>
          <table:table-cell table:formula="of:=MIN([.$D170])" office:value-type="float"/>
          <table:table-cell table:formula="of:=MIN([.$E170])" office:value-type="float"/>
          <table:table-cell table:formula="of:=MIN([.$F170])" office:value-type="float"/>
          <table:table-cell table:formula="of:=MIN([.$G170])" office:value-type="float"/>
          <table:table-cell table:formula="of:=MIN([.$H170])" office:value-type="float"/>
          <table:table-cell table:formula="of:=MIN([.$I170])" office:value-type="float"/>
          <table:table-cell table:formula="of:=MIN([.$J170])" office:value-type="float"/>
          <table:table-cell table:formula="of:=MIN([.$K170])" office:value-type="float"/>
          <table:table-cell table:formula="of:=MIN([.$L170])" office:value-type="float"/>
          <table:table-cell table:formula="of:=MIN([.$M170])" office:value-type="float"/>
          <table:table-cell table:formula="of:=MIN([.$N170])" office:value-type="float"/>
          <table:table-cell table:formula="of:=MEDIAN([.$B170])" office:value-type="float"/>
          <table:table-cell table:formula="of:=MEDIAN([.$C170])" office:value-type="float"/>
          <table:table-cell table:formula="of:=MEDIAN([.$D170])" office:value-type="float"/>
          <table:table-cell table:formula="of:=MEDIAN([.$E170])" office:value-type="float"/>
          <table:table-cell table:formula="of:=MEDIAN([.$F170])" office:value-type="float"/>
          <table:table-cell table:formula="of:=MEDIAN([.$G170])" office:value-type="float"/>
          <table:table-cell table:formula="of:=MEDIAN([.$H170])" office:value-type="float"/>
          <table:table-cell table:formula="of:=MEDIAN([.$I170])" office:value-type="float"/>
          <table:table-cell table:formula="of:=MEDIAN([.$J170])" office:value-type="float"/>
          <table:table-cell table:formula="of:=MEDIAN([.$K170])" office:value-type="float"/>
          <table:table-cell table:formula="of:=MEDIAN([.$L170])" office:value-type="float"/>
          <table:table-cell table:formula="of:=MEDIAN([.$M170])" office:value-type="float"/>
          <table:table-cell table:formula="of:=MEDIAN([.$N170])" office:value-type="float"/>
          <table:table-cell table:formula="of:=MAX([.$B170])" office:value-type="float"/>
          <table:table-cell table:formula="of:=MAX([.$C170])" office:value-type="float"/>
          <table:table-cell table:formula="of:=MAX([.$D170])" office:value-type="float"/>
          <table:table-cell table:formula="of:=MAX([.$E170])" office:value-type="float"/>
          <table:table-cell table:formula="of:=MAX([.$F170])" office:value-type="float"/>
          <table:table-cell table:formula="of:=MAX([.$G170])" office:value-type="float"/>
          <table:table-cell table:formula="of:=MAX([.$H170])" office:value-type="float"/>
          <table:table-cell table:formula="of:=MAX([.$I170])" office:value-type="float"/>
          <table:table-cell table:formula="of:=MAX([.$J170])" office:value-type="float"/>
          <table:table-cell table:formula="of:=MAX([.$K170])" office:value-type="float"/>
          <table:table-cell table:formula="of:=MAX([.$L170])" office:value-type="float"/>
          <table:table-cell table:formula="of:=MAX([.$M170])" office:value-type="float"/>
          <table:table-cell table:formula="of:=MAX([.$N170])" office:value-type="float"/>
        </table:table-row>
        <table:table-row table:style-name="ro1">
          <table:table-cell office:value-type="string">
            <text:p>6000/ins_6000_8_0464</text:p>
          </table:table-cell>
          <table:table-cell office:value-type="float" office:value="0.174329"/>
          <table:table-cell office:value-type="float" office:value="0.1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56.0"/>
          <table:table-cell office:value-type="float" office:value="456.0"/>
          <table:table-cell office:value-type="float" office:value="5160.0"/>
          <table:table-cell office:value-type="float" office:value="1237.0"/>
          <table:table-cell office:value-type="float" office:value="0.0"/>
          <table:table-cell office:value-type="float" office:value="0.0"/>
          <table:table-cell table:formula="of:=MIN([.$B171])" office:value-type="float"/>
          <table:table-cell table:formula="of:=MIN([.$C171])" office:value-type="float"/>
          <table:table-cell table:formula="of:=MIN([.$D171])" office:value-type="float"/>
          <table:table-cell table:formula="of:=MIN([.$E171])" office:value-type="float"/>
          <table:table-cell table:formula="of:=MIN([.$F171])" office:value-type="float"/>
          <table:table-cell table:formula="of:=MIN([.$G171])" office:value-type="float"/>
          <table:table-cell table:formula="of:=MIN([.$H171])" office:value-type="float"/>
          <table:table-cell table:formula="of:=MIN([.$I171])" office:value-type="float"/>
          <table:table-cell table:formula="of:=MIN([.$J171])" office:value-type="float"/>
          <table:table-cell table:formula="of:=MIN([.$K171])" office:value-type="float"/>
          <table:table-cell table:formula="of:=MIN([.$L171])" office:value-type="float"/>
          <table:table-cell table:formula="of:=MIN([.$M171])" office:value-type="float"/>
          <table:table-cell table:formula="of:=MIN([.$N171])" office:value-type="float"/>
          <table:table-cell table:formula="of:=MEDIAN([.$B171])" office:value-type="float"/>
          <table:table-cell table:formula="of:=MEDIAN([.$C171])" office:value-type="float"/>
          <table:table-cell table:formula="of:=MEDIAN([.$D171])" office:value-type="float"/>
          <table:table-cell table:formula="of:=MEDIAN([.$E171])" office:value-type="float"/>
          <table:table-cell table:formula="of:=MEDIAN([.$F171])" office:value-type="float"/>
          <table:table-cell table:formula="of:=MEDIAN([.$G171])" office:value-type="float"/>
          <table:table-cell table:formula="of:=MEDIAN([.$H171])" office:value-type="float"/>
          <table:table-cell table:formula="of:=MEDIAN([.$I171])" office:value-type="float"/>
          <table:table-cell table:formula="of:=MEDIAN([.$J171])" office:value-type="float"/>
          <table:table-cell table:formula="of:=MEDIAN([.$K171])" office:value-type="float"/>
          <table:table-cell table:formula="of:=MEDIAN([.$L171])" office:value-type="float"/>
          <table:table-cell table:formula="of:=MEDIAN([.$M171])" office:value-type="float"/>
          <table:table-cell table:formula="of:=MEDIAN([.$N171])" office:value-type="float"/>
          <table:table-cell table:formula="of:=MAX([.$B171])" office:value-type="float"/>
          <table:table-cell table:formula="of:=MAX([.$C171])" office:value-type="float"/>
          <table:table-cell table:formula="of:=MAX([.$D171])" office:value-type="float"/>
          <table:table-cell table:formula="of:=MAX([.$E171])" office:value-type="float"/>
          <table:table-cell table:formula="of:=MAX([.$F171])" office:value-type="float"/>
          <table:table-cell table:formula="of:=MAX([.$G171])" office:value-type="float"/>
          <table:table-cell table:formula="of:=MAX([.$H171])" office:value-type="float"/>
          <table:table-cell table:formula="of:=MAX([.$I171])" office:value-type="float"/>
          <table:table-cell table:formula="of:=MAX([.$J171])" office:value-type="float"/>
          <table:table-cell table:formula="of:=MAX([.$K171])" office:value-type="float"/>
          <table:table-cell table:formula="of:=MAX([.$L171])" office:value-type="float"/>
          <table:table-cell table:formula="of:=MAX([.$M171])" office:value-type="float"/>
          <table:table-cell table:formula="of:=MAX([.$N171])" office:value-type="float"/>
        </table:table-row>
        <table:table-row table:style-name="ro1">
          <table:table-cell office:value-type="string">
            <text:p>6000/ins_6000_8_0474</text:p>
          </table:table-cell>
          <table:table-cell office:value-type="float" office:value="0.257873"/>
          <table:table-cell office:value-type="float" office:value="0.247"/>
          <table:table-cell office:value-type="float" office:value="0.08"/>
          <table:table-cell office:value-type="float" office:value="220.0"/>
          <table:table-cell office:value-type="float" office:value="0.0"/>
          <table:table-cell office:value-type="float" office:value="0.0"/>
          <table:table-cell office:value-type="float" office:value="354.0"/>
          <table:table-cell office:value-type="float" office:value="68849.0"/>
          <table:table-cell office:value-type="float" office:value="68849.0"/>
          <table:table-cell office:value-type="float" office:value="5703.0"/>
          <table:table-cell office:value-type="float" office:value="2085.0"/>
          <table:table-cell office:value-type="float" office:value="0.0"/>
          <table:table-cell office:value-type="float" office:value="0.0"/>
          <table:table-cell table:formula="of:=MIN([.$B172])" office:value-type="float"/>
          <table:table-cell table:formula="of:=MIN([.$C172])" office:value-type="float"/>
          <table:table-cell table:formula="of:=MIN([.$D172])" office:value-type="float"/>
          <table:table-cell table:formula="of:=MIN([.$E172])" office:value-type="float"/>
          <table:table-cell table:formula="of:=MIN([.$F172])" office:value-type="float"/>
          <table:table-cell table:formula="of:=MIN([.$G172])" office:value-type="float"/>
          <table:table-cell table:formula="of:=MIN([.$H172])" office:value-type="float"/>
          <table:table-cell table:formula="of:=MIN([.$I172])" office:value-type="float"/>
          <table:table-cell table:formula="of:=MIN([.$J172])" office:value-type="float"/>
          <table:table-cell table:formula="of:=MIN([.$K172])" office:value-type="float"/>
          <table:table-cell table:formula="of:=MIN([.$L172])" office:value-type="float"/>
          <table:table-cell table:formula="of:=MIN([.$M172])" office:value-type="float"/>
          <table:table-cell table:formula="of:=MIN([.$N172])" office:value-type="float"/>
          <table:table-cell table:formula="of:=MEDIAN([.$B172])" office:value-type="float"/>
          <table:table-cell table:formula="of:=MEDIAN([.$C172])" office:value-type="float"/>
          <table:table-cell table:formula="of:=MEDIAN([.$D172])" office:value-type="float"/>
          <table:table-cell table:formula="of:=MEDIAN([.$E172])" office:value-type="float"/>
          <table:table-cell table:formula="of:=MEDIAN([.$F172])" office:value-type="float"/>
          <table:table-cell table:formula="of:=MEDIAN([.$G172])" office:value-type="float"/>
          <table:table-cell table:formula="of:=MEDIAN([.$H172])" office:value-type="float"/>
          <table:table-cell table:formula="of:=MEDIAN([.$I172])" office:value-type="float"/>
          <table:table-cell table:formula="of:=MEDIAN([.$J172])" office:value-type="float"/>
          <table:table-cell table:formula="of:=MEDIAN([.$K172])" office:value-type="float"/>
          <table:table-cell table:formula="of:=MEDIAN([.$L172])" office:value-type="float"/>
          <table:table-cell table:formula="of:=MEDIAN([.$M172])" office:value-type="float"/>
          <table:table-cell table:formula="of:=MEDIAN([.$N172])" office:value-type="float"/>
          <table:table-cell table:formula="of:=MAX([.$B172])" office:value-type="float"/>
          <table:table-cell table:formula="of:=MAX([.$C172])" office:value-type="float"/>
          <table:table-cell table:formula="of:=MAX([.$D172])" office:value-type="float"/>
          <table:table-cell table:formula="of:=MAX([.$E172])" office:value-type="float"/>
          <table:table-cell table:formula="of:=MAX([.$F172])" office:value-type="float"/>
          <table:table-cell table:formula="of:=MAX([.$G172])" office:value-type="float"/>
          <table:table-cell table:formula="of:=MAX([.$H172])" office:value-type="float"/>
          <table:table-cell table:formula="of:=MAX([.$I172])" office:value-type="float"/>
          <table:table-cell table:formula="of:=MAX([.$J172])" office:value-type="float"/>
          <table:table-cell table:formula="of:=MAX([.$K172])" office:value-type="float"/>
          <table:table-cell table:formula="of:=MAX([.$L172])" office:value-type="float"/>
          <table:table-cell table:formula="of:=MAX([.$M172])" office:value-type="float"/>
          <table:table-cell table:formula="of:=MAX([.$N172])" office:value-type="float"/>
        </table:table-row>
        <table:table-row table:style-name="ro1">
          <table:table-cell office:value-type="string">
            <text:p>6000/ins_6000_8_0484</text:p>
          </table:table-cell>
          <table:table-cell office:value-type="float" office:value="0.137245"/>
          <table:table-cell office:value-type="float" office:value="0.127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1224.0"/>
          <table:table-cell office:value-type="float" office:value="1224.0"/>
          <table:table-cell office:value-type="float" office:value="3505.0"/>
          <table:table-cell office:value-type="float" office:value="1559.0"/>
          <table:table-cell office:value-type="float" office:value="0.0"/>
          <table:table-cell office:value-type="float" office:value="0.0"/>
          <table:table-cell table:formula="of:=MIN([.$B173])" office:value-type="float"/>
          <table:table-cell table:formula="of:=MIN([.$C173])" office:value-type="float"/>
          <table:table-cell table:formula="of:=MIN([.$D173])" office:value-type="float"/>
          <table:table-cell table:formula="of:=MIN([.$E173])" office:value-type="float"/>
          <table:table-cell table:formula="of:=MIN([.$F173])" office:value-type="float"/>
          <table:table-cell table:formula="of:=MIN([.$G173])" office:value-type="float"/>
          <table:table-cell table:formula="of:=MIN([.$H173])" office:value-type="float"/>
          <table:table-cell table:formula="of:=MIN([.$I173])" office:value-type="float"/>
          <table:table-cell table:formula="of:=MIN([.$J173])" office:value-type="float"/>
          <table:table-cell table:formula="of:=MIN([.$K173])" office:value-type="float"/>
          <table:table-cell table:formula="of:=MIN([.$L173])" office:value-type="float"/>
          <table:table-cell table:formula="of:=MIN([.$M173])" office:value-type="float"/>
          <table:table-cell table:formula="of:=MIN([.$N173])" office:value-type="float"/>
          <table:table-cell table:formula="of:=MEDIAN([.$B173])" office:value-type="float"/>
          <table:table-cell table:formula="of:=MEDIAN([.$C173])" office:value-type="float"/>
          <table:table-cell table:formula="of:=MEDIAN([.$D173])" office:value-type="float"/>
          <table:table-cell table:formula="of:=MEDIAN([.$E173])" office:value-type="float"/>
          <table:table-cell table:formula="of:=MEDIAN([.$F173])" office:value-type="float"/>
          <table:table-cell table:formula="of:=MEDIAN([.$G173])" office:value-type="float"/>
          <table:table-cell table:formula="of:=MEDIAN([.$H173])" office:value-type="float"/>
          <table:table-cell table:formula="of:=MEDIAN([.$I173])" office:value-type="float"/>
          <table:table-cell table:formula="of:=MEDIAN([.$J173])" office:value-type="float"/>
          <table:table-cell table:formula="of:=MEDIAN([.$K173])" office:value-type="float"/>
          <table:table-cell table:formula="of:=MEDIAN([.$L173])" office:value-type="float"/>
          <table:table-cell table:formula="of:=MEDIAN([.$M173])" office:value-type="float"/>
          <table:table-cell table:formula="of:=MEDIAN([.$N173])" office:value-type="float"/>
          <table:table-cell table:formula="of:=MAX([.$B173])" office:value-type="float"/>
          <table:table-cell table:formula="of:=MAX([.$C173])" office:value-type="float"/>
          <table:table-cell table:formula="of:=MAX([.$D173])" office:value-type="float"/>
          <table:table-cell table:formula="of:=MAX([.$E173])" office:value-type="float"/>
          <table:table-cell table:formula="of:=MAX([.$F173])" office:value-type="float"/>
          <table:table-cell table:formula="of:=MAX([.$G173])" office:value-type="float"/>
          <table:table-cell table:formula="of:=MAX([.$H173])" office:value-type="float"/>
          <table:table-cell table:formula="of:=MAX([.$I173])" office:value-type="float"/>
          <table:table-cell table:formula="of:=MAX([.$J173])" office:value-type="float"/>
          <table:table-cell table:formula="of:=MAX([.$K173])" office:value-type="float"/>
          <table:table-cell table:formula="of:=MAX([.$L173])" office:value-type="float"/>
          <table:table-cell table:formula="of:=MAX([.$M173])" office:value-type="float"/>
          <table:table-cell table:formula="of:=MAX([.$N173])" office:value-type="float"/>
        </table:table-row>
        <table:table-row table:style-name="ro1">
          <table:table-cell office:value-type="string">
            <text:p>6000/ins_6000_9_0404</text:p>
          </table:table-cell>
          <table:table-cell office:value-type="float" office:value="0.168549"/>
          <table:table-cell office:value-type="float" office:value="0.15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976.0"/>
          <table:table-cell office:value-type="float" office:value="976.0"/>
          <table:table-cell office:value-type="float" office:value="5335.0"/>
          <table:table-cell office:value-type="float" office:value="1581.0"/>
          <table:table-cell office:value-type="float" office:value="0.0"/>
          <table:table-cell office:value-type="float" office:value="0.0"/>
          <table:table-cell table:formula="of:=MIN([.$B174])" office:value-type="float"/>
          <table:table-cell table:formula="of:=MIN([.$C174])" office:value-type="float"/>
          <table:table-cell table:formula="of:=MIN([.$D174])" office:value-type="float"/>
          <table:table-cell table:formula="of:=MIN([.$E174])" office:value-type="float"/>
          <table:table-cell table:formula="of:=MIN([.$F174])" office:value-type="float"/>
          <table:table-cell table:formula="of:=MIN([.$G174])" office:value-type="float"/>
          <table:table-cell table:formula="of:=MIN([.$H174])" office:value-type="float"/>
          <table:table-cell table:formula="of:=MIN([.$I174])" office:value-type="float"/>
          <table:table-cell table:formula="of:=MIN([.$J174])" office:value-type="float"/>
          <table:table-cell table:formula="of:=MIN([.$K174])" office:value-type="float"/>
          <table:table-cell table:formula="of:=MIN([.$L174])" office:value-type="float"/>
          <table:table-cell table:formula="of:=MIN([.$M174])" office:value-type="float"/>
          <table:table-cell table:formula="of:=MIN([.$N174])" office:value-type="float"/>
          <table:table-cell table:formula="of:=MEDIAN([.$B174])" office:value-type="float"/>
          <table:table-cell table:formula="of:=MEDIAN([.$C174])" office:value-type="float"/>
          <table:table-cell table:formula="of:=MEDIAN([.$D174])" office:value-type="float"/>
          <table:table-cell table:formula="of:=MEDIAN([.$E174])" office:value-type="float"/>
          <table:table-cell table:formula="of:=MEDIAN([.$F174])" office:value-type="float"/>
          <table:table-cell table:formula="of:=MEDIAN([.$G174])" office:value-type="float"/>
          <table:table-cell table:formula="of:=MEDIAN([.$H174])" office:value-type="float"/>
          <table:table-cell table:formula="of:=MEDIAN([.$I174])" office:value-type="float"/>
          <table:table-cell table:formula="of:=MEDIAN([.$J174])" office:value-type="float"/>
          <table:table-cell table:formula="of:=MEDIAN([.$K174])" office:value-type="float"/>
          <table:table-cell table:formula="of:=MEDIAN([.$L174])" office:value-type="float"/>
          <table:table-cell table:formula="of:=MEDIAN([.$M174])" office:value-type="float"/>
          <table:table-cell table:formula="of:=MEDIAN([.$N174])" office:value-type="float"/>
          <table:table-cell table:formula="of:=MAX([.$B174])" office:value-type="float"/>
          <table:table-cell table:formula="of:=MAX([.$C174])" office:value-type="float"/>
          <table:table-cell table:formula="of:=MAX([.$D174])" office:value-type="float"/>
          <table:table-cell table:formula="of:=MAX([.$E174])" office:value-type="float"/>
          <table:table-cell table:formula="of:=MAX([.$F174])" office:value-type="float"/>
          <table:table-cell table:formula="of:=MAX([.$G174])" office:value-type="float"/>
          <table:table-cell table:formula="of:=MAX([.$H174])" office:value-type="float"/>
          <table:table-cell table:formula="of:=MAX([.$I174])" office:value-type="float"/>
          <table:table-cell table:formula="of:=MAX([.$J174])" office:value-type="float"/>
          <table:table-cell table:formula="of:=MAX([.$K174])" office:value-type="float"/>
          <table:table-cell table:formula="of:=MAX([.$L174])" office:value-type="float"/>
          <table:table-cell table:formula="of:=MAX([.$M174])" office:value-type="float"/>
          <table:table-cell table:formula="of:=MAX([.$N174])" office:value-type="float"/>
        </table:table-row>
        <table:table-row table:style-name="ro1">
          <table:table-cell office:value-type="string">
            <text:p>6000/ins_6000_9_0414</text:p>
          </table:table-cell>
          <table:table-cell office:value-type="float" office:value="0.178916"/>
          <table:table-cell office:value-type="float" office:value="0.168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2179.0"/>
          <table:table-cell office:value-type="float" office:value="2179.0"/>
          <table:table-cell office:value-type="float" office:value="5158.0"/>
          <table:table-cell office:value-type="float" office:value="1369.0"/>
          <table:table-cell office:value-type="float" office:value="0.0"/>
          <table:table-cell office:value-type="float" office:value="0.0"/>
          <table:table-cell table:formula="of:=MIN([.$B175])" office:value-type="float"/>
          <table:table-cell table:formula="of:=MIN([.$C175])" office:value-type="float"/>
          <table:table-cell table:formula="of:=MIN([.$D175])" office:value-type="float"/>
          <table:table-cell table:formula="of:=MIN([.$E175])" office:value-type="float"/>
          <table:table-cell table:formula="of:=MIN([.$F175])" office:value-type="float"/>
          <table:table-cell table:formula="of:=MIN([.$G175])" office:value-type="float"/>
          <table:table-cell table:formula="of:=MIN([.$H175])" office:value-type="float"/>
          <table:table-cell table:formula="of:=MIN([.$I175])" office:value-type="float"/>
          <table:table-cell table:formula="of:=MIN([.$J175])" office:value-type="float"/>
          <table:table-cell table:formula="of:=MIN([.$K175])" office:value-type="float"/>
          <table:table-cell table:formula="of:=MIN([.$L175])" office:value-type="float"/>
          <table:table-cell table:formula="of:=MIN([.$M175])" office:value-type="float"/>
          <table:table-cell table:formula="of:=MIN([.$N175])" office:value-type="float"/>
          <table:table-cell table:formula="of:=MEDIAN([.$B175])" office:value-type="float"/>
          <table:table-cell table:formula="of:=MEDIAN([.$C175])" office:value-type="float"/>
          <table:table-cell table:formula="of:=MEDIAN([.$D175])" office:value-type="float"/>
          <table:table-cell table:formula="of:=MEDIAN([.$E175])" office:value-type="float"/>
          <table:table-cell table:formula="of:=MEDIAN([.$F175])" office:value-type="float"/>
          <table:table-cell table:formula="of:=MEDIAN([.$G175])" office:value-type="float"/>
          <table:table-cell table:formula="of:=MEDIAN([.$H175])" office:value-type="float"/>
          <table:table-cell table:formula="of:=MEDIAN([.$I175])" office:value-type="float"/>
          <table:table-cell table:formula="of:=MEDIAN([.$J175])" office:value-type="float"/>
          <table:table-cell table:formula="of:=MEDIAN([.$K175])" office:value-type="float"/>
          <table:table-cell table:formula="of:=MEDIAN([.$L175])" office:value-type="float"/>
          <table:table-cell table:formula="of:=MEDIAN([.$M175])" office:value-type="float"/>
          <table:table-cell table:formula="of:=MEDIAN([.$N175])" office:value-type="float"/>
          <table:table-cell table:formula="of:=MAX([.$B175])" office:value-type="float"/>
          <table:table-cell table:formula="of:=MAX([.$C175])" office:value-type="float"/>
          <table:table-cell table:formula="of:=MAX([.$D175])" office:value-type="float"/>
          <table:table-cell table:formula="of:=MAX([.$E175])" office:value-type="float"/>
          <table:table-cell table:formula="of:=MAX([.$F175])" office:value-type="float"/>
          <table:table-cell table:formula="of:=MAX([.$G175])" office:value-type="float"/>
          <table:table-cell table:formula="of:=MAX([.$H175])" office:value-type="float"/>
          <table:table-cell table:formula="of:=MAX([.$I175])" office:value-type="float"/>
          <table:table-cell table:formula="of:=MAX([.$J175])" office:value-type="float"/>
          <table:table-cell table:formula="of:=MAX([.$K175])" office:value-type="float"/>
          <table:table-cell table:formula="of:=MAX([.$L175])" office:value-type="float"/>
          <table:table-cell table:formula="of:=MAX([.$M175])" office:value-type="float"/>
          <table:table-cell table:formula="of:=MAX([.$N175])" office:value-type="float"/>
        </table:table-row>
        <table:table-row table:style-name="ro1">
          <table:table-cell office:value-type="string">
            <text:p>6000/ins_6000_9_0424</text:p>
          </table:table-cell>
          <table:table-cell office:value-type="float" office:value="0.174209"/>
          <table:table-cell office:value-type="float" office:value="0.163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162.0"/>
          <table:table-cell office:value-type="float" office:value="1162.0"/>
          <table:table-cell office:value-type="float" office:value="5300.0"/>
          <table:table-cell office:value-type="float" office:value="1522.0"/>
          <table:table-cell office:value-type="float" office:value="0.0"/>
          <table:table-cell office:value-type="float" office:value="0.0"/>
          <table:table-cell table:formula="of:=MIN([.$B176])" office:value-type="float"/>
          <table:table-cell table:formula="of:=MIN([.$C176])" office:value-type="float"/>
          <table:table-cell table:formula="of:=MIN([.$D176])" office:value-type="float"/>
          <table:table-cell table:formula="of:=MIN([.$E176])" office:value-type="float"/>
          <table:table-cell table:formula="of:=MIN([.$F176])" office:value-type="float"/>
          <table:table-cell table:formula="of:=MIN([.$G176])" office:value-type="float"/>
          <table:table-cell table:formula="of:=MIN([.$H176])" office:value-type="float"/>
          <table:table-cell table:formula="of:=MIN([.$I176])" office:value-type="float"/>
          <table:table-cell table:formula="of:=MIN([.$J176])" office:value-type="float"/>
          <table:table-cell table:formula="of:=MIN([.$K176])" office:value-type="float"/>
          <table:table-cell table:formula="of:=MIN([.$L176])" office:value-type="float"/>
          <table:table-cell table:formula="of:=MIN([.$M176])" office:value-type="float"/>
          <table:table-cell table:formula="of:=MIN([.$N176])" office:value-type="float"/>
          <table:table-cell table:formula="of:=MEDIAN([.$B176])" office:value-type="float"/>
          <table:table-cell table:formula="of:=MEDIAN([.$C176])" office:value-type="float"/>
          <table:table-cell table:formula="of:=MEDIAN([.$D176])" office:value-type="float"/>
          <table:table-cell table:formula="of:=MEDIAN([.$E176])" office:value-type="float"/>
          <table:table-cell table:formula="of:=MEDIAN([.$F176])" office:value-type="float"/>
          <table:table-cell table:formula="of:=MEDIAN([.$G176])" office:value-type="float"/>
          <table:table-cell table:formula="of:=MEDIAN([.$H176])" office:value-type="float"/>
          <table:table-cell table:formula="of:=MEDIAN([.$I176])" office:value-type="float"/>
          <table:table-cell table:formula="of:=MEDIAN([.$J176])" office:value-type="float"/>
          <table:table-cell table:formula="of:=MEDIAN([.$K176])" office:value-type="float"/>
          <table:table-cell table:formula="of:=MEDIAN([.$L176])" office:value-type="float"/>
          <table:table-cell table:formula="of:=MEDIAN([.$M176])" office:value-type="float"/>
          <table:table-cell table:formula="of:=MEDIAN([.$N176])" office:value-type="float"/>
          <table:table-cell table:formula="of:=MAX([.$B176])" office:value-type="float"/>
          <table:table-cell table:formula="of:=MAX([.$C176])" office:value-type="float"/>
          <table:table-cell table:formula="of:=MAX([.$D176])" office:value-type="float"/>
          <table:table-cell table:formula="of:=MAX([.$E176])" office:value-type="float"/>
          <table:table-cell table:formula="of:=MAX([.$F176])" office:value-type="float"/>
          <table:table-cell table:formula="of:=MAX([.$G176])" office:value-type="float"/>
          <table:table-cell table:formula="of:=MAX([.$H176])" office:value-type="float"/>
          <table:table-cell table:formula="of:=MAX([.$I176])" office:value-type="float"/>
          <table:table-cell table:formula="of:=MAX([.$J176])" office:value-type="float"/>
          <table:table-cell table:formula="of:=MAX([.$K176])" office:value-type="float"/>
          <table:table-cell table:formula="of:=MAX([.$L176])" office:value-type="float"/>
          <table:table-cell table:formula="of:=MAX([.$M176])" office:value-type="float"/>
          <table:table-cell table:formula="of:=MAX([.$N176])" office:value-type="float"/>
        </table:table-row>
        <table:table-row table:style-name="ro1">
          <table:table-cell office:value-type="string">
            <text:p>6000/ins_6000_9_0434</text:p>
          </table:table-cell>
          <table:table-cell office:value-type="float" office:value="0.176501"/>
          <table:table-cell office:value-type="float" office:value="0.16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321.0"/>
          <table:table-cell office:value-type="float" office:value="321.0"/>
          <table:table-cell office:value-type="float" office:value="5023.0"/>
          <table:table-cell office:value-type="float" office:value="1340.0"/>
          <table:table-cell office:value-type="float" office:value="0.0"/>
          <table:table-cell office:value-type="float" office:value="0.0"/>
          <table:table-cell table:formula="of:=MIN([.$B177])" office:value-type="float"/>
          <table:table-cell table:formula="of:=MIN([.$C177])" office:value-type="float"/>
          <table:table-cell table:formula="of:=MIN([.$D177])" office:value-type="float"/>
          <table:table-cell table:formula="of:=MIN([.$E177])" office:value-type="float"/>
          <table:table-cell table:formula="of:=MIN([.$F177])" office:value-type="float"/>
          <table:table-cell table:formula="of:=MIN([.$G177])" office:value-type="float"/>
          <table:table-cell table:formula="of:=MIN([.$H177])" office:value-type="float"/>
          <table:table-cell table:formula="of:=MIN([.$I177])" office:value-type="float"/>
          <table:table-cell table:formula="of:=MIN([.$J177])" office:value-type="float"/>
          <table:table-cell table:formula="of:=MIN([.$K177])" office:value-type="float"/>
          <table:table-cell table:formula="of:=MIN([.$L177])" office:value-type="float"/>
          <table:table-cell table:formula="of:=MIN([.$M177])" office:value-type="float"/>
          <table:table-cell table:formula="of:=MIN([.$N177])" office:value-type="float"/>
          <table:table-cell table:formula="of:=MEDIAN([.$B177])" office:value-type="float"/>
          <table:table-cell table:formula="of:=MEDIAN([.$C177])" office:value-type="float"/>
          <table:table-cell table:formula="of:=MEDIAN([.$D177])" office:value-type="float"/>
          <table:table-cell table:formula="of:=MEDIAN([.$E177])" office:value-type="float"/>
          <table:table-cell table:formula="of:=MEDIAN([.$F177])" office:value-type="float"/>
          <table:table-cell table:formula="of:=MEDIAN([.$G177])" office:value-type="float"/>
          <table:table-cell table:formula="of:=MEDIAN([.$H177])" office:value-type="float"/>
          <table:table-cell table:formula="of:=MEDIAN([.$I177])" office:value-type="float"/>
          <table:table-cell table:formula="of:=MEDIAN([.$J177])" office:value-type="float"/>
          <table:table-cell table:formula="of:=MEDIAN([.$K177])" office:value-type="float"/>
          <table:table-cell table:formula="of:=MEDIAN([.$L177])" office:value-type="float"/>
          <table:table-cell table:formula="of:=MEDIAN([.$M177])" office:value-type="float"/>
          <table:table-cell table:formula="of:=MEDIAN([.$N177])" office:value-type="float"/>
          <table:table-cell table:formula="of:=MAX([.$B177])" office:value-type="float"/>
          <table:table-cell table:formula="of:=MAX([.$C177])" office:value-type="float"/>
          <table:table-cell table:formula="of:=MAX([.$D177])" office:value-type="float"/>
          <table:table-cell table:formula="of:=MAX([.$E177])" office:value-type="float"/>
          <table:table-cell table:formula="of:=MAX([.$F177])" office:value-type="float"/>
          <table:table-cell table:formula="of:=MAX([.$G177])" office:value-type="float"/>
          <table:table-cell table:formula="of:=MAX([.$H177])" office:value-type="float"/>
          <table:table-cell table:formula="of:=MAX([.$I177])" office:value-type="float"/>
          <table:table-cell table:formula="of:=MAX([.$J177])" office:value-type="float"/>
          <table:table-cell table:formula="of:=MAX([.$K177])" office:value-type="float"/>
          <table:table-cell table:formula="of:=MAX([.$L177])" office:value-type="float"/>
          <table:table-cell table:formula="of:=MAX([.$M177])" office:value-type="float"/>
          <table:table-cell table:formula="of:=MAX([.$N177])" office:value-type="float"/>
        </table:table-row>
        <table:table-row table:style-name="ro1">
          <table:table-cell office:value-type="string">
            <text:p>6000/ins_6000_9_0444</text:p>
          </table:table-cell>
          <table:table-cell office:value-type="float" office:value="0.175333"/>
          <table:table-cell office:value-type="float" office:value="0.165"/>
          <table:table-cell office:value-type="float" office:value="0.01"/>
          <table:table-cell office:value-type="float" office:value="70.0"/>
          <table:table-cell office:value-type="float" office:value="0.0"/>
          <table:table-cell office:value-type="float" office:value="1.0"/>
          <table:table-cell office:value-type="float" office:value="204.0"/>
          <table:table-cell office:value-type="float" office:value="7048.0"/>
          <table:table-cell office:value-type="float" office:value="7048.0"/>
          <table:table-cell office:value-type="float" office:value="5329.0"/>
          <table:table-cell office:value-type="float" office:value="1352.0"/>
          <table:table-cell office:value-type="float" office:value="0.0"/>
          <table:table-cell office:value-type="float" office:value="0.0"/>
          <table:table-cell table:formula="of:=MIN([.$B178])" office:value-type="float"/>
          <table:table-cell table:formula="of:=MIN([.$C178])" office:value-type="float"/>
          <table:table-cell table:formula="of:=MIN([.$D178])" office:value-type="float"/>
          <table:table-cell table:formula="of:=MIN([.$E178])" office:value-type="float"/>
          <table:table-cell table:formula="of:=MIN([.$F178])" office:value-type="float"/>
          <table:table-cell table:formula="of:=MIN([.$G178])" office:value-type="float"/>
          <table:table-cell table:formula="of:=MIN([.$H178])" office:value-type="float"/>
          <table:table-cell table:formula="of:=MIN([.$I178])" office:value-type="float"/>
          <table:table-cell table:formula="of:=MIN([.$J178])" office:value-type="float"/>
          <table:table-cell table:formula="of:=MIN([.$K178])" office:value-type="float"/>
          <table:table-cell table:formula="of:=MIN([.$L178])" office:value-type="float"/>
          <table:table-cell table:formula="of:=MIN([.$M178])" office:value-type="float"/>
          <table:table-cell table:formula="of:=MIN([.$N178])" office:value-type="float"/>
          <table:table-cell table:formula="of:=MEDIAN([.$B178])" office:value-type="float"/>
          <table:table-cell table:formula="of:=MEDIAN([.$C178])" office:value-type="float"/>
          <table:table-cell table:formula="of:=MEDIAN([.$D178])" office:value-type="float"/>
          <table:table-cell table:formula="of:=MEDIAN([.$E178])" office:value-type="float"/>
          <table:table-cell table:formula="of:=MEDIAN([.$F178])" office:value-type="float"/>
          <table:table-cell table:formula="of:=MEDIAN([.$G178])" office:value-type="float"/>
          <table:table-cell table:formula="of:=MEDIAN([.$H178])" office:value-type="float"/>
          <table:table-cell table:formula="of:=MEDIAN([.$I178])" office:value-type="float"/>
          <table:table-cell table:formula="of:=MEDIAN([.$J178])" office:value-type="float"/>
          <table:table-cell table:formula="of:=MEDIAN([.$K178])" office:value-type="float"/>
          <table:table-cell table:formula="of:=MEDIAN([.$L178])" office:value-type="float"/>
          <table:table-cell table:formula="of:=MEDIAN([.$M178])" office:value-type="float"/>
          <table:table-cell table:formula="of:=MEDIAN([.$N178])" office:value-type="float"/>
          <table:table-cell table:formula="of:=MAX([.$B178])" office:value-type="float"/>
          <table:table-cell table:formula="of:=MAX([.$C178])" office:value-type="float"/>
          <table:table-cell table:formula="of:=MAX([.$D178])" office:value-type="float"/>
          <table:table-cell table:formula="of:=MAX([.$E178])" office:value-type="float"/>
          <table:table-cell table:formula="of:=MAX([.$F178])" office:value-type="float"/>
          <table:table-cell table:formula="of:=MAX([.$G178])" office:value-type="float"/>
          <table:table-cell table:formula="of:=MAX([.$H178])" office:value-type="float"/>
          <table:table-cell table:formula="of:=MAX([.$I178])" office:value-type="float"/>
          <table:table-cell table:formula="of:=MAX([.$J178])" office:value-type="float"/>
          <table:table-cell table:formula="of:=MAX([.$K178])" office:value-type="float"/>
          <table:table-cell table:formula="of:=MAX([.$L178])" office:value-type="float"/>
          <table:table-cell table:formula="of:=MAX([.$M178])" office:value-type="float"/>
          <table:table-cell table:formula="of:=MAX([.$N178])" office:value-type="float"/>
        </table:table-row>
        <table:table-row table:style-name="ro1">
          <table:table-cell office:value-type="string">
            <text:p>6000/ins_6000_9_0454</text:p>
          </table:table-cell>
          <table:table-cell office:value-type="float" office:value="0.166339"/>
          <table:table-cell office:value-type="float" office:value="0.156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322.0"/>
          <table:table-cell office:value-type="float" office:value="2322.0"/>
          <table:table-cell office:value-type="float" office:value="5063.0"/>
          <table:table-cell office:value-type="float" office:value="1486.0"/>
          <table:table-cell office:value-type="float" office:value="0.0"/>
          <table:table-cell office:value-type="float" office:value="0.0"/>
          <table:table-cell table:formula="of:=MIN([.$B179])" office:value-type="float"/>
          <table:table-cell table:formula="of:=MIN([.$C179])" office:value-type="float"/>
          <table:table-cell table:formula="of:=MIN([.$D179])" office:value-type="float"/>
          <table:table-cell table:formula="of:=MIN([.$E179])" office:value-type="float"/>
          <table:table-cell table:formula="of:=MIN([.$F179])" office:value-type="float"/>
          <table:table-cell table:formula="of:=MIN([.$G179])" office:value-type="float"/>
          <table:table-cell table:formula="of:=MIN([.$H179])" office:value-type="float"/>
          <table:table-cell table:formula="of:=MIN([.$I179])" office:value-type="float"/>
          <table:table-cell table:formula="of:=MIN([.$J179])" office:value-type="float"/>
          <table:table-cell table:formula="of:=MIN([.$K179])" office:value-type="float"/>
          <table:table-cell table:formula="of:=MIN([.$L179])" office:value-type="float"/>
          <table:table-cell table:formula="of:=MIN([.$M179])" office:value-type="float"/>
          <table:table-cell table:formula="of:=MIN([.$N179])" office:value-type="float"/>
          <table:table-cell table:formula="of:=MEDIAN([.$B179])" office:value-type="float"/>
          <table:table-cell table:formula="of:=MEDIAN([.$C179])" office:value-type="float"/>
          <table:table-cell table:formula="of:=MEDIAN([.$D179])" office:value-type="float"/>
          <table:table-cell table:formula="of:=MEDIAN([.$E179])" office:value-type="float"/>
          <table:table-cell table:formula="of:=MEDIAN([.$F179])" office:value-type="float"/>
          <table:table-cell table:formula="of:=MEDIAN([.$G179])" office:value-type="float"/>
          <table:table-cell table:formula="of:=MEDIAN([.$H179])" office:value-type="float"/>
          <table:table-cell table:formula="of:=MEDIAN([.$I179])" office:value-type="float"/>
          <table:table-cell table:formula="of:=MEDIAN([.$J179])" office:value-type="float"/>
          <table:table-cell table:formula="of:=MEDIAN([.$K179])" office:value-type="float"/>
          <table:table-cell table:formula="of:=MEDIAN([.$L179])" office:value-type="float"/>
          <table:table-cell table:formula="of:=MEDIAN([.$M179])" office:value-type="float"/>
          <table:table-cell table:formula="of:=MEDIAN([.$N179])" office:value-type="float"/>
          <table:table-cell table:formula="of:=MAX([.$B179])" office:value-type="float"/>
          <table:table-cell table:formula="of:=MAX([.$C179])" office:value-type="float"/>
          <table:table-cell table:formula="of:=MAX([.$D179])" office:value-type="float"/>
          <table:table-cell table:formula="of:=MAX([.$E179])" office:value-type="float"/>
          <table:table-cell table:formula="of:=MAX([.$F179])" office:value-type="float"/>
          <table:table-cell table:formula="of:=MAX([.$G179])" office:value-type="float"/>
          <table:table-cell table:formula="of:=MAX([.$H179])" office:value-type="float"/>
          <table:table-cell table:formula="of:=MAX([.$I179])" office:value-type="float"/>
          <table:table-cell table:formula="of:=MAX([.$J179])" office:value-type="float"/>
          <table:table-cell table:formula="of:=MAX([.$K179])" office:value-type="float"/>
          <table:table-cell table:formula="of:=MAX([.$L179])" office:value-type="float"/>
          <table:table-cell table:formula="of:=MAX([.$M179])" office:value-type="float"/>
          <table:table-cell table:formula="of:=MAX([.$N179])" office:value-type="float"/>
        </table:table-row>
        <table:table-row table:style-name="ro1">
          <table:table-cell office:value-type="string">
            <text:p>6000/ins_6000_9_0464</text:p>
          </table:table-cell>
          <table:table-cell office:value-type="float" office:value="0.165432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.0"/>
          <table:table-cell office:value-type="float" office:value="199.0"/>
          <table:table-cell office:value-type="float" office:value="4980.0"/>
          <table:table-cell office:value-type="float" office:value="1039.0"/>
          <table:table-cell office:value-type="float" office:value="0.0"/>
          <table:table-cell office:value-type="float" office:value="0.0"/>
          <table:table-cell table:formula="of:=MIN([.$B180])" office:value-type="float"/>
          <table:table-cell table:formula="of:=MIN([.$C180])" office:value-type="float"/>
          <table:table-cell table:formula="of:=MIN([.$D180])" office:value-type="float"/>
          <table:table-cell table:formula="of:=MIN([.$E180])" office:value-type="float"/>
          <table:table-cell table:formula="of:=MIN([.$F180])" office:value-type="float"/>
          <table:table-cell table:formula="of:=MIN([.$G180])" office:value-type="float"/>
          <table:table-cell table:formula="of:=MIN([.$H180])" office:value-type="float"/>
          <table:table-cell table:formula="of:=MIN([.$I180])" office:value-type="float"/>
          <table:table-cell table:formula="of:=MIN([.$J180])" office:value-type="float"/>
          <table:table-cell table:formula="of:=MIN([.$K180])" office:value-type="float"/>
          <table:table-cell table:formula="of:=MIN([.$L180])" office:value-type="float"/>
          <table:table-cell table:formula="of:=MIN([.$M180])" office:value-type="float"/>
          <table:table-cell table:formula="of:=MIN([.$N180])" office:value-type="float"/>
          <table:table-cell table:formula="of:=MEDIAN([.$B180])" office:value-type="float"/>
          <table:table-cell table:formula="of:=MEDIAN([.$C180])" office:value-type="float"/>
          <table:table-cell table:formula="of:=MEDIAN([.$D180])" office:value-type="float"/>
          <table:table-cell table:formula="of:=MEDIAN([.$E180])" office:value-type="float"/>
          <table:table-cell table:formula="of:=MEDIAN([.$F180])" office:value-type="float"/>
          <table:table-cell table:formula="of:=MEDIAN([.$G180])" office:value-type="float"/>
          <table:table-cell table:formula="of:=MEDIAN([.$H180])" office:value-type="float"/>
          <table:table-cell table:formula="of:=MEDIAN([.$I180])" office:value-type="float"/>
          <table:table-cell table:formula="of:=MEDIAN([.$J180])" office:value-type="float"/>
          <table:table-cell table:formula="of:=MEDIAN([.$K180])" office:value-type="float"/>
          <table:table-cell table:formula="of:=MEDIAN([.$L180])" office:value-type="float"/>
          <table:table-cell table:formula="of:=MEDIAN([.$M180])" office:value-type="float"/>
          <table:table-cell table:formula="of:=MEDIAN([.$N180])" office:value-type="float"/>
          <table:table-cell table:formula="of:=MAX([.$B180])" office:value-type="float"/>
          <table:table-cell table:formula="of:=MAX([.$C180])" office:value-type="float"/>
          <table:table-cell table:formula="of:=MAX([.$D180])" office:value-type="float"/>
          <table:table-cell table:formula="of:=MAX([.$E180])" office:value-type="float"/>
          <table:table-cell table:formula="of:=MAX([.$F180])" office:value-type="float"/>
          <table:table-cell table:formula="of:=MAX([.$G180])" office:value-type="float"/>
          <table:table-cell table:formula="of:=MAX([.$H180])" office:value-type="float"/>
          <table:table-cell table:formula="of:=MAX([.$I180])" office:value-type="float"/>
          <table:table-cell table:formula="of:=MAX([.$J180])" office:value-type="float"/>
          <table:table-cell table:formula="of:=MAX([.$K180])" office:value-type="float"/>
          <table:table-cell table:formula="of:=MAX([.$L180])" office:value-type="float"/>
          <table:table-cell table:formula="of:=MAX([.$M180])" office:value-type="float"/>
          <table:table-cell table:formula="of:=MAX([.$N180])" office:value-type="float"/>
        </table:table-row>
        <table:table-row table:style-name="ro1">
          <table:table-cell office:value-type="string">
            <text:p>6000/ins_6000_9_0474</text:p>
          </table:table-cell>
          <table:table-cell office:value-type="float" office:value="0.168775"/>
          <table:table-cell office:value-type="float" office:value="0.15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13.0"/>
          <table:table-cell office:value-type="float" office:value="713.0"/>
          <table:table-cell office:value-type="float" office:value="5366.0"/>
          <table:table-cell office:value-type="float" office:value="1499.0"/>
          <table:table-cell office:value-type="float" office:value="0.0"/>
          <table:table-cell office:value-type="float" office:value="0.0"/>
          <table:table-cell table:formula="of:=MIN([.$B181])" office:value-type="float"/>
          <table:table-cell table:formula="of:=MIN([.$C181])" office:value-type="float"/>
          <table:table-cell table:formula="of:=MIN([.$D181])" office:value-type="float"/>
          <table:table-cell table:formula="of:=MIN([.$E181])" office:value-type="float"/>
          <table:table-cell table:formula="of:=MIN([.$F181])" office:value-type="float"/>
          <table:table-cell table:formula="of:=MIN([.$G181])" office:value-type="float"/>
          <table:table-cell table:formula="of:=MIN([.$H181])" office:value-type="float"/>
          <table:table-cell table:formula="of:=MIN([.$I181])" office:value-type="float"/>
          <table:table-cell table:formula="of:=MIN([.$J181])" office:value-type="float"/>
          <table:table-cell table:formula="of:=MIN([.$K181])" office:value-type="float"/>
          <table:table-cell table:formula="of:=MIN([.$L181])" office:value-type="float"/>
          <table:table-cell table:formula="of:=MIN([.$M181])" office:value-type="float"/>
          <table:table-cell table:formula="of:=MIN([.$N181])" office:value-type="float"/>
          <table:table-cell table:formula="of:=MEDIAN([.$B181])" office:value-type="float"/>
          <table:table-cell table:formula="of:=MEDIAN([.$C181])" office:value-type="float"/>
          <table:table-cell table:formula="of:=MEDIAN([.$D181])" office:value-type="float"/>
          <table:table-cell table:formula="of:=MEDIAN([.$E181])" office:value-type="float"/>
          <table:table-cell table:formula="of:=MEDIAN([.$F181])" office:value-type="float"/>
          <table:table-cell table:formula="of:=MEDIAN([.$G181])" office:value-type="float"/>
          <table:table-cell table:formula="of:=MEDIAN([.$H181])" office:value-type="float"/>
          <table:table-cell table:formula="of:=MEDIAN([.$I181])" office:value-type="float"/>
          <table:table-cell table:formula="of:=MEDIAN([.$J181])" office:value-type="float"/>
          <table:table-cell table:formula="of:=MEDIAN([.$K181])" office:value-type="float"/>
          <table:table-cell table:formula="of:=MEDIAN([.$L181])" office:value-type="float"/>
          <table:table-cell table:formula="of:=MEDIAN([.$M181])" office:value-type="float"/>
          <table:table-cell table:formula="of:=MEDIAN([.$N181])" office:value-type="float"/>
          <table:table-cell table:formula="of:=MAX([.$B181])" office:value-type="float"/>
          <table:table-cell table:formula="of:=MAX([.$C181])" office:value-type="float"/>
          <table:table-cell table:formula="of:=MAX([.$D181])" office:value-type="float"/>
          <table:table-cell table:formula="of:=MAX([.$E181])" office:value-type="float"/>
          <table:table-cell table:formula="of:=MAX([.$F181])" office:value-type="float"/>
          <table:table-cell table:formula="of:=MAX([.$G181])" office:value-type="float"/>
          <table:table-cell table:formula="of:=MAX([.$H181])" office:value-type="float"/>
          <table:table-cell table:formula="of:=MAX([.$I181])" office:value-type="float"/>
          <table:table-cell table:formula="of:=MAX([.$J181])" office:value-type="float"/>
          <table:table-cell table:formula="of:=MAX([.$K181])" office:value-type="float"/>
          <table:table-cell table:formula="of:=MAX([.$L181])" office:value-type="float"/>
          <table:table-cell table:formula="of:=MAX([.$M181])" office:value-type="float"/>
          <table:table-cell table:formula="of:=MAX([.$N181])" office:value-type="float"/>
        </table:table-row>
        <table:table-row table:style-name="ro1">
          <table:table-cell office:value-type="string">
            <text:p>6000/ins_6000_9_0484</text:p>
          </table:table-cell>
          <table:table-cell office:value-type="float" office:value="0.170503"/>
          <table:table-cell office:value-type="float" office:value="0.161"/>
          <table:table-cell office:value-type="float" office:value="0.03"/>
          <table:table-cell office:value-type="float" office:value="68.0"/>
          <table:table-cell office:value-type="float" office:value="0.0"/>
          <table:table-cell office:value-type="float" office:value="0.0"/>
          <table:table-cell office:value-type="float" office:value="139.0"/>
          <table:table-cell office:value-type="float" office:value="22731.0"/>
          <table:table-cell office:value-type="float" office:value="22731.0"/>
          <table:table-cell office:value-type="float" office:value="4196.0"/>
          <table:table-cell office:value-type="float" office:value="2943.0"/>
          <table:table-cell office:value-type="float" office:value="0.0"/>
          <table:table-cell office:value-type="float" office:value="0.0"/>
          <table:table-cell table:formula="of:=MIN([.$B182])" office:value-type="float"/>
          <table:table-cell table:formula="of:=MIN([.$C182])" office:value-type="float"/>
          <table:table-cell table:formula="of:=MIN([.$D182])" office:value-type="float"/>
          <table:table-cell table:formula="of:=MIN([.$E182])" office:value-type="float"/>
          <table:table-cell table:formula="of:=MIN([.$F182])" office:value-type="float"/>
          <table:table-cell table:formula="of:=MIN([.$G182])" office:value-type="float"/>
          <table:table-cell table:formula="of:=MIN([.$H182])" office:value-type="float"/>
          <table:table-cell table:formula="of:=MIN([.$I182])" office:value-type="float"/>
          <table:table-cell table:formula="of:=MIN([.$J182])" office:value-type="float"/>
          <table:table-cell table:formula="of:=MIN([.$K182])" office:value-type="float"/>
          <table:table-cell table:formula="of:=MIN([.$L182])" office:value-type="float"/>
          <table:table-cell table:formula="of:=MIN([.$M182])" office:value-type="float"/>
          <table:table-cell table:formula="of:=MIN([.$N182])" office:value-type="float"/>
          <table:table-cell table:formula="of:=MEDIAN([.$B182])" office:value-type="float"/>
          <table:table-cell table:formula="of:=MEDIAN([.$C182])" office:value-type="float"/>
          <table:table-cell table:formula="of:=MEDIAN([.$D182])" office:value-type="float"/>
          <table:table-cell table:formula="of:=MEDIAN([.$E182])" office:value-type="float"/>
          <table:table-cell table:formula="of:=MEDIAN([.$F182])" office:value-type="float"/>
          <table:table-cell table:formula="of:=MEDIAN([.$G182])" office:value-type="float"/>
          <table:table-cell table:formula="of:=MEDIAN([.$H182])" office:value-type="float"/>
          <table:table-cell table:formula="of:=MEDIAN([.$I182])" office:value-type="float"/>
          <table:table-cell table:formula="of:=MEDIAN([.$J182])" office:value-type="float"/>
          <table:table-cell table:formula="of:=MEDIAN([.$K182])" office:value-type="float"/>
          <table:table-cell table:formula="of:=MEDIAN([.$L182])" office:value-type="float"/>
          <table:table-cell table:formula="of:=MEDIAN([.$M182])" office:value-type="float"/>
          <table:table-cell table:formula="of:=MEDIAN([.$N182])" office:value-type="float"/>
          <table:table-cell table:formula="of:=MAX([.$B182])" office:value-type="float"/>
          <table:table-cell table:formula="of:=MAX([.$C182])" office:value-type="float"/>
          <table:table-cell table:formula="of:=MAX([.$D182])" office:value-type="float"/>
          <table:table-cell table:formula="of:=MAX([.$E182])" office:value-type="float"/>
          <table:table-cell table:formula="of:=MAX([.$F182])" office:value-type="float"/>
          <table:table-cell table:formula="of:=MAX([.$G182])" office:value-type="float"/>
          <table:table-cell table:formula="of:=MAX([.$H182])" office:value-type="float"/>
          <table:table-cell table:formula="of:=MAX([.$I182])" office:value-type="float"/>
          <table:table-cell table:formula="of:=MAX([.$J182])" office:value-type="float"/>
          <table:table-cell table:formula="of:=MAX([.$K182])" office:value-type="float"/>
          <table:table-cell table:formula="of:=MAX([.$L182])" office:value-type="float"/>
          <table:table-cell table:formula="of:=MAX([.$M182])" office:value-type="float"/>
          <table:table-cell table:formula="of:=MAX([.$N182])" office:value-type="float"/>
        </table:table-row>
        <table:table-row table:style-name="ro1">
          <table:table-cell office:value-type="string">
            <text:p>7000/ins_7000_0_0404</text:p>
          </table:table-cell>
          <table:table-cell office:value-type="float" office:value="1.31469"/>
          <table:table-cell office:value-type="float" office:value="1.302"/>
          <table:table-cell office:value-type="float" office:value="1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52.0"/>
          <table:table-cell office:value-type="float" office:value="643182.0"/>
          <table:table-cell office:value-type="float" office:value="643182.0"/>
          <table:table-cell office:value-type="float" office:value="8178.0"/>
          <table:table-cell office:value-type="float" office:value="4926.0"/>
          <table:table-cell office:value-type="float" office:value="0.0"/>
          <table:table-cell office:value-type="float" office:value="0.0"/>
          <table:table-cell table:formula="of:=MIN([.$B183])" office:value-type="float"/>
          <table:table-cell table:formula="of:=MIN([.$C183])" office:value-type="float"/>
          <table:table-cell table:formula="of:=MIN([.$D183])" office:value-type="float"/>
          <table:table-cell table:formula="of:=MIN([.$E183])" office:value-type="float"/>
          <table:table-cell table:formula="of:=MIN([.$F183])" office:value-type="float"/>
          <table:table-cell table:formula="of:=MIN([.$G183])" office:value-type="float"/>
          <table:table-cell table:formula="of:=MIN([.$H183])" office:value-type="float"/>
          <table:table-cell table:formula="of:=MIN([.$I183])" office:value-type="float"/>
          <table:table-cell table:formula="of:=MIN([.$J183])" office:value-type="float"/>
          <table:table-cell table:formula="of:=MIN([.$K183])" office:value-type="float"/>
          <table:table-cell table:formula="of:=MIN([.$L183])" office:value-type="float"/>
          <table:table-cell table:formula="of:=MIN([.$M183])" office:value-type="float"/>
          <table:table-cell table:formula="of:=MIN([.$N183])" office:value-type="float"/>
          <table:table-cell table:formula="of:=MEDIAN([.$B183])" office:value-type="float"/>
          <table:table-cell table:formula="of:=MEDIAN([.$C183])" office:value-type="float"/>
          <table:table-cell table:formula="of:=MEDIAN([.$D183])" office:value-type="float"/>
          <table:table-cell table:formula="of:=MEDIAN([.$E183])" office:value-type="float"/>
          <table:table-cell table:formula="of:=MEDIAN([.$F183])" office:value-type="float"/>
          <table:table-cell table:formula="of:=MEDIAN([.$G183])" office:value-type="float"/>
          <table:table-cell table:formula="of:=MEDIAN([.$H183])" office:value-type="float"/>
          <table:table-cell table:formula="of:=MEDIAN([.$I183])" office:value-type="float"/>
          <table:table-cell table:formula="of:=MEDIAN([.$J183])" office:value-type="float"/>
          <table:table-cell table:formula="of:=MEDIAN([.$K183])" office:value-type="float"/>
          <table:table-cell table:formula="of:=MEDIAN([.$L183])" office:value-type="float"/>
          <table:table-cell table:formula="of:=MEDIAN([.$M183])" office:value-type="float"/>
          <table:table-cell table:formula="of:=MEDIAN([.$N183])" office:value-type="float"/>
          <table:table-cell table:formula="of:=MAX([.$B183])" office:value-type="float"/>
          <table:table-cell table:formula="of:=MAX([.$C183])" office:value-type="float"/>
          <table:table-cell table:formula="of:=MAX([.$D183])" office:value-type="float"/>
          <table:table-cell table:formula="of:=MAX([.$E183])" office:value-type="float"/>
          <table:table-cell table:formula="of:=MAX([.$F183])" office:value-type="float"/>
          <table:table-cell table:formula="of:=MAX([.$G183])" office:value-type="float"/>
          <table:table-cell table:formula="of:=MAX([.$H183])" office:value-type="float"/>
          <table:table-cell table:formula="of:=MAX([.$I183])" office:value-type="float"/>
          <table:table-cell table:formula="of:=MAX([.$J183])" office:value-type="float"/>
          <table:table-cell table:formula="of:=MAX([.$K183])" office:value-type="float"/>
          <table:table-cell table:formula="of:=MAX([.$L183])" office:value-type="float"/>
          <table:table-cell table:formula="of:=MAX([.$M183])" office:value-type="float"/>
          <table:table-cell table:formula="of:=MAX([.$N183])" office:value-type="float"/>
        </table:table-row>
        <table:table-row table:style-name="ro1">
          <table:table-cell office:value-type="string">
            <text:p>7000/ins_7000_0_0414</text:p>
          </table:table-cell>
          <table:table-cell office:value-type="float" office:value="1.55032"/>
          <table:table-cell office:value-type="float" office:value="1.538"/>
          <table:table-cell office:value-type="float" office:value="1.33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2054.0"/>
          <table:table-cell office:value-type="float" office:value="914406.0"/>
          <table:table-cell office:value-type="float" office:value="914406.0"/>
          <table:table-cell office:value-type="float" office:value="8939.0"/>
          <table:table-cell office:value-type="float" office:value="7151.0"/>
          <table:table-cell office:value-type="float" office:value="0.0"/>
          <table:table-cell office:value-type="float" office:value="0.0"/>
          <table:table-cell table:formula="of:=MIN([.$B184])" office:value-type="float"/>
          <table:table-cell table:formula="of:=MIN([.$C184])" office:value-type="float"/>
          <table:table-cell table:formula="of:=MIN([.$D184])" office:value-type="float"/>
          <table:table-cell table:formula="of:=MIN([.$E184])" office:value-type="float"/>
          <table:table-cell table:formula="of:=MIN([.$F184])" office:value-type="float"/>
          <table:table-cell table:formula="of:=MIN([.$G184])" office:value-type="float"/>
          <table:table-cell table:formula="of:=MIN([.$H184])" office:value-type="float"/>
          <table:table-cell table:formula="of:=MIN([.$I184])" office:value-type="float"/>
          <table:table-cell table:formula="of:=MIN([.$J184])" office:value-type="float"/>
          <table:table-cell table:formula="of:=MIN([.$K184])" office:value-type="float"/>
          <table:table-cell table:formula="of:=MIN([.$L184])" office:value-type="float"/>
          <table:table-cell table:formula="of:=MIN([.$M184])" office:value-type="float"/>
          <table:table-cell table:formula="of:=MIN([.$N184])" office:value-type="float"/>
          <table:table-cell table:formula="of:=MEDIAN([.$B184])" office:value-type="float"/>
          <table:table-cell table:formula="of:=MEDIAN([.$C184])" office:value-type="float"/>
          <table:table-cell table:formula="of:=MEDIAN([.$D184])" office:value-type="float"/>
          <table:table-cell table:formula="of:=MEDIAN([.$E184])" office:value-type="float"/>
          <table:table-cell table:formula="of:=MEDIAN([.$F184])" office:value-type="float"/>
          <table:table-cell table:formula="of:=MEDIAN([.$G184])" office:value-type="float"/>
          <table:table-cell table:formula="of:=MEDIAN([.$H184])" office:value-type="float"/>
          <table:table-cell table:formula="of:=MEDIAN([.$I184])" office:value-type="float"/>
          <table:table-cell table:formula="of:=MEDIAN([.$J184])" office:value-type="float"/>
          <table:table-cell table:formula="of:=MEDIAN([.$K184])" office:value-type="float"/>
          <table:table-cell table:formula="of:=MEDIAN([.$L184])" office:value-type="float"/>
          <table:table-cell table:formula="of:=MEDIAN([.$M184])" office:value-type="float"/>
          <table:table-cell table:formula="of:=MEDIAN([.$N184])" office:value-type="float"/>
          <table:table-cell table:formula="of:=MAX([.$B184])" office:value-type="float"/>
          <table:table-cell table:formula="of:=MAX([.$C184])" office:value-type="float"/>
          <table:table-cell table:formula="of:=MAX([.$D184])" office:value-type="float"/>
          <table:table-cell table:formula="of:=MAX([.$E184])" office:value-type="float"/>
          <table:table-cell table:formula="of:=MAX([.$F184])" office:value-type="float"/>
          <table:table-cell table:formula="of:=MAX([.$G184])" office:value-type="float"/>
          <table:table-cell table:formula="of:=MAX([.$H184])" office:value-type="float"/>
          <table:table-cell table:formula="of:=MAX([.$I184])" office:value-type="float"/>
          <table:table-cell table:formula="of:=MAX([.$J184])" office:value-type="float"/>
          <table:table-cell table:formula="of:=MAX([.$K184])" office:value-type="float"/>
          <table:table-cell table:formula="of:=MAX([.$L184])" office:value-type="float"/>
          <table:table-cell table:formula="of:=MAX([.$M184])" office:value-type="float"/>
          <table:table-cell table:formula="of:=MAX([.$N184])" office:value-type="float"/>
        </table:table-row>
        <table:table-row table:style-name="ro1">
          <table:table-cell office:value-type="string">
            <text:p>7000/ins_7000_0_0424</text:p>
          </table:table-cell>
          <table:table-cell office:value-type="float" office:value="0.204905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221.0"/>
          <table:table-cell office:value-type="float" office:value="6062.0"/>
          <table:table-cell office:value-type="float" office:value="1247.0"/>
          <table:table-cell office:value-type="float" office:value="0.0"/>
          <table:table-cell office:value-type="float" office:value="0.0"/>
          <table:table-cell table:formula="of:=MIN([.$B185])" office:value-type="float"/>
          <table:table-cell table:formula="of:=MIN([.$C185])" office:value-type="float"/>
          <table:table-cell table:formula="of:=MIN([.$D185])" office:value-type="float"/>
          <table:table-cell table:formula="of:=MIN([.$E185])" office:value-type="float"/>
          <table:table-cell table:formula="of:=MIN([.$F185])" office:value-type="float"/>
          <table:table-cell table:formula="of:=MIN([.$G185])" office:value-type="float"/>
          <table:table-cell table:formula="of:=MIN([.$H185])" office:value-type="float"/>
          <table:table-cell table:formula="of:=MIN([.$I185])" office:value-type="float"/>
          <table:table-cell table:formula="of:=MIN([.$J185])" office:value-type="float"/>
          <table:table-cell table:formula="of:=MIN([.$K185])" office:value-type="float"/>
          <table:table-cell table:formula="of:=MIN([.$L185])" office:value-type="float"/>
          <table:table-cell table:formula="of:=MIN([.$M185])" office:value-type="float"/>
          <table:table-cell table:formula="of:=MIN([.$N185])" office:value-type="float"/>
          <table:table-cell table:formula="of:=MEDIAN([.$B185])" office:value-type="float"/>
          <table:table-cell table:formula="of:=MEDIAN([.$C185])" office:value-type="float"/>
          <table:table-cell table:formula="of:=MEDIAN([.$D185])" office:value-type="float"/>
          <table:table-cell table:formula="of:=MEDIAN([.$E185])" office:value-type="float"/>
          <table:table-cell table:formula="of:=MEDIAN([.$F185])" office:value-type="float"/>
          <table:table-cell table:formula="of:=MEDIAN([.$G185])" office:value-type="float"/>
          <table:table-cell table:formula="of:=MEDIAN([.$H185])" office:value-type="float"/>
          <table:table-cell table:formula="of:=MEDIAN([.$I185])" office:value-type="float"/>
          <table:table-cell table:formula="of:=MEDIAN([.$J185])" office:value-type="float"/>
          <table:table-cell table:formula="of:=MEDIAN([.$K185])" office:value-type="float"/>
          <table:table-cell table:formula="of:=MEDIAN([.$L185])" office:value-type="float"/>
          <table:table-cell table:formula="of:=MEDIAN([.$M185])" office:value-type="float"/>
          <table:table-cell table:formula="of:=MEDIAN([.$N185])" office:value-type="float"/>
          <table:table-cell table:formula="of:=MAX([.$B185])" office:value-type="float"/>
          <table:table-cell table:formula="of:=MAX([.$C185])" office:value-type="float"/>
          <table:table-cell table:formula="of:=MAX([.$D185])" office:value-type="float"/>
          <table:table-cell table:formula="of:=MAX([.$E185])" office:value-type="float"/>
          <table:table-cell table:formula="of:=MAX([.$F185])" office:value-type="float"/>
          <table:table-cell table:formula="of:=MAX([.$G185])" office:value-type="float"/>
          <table:table-cell table:formula="of:=MAX([.$H185])" office:value-type="float"/>
          <table:table-cell table:formula="of:=MAX([.$I185])" office:value-type="float"/>
          <table:table-cell table:formula="of:=MAX([.$J185])" office:value-type="float"/>
          <table:table-cell table:formula="of:=MAX([.$K185])" office:value-type="float"/>
          <table:table-cell table:formula="of:=MAX([.$L185])" office:value-type="float"/>
          <table:table-cell table:formula="of:=MAX([.$M185])" office:value-type="float"/>
          <table:table-cell table:formula="of:=MAX([.$N185])" office:value-type="float"/>
        </table:table-row>
        <table:table-row table:style-name="ro1">
          <table:table-cell office:value-type="string">
            <text:p>7000/ins_7000_0_0434</text:p>
          </table:table-cell>
          <table:table-cell office:value-type="float" office:value="0.491899"/>
          <table:table-cell office:value-type="float" office:value="0.48"/>
          <table:table-cell office:value-type="float" office:value="0.27"/>
          <table:table-cell office:value-type="float" office:value="260.0"/>
          <table:table-cell office:value-type="float" office:value="0.0"/>
          <table:table-cell office:value-type="float" office:value="1.0"/>
          <table:table-cell office:value-type="float" office:value="508.0"/>
          <table:table-cell office:value-type="float" office:value="188435.0"/>
          <table:table-cell office:value-type="float" office:value="188435.0"/>
          <table:table-cell office:value-type="float" office:value="7871.0"/>
          <table:table-cell office:value-type="float" office:value="4581.0"/>
          <table:table-cell office:value-type="float" office:value="0.0"/>
          <table:table-cell office:value-type="float" office:value="0.0"/>
          <table:table-cell table:formula="of:=MIN([.$B186])" office:value-type="float"/>
          <table:table-cell table:formula="of:=MIN([.$C186])" office:value-type="float"/>
          <table:table-cell table:formula="of:=MIN([.$D186])" office:value-type="float"/>
          <table:table-cell table:formula="of:=MIN([.$E186])" office:value-type="float"/>
          <table:table-cell table:formula="of:=MIN([.$F186])" office:value-type="float"/>
          <table:table-cell table:formula="of:=MIN([.$G186])" office:value-type="float"/>
          <table:table-cell table:formula="of:=MIN([.$H186])" office:value-type="float"/>
          <table:table-cell table:formula="of:=MIN([.$I186])" office:value-type="float"/>
          <table:table-cell table:formula="of:=MIN([.$J186])" office:value-type="float"/>
          <table:table-cell table:formula="of:=MIN([.$K186])" office:value-type="float"/>
          <table:table-cell table:formula="of:=MIN([.$L186])" office:value-type="float"/>
          <table:table-cell table:formula="of:=MIN([.$M186])" office:value-type="float"/>
          <table:table-cell table:formula="of:=MIN([.$N186])" office:value-type="float"/>
          <table:table-cell table:formula="of:=MEDIAN([.$B186])" office:value-type="float"/>
          <table:table-cell table:formula="of:=MEDIAN([.$C186])" office:value-type="float"/>
          <table:table-cell table:formula="of:=MEDIAN([.$D186])" office:value-type="float"/>
          <table:table-cell table:formula="of:=MEDIAN([.$E186])" office:value-type="float"/>
          <table:table-cell table:formula="of:=MEDIAN([.$F186])" office:value-type="float"/>
          <table:table-cell table:formula="of:=MEDIAN([.$G186])" office:value-type="float"/>
          <table:table-cell table:formula="of:=MEDIAN([.$H186])" office:value-type="float"/>
          <table:table-cell table:formula="of:=MEDIAN([.$I186])" office:value-type="float"/>
          <table:table-cell table:formula="of:=MEDIAN([.$J186])" office:value-type="float"/>
          <table:table-cell table:formula="of:=MEDIAN([.$K186])" office:value-type="float"/>
          <table:table-cell table:formula="of:=MEDIAN([.$L186])" office:value-type="float"/>
          <table:table-cell table:formula="of:=MEDIAN([.$M186])" office:value-type="float"/>
          <table:table-cell table:formula="of:=MEDIAN([.$N186])" office:value-type="float"/>
          <table:table-cell table:formula="of:=MAX([.$B186])" office:value-type="float"/>
          <table:table-cell table:formula="of:=MAX([.$C186])" office:value-type="float"/>
          <table:table-cell table:formula="of:=MAX([.$D186])" office:value-type="float"/>
          <table:table-cell table:formula="of:=MAX([.$E186])" office:value-type="float"/>
          <table:table-cell table:formula="of:=MAX([.$F186])" office:value-type="float"/>
          <table:table-cell table:formula="of:=MAX([.$G186])" office:value-type="float"/>
          <table:table-cell table:formula="of:=MAX([.$H186])" office:value-type="float"/>
          <table:table-cell table:formula="of:=MAX([.$I186])" office:value-type="float"/>
          <table:table-cell table:formula="of:=MAX([.$J186])" office:value-type="float"/>
          <table:table-cell table:formula="of:=MAX([.$K186])" office:value-type="float"/>
          <table:table-cell table:formula="of:=MAX([.$L186])" office:value-type="float"/>
          <table:table-cell table:formula="of:=MAX([.$M186])" office:value-type="float"/>
          <table:table-cell table:formula="of:=MAX([.$N186])" office:value-type="float"/>
        </table:table-row>
        <table:table-row table:style-name="ro1">
          <table:table-cell office:value-type="string">
            <text:p>7000/ins_7000_0_0444</text:p>
          </table:table-cell>
          <table:table-cell office:value-type="float" office:value="1.87428"/>
          <table:table-cell office:value-type="float" office:value="1.863"/>
          <table:table-cell office:value-type="float" office:value="1.6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177.0"/>
          <table:table-cell office:value-type="float" office:value="718709.0"/>
          <table:table-cell office:value-type="float" office:value="718709.0"/>
          <table:table-cell office:value-type="float" office:value="8382.0"/>
          <table:table-cell office:value-type="float" office:value="5003.0"/>
          <table:table-cell office:value-type="float" office:value="0.0"/>
          <table:table-cell office:value-type="float" office:value="0.0"/>
          <table:table-cell table:formula="of:=MIN([.$B187])" office:value-type="float"/>
          <table:table-cell table:formula="of:=MIN([.$C187])" office:value-type="float"/>
          <table:table-cell table:formula="of:=MIN([.$D187])" office:value-type="float"/>
          <table:table-cell table:formula="of:=MIN([.$E187])" office:value-type="float"/>
          <table:table-cell table:formula="of:=MIN([.$F187])" office:value-type="float"/>
          <table:table-cell table:formula="of:=MIN([.$G187])" office:value-type="float"/>
          <table:table-cell table:formula="of:=MIN([.$H187])" office:value-type="float"/>
          <table:table-cell table:formula="of:=MIN([.$I187])" office:value-type="float"/>
          <table:table-cell table:formula="of:=MIN([.$J187])" office:value-type="float"/>
          <table:table-cell table:formula="of:=MIN([.$K187])" office:value-type="float"/>
          <table:table-cell table:formula="of:=MIN([.$L187])" office:value-type="float"/>
          <table:table-cell table:formula="of:=MIN([.$M187])" office:value-type="float"/>
          <table:table-cell table:formula="of:=MIN([.$N187])" office:value-type="float"/>
          <table:table-cell table:formula="of:=MEDIAN([.$B187])" office:value-type="float"/>
          <table:table-cell table:formula="of:=MEDIAN([.$C187])" office:value-type="float"/>
          <table:table-cell table:formula="of:=MEDIAN([.$D187])" office:value-type="float"/>
          <table:table-cell table:formula="of:=MEDIAN([.$E187])" office:value-type="float"/>
          <table:table-cell table:formula="of:=MEDIAN([.$F187])" office:value-type="float"/>
          <table:table-cell table:formula="of:=MEDIAN([.$G187])" office:value-type="float"/>
          <table:table-cell table:formula="of:=MEDIAN([.$H187])" office:value-type="float"/>
          <table:table-cell table:formula="of:=MEDIAN([.$I187])" office:value-type="float"/>
          <table:table-cell table:formula="of:=MEDIAN([.$J187])" office:value-type="float"/>
          <table:table-cell table:formula="of:=MEDIAN([.$K187])" office:value-type="float"/>
          <table:table-cell table:formula="of:=MEDIAN([.$L187])" office:value-type="float"/>
          <table:table-cell table:formula="of:=MEDIAN([.$M187])" office:value-type="float"/>
          <table:table-cell table:formula="of:=MEDIAN([.$N187])" office:value-type="float"/>
          <table:table-cell table:formula="of:=MAX([.$B187])" office:value-type="float"/>
          <table:table-cell table:formula="of:=MAX([.$C187])" office:value-type="float"/>
          <table:table-cell table:formula="of:=MAX([.$D187])" office:value-type="float"/>
          <table:table-cell table:formula="of:=MAX([.$E187])" office:value-type="float"/>
          <table:table-cell table:formula="of:=MAX([.$F187])" office:value-type="float"/>
          <table:table-cell table:formula="of:=MAX([.$G187])" office:value-type="float"/>
          <table:table-cell table:formula="of:=MAX([.$H187])" office:value-type="float"/>
          <table:table-cell table:formula="of:=MAX([.$I187])" office:value-type="float"/>
          <table:table-cell table:formula="of:=MAX([.$J187])" office:value-type="float"/>
          <table:table-cell table:formula="of:=MAX([.$K187])" office:value-type="float"/>
          <table:table-cell table:formula="of:=MAX([.$L187])" office:value-type="float"/>
          <table:table-cell table:formula="of:=MAX([.$M187])" office:value-type="float"/>
          <table:table-cell table:formula="of:=MAX([.$N187])" office:value-type="float"/>
        </table:table-row>
        <table:table-row table:style-name="ro1">
          <table:table-cell office:value-type="string">
            <text:p>7000/ins_7000_0_0454</text:p>
          </table:table-cell>
          <table:table-cell office:value-type="float" office:value="0.205051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608.0"/>
          <table:table-cell office:value-type="float" office:value="608.0"/>
          <table:table-cell office:value-type="float" office:value="6097.0"/>
          <table:table-cell office:value-type="float" office:value="1708.0"/>
          <table:table-cell office:value-type="float" office:value="0.0"/>
          <table:table-cell office:value-type="float" office:value="0.0"/>
          <table:table-cell table:formula="of:=MIN([.$B188])" office:value-type="float"/>
          <table:table-cell table:formula="of:=MIN([.$C188])" office:value-type="float"/>
          <table:table-cell table:formula="of:=MIN([.$D188])" office:value-type="float"/>
          <table:table-cell table:formula="of:=MIN([.$E188])" office:value-type="float"/>
          <table:table-cell table:formula="of:=MIN([.$F188])" office:value-type="float"/>
          <table:table-cell table:formula="of:=MIN([.$G188])" office:value-type="float"/>
          <table:table-cell table:formula="of:=MIN([.$H188])" office:value-type="float"/>
          <table:table-cell table:formula="of:=MIN([.$I188])" office:value-type="float"/>
          <table:table-cell table:formula="of:=MIN([.$J188])" office:value-type="float"/>
          <table:table-cell table:formula="of:=MIN([.$K188])" office:value-type="float"/>
          <table:table-cell table:formula="of:=MIN([.$L188])" office:value-type="float"/>
          <table:table-cell table:formula="of:=MIN([.$M188])" office:value-type="float"/>
          <table:table-cell table:formula="of:=MIN([.$N188])" office:value-type="float"/>
          <table:table-cell table:formula="of:=MEDIAN([.$B188])" office:value-type="float"/>
          <table:table-cell table:formula="of:=MEDIAN([.$C188])" office:value-type="float"/>
          <table:table-cell table:formula="of:=MEDIAN([.$D188])" office:value-type="float"/>
          <table:table-cell table:formula="of:=MEDIAN([.$E188])" office:value-type="float"/>
          <table:table-cell table:formula="of:=MEDIAN([.$F188])" office:value-type="float"/>
          <table:table-cell table:formula="of:=MEDIAN([.$G188])" office:value-type="float"/>
          <table:table-cell table:formula="of:=MEDIAN([.$H188])" office:value-type="float"/>
          <table:table-cell table:formula="of:=MEDIAN([.$I188])" office:value-type="float"/>
          <table:table-cell table:formula="of:=MEDIAN([.$J188])" office:value-type="float"/>
          <table:table-cell table:formula="of:=MEDIAN([.$K188])" office:value-type="float"/>
          <table:table-cell table:formula="of:=MEDIAN([.$L188])" office:value-type="float"/>
          <table:table-cell table:formula="of:=MEDIAN([.$M188])" office:value-type="float"/>
          <table:table-cell table:formula="of:=MEDIAN([.$N188])" office:value-type="float"/>
          <table:table-cell table:formula="of:=MAX([.$B188])" office:value-type="float"/>
          <table:table-cell table:formula="of:=MAX([.$C188])" office:value-type="float"/>
          <table:table-cell table:formula="of:=MAX([.$D188])" office:value-type="float"/>
          <table:table-cell table:formula="of:=MAX([.$E188])" office:value-type="float"/>
          <table:table-cell table:formula="of:=MAX([.$F188])" office:value-type="float"/>
          <table:table-cell table:formula="of:=MAX([.$G188])" office:value-type="float"/>
          <table:table-cell table:formula="of:=MAX([.$H188])" office:value-type="float"/>
          <table:table-cell table:formula="of:=MAX([.$I188])" office:value-type="float"/>
          <table:table-cell table:formula="of:=MAX([.$J188])" office:value-type="float"/>
          <table:table-cell table:formula="of:=MAX([.$K188])" office:value-type="float"/>
          <table:table-cell table:formula="of:=MAX([.$L188])" office:value-type="float"/>
          <table:table-cell table:formula="of:=MAX([.$M188])" office:value-type="float"/>
          <table:table-cell table:formula="of:=MAX([.$N188])" office:value-type="float"/>
        </table:table-row>
        <table:table-row table:style-name="ro1">
          <table:table-cell office:value-type="string">
            <text:p>7000/ins_7000_0_0464</text:p>
          </table:table-cell>
          <table:table-cell office:value-type="float" office:value="0.203157"/>
          <table:table-cell office:value-type="float" office:value="0.19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76.0"/>
          <table:table-cell office:value-type="float" office:value="476.0"/>
          <table:table-cell office:value-type="float" office:value="6117.0"/>
          <table:table-cell office:value-type="float" office:value="1418.0"/>
          <table:table-cell office:value-type="float" office:value="0.0"/>
          <table:table-cell office:value-type="float" office:value="0.0"/>
          <table:table-cell table:formula="of:=MIN([.$B189])" office:value-type="float"/>
          <table:table-cell table:formula="of:=MIN([.$C189])" office:value-type="float"/>
          <table:table-cell table:formula="of:=MIN([.$D189])" office:value-type="float"/>
          <table:table-cell table:formula="of:=MIN([.$E189])" office:value-type="float"/>
          <table:table-cell table:formula="of:=MIN([.$F189])" office:value-type="float"/>
          <table:table-cell table:formula="of:=MIN([.$G189])" office:value-type="float"/>
          <table:table-cell table:formula="of:=MIN([.$H189])" office:value-type="float"/>
          <table:table-cell table:formula="of:=MIN([.$I189])" office:value-type="float"/>
          <table:table-cell table:formula="of:=MIN([.$J189])" office:value-type="float"/>
          <table:table-cell table:formula="of:=MIN([.$K189])" office:value-type="float"/>
          <table:table-cell table:formula="of:=MIN([.$L189])" office:value-type="float"/>
          <table:table-cell table:formula="of:=MIN([.$M189])" office:value-type="float"/>
          <table:table-cell table:formula="of:=MIN([.$N189])" office:value-type="float"/>
          <table:table-cell table:formula="of:=MEDIAN([.$B189])" office:value-type="float"/>
          <table:table-cell table:formula="of:=MEDIAN([.$C189])" office:value-type="float"/>
          <table:table-cell table:formula="of:=MEDIAN([.$D189])" office:value-type="float"/>
          <table:table-cell table:formula="of:=MEDIAN([.$E189])" office:value-type="float"/>
          <table:table-cell table:formula="of:=MEDIAN([.$F189])" office:value-type="float"/>
          <table:table-cell table:formula="of:=MEDIAN([.$G189])" office:value-type="float"/>
          <table:table-cell table:formula="of:=MEDIAN([.$H189])" office:value-type="float"/>
          <table:table-cell table:formula="of:=MEDIAN([.$I189])" office:value-type="float"/>
          <table:table-cell table:formula="of:=MEDIAN([.$J189])" office:value-type="float"/>
          <table:table-cell table:formula="of:=MEDIAN([.$K189])" office:value-type="float"/>
          <table:table-cell table:formula="of:=MEDIAN([.$L189])" office:value-type="float"/>
          <table:table-cell table:formula="of:=MEDIAN([.$M189])" office:value-type="float"/>
          <table:table-cell table:formula="of:=MEDIAN([.$N189])" office:value-type="float"/>
          <table:table-cell table:formula="of:=MAX([.$B189])" office:value-type="float"/>
          <table:table-cell table:formula="of:=MAX([.$C189])" office:value-type="float"/>
          <table:table-cell table:formula="of:=MAX([.$D189])" office:value-type="float"/>
          <table:table-cell table:formula="of:=MAX([.$E189])" office:value-type="float"/>
          <table:table-cell table:formula="of:=MAX([.$F189])" office:value-type="float"/>
          <table:table-cell table:formula="of:=MAX([.$G189])" office:value-type="float"/>
          <table:table-cell table:formula="of:=MAX([.$H189])" office:value-type="float"/>
          <table:table-cell table:formula="of:=MAX([.$I189])" office:value-type="float"/>
          <table:table-cell table:formula="of:=MAX([.$J189])" office:value-type="float"/>
          <table:table-cell table:formula="of:=MAX([.$K189])" office:value-type="float"/>
          <table:table-cell table:formula="of:=MAX([.$L189])" office:value-type="float"/>
          <table:table-cell table:formula="of:=MAX([.$M189])" office:value-type="float"/>
          <table:table-cell table:formula="of:=MAX([.$N189])" office:value-type="float"/>
        </table:table-row>
        <table:table-row table:style-name="ro1">
          <table:table-cell office:value-type="string">
            <text:p>7000/ins_7000_0_0474</text:p>
          </table:table-cell>
          <table:table-cell office:value-type="float" office:value="0.320772"/>
          <table:table-cell office:value-type="float" office:value="0.306"/>
          <table:table-cell office:value-type="float" office:value="0.1"/>
          <table:table-cell office:value-type="float" office:value="36.0"/>
          <table:table-cell office:value-type="float" office:value="0.0"/>
          <table:table-cell office:value-type="float" office:value="1.0"/>
          <table:table-cell office:value-type="float" office:value="438.0"/>
          <table:table-cell office:value-type="float" office:value="21912.0"/>
          <table:table-cell office:value-type="float" office:value="21912.0"/>
          <table:table-cell office:value-type="float" office:value="8136.0"/>
          <table:table-cell office:value-type="float" office:value="4813.0"/>
          <table:table-cell office:value-type="float" office:value="0.0"/>
          <table:table-cell office:value-type="float" office:value="0.0"/>
          <table:table-cell table:formula="of:=MIN([.$B190])" office:value-type="float"/>
          <table:table-cell table:formula="of:=MIN([.$C190])" office:value-type="float"/>
          <table:table-cell table:formula="of:=MIN([.$D190])" office:value-type="float"/>
          <table:table-cell table:formula="of:=MIN([.$E190])" office:value-type="float"/>
          <table:table-cell table:formula="of:=MIN([.$F190])" office:value-type="float"/>
          <table:table-cell table:formula="of:=MIN([.$G190])" office:value-type="float"/>
          <table:table-cell table:formula="of:=MIN([.$H190])" office:value-type="float"/>
          <table:table-cell table:formula="of:=MIN([.$I190])" office:value-type="float"/>
          <table:table-cell table:formula="of:=MIN([.$J190])" office:value-type="float"/>
          <table:table-cell table:formula="of:=MIN([.$K190])" office:value-type="float"/>
          <table:table-cell table:formula="of:=MIN([.$L190])" office:value-type="float"/>
          <table:table-cell table:formula="of:=MIN([.$M190])" office:value-type="float"/>
          <table:table-cell table:formula="of:=MIN([.$N190])" office:value-type="float"/>
          <table:table-cell table:formula="of:=MEDIAN([.$B190])" office:value-type="float"/>
          <table:table-cell table:formula="of:=MEDIAN([.$C190])" office:value-type="float"/>
          <table:table-cell table:formula="of:=MEDIAN([.$D190])" office:value-type="float"/>
          <table:table-cell table:formula="of:=MEDIAN([.$E190])" office:value-type="float"/>
          <table:table-cell table:formula="of:=MEDIAN([.$F190])" office:value-type="float"/>
          <table:table-cell table:formula="of:=MEDIAN([.$G190])" office:value-type="float"/>
          <table:table-cell table:formula="of:=MEDIAN([.$H190])" office:value-type="float"/>
          <table:table-cell table:formula="of:=MEDIAN([.$I190])" office:value-type="float"/>
          <table:table-cell table:formula="of:=MEDIAN([.$J190])" office:value-type="float"/>
          <table:table-cell table:formula="of:=MEDIAN([.$K190])" office:value-type="float"/>
          <table:table-cell table:formula="of:=MEDIAN([.$L190])" office:value-type="float"/>
          <table:table-cell table:formula="of:=MEDIAN([.$M190])" office:value-type="float"/>
          <table:table-cell table:formula="of:=MEDIAN([.$N190])" office:value-type="float"/>
          <table:table-cell table:formula="of:=MAX([.$B190])" office:value-type="float"/>
          <table:table-cell table:formula="of:=MAX([.$C190])" office:value-type="float"/>
          <table:table-cell table:formula="of:=MAX([.$D190])" office:value-type="float"/>
          <table:table-cell table:formula="of:=MAX([.$E190])" office:value-type="float"/>
          <table:table-cell table:formula="of:=MAX([.$F190])" office:value-type="float"/>
          <table:table-cell table:formula="of:=MAX([.$G190])" office:value-type="float"/>
          <table:table-cell table:formula="of:=MAX([.$H190])" office:value-type="float"/>
          <table:table-cell table:formula="of:=MAX([.$I190])" office:value-type="float"/>
          <table:table-cell table:formula="of:=MAX([.$J190])" office:value-type="float"/>
          <table:table-cell table:formula="of:=MAX([.$K190])" office:value-type="float"/>
          <table:table-cell table:formula="of:=MAX([.$L190])" office:value-type="float"/>
          <table:table-cell table:formula="of:=MAX([.$M190])" office:value-type="float"/>
          <table:table-cell table:formula="of:=MAX([.$N190])" office:value-type="float"/>
        </table:table-row>
        <table:table-row table:style-name="ro1">
          <table:table-cell office:value-type="string">
            <text:p>7000/ins_7000_0_0484</text:p>
          </table:table-cell>
          <table:table-cell office:value-type="float" office:value="0.783149"/>
          <table:table-cell office:value-type="float" office:value="0.772"/>
          <table:table-cell office:value-type="float" office:value="0.62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245.0"/>
          <table:table-cell office:value-type="float" office:value="422626.0"/>
          <table:table-cell office:value-type="float" office:value="422626.0"/>
          <table:table-cell office:value-type="float" office:value="5878.0"/>
          <table:table-cell office:value-type="float" office:value="5094.0"/>
          <table:table-cell office:value-type="float" office:value="0.0"/>
          <table:table-cell office:value-type="float" office:value="0.0"/>
          <table:table-cell table:formula="of:=MIN([.$B191])" office:value-type="float"/>
          <table:table-cell table:formula="of:=MIN([.$C191])" office:value-type="float"/>
          <table:table-cell table:formula="of:=MIN([.$D191])" office:value-type="float"/>
          <table:table-cell table:formula="of:=MIN([.$E191])" office:value-type="float"/>
          <table:table-cell table:formula="of:=MIN([.$F191])" office:value-type="float"/>
          <table:table-cell table:formula="of:=MIN([.$G191])" office:value-type="float"/>
          <table:table-cell table:formula="of:=MIN([.$H191])" office:value-type="float"/>
          <table:table-cell table:formula="of:=MIN([.$I191])" office:value-type="float"/>
          <table:table-cell table:formula="of:=MIN([.$J191])" office:value-type="float"/>
          <table:table-cell table:formula="of:=MIN([.$K191])" office:value-type="float"/>
          <table:table-cell table:formula="of:=MIN([.$L191])" office:value-type="float"/>
          <table:table-cell table:formula="of:=MIN([.$M191])" office:value-type="float"/>
          <table:table-cell table:formula="of:=MIN([.$N191])" office:value-type="float"/>
          <table:table-cell table:formula="of:=MEDIAN([.$B191])" office:value-type="float"/>
          <table:table-cell table:formula="of:=MEDIAN([.$C191])" office:value-type="float"/>
          <table:table-cell table:formula="of:=MEDIAN([.$D191])" office:value-type="float"/>
          <table:table-cell table:formula="of:=MEDIAN([.$E191])" office:value-type="float"/>
          <table:table-cell table:formula="of:=MEDIAN([.$F191])" office:value-type="float"/>
          <table:table-cell table:formula="of:=MEDIAN([.$G191])" office:value-type="float"/>
          <table:table-cell table:formula="of:=MEDIAN([.$H191])" office:value-type="float"/>
          <table:table-cell table:formula="of:=MEDIAN([.$I191])" office:value-type="float"/>
          <table:table-cell table:formula="of:=MEDIAN([.$J191])" office:value-type="float"/>
          <table:table-cell table:formula="of:=MEDIAN([.$K191])" office:value-type="float"/>
          <table:table-cell table:formula="of:=MEDIAN([.$L191])" office:value-type="float"/>
          <table:table-cell table:formula="of:=MEDIAN([.$M191])" office:value-type="float"/>
          <table:table-cell table:formula="of:=MEDIAN([.$N191])" office:value-type="float"/>
          <table:table-cell table:formula="of:=MAX([.$B191])" office:value-type="float"/>
          <table:table-cell table:formula="of:=MAX([.$C191])" office:value-type="float"/>
          <table:table-cell table:formula="of:=MAX([.$D191])" office:value-type="float"/>
          <table:table-cell table:formula="of:=MAX([.$E191])" office:value-type="float"/>
          <table:table-cell table:formula="of:=MAX([.$F191])" office:value-type="float"/>
          <table:table-cell table:formula="of:=MAX([.$G191])" office:value-type="float"/>
          <table:table-cell table:formula="of:=MAX([.$H191])" office:value-type="float"/>
          <table:table-cell table:formula="of:=MAX([.$I191])" office:value-type="float"/>
          <table:table-cell table:formula="of:=MAX([.$J191])" office:value-type="float"/>
          <table:table-cell table:formula="of:=MAX([.$K191])" office:value-type="float"/>
          <table:table-cell table:formula="of:=MAX([.$L191])" office:value-type="float"/>
          <table:table-cell table:formula="of:=MAX([.$M191])" office:value-type="float"/>
          <table:table-cell table:formula="of:=MAX([.$N191])" office:value-type="float"/>
        </table:table-row>
        <table:table-row table:style-name="ro1">
          <table:table-cell office:value-type="string">
            <text:p>7000/ins_7000_1_0404</text:p>
          </table:table-cell>
          <table:table-cell office:value-type="float" office:value="1.49351"/>
          <table:table-cell office:value-type="float" office:value="1.481"/>
          <table:table-cell office:value-type="float" office:value="1.27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364.0"/>
          <table:table-cell office:value-type="float" office:value="830713.0"/>
          <table:table-cell office:value-type="float" office:value="830713.0"/>
          <table:table-cell office:value-type="float" office:value="8969.0"/>
          <table:table-cell office:value-type="float" office:value="6281.0"/>
          <table:table-cell office:value-type="float" office:value="0.0"/>
          <table:table-cell office:value-type="float" office:value="0.0"/>
          <table:table-cell table:formula="of:=MIN([.$B192])" office:value-type="float"/>
          <table:table-cell table:formula="of:=MIN([.$C192])" office:value-type="float"/>
          <table:table-cell table:formula="of:=MIN([.$D192])" office:value-type="float"/>
          <table:table-cell table:formula="of:=MIN([.$E192])" office:value-type="float"/>
          <table:table-cell table:formula="of:=MIN([.$F192])" office:value-type="float"/>
          <table:table-cell table:formula="of:=MIN([.$G192])" office:value-type="float"/>
          <table:table-cell table:formula="of:=MIN([.$H192])" office:value-type="float"/>
          <table:table-cell table:formula="of:=MIN([.$I192])" office:value-type="float"/>
          <table:table-cell table:formula="of:=MIN([.$J192])" office:value-type="float"/>
          <table:table-cell table:formula="of:=MIN([.$K192])" office:value-type="float"/>
          <table:table-cell table:formula="of:=MIN([.$L192])" office:value-type="float"/>
          <table:table-cell table:formula="of:=MIN([.$M192])" office:value-type="float"/>
          <table:table-cell table:formula="of:=MIN([.$N192])" office:value-type="float"/>
          <table:table-cell table:formula="of:=MEDIAN([.$B192])" office:value-type="float"/>
          <table:table-cell table:formula="of:=MEDIAN([.$C192])" office:value-type="float"/>
          <table:table-cell table:formula="of:=MEDIAN([.$D192])" office:value-type="float"/>
          <table:table-cell table:formula="of:=MEDIAN([.$E192])" office:value-type="float"/>
          <table:table-cell table:formula="of:=MEDIAN([.$F192])" office:value-type="float"/>
          <table:table-cell table:formula="of:=MEDIAN([.$G192])" office:value-type="float"/>
          <table:table-cell table:formula="of:=MEDIAN([.$H192])" office:value-type="float"/>
          <table:table-cell table:formula="of:=MEDIAN([.$I192])" office:value-type="float"/>
          <table:table-cell table:formula="of:=MEDIAN([.$J192])" office:value-type="float"/>
          <table:table-cell table:formula="of:=MEDIAN([.$K192])" office:value-type="float"/>
          <table:table-cell table:formula="of:=MEDIAN([.$L192])" office:value-type="float"/>
          <table:table-cell table:formula="of:=MEDIAN([.$M192])" office:value-type="float"/>
          <table:table-cell table:formula="of:=MEDIAN([.$N192])" office:value-type="float"/>
          <table:table-cell table:formula="of:=MAX([.$B192])" office:value-type="float"/>
          <table:table-cell table:formula="of:=MAX([.$C192])" office:value-type="float"/>
          <table:table-cell table:formula="of:=MAX([.$D192])" office:value-type="float"/>
          <table:table-cell table:formula="of:=MAX([.$E192])" office:value-type="float"/>
          <table:table-cell table:formula="of:=MAX([.$F192])" office:value-type="float"/>
          <table:table-cell table:formula="of:=MAX([.$G192])" office:value-type="float"/>
          <table:table-cell table:formula="of:=MAX([.$H192])" office:value-type="float"/>
          <table:table-cell table:formula="of:=MAX([.$I192])" office:value-type="float"/>
          <table:table-cell table:formula="of:=MAX([.$J192])" office:value-type="float"/>
          <table:table-cell table:formula="of:=MAX([.$K192])" office:value-type="float"/>
          <table:table-cell table:formula="of:=MAX([.$L192])" office:value-type="float"/>
          <table:table-cell table:formula="of:=MAX([.$M192])" office:value-type="float"/>
          <table:table-cell table:formula="of:=MAX([.$N192])" office:value-type="float"/>
        </table:table-row>
        <table:table-row table:style-name="ro1">
          <table:table-cell office:value-type="string">
            <text:p>7000/ins_7000_1_0414</text:p>
          </table:table-cell>
          <table:table-cell office:value-type="float" office:value="2.0817"/>
          <table:table-cell office:value-type="float" office:value="2.068"/>
          <table:table-cell office:value-type="float" office:value="1.8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066.0"/>
          <table:table-cell office:value-type="float" office:value="1179358.0"/>
          <table:table-cell office:value-type="float" office:value="1179358.0"/>
          <table:table-cell office:value-type="float" office:value="10293.0"/>
          <table:table-cell office:value-type="float" office:value="9036.0"/>
          <table:table-cell office:value-type="float" office:value="0.0"/>
          <table:table-cell office:value-type="float" office:value="0.0"/>
          <table:table-cell table:formula="of:=MIN([.$B193])" office:value-type="float"/>
          <table:table-cell table:formula="of:=MIN([.$C193])" office:value-type="float"/>
          <table:table-cell table:formula="of:=MIN([.$D193])" office:value-type="float"/>
          <table:table-cell table:formula="of:=MIN([.$E193])" office:value-type="float"/>
          <table:table-cell table:formula="of:=MIN([.$F193])" office:value-type="float"/>
          <table:table-cell table:formula="of:=MIN([.$G193])" office:value-type="float"/>
          <table:table-cell table:formula="of:=MIN([.$H193])" office:value-type="float"/>
          <table:table-cell table:formula="of:=MIN([.$I193])" office:value-type="float"/>
          <table:table-cell table:formula="of:=MIN([.$J193])" office:value-type="float"/>
          <table:table-cell table:formula="of:=MIN([.$K193])" office:value-type="float"/>
          <table:table-cell table:formula="of:=MIN([.$L193])" office:value-type="float"/>
          <table:table-cell table:formula="of:=MIN([.$M193])" office:value-type="float"/>
          <table:table-cell table:formula="of:=MIN([.$N193])" office:value-type="float"/>
          <table:table-cell table:formula="of:=MEDIAN([.$B193])" office:value-type="float"/>
          <table:table-cell table:formula="of:=MEDIAN([.$C193])" office:value-type="float"/>
          <table:table-cell table:formula="of:=MEDIAN([.$D193])" office:value-type="float"/>
          <table:table-cell table:formula="of:=MEDIAN([.$E193])" office:value-type="float"/>
          <table:table-cell table:formula="of:=MEDIAN([.$F193])" office:value-type="float"/>
          <table:table-cell table:formula="of:=MEDIAN([.$G193])" office:value-type="float"/>
          <table:table-cell table:formula="of:=MEDIAN([.$H193])" office:value-type="float"/>
          <table:table-cell table:formula="of:=MEDIAN([.$I193])" office:value-type="float"/>
          <table:table-cell table:formula="of:=MEDIAN([.$J193])" office:value-type="float"/>
          <table:table-cell table:formula="of:=MEDIAN([.$K193])" office:value-type="float"/>
          <table:table-cell table:formula="of:=MEDIAN([.$L193])" office:value-type="float"/>
          <table:table-cell table:formula="of:=MEDIAN([.$M193])" office:value-type="float"/>
          <table:table-cell table:formula="of:=MEDIAN([.$N193])" office:value-type="float"/>
          <table:table-cell table:formula="of:=MAX([.$B193])" office:value-type="float"/>
          <table:table-cell table:formula="of:=MAX([.$C193])" office:value-type="float"/>
          <table:table-cell table:formula="of:=MAX([.$D193])" office:value-type="float"/>
          <table:table-cell table:formula="of:=MAX([.$E193])" office:value-type="float"/>
          <table:table-cell table:formula="of:=MAX([.$F193])" office:value-type="float"/>
          <table:table-cell table:formula="of:=MAX([.$G193])" office:value-type="float"/>
          <table:table-cell table:formula="of:=MAX([.$H193])" office:value-type="float"/>
          <table:table-cell table:formula="of:=MAX([.$I193])" office:value-type="float"/>
          <table:table-cell table:formula="of:=MAX([.$J193])" office:value-type="float"/>
          <table:table-cell table:formula="of:=MAX([.$K193])" office:value-type="float"/>
          <table:table-cell table:formula="of:=MAX([.$L193])" office:value-type="float"/>
          <table:table-cell table:formula="of:=MAX([.$M193])" office:value-type="float"/>
          <table:table-cell table:formula="of:=MAX([.$N193])" office:value-type="float"/>
        </table:table-row>
        <table:table-row table:style-name="ro1">
          <table:table-cell office:value-type="string">
            <text:p>7000/ins_7000_1_0424</text:p>
          </table:table-cell>
          <table:table-cell office:value-type="float" office:value="0.495128"/>
          <table:table-cell office:value-type="float" office:value="0.484"/>
          <table:table-cell office:value-type="float" office:value="0.29"/>
          <table:table-cell office:value-type="float" office:value="704.0"/>
          <table:table-cell office:value-type="float" office:value="0.0"/>
          <table:table-cell office:value-type="float" office:value="1.0"/>
          <table:table-cell office:value-type="float" office:value="1505.0"/>
          <table:table-cell office:value-type="float" office:value="209619.0"/>
          <table:table-cell office:value-type="float" office:value="209619.0"/>
          <table:table-cell office:value-type="float" office:value="6554.0"/>
          <table:table-cell office:value-type="float" office:value="2164.0"/>
          <table:table-cell office:value-type="float" office:value="0.0"/>
          <table:table-cell office:value-type="float" office:value="0.0"/>
          <table:table-cell table:formula="of:=MIN([.$B194])" office:value-type="float"/>
          <table:table-cell table:formula="of:=MIN([.$C194])" office:value-type="float"/>
          <table:table-cell table:formula="of:=MIN([.$D194])" office:value-type="float"/>
          <table:table-cell table:formula="of:=MIN([.$E194])" office:value-type="float"/>
          <table:table-cell table:formula="of:=MIN([.$F194])" office:value-type="float"/>
          <table:table-cell table:formula="of:=MIN([.$G194])" office:value-type="float"/>
          <table:table-cell table:formula="of:=MIN([.$H194])" office:value-type="float"/>
          <table:table-cell table:formula="of:=MIN([.$I194])" office:value-type="float"/>
          <table:table-cell table:formula="of:=MIN([.$J194])" office:value-type="float"/>
          <table:table-cell table:formula="of:=MIN([.$K194])" office:value-type="float"/>
          <table:table-cell table:formula="of:=MIN([.$L194])" office:value-type="float"/>
          <table:table-cell table:formula="of:=MIN([.$M194])" office:value-type="float"/>
          <table:table-cell table:formula="of:=MIN([.$N194])" office:value-type="float"/>
          <table:table-cell table:formula="of:=MEDIAN([.$B194])" office:value-type="float"/>
          <table:table-cell table:formula="of:=MEDIAN([.$C194])" office:value-type="float"/>
          <table:table-cell table:formula="of:=MEDIAN([.$D194])" office:value-type="float"/>
          <table:table-cell table:formula="of:=MEDIAN([.$E194])" office:value-type="float"/>
          <table:table-cell table:formula="of:=MEDIAN([.$F194])" office:value-type="float"/>
          <table:table-cell table:formula="of:=MEDIAN([.$G194])" office:value-type="float"/>
          <table:table-cell table:formula="of:=MEDIAN([.$H194])" office:value-type="float"/>
          <table:table-cell table:formula="of:=MEDIAN([.$I194])" office:value-type="float"/>
          <table:table-cell table:formula="of:=MEDIAN([.$J194])" office:value-type="float"/>
          <table:table-cell table:formula="of:=MEDIAN([.$K194])" office:value-type="float"/>
          <table:table-cell table:formula="of:=MEDIAN([.$L194])" office:value-type="float"/>
          <table:table-cell table:formula="of:=MEDIAN([.$M194])" office:value-type="float"/>
          <table:table-cell table:formula="of:=MEDIAN([.$N194])" office:value-type="float"/>
          <table:table-cell table:formula="of:=MAX([.$B194])" office:value-type="float"/>
          <table:table-cell table:formula="of:=MAX([.$C194])" office:value-type="float"/>
          <table:table-cell table:formula="of:=MAX([.$D194])" office:value-type="float"/>
          <table:table-cell table:formula="of:=MAX([.$E194])" office:value-type="float"/>
          <table:table-cell table:formula="of:=MAX([.$F194])" office:value-type="float"/>
          <table:table-cell table:formula="of:=MAX([.$G194])" office:value-type="float"/>
          <table:table-cell table:formula="of:=MAX([.$H194])" office:value-type="float"/>
          <table:table-cell table:formula="of:=MAX([.$I194])" office:value-type="float"/>
          <table:table-cell table:formula="of:=MAX([.$J194])" office:value-type="float"/>
          <table:table-cell table:formula="of:=MAX([.$K194])" office:value-type="float"/>
          <table:table-cell table:formula="of:=MAX([.$L194])" office:value-type="float"/>
          <table:table-cell table:formula="of:=MAX([.$M194])" office:value-type="float"/>
          <table:table-cell table:formula="of:=MAX([.$N194])" office:value-type="float"/>
        </table:table-row>
        <table:table-row table:style-name="ro1">
          <table:table-cell office:value-type="string">
            <text:p>7000/ins_7000_1_0434</text:p>
          </table:table-cell>
          <table:table-cell office:value-type="float" office:value="1.2148"/>
          <table:table-cell office:value-type="float" office:value="1.203"/>
          <table:table-cell office:value-type="float" office:value="1.0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721410.0"/>
          <table:table-cell office:value-type="float" office:value="721410.0"/>
          <table:table-cell office:value-type="float" office:value="8648.0"/>
          <table:table-cell office:value-type="float" office:value="6142.0"/>
          <table:table-cell office:value-type="float" office:value="0.0"/>
          <table:table-cell office:value-type="float" office:value="0.0"/>
          <table:table-cell table:formula="of:=MIN([.$B195])" office:value-type="float"/>
          <table:table-cell table:formula="of:=MIN([.$C195])" office:value-type="float"/>
          <table:table-cell table:formula="of:=MIN([.$D195])" office:value-type="float"/>
          <table:table-cell table:formula="of:=MIN([.$E195])" office:value-type="float"/>
          <table:table-cell table:formula="of:=MIN([.$F195])" office:value-type="float"/>
          <table:table-cell table:formula="of:=MIN([.$G195])" office:value-type="float"/>
          <table:table-cell table:formula="of:=MIN([.$H195])" office:value-type="float"/>
          <table:table-cell table:formula="of:=MIN([.$I195])" office:value-type="float"/>
          <table:table-cell table:formula="of:=MIN([.$J195])" office:value-type="float"/>
          <table:table-cell table:formula="of:=MIN([.$K195])" office:value-type="float"/>
          <table:table-cell table:formula="of:=MIN([.$L195])" office:value-type="float"/>
          <table:table-cell table:formula="of:=MIN([.$M195])" office:value-type="float"/>
          <table:table-cell table:formula="of:=MIN([.$N195])" office:value-type="float"/>
          <table:table-cell table:formula="of:=MEDIAN([.$B195])" office:value-type="float"/>
          <table:table-cell table:formula="of:=MEDIAN([.$C195])" office:value-type="float"/>
          <table:table-cell table:formula="of:=MEDIAN([.$D195])" office:value-type="float"/>
          <table:table-cell table:formula="of:=MEDIAN([.$E195])" office:value-type="float"/>
          <table:table-cell table:formula="of:=MEDIAN([.$F195])" office:value-type="float"/>
          <table:table-cell table:formula="of:=MEDIAN([.$G195])" office:value-type="float"/>
          <table:table-cell table:formula="of:=MEDIAN([.$H195])" office:value-type="float"/>
          <table:table-cell table:formula="of:=MEDIAN([.$I195])" office:value-type="float"/>
          <table:table-cell table:formula="of:=MEDIAN([.$J195])" office:value-type="float"/>
          <table:table-cell table:formula="of:=MEDIAN([.$K195])" office:value-type="float"/>
          <table:table-cell table:formula="of:=MEDIAN([.$L195])" office:value-type="float"/>
          <table:table-cell table:formula="of:=MEDIAN([.$M195])" office:value-type="float"/>
          <table:table-cell table:formula="of:=MEDIAN([.$N195])" office:value-type="float"/>
          <table:table-cell table:formula="of:=MAX([.$B195])" office:value-type="float"/>
          <table:table-cell table:formula="of:=MAX([.$C195])" office:value-type="float"/>
          <table:table-cell table:formula="of:=MAX([.$D195])" office:value-type="float"/>
          <table:table-cell table:formula="of:=MAX([.$E195])" office:value-type="float"/>
          <table:table-cell table:formula="of:=MAX([.$F195])" office:value-type="float"/>
          <table:table-cell table:formula="of:=MAX([.$G195])" office:value-type="float"/>
          <table:table-cell table:formula="of:=MAX([.$H195])" office:value-type="float"/>
          <table:table-cell table:formula="of:=MAX([.$I195])" office:value-type="float"/>
          <table:table-cell table:formula="of:=MAX([.$J195])" office:value-type="float"/>
          <table:table-cell table:formula="of:=MAX([.$K195])" office:value-type="float"/>
          <table:table-cell table:formula="of:=MAX([.$L195])" office:value-type="float"/>
          <table:table-cell table:formula="of:=MAX([.$M195])" office:value-type="float"/>
          <table:table-cell table:formula="of:=MAX([.$N195])" office:value-type="float"/>
        </table:table-row>
        <table:table-row table:style-name="ro1">
          <table:table-cell office:value-type="string">
            <text:p>7000/ins_7000_1_0444</text:p>
          </table:table-cell>
          <table:table-cell office:value-type="float" office:value="1.08595"/>
          <table:table-cell office:value-type="float" office:value="1.074"/>
          <table:table-cell office:value-type="float" office:value="0.8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967.0"/>
          <table:table-cell office:value-type="float" office:value="526430.0"/>
          <table:table-cell office:value-type="float" office:value="526430.0"/>
          <table:table-cell office:value-type="float" office:value="9755.0"/>
          <table:table-cell office:value-type="float" office:value="8784.0"/>
          <table:table-cell office:value-type="float" office:value="0.0"/>
          <table:table-cell office:value-type="float" office:value="0.0"/>
          <table:table-cell table:formula="of:=MIN([.$B196])" office:value-type="float"/>
          <table:table-cell table:formula="of:=MIN([.$C196])" office:value-type="float"/>
          <table:table-cell table:formula="of:=MIN([.$D196])" office:value-type="float"/>
          <table:table-cell table:formula="of:=MIN([.$E196])" office:value-type="float"/>
          <table:table-cell table:formula="of:=MIN([.$F196])" office:value-type="float"/>
          <table:table-cell table:formula="of:=MIN([.$G196])" office:value-type="float"/>
          <table:table-cell table:formula="of:=MIN([.$H196])" office:value-type="float"/>
          <table:table-cell table:formula="of:=MIN([.$I196])" office:value-type="float"/>
          <table:table-cell table:formula="of:=MIN([.$J196])" office:value-type="float"/>
          <table:table-cell table:formula="of:=MIN([.$K196])" office:value-type="float"/>
          <table:table-cell table:formula="of:=MIN([.$L196])" office:value-type="float"/>
          <table:table-cell table:formula="of:=MIN([.$M196])" office:value-type="float"/>
          <table:table-cell table:formula="of:=MIN([.$N196])" office:value-type="float"/>
          <table:table-cell table:formula="of:=MEDIAN([.$B196])" office:value-type="float"/>
          <table:table-cell table:formula="of:=MEDIAN([.$C196])" office:value-type="float"/>
          <table:table-cell table:formula="of:=MEDIAN([.$D196])" office:value-type="float"/>
          <table:table-cell table:formula="of:=MEDIAN([.$E196])" office:value-type="float"/>
          <table:table-cell table:formula="of:=MEDIAN([.$F196])" office:value-type="float"/>
          <table:table-cell table:formula="of:=MEDIAN([.$G196])" office:value-type="float"/>
          <table:table-cell table:formula="of:=MEDIAN([.$H196])" office:value-type="float"/>
          <table:table-cell table:formula="of:=MEDIAN([.$I196])" office:value-type="float"/>
          <table:table-cell table:formula="of:=MEDIAN([.$J196])" office:value-type="float"/>
          <table:table-cell table:formula="of:=MEDIAN([.$K196])" office:value-type="float"/>
          <table:table-cell table:formula="of:=MEDIAN([.$L196])" office:value-type="float"/>
          <table:table-cell table:formula="of:=MEDIAN([.$M196])" office:value-type="float"/>
          <table:table-cell table:formula="of:=MEDIAN([.$N196])" office:value-type="float"/>
          <table:table-cell table:formula="of:=MAX([.$B196])" office:value-type="float"/>
          <table:table-cell table:formula="of:=MAX([.$C196])" office:value-type="float"/>
          <table:table-cell table:formula="of:=MAX([.$D196])" office:value-type="float"/>
          <table:table-cell table:formula="of:=MAX([.$E196])" office:value-type="float"/>
          <table:table-cell table:formula="of:=MAX([.$F196])" office:value-type="float"/>
          <table:table-cell table:formula="of:=MAX([.$G196])" office:value-type="float"/>
          <table:table-cell table:formula="of:=MAX([.$H196])" office:value-type="float"/>
          <table:table-cell table:formula="of:=MAX([.$I196])" office:value-type="float"/>
          <table:table-cell table:formula="of:=MAX([.$J196])" office:value-type="float"/>
          <table:table-cell table:formula="of:=MAX([.$K196])" office:value-type="float"/>
          <table:table-cell table:formula="of:=MAX([.$L196])" office:value-type="float"/>
          <table:table-cell table:formula="of:=MAX([.$M196])" office:value-type="float"/>
          <table:table-cell table:formula="of:=MAX([.$N196])" office:value-type="float"/>
        </table:table-row>
        <table:table-row table:style-name="ro1">
          <table:table-cell office:value-type="string">
            <text:p>7000/ins_7000_1_0454</text:p>
          </table:table-cell>
          <table:table-cell office:value-type="float" office:value="0.690315"/>
          <table:table-cell office:value-type="float" office:value="0.678"/>
          <table:table-cell office:value-type="float" office:value="0.47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2342.0"/>
          <table:table-cell office:value-type="float" office:value="345883.0"/>
          <table:table-cell office:value-type="float" office:value="345883.0"/>
          <table:table-cell office:value-type="float" office:value="6539.0"/>
          <table:table-cell office:value-type="float" office:value="2510.0"/>
          <table:table-cell office:value-type="float" office:value="0.0"/>
          <table:table-cell office:value-type="float" office:value="0.0"/>
          <table:table-cell table:formula="of:=MIN([.$B197])" office:value-type="float"/>
          <table:table-cell table:formula="of:=MIN([.$C197])" office:value-type="float"/>
          <table:table-cell table:formula="of:=MIN([.$D197])" office:value-type="float"/>
          <table:table-cell table:formula="of:=MIN([.$E197])" office:value-type="float"/>
          <table:table-cell table:formula="of:=MIN([.$F197])" office:value-type="float"/>
          <table:table-cell table:formula="of:=MIN([.$G197])" office:value-type="float"/>
          <table:table-cell table:formula="of:=MIN([.$H197])" office:value-type="float"/>
          <table:table-cell table:formula="of:=MIN([.$I197])" office:value-type="float"/>
          <table:table-cell table:formula="of:=MIN([.$J197])" office:value-type="float"/>
          <table:table-cell table:formula="of:=MIN([.$K197])" office:value-type="float"/>
          <table:table-cell table:formula="of:=MIN([.$L197])" office:value-type="float"/>
          <table:table-cell table:formula="of:=MIN([.$M197])" office:value-type="float"/>
          <table:table-cell table:formula="of:=MIN([.$N197])" office:value-type="float"/>
          <table:table-cell table:formula="of:=MEDIAN([.$B197])" office:value-type="float"/>
          <table:table-cell table:formula="of:=MEDIAN([.$C197])" office:value-type="float"/>
          <table:table-cell table:formula="of:=MEDIAN([.$D197])" office:value-type="float"/>
          <table:table-cell table:formula="of:=MEDIAN([.$E197])" office:value-type="float"/>
          <table:table-cell table:formula="of:=MEDIAN([.$F197])" office:value-type="float"/>
          <table:table-cell table:formula="of:=MEDIAN([.$G197])" office:value-type="float"/>
          <table:table-cell table:formula="of:=MEDIAN([.$H197])" office:value-type="float"/>
          <table:table-cell table:formula="of:=MEDIAN([.$I197])" office:value-type="float"/>
          <table:table-cell table:formula="of:=MEDIAN([.$J197])" office:value-type="float"/>
          <table:table-cell table:formula="of:=MEDIAN([.$K197])" office:value-type="float"/>
          <table:table-cell table:formula="of:=MEDIAN([.$L197])" office:value-type="float"/>
          <table:table-cell table:formula="of:=MEDIAN([.$M197])" office:value-type="float"/>
          <table:table-cell table:formula="of:=MEDIAN([.$N197])" office:value-type="float"/>
          <table:table-cell table:formula="of:=MAX([.$B197])" office:value-type="float"/>
          <table:table-cell table:formula="of:=MAX([.$C197])" office:value-type="float"/>
          <table:table-cell table:formula="of:=MAX([.$D197])" office:value-type="float"/>
          <table:table-cell table:formula="of:=MAX([.$E197])" office:value-type="float"/>
          <table:table-cell table:formula="of:=MAX([.$F197])" office:value-type="float"/>
          <table:table-cell table:formula="of:=MAX([.$G197])" office:value-type="float"/>
          <table:table-cell table:formula="of:=MAX([.$H197])" office:value-type="float"/>
          <table:table-cell table:formula="of:=MAX([.$I197])" office:value-type="float"/>
          <table:table-cell table:formula="of:=MAX([.$J197])" office:value-type="float"/>
          <table:table-cell table:formula="of:=MAX([.$K197])" office:value-type="float"/>
          <table:table-cell table:formula="of:=MAX([.$L197])" office:value-type="float"/>
          <table:table-cell table:formula="of:=MAX([.$M197])" office:value-type="float"/>
          <table:table-cell table:formula="of:=MAX([.$N197])" office:value-type="float"/>
        </table:table-row>
        <table:table-row table:style-name="ro1">
          <table:table-cell office:value-type="string">
            <text:p>7000/ins_7000_1_0464</text:p>
          </table:table-cell>
          <table:table-cell office:value-type="float" office:value="0.754207"/>
          <table:table-cell office:value-type="float" office:value="0.742"/>
          <table:table-cell office:value-type="float" office:value="0.5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063.0"/>
          <table:table-cell office:value-type="float" office:value="404633.0"/>
          <table:table-cell office:value-type="float" office:value="404633.0"/>
          <table:table-cell office:value-type="float" office:value="6895.0"/>
          <table:table-cell office:value-type="float" office:value="3081.0"/>
          <table:table-cell office:value-type="float" office:value="0.0"/>
          <table:table-cell office:value-type="float" office:value="0.0"/>
          <table:table-cell table:formula="of:=MIN([.$B198])" office:value-type="float"/>
          <table:table-cell table:formula="of:=MIN([.$C198])" office:value-type="float"/>
          <table:table-cell table:formula="of:=MIN([.$D198])" office:value-type="float"/>
          <table:table-cell table:formula="of:=MIN([.$E198])" office:value-type="float"/>
          <table:table-cell table:formula="of:=MIN([.$F198])" office:value-type="float"/>
          <table:table-cell table:formula="of:=MIN([.$G198])" office:value-type="float"/>
          <table:table-cell table:formula="of:=MIN([.$H198])" office:value-type="float"/>
          <table:table-cell table:formula="of:=MIN([.$I198])" office:value-type="float"/>
          <table:table-cell table:formula="of:=MIN([.$J198])" office:value-type="float"/>
          <table:table-cell table:formula="of:=MIN([.$K198])" office:value-type="float"/>
          <table:table-cell table:formula="of:=MIN([.$L198])" office:value-type="float"/>
          <table:table-cell table:formula="of:=MIN([.$M198])" office:value-type="float"/>
          <table:table-cell table:formula="of:=MIN([.$N198])" office:value-type="float"/>
          <table:table-cell table:formula="of:=MEDIAN([.$B198])" office:value-type="float"/>
          <table:table-cell table:formula="of:=MEDIAN([.$C198])" office:value-type="float"/>
          <table:table-cell table:formula="of:=MEDIAN([.$D198])" office:value-type="float"/>
          <table:table-cell table:formula="of:=MEDIAN([.$E198])" office:value-type="float"/>
          <table:table-cell table:formula="of:=MEDIAN([.$F198])" office:value-type="float"/>
          <table:table-cell table:formula="of:=MEDIAN([.$G198])" office:value-type="float"/>
          <table:table-cell table:formula="of:=MEDIAN([.$H198])" office:value-type="float"/>
          <table:table-cell table:formula="of:=MEDIAN([.$I198])" office:value-type="float"/>
          <table:table-cell table:formula="of:=MEDIAN([.$J198])" office:value-type="float"/>
          <table:table-cell table:formula="of:=MEDIAN([.$K198])" office:value-type="float"/>
          <table:table-cell table:formula="of:=MEDIAN([.$L198])" office:value-type="float"/>
          <table:table-cell table:formula="of:=MEDIAN([.$M198])" office:value-type="float"/>
          <table:table-cell table:formula="of:=MEDIAN([.$N198])" office:value-type="float"/>
          <table:table-cell table:formula="of:=MAX([.$B198])" office:value-type="float"/>
          <table:table-cell table:formula="of:=MAX([.$C198])" office:value-type="float"/>
          <table:table-cell table:formula="of:=MAX([.$D198])" office:value-type="float"/>
          <table:table-cell table:formula="of:=MAX([.$E198])" office:value-type="float"/>
          <table:table-cell table:formula="of:=MAX([.$F198])" office:value-type="float"/>
          <table:table-cell table:formula="of:=MAX([.$G198])" office:value-type="float"/>
          <table:table-cell table:formula="of:=MAX([.$H198])" office:value-type="float"/>
          <table:table-cell table:formula="of:=MAX([.$I198])" office:value-type="float"/>
          <table:table-cell table:formula="of:=MAX([.$J198])" office:value-type="float"/>
          <table:table-cell table:formula="of:=MAX([.$K198])" office:value-type="float"/>
          <table:table-cell table:formula="of:=MAX([.$L198])" office:value-type="float"/>
          <table:table-cell table:formula="of:=MAX([.$M198])" office:value-type="float"/>
          <table:table-cell table:formula="of:=MAX([.$N198])" office:value-type="float"/>
        </table:table-row>
        <table:table-row table:style-name="ro1">
          <table:table-cell office:value-type="string">
            <text:p>7000/ins_7000_1_0474</text:p>
          </table:table-cell>
          <table:table-cell office:value-type="float" office:value="1.04547"/>
          <table:table-cell office:value-type="float" office:value="1.032"/>
          <table:table-cell office:value-type="float" office:value="0.8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54.0"/>
          <table:table-cell office:value-type="float" office:value="677632.0"/>
          <table:table-cell office:value-type="float" office:value="677632.0"/>
          <table:table-cell office:value-type="float" office:value="9745.0"/>
          <table:table-cell office:value-type="float" office:value="7828.0"/>
          <table:table-cell office:value-type="float" office:value="0.0"/>
          <table:table-cell office:value-type="float" office:value="0.0"/>
          <table:table-cell table:formula="of:=MIN([.$B199])" office:value-type="float"/>
          <table:table-cell table:formula="of:=MIN([.$C199])" office:value-type="float"/>
          <table:table-cell table:formula="of:=MIN([.$D199])" office:value-type="float"/>
          <table:table-cell table:formula="of:=MIN([.$E199])" office:value-type="float"/>
          <table:table-cell table:formula="of:=MIN([.$F199])" office:value-type="float"/>
          <table:table-cell table:formula="of:=MIN([.$G199])" office:value-type="float"/>
          <table:table-cell table:formula="of:=MIN([.$H199])" office:value-type="float"/>
          <table:table-cell table:formula="of:=MIN([.$I199])" office:value-type="float"/>
          <table:table-cell table:formula="of:=MIN([.$J199])" office:value-type="float"/>
          <table:table-cell table:formula="of:=MIN([.$K199])" office:value-type="float"/>
          <table:table-cell table:formula="of:=MIN([.$L199])" office:value-type="float"/>
          <table:table-cell table:formula="of:=MIN([.$M199])" office:value-type="float"/>
          <table:table-cell table:formula="of:=MIN([.$N199])" office:value-type="float"/>
          <table:table-cell table:formula="of:=MEDIAN([.$B199])" office:value-type="float"/>
          <table:table-cell table:formula="of:=MEDIAN([.$C199])" office:value-type="float"/>
          <table:table-cell table:formula="of:=MEDIAN([.$D199])" office:value-type="float"/>
          <table:table-cell table:formula="of:=MEDIAN([.$E199])" office:value-type="float"/>
          <table:table-cell table:formula="of:=MEDIAN([.$F199])" office:value-type="float"/>
          <table:table-cell table:formula="of:=MEDIAN([.$G199])" office:value-type="float"/>
          <table:table-cell table:formula="of:=MEDIAN([.$H199])" office:value-type="float"/>
          <table:table-cell table:formula="of:=MEDIAN([.$I199])" office:value-type="float"/>
          <table:table-cell table:formula="of:=MEDIAN([.$J199])" office:value-type="float"/>
          <table:table-cell table:formula="of:=MEDIAN([.$K199])" office:value-type="float"/>
          <table:table-cell table:formula="of:=MEDIAN([.$L199])" office:value-type="float"/>
          <table:table-cell table:formula="of:=MEDIAN([.$M199])" office:value-type="float"/>
          <table:table-cell table:formula="of:=MEDIAN([.$N199])" office:value-type="float"/>
          <table:table-cell table:formula="of:=MAX([.$B199])" office:value-type="float"/>
          <table:table-cell table:formula="of:=MAX([.$C199])" office:value-type="float"/>
          <table:table-cell table:formula="of:=MAX([.$D199])" office:value-type="float"/>
          <table:table-cell table:formula="of:=MAX([.$E199])" office:value-type="float"/>
          <table:table-cell table:formula="of:=MAX([.$F199])" office:value-type="float"/>
          <table:table-cell table:formula="of:=MAX([.$G199])" office:value-type="float"/>
          <table:table-cell table:formula="of:=MAX([.$H199])" office:value-type="float"/>
          <table:table-cell table:formula="of:=MAX([.$I199])" office:value-type="float"/>
          <table:table-cell table:formula="of:=MAX([.$J199])" office:value-type="float"/>
          <table:table-cell table:formula="of:=MAX([.$K199])" office:value-type="float"/>
          <table:table-cell table:formula="of:=MAX([.$L199])" office:value-type="float"/>
          <table:table-cell table:formula="of:=MAX([.$M199])" office:value-type="float"/>
          <table:table-cell table:formula="of:=MAX([.$N199])" office:value-type="float"/>
        </table:table-row>
        <table:table-row table:style-name="ro1">
          <table:table-cell office:value-type="string">
            <text:p>7000/ins_7000_1_0484</text:p>
          </table:table-cell>
          <table:table-cell office:value-type="float" office:value="0.175891"/>
          <table:table-cell office:value-type="float" office:value="0.16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439.0"/>
          <table:table-cell office:value-type="float" office:value="1439.0"/>
          <table:table-cell office:value-type="float" office:value="5011.0"/>
          <table:table-cell office:value-type="float" office:value="2825.0"/>
          <table:table-cell office:value-type="float" office:value="0.0"/>
          <table:table-cell office:value-type="float" office:value="0.0"/>
          <table:table-cell table:formula="of:=MIN([.$B200])" office:value-type="float"/>
          <table:table-cell table:formula="of:=MIN([.$C200])" office:value-type="float"/>
          <table:table-cell table:formula="of:=MIN([.$D200])" office:value-type="float"/>
          <table:table-cell table:formula="of:=MIN([.$E200])" office:value-type="float"/>
          <table:table-cell table:formula="of:=MIN([.$F200])" office:value-type="float"/>
          <table:table-cell table:formula="of:=MIN([.$G200])" office:value-type="float"/>
          <table:table-cell table:formula="of:=MIN([.$H200])" office:value-type="float"/>
          <table:table-cell table:formula="of:=MIN([.$I200])" office:value-type="float"/>
          <table:table-cell table:formula="of:=MIN([.$J200])" office:value-type="float"/>
          <table:table-cell table:formula="of:=MIN([.$K200])" office:value-type="float"/>
          <table:table-cell table:formula="of:=MIN([.$L200])" office:value-type="float"/>
          <table:table-cell table:formula="of:=MIN([.$M200])" office:value-type="float"/>
          <table:table-cell table:formula="of:=MIN([.$N200])" office:value-type="float"/>
          <table:table-cell table:formula="of:=MEDIAN([.$B200])" office:value-type="float"/>
          <table:table-cell table:formula="of:=MEDIAN([.$C200])" office:value-type="float"/>
          <table:table-cell table:formula="of:=MEDIAN([.$D200])" office:value-type="float"/>
          <table:table-cell table:formula="of:=MEDIAN([.$E200])" office:value-type="float"/>
          <table:table-cell table:formula="of:=MEDIAN([.$F200])" office:value-type="float"/>
          <table:table-cell table:formula="of:=MEDIAN([.$G200])" office:value-type="float"/>
          <table:table-cell table:formula="of:=MEDIAN([.$H200])" office:value-type="float"/>
          <table:table-cell table:formula="of:=MEDIAN([.$I200])" office:value-type="float"/>
          <table:table-cell table:formula="of:=MEDIAN([.$J200])" office:value-type="float"/>
          <table:table-cell table:formula="of:=MEDIAN([.$K200])" office:value-type="float"/>
          <table:table-cell table:formula="of:=MEDIAN([.$L200])" office:value-type="float"/>
          <table:table-cell table:formula="of:=MEDIAN([.$M200])" office:value-type="float"/>
          <table:table-cell table:formula="of:=MEDIAN([.$N200])" office:value-type="float"/>
          <table:table-cell table:formula="of:=MAX([.$B200])" office:value-type="float"/>
          <table:table-cell table:formula="of:=MAX([.$C200])" office:value-type="float"/>
          <table:table-cell table:formula="of:=MAX([.$D200])" office:value-type="float"/>
          <table:table-cell table:formula="of:=MAX([.$E200])" office:value-type="float"/>
          <table:table-cell table:formula="of:=MAX([.$F200])" office:value-type="float"/>
          <table:table-cell table:formula="of:=MAX([.$G200])" office:value-type="float"/>
          <table:table-cell table:formula="of:=MAX([.$H200])" office:value-type="float"/>
          <table:table-cell table:formula="of:=MAX([.$I200])" office:value-type="float"/>
          <table:table-cell table:formula="of:=MAX([.$J200])" office:value-type="float"/>
          <table:table-cell table:formula="of:=MAX([.$K200])" office:value-type="float"/>
          <table:table-cell table:formula="of:=MAX([.$L200])" office:value-type="float"/>
          <table:table-cell table:formula="of:=MAX([.$M200])" office:value-type="float"/>
          <table:table-cell table:formula="of:=MAX([.$N200])" office:value-type="float"/>
        </table:table-row>
        <table:table-row table:style-name="ro1">
          <table:table-cell office:value-type="string">
            <text:p>7000/ins_7000_2_0404</text:p>
          </table:table-cell>
          <table:table-cell office:value-type="float" office:value="0.253754"/>
          <table:table-cell office:value-type="float" office:value="0.242"/>
          <table:table-cell office:value-type="float" office:value="0.04"/>
          <table:table-cell office:value-type="float" office:value="58.0"/>
          <table:table-cell office:value-type="float" office:value="0.0"/>
          <table:table-cell office:value-type="float" office:value="1.0"/>
          <table:table-cell office:value-type="float" office:value="479.0"/>
          <table:table-cell office:value-type="float" office:value="23596.0"/>
          <table:table-cell office:value-type="float" office:value="23596.0"/>
          <table:table-cell office:value-type="float" office:value="6971.0"/>
          <table:table-cell office:value-type="float" office:value="2902.0"/>
          <table:table-cell office:value-type="float" office:value="0.0"/>
          <table:table-cell office:value-type="float" office:value="0.0"/>
          <table:table-cell table:formula="of:=MIN([.$B201])" office:value-type="float"/>
          <table:table-cell table:formula="of:=MIN([.$C201])" office:value-type="float"/>
          <table:table-cell table:formula="of:=MIN([.$D201])" office:value-type="float"/>
          <table:table-cell table:formula="of:=MIN([.$E201])" office:value-type="float"/>
          <table:table-cell table:formula="of:=MIN([.$F201])" office:value-type="float"/>
          <table:table-cell table:formula="of:=MIN([.$G201])" office:value-type="float"/>
          <table:table-cell table:formula="of:=MIN([.$H201])" office:value-type="float"/>
          <table:table-cell table:formula="of:=MIN([.$I201])" office:value-type="float"/>
          <table:table-cell table:formula="of:=MIN([.$J201])" office:value-type="float"/>
          <table:table-cell table:formula="of:=MIN([.$K201])" office:value-type="float"/>
          <table:table-cell table:formula="of:=MIN([.$L201])" office:value-type="float"/>
          <table:table-cell table:formula="of:=MIN([.$M201])" office:value-type="float"/>
          <table:table-cell table:formula="of:=MIN([.$N201])" office:value-type="float"/>
          <table:table-cell table:formula="of:=MEDIAN([.$B201])" office:value-type="float"/>
          <table:table-cell table:formula="of:=MEDIAN([.$C201])" office:value-type="float"/>
          <table:table-cell table:formula="of:=MEDIAN([.$D201])" office:value-type="float"/>
          <table:table-cell table:formula="of:=MEDIAN([.$E201])" office:value-type="float"/>
          <table:table-cell table:formula="of:=MEDIAN([.$F201])" office:value-type="float"/>
          <table:table-cell table:formula="of:=MEDIAN([.$G201])" office:value-type="float"/>
          <table:table-cell table:formula="of:=MEDIAN([.$H201])" office:value-type="float"/>
          <table:table-cell table:formula="of:=MEDIAN([.$I201])" office:value-type="float"/>
          <table:table-cell table:formula="of:=MEDIAN([.$J201])" office:value-type="float"/>
          <table:table-cell table:formula="of:=MEDIAN([.$K201])" office:value-type="float"/>
          <table:table-cell table:formula="of:=MEDIAN([.$L201])" office:value-type="float"/>
          <table:table-cell table:formula="of:=MEDIAN([.$M201])" office:value-type="float"/>
          <table:table-cell table:formula="of:=MEDIAN([.$N201])" office:value-type="float"/>
          <table:table-cell table:formula="of:=MAX([.$B201])" office:value-type="float"/>
          <table:table-cell table:formula="of:=MAX([.$C201])" office:value-type="float"/>
          <table:table-cell table:formula="of:=MAX([.$D201])" office:value-type="float"/>
          <table:table-cell table:formula="of:=MAX([.$E201])" office:value-type="float"/>
          <table:table-cell table:formula="of:=MAX([.$F201])" office:value-type="float"/>
          <table:table-cell table:formula="of:=MAX([.$G201])" office:value-type="float"/>
          <table:table-cell table:formula="of:=MAX([.$H201])" office:value-type="float"/>
          <table:table-cell table:formula="of:=MAX([.$I201])" office:value-type="float"/>
          <table:table-cell table:formula="of:=MAX([.$J201])" office:value-type="float"/>
          <table:table-cell table:formula="of:=MAX([.$K201])" office:value-type="float"/>
          <table:table-cell table:formula="of:=MAX([.$L201])" office:value-type="float"/>
          <table:table-cell table:formula="of:=MAX([.$M201])" office:value-type="float"/>
          <table:table-cell table:formula="of:=MAX([.$N201])" office:value-type="float"/>
        </table:table-row>
        <table:table-row table:style-name="ro1">
          <table:table-cell office:value-type="string">
            <text:p>7000/ins_7000_2_0414</text:p>
          </table:table-cell>
          <table:table-cell office:value-type="float" office:value="0.229211"/>
          <table:table-cell office:value-type="float" office:value="0.219"/>
          <table:table-cell office:value-type="float" office:value="0.03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19168.0"/>
          <table:table-cell office:value-type="float" office:value="19168.0"/>
          <table:table-cell office:value-type="float" office:value="6786.0"/>
          <table:table-cell office:value-type="float" office:value="2728.0"/>
          <table:table-cell office:value-type="float" office:value="0.0"/>
          <table:table-cell office:value-type="float" office:value="0.0"/>
          <table:table-cell table:formula="of:=MIN([.$B202])" office:value-type="float"/>
          <table:table-cell table:formula="of:=MIN([.$C202])" office:value-type="float"/>
          <table:table-cell table:formula="of:=MIN([.$D202])" office:value-type="float"/>
          <table:table-cell table:formula="of:=MIN([.$E202])" office:value-type="float"/>
          <table:table-cell table:formula="of:=MIN([.$F202])" office:value-type="float"/>
          <table:table-cell table:formula="of:=MIN([.$G202])" office:value-type="float"/>
          <table:table-cell table:formula="of:=MIN([.$H202])" office:value-type="float"/>
          <table:table-cell table:formula="of:=MIN([.$I202])" office:value-type="float"/>
          <table:table-cell table:formula="of:=MIN([.$J202])" office:value-type="float"/>
          <table:table-cell table:formula="of:=MIN([.$K202])" office:value-type="float"/>
          <table:table-cell table:formula="of:=MIN([.$L202])" office:value-type="float"/>
          <table:table-cell table:formula="of:=MIN([.$M202])" office:value-type="float"/>
          <table:table-cell table:formula="of:=MIN([.$N202])" office:value-type="float"/>
          <table:table-cell table:formula="of:=MEDIAN([.$B202])" office:value-type="float"/>
          <table:table-cell table:formula="of:=MEDIAN([.$C202])" office:value-type="float"/>
          <table:table-cell table:formula="of:=MEDIAN([.$D202])" office:value-type="float"/>
          <table:table-cell table:formula="of:=MEDIAN([.$E202])" office:value-type="float"/>
          <table:table-cell table:formula="of:=MEDIAN([.$F202])" office:value-type="float"/>
          <table:table-cell table:formula="of:=MEDIAN([.$G202])" office:value-type="float"/>
          <table:table-cell table:formula="of:=MEDIAN([.$H202])" office:value-type="float"/>
          <table:table-cell table:formula="of:=MEDIAN([.$I202])" office:value-type="float"/>
          <table:table-cell table:formula="of:=MEDIAN([.$J202])" office:value-type="float"/>
          <table:table-cell table:formula="of:=MEDIAN([.$K202])" office:value-type="float"/>
          <table:table-cell table:formula="of:=MEDIAN([.$L202])" office:value-type="float"/>
          <table:table-cell table:formula="of:=MEDIAN([.$M202])" office:value-type="float"/>
          <table:table-cell table:formula="of:=MEDIAN([.$N202])" office:value-type="float"/>
          <table:table-cell table:formula="of:=MAX([.$B202])" office:value-type="float"/>
          <table:table-cell table:formula="of:=MAX([.$C202])" office:value-type="float"/>
          <table:table-cell table:formula="of:=MAX([.$D202])" office:value-type="float"/>
          <table:table-cell table:formula="of:=MAX([.$E202])" office:value-type="float"/>
          <table:table-cell table:formula="of:=MAX([.$F202])" office:value-type="float"/>
          <table:table-cell table:formula="of:=MAX([.$G202])" office:value-type="float"/>
          <table:table-cell table:formula="of:=MAX([.$H202])" office:value-type="float"/>
          <table:table-cell table:formula="of:=MAX([.$I202])" office:value-type="float"/>
          <table:table-cell table:formula="of:=MAX([.$J202])" office:value-type="float"/>
          <table:table-cell table:formula="of:=MAX([.$K202])" office:value-type="float"/>
          <table:table-cell table:formula="of:=MAX([.$L202])" office:value-type="float"/>
          <table:table-cell table:formula="of:=MAX([.$M202])" office:value-type="float"/>
          <table:table-cell table:formula="of:=MAX([.$N202])" office:value-type="float"/>
        </table:table-row>
        <table:table-row table:style-name="ro1">
          <table:table-cell office:value-type="string">
            <text:p>7000/ins_7000_2_0424</text:p>
          </table:table-cell>
          <table:table-cell office:value-type="float" office:value="0.221405"/>
          <table:table-cell office:value-type="float" office:value="0.211"/>
          <table:table-cell office:value-type="float" office:value="0.01"/>
          <table:table-cell office:value-type="float" office:value="20.0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7045.0"/>
          <table:table-cell office:value-type="float" office:value="7045.0"/>
          <table:table-cell office:value-type="float" office:value="6570.0"/>
          <table:table-cell office:value-type="float" office:value="2282.0"/>
          <table:table-cell office:value-type="float" office:value="0.0"/>
          <table:table-cell office:value-type="float" office:value="0.0"/>
          <table:table-cell table:formula="of:=MIN([.$B203])" office:value-type="float"/>
          <table:table-cell table:formula="of:=MIN([.$C203])" office:value-type="float"/>
          <table:table-cell table:formula="of:=MIN([.$D203])" office:value-type="float"/>
          <table:table-cell table:formula="of:=MIN([.$E203])" office:value-type="float"/>
          <table:table-cell table:formula="of:=MIN([.$F203])" office:value-type="float"/>
          <table:table-cell table:formula="of:=MIN([.$G203])" office:value-type="float"/>
          <table:table-cell table:formula="of:=MIN([.$H203])" office:value-type="float"/>
          <table:table-cell table:formula="of:=MIN([.$I203])" office:value-type="float"/>
          <table:table-cell table:formula="of:=MIN([.$J203])" office:value-type="float"/>
          <table:table-cell table:formula="of:=MIN([.$K203])" office:value-type="float"/>
          <table:table-cell table:formula="of:=MIN([.$L203])" office:value-type="float"/>
          <table:table-cell table:formula="of:=MIN([.$M203])" office:value-type="float"/>
          <table:table-cell table:formula="of:=MIN([.$N203])" office:value-type="float"/>
          <table:table-cell table:formula="of:=MEDIAN([.$B203])" office:value-type="float"/>
          <table:table-cell table:formula="of:=MEDIAN([.$C203])" office:value-type="float"/>
          <table:table-cell table:formula="of:=MEDIAN([.$D203])" office:value-type="float"/>
          <table:table-cell table:formula="of:=MEDIAN([.$E203])" office:value-type="float"/>
          <table:table-cell table:formula="of:=MEDIAN([.$F203])" office:value-type="float"/>
          <table:table-cell table:formula="of:=MEDIAN([.$G203])" office:value-type="float"/>
          <table:table-cell table:formula="of:=MEDIAN([.$H203])" office:value-type="float"/>
          <table:table-cell table:formula="of:=MEDIAN([.$I203])" office:value-type="float"/>
          <table:table-cell table:formula="of:=MEDIAN([.$J203])" office:value-type="float"/>
          <table:table-cell table:formula="of:=MEDIAN([.$K203])" office:value-type="float"/>
          <table:table-cell table:formula="of:=MEDIAN([.$L203])" office:value-type="float"/>
          <table:table-cell table:formula="of:=MEDIAN([.$M203])" office:value-type="float"/>
          <table:table-cell table:formula="of:=MEDIAN([.$N203])" office:value-type="float"/>
          <table:table-cell table:formula="of:=MAX([.$B203])" office:value-type="float"/>
          <table:table-cell table:formula="of:=MAX([.$C203])" office:value-type="float"/>
          <table:table-cell table:formula="of:=MAX([.$D203])" office:value-type="float"/>
          <table:table-cell table:formula="of:=MAX([.$E203])" office:value-type="float"/>
          <table:table-cell table:formula="of:=MAX([.$F203])" office:value-type="float"/>
          <table:table-cell table:formula="of:=MAX([.$G203])" office:value-type="float"/>
          <table:table-cell table:formula="of:=MAX([.$H203])" office:value-type="float"/>
          <table:table-cell table:formula="of:=MAX([.$I203])" office:value-type="float"/>
          <table:table-cell table:formula="of:=MAX([.$J203])" office:value-type="float"/>
          <table:table-cell table:formula="of:=MAX([.$K203])" office:value-type="float"/>
          <table:table-cell table:formula="of:=MAX([.$L203])" office:value-type="float"/>
          <table:table-cell table:formula="of:=MAX([.$M203])" office:value-type="float"/>
          <table:table-cell table:formula="of:=MAX([.$N203])" office:value-type="float"/>
        </table:table-row>
        <table:table-row table:style-name="ro1">
          <table:table-cell office:value-type="string">
            <text:p>7000/ins_7000_2_0434</text:p>
          </table:table-cell>
          <table:table-cell office:value-type="float" office:value="1.13425"/>
          <table:table-cell office:value-type="float" office:value="1.122"/>
          <table:table-cell office:value-type="float" office:value="0.91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898.0"/>
          <table:table-cell office:value-type="float" office:value="708583.0"/>
          <table:table-cell office:value-type="float" office:value="708583.0"/>
          <table:table-cell office:value-type="float" office:value="9299.0"/>
          <table:table-cell office:value-type="float" office:value="8200.0"/>
          <table:table-cell office:value-type="float" office:value="0.0"/>
          <table:table-cell office:value-type="float" office:value="0.0"/>
          <table:table-cell table:formula="of:=MIN([.$B204])" office:value-type="float"/>
          <table:table-cell table:formula="of:=MIN([.$C204])" office:value-type="float"/>
          <table:table-cell table:formula="of:=MIN([.$D204])" office:value-type="float"/>
          <table:table-cell table:formula="of:=MIN([.$E204])" office:value-type="float"/>
          <table:table-cell table:formula="of:=MIN([.$F204])" office:value-type="float"/>
          <table:table-cell table:formula="of:=MIN([.$G204])" office:value-type="float"/>
          <table:table-cell table:formula="of:=MIN([.$H204])" office:value-type="float"/>
          <table:table-cell table:formula="of:=MIN([.$I204])" office:value-type="float"/>
          <table:table-cell table:formula="of:=MIN([.$J204])" office:value-type="float"/>
          <table:table-cell table:formula="of:=MIN([.$K204])" office:value-type="float"/>
          <table:table-cell table:formula="of:=MIN([.$L204])" office:value-type="float"/>
          <table:table-cell table:formula="of:=MIN([.$M204])" office:value-type="float"/>
          <table:table-cell table:formula="of:=MIN([.$N204])" office:value-type="float"/>
          <table:table-cell table:formula="of:=MEDIAN([.$B204])" office:value-type="float"/>
          <table:table-cell table:formula="of:=MEDIAN([.$C204])" office:value-type="float"/>
          <table:table-cell table:formula="of:=MEDIAN([.$D204])" office:value-type="float"/>
          <table:table-cell table:formula="of:=MEDIAN([.$E204])" office:value-type="float"/>
          <table:table-cell table:formula="of:=MEDIAN([.$F204])" office:value-type="float"/>
          <table:table-cell table:formula="of:=MEDIAN([.$G204])" office:value-type="float"/>
          <table:table-cell table:formula="of:=MEDIAN([.$H204])" office:value-type="float"/>
          <table:table-cell table:formula="of:=MEDIAN([.$I204])" office:value-type="float"/>
          <table:table-cell table:formula="of:=MEDIAN([.$J204])" office:value-type="float"/>
          <table:table-cell table:formula="of:=MEDIAN([.$K204])" office:value-type="float"/>
          <table:table-cell table:formula="of:=MEDIAN([.$L204])" office:value-type="float"/>
          <table:table-cell table:formula="of:=MEDIAN([.$M204])" office:value-type="float"/>
          <table:table-cell table:formula="of:=MEDIAN([.$N204])" office:value-type="float"/>
          <table:table-cell table:formula="of:=MAX([.$B204])" office:value-type="float"/>
          <table:table-cell table:formula="of:=MAX([.$C204])" office:value-type="float"/>
          <table:table-cell table:formula="of:=MAX([.$D204])" office:value-type="float"/>
          <table:table-cell table:formula="of:=MAX([.$E204])" office:value-type="float"/>
          <table:table-cell table:formula="of:=MAX([.$F204])" office:value-type="float"/>
          <table:table-cell table:formula="of:=MAX([.$G204])" office:value-type="float"/>
          <table:table-cell table:formula="of:=MAX([.$H204])" office:value-type="float"/>
          <table:table-cell table:formula="of:=MAX([.$I204])" office:value-type="float"/>
          <table:table-cell table:formula="of:=MAX([.$J204])" office:value-type="float"/>
          <table:table-cell table:formula="of:=MAX([.$K204])" office:value-type="float"/>
          <table:table-cell table:formula="of:=MAX([.$L204])" office:value-type="float"/>
          <table:table-cell table:formula="of:=MAX([.$M204])" office:value-type="float"/>
          <table:table-cell table:formula="of:=MAX([.$N204])" office:value-type="float"/>
        </table:table-row>
        <table:table-row table:style-name="ro1">
          <table:table-cell office:value-type="string">
            <text:p>7000/ins_7000_2_0444</text:p>
          </table:table-cell>
          <table:table-cell office:value-type="float" office:value="0.763151"/>
          <table:table-cell office:value-type="float" office:value="0.751"/>
          <table:table-cell office:value-type="float" office:value="0.5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396.0"/>
          <table:table-cell office:value-type="float" office:value="399799.0"/>
          <table:table-cell office:value-type="float" office:value="399799.0"/>
          <table:table-cell office:value-type="float" office:value="7230.0"/>
          <table:table-cell office:value-type="float" office:value="3047.0"/>
          <table:table-cell office:value-type="float" office:value="0.0"/>
          <table:table-cell office:value-type="float" office:value="0.0"/>
          <table:table-cell table:formula="of:=MIN([.$B205])" office:value-type="float"/>
          <table:table-cell table:formula="of:=MIN([.$C205])" office:value-type="float"/>
          <table:table-cell table:formula="of:=MIN([.$D205])" office:value-type="float"/>
          <table:table-cell table:formula="of:=MIN([.$E205])" office:value-type="float"/>
          <table:table-cell table:formula="of:=MIN([.$F205])" office:value-type="float"/>
          <table:table-cell table:formula="of:=MIN([.$G205])" office:value-type="float"/>
          <table:table-cell table:formula="of:=MIN([.$H205])" office:value-type="float"/>
          <table:table-cell table:formula="of:=MIN([.$I205])" office:value-type="float"/>
          <table:table-cell table:formula="of:=MIN([.$J205])" office:value-type="float"/>
          <table:table-cell table:formula="of:=MIN([.$K205])" office:value-type="float"/>
          <table:table-cell table:formula="of:=MIN([.$L205])" office:value-type="float"/>
          <table:table-cell table:formula="of:=MIN([.$M205])" office:value-type="float"/>
          <table:table-cell table:formula="of:=MIN([.$N205])" office:value-type="float"/>
          <table:table-cell table:formula="of:=MEDIAN([.$B205])" office:value-type="float"/>
          <table:table-cell table:formula="of:=MEDIAN([.$C205])" office:value-type="float"/>
          <table:table-cell table:formula="of:=MEDIAN([.$D205])" office:value-type="float"/>
          <table:table-cell table:formula="of:=MEDIAN([.$E205])" office:value-type="float"/>
          <table:table-cell table:formula="of:=MEDIAN([.$F205])" office:value-type="float"/>
          <table:table-cell table:formula="of:=MEDIAN([.$G205])" office:value-type="float"/>
          <table:table-cell table:formula="of:=MEDIAN([.$H205])" office:value-type="float"/>
          <table:table-cell table:formula="of:=MEDIAN([.$I205])" office:value-type="float"/>
          <table:table-cell table:formula="of:=MEDIAN([.$J205])" office:value-type="float"/>
          <table:table-cell table:formula="of:=MEDIAN([.$K205])" office:value-type="float"/>
          <table:table-cell table:formula="of:=MEDIAN([.$L205])" office:value-type="float"/>
          <table:table-cell table:formula="of:=MEDIAN([.$M205])" office:value-type="float"/>
          <table:table-cell table:formula="of:=MEDIAN([.$N205])" office:value-type="float"/>
          <table:table-cell table:formula="of:=MAX([.$B205])" office:value-type="float"/>
          <table:table-cell table:formula="of:=MAX([.$C205])" office:value-type="float"/>
          <table:table-cell table:formula="of:=MAX([.$D205])" office:value-type="float"/>
          <table:table-cell table:formula="of:=MAX([.$E205])" office:value-type="float"/>
          <table:table-cell table:formula="of:=MAX([.$F205])" office:value-type="float"/>
          <table:table-cell table:formula="of:=MAX([.$G205])" office:value-type="float"/>
          <table:table-cell table:formula="of:=MAX([.$H205])" office:value-type="float"/>
          <table:table-cell table:formula="of:=MAX([.$I205])" office:value-type="float"/>
          <table:table-cell table:formula="of:=MAX([.$J205])" office:value-type="float"/>
          <table:table-cell table:formula="of:=MAX([.$K205])" office:value-type="float"/>
          <table:table-cell table:formula="of:=MAX([.$L205])" office:value-type="float"/>
          <table:table-cell table:formula="of:=MAX([.$M205])" office:value-type="float"/>
          <table:table-cell table:formula="of:=MAX([.$N205])" office:value-type="float"/>
        </table:table-row>
        <table:table-row table:style-name="ro1">
          <table:table-cell office:value-type="string">
            <text:p>7000/ins_7000_2_0454</text:p>
          </table:table-cell>
          <table:table-cell office:value-type="float" office:value="0.746046"/>
          <table:table-cell office:value-type="float" office:value="0.735"/>
          <table:table-cell office:value-type="float" office:value="0.54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3156.0"/>
          <table:table-cell office:value-type="float" office:value="373437.0"/>
          <table:table-cell office:value-type="float" office:value="373437.0"/>
          <table:table-cell office:value-type="float" office:value="6641.0"/>
          <table:table-cell office:value-type="float" office:value="2727.0"/>
          <table:table-cell office:value-type="float" office:value="0.0"/>
          <table:table-cell office:value-type="float" office:value="0.0"/>
          <table:table-cell table:formula="of:=MIN([.$B206])" office:value-type="float"/>
          <table:table-cell table:formula="of:=MIN([.$C206])" office:value-type="float"/>
          <table:table-cell table:formula="of:=MIN([.$D206])" office:value-type="float"/>
          <table:table-cell table:formula="of:=MIN([.$E206])" office:value-type="float"/>
          <table:table-cell table:formula="of:=MIN([.$F206])" office:value-type="float"/>
          <table:table-cell table:formula="of:=MIN([.$G206])" office:value-type="float"/>
          <table:table-cell table:formula="of:=MIN([.$H206])" office:value-type="float"/>
          <table:table-cell table:formula="of:=MIN([.$I206])" office:value-type="float"/>
          <table:table-cell table:formula="of:=MIN([.$J206])" office:value-type="float"/>
          <table:table-cell table:formula="of:=MIN([.$K206])" office:value-type="float"/>
          <table:table-cell table:formula="of:=MIN([.$L206])" office:value-type="float"/>
          <table:table-cell table:formula="of:=MIN([.$M206])" office:value-type="float"/>
          <table:table-cell table:formula="of:=MIN([.$N206])" office:value-type="float"/>
          <table:table-cell table:formula="of:=MEDIAN([.$B206])" office:value-type="float"/>
          <table:table-cell table:formula="of:=MEDIAN([.$C206])" office:value-type="float"/>
          <table:table-cell table:formula="of:=MEDIAN([.$D206])" office:value-type="float"/>
          <table:table-cell table:formula="of:=MEDIAN([.$E206])" office:value-type="float"/>
          <table:table-cell table:formula="of:=MEDIAN([.$F206])" office:value-type="float"/>
          <table:table-cell table:formula="of:=MEDIAN([.$G206])" office:value-type="float"/>
          <table:table-cell table:formula="of:=MEDIAN([.$H206])" office:value-type="float"/>
          <table:table-cell table:formula="of:=MEDIAN([.$I206])" office:value-type="float"/>
          <table:table-cell table:formula="of:=MEDIAN([.$J206])" office:value-type="float"/>
          <table:table-cell table:formula="of:=MEDIAN([.$K206])" office:value-type="float"/>
          <table:table-cell table:formula="of:=MEDIAN([.$L206])" office:value-type="float"/>
          <table:table-cell table:formula="of:=MEDIAN([.$M206])" office:value-type="float"/>
          <table:table-cell table:formula="of:=MEDIAN([.$N206])" office:value-type="float"/>
          <table:table-cell table:formula="of:=MAX([.$B206])" office:value-type="float"/>
          <table:table-cell table:formula="of:=MAX([.$C206])" office:value-type="float"/>
          <table:table-cell table:formula="of:=MAX([.$D206])" office:value-type="float"/>
          <table:table-cell table:formula="of:=MAX([.$E206])" office:value-type="float"/>
          <table:table-cell table:formula="of:=MAX([.$F206])" office:value-type="float"/>
          <table:table-cell table:formula="of:=MAX([.$G206])" office:value-type="float"/>
          <table:table-cell table:formula="of:=MAX([.$H206])" office:value-type="float"/>
          <table:table-cell table:formula="of:=MAX([.$I206])" office:value-type="float"/>
          <table:table-cell table:formula="of:=MAX([.$J206])" office:value-type="float"/>
          <table:table-cell table:formula="of:=MAX([.$K206])" office:value-type="float"/>
          <table:table-cell table:formula="of:=MAX([.$L206])" office:value-type="float"/>
          <table:table-cell table:formula="of:=MAX([.$M206])" office:value-type="float"/>
          <table:table-cell table:formula="of:=MAX([.$N206])" office:value-type="float"/>
        </table:table-row>
        <table:table-row table:style-name="ro1">
          <table:table-cell office:value-type="string">
            <text:p>7000/ins_7000_2_0464</text:p>
          </table:table-cell>
          <table:table-cell office:value-type="float" office:value="0.220914"/>
          <table:table-cell office:value-type="float" office:value="0.20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205.0"/>
          <table:table-cell office:value-type="float" office:value="3205.0"/>
          <table:table-cell office:value-type="float" office:value="6604.0"/>
          <table:table-cell office:value-type="float" office:value="2520.0"/>
          <table:table-cell office:value-type="float" office:value="0.0"/>
          <table:table-cell office:value-type="float" office:value="0.0"/>
          <table:table-cell table:formula="of:=MIN([.$B207])" office:value-type="float"/>
          <table:table-cell table:formula="of:=MIN([.$C207])" office:value-type="float"/>
          <table:table-cell table:formula="of:=MIN([.$D207])" office:value-type="float"/>
          <table:table-cell table:formula="of:=MIN([.$E207])" office:value-type="float"/>
          <table:table-cell table:formula="of:=MIN([.$F207])" office:value-type="float"/>
          <table:table-cell table:formula="of:=MIN([.$G207])" office:value-type="float"/>
          <table:table-cell table:formula="of:=MIN([.$H207])" office:value-type="float"/>
          <table:table-cell table:formula="of:=MIN([.$I207])" office:value-type="float"/>
          <table:table-cell table:formula="of:=MIN([.$J207])" office:value-type="float"/>
          <table:table-cell table:formula="of:=MIN([.$K207])" office:value-type="float"/>
          <table:table-cell table:formula="of:=MIN([.$L207])" office:value-type="float"/>
          <table:table-cell table:formula="of:=MIN([.$M207])" office:value-type="float"/>
          <table:table-cell table:formula="of:=MIN([.$N207])" office:value-type="float"/>
          <table:table-cell table:formula="of:=MEDIAN([.$B207])" office:value-type="float"/>
          <table:table-cell table:formula="of:=MEDIAN([.$C207])" office:value-type="float"/>
          <table:table-cell table:formula="of:=MEDIAN([.$D207])" office:value-type="float"/>
          <table:table-cell table:formula="of:=MEDIAN([.$E207])" office:value-type="float"/>
          <table:table-cell table:formula="of:=MEDIAN([.$F207])" office:value-type="float"/>
          <table:table-cell table:formula="of:=MEDIAN([.$G207])" office:value-type="float"/>
          <table:table-cell table:formula="of:=MEDIAN([.$H207])" office:value-type="float"/>
          <table:table-cell table:formula="of:=MEDIAN([.$I207])" office:value-type="float"/>
          <table:table-cell table:formula="of:=MEDIAN([.$J207])" office:value-type="float"/>
          <table:table-cell table:formula="of:=MEDIAN([.$K207])" office:value-type="float"/>
          <table:table-cell table:formula="of:=MEDIAN([.$L207])" office:value-type="float"/>
          <table:table-cell table:formula="of:=MEDIAN([.$M207])" office:value-type="float"/>
          <table:table-cell table:formula="of:=MEDIAN([.$N207])" office:value-type="float"/>
          <table:table-cell table:formula="of:=MAX([.$B207])" office:value-type="float"/>
          <table:table-cell table:formula="of:=MAX([.$C207])" office:value-type="float"/>
          <table:table-cell table:formula="of:=MAX([.$D207])" office:value-type="float"/>
          <table:table-cell table:formula="of:=MAX([.$E207])" office:value-type="float"/>
          <table:table-cell table:formula="of:=MAX([.$F207])" office:value-type="float"/>
          <table:table-cell table:formula="of:=MAX([.$G207])" office:value-type="float"/>
          <table:table-cell table:formula="of:=MAX([.$H207])" office:value-type="float"/>
          <table:table-cell table:formula="of:=MAX([.$I207])" office:value-type="float"/>
          <table:table-cell table:formula="of:=MAX([.$J207])" office:value-type="float"/>
          <table:table-cell table:formula="of:=MAX([.$K207])" office:value-type="float"/>
          <table:table-cell table:formula="of:=MAX([.$L207])" office:value-type="float"/>
          <table:table-cell table:formula="of:=MAX([.$M207])" office:value-type="float"/>
          <table:table-cell table:formula="of:=MAX([.$N207])" office:value-type="float"/>
        </table:table-row>
        <table:table-row table:style-name="ro1">
          <table:table-cell office:value-type="string">
            <text:p>7000/ins_7000_2_0474</text:p>
          </table:table-cell>
          <table:table-cell office:value-type="float" office:value="0.711805"/>
          <table:table-cell office:value-type="float" office:value="0.7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07.0"/>
          <table:table-cell office:value-type="float" office:value="370815.0"/>
          <table:table-cell office:value-type="float" office:value="370815.0"/>
          <table:table-cell office:value-type="float" office:value="6892.0"/>
          <table:table-cell office:value-type="float" office:value="2633.0"/>
          <table:table-cell office:value-type="float" office:value="0.0"/>
          <table:table-cell office:value-type="float" office:value="0.0"/>
          <table:table-cell table:formula="of:=MIN([.$B208])" office:value-type="float"/>
          <table:table-cell table:formula="of:=MIN([.$C208])" office:value-type="float"/>
          <table:table-cell table:formula="of:=MIN([.$D208])" office:value-type="float"/>
          <table:table-cell table:formula="of:=MIN([.$E208])" office:value-type="float"/>
          <table:table-cell table:formula="of:=MIN([.$F208])" office:value-type="float"/>
          <table:table-cell table:formula="of:=MIN([.$G208])" office:value-type="float"/>
          <table:table-cell table:formula="of:=MIN([.$H208])" office:value-type="float"/>
          <table:table-cell table:formula="of:=MIN([.$I208])" office:value-type="float"/>
          <table:table-cell table:formula="of:=MIN([.$J208])" office:value-type="float"/>
          <table:table-cell table:formula="of:=MIN([.$K208])" office:value-type="float"/>
          <table:table-cell table:formula="of:=MIN([.$L208])" office:value-type="float"/>
          <table:table-cell table:formula="of:=MIN([.$M208])" office:value-type="float"/>
          <table:table-cell table:formula="of:=MIN([.$N208])" office:value-type="float"/>
          <table:table-cell table:formula="of:=MEDIAN([.$B208])" office:value-type="float"/>
          <table:table-cell table:formula="of:=MEDIAN([.$C208])" office:value-type="float"/>
          <table:table-cell table:formula="of:=MEDIAN([.$D208])" office:value-type="float"/>
          <table:table-cell table:formula="of:=MEDIAN([.$E208])" office:value-type="float"/>
          <table:table-cell table:formula="of:=MEDIAN([.$F208])" office:value-type="float"/>
          <table:table-cell table:formula="of:=MEDIAN([.$G208])" office:value-type="float"/>
          <table:table-cell table:formula="of:=MEDIAN([.$H208])" office:value-type="float"/>
          <table:table-cell table:formula="of:=MEDIAN([.$I208])" office:value-type="float"/>
          <table:table-cell table:formula="of:=MEDIAN([.$J208])" office:value-type="float"/>
          <table:table-cell table:formula="of:=MEDIAN([.$K208])" office:value-type="float"/>
          <table:table-cell table:formula="of:=MEDIAN([.$L208])" office:value-type="float"/>
          <table:table-cell table:formula="of:=MEDIAN([.$M208])" office:value-type="float"/>
          <table:table-cell table:formula="of:=MEDIAN([.$N208])" office:value-type="float"/>
          <table:table-cell table:formula="of:=MAX([.$B208])" office:value-type="float"/>
          <table:table-cell table:formula="of:=MAX([.$C208])" office:value-type="float"/>
          <table:table-cell table:formula="of:=MAX([.$D208])" office:value-type="float"/>
          <table:table-cell table:formula="of:=MAX([.$E208])" office:value-type="float"/>
          <table:table-cell table:formula="of:=MAX([.$F208])" office:value-type="float"/>
          <table:table-cell table:formula="of:=MAX([.$G208])" office:value-type="float"/>
          <table:table-cell table:formula="of:=MAX([.$H208])" office:value-type="float"/>
          <table:table-cell table:formula="of:=MAX([.$I208])" office:value-type="float"/>
          <table:table-cell table:formula="of:=MAX([.$J208])" office:value-type="float"/>
          <table:table-cell table:formula="of:=MAX([.$K208])" office:value-type="float"/>
          <table:table-cell table:formula="of:=MAX([.$L208])" office:value-type="float"/>
          <table:table-cell table:formula="of:=MAX([.$M208])" office:value-type="float"/>
          <table:table-cell table:formula="of:=MAX([.$N208])" office:value-type="float"/>
        </table:table-row>
        <table:table-row table:style-name="ro1">
          <table:table-cell office:value-type="string">
            <text:p>7000/ins_7000_2_0484</text:p>
          </table:table-cell>
          <table:table-cell office:value-type="float" office:value="0.891289"/>
          <table:table-cell office:value-type="float" office:value="0.88"/>
          <table:table-cell office:value-type="float" office:value="0.7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9.0"/>
          <table:table-cell office:value-type="float" office:value="433781.0"/>
          <table:table-cell office:value-type="float" office:value="433781.0"/>
          <table:table-cell office:value-type="float" office:value="6126.0"/>
          <table:table-cell office:value-type="float" office:value="5974.0"/>
          <table:table-cell office:value-type="float" office:value="0.0"/>
          <table:table-cell office:value-type="float" office:value="0.0"/>
          <table:table-cell table:formula="of:=MIN([.$B209])" office:value-type="float"/>
          <table:table-cell table:formula="of:=MIN([.$C209])" office:value-type="float"/>
          <table:table-cell table:formula="of:=MIN([.$D209])" office:value-type="float"/>
          <table:table-cell table:formula="of:=MIN([.$E209])" office:value-type="float"/>
          <table:table-cell table:formula="of:=MIN([.$F209])" office:value-type="float"/>
          <table:table-cell table:formula="of:=MIN([.$G209])" office:value-type="float"/>
          <table:table-cell table:formula="of:=MIN([.$H209])" office:value-type="float"/>
          <table:table-cell table:formula="of:=MIN([.$I209])" office:value-type="float"/>
          <table:table-cell table:formula="of:=MIN([.$J209])" office:value-type="float"/>
          <table:table-cell table:formula="of:=MIN([.$K209])" office:value-type="float"/>
          <table:table-cell table:formula="of:=MIN([.$L209])" office:value-type="float"/>
          <table:table-cell table:formula="of:=MIN([.$M209])" office:value-type="float"/>
          <table:table-cell table:formula="of:=MIN([.$N209])" office:value-type="float"/>
          <table:table-cell table:formula="of:=MEDIAN([.$B209])" office:value-type="float"/>
          <table:table-cell table:formula="of:=MEDIAN([.$C209])" office:value-type="float"/>
          <table:table-cell table:formula="of:=MEDIAN([.$D209])" office:value-type="float"/>
          <table:table-cell table:formula="of:=MEDIAN([.$E209])" office:value-type="float"/>
          <table:table-cell table:formula="of:=MEDIAN([.$F209])" office:value-type="float"/>
          <table:table-cell table:formula="of:=MEDIAN([.$G209])" office:value-type="float"/>
          <table:table-cell table:formula="of:=MEDIAN([.$H209])" office:value-type="float"/>
          <table:table-cell table:formula="of:=MEDIAN([.$I209])" office:value-type="float"/>
          <table:table-cell table:formula="of:=MEDIAN([.$J209])" office:value-type="float"/>
          <table:table-cell table:formula="of:=MEDIAN([.$K209])" office:value-type="float"/>
          <table:table-cell table:formula="of:=MEDIAN([.$L209])" office:value-type="float"/>
          <table:table-cell table:formula="of:=MEDIAN([.$M209])" office:value-type="float"/>
          <table:table-cell table:formula="of:=MEDIAN([.$N209])" office:value-type="float"/>
          <table:table-cell table:formula="of:=MAX([.$B209])" office:value-type="float"/>
          <table:table-cell table:formula="of:=MAX([.$C209])" office:value-type="float"/>
          <table:table-cell table:formula="of:=MAX([.$D209])" office:value-type="float"/>
          <table:table-cell table:formula="of:=MAX([.$E209])" office:value-type="float"/>
          <table:table-cell table:formula="of:=MAX([.$F209])" office:value-type="float"/>
          <table:table-cell table:formula="of:=MAX([.$G209])" office:value-type="float"/>
          <table:table-cell table:formula="of:=MAX([.$H209])" office:value-type="float"/>
          <table:table-cell table:formula="of:=MAX([.$I209])" office:value-type="float"/>
          <table:table-cell table:formula="of:=MAX([.$J209])" office:value-type="float"/>
          <table:table-cell table:formula="of:=MAX([.$K209])" office:value-type="float"/>
          <table:table-cell table:formula="of:=MAX([.$L209])" office:value-type="float"/>
          <table:table-cell table:formula="of:=MAX([.$M209])" office:value-type="float"/>
          <table:table-cell table:formula="of:=MAX([.$N209])" office:value-type="float"/>
        </table:table-row>
        <table:table-row table:style-name="ro1">
          <table:table-cell office:value-type="string">
            <text:p>7000/ins_7000_3_0404</text:p>
          </table:table-cell>
          <table:table-cell office:value-type="float" office:value="0.235794"/>
          <table:table-cell office:value-type="float" office:value="0.22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47.0"/>
          <table:table-cell office:value-type="float" office:value="547.0"/>
          <table:table-cell office:value-type="float" office:value="6201.0"/>
          <table:table-cell office:value-type="float" office:value="1420.0"/>
          <table:table-cell office:value-type="float" office:value="0.0"/>
          <table:table-cell office:value-type="float" office:value="0.0"/>
          <table:table-cell table:formula="of:=MIN([.$B210])" office:value-type="float"/>
          <table:table-cell table:formula="of:=MIN([.$C210])" office:value-type="float"/>
          <table:table-cell table:formula="of:=MIN([.$D210])" office:value-type="float"/>
          <table:table-cell table:formula="of:=MIN([.$E210])" office:value-type="float"/>
          <table:table-cell table:formula="of:=MIN([.$F210])" office:value-type="float"/>
          <table:table-cell table:formula="of:=MIN([.$G210])" office:value-type="float"/>
          <table:table-cell table:formula="of:=MIN([.$H210])" office:value-type="float"/>
          <table:table-cell table:formula="of:=MIN([.$I210])" office:value-type="float"/>
          <table:table-cell table:formula="of:=MIN([.$J210])" office:value-type="float"/>
          <table:table-cell table:formula="of:=MIN([.$K210])" office:value-type="float"/>
          <table:table-cell table:formula="of:=MIN([.$L210])" office:value-type="float"/>
          <table:table-cell table:formula="of:=MIN([.$M210])" office:value-type="float"/>
          <table:table-cell table:formula="of:=MIN([.$N210])" office:value-type="float"/>
          <table:table-cell table:formula="of:=MEDIAN([.$B210])" office:value-type="float"/>
          <table:table-cell table:formula="of:=MEDIAN([.$C210])" office:value-type="float"/>
          <table:table-cell table:formula="of:=MEDIAN([.$D210])" office:value-type="float"/>
          <table:table-cell table:formula="of:=MEDIAN([.$E210])" office:value-type="float"/>
          <table:table-cell table:formula="of:=MEDIAN([.$F210])" office:value-type="float"/>
          <table:table-cell table:formula="of:=MEDIAN([.$G210])" office:value-type="float"/>
          <table:table-cell table:formula="of:=MEDIAN([.$H210])" office:value-type="float"/>
          <table:table-cell table:formula="of:=MEDIAN([.$I210])" office:value-type="float"/>
          <table:table-cell table:formula="of:=MEDIAN([.$J210])" office:value-type="float"/>
          <table:table-cell table:formula="of:=MEDIAN([.$K210])" office:value-type="float"/>
          <table:table-cell table:formula="of:=MEDIAN([.$L210])" office:value-type="float"/>
          <table:table-cell table:formula="of:=MEDIAN([.$M210])" office:value-type="float"/>
          <table:table-cell table:formula="of:=MEDIAN([.$N210])" office:value-type="float"/>
          <table:table-cell table:formula="of:=MAX([.$B210])" office:value-type="float"/>
          <table:table-cell table:formula="of:=MAX([.$C210])" office:value-type="float"/>
          <table:table-cell table:formula="of:=MAX([.$D210])" office:value-type="float"/>
          <table:table-cell table:formula="of:=MAX([.$E210])" office:value-type="float"/>
          <table:table-cell table:formula="of:=MAX([.$F210])" office:value-type="float"/>
          <table:table-cell table:formula="of:=MAX([.$G210])" office:value-type="float"/>
          <table:table-cell table:formula="of:=MAX([.$H210])" office:value-type="float"/>
          <table:table-cell table:formula="of:=MAX([.$I210])" office:value-type="float"/>
          <table:table-cell table:formula="of:=MAX([.$J210])" office:value-type="float"/>
          <table:table-cell table:formula="of:=MAX([.$K210])" office:value-type="float"/>
          <table:table-cell table:formula="of:=MAX([.$L210])" office:value-type="float"/>
          <table:table-cell table:formula="of:=MAX([.$M210])" office:value-type="float"/>
          <table:table-cell table:formula="of:=MAX([.$N210])" office:value-type="float"/>
        </table:table-row>
        <table:table-row table:style-name="ro1">
          <table:table-cell office:value-type="string">
            <text:p>7000/ins_7000_3_0414</text:p>
          </table:table-cell>
          <table:table-cell office:value-type="float" office:value="0.216333"/>
          <table:table-cell office:value-type="float" office:value="0.205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2678.0"/>
          <table:table-cell office:value-type="float" office:value="2678.0"/>
          <table:table-cell office:value-type="float" office:value="6592.0"/>
          <table:table-cell office:value-type="float" office:value="2434.0"/>
          <table:table-cell office:value-type="float" office:value="0.0"/>
          <table:table-cell office:value-type="float" office:value="0.0"/>
          <table:table-cell table:formula="of:=MIN([.$B211])" office:value-type="float"/>
          <table:table-cell table:formula="of:=MIN([.$C211])" office:value-type="float"/>
          <table:table-cell table:formula="of:=MIN([.$D211])" office:value-type="float"/>
          <table:table-cell table:formula="of:=MIN([.$E211])" office:value-type="float"/>
          <table:table-cell table:formula="of:=MIN([.$F211])" office:value-type="float"/>
          <table:table-cell table:formula="of:=MIN([.$G211])" office:value-type="float"/>
          <table:table-cell table:formula="of:=MIN([.$H211])" office:value-type="float"/>
          <table:table-cell table:formula="of:=MIN([.$I211])" office:value-type="float"/>
          <table:table-cell table:formula="of:=MIN([.$J211])" office:value-type="float"/>
          <table:table-cell table:formula="of:=MIN([.$K211])" office:value-type="float"/>
          <table:table-cell table:formula="of:=MIN([.$L211])" office:value-type="float"/>
          <table:table-cell table:formula="of:=MIN([.$M211])" office:value-type="float"/>
          <table:table-cell table:formula="of:=MIN([.$N211])" office:value-type="float"/>
          <table:table-cell table:formula="of:=MEDIAN([.$B211])" office:value-type="float"/>
          <table:table-cell table:formula="of:=MEDIAN([.$C211])" office:value-type="float"/>
          <table:table-cell table:formula="of:=MEDIAN([.$D211])" office:value-type="float"/>
          <table:table-cell table:formula="of:=MEDIAN([.$E211])" office:value-type="float"/>
          <table:table-cell table:formula="of:=MEDIAN([.$F211])" office:value-type="float"/>
          <table:table-cell table:formula="of:=MEDIAN([.$G211])" office:value-type="float"/>
          <table:table-cell table:formula="of:=MEDIAN([.$H211])" office:value-type="float"/>
          <table:table-cell table:formula="of:=MEDIAN([.$I211])" office:value-type="float"/>
          <table:table-cell table:formula="of:=MEDIAN([.$J211])" office:value-type="float"/>
          <table:table-cell table:formula="of:=MEDIAN([.$K211])" office:value-type="float"/>
          <table:table-cell table:formula="of:=MEDIAN([.$L211])" office:value-type="float"/>
          <table:table-cell table:formula="of:=MEDIAN([.$M211])" office:value-type="float"/>
          <table:table-cell table:formula="of:=MEDIAN([.$N211])" office:value-type="float"/>
          <table:table-cell table:formula="of:=MAX([.$B211])" office:value-type="float"/>
          <table:table-cell table:formula="of:=MAX([.$C211])" office:value-type="float"/>
          <table:table-cell table:formula="of:=MAX([.$D211])" office:value-type="float"/>
          <table:table-cell table:formula="of:=MAX([.$E211])" office:value-type="float"/>
          <table:table-cell table:formula="of:=MAX([.$F211])" office:value-type="float"/>
          <table:table-cell table:formula="of:=MAX([.$G211])" office:value-type="float"/>
          <table:table-cell table:formula="of:=MAX([.$H211])" office:value-type="float"/>
          <table:table-cell table:formula="of:=MAX([.$I211])" office:value-type="float"/>
          <table:table-cell table:formula="of:=MAX([.$J211])" office:value-type="float"/>
          <table:table-cell table:formula="of:=MAX([.$K211])" office:value-type="float"/>
          <table:table-cell table:formula="of:=MAX([.$L211])" office:value-type="float"/>
          <table:table-cell table:formula="of:=MAX([.$M211])" office:value-type="float"/>
          <table:table-cell table:formula="of:=MAX([.$N211])" office:value-type="float"/>
        </table:table-row>
        <table:table-row table:style-name="ro1">
          <table:table-cell office:value-type="string">
            <text:p>7000/ins_7000_3_0424</text:p>
          </table:table-cell>
          <table:table-cell office:value-type="float" office:value="0.215987"/>
          <table:table-cell office:value-type="float" office:value="0.205"/>
          <table:table-cell office:value-type="float" office:value="0.0"/>
          <table:table-cell office:value-type="float" office:value="5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956.0"/>
          <table:table-cell office:value-type="float" office:value="1956.0"/>
          <table:table-cell office:value-type="float" office:value="6572.0"/>
          <table:table-cell office:value-type="float" office:value="2333.0"/>
          <table:table-cell office:value-type="float" office:value="0.0"/>
          <table:table-cell office:value-type="float" office:value="0.0"/>
          <table:table-cell table:formula="of:=MIN([.$B212])" office:value-type="float"/>
          <table:table-cell table:formula="of:=MIN([.$C212])" office:value-type="float"/>
          <table:table-cell table:formula="of:=MIN([.$D212])" office:value-type="float"/>
          <table:table-cell table:formula="of:=MIN([.$E212])" office:value-type="float"/>
          <table:table-cell table:formula="of:=MIN([.$F212])" office:value-type="float"/>
          <table:table-cell table:formula="of:=MIN([.$G212])" office:value-type="float"/>
          <table:table-cell table:formula="of:=MIN([.$H212])" office:value-type="float"/>
          <table:table-cell table:formula="of:=MIN([.$I212])" office:value-type="float"/>
          <table:table-cell table:formula="of:=MIN([.$J212])" office:value-type="float"/>
          <table:table-cell table:formula="of:=MIN([.$K212])" office:value-type="float"/>
          <table:table-cell table:formula="of:=MIN([.$L212])" office:value-type="float"/>
          <table:table-cell table:formula="of:=MIN([.$M212])" office:value-type="float"/>
          <table:table-cell table:formula="of:=MIN([.$N212])" office:value-type="float"/>
          <table:table-cell table:formula="of:=MEDIAN([.$B212])" office:value-type="float"/>
          <table:table-cell table:formula="of:=MEDIAN([.$C212])" office:value-type="float"/>
          <table:table-cell table:formula="of:=MEDIAN([.$D212])" office:value-type="float"/>
          <table:table-cell table:formula="of:=MEDIAN([.$E212])" office:value-type="float"/>
          <table:table-cell table:formula="of:=MEDIAN([.$F212])" office:value-type="float"/>
          <table:table-cell table:formula="of:=MEDIAN([.$G212])" office:value-type="float"/>
          <table:table-cell table:formula="of:=MEDIAN([.$H212])" office:value-type="float"/>
          <table:table-cell table:formula="of:=MEDIAN([.$I212])" office:value-type="float"/>
          <table:table-cell table:formula="of:=MEDIAN([.$J212])" office:value-type="float"/>
          <table:table-cell table:formula="of:=MEDIAN([.$K212])" office:value-type="float"/>
          <table:table-cell table:formula="of:=MEDIAN([.$L212])" office:value-type="float"/>
          <table:table-cell table:formula="of:=MEDIAN([.$M212])" office:value-type="float"/>
          <table:table-cell table:formula="of:=MEDIAN([.$N212])" office:value-type="float"/>
          <table:table-cell table:formula="of:=MAX([.$B212])" office:value-type="float"/>
          <table:table-cell table:formula="of:=MAX([.$C212])" office:value-type="float"/>
          <table:table-cell table:formula="of:=MAX([.$D212])" office:value-type="float"/>
          <table:table-cell table:formula="of:=MAX([.$E212])" office:value-type="float"/>
          <table:table-cell table:formula="of:=MAX([.$F212])" office:value-type="float"/>
          <table:table-cell table:formula="of:=MAX([.$G212])" office:value-type="float"/>
          <table:table-cell table:formula="of:=MAX([.$H212])" office:value-type="float"/>
          <table:table-cell table:formula="of:=MAX([.$I212])" office:value-type="float"/>
          <table:table-cell table:formula="of:=MAX([.$J212])" office:value-type="float"/>
          <table:table-cell table:formula="of:=MAX([.$K212])" office:value-type="float"/>
          <table:table-cell table:formula="of:=MAX([.$L212])" office:value-type="float"/>
          <table:table-cell table:formula="of:=MAX([.$M212])" office:value-type="float"/>
          <table:table-cell table:formula="of:=MAX([.$N212])" office:value-type="float"/>
        </table:table-row>
        <table:table-row table:style-name="ro1">
          <table:table-cell office:value-type="string">
            <text:p>7000/ins_7000_3_0434</text:p>
          </table:table-cell>
          <table:table-cell office:value-type="float" office:value="0.220996"/>
          <table:table-cell office:value-type="float" office:value="0.209"/>
          <table:table-cell office:value-type="float" office:value="0.01"/>
          <table:table-cell office:value-type="float" office:value="21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6543.0"/>
          <table:table-cell office:value-type="float" office:value="6543.0"/>
          <table:table-cell office:value-type="float" office:value="6448.0"/>
          <table:table-cell office:value-type="float" office:value="2286.0"/>
          <table:table-cell office:value-type="float" office:value="0.0"/>
          <table:table-cell office:value-type="float" office:value="0.0"/>
          <table:table-cell table:formula="of:=MIN([.$B213])" office:value-type="float"/>
          <table:table-cell table:formula="of:=MIN([.$C213])" office:value-type="float"/>
          <table:table-cell table:formula="of:=MIN([.$D213])" office:value-type="float"/>
          <table:table-cell table:formula="of:=MIN([.$E213])" office:value-type="float"/>
          <table:table-cell table:formula="of:=MIN([.$F213])" office:value-type="float"/>
          <table:table-cell table:formula="of:=MIN([.$G213])" office:value-type="float"/>
          <table:table-cell table:formula="of:=MIN([.$H213])" office:value-type="float"/>
          <table:table-cell table:formula="of:=MIN([.$I213])" office:value-type="float"/>
          <table:table-cell table:formula="of:=MIN([.$J213])" office:value-type="float"/>
          <table:table-cell table:formula="of:=MIN([.$K213])" office:value-type="float"/>
          <table:table-cell table:formula="of:=MIN([.$L213])" office:value-type="float"/>
          <table:table-cell table:formula="of:=MIN([.$M213])" office:value-type="float"/>
          <table:table-cell table:formula="of:=MIN([.$N213])" office:value-type="float"/>
          <table:table-cell table:formula="of:=MEDIAN([.$B213])" office:value-type="float"/>
          <table:table-cell table:formula="of:=MEDIAN([.$C213])" office:value-type="float"/>
          <table:table-cell table:formula="of:=MEDIAN([.$D213])" office:value-type="float"/>
          <table:table-cell table:formula="of:=MEDIAN([.$E213])" office:value-type="float"/>
          <table:table-cell table:formula="of:=MEDIAN([.$F213])" office:value-type="float"/>
          <table:table-cell table:formula="of:=MEDIAN([.$G213])" office:value-type="float"/>
          <table:table-cell table:formula="of:=MEDIAN([.$H213])" office:value-type="float"/>
          <table:table-cell table:formula="of:=MEDIAN([.$I213])" office:value-type="float"/>
          <table:table-cell table:formula="of:=MEDIAN([.$J213])" office:value-type="float"/>
          <table:table-cell table:formula="of:=MEDIAN([.$K213])" office:value-type="float"/>
          <table:table-cell table:formula="of:=MEDIAN([.$L213])" office:value-type="float"/>
          <table:table-cell table:formula="of:=MEDIAN([.$M213])" office:value-type="float"/>
          <table:table-cell table:formula="of:=MEDIAN([.$N213])" office:value-type="float"/>
          <table:table-cell table:formula="of:=MAX([.$B213])" office:value-type="float"/>
          <table:table-cell table:formula="of:=MAX([.$C213])" office:value-type="float"/>
          <table:table-cell table:formula="of:=MAX([.$D213])" office:value-type="float"/>
          <table:table-cell table:formula="of:=MAX([.$E213])" office:value-type="float"/>
          <table:table-cell table:formula="of:=MAX([.$F213])" office:value-type="float"/>
          <table:table-cell table:formula="of:=MAX([.$G213])" office:value-type="float"/>
          <table:table-cell table:formula="of:=MAX([.$H213])" office:value-type="float"/>
          <table:table-cell table:formula="of:=MAX([.$I213])" office:value-type="float"/>
          <table:table-cell table:formula="of:=MAX([.$J213])" office:value-type="float"/>
          <table:table-cell table:formula="of:=MAX([.$K213])" office:value-type="float"/>
          <table:table-cell table:formula="of:=MAX([.$L213])" office:value-type="float"/>
          <table:table-cell table:formula="of:=MAX([.$M213])" office:value-type="float"/>
          <table:table-cell table:formula="of:=MAX([.$N213])" office:value-type="float"/>
        </table:table-row>
        <table:table-row table:style-name="ro1">
          <table:table-cell office:value-type="string">
            <text:p>7000/ins_7000_3_0444</text:p>
          </table:table-cell>
          <table:table-cell office:value-type="float" office:value="0.549321"/>
          <table:table-cell office:value-type="float" office:value="0.538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185.0"/>
          <table:table-cell office:value-type="float" office:value="264373.0"/>
          <table:table-cell office:value-type="float" office:value="264373.0"/>
          <table:table-cell office:value-type="float" office:value="6538.0"/>
          <table:table-cell office:value-type="float" office:value="1602.0"/>
          <table:table-cell office:value-type="float" office:value="0.0"/>
          <table:table-cell office:value-type="float" office:value="0.0"/>
          <table:table-cell table:formula="of:=MIN([.$B214])" office:value-type="float"/>
          <table:table-cell table:formula="of:=MIN([.$C214])" office:value-type="float"/>
          <table:table-cell table:formula="of:=MIN([.$D214])" office:value-type="float"/>
          <table:table-cell table:formula="of:=MIN([.$E214])" office:value-type="float"/>
          <table:table-cell table:formula="of:=MIN([.$F214])" office:value-type="float"/>
          <table:table-cell table:formula="of:=MIN([.$G214])" office:value-type="float"/>
          <table:table-cell table:formula="of:=MIN([.$H214])" office:value-type="float"/>
          <table:table-cell table:formula="of:=MIN([.$I214])" office:value-type="float"/>
          <table:table-cell table:formula="of:=MIN([.$J214])" office:value-type="float"/>
          <table:table-cell table:formula="of:=MIN([.$K214])" office:value-type="float"/>
          <table:table-cell table:formula="of:=MIN([.$L214])" office:value-type="float"/>
          <table:table-cell table:formula="of:=MIN([.$M214])" office:value-type="float"/>
          <table:table-cell table:formula="of:=MIN([.$N214])" office:value-type="float"/>
          <table:table-cell table:formula="of:=MEDIAN([.$B214])" office:value-type="float"/>
          <table:table-cell table:formula="of:=MEDIAN([.$C214])" office:value-type="float"/>
          <table:table-cell table:formula="of:=MEDIAN([.$D214])" office:value-type="float"/>
          <table:table-cell table:formula="of:=MEDIAN([.$E214])" office:value-type="float"/>
          <table:table-cell table:formula="of:=MEDIAN([.$F214])" office:value-type="float"/>
          <table:table-cell table:formula="of:=MEDIAN([.$G214])" office:value-type="float"/>
          <table:table-cell table:formula="of:=MEDIAN([.$H214])" office:value-type="float"/>
          <table:table-cell table:formula="of:=MEDIAN([.$I214])" office:value-type="float"/>
          <table:table-cell table:formula="of:=MEDIAN([.$J214])" office:value-type="float"/>
          <table:table-cell table:formula="of:=MEDIAN([.$K214])" office:value-type="float"/>
          <table:table-cell table:formula="of:=MEDIAN([.$L214])" office:value-type="float"/>
          <table:table-cell table:formula="of:=MEDIAN([.$M214])" office:value-type="float"/>
          <table:table-cell table:formula="of:=MEDIAN([.$N214])" office:value-type="float"/>
          <table:table-cell table:formula="of:=MAX([.$B214])" office:value-type="float"/>
          <table:table-cell table:formula="of:=MAX([.$C214])" office:value-type="float"/>
          <table:table-cell table:formula="of:=MAX([.$D214])" office:value-type="float"/>
          <table:table-cell table:formula="of:=MAX([.$E214])" office:value-type="float"/>
          <table:table-cell table:formula="of:=MAX([.$F214])" office:value-type="float"/>
          <table:table-cell table:formula="of:=MAX([.$G214])" office:value-type="float"/>
          <table:table-cell table:formula="of:=MAX([.$H214])" office:value-type="float"/>
          <table:table-cell table:formula="of:=MAX([.$I214])" office:value-type="float"/>
          <table:table-cell table:formula="of:=MAX([.$J214])" office:value-type="float"/>
          <table:table-cell table:formula="of:=MAX([.$K214])" office:value-type="float"/>
          <table:table-cell table:formula="of:=MAX([.$L214])" office:value-type="float"/>
          <table:table-cell table:formula="of:=MAX([.$M214])" office:value-type="float"/>
          <table:table-cell table:formula="of:=MAX([.$N214])" office:value-type="float"/>
        </table:table-row>
        <table:table-row table:style-name="ro1">
          <table:table-cell office:value-type="string">
            <text:p>7000/ins_7000_3_0454</text:p>
          </table:table-cell>
          <table:table-cell office:value-type="float" office:value="0.215325"/>
          <table:table-cell office:value-type="float" office:value="0.2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05.0"/>
          <table:table-cell office:value-type="float" office:value="305.0"/>
          <table:table-cell office:value-type="float" office:value="5989.0"/>
          <table:table-cell office:value-type="float" office:value="1428.0"/>
          <table:table-cell office:value-type="float" office:value="0.0"/>
          <table:table-cell office:value-type="float" office:value="0.0"/>
          <table:table-cell table:formula="of:=MIN([.$B215])" office:value-type="float"/>
          <table:table-cell table:formula="of:=MIN([.$C215])" office:value-type="float"/>
          <table:table-cell table:formula="of:=MIN([.$D215])" office:value-type="float"/>
          <table:table-cell table:formula="of:=MIN([.$E215])" office:value-type="float"/>
          <table:table-cell table:formula="of:=MIN([.$F215])" office:value-type="float"/>
          <table:table-cell table:formula="of:=MIN([.$G215])" office:value-type="float"/>
          <table:table-cell table:formula="of:=MIN([.$H215])" office:value-type="float"/>
          <table:table-cell table:formula="of:=MIN([.$I215])" office:value-type="float"/>
          <table:table-cell table:formula="of:=MIN([.$J215])" office:value-type="float"/>
          <table:table-cell table:formula="of:=MIN([.$K215])" office:value-type="float"/>
          <table:table-cell table:formula="of:=MIN([.$L215])" office:value-type="float"/>
          <table:table-cell table:formula="of:=MIN([.$M215])" office:value-type="float"/>
          <table:table-cell table:formula="of:=MIN([.$N215])" office:value-type="float"/>
          <table:table-cell table:formula="of:=MEDIAN([.$B215])" office:value-type="float"/>
          <table:table-cell table:formula="of:=MEDIAN([.$C215])" office:value-type="float"/>
          <table:table-cell table:formula="of:=MEDIAN([.$D215])" office:value-type="float"/>
          <table:table-cell table:formula="of:=MEDIAN([.$E215])" office:value-type="float"/>
          <table:table-cell table:formula="of:=MEDIAN([.$F215])" office:value-type="float"/>
          <table:table-cell table:formula="of:=MEDIAN([.$G215])" office:value-type="float"/>
          <table:table-cell table:formula="of:=MEDIAN([.$H215])" office:value-type="float"/>
          <table:table-cell table:formula="of:=MEDIAN([.$I215])" office:value-type="float"/>
          <table:table-cell table:formula="of:=MEDIAN([.$J215])" office:value-type="float"/>
          <table:table-cell table:formula="of:=MEDIAN([.$K215])" office:value-type="float"/>
          <table:table-cell table:formula="of:=MEDIAN([.$L215])" office:value-type="float"/>
          <table:table-cell table:formula="of:=MEDIAN([.$M215])" office:value-type="float"/>
          <table:table-cell table:formula="of:=MEDIAN([.$N215])" office:value-type="float"/>
          <table:table-cell table:formula="of:=MAX([.$B215])" office:value-type="float"/>
          <table:table-cell table:formula="of:=MAX([.$C215])" office:value-type="float"/>
          <table:table-cell table:formula="of:=MAX([.$D215])" office:value-type="float"/>
          <table:table-cell table:formula="of:=MAX([.$E215])" office:value-type="float"/>
          <table:table-cell table:formula="of:=MAX([.$F215])" office:value-type="float"/>
          <table:table-cell table:formula="of:=MAX([.$G215])" office:value-type="float"/>
          <table:table-cell table:formula="of:=MAX([.$H215])" office:value-type="float"/>
          <table:table-cell table:formula="of:=MAX([.$I215])" office:value-type="float"/>
          <table:table-cell table:formula="of:=MAX([.$J215])" office:value-type="float"/>
          <table:table-cell table:formula="of:=MAX([.$K215])" office:value-type="float"/>
          <table:table-cell table:formula="of:=MAX([.$L215])" office:value-type="float"/>
          <table:table-cell table:formula="of:=MAX([.$M215])" office:value-type="float"/>
          <table:table-cell table:formula="of:=MAX([.$N215])" office:value-type="float"/>
        </table:table-row>
        <table:table-row table:style-name="ro1">
          <table:table-cell office:value-type="string">
            <text:p>7000/ins_7000_3_0464</text:p>
          </table:table-cell>
          <table:table-cell office:value-type="float" office:value="0.208552"/>
          <table:table-cell office:value-type="float" office:value="0.19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828.0"/>
          <table:table-cell office:value-type="float" office:value="828.0"/>
          <table:table-cell office:value-type="float" office:value="6334.0"/>
          <table:table-cell office:value-type="float" office:value="1947.0"/>
          <table:table-cell office:value-type="float" office:value="0.0"/>
          <table:table-cell office:value-type="float" office:value="0.0"/>
          <table:table-cell table:formula="of:=MIN([.$B216])" office:value-type="float"/>
          <table:table-cell table:formula="of:=MIN([.$C216])" office:value-type="float"/>
          <table:table-cell table:formula="of:=MIN([.$D216])" office:value-type="float"/>
          <table:table-cell table:formula="of:=MIN([.$E216])" office:value-type="float"/>
          <table:table-cell table:formula="of:=MIN([.$F216])" office:value-type="float"/>
          <table:table-cell table:formula="of:=MIN([.$G216])" office:value-type="float"/>
          <table:table-cell table:formula="of:=MIN([.$H216])" office:value-type="float"/>
          <table:table-cell table:formula="of:=MIN([.$I216])" office:value-type="float"/>
          <table:table-cell table:formula="of:=MIN([.$J216])" office:value-type="float"/>
          <table:table-cell table:formula="of:=MIN([.$K216])" office:value-type="float"/>
          <table:table-cell table:formula="of:=MIN([.$L216])" office:value-type="float"/>
          <table:table-cell table:formula="of:=MIN([.$M216])" office:value-type="float"/>
          <table:table-cell table:formula="of:=MIN([.$N216])" office:value-type="float"/>
          <table:table-cell table:formula="of:=MEDIAN([.$B216])" office:value-type="float"/>
          <table:table-cell table:formula="of:=MEDIAN([.$C216])" office:value-type="float"/>
          <table:table-cell table:formula="of:=MEDIAN([.$D216])" office:value-type="float"/>
          <table:table-cell table:formula="of:=MEDIAN([.$E216])" office:value-type="float"/>
          <table:table-cell table:formula="of:=MEDIAN([.$F216])" office:value-type="float"/>
          <table:table-cell table:formula="of:=MEDIAN([.$G216])" office:value-type="float"/>
          <table:table-cell table:formula="of:=MEDIAN([.$H216])" office:value-type="float"/>
          <table:table-cell table:formula="of:=MEDIAN([.$I216])" office:value-type="float"/>
          <table:table-cell table:formula="of:=MEDIAN([.$J216])" office:value-type="float"/>
          <table:table-cell table:formula="of:=MEDIAN([.$K216])" office:value-type="float"/>
          <table:table-cell table:formula="of:=MEDIAN([.$L216])" office:value-type="float"/>
          <table:table-cell table:formula="of:=MEDIAN([.$M216])" office:value-type="float"/>
          <table:table-cell table:formula="of:=MEDIAN([.$N216])" office:value-type="float"/>
          <table:table-cell table:formula="of:=MAX([.$B216])" office:value-type="float"/>
          <table:table-cell table:formula="of:=MAX([.$C216])" office:value-type="float"/>
          <table:table-cell table:formula="of:=MAX([.$D216])" office:value-type="float"/>
          <table:table-cell table:formula="of:=MAX([.$E216])" office:value-type="float"/>
          <table:table-cell table:formula="of:=MAX([.$F216])" office:value-type="float"/>
          <table:table-cell table:formula="of:=MAX([.$G216])" office:value-type="float"/>
          <table:table-cell table:formula="of:=MAX([.$H216])" office:value-type="float"/>
          <table:table-cell table:formula="of:=MAX([.$I216])" office:value-type="float"/>
          <table:table-cell table:formula="of:=MAX([.$J216])" office:value-type="float"/>
          <table:table-cell table:formula="of:=MAX([.$K216])" office:value-type="float"/>
          <table:table-cell table:formula="of:=MAX([.$L216])" office:value-type="float"/>
          <table:table-cell table:formula="of:=MAX([.$M216])" office:value-type="float"/>
          <table:table-cell table:formula="of:=MAX([.$N216])" office:value-type="float"/>
        </table:table-row>
        <table:table-row table:style-name="ro1">
          <table:table-cell office:value-type="string">
            <text:p>7000/ins_7000_3_0474</text:p>
          </table:table-cell>
          <table:table-cell office:value-type="float" office:value="0.220991"/>
          <table:table-cell office:value-type="float" office:value="0.20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976.0"/>
          <table:table-cell office:value-type="float" office:value="976.0"/>
          <table:table-cell office:value-type="float" office:value="6518.0"/>
          <table:table-cell office:value-type="float" office:value="1876.0"/>
          <table:table-cell office:value-type="float" office:value="0.0"/>
          <table:table-cell office:value-type="float" office:value="0.0"/>
          <table:table-cell table:formula="of:=MIN([.$B217])" office:value-type="float"/>
          <table:table-cell table:formula="of:=MIN([.$C217])" office:value-type="float"/>
          <table:table-cell table:formula="of:=MIN([.$D217])" office:value-type="float"/>
          <table:table-cell table:formula="of:=MIN([.$E217])" office:value-type="float"/>
          <table:table-cell table:formula="of:=MIN([.$F217])" office:value-type="float"/>
          <table:table-cell table:formula="of:=MIN([.$G217])" office:value-type="float"/>
          <table:table-cell table:formula="of:=MIN([.$H217])" office:value-type="float"/>
          <table:table-cell table:formula="of:=MIN([.$I217])" office:value-type="float"/>
          <table:table-cell table:formula="of:=MIN([.$J217])" office:value-type="float"/>
          <table:table-cell table:formula="of:=MIN([.$K217])" office:value-type="float"/>
          <table:table-cell table:formula="of:=MIN([.$L217])" office:value-type="float"/>
          <table:table-cell table:formula="of:=MIN([.$M217])" office:value-type="float"/>
          <table:table-cell table:formula="of:=MIN([.$N217])" office:value-type="float"/>
          <table:table-cell table:formula="of:=MEDIAN([.$B217])" office:value-type="float"/>
          <table:table-cell table:formula="of:=MEDIAN([.$C217])" office:value-type="float"/>
          <table:table-cell table:formula="of:=MEDIAN([.$D217])" office:value-type="float"/>
          <table:table-cell table:formula="of:=MEDIAN([.$E217])" office:value-type="float"/>
          <table:table-cell table:formula="of:=MEDIAN([.$F217])" office:value-type="float"/>
          <table:table-cell table:formula="of:=MEDIAN([.$G217])" office:value-type="float"/>
          <table:table-cell table:formula="of:=MEDIAN([.$H217])" office:value-type="float"/>
          <table:table-cell table:formula="of:=MEDIAN([.$I217])" office:value-type="float"/>
          <table:table-cell table:formula="of:=MEDIAN([.$J217])" office:value-type="float"/>
          <table:table-cell table:formula="of:=MEDIAN([.$K217])" office:value-type="float"/>
          <table:table-cell table:formula="of:=MEDIAN([.$L217])" office:value-type="float"/>
          <table:table-cell table:formula="of:=MEDIAN([.$M217])" office:value-type="float"/>
          <table:table-cell table:formula="of:=MEDIAN([.$N217])" office:value-type="float"/>
          <table:table-cell table:formula="of:=MAX([.$B217])" office:value-type="float"/>
          <table:table-cell table:formula="of:=MAX([.$C217])" office:value-type="float"/>
          <table:table-cell table:formula="of:=MAX([.$D217])" office:value-type="float"/>
          <table:table-cell table:formula="of:=MAX([.$E217])" office:value-type="float"/>
          <table:table-cell table:formula="of:=MAX([.$F217])" office:value-type="float"/>
          <table:table-cell table:formula="of:=MAX([.$G217])" office:value-type="float"/>
          <table:table-cell table:formula="of:=MAX([.$H217])" office:value-type="float"/>
          <table:table-cell table:formula="of:=MAX([.$I217])" office:value-type="float"/>
          <table:table-cell table:formula="of:=MAX([.$J217])" office:value-type="float"/>
          <table:table-cell table:formula="of:=MAX([.$K217])" office:value-type="float"/>
          <table:table-cell table:formula="of:=MAX([.$L217])" office:value-type="float"/>
          <table:table-cell table:formula="of:=MAX([.$M217])" office:value-type="float"/>
          <table:table-cell table:formula="of:=MAX([.$N217])" office:value-type="float"/>
        </table:table-row>
        <table:table-row table:style-name="ro1">
          <table:table-cell office:value-type="string">
            <text:p>7000/ins_7000_3_0484</text:p>
          </table:table-cell>
          <table:table-cell office:value-type="float" office:value="0.225266"/>
          <table:table-cell office:value-type="float" office:value="0.214"/>
          <table:table-cell office:value-type="float" office:value="0.04"/>
          <table:table-cell office:value-type="float" office:value="96.0"/>
          <table:table-cell office:value-type="float" office:value="0.0"/>
          <table:table-cell office:value-type="float" office:value="1.0"/>
          <table:table-cell office:value-type="float" office:value="241.0"/>
          <table:table-cell office:value-type="float" office:value="29505.0"/>
          <table:table-cell office:value-type="float" office:value="29505.0"/>
          <table:table-cell office:value-type="float" office:value="5169.0"/>
          <table:table-cell office:value-type="float" office:value="3618.0"/>
          <table:table-cell office:value-type="float" office:value="0.0"/>
          <table:table-cell office:value-type="float" office:value="0.0"/>
          <table:table-cell table:formula="of:=MIN([.$B218])" office:value-type="float"/>
          <table:table-cell table:formula="of:=MIN([.$C218])" office:value-type="float"/>
          <table:table-cell table:formula="of:=MIN([.$D218])" office:value-type="float"/>
          <table:table-cell table:formula="of:=MIN([.$E218])" office:value-type="float"/>
          <table:table-cell table:formula="of:=MIN([.$F218])" office:value-type="float"/>
          <table:table-cell table:formula="of:=MIN([.$G218])" office:value-type="float"/>
          <table:table-cell table:formula="of:=MIN([.$H218])" office:value-type="float"/>
          <table:table-cell table:formula="of:=MIN([.$I218])" office:value-type="float"/>
          <table:table-cell table:formula="of:=MIN([.$J218])" office:value-type="float"/>
          <table:table-cell table:formula="of:=MIN([.$K218])" office:value-type="float"/>
          <table:table-cell table:formula="of:=MIN([.$L218])" office:value-type="float"/>
          <table:table-cell table:formula="of:=MIN([.$M218])" office:value-type="float"/>
          <table:table-cell table:formula="of:=MIN([.$N218])" office:value-type="float"/>
          <table:table-cell table:formula="of:=MEDIAN([.$B218])" office:value-type="float"/>
          <table:table-cell table:formula="of:=MEDIAN([.$C218])" office:value-type="float"/>
          <table:table-cell table:formula="of:=MEDIAN([.$D218])" office:value-type="float"/>
          <table:table-cell table:formula="of:=MEDIAN([.$E218])" office:value-type="float"/>
          <table:table-cell table:formula="of:=MEDIAN([.$F218])" office:value-type="float"/>
          <table:table-cell table:formula="of:=MEDIAN([.$G218])" office:value-type="float"/>
          <table:table-cell table:formula="of:=MEDIAN([.$H218])" office:value-type="float"/>
          <table:table-cell table:formula="of:=MEDIAN([.$I218])" office:value-type="float"/>
          <table:table-cell table:formula="of:=MEDIAN([.$J218])" office:value-type="float"/>
          <table:table-cell table:formula="of:=MEDIAN([.$K218])" office:value-type="float"/>
          <table:table-cell table:formula="of:=MEDIAN([.$L218])" office:value-type="float"/>
          <table:table-cell table:formula="of:=MEDIAN([.$M218])" office:value-type="float"/>
          <table:table-cell table:formula="of:=MEDIAN([.$N218])" office:value-type="float"/>
          <table:table-cell table:formula="of:=MAX([.$B218])" office:value-type="float"/>
          <table:table-cell table:formula="of:=MAX([.$C218])" office:value-type="float"/>
          <table:table-cell table:formula="of:=MAX([.$D218])" office:value-type="float"/>
          <table:table-cell table:formula="of:=MAX([.$E218])" office:value-type="float"/>
          <table:table-cell table:formula="of:=MAX([.$F218])" office:value-type="float"/>
          <table:table-cell table:formula="of:=MAX([.$G218])" office:value-type="float"/>
          <table:table-cell table:formula="of:=MAX([.$H218])" office:value-type="float"/>
          <table:table-cell table:formula="of:=MAX([.$I218])" office:value-type="float"/>
          <table:table-cell table:formula="of:=MAX([.$J218])" office:value-type="float"/>
          <table:table-cell table:formula="of:=MAX([.$K218])" office:value-type="float"/>
          <table:table-cell table:formula="of:=MAX([.$L218])" office:value-type="float"/>
          <table:table-cell table:formula="of:=MAX([.$M218])" office:value-type="float"/>
          <table:table-cell table:formula="of:=MAX([.$N218])" office:value-type="float"/>
        </table:table-row>
        <table:table-row table:style-name="ro1">
          <table:table-cell office:value-type="string">
            <text:p>7000/ins_7000_4_0404</text:p>
          </table:table-cell>
          <table:table-cell office:value-type="float" office:value="0.223251"/>
          <table:table-cell office:value-type="float" office:value="0.212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2327.0"/>
          <table:table-cell office:value-type="float" office:value="2327.0"/>
          <table:table-cell office:value-type="float" office:value="6706.0"/>
          <table:table-cell office:value-type="float" office:value="2413.0"/>
          <table:table-cell office:value-type="float" office:value="0.0"/>
          <table:table-cell office:value-type="float" office:value="0.0"/>
          <table:table-cell table:formula="of:=MIN([.$B219])" office:value-type="float"/>
          <table:table-cell table:formula="of:=MIN([.$C219])" office:value-type="float"/>
          <table:table-cell table:formula="of:=MIN([.$D219])" office:value-type="float"/>
          <table:table-cell table:formula="of:=MIN([.$E219])" office:value-type="float"/>
          <table:table-cell table:formula="of:=MIN([.$F219])" office:value-type="float"/>
          <table:table-cell table:formula="of:=MIN([.$G219])" office:value-type="float"/>
          <table:table-cell table:formula="of:=MIN([.$H219])" office:value-type="float"/>
          <table:table-cell table:formula="of:=MIN([.$I219])" office:value-type="float"/>
          <table:table-cell table:formula="of:=MIN([.$J219])" office:value-type="float"/>
          <table:table-cell table:formula="of:=MIN([.$K219])" office:value-type="float"/>
          <table:table-cell table:formula="of:=MIN([.$L219])" office:value-type="float"/>
          <table:table-cell table:formula="of:=MIN([.$M219])" office:value-type="float"/>
          <table:table-cell table:formula="of:=MIN([.$N219])" office:value-type="float"/>
          <table:table-cell table:formula="of:=MEDIAN([.$B219])" office:value-type="float"/>
          <table:table-cell table:formula="of:=MEDIAN([.$C219])" office:value-type="float"/>
          <table:table-cell table:formula="of:=MEDIAN([.$D219])" office:value-type="float"/>
          <table:table-cell table:formula="of:=MEDIAN([.$E219])" office:value-type="float"/>
          <table:table-cell table:formula="of:=MEDIAN([.$F219])" office:value-type="float"/>
          <table:table-cell table:formula="of:=MEDIAN([.$G219])" office:value-type="float"/>
          <table:table-cell table:formula="of:=MEDIAN([.$H219])" office:value-type="float"/>
          <table:table-cell table:formula="of:=MEDIAN([.$I219])" office:value-type="float"/>
          <table:table-cell table:formula="of:=MEDIAN([.$J219])" office:value-type="float"/>
          <table:table-cell table:formula="of:=MEDIAN([.$K219])" office:value-type="float"/>
          <table:table-cell table:formula="of:=MEDIAN([.$L219])" office:value-type="float"/>
          <table:table-cell table:formula="of:=MEDIAN([.$M219])" office:value-type="float"/>
          <table:table-cell table:formula="of:=MEDIAN([.$N219])" office:value-type="float"/>
          <table:table-cell table:formula="of:=MAX([.$B219])" office:value-type="float"/>
          <table:table-cell table:formula="of:=MAX([.$C219])" office:value-type="float"/>
          <table:table-cell table:formula="of:=MAX([.$D219])" office:value-type="float"/>
          <table:table-cell table:formula="of:=MAX([.$E219])" office:value-type="float"/>
          <table:table-cell table:formula="of:=MAX([.$F219])" office:value-type="float"/>
          <table:table-cell table:formula="of:=MAX([.$G219])" office:value-type="float"/>
          <table:table-cell table:formula="of:=MAX([.$H219])" office:value-type="float"/>
          <table:table-cell table:formula="of:=MAX([.$I219])" office:value-type="float"/>
          <table:table-cell table:formula="of:=MAX([.$J219])" office:value-type="float"/>
          <table:table-cell table:formula="of:=MAX([.$K219])" office:value-type="float"/>
          <table:table-cell table:formula="of:=MAX([.$L219])" office:value-type="float"/>
          <table:table-cell table:formula="of:=MAX([.$M219])" office:value-type="float"/>
          <table:table-cell table:formula="of:=MAX([.$N219])" office:value-type="float"/>
        </table:table-row>
        <table:table-row table:style-name="ro1">
          <table:table-cell office:value-type="string">
            <text:p>7000/ins_7000_4_0414</text:p>
          </table:table-cell>
          <table:table-cell office:value-type="float" office:value="0.212452"/>
          <table:table-cell office:value-type="float" office:value="0.202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920.0"/>
          <table:table-cell office:value-type="float" office:value="920.0"/>
          <table:table-cell office:value-type="float" office:value="6439.0"/>
          <table:table-cell office:value-type="float" office:value="2013.0"/>
          <table:table-cell office:value-type="float" office:value="0.0"/>
          <table:table-cell office:value-type="float" office:value="0.0"/>
          <table:table-cell table:formula="of:=MIN([.$B220])" office:value-type="float"/>
          <table:table-cell table:formula="of:=MIN([.$C220])" office:value-type="float"/>
          <table:table-cell table:formula="of:=MIN([.$D220])" office:value-type="float"/>
          <table:table-cell table:formula="of:=MIN([.$E220])" office:value-type="float"/>
          <table:table-cell table:formula="of:=MIN([.$F220])" office:value-type="float"/>
          <table:table-cell table:formula="of:=MIN([.$G220])" office:value-type="float"/>
          <table:table-cell table:formula="of:=MIN([.$H220])" office:value-type="float"/>
          <table:table-cell table:formula="of:=MIN([.$I220])" office:value-type="float"/>
          <table:table-cell table:formula="of:=MIN([.$J220])" office:value-type="float"/>
          <table:table-cell table:formula="of:=MIN([.$K220])" office:value-type="float"/>
          <table:table-cell table:formula="of:=MIN([.$L220])" office:value-type="float"/>
          <table:table-cell table:formula="of:=MIN([.$M220])" office:value-type="float"/>
          <table:table-cell table:formula="of:=MIN([.$N220])" office:value-type="float"/>
          <table:table-cell table:formula="of:=MEDIAN([.$B220])" office:value-type="float"/>
          <table:table-cell table:formula="of:=MEDIAN([.$C220])" office:value-type="float"/>
          <table:table-cell table:formula="of:=MEDIAN([.$D220])" office:value-type="float"/>
          <table:table-cell table:formula="of:=MEDIAN([.$E220])" office:value-type="float"/>
          <table:table-cell table:formula="of:=MEDIAN([.$F220])" office:value-type="float"/>
          <table:table-cell table:formula="of:=MEDIAN([.$G220])" office:value-type="float"/>
          <table:table-cell table:formula="of:=MEDIAN([.$H220])" office:value-type="float"/>
          <table:table-cell table:formula="of:=MEDIAN([.$I220])" office:value-type="float"/>
          <table:table-cell table:formula="of:=MEDIAN([.$J220])" office:value-type="float"/>
          <table:table-cell table:formula="of:=MEDIAN([.$K220])" office:value-type="float"/>
          <table:table-cell table:formula="of:=MEDIAN([.$L220])" office:value-type="float"/>
          <table:table-cell table:formula="of:=MEDIAN([.$M220])" office:value-type="float"/>
          <table:table-cell table:formula="of:=MEDIAN([.$N220])" office:value-type="float"/>
          <table:table-cell table:formula="of:=MAX([.$B220])" office:value-type="float"/>
          <table:table-cell table:formula="of:=MAX([.$C220])" office:value-type="float"/>
          <table:table-cell table:formula="of:=MAX([.$D220])" office:value-type="float"/>
          <table:table-cell table:formula="of:=MAX([.$E220])" office:value-type="float"/>
          <table:table-cell table:formula="of:=MAX([.$F220])" office:value-type="float"/>
          <table:table-cell table:formula="of:=MAX([.$G220])" office:value-type="float"/>
          <table:table-cell table:formula="of:=MAX([.$H220])" office:value-type="float"/>
          <table:table-cell table:formula="of:=MAX([.$I220])" office:value-type="float"/>
          <table:table-cell table:formula="of:=MAX([.$J220])" office:value-type="float"/>
          <table:table-cell table:formula="of:=MAX([.$K220])" office:value-type="float"/>
          <table:table-cell table:formula="of:=MAX([.$L220])" office:value-type="float"/>
          <table:table-cell table:formula="of:=MAX([.$M220])" office:value-type="float"/>
          <table:table-cell table:formula="of:=MAX([.$N220])" office:value-type="float"/>
        </table:table-row>
        <table:table-row table:style-name="ro1">
          <table:table-cell office:value-type="string">
            <text:p>7000/ins_7000_4_0424</text:p>
          </table:table-cell>
          <table:table-cell office:value-type="float" office:value="0.215147"/>
          <table:table-cell office:value-type="float" office:value="0.204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1248.0"/>
          <table:table-cell office:value-type="float" office:value="1248.0"/>
          <table:table-cell office:value-type="float" office:value="6300.0"/>
          <table:table-cell office:value-type="float" office:value="1736.0"/>
          <table:table-cell office:value-type="float" office:value="0.0"/>
          <table:table-cell office:value-type="float" office:value="0.0"/>
          <table:table-cell table:formula="of:=MIN([.$B221])" office:value-type="float"/>
          <table:table-cell table:formula="of:=MIN([.$C221])" office:value-type="float"/>
          <table:table-cell table:formula="of:=MIN([.$D221])" office:value-type="float"/>
          <table:table-cell table:formula="of:=MIN([.$E221])" office:value-type="float"/>
          <table:table-cell table:formula="of:=MIN([.$F221])" office:value-type="float"/>
          <table:table-cell table:formula="of:=MIN([.$G221])" office:value-type="float"/>
          <table:table-cell table:formula="of:=MIN([.$H221])" office:value-type="float"/>
          <table:table-cell table:formula="of:=MIN([.$I221])" office:value-type="float"/>
          <table:table-cell table:formula="of:=MIN([.$J221])" office:value-type="float"/>
          <table:table-cell table:formula="of:=MIN([.$K221])" office:value-type="float"/>
          <table:table-cell table:formula="of:=MIN([.$L221])" office:value-type="float"/>
          <table:table-cell table:formula="of:=MIN([.$M221])" office:value-type="float"/>
          <table:table-cell table:formula="of:=MIN([.$N221])" office:value-type="float"/>
          <table:table-cell table:formula="of:=MEDIAN([.$B221])" office:value-type="float"/>
          <table:table-cell table:formula="of:=MEDIAN([.$C221])" office:value-type="float"/>
          <table:table-cell table:formula="of:=MEDIAN([.$D221])" office:value-type="float"/>
          <table:table-cell table:formula="of:=MEDIAN([.$E221])" office:value-type="float"/>
          <table:table-cell table:formula="of:=MEDIAN([.$F221])" office:value-type="float"/>
          <table:table-cell table:formula="of:=MEDIAN([.$G221])" office:value-type="float"/>
          <table:table-cell table:formula="of:=MEDIAN([.$H221])" office:value-type="float"/>
          <table:table-cell table:formula="of:=MEDIAN([.$I221])" office:value-type="float"/>
          <table:table-cell table:formula="of:=MEDIAN([.$J221])" office:value-type="float"/>
          <table:table-cell table:formula="of:=MEDIAN([.$K221])" office:value-type="float"/>
          <table:table-cell table:formula="of:=MEDIAN([.$L221])" office:value-type="float"/>
          <table:table-cell table:formula="of:=MEDIAN([.$M221])" office:value-type="float"/>
          <table:table-cell table:formula="of:=MEDIAN([.$N221])" office:value-type="float"/>
          <table:table-cell table:formula="of:=MAX([.$B221])" office:value-type="float"/>
          <table:table-cell table:formula="of:=MAX([.$C221])" office:value-type="float"/>
          <table:table-cell table:formula="of:=MAX([.$D221])" office:value-type="float"/>
          <table:table-cell table:formula="of:=MAX([.$E221])" office:value-type="float"/>
          <table:table-cell table:formula="of:=MAX([.$F221])" office:value-type="float"/>
          <table:table-cell table:formula="of:=MAX([.$G221])" office:value-type="float"/>
          <table:table-cell table:formula="of:=MAX([.$H221])" office:value-type="float"/>
          <table:table-cell table:formula="of:=MAX([.$I221])" office:value-type="float"/>
          <table:table-cell table:formula="of:=MAX([.$J221])" office:value-type="float"/>
          <table:table-cell table:formula="of:=MAX([.$K221])" office:value-type="float"/>
          <table:table-cell table:formula="of:=MAX([.$L221])" office:value-type="float"/>
          <table:table-cell table:formula="of:=MAX([.$M221])" office:value-type="float"/>
          <table:table-cell table:formula="of:=MAX([.$N221])" office:value-type="float"/>
        </table:table-row>
        <table:table-row table:style-name="ro1">
          <table:table-cell office:value-type="string">
            <text:p>7000/ins_7000_4_0434</text:p>
          </table:table-cell>
          <table:table-cell office:value-type="float" office:value="0.231586"/>
          <table:table-cell office:value-type="float" office:value="0.22"/>
          <table:table-cell office:value-type="float" office:value="0.01"/>
          <table:table-cell office:value-type="float" office:value="42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11580.0"/>
          <table:table-cell office:value-type="float" office:value="11580.0"/>
          <table:table-cell office:value-type="float" office:value="6357.0"/>
          <table:table-cell office:value-type="float" office:value="1999.0"/>
          <table:table-cell office:value-type="float" office:value="0.0"/>
          <table:table-cell office:value-type="float" office:value="0.0"/>
          <table:table-cell table:formula="of:=MIN([.$B222])" office:value-type="float"/>
          <table:table-cell table:formula="of:=MIN([.$C222])" office:value-type="float"/>
          <table:table-cell table:formula="of:=MIN([.$D222])" office:value-type="float"/>
          <table:table-cell table:formula="of:=MIN([.$E222])" office:value-type="float"/>
          <table:table-cell table:formula="of:=MIN([.$F222])" office:value-type="float"/>
          <table:table-cell table:formula="of:=MIN([.$G222])" office:value-type="float"/>
          <table:table-cell table:formula="of:=MIN([.$H222])" office:value-type="float"/>
          <table:table-cell table:formula="of:=MIN([.$I222])" office:value-type="float"/>
          <table:table-cell table:formula="of:=MIN([.$J222])" office:value-type="float"/>
          <table:table-cell table:formula="of:=MIN([.$K222])" office:value-type="float"/>
          <table:table-cell table:formula="of:=MIN([.$L222])" office:value-type="float"/>
          <table:table-cell table:formula="of:=MIN([.$M222])" office:value-type="float"/>
          <table:table-cell table:formula="of:=MIN([.$N222])" office:value-type="float"/>
          <table:table-cell table:formula="of:=MEDIAN([.$B222])" office:value-type="float"/>
          <table:table-cell table:formula="of:=MEDIAN([.$C222])" office:value-type="float"/>
          <table:table-cell table:formula="of:=MEDIAN([.$D222])" office:value-type="float"/>
          <table:table-cell table:formula="of:=MEDIAN([.$E222])" office:value-type="float"/>
          <table:table-cell table:formula="of:=MEDIAN([.$F222])" office:value-type="float"/>
          <table:table-cell table:formula="of:=MEDIAN([.$G222])" office:value-type="float"/>
          <table:table-cell table:formula="of:=MEDIAN([.$H222])" office:value-type="float"/>
          <table:table-cell table:formula="of:=MEDIAN([.$I222])" office:value-type="float"/>
          <table:table-cell table:formula="of:=MEDIAN([.$J222])" office:value-type="float"/>
          <table:table-cell table:formula="of:=MEDIAN([.$K222])" office:value-type="float"/>
          <table:table-cell table:formula="of:=MEDIAN([.$L222])" office:value-type="float"/>
          <table:table-cell table:formula="of:=MEDIAN([.$M222])" office:value-type="float"/>
          <table:table-cell table:formula="of:=MEDIAN([.$N222])" office:value-type="float"/>
          <table:table-cell table:formula="of:=MAX([.$B222])" office:value-type="float"/>
          <table:table-cell table:formula="of:=MAX([.$C222])" office:value-type="float"/>
          <table:table-cell table:formula="of:=MAX([.$D222])" office:value-type="float"/>
          <table:table-cell table:formula="of:=MAX([.$E222])" office:value-type="float"/>
          <table:table-cell table:formula="of:=MAX([.$F222])" office:value-type="float"/>
          <table:table-cell table:formula="of:=MAX([.$G222])" office:value-type="float"/>
          <table:table-cell table:formula="of:=MAX([.$H222])" office:value-type="float"/>
          <table:table-cell table:formula="of:=MAX([.$I222])" office:value-type="float"/>
          <table:table-cell table:formula="of:=MAX([.$J222])" office:value-type="float"/>
          <table:table-cell table:formula="of:=MAX([.$K222])" office:value-type="float"/>
          <table:table-cell table:formula="of:=MAX([.$L222])" office:value-type="float"/>
          <table:table-cell table:formula="of:=MAX([.$M222])" office:value-type="float"/>
          <table:table-cell table:formula="of:=MAX([.$N222])" office:value-type="float"/>
        </table:table-row>
        <table:table-row table:style-name="ro1">
          <table:table-cell office:value-type="string">
            <text:p>7000/ins_7000_4_0444</text:p>
          </table:table-cell>
          <table:table-cell office:value-type="float" office:value="0.843956"/>
          <table:table-cell office:value-type="float" office:value="0.832"/>
          <table:table-cell office:value-type="float" office:value="0.61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276.0"/>
          <table:table-cell office:value-type="float" office:value="397253.0"/>
          <table:table-cell office:value-type="float" office:value="397253.0"/>
          <table:table-cell office:value-type="float" office:value="7090.0"/>
          <table:table-cell office:value-type="float" office:value="2696.0"/>
          <table:table-cell office:value-type="float" office:value="0.0"/>
          <table:table-cell office:value-type="float" office:value="0.0"/>
          <table:table-cell table:formula="of:=MIN([.$B223])" office:value-type="float"/>
          <table:table-cell table:formula="of:=MIN([.$C223])" office:value-type="float"/>
          <table:table-cell table:formula="of:=MIN([.$D223])" office:value-type="float"/>
          <table:table-cell table:formula="of:=MIN([.$E223])" office:value-type="float"/>
          <table:table-cell table:formula="of:=MIN([.$F223])" office:value-type="float"/>
          <table:table-cell table:formula="of:=MIN([.$G223])" office:value-type="float"/>
          <table:table-cell table:formula="of:=MIN([.$H223])" office:value-type="float"/>
          <table:table-cell table:formula="of:=MIN([.$I223])" office:value-type="float"/>
          <table:table-cell table:formula="of:=MIN([.$J223])" office:value-type="float"/>
          <table:table-cell table:formula="of:=MIN([.$K223])" office:value-type="float"/>
          <table:table-cell table:formula="of:=MIN([.$L223])" office:value-type="float"/>
          <table:table-cell table:formula="of:=MIN([.$M223])" office:value-type="float"/>
          <table:table-cell table:formula="of:=MIN([.$N223])" office:value-type="float"/>
          <table:table-cell table:formula="of:=MEDIAN([.$B223])" office:value-type="float"/>
          <table:table-cell table:formula="of:=MEDIAN([.$C223])" office:value-type="float"/>
          <table:table-cell table:formula="of:=MEDIAN([.$D223])" office:value-type="float"/>
          <table:table-cell table:formula="of:=MEDIAN([.$E223])" office:value-type="float"/>
          <table:table-cell table:formula="of:=MEDIAN([.$F223])" office:value-type="float"/>
          <table:table-cell table:formula="of:=MEDIAN([.$G223])" office:value-type="float"/>
          <table:table-cell table:formula="of:=MEDIAN([.$H223])" office:value-type="float"/>
          <table:table-cell table:formula="of:=MEDIAN([.$I223])" office:value-type="float"/>
          <table:table-cell table:formula="of:=MEDIAN([.$J223])" office:value-type="float"/>
          <table:table-cell table:formula="of:=MEDIAN([.$K223])" office:value-type="float"/>
          <table:table-cell table:formula="of:=MEDIAN([.$L223])" office:value-type="float"/>
          <table:table-cell table:formula="of:=MEDIAN([.$M223])" office:value-type="float"/>
          <table:table-cell table:formula="of:=MEDIAN([.$N223])" office:value-type="float"/>
          <table:table-cell table:formula="of:=MAX([.$B223])" office:value-type="float"/>
          <table:table-cell table:formula="of:=MAX([.$C223])" office:value-type="float"/>
          <table:table-cell table:formula="of:=MAX([.$D223])" office:value-type="float"/>
          <table:table-cell table:formula="of:=MAX([.$E223])" office:value-type="float"/>
          <table:table-cell table:formula="of:=MAX([.$F223])" office:value-type="float"/>
          <table:table-cell table:formula="of:=MAX([.$G223])" office:value-type="float"/>
          <table:table-cell table:formula="of:=MAX([.$H223])" office:value-type="float"/>
          <table:table-cell table:formula="of:=MAX([.$I223])" office:value-type="float"/>
          <table:table-cell table:formula="of:=MAX([.$J223])" office:value-type="float"/>
          <table:table-cell table:formula="of:=MAX([.$K223])" office:value-type="float"/>
          <table:table-cell table:formula="of:=MAX([.$L223])" office:value-type="float"/>
          <table:table-cell table:formula="of:=MAX([.$M223])" office:value-type="float"/>
          <table:table-cell table:formula="of:=MAX([.$N223])" office:value-type="float"/>
        </table:table-row>
        <table:table-row table:style-name="ro1">
          <table:table-cell office:value-type="string">
            <text:p>7000/ins_7000_4_0454</text:p>
          </table:table-cell>
          <table:table-cell office:value-type="float" office:value="0.236269"/>
          <table:table-cell office:value-type="float" office:value="0.225"/>
          <table:table-cell office:value-type="float" office:value="0.02"/>
          <table:table-cell office:value-type="float" office:value="37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13083.0"/>
          <table:table-cell office:value-type="float" office:value="13083.0"/>
          <table:table-cell office:value-type="float" office:value="6447.0"/>
          <table:table-cell office:value-type="float" office:value="2275.0"/>
          <table:table-cell office:value-type="float" office:value="0.0"/>
          <table:table-cell office:value-type="float" office:value="0.0"/>
          <table:table-cell table:formula="of:=MIN([.$B224])" office:value-type="float"/>
          <table:table-cell table:formula="of:=MIN([.$C224])" office:value-type="float"/>
          <table:table-cell table:formula="of:=MIN([.$D224])" office:value-type="float"/>
          <table:table-cell table:formula="of:=MIN([.$E224])" office:value-type="float"/>
          <table:table-cell table:formula="of:=MIN([.$F224])" office:value-type="float"/>
          <table:table-cell table:formula="of:=MIN([.$G224])" office:value-type="float"/>
          <table:table-cell table:formula="of:=MIN([.$H224])" office:value-type="float"/>
          <table:table-cell table:formula="of:=MIN([.$I224])" office:value-type="float"/>
          <table:table-cell table:formula="of:=MIN([.$J224])" office:value-type="float"/>
          <table:table-cell table:formula="of:=MIN([.$K224])" office:value-type="float"/>
          <table:table-cell table:formula="of:=MIN([.$L224])" office:value-type="float"/>
          <table:table-cell table:formula="of:=MIN([.$M224])" office:value-type="float"/>
          <table:table-cell table:formula="of:=MIN([.$N224])" office:value-type="float"/>
          <table:table-cell table:formula="of:=MEDIAN([.$B224])" office:value-type="float"/>
          <table:table-cell table:formula="of:=MEDIAN([.$C224])" office:value-type="float"/>
          <table:table-cell table:formula="of:=MEDIAN([.$D224])" office:value-type="float"/>
          <table:table-cell table:formula="of:=MEDIAN([.$E224])" office:value-type="float"/>
          <table:table-cell table:formula="of:=MEDIAN([.$F224])" office:value-type="float"/>
          <table:table-cell table:formula="of:=MEDIAN([.$G224])" office:value-type="float"/>
          <table:table-cell table:formula="of:=MEDIAN([.$H224])" office:value-type="float"/>
          <table:table-cell table:formula="of:=MEDIAN([.$I224])" office:value-type="float"/>
          <table:table-cell table:formula="of:=MEDIAN([.$J224])" office:value-type="float"/>
          <table:table-cell table:formula="of:=MEDIAN([.$K224])" office:value-type="float"/>
          <table:table-cell table:formula="of:=MEDIAN([.$L224])" office:value-type="float"/>
          <table:table-cell table:formula="of:=MEDIAN([.$M224])" office:value-type="float"/>
          <table:table-cell table:formula="of:=MEDIAN([.$N224])" office:value-type="float"/>
          <table:table-cell table:formula="of:=MAX([.$B224])" office:value-type="float"/>
          <table:table-cell table:formula="of:=MAX([.$C224])" office:value-type="float"/>
          <table:table-cell table:formula="of:=MAX([.$D224])" office:value-type="float"/>
          <table:table-cell table:formula="of:=MAX([.$E224])" office:value-type="float"/>
          <table:table-cell table:formula="of:=MAX([.$F224])" office:value-type="float"/>
          <table:table-cell table:formula="of:=MAX([.$G224])" office:value-type="float"/>
          <table:table-cell table:formula="of:=MAX([.$H224])" office:value-type="float"/>
          <table:table-cell table:formula="of:=MAX([.$I224])" office:value-type="float"/>
          <table:table-cell table:formula="of:=MAX([.$J224])" office:value-type="float"/>
          <table:table-cell table:formula="of:=MAX([.$K224])" office:value-type="float"/>
          <table:table-cell table:formula="of:=MAX([.$L224])" office:value-type="float"/>
          <table:table-cell table:formula="of:=MAX([.$M224])" office:value-type="float"/>
          <table:table-cell table:formula="of:=MAX([.$N224])" office:value-type="float"/>
        </table:table-row>
        <table:table-row table:style-name="ro1">
          <table:table-cell office:value-type="string">
            <text:p>7000/ins_7000_4_0464</text:p>
          </table:table-cell>
          <table:table-cell office:value-type="float" office:value="0.209636"/>
          <table:table-cell office:value-type="float" office:value="0.19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45.0"/>
          <table:table-cell office:value-type="float" office:value="1245.0"/>
          <table:table-cell office:value-type="float" office:value="6374.0"/>
          <table:table-cell office:value-type="float" office:value="1916.0"/>
          <table:table-cell office:value-type="float" office:value="0.0"/>
          <table:table-cell office:value-type="float" office:value="0.0"/>
          <table:table-cell table:formula="of:=MIN([.$B225])" office:value-type="float"/>
          <table:table-cell table:formula="of:=MIN([.$C225])" office:value-type="float"/>
          <table:table-cell table:formula="of:=MIN([.$D225])" office:value-type="float"/>
          <table:table-cell table:formula="of:=MIN([.$E225])" office:value-type="float"/>
          <table:table-cell table:formula="of:=MIN([.$F225])" office:value-type="float"/>
          <table:table-cell table:formula="of:=MIN([.$G225])" office:value-type="float"/>
          <table:table-cell table:formula="of:=MIN([.$H225])" office:value-type="float"/>
          <table:table-cell table:formula="of:=MIN([.$I225])" office:value-type="float"/>
          <table:table-cell table:formula="of:=MIN([.$J225])" office:value-type="float"/>
          <table:table-cell table:formula="of:=MIN([.$K225])" office:value-type="float"/>
          <table:table-cell table:formula="of:=MIN([.$L225])" office:value-type="float"/>
          <table:table-cell table:formula="of:=MIN([.$M225])" office:value-type="float"/>
          <table:table-cell table:formula="of:=MIN([.$N225])" office:value-type="float"/>
          <table:table-cell table:formula="of:=MEDIAN([.$B225])" office:value-type="float"/>
          <table:table-cell table:formula="of:=MEDIAN([.$C225])" office:value-type="float"/>
          <table:table-cell table:formula="of:=MEDIAN([.$D225])" office:value-type="float"/>
          <table:table-cell table:formula="of:=MEDIAN([.$E225])" office:value-type="float"/>
          <table:table-cell table:formula="of:=MEDIAN([.$F225])" office:value-type="float"/>
          <table:table-cell table:formula="of:=MEDIAN([.$G225])" office:value-type="float"/>
          <table:table-cell table:formula="of:=MEDIAN([.$H225])" office:value-type="float"/>
          <table:table-cell table:formula="of:=MEDIAN([.$I225])" office:value-type="float"/>
          <table:table-cell table:formula="of:=MEDIAN([.$J225])" office:value-type="float"/>
          <table:table-cell table:formula="of:=MEDIAN([.$K225])" office:value-type="float"/>
          <table:table-cell table:formula="of:=MEDIAN([.$L225])" office:value-type="float"/>
          <table:table-cell table:formula="of:=MEDIAN([.$M225])" office:value-type="float"/>
          <table:table-cell table:formula="of:=MEDIAN([.$N225])" office:value-type="float"/>
          <table:table-cell table:formula="of:=MAX([.$B225])" office:value-type="float"/>
          <table:table-cell table:formula="of:=MAX([.$C225])" office:value-type="float"/>
          <table:table-cell table:formula="of:=MAX([.$D225])" office:value-type="float"/>
          <table:table-cell table:formula="of:=MAX([.$E225])" office:value-type="float"/>
          <table:table-cell table:formula="of:=MAX([.$F225])" office:value-type="float"/>
          <table:table-cell table:formula="of:=MAX([.$G225])" office:value-type="float"/>
          <table:table-cell table:formula="of:=MAX([.$H225])" office:value-type="float"/>
          <table:table-cell table:formula="of:=MAX([.$I225])" office:value-type="float"/>
          <table:table-cell table:formula="of:=MAX([.$J225])" office:value-type="float"/>
          <table:table-cell table:formula="of:=MAX([.$K225])" office:value-type="float"/>
          <table:table-cell table:formula="of:=MAX([.$L225])" office:value-type="float"/>
          <table:table-cell table:formula="of:=MAX([.$M225])" office:value-type="float"/>
          <table:table-cell table:formula="of:=MAX([.$N225])" office:value-type="float"/>
        </table:table-row>
        <table:table-row table:style-name="ro1">
          <table:table-cell office:value-type="string">
            <text:p>7000/ins_7000_4_0474</text:p>
          </table:table-cell>
          <table:table-cell office:value-type="float" office:value="0.253256"/>
          <table:table-cell office:value-type="float" office:value="0.242"/>
          <table:table-cell office:value-type="float" office:value="0.04"/>
          <table:table-cell office:value-type="float" office:value="90.0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28707.0"/>
          <table:table-cell office:value-type="float" office:value="28707.0"/>
          <table:table-cell office:value-type="float" office:value="6737.0"/>
          <table:table-cell office:value-type="float" office:value="2427.0"/>
          <table:table-cell office:value-type="float" office:value="0.0"/>
          <table:table-cell office:value-type="float" office:value="0.0"/>
          <table:table-cell table:formula="of:=MIN([.$B226])" office:value-type="float"/>
          <table:table-cell table:formula="of:=MIN([.$C226])" office:value-type="float"/>
          <table:table-cell table:formula="of:=MIN([.$D226])" office:value-type="float"/>
          <table:table-cell table:formula="of:=MIN([.$E226])" office:value-type="float"/>
          <table:table-cell table:formula="of:=MIN([.$F226])" office:value-type="float"/>
          <table:table-cell table:formula="of:=MIN([.$G226])" office:value-type="float"/>
          <table:table-cell table:formula="of:=MIN([.$H226])" office:value-type="float"/>
          <table:table-cell table:formula="of:=MIN([.$I226])" office:value-type="float"/>
          <table:table-cell table:formula="of:=MIN([.$J226])" office:value-type="float"/>
          <table:table-cell table:formula="of:=MIN([.$K226])" office:value-type="float"/>
          <table:table-cell table:formula="of:=MIN([.$L226])" office:value-type="float"/>
          <table:table-cell table:formula="of:=MIN([.$M226])" office:value-type="float"/>
          <table:table-cell table:formula="of:=MIN([.$N226])" office:value-type="float"/>
          <table:table-cell table:formula="of:=MEDIAN([.$B226])" office:value-type="float"/>
          <table:table-cell table:formula="of:=MEDIAN([.$C226])" office:value-type="float"/>
          <table:table-cell table:formula="of:=MEDIAN([.$D226])" office:value-type="float"/>
          <table:table-cell table:formula="of:=MEDIAN([.$E226])" office:value-type="float"/>
          <table:table-cell table:formula="of:=MEDIAN([.$F226])" office:value-type="float"/>
          <table:table-cell table:formula="of:=MEDIAN([.$G226])" office:value-type="float"/>
          <table:table-cell table:formula="of:=MEDIAN([.$H226])" office:value-type="float"/>
          <table:table-cell table:formula="of:=MEDIAN([.$I226])" office:value-type="float"/>
          <table:table-cell table:formula="of:=MEDIAN([.$J226])" office:value-type="float"/>
          <table:table-cell table:formula="of:=MEDIAN([.$K226])" office:value-type="float"/>
          <table:table-cell table:formula="of:=MEDIAN([.$L226])" office:value-type="float"/>
          <table:table-cell table:formula="of:=MEDIAN([.$M226])" office:value-type="float"/>
          <table:table-cell table:formula="of:=MEDIAN([.$N226])" office:value-type="float"/>
          <table:table-cell table:formula="of:=MAX([.$B226])" office:value-type="float"/>
          <table:table-cell table:formula="of:=MAX([.$C226])" office:value-type="float"/>
          <table:table-cell table:formula="of:=MAX([.$D226])" office:value-type="float"/>
          <table:table-cell table:formula="of:=MAX([.$E226])" office:value-type="float"/>
          <table:table-cell table:formula="of:=MAX([.$F226])" office:value-type="float"/>
          <table:table-cell table:formula="of:=MAX([.$G226])" office:value-type="float"/>
          <table:table-cell table:formula="of:=MAX([.$H226])" office:value-type="float"/>
          <table:table-cell table:formula="of:=MAX([.$I226])" office:value-type="float"/>
          <table:table-cell table:formula="of:=MAX([.$J226])" office:value-type="float"/>
          <table:table-cell table:formula="of:=MAX([.$K226])" office:value-type="float"/>
          <table:table-cell table:formula="of:=MAX([.$L226])" office:value-type="float"/>
          <table:table-cell table:formula="of:=MAX([.$M226])" office:value-type="float"/>
          <table:table-cell table:formula="of:=MAX([.$N226])" office:value-type="float"/>
        </table:table-row>
        <table:table-row table:style-name="ro1">
          <table:table-cell office:value-type="string">
            <text:p>7000/ins_7000_4_0484</text:p>
          </table:table-cell>
          <table:table-cell office:value-type="float" office:value="0.991219"/>
          <table:table-cell office:value-type="float" office:value="0.979"/>
          <table:table-cell office:value-type="float" office:value="0.81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725.0"/>
          <table:table-cell office:value-type="float" office:value="489183.0"/>
          <table:table-cell office:value-type="float" office:value="489183.0"/>
          <table:table-cell office:value-type="float" office:value="6382.0"/>
          <table:table-cell office:value-type="float" office:value="6378.0"/>
          <table:table-cell office:value-type="float" office:value="0.0"/>
          <table:table-cell office:value-type="float" office:value="0.0"/>
          <table:table-cell table:formula="of:=MIN([.$B227])" office:value-type="float"/>
          <table:table-cell table:formula="of:=MIN([.$C227])" office:value-type="float"/>
          <table:table-cell table:formula="of:=MIN([.$D227])" office:value-type="float"/>
          <table:table-cell table:formula="of:=MIN([.$E227])" office:value-type="float"/>
          <table:table-cell table:formula="of:=MIN([.$F227])" office:value-type="float"/>
          <table:table-cell table:formula="of:=MIN([.$G227])" office:value-type="float"/>
          <table:table-cell table:formula="of:=MIN([.$H227])" office:value-type="float"/>
          <table:table-cell table:formula="of:=MIN([.$I227])" office:value-type="float"/>
          <table:table-cell table:formula="of:=MIN([.$J227])" office:value-type="float"/>
          <table:table-cell table:formula="of:=MIN([.$K227])" office:value-type="float"/>
          <table:table-cell table:formula="of:=MIN([.$L227])" office:value-type="float"/>
          <table:table-cell table:formula="of:=MIN([.$M227])" office:value-type="float"/>
          <table:table-cell table:formula="of:=MIN([.$N227])" office:value-type="float"/>
          <table:table-cell table:formula="of:=MEDIAN([.$B227])" office:value-type="float"/>
          <table:table-cell table:formula="of:=MEDIAN([.$C227])" office:value-type="float"/>
          <table:table-cell table:formula="of:=MEDIAN([.$D227])" office:value-type="float"/>
          <table:table-cell table:formula="of:=MEDIAN([.$E227])" office:value-type="float"/>
          <table:table-cell table:formula="of:=MEDIAN([.$F227])" office:value-type="float"/>
          <table:table-cell table:formula="of:=MEDIAN([.$G227])" office:value-type="float"/>
          <table:table-cell table:formula="of:=MEDIAN([.$H227])" office:value-type="float"/>
          <table:table-cell table:formula="of:=MEDIAN([.$I227])" office:value-type="float"/>
          <table:table-cell table:formula="of:=MEDIAN([.$J227])" office:value-type="float"/>
          <table:table-cell table:formula="of:=MEDIAN([.$K227])" office:value-type="float"/>
          <table:table-cell table:formula="of:=MEDIAN([.$L227])" office:value-type="float"/>
          <table:table-cell table:formula="of:=MEDIAN([.$M227])" office:value-type="float"/>
          <table:table-cell table:formula="of:=MEDIAN([.$N227])" office:value-type="float"/>
          <table:table-cell table:formula="of:=MAX([.$B227])" office:value-type="float"/>
          <table:table-cell table:formula="of:=MAX([.$C227])" office:value-type="float"/>
          <table:table-cell table:formula="of:=MAX([.$D227])" office:value-type="float"/>
          <table:table-cell table:formula="of:=MAX([.$E227])" office:value-type="float"/>
          <table:table-cell table:formula="of:=MAX([.$F227])" office:value-type="float"/>
          <table:table-cell table:formula="of:=MAX([.$G227])" office:value-type="float"/>
          <table:table-cell table:formula="of:=MAX([.$H227])" office:value-type="float"/>
          <table:table-cell table:formula="of:=MAX([.$I227])" office:value-type="float"/>
          <table:table-cell table:formula="of:=MAX([.$J227])" office:value-type="float"/>
          <table:table-cell table:formula="of:=MAX([.$K227])" office:value-type="float"/>
          <table:table-cell table:formula="of:=MAX([.$L227])" office:value-type="float"/>
          <table:table-cell table:formula="of:=MAX([.$M227])" office:value-type="float"/>
          <table:table-cell table:formula="of:=MAX([.$N227])" office:value-type="float"/>
        </table:table-row>
        <table:table-row table:style-name="ro1">
          <table:table-cell office:value-type="string">
            <text:p>7000/ins_7000_5_0404</text:p>
          </table:table-cell>
          <table:table-cell office:value-type="float" office:value="0.224318"/>
          <table:table-cell office:value-type="float" office:value="0.213"/>
          <table:table-cell office:value-type="float" office:value="0.01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11075.0"/>
          <table:table-cell office:value-type="float" office:value="11075.0"/>
          <table:table-cell office:value-type="float" office:value="6926.0"/>
          <table:table-cell office:value-type="float" office:value="2744.0"/>
          <table:table-cell office:value-type="float" office:value="0.0"/>
          <table:table-cell office:value-type="float" office:value="0.0"/>
          <table:table-cell table:formula="of:=MIN([.$B228])" office:value-type="float"/>
          <table:table-cell table:formula="of:=MIN([.$C228])" office:value-type="float"/>
          <table:table-cell table:formula="of:=MIN([.$D228])" office:value-type="float"/>
          <table:table-cell table:formula="of:=MIN([.$E228])" office:value-type="float"/>
          <table:table-cell table:formula="of:=MIN([.$F228])" office:value-type="float"/>
          <table:table-cell table:formula="of:=MIN([.$G228])" office:value-type="float"/>
          <table:table-cell table:formula="of:=MIN([.$H228])" office:value-type="float"/>
          <table:table-cell table:formula="of:=MIN([.$I228])" office:value-type="float"/>
          <table:table-cell table:formula="of:=MIN([.$J228])" office:value-type="float"/>
          <table:table-cell table:formula="of:=MIN([.$K228])" office:value-type="float"/>
          <table:table-cell table:formula="of:=MIN([.$L228])" office:value-type="float"/>
          <table:table-cell table:formula="of:=MIN([.$M228])" office:value-type="float"/>
          <table:table-cell table:formula="of:=MIN([.$N228])" office:value-type="float"/>
          <table:table-cell table:formula="of:=MEDIAN([.$B228])" office:value-type="float"/>
          <table:table-cell table:formula="of:=MEDIAN([.$C228])" office:value-type="float"/>
          <table:table-cell table:formula="of:=MEDIAN([.$D228])" office:value-type="float"/>
          <table:table-cell table:formula="of:=MEDIAN([.$E228])" office:value-type="float"/>
          <table:table-cell table:formula="of:=MEDIAN([.$F228])" office:value-type="float"/>
          <table:table-cell table:formula="of:=MEDIAN([.$G228])" office:value-type="float"/>
          <table:table-cell table:formula="of:=MEDIAN([.$H228])" office:value-type="float"/>
          <table:table-cell table:formula="of:=MEDIAN([.$I228])" office:value-type="float"/>
          <table:table-cell table:formula="of:=MEDIAN([.$J228])" office:value-type="float"/>
          <table:table-cell table:formula="of:=MEDIAN([.$K228])" office:value-type="float"/>
          <table:table-cell table:formula="of:=MEDIAN([.$L228])" office:value-type="float"/>
          <table:table-cell table:formula="of:=MEDIAN([.$M228])" office:value-type="float"/>
          <table:table-cell table:formula="of:=MEDIAN([.$N228])" office:value-type="float"/>
          <table:table-cell table:formula="of:=MAX([.$B228])" office:value-type="float"/>
          <table:table-cell table:formula="of:=MAX([.$C228])" office:value-type="float"/>
          <table:table-cell table:formula="of:=MAX([.$D228])" office:value-type="float"/>
          <table:table-cell table:formula="of:=MAX([.$E228])" office:value-type="float"/>
          <table:table-cell table:formula="of:=MAX([.$F228])" office:value-type="float"/>
          <table:table-cell table:formula="of:=MAX([.$G228])" office:value-type="float"/>
          <table:table-cell table:formula="of:=MAX([.$H228])" office:value-type="float"/>
          <table:table-cell table:formula="of:=MAX([.$I228])" office:value-type="float"/>
          <table:table-cell table:formula="of:=MAX([.$J228])" office:value-type="float"/>
          <table:table-cell table:formula="of:=MAX([.$K228])" office:value-type="float"/>
          <table:table-cell table:formula="of:=MAX([.$L228])" office:value-type="float"/>
          <table:table-cell table:formula="of:=MAX([.$M228])" office:value-type="float"/>
          <table:table-cell table:formula="of:=MAX([.$N228])" office:value-type="float"/>
        </table:table-row>
        <table:table-row table:style-name="ro1">
          <table:table-cell office:value-type="string">
            <text:p>7000/ins_7000_5_0414</text:p>
          </table:table-cell>
          <table:table-cell office:value-type="float" office:value="0.207974"/>
          <table:table-cell office:value-type="float" office:value="0.19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2055.0"/>
          <table:table-cell office:value-type="float" office:value="2055.0"/>
          <table:table-cell office:value-type="float" office:value="6869.0"/>
          <table:table-cell office:value-type="float" office:value="2858.0"/>
          <table:table-cell office:value-type="float" office:value="0.0"/>
          <table:table-cell office:value-type="float" office:value="0.0"/>
          <table:table-cell table:formula="of:=MIN([.$B229])" office:value-type="float"/>
          <table:table-cell table:formula="of:=MIN([.$C229])" office:value-type="float"/>
          <table:table-cell table:formula="of:=MIN([.$D229])" office:value-type="float"/>
          <table:table-cell table:formula="of:=MIN([.$E229])" office:value-type="float"/>
          <table:table-cell table:formula="of:=MIN([.$F229])" office:value-type="float"/>
          <table:table-cell table:formula="of:=MIN([.$G229])" office:value-type="float"/>
          <table:table-cell table:formula="of:=MIN([.$H229])" office:value-type="float"/>
          <table:table-cell table:formula="of:=MIN([.$I229])" office:value-type="float"/>
          <table:table-cell table:formula="of:=MIN([.$J229])" office:value-type="float"/>
          <table:table-cell table:formula="of:=MIN([.$K229])" office:value-type="float"/>
          <table:table-cell table:formula="of:=MIN([.$L229])" office:value-type="float"/>
          <table:table-cell table:formula="of:=MIN([.$M229])" office:value-type="float"/>
          <table:table-cell table:formula="of:=MIN([.$N229])" office:value-type="float"/>
          <table:table-cell table:formula="of:=MEDIAN([.$B229])" office:value-type="float"/>
          <table:table-cell table:formula="of:=MEDIAN([.$C229])" office:value-type="float"/>
          <table:table-cell table:formula="of:=MEDIAN([.$D229])" office:value-type="float"/>
          <table:table-cell table:formula="of:=MEDIAN([.$E229])" office:value-type="float"/>
          <table:table-cell table:formula="of:=MEDIAN([.$F229])" office:value-type="float"/>
          <table:table-cell table:formula="of:=MEDIAN([.$G229])" office:value-type="float"/>
          <table:table-cell table:formula="of:=MEDIAN([.$H229])" office:value-type="float"/>
          <table:table-cell table:formula="of:=MEDIAN([.$I229])" office:value-type="float"/>
          <table:table-cell table:formula="of:=MEDIAN([.$J229])" office:value-type="float"/>
          <table:table-cell table:formula="of:=MEDIAN([.$K229])" office:value-type="float"/>
          <table:table-cell table:formula="of:=MEDIAN([.$L229])" office:value-type="float"/>
          <table:table-cell table:formula="of:=MEDIAN([.$M229])" office:value-type="float"/>
          <table:table-cell table:formula="of:=MEDIAN([.$N229])" office:value-type="float"/>
          <table:table-cell table:formula="of:=MAX([.$B229])" office:value-type="float"/>
          <table:table-cell table:formula="of:=MAX([.$C229])" office:value-type="float"/>
          <table:table-cell table:formula="of:=MAX([.$D229])" office:value-type="float"/>
          <table:table-cell table:formula="of:=MAX([.$E229])" office:value-type="float"/>
          <table:table-cell table:formula="of:=MAX([.$F229])" office:value-type="float"/>
          <table:table-cell table:formula="of:=MAX([.$G229])" office:value-type="float"/>
          <table:table-cell table:formula="of:=MAX([.$H229])" office:value-type="float"/>
          <table:table-cell table:formula="of:=MAX([.$I229])" office:value-type="float"/>
          <table:table-cell table:formula="of:=MAX([.$J229])" office:value-type="float"/>
          <table:table-cell table:formula="of:=MAX([.$K229])" office:value-type="float"/>
          <table:table-cell table:formula="of:=MAX([.$L229])" office:value-type="float"/>
          <table:table-cell table:formula="of:=MAX([.$M229])" office:value-type="float"/>
          <table:table-cell table:formula="of:=MAX([.$N229])" office:value-type="float"/>
        </table:table-row>
        <table:table-row table:style-name="ro1">
          <table:table-cell office:value-type="string">
            <text:p>7000/ins_7000_5_0424</text:p>
          </table:table-cell>
          <table:table-cell office:value-type="float" office:value="0.210894"/>
          <table:table-cell office:value-type="float" office:value="0.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703.0"/>
          <table:table-cell office:value-type="float" office:value="1703.0"/>
          <table:table-cell office:value-type="float" office:value="6637.0"/>
          <table:table-cell office:value-type="float" office:value="2358.0"/>
          <table:table-cell office:value-type="float" office:value="0.0"/>
          <table:table-cell office:value-type="float" office:value="0.0"/>
          <table:table-cell table:formula="of:=MIN([.$B230])" office:value-type="float"/>
          <table:table-cell table:formula="of:=MIN([.$C230])" office:value-type="float"/>
          <table:table-cell table:formula="of:=MIN([.$D230])" office:value-type="float"/>
          <table:table-cell table:formula="of:=MIN([.$E230])" office:value-type="float"/>
          <table:table-cell table:formula="of:=MIN([.$F230])" office:value-type="float"/>
          <table:table-cell table:formula="of:=MIN([.$G230])" office:value-type="float"/>
          <table:table-cell table:formula="of:=MIN([.$H230])" office:value-type="float"/>
          <table:table-cell table:formula="of:=MIN([.$I230])" office:value-type="float"/>
          <table:table-cell table:formula="of:=MIN([.$J230])" office:value-type="float"/>
          <table:table-cell table:formula="of:=MIN([.$K230])" office:value-type="float"/>
          <table:table-cell table:formula="of:=MIN([.$L230])" office:value-type="float"/>
          <table:table-cell table:formula="of:=MIN([.$M230])" office:value-type="float"/>
          <table:table-cell table:formula="of:=MIN([.$N230])" office:value-type="float"/>
          <table:table-cell table:formula="of:=MEDIAN([.$B230])" office:value-type="float"/>
          <table:table-cell table:formula="of:=MEDIAN([.$C230])" office:value-type="float"/>
          <table:table-cell table:formula="of:=MEDIAN([.$D230])" office:value-type="float"/>
          <table:table-cell table:formula="of:=MEDIAN([.$E230])" office:value-type="float"/>
          <table:table-cell table:formula="of:=MEDIAN([.$F230])" office:value-type="float"/>
          <table:table-cell table:formula="of:=MEDIAN([.$G230])" office:value-type="float"/>
          <table:table-cell table:formula="of:=MEDIAN([.$H230])" office:value-type="float"/>
          <table:table-cell table:formula="of:=MEDIAN([.$I230])" office:value-type="float"/>
          <table:table-cell table:formula="of:=MEDIAN([.$J230])" office:value-type="float"/>
          <table:table-cell table:formula="of:=MEDIAN([.$K230])" office:value-type="float"/>
          <table:table-cell table:formula="of:=MEDIAN([.$L230])" office:value-type="float"/>
          <table:table-cell table:formula="of:=MEDIAN([.$M230])" office:value-type="float"/>
          <table:table-cell table:formula="of:=MEDIAN([.$N230])" office:value-type="float"/>
          <table:table-cell table:formula="of:=MAX([.$B230])" office:value-type="float"/>
          <table:table-cell table:formula="of:=MAX([.$C230])" office:value-type="float"/>
          <table:table-cell table:formula="of:=MAX([.$D230])" office:value-type="float"/>
          <table:table-cell table:formula="of:=MAX([.$E230])" office:value-type="float"/>
          <table:table-cell table:formula="of:=MAX([.$F230])" office:value-type="float"/>
          <table:table-cell table:formula="of:=MAX([.$G230])" office:value-type="float"/>
          <table:table-cell table:formula="of:=MAX([.$H230])" office:value-type="float"/>
          <table:table-cell table:formula="of:=MAX([.$I230])" office:value-type="float"/>
          <table:table-cell table:formula="of:=MAX([.$J230])" office:value-type="float"/>
          <table:table-cell table:formula="of:=MAX([.$K230])" office:value-type="float"/>
          <table:table-cell table:formula="of:=MAX([.$L230])" office:value-type="float"/>
          <table:table-cell table:formula="of:=MAX([.$M230])" office:value-type="float"/>
          <table:table-cell table:formula="of:=MAX([.$N230])" office:value-type="float"/>
        </table:table-row>
        <table:table-row table:style-name="ro1">
          <table:table-cell office:value-type="string">
            <text:p>7000/ins_7000_5_0434</text:p>
          </table:table-cell>
          <table:table-cell office:value-type="float" office:value="0.220977"/>
          <table:table-cell office:value-type="float" office:value="0.20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1656.0"/>
          <table:table-cell office:value-type="float" office:value="1656.0"/>
          <table:table-cell office:value-type="float" office:value="6518.0"/>
          <table:table-cell office:value-type="float" office:value="2439.0"/>
          <table:table-cell office:value-type="float" office:value="0.0"/>
          <table:table-cell office:value-type="float" office:value="0.0"/>
          <table:table-cell table:formula="of:=MIN([.$B231])" office:value-type="float"/>
          <table:table-cell table:formula="of:=MIN([.$C231])" office:value-type="float"/>
          <table:table-cell table:formula="of:=MIN([.$D231])" office:value-type="float"/>
          <table:table-cell table:formula="of:=MIN([.$E231])" office:value-type="float"/>
          <table:table-cell table:formula="of:=MIN([.$F231])" office:value-type="float"/>
          <table:table-cell table:formula="of:=MIN([.$G231])" office:value-type="float"/>
          <table:table-cell table:formula="of:=MIN([.$H231])" office:value-type="float"/>
          <table:table-cell table:formula="of:=MIN([.$I231])" office:value-type="float"/>
          <table:table-cell table:formula="of:=MIN([.$J231])" office:value-type="float"/>
          <table:table-cell table:formula="of:=MIN([.$K231])" office:value-type="float"/>
          <table:table-cell table:formula="of:=MIN([.$L231])" office:value-type="float"/>
          <table:table-cell table:formula="of:=MIN([.$M231])" office:value-type="float"/>
          <table:table-cell table:formula="of:=MIN([.$N231])" office:value-type="float"/>
          <table:table-cell table:formula="of:=MEDIAN([.$B231])" office:value-type="float"/>
          <table:table-cell table:formula="of:=MEDIAN([.$C231])" office:value-type="float"/>
          <table:table-cell table:formula="of:=MEDIAN([.$D231])" office:value-type="float"/>
          <table:table-cell table:formula="of:=MEDIAN([.$E231])" office:value-type="float"/>
          <table:table-cell table:formula="of:=MEDIAN([.$F231])" office:value-type="float"/>
          <table:table-cell table:formula="of:=MEDIAN([.$G231])" office:value-type="float"/>
          <table:table-cell table:formula="of:=MEDIAN([.$H231])" office:value-type="float"/>
          <table:table-cell table:formula="of:=MEDIAN([.$I231])" office:value-type="float"/>
          <table:table-cell table:formula="of:=MEDIAN([.$J231])" office:value-type="float"/>
          <table:table-cell table:formula="of:=MEDIAN([.$K231])" office:value-type="float"/>
          <table:table-cell table:formula="of:=MEDIAN([.$L231])" office:value-type="float"/>
          <table:table-cell table:formula="of:=MEDIAN([.$M231])" office:value-type="float"/>
          <table:table-cell table:formula="of:=MEDIAN([.$N231])" office:value-type="float"/>
          <table:table-cell table:formula="of:=MAX([.$B231])" office:value-type="float"/>
          <table:table-cell table:formula="of:=MAX([.$C231])" office:value-type="float"/>
          <table:table-cell table:formula="of:=MAX([.$D231])" office:value-type="float"/>
          <table:table-cell table:formula="of:=MAX([.$E231])" office:value-type="float"/>
          <table:table-cell table:formula="of:=MAX([.$F231])" office:value-type="float"/>
          <table:table-cell table:formula="of:=MAX([.$G231])" office:value-type="float"/>
          <table:table-cell table:formula="of:=MAX([.$H231])" office:value-type="float"/>
          <table:table-cell table:formula="of:=MAX([.$I231])" office:value-type="float"/>
          <table:table-cell table:formula="of:=MAX([.$J231])" office:value-type="float"/>
          <table:table-cell table:formula="of:=MAX([.$K231])" office:value-type="float"/>
          <table:table-cell table:formula="of:=MAX([.$L231])" office:value-type="float"/>
          <table:table-cell table:formula="of:=MAX([.$M231])" office:value-type="float"/>
          <table:table-cell table:formula="of:=MAX([.$N231])" office:value-type="float"/>
        </table:table-row>
        <table:table-row table:style-name="ro1">
          <table:table-cell office:value-type="string">
            <text:p>7000/ins_7000_5_0444</text:p>
          </table:table-cell>
          <table:table-cell office:value-type="float" office:value="0.789739"/>
          <table:table-cell office:value-type="float" office:value="0.777"/>
          <table:table-cell office:value-type="float" office:value="0.5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284.0"/>
          <table:table-cell office:value-type="float" office:value="385447.0"/>
          <table:table-cell office:value-type="float" office:value="385447.0"/>
          <table:table-cell office:value-type="float" office:value="7139.0"/>
          <table:table-cell office:value-type="float" office:value="2850.0"/>
          <table:table-cell office:value-type="float" office:value="0.0"/>
          <table:table-cell office:value-type="float" office:value="0.0"/>
          <table:table-cell table:formula="of:=MIN([.$B232])" office:value-type="float"/>
          <table:table-cell table:formula="of:=MIN([.$C232])" office:value-type="float"/>
          <table:table-cell table:formula="of:=MIN([.$D232])" office:value-type="float"/>
          <table:table-cell table:formula="of:=MIN([.$E232])" office:value-type="float"/>
          <table:table-cell table:formula="of:=MIN([.$F232])" office:value-type="float"/>
          <table:table-cell table:formula="of:=MIN([.$G232])" office:value-type="float"/>
          <table:table-cell table:formula="of:=MIN([.$H232])" office:value-type="float"/>
          <table:table-cell table:formula="of:=MIN([.$I232])" office:value-type="float"/>
          <table:table-cell table:formula="of:=MIN([.$J232])" office:value-type="float"/>
          <table:table-cell table:formula="of:=MIN([.$K232])" office:value-type="float"/>
          <table:table-cell table:formula="of:=MIN([.$L232])" office:value-type="float"/>
          <table:table-cell table:formula="of:=MIN([.$M232])" office:value-type="float"/>
          <table:table-cell table:formula="of:=MIN([.$N232])" office:value-type="float"/>
          <table:table-cell table:formula="of:=MEDIAN([.$B232])" office:value-type="float"/>
          <table:table-cell table:formula="of:=MEDIAN([.$C232])" office:value-type="float"/>
          <table:table-cell table:formula="of:=MEDIAN([.$D232])" office:value-type="float"/>
          <table:table-cell table:formula="of:=MEDIAN([.$E232])" office:value-type="float"/>
          <table:table-cell table:formula="of:=MEDIAN([.$F232])" office:value-type="float"/>
          <table:table-cell table:formula="of:=MEDIAN([.$G232])" office:value-type="float"/>
          <table:table-cell table:formula="of:=MEDIAN([.$H232])" office:value-type="float"/>
          <table:table-cell table:formula="of:=MEDIAN([.$I232])" office:value-type="float"/>
          <table:table-cell table:formula="of:=MEDIAN([.$J232])" office:value-type="float"/>
          <table:table-cell table:formula="of:=MEDIAN([.$K232])" office:value-type="float"/>
          <table:table-cell table:formula="of:=MEDIAN([.$L232])" office:value-type="float"/>
          <table:table-cell table:formula="of:=MEDIAN([.$M232])" office:value-type="float"/>
          <table:table-cell table:formula="of:=MEDIAN([.$N232])" office:value-type="float"/>
          <table:table-cell table:formula="of:=MAX([.$B232])" office:value-type="float"/>
          <table:table-cell table:formula="of:=MAX([.$C232])" office:value-type="float"/>
          <table:table-cell table:formula="of:=MAX([.$D232])" office:value-type="float"/>
          <table:table-cell table:formula="of:=MAX([.$E232])" office:value-type="float"/>
          <table:table-cell table:formula="of:=MAX([.$F232])" office:value-type="float"/>
          <table:table-cell table:formula="of:=MAX([.$G232])" office:value-type="float"/>
          <table:table-cell table:formula="of:=MAX([.$H232])" office:value-type="float"/>
          <table:table-cell table:formula="of:=MAX([.$I232])" office:value-type="float"/>
          <table:table-cell table:formula="of:=MAX([.$J232])" office:value-type="float"/>
          <table:table-cell table:formula="of:=MAX([.$K232])" office:value-type="float"/>
          <table:table-cell table:formula="of:=MAX([.$L232])" office:value-type="float"/>
          <table:table-cell table:formula="of:=MAX([.$M232])" office:value-type="float"/>
          <table:table-cell table:formula="of:=MAX([.$N232])" office:value-type="float"/>
        </table:table-row>
        <table:table-row table:style-name="ro1">
          <table:table-cell office:value-type="string">
            <text:p>7000/ins_7000_5_0454</text:p>
          </table:table-cell>
          <table:table-cell office:value-type="float" office:value="0.22744"/>
          <table:table-cell office:value-type="float" office:value="0.215"/>
          <table:table-cell office:value-type="float" office:value="0.01"/>
          <table:table-cell office:value-type="float" office:value="20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7039.0"/>
          <table:table-cell office:value-type="float" office:value="7039.0"/>
          <table:table-cell office:value-type="float" office:value="6518.0"/>
          <table:table-cell office:value-type="float" office:value="2517.0"/>
          <table:table-cell office:value-type="float" office:value="0.0"/>
          <table:table-cell office:value-type="float" office:value="0.0"/>
          <table:table-cell table:formula="of:=MIN([.$B233])" office:value-type="float"/>
          <table:table-cell table:formula="of:=MIN([.$C233])" office:value-type="float"/>
          <table:table-cell table:formula="of:=MIN([.$D233])" office:value-type="float"/>
          <table:table-cell table:formula="of:=MIN([.$E233])" office:value-type="float"/>
          <table:table-cell table:formula="of:=MIN([.$F233])" office:value-type="float"/>
          <table:table-cell table:formula="of:=MIN([.$G233])" office:value-type="float"/>
          <table:table-cell table:formula="of:=MIN([.$H233])" office:value-type="float"/>
          <table:table-cell table:formula="of:=MIN([.$I233])" office:value-type="float"/>
          <table:table-cell table:formula="of:=MIN([.$J233])" office:value-type="float"/>
          <table:table-cell table:formula="of:=MIN([.$K233])" office:value-type="float"/>
          <table:table-cell table:formula="of:=MIN([.$L233])" office:value-type="float"/>
          <table:table-cell table:formula="of:=MIN([.$M233])" office:value-type="float"/>
          <table:table-cell table:formula="of:=MIN([.$N233])" office:value-type="float"/>
          <table:table-cell table:formula="of:=MEDIAN([.$B233])" office:value-type="float"/>
          <table:table-cell table:formula="of:=MEDIAN([.$C233])" office:value-type="float"/>
          <table:table-cell table:formula="of:=MEDIAN([.$D233])" office:value-type="float"/>
          <table:table-cell table:formula="of:=MEDIAN([.$E233])" office:value-type="float"/>
          <table:table-cell table:formula="of:=MEDIAN([.$F233])" office:value-type="float"/>
          <table:table-cell table:formula="of:=MEDIAN([.$G233])" office:value-type="float"/>
          <table:table-cell table:formula="of:=MEDIAN([.$H233])" office:value-type="float"/>
          <table:table-cell table:formula="of:=MEDIAN([.$I233])" office:value-type="float"/>
          <table:table-cell table:formula="of:=MEDIAN([.$J233])" office:value-type="float"/>
          <table:table-cell table:formula="of:=MEDIAN([.$K233])" office:value-type="float"/>
          <table:table-cell table:formula="of:=MEDIAN([.$L233])" office:value-type="float"/>
          <table:table-cell table:formula="of:=MEDIAN([.$M233])" office:value-type="float"/>
          <table:table-cell table:formula="of:=MEDIAN([.$N233])" office:value-type="float"/>
          <table:table-cell table:formula="of:=MAX([.$B233])" office:value-type="float"/>
          <table:table-cell table:formula="of:=MAX([.$C233])" office:value-type="float"/>
          <table:table-cell table:formula="of:=MAX([.$D233])" office:value-type="float"/>
          <table:table-cell table:formula="of:=MAX([.$E233])" office:value-type="float"/>
          <table:table-cell table:formula="of:=MAX([.$F233])" office:value-type="float"/>
          <table:table-cell table:formula="of:=MAX([.$G233])" office:value-type="float"/>
          <table:table-cell table:formula="of:=MAX([.$H233])" office:value-type="float"/>
          <table:table-cell table:formula="of:=MAX([.$I233])" office:value-type="float"/>
          <table:table-cell table:formula="of:=MAX([.$J233])" office:value-type="float"/>
          <table:table-cell table:formula="of:=MAX([.$K233])" office:value-type="float"/>
          <table:table-cell table:formula="of:=MAX([.$L233])" office:value-type="float"/>
          <table:table-cell table:formula="of:=MAX([.$M233])" office:value-type="float"/>
          <table:table-cell table:formula="of:=MAX([.$N233])" office:value-type="float"/>
        </table:table-row>
        <table:table-row table:style-name="ro1">
          <table:table-cell office:value-type="string">
            <text:p>7000/ins_7000_5_0464</text:p>
          </table:table-cell>
          <table:table-cell office:value-type="float" office:value="0.216456"/>
          <table:table-cell office:value-type="float" office:value="0.204"/>
          <table:table-cell office:value-type="float" office:value="0.01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6833.0"/>
          <table:table-cell office:value-type="float" office:value="6833.0"/>
          <table:table-cell office:value-type="float" office:value="6897.0"/>
          <table:table-cell office:value-type="float" office:value="3123.0"/>
          <table:table-cell office:value-type="float" office:value="0.0"/>
          <table:table-cell office:value-type="float" office:value="0.0"/>
          <table:table-cell table:formula="of:=MIN([.$B234])" office:value-type="float"/>
          <table:table-cell table:formula="of:=MIN([.$C234])" office:value-type="float"/>
          <table:table-cell table:formula="of:=MIN([.$D234])" office:value-type="float"/>
          <table:table-cell table:formula="of:=MIN([.$E234])" office:value-type="float"/>
          <table:table-cell table:formula="of:=MIN([.$F234])" office:value-type="float"/>
          <table:table-cell table:formula="of:=MIN([.$G234])" office:value-type="float"/>
          <table:table-cell table:formula="of:=MIN([.$H234])" office:value-type="float"/>
          <table:table-cell table:formula="of:=MIN([.$I234])" office:value-type="float"/>
          <table:table-cell table:formula="of:=MIN([.$J234])" office:value-type="float"/>
          <table:table-cell table:formula="of:=MIN([.$K234])" office:value-type="float"/>
          <table:table-cell table:formula="of:=MIN([.$L234])" office:value-type="float"/>
          <table:table-cell table:formula="of:=MIN([.$M234])" office:value-type="float"/>
          <table:table-cell table:formula="of:=MIN([.$N234])" office:value-type="float"/>
          <table:table-cell table:formula="of:=MEDIAN([.$B234])" office:value-type="float"/>
          <table:table-cell table:formula="of:=MEDIAN([.$C234])" office:value-type="float"/>
          <table:table-cell table:formula="of:=MEDIAN([.$D234])" office:value-type="float"/>
          <table:table-cell table:formula="of:=MEDIAN([.$E234])" office:value-type="float"/>
          <table:table-cell table:formula="of:=MEDIAN([.$F234])" office:value-type="float"/>
          <table:table-cell table:formula="of:=MEDIAN([.$G234])" office:value-type="float"/>
          <table:table-cell table:formula="of:=MEDIAN([.$H234])" office:value-type="float"/>
          <table:table-cell table:formula="of:=MEDIAN([.$I234])" office:value-type="float"/>
          <table:table-cell table:formula="of:=MEDIAN([.$J234])" office:value-type="float"/>
          <table:table-cell table:formula="of:=MEDIAN([.$K234])" office:value-type="float"/>
          <table:table-cell table:formula="of:=MEDIAN([.$L234])" office:value-type="float"/>
          <table:table-cell table:formula="of:=MEDIAN([.$M234])" office:value-type="float"/>
          <table:table-cell table:formula="of:=MEDIAN([.$N234])" office:value-type="float"/>
          <table:table-cell table:formula="of:=MAX([.$B234])" office:value-type="float"/>
          <table:table-cell table:formula="of:=MAX([.$C234])" office:value-type="float"/>
          <table:table-cell table:formula="of:=MAX([.$D234])" office:value-type="float"/>
          <table:table-cell table:formula="of:=MAX([.$E234])" office:value-type="float"/>
          <table:table-cell table:formula="of:=MAX([.$F234])" office:value-type="float"/>
          <table:table-cell table:formula="of:=MAX([.$G234])" office:value-type="float"/>
          <table:table-cell table:formula="of:=MAX([.$H234])" office:value-type="float"/>
          <table:table-cell table:formula="of:=MAX([.$I234])" office:value-type="float"/>
          <table:table-cell table:formula="of:=MAX([.$J234])" office:value-type="float"/>
          <table:table-cell table:formula="of:=MAX([.$K234])" office:value-type="float"/>
          <table:table-cell table:formula="of:=MAX([.$L234])" office:value-type="float"/>
          <table:table-cell table:formula="of:=MAX([.$M234])" office:value-type="float"/>
          <table:table-cell table:formula="of:=MAX([.$N234])" office:value-type="float"/>
        </table:table-row>
        <table:table-row table:style-name="ro1">
          <table:table-cell office:value-type="string">
            <text:p>7000/ins_7000_5_0474</text:p>
          </table:table-cell>
          <table:table-cell office:value-type="float" office:value="0.209657"/>
          <table:table-cell office:value-type="float" office:value="0.199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1477.0"/>
          <table:table-cell office:value-type="float" office:value="1477.0"/>
          <table:table-cell office:value-type="float" office:value="7179.0"/>
          <table:table-cell office:value-type="float" office:value="3301.0"/>
          <table:table-cell office:value-type="float" office:value="0.0"/>
          <table:table-cell office:value-type="float" office:value="0.0"/>
          <table:table-cell table:formula="of:=MIN([.$B235])" office:value-type="float"/>
          <table:table-cell table:formula="of:=MIN([.$C235])" office:value-type="float"/>
          <table:table-cell table:formula="of:=MIN([.$D235])" office:value-type="float"/>
          <table:table-cell table:formula="of:=MIN([.$E235])" office:value-type="float"/>
          <table:table-cell table:formula="of:=MIN([.$F235])" office:value-type="float"/>
          <table:table-cell table:formula="of:=MIN([.$G235])" office:value-type="float"/>
          <table:table-cell table:formula="of:=MIN([.$H235])" office:value-type="float"/>
          <table:table-cell table:formula="of:=MIN([.$I235])" office:value-type="float"/>
          <table:table-cell table:formula="of:=MIN([.$J235])" office:value-type="float"/>
          <table:table-cell table:formula="of:=MIN([.$K235])" office:value-type="float"/>
          <table:table-cell table:formula="of:=MIN([.$L235])" office:value-type="float"/>
          <table:table-cell table:formula="of:=MIN([.$M235])" office:value-type="float"/>
          <table:table-cell table:formula="of:=MIN([.$N235])" office:value-type="float"/>
          <table:table-cell table:formula="of:=MEDIAN([.$B235])" office:value-type="float"/>
          <table:table-cell table:formula="of:=MEDIAN([.$C235])" office:value-type="float"/>
          <table:table-cell table:formula="of:=MEDIAN([.$D235])" office:value-type="float"/>
          <table:table-cell table:formula="of:=MEDIAN([.$E235])" office:value-type="float"/>
          <table:table-cell table:formula="of:=MEDIAN([.$F235])" office:value-type="float"/>
          <table:table-cell table:formula="of:=MEDIAN([.$G235])" office:value-type="float"/>
          <table:table-cell table:formula="of:=MEDIAN([.$H235])" office:value-type="float"/>
          <table:table-cell table:formula="of:=MEDIAN([.$I235])" office:value-type="float"/>
          <table:table-cell table:formula="of:=MEDIAN([.$J235])" office:value-type="float"/>
          <table:table-cell table:formula="of:=MEDIAN([.$K235])" office:value-type="float"/>
          <table:table-cell table:formula="of:=MEDIAN([.$L235])" office:value-type="float"/>
          <table:table-cell table:formula="of:=MEDIAN([.$M235])" office:value-type="float"/>
          <table:table-cell table:formula="of:=MEDIAN([.$N235])" office:value-type="float"/>
          <table:table-cell table:formula="of:=MAX([.$B235])" office:value-type="float"/>
          <table:table-cell table:formula="of:=MAX([.$C235])" office:value-type="float"/>
          <table:table-cell table:formula="of:=MAX([.$D235])" office:value-type="float"/>
          <table:table-cell table:formula="of:=MAX([.$E235])" office:value-type="float"/>
          <table:table-cell table:formula="of:=MAX([.$F235])" office:value-type="float"/>
          <table:table-cell table:formula="of:=MAX([.$G235])" office:value-type="float"/>
          <table:table-cell table:formula="of:=MAX([.$H235])" office:value-type="float"/>
          <table:table-cell table:formula="of:=MAX([.$I235])" office:value-type="float"/>
          <table:table-cell table:formula="of:=MAX([.$J235])" office:value-type="float"/>
          <table:table-cell table:formula="of:=MAX([.$K235])" office:value-type="float"/>
          <table:table-cell table:formula="of:=MAX([.$L235])" office:value-type="float"/>
          <table:table-cell table:formula="of:=MAX([.$M235])" office:value-type="float"/>
          <table:table-cell table:formula="of:=MAX([.$N235])" office:value-type="float"/>
        </table:table-row>
        <table:table-row table:style-name="ro1">
          <table:table-cell office:value-type="string">
            <text:p>7000/ins_7000_5_0484</text:p>
          </table:table-cell>
          <table:table-cell office:value-type="float" office:value="0.917179"/>
          <table:table-cell office:value-type="float" office:value="0.906"/>
          <table:table-cell office:value-type="float" office:value="0.7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497.0"/>
          <table:table-cell office:value-type="float" office:value="526672.0"/>
          <table:table-cell office:value-type="float" office:value="526672.0"/>
          <table:table-cell office:value-type="float" office:value="5798.0"/>
          <table:table-cell office:value-type="float" office:value="4721.0"/>
          <table:table-cell office:value-type="float" office:value="0.0"/>
          <table:table-cell office:value-type="float" office:value="0.0"/>
          <table:table-cell table:formula="of:=MIN([.$B236])" office:value-type="float"/>
          <table:table-cell table:formula="of:=MIN([.$C236])" office:value-type="float"/>
          <table:table-cell table:formula="of:=MIN([.$D236])" office:value-type="float"/>
          <table:table-cell table:formula="of:=MIN([.$E236])" office:value-type="float"/>
          <table:table-cell table:formula="of:=MIN([.$F236])" office:value-type="float"/>
          <table:table-cell table:formula="of:=MIN([.$G236])" office:value-type="float"/>
          <table:table-cell table:formula="of:=MIN([.$H236])" office:value-type="float"/>
          <table:table-cell table:formula="of:=MIN([.$I236])" office:value-type="float"/>
          <table:table-cell table:formula="of:=MIN([.$J236])" office:value-type="float"/>
          <table:table-cell table:formula="of:=MIN([.$K236])" office:value-type="float"/>
          <table:table-cell table:formula="of:=MIN([.$L236])" office:value-type="float"/>
          <table:table-cell table:formula="of:=MIN([.$M236])" office:value-type="float"/>
          <table:table-cell table:formula="of:=MIN([.$N236])" office:value-type="float"/>
          <table:table-cell table:formula="of:=MEDIAN([.$B236])" office:value-type="float"/>
          <table:table-cell table:formula="of:=MEDIAN([.$C236])" office:value-type="float"/>
          <table:table-cell table:formula="of:=MEDIAN([.$D236])" office:value-type="float"/>
          <table:table-cell table:formula="of:=MEDIAN([.$E236])" office:value-type="float"/>
          <table:table-cell table:formula="of:=MEDIAN([.$F236])" office:value-type="float"/>
          <table:table-cell table:formula="of:=MEDIAN([.$G236])" office:value-type="float"/>
          <table:table-cell table:formula="of:=MEDIAN([.$H236])" office:value-type="float"/>
          <table:table-cell table:formula="of:=MEDIAN([.$I236])" office:value-type="float"/>
          <table:table-cell table:formula="of:=MEDIAN([.$J236])" office:value-type="float"/>
          <table:table-cell table:formula="of:=MEDIAN([.$K236])" office:value-type="float"/>
          <table:table-cell table:formula="of:=MEDIAN([.$L236])" office:value-type="float"/>
          <table:table-cell table:formula="of:=MEDIAN([.$M236])" office:value-type="float"/>
          <table:table-cell table:formula="of:=MEDIAN([.$N236])" office:value-type="float"/>
          <table:table-cell table:formula="of:=MAX([.$B236])" office:value-type="float"/>
          <table:table-cell table:formula="of:=MAX([.$C236])" office:value-type="float"/>
          <table:table-cell table:formula="of:=MAX([.$D236])" office:value-type="float"/>
          <table:table-cell table:formula="of:=MAX([.$E236])" office:value-type="float"/>
          <table:table-cell table:formula="of:=MAX([.$F236])" office:value-type="float"/>
          <table:table-cell table:formula="of:=MAX([.$G236])" office:value-type="float"/>
          <table:table-cell table:formula="of:=MAX([.$H236])" office:value-type="float"/>
          <table:table-cell table:formula="of:=MAX([.$I236])" office:value-type="float"/>
          <table:table-cell table:formula="of:=MAX([.$J236])" office:value-type="float"/>
          <table:table-cell table:formula="of:=MAX([.$K236])" office:value-type="float"/>
          <table:table-cell table:formula="of:=MAX([.$L236])" office:value-type="float"/>
          <table:table-cell table:formula="of:=MAX([.$M236])" office:value-type="float"/>
          <table:table-cell table:formula="of:=MAX([.$N236])" office:value-type="float"/>
        </table:table-row>
        <table:table-row table:style-name="ro1">
          <table:table-cell office:value-type="string">
            <text:p>7000/ins_7000_6_0404</text:p>
          </table:table-cell>
          <table:table-cell office:value-type="float" office:value="0.207713"/>
          <table:table-cell office:value-type="float" office:value="0.19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259.0"/>
          <table:table-cell office:value-type="float" office:value="6255.0"/>
          <table:table-cell office:value-type="float" office:value="1352.0"/>
          <table:table-cell office:value-type="float" office:value="0.0"/>
          <table:table-cell office:value-type="float" office:value="0.0"/>
          <table:table-cell table:formula="of:=MIN([.$B237])" office:value-type="float"/>
          <table:table-cell table:formula="of:=MIN([.$C237])" office:value-type="float"/>
          <table:table-cell table:formula="of:=MIN([.$D237])" office:value-type="float"/>
          <table:table-cell table:formula="of:=MIN([.$E237])" office:value-type="float"/>
          <table:table-cell table:formula="of:=MIN([.$F237])" office:value-type="float"/>
          <table:table-cell table:formula="of:=MIN([.$G237])" office:value-type="float"/>
          <table:table-cell table:formula="of:=MIN([.$H237])" office:value-type="float"/>
          <table:table-cell table:formula="of:=MIN([.$I237])" office:value-type="float"/>
          <table:table-cell table:formula="of:=MIN([.$J237])" office:value-type="float"/>
          <table:table-cell table:formula="of:=MIN([.$K237])" office:value-type="float"/>
          <table:table-cell table:formula="of:=MIN([.$L237])" office:value-type="float"/>
          <table:table-cell table:formula="of:=MIN([.$M237])" office:value-type="float"/>
          <table:table-cell table:formula="of:=MIN([.$N237])" office:value-type="float"/>
          <table:table-cell table:formula="of:=MEDIAN([.$B237])" office:value-type="float"/>
          <table:table-cell table:formula="of:=MEDIAN([.$C237])" office:value-type="float"/>
          <table:table-cell table:formula="of:=MEDIAN([.$D237])" office:value-type="float"/>
          <table:table-cell table:formula="of:=MEDIAN([.$E237])" office:value-type="float"/>
          <table:table-cell table:formula="of:=MEDIAN([.$F237])" office:value-type="float"/>
          <table:table-cell table:formula="of:=MEDIAN([.$G237])" office:value-type="float"/>
          <table:table-cell table:formula="of:=MEDIAN([.$H237])" office:value-type="float"/>
          <table:table-cell table:formula="of:=MEDIAN([.$I237])" office:value-type="float"/>
          <table:table-cell table:formula="of:=MEDIAN([.$J237])" office:value-type="float"/>
          <table:table-cell table:formula="of:=MEDIAN([.$K237])" office:value-type="float"/>
          <table:table-cell table:formula="of:=MEDIAN([.$L237])" office:value-type="float"/>
          <table:table-cell table:formula="of:=MEDIAN([.$M237])" office:value-type="float"/>
          <table:table-cell table:formula="of:=MEDIAN([.$N237])" office:value-type="float"/>
          <table:table-cell table:formula="of:=MAX([.$B237])" office:value-type="float"/>
          <table:table-cell table:formula="of:=MAX([.$C237])" office:value-type="float"/>
          <table:table-cell table:formula="of:=MAX([.$D237])" office:value-type="float"/>
          <table:table-cell table:formula="of:=MAX([.$E237])" office:value-type="float"/>
          <table:table-cell table:formula="of:=MAX([.$F237])" office:value-type="float"/>
          <table:table-cell table:formula="of:=MAX([.$G237])" office:value-type="float"/>
          <table:table-cell table:formula="of:=MAX([.$H237])" office:value-type="float"/>
          <table:table-cell table:formula="of:=MAX([.$I237])" office:value-type="float"/>
          <table:table-cell table:formula="of:=MAX([.$J237])" office:value-type="float"/>
          <table:table-cell table:formula="of:=MAX([.$K237])" office:value-type="float"/>
          <table:table-cell table:formula="of:=MAX([.$L237])" office:value-type="float"/>
          <table:table-cell table:formula="of:=MAX([.$M237])" office:value-type="float"/>
          <table:table-cell table:formula="of:=MAX([.$N237])" office:value-type="float"/>
        </table:table-row>
        <table:table-row table:style-name="ro1">
          <table:table-cell office:value-type="string">
            <text:p>7000/ins_7000_6_0414</text:p>
          </table:table-cell>
          <table:table-cell office:value-type="float" office:value="0.218896"/>
          <table:table-cell office:value-type="float" office:value="0.2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293.0"/>
          <table:table-cell office:value-type="float" office:value="6286.0"/>
          <table:table-cell office:value-type="float" office:value="1583.0"/>
          <table:table-cell office:value-type="float" office:value="0.0"/>
          <table:table-cell office:value-type="float" office:value="0.0"/>
          <table:table-cell table:formula="of:=MIN([.$B238])" office:value-type="float"/>
          <table:table-cell table:formula="of:=MIN([.$C238])" office:value-type="float"/>
          <table:table-cell table:formula="of:=MIN([.$D238])" office:value-type="float"/>
          <table:table-cell table:formula="of:=MIN([.$E238])" office:value-type="float"/>
          <table:table-cell table:formula="of:=MIN([.$F238])" office:value-type="float"/>
          <table:table-cell table:formula="of:=MIN([.$G238])" office:value-type="float"/>
          <table:table-cell table:formula="of:=MIN([.$H238])" office:value-type="float"/>
          <table:table-cell table:formula="of:=MIN([.$I238])" office:value-type="float"/>
          <table:table-cell table:formula="of:=MIN([.$J238])" office:value-type="float"/>
          <table:table-cell table:formula="of:=MIN([.$K238])" office:value-type="float"/>
          <table:table-cell table:formula="of:=MIN([.$L238])" office:value-type="float"/>
          <table:table-cell table:formula="of:=MIN([.$M238])" office:value-type="float"/>
          <table:table-cell table:formula="of:=MIN([.$N238])" office:value-type="float"/>
          <table:table-cell table:formula="of:=MEDIAN([.$B238])" office:value-type="float"/>
          <table:table-cell table:formula="of:=MEDIAN([.$C238])" office:value-type="float"/>
          <table:table-cell table:formula="of:=MEDIAN([.$D238])" office:value-type="float"/>
          <table:table-cell table:formula="of:=MEDIAN([.$E238])" office:value-type="float"/>
          <table:table-cell table:formula="of:=MEDIAN([.$F238])" office:value-type="float"/>
          <table:table-cell table:formula="of:=MEDIAN([.$G238])" office:value-type="float"/>
          <table:table-cell table:formula="of:=MEDIAN([.$H238])" office:value-type="float"/>
          <table:table-cell table:formula="of:=MEDIAN([.$I238])" office:value-type="float"/>
          <table:table-cell table:formula="of:=MEDIAN([.$J238])" office:value-type="float"/>
          <table:table-cell table:formula="of:=MEDIAN([.$K238])" office:value-type="float"/>
          <table:table-cell table:formula="of:=MEDIAN([.$L238])" office:value-type="float"/>
          <table:table-cell table:formula="of:=MEDIAN([.$M238])" office:value-type="float"/>
          <table:table-cell table:formula="of:=MEDIAN([.$N238])" office:value-type="float"/>
          <table:table-cell table:formula="of:=MAX([.$B238])" office:value-type="float"/>
          <table:table-cell table:formula="of:=MAX([.$C238])" office:value-type="float"/>
          <table:table-cell table:formula="of:=MAX([.$D238])" office:value-type="float"/>
          <table:table-cell table:formula="of:=MAX([.$E238])" office:value-type="float"/>
          <table:table-cell table:formula="of:=MAX([.$F238])" office:value-type="float"/>
          <table:table-cell table:formula="of:=MAX([.$G238])" office:value-type="float"/>
          <table:table-cell table:formula="of:=MAX([.$H238])" office:value-type="float"/>
          <table:table-cell table:formula="of:=MAX([.$I238])" office:value-type="float"/>
          <table:table-cell table:formula="of:=MAX([.$J238])" office:value-type="float"/>
          <table:table-cell table:formula="of:=MAX([.$K238])" office:value-type="float"/>
          <table:table-cell table:formula="of:=MAX([.$L238])" office:value-type="float"/>
          <table:table-cell table:formula="of:=MAX([.$M238])" office:value-type="float"/>
          <table:table-cell table:formula="of:=MAX([.$N238])" office:value-type="float"/>
        </table:table-row>
        <table:table-row table:style-name="ro1">
          <table:table-cell office:value-type="string">
            <text:p>7000/ins_7000_6_0424</text:p>
          </table:table-cell>
          <table:table-cell office:value-type="float" office:value="0.221374"/>
          <table:table-cell office:value-type="float" office:value="0.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7.0"/>
          <table:table-cell office:value-type="float" office:value="277.0"/>
          <table:table-cell office:value-type="float" office:value="6290.0"/>
          <table:table-cell office:value-type="float" office:value="1560.0"/>
          <table:table-cell office:value-type="float" office:value="0.0"/>
          <table:table-cell office:value-type="float" office:value="0.0"/>
          <table:table-cell table:formula="of:=MIN([.$B239])" office:value-type="float"/>
          <table:table-cell table:formula="of:=MIN([.$C239])" office:value-type="float"/>
          <table:table-cell table:formula="of:=MIN([.$D239])" office:value-type="float"/>
          <table:table-cell table:formula="of:=MIN([.$E239])" office:value-type="float"/>
          <table:table-cell table:formula="of:=MIN([.$F239])" office:value-type="float"/>
          <table:table-cell table:formula="of:=MIN([.$G239])" office:value-type="float"/>
          <table:table-cell table:formula="of:=MIN([.$H239])" office:value-type="float"/>
          <table:table-cell table:formula="of:=MIN([.$I239])" office:value-type="float"/>
          <table:table-cell table:formula="of:=MIN([.$J239])" office:value-type="float"/>
          <table:table-cell table:formula="of:=MIN([.$K239])" office:value-type="float"/>
          <table:table-cell table:formula="of:=MIN([.$L239])" office:value-type="float"/>
          <table:table-cell table:formula="of:=MIN([.$M239])" office:value-type="float"/>
          <table:table-cell table:formula="of:=MIN([.$N239])" office:value-type="float"/>
          <table:table-cell table:formula="of:=MEDIAN([.$B239])" office:value-type="float"/>
          <table:table-cell table:formula="of:=MEDIAN([.$C239])" office:value-type="float"/>
          <table:table-cell table:formula="of:=MEDIAN([.$D239])" office:value-type="float"/>
          <table:table-cell table:formula="of:=MEDIAN([.$E239])" office:value-type="float"/>
          <table:table-cell table:formula="of:=MEDIAN([.$F239])" office:value-type="float"/>
          <table:table-cell table:formula="of:=MEDIAN([.$G239])" office:value-type="float"/>
          <table:table-cell table:formula="of:=MEDIAN([.$H239])" office:value-type="float"/>
          <table:table-cell table:formula="of:=MEDIAN([.$I239])" office:value-type="float"/>
          <table:table-cell table:formula="of:=MEDIAN([.$J239])" office:value-type="float"/>
          <table:table-cell table:formula="of:=MEDIAN([.$K239])" office:value-type="float"/>
          <table:table-cell table:formula="of:=MEDIAN([.$L239])" office:value-type="float"/>
          <table:table-cell table:formula="of:=MEDIAN([.$M239])" office:value-type="float"/>
          <table:table-cell table:formula="of:=MEDIAN([.$N239])" office:value-type="float"/>
          <table:table-cell table:formula="of:=MAX([.$B239])" office:value-type="float"/>
          <table:table-cell table:formula="of:=MAX([.$C239])" office:value-type="float"/>
          <table:table-cell table:formula="of:=MAX([.$D239])" office:value-type="float"/>
          <table:table-cell table:formula="of:=MAX([.$E239])" office:value-type="float"/>
          <table:table-cell table:formula="of:=MAX([.$F239])" office:value-type="float"/>
          <table:table-cell table:formula="of:=MAX([.$G239])" office:value-type="float"/>
          <table:table-cell table:formula="of:=MAX([.$H239])" office:value-type="float"/>
          <table:table-cell table:formula="of:=MAX([.$I239])" office:value-type="float"/>
          <table:table-cell table:formula="of:=MAX([.$J239])" office:value-type="float"/>
          <table:table-cell table:formula="of:=MAX([.$K239])" office:value-type="float"/>
          <table:table-cell table:formula="of:=MAX([.$L239])" office:value-type="float"/>
          <table:table-cell table:formula="of:=MAX([.$M239])" office:value-type="float"/>
          <table:table-cell table:formula="of:=MAX([.$N239])" office:value-type="float"/>
        </table:table-row>
        <table:table-row table:style-name="ro1">
          <table:table-cell office:value-type="string">
            <text:p>7000/ins_7000_6_0434</text:p>
          </table:table-cell>
          <table:table-cell office:value-type="float" office:value="0.213294"/>
          <table:table-cell office:value-type="float" office:value="0.202"/>
          <table:table-cell office:value-type="float" office:value="0.0"/>
          <table:table-cell office:value-type="float" office:value="14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2664.0"/>
          <table:table-cell office:value-type="float" office:value="2664.0"/>
          <table:table-cell office:value-type="float" office:value="6437.0"/>
          <table:table-cell office:value-type="float" office:value="2076.0"/>
          <table:table-cell office:value-type="float" office:value="0.0"/>
          <table:table-cell office:value-type="float" office:value="0.0"/>
          <table:table-cell table:formula="of:=MIN([.$B240])" office:value-type="float"/>
          <table:table-cell table:formula="of:=MIN([.$C240])" office:value-type="float"/>
          <table:table-cell table:formula="of:=MIN([.$D240])" office:value-type="float"/>
          <table:table-cell table:formula="of:=MIN([.$E240])" office:value-type="float"/>
          <table:table-cell table:formula="of:=MIN([.$F240])" office:value-type="float"/>
          <table:table-cell table:formula="of:=MIN([.$G240])" office:value-type="float"/>
          <table:table-cell table:formula="of:=MIN([.$H240])" office:value-type="float"/>
          <table:table-cell table:formula="of:=MIN([.$I240])" office:value-type="float"/>
          <table:table-cell table:formula="of:=MIN([.$J240])" office:value-type="float"/>
          <table:table-cell table:formula="of:=MIN([.$K240])" office:value-type="float"/>
          <table:table-cell table:formula="of:=MIN([.$L240])" office:value-type="float"/>
          <table:table-cell table:formula="of:=MIN([.$M240])" office:value-type="float"/>
          <table:table-cell table:formula="of:=MIN([.$N240])" office:value-type="float"/>
          <table:table-cell table:formula="of:=MEDIAN([.$B240])" office:value-type="float"/>
          <table:table-cell table:formula="of:=MEDIAN([.$C240])" office:value-type="float"/>
          <table:table-cell table:formula="of:=MEDIAN([.$D240])" office:value-type="float"/>
          <table:table-cell table:formula="of:=MEDIAN([.$E240])" office:value-type="float"/>
          <table:table-cell table:formula="of:=MEDIAN([.$F240])" office:value-type="float"/>
          <table:table-cell table:formula="of:=MEDIAN([.$G240])" office:value-type="float"/>
          <table:table-cell table:formula="of:=MEDIAN([.$H240])" office:value-type="float"/>
          <table:table-cell table:formula="of:=MEDIAN([.$I240])" office:value-type="float"/>
          <table:table-cell table:formula="of:=MEDIAN([.$J240])" office:value-type="float"/>
          <table:table-cell table:formula="of:=MEDIAN([.$K240])" office:value-type="float"/>
          <table:table-cell table:formula="of:=MEDIAN([.$L240])" office:value-type="float"/>
          <table:table-cell table:formula="of:=MEDIAN([.$M240])" office:value-type="float"/>
          <table:table-cell table:formula="of:=MEDIAN([.$N240])" office:value-type="float"/>
          <table:table-cell table:formula="of:=MAX([.$B240])" office:value-type="float"/>
          <table:table-cell table:formula="of:=MAX([.$C240])" office:value-type="float"/>
          <table:table-cell table:formula="of:=MAX([.$D240])" office:value-type="float"/>
          <table:table-cell table:formula="of:=MAX([.$E240])" office:value-type="float"/>
          <table:table-cell table:formula="of:=MAX([.$F240])" office:value-type="float"/>
          <table:table-cell table:formula="of:=MAX([.$G240])" office:value-type="float"/>
          <table:table-cell table:formula="of:=MAX([.$H240])" office:value-type="float"/>
          <table:table-cell table:formula="of:=MAX([.$I240])" office:value-type="float"/>
          <table:table-cell table:formula="of:=MAX([.$J240])" office:value-type="float"/>
          <table:table-cell table:formula="of:=MAX([.$K240])" office:value-type="float"/>
          <table:table-cell table:formula="of:=MAX([.$L240])" office:value-type="float"/>
          <table:table-cell table:formula="of:=MAX([.$M240])" office:value-type="float"/>
          <table:table-cell table:formula="of:=MAX([.$N240])" office:value-type="float"/>
        </table:table-row>
        <table:table-row table:style-name="ro1">
          <table:table-cell office:value-type="string">
            <text:p>7000/ins_7000_6_0444</text:p>
          </table:table-cell>
          <table:table-cell office:value-type="float" office:value="0.506121"/>
          <table:table-cell office:value-type="float" office:value="0.495"/>
          <table:table-cell office:value-type="float" office:value="0.3"/>
          <table:table-cell office:value-type="float" office:value="307.0"/>
          <table:table-cell office:value-type="float" office:value="0.0"/>
          <table:table-cell office:value-type="float" office:value="7.0"/>
          <table:table-cell office:value-type="float" office:value="8919.0"/>
          <table:table-cell office:value-type="float" office:value="87244.0"/>
          <table:table-cell office:value-type="float" office:value="87244.0"/>
          <table:table-cell office:value-type="float" office:value="6521.0"/>
          <table:table-cell office:value-type="float" office:value="1520.0"/>
          <table:table-cell office:value-type="float" office:value="0.0"/>
          <table:table-cell office:value-type="float" office:value="0.0"/>
          <table:table-cell table:formula="of:=MIN([.$B241])" office:value-type="float"/>
          <table:table-cell table:formula="of:=MIN([.$C241])" office:value-type="float"/>
          <table:table-cell table:formula="of:=MIN([.$D241])" office:value-type="float"/>
          <table:table-cell table:formula="of:=MIN([.$E241])" office:value-type="float"/>
          <table:table-cell table:formula="of:=MIN([.$F241])" office:value-type="float"/>
          <table:table-cell table:formula="of:=MIN([.$G241])" office:value-type="float"/>
          <table:table-cell table:formula="of:=MIN([.$H241])" office:value-type="float"/>
          <table:table-cell table:formula="of:=MIN([.$I241])" office:value-type="float"/>
          <table:table-cell table:formula="of:=MIN([.$J241])" office:value-type="float"/>
          <table:table-cell table:formula="of:=MIN([.$K241])" office:value-type="float"/>
          <table:table-cell table:formula="of:=MIN([.$L241])" office:value-type="float"/>
          <table:table-cell table:formula="of:=MIN([.$M241])" office:value-type="float"/>
          <table:table-cell table:formula="of:=MIN([.$N241])" office:value-type="float"/>
          <table:table-cell table:formula="of:=MEDIAN([.$B241])" office:value-type="float"/>
          <table:table-cell table:formula="of:=MEDIAN([.$C241])" office:value-type="float"/>
          <table:table-cell table:formula="of:=MEDIAN([.$D241])" office:value-type="float"/>
          <table:table-cell table:formula="of:=MEDIAN([.$E241])" office:value-type="float"/>
          <table:table-cell table:formula="of:=MEDIAN([.$F241])" office:value-type="float"/>
          <table:table-cell table:formula="of:=MEDIAN([.$G241])" office:value-type="float"/>
          <table:table-cell table:formula="of:=MEDIAN([.$H241])" office:value-type="float"/>
          <table:table-cell table:formula="of:=MEDIAN([.$I241])" office:value-type="float"/>
          <table:table-cell table:formula="of:=MEDIAN([.$J241])" office:value-type="float"/>
          <table:table-cell table:formula="of:=MEDIAN([.$K241])" office:value-type="float"/>
          <table:table-cell table:formula="of:=MEDIAN([.$L241])" office:value-type="float"/>
          <table:table-cell table:formula="of:=MEDIAN([.$M241])" office:value-type="float"/>
          <table:table-cell table:formula="of:=MEDIAN([.$N241])" office:value-type="float"/>
          <table:table-cell table:formula="of:=MAX([.$B241])" office:value-type="float"/>
          <table:table-cell table:formula="of:=MAX([.$C241])" office:value-type="float"/>
          <table:table-cell table:formula="of:=MAX([.$D241])" office:value-type="float"/>
          <table:table-cell table:formula="of:=MAX([.$E241])" office:value-type="float"/>
          <table:table-cell table:formula="of:=MAX([.$F241])" office:value-type="float"/>
          <table:table-cell table:formula="of:=MAX([.$G241])" office:value-type="float"/>
          <table:table-cell table:formula="of:=MAX([.$H241])" office:value-type="float"/>
          <table:table-cell table:formula="of:=MAX([.$I241])" office:value-type="float"/>
          <table:table-cell table:formula="of:=MAX([.$J241])" office:value-type="float"/>
          <table:table-cell table:formula="of:=MAX([.$K241])" office:value-type="float"/>
          <table:table-cell table:formula="of:=MAX([.$L241])" office:value-type="float"/>
          <table:table-cell table:formula="of:=MAX([.$M241])" office:value-type="float"/>
          <table:table-cell table:formula="of:=MAX([.$N241])" office:value-type="float"/>
        </table:table-row>
        <table:table-row table:style-name="ro1">
          <table:table-cell office:value-type="string">
            <text:p>7000/ins_7000_6_0454</text:p>
          </table:table-cell>
          <table:table-cell office:value-type="float" office:value="0.210741"/>
          <table:table-cell office:value-type="float" office:value="0.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398.0"/>
          <table:table-cell office:value-type="float" office:value="398.0"/>
          <table:table-cell office:value-type="float" office:value="6056.0"/>
          <table:table-cell office:value-type="float" office:value="1322.0"/>
          <table:table-cell office:value-type="float" office:value="0.0"/>
          <table:table-cell office:value-type="float" office:value="0.0"/>
          <table:table-cell table:formula="of:=MIN([.$B242])" office:value-type="float"/>
          <table:table-cell table:formula="of:=MIN([.$C242])" office:value-type="float"/>
          <table:table-cell table:formula="of:=MIN([.$D242])" office:value-type="float"/>
          <table:table-cell table:formula="of:=MIN([.$E242])" office:value-type="float"/>
          <table:table-cell table:formula="of:=MIN([.$F242])" office:value-type="float"/>
          <table:table-cell table:formula="of:=MIN([.$G242])" office:value-type="float"/>
          <table:table-cell table:formula="of:=MIN([.$H242])" office:value-type="float"/>
          <table:table-cell table:formula="of:=MIN([.$I242])" office:value-type="float"/>
          <table:table-cell table:formula="of:=MIN([.$J242])" office:value-type="float"/>
          <table:table-cell table:formula="of:=MIN([.$K242])" office:value-type="float"/>
          <table:table-cell table:formula="of:=MIN([.$L242])" office:value-type="float"/>
          <table:table-cell table:formula="of:=MIN([.$M242])" office:value-type="float"/>
          <table:table-cell table:formula="of:=MIN([.$N242])" office:value-type="float"/>
          <table:table-cell table:formula="of:=MEDIAN([.$B242])" office:value-type="float"/>
          <table:table-cell table:formula="of:=MEDIAN([.$C242])" office:value-type="float"/>
          <table:table-cell table:formula="of:=MEDIAN([.$D242])" office:value-type="float"/>
          <table:table-cell table:formula="of:=MEDIAN([.$E242])" office:value-type="float"/>
          <table:table-cell table:formula="of:=MEDIAN([.$F242])" office:value-type="float"/>
          <table:table-cell table:formula="of:=MEDIAN([.$G242])" office:value-type="float"/>
          <table:table-cell table:formula="of:=MEDIAN([.$H242])" office:value-type="float"/>
          <table:table-cell table:formula="of:=MEDIAN([.$I242])" office:value-type="float"/>
          <table:table-cell table:formula="of:=MEDIAN([.$J242])" office:value-type="float"/>
          <table:table-cell table:formula="of:=MEDIAN([.$K242])" office:value-type="float"/>
          <table:table-cell table:formula="of:=MEDIAN([.$L242])" office:value-type="float"/>
          <table:table-cell table:formula="of:=MEDIAN([.$M242])" office:value-type="float"/>
          <table:table-cell table:formula="of:=MEDIAN([.$N242])" office:value-type="float"/>
          <table:table-cell table:formula="of:=MAX([.$B242])" office:value-type="float"/>
          <table:table-cell table:formula="of:=MAX([.$C242])" office:value-type="float"/>
          <table:table-cell table:formula="of:=MAX([.$D242])" office:value-type="float"/>
          <table:table-cell table:formula="of:=MAX([.$E242])" office:value-type="float"/>
          <table:table-cell table:formula="of:=MAX([.$F242])" office:value-type="float"/>
          <table:table-cell table:formula="of:=MAX([.$G242])" office:value-type="float"/>
          <table:table-cell table:formula="of:=MAX([.$H242])" office:value-type="float"/>
          <table:table-cell table:formula="of:=MAX([.$I242])" office:value-type="float"/>
          <table:table-cell table:formula="of:=MAX([.$J242])" office:value-type="float"/>
          <table:table-cell table:formula="of:=MAX([.$K242])" office:value-type="float"/>
          <table:table-cell table:formula="of:=MAX([.$L242])" office:value-type="float"/>
          <table:table-cell table:formula="of:=MAX([.$M242])" office:value-type="float"/>
          <table:table-cell table:formula="of:=MAX([.$N242])" office:value-type="float"/>
        </table:table-row>
        <table:table-row table:style-name="ro1">
          <table:table-cell office:value-type="string">
            <text:p>7000/ins_7000_6_0464</text:p>
          </table:table-cell>
          <table:table-cell office:value-type="float" office:value="0.210326"/>
          <table:table-cell office:value-type="float" office:value="0.19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78.0"/>
          <table:table-cell office:value-type="float" office:value="478.0"/>
          <table:table-cell office:value-type="float" office:value="6340.0"/>
          <table:table-cell office:value-type="float" office:value="1704.0"/>
          <table:table-cell office:value-type="float" office:value="0.0"/>
          <table:table-cell office:value-type="float" office:value="0.0"/>
          <table:table-cell table:formula="of:=MIN([.$B243])" office:value-type="float"/>
          <table:table-cell table:formula="of:=MIN([.$C243])" office:value-type="float"/>
          <table:table-cell table:formula="of:=MIN([.$D243])" office:value-type="float"/>
          <table:table-cell table:formula="of:=MIN([.$E243])" office:value-type="float"/>
          <table:table-cell table:formula="of:=MIN([.$F243])" office:value-type="float"/>
          <table:table-cell table:formula="of:=MIN([.$G243])" office:value-type="float"/>
          <table:table-cell table:formula="of:=MIN([.$H243])" office:value-type="float"/>
          <table:table-cell table:formula="of:=MIN([.$I243])" office:value-type="float"/>
          <table:table-cell table:formula="of:=MIN([.$J243])" office:value-type="float"/>
          <table:table-cell table:formula="of:=MIN([.$K243])" office:value-type="float"/>
          <table:table-cell table:formula="of:=MIN([.$L243])" office:value-type="float"/>
          <table:table-cell table:formula="of:=MIN([.$M243])" office:value-type="float"/>
          <table:table-cell table:formula="of:=MIN([.$N243])" office:value-type="float"/>
          <table:table-cell table:formula="of:=MEDIAN([.$B243])" office:value-type="float"/>
          <table:table-cell table:formula="of:=MEDIAN([.$C243])" office:value-type="float"/>
          <table:table-cell table:formula="of:=MEDIAN([.$D243])" office:value-type="float"/>
          <table:table-cell table:formula="of:=MEDIAN([.$E243])" office:value-type="float"/>
          <table:table-cell table:formula="of:=MEDIAN([.$F243])" office:value-type="float"/>
          <table:table-cell table:formula="of:=MEDIAN([.$G243])" office:value-type="float"/>
          <table:table-cell table:formula="of:=MEDIAN([.$H243])" office:value-type="float"/>
          <table:table-cell table:formula="of:=MEDIAN([.$I243])" office:value-type="float"/>
          <table:table-cell table:formula="of:=MEDIAN([.$J243])" office:value-type="float"/>
          <table:table-cell table:formula="of:=MEDIAN([.$K243])" office:value-type="float"/>
          <table:table-cell table:formula="of:=MEDIAN([.$L243])" office:value-type="float"/>
          <table:table-cell table:formula="of:=MEDIAN([.$M243])" office:value-type="float"/>
          <table:table-cell table:formula="of:=MEDIAN([.$N243])" office:value-type="float"/>
          <table:table-cell table:formula="of:=MAX([.$B243])" office:value-type="float"/>
          <table:table-cell table:formula="of:=MAX([.$C243])" office:value-type="float"/>
          <table:table-cell table:formula="of:=MAX([.$D243])" office:value-type="float"/>
          <table:table-cell table:formula="of:=MAX([.$E243])" office:value-type="float"/>
          <table:table-cell table:formula="of:=MAX([.$F243])" office:value-type="float"/>
          <table:table-cell table:formula="of:=MAX([.$G243])" office:value-type="float"/>
          <table:table-cell table:formula="of:=MAX([.$H243])" office:value-type="float"/>
          <table:table-cell table:formula="of:=MAX([.$I243])" office:value-type="float"/>
          <table:table-cell table:formula="of:=MAX([.$J243])" office:value-type="float"/>
          <table:table-cell table:formula="of:=MAX([.$K243])" office:value-type="float"/>
          <table:table-cell table:formula="of:=MAX([.$L243])" office:value-type="float"/>
          <table:table-cell table:formula="of:=MAX([.$M243])" office:value-type="float"/>
          <table:table-cell table:formula="of:=MAX([.$N243])" office:value-type="float"/>
        </table:table-row>
        <table:table-row table:style-name="ro1">
          <table:table-cell office:value-type="string">
            <text:p>7000/ins_7000_6_0474</text:p>
          </table:table-cell>
          <table:table-cell office:value-type="float" office:value="0.220363"/>
          <table:table-cell office:value-type="float" office:value="0.209"/>
          <table:table-cell office:value-type="float" office:value="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296.0"/>
          <table:table-cell office:value-type="float" office:value="1296.0"/>
          <table:table-cell office:value-type="float" office:value="6392.0"/>
          <table:table-cell office:value-type="float" office:value="1549.0"/>
          <table:table-cell office:value-type="float" office:value="0.0"/>
          <table:table-cell office:value-type="float" office:value="0.0"/>
          <table:table-cell table:formula="of:=MIN([.$B244])" office:value-type="float"/>
          <table:table-cell table:formula="of:=MIN([.$C244])" office:value-type="float"/>
          <table:table-cell table:formula="of:=MIN([.$D244])" office:value-type="float"/>
          <table:table-cell table:formula="of:=MIN([.$E244])" office:value-type="float"/>
          <table:table-cell table:formula="of:=MIN([.$F244])" office:value-type="float"/>
          <table:table-cell table:formula="of:=MIN([.$G244])" office:value-type="float"/>
          <table:table-cell table:formula="of:=MIN([.$H244])" office:value-type="float"/>
          <table:table-cell table:formula="of:=MIN([.$I244])" office:value-type="float"/>
          <table:table-cell table:formula="of:=MIN([.$J244])" office:value-type="float"/>
          <table:table-cell table:formula="of:=MIN([.$K244])" office:value-type="float"/>
          <table:table-cell table:formula="of:=MIN([.$L244])" office:value-type="float"/>
          <table:table-cell table:formula="of:=MIN([.$M244])" office:value-type="float"/>
          <table:table-cell table:formula="of:=MIN([.$N244])" office:value-type="float"/>
          <table:table-cell table:formula="of:=MEDIAN([.$B244])" office:value-type="float"/>
          <table:table-cell table:formula="of:=MEDIAN([.$C244])" office:value-type="float"/>
          <table:table-cell table:formula="of:=MEDIAN([.$D244])" office:value-type="float"/>
          <table:table-cell table:formula="of:=MEDIAN([.$E244])" office:value-type="float"/>
          <table:table-cell table:formula="of:=MEDIAN([.$F244])" office:value-type="float"/>
          <table:table-cell table:formula="of:=MEDIAN([.$G244])" office:value-type="float"/>
          <table:table-cell table:formula="of:=MEDIAN([.$H244])" office:value-type="float"/>
          <table:table-cell table:formula="of:=MEDIAN([.$I244])" office:value-type="float"/>
          <table:table-cell table:formula="of:=MEDIAN([.$J244])" office:value-type="float"/>
          <table:table-cell table:formula="of:=MEDIAN([.$K244])" office:value-type="float"/>
          <table:table-cell table:formula="of:=MEDIAN([.$L244])" office:value-type="float"/>
          <table:table-cell table:formula="of:=MEDIAN([.$M244])" office:value-type="float"/>
          <table:table-cell table:formula="of:=MEDIAN([.$N244])" office:value-type="float"/>
          <table:table-cell table:formula="of:=MAX([.$B244])" office:value-type="float"/>
          <table:table-cell table:formula="of:=MAX([.$C244])" office:value-type="float"/>
          <table:table-cell table:formula="of:=MAX([.$D244])" office:value-type="float"/>
          <table:table-cell table:formula="of:=MAX([.$E244])" office:value-type="float"/>
          <table:table-cell table:formula="of:=MAX([.$F244])" office:value-type="float"/>
          <table:table-cell table:formula="of:=MAX([.$G244])" office:value-type="float"/>
          <table:table-cell table:formula="of:=MAX([.$H244])" office:value-type="float"/>
          <table:table-cell table:formula="of:=MAX([.$I244])" office:value-type="float"/>
          <table:table-cell table:formula="of:=MAX([.$J244])" office:value-type="float"/>
          <table:table-cell table:formula="of:=MAX([.$K244])" office:value-type="float"/>
          <table:table-cell table:formula="of:=MAX([.$L244])" office:value-type="float"/>
          <table:table-cell table:formula="of:=MAX([.$M244])" office:value-type="float"/>
          <table:table-cell table:formula="of:=MAX([.$N244])" office:value-type="float"/>
        </table:table-row>
        <table:table-row table:style-name="ro1">
          <table:table-cell office:value-type="string">
            <text:p>7000/ins_7000_6_0484</text:p>
          </table:table-cell>
          <table:table-cell office:value-type="float" office:value="0.184511"/>
          <table:table-cell office:value-type="float" office:value="0.173"/>
          <table:table-cell office:value-type="float" office:value="0.01"/>
          <table:table-cell office:value-type="float" office:value="8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2986.0"/>
          <table:table-cell office:value-type="float" office:value="2986.0"/>
          <table:table-cell office:value-type="float" office:value="5460.0"/>
          <table:table-cell office:value-type="float" office:value="3965.0"/>
          <table:table-cell office:value-type="float" office:value="0.0"/>
          <table:table-cell office:value-type="float" office:value="0.0"/>
          <table:table-cell table:formula="of:=MIN([.$B245])" office:value-type="float"/>
          <table:table-cell table:formula="of:=MIN([.$C245])" office:value-type="float"/>
          <table:table-cell table:formula="of:=MIN([.$D245])" office:value-type="float"/>
          <table:table-cell table:formula="of:=MIN([.$E245])" office:value-type="float"/>
          <table:table-cell table:formula="of:=MIN([.$F245])" office:value-type="float"/>
          <table:table-cell table:formula="of:=MIN([.$G245])" office:value-type="float"/>
          <table:table-cell table:formula="of:=MIN([.$H245])" office:value-type="float"/>
          <table:table-cell table:formula="of:=MIN([.$I245])" office:value-type="float"/>
          <table:table-cell table:formula="of:=MIN([.$J245])" office:value-type="float"/>
          <table:table-cell table:formula="of:=MIN([.$K245])" office:value-type="float"/>
          <table:table-cell table:formula="of:=MIN([.$L245])" office:value-type="float"/>
          <table:table-cell table:formula="of:=MIN([.$M245])" office:value-type="float"/>
          <table:table-cell table:formula="of:=MIN([.$N245])" office:value-type="float"/>
          <table:table-cell table:formula="of:=MEDIAN([.$B245])" office:value-type="float"/>
          <table:table-cell table:formula="of:=MEDIAN([.$C245])" office:value-type="float"/>
          <table:table-cell table:formula="of:=MEDIAN([.$D245])" office:value-type="float"/>
          <table:table-cell table:formula="of:=MEDIAN([.$E245])" office:value-type="float"/>
          <table:table-cell table:formula="of:=MEDIAN([.$F245])" office:value-type="float"/>
          <table:table-cell table:formula="of:=MEDIAN([.$G245])" office:value-type="float"/>
          <table:table-cell table:formula="of:=MEDIAN([.$H245])" office:value-type="float"/>
          <table:table-cell table:formula="of:=MEDIAN([.$I245])" office:value-type="float"/>
          <table:table-cell table:formula="of:=MEDIAN([.$J245])" office:value-type="float"/>
          <table:table-cell table:formula="of:=MEDIAN([.$K245])" office:value-type="float"/>
          <table:table-cell table:formula="of:=MEDIAN([.$L245])" office:value-type="float"/>
          <table:table-cell table:formula="of:=MEDIAN([.$M245])" office:value-type="float"/>
          <table:table-cell table:formula="of:=MEDIAN([.$N245])" office:value-type="float"/>
          <table:table-cell table:formula="of:=MAX([.$B245])" office:value-type="float"/>
          <table:table-cell table:formula="of:=MAX([.$C245])" office:value-type="float"/>
          <table:table-cell table:formula="of:=MAX([.$D245])" office:value-type="float"/>
          <table:table-cell table:formula="of:=MAX([.$E245])" office:value-type="float"/>
          <table:table-cell table:formula="of:=MAX([.$F245])" office:value-type="float"/>
          <table:table-cell table:formula="of:=MAX([.$G245])" office:value-type="float"/>
          <table:table-cell table:formula="of:=MAX([.$H245])" office:value-type="float"/>
          <table:table-cell table:formula="of:=MAX([.$I245])" office:value-type="float"/>
          <table:table-cell table:formula="of:=MAX([.$J245])" office:value-type="float"/>
          <table:table-cell table:formula="of:=MAX([.$K245])" office:value-type="float"/>
          <table:table-cell table:formula="of:=MAX([.$L245])" office:value-type="float"/>
          <table:table-cell table:formula="of:=MAX([.$M245])" office:value-type="float"/>
          <table:table-cell table:formula="of:=MAX([.$N245])" office:value-type="float"/>
        </table:table-row>
        <table:table-row table:style-name="ro1">
          <table:table-cell office:value-type="string">
            <text:p>7000/ins_7000_7_0404</text:p>
          </table:table-cell>
          <table:table-cell office:value-type="float" office:value="0.216448"/>
          <table:table-cell office:value-type="float" office:value="0.20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597.0"/>
          <table:table-cell office:value-type="float" office:value="597.0"/>
          <table:table-cell office:value-type="float" office:value="6168.0"/>
          <table:table-cell office:value-type="float" office:value="1375.0"/>
          <table:table-cell office:value-type="float" office:value="0.0"/>
          <table:table-cell office:value-type="float" office:value="0.0"/>
          <table:table-cell table:formula="of:=MIN([.$B246])" office:value-type="float"/>
          <table:table-cell table:formula="of:=MIN([.$C246])" office:value-type="float"/>
          <table:table-cell table:formula="of:=MIN([.$D246])" office:value-type="float"/>
          <table:table-cell table:formula="of:=MIN([.$E246])" office:value-type="float"/>
          <table:table-cell table:formula="of:=MIN([.$F246])" office:value-type="float"/>
          <table:table-cell table:formula="of:=MIN([.$G246])" office:value-type="float"/>
          <table:table-cell table:formula="of:=MIN([.$H246])" office:value-type="float"/>
          <table:table-cell table:formula="of:=MIN([.$I246])" office:value-type="float"/>
          <table:table-cell table:formula="of:=MIN([.$J246])" office:value-type="float"/>
          <table:table-cell table:formula="of:=MIN([.$K246])" office:value-type="float"/>
          <table:table-cell table:formula="of:=MIN([.$L246])" office:value-type="float"/>
          <table:table-cell table:formula="of:=MIN([.$M246])" office:value-type="float"/>
          <table:table-cell table:formula="of:=MIN([.$N246])" office:value-type="float"/>
          <table:table-cell table:formula="of:=MEDIAN([.$B246])" office:value-type="float"/>
          <table:table-cell table:formula="of:=MEDIAN([.$C246])" office:value-type="float"/>
          <table:table-cell table:formula="of:=MEDIAN([.$D246])" office:value-type="float"/>
          <table:table-cell table:formula="of:=MEDIAN([.$E246])" office:value-type="float"/>
          <table:table-cell table:formula="of:=MEDIAN([.$F246])" office:value-type="float"/>
          <table:table-cell table:formula="of:=MEDIAN([.$G246])" office:value-type="float"/>
          <table:table-cell table:formula="of:=MEDIAN([.$H246])" office:value-type="float"/>
          <table:table-cell table:formula="of:=MEDIAN([.$I246])" office:value-type="float"/>
          <table:table-cell table:formula="of:=MEDIAN([.$J246])" office:value-type="float"/>
          <table:table-cell table:formula="of:=MEDIAN([.$K246])" office:value-type="float"/>
          <table:table-cell table:formula="of:=MEDIAN([.$L246])" office:value-type="float"/>
          <table:table-cell table:formula="of:=MEDIAN([.$M246])" office:value-type="float"/>
          <table:table-cell table:formula="of:=MEDIAN([.$N246])" office:value-type="float"/>
          <table:table-cell table:formula="of:=MAX([.$B246])" office:value-type="float"/>
          <table:table-cell table:formula="of:=MAX([.$C246])" office:value-type="float"/>
          <table:table-cell table:formula="of:=MAX([.$D246])" office:value-type="float"/>
          <table:table-cell table:formula="of:=MAX([.$E246])" office:value-type="float"/>
          <table:table-cell table:formula="of:=MAX([.$F246])" office:value-type="float"/>
          <table:table-cell table:formula="of:=MAX([.$G246])" office:value-type="float"/>
          <table:table-cell table:formula="of:=MAX([.$H246])" office:value-type="float"/>
          <table:table-cell table:formula="of:=MAX([.$I246])" office:value-type="float"/>
          <table:table-cell table:formula="of:=MAX([.$J246])" office:value-type="float"/>
          <table:table-cell table:formula="of:=MAX([.$K246])" office:value-type="float"/>
          <table:table-cell table:formula="of:=MAX([.$L246])" office:value-type="float"/>
          <table:table-cell table:formula="of:=MAX([.$M246])" office:value-type="float"/>
          <table:table-cell table:formula="of:=MAX([.$N246])" office:value-type="float"/>
        </table:table-row>
        <table:table-row table:style-name="ro1">
          <table:table-cell office:value-type="string">
            <text:p>7000/ins_7000_7_0414</text:p>
          </table:table-cell>
          <table:table-cell office:value-type="float" office:value="0.208312"/>
          <table:table-cell office:value-type="float" office:value="0.19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02.0"/>
          <table:table-cell office:value-type="float" office:value="502.0"/>
          <table:table-cell office:value-type="float" office:value="6342.0"/>
          <table:table-cell office:value-type="float" office:value="1921.0"/>
          <table:table-cell office:value-type="float" office:value="0.0"/>
          <table:table-cell office:value-type="float" office:value="0.0"/>
          <table:table-cell table:formula="of:=MIN([.$B247])" office:value-type="float"/>
          <table:table-cell table:formula="of:=MIN([.$C247])" office:value-type="float"/>
          <table:table-cell table:formula="of:=MIN([.$D247])" office:value-type="float"/>
          <table:table-cell table:formula="of:=MIN([.$E247])" office:value-type="float"/>
          <table:table-cell table:formula="of:=MIN([.$F247])" office:value-type="float"/>
          <table:table-cell table:formula="of:=MIN([.$G247])" office:value-type="float"/>
          <table:table-cell table:formula="of:=MIN([.$H247])" office:value-type="float"/>
          <table:table-cell table:formula="of:=MIN([.$I247])" office:value-type="float"/>
          <table:table-cell table:formula="of:=MIN([.$J247])" office:value-type="float"/>
          <table:table-cell table:formula="of:=MIN([.$K247])" office:value-type="float"/>
          <table:table-cell table:formula="of:=MIN([.$L247])" office:value-type="float"/>
          <table:table-cell table:formula="of:=MIN([.$M247])" office:value-type="float"/>
          <table:table-cell table:formula="of:=MIN([.$N247])" office:value-type="float"/>
          <table:table-cell table:formula="of:=MEDIAN([.$B247])" office:value-type="float"/>
          <table:table-cell table:formula="of:=MEDIAN([.$C247])" office:value-type="float"/>
          <table:table-cell table:formula="of:=MEDIAN([.$D247])" office:value-type="float"/>
          <table:table-cell table:formula="of:=MEDIAN([.$E247])" office:value-type="float"/>
          <table:table-cell table:formula="of:=MEDIAN([.$F247])" office:value-type="float"/>
          <table:table-cell table:formula="of:=MEDIAN([.$G247])" office:value-type="float"/>
          <table:table-cell table:formula="of:=MEDIAN([.$H247])" office:value-type="float"/>
          <table:table-cell table:formula="of:=MEDIAN([.$I247])" office:value-type="float"/>
          <table:table-cell table:formula="of:=MEDIAN([.$J247])" office:value-type="float"/>
          <table:table-cell table:formula="of:=MEDIAN([.$K247])" office:value-type="float"/>
          <table:table-cell table:formula="of:=MEDIAN([.$L247])" office:value-type="float"/>
          <table:table-cell table:formula="of:=MEDIAN([.$M247])" office:value-type="float"/>
          <table:table-cell table:formula="of:=MEDIAN([.$N247])" office:value-type="float"/>
          <table:table-cell table:formula="of:=MAX([.$B247])" office:value-type="float"/>
          <table:table-cell table:formula="of:=MAX([.$C247])" office:value-type="float"/>
          <table:table-cell table:formula="of:=MAX([.$D247])" office:value-type="float"/>
          <table:table-cell table:formula="of:=MAX([.$E247])" office:value-type="float"/>
          <table:table-cell table:formula="of:=MAX([.$F247])" office:value-type="float"/>
          <table:table-cell table:formula="of:=MAX([.$G247])" office:value-type="float"/>
          <table:table-cell table:formula="of:=MAX([.$H247])" office:value-type="float"/>
          <table:table-cell table:formula="of:=MAX([.$I247])" office:value-type="float"/>
          <table:table-cell table:formula="of:=MAX([.$J247])" office:value-type="float"/>
          <table:table-cell table:formula="of:=MAX([.$K247])" office:value-type="float"/>
          <table:table-cell table:formula="of:=MAX([.$L247])" office:value-type="float"/>
          <table:table-cell table:formula="of:=MAX([.$M247])" office:value-type="float"/>
          <table:table-cell table:formula="of:=MAX([.$N247])" office:value-type="float"/>
        </table:table-row>
        <table:table-row table:style-name="ro1">
          <table:table-cell office:value-type="string">
            <text:p>7000/ins_7000_7_0424</text:p>
          </table:table-cell>
          <table:table-cell office:value-type="float" office:value="0.208155"/>
          <table:table-cell office:value-type="float" office:value="0.19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037.0"/>
          <table:table-cell office:value-type="float" office:value="1037.0"/>
          <table:table-cell office:value-type="float" office:value="6567.0"/>
          <table:table-cell office:value-type="float" office:value="2237.0"/>
          <table:table-cell office:value-type="float" office:value="0.0"/>
          <table:table-cell office:value-type="float" office:value="0.0"/>
          <table:table-cell table:formula="of:=MIN([.$B248])" office:value-type="float"/>
          <table:table-cell table:formula="of:=MIN([.$C248])" office:value-type="float"/>
          <table:table-cell table:formula="of:=MIN([.$D248])" office:value-type="float"/>
          <table:table-cell table:formula="of:=MIN([.$E248])" office:value-type="float"/>
          <table:table-cell table:formula="of:=MIN([.$F248])" office:value-type="float"/>
          <table:table-cell table:formula="of:=MIN([.$G248])" office:value-type="float"/>
          <table:table-cell table:formula="of:=MIN([.$H248])" office:value-type="float"/>
          <table:table-cell table:formula="of:=MIN([.$I248])" office:value-type="float"/>
          <table:table-cell table:formula="of:=MIN([.$J248])" office:value-type="float"/>
          <table:table-cell table:formula="of:=MIN([.$K248])" office:value-type="float"/>
          <table:table-cell table:formula="of:=MIN([.$L248])" office:value-type="float"/>
          <table:table-cell table:formula="of:=MIN([.$M248])" office:value-type="float"/>
          <table:table-cell table:formula="of:=MIN([.$N248])" office:value-type="float"/>
          <table:table-cell table:formula="of:=MEDIAN([.$B248])" office:value-type="float"/>
          <table:table-cell table:formula="of:=MEDIAN([.$C248])" office:value-type="float"/>
          <table:table-cell table:formula="of:=MEDIAN([.$D248])" office:value-type="float"/>
          <table:table-cell table:formula="of:=MEDIAN([.$E248])" office:value-type="float"/>
          <table:table-cell table:formula="of:=MEDIAN([.$F248])" office:value-type="float"/>
          <table:table-cell table:formula="of:=MEDIAN([.$G248])" office:value-type="float"/>
          <table:table-cell table:formula="of:=MEDIAN([.$H248])" office:value-type="float"/>
          <table:table-cell table:formula="of:=MEDIAN([.$I248])" office:value-type="float"/>
          <table:table-cell table:formula="of:=MEDIAN([.$J248])" office:value-type="float"/>
          <table:table-cell table:formula="of:=MEDIAN([.$K248])" office:value-type="float"/>
          <table:table-cell table:formula="of:=MEDIAN([.$L248])" office:value-type="float"/>
          <table:table-cell table:formula="of:=MEDIAN([.$M248])" office:value-type="float"/>
          <table:table-cell table:formula="of:=MEDIAN([.$N248])" office:value-type="float"/>
          <table:table-cell table:formula="of:=MAX([.$B248])" office:value-type="float"/>
          <table:table-cell table:formula="of:=MAX([.$C248])" office:value-type="float"/>
          <table:table-cell table:formula="of:=MAX([.$D248])" office:value-type="float"/>
          <table:table-cell table:formula="of:=MAX([.$E248])" office:value-type="float"/>
          <table:table-cell table:formula="of:=MAX([.$F248])" office:value-type="float"/>
          <table:table-cell table:formula="of:=MAX([.$G248])" office:value-type="float"/>
          <table:table-cell table:formula="of:=MAX([.$H248])" office:value-type="float"/>
          <table:table-cell table:formula="of:=MAX([.$I248])" office:value-type="float"/>
          <table:table-cell table:formula="of:=MAX([.$J248])" office:value-type="float"/>
          <table:table-cell table:formula="of:=MAX([.$K248])" office:value-type="float"/>
          <table:table-cell table:formula="of:=MAX([.$L248])" office:value-type="float"/>
          <table:table-cell table:formula="of:=MAX([.$M248])" office:value-type="float"/>
          <table:table-cell table:formula="of:=MAX([.$N248])" office:value-type="float"/>
        </table:table-row>
        <table:table-row table:style-name="ro1">
          <table:table-cell office:value-type="string">
            <text:p>7000/ins_7000_7_0434</text:p>
          </table:table-cell>
          <table:table-cell office:value-type="float" office:value="0.222894"/>
          <table:table-cell office:value-type="float" office:value="0.211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2881.0"/>
          <table:table-cell office:value-type="float" office:value="2881.0"/>
          <table:table-cell office:value-type="float" office:value="6269.0"/>
          <table:table-cell office:value-type="float" office:value="1977.0"/>
          <table:table-cell office:value-type="float" office:value="0.0"/>
          <table:table-cell office:value-type="float" office:value="0.0"/>
          <table:table-cell table:formula="of:=MIN([.$B249])" office:value-type="float"/>
          <table:table-cell table:formula="of:=MIN([.$C249])" office:value-type="float"/>
          <table:table-cell table:formula="of:=MIN([.$D249])" office:value-type="float"/>
          <table:table-cell table:formula="of:=MIN([.$E249])" office:value-type="float"/>
          <table:table-cell table:formula="of:=MIN([.$F249])" office:value-type="float"/>
          <table:table-cell table:formula="of:=MIN([.$G249])" office:value-type="float"/>
          <table:table-cell table:formula="of:=MIN([.$H249])" office:value-type="float"/>
          <table:table-cell table:formula="of:=MIN([.$I249])" office:value-type="float"/>
          <table:table-cell table:formula="of:=MIN([.$J249])" office:value-type="float"/>
          <table:table-cell table:formula="of:=MIN([.$K249])" office:value-type="float"/>
          <table:table-cell table:formula="of:=MIN([.$L249])" office:value-type="float"/>
          <table:table-cell table:formula="of:=MIN([.$M249])" office:value-type="float"/>
          <table:table-cell table:formula="of:=MIN([.$N249])" office:value-type="float"/>
          <table:table-cell table:formula="of:=MEDIAN([.$B249])" office:value-type="float"/>
          <table:table-cell table:formula="of:=MEDIAN([.$C249])" office:value-type="float"/>
          <table:table-cell table:formula="of:=MEDIAN([.$D249])" office:value-type="float"/>
          <table:table-cell table:formula="of:=MEDIAN([.$E249])" office:value-type="float"/>
          <table:table-cell table:formula="of:=MEDIAN([.$F249])" office:value-type="float"/>
          <table:table-cell table:formula="of:=MEDIAN([.$G249])" office:value-type="float"/>
          <table:table-cell table:formula="of:=MEDIAN([.$H249])" office:value-type="float"/>
          <table:table-cell table:formula="of:=MEDIAN([.$I249])" office:value-type="float"/>
          <table:table-cell table:formula="of:=MEDIAN([.$J249])" office:value-type="float"/>
          <table:table-cell table:formula="of:=MEDIAN([.$K249])" office:value-type="float"/>
          <table:table-cell table:formula="of:=MEDIAN([.$L249])" office:value-type="float"/>
          <table:table-cell table:formula="of:=MEDIAN([.$M249])" office:value-type="float"/>
          <table:table-cell table:formula="of:=MEDIAN([.$N249])" office:value-type="float"/>
          <table:table-cell table:formula="of:=MAX([.$B249])" office:value-type="float"/>
          <table:table-cell table:formula="of:=MAX([.$C249])" office:value-type="float"/>
          <table:table-cell table:formula="of:=MAX([.$D249])" office:value-type="float"/>
          <table:table-cell table:formula="of:=MAX([.$E249])" office:value-type="float"/>
          <table:table-cell table:formula="of:=MAX([.$F249])" office:value-type="float"/>
          <table:table-cell table:formula="of:=MAX([.$G249])" office:value-type="float"/>
          <table:table-cell table:formula="of:=MAX([.$H249])" office:value-type="float"/>
          <table:table-cell table:formula="of:=MAX([.$I249])" office:value-type="float"/>
          <table:table-cell table:formula="of:=MAX([.$J249])" office:value-type="float"/>
          <table:table-cell table:formula="of:=MAX([.$K249])" office:value-type="float"/>
          <table:table-cell table:formula="of:=MAX([.$L249])" office:value-type="float"/>
          <table:table-cell table:formula="of:=MAX([.$M249])" office:value-type="float"/>
          <table:table-cell table:formula="of:=MAX([.$N249])" office:value-type="float"/>
        </table:table-row>
        <table:table-row table:style-name="ro1">
          <table:table-cell office:value-type="string">
            <text:p>7000/ins_7000_7_0444</text:p>
          </table:table-cell>
          <table:table-cell office:value-type="float" office:value="0.776607"/>
          <table:table-cell office:value-type="float" office:value="0.764"/>
          <table:table-cell office:value-type="float" office:value="0.55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334.0"/>
          <table:table-cell office:value-type="float" office:value="355396.0"/>
          <table:table-cell office:value-type="float" office:value="355396.0"/>
          <table:table-cell office:value-type="float" office:value="6979.0"/>
          <table:table-cell office:value-type="float" office:value="2536.0"/>
          <table:table-cell office:value-type="float" office:value="0.0"/>
          <table:table-cell office:value-type="float" office:value="0.0"/>
          <table:table-cell table:formula="of:=MIN([.$B250])" office:value-type="float"/>
          <table:table-cell table:formula="of:=MIN([.$C250])" office:value-type="float"/>
          <table:table-cell table:formula="of:=MIN([.$D250])" office:value-type="float"/>
          <table:table-cell table:formula="of:=MIN([.$E250])" office:value-type="float"/>
          <table:table-cell table:formula="of:=MIN([.$F250])" office:value-type="float"/>
          <table:table-cell table:formula="of:=MIN([.$G250])" office:value-type="float"/>
          <table:table-cell table:formula="of:=MIN([.$H250])" office:value-type="float"/>
          <table:table-cell table:formula="of:=MIN([.$I250])" office:value-type="float"/>
          <table:table-cell table:formula="of:=MIN([.$J250])" office:value-type="float"/>
          <table:table-cell table:formula="of:=MIN([.$K250])" office:value-type="float"/>
          <table:table-cell table:formula="of:=MIN([.$L250])" office:value-type="float"/>
          <table:table-cell table:formula="of:=MIN([.$M250])" office:value-type="float"/>
          <table:table-cell table:formula="of:=MIN([.$N250])" office:value-type="float"/>
          <table:table-cell table:formula="of:=MEDIAN([.$B250])" office:value-type="float"/>
          <table:table-cell table:formula="of:=MEDIAN([.$C250])" office:value-type="float"/>
          <table:table-cell table:formula="of:=MEDIAN([.$D250])" office:value-type="float"/>
          <table:table-cell table:formula="of:=MEDIAN([.$E250])" office:value-type="float"/>
          <table:table-cell table:formula="of:=MEDIAN([.$F250])" office:value-type="float"/>
          <table:table-cell table:formula="of:=MEDIAN([.$G250])" office:value-type="float"/>
          <table:table-cell table:formula="of:=MEDIAN([.$H250])" office:value-type="float"/>
          <table:table-cell table:formula="of:=MEDIAN([.$I250])" office:value-type="float"/>
          <table:table-cell table:formula="of:=MEDIAN([.$J250])" office:value-type="float"/>
          <table:table-cell table:formula="of:=MEDIAN([.$K250])" office:value-type="float"/>
          <table:table-cell table:formula="of:=MEDIAN([.$L250])" office:value-type="float"/>
          <table:table-cell table:formula="of:=MEDIAN([.$M250])" office:value-type="float"/>
          <table:table-cell table:formula="of:=MEDIAN([.$N250])" office:value-type="float"/>
          <table:table-cell table:formula="of:=MAX([.$B250])" office:value-type="float"/>
          <table:table-cell table:formula="of:=MAX([.$C250])" office:value-type="float"/>
          <table:table-cell table:formula="of:=MAX([.$D250])" office:value-type="float"/>
          <table:table-cell table:formula="of:=MAX([.$E250])" office:value-type="float"/>
          <table:table-cell table:formula="of:=MAX([.$F250])" office:value-type="float"/>
          <table:table-cell table:formula="of:=MAX([.$G250])" office:value-type="float"/>
          <table:table-cell table:formula="of:=MAX([.$H250])" office:value-type="float"/>
          <table:table-cell table:formula="of:=MAX([.$I250])" office:value-type="float"/>
          <table:table-cell table:formula="of:=MAX([.$J250])" office:value-type="float"/>
          <table:table-cell table:formula="of:=MAX([.$K250])" office:value-type="float"/>
          <table:table-cell table:formula="of:=MAX([.$L250])" office:value-type="float"/>
          <table:table-cell table:formula="of:=MAX([.$M250])" office:value-type="float"/>
          <table:table-cell table:formula="of:=MAX([.$N250])" office:value-type="float"/>
        </table:table-row>
        <table:table-row table:style-name="ro1">
          <table:table-cell office:value-type="string">
            <text:p>7000/ins_7000_7_0454</text:p>
          </table:table-cell>
          <table:table-cell office:value-type="float" office:value="0.21933"/>
          <table:table-cell office:value-type="float" office:value="0.209"/>
          <table:table-cell office:value-type="float" office:value="0.02"/>
          <table:table-cell office:value-type="float" office:value="44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15104.0"/>
          <table:table-cell office:value-type="float" office:value="15104.0"/>
          <table:table-cell office:value-type="float" office:value="6284.0"/>
          <table:table-cell office:value-type="float" office:value="2107.0"/>
          <table:table-cell office:value-type="float" office:value="0.0"/>
          <table:table-cell office:value-type="float" office:value="0.0"/>
          <table:table-cell table:formula="of:=MIN([.$B251])" office:value-type="float"/>
          <table:table-cell table:formula="of:=MIN([.$C251])" office:value-type="float"/>
          <table:table-cell table:formula="of:=MIN([.$D251])" office:value-type="float"/>
          <table:table-cell table:formula="of:=MIN([.$E251])" office:value-type="float"/>
          <table:table-cell table:formula="of:=MIN([.$F251])" office:value-type="float"/>
          <table:table-cell table:formula="of:=MIN([.$G251])" office:value-type="float"/>
          <table:table-cell table:formula="of:=MIN([.$H251])" office:value-type="float"/>
          <table:table-cell table:formula="of:=MIN([.$I251])" office:value-type="float"/>
          <table:table-cell table:formula="of:=MIN([.$J251])" office:value-type="float"/>
          <table:table-cell table:formula="of:=MIN([.$K251])" office:value-type="float"/>
          <table:table-cell table:formula="of:=MIN([.$L251])" office:value-type="float"/>
          <table:table-cell table:formula="of:=MIN([.$M251])" office:value-type="float"/>
          <table:table-cell table:formula="of:=MIN([.$N251])" office:value-type="float"/>
          <table:table-cell table:formula="of:=MEDIAN([.$B251])" office:value-type="float"/>
          <table:table-cell table:formula="of:=MEDIAN([.$C251])" office:value-type="float"/>
          <table:table-cell table:formula="of:=MEDIAN([.$D251])" office:value-type="float"/>
          <table:table-cell table:formula="of:=MEDIAN([.$E251])" office:value-type="float"/>
          <table:table-cell table:formula="of:=MEDIAN([.$F251])" office:value-type="float"/>
          <table:table-cell table:formula="of:=MEDIAN([.$G251])" office:value-type="float"/>
          <table:table-cell table:formula="of:=MEDIAN([.$H251])" office:value-type="float"/>
          <table:table-cell table:formula="of:=MEDIAN([.$I251])" office:value-type="float"/>
          <table:table-cell table:formula="of:=MEDIAN([.$J251])" office:value-type="float"/>
          <table:table-cell table:formula="of:=MEDIAN([.$K251])" office:value-type="float"/>
          <table:table-cell table:formula="of:=MEDIAN([.$L251])" office:value-type="float"/>
          <table:table-cell table:formula="of:=MEDIAN([.$M251])" office:value-type="float"/>
          <table:table-cell table:formula="of:=MEDIAN([.$N251])" office:value-type="float"/>
          <table:table-cell table:formula="of:=MAX([.$B251])" office:value-type="float"/>
          <table:table-cell table:formula="of:=MAX([.$C251])" office:value-type="float"/>
          <table:table-cell table:formula="of:=MAX([.$D251])" office:value-type="float"/>
          <table:table-cell table:formula="of:=MAX([.$E251])" office:value-type="float"/>
          <table:table-cell table:formula="of:=MAX([.$F251])" office:value-type="float"/>
          <table:table-cell table:formula="of:=MAX([.$G251])" office:value-type="float"/>
          <table:table-cell table:formula="of:=MAX([.$H251])" office:value-type="float"/>
          <table:table-cell table:formula="of:=MAX([.$I251])" office:value-type="float"/>
          <table:table-cell table:formula="of:=MAX([.$J251])" office:value-type="float"/>
          <table:table-cell table:formula="of:=MAX([.$K251])" office:value-type="float"/>
          <table:table-cell table:formula="of:=MAX([.$L251])" office:value-type="float"/>
          <table:table-cell table:formula="of:=MAX([.$M251])" office:value-type="float"/>
          <table:table-cell table:formula="of:=MAX([.$N251])" office:value-type="float"/>
        </table:table-row>
        <table:table-row table:style-name="ro1">
          <table:table-cell office:value-type="string">
            <text:p>7000/ins_7000_7_0464</text:p>
          </table:table-cell>
          <table:table-cell office:value-type="float" office:value="0.205856"/>
          <table:table-cell office:value-type="float" office:value="0.19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88.0"/>
          <table:table-cell office:value-type="float" office:value="588.0"/>
          <table:table-cell office:value-type="float" office:value="6247.0"/>
          <table:table-cell office:value-type="float" office:value="1723.0"/>
          <table:table-cell office:value-type="float" office:value="0.0"/>
          <table:table-cell office:value-type="float" office:value="0.0"/>
          <table:table-cell table:formula="of:=MIN([.$B252])" office:value-type="float"/>
          <table:table-cell table:formula="of:=MIN([.$C252])" office:value-type="float"/>
          <table:table-cell table:formula="of:=MIN([.$D252])" office:value-type="float"/>
          <table:table-cell table:formula="of:=MIN([.$E252])" office:value-type="float"/>
          <table:table-cell table:formula="of:=MIN([.$F252])" office:value-type="float"/>
          <table:table-cell table:formula="of:=MIN([.$G252])" office:value-type="float"/>
          <table:table-cell table:formula="of:=MIN([.$H252])" office:value-type="float"/>
          <table:table-cell table:formula="of:=MIN([.$I252])" office:value-type="float"/>
          <table:table-cell table:formula="of:=MIN([.$J252])" office:value-type="float"/>
          <table:table-cell table:formula="of:=MIN([.$K252])" office:value-type="float"/>
          <table:table-cell table:formula="of:=MIN([.$L252])" office:value-type="float"/>
          <table:table-cell table:formula="of:=MIN([.$M252])" office:value-type="float"/>
          <table:table-cell table:formula="of:=MIN([.$N252])" office:value-type="float"/>
          <table:table-cell table:formula="of:=MEDIAN([.$B252])" office:value-type="float"/>
          <table:table-cell table:formula="of:=MEDIAN([.$C252])" office:value-type="float"/>
          <table:table-cell table:formula="of:=MEDIAN([.$D252])" office:value-type="float"/>
          <table:table-cell table:formula="of:=MEDIAN([.$E252])" office:value-type="float"/>
          <table:table-cell table:formula="of:=MEDIAN([.$F252])" office:value-type="float"/>
          <table:table-cell table:formula="of:=MEDIAN([.$G252])" office:value-type="float"/>
          <table:table-cell table:formula="of:=MEDIAN([.$H252])" office:value-type="float"/>
          <table:table-cell table:formula="of:=MEDIAN([.$I252])" office:value-type="float"/>
          <table:table-cell table:formula="of:=MEDIAN([.$J252])" office:value-type="float"/>
          <table:table-cell table:formula="of:=MEDIAN([.$K252])" office:value-type="float"/>
          <table:table-cell table:formula="of:=MEDIAN([.$L252])" office:value-type="float"/>
          <table:table-cell table:formula="of:=MEDIAN([.$M252])" office:value-type="float"/>
          <table:table-cell table:formula="of:=MEDIAN([.$N252])" office:value-type="float"/>
          <table:table-cell table:formula="of:=MAX([.$B252])" office:value-type="float"/>
          <table:table-cell table:formula="of:=MAX([.$C252])" office:value-type="float"/>
          <table:table-cell table:formula="of:=MAX([.$D252])" office:value-type="float"/>
          <table:table-cell table:formula="of:=MAX([.$E252])" office:value-type="float"/>
          <table:table-cell table:formula="of:=MAX([.$F252])" office:value-type="float"/>
          <table:table-cell table:formula="of:=MAX([.$G252])" office:value-type="float"/>
          <table:table-cell table:formula="of:=MAX([.$H252])" office:value-type="float"/>
          <table:table-cell table:formula="of:=MAX([.$I252])" office:value-type="float"/>
          <table:table-cell table:formula="of:=MAX([.$J252])" office:value-type="float"/>
          <table:table-cell table:formula="of:=MAX([.$K252])" office:value-type="float"/>
          <table:table-cell table:formula="of:=MAX([.$L252])" office:value-type="float"/>
          <table:table-cell table:formula="of:=MAX([.$M252])" office:value-type="float"/>
          <table:table-cell table:formula="of:=MAX([.$N252])" office:value-type="float"/>
        </table:table-row>
        <table:table-row table:style-name="ro1">
          <table:table-cell office:value-type="string">
            <text:p>7000/ins_7000_7_0474</text:p>
          </table:table-cell>
          <table:table-cell office:value-type="float" office:value="0.360985"/>
          <table:table-cell office:value-type="float" office:value="0.35"/>
          <table:table-cell office:value-type="float" office:value="0.14"/>
          <table:table-cell office:value-type="float" office:value="360.0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119619.0"/>
          <table:table-cell office:value-type="float" office:value="119619.0"/>
          <table:table-cell office:value-type="float" office:value="6663.0"/>
          <table:table-cell office:value-type="float" office:value="2202.0"/>
          <table:table-cell office:value-type="float" office:value="0.0"/>
          <table:table-cell office:value-type="float" office:value="0.0"/>
          <table:table-cell table:formula="of:=MIN([.$B253])" office:value-type="float"/>
          <table:table-cell table:formula="of:=MIN([.$C253])" office:value-type="float"/>
          <table:table-cell table:formula="of:=MIN([.$D253])" office:value-type="float"/>
          <table:table-cell table:formula="of:=MIN([.$E253])" office:value-type="float"/>
          <table:table-cell table:formula="of:=MIN([.$F253])" office:value-type="float"/>
          <table:table-cell table:formula="of:=MIN([.$G253])" office:value-type="float"/>
          <table:table-cell table:formula="of:=MIN([.$H253])" office:value-type="float"/>
          <table:table-cell table:formula="of:=MIN([.$I253])" office:value-type="float"/>
          <table:table-cell table:formula="of:=MIN([.$J253])" office:value-type="float"/>
          <table:table-cell table:formula="of:=MIN([.$K253])" office:value-type="float"/>
          <table:table-cell table:formula="of:=MIN([.$L253])" office:value-type="float"/>
          <table:table-cell table:formula="of:=MIN([.$M253])" office:value-type="float"/>
          <table:table-cell table:formula="of:=MIN([.$N253])" office:value-type="float"/>
          <table:table-cell table:formula="of:=MEDIAN([.$B253])" office:value-type="float"/>
          <table:table-cell table:formula="of:=MEDIAN([.$C253])" office:value-type="float"/>
          <table:table-cell table:formula="of:=MEDIAN([.$D253])" office:value-type="float"/>
          <table:table-cell table:formula="of:=MEDIAN([.$E253])" office:value-type="float"/>
          <table:table-cell table:formula="of:=MEDIAN([.$F253])" office:value-type="float"/>
          <table:table-cell table:formula="of:=MEDIAN([.$G253])" office:value-type="float"/>
          <table:table-cell table:formula="of:=MEDIAN([.$H253])" office:value-type="float"/>
          <table:table-cell table:formula="of:=MEDIAN([.$I253])" office:value-type="float"/>
          <table:table-cell table:formula="of:=MEDIAN([.$J253])" office:value-type="float"/>
          <table:table-cell table:formula="of:=MEDIAN([.$K253])" office:value-type="float"/>
          <table:table-cell table:formula="of:=MEDIAN([.$L253])" office:value-type="float"/>
          <table:table-cell table:formula="of:=MEDIAN([.$M253])" office:value-type="float"/>
          <table:table-cell table:formula="of:=MEDIAN([.$N253])" office:value-type="float"/>
          <table:table-cell table:formula="of:=MAX([.$B253])" office:value-type="float"/>
          <table:table-cell table:formula="of:=MAX([.$C253])" office:value-type="float"/>
          <table:table-cell table:formula="of:=MAX([.$D253])" office:value-type="float"/>
          <table:table-cell table:formula="of:=MAX([.$E253])" office:value-type="float"/>
          <table:table-cell table:formula="of:=MAX([.$F253])" office:value-type="float"/>
          <table:table-cell table:formula="of:=MAX([.$G253])" office:value-type="float"/>
          <table:table-cell table:formula="of:=MAX([.$H253])" office:value-type="float"/>
          <table:table-cell table:formula="of:=MAX([.$I253])" office:value-type="float"/>
          <table:table-cell table:formula="of:=MAX([.$J253])" office:value-type="float"/>
          <table:table-cell table:formula="of:=MAX([.$K253])" office:value-type="float"/>
          <table:table-cell table:formula="of:=MAX([.$L253])" office:value-type="float"/>
          <table:table-cell table:formula="of:=MAX([.$M253])" office:value-type="float"/>
          <table:table-cell table:formula="of:=MAX([.$N253])" office:value-type="float"/>
        </table:table-row>
        <table:table-row table:style-name="ro1">
          <table:table-cell office:value-type="string">
            <text:p>7000/ins_7000_7_0484</text:p>
          </table:table-cell>
          <table:table-cell office:value-type="float" office:value="0.172753"/>
          <table:table-cell office:value-type="float" office:value="0.16"/>
          <table:table-cell office:value-type="float" office:value="0.02"/>
          <table:table-cell office:value-type="float" office:value="68.0"/>
          <table:table-cell office:value-type="float" office:value="0.0"/>
          <table:table-cell office:value-type="float" office:value="0.0"/>
          <table:table-cell office:value-type="float" office:value="156.0"/>
          <table:table-cell office:value-type="float" office:value="15422.0"/>
          <table:table-cell office:value-type="float" office:value="15422.0"/>
          <table:table-cell office:value-type="float" office:value="4361.0"/>
          <table:table-cell office:value-type="float" office:value="1700.0"/>
          <table:table-cell office:value-type="float" office:value="0.0"/>
          <table:table-cell office:value-type="float" office:value="0.0"/>
          <table:table-cell table:formula="of:=MIN([.$B254])" office:value-type="float"/>
          <table:table-cell table:formula="of:=MIN([.$C254])" office:value-type="float"/>
          <table:table-cell table:formula="of:=MIN([.$D254])" office:value-type="float"/>
          <table:table-cell table:formula="of:=MIN([.$E254])" office:value-type="float"/>
          <table:table-cell table:formula="of:=MIN([.$F254])" office:value-type="float"/>
          <table:table-cell table:formula="of:=MIN([.$G254])" office:value-type="float"/>
          <table:table-cell table:formula="of:=MIN([.$H254])" office:value-type="float"/>
          <table:table-cell table:formula="of:=MIN([.$I254])" office:value-type="float"/>
          <table:table-cell table:formula="of:=MIN([.$J254])" office:value-type="float"/>
          <table:table-cell table:formula="of:=MIN([.$K254])" office:value-type="float"/>
          <table:table-cell table:formula="of:=MIN([.$L254])" office:value-type="float"/>
          <table:table-cell table:formula="of:=MIN([.$M254])" office:value-type="float"/>
          <table:table-cell table:formula="of:=MIN([.$N254])" office:value-type="float"/>
          <table:table-cell table:formula="of:=MEDIAN([.$B254])" office:value-type="float"/>
          <table:table-cell table:formula="of:=MEDIAN([.$C254])" office:value-type="float"/>
          <table:table-cell table:formula="of:=MEDIAN([.$D254])" office:value-type="float"/>
          <table:table-cell table:formula="of:=MEDIAN([.$E254])" office:value-type="float"/>
          <table:table-cell table:formula="of:=MEDIAN([.$F254])" office:value-type="float"/>
          <table:table-cell table:formula="of:=MEDIAN([.$G254])" office:value-type="float"/>
          <table:table-cell table:formula="of:=MEDIAN([.$H254])" office:value-type="float"/>
          <table:table-cell table:formula="of:=MEDIAN([.$I254])" office:value-type="float"/>
          <table:table-cell table:formula="of:=MEDIAN([.$J254])" office:value-type="float"/>
          <table:table-cell table:formula="of:=MEDIAN([.$K254])" office:value-type="float"/>
          <table:table-cell table:formula="of:=MEDIAN([.$L254])" office:value-type="float"/>
          <table:table-cell table:formula="of:=MEDIAN([.$M254])" office:value-type="float"/>
          <table:table-cell table:formula="of:=MEDIAN([.$N254])" office:value-type="float"/>
          <table:table-cell table:formula="of:=MAX([.$B254])" office:value-type="float"/>
          <table:table-cell table:formula="of:=MAX([.$C254])" office:value-type="float"/>
          <table:table-cell table:formula="of:=MAX([.$D254])" office:value-type="float"/>
          <table:table-cell table:formula="of:=MAX([.$E254])" office:value-type="float"/>
          <table:table-cell table:formula="of:=MAX([.$F254])" office:value-type="float"/>
          <table:table-cell table:formula="of:=MAX([.$G254])" office:value-type="float"/>
          <table:table-cell table:formula="of:=MAX([.$H254])" office:value-type="float"/>
          <table:table-cell table:formula="of:=MAX([.$I254])" office:value-type="float"/>
          <table:table-cell table:formula="of:=MAX([.$J254])" office:value-type="float"/>
          <table:table-cell table:formula="of:=MAX([.$K254])" office:value-type="float"/>
          <table:table-cell table:formula="of:=MAX([.$L254])" office:value-type="float"/>
          <table:table-cell table:formula="of:=MAX([.$M254])" office:value-type="float"/>
          <table:table-cell table:formula="of:=MAX([.$N254])" office:value-type="float"/>
        </table:table-row>
        <table:table-row table:style-name="ro1">
          <table:table-cell office:value-type="string">
            <text:p>7000/ins_7000_8_0404</text:p>
          </table:table-cell>
          <table:table-cell office:value-type="float" office:value="0.238267"/>
          <table:table-cell office:value-type="float" office:value="0.227"/>
          <table:table-cell office:value-type="float" office:value="0.03"/>
          <table:table-cell office:value-type="float" office:value="32.0"/>
          <table:table-cell office:value-type="float" office:value="0.0"/>
          <table:table-cell office:value-type="float" office:value="3.0"/>
          <table:table-cell office:value-type="float" office:value="769.0"/>
          <table:table-cell office:value-type="float" office:value="12010.0"/>
          <table:table-cell office:value-type="float" office:value="12010.0"/>
          <table:table-cell office:value-type="float" office:value="6702.0"/>
          <table:table-cell office:value-type="float" office:value="2445.0"/>
          <table:table-cell office:value-type="float" office:value="0.0"/>
          <table:table-cell office:value-type="float" office:value="0.0"/>
          <table:table-cell table:formula="of:=MIN([.$B255])" office:value-type="float"/>
          <table:table-cell table:formula="of:=MIN([.$C255])" office:value-type="float"/>
          <table:table-cell table:formula="of:=MIN([.$D255])" office:value-type="float"/>
          <table:table-cell table:formula="of:=MIN([.$E255])" office:value-type="float"/>
          <table:table-cell table:formula="of:=MIN([.$F255])" office:value-type="float"/>
          <table:table-cell table:formula="of:=MIN([.$G255])" office:value-type="float"/>
          <table:table-cell table:formula="of:=MIN([.$H255])" office:value-type="float"/>
          <table:table-cell table:formula="of:=MIN([.$I255])" office:value-type="float"/>
          <table:table-cell table:formula="of:=MIN([.$J255])" office:value-type="float"/>
          <table:table-cell table:formula="of:=MIN([.$K255])" office:value-type="float"/>
          <table:table-cell table:formula="of:=MIN([.$L255])" office:value-type="float"/>
          <table:table-cell table:formula="of:=MIN([.$M255])" office:value-type="float"/>
          <table:table-cell table:formula="of:=MIN([.$N255])" office:value-type="float"/>
          <table:table-cell table:formula="of:=MEDIAN([.$B255])" office:value-type="float"/>
          <table:table-cell table:formula="of:=MEDIAN([.$C255])" office:value-type="float"/>
          <table:table-cell table:formula="of:=MEDIAN([.$D255])" office:value-type="float"/>
          <table:table-cell table:formula="of:=MEDIAN([.$E255])" office:value-type="float"/>
          <table:table-cell table:formula="of:=MEDIAN([.$F255])" office:value-type="float"/>
          <table:table-cell table:formula="of:=MEDIAN([.$G255])" office:value-type="float"/>
          <table:table-cell table:formula="of:=MEDIAN([.$H255])" office:value-type="float"/>
          <table:table-cell table:formula="of:=MEDIAN([.$I255])" office:value-type="float"/>
          <table:table-cell table:formula="of:=MEDIAN([.$J255])" office:value-type="float"/>
          <table:table-cell table:formula="of:=MEDIAN([.$K255])" office:value-type="float"/>
          <table:table-cell table:formula="of:=MEDIAN([.$L255])" office:value-type="float"/>
          <table:table-cell table:formula="of:=MEDIAN([.$M255])" office:value-type="float"/>
          <table:table-cell table:formula="of:=MEDIAN([.$N255])" office:value-type="float"/>
          <table:table-cell table:formula="of:=MAX([.$B255])" office:value-type="float"/>
          <table:table-cell table:formula="of:=MAX([.$C255])" office:value-type="float"/>
          <table:table-cell table:formula="of:=MAX([.$D255])" office:value-type="float"/>
          <table:table-cell table:formula="of:=MAX([.$E255])" office:value-type="float"/>
          <table:table-cell table:formula="of:=MAX([.$F255])" office:value-type="float"/>
          <table:table-cell table:formula="of:=MAX([.$G255])" office:value-type="float"/>
          <table:table-cell table:formula="of:=MAX([.$H255])" office:value-type="float"/>
          <table:table-cell table:formula="of:=MAX([.$I255])" office:value-type="float"/>
          <table:table-cell table:formula="of:=MAX([.$J255])" office:value-type="float"/>
          <table:table-cell table:formula="of:=MAX([.$K255])" office:value-type="float"/>
          <table:table-cell table:formula="of:=MAX([.$L255])" office:value-type="float"/>
          <table:table-cell table:formula="of:=MAX([.$M255])" office:value-type="float"/>
          <table:table-cell table:formula="of:=MAX([.$N255])" office:value-type="float"/>
        </table:table-row>
        <table:table-row table:style-name="ro1">
          <table:table-cell office:value-type="string">
            <text:p>7000/ins_7000_8_0414</text:p>
          </table:table-cell>
          <table:table-cell office:value-type="float" office:value="0.208103"/>
          <table:table-cell office:value-type="float" office:value="0.197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3031.0"/>
          <table:table-cell office:value-type="float" office:value="3031.0"/>
          <table:table-cell office:value-type="float" office:value="6333.0"/>
          <table:table-cell office:value-type="float" office:value="1962.0"/>
          <table:table-cell office:value-type="float" office:value="0.0"/>
          <table:table-cell office:value-type="float" office:value="0.0"/>
          <table:table-cell table:formula="of:=MIN([.$B256])" office:value-type="float"/>
          <table:table-cell table:formula="of:=MIN([.$C256])" office:value-type="float"/>
          <table:table-cell table:formula="of:=MIN([.$D256])" office:value-type="float"/>
          <table:table-cell table:formula="of:=MIN([.$E256])" office:value-type="float"/>
          <table:table-cell table:formula="of:=MIN([.$F256])" office:value-type="float"/>
          <table:table-cell table:formula="of:=MIN([.$G256])" office:value-type="float"/>
          <table:table-cell table:formula="of:=MIN([.$H256])" office:value-type="float"/>
          <table:table-cell table:formula="of:=MIN([.$I256])" office:value-type="float"/>
          <table:table-cell table:formula="of:=MIN([.$J256])" office:value-type="float"/>
          <table:table-cell table:formula="of:=MIN([.$K256])" office:value-type="float"/>
          <table:table-cell table:formula="of:=MIN([.$L256])" office:value-type="float"/>
          <table:table-cell table:formula="of:=MIN([.$M256])" office:value-type="float"/>
          <table:table-cell table:formula="of:=MIN([.$N256])" office:value-type="float"/>
          <table:table-cell table:formula="of:=MEDIAN([.$B256])" office:value-type="float"/>
          <table:table-cell table:formula="of:=MEDIAN([.$C256])" office:value-type="float"/>
          <table:table-cell table:formula="of:=MEDIAN([.$D256])" office:value-type="float"/>
          <table:table-cell table:formula="of:=MEDIAN([.$E256])" office:value-type="float"/>
          <table:table-cell table:formula="of:=MEDIAN([.$F256])" office:value-type="float"/>
          <table:table-cell table:formula="of:=MEDIAN([.$G256])" office:value-type="float"/>
          <table:table-cell table:formula="of:=MEDIAN([.$H256])" office:value-type="float"/>
          <table:table-cell table:formula="of:=MEDIAN([.$I256])" office:value-type="float"/>
          <table:table-cell table:formula="of:=MEDIAN([.$J256])" office:value-type="float"/>
          <table:table-cell table:formula="of:=MEDIAN([.$K256])" office:value-type="float"/>
          <table:table-cell table:formula="of:=MEDIAN([.$L256])" office:value-type="float"/>
          <table:table-cell table:formula="of:=MEDIAN([.$M256])" office:value-type="float"/>
          <table:table-cell table:formula="of:=MEDIAN([.$N256])" office:value-type="float"/>
          <table:table-cell table:formula="of:=MAX([.$B256])" office:value-type="float"/>
          <table:table-cell table:formula="of:=MAX([.$C256])" office:value-type="float"/>
          <table:table-cell table:formula="of:=MAX([.$D256])" office:value-type="float"/>
          <table:table-cell table:formula="of:=MAX([.$E256])" office:value-type="float"/>
          <table:table-cell table:formula="of:=MAX([.$F256])" office:value-type="float"/>
          <table:table-cell table:formula="of:=MAX([.$G256])" office:value-type="float"/>
          <table:table-cell table:formula="of:=MAX([.$H256])" office:value-type="float"/>
          <table:table-cell table:formula="of:=MAX([.$I256])" office:value-type="float"/>
          <table:table-cell table:formula="of:=MAX([.$J256])" office:value-type="float"/>
          <table:table-cell table:formula="of:=MAX([.$K256])" office:value-type="float"/>
          <table:table-cell table:formula="of:=MAX([.$L256])" office:value-type="float"/>
          <table:table-cell table:formula="of:=MAX([.$M256])" office:value-type="float"/>
          <table:table-cell table:formula="of:=MAX([.$N256])" office:value-type="float"/>
        </table:table-row>
        <table:table-row table:style-name="ro1">
          <table:table-cell office:value-type="string">
            <text:p>7000/ins_7000_8_0424</text:p>
          </table:table-cell>
          <table:table-cell office:value-type="float" office:value="0.204043"/>
          <table:table-cell office:value-type="float" office:value="0.193"/>
          <table:table-cell office:value-type="float" office:value="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451.0"/>
          <table:table-cell office:value-type="float" office:value="2451.0"/>
          <table:table-cell office:value-type="float" office:value="6363.0"/>
          <table:table-cell office:value-type="float" office:value="1956.0"/>
          <table:table-cell office:value-type="float" office:value="0.0"/>
          <table:table-cell office:value-type="float" office:value="0.0"/>
          <table:table-cell table:formula="of:=MIN([.$B257])" office:value-type="float"/>
          <table:table-cell table:formula="of:=MIN([.$C257])" office:value-type="float"/>
          <table:table-cell table:formula="of:=MIN([.$D257])" office:value-type="float"/>
          <table:table-cell table:formula="of:=MIN([.$E257])" office:value-type="float"/>
          <table:table-cell table:formula="of:=MIN([.$F257])" office:value-type="float"/>
          <table:table-cell table:formula="of:=MIN([.$G257])" office:value-type="float"/>
          <table:table-cell table:formula="of:=MIN([.$H257])" office:value-type="float"/>
          <table:table-cell table:formula="of:=MIN([.$I257])" office:value-type="float"/>
          <table:table-cell table:formula="of:=MIN([.$J257])" office:value-type="float"/>
          <table:table-cell table:formula="of:=MIN([.$K257])" office:value-type="float"/>
          <table:table-cell table:formula="of:=MIN([.$L257])" office:value-type="float"/>
          <table:table-cell table:formula="of:=MIN([.$M257])" office:value-type="float"/>
          <table:table-cell table:formula="of:=MIN([.$N257])" office:value-type="float"/>
          <table:table-cell table:formula="of:=MEDIAN([.$B257])" office:value-type="float"/>
          <table:table-cell table:formula="of:=MEDIAN([.$C257])" office:value-type="float"/>
          <table:table-cell table:formula="of:=MEDIAN([.$D257])" office:value-type="float"/>
          <table:table-cell table:formula="of:=MEDIAN([.$E257])" office:value-type="float"/>
          <table:table-cell table:formula="of:=MEDIAN([.$F257])" office:value-type="float"/>
          <table:table-cell table:formula="of:=MEDIAN([.$G257])" office:value-type="float"/>
          <table:table-cell table:formula="of:=MEDIAN([.$H257])" office:value-type="float"/>
          <table:table-cell table:formula="of:=MEDIAN([.$I257])" office:value-type="float"/>
          <table:table-cell table:formula="of:=MEDIAN([.$J257])" office:value-type="float"/>
          <table:table-cell table:formula="of:=MEDIAN([.$K257])" office:value-type="float"/>
          <table:table-cell table:formula="of:=MEDIAN([.$L257])" office:value-type="float"/>
          <table:table-cell table:formula="of:=MEDIAN([.$M257])" office:value-type="float"/>
          <table:table-cell table:formula="of:=MEDIAN([.$N257])" office:value-type="float"/>
          <table:table-cell table:formula="of:=MAX([.$B257])" office:value-type="float"/>
          <table:table-cell table:formula="of:=MAX([.$C257])" office:value-type="float"/>
          <table:table-cell table:formula="of:=MAX([.$D257])" office:value-type="float"/>
          <table:table-cell table:formula="of:=MAX([.$E257])" office:value-type="float"/>
          <table:table-cell table:formula="of:=MAX([.$F257])" office:value-type="float"/>
          <table:table-cell table:formula="of:=MAX([.$G257])" office:value-type="float"/>
          <table:table-cell table:formula="of:=MAX([.$H257])" office:value-type="float"/>
          <table:table-cell table:formula="of:=MAX([.$I257])" office:value-type="float"/>
          <table:table-cell table:formula="of:=MAX([.$J257])" office:value-type="float"/>
          <table:table-cell table:formula="of:=MAX([.$K257])" office:value-type="float"/>
          <table:table-cell table:formula="of:=MAX([.$L257])" office:value-type="float"/>
          <table:table-cell table:formula="of:=MAX([.$M257])" office:value-type="float"/>
          <table:table-cell table:formula="of:=MAX([.$N257])" office:value-type="float"/>
        </table:table-row>
        <table:table-row table:style-name="ro1">
          <table:table-cell office:value-type="string">
            <text:p>7000/ins_7000_8_0434</text:p>
          </table:table-cell>
          <table:table-cell office:value-type="float" office:value="0.203894"/>
          <table:table-cell office:value-type="float" office:value="0.193"/>
          <table:table-cell office:value-type="float" office:value="0.01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4274.0"/>
          <table:table-cell office:value-type="float" office:value="4274.0"/>
          <table:table-cell office:value-type="float" office:value="6278.0"/>
          <table:table-cell office:value-type="float" office:value="1994.0"/>
          <table:table-cell office:value-type="float" office:value="0.0"/>
          <table:table-cell office:value-type="float" office:value="0.0"/>
          <table:table-cell table:formula="of:=MIN([.$B258])" office:value-type="float"/>
          <table:table-cell table:formula="of:=MIN([.$C258])" office:value-type="float"/>
          <table:table-cell table:formula="of:=MIN([.$D258])" office:value-type="float"/>
          <table:table-cell table:formula="of:=MIN([.$E258])" office:value-type="float"/>
          <table:table-cell table:formula="of:=MIN([.$F258])" office:value-type="float"/>
          <table:table-cell table:formula="of:=MIN([.$G258])" office:value-type="float"/>
          <table:table-cell table:formula="of:=MIN([.$H258])" office:value-type="float"/>
          <table:table-cell table:formula="of:=MIN([.$I258])" office:value-type="float"/>
          <table:table-cell table:formula="of:=MIN([.$J258])" office:value-type="float"/>
          <table:table-cell table:formula="of:=MIN([.$K258])" office:value-type="float"/>
          <table:table-cell table:formula="of:=MIN([.$L258])" office:value-type="float"/>
          <table:table-cell table:formula="of:=MIN([.$M258])" office:value-type="float"/>
          <table:table-cell table:formula="of:=MIN([.$N258])" office:value-type="float"/>
          <table:table-cell table:formula="of:=MEDIAN([.$B258])" office:value-type="float"/>
          <table:table-cell table:formula="of:=MEDIAN([.$C258])" office:value-type="float"/>
          <table:table-cell table:formula="of:=MEDIAN([.$D258])" office:value-type="float"/>
          <table:table-cell table:formula="of:=MEDIAN([.$E258])" office:value-type="float"/>
          <table:table-cell table:formula="of:=MEDIAN([.$F258])" office:value-type="float"/>
          <table:table-cell table:formula="of:=MEDIAN([.$G258])" office:value-type="float"/>
          <table:table-cell table:formula="of:=MEDIAN([.$H258])" office:value-type="float"/>
          <table:table-cell table:formula="of:=MEDIAN([.$I258])" office:value-type="float"/>
          <table:table-cell table:formula="of:=MEDIAN([.$J258])" office:value-type="float"/>
          <table:table-cell table:formula="of:=MEDIAN([.$K258])" office:value-type="float"/>
          <table:table-cell table:formula="of:=MEDIAN([.$L258])" office:value-type="float"/>
          <table:table-cell table:formula="of:=MEDIAN([.$M258])" office:value-type="float"/>
          <table:table-cell table:formula="of:=MEDIAN([.$N258])" office:value-type="float"/>
          <table:table-cell table:formula="of:=MAX([.$B258])" office:value-type="float"/>
          <table:table-cell table:formula="of:=MAX([.$C258])" office:value-type="float"/>
          <table:table-cell table:formula="of:=MAX([.$D258])" office:value-type="float"/>
          <table:table-cell table:formula="of:=MAX([.$E258])" office:value-type="float"/>
          <table:table-cell table:formula="of:=MAX([.$F258])" office:value-type="float"/>
          <table:table-cell table:formula="of:=MAX([.$G258])" office:value-type="float"/>
          <table:table-cell table:formula="of:=MAX([.$H258])" office:value-type="float"/>
          <table:table-cell table:formula="of:=MAX([.$I258])" office:value-type="float"/>
          <table:table-cell table:formula="of:=MAX([.$J258])" office:value-type="float"/>
          <table:table-cell table:formula="of:=MAX([.$K258])" office:value-type="float"/>
          <table:table-cell table:formula="of:=MAX([.$L258])" office:value-type="float"/>
          <table:table-cell table:formula="of:=MAX([.$M258])" office:value-type="float"/>
          <table:table-cell table:formula="of:=MAX([.$N258])" office:value-type="float"/>
        </table:table-row>
        <table:table-row table:style-name="ro1">
          <table:table-cell office:value-type="string">
            <text:p>7000/ins_7000_8_0444</text:p>
          </table:table-cell>
          <table:table-cell office:value-type="float" office:value="0.65122"/>
          <table:table-cell office:value-type="float" office:value="0.639"/>
          <table:table-cell office:value-type="float" office:value="0.43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971.0"/>
          <table:table-cell office:value-type="float" office:value="330426.0"/>
          <table:table-cell office:value-type="float" office:value="330426.0"/>
          <table:table-cell office:value-type="float" office:value="7049.0"/>
          <table:table-cell office:value-type="float" office:value="2658.0"/>
          <table:table-cell office:value-type="float" office:value="0.0"/>
          <table:table-cell office:value-type="float" office:value="0.0"/>
          <table:table-cell table:formula="of:=MIN([.$B259])" office:value-type="float"/>
          <table:table-cell table:formula="of:=MIN([.$C259])" office:value-type="float"/>
          <table:table-cell table:formula="of:=MIN([.$D259])" office:value-type="float"/>
          <table:table-cell table:formula="of:=MIN([.$E259])" office:value-type="float"/>
          <table:table-cell table:formula="of:=MIN([.$F259])" office:value-type="float"/>
          <table:table-cell table:formula="of:=MIN([.$G259])" office:value-type="float"/>
          <table:table-cell table:formula="of:=MIN([.$H259])" office:value-type="float"/>
          <table:table-cell table:formula="of:=MIN([.$I259])" office:value-type="float"/>
          <table:table-cell table:formula="of:=MIN([.$J259])" office:value-type="float"/>
          <table:table-cell table:formula="of:=MIN([.$K259])" office:value-type="float"/>
          <table:table-cell table:formula="of:=MIN([.$L259])" office:value-type="float"/>
          <table:table-cell table:formula="of:=MIN([.$M259])" office:value-type="float"/>
          <table:table-cell table:formula="of:=MIN([.$N259])" office:value-type="float"/>
          <table:table-cell table:formula="of:=MEDIAN([.$B259])" office:value-type="float"/>
          <table:table-cell table:formula="of:=MEDIAN([.$C259])" office:value-type="float"/>
          <table:table-cell table:formula="of:=MEDIAN([.$D259])" office:value-type="float"/>
          <table:table-cell table:formula="of:=MEDIAN([.$E259])" office:value-type="float"/>
          <table:table-cell table:formula="of:=MEDIAN([.$F259])" office:value-type="float"/>
          <table:table-cell table:formula="of:=MEDIAN([.$G259])" office:value-type="float"/>
          <table:table-cell table:formula="of:=MEDIAN([.$H259])" office:value-type="float"/>
          <table:table-cell table:formula="of:=MEDIAN([.$I259])" office:value-type="float"/>
          <table:table-cell table:formula="of:=MEDIAN([.$J259])" office:value-type="float"/>
          <table:table-cell table:formula="of:=MEDIAN([.$K259])" office:value-type="float"/>
          <table:table-cell table:formula="of:=MEDIAN([.$L259])" office:value-type="float"/>
          <table:table-cell table:formula="of:=MEDIAN([.$M259])" office:value-type="float"/>
          <table:table-cell table:formula="of:=MEDIAN([.$N259])" office:value-type="float"/>
          <table:table-cell table:formula="of:=MAX([.$B259])" office:value-type="float"/>
          <table:table-cell table:formula="of:=MAX([.$C259])" office:value-type="float"/>
          <table:table-cell table:formula="of:=MAX([.$D259])" office:value-type="float"/>
          <table:table-cell table:formula="of:=MAX([.$E259])" office:value-type="float"/>
          <table:table-cell table:formula="of:=MAX([.$F259])" office:value-type="float"/>
          <table:table-cell table:formula="of:=MAX([.$G259])" office:value-type="float"/>
          <table:table-cell table:formula="of:=MAX([.$H259])" office:value-type="float"/>
          <table:table-cell table:formula="of:=MAX([.$I259])" office:value-type="float"/>
          <table:table-cell table:formula="of:=MAX([.$J259])" office:value-type="float"/>
          <table:table-cell table:formula="of:=MAX([.$K259])" office:value-type="float"/>
          <table:table-cell table:formula="of:=MAX([.$L259])" office:value-type="float"/>
          <table:table-cell table:formula="of:=MAX([.$M259])" office:value-type="float"/>
          <table:table-cell table:formula="of:=MAX([.$N259])" office:value-type="float"/>
        </table:table-row>
        <table:table-row table:style-name="ro1">
          <table:table-cell office:value-type="string">
            <text:p>7000/ins_7000_8_0454</text:p>
          </table:table-cell>
          <table:table-cell office:value-type="float" office:value="0.408985"/>
          <table:table-cell office:value-type="float" office:value="0.398"/>
          <table:table-cell office:value-type="float" office:value="0.21"/>
          <table:table-cell office:value-type="float" office:value="456.0"/>
          <table:table-cell office:value-type="float" office:value="0.0"/>
          <table:table-cell office:value-type="float" office:value="3.0"/>
          <table:table-cell office:value-type="float" office:value="1636.0"/>
          <table:table-cell office:value-type="float" office:value="154895.0"/>
          <table:table-cell office:value-type="float" office:value="154895.0"/>
          <table:table-cell office:value-type="float" office:value="6358.0"/>
          <table:table-cell office:value-type="float" office:value="2293.0"/>
          <table:table-cell office:value-type="float" office:value="0.0"/>
          <table:table-cell office:value-type="float" office:value="0.0"/>
          <table:table-cell table:formula="of:=MIN([.$B260])" office:value-type="float"/>
          <table:table-cell table:formula="of:=MIN([.$C260])" office:value-type="float"/>
          <table:table-cell table:formula="of:=MIN([.$D260])" office:value-type="float"/>
          <table:table-cell table:formula="of:=MIN([.$E260])" office:value-type="float"/>
          <table:table-cell table:formula="of:=MIN([.$F260])" office:value-type="float"/>
          <table:table-cell table:formula="of:=MIN([.$G260])" office:value-type="float"/>
          <table:table-cell table:formula="of:=MIN([.$H260])" office:value-type="float"/>
          <table:table-cell table:formula="of:=MIN([.$I260])" office:value-type="float"/>
          <table:table-cell table:formula="of:=MIN([.$J260])" office:value-type="float"/>
          <table:table-cell table:formula="of:=MIN([.$K260])" office:value-type="float"/>
          <table:table-cell table:formula="of:=MIN([.$L260])" office:value-type="float"/>
          <table:table-cell table:formula="of:=MIN([.$M260])" office:value-type="float"/>
          <table:table-cell table:formula="of:=MIN([.$N260])" office:value-type="float"/>
          <table:table-cell table:formula="of:=MEDIAN([.$B260])" office:value-type="float"/>
          <table:table-cell table:formula="of:=MEDIAN([.$C260])" office:value-type="float"/>
          <table:table-cell table:formula="of:=MEDIAN([.$D260])" office:value-type="float"/>
          <table:table-cell table:formula="of:=MEDIAN([.$E260])" office:value-type="float"/>
          <table:table-cell table:formula="of:=MEDIAN([.$F260])" office:value-type="float"/>
          <table:table-cell table:formula="of:=MEDIAN([.$G260])" office:value-type="float"/>
          <table:table-cell table:formula="of:=MEDIAN([.$H260])" office:value-type="float"/>
          <table:table-cell table:formula="of:=MEDIAN([.$I260])" office:value-type="float"/>
          <table:table-cell table:formula="of:=MEDIAN([.$J260])" office:value-type="float"/>
          <table:table-cell table:formula="of:=MEDIAN([.$K260])" office:value-type="float"/>
          <table:table-cell table:formula="of:=MEDIAN([.$L260])" office:value-type="float"/>
          <table:table-cell table:formula="of:=MEDIAN([.$M260])" office:value-type="float"/>
          <table:table-cell table:formula="of:=MEDIAN([.$N260])" office:value-type="float"/>
          <table:table-cell table:formula="of:=MAX([.$B260])" office:value-type="float"/>
          <table:table-cell table:formula="of:=MAX([.$C260])" office:value-type="float"/>
          <table:table-cell table:formula="of:=MAX([.$D260])" office:value-type="float"/>
          <table:table-cell table:formula="of:=MAX([.$E260])" office:value-type="float"/>
          <table:table-cell table:formula="of:=MAX([.$F260])" office:value-type="float"/>
          <table:table-cell table:formula="of:=MAX([.$G260])" office:value-type="float"/>
          <table:table-cell table:formula="of:=MAX([.$H260])" office:value-type="float"/>
          <table:table-cell table:formula="of:=MAX([.$I260])" office:value-type="float"/>
          <table:table-cell table:formula="of:=MAX([.$J260])" office:value-type="float"/>
          <table:table-cell table:formula="of:=MAX([.$K260])" office:value-type="float"/>
          <table:table-cell table:formula="of:=MAX([.$L260])" office:value-type="float"/>
          <table:table-cell table:formula="of:=MAX([.$M260])" office:value-type="float"/>
          <table:table-cell table:formula="of:=MAX([.$N260])" office:value-type="float"/>
        </table:table-row>
        <table:table-row table:style-name="ro1">
          <table:table-cell office:value-type="string">
            <text:p>7000/ins_7000_8_0464</text:p>
          </table:table-cell>
          <table:table-cell office:value-type="float" office:value="0.206896"/>
          <table:table-cell office:value-type="float" office:value="0.196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425.0"/>
          <table:table-cell office:value-type="float" office:value="1425.0"/>
          <table:table-cell office:value-type="float" office:value="6266.0"/>
          <table:table-cell office:value-type="float" office:value="1762.0"/>
          <table:table-cell office:value-type="float" office:value="0.0"/>
          <table:table-cell office:value-type="float" office:value="0.0"/>
          <table:table-cell table:formula="of:=MIN([.$B261])" office:value-type="float"/>
          <table:table-cell table:formula="of:=MIN([.$C261])" office:value-type="float"/>
          <table:table-cell table:formula="of:=MIN([.$D261])" office:value-type="float"/>
          <table:table-cell table:formula="of:=MIN([.$E261])" office:value-type="float"/>
          <table:table-cell table:formula="of:=MIN([.$F261])" office:value-type="float"/>
          <table:table-cell table:formula="of:=MIN([.$G261])" office:value-type="float"/>
          <table:table-cell table:formula="of:=MIN([.$H261])" office:value-type="float"/>
          <table:table-cell table:formula="of:=MIN([.$I261])" office:value-type="float"/>
          <table:table-cell table:formula="of:=MIN([.$J261])" office:value-type="float"/>
          <table:table-cell table:formula="of:=MIN([.$K261])" office:value-type="float"/>
          <table:table-cell table:formula="of:=MIN([.$L261])" office:value-type="float"/>
          <table:table-cell table:formula="of:=MIN([.$M261])" office:value-type="float"/>
          <table:table-cell table:formula="of:=MIN([.$N261])" office:value-type="float"/>
          <table:table-cell table:formula="of:=MEDIAN([.$B261])" office:value-type="float"/>
          <table:table-cell table:formula="of:=MEDIAN([.$C261])" office:value-type="float"/>
          <table:table-cell table:formula="of:=MEDIAN([.$D261])" office:value-type="float"/>
          <table:table-cell table:formula="of:=MEDIAN([.$E261])" office:value-type="float"/>
          <table:table-cell table:formula="of:=MEDIAN([.$F261])" office:value-type="float"/>
          <table:table-cell table:formula="of:=MEDIAN([.$G261])" office:value-type="float"/>
          <table:table-cell table:formula="of:=MEDIAN([.$H261])" office:value-type="float"/>
          <table:table-cell table:formula="of:=MEDIAN([.$I261])" office:value-type="float"/>
          <table:table-cell table:formula="of:=MEDIAN([.$J261])" office:value-type="float"/>
          <table:table-cell table:formula="of:=MEDIAN([.$K261])" office:value-type="float"/>
          <table:table-cell table:formula="of:=MEDIAN([.$L261])" office:value-type="float"/>
          <table:table-cell table:formula="of:=MEDIAN([.$M261])" office:value-type="float"/>
          <table:table-cell table:formula="of:=MEDIAN([.$N261])" office:value-type="float"/>
          <table:table-cell table:formula="of:=MAX([.$B261])" office:value-type="float"/>
          <table:table-cell table:formula="of:=MAX([.$C261])" office:value-type="float"/>
          <table:table-cell table:formula="of:=MAX([.$D261])" office:value-type="float"/>
          <table:table-cell table:formula="of:=MAX([.$E261])" office:value-type="float"/>
          <table:table-cell table:formula="of:=MAX([.$F261])" office:value-type="float"/>
          <table:table-cell table:formula="of:=MAX([.$G261])" office:value-type="float"/>
          <table:table-cell table:formula="of:=MAX([.$H261])" office:value-type="float"/>
          <table:table-cell table:formula="of:=MAX([.$I261])" office:value-type="float"/>
          <table:table-cell table:formula="of:=MAX([.$J261])" office:value-type="float"/>
          <table:table-cell table:formula="of:=MAX([.$K261])" office:value-type="float"/>
          <table:table-cell table:formula="of:=MAX([.$L261])" office:value-type="float"/>
          <table:table-cell table:formula="of:=MAX([.$M261])" office:value-type="float"/>
          <table:table-cell table:formula="of:=MAX([.$N261])" office:value-type="float"/>
        </table:table-row>
        <table:table-row table:style-name="ro1">
          <table:table-cell office:value-type="string">
            <text:p>7000/ins_7000_8_0474</text:p>
          </table:table-cell>
          <table:table-cell office:value-type="float" office:value="0.25361"/>
          <table:table-cell office:value-type="float" office:value="0.242"/>
          <table:table-cell office:value-type="float" office:value="0.05"/>
          <table:table-cell office:value-type="float" office:value="128.0"/>
          <table:table-cell office:value-type="float" office:value="0.0"/>
          <table:table-cell office:value-type="float" office:value="1.0"/>
          <table:table-cell office:value-type="float" office:value="357.0"/>
          <table:table-cell office:value-type="float" office:value="35101.0"/>
          <table:table-cell office:value-type="float" office:value="35101.0"/>
          <table:table-cell office:value-type="float" office:value="6520.0"/>
          <table:table-cell office:value-type="float" office:value="2009.0"/>
          <table:table-cell office:value-type="float" office:value="0.0"/>
          <table:table-cell office:value-type="float" office:value="0.0"/>
          <table:table-cell table:formula="of:=MIN([.$B262])" office:value-type="float"/>
          <table:table-cell table:formula="of:=MIN([.$C262])" office:value-type="float"/>
          <table:table-cell table:formula="of:=MIN([.$D262])" office:value-type="float"/>
          <table:table-cell table:formula="of:=MIN([.$E262])" office:value-type="float"/>
          <table:table-cell table:formula="of:=MIN([.$F262])" office:value-type="float"/>
          <table:table-cell table:formula="of:=MIN([.$G262])" office:value-type="float"/>
          <table:table-cell table:formula="of:=MIN([.$H262])" office:value-type="float"/>
          <table:table-cell table:formula="of:=MIN([.$I262])" office:value-type="float"/>
          <table:table-cell table:formula="of:=MIN([.$J262])" office:value-type="float"/>
          <table:table-cell table:formula="of:=MIN([.$K262])" office:value-type="float"/>
          <table:table-cell table:formula="of:=MIN([.$L262])" office:value-type="float"/>
          <table:table-cell table:formula="of:=MIN([.$M262])" office:value-type="float"/>
          <table:table-cell table:formula="of:=MIN([.$N262])" office:value-type="float"/>
          <table:table-cell table:formula="of:=MEDIAN([.$B262])" office:value-type="float"/>
          <table:table-cell table:formula="of:=MEDIAN([.$C262])" office:value-type="float"/>
          <table:table-cell table:formula="of:=MEDIAN([.$D262])" office:value-type="float"/>
          <table:table-cell table:formula="of:=MEDIAN([.$E262])" office:value-type="float"/>
          <table:table-cell table:formula="of:=MEDIAN([.$F262])" office:value-type="float"/>
          <table:table-cell table:formula="of:=MEDIAN([.$G262])" office:value-type="float"/>
          <table:table-cell table:formula="of:=MEDIAN([.$H262])" office:value-type="float"/>
          <table:table-cell table:formula="of:=MEDIAN([.$I262])" office:value-type="float"/>
          <table:table-cell table:formula="of:=MEDIAN([.$J262])" office:value-type="float"/>
          <table:table-cell table:formula="of:=MEDIAN([.$K262])" office:value-type="float"/>
          <table:table-cell table:formula="of:=MEDIAN([.$L262])" office:value-type="float"/>
          <table:table-cell table:formula="of:=MEDIAN([.$M262])" office:value-type="float"/>
          <table:table-cell table:formula="of:=MEDIAN([.$N262])" office:value-type="float"/>
          <table:table-cell table:formula="of:=MAX([.$B262])" office:value-type="float"/>
          <table:table-cell table:formula="of:=MAX([.$C262])" office:value-type="float"/>
          <table:table-cell table:formula="of:=MAX([.$D262])" office:value-type="float"/>
          <table:table-cell table:formula="of:=MAX([.$E262])" office:value-type="float"/>
          <table:table-cell table:formula="of:=MAX([.$F262])" office:value-type="float"/>
          <table:table-cell table:formula="of:=MAX([.$G262])" office:value-type="float"/>
          <table:table-cell table:formula="of:=MAX([.$H262])" office:value-type="float"/>
          <table:table-cell table:formula="of:=MAX([.$I262])" office:value-type="float"/>
          <table:table-cell table:formula="of:=MAX([.$J262])" office:value-type="float"/>
          <table:table-cell table:formula="of:=MAX([.$K262])" office:value-type="float"/>
          <table:table-cell table:formula="of:=MAX([.$L262])" office:value-type="float"/>
          <table:table-cell table:formula="of:=MAX([.$M262])" office:value-type="float"/>
          <table:table-cell table:formula="of:=MAX([.$N262])" office:value-type="float"/>
        </table:table-row>
        <table:table-row table:style-name="ro1">
          <table:table-cell office:value-type="string">
            <text:p>7000/ins_7000_8_0484</text:p>
          </table:table-cell>
          <table:table-cell office:value-type="float" office:value="0.713312"/>
          <table:table-cell office:value-type="float" office:value="0.702"/>
          <table:table-cell office:value-type="float" office:value="0.54"/>
          <table:table-cell office:value-type="float" office:value="735.0"/>
          <table:table-cell office:value-type="float" office:value="0.0"/>
          <table:table-cell office:value-type="float" office:value="0.0"/>
          <table:table-cell office:value-type="float" office:value="1033.0"/>
          <table:table-cell office:value-type="float" office:value="380398.0"/>
          <table:table-cell office:value-type="float" office:value="380398.0"/>
          <table:table-cell office:value-type="float" office:value="5698.0"/>
          <table:table-cell office:value-type="float" office:value="4239.0"/>
          <table:table-cell office:value-type="float" office:value="0.0"/>
          <table:table-cell office:value-type="float" office:value="0.0"/>
          <table:table-cell table:formula="of:=MIN([.$B263])" office:value-type="float"/>
          <table:table-cell table:formula="of:=MIN([.$C263])" office:value-type="float"/>
          <table:table-cell table:formula="of:=MIN([.$D263])" office:value-type="float"/>
          <table:table-cell table:formula="of:=MIN([.$E263])" office:value-type="float"/>
          <table:table-cell table:formula="of:=MIN([.$F263])" office:value-type="float"/>
          <table:table-cell table:formula="of:=MIN([.$G263])" office:value-type="float"/>
          <table:table-cell table:formula="of:=MIN([.$H263])" office:value-type="float"/>
          <table:table-cell table:formula="of:=MIN([.$I263])" office:value-type="float"/>
          <table:table-cell table:formula="of:=MIN([.$J263])" office:value-type="float"/>
          <table:table-cell table:formula="of:=MIN([.$K263])" office:value-type="float"/>
          <table:table-cell table:formula="of:=MIN([.$L263])" office:value-type="float"/>
          <table:table-cell table:formula="of:=MIN([.$M263])" office:value-type="float"/>
          <table:table-cell table:formula="of:=MIN([.$N263])" office:value-type="float"/>
          <table:table-cell table:formula="of:=MEDIAN([.$B263])" office:value-type="float"/>
          <table:table-cell table:formula="of:=MEDIAN([.$C263])" office:value-type="float"/>
          <table:table-cell table:formula="of:=MEDIAN([.$D263])" office:value-type="float"/>
          <table:table-cell table:formula="of:=MEDIAN([.$E263])" office:value-type="float"/>
          <table:table-cell table:formula="of:=MEDIAN([.$F263])" office:value-type="float"/>
          <table:table-cell table:formula="of:=MEDIAN([.$G263])" office:value-type="float"/>
          <table:table-cell table:formula="of:=MEDIAN([.$H263])" office:value-type="float"/>
          <table:table-cell table:formula="of:=MEDIAN([.$I263])" office:value-type="float"/>
          <table:table-cell table:formula="of:=MEDIAN([.$J263])" office:value-type="float"/>
          <table:table-cell table:formula="of:=MEDIAN([.$K263])" office:value-type="float"/>
          <table:table-cell table:formula="of:=MEDIAN([.$L263])" office:value-type="float"/>
          <table:table-cell table:formula="of:=MEDIAN([.$M263])" office:value-type="float"/>
          <table:table-cell table:formula="of:=MEDIAN([.$N263])" office:value-type="float"/>
          <table:table-cell table:formula="of:=MAX([.$B263])" office:value-type="float"/>
          <table:table-cell table:formula="of:=MAX([.$C263])" office:value-type="float"/>
          <table:table-cell table:formula="of:=MAX([.$D263])" office:value-type="float"/>
          <table:table-cell table:formula="of:=MAX([.$E263])" office:value-type="float"/>
          <table:table-cell table:formula="of:=MAX([.$F263])" office:value-type="float"/>
          <table:table-cell table:formula="of:=MAX([.$G263])" office:value-type="float"/>
          <table:table-cell table:formula="of:=MAX([.$H263])" office:value-type="float"/>
          <table:table-cell table:formula="of:=MAX([.$I263])" office:value-type="float"/>
          <table:table-cell table:formula="of:=MAX([.$J263])" office:value-type="float"/>
          <table:table-cell table:formula="of:=MAX([.$K263])" office:value-type="float"/>
          <table:table-cell table:formula="of:=MAX([.$L263])" office:value-type="float"/>
          <table:table-cell table:formula="of:=MAX([.$M263])" office:value-type="float"/>
          <table:table-cell table:formula="of:=MAX([.$N263])" office:value-type="float"/>
        </table:table-row>
        <table:table-row table:style-name="ro1">
          <table:table-cell office:value-type="string">
            <text:p>7000/ins_7000_9_0404</text:p>
          </table:table-cell>
          <table:table-cell office:value-type="float" office:value="0.314135"/>
          <table:table-cell office:value-type="float" office:value="0.303"/>
          <table:table-cell office:value-type="float" office:value="0.11"/>
          <table:table-cell office:value-type="float" office:value="184.0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57966.0"/>
          <table:table-cell office:value-type="float" office:value="57966.0"/>
          <table:table-cell office:value-type="float" office:value="6856.0"/>
          <table:table-cell office:value-type="float" office:value="2592.0"/>
          <table:table-cell office:value-type="float" office:value="0.0"/>
          <table:table-cell office:value-type="float" office:value="0.0"/>
          <table:table-cell table:formula="of:=MIN([.$B264])" office:value-type="float"/>
          <table:table-cell table:formula="of:=MIN([.$C264])" office:value-type="float"/>
          <table:table-cell table:formula="of:=MIN([.$D264])" office:value-type="float"/>
          <table:table-cell table:formula="of:=MIN([.$E264])" office:value-type="float"/>
          <table:table-cell table:formula="of:=MIN([.$F264])" office:value-type="float"/>
          <table:table-cell table:formula="of:=MIN([.$G264])" office:value-type="float"/>
          <table:table-cell table:formula="of:=MIN([.$H264])" office:value-type="float"/>
          <table:table-cell table:formula="of:=MIN([.$I264])" office:value-type="float"/>
          <table:table-cell table:formula="of:=MIN([.$J264])" office:value-type="float"/>
          <table:table-cell table:formula="of:=MIN([.$K264])" office:value-type="float"/>
          <table:table-cell table:formula="of:=MIN([.$L264])" office:value-type="float"/>
          <table:table-cell table:formula="of:=MIN([.$M264])" office:value-type="float"/>
          <table:table-cell table:formula="of:=MIN([.$N264])" office:value-type="float"/>
          <table:table-cell table:formula="of:=MEDIAN([.$B264])" office:value-type="float"/>
          <table:table-cell table:formula="of:=MEDIAN([.$C264])" office:value-type="float"/>
          <table:table-cell table:formula="of:=MEDIAN([.$D264])" office:value-type="float"/>
          <table:table-cell table:formula="of:=MEDIAN([.$E264])" office:value-type="float"/>
          <table:table-cell table:formula="of:=MEDIAN([.$F264])" office:value-type="float"/>
          <table:table-cell table:formula="of:=MEDIAN([.$G264])" office:value-type="float"/>
          <table:table-cell table:formula="of:=MEDIAN([.$H264])" office:value-type="float"/>
          <table:table-cell table:formula="of:=MEDIAN([.$I264])" office:value-type="float"/>
          <table:table-cell table:formula="of:=MEDIAN([.$J264])" office:value-type="float"/>
          <table:table-cell table:formula="of:=MEDIAN([.$K264])" office:value-type="float"/>
          <table:table-cell table:formula="of:=MEDIAN([.$L264])" office:value-type="float"/>
          <table:table-cell table:formula="of:=MEDIAN([.$M264])" office:value-type="float"/>
          <table:table-cell table:formula="of:=MEDIAN([.$N264])" office:value-type="float"/>
          <table:table-cell table:formula="of:=MAX([.$B264])" office:value-type="float"/>
          <table:table-cell table:formula="of:=MAX([.$C264])" office:value-type="float"/>
          <table:table-cell table:formula="of:=MAX([.$D264])" office:value-type="float"/>
          <table:table-cell table:formula="of:=MAX([.$E264])" office:value-type="float"/>
          <table:table-cell table:formula="of:=MAX([.$F264])" office:value-type="float"/>
          <table:table-cell table:formula="of:=MAX([.$G264])" office:value-type="float"/>
          <table:table-cell table:formula="of:=MAX([.$H264])" office:value-type="float"/>
          <table:table-cell table:formula="of:=MAX([.$I264])" office:value-type="float"/>
          <table:table-cell table:formula="of:=MAX([.$J264])" office:value-type="float"/>
          <table:table-cell table:formula="of:=MAX([.$K264])" office:value-type="float"/>
          <table:table-cell table:formula="of:=MAX([.$L264])" office:value-type="float"/>
          <table:table-cell table:formula="of:=MAX([.$M264])" office:value-type="float"/>
          <table:table-cell table:formula="of:=MAX([.$N264])" office:value-type="float"/>
        </table:table-row>
        <table:table-row table:style-name="ro1">
          <table:table-cell office:value-type="string">
            <text:p>7000/ins_7000_9_0414</text:p>
          </table:table-cell>
          <table:table-cell office:value-type="float" office:value="0.317648"/>
          <table:table-cell office:value-type="float" office:value="0.307"/>
          <table:table-cell office:value-type="float" office:value="0.11"/>
          <table:table-cell office:value-type="float" office:value="26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89198.0"/>
          <table:table-cell office:value-type="float" office:value="89198.0"/>
          <table:table-cell office:value-type="float" office:value="6737.0"/>
          <table:table-cell office:value-type="float" office:value="2514.0"/>
          <table:table-cell office:value-type="float" office:value="0.0"/>
          <table:table-cell office:value-type="float" office:value="0.0"/>
          <table:table-cell table:formula="of:=MIN([.$B265])" office:value-type="float"/>
          <table:table-cell table:formula="of:=MIN([.$C265])" office:value-type="float"/>
          <table:table-cell table:formula="of:=MIN([.$D265])" office:value-type="float"/>
          <table:table-cell table:formula="of:=MIN([.$E265])" office:value-type="float"/>
          <table:table-cell table:formula="of:=MIN([.$F265])" office:value-type="float"/>
          <table:table-cell table:formula="of:=MIN([.$G265])" office:value-type="float"/>
          <table:table-cell table:formula="of:=MIN([.$H265])" office:value-type="float"/>
          <table:table-cell table:formula="of:=MIN([.$I265])" office:value-type="float"/>
          <table:table-cell table:formula="of:=MIN([.$J265])" office:value-type="float"/>
          <table:table-cell table:formula="of:=MIN([.$K265])" office:value-type="float"/>
          <table:table-cell table:formula="of:=MIN([.$L265])" office:value-type="float"/>
          <table:table-cell table:formula="of:=MIN([.$M265])" office:value-type="float"/>
          <table:table-cell table:formula="of:=MIN([.$N265])" office:value-type="float"/>
          <table:table-cell table:formula="of:=MEDIAN([.$B265])" office:value-type="float"/>
          <table:table-cell table:formula="of:=MEDIAN([.$C265])" office:value-type="float"/>
          <table:table-cell table:formula="of:=MEDIAN([.$D265])" office:value-type="float"/>
          <table:table-cell table:formula="of:=MEDIAN([.$E265])" office:value-type="float"/>
          <table:table-cell table:formula="of:=MEDIAN([.$F265])" office:value-type="float"/>
          <table:table-cell table:formula="of:=MEDIAN([.$G265])" office:value-type="float"/>
          <table:table-cell table:formula="of:=MEDIAN([.$H265])" office:value-type="float"/>
          <table:table-cell table:formula="of:=MEDIAN([.$I265])" office:value-type="float"/>
          <table:table-cell table:formula="of:=MEDIAN([.$J265])" office:value-type="float"/>
          <table:table-cell table:formula="of:=MEDIAN([.$K265])" office:value-type="float"/>
          <table:table-cell table:formula="of:=MEDIAN([.$L265])" office:value-type="float"/>
          <table:table-cell table:formula="of:=MEDIAN([.$M265])" office:value-type="float"/>
          <table:table-cell table:formula="of:=MEDIAN([.$N265])" office:value-type="float"/>
          <table:table-cell table:formula="of:=MAX([.$B265])" office:value-type="float"/>
          <table:table-cell table:formula="of:=MAX([.$C265])" office:value-type="float"/>
          <table:table-cell table:formula="of:=MAX([.$D265])" office:value-type="float"/>
          <table:table-cell table:formula="of:=MAX([.$E265])" office:value-type="float"/>
          <table:table-cell table:formula="of:=MAX([.$F265])" office:value-type="float"/>
          <table:table-cell table:formula="of:=MAX([.$G265])" office:value-type="float"/>
          <table:table-cell table:formula="of:=MAX([.$H265])" office:value-type="float"/>
          <table:table-cell table:formula="of:=MAX([.$I265])" office:value-type="float"/>
          <table:table-cell table:formula="of:=MAX([.$J265])" office:value-type="float"/>
          <table:table-cell table:formula="of:=MAX([.$K265])" office:value-type="float"/>
          <table:table-cell table:formula="of:=MAX([.$L265])" office:value-type="float"/>
          <table:table-cell table:formula="of:=MAX([.$M265])" office:value-type="float"/>
          <table:table-cell table:formula="of:=MAX([.$N265])" office:value-type="float"/>
        </table:table-row>
        <table:table-row table:style-name="ro1">
          <table:table-cell office:value-type="string">
            <text:p>7000/ins_7000_9_0424</text:p>
          </table:table-cell>
          <table:table-cell office:value-type="float" office:value="0.208032"/>
          <table:table-cell office:value-type="float" office:value="0.197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1747.0"/>
          <table:table-cell office:value-type="float" office:value="1747.0"/>
          <table:table-cell office:value-type="float" office:value="6480.0"/>
          <table:table-cell office:value-type="float" office:value="1924.0"/>
          <table:table-cell office:value-type="float" office:value="0.0"/>
          <table:table-cell office:value-type="float" office:value="0.0"/>
          <table:table-cell table:formula="of:=MIN([.$B266])" office:value-type="float"/>
          <table:table-cell table:formula="of:=MIN([.$C266])" office:value-type="float"/>
          <table:table-cell table:formula="of:=MIN([.$D266])" office:value-type="float"/>
          <table:table-cell table:formula="of:=MIN([.$E266])" office:value-type="float"/>
          <table:table-cell table:formula="of:=MIN([.$F266])" office:value-type="float"/>
          <table:table-cell table:formula="of:=MIN([.$G266])" office:value-type="float"/>
          <table:table-cell table:formula="of:=MIN([.$H266])" office:value-type="float"/>
          <table:table-cell table:formula="of:=MIN([.$I266])" office:value-type="float"/>
          <table:table-cell table:formula="of:=MIN([.$J266])" office:value-type="float"/>
          <table:table-cell table:formula="of:=MIN([.$K266])" office:value-type="float"/>
          <table:table-cell table:formula="of:=MIN([.$L266])" office:value-type="float"/>
          <table:table-cell table:formula="of:=MIN([.$M266])" office:value-type="float"/>
          <table:table-cell table:formula="of:=MIN([.$N266])" office:value-type="float"/>
          <table:table-cell table:formula="of:=MEDIAN([.$B266])" office:value-type="float"/>
          <table:table-cell table:formula="of:=MEDIAN([.$C266])" office:value-type="float"/>
          <table:table-cell table:formula="of:=MEDIAN([.$D266])" office:value-type="float"/>
          <table:table-cell table:formula="of:=MEDIAN([.$E266])" office:value-type="float"/>
          <table:table-cell table:formula="of:=MEDIAN([.$F266])" office:value-type="float"/>
          <table:table-cell table:formula="of:=MEDIAN([.$G266])" office:value-type="float"/>
          <table:table-cell table:formula="of:=MEDIAN([.$H266])" office:value-type="float"/>
          <table:table-cell table:formula="of:=MEDIAN([.$I266])" office:value-type="float"/>
          <table:table-cell table:formula="of:=MEDIAN([.$J266])" office:value-type="float"/>
          <table:table-cell table:formula="of:=MEDIAN([.$K266])" office:value-type="float"/>
          <table:table-cell table:formula="of:=MEDIAN([.$L266])" office:value-type="float"/>
          <table:table-cell table:formula="of:=MEDIAN([.$M266])" office:value-type="float"/>
          <table:table-cell table:formula="of:=MEDIAN([.$N266])" office:value-type="float"/>
          <table:table-cell table:formula="of:=MAX([.$B266])" office:value-type="float"/>
          <table:table-cell table:formula="of:=MAX([.$C266])" office:value-type="float"/>
          <table:table-cell table:formula="of:=MAX([.$D266])" office:value-type="float"/>
          <table:table-cell table:formula="of:=MAX([.$E266])" office:value-type="float"/>
          <table:table-cell table:formula="of:=MAX([.$F266])" office:value-type="float"/>
          <table:table-cell table:formula="of:=MAX([.$G266])" office:value-type="float"/>
          <table:table-cell table:formula="of:=MAX([.$H266])" office:value-type="float"/>
          <table:table-cell table:formula="of:=MAX([.$I266])" office:value-type="float"/>
          <table:table-cell table:formula="of:=MAX([.$J266])" office:value-type="float"/>
          <table:table-cell table:formula="of:=MAX([.$K266])" office:value-type="float"/>
          <table:table-cell table:formula="of:=MAX([.$L266])" office:value-type="float"/>
          <table:table-cell table:formula="of:=MAX([.$M266])" office:value-type="float"/>
          <table:table-cell table:formula="of:=MAX([.$N266])" office:value-type="float"/>
        </table:table-row>
        <table:table-row table:style-name="ro1">
          <table:table-cell office:value-type="string">
            <text:p>7000/ins_7000_9_0434</text:p>
          </table:table-cell>
          <table:table-cell office:value-type="float" office:value="1.18844"/>
          <table:table-cell office:value-type="float" office:value="1.171"/>
          <table:table-cell office:value-type="float" office:value="0.9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27.0"/>
          <table:table-cell office:value-type="float" office:value="675649.0"/>
          <table:table-cell office:value-type="float" office:value="675649.0"/>
          <table:table-cell office:value-type="float" office:value="8582.0"/>
          <table:table-cell office:value-type="float" office:value="5916.0"/>
          <table:table-cell office:value-type="float" office:value="0.0"/>
          <table:table-cell office:value-type="float" office:value="0.0"/>
          <table:table-cell table:formula="of:=MIN([.$B267])" office:value-type="float"/>
          <table:table-cell table:formula="of:=MIN([.$C267])" office:value-type="float"/>
          <table:table-cell table:formula="of:=MIN([.$D267])" office:value-type="float"/>
          <table:table-cell table:formula="of:=MIN([.$E267])" office:value-type="float"/>
          <table:table-cell table:formula="of:=MIN([.$F267])" office:value-type="float"/>
          <table:table-cell table:formula="of:=MIN([.$G267])" office:value-type="float"/>
          <table:table-cell table:formula="of:=MIN([.$H267])" office:value-type="float"/>
          <table:table-cell table:formula="of:=MIN([.$I267])" office:value-type="float"/>
          <table:table-cell table:formula="of:=MIN([.$J267])" office:value-type="float"/>
          <table:table-cell table:formula="of:=MIN([.$K267])" office:value-type="float"/>
          <table:table-cell table:formula="of:=MIN([.$L267])" office:value-type="float"/>
          <table:table-cell table:formula="of:=MIN([.$M267])" office:value-type="float"/>
          <table:table-cell table:formula="of:=MIN([.$N267])" office:value-type="float"/>
          <table:table-cell table:formula="of:=MEDIAN([.$B267])" office:value-type="float"/>
          <table:table-cell table:formula="of:=MEDIAN([.$C267])" office:value-type="float"/>
          <table:table-cell table:formula="of:=MEDIAN([.$D267])" office:value-type="float"/>
          <table:table-cell table:formula="of:=MEDIAN([.$E267])" office:value-type="float"/>
          <table:table-cell table:formula="of:=MEDIAN([.$F267])" office:value-type="float"/>
          <table:table-cell table:formula="of:=MEDIAN([.$G267])" office:value-type="float"/>
          <table:table-cell table:formula="of:=MEDIAN([.$H267])" office:value-type="float"/>
          <table:table-cell table:formula="of:=MEDIAN([.$I267])" office:value-type="float"/>
          <table:table-cell table:formula="of:=MEDIAN([.$J267])" office:value-type="float"/>
          <table:table-cell table:formula="of:=MEDIAN([.$K267])" office:value-type="float"/>
          <table:table-cell table:formula="of:=MEDIAN([.$L267])" office:value-type="float"/>
          <table:table-cell table:formula="of:=MEDIAN([.$M267])" office:value-type="float"/>
          <table:table-cell table:formula="of:=MEDIAN([.$N267])" office:value-type="float"/>
          <table:table-cell table:formula="of:=MAX([.$B267])" office:value-type="float"/>
          <table:table-cell table:formula="of:=MAX([.$C267])" office:value-type="float"/>
          <table:table-cell table:formula="of:=MAX([.$D267])" office:value-type="float"/>
          <table:table-cell table:formula="of:=MAX([.$E267])" office:value-type="float"/>
          <table:table-cell table:formula="of:=MAX([.$F267])" office:value-type="float"/>
          <table:table-cell table:formula="of:=MAX([.$G267])" office:value-type="float"/>
          <table:table-cell table:formula="of:=MAX([.$H267])" office:value-type="float"/>
          <table:table-cell table:formula="of:=MAX([.$I267])" office:value-type="float"/>
          <table:table-cell table:formula="of:=MAX([.$J267])" office:value-type="float"/>
          <table:table-cell table:formula="of:=MAX([.$K267])" office:value-type="float"/>
          <table:table-cell table:formula="of:=MAX([.$L267])" office:value-type="float"/>
          <table:table-cell table:formula="of:=MAX([.$M267])" office:value-type="float"/>
          <table:table-cell table:formula="of:=MAX([.$N267])" office:value-type="float"/>
        </table:table-row>
        <table:table-row table:style-name="ro1">
          <table:table-cell office:value-type="string">
            <text:p>7000/ins_7000_9_0444</text:p>
          </table:table-cell>
          <table:table-cell office:value-type="float" office:value="0.582641"/>
          <table:table-cell office:value-type="float" office:value="0.571"/>
          <table:table-cell office:value-type="float" office:value="0.3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507.0"/>
          <table:table-cell office:value-type="float" office:value="281095.0"/>
          <table:table-cell office:value-type="float" office:value="281095.0"/>
          <table:table-cell office:value-type="float" office:value="7052.0"/>
          <table:table-cell office:value-type="float" office:value="2685.0"/>
          <table:table-cell office:value-type="float" office:value="0.0"/>
          <table:table-cell office:value-type="float" office:value="0.0"/>
          <table:table-cell table:formula="of:=MIN([.$B268])" office:value-type="float"/>
          <table:table-cell table:formula="of:=MIN([.$C268])" office:value-type="float"/>
          <table:table-cell table:formula="of:=MIN([.$D268])" office:value-type="float"/>
          <table:table-cell table:formula="of:=MIN([.$E268])" office:value-type="float"/>
          <table:table-cell table:formula="of:=MIN([.$F268])" office:value-type="float"/>
          <table:table-cell table:formula="of:=MIN([.$G268])" office:value-type="float"/>
          <table:table-cell table:formula="of:=MIN([.$H268])" office:value-type="float"/>
          <table:table-cell table:formula="of:=MIN([.$I268])" office:value-type="float"/>
          <table:table-cell table:formula="of:=MIN([.$J268])" office:value-type="float"/>
          <table:table-cell table:formula="of:=MIN([.$K268])" office:value-type="float"/>
          <table:table-cell table:formula="of:=MIN([.$L268])" office:value-type="float"/>
          <table:table-cell table:formula="of:=MIN([.$M268])" office:value-type="float"/>
          <table:table-cell table:formula="of:=MIN([.$N268])" office:value-type="float"/>
          <table:table-cell table:formula="of:=MEDIAN([.$B268])" office:value-type="float"/>
          <table:table-cell table:formula="of:=MEDIAN([.$C268])" office:value-type="float"/>
          <table:table-cell table:formula="of:=MEDIAN([.$D268])" office:value-type="float"/>
          <table:table-cell table:formula="of:=MEDIAN([.$E268])" office:value-type="float"/>
          <table:table-cell table:formula="of:=MEDIAN([.$F268])" office:value-type="float"/>
          <table:table-cell table:formula="of:=MEDIAN([.$G268])" office:value-type="float"/>
          <table:table-cell table:formula="of:=MEDIAN([.$H268])" office:value-type="float"/>
          <table:table-cell table:formula="of:=MEDIAN([.$I268])" office:value-type="float"/>
          <table:table-cell table:formula="of:=MEDIAN([.$J268])" office:value-type="float"/>
          <table:table-cell table:formula="of:=MEDIAN([.$K268])" office:value-type="float"/>
          <table:table-cell table:formula="of:=MEDIAN([.$L268])" office:value-type="float"/>
          <table:table-cell table:formula="of:=MEDIAN([.$M268])" office:value-type="float"/>
          <table:table-cell table:formula="of:=MEDIAN([.$N268])" office:value-type="float"/>
          <table:table-cell table:formula="of:=MAX([.$B268])" office:value-type="float"/>
          <table:table-cell table:formula="of:=MAX([.$C268])" office:value-type="float"/>
          <table:table-cell table:formula="of:=MAX([.$D268])" office:value-type="float"/>
          <table:table-cell table:formula="of:=MAX([.$E268])" office:value-type="float"/>
          <table:table-cell table:formula="of:=MAX([.$F268])" office:value-type="float"/>
          <table:table-cell table:formula="of:=MAX([.$G268])" office:value-type="float"/>
          <table:table-cell table:formula="of:=MAX([.$H268])" office:value-type="float"/>
          <table:table-cell table:formula="of:=MAX([.$I268])" office:value-type="float"/>
          <table:table-cell table:formula="of:=MAX([.$J268])" office:value-type="float"/>
          <table:table-cell table:formula="of:=MAX([.$K268])" office:value-type="float"/>
          <table:table-cell table:formula="of:=MAX([.$L268])" office:value-type="float"/>
          <table:table-cell table:formula="of:=MAX([.$M268])" office:value-type="float"/>
          <table:table-cell table:formula="of:=MAX([.$N268])" office:value-type="float"/>
        </table:table-row>
        <table:table-row table:style-name="ro1">
          <table:table-cell office:value-type="string">
            <text:p>7000/ins_7000_9_0454</text:p>
          </table:table-cell>
          <table:table-cell office:value-type="float" office:value="0.712426"/>
          <table:table-cell office:value-type="float" office:value="0.701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742.0"/>
          <table:table-cell office:value-type="float" office:value="358057.0"/>
          <table:table-cell office:value-type="float" office:value="358057.0"/>
          <table:table-cell office:value-type="float" office:value="6746.0"/>
          <table:table-cell office:value-type="float" office:value="2878.0"/>
          <table:table-cell office:value-type="float" office:value="0.0"/>
          <table:table-cell office:value-type="float" office:value="0.0"/>
          <table:table-cell table:formula="of:=MIN([.$B269])" office:value-type="float"/>
          <table:table-cell table:formula="of:=MIN([.$C269])" office:value-type="float"/>
          <table:table-cell table:formula="of:=MIN([.$D269])" office:value-type="float"/>
          <table:table-cell table:formula="of:=MIN([.$E269])" office:value-type="float"/>
          <table:table-cell table:formula="of:=MIN([.$F269])" office:value-type="float"/>
          <table:table-cell table:formula="of:=MIN([.$G269])" office:value-type="float"/>
          <table:table-cell table:formula="of:=MIN([.$H269])" office:value-type="float"/>
          <table:table-cell table:formula="of:=MIN([.$I269])" office:value-type="float"/>
          <table:table-cell table:formula="of:=MIN([.$J269])" office:value-type="float"/>
          <table:table-cell table:formula="of:=MIN([.$K269])" office:value-type="float"/>
          <table:table-cell table:formula="of:=MIN([.$L269])" office:value-type="float"/>
          <table:table-cell table:formula="of:=MIN([.$M269])" office:value-type="float"/>
          <table:table-cell table:formula="of:=MIN([.$N269])" office:value-type="float"/>
          <table:table-cell table:formula="of:=MEDIAN([.$B269])" office:value-type="float"/>
          <table:table-cell table:formula="of:=MEDIAN([.$C269])" office:value-type="float"/>
          <table:table-cell table:formula="of:=MEDIAN([.$D269])" office:value-type="float"/>
          <table:table-cell table:formula="of:=MEDIAN([.$E269])" office:value-type="float"/>
          <table:table-cell table:formula="of:=MEDIAN([.$F269])" office:value-type="float"/>
          <table:table-cell table:formula="of:=MEDIAN([.$G269])" office:value-type="float"/>
          <table:table-cell table:formula="of:=MEDIAN([.$H269])" office:value-type="float"/>
          <table:table-cell table:formula="of:=MEDIAN([.$I269])" office:value-type="float"/>
          <table:table-cell table:formula="of:=MEDIAN([.$J269])" office:value-type="float"/>
          <table:table-cell table:formula="of:=MEDIAN([.$K269])" office:value-type="float"/>
          <table:table-cell table:formula="of:=MEDIAN([.$L269])" office:value-type="float"/>
          <table:table-cell table:formula="of:=MEDIAN([.$M269])" office:value-type="float"/>
          <table:table-cell table:formula="of:=MEDIAN([.$N269])" office:value-type="float"/>
          <table:table-cell table:formula="of:=MAX([.$B269])" office:value-type="float"/>
          <table:table-cell table:formula="of:=MAX([.$C269])" office:value-type="float"/>
          <table:table-cell table:formula="of:=MAX([.$D269])" office:value-type="float"/>
          <table:table-cell table:formula="of:=MAX([.$E269])" office:value-type="float"/>
          <table:table-cell table:formula="of:=MAX([.$F269])" office:value-type="float"/>
          <table:table-cell table:formula="of:=MAX([.$G269])" office:value-type="float"/>
          <table:table-cell table:formula="of:=MAX([.$H269])" office:value-type="float"/>
          <table:table-cell table:formula="of:=MAX([.$I269])" office:value-type="float"/>
          <table:table-cell table:formula="of:=MAX([.$J269])" office:value-type="float"/>
          <table:table-cell table:formula="of:=MAX([.$K269])" office:value-type="float"/>
          <table:table-cell table:formula="of:=MAX([.$L269])" office:value-type="float"/>
          <table:table-cell table:formula="of:=MAX([.$M269])" office:value-type="float"/>
          <table:table-cell table:formula="of:=MAX([.$N269])" office:value-type="float"/>
        </table:table-row>
        <table:table-row table:style-name="ro1">
          <table:table-cell office:value-type="string">
            <text:p>7000/ins_7000_9_0464</text:p>
          </table:table-cell>
          <table:table-cell office:value-type="float" office:value="0.288813"/>
          <table:table-cell office:value-type="float" office:value="0.277"/>
          <table:table-cell office:value-type="float" office:value="0.08"/>
          <table:table-cell office:value-type="float" office:value="216.0"/>
          <table:table-cell office:value-type="float" office:value="0.0"/>
          <table:table-cell office:value-type="float" office:value="0.0"/>
          <table:table-cell office:value-type="float" office:value="259.0"/>
          <table:table-cell office:value-type="float" office:value="72294.0"/>
          <table:table-cell office:value-type="float" office:value="72294.0"/>
          <table:table-cell office:value-type="float" office:value="6616.0"/>
          <table:table-cell office:value-type="float" office:value="2283.0"/>
          <table:table-cell office:value-type="float" office:value="0.0"/>
          <table:table-cell office:value-type="float" office:value="0.0"/>
          <table:table-cell table:formula="of:=MIN([.$B270])" office:value-type="float"/>
          <table:table-cell table:formula="of:=MIN([.$C270])" office:value-type="float"/>
          <table:table-cell table:formula="of:=MIN([.$D270])" office:value-type="float"/>
          <table:table-cell table:formula="of:=MIN([.$E270])" office:value-type="float"/>
          <table:table-cell table:formula="of:=MIN([.$F270])" office:value-type="float"/>
          <table:table-cell table:formula="of:=MIN([.$G270])" office:value-type="float"/>
          <table:table-cell table:formula="of:=MIN([.$H270])" office:value-type="float"/>
          <table:table-cell table:formula="of:=MIN([.$I270])" office:value-type="float"/>
          <table:table-cell table:formula="of:=MIN([.$J270])" office:value-type="float"/>
          <table:table-cell table:formula="of:=MIN([.$K270])" office:value-type="float"/>
          <table:table-cell table:formula="of:=MIN([.$L270])" office:value-type="float"/>
          <table:table-cell table:formula="of:=MIN([.$M270])" office:value-type="float"/>
          <table:table-cell table:formula="of:=MIN([.$N270])" office:value-type="float"/>
          <table:table-cell table:formula="of:=MEDIAN([.$B270])" office:value-type="float"/>
          <table:table-cell table:formula="of:=MEDIAN([.$C270])" office:value-type="float"/>
          <table:table-cell table:formula="of:=MEDIAN([.$D270])" office:value-type="float"/>
          <table:table-cell table:formula="of:=MEDIAN([.$E270])" office:value-type="float"/>
          <table:table-cell table:formula="of:=MEDIAN([.$F270])" office:value-type="float"/>
          <table:table-cell table:formula="of:=MEDIAN([.$G270])" office:value-type="float"/>
          <table:table-cell table:formula="of:=MEDIAN([.$H270])" office:value-type="float"/>
          <table:table-cell table:formula="of:=MEDIAN([.$I270])" office:value-type="float"/>
          <table:table-cell table:formula="of:=MEDIAN([.$J270])" office:value-type="float"/>
          <table:table-cell table:formula="of:=MEDIAN([.$K270])" office:value-type="float"/>
          <table:table-cell table:formula="of:=MEDIAN([.$L270])" office:value-type="float"/>
          <table:table-cell table:formula="of:=MEDIAN([.$M270])" office:value-type="float"/>
          <table:table-cell table:formula="of:=MEDIAN([.$N270])" office:value-type="float"/>
          <table:table-cell table:formula="of:=MAX([.$B270])" office:value-type="float"/>
          <table:table-cell table:formula="of:=MAX([.$C270])" office:value-type="float"/>
          <table:table-cell table:formula="of:=MAX([.$D270])" office:value-type="float"/>
          <table:table-cell table:formula="of:=MAX([.$E270])" office:value-type="float"/>
          <table:table-cell table:formula="of:=MAX([.$F270])" office:value-type="float"/>
          <table:table-cell table:formula="of:=MAX([.$G270])" office:value-type="float"/>
          <table:table-cell table:formula="of:=MAX([.$H270])" office:value-type="float"/>
          <table:table-cell table:formula="of:=MAX([.$I270])" office:value-type="float"/>
          <table:table-cell table:formula="of:=MAX([.$J270])" office:value-type="float"/>
          <table:table-cell table:formula="of:=MAX([.$K270])" office:value-type="float"/>
          <table:table-cell table:formula="of:=MAX([.$L270])" office:value-type="float"/>
          <table:table-cell table:formula="of:=MAX([.$M270])" office:value-type="float"/>
          <table:table-cell table:formula="of:=MAX([.$N270])" office:value-type="float"/>
        </table:table-row>
        <table:table-row table:style-name="ro1">
          <table:table-cell office:value-type="string">
            <text:p>7000/ins_7000_9_0474</text:p>
          </table:table-cell>
          <table:table-cell office:value-type="float" office:value="0.518937"/>
          <table:table-cell office:value-type="float" office:value="0.508"/>
          <table:table-cell office:value-type="float" office:value="0.3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98.0"/>
          <table:table-cell office:value-type="float" office:value="276814.0"/>
          <table:table-cell office:value-type="float" office:value="276814.0"/>
          <table:table-cell office:value-type="float" office:value="6852.0"/>
          <table:table-cell office:value-type="float" office:value="2528.0"/>
          <table:table-cell office:value-type="float" office:value="0.0"/>
          <table:table-cell office:value-type="float" office:value="0.0"/>
          <table:table-cell table:formula="of:=MIN([.$B271])" office:value-type="float"/>
          <table:table-cell table:formula="of:=MIN([.$C271])" office:value-type="float"/>
          <table:table-cell table:formula="of:=MIN([.$D271])" office:value-type="float"/>
          <table:table-cell table:formula="of:=MIN([.$E271])" office:value-type="float"/>
          <table:table-cell table:formula="of:=MIN([.$F271])" office:value-type="float"/>
          <table:table-cell table:formula="of:=MIN([.$G271])" office:value-type="float"/>
          <table:table-cell table:formula="of:=MIN([.$H271])" office:value-type="float"/>
          <table:table-cell table:formula="of:=MIN([.$I271])" office:value-type="float"/>
          <table:table-cell table:formula="of:=MIN([.$J271])" office:value-type="float"/>
          <table:table-cell table:formula="of:=MIN([.$K271])" office:value-type="float"/>
          <table:table-cell table:formula="of:=MIN([.$L271])" office:value-type="float"/>
          <table:table-cell table:formula="of:=MIN([.$M271])" office:value-type="float"/>
          <table:table-cell table:formula="of:=MIN([.$N271])" office:value-type="float"/>
          <table:table-cell table:formula="of:=MEDIAN([.$B271])" office:value-type="float"/>
          <table:table-cell table:formula="of:=MEDIAN([.$C271])" office:value-type="float"/>
          <table:table-cell table:formula="of:=MEDIAN([.$D271])" office:value-type="float"/>
          <table:table-cell table:formula="of:=MEDIAN([.$E271])" office:value-type="float"/>
          <table:table-cell table:formula="of:=MEDIAN([.$F271])" office:value-type="float"/>
          <table:table-cell table:formula="of:=MEDIAN([.$G271])" office:value-type="float"/>
          <table:table-cell table:formula="of:=MEDIAN([.$H271])" office:value-type="float"/>
          <table:table-cell table:formula="of:=MEDIAN([.$I271])" office:value-type="float"/>
          <table:table-cell table:formula="of:=MEDIAN([.$J271])" office:value-type="float"/>
          <table:table-cell table:formula="of:=MEDIAN([.$K271])" office:value-type="float"/>
          <table:table-cell table:formula="of:=MEDIAN([.$L271])" office:value-type="float"/>
          <table:table-cell table:formula="of:=MEDIAN([.$M271])" office:value-type="float"/>
          <table:table-cell table:formula="of:=MEDIAN([.$N271])" office:value-type="float"/>
          <table:table-cell table:formula="of:=MAX([.$B271])" office:value-type="float"/>
          <table:table-cell table:formula="of:=MAX([.$C271])" office:value-type="float"/>
          <table:table-cell table:formula="of:=MAX([.$D271])" office:value-type="float"/>
          <table:table-cell table:formula="of:=MAX([.$E271])" office:value-type="float"/>
          <table:table-cell table:formula="of:=MAX([.$F271])" office:value-type="float"/>
          <table:table-cell table:formula="of:=MAX([.$G271])" office:value-type="float"/>
          <table:table-cell table:formula="of:=MAX([.$H271])" office:value-type="float"/>
          <table:table-cell table:formula="of:=MAX([.$I271])" office:value-type="float"/>
          <table:table-cell table:formula="of:=MAX([.$J271])" office:value-type="float"/>
          <table:table-cell table:formula="of:=MAX([.$K271])" office:value-type="float"/>
          <table:table-cell table:formula="of:=MAX([.$L271])" office:value-type="float"/>
          <table:table-cell table:formula="of:=MAX([.$M271])" office:value-type="float"/>
          <table:table-cell table:formula="of:=MAX([.$N271])" office:value-type="float"/>
        </table:table-row>
        <table:table-row table:style-name="ro1">
          <table:table-cell office:value-type="string">
            <text:p>7000/ins_7000_9_0484</text:p>
          </table:table-cell>
          <table:table-cell office:value-type="float" office:value="0.686957"/>
          <table:table-cell office:value-type="float" office:value="0.675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40.0"/>
          <table:table-cell office:value-type="float" office:value="358035.0"/>
          <table:table-cell office:value-type="float" office:value="358035.0"/>
          <table:table-cell office:value-type="float" office:value="6144.0"/>
          <table:table-cell office:value-type="float" office:value="5356.0"/>
          <table:table-cell office:value-type="float" office:value="0.0"/>
          <table:table-cell office:value-type="float" office:value="0.0"/>
          <table:table-cell table:formula="of:=MIN([.$B272])" office:value-type="float"/>
          <table:table-cell table:formula="of:=MIN([.$C272])" office:value-type="float"/>
          <table:table-cell table:formula="of:=MIN([.$D272])" office:value-type="float"/>
          <table:table-cell table:formula="of:=MIN([.$E272])" office:value-type="float"/>
          <table:table-cell table:formula="of:=MIN([.$F272])" office:value-type="float"/>
          <table:table-cell table:formula="of:=MIN([.$G272])" office:value-type="float"/>
          <table:table-cell table:formula="of:=MIN([.$H272])" office:value-type="float"/>
          <table:table-cell table:formula="of:=MIN([.$I272])" office:value-type="float"/>
          <table:table-cell table:formula="of:=MIN([.$J272])" office:value-type="float"/>
          <table:table-cell table:formula="of:=MIN([.$K272])" office:value-type="float"/>
          <table:table-cell table:formula="of:=MIN([.$L272])" office:value-type="float"/>
          <table:table-cell table:formula="of:=MIN([.$M272])" office:value-type="float"/>
          <table:table-cell table:formula="of:=MIN([.$N272])" office:value-type="float"/>
          <table:table-cell table:formula="of:=MEDIAN([.$B272])" office:value-type="float"/>
          <table:table-cell table:formula="of:=MEDIAN([.$C272])" office:value-type="float"/>
          <table:table-cell table:formula="of:=MEDIAN([.$D272])" office:value-type="float"/>
          <table:table-cell table:formula="of:=MEDIAN([.$E272])" office:value-type="float"/>
          <table:table-cell table:formula="of:=MEDIAN([.$F272])" office:value-type="float"/>
          <table:table-cell table:formula="of:=MEDIAN([.$G272])" office:value-type="float"/>
          <table:table-cell table:formula="of:=MEDIAN([.$H272])" office:value-type="float"/>
          <table:table-cell table:formula="of:=MEDIAN([.$I272])" office:value-type="float"/>
          <table:table-cell table:formula="of:=MEDIAN([.$J272])" office:value-type="float"/>
          <table:table-cell table:formula="of:=MEDIAN([.$K272])" office:value-type="float"/>
          <table:table-cell table:formula="of:=MEDIAN([.$L272])" office:value-type="float"/>
          <table:table-cell table:formula="of:=MEDIAN([.$M272])" office:value-type="float"/>
          <table:table-cell table:formula="of:=MEDIAN([.$N272])" office:value-type="float"/>
          <table:table-cell table:formula="of:=MAX([.$B272])" office:value-type="float"/>
          <table:table-cell table:formula="of:=MAX([.$C272])" office:value-type="float"/>
          <table:table-cell table:formula="of:=MAX([.$D272])" office:value-type="float"/>
          <table:table-cell table:formula="of:=MAX([.$E272])" office:value-type="float"/>
          <table:table-cell table:formula="of:=MAX([.$F272])" office:value-type="float"/>
          <table:table-cell table:formula="of:=MAX([.$G272])" office:value-type="float"/>
          <table:table-cell table:formula="of:=MAX([.$H272])" office:value-type="float"/>
          <table:table-cell table:formula="of:=MAX([.$I272])" office:value-type="float"/>
          <table:table-cell table:formula="of:=MAX([.$J272])" office:value-type="float"/>
          <table:table-cell table:formula="of:=MAX([.$K272])" office:value-type="float"/>
          <table:table-cell table:formula="of:=MAX([.$L272])" office:value-type="float"/>
          <table:table-cell table:formula="of:=MAX([.$M272])" office:value-type="float"/>
          <table:table-cell table:formula="of:=MAX([.$N272])" office:value-type="float"/>
        </table:table-row>
        <table:table-row table:style-name="ro1">
          <table:table-cell office:value-type="string">
            <text:p>8000/ins_8000_0_0404</text:p>
          </table:table-cell>
          <table:table-cell office:value-type="float" office:value="3.99706"/>
          <table:table-cell office:value-type="float" office:value="3.985"/>
          <table:table-cell office:value-type="float" office:value="3.75"/>
          <table:table-cell office:value-type="float" office:value="571.0"/>
          <table:table-cell office:value-type="float" office:value="0.0"/>
          <table:table-cell office:value-type="float" office:value="15.0"/>
          <table:table-cell office:value-type="float" office:value="103407.0"/>
          <table:table-cell office:value-type="float" office:value="409154.0"/>
          <table:table-cell office:value-type="float" office:value="409154.0"/>
          <table:table-cell office:value-type="float" office:value="8097.0"/>
          <table:table-cell office:value-type="float" office:value="3327.0"/>
          <table:table-cell office:value-type="float" office:value="0.0"/>
          <table:table-cell office:value-type="float" office:value="0.0"/>
          <table:table-cell table:formula="of:=MIN([.$B273])" office:value-type="float"/>
          <table:table-cell table:formula="of:=MIN([.$C273])" office:value-type="float"/>
          <table:table-cell table:formula="of:=MIN([.$D273])" office:value-type="float"/>
          <table:table-cell table:formula="of:=MIN([.$E273])" office:value-type="float"/>
          <table:table-cell table:formula="of:=MIN([.$F273])" office:value-type="float"/>
          <table:table-cell table:formula="of:=MIN([.$G273])" office:value-type="float"/>
          <table:table-cell table:formula="of:=MIN([.$H273])" office:value-type="float"/>
          <table:table-cell table:formula="of:=MIN([.$I273])" office:value-type="float"/>
          <table:table-cell table:formula="of:=MIN([.$J273])" office:value-type="float"/>
          <table:table-cell table:formula="of:=MIN([.$K273])" office:value-type="float"/>
          <table:table-cell table:formula="of:=MIN([.$L273])" office:value-type="float"/>
          <table:table-cell table:formula="of:=MIN([.$M273])" office:value-type="float"/>
          <table:table-cell table:formula="of:=MIN([.$N273])" office:value-type="float"/>
          <table:table-cell table:formula="of:=MEDIAN([.$B273])" office:value-type="float"/>
          <table:table-cell table:formula="of:=MEDIAN([.$C273])" office:value-type="float"/>
          <table:table-cell table:formula="of:=MEDIAN([.$D273])" office:value-type="float"/>
          <table:table-cell table:formula="of:=MEDIAN([.$E273])" office:value-type="float"/>
          <table:table-cell table:formula="of:=MEDIAN([.$F273])" office:value-type="float"/>
          <table:table-cell table:formula="of:=MEDIAN([.$G273])" office:value-type="float"/>
          <table:table-cell table:formula="of:=MEDIAN([.$H273])" office:value-type="float"/>
          <table:table-cell table:formula="of:=MEDIAN([.$I273])" office:value-type="float"/>
          <table:table-cell table:formula="of:=MEDIAN([.$J273])" office:value-type="float"/>
          <table:table-cell table:formula="of:=MEDIAN([.$K273])" office:value-type="float"/>
          <table:table-cell table:formula="of:=MEDIAN([.$L273])" office:value-type="float"/>
          <table:table-cell table:formula="of:=MEDIAN([.$M273])" office:value-type="float"/>
          <table:table-cell table:formula="of:=MEDIAN([.$N273])" office:value-type="float"/>
          <table:table-cell table:formula="of:=MAX([.$B273])" office:value-type="float"/>
          <table:table-cell table:formula="of:=MAX([.$C273])" office:value-type="float"/>
          <table:table-cell table:formula="of:=MAX([.$D273])" office:value-type="float"/>
          <table:table-cell table:formula="of:=MAX([.$E273])" office:value-type="float"/>
          <table:table-cell table:formula="of:=MAX([.$F273])" office:value-type="float"/>
          <table:table-cell table:formula="of:=MAX([.$G273])" office:value-type="float"/>
          <table:table-cell table:formula="of:=MAX([.$H273])" office:value-type="float"/>
          <table:table-cell table:formula="of:=MAX([.$I273])" office:value-type="float"/>
          <table:table-cell table:formula="of:=MAX([.$J273])" office:value-type="float"/>
          <table:table-cell table:formula="of:=MAX([.$K273])" office:value-type="float"/>
          <table:table-cell table:formula="of:=MAX([.$L273])" office:value-type="float"/>
          <table:table-cell table:formula="of:=MAX([.$M273])" office:value-type="float"/>
          <table:table-cell table:formula="of:=MAX([.$N273])" office:value-type="float"/>
        </table:table-row>
        <table:table-row table:style-name="ro1">
          <table:table-cell office:value-type="string">
            <text:p>8000/ins_8000_0_0414</text:p>
          </table:table-cell>
          <table:table-cell office:value-type="float" office:value="1.21415"/>
          <table:table-cell office:value-type="float" office:value="1.201"/>
          <table:table-cell office:value-type="float" office:value="0.95"/>
          <table:table-cell office:value-type="float" office:value="120.0"/>
          <table:table-cell office:value-type="float" office:value="0.0"/>
          <table:table-cell office:value-type="float" office:value="12.0"/>
          <table:table-cell office:value-type="float" office:value="30006.0"/>
          <table:table-cell office:value-type="float" office:value="93239.0"/>
          <table:table-cell office:value-type="float" office:value="93239.0"/>
          <table:table-cell office:value-type="float" office:value="7834.0"/>
          <table:table-cell office:value-type="float" office:value="2993.0"/>
          <table:table-cell office:value-type="float" office:value="0.0"/>
          <table:table-cell office:value-type="float" office:value="0.0"/>
          <table:table-cell table:formula="of:=MIN([.$B274])" office:value-type="float"/>
          <table:table-cell table:formula="of:=MIN([.$C274])" office:value-type="float"/>
          <table:table-cell table:formula="of:=MIN([.$D274])" office:value-type="float"/>
          <table:table-cell table:formula="of:=MIN([.$E274])" office:value-type="float"/>
          <table:table-cell table:formula="of:=MIN([.$F274])" office:value-type="float"/>
          <table:table-cell table:formula="of:=MIN([.$G274])" office:value-type="float"/>
          <table:table-cell table:formula="of:=MIN([.$H274])" office:value-type="float"/>
          <table:table-cell table:formula="of:=MIN([.$I274])" office:value-type="float"/>
          <table:table-cell table:formula="of:=MIN([.$J274])" office:value-type="float"/>
          <table:table-cell table:formula="of:=MIN([.$K274])" office:value-type="float"/>
          <table:table-cell table:formula="of:=MIN([.$L274])" office:value-type="float"/>
          <table:table-cell table:formula="of:=MIN([.$M274])" office:value-type="float"/>
          <table:table-cell table:formula="of:=MIN([.$N274])" office:value-type="float"/>
          <table:table-cell table:formula="of:=MEDIAN([.$B274])" office:value-type="float"/>
          <table:table-cell table:formula="of:=MEDIAN([.$C274])" office:value-type="float"/>
          <table:table-cell table:formula="of:=MEDIAN([.$D274])" office:value-type="float"/>
          <table:table-cell table:formula="of:=MEDIAN([.$E274])" office:value-type="float"/>
          <table:table-cell table:formula="of:=MEDIAN([.$F274])" office:value-type="float"/>
          <table:table-cell table:formula="of:=MEDIAN([.$G274])" office:value-type="float"/>
          <table:table-cell table:formula="of:=MEDIAN([.$H274])" office:value-type="float"/>
          <table:table-cell table:formula="of:=MEDIAN([.$I274])" office:value-type="float"/>
          <table:table-cell table:formula="of:=MEDIAN([.$J274])" office:value-type="float"/>
          <table:table-cell table:formula="of:=MEDIAN([.$K274])" office:value-type="float"/>
          <table:table-cell table:formula="of:=MEDIAN([.$L274])" office:value-type="float"/>
          <table:table-cell table:formula="of:=MEDIAN([.$M274])" office:value-type="float"/>
          <table:table-cell table:formula="of:=MEDIAN([.$N274])" office:value-type="float"/>
          <table:table-cell table:formula="of:=MAX([.$B274])" office:value-type="float"/>
          <table:table-cell table:formula="of:=MAX([.$C274])" office:value-type="float"/>
          <table:table-cell table:formula="of:=MAX([.$D274])" office:value-type="float"/>
          <table:table-cell table:formula="of:=MAX([.$E274])" office:value-type="float"/>
          <table:table-cell table:formula="of:=MAX([.$F274])" office:value-type="float"/>
          <table:table-cell table:formula="of:=MAX([.$G274])" office:value-type="float"/>
          <table:table-cell table:formula="of:=MAX([.$H274])" office:value-type="float"/>
          <table:table-cell table:formula="of:=MAX([.$I274])" office:value-type="float"/>
          <table:table-cell table:formula="of:=MAX([.$J274])" office:value-type="float"/>
          <table:table-cell table:formula="of:=MAX([.$K274])" office:value-type="float"/>
          <table:table-cell table:formula="of:=MAX([.$L274])" office:value-type="float"/>
          <table:table-cell table:formula="of:=MAX([.$M274])" office:value-type="float"/>
          <table:table-cell table:formula="of:=MAX([.$N274])" office:value-type="float"/>
        </table:table-row>
        <table:table-row table:style-name="ro1">
          <table:table-cell office:value-type="string">
            <text:p>8000/ins_8000_0_0424</text:p>
          </table:table-cell>
          <table:table-cell office:value-type="float" office:value="0.27625"/>
          <table:table-cell office:value-type="float" office:value="0.263"/>
          <table:table-cell office:value-type="float" office:value="0.01"/>
          <table:table-cell office:value-type="float" office:value="18.0"/>
          <table:table-cell office:value-type="float" office:value="0.0"/>
          <table:table-cell office:value-type="float" office:value="1.0"/>
          <table:table-cell office:value-type="float" office:value="217.0"/>
          <table:table-cell office:value-type="float" office:value="6727.0"/>
          <table:table-cell office:value-type="float" office:value="6727.0"/>
          <table:table-cell office:value-type="float" office:value="7743.0"/>
          <table:table-cell office:value-type="float" office:value="2787.0"/>
          <table:table-cell office:value-type="float" office:value="0.0"/>
          <table:table-cell office:value-type="float" office:value="0.0"/>
          <table:table-cell table:formula="of:=MIN([.$B275])" office:value-type="float"/>
          <table:table-cell table:formula="of:=MIN([.$C275])" office:value-type="float"/>
          <table:table-cell table:formula="of:=MIN([.$D275])" office:value-type="float"/>
          <table:table-cell table:formula="of:=MIN([.$E275])" office:value-type="float"/>
          <table:table-cell table:formula="of:=MIN([.$F275])" office:value-type="float"/>
          <table:table-cell table:formula="of:=MIN([.$G275])" office:value-type="float"/>
          <table:table-cell table:formula="of:=MIN([.$H275])" office:value-type="float"/>
          <table:table-cell table:formula="of:=MIN([.$I275])" office:value-type="float"/>
          <table:table-cell table:formula="of:=MIN([.$J275])" office:value-type="float"/>
          <table:table-cell table:formula="of:=MIN([.$K275])" office:value-type="float"/>
          <table:table-cell table:formula="of:=MIN([.$L275])" office:value-type="float"/>
          <table:table-cell table:formula="of:=MIN([.$M275])" office:value-type="float"/>
          <table:table-cell table:formula="of:=MIN([.$N275])" office:value-type="float"/>
          <table:table-cell table:formula="of:=MEDIAN([.$B275])" office:value-type="float"/>
          <table:table-cell table:formula="of:=MEDIAN([.$C275])" office:value-type="float"/>
          <table:table-cell table:formula="of:=MEDIAN([.$D275])" office:value-type="float"/>
          <table:table-cell table:formula="of:=MEDIAN([.$E275])" office:value-type="float"/>
          <table:table-cell table:formula="of:=MEDIAN([.$F275])" office:value-type="float"/>
          <table:table-cell table:formula="of:=MEDIAN([.$G275])" office:value-type="float"/>
          <table:table-cell table:formula="of:=MEDIAN([.$H275])" office:value-type="float"/>
          <table:table-cell table:formula="of:=MEDIAN([.$I275])" office:value-type="float"/>
          <table:table-cell table:formula="of:=MEDIAN([.$J275])" office:value-type="float"/>
          <table:table-cell table:formula="of:=MEDIAN([.$K275])" office:value-type="float"/>
          <table:table-cell table:formula="of:=MEDIAN([.$L275])" office:value-type="float"/>
          <table:table-cell table:formula="of:=MEDIAN([.$M275])" office:value-type="float"/>
          <table:table-cell table:formula="of:=MEDIAN([.$N275])" office:value-type="float"/>
          <table:table-cell table:formula="of:=MAX([.$B275])" office:value-type="float"/>
          <table:table-cell table:formula="of:=MAX([.$C275])" office:value-type="float"/>
          <table:table-cell table:formula="of:=MAX([.$D275])" office:value-type="float"/>
          <table:table-cell table:formula="of:=MAX([.$E275])" office:value-type="float"/>
          <table:table-cell table:formula="of:=MAX([.$F275])" office:value-type="float"/>
          <table:table-cell table:formula="of:=MAX([.$G275])" office:value-type="float"/>
          <table:table-cell table:formula="of:=MAX([.$H275])" office:value-type="float"/>
          <table:table-cell table:formula="of:=MAX([.$I275])" office:value-type="float"/>
          <table:table-cell table:formula="of:=MAX([.$J275])" office:value-type="float"/>
          <table:table-cell table:formula="of:=MAX([.$K275])" office:value-type="float"/>
          <table:table-cell table:formula="of:=MAX([.$L275])" office:value-type="float"/>
          <table:table-cell table:formula="of:=MAX([.$M275])" office:value-type="float"/>
          <table:table-cell table:formula="of:=MAX([.$N275])" office:value-type="float"/>
        </table:table-row>
        <table:table-row table:style-name="ro1">
          <table:table-cell office:value-type="string">
            <text:p>8000/ins_8000_0_0434</text:p>
          </table:table-cell>
          <table:table-cell office:value-type="float" office:value="0.358742"/>
          <table:table-cell office:value-type="float" office:value="0.346"/>
          <table:table-cell office:value-type="float" office:value="0.09"/>
          <table:table-cell office:value-type="float" office:value="78.0"/>
          <table:table-cell office:value-type="float" office:value="0.0"/>
          <table:table-cell office:value-type="float" office:value="0.0"/>
          <table:table-cell office:value-type="float" office:value="234.0"/>
          <table:table-cell office:value-type="float" office:value="62132.0"/>
          <table:table-cell office:value-type="float" office:value="62132.0"/>
          <table:table-cell office:value-type="float" office:value="9998.0"/>
          <table:table-cell office:value-type="float" office:value="7082.0"/>
          <table:table-cell office:value-type="float" office:value="0.0"/>
          <table:table-cell office:value-type="float" office:value="0.0"/>
          <table:table-cell table:formula="of:=MIN([.$B276])" office:value-type="float"/>
          <table:table-cell table:formula="of:=MIN([.$C276])" office:value-type="float"/>
          <table:table-cell table:formula="of:=MIN([.$D276])" office:value-type="float"/>
          <table:table-cell table:formula="of:=MIN([.$E276])" office:value-type="float"/>
          <table:table-cell table:formula="of:=MIN([.$F276])" office:value-type="float"/>
          <table:table-cell table:formula="of:=MIN([.$G276])" office:value-type="float"/>
          <table:table-cell table:formula="of:=MIN([.$H276])" office:value-type="float"/>
          <table:table-cell table:formula="of:=MIN([.$I276])" office:value-type="float"/>
          <table:table-cell table:formula="of:=MIN([.$J276])" office:value-type="float"/>
          <table:table-cell table:formula="of:=MIN([.$K276])" office:value-type="float"/>
          <table:table-cell table:formula="of:=MIN([.$L276])" office:value-type="float"/>
          <table:table-cell table:formula="of:=MIN([.$M276])" office:value-type="float"/>
          <table:table-cell table:formula="of:=MIN([.$N276])" office:value-type="float"/>
          <table:table-cell table:formula="of:=MEDIAN([.$B276])" office:value-type="float"/>
          <table:table-cell table:formula="of:=MEDIAN([.$C276])" office:value-type="float"/>
          <table:table-cell table:formula="of:=MEDIAN([.$D276])" office:value-type="float"/>
          <table:table-cell table:formula="of:=MEDIAN([.$E276])" office:value-type="float"/>
          <table:table-cell table:formula="of:=MEDIAN([.$F276])" office:value-type="float"/>
          <table:table-cell table:formula="of:=MEDIAN([.$G276])" office:value-type="float"/>
          <table:table-cell table:formula="of:=MEDIAN([.$H276])" office:value-type="float"/>
          <table:table-cell table:formula="of:=MEDIAN([.$I276])" office:value-type="float"/>
          <table:table-cell table:formula="of:=MEDIAN([.$J276])" office:value-type="float"/>
          <table:table-cell table:formula="of:=MEDIAN([.$K276])" office:value-type="float"/>
          <table:table-cell table:formula="of:=MEDIAN([.$L276])" office:value-type="float"/>
          <table:table-cell table:formula="of:=MEDIAN([.$M276])" office:value-type="float"/>
          <table:table-cell table:formula="of:=MEDIAN([.$N276])" office:value-type="float"/>
          <table:table-cell table:formula="of:=MAX([.$B276])" office:value-type="float"/>
          <table:table-cell table:formula="of:=MAX([.$C276])" office:value-type="float"/>
          <table:table-cell table:formula="of:=MAX([.$D276])" office:value-type="float"/>
          <table:table-cell table:formula="of:=MAX([.$E276])" office:value-type="float"/>
          <table:table-cell table:formula="of:=MAX([.$F276])" office:value-type="float"/>
          <table:table-cell table:formula="of:=MAX([.$G276])" office:value-type="float"/>
          <table:table-cell table:formula="of:=MAX([.$H276])" office:value-type="float"/>
          <table:table-cell table:formula="of:=MAX([.$I276])" office:value-type="float"/>
          <table:table-cell table:formula="of:=MAX([.$J276])" office:value-type="float"/>
          <table:table-cell table:formula="of:=MAX([.$K276])" office:value-type="float"/>
          <table:table-cell table:formula="of:=MAX([.$L276])" office:value-type="float"/>
          <table:table-cell table:formula="of:=MAX([.$M276])" office:value-type="float"/>
          <table:table-cell table:formula="of:=MAX([.$N276])" office:value-type="float"/>
        </table:table-row>
        <table:table-row table:style-name="ro1">
          <table:table-cell office:value-type="string">
            <text:p>8000/ins_8000_0_0444</text:p>
          </table:table-cell>
          <table:table-cell office:value-type="float" office:value="0.855278"/>
          <table:table-cell office:value-type="float" office:value="0.843"/>
          <table:table-cell office:value-type="float" office:value="0.6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870.0"/>
          <table:table-cell office:value-type="float" office:value="379435.0"/>
          <table:table-cell office:value-type="float" office:value="379435.0"/>
          <table:table-cell office:value-type="float" office:value="8516.0"/>
          <table:table-cell office:value-type="float" office:value="3604.0"/>
          <table:table-cell office:value-type="float" office:value="0.0"/>
          <table:table-cell office:value-type="float" office:value="0.0"/>
          <table:table-cell table:formula="of:=MIN([.$B277])" office:value-type="float"/>
          <table:table-cell table:formula="of:=MIN([.$C277])" office:value-type="float"/>
          <table:table-cell table:formula="of:=MIN([.$D277])" office:value-type="float"/>
          <table:table-cell table:formula="of:=MIN([.$E277])" office:value-type="float"/>
          <table:table-cell table:formula="of:=MIN([.$F277])" office:value-type="float"/>
          <table:table-cell table:formula="of:=MIN([.$G277])" office:value-type="float"/>
          <table:table-cell table:formula="of:=MIN([.$H277])" office:value-type="float"/>
          <table:table-cell table:formula="of:=MIN([.$I277])" office:value-type="float"/>
          <table:table-cell table:formula="of:=MIN([.$J277])" office:value-type="float"/>
          <table:table-cell table:formula="of:=MIN([.$K277])" office:value-type="float"/>
          <table:table-cell table:formula="of:=MIN([.$L277])" office:value-type="float"/>
          <table:table-cell table:formula="of:=MIN([.$M277])" office:value-type="float"/>
          <table:table-cell table:formula="of:=MIN([.$N277])" office:value-type="float"/>
          <table:table-cell table:formula="of:=MEDIAN([.$B277])" office:value-type="float"/>
          <table:table-cell table:formula="of:=MEDIAN([.$C277])" office:value-type="float"/>
          <table:table-cell table:formula="of:=MEDIAN([.$D277])" office:value-type="float"/>
          <table:table-cell table:formula="of:=MEDIAN([.$E277])" office:value-type="float"/>
          <table:table-cell table:formula="of:=MEDIAN([.$F277])" office:value-type="float"/>
          <table:table-cell table:formula="of:=MEDIAN([.$G277])" office:value-type="float"/>
          <table:table-cell table:formula="of:=MEDIAN([.$H277])" office:value-type="float"/>
          <table:table-cell table:formula="of:=MEDIAN([.$I277])" office:value-type="float"/>
          <table:table-cell table:formula="of:=MEDIAN([.$J277])" office:value-type="float"/>
          <table:table-cell table:formula="of:=MEDIAN([.$K277])" office:value-type="float"/>
          <table:table-cell table:formula="of:=MEDIAN([.$L277])" office:value-type="float"/>
          <table:table-cell table:formula="of:=MEDIAN([.$M277])" office:value-type="float"/>
          <table:table-cell table:formula="of:=MEDIAN([.$N277])" office:value-type="float"/>
          <table:table-cell table:formula="of:=MAX([.$B277])" office:value-type="float"/>
          <table:table-cell table:formula="of:=MAX([.$C277])" office:value-type="float"/>
          <table:table-cell table:formula="of:=MAX([.$D277])" office:value-type="float"/>
          <table:table-cell table:formula="of:=MAX([.$E277])" office:value-type="float"/>
          <table:table-cell table:formula="of:=MAX([.$F277])" office:value-type="float"/>
          <table:table-cell table:formula="of:=MAX([.$G277])" office:value-type="float"/>
          <table:table-cell table:formula="of:=MAX([.$H277])" office:value-type="float"/>
          <table:table-cell table:formula="of:=MAX([.$I277])" office:value-type="float"/>
          <table:table-cell table:formula="of:=MAX([.$J277])" office:value-type="float"/>
          <table:table-cell table:formula="of:=MAX([.$K277])" office:value-type="float"/>
          <table:table-cell table:formula="of:=MAX([.$L277])" office:value-type="float"/>
          <table:table-cell table:formula="of:=MAX([.$M277])" office:value-type="float"/>
          <table:table-cell table:formula="of:=MAX([.$N277])" office:value-type="float"/>
        </table:table-row>
        <table:table-row table:style-name="ro1">
          <table:table-cell office:value-type="string">
            <text:p>8000/ins_8000_0_0454</text:p>
          </table:table-cell>
          <table:table-cell office:value-type="float" office:value="0.917991"/>
          <table:table-cell office:value-type="float" office:value="0.906"/>
          <table:table-cell office:value-type="float" office:value="0.68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3011.0"/>
          <table:table-cell office:value-type="float" office:value="430834.0"/>
          <table:table-cell office:value-type="float" office:value="430834.0"/>
          <table:table-cell office:value-type="float" office:value="7800.0"/>
          <table:table-cell office:value-type="float" office:value="3171.0"/>
          <table:table-cell office:value-type="float" office:value="0.0"/>
          <table:table-cell office:value-type="float" office:value="0.0"/>
          <table:table-cell table:formula="of:=MIN([.$B278])" office:value-type="float"/>
          <table:table-cell table:formula="of:=MIN([.$C278])" office:value-type="float"/>
          <table:table-cell table:formula="of:=MIN([.$D278])" office:value-type="float"/>
          <table:table-cell table:formula="of:=MIN([.$E278])" office:value-type="float"/>
          <table:table-cell table:formula="of:=MIN([.$F278])" office:value-type="float"/>
          <table:table-cell table:formula="of:=MIN([.$G278])" office:value-type="float"/>
          <table:table-cell table:formula="of:=MIN([.$H278])" office:value-type="float"/>
          <table:table-cell table:formula="of:=MIN([.$I278])" office:value-type="float"/>
          <table:table-cell table:formula="of:=MIN([.$J278])" office:value-type="float"/>
          <table:table-cell table:formula="of:=MIN([.$K278])" office:value-type="float"/>
          <table:table-cell table:formula="of:=MIN([.$L278])" office:value-type="float"/>
          <table:table-cell table:formula="of:=MIN([.$M278])" office:value-type="float"/>
          <table:table-cell table:formula="of:=MIN([.$N278])" office:value-type="float"/>
          <table:table-cell table:formula="of:=MEDIAN([.$B278])" office:value-type="float"/>
          <table:table-cell table:formula="of:=MEDIAN([.$C278])" office:value-type="float"/>
          <table:table-cell table:formula="of:=MEDIAN([.$D278])" office:value-type="float"/>
          <table:table-cell table:formula="of:=MEDIAN([.$E278])" office:value-type="float"/>
          <table:table-cell table:formula="of:=MEDIAN([.$F278])" office:value-type="float"/>
          <table:table-cell table:formula="of:=MEDIAN([.$G278])" office:value-type="float"/>
          <table:table-cell table:formula="of:=MEDIAN([.$H278])" office:value-type="float"/>
          <table:table-cell table:formula="of:=MEDIAN([.$I278])" office:value-type="float"/>
          <table:table-cell table:formula="of:=MEDIAN([.$J278])" office:value-type="float"/>
          <table:table-cell table:formula="of:=MEDIAN([.$K278])" office:value-type="float"/>
          <table:table-cell table:formula="of:=MEDIAN([.$L278])" office:value-type="float"/>
          <table:table-cell table:formula="of:=MEDIAN([.$M278])" office:value-type="float"/>
          <table:table-cell table:formula="of:=MEDIAN([.$N278])" office:value-type="float"/>
          <table:table-cell table:formula="of:=MAX([.$B278])" office:value-type="float"/>
          <table:table-cell table:formula="of:=MAX([.$C278])" office:value-type="float"/>
          <table:table-cell table:formula="of:=MAX([.$D278])" office:value-type="float"/>
          <table:table-cell table:formula="of:=MAX([.$E278])" office:value-type="float"/>
          <table:table-cell table:formula="of:=MAX([.$F278])" office:value-type="float"/>
          <table:table-cell table:formula="of:=MAX([.$G278])" office:value-type="float"/>
          <table:table-cell table:formula="of:=MAX([.$H278])" office:value-type="float"/>
          <table:table-cell table:formula="of:=MAX([.$I278])" office:value-type="float"/>
          <table:table-cell table:formula="of:=MAX([.$J278])" office:value-type="float"/>
          <table:table-cell table:formula="of:=MAX([.$K278])" office:value-type="float"/>
          <table:table-cell table:formula="of:=MAX([.$L278])" office:value-type="float"/>
          <table:table-cell table:formula="of:=MAX([.$M278])" office:value-type="float"/>
          <table:table-cell table:formula="of:=MAX([.$N278])" office:value-type="float"/>
        </table:table-row>
        <table:table-row table:style-name="ro1">
          <table:table-cell office:value-type="string">
            <text:p>8000/ins_8000_0_0464</text:p>
          </table:table-cell>
          <table:table-cell office:value-type="float" office:value="0.248097"/>
          <table:table-cell office:value-type="float" office:value="0.2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42.0"/>
          <table:table-cell office:value-type="float" office:value="442.0"/>
          <table:table-cell office:value-type="float" office:value="7627.0"/>
          <table:table-cell office:value-type="float" office:value="2569.0"/>
          <table:table-cell office:value-type="float" office:value="0.0"/>
          <table:table-cell office:value-type="float" office:value="0.0"/>
          <table:table-cell table:formula="of:=MIN([.$B279])" office:value-type="float"/>
          <table:table-cell table:formula="of:=MIN([.$C279])" office:value-type="float"/>
          <table:table-cell table:formula="of:=MIN([.$D279])" office:value-type="float"/>
          <table:table-cell table:formula="of:=MIN([.$E279])" office:value-type="float"/>
          <table:table-cell table:formula="of:=MIN([.$F279])" office:value-type="float"/>
          <table:table-cell table:formula="of:=MIN([.$G279])" office:value-type="float"/>
          <table:table-cell table:formula="of:=MIN([.$H279])" office:value-type="float"/>
          <table:table-cell table:formula="of:=MIN([.$I279])" office:value-type="float"/>
          <table:table-cell table:formula="of:=MIN([.$J279])" office:value-type="float"/>
          <table:table-cell table:formula="of:=MIN([.$K279])" office:value-type="float"/>
          <table:table-cell table:formula="of:=MIN([.$L279])" office:value-type="float"/>
          <table:table-cell table:formula="of:=MIN([.$M279])" office:value-type="float"/>
          <table:table-cell table:formula="of:=MIN([.$N279])" office:value-type="float"/>
          <table:table-cell table:formula="of:=MEDIAN([.$B279])" office:value-type="float"/>
          <table:table-cell table:formula="of:=MEDIAN([.$C279])" office:value-type="float"/>
          <table:table-cell table:formula="of:=MEDIAN([.$D279])" office:value-type="float"/>
          <table:table-cell table:formula="of:=MEDIAN([.$E279])" office:value-type="float"/>
          <table:table-cell table:formula="of:=MEDIAN([.$F279])" office:value-type="float"/>
          <table:table-cell table:formula="of:=MEDIAN([.$G279])" office:value-type="float"/>
          <table:table-cell table:formula="of:=MEDIAN([.$H279])" office:value-type="float"/>
          <table:table-cell table:formula="of:=MEDIAN([.$I279])" office:value-type="float"/>
          <table:table-cell table:formula="of:=MEDIAN([.$J279])" office:value-type="float"/>
          <table:table-cell table:formula="of:=MEDIAN([.$K279])" office:value-type="float"/>
          <table:table-cell table:formula="of:=MEDIAN([.$L279])" office:value-type="float"/>
          <table:table-cell table:formula="of:=MEDIAN([.$M279])" office:value-type="float"/>
          <table:table-cell table:formula="of:=MEDIAN([.$N279])" office:value-type="float"/>
          <table:table-cell table:formula="of:=MAX([.$B279])" office:value-type="float"/>
          <table:table-cell table:formula="of:=MAX([.$C279])" office:value-type="float"/>
          <table:table-cell table:formula="of:=MAX([.$D279])" office:value-type="float"/>
          <table:table-cell table:formula="of:=MAX([.$E279])" office:value-type="float"/>
          <table:table-cell table:formula="of:=MAX([.$F279])" office:value-type="float"/>
          <table:table-cell table:formula="of:=MAX([.$G279])" office:value-type="float"/>
          <table:table-cell table:formula="of:=MAX([.$H279])" office:value-type="float"/>
          <table:table-cell table:formula="of:=MAX([.$I279])" office:value-type="float"/>
          <table:table-cell table:formula="of:=MAX([.$J279])" office:value-type="float"/>
          <table:table-cell table:formula="of:=MAX([.$K279])" office:value-type="float"/>
          <table:table-cell table:formula="of:=MAX([.$L279])" office:value-type="float"/>
          <table:table-cell table:formula="of:=MAX([.$M279])" office:value-type="float"/>
          <table:table-cell table:formula="of:=MAX([.$N279])" office:value-type="float"/>
        </table:table-row>
        <table:table-row table:style-name="ro1">
          <table:table-cell office:value-type="string">
            <text:p>8000/ins_8000_0_0474</text:p>
          </table:table-cell>
          <table:table-cell office:value-type="float" office:value="0.659159"/>
          <table:table-cell office:value-type="float" office:value="0.648"/>
          <table:table-cell office:value-type="float" office:value="0.4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81.0"/>
          <table:table-cell office:value-type="float" office:value="293204.0"/>
          <table:table-cell office:value-type="float" office:value="293204.0"/>
          <table:table-cell office:value-type="float" office:value="7880.0"/>
          <table:table-cell office:value-type="float" office:value="2839.0"/>
          <table:table-cell office:value-type="float" office:value="0.0"/>
          <table:table-cell office:value-type="float" office:value="0.0"/>
          <table:table-cell table:formula="of:=MIN([.$B280])" office:value-type="float"/>
          <table:table-cell table:formula="of:=MIN([.$C280])" office:value-type="float"/>
          <table:table-cell table:formula="of:=MIN([.$D280])" office:value-type="float"/>
          <table:table-cell table:formula="of:=MIN([.$E280])" office:value-type="float"/>
          <table:table-cell table:formula="of:=MIN([.$F280])" office:value-type="float"/>
          <table:table-cell table:formula="of:=MIN([.$G280])" office:value-type="float"/>
          <table:table-cell table:formula="of:=MIN([.$H280])" office:value-type="float"/>
          <table:table-cell table:formula="of:=MIN([.$I280])" office:value-type="float"/>
          <table:table-cell table:formula="of:=MIN([.$J280])" office:value-type="float"/>
          <table:table-cell table:formula="of:=MIN([.$K280])" office:value-type="float"/>
          <table:table-cell table:formula="of:=MIN([.$L280])" office:value-type="float"/>
          <table:table-cell table:formula="of:=MIN([.$M280])" office:value-type="float"/>
          <table:table-cell table:formula="of:=MIN([.$N280])" office:value-type="float"/>
          <table:table-cell table:formula="of:=MEDIAN([.$B280])" office:value-type="float"/>
          <table:table-cell table:formula="of:=MEDIAN([.$C280])" office:value-type="float"/>
          <table:table-cell table:formula="of:=MEDIAN([.$D280])" office:value-type="float"/>
          <table:table-cell table:formula="of:=MEDIAN([.$E280])" office:value-type="float"/>
          <table:table-cell table:formula="of:=MEDIAN([.$F280])" office:value-type="float"/>
          <table:table-cell table:formula="of:=MEDIAN([.$G280])" office:value-type="float"/>
          <table:table-cell table:formula="of:=MEDIAN([.$H280])" office:value-type="float"/>
          <table:table-cell table:formula="of:=MEDIAN([.$I280])" office:value-type="float"/>
          <table:table-cell table:formula="of:=MEDIAN([.$J280])" office:value-type="float"/>
          <table:table-cell table:formula="of:=MEDIAN([.$K280])" office:value-type="float"/>
          <table:table-cell table:formula="of:=MEDIAN([.$L280])" office:value-type="float"/>
          <table:table-cell table:formula="of:=MEDIAN([.$M280])" office:value-type="float"/>
          <table:table-cell table:formula="of:=MEDIAN([.$N280])" office:value-type="float"/>
          <table:table-cell table:formula="of:=MAX([.$B280])" office:value-type="float"/>
          <table:table-cell table:formula="of:=MAX([.$C280])" office:value-type="float"/>
          <table:table-cell table:formula="of:=MAX([.$D280])" office:value-type="float"/>
          <table:table-cell table:formula="of:=MAX([.$E280])" office:value-type="float"/>
          <table:table-cell table:formula="of:=MAX([.$F280])" office:value-type="float"/>
          <table:table-cell table:formula="of:=MAX([.$G280])" office:value-type="float"/>
          <table:table-cell table:formula="of:=MAX([.$H280])" office:value-type="float"/>
          <table:table-cell table:formula="of:=MAX([.$I280])" office:value-type="float"/>
          <table:table-cell table:formula="of:=MAX([.$J280])" office:value-type="float"/>
          <table:table-cell table:formula="of:=MAX([.$K280])" office:value-type="float"/>
          <table:table-cell table:formula="of:=MAX([.$L280])" office:value-type="float"/>
          <table:table-cell table:formula="of:=MAX([.$M280])" office:value-type="float"/>
          <table:table-cell table:formula="of:=MAX([.$N280])" office:value-type="float"/>
        </table:table-row>
        <table:table-row table:style-name="ro1">
          <table:table-cell office:value-type="string">
            <text:p>8000/ins_8000_0_0484</text:p>
          </table:table-cell>
          <table:table-cell office:value-type="float" office:value="1.54477"/>
          <table:table-cell office:value-type="float" office:value="1.532"/>
          <table:table-cell office:value-type="float" office:value="1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89.0"/>
          <table:table-cell office:value-type="float" office:value="674140.0"/>
          <table:table-cell office:value-type="float" office:value="674140.0"/>
          <table:table-cell office:value-type="float" office:value="8606.0"/>
          <table:table-cell office:value-type="float" office:value="9144.0"/>
          <table:table-cell office:value-type="float" office:value="0.0"/>
          <table:table-cell office:value-type="float" office:value="0.0"/>
          <table:table-cell table:formula="of:=MIN([.$B281])" office:value-type="float"/>
          <table:table-cell table:formula="of:=MIN([.$C281])" office:value-type="float"/>
          <table:table-cell table:formula="of:=MIN([.$D281])" office:value-type="float"/>
          <table:table-cell table:formula="of:=MIN([.$E281])" office:value-type="float"/>
          <table:table-cell table:formula="of:=MIN([.$F281])" office:value-type="float"/>
          <table:table-cell table:formula="of:=MIN([.$G281])" office:value-type="float"/>
          <table:table-cell table:formula="of:=MIN([.$H281])" office:value-type="float"/>
          <table:table-cell table:formula="of:=MIN([.$I281])" office:value-type="float"/>
          <table:table-cell table:formula="of:=MIN([.$J281])" office:value-type="float"/>
          <table:table-cell table:formula="of:=MIN([.$K281])" office:value-type="float"/>
          <table:table-cell table:formula="of:=MIN([.$L281])" office:value-type="float"/>
          <table:table-cell table:formula="of:=MIN([.$M281])" office:value-type="float"/>
          <table:table-cell table:formula="of:=MIN([.$N281])" office:value-type="float"/>
          <table:table-cell table:formula="of:=MEDIAN([.$B281])" office:value-type="float"/>
          <table:table-cell table:formula="of:=MEDIAN([.$C281])" office:value-type="float"/>
          <table:table-cell table:formula="of:=MEDIAN([.$D281])" office:value-type="float"/>
          <table:table-cell table:formula="of:=MEDIAN([.$E281])" office:value-type="float"/>
          <table:table-cell table:formula="of:=MEDIAN([.$F281])" office:value-type="float"/>
          <table:table-cell table:formula="of:=MEDIAN([.$G281])" office:value-type="float"/>
          <table:table-cell table:formula="of:=MEDIAN([.$H281])" office:value-type="float"/>
          <table:table-cell table:formula="of:=MEDIAN([.$I281])" office:value-type="float"/>
          <table:table-cell table:formula="of:=MEDIAN([.$J281])" office:value-type="float"/>
          <table:table-cell table:formula="of:=MEDIAN([.$K281])" office:value-type="float"/>
          <table:table-cell table:formula="of:=MEDIAN([.$L281])" office:value-type="float"/>
          <table:table-cell table:formula="of:=MEDIAN([.$M281])" office:value-type="float"/>
          <table:table-cell table:formula="of:=MEDIAN([.$N281])" office:value-type="float"/>
          <table:table-cell table:formula="of:=MAX([.$B281])" office:value-type="float"/>
          <table:table-cell table:formula="of:=MAX([.$C281])" office:value-type="float"/>
          <table:table-cell table:formula="of:=MAX([.$D281])" office:value-type="float"/>
          <table:table-cell table:formula="of:=MAX([.$E281])" office:value-type="float"/>
          <table:table-cell table:formula="of:=MAX([.$F281])" office:value-type="float"/>
          <table:table-cell table:formula="of:=MAX([.$G281])" office:value-type="float"/>
          <table:table-cell table:formula="of:=MAX([.$H281])" office:value-type="float"/>
          <table:table-cell table:formula="of:=MAX([.$I281])" office:value-type="float"/>
          <table:table-cell table:formula="of:=MAX([.$J281])" office:value-type="float"/>
          <table:table-cell table:formula="of:=MAX([.$K281])" office:value-type="float"/>
          <table:table-cell table:formula="of:=MAX([.$L281])" office:value-type="float"/>
          <table:table-cell table:formula="of:=MAX([.$M281])" office:value-type="float"/>
          <table:table-cell table:formula="of:=MAX([.$N281])" office:value-type="float"/>
        </table:table-row>
        <table:table-row table:style-name="ro1">
          <table:table-cell office:value-type="string">
            <text:p>8000/ins_8000_1_0404</text:p>
          </table:table-cell>
          <table:table-cell office:value-type="float" office:value="0.246718"/>
          <table:table-cell office:value-type="float" office:value="0.235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1467.0"/>
          <table:table-cell office:value-type="float" office:value="1467.0"/>
          <table:table-cell office:value-type="float" office:value="7339.0"/>
          <table:table-cell office:value-type="float" office:value="1727.0"/>
          <table:table-cell office:value-type="float" office:value="0.0"/>
          <table:table-cell office:value-type="float" office:value="0.0"/>
          <table:table-cell table:formula="of:=MIN([.$B282])" office:value-type="float"/>
          <table:table-cell table:formula="of:=MIN([.$C282])" office:value-type="float"/>
          <table:table-cell table:formula="of:=MIN([.$D282])" office:value-type="float"/>
          <table:table-cell table:formula="of:=MIN([.$E282])" office:value-type="float"/>
          <table:table-cell table:formula="of:=MIN([.$F282])" office:value-type="float"/>
          <table:table-cell table:formula="of:=MIN([.$G282])" office:value-type="float"/>
          <table:table-cell table:formula="of:=MIN([.$H282])" office:value-type="float"/>
          <table:table-cell table:formula="of:=MIN([.$I282])" office:value-type="float"/>
          <table:table-cell table:formula="of:=MIN([.$J282])" office:value-type="float"/>
          <table:table-cell table:formula="of:=MIN([.$K282])" office:value-type="float"/>
          <table:table-cell table:formula="of:=MIN([.$L282])" office:value-type="float"/>
          <table:table-cell table:formula="of:=MIN([.$M282])" office:value-type="float"/>
          <table:table-cell table:formula="of:=MIN([.$N282])" office:value-type="float"/>
          <table:table-cell table:formula="of:=MEDIAN([.$B282])" office:value-type="float"/>
          <table:table-cell table:formula="of:=MEDIAN([.$C282])" office:value-type="float"/>
          <table:table-cell table:formula="of:=MEDIAN([.$D282])" office:value-type="float"/>
          <table:table-cell table:formula="of:=MEDIAN([.$E282])" office:value-type="float"/>
          <table:table-cell table:formula="of:=MEDIAN([.$F282])" office:value-type="float"/>
          <table:table-cell table:formula="of:=MEDIAN([.$G282])" office:value-type="float"/>
          <table:table-cell table:formula="of:=MEDIAN([.$H282])" office:value-type="float"/>
          <table:table-cell table:formula="of:=MEDIAN([.$I282])" office:value-type="float"/>
          <table:table-cell table:formula="of:=MEDIAN([.$J282])" office:value-type="float"/>
          <table:table-cell table:formula="of:=MEDIAN([.$K282])" office:value-type="float"/>
          <table:table-cell table:formula="of:=MEDIAN([.$L282])" office:value-type="float"/>
          <table:table-cell table:formula="of:=MEDIAN([.$M282])" office:value-type="float"/>
          <table:table-cell table:formula="of:=MEDIAN([.$N282])" office:value-type="float"/>
          <table:table-cell table:formula="of:=MAX([.$B282])" office:value-type="float"/>
          <table:table-cell table:formula="of:=MAX([.$C282])" office:value-type="float"/>
          <table:table-cell table:formula="of:=MAX([.$D282])" office:value-type="float"/>
          <table:table-cell table:formula="of:=MAX([.$E282])" office:value-type="float"/>
          <table:table-cell table:formula="of:=MAX([.$F282])" office:value-type="float"/>
          <table:table-cell table:formula="of:=MAX([.$G282])" office:value-type="float"/>
          <table:table-cell table:formula="of:=MAX([.$H282])" office:value-type="float"/>
          <table:table-cell table:formula="of:=MAX([.$I282])" office:value-type="float"/>
          <table:table-cell table:formula="of:=MAX([.$J282])" office:value-type="float"/>
          <table:table-cell table:formula="of:=MAX([.$K282])" office:value-type="float"/>
          <table:table-cell table:formula="of:=MAX([.$L282])" office:value-type="float"/>
          <table:table-cell table:formula="of:=MAX([.$M282])" office:value-type="float"/>
          <table:table-cell table:formula="of:=MAX([.$N282])" office:value-type="float"/>
        </table:table-row>
        <table:table-row table:style-name="ro1">
          <table:table-cell office:value-type="string">
            <text:p>8000/ins_8000_1_0414</text:p>
          </table:table-cell>
          <table:table-cell office:value-type="float" office:value="0.275499"/>
          <table:table-cell office:value-type="float" office:value="0.263"/>
          <table:table-cell office:value-type="float" office:value="0.01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6947.0"/>
          <table:table-cell office:value-type="float" office:value="6947.0"/>
          <table:table-cell office:value-type="float" office:value="7786.0"/>
          <table:table-cell office:value-type="float" office:value="2867.0"/>
          <table:table-cell office:value-type="float" office:value="0.0"/>
          <table:table-cell office:value-type="float" office:value="0.0"/>
          <table:table-cell table:formula="of:=MIN([.$B283])" office:value-type="float"/>
          <table:table-cell table:formula="of:=MIN([.$C283])" office:value-type="float"/>
          <table:table-cell table:formula="of:=MIN([.$D283])" office:value-type="float"/>
          <table:table-cell table:formula="of:=MIN([.$E283])" office:value-type="float"/>
          <table:table-cell table:formula="of:=MIN([.$F283])" office:value-type="float"/>
          <table:table-cell table:formula="of:=MIN([.$G283])" office:value-type="float"/>
          <table:table-cell table:formula="of:=MIN([.$H283])" office:value-type="float"/>
          <table:table-cell table:formula="of:=MIN([.$I283])" office:value-type="float"/>
          <table:table-cell table:formula="of:=MIN([.$J283])" office:value-type="float"/>
          <table:table-cell table:formula="of:=MIN([.$K283])" office:value-type="float"/>
          <table:table-cell table:formula="of:=MIN([.$L283])" office:value-type="float"/>
          <table:table-cell table:formula="of:=MIN([.$M283])" office:value-type="float"/>
          <table:table-cell table:formula="of:=MIN([.$N283])" office:value-type="float"/>
          <table:table-cell table:formula="of:=MEDIAN([.$B283])" office:value-type="float"/>
          <table:table-cell table:formula="of:=MEDIAN([.$C283])" office:value-type="float"/>
          <table:table-cell table:formula="of:=MEDIAN([.$D283])" office:value-type="float"/>
          <table:table-cell table:formula="of:=MEDIAN([.$E283])" office:value-type="float"/>
          <table:table-cell table:formula="of:=MEDIAN([.$F283])" office:value-type="float"/>
          <table:table-cell table:formula="of:=MEDIAN([.$G283])" office:value-type="float"/>
          <table:table-cell table:formula="of:=MEDIAN([.$H283])" office:value-type="float"/>
          <table:table-cell table:formula="of:=MEDIAN([.$I283])" office:value-type="float"/>
          <table:table-cell table:formula="of:=MEDIAN([.$J283])" office:value-type="float"/>
          <table:table-cell table:formula="of:=MEDIAN([.$K283])" office:value-type="float"/>
          <table:table-cell table:formula="of:=MEDIAN([.$L283])" office:value-type="float"/>
          <table:table-cell table:formula="of:=MEDIAN([.$M283])" office:value-type="float"/>
          <table:table-cell table:formula="of:=MEDIAN([.$N283])" office:value-type="float"/>
          <table:table-cell table:formula="of:=MAX([.$B283])" office:value-type="float"/>
          <table:table-cell table:formula="of:=MAX([.$C283])" office:value-type="float"/>
          <table:table-cell table:formula="of:=MAX([.$D283])" office:value-type="float"/>
          <table:table-cell table:formula="of:=MAX([.$E283])" office:value-type="float"/>
          <table:table-cell table:formula="of:=MAX([.$F283])" office:value-type="float"/>
          <table:table-cell table:formula="of:=MAX([.$G283])" office:value-type="float"/>
          <table:table-cell table:formula="of:=MAX([.$H283])" office:value-type="float"/>
          <table:table-cell table:formula="of:=MAX([.$I283])" office:value-type="float"/>
          <table:table-cell table:formula="of:=MAX([.$J283])" office:value-type="float"/>
          <table:table-cell table:formula="of:=MAX([.$K283])" office:value-type="float"/>
          <table:table-cell table:formula="of:=MAX([.$L283])" office:value-type="float"/>
          <table:table-cell table:formula="of:=MAX([.$M283])" office:value-type="float"/>
          <table:table-cell table:formula="of:=MAX([.$N283])" office:value-type="float"/>
        </table:table-row>
        <table:table-row table:style-name="ro1">
          <table:table-cell office:value-type="string">
            <text:p>8000/ins_8000_1_0424</text:p>
          </table:table-cell>
          <table:table-cell office:value-type="float" office:value="0.258642"/>
          <table:table-cell office:value-type="float" office:value="0.246"/>
          <table:table-cell office:value-type="float" office:value="0.01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7622.0"/>
          <table:table-cell office:value-type="float" office:value="7622.0"/>
          <table:table-cell office:value-type="float" office:value="7693.0"/>
          <table:table-cell office:value-type="float" office:value="2661.0"/>
          <table:table-cell office:value-type="float" office:value="0.0"/>
          <table:table-cell office:value-type="float" office:value="0.0"/>
          <table:table-cell table:formula="of:=MIN([.$B284])" office:value-type="float"/>
          <table:table-cell table:formula="of:=MIN([.$C284])" office:value-type="float"/>
          <table:table-cell table:formula="of:=MIN([.$D284])" office:value-type="float"/>
          <table:table-cell table:formula="of:=MIN([.$E284])" office:value-type="float"/>
          <table:table-cell table:formula="of:=MIN([.$F284])" office:value-type="float"/>
          <table:table-cell table:formula="of:=MIN([.$G284])" office:value-type="float"/>
          <table:table-cell table:formula="of:=MIN([.$H284])" office:value-type="float"/>
          <table:table-cell table:formula="of:=MIN([.$I284])" office:value-type="float"/>
          <table:table-cell table:formula="of:=MIN([.$J284])" office:value-type="float"/>
          <table:table-cell table:formula="of:=MIN([.$K284])" office:value-type="float"/>
          <table:table-cell table:formula="of:=MIN([.$L284])" office:value-type="float"/>
          <table:table-cell table:formula="of:=MIN([.$M284])" office:value-type="float"/>
          <table:table-cell table:formula="of:=MIN([.$N284])" office:value-type="float"/>
          <table:table-cell table:formula="of:=MEDIAN([.$B284])" office:value-type="float"/>
          <table:table-cell table:formula="of:=MEDIAN([.$C284])" office:value-type="float"/>
          <table:table-cell table:formula="of:=MEDIAN([.$D284])" office:value-type="float"/>
          <table:table-cell table:formula="of:=MEDIAN([.$E284])" office:value-type="float"/>
          <table:table-cell table:formula="of:=MEDIAN([.$F284])" office:value-type="float"/>
          <table:table-cell table:formula="of:=MEDIAN([.$G284])" office:value-type="float"/>
          <table:table-cell table:formula="of:=MEDIAN([.$H284])" office:value-type="float"/>
          <table:table-cell table:formula="of:=MEDIAN([.$I284])" office:value-type="float"/>
          <table:table-cell table:formula="of:=MEDIAN([.$J284])" office:value-type="float"/>
          <table:table-cell table:formula="of:=MEDIAN([.$K284])" office:value-type="float"/>
          <table:table-cell table:formula="of:=MEDIAN([.$L284])" office:value-type="float"/>
          <table:table-cell table:formula="of:=MEDIAN([.$M284])" office:value-type="float"/>
          <table:table-cell table:formula="of:=MEDIAN([.$N284])" office:value-type="float"/>
          <table:table-cell table:formula="of:=MAX([.$B284])" office:value-type="float"/>
          <table:table-cell table:formula="of:=MAX([.$C284])" office:value-type="float"/>
          <table:table-cell table:formula="of:=MAX([.$D284])" office:value-type="float"/>
          <table:table-cell table:formula="of:=MAX([.$E284])" office:value-type="float"/>
          <table:table-cell table:formula="of:=MAX([.$F284])" office:value-type="float"/>
          <table:table-cell table:formula="of:=MAX([.$G284])" office:value-type="float"/>
          <table:table-cell table:formula="of:=MAX([.$H284])" office:value-type="float"/>
          <table:table-cell table:formula="of:=MAX([.$I284])" office:value-type="float"/>
          <table:table-cell table:formula="of:=MAX([.$J284])" office:value-type="float"/>
          <table:table-cell table:formula="of:=MAX([.$K284])" office:value-type="float"/>
          <table:table-cell table:formula="of:=MAX([.$L284])" office:value-type="float"/>
          <table:table-cell table:formula="of:=MAX([.$M284])" office:value-type="float"/>
          <table:table-cell table:formula="of:=MAX([.$N284])" office:value-type="float"/>
        </table:table-row>
        <table:table-row table:style-name="ro1">
          <table:table-cell office:value-type="string">
            <text:p>8000/ins_8000_1_0434</text:p>
          </table:table-cell>
          <table:table-cell office:value-type="float" office:value="1.73973"/>
          <table:table-cell office:value-type="float" office:value="1.724"/>
          <table:table-cell office:value-type="float" office:value="1.45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822.0"/>
          <table:table-cell office:value-type="float" office:value="962515.0"/>
          <table:table-cell office:value-type="float" office:value="962515.0"/>
          <table:table-cell office:value-type="float" office:value="10166.0"/>
          <table:table-cell office:value-type="float" office:value="7424.0"/>
          <table:table-cell office:value-type="float" office:value="0.0"/>
          <table:table-cell office:value-type="float" office:value="0.0"/>
          <table:table-cell table:formula="of:=MIN([.$B285])" office:value-type="float"/>
          <table:table-cell table:formula="of:=MIN([.$C285])" office:value-type="float"/>
          <table:table-cell table:formula="of:=MIN([.$D285])" office:value-type="float"/>
          <table:table-cell table:formula="of:=MIN([.$E285])" office:value-type="float"/>
          <table:table-cell table:formula="of:=MIN([.$F285])" office:value-type="float"/>
          <table:table-cell table:formula="of:=MIN([.$G285])" office:value-type="float"/>
          <table:table-cell table:formula="of:=MIN([.$H285])" office:value-type="float"/>
          <table:table-cell table:formula="of:=MIN([.$I285])" office:value-type="float"/>
          <table:table-cell table:formula="of:=MIN([.$J285])" office:value-type="float"/>
          <table:table-cell table:formula="of:=MIN([.$K285])" office:value-type="float"/>
          <table:table-cell table:formula="of:=MIN([.$L285])" office:value-type="float"/>
          <table:table-cell table:formula="of:=MIN([.$M285])" office:value-type="float"/>
          <table:table-cell table:formula="of:=MIN([.$N285])" office:value-type="float"/>
          <table:table-cell table:formula="of:=MEDIAN([.$B285])" office:value-type="float"/>
          <table:table-cell table:formula="of:=MEDIAN([.$C285])" office:value-type="float"/>
          <table:table-cell table:formula="of:=MEDIAN([.$D285])" office:value-type="float"/>
          <table:table-cell table:formula="of:=MEDIAN([.$E285])" office:value-type="float"/>
          <table:table-cell table:formula="of:=MEDIAN([.$F285])" office:value-type="float"/>
          <table:table-cell table:formula="of:=MEDIAN([.$G285])" office:value-type="float"/>
          <table:table-cell table:formula="of:=MEDIAN([.$H285])" office:value-type="float"/>
          <table:table-cell table:formula="of:=MEDIAN([.$I285])" office:value-type="float"/>
          <table:table-cell table:formula="of:=MEDIAN([.$J285])" office:value-type="float"/>
          <table:table-cell table:formula="of:=MEDIAN([.$K285])" office:value-type="float"/>
          <table:table-cell table:formula="of:=MEDIAN([.$L285])" office:value-type="float"/>
          <table:table-cell table:formula="of:=MEDIAN([.$M285])" office:value-type="float"/>
          <table:table-cell table:formula="of:=MEDIAN([.$N285])" office:value-type="float"/>
          <table:table-cell table:formula="of:=MAX([.$B285])" office:value-type="float"/>
          <table:table-cell table:formula="of:=MAX([.$C285])" office:value-type="float"/>
          <table:table-cell table:formula="of:=MAX([.$D285])" office:value-type="float"/>
          <table:table-cell table:formula="of:=MAX([.$E285])" office:value-type="float"/>
          <table:table-cell table:formula="of:=MAX([.$F285])" office:value-type="float"/>
          <table:table-cell table:formula="of:=MAX([.$G285])" office:value-type="float"/>
          <table:table-cell table:formula="of:=MAX([.$H285])" office:value-type="float"/>
          <table:table-cell table:formula="of:=MAX([.$I285])" office:value-type="float"/>
          <table:table-cell table:formula="of:=MAX([.$J285])" office:value-type="float"/>
          <table:table-cell table:formula="of:=MAX([.$K285])" office:value-type="float"/>
          <table:table-cell table:formula="of:=MAX([.$L285])" office:value-type="float"/>
          <table:table-cell table:formula="of:=MAX([.$M285])" office:value-type="float"/>
          <table:table-cell table:formula="of:=MAX([.$N285])" office:value-type="float"/>
        </table:table-row>
        <table:table-row table:style-name="ro1">
          <table:table-cell office:value-type="string">
            <text:p>8000/ins_8000_1_0444</text:p>
          </table:table-cell>
          <table:table-cell office:value-type="float" office:value="0.588883"/>
          <table:table-cell office:value-type="float" office:value="0.577"/>
          <table:table-cell office:value-type="float" office:value="0.3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13.0"/>
          <table:table-cell office:value-type="float" office:value="289153.0"/>
          <table:table-cell office:value-type="float" office:value="289153.0"/>
          <table:table-cell office:value-type="float" office:value="7671.0"/>
          <table:table-cell office:value-type="float" office:value="2158.0"/>
          <table:table-cell office:value-type="float" office:value="0.0"/>
          <table:table-cell office:value-type="float" office:value="0.0"/>
          <table:table-cell table:formula="of:=MIN([.$B286])" office:value-type="float"/>
          <table:table-cell table:formula="of:=MIN([.$C286])" office:value-type="float"/>
          <table:table-cell table:formula="of:=MIN([.$D286])" office:value-type="float"/>
          <table:table-cell table:formula="of:=MIN([.$E286])" office:value-type="float"/>
          <table:table-cell table:formula="of:=MIN([.$F286])" office:value-type="float"/>
          <table:table-cell table:formula="of:=MIN([.$G286])" office:value-type="float"/>
          <table:table-cell table:formula="of:=MIN([.$H286])" office:value-type="float"/>
          <table:table-cell table:formula="of:=MIN([.$I286])" office:value-type="float"/>
          <table:table-cell table:formula="of:=MIN([.$J286])" office:value-type="float"/>
          <table:table-cell table:formula="of:=MIN([.$K286])" office:value-type="float"/>
          <table:table-cell table:formula="of:=MIN([.$L286])" office:value-type="float"/>
          <table:table-cell table:formula="of:=MIN([.$M286])" office:value-type="float"/>
          <table:table-cell table:formula="of:=MIN([.$N286])" office:value-type="float"/>
          <table:table-cell table:formula="of:=MEDIAN([.$B286])" office:value-type="float"/>
          <table:table-cell table:formula="of:=MEDIAN([.$C286])" office:value-type="float"/>
          <table:table-cell table:formula="of:=MEDIAN([.$D286])" office:value-type="float"/>
          <table:table-cell table:formula="of:=MEDIAN([.$E286])" office:value-type="float"/>
          <table:table-cell table:formula="of:=MEDIAN([.$F286])" office:value-type="float"/>
          <table:table-cell table:formula="of:=MEDIAN([.$G286])" office:value-type="float"/>
          <table:table-cell table:formula="of:=MEDIAN([.$H286])" office:value-type="float"/>
          <table:table-cell table:formula="of:=MEDIAN([.$I286])" office:value-type="float"/>
          <table:table-cell table:formula="of:=MEDIAN([.$J286])" office:value-type="float"/>
          <table:table-cell table:formula="of:=MEDIAN([.$K286])" office:value-type="float"/>
          <table:table-cell table:formula="of:=MEDIAN([.$L286])" office:value-type="float"/>
          <table:table-cell table:formula="of:=MEDIAN([.$M286])" office:value-type="float"/>
          <table:table-cell table:formula="of:=MEDIAN([.$N286])" office:value-type="float"/>
          <table:table-cell table:formula="of:=MAX([.$B286])" office:value-type="float"/>
          <table:table-cell table:formula="of:=MAX([.$C286])" office:value-type="float"/>
          <table:table-cell table:formula="of:=MAX([.$D286])" office:value-type="float"/>
          <table:table-cell table:formula="of:=MAX([.$E286])" office:value-type="float"/>
          <table:table-cell table:formula="of:=MAX([.$F286])" office:value-type="float"/>
          <table:table-cell table:formula="of:=MAX([.$G286])" office:value-type="float"/>
          <table:table-cell table:formula="of:=MAX([.$H286])" office:value-type="float"/>
          <table:table-cell table:formula="of:=MAX([.$I286])" office:value-type="float"/>
          <table:table-cell table:formula="of:=MAX([.$J286])" office:value-type="float"/>
          <table:table-cell table:formula="of:=MAX([.$K286])" office:value-type="float"/>
          <table:table-cell table:formula="of:=MAX([.$L286])" office:value-type="float"/>
          <table:table-cell table:formula="of:=MAX([.$M286])" office:value-type="float"/>
          <table:table-cell table:formula="of:=MAX([.$N286])" office:value-type="float"/>
        </table:table-row>
        <table:table-row table:style-name="ro1">
          <table:table-cell office:value-type="string">
            <text:p>8000/ins_8000_1_0454</text:p>
          </table:table-cell>
          <table:table-cell office:value-type="float" office:value="0.3611"/>
          <table:table-cell office:value-type="float" office:value="0.349"/>
          <table:table-cell office:value-type="float" office:value="0.11"/>
          <table:table-cell office:value-type="float" office:value="192.0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78819.0"/>
          <table:table-cell office:value-type="float" office:value="78819.0"/>
          <table:table-cell office:value-type="float" office:value="7692.0"/>
          <table:table-cell office:value-type="float" office:value="3015.0"/>
          <table:table-cell office:value-type="float" office:value="0.0"/>
          <table:table-cell office:value-type="float" office:value="0.0"/>
          <table:table-cell table:formula="of:=MIN([.$B287])" office:value-type="float"/>
          <table:table-cell table:formula="of:=MIN([.$C287])" office:value-type="float"/>
          <table:table-cell table:formula="of:=MIN([.$D287])" office:value-type="float"/>
          <table:table-cell table:formula="of:=MIN([.$E287])" office:value-type="float"/>
          <table:table-cell table:formula="of:=MIN([.$F287])" office:value-type="float"/>
          <table:table-cell table:formula="of:=MIN([.$G287])" office:value-type="float"/>
          <table:table-cell table:formula="of:=MIN([.$H287])" office:value-type="float"/>
          <table:table-cell table:formula="of:=MIN([.$I287])" office:value-type="float"/>
          <table:table-cell table:formula="of:=MIN([.$J287])" office:value-type="float"/>
          <table:table-cell table:formula="of:=MIN([.$K287])" office:value-type="float"/>
          <table:table-cell table:formula="of:=MIN([.$L287])" office:value-type="float"/>
          <table:table-cell table:formula="of:=MIN([.$M287])" office:value-type="float"/>
          <table:table-cell table:formula="of:=MIN([.$N287])" office:value-type="float"/>
          <table:table-cell table:formula="of:=MEDIAN([.$B287])" office:value-type="float"/>
          <table:table-cell table:formula="of:=MEDIAN([.$C287])" office:value-type="float"/>
          <table:table-cell table:formula="of:=MEDIAN([.$D287])" office:value-type="float"/>
          <table:table-cell table:formula="of:=MEDIAN([.$E287])" office:value-type="float"/>
          <table:table-cell table:formula="of:=MEDIAN([.$F287])" office:value-type="float"/>
          <table:table-cell table:formula="of:=MEDIAN([.$G287])" office:value-type="float"/>
          <table:table-cell table:formula="of:=MEDIAN([.$H287])" office:value-type="float"/>
          <table:table-cell table:formula="of:=MEDIAN([.$I287])" office:value-type="float"/>
          <table:table-cell table:formula="of:=MEDIAN([.$J287])" office:value-type="float"/>
          <table:table-cell table:formula="of:=MEDIAN([.$K287])" office:value-type="float"/>
          <table:table-cell table:formula="of:=MEDIAN([.$L287])" office:value-type="float"/>
          <table:table-cell table:formula="of:=MEDIAN([.$M287])" office:value-type="float"/>
          <table:table-cell table:formula="of:=MEDIAN([.$N287])" office:value-type="float"/>
          <table:table-cell table:formula="of:=MAX([.$B287])" office:value-type="float"/>
          <table:table-cell table:formula="of:=MAX([.$C287])" office:value-type="float"/>
          <table:table-cell table:formula="of:=MAX([.$D287])" office:value-type="float"/>
          <table:table-cell table:formula="of:=MAX([.$E287])" office:value-type="float"/>
          <table:table-cell table:formula="of:=MAX([.$F287])" office:value-type="float"/>
          <table:table-cell table:formula="of:=MAX([.$G287])" office:value-type="float"/>
          <table:table-cell table:formula="of:=MAX([.$H287])" office:value-type="float"/>
          <table:table-cell table:formula="of:=MAX([.$I287])" office:value-type="float"/>
          <table:table-cell table:formula="of:=MAX([.$J287])" office:value-type="float"/>
          <table:table-cell table:formula="of:=MAX([.$K287])" office:value-type="float"/>
          <table:table-cell table:formula="of:=MAX([.$L287])" office:value-type="float"/>
          <table:table-cell table:formula="of:=MAX([.$M287])" office:value-type="float"/>
          <table:table-cell table:formula="of:=MAX([.$N287])" office:value-type="float"/>
        </table:table-row>
        <table:table-row table:style-name="ro1">
          <table:table-cell office:value-type="string">
            <text:p>8000/ins_8000_1_0464</text:p>
          </table:table-cell>
          <table:table-cell office:value-type="float" office:value="0.261567"/>
          <table:table-cell office:value-type="float" office:value="0.249"/>
          <table:table-cell office:value-type="float" office:value="0.01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7619.0"/>
          <table:table-cell office:value-type="float" office:value="7619.0"/>
          <table:table-cell office:value-type="float" office:value="7605.0"/>
          <table:table-cell office:value-type="float" office:value="2486.0"/>
          <table:table-cell office:value-type="float" office:value="0.0"/>
          <table:table-cell office:value-type="float" office:value="0.0"/>
          <table:table-cell table:formula="of:=MIN([.$B288])" office:value-type="float"/>
          <table:table-cell table:formula="of:=MIN([.$C288])" office:value-type="float"/>
          <table:table-cell table:formula="of:=MIN([.$D288])" office:value-type="float"/>
          <table:table-cell table:formula="of:=MIN([.$E288])" office:value-type="float"/>
          <table:table-cell table:formula="of:=MIN([.$F288])" office:value-type="float"/>
          <table:table-cell table:formula="of:=MIN([.$G288])" office:value-type="float"/>
          <table:table-cell table:formula="of:=MIN([.$H288])" office:value-type="float"/>
          <table:table-cell table:formula="of:=MIN([.$I288])" office:value-type="float"/>
          <table:table-cell table:formula="of:=MIN([.$J288])" office:value-type="float"/>
          <table:table-cell table:formula="of:=MIN([.$K288])" office:value-type="float"/>
          <table:table-cell table:formula="of:=MIN([.$L288])" office:value-type="float"/>
          <table:table-cell table:formula="of:=MIN([.$M288])" office:value-type="float"/>
          <table:table-cell table:formula="of:=MIN([.$N288])" office:value-type="float"/>
          <table:table-cell table:formula="of:=MEDIAN([.$B288])" office:value-type="float"/>
          <table:table-cell table:formula="of:=MEDIAN([.$C288])" office:value-type="float"/>
          <table:table-cell table:formula="of:=MEDIAN([.$D288])" office:value-type="float"/>
          <table:table-cell table:formula="of:=MEDIAN([.$E288])" office:value-type="float"/>
          <table:table-cell table:formula="of:=MEDIAN([.$F288])" office:value-type="float"/>
          <table:table-cell table:formula="of:=MEDIAN([.$G288])" office:value-type="float"/>
          <table:table-cell table:formula="of:=MEDIAN([.$H288])" office:value-type="float"/>
          <table:table-cell table:formula="of:=MEDIAN([.$I288])" office:value-type="float"/>
          <table:table-cell table:formula="of:=MEDIAN([.$J288])" office:value-type="float"/>
          <table:table-cell table:formula="of:=MEDIAN([.$K288])" office:value-type="float"/>
          <table:table-cell table:formula="of:=MEDIAN([.$L288])" office:value-type="float"/>
          <table:table-cell table:formula="of:=MEDIAN([.$M288])" office:value-type="float"/>
          <table:table-cell table:formula="of:=MEDIAN([.$N288])" office:value-type="float"/>
          <table:table-cell table:formula="of:=MAX([.$B288])" office:value-type="float"/>
          <table:table-cell table:formula="of:=MAX([.$C288])" office:value-type="float"/>
          <table:table-cell table:formula="of:=MAX([.$D288])" office:value-type="float"/>
          <table:table-cell table:formula="of:=MAX([.$E288])" office:value-type="float"/>
          <table:table-cell table:formula="of:=MAX([.$F288])" office:value-type="float"/>
          <table:table-cell table:formula="of:=MAX([.$G288])" office:value-type="float"/>
          <table:table-cell table:formula="of:=MAX([.$H288])" office:value-type="float"/>
          <table:table-cell table:formula="of:=MAX([.$I288])" office:value-type="float"/>
          <table:table-cell table:formula="of:=MAX([.$J288])" office:value-type="float"/>
          <table:table-cell table:formula="of:=MAX([.$K288])" office:value-type="float"/>
          <table:table-cell table:formula="of:=MAX([.$L288])" office:value-type="float"/>
          <table:table-cell table:formula="of:=MAX([.$M288])" office:value-type="float"/>
          <table:table-cell table:formula="of:=MAX([.$N288])" office:value-type="float"/>
        </table:table-row>
        <table:table-row table:style-name="ro1">
          <table:table-cell office:value-type="string">
            <text:p>8000/ins_8000_1_0474</text:p>
          </table:table-cell>
          <table:table-cell office:value-type="float" office:value="0.253565"/>
          <table:table-cell office:value-type="float" office:value="0.241"/>
          <table:table-cell office:value-type="float" office:value="0.01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3848.0"/>
          <table:table-cell office:value-type="float" office:value="3848.0"/>
          <table:table-cell office:value-type="float" office:value="7588.0"/>
          <table:table-cell office:value-type="float" office:value="2224.0"/>
          <table:table-cell office:value-type="float" office:value="0.0"/>
          <table:table-cell office:value-type="float" office:value="0.0"/>
          <table:table-cell table:formula="of:=MIN([.$B289])" office:value-type="float"/>
          <table:table-cell table:formula="of:=MIN([.$C289])" office:value-type="float"/>
          <table:table-cell table:formula="of:=MIN([.$D289])" office:value-type="float"/>
          <table:table-cell table:formula="of:=MIN([.$E289])" office:value-type="float"/>
          <table:table-cell table:formula="of:=MIN([.$F289])" office:value-type="float"/>
          <table:table-cell table:formula="of:=MIN([.$G289])" office:value-type="float"/>
          <table:table-cell table:formula="of:=MIN([.$H289])" office:value-type="float"/>
          <table:table-cell table:formula="of:=MIN([.$I289])" office:value-type="float"/>
          <table:table-cell table:formula="of:=MIN([.$J289])" office:value-type="float"/>
          <table:table-cell table:formula="of:=MIN([.$K289])" office:value-type="float"/>
          <table:table-cell table:formula="of:=MIN([.$L289])" office:value-type="float"/>
          <table:table-cell table:formula="of:=MIN([.$M289])" office:value-type="float"/>
          <table:table-cell table:formula="of:=MIN([.$N289])" office:value-type="float"/>
          <table:table-cell table:formula="of:=MEDIAN([.$B289])" office:value-type="float"/>
          <table:table-cell table:formula="of:=MEDIAN([.$C289])" office:value-type="float"/>
          <table:table-cell table:formula="of:=MEDIAN([.$D289])" office:value-type="float"/>
          <table:table-cell table:formula="of:=MEDIAN([.$E289])" office:value-type="float"/>
          <table:table-cell table:formula="of:=MEDIAN([.$F289])" office:value-type="float"/>
          <table:table-cell table:formula="of:=MEDIAN([.$G289])" office:value-type="float"/>
          <table:table-cell table:formula="of:=MEDIAN([.$H289])" office:value-type="float"/>
          <table:table-cell table:formula="of:=MEDIAN([.$I289])" office:value-type="float"/>
          <table:table-cell table:formula="of:=MEDIAN([.$J289])" office:value-type="float"/>
          <table:table-cell table:formula="of:=MEDIAN([.$K289])" office:value-type="float"/>
          <table:table-cell table:formula="of:=MEDIAN([.$L289])" office:value-type="float"/>
          <table:table-cell table:formula="of:=MEDIAN([.$M289])" office:value-type="float"/>
          <table:table-cell table:formula="of:=MEDIAN([.$N289])" office:value-type="float"/>
          <table:table-cell table:formula="of:=MAX([.$B289])" office:value-type="float"/>
          <table:table-cell table:formula="of:=MAX([.$C289])" office:value-type="float"/>
          <table:table-cell table:formula="of:=MAX([.$D289])" office:value-type="float"/>
          <table:table-cell table:formula="of:=MAX([.$E289])" office:value-type="float"/>
          <table:table-cell table:formula="of:=MAX([.$F289])" office:value-type="float"/>
          <table:table-cell table:formula="of:=MAX([.$G289])" office:value-type="float"/>
          <table:table-cell table:formula="of:=MAX([.$H289])" office:value-type="float"/>
          <table:table-cell table:formula="of:=MAX([.$I289])" office:value-type="float"/>
          <table:table-cell table:formula="of:=MAX([.$J289])" office:value-type="float"/>
          <table:table-cell table:formula="of:=MAX([.$K289])" office:value-type="float"/>
          <table:table-cell table:formula="of:=MAX([.$L289])" office:value-type="float"/>
          <table:table-cell table:formula="of:=MAX([.$M289])" office:value-type="float"/>
          <table:table-cell table:formula="of:=MAX([.$N289])" office:value-type="float"/>
        </table:table-row>
        <table:table-row table:style-name="ro1">
          <table:table-cell office:value-type="string">
            <text:p>8000/ins_8000_1_0484</text:p>
          </table:table-cell>
          <table:table-cell office:value-type="float" office:value="2.21871"/>
          <table:table-cell office:value-type="float" office:value="2.205"/>
          <table:table-cell office:value-type="float" office:value="1.99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799.0"/>
          <table:table-cell office:value-type="float" office:value="810498.0"/>
          <table:table-cell office:value-type="float" office:value="810498.0"/>
          <table:table-cell office:value-type="float" office:value="9657.0"/>
          <table:table-cell office:value-type="float" office:value="11561.0"/>
          <table:table-cell office:value-type="float" office:value="0.0"/>
          <table:table-cell office:value-type="float" office:value="0.0"/>
          <table:table-cell table:formula="of:=MIN([.$B290])" office:value-type="float"/>
          <table:table-cell table:formula="of:=MIN([.$C290])" office:value-type="float"/>
          <table:table-cell table:formula="of:=MIN([.$D290])" office:value-type="float"/>
          <table:table-cell table:formula="of:=MIN([.$E290])" office:value-type="float"/>
          <table:table-cell table:formula="of:=MIN([.$F290])" office:value-type="float"/>
          <table:table-cell table:formula="of:=MIN([.$G290])" office:value-type="float"/>
          <table:table-cell table:formula="of:=MIN([.$H290])" office:value-type="float"/>
          <table:table-cell table:formula="of:=MIN([.$I290])" office:value-type="float"/>
          <table:table-cell table:formula="of:=MIN([.$J290])" office:value-type="float"/>
          <table:table-cell table:formula="of:=MIN([.$K290])" office:value-type="float"/>
          <table:table-cell table:formula="of:=MIN([.$L290])" office:value-type="float"/>
          <table:table-cell table:formula="of:=MIN([.$M290])" office:value-type="float"/>
          <table:table-cell table:formula="of:=MIN([.$N290])" office:value-type="float"/>
          <table:table-cell table:formula="of:=MEDIAN([.$B290])" office:value-type="float"/>
          <table:table-cell table:formula="of:=MEDIAN([.$C290])" office:value-type="float"/>
          <table:table-cell table:formula="of:=MEDIAN([.$D290])" office:value-type="float"/>
          <table:table-cell table:formula="of:=MEDIAN([.$E290])" office:value-type="float"/>
          <table:table-cell table:formula="of:=MEDIAN([.$F290])" office:value-type="float"/>
          <table:table-cell table:formula="of:=MEDIAN([.$G290])" office:value-type="float"/>
          <table:table-cell table:formula="of:=MEDIAN([.$H290])" office:value-type="float"/>
          <table:table-cell table:formula="of:=MEDIAN([.$I290])" office:value-type="float"/>
          <table:table-cell table:formula="of:=MEDIAN([.$J290])" office:value-type="float"/>
          <table:table-cell table:formula="of:=MEDIAN([.$K290])" office:value-type="float"/>
          <table:table-cell table:formula="of:=MEDIAN([.$L290])" office:value-type="float"/>
          <table:table-cell table:formula="of:=MEDIAN([.$M290])" office:value-type="float"/>
          <table:table-cell table:formula="of:=MEDIAN([.$N290])" office:value-type="float"/>
          <table:table-cell table:formula="of:=MAX([.$B290])" office:value-type="float"/>
          <table:table-cell table:formula="of:=MAX([.$C290])" office:value-type="float"/>
          <table:table-cell table:formula="of:=MAX([.$D290])" office:value-type="float"/>
          <table:table-cell table:formula="of:=MAX([.$E290])" office:value-type="float"/>
          <table:table-cell table:formula="of:=MAX([.$F290])" office:value-type="float"/>
          <table:table-cell table:formula="of:=MAX([.$G290])" office:value-type="float"/>
          <table:table-cell table:formula="of:=MAX([.$H290])" office:value-type="float"/>
          <table:table-cell table:formula="of:=MAX([.$I290])" office:value-type="float"/>
          <table:table-cell table:formula="of:=MAX([.$J290])" office:value-type="float"/>
          <table:table-cell table:formula="of:=MAX([.$K290])" office:value-type="float"/>
          <table:table-cell table:formula="of:=MAX([.$L290])" office:value-type="float"/>
          <table:table-cell table:formula="of:=MAX([.$M290])" office:value-type="float"/>
          <table:table-cell table:formula="of:=MAX([.$N290])" office:value-type="float"/>
        </table:table-row>
        <table:table-row table:style-name="ro1">
          <table:table-cell office:value-type="string">
            <text:p>8000/ins_8000_2_0404</text:p>
          </table:table-cell>
          <table:table-cell office:value-type="float" office:value="0.337506"/>
          <table:table-cell office:value-type="float" office:value="0.326"/>
          <table:table-cell office:value-type="float" office:value="0.11"/>
          <table:table-cell office:value-type="float" office:value="114.0"/>
          <table:table-cell office:value-type="float" office:value="0.0"/>
          <table:table-cell office:value-type="float" office:value="3.0"/>
          <table:table-cell office:value-type="float" office:value="1400.0"/>
          <table:table-cell office:value-type="float" office:value="49928.0"/>
          <table:table-cell office:value-type="float" office:value="49928.0"/>
          <table:table-cell office:value-type="float" office:value="8028.0"/>
          <table:table-cell office:value-type="float" office:value="3105.0"/>
          <table:table-cell office:value-type="float" office:value="0.0"/>
          <table:table-cell office:value-type="float" office:value="0.0"/>
          <table:table-cell table:formula="of:=MIN([.$B291])" office:value-type="float"/>
          <table:table-cell table:formula="of:=MIN([.$C291])" office:value-type="float"/>
          <table:table-cell table:formula="of:=MIN([.$D291])" office:value-type="float"/>
          <table:table-cell table:formula="of:=MIN([.$E291])" office:value-type="float"/>
          <table:table-cell table:formula="of:=MIN([.$F291])" office:value-type="float"/>
          <table:table-cell table:formula="of:=MIN([.$G291])" office:value-type="float"/>
          <table:table-cell table:formula="of:=MIN([.$H291])" office:value-type="float"/>
          <table:table-cell table:formula="of:=MIN([.$I291])" office:value-type="float"/>
          <table:table-cell table:formula="of:=MIN([.$J291])" office:value-type="float"/>
          <table:table-cell table:formula="of:=MIN([.$K291])" office:value-type="float"/>
          <table:table-cell table:formula="of:=MIN([.$L291])" office:value-type="float"/>
          <table:table-cell table:formula="of:=MIN([.$M291])" office:value-type="float"/>
          <table:table-cell table:formula="of:=MIN([.$N291])" office:value-type="float"/>
          <table:table-cell table:formula="of:=MEDIAN([.$B291])" office:value-type="float"/>
          <table:table-cell table:formula="of:=MEDIAN([.$C291])" office:value-type="float"/>
          <table:table-cell table:formula="of:=MEDIAN([.$D291])" office:value-type="float"/>
          <table:table-cell table:formula="of:=MEDIAN([.$E291])" office:value-type="float"/>
          <table:table-cell table:formula="of:=MEDIAN([.$F291])" office:value-type="float"/>
          <table:table-cell table:formula="of:=MEDIAN([.$G291])" office:value-type="float"/>
          <table:table-cell table:formula="of:=MEDIAN([.$H291])" office:value-type="float"/>
          <table:table-cell table:formula="of:=MEDIAN([.$I291])" office:value-type="float"/>
          <table:table-cell table:formula="of:=MEDIAN([.$J291])" office:value-type="float"/>
          <table:table-cell table:formula="of:=MEDIAN([.$K291])" office:value-type="float"/>
          <table:table-cell table:formula="of:=MEDIAN([.$L291])" office:value-type="float"/>
          <table:table-cell table:formula="of:=MEDIAN([.$M291])" office:value-type="float"/>
          <table:table-cell table:formula="of:=MEDIAN([.$N291])" office:value-type="float"/>
          <table:table-cell table:formula="of:=MAX([.$B291])" office:value-type="float"/>
          <table:table-cell table:formula="of:=MAX([.$C291])" office:value-type="float"/>
          <table:table-cell table:formula="of:=MAX([.$D291])" office:value-type="float"/>
          <table:table-cell table:formula="of:=MAX([.$E291])" office:value-type="float"/>
          <table:table-cell table:formula="of:=MAX([.$F291])" office:value-type="float"/>
          <table:table-cell table:formula="of:=MAX([.$G291])" office:value-type="float"/>
          <table:table-cell table:formula="of:=MAX([.$H291])" office:value-type="float"/>
          <table:table-cell table:formula="of:=MAX([.$I291])" office:value-type="float"/>
          <table:table-cell table:formula="of:=MAX([.$J291])" office:value-type="float"/>
          <table:table-cell table:formula="of:=MAX([.$K291])" office:value-type="float"/>
          <table:table-cell table:formula="of:=MAX([.$L291])" office:value-type="float"/>
          <table:table-cell table:formula="of:=MAX([.$M291])" office:value-type="float"/>
          <table:table-cell table:formula="of:=MAX([.$N291])" office:value-type="float"/>
        </table:table-row>
        <table:table-row table:style-name="ro1">
          <table:table-cell office:value-type="string">
            <text:p>8000/ins_8000_2_0414</text:p>
          </table:table-cell>
          <table:table-cell office:value-type="float" office:value="0.273437"/>
          <table:table-cell office:value-type="float" office:value="0.261"/>
          <table:table-cell office:value-type="float" office:value="0.01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3228.0"/>
          <table:table-cell office:value-type="float" office:value="3228.0"/>
          <table:table-cell office:value-type="float" office:value="7699.0"/>
          <table:table-cell office:value-type="float" office:value="2645.0"/>
          <table:table-cell office:value-type="float" office:value="0.0"/>
          <table:table-cell office:value-type="float" office:value="0.0"/>
          <table:table-cell table:formula="of:=MIN([.$B292])" office:value-type="float"/>
          <table:table-cell table:formula="of:=MIN([.$C292])" office:value-type="float"/>
          <table:table-cell table:formula="of:=MIN([.$D292])" office:value-type="float"/>
          <table:table-cell table:formula="of:=MIN([.$E292])" office:value-type="float"/>
          <table:table-cell table:formula="of:=MIN([.$F292])" office:value-type="float"/>
          <table:table-cell table:formula="of:=MIN([.$G292])" office:value-type="float"/>
          <table:table-cell table:formula="of:=MIN([.$H292])" office:value-type="float"/>
          <table:table-cell table:formula="of:=MIN([.$I292])" office:value-type="float"/>
          <table:table-cell table:formula="of:=MIN([.$J292])" office:value-type="float"/>
          <table:table-cell table:formula="of:=MIN([.$K292])" office:value-type="float"/>
          <table:table-cell table:formula="of:=MIN([.$L292])" office:value-type="float"/>
          <table:table-cell table:formula="of:=MIN([.$M292])" office:value-type="float"/>
          <table:table-cell table:formula="of:=MIN([.$N292])" office:value-type="float"/>
          <table:table-cell table:formula="of:=MEDIAN([.$B292])" office:value-type="float"/>
          <table:table-cell table:formula="of:=MEDIAN([.$C292])" office:value-type="float"/>
          <table:table-cell table:formula="of:=MEDIAN([.$D292])" office:value-type="float"/>
          <table:table-cell table:formula="of:=MEDIAN([.$E292])" office:value-type="float"/>
          <table:table-cell table:formula="of:=MEDIAN([.$F292])" office:value-type="float"/>
          <table:table-cell table:formula="of:=MEDIAN([.$G292])" office:value-type="float"/>
          <table:table-cell table:formula="of:=MEDIAN([.$H292])" office:value-type="float"/>
          <table:table-cell table:formula="of:=MEDIAN([.$I292])" office:value-type="float"/>
          <table:table-cell table:formula="of:=MEDIAN([.$J292])" office:value-type="float"/>
          <table:table-cell table:formula="of:=MEDIAN([.$K292])" office:value-type="float"/>
          <table:table-cell table:formula="of:=MEDIAN([.$L292])" office:value-type="float"/>
          <table:table-cell table:formula="of:=MEDIAN([.$M292])" office:value-type="float"/>
          <table:table-cell table:formula="of:=MEDIAN([.$N292])" office:value-type="float"/>
          <table:table-cell table:formula="of:=MAX([.$B292])" office:value-type="float"/>
          <table:table-cell table:formula="of:=MAX([.$C292])" office:value-type="float"/>
          <table:table-cell table:formula="of:=MAX([.$D292])" office:value-type="float"/>
          <table:table-cell table:formula="of:=MAX([.$E292])" office:value-type="float"/>
          <table:table-cell table:formula="of:=MAX([.$F292])" office:value-type="float"/>
          <table:table-cell table:formula="of:=MAX([.$G292])" office:value-type="float"/>
          <table:table-cell table:formula="of:=MAX([.$H292])" office:value-type="float"/>
          <table:table-cell table:formula="of:=MAX([.$I292])" office:value-type="float"/>
          <table:table-cell table:formula="of:=MAX([.$J292])" office:value-type="float"/>
          <table:table-cell table:formula="of:=MAX([.$K292])" office:value-type="float"/>
          <table:table-cell table:formula="of:=MAX([.$L292])" office:value-type="float"/>
          <table:table-cell table:formula="of:=MAX([.$M292])" office:value-type="float"/>
          <table:table-cell table:formula="of:=MAX([.$N292])" office:value-type="float"/>
        </table:table-row>
        <table:table-row table:style-name="ro1">
          <table:table-cell office:value-type="string">
            <text:p>8000/ins_8000_2_0424</text:p>
          </table:table-cell>
          <table:table-cell office:value-type="float" office:value="0.254856"/>
          <table:table-cell office:value-type="float" office:value="0.242"/>
          <table:table-cell office:value-type="float" office:value="0.0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4310.0"/>
          <table:table-cell office:value-type="float" office:value="4310.0"/>
          <table:table-cell office:value-type="float" office:value="7858.0"/>
          <table:table-cell office:value-type="float" office:value="2863.0"/>
          <table:table-cell office:value-type="float" office:value="0.0"/>
          <table:table-cell office:value-type="float" office:value="0.0"/>
          <table:table-cell table:formula="of:=MIN([.$B293])" office:value-type="float"/>
          <table:table-cell table:formula="of:=MIN([.$C293])" office:value-type="float"/>
          <table:table-cell table:formula="of:=MIN([.$D293])" office:value-type="float"/>
          <table:table-cell table:formula="of:=MIN([.$E293])" office:value-type="float"/>
          <table:table-cell table:formula="of:=MIN([.$F293])" office:value-type="float"/>
          <table:table-cell table:formula="of:=MIN([.$G293])" office:value-type="float"/>
          <table:table-cell table:formula="of:=MIN([.$H293])" office:value-type="float"/>
          <table:table-cell table:formula="of:=MIN([.$I293])" office:value-type="float"/>
          <table:table-cell table:formula="of:=MIN([.$J293])" office:value-type="float"/>
          <table:table-cell table:formula="of:=MIN([.$K293])" office:value-type="float"/>
          <table:table-cell table:formula="of:=MIN([.$L293])" office:value-type="float"/>
          <table:table-cell table:formula="of:=MIN([.$M293])" office:value-type="float"/>
          <table:table-cell table:formula="of:=MIN([.$N293])" office:value-type="float"/>
          <table:table-cell table:formula="of:=MEDIAN([.$B293])" office:value-type="float"/>
          <table:table-cell table:formula="of:=MEDIAN([.$C293])" office:value-type="float"/>
          <table:table-cell table:formula="of:=MEDIAN([.$D293])" office:value-type="float"/>
          <table:table-cell table:formula="of:=MEDIAN([.$E293])" office:value-type="float"/>
          <table:table-cell table:formula="of:=MEDIAN([.$F293])" office:value-type="float"/>
          <table:table-cell table:formula="of:=MEDIAN([.$G293])" office:value-type="float"/>
          <table:table-cell table:formula="of:=MEDIAN([.$H293])" office:value-type="float"/>
          <table:table-cell table:formula="of:=MEDIAN([.$I293])" office:value-type="float"/>
          <table:table-cell table:formula="of:=MEDIAN([.$J293])" office:value-type="float"/>
          <table:table-cell table:formula="of:=MEDIAN([.$K293])" office:value-type="float"/>
          <table:table-cell table:formula="of:=MEDIAN([.$L293])" office:value-type="float"/>
          <table:table-cell table:formula="of:=MEDIAN([.$M293])" office:value-type="float"/>
          <table:table-cell table:formula="of:=MEDIAN([.$N293])" office:value-type="float"/>
          <table:table-cell table:formula="of:=MAX([.$B293])" office:value-type="float"/>
          <table:table-cell table:formula="of:=MAX([.$C293])" office:value-type="float"/>
          <table:table-cell table:formula="of:=MAX([.$D293])" office:value-type="float"/>
          <table:table-cell table:formula="of:=MAX([.$E293])" office:value-type="float"/>
          <table:table-cell table:formula="of:=MAX([.$F293])" office:value-type="float"/>
          <table:table-cell table:formula="of:=MAX([.$G293])" office:value-type="float"/>
          <table:table-cell table:formula="of:=MAX([.$H293])" office:value-type="float"/>
          <table:table-cell table:formula="of:=MAX([.$I293])" office:value-type="float"/>
          <table:table-cell table:formula="of:=MAX([.$J293])" office:value-type="float"/>
          <table:table-cell table:formula="of:=MAX([.$K293])" office:value-type="float"/>
          <table:table-cell table:formula="of:=MAX([.$L293])" office:value-type="float"/>
          <table:table-cell table:formula="of:=MAX([.$M293])" office:value-type="float"/>
          <table:table-cell table:formula="of:=MAX([.$N293])" office:value-type="float"/>
        </table:table-row>
        <table:table-row table:style-name="ro1">
          <table:table-cell office:value-type="string">
            <text:p>8000/ins_8000_2_0434</text:p>
          </table:table-cell>
          <table:table-cell office:value-type="float" office:value="1.60145"/>
          <table:table-cell office:value-type="float" office:value="1.588"/>
          <table:table-cell office:value-type="float" office:value="1.3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887.0"/>
          <table:table-cell office:value-type="float" office:value="963052.0"/>
          <table:table-cell office:value-type="float" office:value="963052.0"/>
          <table:table-cell office:value-type="float" office:value="10326.0"/>
          <table:table-cell office:value-type="float" office:value="7490.0"/>
          <table:table-cell office:value-type="float" office:value="0.0"/>
          <table:table-cell office:value-type="float" office:value="0.0"/>
          <table:table-cell table:formula="of:=MIN([.$B294])" office:value-type="float"/>
          <table:table-cell table:formula="of:=MIN([.$C294])" office:value-type="float"/>
          <table:table-cell table:formula="of:=MIN([.$D294])" office:value-type="float"/>
          <table:table-cell table:formula="of:=MIN([.$E294])" office:value-type="float"/>
          <table:table-cell table:formula="of:=MIN([.$F294])" office:value-type="float"/>
          <table:table-cell table:formula="of:=MIN([.$G294])" office:value-type="float"/>
          <table:table-cell table:formula="of:=MIN([.$H294])" office:value-type="float"/>
          <table:table-cell table:formula="of:=MIN([.$I294])" office:value-type="float"/>
          <table:table-cell table:formula="of:=MIN([.$J294])" office:value-type="float"/>
          <table:table-cell table:formula="of:=MIN([.$K294])" office:value-type="float"/>
          <table:table-cell table:formula="of:=MIN([.$L294])" office:value-type="float"/>
          <table:table-cell table:formula="of:=MIN([.$M294])" office:value-type="float"/>
          <table:table-cell table:formula="of:=MIN([.$N294])" office:value-type="float"/>
          <table:table-cell table:formula="of:=MEDIAN([.$B294])" office:value-type="float"/>
          <table:table-cell table:formula="of:=MEDIAN([.$C294])" office:value-type="float"/>
          <table:table-cell table:formula="of:=MEDIAN([.$D294])" office:value-type="float"/>
          <table:table-cell table:formula="of:=MEDIAN([.$E294])" office:value-type="float"/>
          <table:table-cell table:formula="of:=MEDIAN([.$F294])" office:value-type="float"/>
          <table:table-cell table:formula="of:=MEDIAN([.$G294])" office:value-type="float"/>
          <table:table-cell table:formula="of:=MEDIAN([.$H294])" office:value-type="float"/>
          <table:table-cell table:formula="of:=MEDIAN([.$I294])" office:value-type="float"/>
          <table:table-cell table:formula="of:=MEDIAN([.$J294])" office:value-type="float"/>
          <table:table-cell table:formula="of:=MEDIAN([.$K294])" office:value-type="float"/>
          <table:table-cell table:formula="of:=MEDIAN([.$L294])" office:value-type="float"/>
          <table:table-cell table:formula="of:=MEDIAN([.$M294])" office:value-type="float"/>
          <table:table-cell table:formula="of:=MEDIAN([.$N294])" office:value-type="float"/>
          <table:table-cell table:formula="of:=MAX([.$B294])" office:value-type="float"/>
          <table:table-cell table:formula="of:=MAX([.$C294])" office:value-type="float"/>
          <table:table-cell table:formula="of:=MAX([.$D294])" office:value-type="float"/>
          <table:table-cell table:formula="of:=MAX([.$E294])" office:value-type="float"/>
          <table:table-cell table:formula="of:=MAX([.$F294])" office:value-type="float"/>
          <table:table-cell table:formula="of:=MAX([.$G294])" office:value-type="float"/>
          <table:table-cell table:formula="of:=MAX([.$H294])" office:value-type="float"/>
          <table:table-cell table:formula="of:=MAX([.$I294])" office:value-type="float"/>
          <table:table-cell table:formula="of:=MAX([.$J294])" office:value-type="float"/>
          <table:table-cell table:formula="of:=MAX([.$K294])" office:value-type="float"/>
          <table:table-cell table:formula="of:=MAX([.$L294])" office:value-type="float"/>
          <table:table-cell table:formula="of:=MAX([.$M294])" office:value-type="float"/>
          <table:table-cell table:formula="of:=MAX([.$N294])" office:value-type="float"/>
        </table:table-row>
        <table:table-row table:style-name="ro1">
          <table:table-cell office:value-type="string">
            <text:p>8000/ins_8000_2_0444</text:p>
          </table:table-cell>
          <table:table-cell office:value-type="float" office:value="0.854402"/>
          <table:table-cell office:value-type="float" office:value="0.843"/>
          <table:table-cell office:value-type="float" office:value="0.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297.0"/>
          <table:table-cell office:value-type="float" office:value="442704.0"/>
          <table:table-cell office:value-type="float" office:value="442704.0"/>
          <table:table-cell office:value-type="float" office:value="8419.0"/>
          <table:table-cell office:value-type="float" office:value="3344.0"/>
          <table:table-cell office:value-type="float" office:value="0.0"/>
          <table:table-cell office:value-type="float" office:value="0.0"/>
          <table:table-cell table:formula="of:=MIN([.$B295])" office:value-type="float"/>
          <table:table-cell table:formula="of:=MIN([.$C295])" office:value-type="float"/>
          <table:table-cell table:formula="of:=MIN([.$D295])" office:value-type="float"/>
          <table:table-cell table:formula="of:=MIN([.$E295])" office:value-type="float"/>
          <table:table-cell table:formula="of:=MIN([.$F295])" office:value-type="float"/>
          <table:table-cell table:formula="of:=MIN([.$G295])" office:value-type="float"/>
          <table:table-cell table:formula="of:=MIN([.$H295])" office:value-type="float"/>
          <table:table-cell table:formula="of:=MIN([.$I295])" office:value-type="float"/>
          <table:table-cell table:formula="of:=MIN([.$J295])" office:value-type="float"/>
          <table:table-cell table:formula="of:=MIN([.$K295])" office:value-type="float"/>
          <table:table-cell table:formula="of:=MIN([.$L295])" office:value-type="float"/>
          <table:table-cell table:formula="of:=MIN([.$M295])" office:value-type="float"/>
          <table:table-cell table:formula="of:=MIN([.$N295])" office:value-type="float"/>
          <table:table-cell table:formula="of:=MEDIAN([.$B295])" office:value-type="float"/>
          <table:table-cell table:formula="of:=MEDIAN([.$C295])" office:value-type="float"/>
          <table:table-cell table:formula="of:=MEDIAN([.$D295])" office:value-type="float"/>
          <table:table-cell table:formula="of:=MEDIAN([.$E295])" office:value-type="float"/>
          <table:table-cell table:formula="of:=MEDIAN([.$F295])" office:value-type="float"/>
          <table:table-cell table:formula="of:=MEDIAN([.$G295])" office:value-type="float"/>
          <table:table-cell table:formula="of:=MEDIAN([.$H295])" office:value-type="float"/>
          <table:table-cell table:formula="of:=MEDIAN([.$I295])" office:value-type="float"/>
          <table:table-cell table:formula="of:=MEDIAN([.$J295])" office:value-type="float"/>
          <table:table-cell table:formula="of:=MEDIAN([.$K295])" office:value-type="float"/>
          <table:table-cell table:formula="of:=MEDIAN([.$L295])" office:value-type="float"/>
          <table:table-cell table:formula="of:=MEDIAN([.$M295])" office:value-type="float"/>
          <table:table-cell table:formula="of:=MEDIAN([.$N295])" office:value-type="float"/>
          <table:table-cell table:formula="of:=MAX([.$B295])" office:value-type="float"/>
          <table:table-cell table:formula="of:=MAX([.$C295])" office:value-type="float"/>
          <table:table-cell table:formula="of:=MAX([.$D295])" office:value-type="float"/>
          <table:table-cell table:formula="of:=MAX([.$E295])" office:value-type="float"/>
          <table:table-cell table:formula="of:=MAX([.$F295])" office:value-type="float"/>
          <table:table-cell table:formula="of:=MAX([.$G295])" office:value-type="float"/>
          <table:table-cell table:formula="of:=MAX([.$H295])" office:value-type="float"/>
          <table:table-cell table:formula="of:=MAX([.$I295])" office:value-type="float"/>
          <table:table-cell table:formula="of:=MAX([.$J295])" office:value-type="float"/>
          <table:table-cell table:formula="of:=MAX([.$K295])" office:value-type="float"/>
          <table:table-cell table:formula="of:=MAX([.$L295])" office:value-type="float"/>
          <table:table-cell table:formula="of:=MAX([.$M295])" office:value-type="float"/>
          <table:table-cell table:formula="of:=MAX([.$N295])" office:value-type="float"/>
        </table:table-row>
        <table:table-row table:style-name="ro1">
          <table:table-cell office:value-type="string">
            <text:p>8000/ins_8000_2_0454</text:p>
          </table:table-cell>
          <table:table-cell office:value-type="float" office:value="0.833747"/>
          <table:table-cell office:value-type="float" office:value="0.822"/>
          <table:table-cell office:value-type="float" office:value="0.6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832.0"/>
          <table:table-cell office:value-type="float" office:value="391674.0"/>
          <table:table-cell office:value-type="float" office:value="391674.0"/>
          <table:table-cell office:value-type="float" office:value="7669.0"/>
          <table:table-cell office:value-type="float" office:value="2777.0"/>
          <table:table-cell office:value-type="float" office:value="0.0"/>
          <table:table-cell office:value-type="float" office:value="0.0"/>
          <table:table-cell table:formula="of:=MIN([.$B296])" office:value-type="float"/>
          <table:table-cell table:formula="of:=MIN([.$C296])" office:value-type="float"/>
          <table:table-cell table:formula="of:=MIN([.$D296])" office:value-type="float"/>
          <table:table-cell table:formula="of:=MIN([.$E296])" office:value-type="float"/>
          <table:table-cell table:formula="of:=MIN([.$F296])" office:value-type="float"/>
          <table:table-cell table:formula="of:=MIN([.$G296])" office:value-type="float"/>
          <table:table-cell table:formula="of:=MIN([.$H296])" office:value-type="float"/>
          <table:table-cell table:formula="of:=MIN([.$I296])" office:value-type="float"/>
          <table:table-cell table:formula="of:=MIN([.$J296])" office:value-type="float"/>
          <table:table-cell table:formula="of:=MIN([.$K296])" office:value-type="float"/>
          <table:table-cell table:formula="of:=MIN([.$L296])" office:value-type="float"/>
          <table:table-cell table:formula="of:=MIN([.$M296])" office:value-type="float"/>
          <table:table-cell table:formula="of:=MIN([.$N296])" office:value-type="float"/>
          <table:table-cell table:formula="of:=MEDIAN([.$B296])" office:value-type="float"/>
          <table:table-cell table:formula="of:=MEDIAN([.$C296])" office:value-type="float"/>
          <table:table-cell table:formula="of:=MEDIAN([.$D296])" office:value-type="float"/>
          <table:table-cell table:formula="of:=MEDIAN([.$E296])" office:value-type="float"/>
          <table:table-cell table:formula="of:=MEDIAN([.$F296])" office:value-type="float"/>
          <table:table-cell table:formula="of:=MEDIAN([.$G296])" office:value-type="float"/>
          <table:table-cell table:formula="of:=MEDIAN([.$H296])" office:value-type="float"/>
          <table:table-cell table:formula="of:=MEDIAN([.$I296])" office:value-type="float"/>
          <table:table-cell table:formula="of:=MEDIAN([.$J296])" office:value-type="float"/>
          <table:table-cell table:formula="of:=MEDIAN([.$K296])" office:value-type="float"/>
          <table:table-cell table:formula="of:=MEDIAN([.$L296])" office:value-type="float"/>
          <table:table-cell table:formula="of:=MEDIAN([.$M296])" office:value-type="float"/>
          <table:table-cell table:formula="of:=MEDIAN([.$N296])" office:value-type="float"/>
          <table:table-cell table:formula="of:=MAX([.$B296])" office:value-type="float"/>
          <table:table-cell table:formula="of:=MAX([.$C296])" office:value-type="float"/>
          <table:table-cell table:formula="of:=MAX([.$D296])" office:value-type="float"/>
          <table:table-cell table:formula="of:=MAX([.$E296])" office:value-type="float"/>
          <table:table-cell table:formula="of:=MAX([.$F296])" office:value-type="float"/>
          <table:table-cell table:formula="of:=MAX([.$G296])" office:value-type="float"/>
          <table:table-cell table:formula="of:=MAX([.$H296])" office:value-type="float"/>
          <table:table-cell table:formula="of:=MAX([.$I296])" office:value-type="float"/>
          <table:table-cell table:formula="of:=MAX([.$J296])" office:value-type="float"/>
          <table:table-cell table:formula="of:=MAX([.$K296])" office:value-type="float"/>
          <table:table-cell table:formula="of:=MAX([.$L296])" office:value-type="float"/>
          <table:table-cell table:formula="of:=MAX([.$M296])" office:value-type="float"/>
          <table:table-cell table:formula="of:=MAX([.$N296])" office:value-type="float"/>
        </table:table-row>
        <table:table-row table:style-name="ro1">
          <table:table-cell office:value-type="string">
            <text:p>8000/ins_8000_2_0464</text:p>
          </table:table-cell>
          <table:table-cell office:value-type="float" office:value="0.243034"/>
          <table:table-cell office:value-type="float" office:value="0.232"/>
          <table:table-cell office:value-type="float" office:value="0.01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094.0"/>
          <table:table-cell office:value-type="float" office:value="4094.0"/>
          <table:table-cell office:value-type="float" office:value="7754.0"/>
          <table:table-cell office:value-type="float" office:value="2750.0"/>
          <table:table-cell office:value-type="float" office:value="0.0"/>
          <table:table-cell office:value-type="float" office:value="0.0"/>
          <table:table-cell table:formula="of:=MIN([.$B297])" office:value-type="float"/>
          <table:table-cell table:formula="of:=MIN([.$C297])" office:value-type="float"/>
          <table:table-cell table:formula="of:=MIN([.$D297])" office:value-type="float"/>
          <table:table-cell table:formula="of:=MIN([.$E297])" office:value-type="float"/>
          <table:table-cell table:formula="of:=MIN([.$F297])" office:value-type="float"/>
          <table:table-cell table:formula="of:=MIN([.$G297])" office:value-type="float"/>
          <table:table-cell table:formula="of:=MIN([.$H297])" office:value-type="float"/>
          <table:table-cell table:formula="of:=MIN([.$I297])" office:value-type="float"/>
          <table:table-cell table:formula="of:=MIN([.$J297])" office:value-type="float"/>
          <table:table-cell table:formula="of:=MIN([.$K297])" office:value-type="float"/>
          <table:table-cell table:formula="of:=MIN([.$L297])" office:value-type="float"/>
          <table:table-cell table:formula="of:=MIN([.$M297])" office:value-type="float"/>
          <table:table-cell table:formula="of:=MIN([.$N297])" office:value-type="float"/>
          <table:table-cell table:formula="of:=MEDIAN([.$B297])" office:value-type="float"/>
          <table:table-cell table:formula="of:=MEDIAN([.$C297])" office:value-type="float"/>
          <table:table-cell table:formula="of:=MEDIAN([.$D297])" office:value-type="float"/>
          <table:table-cell table:formula="of:=MEDIAN([.$E297])" office:value-type="float"/>
          <table:table-cell table:formula="of:=MEDIAN([.$F297])" office:value-type="float"/>
          <table:table-cell table:formula="of:=MEDIAN([.$G297])" office:value-type="float"/>
          <table:table-cell table:formula="of:=MEDIAN([.$H297])" office:value-type="float"/>
          <table:table-cell table:formula="of:=MEDIAN([.$I297])" office:value-type="float"/>
          <table:table-cell table:formula="of:=MEDIAN([.$J297])" office:value-type="float"/>
          <table:table-cell table:formula="of:=MEDIAN([.$K297])" office:value-type="float"/>
          <table:table-cell table:formula="of:=MEDIAN([.$L297])" office:value-type="float"/>
          <table:table-cell table:formula="of:=MEDIAN([.$M297])" office:value-type="float"/>
          <table:table-cell table:formula="of:=MEDIAN([.$N297])" office:value-type="float"/>
          <table:table-cell table:formula="of:=MAX([.$B297])" office:value-type="float"/>
          <table:table-cell table:formula="of:=MAX([.$C297])" office:value-type="float"/>
          <table:table-cell table:formula="of:=MAX([.$D297])" office:value-type="float"/>
          <table:table-cell table:formula="of:=MAX([.$E297])" office:value-type="float"/>
          <table:table-cell table:formula="of:=MAX([.$F297])" office:value-type="float"/>
          <table:table-cell table:formula="of:=MAX([.$G297])" office:value-type="float"/>
          <table:table-cell table:formula="of:=MAX([.$H297])" office:value-type="float"/>
          <table:table-cell table:formula="of:=MAX([.$I297])" office:value-type="float"/>
          <table:table-cell table:formula="of:=MAX([.$J297])" office:value-type="float"/>
          <table:table-cell table:formula="of:=MAX([.$K297])" office:value-type="float"/>
          <table:table-cell table:formula="of:=MAX([.$L297])" office:value-type="float"/>
          <table:table-cell table:formula="of:=MAX([.$M297])" office:value-type="float"/>
          <table:table-cell table:formula="of:=MAX([.$N297])" office:value-type="float"/>
        </table:table-row>
        <table:table-row table:style-name="ro1">
          <table:table-cell office:value-type="string">
            <text:p>8000/ins_8000_2_0474</text:p>
          </table:table-cell>
          <table:table-cell office:value-type="float" office:value="0.627437"/>
          <table:table-cell office:value-type="float" office:value="0.616"/>
          <table:table-cell office:value-type="float" office:value="0.37"/>
          <table:table-cell office:value-type="float" office:value="588.0"/>
          <table:table-cell office:value-type="float" office:value="0.0"/>
          <table:table-cell office:value-type="float" office:value="1.0"/>
          <table:table-cell office:value-type="float" office:value="879.0"/>
          <table:table-cell office:value-type="float" office:value="258476.0"/>
          <table:table-cell office:value-type="float" office:value="258476.0"/>
          <table:table-cell office:value-type="float" office:value="8136.0"/>
          <table:table-cell office:value-type="float" office:value="3071.0"/>
          <table:table-cell office:value-type="float" office:value="0.0"/>
          <table:table-cell office:value-type="float" office:value="0.0"/>
          <table:table-cell table:formula="of:=MIN([.$B298])" office:value-type="float"/>
          <table:table-cell table:formula="of:=MIN([.$C298])" office:value-type="float"/>
          <table:table-cell table:formula="of:=MIN([.$D298])" office:value-type="float"/>
          <table:table-cell table:formula="of:=MIN([.$E298])" office:value-type="float"/>
          <table:table-cell table:formula="of:=MIN([.$F298])" office:value-type="float"/>
          <table:table-cell table:formula="of:=MIN([.$G298])" office:value-type="float"/>
          <table:table-cell table:formula="of:=MIN([.$H298])" office:value-type="float"/>
          <table:table-cell table:formula="of:=MIN([.$I298])" office:value-type="float"/>
          <table:table-cell table:formula="of:=MIN([.$J298])" office:value-type="float"/>
          <table:table-cell table:formula="of:=MIN([.$K298])" office:value-type="float"/>
          <table:table-cell table:formula="of:=MIN([.$L298])" office:value-type="float"/>
          <table:table-cell table:formula="of:=MIN([.$M298])" office:value-type="float"/>
          <table:table-cell table:formula="of:=MIN([.$N298])" office:value-type="float"/>
          <table:table-cell table:formula="of:=MEDIAN([.$B298])" office:value-type="float"/>
          <table:table-cell table:formula="of:=MEDIAN([.$C298])" office:value-type="float"/>
          <table:table-cell table:formula="of:=MEDIAN([.$D298])" office:value-type="float"/>
          <table:table-cell table:formula="of:=MEDIAN([.$E298])" office:value-type="float"/>
          <table:table-cell table:formula="of:=MEDIAN([.$F298])" office:value-type="float"/>
          <table:table-cell table:formula="of:=MEDIAN([.$G298])" office:value-type="float"/>
          <table:table-cell table:formula="of:=MEDIAN([.$H298])" office:value-type="float"/>
          <table:table-cell table:formula="of:=MEDIAN([.$I298])" office:value-type="float"/>
          <table:table-cell table:formula="of:=MEDIAN([.$J298])" office:value-type="float"/>
          <table:table-cell table:formula="of:=MEDIAN([.$K298])" office:value-type="float"/>
          <table:table-cell table:formula="of:=MEDIAN([.$L298])" office:value-type="float"/>
          <table:table-cell table:formula="of:=MEDIAN([.$M298])" office:value-type="float"/>
          <table:table-cell table:formula="of:=MEDIAN([.$N298])" office:value-type="float"/>
          <table:table-cell table:formula="of:=MAX([.$B298])" office:value-type="float"/>
          <table:table-cell table:formula="of:=MAX([.$C298])" office:value-type="float"/>
          <table:table-cell table:formula="of:=MAX([.$D298])" office:value-type="float"/>
          <table:table-cell table:formula="of:=MAX([.$E298])" office:value-type="float"/>
          <table:table-cell table:formula="of:=MAX([.$F298])" office:value-type="float"/>
          <table:table-cell table:formula="of:=MAX([.$G298])" office:value-type="float"/>
          <table:table-cell table:formula="of:=MAX([.$H298])" office:value-type="float"/>
          <table:table-cell table:formula="of:=MAX([.$I298])" office:value-type="float"/>
          <table:table-cell table:formula="of:=MAX([.$J298])" office:value-type="float"/>
          <table:table-cell table:formula="of:=MAX([.$K298])" office:value-type="float"/>
          <table:table-cell table:formula="of:=MAX([.$L298])" office:value-type="float"/>
          <table:table-cell table:formula="of:=MAX([.$M298])" office:value-type="float"/>
          <table:table-cell table:formula="of:=MAX([.$N298])" office:value-type="float"/>
        </table:table-row>
        <table:table-row table:style-name="ro1">
          <table:table-cell office:value-type="string">
            <text:p>8000/ins_8000_2_0484</text:p>
          </table:table-cell>
          <table:table-cell office:value-type="float" office:value="1.09157"/>
          <table:table-cell office:value-type="float" office:value="1.079"/>
          <table:table-cell office:value-type="float" office:value="0.88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149.0"/>
          <table:table-cell office:value-type="float" office:value="526361.0"/>
          <table:table-cell office:value-type="float" office:value="526361.0"/>
          <table:table-cell office:value-type="float" office:value="6881.0"/>
          <table:table-cell office:value-type="float" office:value="5033.0"/>
          <table:table-cell office:value-type="float" office:value="0.0"/>
          <table:table-cell office:value-type="float" office:value="0.0"/>
          <table:table-cell table:formula="of:=MIN([.$B299])" office:value-type="float"/>
          <table:table-cell table:formula="of:=MIN([.$C299])" office:value-type="float"/>
          <table:table-cell table:formula="of:=MIN([.$D299])" office:value-type="float"/>
          <table:table-cell table:formula="of:=MIN([.$E299])" office:value-type="float"/>
          <table:table-cell table:formula="of:=MIN([.$F299])" office:value-type="float"/>
          <table:table-cell table:formula="of:=MIN([.$G299])" office:value-type="float"/>
          <table:table-cell table:formula="of:=MIN([.$H299])" office:value-type="float"/>
          <table:table-cell table:formula="of:=MIN([.$I299])" office:value-type="float"/>
          <table:table-cell table:formula="of:=MIN([.$J299])" office:value-type="float"/>
          <table:table-cell table:formula="of:=MIN([.$K299])" office:value-type="float"/>
          <table:table-cell table:formula="of:=MIN([.$L299])" office:value-type="float"/>
          <table:table-cell table:formula="of:=MIN([.$M299])" office:value-type="float"/>
          <table:table-cell table:formula="of:=MIN([.$N299])" office:value-type="float"/>
          <table:table-cell table:formula="of:=MEDIAN([.$B299])" office:value-type="float"/>
          <table:table-cell table:formula="of:=MEDIAN([.$C299])" office:value-type="float"/>
          <table:table-cell table:formula="of:=MEDIAN([.$D299])" office:value-type="float"/>
          <table:table-cell table:formula="of:=MEDIAN([.$E299])" office:value-type="float"/>
          <table:table-cell table:formula="of:=MEDIAN([.$F299])" office:value-type="float"/>
          <table:table-cell table:formula="of:=MEDIAN([.$G299])" office:value-type="float"/>
          <table:table-cell table:formula="of:=MEDIAN([.$H299])" office:value-type="float"/>
          <table:table-cell table:formula="of:=MEDIAN([.$I299])" office:value-type="float"/>
          <table:table-cell table:formula="of:=MEDIAN([.$J299])" office:value-type="float"/>
          <table:table-cell table:formula="of:=MEDIAN([.$K299])" office:value-type="float"/>
          <table:table-cell table:formula="of:=MEDIAN([.$L299])" office:value-type="float"/>
          <table:table-cell table:formula="of:=MEDIAN([.$M299])" office:value-type="float"/>
          <table:table-cell table:formula="of:=MEDIAN([.$N299])" office:value-type="float"/>
          <table:table-cell table:formula="of:=MAX([.$B299])" office:value-type="float"/>
          <table:table-cell table:formula="of:=MAX([.$C299])" office:value-type="float"/>
          <table:table-cell table:formula="of:=MAX([.$D299])" office:value-type="float"/>
          <table:table-cell table:formula="of:=MAX([.$E299])" office:value-type="float"/>
          <table:table-cell table:formula="of:=MAX([.$F299])" office:value-type="float"/>
          <table:table-cell table:formula="of:=MAX([.$G299])" office:value-type="float"/>
          <table:table-cell table:formula="of:=MAX([.$H299])" office:value-type="float"/>
          <table:table-cell table:formula="of:=MAX([.$I299])" office:value-type="float"/>
          <table:table-cell table:formula="of:=MAX([.$J299])" office:value-type="float"/>
          <table:table-cell table:formula="of:=MAX([.$K299])" office:value-type="float"/>
          <table:table-cell table:formula="of:=MAX([.$L299])" office:value-type="float"/>
          <table:table-cell table:formula="of:=MAX([.$M299])" office:value-type="float"/>
          <table:table-cell table:formula="of:=MAX([.$N299])" office:value-type="float"/>
        </table:table-row>
        <table:table-row table:style-name="ro1">
          <table:table-cell office:value-type="string">
            <text:p>8000/ins_8000_3_0404</text:p>
          </table:table-cell>
          <table:table-cell office:value-type="float" office:value="0.242535"/>
          <table:table-cell office:value-type="float" office:value="0.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1.0"/>
          <table:table-cell office:value-type="float" office:value="321.0"/>
          <table:table-cell office:value-type="float" office:value="7418.0"/>
          <table:table-cell office:value-type="float" office:value="1851.0"/>
          <table:table-cell office:value-type="float" office:value="0.0"/>
          <table:table-cell office:value-type="float" office:value="0.0"/>
          <table:table-cell table:formula="of:=MIN([.$B300])" office:value-type="float"/>
          <table:table-cell table:formula="of:=MIN([.$C300])" office:value-type="float"/>
          <table:table-cell table:formula="of:=MIN([.$D300])" office:value-type="float"/>
          <table:table-cell table:formula="of:=MIN([.$E300])" office:value-type="float"/>
          <table:table-cell table:formula="of:=MIN([.$F300])" office:value-type="float"/>
          <table:table-cell table:formula="of:=MIN([.$G300])" office:value-type="float"/>
          <table:table-cell table:formula="of:=MIN([.$H300])" office:value-type="float"/>
          <table:table-cell table:formula="of:=MIN([.$I300])" office:value-type="float"/>
          <table:table-cell table:formula="of:=MIN([.$J300])" office:value-type="float"/>
          <table:table-cell table:formula="of:=MIN([.$K300])" office:value-type="float"/>
          <table:table-cell table:formula="of:=MIN([.$L300])" office:value-type="float"/>
          <table:table-cell table:formula="of:=MIN([.$M300])" office:value-type="float"/>
          <table:table-cell table:formula="of:=MIN([.$N300])" office:value-type="float"/>
          <table:table-cell table:formula="of:=MEDIAN([.$B300])" office:value-type="float"/>
          <table:table-cell table:formula="of:=MEDIAN([.$C300])" office:value-type="float"/>
          <table:table-cell table:formula="of:=MEDIAN([.$D300])" office:value-type="float"/>
          <table:table-cell table:formula="of:=MEDIAN([.$E300])" office:value-type="float"/>
          <table:table-cell table:formula="of:=MEDIAN([.$F300])" office:value-type="float"/>
          <table:table-cell table:formula="of:=MEDIAN([.$G300])" office:value-type="float"/>
          <table:table-cell table:formula="of:=MEDIAN([.$H300])" office:value-type="float"/>
          <table:table-cell table:formula="of:=MEDIAN([.$I300])" office:value-type="float"/>
          <table:table-cell table:formula="of:=MEDIAN([.$J300])" office:value-type="float"/>
          <table:table-cell table:formula="of:=MEDIAN([.$K300])" office:value-type="float"/>
          <table:table-cell table:formula="of:=MEDIAN([.$L300])" office:value-type="float"/>
          <table:table-cell table:formula="of:=MEDIAN([.$M300])" office:value-type="float"/>
          <table:table-cell table:formula="of:=MEDIAN([.$N300])" office:value-type="float"/>
          <table:table-cell table:formula="of:=MAX([.$B300])" office:value-type="float"/>
          <table:table-cell table:formula="of:=MAX([.$C300])" office:value-type="float"/>
          <table:table-cell table:formula="of:=MAX([.$D300])" office:value-type="float"/>
          <table:table-cell table:formula="of:=MAX([.$E300])" office:value-type="float"/>
          <table:table-cell table:formula="of:=MAX([.$F300])" office:value-type="float"/>
          <table:table-cell table:formula="of:=MAX([.$G300])" office:value-type="float"/>
          <table:table-cell table:formula="of:=MAX([.$H300])" office:value-type="float"/>
          <table:table-cell table:formula="of:=MAX([.$I300])" office:value-type="float"/>
          <table:table-cell table:formula="of:=MAX([.$J300])" office:value-type="float"/>
          <table:table-cell table:formula="of:=MAX([.$K300])" office:value-type="float"/>
          <table:table-cell table:formula="of:=MAX([.$L300])" office:value-type="float"/>
          <table:table-cell table:formula="of:=MAX([.$M300])" office:value-type="float"/>
          <table:table-cell table:formula="of:=MAX([.$N300])" office:value-type="float"/>
        </table:table-row>
        <table:table-row table:style-name="ro1">
          <table:table-cell office:value-type="string">
            <text:p>8000/ins_8000_3_0414</text:p>
          </table:table-cell>
          <table:table-cell office:value-type="float" office:value="0.25257"/>
          <table:table-cell office:value-type="float" office:value="0.2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6.0"/>
          <table:table-cell office:value-type="float" office:value="356.0"/>
          <table:table-cell office:value-type="float" office:value="7415.0"/>
          <table:table-cell office:value-type="float" office:value="2012.0"/>
          <table:table-cell office:value-type="float" office:value="0.0"/>
          <table:table-cell office:value-type="float" office:value="0.0"/>
          <table:table-cell table:formula="of:=MIN([.$B301])" office:value-type="float"/>
          <table:table-cell table:formula="of:=MIN([.$C301])" office:value-type="float"/>
          <table:table-cell table:formula="of:=MIN([.$D301])" office:value-type="float"/>
          <table:table-cell table:formula="of:=MIN([.$E301])" office:value-type="float"/>
          <table:table-cell table:formula="of:=MIN([.$F301])" office:value-type="float"/>
          <table:table-cell table:formula="of:=MIN([.$G301])" office:value-type="float"/>
          <table:table-cell table:formula="of:=MIN([.$H301])" office:value-type="float"/>
          <table:table-cell table:formula="of:=MIN([.$I301])" office:value-type="float"/>
          <table:table-cell table:formula="of:=MIN([.$J301])" office:value-type="float"/>
          <table:table-cell table:formula="of:=MIN([.$K301])" office:value-type="float"/>
          <table:table-cell table:formula="of:=MIN([.$L301])" office:value-type="float"/>
          <table:table-cell table:formula="of:=MIN([.$M301])" office:value-type="float"/>
          <table:table-cell table:formula="of:=MIN([.$N301])" office:value-type="float"/>
          <table:table-cell table:formula="of:=MEDIAN([.$B301])" office:value-type="float"/>
          <table:table-cell table:formula="of:=MEDIAN([.$C301])" office:value-type="float"/>
          <table:table-cell table:formula="of:=MEDIAN([.$D301])" office:value-type="float"/>
          <table:table-cell table:formula="of:=MEDIAN([.$E301])" office:value-type="float"/>
          <table:table-cell table:formula="of:=MEDIAN([.$F301])" office:value-type="float"/>
          <table:table-cell table:formula="of:=MEDIAN([.$G301])" office:value-type="float"/>
          <table:table-cell table:formula="of:=MEDIAN([.$H301])" office:value-type="float"/>
          <table:table-cell table:formula="of:=MEDIAN([.$I301])" office:value-type="float"/>
          <table:table-cell table:formula="of:=MEDIAN([.$J301])" office:value-type="float"/>
          <table:table-cell table:formula="of:=MEDIAN([.$K301])" office:value-type="float"/>
          <table:table-cell table:formula="of:=MEDIAN([.$L301])" office:value-type="float"/>
          <table:table-cell table:formula="of:=MEDIAN([.$M301])" office:value-type="float"/>
          <table:table-cell table:formula="of:=MEDIAN([.$N301])" office:value-type="float"/>
          <table:table-cell table:formula="of:=MAX([.$B301])" office:value-type="float"/>
          <table:table-cell table:formula="of:=MAX([.$C301])" office:value-type="float"/>
          <table:table-cell table:formula="of:=MAX([.$D301])" office:value-type="float"/>
          <table:table-cell table:formula="of:=MAX([.$E301])" office:value-type="float"/>
          <table:table-cell table:formula="of:=MAX([.$F301])" office:value-type="float"/>
          <table:table-cell table:formula="of:=MAX([.$G301])" office:value-type="float"/>
          <table:table-cell table:formula="of:=MAX([.$H301])" office:value-type="float"/>
          <table:table-cell table:formula="of:=MAX([.$I301])" office:value-type="float"/>
          <table:table-cell table:formula="of:=MAX([.$J301])" office:value-type="float"/>
          <table:table-cell table:formula="of:=MAX([.$K301])" office:value-type="float"/>
          <table:table-cell table:formula="of:=MAX([.$L301])" office:value-type="float"/>
          <table:table-cell table:formula="of:=MAX([.$M301])" office:value-type="float"/>
          <table:table-cell table:formula="of:=MAX([.$N301])" office:value-type="float"/>
        </table:table-row>
        <table:table-row table:style-name="ro1">
          <table:table-cell office:value-type="string">
            <text:p>8000/ins_8000_3_0424</text:p>
          </table:table-cell>
          <table:table-cell office:value-type="float" office:value="0.279372"/>
          <table:table-cell office:value-type="float" office:value="0.26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703.0"/>
          <table:table-cell office:value-type="float" office:value="703.0"/>
          <table:table-cell office:value-type="float" office:value="7914.0"/>
          <table:table-cell office:value-type="float" office:value="2961.0"/>
          <table:table-cell office:value-type="float" office:value="0.0"/>
          <table:table-cell office:value-type="float" office:value="0.0"/>
          <table:table-cell table:formula="of:=MIN([.$B302])" office:value-type="float"/>
          <table:table-cell table:formula="of:=MIN([.$C302])" office:value-type="float"/>
          <table:table-cell table:formula="of:=MIN([.$D302])" office:value-type="float"/>
          <table:table-cell table:formula="of:=MIN([.$E302])" office:value-type="float"/>
          <table:table-cell table:formula="of:=MIN([.$F302])" office:value-type="float"/>
          <table:table-cell table:formula="of:=MIN([.$G302])" office:value-type="float"/>
          <table:table-cell table:formula="of:=MIN([.$H302])" office:value-type="float"/>
          <table:table-cell table:formula="of:=MIN([.$I302])" office:value-type="float"/>
          <table:table-cell table:formula="of:=MIN([.$J302])" office:value-type="float"/>
          <table:table-cell table:formula="of:=MIN([.$K302])" office:value-type="float"/>
          <table:table-cell table:formula="of:=MIN([.$L302])" office:value-type="float"/>
          <table:table-cell table:formula="of:=MIN([.$M302])" office:value-type="float"/>
          <table:table-cell table:formula="of:=MIN([.$N302])" office:value-type="float"/>
          <table:table-cell table:formula="of:=MEDIAN([.$B302])" office:value-type="float"/>
          <table:table-cell table:formula="of:=MEDIAN([.$C302])" office:value-type="float"/>
          <table:table-cell table:formula="of:=MEDIAN([.$D302])" office:value-type="float"/>
          <table:table-cell table:formula="of:=MEDIAN([.$E302])" office:value-type="float"/>
          <table:table-cell table:formula="of:=MEDIAN([.$F302])" office:value-type="float"/>
          <table:table-cell table:formula="of:=MEDIAN([.$G302])" office:value-type="float"/>
          <table:table-cell table:formula="of:=MEDIAN([.$H302])" office:value-type="float"/>
          <table:table-cell table:formula="of:=MEDIAN([.$I302])" office:value-type="float"/>
          <table:table-cell table:formula="of:=MEDIAN([.$J302])" office:value-type="float"/>
          <table:table-cell table:formula="of:=MEDIAN([.$K302])" office:value-type="float"/>
          <table:table-cell table:formula="of:=MEDIAN([.$L302])" office:value-type="float"/>
          <table:table-cell table:formula="of:=MEDIAN([.$M302])" office:value-type="float"/>
          <table:table-cell table:formula="of:=MEDIAN([.$N302])" office:value-type="float"/>
          <table:table-cell table:formula="of:=MAX([.$B302])" office:value-type="float"/>
          <table:table-cell table:formula="of:=MAX([.$C302])" office:value-type="float"/>
          <table:table-cell table:formula="of:=MAX([.$D302])" office:value-type="float"/>
          <table:table-cell table:formula="of:=MAX([.$E302])" office:value-type="float"/>
          <table:table-cell table:formula="of:=MAX([.$F302])" office:value-type="float"/>
          <table:table-cell table:formula="of:=MAX([.$G302])" office:value-type="float"/>
          <table:table-cell table:formula="of:=MAX([.$H302])" office:value-type="float"/>
          <table:table-cell table:formula="of:=MAX([.$I302])" office:value-type="float"/>
          <table:table-cell table:formula="of:=MAX([.$J302])" office:value-type="float"/>
          <table:table-cell table:formula="of:=MAX([.$K302])" office:value-type="float"/>
          <table:table-cell table:formula="of:=MAX([.$L302])" office:value-type="float"/>
          <table:table-cell table:formula="of:=MAX([.$M302])" office:value-type="float"/>
          <table:table-cell table:formula="of:=MAX([.$N302])" office:value-type="float"/>
        </table:table-row>
        <table:table-row table:style-name="ro1">
          <table:table-cell office:value-type="string">
            <text:p>8000/ins_8000_3_0434</text:p>
          </table:table-cell>
          <table:table-cell office:value-type="float" office:value="0.261584"/>
          <table:table-cell office:value-type="float" office:value="0.249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977.0"/>
          <table:table-cell office:value-type="float" office:value="1977.0"/>
          <table:table-cell office:value-type="float" office:value="7911.0"/>
          <table:table-cell office:value-type="float" office:value="3259.0"/>
          <table:table-cell office:value-type="float" office:value="0.0"/>
          <table:table-cell office:value-type="float" office:value="0.0"/>
          <table:table-cell table:formula="of:=MIN([.$B303])" office:value-type="float"/>
          <table:table-cell table:formula="of:=MIN([.$C303])" office:value-type="float"/>
          <table:table-cell table:formula="of:=MIN([.$D303])" office:value-type="float"/>
          <table:table-cell table:formula="of:=MIN([.$E303])" office:value-type="float"/>
          <table:table-cell table:formula="of:=MIN([.$F303])" office:value-type="float"/>
          <table:table-cell table:formula="of:=MIN([.$G303])" office:value-type="float"/>
          <table:table-cell table:formula="of:=MIN([.$H303])" office:value-type="float"/>
          <table:table-cell table:formula="of:=MIN([.$I303])" office:value-type="float"/>
          <table:table-cell table:formula="of:=MIN([.$J303])" office:value-type="float"/>
          <table:table-cell table:formula="of:=MIN([.$K303])" office:value-type="float"/>
          <table:table-cell table:formula="of:=MIN([.$L303])" office:value-type="float"/>
          <table:table-cell table:formula="of:=MIN([.$M303])" office:value-type="float"/>
          <table:table-cell table:formula="of:=MIN([.$N303])" office:value-type="float"/>
          <table:table-cell table:formula="of:=MEDIAN([.$B303])" office:value-type="float"/>
          <table:table-cell table:formula="of:=MEDIAN([.$C303])" office:value-type="float"/>
          <table:table-cell table:formula="of:=MEDIAN([.$D303])" office:value-type="float"/>
          <table:table-cell table:formula="of:=MEDIAN([.$E303])" office:value-type="float"/>
          <table:table-cell table:formula="of:=MEDIAN([.$F303])" office:value-type="float"/>
          <table:table-cell table:formula="of:=MEDIAN([.$G303])" office:value-type="float"/>
          <table:table-cell table:formula="of:=MEDIAN([.$H303])" office:value-type="float"/>
          <table:table-cell table:formula="of:=MEDIAN([.$I303])" office:value-type="float"/>
          <table:table-cell table:formula="of:=MEDIAN([.$J303])" office:value-type="float"/>
          <table:table-cell table:formula="of:=MEDIAN([.$K303])" office:value-type="float"/>
          <table:table-cell table:formula="of:=MEDIAN([.$L303])" office:value-type="float"/>
          <table:table-cell table:formula="of:=MEDIAN([.$M303])" office:value-type="float"/>
          <table:table-cell table:formula="of:=MEDIAN([.$N303])" office:value-type="float"/>
          <table:table-cell table:formula="of:=MAX([.$B303])" office:value-type="float"/>
          <table:table-cell table:formula="of:=MAX([.$C303])" office:value-type="float"/>
          <table:table-cell table:formula="of:=MAX([.$D303])" office:value-type="float"/>
          <table:table-cell table:formula="of:=MAX([.$E303])" office:value-type="float"/>
          <table:table-cell table:formula="of:=MAX([.$F303])" office:value-type="float"/>
          <table:table-cell table:formula="of:=MAX([.$G303])" office:value-type="float"/>
          <table:table-cell table:formula="of:=MAX([.$H303])" office:value-type="float"/>
          <table:table-cell table:formula="of:=MAX([.$I303])" office:value-type="float"/>
          <table:table-cell table:formula="of:=MAX([.$J303])" office:value-type="float"/>
          <table:table-cell table:formula="of:=MAX([.$K303])" office:value-type="float"/>
          <table:table-cell table:formula="of:=MAX([.$L303])" office:value-type="float"/>
          <table:table-cell table:formula="of:=MAX([.$M303])" office:value-type="float"/>
          <table:table-cell table:formula="of:=MAX([.$N303])" office:value-type="float"/>
        </table:table-row>
        <table:table-row table:style-name="ro1">
          <table:table-cell office:value-type="string">
            <text:p>8000/ins_8000_3_0444</text:p>
          </table:table-cell>
          <table:table-cell office:value-type="float" office:value="0.700289"/>
          <table:table-cell office:value-type="float" office:value="0.689"/>
          <table:table-cell office:value-type="float" office:value="0.45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242.0"/>
          <table:table-cell office:value-type="float" office:value="284309.0"/>
          <table:table-cell office:value-type="float" office:value="284309.0"/>
          <table:table-cell office:value-type="float" office:value="8007.0"/>
          <table:table-cell office:value-type="float" office:value="2502.0"/>
          <table:table-cell office:value-type="float" office:value="0.0"/>
          <table:table-cell office:value-type="float" office:value="0.0"/>
          <table:table-cell table:formula="of:=MIN([.$B304])" office:value-type="float"/>
          <table:table-cell table:formula="of:=MIN([.$C304])" office:value-type="float"/>
          <table:table-cell table:formula="of:=MIN([.$D304])" office:value-type="float"/>
          <table:table-cell table:formula="of:=MIN([.$E304])" office:value-type="float"/>
          <table:table-cell table:formula="of:=MIN([.$F304])" office:value-type="float"/>
          <table:table-cell table:formula="of:=MIN([.$G304])" office:value-type="float"/>
          <table:table-cell table:formula="of:=MIN([.$H304])" office:value-type="float"/>
          <table:table-cell table:formula="of:=MIN([.$I304])" office:value-type="float"/>
          <table:table-cell table:formula="of:=MIN([.$J304])" office:value-type="float"/>
          <table:table-cell table:formula="of:=MIN([.$K304])" office:value-type="float"/>
          <table:table-cell table:formula="of:=MIN([.$L304])" office:value-type="float"/>
          <table:table-cell table:formula="of:=MIN([.$M304])" office:value-type="float"/>
          <table:table-cell table:formula="of:=MIN([.$N304])" office:value-type="float"/>
          <table:table-cell table:formula="of:=MEDIAN([.$B304])" office:value-type="float"/>
          <table:table-cell table:formula="of:=MEDIAN([.$C304])" office:value-type="float"/>
          <table:table-cell table:formula="of:=MEDIAN([.$D304])" office:value-type="float"/>
          <table:table-cell table:formula="of:=MEDIAN([.$E304])" office:value-type="float"/>
          <table:table-cell table:formula="of:=MEDIAN([.$F304])" office:value-type="float"/>
          <table:table-cell table:formula="of:=MEDIAN([.$G304])" office:value-type="float"/>
          <table:table-cell table:formula="of:=MEDIAN([.$H304])" office:value-type="float"/>
          <table:table-cell table:formula="of:=MEDIAN([.$I304])" office:value-type="float"/>
          <table:table-cell table:formula="of:=MEDIAN([.$J304])" office:value-type="float"/>
          <table:table-cell table:formula="of:=MEDIAN([.$K304])" office:value-type="float"/>
          <table:table-cell table:formula="of:=MEDIAN([.$L304])" office:value-type="float"/>
          <table:table-cell table:formula="of:=MEDIAN([.$M304])" office:value-type="float"/>
          <table:table-cell table:formula="of:=MEDIAN([.$N304])" office:value-type="float"/>
          <table:table-cell table:formula="of:=MAX([.$B304])" office:value-type="float"/>
          <table:table-cell table:formula="of:=MAX([.$C304])" office:value-type="float"/>
          <table:table-cell table:formula="of:=MAX([.$D304])" office:value-type="float"/>
          <table:table-cell table:formula="of:=MAX([.$E304])" office:value-type="float"/>
          <table:table-cell table:formula="of:=MAX([.$F304])" office:value-type="float"/>
          <table:table-cell table:formula="of:=MAX([.$G304])" office:value-type="float"/>
          <table:table-cell table:formula="of:=MAX([.$H304])" office:value-type="float"/>
          <table:table-cell table:formula="of:=MAX([.$I304])" office:value-type="float"/>
          <table:table-cell table:formula="of:=MAX([.$J304])" office:value-type="float"/>
          <table:table-cell table:formula="of:=MAX([.$K304])" office:value-type="float"/>
          <table:table-cell table:formula="of:=MAX([.$L304])" office:value-type="float"/>
          <table:table-cell table:formula="of:=MAX([.$M304])" office:value-type="float"/>
          <table:table-cell table:formula="of:=MAX([.$N304])" office:value-type="float"/>
        </table:table-row>
        <table:table-row table:style-name="ro1">
          <table:table-cell office:value-type="string">
            <text:p>8000/ins_8000_3_0454</text:p>
          </table:table-cell>
          <table:table-cell office:value-type="float" office:value="0.236765"/>
          <table:table-cell office:value-type="float" office:value="0.2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85.0"/>
          <table:table-cell office:value-type="float" office:value="385.0"/>
          <table:table-cell office:value-type="float" office:value="7178.0"/>
          <table:table-cell office:value-type="float" office:value="1855.0"/>
          <table:table-cell office:value-type="float" office:value="0.0"/>
          <table:table-cell office:value-type="float" office:value="0.0"/>
          <table:table-cell table:formula="of:=MIN([.$B305])" office:value-type="float"/>
          <table:table-cell table:formula="of:=MIN([.$C305])" office:value-type="float"/>
          <table:table-cell table:formula="of:=MIN([.$D305])" office:value-type="float"/>
          <table:table-cell table:formula="of:=MIN([.$E305])" office:value-type="float"/>
          <table:table-cell table:formula="of:=MIN([.$F305])" office:value-type="float"/>
          <table:table-cell table:formula="of:=MIN([.$G305])" office:value-type="float"/>
          <table:table-cell table:formula="of:=MIN([.$H305])" office:value-type="float"/>
          <table:table-cell table:formula="of:=MIN([.$I305])" office:value-type="float"/>
          <table:table-cell table:formula="of:=MIN([.$J305])" office:value-type="float"/>
          <table:table-cell table:formula="of:=MIN([.$K305])" office:value-type="float"/>
          <table:table-cell table:formula="of:=MIN([.$L305])" office:value-type="float"/>
          <table:table-cell table:formula="of:=MIN([.$M305])" office:value-type="float"/>
          <table:table-cell table:formula="of:=MIN([.$N305])" office:value-type="float"/>
          <table:table-cell table:formula="of:=MEDIAN([.$B305])" office:value-type="float"/>
          <table:table-cell table:formula="of:=MEDIAN([.$C305])" office:value-type="float"/>
          <table:table-cell table:formula="of:=MEDIAN([.$D305])" office:value-type="float"/>
          <table:table-cell table:formula="of:=MEDIAN([.$E305])" office:value-type="float"/>
          <table:table-cell table:formula="of:=MEDIAN([.$F305])" office:value-type="float"/>
          <table:table-cell table:formula="of:=MEDIAN([.$G305])" office:value-type="float"/>
          <table:table-cell table:formula="of:=MEDIAN([.$H305])" office:value-type="float"/>
          <table:table-cell table:formula="of:=MEDIAN([.$I305])" office:value-type="float"/>
          <table:table-cell table:formula="of:=MEDIAN([.$J305])" office:value-type="float"/>
          <table:table-cell table:formula="of:=MEDIAN([.$K305])" office:value-type="float"/>
          <table:table-cell table:formula="of:=MEDIAN([.$L305])" office:value-type="float"/>
          <table:table-cell table:formula="of:=MEDIAN([.$M305])" office:value-type="float"/>
          <table:table-cell table:formula="of:=MEDIAN([.$N305])" office:value-type="float"/>
          <table:table-cell table:formula="of:=MAX([.$B305])" office:value-type="float"/>
          <table:table-cell table:formula="of:=MAX([.$C305])" office:value-type="float"/>
          <table:table-cell table:formula="of:=MAX([.$D305])" office:value-type="float"/>
          <table:table-cell table:formula="of:=MAX([.$E305])" office:value-type="float"/>
          <table:table-cell table:formula="of:=MAX([.$F305])" office:value-type="float"/>
          <table:table-cell table:formula="of:=MAX([.$G305])" office:value-type="float"/>
          <table:table-cell table:formula="of:=MAX([.$H305])" office:value-type="float"/>
          <table:table-cell table:formula="of:=MAX([.$I305])" office:value-type="float"/>
          <table:table-cell table:formula="of:=MAX([.$J305])" office:value-type="float"/>
          <table:table-cell table:formula="of:=MAX([.$K305])" office:value-type="float"/>
          <table:table-cell table:formula="of:=MAX([.$L305])" office:value-type="float"/>
          <table:table-cell table:formula="of:=MAX([.$M305])" office:value-type="float"/>
          <table:table-cell table:formula="of:=MAX([.$N305])" office:value-type="float"/>
        </table:table-row>
        <table:table-row table:style-name="ro1">
          <table:table-cell office:value-type="string">
            <text:p>8000/ins_8000_3_0464</text:p>
          </table:table-cell>
          <table:table-cell office:value-type="float" office:value="0.24119"/>
          <table:table-cell office:value-type="float" office:value="0.22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689.0"/>
          <table:table-cell office:value-type="float" office:value="689.0"/>
          <table:table-cell office:value-type="float" office:value="7643.0"/>
          <table:table-cell office:value-type="float" office:value="2504.0"/>
          <table:table-cell office:value-type="float" office:value="0.0"/>
          <table:table-cell office:value-type="float" office:value="0.0"/>
          <table:table-cell table:formula="of:=MIN([.$B306])" office:value-type="float"/>
          <table:table-cell table:formula="of:=MIN([.$C306])" office:value-type="float"/>
          <table:table-cell table:formula="of:=MIN([.$D306])" office:value-type="float"/>
          <table:table-cell table:formula="of:=MIN([.$E306])" office:value-type="float"/>
          <table:table-cell table:formula="of:=MIN([.$F306])" office:value-type="float"/>
          <table:table-cell table:formula="of:=MIN([.$G306])" office:value-type="float"/>
          <table:table-cell table:formula="of:=MIN([.$H306])" office:value-type="float"/>
          <table:table-cell table:formula="of:=MIN([.$I306])" office:value-type="float"/>
          <table:table-cell table:formula="of:=MIN([.$J306])" office:value-type="float"/>
          <table:table-cell table:formula="of:=MIN([.$K306])" office:value-type="float"/>
          <table:table-cell table:formula="of:=MIN([.$L306])" office:value-type="float"/>
          <table:table-cell table:formula="of:=MIN([.$M306])" office:value-type="float"/>
          <table:table-cell table:formula="of:=MIN([.$N306])" office:value-type="float"/>
          <table:table-cell table:formula="of:=MEDIAN([.$B306])" office:value-type="float"/>
          <table:table-cell table:formula="of:=MEDIAN([.$C306])" office:value-type="float"/>
          <table:table-cell table:formula="of:=MEDIAN([.$D306])" office:value-type="float"/>
          <table:table-cell table:formula="of:=MEDIAN([.$E306])" office:value-type="float"/>
          <table:table-cell table:formula="of:=MEDIAN([.$F306])" office:value-type="float"/>
          <table:table-cell table:formula="of:=MEDIAN([.$G306])" office:value-type="float"/>
          <table:table-cell table:formula="of:=MEDIAN([.$H306])" office:value-type="float"/>
          <table:table-cell table:formula="of:=MEDIAN([.$I306])" office:value-type="float"/>
          <table:table-cell table:formula="of:=MEDIAN([.$J306])" office:value-type="float"/>
          <table:table-cell table:formula="of:=MEDIAN([.$K306])" office:value-type="float"/>
          <table:table-cell table:formula="of:=MEDIAN([.$L306])" office:value-type="float"/>
          <table:table-cell table:formula="of:=MEDIAN([.$M306])" office:value-type="float"/>
          <table:table-cell table:formula="of:=MEDIAN([.$N306])" office:value-type="float"/>
          <table:table-cell table:formula="of:=MAX([.$B306])" office:value-type="float"/>
          <table:table-cell table:formula="of:=MAX([.$C306])" office:value-type="float"/>
          <table:table-cell table:formula="of:=MAX([.$D306])" office:value-type="float"/>
          <table:table-cell table:formula="of:=MAX([.$E306])" office:value-type="float"/>
          <table:table-cell table:formula="of:=MAX([.$F306])" office:value-type="float"/>
          <table:table-cell table:formula="of:=MAX([.$G306])" office:value-type="float"/>
          <table:table-cell table:formula="of:=MAX([.$H306])" office:value-type="float"/>
          <table:table-cell table:formula="of:=MAX([.$I306])" office:value-type="float"/>
          <table:table-cell table:formula="of:=MAX([.$J306])" office:value-type="float"/>
          <table:table-cell table:formula="of:=MAX([.$K306])" office:value-type="float"/>
          <table:table-cell table:formula="of:=MAX([.$L306])" office:value-type="float"/>
          <table:table-cell table:formula="of:=MAX([.$M306])" office:value-type="float"/>
          <table:table-cell table:formula="of:=MAX([.$N306])" office:value-type="float"/>
        </table:table-row>
        <table:table-row table:style-name="ro1">
          <table:table-cell office:value-type="string">
            <text:p>8000/ins_8000_3_0474</text:p>
          </table:table-cell>
          <table:table-cell office:value-type="float" office:value="0.25824"/>
          <table:table-cell office:value-type="float" office:value="0.246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882.0"/>
          <table:table-cell office:value-type="float" office:value="882.0"/>
          <table:table-cell office:value-type="float" office:value="8137.0"/>
          <table:table-cell office:value-type="float" office:value="3180.0"/>
          <table:table-cell office:value-type="float" office:value="0.0"/>
          <table:table-cell office:value-type="float" office:value="0.0"/>
          <table:table-cell table:formula="of:=MIN([.$B307])" office:value-type="float"/>
          <table:table-cell table:formula="of:=MIN([.$C307])" office:value-type="float"/>
          <table:table-cell table:formula="of:=MIN([.$D307])" office:value-type="float"/>
          <table:table-cell table:formula="of:=MIN([.$E307])" office:value-type="float"/>
          <table:table-cell table:formula="of:=MIN([.$F307])" office:value-type="float"/>
          <table:table-cell table:formula="of:=MIN([.$G307])" office:value-type="float"/>
          <table:table-cell table:formula="of:=MIN([.$H307])" office:value-type="float"/>
          <table:table-cell table:formula="of:=MIN([.$I307])" office:value-type="float"/>
          <table:table-cell table:formula="of:=MIN([.$J307])" office:value-type="float"/>
          <table:table-cell table:formula="of:=MIN([.$K307])" office:value-type="float"/>
          <table:table-cell table:formula="of:=MIN([.$L307])" office:value-type="float"/>
          <table:table-cell table:formula="of:=MIN([.$M307])" office:value-type="float"/>
          <table:table-cell table:formula="of:=MIN([.$N307])" office:value-type="float"/>
          <table:table-cell table:formula="of:=MEDIAN([.$B307])" office:value-type="float"/>
          <table:table-cell table:formula="of:=MEDIAN([.$C307])" office:value-type="float"/>
          <table:table-cell table:formula="of:=MEDIAN([.$D307])" office:value-type="float"/>
          <table:table-cell table:formula="of:=MEDIAN([.$E307])" office:value-type="float"/>
          <table:table-cell table:formula="of:=MEDIAN([.$F307])" office:value-type="float"/>
          <table:table-cell table:formula="of:=MEDIAN([.$G307])" office:value-type="float"/>
          <table:table-cell table:formula="of:=MEDIAN([.$H307])" office:value-type="float"/>
          <table:table-cell table:formula="of:=MEDIAN([.$I307])" office:value-type="float"/>
          <table:table-cell table:formula="of:=MEDIAN([.$J307])" office:value-type="float"/>
          <table:table-cell table:formula="of:=MEDIAN([.$K307])" office:value-type="float"/>
          <table:table-cell table:formula="of:=MEDIAN([.$L307])" office:value-type="float"/>
          <table:table-cell table:formula="of:=MEDIAN([.$M307])" office:value-type="float"/>
          <table:table-cell table:formula="of:=MEDIAN([.$N307])" office:value-type="float"/>
          <table:table-cell table:formula="of:=MAX([.$B307])" office:value-type="float"/>
          <table:table-cell table:formula="of:=MAX([.$C307])" office:value-type="float"/>
          <table:table-cell table:formula="of:=MAX([.$D307])" office:value-type="float"/>
          <table:table-cell table:formula="of:=MAX([.$E307])" office:value-type="float"/>
          <table:table-cell table:formula="of:=MAX([.$F307])" office:value-type="float"/>
          <table:table-cell table:formula="of:=MAX([.$G307])" office:value-type="float"/>
          <table:table-cell table:formula="of:=MAX([.$H307])" office:value-type="float"/>
          <table:table-cell table:formula="of:=MAX([.$I307])" office:value-type="float"/>
          <table:table-cell table:formula="of:=MAX([.$J307])" office:value-type="float"/>
          <table:table-cell table:formula="of:=MAX([.$K307])" office:value-type="float"/>
          <table:table-cell table:formula="of:=MAX([.$L307])" office:value-type="float"/>
          <table:table-cell table:formula="of:=MAX([.$M307])" office:value-type="float"/>
          <table:table-cell table:formula="of:=MAX([.$N307])" office:value-type="float"/>
        </table:table-row>
        <table:table-row table:style-name="ro1">
          <table:table-cell office:value-type="string">
            <text:p>8000/ins_8000_3_0484</text:p>
          </table:table-cell>
          <table:table-cell office:value-type="float" office:value="0.89479"/>
          <table:table-cell office:value-type="float" office:value="0.882"/>
          <table:table-cell office:value-type="float" office:value="0.6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35.0"/>
          <table:table-cell office:value-type="float" office:value="463438.0"/>
          <table:table-cell office:value-type="float" office:value="463438.0"/>
          <table:table-cell office:value-type="float" office:value="8608.0"/>
          <table:table-cell office:value-type="float" office:value="9440.0"/>
          <table:table-cell office:value-type="float" office:value="0.0"/>
          <table:table-cell office:value-type="float" office:value="0.0"/>
          <table:table-cell table:formula="of:=MIN([.$B308])" office:value-type="float"/>
          <table:table-cell table:formula="of:=MIN([.$C308])" office:value-type="float"/>
          <table:table-cell table:formula="of:=MIN([.$D308])" office:value-type="float"/>
          <table:table-cell table:formula="of:=MIN([.$E308])" office:value-type="float"/>
          <table:table-cell table:formula="of:=MIN([.$F308])" office:value-type="float"/>
          <table:table-cell table:formula="of:=MIN([.$G308])" office:value-type="float"/>
          <table:table-cell table:formula="of:=MIN([.$H308])" office:value-type="float"/>
          <table:table-cell table:formula="of:=MIN([.$I308])" office:value-type="float"/>
          <table:table-cell table:formula="of:=MIN([.$J308])" office:value-type="float"/>
          <table:table-cell table:formula="of:=MIN([.$K308])" office:value-type="float"/>
          <table:table-cell table:formula="of:=MIN([.$L308])" office:value-type="float"/>
          <table:table-cell table:formula="of:=MIN([.$M308])" office:value-type="float"/>
          <table:table-cell table:formula="of:=MIN([.$N308])" office:value-type="float"/>
          <table:table-cell table:formula="of:=MEDIAN([.$B308])" office:value-type="float"/>
          <table:table-cell table:formula="of:=MEDIAN([.$C308])" office:value-type="float"/>
          <table:table-cell table:formula="of:=MEDIAN([.$D308])" office:value-type="float"/>
          <table:table-cell table:formula="of:=MEDIAN([.$E308])" office:value-type="float"/>
          <table:table-cell table:formula="of:=MEDIAN([.$F308])" office:value-type="float"/>
          <table:table-cell table:formula="of:=MEDIAN([.$G308])" office:value-type="float"/>
          <table:table-cell table:formula="of:=MEDIAN([.$H308])" office:value-type="float"/>
          <table:table-cell table:formula="of:=MEDIAN([.$I308])" office:value-type="float"/>
          <table:table-cell table:formula="of:=MEDIAN([.$J308])" office:value-type="float"/>
          <table:table-cell table:formula="of:=MEDIAN([.$K308])" office:value-type="float"/>
          <table:table-cell table:formula="of:=MEDIAN([.$L308])" office:value-type="float"/>
          <table:table-cell table:formula="of:=MEDIAN([.$M308])" office:value-type="float"/>
          <table:table-cell table:formula="of:=MEDIAN([.$N308])" office:value-type="float"/>
          <table:table-cell table:formula="of:=MAX([.$B308])" office:value-type="float"/>
          <table:table-cell table:formula="of:=MAX([.$C308])" office:value-type="float"/>
          <table:table-cell table:formula="of:=MAX([.$D308])" office:value-type="float"/>
          <table:table-cell table:formula="of:=MAX([.$E308])" office:value-type="float"/>
          <table:table-cell table:formula="of:=MAX([.$F308])" office:value-type="float"/>
          <table:table-cell table:formula="of:=MAX([.$G308])" office:value-type="float"/>
          <table:table-cell table:formula="of:=MAX([.$H308])" office:value-type="float"/>
          <table:table-cell table:formula="of:=MAX([.$I308])" office:value-type="float"/>
          <table:table-cell table:formula="of:=MAX([.$J308])" office:value-type="float"/>
          <table:table-cell table:formula="of:=MAX([.$K308])" office:value-type="float"/>
          <table:table-cell table:formula="of:=MAX([.$L308])" office:value-type="float"/>
          <table:table-cell table:formula="of:=MAX([.$M308])" office:value-type="float"/>
          <table:table-cell table:formula="of:=MAX([.$N308])" office:value-type="float"/>
        </table:table-row>
        <table:table-row table:style-name="ro1">
          <table:table-cell office:value-type="string">
            <text:p>8000/ins_8000_4_0404</text:p>
          </table:table-cell>
          <table:table-cell office:value-type="float" office:value="0.249333"/>
          <table:table-cell office:value-type="float" office:value="0.237"/>
          <table:table-cell office:value-type="float" office:value="0.0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9001.0"/>
          <table:table-cell office:value-type="float" office:value="9001.0"/>
          <table:table-cell office:value-type="float" office:value="7916.0"/>
          <table:table-cell office:value-type="float" office:value="2924.0"/>
          <table:table-cell office:value-type="float" office:value="0.0"/>
          <table:table-cell office:value-type="float" office:value="0.0"/>
          <table:table-cell table:formula="of:=MIN([.$B309])" office:value-type="float"/>
          <table:table-cell table:formula="of:=MIN([.$C309])" office:value-type="float"/>
          <table:table-cell table:formula="of:=MIN([.$D309])" office:value-type="float"/>
          <table:table-cell table:formula="of:=MIN([.$E309])" office:value-type="float"/>
          <table:table-cell table:formula="of:=MIN([.$F309])" office:value-type="float"/>
          <table:table-cell table:formula="of:=MIN([.$G309])" office:value-type="float"/>
          <table:table-cell table:formula="of:=MIN([.$H309])" office:value-type="float"/>
          <table:table-cell table:formula="of:=MIN([.$I309])" office:value-type="float"/>
          <table:table-cell table:formula="of:=MIN([.$J309])" office:value-type="float"/>
          <table:table-cell table:formula="of:=MIN([.$K309])" office:value-type="float"/>
          <table:table-cell table:formula="of:=MIN([.$L309])" office:value-type="float"/>
          <table:table-cell table:formula="of:=MIN([.$M309])" office:value-type="float"/>
          <table:table-cell table:formula="of:=MIN([.$N309])" office:value-type="float"/>
          <table:table-cell table:formula="of:=MEDIAN([.$B309])" office:value-type="float"/>
          <table:table-cell table:formula="of:=MEDIAN([.$C309])" office:value-type="float"/>
          <table:table-cell table:formula="of:=MEDIAN([.$D309])" office:value-type="float"/>
          <table:table-cell table:formula="of:=MEDIAN([.$E309])" office:value-type="float"/>
          <table:table-cell table:formula="of:=MEDIAN([.$F309])" office:value-type="float"/>
          <table:table-cell table:formula="of:=MEDIAN([.$G309])" office:value-type="float"/>
          <table:table-cell table:formula="of:=MEDIAN([.$H309])" office:value-type="float"/>
          <table:table-cell table:formula="of:=MEDIAN([.$I309])" office:value-type="float"/>
          <table:table-cell table:formula="of:=MEDIAN([.$J309])" office:value-type="float"/>
          <table:table-cell table:formula="of:=MEDIAN([.$K309])" office:value-type="float"/>
          <table:table-cell table:formula="of:=MEDIAN([.$L309])" office:value-type="float"/>
          <table:table-cell table:formula="of:=MEDIAN([.$M309])" office:value-type="float"/>
          <table:table-cell table:formula="of:=MEDIAN([.$N309])" office:value-type="float"/>
          <table:table-cell table:formula="of:=MAX([.$B309])" office:value-type="float"/>
          <table:table-cell table:formula="of:=MAX([.$C309])" office:value-type="float"/>
          <table:table-cell table:formula="of:=MAX([.$D309])" office:value-type="float"/>
          <table:table-cell table:formula="of:=MAX([.$E309])" office:value-type="float"/>
          <table:table-cell table:formula="of:=MAX([.$F309])" office:value-type="float"/>
          <table:table-cell table:formula="of:=MAX([.$G309])" office:value-type="float"/>
          <table:table-cell table:formula="of:=MAX([.$H309])" office:value-type="float"/>
          <table:table-cell table:formula="of:=MAX([.$I309])" office:value-type="float"/>
          <table:table-cell table:formula="of:=MAX([.$J309])" office:value-type="float"/>
          <table:table-cell table:formula="of:=MAX([.$K309])" office:value-type="float"/>
          <table:table-cell table:formula="of:=MAX([.$L309])" office:value-type="float"/>
          <table:table-cell table:formula="of:=MAX([.$M309])" office:value-type="float"/>
          <table:table-cell table:formula="of:=MAX([.$N309])" office:value-type="float"/>
        </table:table-row>
        <table:table-row table:style-name="ro1">
          <table:table-cell office:value-type="string">
            <text:p>8000/ins_8000_4_0414</text:p>
          </table:table-cell>
          <table:table-cell office:value-type="float" office:value="0.26647"/>
          <table:table-cell office:value-type="float" office:value="0.254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485.0"/>
          <table:table-cell office:value-type="float" office:value="1485.0"/>
          <table:table-cell office:value-type="float" office:value="7832.0"/>
          <table:table-cell office:value-type="float" office:value="2915.0"/>
          <table:table-cell office:value-type="float" office:value="0.0"/>
          <table:table-cell office:value-type="float" office:value="0.0"/>
          <table:table-cell table:formula="of:=MIN([.$B310])" office:value-type="float"/>
          <table:table-cell table:formula="of:=MIN([.$C310])" office:value-type="float"/>
          <table:table-cell table:formula="of:=MIN([.$D310])" office:value-type="float"/>
          <table:table-cell table:formula="of:=MIN([.$E310])" office:value-type="float"/>
          <table:table-cell table:formula="of:=MIN([.$F310])" office:value-type="float"/>
          <table:table-cell table:formula="of:=MIN([.$G310])" office:value-type="float"/>
          <table:table-cell table:formula="of:=MIN([.$H310])" office:value-type="float"/>
          <table:table-cell table:formula="of:=MIN([.$I310])" office:value-type="float"/>
          <table:table-cell table:formula="of:=MIN([.$J310])" office:value-type="float"/>
          <table:table-cell table:formula="of:=MIN([.$K310])" office:value-type="float"/>
          <table:table-cell table:formula="of:=MIN([.$L310])" office:value-type="float"/>
          <table:table-cell table:formula="of:=MIN([.$M310])" office:value-type="float"/>
          <table:table-cell table:formula="of:=MIN([.$N310])" office:value-type="float"/>
          <table:table-cell table:formula="of:=MEDIAN([.$B310])" office:value-type="float"/>
          <table:table-cell table:formula="of:=MEDIAN([.$C310])" office:value-type="float"/>
          <table:table-cell table:formula="of:=MEDIAN([.$D310])" office:value-type="float"/>
          <table:table-cell table:formula="of:=MEDIAN([.$E310])" office:value-type="float"/>
          <table:table-cell table:formula="of:=MEDIAN([.$F310])" office:value-type="float"/>
          <table:table-cell table:formula="of:=MEDIAN([.$G310])" office:value-type="float"/>
          <table:table-cell table:formula="of:=MEDIAN([.$H310])" office:value-type="float"/>
          <table:table-cell table:formula="of:=MEDIAN([.$I310])" office:value-type="float"/>
          <table:table-cell table:formula="of:=MEDIAN([.$J310])" office:value-type="float"/>
          <table:table-cell table:formula="of:=MEDIAN([.$K310])" office:value-type="float"/>
          <table:table-cell table:formula="of:=MEDIAN([.$L310])" office:value-type="float"/>
          <table:table-cell table:formula="of:=MEDIAN([.$M310])" office:value-type="float"/>
          <table:table-cell table:formula="of:=MEDIAN([.$N310])" office:value-type="float"/>
          <table:table-cell table:formula="of:=MAX([.$B310])" office:value-type="float"/>
          <table:table-cell table:formula="of:=MAX([.$C310])" office:value-type="float"/>
          <table:table-cell table:formula="of:=MAX([.$D310])" office:value-type="float"/>
          <table:table-cell table:formula="of:=MAX([.$E310])" office:value-type="float"/>
          <table:table-cell table:formula="of:=MAX([.$F310])" office:value-type="float"/>
          <table:table-cell table:formula="of:=MAX([.$G310])" office:value-type="float"/>
          <table:table-cell table:formula="of:=MAX([.$H310])" office:value-type="float"/>
          <table:table-cell table:formula="of:=MAX([.$I310])" office:value-type="float"/>
          <table:table-cell table:formula="of:=MAX([.$J310])" office:value-type="float"/>
          <table:table-cell table:formula="of:=MAX([.$K310])" office:value-type="float"/>
          <table:table-cell table:formula="of:=MAX([.$L310])" office:value-type="float"/>
          <table:table-cell table:formula="of:=MAX([.$M310])" office:value-type="float"/>
          <table:table-cell table:formula="of:=MAX([.$N310])" office:value-type="float"/>
        </table:table-row>
        <table:table-row table:style-name="ro1">
          <table:table-cell office:value-type="string">
            <text:p>8000/ins_8000_4_0424</text:p>
          </table:table-cell>
          <table:table-cell office:value-type="float" office:value="0.25346"/>
          <table:table-cell office:value-type="float" office:value="0.241"/>
          <table:table-cell office:value-type="float" office:value="0.0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4016.0"/>
          <table:table-cell office:value-type="float" office:value="4016.0"/>
          <table:table-cell office:value-type="float" office:value="8057.0"/>
          <table:table-cell office:value-type="float" office:value="3227.0"/>
          <table:table-cell office:value-type="float" office:value="0.0"/>
          <table:table-cell office:value-type="float" office:value="0.0"/>
          <table:table-cell table:formula="of:=MIN([.$B311])" office:value-type="float"/>
          <table:table-cell table:formula="of:=MIN([.$C311])" office:value-type="float"/>
          <table:table-cell table:formula="of:=MIN([.$D311])" office:value-type="float"/>
          <table:table-cell table:formula="of:=MIN([.$E311])" office:value-type="float"/>
          <table:table-cell table:formula="of:=MIN([.$F311])" office:value-type="float"/>
          <table:table-cell table:formula="of:=MIN([.$G311])" office:value-type="float"/>
          <table:table-cell table:formula="of:=MIN([.$H311])" office:value-type="float"/>
          <table:table-cell table:formula="of:=MIN([.$I311])" office:value-type="float"/>
          <table:table-cell table:formula="of:=MIN([.$J311])" office:value-type="float"/>
          <table:table-cell table:formula="of:=MIN([.$K311])" office:value-type="float"/>
          <table:table-cell table:formula="of:=MIN([.$L311])" office:value-type="float"/>
          <table:table-cell table:formula="of:=MIN([.$M311])" office:value-type="float"/>
          <table:table-cell table:formula="of:=MIN([.$N311])" office:value-type="float"/>
          <table:table-cell table:formula="of:=MEDIAN([.$B311])" office:value-type="float"/>
          <table:table-cell table:formula="of:=MEDIAN([.$C311])" office:value-type="float"/>
          <table:table-cell table:formula="of:=MEDIAN([.$D311])" office:value-type="float"/>
          <table:table-cell table:formula="of:=MEDIAN([.$E311])" office:value-type="float"/>
          <table:table-cell table:formula="of:=MEDIAN([.$F311])" office:value-type="float"/>
          <table:table-cell table:formula="of:=MEDIAN([.$G311])" office:value-type="float"/>
          <table:table-cell table:formula="of:=MEDIAN([.$H311])" office:value-type="float"/>
          <table:table-cell table:formula="of:=MEDIAN([.$I311])" office:value-type="float"/>
          <table:table-cell table:formula="of:=MEDIAN([.$J311])" office:value-type="float"/>
          <table:table-cell table:formula="of:=MEDIAN([.$K311])" office:value-type="float"/>
          <table:table-cell table:formula="of:=MEDIAN([.$L311])" office:value-type="float"/>
          <table:table-cell table:formula="of:=MEDIAN([.$M311])" office:value-type="float"/>
          <table:table-cell table:formula="of:=MEDIAN([.$N311])" office:value-type="float"/>
          <table:table-cell table:formula="of:=MAX([.$B311])" office:value-type="float"/>
          <table:table-cell table:formula="of:=MAX([.$C311])" office:value-type="float"/>
          <table:table-cell table:formula="of:=MAX([.$D311])" office:value-type="float"/>
          <table:table-cell table:formula="of:=MAX([.$E311])" office:value-type="float"/>
          <table:table-cell table:formula="of:=MAX([.$F311])" office:value-type="float"/>
          <table:table-cell table:formula="of:=MAX([.$G311])" office:value-type="float"/>
          <table:table-cell table:formula="of:=MAX([.$H311])" office:value-type="float"/>
          <table:table-cell table:formula="of:=MAX([.$I311])" office:value-type="float"/>
          <table:table-cell table:formula="of:=MAX([.$J311])" office:value-type="float"/>
          <table:table-cell table:formula="of:=MAX([.$K311])" office:value-type="float"/>
          <table:table-cell table:formula="of:=MAX([.$L311])" office:value-type="float"/>
          <table:table-cell table:formula="of:=MAX([.$M311])" office:value-type="float"/>
          <table:table-cell table:formula="of:=MAX([.$N311])" office:value-type="float"/>
        </table:table-row>
        <table:table-row table:style-name="ro1">
          <table:table-cell office:value-type="string">
            <text:p>8000/ins_8000_4_0434</text:p>
          </table:table-cell>
          <table:table-cell office:value-type="float" office:value="1.80452"/>
          <table:table-cell office:value-type="float" office:value="1.792"/>
          <table:table-cell office:value-type="float" office:value="1.54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759.0"/>
          <table:table-cell office:value-type="float" office:value="941945.0"/>
          <table:table-cell office:value-type="float" office:value="941945.0"/>
          <table:table-cell office:value-type="float" office:value="10569.0"/>
          <table:table-cell office:value-type="float" office:value="8114.0"/>
          <table:table-cell office:value-type="float" office:value="0.0"/>
          <table:table-cell office:value-type="float" office:value="0.0"/>
          <table:table-cell table:formula="of:=MIN([.$B312])" office:value-type="float"/>
          <table:table-cell table:formula="of:=MIN([.$C312])" office:value-type="float"/>
          <table:table-cell table:formula="of:=MIN([.$D312])" office:value-type="float"/>
          <table:table-cell table:formula="of:=MIN([.$E312])" office:value-type="float"/>
          <table:table-cell table:formula="of:=MIN([.$F312])" office:value-type="float"/>
          <table:table-cell table:formula="of:=MIN([.$G312])" office:value-type="float"/>
          <table:table-cell table:formula="of:=MIN([.$H312])" office:value-type="float"/>
          <table:table-cell table:formula="of:=MIN([.$I312])" office:value-type="float"/>
          <table:table-cell table:formula="of:=MIN([.$J312])" office:value-type="float"/>
          <table:table-cell table:formula="of:=MIN([.$K312])" office:value-type="float"/>
          <table:table-cell table:formula="of:=MIN([.$L312])" office:value-type="float"/>
          <table:table-cell table:formula="of:=MIN([.$M312])" office:value-type="float"/>
          <table:table-cell table:formula="of:=MIN([.$N312])" office:value-type="float"/>
          <table:table-cell table:formula="of:=MEDIAN([.$B312])" office:value-type="float"/>
          <table:table-cell table:formula="of:=MEDIAN([.$C312])" office:value-type="float"/>
          <table:table-cell table:formula="of:=MEDIAN([.$D312])" office:value-type="float"/>
          <table:table-cell table:formula="of:=MEDIAN([.$E312])" office:value-type="float"/>
          <table:table-cell table:formula="of:=MEDIAN([.$F312])" office:value-type="float"/>
          <table:table-cell table:formula="of:=MEDIAN([.$G312])" office:value-type="float"/>
          <table:table-cell table:formula="of:=MEDIAN([.$H312])" office:value-type="float"/>
          <table:table-cell table:formula="of:=MEDIAN([.$I312])" office:value-type="float"/>
          <table:table-cell table:formula="of:=MEDIAN([.$J312])" office:value-type="float"/>
          <table:table-cell table:formula="of:=MEDIAN([.$K312])" office:value-type="float"/>
          <table:table-cell table:formula="of:=MEDIAN([.$L312])" office:value-type="float"/>
          <table:table-cell table:formula="of:=MEDIAN([.$M312])" office:value-type="float"/>
          <table:table-cell table:formula="of:=MEDIAN([.$N312])" office:value-type="float"/>
          <table:table-cell table:formula="of:=MAX([.$B312])" office:value-type="float"/>
          <table:table-cell table:formula="of:=MAX([.$C312])" office:value-type="float"/>
          <table:table-cell table:formula="of:=MAX([.$D312])" office:value-type="float"/>
          <table:table-cell table:formula="of:=MAX([.$E312])" office:value-type="float"/>
          <table:table-cell table:formula="of:=MAX([.$F312])" office:value-type="float"/>
          <table:table-cell table:formula="of:=MAX([.$G312])" office:value-type="float"/>
          <table:table-cell table:formula="of:=MAX([.$H312])" office:value-type="float"/>
          <table:table-cell table:formula="of:=MAX([.$I312])" office:value-type="float"/>
          <table:table-cell table:formula="of:=MAX([.$J312])" office:value-type="float"/>
          <table:table-cell table:formula="of:=MAX([.$K312])" office:value-type="float"/>
          <table:table-cell table:formula="of:=MAX([.$L312])" office:value-type="float"/>
          <table:table-cell table:formula="of:=MAX([.$M312])" office:value-type="float"/>
          <table:table-cell table:formula="of:=MAX([.$N312])" office:value-type="float"/>
        </table:table-row>
        <table:table-row table:style-name="ro1">
          <table:table-cell office:value-type="string">
            <text:p>8000/ins_8000_4_0444</text:p>
          </table:table-cell>
          <table:table-cell office:value-type="float" office:value="0.745026"/>
          <table:table-cell office:value-type="float" office:value="0.732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50.0"/>
          <table:table-cell office:value-type="float" office:value="365838.0"/>
          <table:table-cell office:value-type="float" office:value="365838.0"/>
          <table:table-cell office:value-type="float" office:value="8517.0"/>
          <table:table-cell office:value-type="float" office:value="3515.0"/>
          <table:table-cell office:value-type="float" office:value="0.0"/>
          <table:table-cell office:value-type="float" office:value="0.0"/>
          <table:table-cell table:formula="of:=MIN([.$B313])" office:value-type="float"/>
          <table:table-cell table:formula="of:=MIN([.$C313])" office:value-type="float"/>
          <table:table-cell table:formula="of:=MIN([.$D313])" office:value-type="float"/>
          <table:table-cell table:formula="of:=MIN([.$E313])" office:value-type="float"/>
          <table:table-cell table:formula="of:=MIN([.$F313])" office:value-type="float"/>
          <table:table-cell table:formula="of:=MIN([.$G313])" office:value-type="float"/>
          <table:table-cell table:formula="of:=MIN([.$H313])" office:value-type="float"/>
          <table:table-cell table:formula="of:=MIN([.$I313])" office:value-type="float"/>
          <table:table-cell table:formula="of:=MIN([.$J313])" office:value-type="float"/>
          <table:table-cell table:formula="of:=MIN([.$K313])" office:value-type="float"/>
          <table:table-cell table:formula="of:=MIN([.$L313])" office:value-type="float"/>
          <table:table-cell table:formula="of:=MIN([.$M313])" office:value-type="float"/>
          <table:table-cell table:formula="of:=MIN([.$N313])" office:value-type="float"/>
          <table:table-cell table:formula="of:=MEDIAN([.$B313])" office:value-type="float"/>
          <table:table-cell table:formula="of:=MEDIAN([.$C313])" office:value-type="float"/>
          <table:table-cell table:formula="of:=MEDIAN([.$D313])" office:value-type="float"/>
          <table:table-cell table:formula="of:=MEDIAN([.$E313])" office:value-type="float"/>
          <table:table-cell table:formula="of:=MEDIAN([.$F313])" office:value-type="float"/>
          <table:table-cell table:formula="of:=MEDIAN([.$G313])" office:value-type="float"/>
          <table:table-cell table:formula="of:=MEDIAN([.$H313])" office:value-type="float"/>
          <table:table-cell table:formula="of:=MEDIAN([.$I313])" office:value-type="float"/>
          <table:table-cell table:formula="of:=MEDIAN([.$J313])" office:value-type="float"/>
          <table:table-cell table:formula="of:=MEDIAN([.$K313])" office:value-type="float"/>
          <table:table-cell table:formula="of:=MEDIAN([.$L313])" office:value-type="float"/>
          <table:table-cell table:formula="of:=MEDIAN([.$M313])" office:value-type="float"/>
          <table:table-cell table:formula="of:=MEDIAN([.$N313])" office:value-type="float"/>
          <table:table-cell table:formula="of:=MAX([.$B313])" office:value-type="float"/>
          <table:table-cell table:formula="of:=MAX([.$C313])" office:value-type="float"/>
          <table:table-cell table:formula="of:=MAX([.$D313])" office:value-type="float"/>
          <table:table-cell table:formula="of:=MAX([.$E313])" office:value-type="float"/>
          <table:table-cell table:formula="of:=MAX([.$F313])" office:value-type="float"/>
          <table:table-cell table:formula="of:=MAX([.$G313])" office:value-type="float"/>
          <table:table-cell table:formula="of:=MAX([.$H313])" office:value-type="float"/>
          <table:table-cell table:formula="of:=MAX([.$I313])" office:value-type="float"/>
          <table:table-cell table:formula="of:=MAX([.$J313])" office:value-type="float"/>
          <table:table-cell table:formula="of:=MAX([.$K313])" office:value-type="float"/>
          <table:table-cell table:formula="of:=MAX([.$L313])" office:value-type="float"/>
          <table:table-cell table:formula="of:=MAX([.$M313])" office:value-type="float"/>
          <table:table-cell table:formula="of:=MAX([.$N313])" office:value-type="float"/>
        </table:table-row>
        <table:table-row table:style-name="ro1">
          <table:table-cell office:value-type="string">
            <text:p>8000/ins_8000_4_0454</text:p>
          </table:table-cell>
          <table:table-cell office:value-type="float" office:value="0.248073"/>
          <table:table-cell office:value-type="float" office:value="0.237"/>
          <table:table-cell office:value-type="float" office:value="0.0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454.0"/>
          <table:table-cell office:value-type="float" office:value="3454.0"/>
          <table:table-cell office:value-type="float" office:value="7660.0"/>
          <table:table-cell office:value-type="float" office:value="2799.0"/>
          <table:table-cell office:value-type="float" office:value="0.0"/>
          <table:table-cell office:value-type="float" office:value="0.0"/>
          <table:table-cell table:formula="of:=MIN([.$B314])" office:value-type="float"/>
          <table:table-cell table:formula="of:=MIN([.$C314])" office:value-type="float"/>
          <table:table-cell table:formula="of:=MIN([.$D314])" office:value-type="float"/>
          <table:table-cell table:formula="of:=MIN([.$E314])" office:value-type="float"/>
          <table:table-cell table:formula="of:=MIN([.$F314])" office:value-type="float"/>
          <table:table-cell table:formula="of:=MIN([.$G314])" office:value-type="float"/>
          <table:table-cell table:formula="of:=MIN([.$H314])" office:value-type="float"/>
          <table:table-cell table:formula="of:=MIN([.$I314])" office:value-type="float"/>
          <table:table-cell table:formula="of:=MIN([.$J314])" office:value-type="float"/>
          <table:table-cell table:formula="of:=MIN([.$K314])" office:value-type="float"/>
          <table:table-cell table:formula="of:=MIN([.$L314])" office:value-type="float"/>
          <table:table-cell table:formula="of:=MIN([.$M314])" office:value-type="float"/>
          <table:table-cell table:formula="of:=MIN([.$N314])" office:value-type="float"/>
          <table:table-cell table:formula="of:=MEDIAN([.$B314])" office:value-type="float"/>
          <table:table-cell table:formula="of:=MEDIAN([.$C314])" office:value-type="float"/>
          <table:table-cell table:formula="of:=MEDIAN([.$D314])" office:value-type="float"/>
          <table:table-cell table:formula="of:=MEDIAN([.$E314])" office:value-type="float"/>
          <table:table-cell table:formula="of:=MEDIAN([.$F314])" office:value-type="float"/>
          <table:table-cell table:formula="of:=MEDIAN([.$G314])" office:value-type="float"/>
          <table:table-cell table:formula="of:=MEDIAN([.$H314])" office:value-type="float"/>
          <table:table-cell table:formula="of:=MEDIAN([.$I314])" office:value-type="float"/>
          <table:table-cell table:formula="of:=MEDIAN([.$J314])" office:value-type="float"/>
          <table:table-cell table:formula="of:=MEDIAN([.$K314])" office:value-type="float"/>
          <table:table-cell table:formula="of:=MEDIAN([.$L314])" office:value-type="float"/>
          <table:table-cell table:formula="of:=MEDIAN([.$M314])" office:value-type="float"/>
          <table:table-cell table:formula="of:=MEDIAN([.$N314])" office:value-type="float"/>
          <table:table-cell table:formula="of:=MAX([.$B314])" office:value-type="float"/>
          <table:table-cell table:formula="of:=MAX([.$C314])" office:value-type="float"/>
          <table:table-cell table:formula="of:=MAX([.$D314])" office:value-type="float"/>
          <table:table-cell table:formula="of:=MAX([.$E314])" office:value-type="float"/>
          <table:table-cell table:formula="of:=MAX([.$F314])" office:value-type="float"/>
          <table:table-cell table:formula="of:=MAX([.$G314])" office:value-type="float"/>
          <table:table-cell table:formula="of:=MAX([.$H314])" office:value-type="float"/>
          <table:table-cell table:formula="of:=MAX([.$I314])" office:value-type="float"/>
          <table:table-cell table:formula="of:=MAX([.$J314])" office:value-type="float"/>
          <table:table-cell table:formula="of:=MAX([.$K314])" office:value-type="float"/>
          <table:table-cell table:formula="of:=MAX([.$L314])" office:value-type="float"/>
          <table:table-cell table:formula="of:=MAX([.$M314])" office:value-type="float"/>
          <table:table-cell table:formula="of:=MAX([.$N314])" office:value-type="float"/>
        </table:table-row>
        <table:table-row table:style-name="ro1">
          <table:table-cell office:value-type="string">
            <text:p>8000/ins_8000_4_0464</text:p>
          </table:table-cell>
          <table:table-cell office:value-type="float" office:value="0.253501"/>
          <table:table-cell office:value-type="float" office:value="0.239"/>
          <table:table-cell office:value-type="float" office:value="0.02"/>
          <table:table-cell office:value-type="float" office:value="45.0"/>
          <table:table-cell office:value-type="float" office:value="0.0"/>
          <table:table-cell office:value-type="float" office:value="0.0"/>
          <table:table-cell office:value-type="float" office:value="111.0"/>
          <table:table-cell office:value-type="float" office:value="15450.0"/>
          <table:table-cell office:value-type="float" office:value="15450.0"/>
          <table:table-cell office:value-type="float" office:value="7853.0"/>
          <table:table-cell office:value-type="float" office:value="2944.0"/>
          <table:table-cell office:value-type="float" office:value="0.0"/>
          <table:table-cell office:value-type="float" office:value="0.0"/>
          <table:table-cell table:formula="of:=MIN([.$B315])" office:value-type="float"/>
          <table:table-cell table:formula="of:=MIN([.$C315])" office:value-type="float"/>
          <table:table-cell table:formula="of:=MIN([.$D315])" office:value-type="float"/>
          <table:table-cell table:formula="of:=MIN([.$E315])" office:value-type="float"/>
          <table:table-cell table:formula="of:=MIN([.$F315])" office:value-type="float"/>
          <table:table-cell table:formula="of:=MIN([.$G315])" office:value-type="float"/>
          <table:table-cell table:formula="of:=MIN([.$H315])" office:value-type="float"/>
          <table:table-cell table:formula="of:=MIN([.$I315])" office:value-type="float"/>
          <table:table-cell table:formula="of:=MIN([.$J315])" office:value-type="float"/>
          <table:table-cell table:formula="of:=MIN([.$K315])" office:value-type="float"/>
          <table:table-cell table:formula="of:=MIN([.$L315])" office:value-type="float"/>
          <table:table-cell table:formula="of:=MIN([.$M315])" office:value-type="float"/>
          <table:table-cell table:formula="of:=MIN([.$N315])" office:value-type="float"/>
          <table:table-cell table:formula="of:=MEDIAN([.$B315])" office:value-type="float"/>
          <table:table-cell table:formula="of:=MEDIAN([.$C315])" office:value-type="float"/>
          <table:table-cell table:formula="of:=MEDIAN([.$D315])" office:value-type="float"/>
          <table:table-cell table:formula="of:=MEDIAN([.$E315])" office:value-type="float"/>
          <table:table-cell table:formula="of:=MEDIAN([.$F315])" office:value-type="float"/>
          <table:table-cell table:formula="of:=MEDIAN([.$G315])" office:value-type="float"/>
          <table:table-cell table:formula="of:=MEDIAN([.$H315])" office:value-type="float"/>
          <table:table-cell table:formula="of:=MEDIAN([.$I315])" office:value-type="float"/>
          <table:table-cell table:formula="of:=MEDIAN([.$J315])" office:value-type="float"/>
          <table:table-cell table:formula="of:=MEDIAN([.$K315])" office:value-type="float"/>
          <table:table-cell table:formula="of:=MEDIAN([.$L315])" office:value-type="float"/>
          <table:table-cell table:formula="of:=MEDIAN([.$M315])" office:value-type="float"/>
          <table:table-cell table:formula="of:=MEDIAN([.$N315])" office:value-type="float"/>
          <table:table-cell table:formula="of:=MAX([.$B315])" office:value-type="float"/>
          <table:table-cell table:formula="of:=MAX([.$C315])" office:value-type="float"/>
          <table:table-cell table:formula="of:=MAX([.$D315])" office:value-type="float"/>
          <table:table-cell table:formula="of:=MAX([.$E315])" office:value-type="float"/>
          <table:table-cell table:formula="of:=MAX([.$F315])" office:value-type="float"/>
          <table:table-cell table:formula="of:=MAX([.$G315])" office:value-type="float"/>
          <table:table-cell table:formula="of:=MAX([.$H315])" office:value-type="float"/>
          <table:table-cell table:formula="of:=MAX([.$I315])" office:value-type="float"/>
          <table:table-cell table:formula="of:=MAX([.$J315])" office:value-type="float"/>
          <table:table-cell table:formula="of:=MAX([.$K315])" office:value-type="float"/>
          <table:table-cell table:formula="of:=MAX([.$L315])" office:value-type="float"/>
          <table:table-cell table:formula="of:=MAX([.$M315])" office:value-type="float"/>
          <table:table-cell table:formula="of:=MAX([.$N315])" office:value-type="float"/>
        </table:table-row>
        <table:table-row table:style-name="ro1">
          <table:table-cell office:value-type="string">
            <text:p>8000/ins_8000_4_0474</text:p>
          </table:table-cell>
          <table:table-cell office:value-type="float" office:value="1.01652"/>
          <table:table-cell office:value-type="float" office:value="1.004"/>
          <table:table-cell office:value-type="float" office:value="0.7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24.0"/>
          <table:table-cell office:value-type="float" office:value="501821.0"/>
          <table:table-cell office:value-type="float" office:value="501821.0"/>
          <table:table-cell office:value-type="float" office:value="8627.0"/>
          <table:table-cell office:value-type="float" office:value="4199.0"/>
          <table:table-cell office:value-type="float" office:value="0.0"/>
          <table:table-cell office:value-type="float" office:value="0.0"/>
          <table:table-cell table:formula="of:=MIN([.$B316])" office:value-type="float"/>
          <table:table-cell table:formula="of:=MIN([.$C316])" office:value-type="float"/>
          <table:table-cell table:formula="of:=MIN([.$D316])" office:value-type="float"/>
          <table:table-cell table:formula="of:=MIN([.$E316])" office:value-type="float"/>
          <table:table-cell table:formula="of:=MIN([.$F316])" office:value-type="float"/>
          <table:table-cell table:formula="of:=MIN([.$G316])" office:value-type="float"/>
          <table:table-cell table:formula="of:=MIN([.$H316])" office:value-type="float"/>
          <table:table-cell table:formula="of:=MIN([.$I316])" office:value-type="float"/>
          <table:table-cell table:formula="of:=MIN([.$J316])" office:value-type="float"/>
          <table:table-cell table:formula="of:=MIN([.$K316])" office:value-type="float"/>
          <table:table-cell table:formula="of:=MIN([.$L316])" office:value-type="float"/>
          <table:table-cell table:formula="of:=MIN([.$M316])" office:value-type="float"/>
          <table:table-cell table:formula="of:=MIN([.$N316])" office:value-type="float"/>
          <table:table-cell table:formula="of:=MEDIAN([.$B316])" office:value-type="float"/>
          <table:table-cell table:formula="of:=MEDIAN([.$C316])" office:value-type="float"/>
          <table:table-cell table:formula="of:=MEDIAN([.$D316])" office:value-type="float"/>
          <table:table-cell table:formula="of:=MEDIAN([.$E316])" office:value-type="float"/>
          <table:table-cell table:formula="of:=MEDIAN([.$F316])" office:value-type="float"/>
          <table:table-cell table:formula="of:=MEDIAN([.$G316])" office:value-type="float"/>
          <table:table-cell table:formula="of:=MEDIAN([.$H316])" office:value-type="float"/>
          <table:table-cell table:formula="of:=MEDIAN([.$I316])" office:value-type="float"/>
          <table:table-cell table:formula="of:=MEDIAN([.$J316])" office:value-type="float"/>
          <table:table-cell table:formula="of:=MEDIAN([.$K316])" office:value-type="float"/>
          <table:table-cell table:formula="of:=MEDIAN([.$L316])" office:value-type="float"/>
          <table:table-cell table:formula="of:=MEDIAN([.$M316])" office:value-type="float"/>
          <table:table-cell table:formula="of:=MEDIAN([.$N316])" office:value-type="float"/>
          <table:table-cell table:formula="of:=MAX([.$B316])" office:value-type="float"/>
          <table:table-cell table:formula="of:=MAX([.$C316])" office:value-type="float"/>
          <table:table-cell table:formula="of:=MAX([.$D316])" office:value-type="float"/>
          <table:table-cell table:formula="of:=MAX([.$E316])" office:value-type="float"/>
          <table:table-cell table:formula="of:=MAX([.$F316])" office:value-type="float"/>
          <table:table-cell table:formula="of:=MAX([.$G316])" office:value-type="float"/>
          <table:table-cell table:formula="of:=MAX([.$H316])" office:value-type="float"/>
          <table:table-cell table:formula="of:=MAX([.$I316])" office:value-type="float"/>
          <table:table-cell table:formula="of:=MAX([.$J316])" office:value-type="float"/>
          <table:table-cell table:formula="of:=MAX([.$K316])" office:value-type="float"/>
          <table:table-cell table:formula="of:=MAX([.$L316])" office:value-type="float"/>
          <table:table-cell table:formula="of:=MAX([.$M316])" office:value-type="float"/>
          <table:table-cell table:formula="of:=MAX([.$N316])" office:value-type="float"/>
        </table:table-row>
        <table:table-row table:style-name="ro1">
          <table:table-cell office:value-type="string">
            <text:p>8000/ins_8000_4_0484</text:p>
          </table:table-cell>
          <table:table-cell office:value-type="float" office:value="1.19462"/>
          <table:table-cell office:value-type="float" office:value="1.182"/>
          <table:table-cell office:value-type="float" office:value="0.9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02.0"/>
          <table:table-cell office:value-type="float" office:value="569531.0"/>
          <table:table-cell office:value-type="float" office:value="569531.0"/>
          <table:table-cell office:value-type="float" office:value="9024.0"/>
          <table:table-cell office:value-type="float" office:value="10629.0"/>
          <table:table-cell office:value-type="float" office:value="0.0"/>
          <table:table-cell office:value-type="float" office:value="0.0"/>
          <table:table-cell table:formula="of:=MIN([.$B317])" office:value-type="float"/>
          <table:table-cell table:formula="of:=MIN([.$C317])" office:value-type="float"/>
          <table:table-cell table:formula="of:=MIN([.$D317])" office:value-type="float"/>
          <table:table-cell table:formula="of:=MIN([.$E317])" office:value-type="float"/>
          <table:table-cell table:formula="of:=MIN([.$F317])" office:value-type="float"/>
          <table:table-cell table:formula="of:=MIN([.$G317])" office:value-type="float"/>
          <table:table-cell table:formula="of:=MIN([.$H317])" office:value-type="float"/>
          <table:table-cell table:formula="of:=MIN([.$I317])" office:value-type="float"/>
          <table:table-cell table:formula="of:=MIN([.$J317])" office:value-type="float"/>
          <table:table-cell table:formula="of:=MIN([.$K317])" office:value-type="float"/>
          <table:table-cell table:formula="of:=MIN([.$L317])" office:value-type="float"/>
          <table:table-cell table:formula="of:=MIN([.$M317])" office:value-type="float"/>
          <table:table-cell table:formula="of:=MIN([.$N317])" office:value-type="float"/>
          <table:table-cell table:formula="of:=MEDIAN([.$B317])" office:value-type="float"/>
          <table:table-cell table:formula="of:=MEDIAN([.$C317])" office:value-type="float"/>
          <table:table-cell table:formula="of:=MEDIAN([.$D317])" office:value-type="float"/>
          <table:table-cell table:formula="of:=MEDIAN([.$E317])" office:value-type="float"/>
          <table:table-cell table:formula="of:=MEDIAN([.$F317])" office:value-type="float"/>
          <table:table-cell table:formula="of:=MEDIAN([.$G317])" office:value-type="float"/>
          <table:table-cell table:formula="of:=MEDIAN([.$H317])" office:value-type="float"/>
          <table:table-cell table:formula="of:=MEDIAN([.$I317])" office:value-type="float"/>
          <table:table-cell table:formula="of:=MEDIAN([.$J317])" office:value-type="float"/>
          <table:table-cell table:formula="of:=MEDIAN([.$K317])" office:value-type="float"/>
          <table:table-cell table:formula="of:=MEDIAN([.$L317])" office:value-type="float"/>
          <table:table-cell table:formula="of:=MEDIAN([.$M317])" office:value-type="float"/>
          <table:table-cell table:formula="of:=MEDIAN([.$N317])" office:value-type="float"/>
          <table:table-cell table:formula="of:=MAX([.$B317])" office:value-type="float"/>
          <table:table-cell table:formula="of:=MAX([.$C317])" office:value-type="float"/>
          <table:table-cell table:formula="of:=MAX([.$D317])" office:value-type="float"/>
          <table:table-cell table:formula="of:=MAX([.$E317])" office:value-type="float"/>
          <table:table-cell table:formula="of:=MAX([.$F317])" office:value-type="float"/>
          <table:table-cell table:formula="of:=MAX([.$G317])" office:value-type="float"/>
          <table:table-cell table:formula="of:=MAX([.$H317])" office:value-type="float"/>
          <table:table-cell table:formula="of:=MAX([.$I317])" office:value-type="float"/>
          <table:table-cell table:formula="of:=MAX([.$J317])" office:value-type="float"/>
          <table:table-cell table:formula="of:=MAX([.$K317])" office:value-type="float"/>
          <table:table-cell table:formula="of:=MAX([.$L317])" office:value-type="float"/>
          <table:table-cell table:formula="of:=MAX([.$M317])" office:value-type="float"/>
          <table:table-cell table:formula="of:=MAX([.$N317])" office:value-type="float"/>
        </table:table-row>
        <table:table-row table:style-name="ro1">
          <table:table-cell office:value-type="string">
            <text:p>8000/ins_8000_5_0404</text:p>
          </table:table-cell>
          <table:table-cell office:value-type="float" office:value="0.911506"/>
          <table:table-cell office:value-type="float" office:value="0.899"/>
          <table:table-cell office:value-type="float" office:value="0.6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006.0"/>
          <table:table-cell office:value-type="float" office:value="478754.0"/>
          <table:table-cell office:value-type="float" office:value="478754.0"/>
          <table:table-cell office:value-type="float" office:value="8416.0"/>
          <table:table-cell office:value-type="float" office:value="3852.0"/>
          <table:table-cell office:value-type="float" office:value="0.0"/>
          <table:table-cell office:value-type="float" office:value="0.0"/>
          <table:table-cell table:formula="of:=MIN([.$B318])" office:value-type="float"/>
          <table:table-cell table:formula="of:=MIN([.$C318])" office:value-type="float"/>
          <table:table-cell table:formula="of:=MIN([.$D318])" office:value-type="float"/>
          <table:table-cell table:formula="of:=MIN([.$E318])" office:value-type="float"/>
          <table:table-cell table:formula="of:=MIN([.$F318])" office:value-type="float"/>
          <table:table-cell table:formula="of:=MIN([.$G318])" office:value-type="float"/>
          <table:table-cell table:formula="of:=MIN([.$H318])" office:value-type="float"/>
          <table:table-cell table:formula="of:=MIN([.$I318])" office:value-type="float"/>
          <table:table-cell table:formula="of:=MIN([.$J318])" office:value-type="float"/>
          <table:table-cell table:formula="of:=MIN([.$K318])" office:value-type="float"/>
          <table:table-cell table:formula="of:=MIN([.$L318])" office:value-type="float"/>
          <table:table-cell table:formula="of:=MIN([.$M318])" office:value-type="float"/>
          <table:table-cell table:formula="of:=MIN([.$N318])" office:value-type="float"/>
          <table:table-cell table:formula="of:=MEDIAN([.$B318])" office:value-type="float"/>
          <table:table-cell table:formula="of:=MEDIAN([.$C318])" office:value-type="float"/>
          <table:table-cell table:formula="of:=MEDIAN([.$D318])" office:value-type="float"/>
          <table:table-cell table:formula="of:=MEDIAN([.$E318])" office:value-type="float"/>
          <table:table-cell table:formula="of:=MEDIAN([.$F318])" office:value-type="float"/>
          <table:table-cell table:formula="of:=MEDIAN([.$G318])" office:value-type="float"/>
          <table:table-cell table:formula="of:=MEDIAN([.$H318])" office:value-type="float"/>
          <table:table-cell table:formula="of:=MEDIAN([.$I318])" office:value-type="float"/>
          <table:table-cell table:formula="of:=MEDIAN([.$J318])" office:value-type="float"/>
          <table:table-cell table:formula="of:=MEDIAN([.$K318])" office:value-type="float"/>
          <table:table-cell table:formula="of:=MEDIAN([.$L318])" office:value-type="float"/>
          <table:table-cell table:formula="of:=MEDIAN([.$M318])" office:value-type="float"/>
          <table:table-cell table:formula="of:=MEDIAN([.$N318])" office:value-type="float"/>
          <table:table-cell table:formula="of:=MAX([.$B318])" office:value-type="float"/>
          <table:table-cell table:formula="of:=MAX([.$C318])" office:value-type="float"/>
          <table:table-cell table:formula="of:=MAX([.$D318])" office:value-type="float"/>
          <table:table-cell table:formula="of:=MAX([.$E318])" office:value-type="float"/>
          <table:table-cell table:formula="of:=MAX([.$F318])" office:value-type="float"/>
          <table:table-cell table:formula="of:=MAX([.$G318])" office:value-type="float"/>
          <table:table-cell table:formula="of:=MAX([.$H318])" office:value-type="float"/>
          <table:table-cell table:formula="of:=MAX([.$I318])" office:value-type="float"/>
          <table:table-cell table:formula="of:=MAX([.$J318])" office:value-type="float"/>
          <table:table-cell table:formula="of:=MAX([.$K318])" office:value-type="float"/>
          <table:table-cell table:formula="of:=MAX([.$L318])" office:value-type="float"/>
          <table:table-cell table:formula="of:=MAX([.$M318])" office:value-type="float"/>
          <table:table-cell table:formula="of:=MAX([.$N318])" office:value-type="float"/>
        </table:table-row>
        <table:table-row table:style-name="ro1">
          <table:table-cell office:value-type="string">
            <text:p>8000/ins_8000_5_0414</text:p>
          </table:table-cell>
          <table:table-cell office:value-type="float" office:value="0.909552"/>
          <table:table-cell office:value-type="float" office:value="0.896"/>
          <table:table-cell office:value-type="float" office:value="0.64"/>
          <table:table-cell office:value-type="float" office:value="744.0"/>
          <table:table-cell office:value-type="float" office:value="0.0"/>
          <table:table-cell office:value-type="float" office:value="5.0"/>
          <table:table-cell office:value-type="float" office:value="6630.0"/>
          <table:table-cell office:value-type="float" office:value="358592.0"/>
          <table:table-cell office:value-type="float" office:value="358592.0"/>
          <table:table-cell office:value-type="float" office:value="8277.0"/>
          <table:table-cell office:value-type="float" office:value="3779.0"/>
          <table:table-cell office:value-type="float" office:value="0.0"/>
          <table:table-cell office:value-type="float" office:value="0.0"/>
          <table:table-cell table:formula="of:=MIN([.$B319])" office:value-type="float"/>
          <table:table-cell table:formula="of:=MIN([.$C319])" office:value-type="float"/>
          <table:table-cell table:formula="of:=MIN([.$D319])" office:value-type="float"/>
          <table:table-cell table:formula="of:=MIN([.$E319])" office:value-type="float"/>
          <table:table-cell table:formula="of:=MIN([.$F319])" office:value-type="float"/>
          <table:table-cell table:formula="of:=MIN([.$G319])" office:value-type="float"/>
          <table:table-cell table:formula="of:=MIN([.$H319])" office:value-type="float"/>
          <table:table-cell table:formula="of:=MIN([.$I319])" office:value-type="float"/>
          <table:table-cell table:formula="of:=MIN([.$J319])" office:value-type="float"/>
          <table:table-cell table:formula="of:=MIN([.$K319])" office:value-type="float"/>
          <table:table-cell table:formula="of:=MIN([.$L319])" office:value-type="float"/>
          <table:table-cell table:formula="of:=MIN([.$M319])" office:value-type="float"/>
          <table:table-cell table:formula="of:=MIN([.$N319])" office:value-type="float"/>
          <table:table-cell table:formula="of:=MEDIAN([.$B319])" office:value-type="float"/>
          <table:table-cell table:formula="of:=MEDIAN([.$C319])" office:value-type="float"/>
          <table:table-cell table:formula="of:=MEDIAN([.$D319])" office:value-type="float"/>
          <table:table-cell table:formula="of:=MEDIAN([.$E319])" office:value-type="float"/>
          <table:table-cell table:formula="of:=MEDIAN([.$F319])" office:value-type="float"/>
          <table:table-cell table:formula="of:=MEDIAN([.$G319])" office:value-type="float"/>
          <table:table-cell table:formula="of:=MEDIAN([.$H319])" office:value-type="float"/>
          <table:table-cell table:formula="of:=MEDIAN([.$I319])" office:value-type="float"/>
          <table:table-cell table:formula="of:=MEDIAN([.$J319])" office:value-type="float"/>
          <table:table-cell table:formula="of:=MEDIAN([.$K319])" office:value-type="float"/>
          <table:table-cell table:formula="of:=MEDIAN([.$L319])" office:value-type="float"/>
          <table:table-cell table:formula="of:=MEDIAN([.$M319])" office:value-type="float"/>
          <table:table-cell table:formula="of:=MEDIAN([.$N319])" office:value-type="float"/>
          <table:table-cell table:formula="of:=MAX([.$B319])" office:value-type="float"/>
          <table:table-cell table:formula="of:=MAX([.$C319])" office:value-type="float"/>
          <table:table-cell table:formula="of:=MAX([.$D319])" office:value-type="float"/>
          <table:table-cell table:formula="of:=MAX([.$E319])" office:value-type="float"/>
          <table:table-cell table:formula="of:=MAX([.$F319])" office:value-type="float"/>
          <table:table-cell table:formula="of:=MAX([.$G319])" office:value-type="float"/>
          <table:table-cell table:formula="of:=MAX([.$H319])" office:value-type="float"/>
          <table:table-cell table:formula="of:=MAX([.$I319])" office:value-type="float"/>
          <table:table-cell table:formula="of:=MAX([.$J319])" office:value-type="float"/>
          <table:table-cell table:formula="of:=MAX([.$K319])" office:value-type="float"/>
          <table:table-cell table:formula="of:=MAX([.$L319])" office:value-type="float"/>
          <table:table-cell table:formula="of:=MAX([.$M319])" office:value-type="float"/>
          <table:table-cell table:formula="of:=MAX([.$N319])" office:value-type="float"/>
        </table:table-row>
        <table:table-row table:style-name="ro1">
          <table:table-cell office:value-type="string">
            <text:p>8000/ins_8000_5_0424</text:p>
          </table:table-cell>
          <table:table-cell office:value-type="float" office:value="0.858546"/>
          <table:table-cell office:value-type="float" office:value="0.847"/>
          <table:table-cell office:value-type="float" office:value="0.6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57.0"/>
          <table:table-cell office:value-type="float" office:value="392313.0"/>
          <table:table-cell office:value-type="float" office:value="392313.0"/>
          <table:table-cell office:value-type="float" office:value="8000.0"/>
          <table:table-cell office:value-type="float" office:value="3205.0"/>
          <table:table-cell office:value-type="float" office:value="0.0"/>
          <table:table-cell office:value-type="float" office:value="0.0"/>
          <table:table-cell table:formula="of:=MIN([.$B320])" office:value-type="float"/>
          <table:table-cell table:formula="of:=MIN([.$C320])" office:value-type="float"/>
          <table:table-cell table:formula="of:=MIN([.$D320])" office:value-type="float"/>
          <table:table-cell table:formula="of:=MIN([.$E320])" office:value-type="float"/>
          <table:table-cell table:formula="of:=MIN([.$F320])" office:value-type="float"/>
          <table:table-cell table:formula="of:=MIN([.$G320])" office:value-type="float"/>
          <table:table-cell table:formula="of:=MIN([.$H320])" office:value-type="float"/>
          <table:table-cell table:formula="of:=MIN([.$I320])" office:value-type="float"/>
          <table:table-cell table:formula="of:=MIN([.$J320])" office:value-type="float"/>
          <table:table-cell table:formula="of:=MIN([.$K320])" office:value-type="float"/>
          <table:table-cell table:formula="of:=MIN([.$L320])" office:value-type="float"/>
          <table:table-cell table:formula="of:=MIN([.$M320])" office:value-type="float"/>
          <table:table-cell table:formula="of:=MIN([.$N320])" office:value-type="float"/>
          <table:table-cell table:formula="of:=MEDIAN([.$B320])" office:value-type="float"/>
          <table:table-cell table:formula="of:=MEDIAN([.$C320])" office:value-type="float"/>
          <table:table-cell table:formula="of:=MEDIAN([.$D320])" office:value-type="float"/>
          <table:table-cell table:formula="of:=MEDIAN([.$E320])" office:value-type="float"/>
          <table:table-cell table:formula="of:=MEDIAN([.$F320])" office:value-type="float"/>
          <table:table-cell table:formula="of:=MEDIAN([.$G320])" office:value-type="float"/>
          <table:table-cell table:formula="of:=MEDIAN([.$H320])" office:value-type="float"/>
          <table:table-cell table:formula="of:=MEDIAN([.$I320])" office:value-type="float"/>
          <table:table-cell table:formula="of:=MEDIAN([.$J320])" office:value-type="float"/>
          <table:table-cell table:formula="of:=MEDIAN([.$K320])" office:value-type="float"/>
          <table:table-cell table:formula="of:=MEDIAN([.$L320])" office:value-type="float"/>
          <table:table-cell table:formula="of:=MEDIAN([.$M320])" office:value-type="float"/>
          <table:table-cell table:formula="of:=MEDIAN([.$N320])" office:value-type="float"/>
          <table:table-cell table:formula="of:=MAX([.$B320])" office:value-type="float"/>
          <table:table-cell table:formula="of:=MAX([.$C320])" office:value-type="float"/>
          <table:table-cell table:formula="of:=MAX([.$D320])" office:value-type="float"/>
          <table:table-cell table:formula="of:=MAX([.$E320])" office:value-type="float"/>
          <table:table-cell table:formula="of:=MAX([.$F320])" office:value-type="float"/>
          <table:table-cell table:formula="of:=MAX([.$G320])" office:value-type="float"/>
          <table:table-cell table:formula="of:=MAX([.$H320])" office:value-type="float"/>
          <table:table-cell table:formula="of:=MAX([.$I320])" office:value-type="float"/>
          <table:table-cell table:formula="of:=MAX([.$J320])" office:value-type="float"/>
          <table:table-cell table:formula="of:=MAX([.$K320])" office:value-type="float"/>
          <table:table-cell table:formula="of:=MAX([.$L320])" office:value-type="float"/>
          <table:table-cell table:formula="of:=MAX([.$M320])" office:value-type="float"/>
          <table:table-cell table:formula="of:=MAX([.$N320])" office:value-type="float"/>
        </table:table-row>
        <table:table-row table:style-name="ro1">
          <table:table-cell office:value-type="string">
            <text:p>8000/ins_8000_5_0434</text:p>
          </table:table-cell>
          <table:table-cell office:value-type="float" office:value="0.308497"/>
          <table:table-cell office:value-type="float" office:value="0.296"/>
          <table:table-cell office:value-type="float" office:value="0.06"/>
          <table:table-cell office:value-type="float" office:value="108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39391.0"/>
          <table:table-cell office:value-type="float" office:value="39391.0"/>
          <table:table-cell office:value-type="float" office:value="7824.0"/>
          <table:table-cell office:value-type="float" office:value="3109.0"/>
          <table:table-cell office:value-type="float" office:value="0.0"/>
          <table:table-cell office:value-type="float" office:value="0.0"/>
          <table:table-cell table:formula="of:=MIN([.$B321])" office:value-type="float"/>
          <table:table-cell table:formula="of:=MIN([.$C321])" office:value-type="float"/>
          <table:table-cell table:formula="of:=MIN([.$D321])" office:value-type="float"/>
          <table:table-cell table:formula="of:=MIN([.$E321])" office:value-type="float"/>
          <table:table-cell table:formula="of:=MIN([.$F321])" office:value-type="float"/>
          <table:table-cell table:formula="of:=MIN([.$G321])" office:value-type="float"/>
          <table:table-cell table:formula="of:=MIN([.$H321])" office:value-type="float"/>
          <table:table-cell table:formula="of:=MIN([.$I321])" office:value-type="float"/>
          <table:table-cell table:formula="of:=MIN([.$J321])" office:value-type="float"/>
          <table:table-cell table:formula="of:=MIN([.$K321])" office:value-type="float"/>
          <table:table-cell table:formula="of:=MIN([.$L321])" office:value-type="float"/>
          <table:table-cell table:formula="of:=MIN([.$M321])" office:value-type="float"/>
          <table:table-cell table:formula="of:=MIN([.$N321])" office:value-type="float"/>
          <table:table-cell table:formula="of:=MEDIAN([.$B321])" office:value-type="float"/>
          <table:table-cell table:formula="of:=MEDIAN([.$C321])" office:value-type="float"/>
          <table:table-cell table:formula="of:=MEDIAN([.$D321])" office:value-type="float"/>
          <table:table-cell table:formula="of:=MEDIAN([.$E321])" office:value-type="float"/>
          <table:table-cell table:formula="of:=MEDIAN([.$F321])" office:value-type="float"/>
          <table:table-cell table:formula="of:=MEDIAN([.$G321])" office:value-type="float"/>
          <table:table-cell table:formula="of:=MEDIAN([.$H321])" office:value-type="float"/>
          <table:table-cell table:formula="of:=MEDIAN([.$I321])" office:value-type="float"/>
          <table:table-cell table:formula="of:=MEDIAN([.$J321])" office:value-type="float"/>
          <table:table-cell table:formula="of:=MEDIAN([.$K321])" office:value-type="float"/>
          <table:table-cell table:formula="of:=MEDIAN([.$L321])" office:value-type="float"/>
          <table:table-cell table:formula="of:=MEDIAN([.$M321])" office:value-type="float"/>
          <table:table-cell table:formula="of:=MEDIAN([.$N321])" office:value-type="float"/>
          <table:table-cell table:formula="of:=MAX([.$B321])" office:value-type="float"/>
          <table:table-cell table:formula="of:=MAX([.$C321])" office:value-type="float"/>
          <table:table-cell table:formula="of:=MAX([.$D321])" office:value-type="float"/>
          <table:table-cell table:formula="of:=MAX([.$E321])" office:value-type="float"/>
          <table:table-cell table:formula="of:=MAX([.$F321])" office:value-type="float"/>
          <table:table-cell table:formula="of:=MAX([.$G321])" office:value-type="float"/>
          <table:table-cell table:formula="of:=MAX([.$H321])" office:value-type="float"/>
          <table:table-cell table:formula="of:=MAX([.$I321])" office:value-type="float"/>
          <table:table-cell table:formula="of:=MAX([.$J321])" office:value-type="float"/>
          <table:table-cell table:formula="of:=MAX([.$K321])" office:value-type="float"/>
          <table:table-cell table:formula="of:=MAX([.$L321])" office:value-type="float"/>
          <table:table-cell table:formula="of:=MAX([.$M321])" office:value-type="float"/>
          <table:table-cell table:formula="of:=MAX([.$N321])" office:value-type="float"/>
        </table:table-row>
        <table:table-row table:style-name="ro1">
          <table:table-cell office:value-type="string">
            <text:p>8000/ins_8000_5_0444</text:p>
          </table:table-cell>
          <table:table-cell office:value-type="float" office:value="0.986129"/>
          <table:table-cell office:value-type="float" office:value="0.973"/>
          <table:table-cell office:value-type="float" office:value="0.72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124.0"/>
          <table:table-cell office:value-type="float" office:value="471407.0"/>
          <table:table-cell office:value-type="float" office:value="471407.0"/>
          <table:table-cell office:value-type="float" office:value="8665.0"/>
          <table:table-cell office:value-type="float" office:value="3948.0"/>
          <table:table-cell office:value-type="float" office:value="0.0"/>
          <table:table-cell office:value-type="float" office:value="0.0"/>
          <table:table-cell table:formula="of:=MIN([.$B322])" office:value-type="float"/>
          <table:table-cell table:formula="of:=MIN([.$C322])" office:value-type="float"/>
          <table:table-cell table:formula="of:=MIN([.$D322])" office:value-type="float"/>
          <table:table-cell table:formula="of:=MIN([.$E322])" office:value-type="float"/>
          <table:table-cell table:formula="of:=MIN([.$F322])" office:value-type="float"/>
          <table:table-cell table:formula="of:=MIN([.$G322])" office:value-type="float"/>
          <table:table-cell table:formula="of:=MIN([.$H322])" office:value-type="float"/>
          <table:table-cell table:formula="of:=MIN([.$I322])" office:value-type="float"/>
          <table:table-cell table:formula="of:=MIN([.$J322])" office:value-type="float"/>
          <table:table-cell table:formula="of:=MIN([.$K322])" office:value-type="float"/>
          <table:table-cell table:formula="of:=MIN([.$L322])" office:value-type="float"/>
          <table:table-cell table:formula="of:=MIN([.$M322])" office:value-type="float"/>
          <table:table-cell table:formula="of:=MIN([.$N322])" office:value-type="float"/>
          <table:table-cell table:formula="of:=MEDIAN([.$B322])" office:value-type="float"/>
          <table:table-cell table:formula="of:=MEDIAN([.$C322])" office:value-type="float"/>
          <table:table-cell table:formula="of:=MEDIAN([.$D322])" office:value-type="float"/>
          <table:table-cell table:formula="of:=MEDIAN([.$E322])" office:value-type="float"/>
          <table:table-cell table:formula="of:=MEDIAN([.$F322])" office:value-type="float"/>
          <table:table-cell table:formula="of:=MEDIAN([.$G322])" office:value-type="float"/>
          <table:table-cell table:formula="of:=MEDIAN([.$H322])" office:value-type="float"/>
          <table:table-cell table:formula="of:=MEDIAN([.$I322])" office:value-type="float"/>
          <table:table-cell table:formula="of:=MEDIAN([.$J322])" office:value-type="float"/>
          <table:table-cell table:formula="of:=MEDIAN([.$K322])" office:value-type="float"/>
          <table:table-cell table:formula="of:=MEDIAN([.$L322])" office:value-type="float"/>
          <table:table-cell table:formula="of:=MEDIAN([.$M322])" office:value-type="float"/>
          <table:table-cell table:formula="of:=MEDIAN([.$N322])" office:value-type="float"/>
          <table:table-cell table:formula="of:=MAX([.$B322])" office:value-type="float"/>
          <table:table-cell table:formula="of:=MAX([.$C322])" office:value-type="float"/>
          <table:table-cell table:formula="of:=MAX([.$D322])" office:value-type="float"/>
          <table:table-cell table:formula="of:=MAX([.$E322])" office:value-type="float"/>
          <table:table-cell table:formula="of:=MAX([.$F322])" office:value-type="float"/>
          <table:table-cell table:formula="of:=MAX([.$G322])" office:value-type="float"/>
          <table:table-cell table:formula="of:=MAX([.$H322])" office:value-type="float"/>
          <table:table-cell table:formula="of:=MAX([.$I322])" office:value-type="float"/>
          <table:table-cell table:formula="of:=MAX([.$J322])" office:value-type="float"/>
          <table:table-cell table:formula="of:=MAX([.$K322])" office:value-type="float"/>
          <table:table-cell table:formula="of:=MAX([.$L322])" office:value-type="float"/>
          <table:table-cell table:formula="of:=MAX([.$M322])" office:value-type="float"/>
          <table:table-cell table:formula="of:=MAX([.$N322])" office:value-type="float"/>
        </table:table-row>
        <table:table-row table:style-name="ro1">
          <table:table-cell office:value-type="string">
            <text:p>8000/ins_8000_5_0454</text:p>
          </table:table-cell>
          <table:table-cell office:value-type="float" office:value="0.861437"/>
          <table:table-cell office:value-type="float" office:value="0.85"/>
          <table:table-cell office:value-type="float" office:value="0.6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83.0"/>
          <table:table-cell office:value-type="float" office:value="403461.0"/>
          <table:table-cell office:value-type="float" office:value="403461.0"/>
          <table:table-cell office:value-type="float" office:value="7891.0"/>
          <table:table-cell office:value-type="float" office:value="3375.0"/>
          <table:table-cell office:value-type="float" office:value="0.0"/>
          <table:table-cell office:value-type="float" office:value="0.0"/>
          <table:table-cell table:formula="of:=MIN([.$B323])" office:value-type="float"/>
          <table:table-cell table:formula="of:=MIN([.$C323])" office:value-type="float"/>
          <table:table-cell table:formula="of:=MIN([.$D323])" office:value-type="float"/>
          <table:table-cell table:formula="of:=MIN([.$E323])" office:value-type="float"/>
          <table:table-cell table:formula="of:=MIN([.$F323])" office:value-type="float"/>
          <table:table-cell table:formula="of:=MIN([.$G323])" office:value-type="float"/>
          <table:table-cell table:formula="of:=MIN([.$H323])" office:value-type="float"/>
          <table:table-cell table:formula="of:=MIN([.$I323])" office:value-type="float"/>
          <table:table-cell table:formula="of:=MIN([.$J323])" office:value-type="float"/>
          <table:table-cell table:formula="of:=MIN([.$K323])" office:value-type="float"/>
          <table:table-cell table:formula="of:=MIN([.$L323])" office:value-type="float"/>
          <table:table-cell table:formula="of:=MIN([.$M323])" office:value-type="float"/>
          <table:table-cell table:formula="of:=MIN([.$N323])" office:value-type="float"/>
          <table:table-cell table:formula="of:=MEDIAN([.$B323])" office:value-type="float"/>
          <table:table-cell table:formula="of:=MEDIAN([.$C323])" office:value-type="float"/>
          <table:table-cell table:formula="of:=MEDIAN([.$D323])" office:value-type="float"/>
          <table:table-cell table:formula="of:=MEDIAN([.$E323])" office:value-type="float"/>
          <table:table-cell table:formula="of:=MEDIAN([.$F323])" office:value-type="float"/>
          <table:table-cell table:formula="of:=MEDIAN([.$G323])" office:value-type="float"/>
          <table:table-cell table:formula="of:=MEDIAN([.$H323])" office:value-type="float"/>
          <table:table-cell table:formula="of:=MEDIAN([.$I323])" office:value-type="float"/>
          <table:table-cell table:formula="of:=MEDIAN([.$J323])" office:value-type="float"/>
          <table:table-cell table:formula="of:=MEDIAN([.$K323])" office:value-type="float"/>
          <table:table-cell table:formula="of:=MEDIAN([.$L323])" office:value-type="float"/>
          <table:table-cell table:formula="of:=MEDIAN([.$M323])" office:value-type="float"/>
          <table:table-cell table:formula="of:=MEDIAN([.$N323])" office:value-type="float"/>
          <table:table-cell table:formula="of:=MAX([.$B323])" office:value-type="float"/>
          <table:table-cell table:formula="of:=MAX([.$C323])" office:value-type="float"/>
          <table:table-cell table:formula="of:=MAX([.$D323])" office:value-type="float"/>
          <table:table-cell table:formula="of:=MAX([.$E323])" office:value-type="float"/>
          <table:table-cell table:formula="of:=MAX([.$F323])" office:value-type="float"/>
          <table:table-cell table:formula="of:=MAX([.$G323])" office:value-type="float"/>
          <table:table-cell table:formula="of:=MAX([.$H323])" office:value-type="float"/>
          <table:table-cell table:formula="of:=MAX([.$I323])" office:value-type="float"/>
          <table:table-cell table:formula="of:=MAX([.$J323])" office:value-type="float"/>
          <table:table-cell table:formula="of:=MAX([.$K323])" office:value-type="float"/>
          <table:table-cell table:formula="of:=MAX([.$L323])" office:value-type="float"/>
          <table:table-cell table:formula="of:=MAX([.$M323])" office:value-type="float"/>
          <table:table-cell table:formula="of:=MAX([.$N323])" office:value-type="float"/>
        </table:table-row>
        <table:table-row table:style-name="ro1">
          <table:table-cell office:value-type="string">
            <text:p>8000/ins_8000_5_0464</text:p>
          </table:table-cell>
          <table:table-cell office:value-type="float" office:value="0.364284"/>
          <table:table-cell office:value-type="float" office:value="0.352"/>
          <table:table-cell office:value-type="float" office:value="0.11"/>
          <table:table-cell office:value-type="float" office:value="180.0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88168.0"/>
          <table:table-cell office:value-type="float" office:value="88168.0"/>
          <table:table-cell office:value-type="float" office:value="8334.0"/>
          <table:table-cell office:value-type="float" office:value="4128.0"/>
          <table:table-cell office:value-type="float" office:value="0.0"/>
          <table:table-cell office:value-type="float" office:value="0.0"/>
          <table:table-cell table:formula="of:=MIN([.$B324])" office:value-type="float"/>
          <table:table-cell table:formula="of:=MIN([.$C324])" office:value-type="float"/>
          <table:table-cell table:formula="of:=MIN([.$D324])" office:value-type="float"/>
          <table:table-cell table:formula="of:=MIN([.$E324])" office:value-type="float"/>
          <table:table-cell table:formula="of:=MIN([.$F324])" office:value-type="float"/>
          <table:table-cell table:formula="of:=MIN([.$G324])" office:value-type="float"/>
          <table:table-cell table:formula="of:=MIN([.$H324])" office:value-type="float"/>
          <table:table-cell table:formula="of:=MIN([.$I324])" office:value-type="float"/>
          <table:table-cell table:formula="of:=MIN([.$J324])" office:value-type="float"/>
          <table:table-cell table:formula="of:=MIN([.$K324])" office:value-type="float"/>
          <table:table-cell table:formula="of:=MIN([.$L324])" office:value-type="float"/>
          <table:table-cell table:formula="of:=MIN([.$M324])" office:value-type="float"/>
          <table:table-cell table:formula="of:=MIN([.$N324])" office:value-type="float"/>
          <table:table-cell table:formula="of:=MEDIAN([.$B324])" office:value-type="float"/>
          <table:table-cell table:formula="of:=MEDIAN([.$C324])" office:value-type="float"/>
          <table:table-cell table:formula="of:=MEDIAN([.$D324])" office:value-type="float"/>
          <table:table-cell table:formula="of:=MEDIAN([.$E324])" office:value-type="float"/>
          <table:table-cell table:formula="of:=MEDIAN([.$F324])" office:value-type="float"/>
          <table:table-cell table:formula="of:=MEDIAN([.$G324])" office:value-type="float"/>
          <table:table-cell table:formula="of:=MEDIAN([.$H324])" office:value-type="float"/>
          <table:table-cell table:formula="of:=MEDIAN([.$I324])" office:value-type="float"/>
          <table:table-cell table:formula="of:=MEDIAN([.$J324])" office:value-type="float"/>
          <table:table-cell table:formula="of:=MEDIAN([.$K324])" office:value-type="float"/>
          <table:table-cell table:formula="of:=MEDIAN([.$L324])" office:value-type="float"/>
          <table:table-cell table:formula="of:=MEDIAN([.$M324])" office:value-type="float"/>
          <table:table-cell table:formula="of:=MEDIAN([.$N324])" office:value-type="float"/>
          <table:table-cell table:formula="of:=MAX([.$B324])" office:value-type="float"/>
          <table:table-cell table:formula="of:=MAX([.$C324])" office:value-type="float"/>
          <table:table-cell table:formula="of:=MAX([.$D324])" office:value-type="float"/>
          <table:table-cell table:formula="of:=MAX([.$E324])" office:value-type="float"/>
          <table:table-cell table:formula="of:=MAX([.$F324])" office:value-type="float"/>
          <table:table-cell table:formula="of:=MAX([.$G324])" office:value-type="float"/>
          <table:table-cell table:formula="of:=MAX([.$H324])" office:value-type="float"/>
          <table:table-cell table:formula="of:=MAX([.$I324])" office:value-type="float"/>
          <table:table-cell table:formula="of:=MAX([.$J324])" office:value-type="float"/>
          <table:table-cell table:formula="of:=MAX([.$K324])" office:value-type="float"/>
          <table:table-cell table:formula="of:=MAX([.$L324])" office:value-type="float"/>
          <table:table-cell table:formula="of:=MAX([.$M324])" office:value-type="float"/>
          <table:table-cell table:formula="of:=MAX([.$N324])" office:value-type="float"/>
        </table:table-row>
        <table:table-row table:style-name="ro1">
          <table:table-cell office:value-type="string">
            <text:p>8000/ins_8000_5_0474</text:p>
          </table:table-cell>
          <table:table-cell office:value-type="float" office:value="1.1649"/>
          <table:table-cell office:value-type="float" office:value="1.151"/>
          <table:table-cell office:value-type="float" office:value="0.8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70.0"/>
          <table:table-cell office:value-type="float" office:value="546031.0"/>
          <table:table-cell office:value-type="float" office:value="546031.0"/>
          <table:table-cell office:value-type="float" office:value="8786.0"/>
          <table:table-cell office:value-type="float" office:value="4591.0"/>
          <table:table-cell office:value-type="float" office:value="0.0"/>
          <table:table-cell office:value-type="float" office:value="0.0"/>
          <table:table-cell table:formula="of:=MIN([.$B325])" office:value-type="float"/>
          <table:table-cell table:formula="of:=MIN([.$C325])" office:value-type="float"/>
          <table:table-cell table:formula="of:=MIN([.$D325])" office:value-type="float"/>
          <table:table-cell table:formula="of:=MIN([.$E325])" office:value-type="float"/>
          <table:table-cell table:formula="of:=MIN([.$F325])" office:value-type="float"/>
          <table:table-cell table:formula="of:=MIN([.$G325])" office:value-type="float"/>
          <table:table-cell table:formula="of:=MIN([.$H325])" office:value-type="float"/>
          <table:table-cell table:formula="of:=MIN([.$I325])" office:value-type="float"/>
          <table:table-cell table:formula="of:=MIN([.$J325])" office:value-type="float"/>
          <table:table-cell table:formula="of:=MIN([.$K325])" office:value-type="float"/>
          <table:table-cell table:formula="of:=MIN([.$L325])" office:value-type="float"/>
          <table:table-cell table:formula="of:=MIN([.$M325])" office:value-type="float"/>
          <table:table-cell table:formula="of:=MIN([.$N325])" office:value-type="float"/>
          <table:table-cell table:formula="of:=MEDIAN([.$B325])" office:value-type="float"/>
          <table:table-cell table:formula="of:=MEDIAN([.$C325])" office:value-type="float"/>
          <table:table-cell table:formula="of:=MEDIAN([.$D325])" office:value-type="float"/>
          <table:table-cell table:formula="of:=MEDIAN([.$E325])" office:value-type="float"/>
          <table:table-cell table:formula="of:=MEDIAN([.$F325])" office:value-type="float"/>
          <table:table-cell table:formula="of:=MEDIAN([.$G325])" office:value-type="float"/>
          <table:table-cell table:formula="of:=MEDIAN([.$H325])" office:value-type="float"/>
          <table:table-cell table:formula="of:=MEDIAN([.$I325])" office:value-type="float"/>
          <table:table-cell table:formula="of:=MEDIAN([.$J325])" office:value-type="float"/>
          <table:table-cell table:formula="of:=MEDIAN([.$K325])" office:value-type="float"/>
          <table:table-cell table:formula="of:=MEDIAN([.$L325])" office:value-type="float"/>
          <table:table-cell table:formula="of:=MEDIAN([.$M325])" office:value-type="float"/>
          <table:table-cell table:formula="of:=MEDIAN([.$N325])" office:value-type="float"/>
          <table:table-cell table:formula="of:=MAX([.$B325])" office:value-type="float"/>
          <table:table-cell table:formula="of:=MAX([.$C325])" office:value-type="float"/>
          <table:table-cell table:formula="of:=MAX([.$D325])" office:value-type="float"/>
          <table:table-cell table:formula="of:=MAX([.$E325])" office:value-type="float"/>
          <table:table-cell table:formula="of:=MAX([.$F325])" office:value-type="float"/>
          <table:table-cell table:formula="of:=MAX([.$G325])" office:value-type="float"/>
          <table:table-cell table:formula="of:=MAX([.$H325])" office:value-type="float"/>
          <table:table-cell table:formula="of:=MAX([.$I325])" office:value-type="float"/>
          <table:table-cell table:formula="of:=MAX([.$J325])" office:value-type="float"/>
          <table:table-cell table:formula="of:=MAX([.$K325])" office:value-type="float"/>
          <table:table-cell table:formula="of:=MAX([.$L325])" office:value-type="float"/>
          <table:table-cell table:formula="of:=MAX([.$M325])" office:value-type="float"/>
          <table:table-cell table:formula="of:=MAX([.$N325])" office:value-type="float"/>
        </table:table-row>
        <table:table-row table:style-name="ro1">
          <table:table-cell office:value-type="string">
            <text:p>8000/ins_8000_5_0484</text:p>
          </table:table-cell>
          <table:table-cell office:value-type="float" office:value="1.78786"/>
          <table:table-cell office:value-type="float" office:value="1.774"/>
          <table:table-cell office:value-type="float" office:value="1.56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417.0"/>
          <table:table-cell office:value-type="float" office:value="700933.0"/>
          <table:table-cell office:value-type="float" office:value="700933.0"/>
          <table:table-cell office:value-type="float" office:value="9425.0"/>
          <table:table-cell office:value-type="float" office:value="11126.0"/>
          <table:table-cell office:value-type="float" office:value="0.0"/>
          <table:table-cell office:value-type="float" office:value="0.0"/>
          <table:table-cell table:formula="of:=MIN([.$B326])" office:value-type="float"/>
          <table:table-cell table:formula="of:=MIN([.$C326])" office:value-type="float"/>
          <table:table-cell table:formula="of:=MIN([.$D326])" office:value-type="float"/>
          <table:table-cell table:formula="of:=MIN([.$E326])" office:value-type="float"/>
          <table:table-cell table:formula="of:=MIN([.$F326])" office:value-type="float"/>
          <table:table-cell table:formula="of:=MIN([.$G326])" office:value-type="float"/>
          <table:table-cell table:formula="of:=MIN([.$H326])" office:value-type="float"/>
          <table:table-cell table:formula="of:=MIN([.$I326])" office:value-type="float"/>
          <table:table-cell table:formula="of:=MIN([.$J326])" office:value-type="float"/>
          <table:table-cell table:formula="of:=MIN([.$K326])" office:value-type="float"/>
          <table:table-cell table:formula="of:=MIN([.$L326])" office:value-type="float"/>
          <table:table-cell table:formula="of:=MIN([.$M326])" office:value-type="float"/>
          <table:table-cell table:formula="of:=MIN([.$N326])" office:value-type="float"/>
          <table:table-cell table:formula="of:=MEDIAN([.$B326])" office:value-type="float"/>
          <table:table-cell table:formula="of:=MEDIAN([.$C326])" office:value-type="float"/>
          <table:table-cell table:formula="of:=MEDIAN([.$D326])" office:value-type="float"/>
          <table:table-cell table:formula="of:=MEDIAN([.$E326])" office:value-type="float"/>
          <table:table-cell table:formula="of:=MEDIAN([.$F326])" office:value-type="float"/>
          <table:table-cell table:formula="of:=MEDIAN([.$G326])" office:value-type="float"/>
          <table:table-cell table:formula="of:=MEDIAN([.$H326])" office:value-type="float"/>
          <table:table-cell table:formula="of:=MEDIAN([.$I326])" office:value-type="float"/>
          <table:table-cell table:formula="of:=MEDIAN([.$J326])" office:value-type="float"/>
          <table:table-cell table:formula="of:=MEDIAN([.$K326])" office:value-type="float"/>
          <table:table-cell table:formula="of:=MEDIAN([.$L326])" office:value-type="float"/>
          <table:table-cell table:formula="of:=MEDIAN([.$M326])" office:value-type="float"/>
          <table:table-cell table:formula="of:=MEDIAN([.$N326])" office:value-type="float"/>
          <table:table-cell table:formula="of:=MAX([.$B326])" office:value-type="float"/>
          <table:table-cell table:formula="of:=MAX([.$C326])" office:value-type="float"/>
          <table:table-cell table:formula="of:=MAX([.$D326])" office:value-type="float"/>
          <table:table-cell table:formula="of:=MAX([.$E326])" office:value-type="float"/>
          <table:table-cell table:formula="of:=MAX([.$F326])" office:value-type="float"/>
          <table:table-cell table:formula="of:=MAX([.$G326])" office:value-type="float"/>
          <table:table-cell table:formula="of:=MAX([.$H326])" office:value-type="float"/>
          <table:table-cell table:formula="of:=MAX([.$I326])" office:value-type="float"/>
          <table:table-cell table:formula="of:=MAX([.$J326])" office:value-type="float"/>
          <table:table-cell table:formula="of:=MAX([.$K326])" office:value-type="float"/>
          <table:table-cell table:formula="of:=MAX([.$L326])" office:value-type="float"/>
          <table:table-cell table:formula="of:=MAX([.$M326])" office:value-type="float"/>
          <table:table-cell table:formula="of:=MAX([.$N326])" office:value-type="float"/>
        </table:table-row>
        <table:table-row table:style-name="ro1">
          <table:table-cell office:value-type="string">
            <text:p>8000/ins_8000_6_0404</text:p>
          </table:table-cell>
          <table:table-cell office:value-type="float" office:value="0.295096"/>
          <table:table-cell office:value-type="float" office:value="0.282"/>
          <table:table-cell office:value-type="float" office:value="0.03"/>
          <table:table-cell office:value-type="float" office:value="78.0"/>
          <table:table-cell office:value-type="float" office:value="0.0"/>
          <table:table-cell office:value-type="float" office:value="0.0"/>
          <table:table-cell office:value-type="float" office:value="170.0"/>
          <table:table-cell office:value-type="float" office:value="24283.0"/>
          <table:table-cell office:value-type="float" office:value="24283.0"/>
          <table:table-cell office:value-type="float" office:value="7598.0"/>
          <table:table-cell office:value-type="float" office:value="2171.0"/>
          <table:table-cell office:value-type="float" office:value="0.0"/>
          <table:table-cell office:value-type="float" office:value="0.0"/>
          <table:table-cell table:formula="of:=MIN([.$B327])" office:value-type="float"/>
          <table:table-cell table:formula="of:=MIN([.$C327])" office:value-type="float"/>
          <table:table-cell table:formula="of:=MIN([.$D327])" office:value-type="float"/>
          <table:table-cell table:formula="of:=MIN([.$E327])" office:value-type="float"/>
          <table:table-cell table:formula="of:=MIN([.$F327])" office:value-type="float"/>
          <table:table-cell table:formula="of:=MIN([.$G327])" office:value-type="float"/>
          <table:table-cell table:formula="of:=MIN([.$H327])" office:value-type="float"/>
          <table:table-cell table:formula="of:=MIN([.$I327])" office:value-type="float"/>
          <table:table-cell table:formula="of:=MIN([.$J327])" office:value-type="float"/>
          <table:table-cell table:formula="of:=MIN([.$K327])" office:value-type="float"/>
          <table:table-cell table:formula="of:=MIN([.$L327])" office:value-type="float"/>
          <table:table-cell table:formula="of:=MIN([.$M327])" office:value-type="float"/>
          <table:table-cell table:formula="of:=MIN([.$N327])" office:value-type="float"/>
          <table:table-cell table:formula="of:=MEDIAN([.$B327])" office:value-type="float"/>
          <table:table-cell table:formula="of:=MEDIAN([.$C327])" office:value-type="float"/>
          <table:table-cell table:formula="of:=MEDIAN([.$D327])" office:value-type="float"/>
          <table:table-cell table:formula="of:=MEDIAN([.$E327])" office:value-type="float"/>
          <table:table-cell table:formula="of:=MEDIAN([.$F327])" office:value-type="float"/>
          <table:table-cell table:formula="of:=MEDIAN([.$G327])" office:value-type="float"/>
          <table:table-cell table:formula="of:=MEDIAN([.$H327])" office:value-type="float"/>
          <table:table-cell table:formula="of:=MEDIAN([.$I327])" office:value-type="float"/>
          <table:table-cell table:formula="of:=MEDIAN([.$J327])" office:value-type="float"/>
          <table:table-cell table:formula="of:=MEDIAN([.$K327])" office:value-type="float"/>
          <table:table-cell table:formula="of:=MEDIAN([.$L327])" office:value-type="float"/>
          <table:table-cell table:formula="of:=MEDIAN([.$M327])" office:value-type="float"/>
          <table:table-cell table:formula="of:=MEDIAN([.$N327])" office:value-type="float"/>
          <table:table-cell table:formula="of:=MAX([.$B327])" office:value-type="float"/>
          <table:table-cell table:formula="of:=MAX([.$C327])" office:value-type="float"/>
          <table:table-cell table:formula="of:=MAX([.$D327])" office:value-type="float"/>
          <table:table-cell table:formula="of:=MAX([.$E327])" office:value-type="float"/>
          <table:table-cell table:formula="of:=MAX([.$F327])" office:value-type="float"/>
          <table:table-cell table:formula="of:=MAX([.$G327])" office:value-type="float"/>
          <table:table-cell table:formula="of:=MAX([.$H327])" office:value-type="float"/>
          <table:table-cell table:formula="of:=MAX([.$I327])" office:value-type="float"/>
          <table:table-cell table:formula="of:=MAX([.$J327])" office:value-type="float"/>
          <table:table-cell table:formula="of:=MAX([.$K327])" office:value-type="float"/>
          <table:table-cell table:formula="of:=MAX([.$L327])" office:value-type="float"/>
          <table:table-cell table:formula="of:=MAX([.$M327])" office:value-type="float"/>
          <table:table-cell table:formula="of:=MAX([.$N327])" office:value-type="float"/>
        </table:table-row>
        <table:table-row table:style-name="ro1">
          <table:table-cell office:value-type="string">
            <text:p>8000/ins_8000_6_0414</text:p>
          </table:table-cell>
          <table:table-cell office:value-type="float" office:value="0.352592"/>
          <table:table-cell office:value-type="float" office:value="0.341"/>
          <table:table-cell office:value-type="float" office:value="0.1"/>
          <table:table-cell office:value-type="float" office:value="156.0"/>
          <table:table-cell office:value-type="float" office:value="0.0"/>
          <table:table-cell office:value-type="float" office:value="3.0"/>
          <table:table-cell office:value-type="float" office:value="955.0"/>
          <table:table-cell office:value-type="float" office:value="60731.0"/>
          <table:table-cell office:value-type="float" office:value="60731.0"/>
          <table:table-cell office:value-type="float" office:value="7914.0"/>
          <table:table-cell office:value-type="float" office:value="3064.0"/>
          <table:table-cell office:value-type="float" office:value="0.0"/>
          <table:table-cell office:value-type="float" office:value="0.0"/>
          <table:table-cell table:formula="of:=MIN([.$B328])" office:value-type="float"/>
          <table:table-cell table:formula="of:=MIN([.$C328])" office:value-type="float"/>
          <table:table-cell table:formula="of:=MIN([.$D328])" office:value-type="float"/>
          <table:table-cell table:formula="of:=MIN([.$E328])" office:value-type="float"/>
          <table:table-cell table:formula="of:=MIN([.$F328])" office:value-type="float"/>
          <table:table-cell table:formula="of:=MIN([.$G328])" office:value-type="float"/>
          <table:table-cell table:formula="of:=MIN([.$H328])" office:value-type="float"/>
          <table:table-cell table:formula="of:=MIN([.$I328])" office:value-type="float"/>
          <table:table-cell table:formula="of:=MIN([.$J328])" office:value-type="float"/>
          <table:table-cell table:formula="of:=MIN([.$K328])" office:value-type="float"/>
          <table:table-cell table:formula="of:=MIN([.$L328])" office:value-type="float"/>
          <table:table-cell table:formula="of:=MIN([.$M328])" office:value-type="float"/>
          <table:table-cell table:formula="of:=MIN([.$N328])" office:value-type="float"/>
          <table:table-cell table:formula="of:=MEDIAN([.$B328])" office:value-type="float"/>
          <table:table-cell table:formula="of:=MEDIAN([.$C328])" office:value-type="float"/>
          <table:table-cell table:formula="of:=MEDIAN([.$D328])" office:value-type="float"/>
          <table:table-cell table:formula="of:=MEDIAN([.$E328])" office:value-type="float"/>
          <table:table-cell table:formula="of:=MEDIAN([.$F328])" office:value-type="float"/>
          <table:table-cell table:formula="of:=MEDIAN([.$G328])" office:value-type="float"/>
          <table:table-cell table:formula="of:=MEDIAN([.$H328])" office:value-type="float"/>
          <table:table-cell table:formula="of:=MEDIAN([.$I328])" office:value-type="float"/>
          <table:table-cell table:formula="of:=MEDIAN([.$J328])" office:value-type="float"/>
          <table:table-cell table:formula="of:=MEDIAN([.$K328])" office:value-type="float"/>
          <table:table-cell table:formula="of:=MEDIAN([.$L328])" office:value-type="float"/>
          <table:table-cell table:formula="of:=MEDIAN([.$M328])" office:value-type="float"/>
          <table:table-cell table:formula="of:=MEDIAN([.$N328])" office:value-type="float"/>
          <table:table-cell table:formula="of:=MAX([.$B328])" office:value-type="float"/>
          <table:table-cell table:formula="of:=MAX([.$C328])" office:value-type="float"/>
          <table:table-cell table:formula="of:=MAX([.$D328])" office:value-type="float"/>
          <table:table-cell table:formula="of:=MAX([.$E328])" office:value-type="float"/>
          <table:table-cell table:formula="of:=MAX([.$F328])" office:value-type="float"/>
          <table:table-cell table:formula="of:=MAX([.$G328])" office:value-type="float"/>
          <table:table-cell table:formula="of:=MAX([.$H328])" office:value-type="float"/>
          <table:table-cell table:formula="of:=MAX([.$I328])" office:value-type="float"/>
          <table:table-cell table:formula="of:=MAX([.$J328])" office:value-type="float"/>
          <table:table-cell table:formula="of:=MAX([.$K328])" office:value-type="float"/>
          <table:table-cell table:formula="of:=MAX([.$L328])" office:value-type="float"/>
          <table:table-cell table:formula="of:=MAX([.$M328])" office:value-type="float"/>
          <table:table-cell table:formula="of:=MAX([.$N328])" office:value-type="float"/>
        </table:table-row>
        <table:table-row table:style-name="ro1">
          <table:table-cell office:value-type="string">
            <text:p>8000/ins_8000_6_0424</text:p>
          </table:table-cell>
          <table:table-cell office:value-type="float" office:value="0.408567"/>
          <table:table-cell office:value-type="float" office:value="0.396"/>
          <table:table-cell office:value-type="float" office:value="0.14"/>
          <table:table-cell office:value-type="float" office:value="225.0"/>
          <table:table-cell office:value-type="float" office:value="0.0"/>
          <table:table-cell office:value-type="float" office:value="0.0"/>
          <table:table-cell office:value-type="float" office:value="392.0"/>
          <table:table-cell office:value-type="float" office:value="97634.0"/>
          <table:table-cell office:value-type="float" office:value="97634.0"/>
          <table:table-cell office:value-type="float" office:value="8104.0"/>
          <table:table-cell office:value-type="float" office:value="3323.0"/>
          <table:table-cell office:value-type="float" office:value="0.0"/>
          <table:table-cell office:value-type="float" office:value="0.0"/>
          <table:table-cell table:formula="of:=MIN([.$B329])" office:value-type="float"/>
          <table:table-cell table:formula="of:=MIN([.$C329])" office:value-type="float"/>
          <table:table-cell table:formula="of:=MIN([.$D329])" office:value-type="float"/>
          <table:table-cell table:formula="of:=MIN([.$E329])" office:value-type="float"/>
          <table:table-cell table:formula="of:=MIN([.$F329])" office:value-type="float"/>
          <table:table-cell table:formula="of:=MIN([.$G329])" office:value-type="float"/>
          <table:table-cell table:formula="of:=MIN([.$H329])" office:value-type="float"/>
          <table:table-cell table:formula="of:=MIN([.$I329])" office:value-type="float"/>
          <table:table-cell table:formula="of:=MIN([.$J329])" office:value-type="float"/>
          <table:table-cell table:formula="of:=MIN([.$K329])" office:value-type="float"/>
          <table:table-cell table:formula="of:=MIN([.$L329])" office:value-type="float"/>
          <table:table-cell table:formula="of:=MIN([.$M329])" office:value-type="float"/>
          <table:table-cell table:formula="of:=MIN([.$N329])" office:value-type="float"/>
          <table:table-cell table:formula="of:=MEDIAN([.$B329])" office:value-type="float"/>
          <table:table-cell table:formula="of:=MEDIAN([.$C329])" office:value-type="float"/>
          <table:table-cell table:formula="of:=MEDIAN([.$D329])" office:value-type="float"/>
          <table:table-cell table:formula="of:=MEDIAN([.$E329])" office:value-type="float"/>
          <table:table-cell table:formula="of:=MEDIAN([.$F329])" office:value-type="float"/>
          <table:table-cell table:formula="of:=MEDIAN([.$G329])" office:value-type="float"/>
          <table:table-cell table:formula="of:=MEDIAN([.$H329])" office:value-type="float"/>
          <table:table-cell table:formula="of:=MEDIAN([.$I329])" office:value-type="float"/>
          <table:table-cell table:formula="of:=MEDIAN([.$J329])" office:value-type="float"/>
          <table:table-cell table:formula="of:=MEDIAN([.$K329])" office:value-type="float"/>
          <table:table-cell table:formula="of:=MEDIAN([.$L329])" office:value-type="float"/>
          <table:table-cell table:formula="of:=MEDIAN([.$M329])" office:value-type="float"/>
          <table:table-cell table:formula="of:=MEDIAN([.$N329])" office:value-type="float"/>
          <table:table-cell table:formula="of:=MAX([.$B329])" office:value-type="float"/>
          <table:table-cell table:formula="of:=MAX([.$C329])" office:value-type="float"/>
          <table:table-cell table:formula="of:=MAX([.$D329])" office:value-type="float"/>
          <table:table-cell table:formula="of:=MAX([.$E329])" office:value-type="float"/>
          <table:table-cell table:formula="of:=MAX([.$F329])" office:value-type="float"/>
          <table:table-cell table:formula="of:=MAX([.$G329])" office:value-type="float"/>
          <table:table-cell table:formula="of:=MAX([.$H329])" office:value-type="float"/>
          <table:table-cell table:formula="of:=MAX([.$I329])" office:value-type="float"/>
          <table:table-cell table:formula="of:=MAX([.$J329])" office:value-type="float"/>
          <table:table-cell table:formula="of:=MAX([.$K329])" office:value-type="float"/>
          <table:table-cell table:formula="of:=MAX([.$L329])" office:value-type="float"/>
          <table:table-cell table:formula="of:=MAX([.$M329])" office:value-type="float"/>
          <table:table-cell table:formula="of:=MAX([.$N329])" office:value-type="float"/>
        </table:table-row>
        <table:table-row table:style-name="ro1">
          <table:table-cell office:value-type="string">
            <text:p>8000/ins_8000_6_0434</text:p>
          </table:table-cell>
          <table:table-cell office:value-type="float" office:value="0.346238"/>
          <table:table-cell office:value-type="float" office:value="0.334"/>
          <table:table-cell office:value-type="float" office:value="0.08"/>
          <table:table-cell office:value-type="float" office:value="52.0"/>
          <table:table-cell office:value-type="float" office:value="0.0"/>
          <table:table-cell office:value-type="float" office:value="0.0"/>
          <table:table-cell office:value-type="float" office:value="179.0"/>
          <table:table-cell office:value-type="float" office:value="48253.0"/>
          <table:table-cell office:value-type="float" office:value="48253.0"/>
          <table:table-cell office:value-type="float" office:value="9924.0"/>
          <table:table-cell office:value-type="float" office:value="6775.0"/>
          <table:table-cell office:value-type="float" office:value="0.0"/>
          <table:table-cell office:value-type="float" office:value="0.0"/>
          <table:table-cell table:formula="of:=MIN([.$B330])" office:value-type="float"/>
          <table:table-cell table:formula="of:=MIN([.$C330])" office:value-type="float"/>
          <table:table-cell table:formula="of:=MIN([.$D330])" office:value-type="float"/>
          <table:table-cell table:formula="of:=MIN([.$E330])" office:value-type="float"/>
          <table:table-cell table:formula="of:=MIN([.$F330])" office:value-type="float"/>
          <table:table-cell table:formula="of:=MIN([.$G330])" office:value-type="float"/>
          <table:table-cell table:formula="of:=MIN([.$H330])" office:value-type="float"/>
          <table:table-cell table:formula="of:=MIN([.$I330])" office:value-type="float"/>
          <table:table-cell table:formula="of:=MIN([.$J330])" office:value-type="float"/>
          <table:table-cell table:formula="of:=MIN([.$K330])" office:value-type="float"/>
          <table:table-cell table:formula="of:=MIN([.$L330])" office:value-type="float"/>
          <table:table-cell table:formula="of:=MIN([.$M330])" office:value-type="float"/>
          <table:table-cell table:formula="of:=MIN([.$N330])" office:value-type="float"/>
          <table:table-cell table:formula="of:=MEDIAN([.$B330])" office:value-type="float"/>
          <table:table-cell table:formula="of:=MEDIAN([.$C330])" office:value-type="float"/>
          <table:table-cell table:formula="of:=MEDIAN([.$D330])" office:value-type="float"/>
          <table:table-cell table:formula="of:=MEDIAN([.$E330])" office:value-type="float"/>
          <table:table-cell table:formula="of:=MEDIAN([.$F330])" office:value-type="float"/>
          <table:table-cell table:formula="of:=MEDIAN([.$G330])" office:value-type="float"/>
          <table:table-cell table:formula="of:=MEDIAN([.$H330])" office:value-type="float"/>
          <table:table-cell table:formula="of:=MEDIAN([.$I330])" office:value-type="float"/>
          <table:table-cell table:formula="of:=MEDIAN([.$J330])" office:value-type="float"/>
          <table:table-cell table:formula="of:=MEDIAN([.$K330])" office:value-type="float"/>
          <table:table-cell table:formula="of:=MEDIAN([.$L330])" office:value-type="float"/>
          <table:table-cell table:formula="of:=MEDIAN([.$M330])" office:value-type="float"/>
          <table:table-cell table:formula="of:=MEDIAN([.$N330])" office:value-type="float"/>
          <table:table-cell table:formula="of:=MAX([.$B330])" office:value-type="float"/>
          <table:table-cell table:formula="of:=MAX([.$C330])" office:value-type="float"/>
          <table:table-cell table:formula="of:=MAX([.$D330])" office:value-type="float"/>
          <table:table-cell table:formula="of:=MAX([.$E330])" office:value-type="float"/>
          <table:table-cell table:formula="of:=MAX([.$F330])" office:value-type="float"/>
          <table:table-cell table:formula="of:=MAX([.$G330])" office:value-type="float"/>
          <table:table-cell table:formula="of:=MAX([.$H330])" office:value-type="float"/>
          <table:table-cell table:formula="of:=MAX([.$I330])" office:value-type="float"/>
          <table:table-cell table:formula="of:=MAX([.$J330])" office:value-type="float"/>
          <table:table-cell table:formula="of:=MAX([.$K330])" office:value-type="float"/>
          <table:table-cell table:formula="of:=MAX([.$L330])" office:value-type="float"/>
          <table:table-cell table:formula="of:=MAX([.$M330])" office:value-type="float"/>
          <table:table-cell table:formula="of:=MAX([.$N330])" office:value-type="float"/>
        </table:table-row>
        <table:table-row table:style-name="ro1">
          <table:table-cell office:value-type="string">
            <text:p>8000/ins_8000_6_0444</text:p>
          </table:table-cell>
          <table:table-cell office:value-type="float" office:value="0.725752"/>
          <table:table-cell office:value-type="float" office:value="0.713"/>
          <table:table-cell office:value-type="float" office:value="0.47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257.0"/>
          <table:table-cell office:value-type="float" office:value="337405.0"/>
          <table:table-cell office:value-type="float" office:value="337405.0"/>
          <table:table-cell office:value-type="float" office:value="8156.0"/>
          <table:table-cell office:value-type="float" office:value="2724.0"/>
          <table:table-cell office:value-type="float" office:value="0.0"/>
          <table:table-cell office:value-type="float" office:value="0.0"/>
          <table:table-cell table:formula="of:=MIN([.$B331])" office:value-type="float"/>
          <table:table-cell table:formula="of:=MIN([.$C331])" office:value-type="float"/>
          <table:table-cell table:formula="of:=MIN([.$D331])" office:value-type="float"/>
          <table:table-cell table:formula="of:=MIN([.$E331])" office:value-type="float"/>
          <table:table-cell table:formula="of:=MIN([.$F331])" office:value-type="float"/>
          <table:table-cell table:formula="of:=MIN([.$G331])" office:value-type="float"/>
          <table:table-cell table:formula="of:=MIN([.$H331])" office:value-type="float"/>
          <table:table-cell table:formula="of:=MIN([.$I331])" office:value-type="float"/>
          <table:table-cell table:formula="of:=MIN([.$J331])" office:value-type="float"/>
          <table:table-cell table:formula="of:=MIN([.$K331])" office:value-type="float"/>
          <table:table-cell table:formula="of:=MIN([.$L331])" office:value-type="float"/>
          <table:table-cell table:formula="of:=MIN([.$M331])" office:value-type="float"/>
          <table:table-cell table:formula="of:=MIN([.$N331])" office:value-type="float"/>
          <table:table-cell table:formula="of:=MEDIAN([.$B331])" office:value-type="float"/>
          <table:table-cell table:formula="of:=MEDIAN([.$C331])" office:value-type="float"/>
          <table:table-cell table:formula="of:=MEDIAN([.$D331])" office:value-type="float"/>
          <table:table-cell table:formula="of:=MEDIAN([.$E331])" office:value-type="float"/>
          <table:table-cell table:formula="of:=MEDIAN([.$F331])" office:value-type="float"/>
          <table:table-cell table:formula="of:=MEDIAN([.$G331])" office:value-type="float"/>
          <table:table-cell table:formula="of:=MEDIAN([.$H331])" office:value-type="float"/>
          <table:table-cell table:formula="of:=MEDIAN([.$I331])" office:value-type="float"/>
          <table:table-cell table:formula="of:=MEDIAN([.$J331])" office:value-type="float"/>
          <table:table-cell table:formula="of:=MEDIAN([.$K331])" office:value-type="float"/>
          <table:table-cell table:formula="of:=MEDIAN([.$L331])" office:value-type="float"/>
          <table:table-cell table:formula="of:=MEDIAN([.$M331])" office:value-type="float"/>
          <table:table-cell table:formula="of:=MEDIAN([.$N331])" office:value-type="float"/>
          <table:table-cell table:formula="of:=MAX([.$B331])" office:value-type="float"/>
          <table:table-cell table:formula="of:=MAX([.$C331])" office:value-type="float"/>
          <table:table-cell table:formula="of:=MAX([.$D331])" office:value-type="float"/>
          <table:table-cell table:formula="of:=MAX([.$E331])" office:value-type="float"/>
          <table:table-cell table:formula="of:=MAX([.$F331])" office:value-type="float"/>
          <table:table-cell table:formula="of:=MAX([.$G331])" office:value-type="float"/>
          <table:table-cell table:formula="of:=MAX([.$H331])" office:value-type="float"/>
          <table:table-cell table:formula="of:=MAX([.$I331])" office:value-type="float"/>
          <table:table-cell table:formula="of:=MAX([.$J331])" office:value-type="float"/>
          <table:table-cell table:formula="of:=MAX([.$K331])" office:value-type="float"/>
          <table:table-cell table:formula="of:=MAX([.$L331])" office:value-type="float"/>
          <table:table-cell table:formula="of:=MAX([.$M331])" office:value-type="float"/>
          <table:table-cell table:formula="of:=MAX([.$N331])" office:value-type="float"/>
        </table:table-row>
        <table:table-row table:style-name="ro1">
          <table:table-cell office:value-type="string">
            <text:p>8000/ins_8000_6_0454</text:p>
          </table:table-cell>
          <table:table-cell office:value-type="float" office:value="0.306157"/>
          <table:table-cell office:value-type="float" office:value="0.287"/>
          <table:table-cell office:value-type="float" office:value="0.06"/>
          <table:table-cell office:value-type="float" office:value="117.0"/>
          <table:table-cell office:value-type="float" office:value="0.0"/>
          <table:table-cell office:value-type="float" office:value="2.0"/>
          <table:table-cell office:value-type="float" office:value="751.0"/>
          <table:table-cell office:value-type="float" office:value="40830.0"/>
          <table:table-cell office:value-type="float" office:value="40830.0"/>
          <table:table-cell office:value-type="float" office:value="7330.0"/>
          <table:table-cell office:value-type="float" office:value="2142.0"/>
          <table:table-cell office:value-type="float" office:value="0.0"/>
          <table:table-cell office:value-type="float" office:value="0.0"/>
          <table:table-cell table:formula="of:=MIN([.$B332])" office:value-type="float"/>
          <table:table-cell table:formula="of:=MIN([.$C332])" office:value-type="float"/>
          <table:table-cell table:formula="of:=MIN([.$D332])" office:value-type="float"/>
          <table:table-cell table:formula="of:=MIN([.$E332])" office:value-type="float"/>
          <table:table-cell table:formula="of:=MIN([.$F332])" office:value-type="float"/>
          <table:table-cell table:formula="of:=MIN([.$G332])" office:value-type="float"/>
          <table:table-cell table:formula="of:=MIN([.$H332])" office:value-type="float"/>
          <table:table-cell table:formula="of:=MIN([.$I332])" office:value-type="float"/>
          <table:table-cell table:formula="of:=MIN([.$J332])" office:value-type="float"/>
          <table:table-cell table:formula="of:=MIN([.$K332])" office:value-type="float"/>
          <table:table-cell table:formula="of:=MIN([.$L332])" office:value-type="float"/>
          <table:table-cell table:formula="of:=MIN([.$M332])" office:value-type="float"/>
          <table:table-cell table:formula="of:=MIN([.$N332])" office:value-type="float"/>
          <table:table-cell table:formula="of:=MEDIAN([.$B332])" office:value-type="float"/>
          <table:table-cell table:formula="of:=MEDIAN([.$C332])" office:value-type="float"/>
          <table:table-cell table:formula="of:=MEDIAN([.$D332])" office:value-type="float"/>
          <table:table-cell table:formula="of:=MEDIAN([.$E332])" office:value-type="float"/>
          <table:table-cell table:formula="of:=MEDIAN([.$F332])" office:value-type="float"/>
          <table:table-cell table:formula="of:=MEDIAN([.$G332])" office:value-type="float"/>
          <table:table-cell table:formula="of:=MEDIAN([.$H332])" office:value-type="float"/>
          <table:table-cell table:formula="of:=MEDIAN([.$I332])" office:value-type="float"/>
          <table:table-cell table:formula="of:=MEDIAN([.$J332])" office:value-type="float"/>
          <table:table-cell table:formula="of:=MEDIAN([.$K332])" office:value-type="float"/>
          <table:table-cell table:formula="of:=MEDIAN([.$L332])" office:value-type="float"/>
          <table:table-cell table:formula="of:=MEDIAN([.$M332])" office:value-type="float"/>
          <table:table-cell table:formula="of:=MEDIAN([.$N332])" office:value-type="float"/>
          <table:table-cell table:formula="of:=MAX([.$B332])" office:value-type="float"/>
          <table:table-cell table:formula="of:=MAX([.$C332])" office:value-type="float"/>
          <table:table-cell table:formula="of:=MAX([.$D332])" office:value-type="float"/>
          <table:table-cell table:formula="of:=MAX([.$E332])" office:value-type="float"/>
          <table:table-cell table:formula="of:=MAX([.$F332])" office:value-type="float"/>
          <table:table-cell table:formula="of:=MAX([.$G332])" office:value-type="float"/>
          <table:table-cell table:formula="of:=MAX([.$H332])" office:value-type="float"/>
          <table:table-cell table:formula="of:=MAX([.$I332])" office:value-type="float"/>
          <table:table-cell table:formula="of:=MAX([.$J332])" office:value-type="float"/>
          <table:table-cell table:formula="of:=MAX([.$K332])" office:value-type="float"/>
          <table:table-cell table:formula="of:=MAX([.$L332])" office:value-type="float"/>
          <table:table-cell table:formula="of:=MAX([.$M332])" office:value-type="float"/>
          <table:table-cell table:formula="of:=MAX([.$N332])" office:value-type="float"/>
        </table:table-row>
        <table:table-row table:style-name="ro1">
          <table:table-cell office:value-type="string">
            <text:p>8000/ins_8000_6_0464</text:p>
          </table:table-cell>
          <table:table-cell office:value-type="float" office:value="0.316007"/>
          <table:table-cell office:value-type="float" office:value="0.304"/>
          <table:table-cell office:value-type="float" office:value="0.07"/>
          <table:table-cell office:value-type="float" office:value="120.0"/>
          <table:table-cell office:value-type="float" office:value="0.0"/>
          <table:table-cell office:value-type="float" office:value="2.0"/>
          <table:table-cell office:value-type="float" office:value="843.0"/>
          <table:table-cell office:value-type="float" office:value="44840.0"/>
          <table:table-cell office:value-type="float" office:value="44840.0"/>
          <table:table-cell office:value-type="float" office:value="7711.0"/>
          <table:table-cell office:value-type="float" office:value="2658.0"/>
          <table:table-cell office:value-type="float" office:value="0.0"/>
          <table:table-cell office:value-type="float" office:value="0.0"/>
          <table:table-cell table:formula="of:=MIN([.$B333])" office:value-type="float"/>
          <table:table-cell table:formula="of:=MIN([.$C333])" office:value-type="float"/>
          <table:table-cell table:formula="of:=MIN([.$D333])" office:value-type="float"/>
          <table:table-cell table:formula="of:=MIN([.$E333])" office:value-type="float"/>
          <table:table-cell table:formula="of:=MIN([.$F333])" office:value-type="float"/>
          <table:table-cell table:formula="of:=MIN([.$G333])" office:value-type="float"/>
          <table:table-cell table:formula="of:=MIN([.$H333])" office:value-type="float"/>
          <table:table-cell table:formula="of:=MIN([.$I333])" office:value-type="float"/>
          <table:table-cell table:formula="of:=MIN([.$J333])" office:value-type="float"/>
          <table:table-cell table:formula="of:=MIN([.$K333])" office:value-type="float"/>
          <table:table-cell table:formula="of:=MIN([.$L333])" office:value-type="float"/>
          <table:table-cell table:formula="of:=MIN([.$M333])" office:value-type="float"/>
          <table:table-cell table:formula="of:=MIN([.$N333])" office:value-type="float"/>
          <table:table-cell table:formula="of:=MEDIAN([.$B333])" office:value-type="float"/>
          <table:table-cell table:formula="of:=MEDIAN([.$C333])" office:value-type="float"/>
          <table:table-cell table:formula="of:=MEDIAN([.$D333])" office:value-type="float"/>
          <table:table-cell table:formula="of:=MEDIAN([.$E333])" office:value-type="float"/>
          <table:table-cell table:formula="of:=MEDIAN([.$F333])" office:value-type="float"/>
          <table:table-cell table:formula="of:=MEDIAN([.$G333])" office:value-type="float"/>
          <table:table-cell table:formula="of:=MEDIAN([.$H333])" office:value-type="float"/>
          <table:table-cell table:formula="of:=MEDIAN([.$I333])" office:value-type="float"/>
          <table:table-cell table:formula="of:=MEDIAN([.$J333])" office:value-type="float"/>
          <table:table-cell table:formula="of:=MEDIAN([.$K333])" office:value-type="float"/>
          <table:table-cell table:formula="of:=MEDIAN([.$L333])" office:value-type="float"/>
          <table:table-cell table:formula="of:=MEDIAN([.$M333])" office:value-type="float"/>
          <table:table-cell table:formula="of:=MEDIAN([.$N333])" office:value-type="float"/>
          <table:table-cell table:formula="of:=MAX([.$B333])" office:value-type="float"/>
          <table:table-cell table:formula="of:=MAX([.$C333])" office:value-type="float"/>
          <table:table-cell table:formula="of:=MAX([.$D333])" office:value-type="float"/>
          <table:table-cell table:formula="of:=MAX([.$E333])" office:value-type="float"/>
          <table:table-cell table:formula="of:=MAX([.$F333])" office:value-type="float"/>
          <table:table-cell table:formula="of:=MAX([.$G333])" office:value-type="float"/>
          <table:table-cell table:formula="of:=MAX([.$H333])" office:value-type="float"/>
          <table:table-cell table:formula="of:=MAX([.$I333])" office:value-type="float"/>
          <table:table-cell table:formula="of:=MAX([.$J333])" office:value-type="float"/>
          <table:table-cell table:formula="of:=MAX([.$K333])" office:value-type="float"/>
          <table:table-cell table:formula="of:=MAX([.$L333])" office:value-type="float"/>
          <table:table-cell table:formula="of:=MAX([.$M333])" office:value-type="float"/>
          <table:table-cell table:formula="of:=MAX([.$N333])" office:value-type="float"/>
        </table:table-row>
        <table:table-row table:style-name="ro1">
          <table:table-cell office:value-type="string">
            <text:p>8000/ins_8000_6_0474</text:p>
          </table:table-cell>
          <table:table-cell office:value-type="float" office:value="0.380084"/>
          <table:table-cell office:value-type="float" office:value="0.368"/>
          <table:table-cell office:value-type="float" office:value="0.13"/>
          <table:table-cell office:value-type="float" office:value="195.0"/>
          <table:table-cell office:value-type="float" office:value="0.0"/>
          <table:table-cell office:value-type="float" office:value="3.0"/>
          <table:table-cell office:value-type="float" office:value="1078.0"/>
          <table:table-cell office:value-type="float" office:value="79591.0"/>
          <table:table-cell office:value-type="float" office:value="79591.0"/>
          <table:table-cell office:value-type="float" office:value="8160.0"/>
          <table:table-cell office:value-type="float" office:value="3191.0"/>
          <table:table-cell office:value-type="float" office:value="0.0"/>
          <table:table-cell office:value-type="float" office:value="0.0"/>
          <table:table-cell table:formula="of:=MIN([.$B334])" office:value-type="float"/>
          <table:table-cell table:formula="of:=MIN([.$C334])" office:value-type="float"/>
          <table:table-cell table:formula="of:=MIN([.$D334])" office:value-type="float"/>
          <table:table-cell table:formula="of:=MIN([.$E334])" office:value-type="float"/>
          <table:table-cell table:formula="of:=MIN([.$F334])" office:value-type="float"/>
          <table:table-cell table:formula="of:=MIN([.$G334])" office:value-type="float"/>
          <table:table-cell table:formula="of:=MIN([.$H334])" office:value-type="float"/>
          <table:table-cell table:formula="of:=MIN([.$I334])" office:value-type="float"/>
          <table:table-cell table:formula="of:=MIN([.$J334])" office:value-type="float"/>
          <table:table-cell table:formula="of:=MIN([.$K334])" office:value-type="float"/>
          <table:table-cell table:formula="of:=MIN([.$L334])" office:value-type="float"/>
          <table:table-cell table:formula="of:=MIN([.$M334])" office:value-type="float"/>
          <table:table-cell table:formula="of:=MIN([.$N334])" office:value-type="float"/>
          <table:table-cell table:formula="of:=MEDIAN([.$B334])" office:value-type="float"/>
          <table:table-cell table:formula="of:=MEDIAN([.$C334])" office:value-type="float"/>
          <table:table-cell table:formula="of:=MEDIAN([.$D334])" office:value-type="float"/>
          <table:table-cell table:formula="of:=MEDIAN([.$E334])" office:value-type="float"/>
          <table:table-cell table:formula="of:=MEDIAN([.$F334])" office:value-type="float"/>
          <table:table-cell table:formula="of:=MEDIAN([.$G334])" office:value-type="float"/>
          <table:table-cell table:formula="of:=MEDIAN([.$H334])" office:value-type="float"/>
          <table:table-cell table:formula="of:=MEDIAN([.$I334])" office:value-type="float"/>
          <table:table-cell table:formula="of:=MEDIAN([.$J334])" office:value-type="float"/>
          <table:table-cell table:formula="of:=MEDIAN([.$K334])" office:value-type="float"/>
          <table:table-cell table:formula="of:=MEDIAN([.$L334])" office:value-type="float"/>
          <table:table-cell table:formula="of:=MEDIAN([.$M334])" office:value-type="float"/>
          <table:table-cell table:formula="of:=MEDIAN([.$N334])" office:value-type="float"/>
          <table:table-cell table:formula="of:=MAX([.$B334])" office:value-type="float"/>
          <table:table-cell table:formula="of:=MAX([.$C334])" office:value-type="float"/>
          <table:table-cell table:formula="of:=MAX([.$D334])" office:value-type="float"/>
          <table:table-cell table:formula="of:=MAX([.$E334])" office:value-type="float"/>
          <table:table-cell table:formula="of:=MAX([.$F334])" office:value-type="float"/>
          <table:table-cell table:formula="of:=MAX([.$G334])" office:value-type="float"/>
          <table:table-cell table:formula="of:=MAX([.$H334])" office:value-type="float"/>
          <table:table-cell table:formula="of:=MAX([.$I334])" office:value-type="float"/>
          <table:table-cell table:formula="of:=MAX([.$J334])" office:value-type="float"/>
          <table:table-cell table:formula="of:=MAX([.$K334])" office:value-type="float"/>
          <table:table-cell table:formula="of:=MAX([.$L334])" office:value-type="float"/>
          <table:table-cell table:formula="of:=MAX([.$M334])" office:value-type="float"/>
          <table:table-cell table:formula="of:=MAX([.$N334])" office:value-type="float"/>
        </table:table-row>
        <table:table-row table:style-name="ro1">
          <table:table-cell office:value-type="string">
            <text:p>8000/ins_8000_6_0484</text:p>
          </table:table-cell>
          <table:table-cell office:value-type="float" office:value="0.284779"/>
          <table:table-cell office:value-type="float" office:value="0.273"/>
          <table:table-cell office:value-type="float" office:value="0.08"/>
          <table:table-cell office:value-type="float" office:value="80.0"/>
          <table:table-cell office:value-type="float" office:value="0.0"/>
          <table:table-cell office:value-type="float" office:value="1.0"/>
          <table:table-cell office:value-type="float" office:value="257.0"/>
          <table:table-cell office:value-type="float" office:value="41944.0"/>
          <table:table-cell office:value-type="float" office:value="41944.0"/>
          <table:table-cell office:value-type="float" office:value="6707.0"/>
          <table:table-cell office:value-type="float" office:value="5266.0"/>
          <table:table-cell office:value-type="float" office:value="0.0"/>
          <table:table-cell office:value-type="float" office:value="0.0"/>
          <table:table-cell table:formula="of:=MIN([.$B335])" office:value-type="float"/>
          <table:table-cell table:formula="of:=MIN([.$C335])" office:value-type="float"/>
          <table:table-cell table:formula="of:=MIN([.$D335])" office:value-type="float"/>
          <table:table-cell table:formula="of:=MIN([.$E335])" office:value-type="float"/>
          <table:table-cell table:formula="of:=MIN([.$F335])" office:value-type="float"/>
          <table:table-cell table:formula="of:=MIN([.$G335])" office:value-type="float"/>
          <table:table-cell table:formula="of:=MIN([.$H335])" office:value-type="float"/>
          <table:table-cell table:formula="of:=MIN([.$I335])" office:value-type="float"/>
          <table:table-cell table:formula="of:=MIN([.$J335])" office:value-type="float"/>
          <table:table-cell table:formula="of:=MIN([.$K335])" office:value-type="float"/>
          <table:table-cell table:formula="of:=MIN([.$L335])" office:value-type="float"/>
          <table:table-cell table:formula="of:=MIN([.$M335])" office:value-type="float"/>
          <table:table-cell table:formula="of:=MIN([.$N335])" office:value-type="float"/>
          <table:table-cell table:formula="of:=MEDIAN([.$B335])" office:value-type="float"/>
          <table:table-cell table:formula="of:=MEDIAN([.$C335])" office:value-type="float"/>
          <table:table-cell table:formula="of:=MEDIAN([.$D335])" office:value-type="float"/>
          <table:table-cell table:formula="of:=MEDIAN([.$E335])" office:value-type="float"/>
          <table:table-cell table:formula="of:=MEDIAN([.$F335])" office:value-type="float"/>
          <table:table-cell table:formula="of:=MEDIAN([.$G335])" office:value-type="float"/>
          <table:table-cell table:formula="of:=MEDIAN([.$H335])" office:value-type="float"/>
          <table:table-cell table:formula="of:=MEDIAN([.$I335])" office:value-type="float"/>
          <table:table-cell table:formula="of:=MEDIAN([.$J335])" office:value-type="float"/>
          <table:table-cell table:formula="of:=MEDIAN([.$K335])" office:value-type="float"/>
          <table:table-cell table:formula="of:=MEDIAN([.$L335])" office:value-type="float"/>
          <table:table-cell table:formula="of:=MEDIAN([.$M335])" office:value-type="float"/>
          <table:table-cell table:formula="of:=MEDIAN([.$N335])" office:value-type="float"/>
          <table:table-cell table:formula="of:=MAX([.$B335])" office:value-type="float"/>
          <table:table-cell table:formula="of:=MAX([.$C335])" office:value-type="float"/>
          <table:table-cell table:formula="of:=MAX([.$D335])" office:value-type="float"/>
          <table:table-cell table:formula="of:=MAX([.$E335])" office:value-type="float"/>
          <table:table-cell table:formula="of:=MAX([.$F335])" office:value-type="float"/>
          <table:table-cell table:formula="of:=MAX([.$G335])" office:value-type="float"/>
          <table:table-cell table:formula="of:=MAX([.$H335])" office:value-type="float"/>
          <table:table-cell table:formula="of:=MAX([.$I335])" office:value-type="float"/>
          <table:table-cell table:formula="of:=MAX([.$J335])" office:value-type="float"/>
          <table:table-cell table:formula="of:=MAX([.$K335])" office:value-type="float"/>
          <table:table-cell table:formula="of:=MAX([.$L335])" office:value-type="float"/>
          <table:table-cell table:formula="of:=MAX([.$M335])" office:value-type="float"/>
          <table:table-cell table:formula="of:=MAX([.$N335])" office:value-type="float"/>
        </table:table-row>
        <table:table-row table:style-name="ro1">
          <table:table-cell office:value-type="string">
            <text:p>8000/ins_8000_7_0404</text:p>
          </table:table-cell>
          <table:table-cell office:value-type="float" office:value="1.0776"/>
          <table:table-cell office:value-type="float" office:value="1.065"/>
          <table:table-cell office:value-type="float" office:value="0.82"/>
          <table:table-cell office:value-type="float" office:value="624.0"/>
          <table:table-cell office:value-type="float" office:value="0.0"/>
          <table:table-cell office:value-type="float" office:value="8.0"/>
          <table:table-cell office:value-type="float" office:value="14749.0"/>
          <table:table-cell office:value-type="float" office:value="351811.0"/>
          <table:table-cell office:value-type="float" office:value="351811.0"/>
          <table:table-cell office:value-type="float" office:value="8422.0"/>
          <table:table-cell office:value-type="float" office:value="3906.0"/>
          <table:table-cell office:value-type="float" office:value="0.0"/>
          <table:table-cell office:value-type="float" office:value="0.0"/>
          <table:table-cell table:formula="of:=MIN([.$B336])" office:value-type="float"/>
          <table:table-cell table:formula="of:=MIN([.$C336])" office:value-type="float"/>
          <table:table-cell table:formula="of:=MIN([.$D336])" office:value-type="float"/>
          <table:table-cell table:formula="of:=MIN([.$E336])" office:value-type="float"/>
          <table:table-cell table:formula="of:=MIN([.$F336])" office:value-type="float"/>
          <table:table-cell table:formula="of:=MIN([.$G336])" office:value-type="float"/>
          <table:table-cell table:formula="of:=MIN([.$H336])" office:value-type="float"/>
          <table:table-cell table:formula="of:=MIN([.$I336])" office:value-type="float"/>
          <table:table-cell table:formula="of:=MIN([.$J336])" office:value-type="float"/>
          <table:table-cell table:formula="of:=MIN([.$K336])" office:value-type="float"/>
          <table:table-cell table:formula="of:=MIN([.$L336])" office:value-type="float"/>
          <table:table-cell table:formula="of:=MIN([.$M336])" office:value-type="float"/>
          <table:table-cell table:formula="of:=MIN([.$N336])" office:value-type="float"/>
          <table:table-cell table:formula="of:=MEDIAN([.$B336])" office:value-type="float"/>
          <table:table-cell table:formula="of:=MEDIAN([.$C336])" office:value-type="float"/>
          <table:table-cell table:formula="of:=MEDIAN([.$D336])" office:value-type="float"/>
          <table:table-cell table:formula="of:=MEDIAN([.$E336])" office:value-type="float"/>
          <table:table-cell table:formula="of:=MEDIAN([.$F336])" office:value-type="float"/>
          <table:table-cell table:formula="of:=MEDIAN([.$G336])" office:value-type="float"/>
          <table:table-cell table:formula="of:=MEDIAN([.$H336])" office:value-type="float"/>
          <table:table-cell table:formula="of:=MEDIAN([.$I336])" office:value-type="float"/>
          <table:table-cell table:formula="of:=MEDIAN([.$J336])" office:value-type="float"/>
          <table:table-cell table:formula="of:=MEDIAN([.$K336])" office:value-type="float"/>
          <table:table-cell table:formula="of:=MEDIAN([.$L336])" office:value-type="float"/>
          <table:table-cell table:formula="of:=MEDIAN([.$M336])" office:value-type="float"/>
          <table:table-cell table:formula="of:=MEDIAN([.$N336])" office:value-type="float"/>
          <table:table-cell table:formula="of:=MAX([.$B336])" office:value-type="float"/>
          <table:table-cell table:formula="of:=MAX([.$C336])" office:value-type="float"/>
          <table:table-cell table:formula="of:=MAX([.$D336])" office:value-type="float"/>
          <table:table-cell table:formula="of:=MAX([.$E336])" office:value-type="float"/>
          <table:table-cell table:formula="of:=MAX([.$F336])" office:value-type="float"/>
          <table:table-cell table:formula="of:=MAX([.$G336])" office:value-type="float"/>
          <table:table-cell table:formula="of:=MAX([.$H336])" office:value-type="float"/>
          <table:table-cell table:formula="of:=MAX([.$I336])" office:value-type="float"/>
          <table:table-cell table:formula="of:=MAX([.$J336])" office:value-type="float"/>
          <table:table-cell table:formula="of:=MAX([.$K336])" office:value-type="float"/>
          <table:table-cell table:formula="of:=MAX([.$L336])" office:value-type="float"/>
          <table:table-cell table:formula="of:=MAX([.$M336])" office:value-type="float"/>
          <table:table-cell table:formula="of:=MAX([.$N336])" office:value-type="float"/>
        </table:table-row>
        <table:table-row table:style-name="ro1">
          <table:table-cell office:value-type="string">
            <text:p>8000/ins_8000_7_0414</text:p>
          </table:table-cell>
          <table:table-cell office:value-type="float" office:value="0.748308"/>
          <table:table-cell office:value-type="float" office:value="0.736"/>
          <table:table-cell office:value-type="float" office:value="0.5"/>
          <table:table-cell office:value-type="float" office:value="418.0"/>
          <table:table-cell office:value-type="float" office:value="0.0"/>
          <table:table-cell office:value-type="float" office:value="9.0"/>
          <table:table-cell office:value-type="float" office:value="10271.0"/>
          <table:table-cell office:value-type="float" office:value="213055.0"/>
          <table:table-cell office:value-type="float" office:value="213055.0"/>
          <table:table-cell office:value-type="float" office:value="8128.0"/>
          <table:table-cell office:value-type="float" office:value="3528.0"/>
          <table:table-cell office:value-type="float" office:value="0.0"/>
          <table:table-cell office:value-type="float" office:value="0.0"/>
          <table:table-cell table:formula="of:=MIN([.$B337])" office:value-type="float"/>
          <table:table-cell table:formula="of:=MIN([.$C337])" office:value-type="float"/>
          <table:table-cell table:formula="of:=MIN([.$D337])" office:value-type="float"/>
          <table:table-cell table:formula="of:=MIN([.$E337])" office:value-type="float"/>
          <table:table-cell table:formula="of:=MIN([.$F337])" office:value-type="float"/>
          <table:table-cell table:formula="of:=MIN([.$G337])" office:value-type="float"/>
          <table:table-cell table:formula="of:=MIN([.$H337])" office:value-type="float"/>
          <table:table-cell table:formula="of:=MIN([.$I337])" office:value-type="float"/>
          <table:table-cell table:formula="of:=MIN([.$J337])" office:value-type="float"/>
          <table:table-cell table:formula="of:=MIN([.$K337])" office:value-type="float"/>
          <table:table-cell table:formula="of:=MIN([.$L337])" office:value-type="float"/>
          <table:table-cell table:formula="of:=MIN([.$M337])" office:value-type="float"/>
          <table:table-cell table:formula="of:=MIN([.$N337])" office:value-type="float"/>
          <table:table-cell table:formula="of:=MEDIAN([.$B337])" office:value-type="float"/>
          <table:table-cell table:formula="of:=MEDIAN([.$C337])" office:value-type="float"/>
          <table:table-cell table:formula="of:=MEDIAN([.$D337])" office:value-type="float"/>
          <table:table-cell table:formula="of:=MEDIAN([.$E337])" office:value-type="float"/>
          <table:table-cell table:formula="of:=MEDIAN([.$F337])" office:value-type="float"/>
          <table:table-cell table:formula="of:=MEDIAN([.$G337])" office:value-type="float"/>
          <table:table-cell table:formula="of:=MEDIAN([.$H337])" office:value-type="float"/>
          <table:table-cell table:formula="of:=MEDIAN([.$I337])" office:value-type="float"/>
          <table:table-cell table:formula="of:=MEDIAN([.$J337])" office:value-type="float"/>
          <table:table-cell table:formula="of:=MEDIAN([.$K337])" office:value-type="float"/>
          <table:table-cell table:formula="of:=MEDIAN([.$L337])" office:value-type="float"/>
          <table:table-cell table:formula="of:=MEDIAN([.$M337])" office:value-type="float"/>
          <table:table-cell table:formula="of:=MEDIAN([.$N337])" office:value-type="float"/>
          <table:table-cell table:formula="of:=MAX([.$B337])" office:value-type="float"/>
          <table:table-cell table:formula="of:=MAX([.$C337])" office:value-type="float"/>
          <table:table-cell table:formula="of:=MAX([.$D337])" office:value-type="float"/>
          <table:table-cell table:formula="of:=MAX([.$E337])" office:value-type="float"/>
          <table:table-cell table:formula="of:=MAX([.$F337])" office:value-type="float"/>
          <table:table-cell table:formula="of:=MAX([.$G337])" office:value-type="float"/>
          <table:table-cell table:formula="of:=MAX([.$H337])" office:value-type="float"/>
          <table:table-cell table:formula="of:=MAX([.$I337])" office:value-type="float"/>
          <table:table-cell table:formula="of:=MAX([.$J337])" office:value-type="float"/>
          <table:table-cell table:formula="of:=MAX([.$K337])" office:value-type="float"/>
          <table:table-cell table:formula="of:=MAX([.$L337])" office:value-type="float"/>
          <table:table-cell table:formula="of:=MAX([.$M337])" office:value-type="float"/>
          <table:table-cell table:formula="of:=MAX([.$N337])" office:value-type="float"/>
        </table:table-row>
        <table:table-row table:style-name="ro1">
          <table:table-cell office:value-type="string">
            <text:p>8000/ins_8000_7_0424</text:p>
          </table:table-cell>
          <table:table-cell office:value-type="float" office:value="1.01169"/>
          <table:table-cell office:value-type="float" office:value="1.0"/>
          <table:table-cell office:value-type="float" office:value="0.76"/>
          <table:table-cell office:value-type="float" office:value="864.0"/>
          <table:table-cell office:value-type="float" office:value="0.0"/>
          <table:table-cell office:value-type="float" office:value="7.0"/>
          <table:table-cell office:value-type="float" office:value="9985.0"/>
          <table:table-cell office:value-type="float" office:value="425466.0"/>
          <table:table-cell office:value-type="float" office:value="425466.0"/>
          <table:table-cell office:value-type="float" office:value="8159.0"/>
          <table:table-cell office:value-type="float" office:value="3613.0"/>
          <table:table-cell office:value-type="float" office:value="0.0"/>
          <table:table-cell office:value-type="float" office:value="0.0"/>
          <table:table-cell table:formula="of:=MIN([.$B338])" office:value-type="float"/>
          <table:table-cell table:formula="of:=MIN([.$C338])" office:value-type="float"/>
          <table:table-cell table:formula="of:=MIN([.$D338])" office:value-type="float"/>
          <table:table-cell table:formula="of:=MIN([.$E338])" office:value-type="float"/>
          <table:table-cell table:formula="of:=MIN([.$F338])" office:value-type="float"/>
          <table:table-cell table:formula="of:=MIN([.$G338])" office:value-type="float"/>
          <table:table-cell table:formula="of:=MIN([.$H338])" office:value-type="float"/>
          <table:table-cell table:formula="of:=MIN([.$I338])" office:value-type="float"/>
          <table:table-cell table:formula="of:=MIN([.$J338])" office:value-type="float"/>
          <table:table-cell table:formula="of:=MIN([.$K338])" office:value-type="float"/>
          <table:table-cell table:formula="of:=MIN([.$L338])" office:value-type="float"/>
          <table:table-cell table:formula="of:=MIN([.$M338])" office:value-type="float"/>
          <table:table-cell table:formula="of:=MIN([.$N338])" office:value-type="float"/>
          <table:table-cell table:formula="of:=MEDIAN([.$B338])" office:value-type="float"/>
          <table:table-cell table:formula="of:=MEDIAN([.$C338])" office:value-type="float"/>
          <table:table-cell table:formula="of:=MEDIAN([.$D338])" office:value-type="float"/>
          <table:table-cell table:formula="of:=MEDIAN([.$E338])" office:value-type="float"/>
          <table:table-cell table:formula="of:=MEDIAN([.$F338])" office:value-type="float"/>
          <table:table-cell table:formula="of:=MEDIAN([.$G338])" office:value-type="float"/>
          <table:table-cell table:formula="of:=MEDIAN([.$H338])" office:value-type="float"/>
          <table:table-cell table:formula="of:=MEDIAN([.$I338])" office:value-type="float"/>
          <table:table-cell table:formula="of:=MEDIAN([.$J338])" office:value-type="float"/>
          <table:table-cell table:formula="of:=MEDIAN([.$K338])" office:value-type="float"/>
          <table:table-cell table:formula="of:=MEDIAN([.$L338])" office:value-type="float"/>
          <table:table-cell table:formula="of:=MEDIAN([.$M338])" office:value-type="float"/>
          <table:table-cell table:formula="of:=MEDIAN([.$N338])" office:value-type="float"/>
          <table:table-cell table:formula="of:=MAX([.$B338])" office:value-type="float"/>
          <table:table-cell table:formula="of:=MAX([.$C338])" office:value-type="float"/>
          <table:table-cell table:formula="of:=MAX([.$D338])" office:value-type="float"/>
          <table:table-cell table:formula="of:=MAX([.$E338])" office:value-type="float"/>
          <table:table-cell table:formula="of:=MAX([.$F338])" office:value-type="float"/>
          <table:table-cell table:formula="of:=MAX([.$G338])" office:value-type="float"/>
          <table:table-cell table:formula="of:=MAX([.$H338])" office:value-type="float"/>
          <table:table-cell table:formula="of:=MAX([.$I338])" office:value-type="float"/>
          <table:table-cell table:formula="of:=MAX([.$J338])" office:value-type="float"/>
          <table:table-cell table:formula="of:=MAX([.$K338])" office:value-type="float"/>
          <table:table-cell table:formula="of:=MAX([.$L338])" office:value-type="float"/>
          <table:table-cell table:formula="of:=MAX([.$M338])" office:value-type="float"/>
          <table:table-cell table:formula="of:=MAX([.$N338])" office:value-type="float"/>
        </table:table-row>
        <table:table-row table:style-name="ro1">
          <table:table-cell office:value-type="string">
            <text:p>8000/ins_8000_7_0434</text:p>
          </table:table-cell>
          <table:table-cell office:value-type="float" office:value="0.246916"/>
          <table:table-cell office:value-type="float" office:value="0.236"/>
          <table:table-cell office:value-type="float" office:value="0.01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4737.0"/>
          <table:table-cell office:value-type="float" office:value="4737.0"/>
          <table:table-cell office:value-type="float" office:value="7849.0"/>
          <table:table-cell office:value-type="float" office:value="3343.0"/>
          <table:table-cell office:value-type="float" office:value="0.0"/>
          <table:table-cell office:value-type="float" office:value="0.0"/>
          <table:table-cell table:formula="of:=MIN([.$B339])" office:value-type="float"/>
          <table:table-cell table:formula="of:=MIN([.$C339])" office:value-type="float"/>
          <table:table-cell table:formula="of:=MIN([.$D339])" office:value-type="float"/>
          <table:table-cell table:formula="of:=MIN([.$E339])" office:value-type="float"/>
          <table:table-cell table:formula="of:=MIN([.$F339])" office:value-type="float"/>
          <table:table-cell table:formula="of:=MIN([.$G339])" office:value-type="float"/>
          <table:table-cell table:formula="of:=MIN([.$H339])" office:value-type="float"/>
          <table:table-cell table:formula="of:=MIN([.$I339])" office:value-type="float"/>
          <table:table-cell table:formula="of:=MIN([.$J339])" office:value-type="float"/>
          <table:table-cell table:formula="of:=MIN([.$K339])" office:value-type="float"/>
          <table:table-cell table:formula="of:=MIN([.$L339])" office:value-type="float"/>
          <table:table-cell table:formula="of:=MIN([.$M339])" office:value-type="float"/>
          <table:table-cell table:formula="of:=MIN([.$N339])" office:value-type="float"/>
          <table:table-cell table:formula="of:=MEDIAN([.$B339])" office:value-type="float"/>
          <table:table-cell table:formula="of:=MEDIAN([.$C339])" office:value-type="float"/>
          <table:table-cell table:formula="of:=MEDIAN([.$D339])" office:value-type="float"/>
          <table:table-cell table:formula="of:=MEDIAN([.$E339])" office:value-type="float"/>
          <table:table-cell table:formula="of:=MEDIAN([.$F339])" office:value-type="float"/>
          <table:table-cell table:formula="of:=MEDIAN([.$G339])" office:value-type="float"/>
          <table:table-cell table:formula="of:=MEDIAN([.$H339])" office:value-type="float"/>
          <table:table-cell table:formula="of:=MEDIAN([.$I339])" office:value-type="float"/>
          <table:table-cell table:formula="of:=MEDIAN([.$J339])" office:value-type="float"/>
          <table:table-cell table:formula="of:=MEDIAN([.$K339])" office:value-type="float"/>
          <table:table-cell table:formula="of:=MEDIAN([.$L339])" office:value-type="float"/>
          <table:table-cell table:formula="of:=MEDIAN([.$M339])" office:value-type="float"/>
          <table:table-cell table:formula="of:=MEDIAN([.$N339])" office:value-type="float"/>
          <table:table-cell table:formula="of:=MAX([.$B339])" office:value-type="float"/>
          <table:table-cell table:formula="of:=MAX([.$C339])" office:value-type="float"/>
          <table:table-cell table:formula="of:=MAX([.$D339])" office:value-type="float"/>
          <table:table-cell table:formula="of:=MAX([.$E339])" office:value-type="float"/>
          <table:table-cell table:formula="of:=MAX([.$F339])" office:value-type="float"/>
          <table:table-cell table:formula="of:=MAX([.$G339])" office:value-type="float"/>
          <table:table-cell table:formula="of:=MAX([.$H339])" office:value-type="float"/>
          <table:table-cell table:formula="of:=MAX([.$I339])" office:value-type="float"/>
          <table:table-cell table:formula="of:=MAX([.$J339])" office:value-type="float"/>
          <table:table-cell table:formula="of:=MAX([.$K339])" office:value-type="float"/>
          <table:table-cell table:formula="of:=MAX([.$L339])" office:value-type="float"/>
          <table:table-cell table:formula="of:=MAX([.$M339])" office:value-type="float"/>
          <table:table-cell table:formula="of:=MAX([.$N339])" office:value-type="float"/>
        </table:table-row>
        <table:table-row table:style-name="ro1">
          <table:table-cell office:value-type="string">
            <text:p>8000/ins_8000_7_0444</text:p>
          </table:table-cell>
          <table:table-cell office:value-type="float" office:value="0.897973"/>
          <table:table-cell office:value-type="float" office:value="0.885"/>
          <table:table-cell office:value-type="float" office:value="0.6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564.0"/>
          <table:table-cell office:value-type="float" office:value="470141.0"/>
          <table:table-cell office:value-type="float" office:value="470141.0"/>
          <table:table-cell office:value-type="float" office:value="8546.0"/>
          <table:table-cell office:value-type="float" office:value="3714.0"/>
          <table:table-cell office:value-type="float" office:value="0.0"/>
          <table:table-cell office:value-type="float" office:value="0.0"/>
          <table:table-cell table:formula="of:=MIN([.$B340])" office:value-type="float"/>
          <table:table-cell table:formula="of:=MIN([.$C340])" office:value-type="float"/>
          <table:table-cell table:formula="of:=MIN([.$D340])" office:value-type="float"/>
          <table:table-cell table:formula="of:=MIN([.$E340])" office:value-type="float"/>
          <table:table-cell table:formula="of:=MIN([.$F340])" office:value-type="float"/>
          <table:table-cell table:formula="of:=MIN([.$G340])" office:value-type="float"/>
          <table:table-cell table:formula="of:=MIN([.$H340])" office:value-type="float"/>
          <table:table-cell table:formula="of:=MIN([.$I340])" office:value-type="float"/>
          <table:table-cell table:formula="of:=MIN([.$J340])" office:value-type="float"/>
          <table:table-cell table:formula="of:=MIN([.$K340])" office:value-type="float"/>
          <table:table-cell table:formula="of:=MIN([.$L340])" office:value-type="float"/>
          <table:table-cell table:formula="of:=MIN([.$M340])" office:value-type="float"/>
          <table:table-cell table:formula="of:=MIN([.$N340])" office:value-type="float"/>
          <table:table-cell table:formula="of:=MEDIAN([.$B340])" office:value-type="float"/>
          <table:table-cell table:formula="of:=MEDIAN([.$C340])" office:value-type="float"/>
          <table:table-cell table:formula="of:=MEDIAN([.$D340])" office:value-type="float"/>
          <table:table-cell table:formula="of:=MEDIAN([.$E340])" office:value-type="float"/>
          <table:table-cell table:formula="of:=MEDIAN([.$F340])" office:value-type="float"/>
          <table:table-cell table:formula="of:=MEDIAN([.$G340])" office:value-type="float"/>
          <table:table-cell table:formula="of:=MEDIAN([.$H340])" office:value-type="float"/>
          <table:table-cell table:formula="of:=MEDIAN([.$I340])" office:value-type="float"/>
          <table:table-cell table:formula="of:=MEDIAN([.$J340])" office:value-type="float"/>
          <table:table-cell table:formula="of:=MEDIAN([.$K340])" office:value-type="float"/>
          <table:table-cell table:formula="of:=MEDIAN([.$L340])" office:value-type="float"/>
          <table:table-cell table:formula="of:=MEDIAN([.$M340])" office:value-type="float"/>
          <table:table-cell table:formula="of:=MEDIAN([.$N340])" office:value-type="float"/>
          <table:table-cell table:formula="of:=MAX([.$B340])" office:value-type="float"/>
          <table:table-cell table:formula="of:=MAX([.$C340])" office:value-type="float"/>
          <table:table-cell table:formula="of:=MAX([.$D340])" office:value-type="float"/>
          <table:table-cell table:formula="of:=MAX([.$E340])" office:value-type="float"/>
          <table:table-cell table:formula="of:=MAX([.$F340])" office:value-type="float"/>
          <table:table-cell table:formula="of:=MAX([.$G340])" office:value-type="float"/>
          <table:table-cell table:formula="of:=MAX([.$H340])" office:value-type="float"/>
          <table:table-cell table:formula="of:=MAX([.$I340])" office:value-type="float"/>
          <table:table-cell table:formula="of:=MAX([.$J340])" office:value-type="float"/>
          <table:table-cell table:formula="of:=MAX([.$K340])" office:value-type="float"/>
          <table:table-cell table:formula="of:=MAX([.$L340])" office:value-type="float"/>
          <table:table-cell table:formula="of:=MAX([.$M340])" office:value-type="float"/>
          <table:table-cell table:formula="of:=MAX([.$N340])" office:value-type="float"/>
        </table:table-row>
        <table:table-row table:style-name="ro1">
          <table:table-cell office:value-type="string">
            <text:p>8000/ins_8000_7_0454</text:p>
          </table:table-cell>
          <table:table-cell office:value-type="float" office:value="0.943228"/>
          <table:table-cell office:value-type="float" office:value="0.931"/>
          <table:table-cell office:value-type="float" office:value="0.7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800.0"/>
          <table:table-cell office:value-type="float" office:value="472138.0"/>
          <table:table-cell office:value-type="float" office:value="472138.0"/>
          <table:table-cell office:value-type="float" office:value="7952.0"/>
          <table:table-cell office:value-type="float" office:value="3587.0"/>
          <table:table-cell office:value-type="float" office:value="0.0"/>
          <table:table-cell office:value-type="float" office:value="0.0"/>
          <table:table-cell table:formula="of:=MIN([.$B341])" office:value-type="float"/>
          <table:table-cell table:formula="of:=MIN([.$C341])" office:value-type="float"/>
          <table:table-cell table:formula="of:=MIN([.$D341])" office:value-type="float"/>
          <table:table-cell table:formula="of:=MIN([.$E341])" office:value-type="float"/>
          <table:table-cell table:formula="of:=MIN([.$F341])" office:value-type="float"/>
          <table:table-cell table:formula="of:=MIN([.$G341])" office:value-type="float"/>
          <table:table-cell table:formula="of:=MIN([.$H341])" office:value-type="float"/>
          <table:table-cell table:formula="of:=MIN([.$I341])" office:value-type="float"/>
          <table:table-cell table:formula="of:=MIN([.$J341])" office:value-type="float"/>
          <table:table-cell table:formula="of:=MIN([.$K341])" office:value-type="float"/>
          <table:table-cell table:formula="of:=MIN([.$L341])" office:value-type="float"/>
          <table:table-cell table:formula="of:=MIN([.$M341])" office:value-type="float"/>
          <table:table-cell table:formula="of:=MIN([.$N341])" office:value-type="float"/>
          <table:table-cell table:formula="of:=MEDIAN([.$B341])" office:value-type="float"/>
          <table:table-cell table:formula="of:=MEDIAN([.$C341])" office:value-type="float"/>
          <table:table-cell table:formula="of:=MEDIAN([.$D341])" office:value-type="float"/>
          <table:table-cell table:formula="of:=MEDIAN([.$E341])" office:value-type="float"/>
          <table:table-cell table:formula="of:=MEDIAN([.$F341])" office:value-type="float"/>
          <table:table-cell table:formula="of:=MEDIAN([.$G341])" office:value-type="float"/>
          <table:table-cell table:formula="of:=MEDIAN([.$H341])" office:value-type="float"/>
          <table:table-cell table:formula="of:=MEDIAN([.$I341])" office:value-type="float"/>
          <table:table-cell table:formula="of:=MEDIAN([.$J341])" office:value-type="float"/>
          <table:table-cell table:formula="of:=MEDIAN([.$K341])" office:value-type="float"/>
          <table:table-cell table:formula="of:=MEDIAN([.$L341])" office:value-type="float"/>
          <table:table-cell table:formula="of:=MEDIAN([.$M341])" office:value-type="float"/>
          <table:table-cell table:formula="of:=MEDIAN([.$N341])" office:value-type="float"/>
          <table:table-cell table:formula="of:=MAX([.$B341])" office:value-type="float"/>
          <table:table-cell table:formula="of:=MAX([.$C341])" office:value-type="float"/>
          <table:table-cell table:formula="of:=MAX([.$D341])" office:value-type="float"/>
          <table:table-cell table:formula="of:=MAX([.$E341])" office:value-type="float"/>
          <table:table-cell table:formula="of:=MAX([.$F341])" office:value-type="float"/>
          <table:table-cell table:formula="of:=MAX([.$G341])" office:value-type="float"/>
          <table:table-cell table:formula="of:=MAX([.$H341])" office:value-type="float"/>
          <table:table-cell table:formula="of:=MAX([.$I341])" office:value-type="float"/>
          <table:table-cell table:formula="of:=MAX([.$J341])" office:value-type="float"/>
          <table:table-cell table:formula="of:=MAX([.$K341])" office:value-type="float"/>
          <table:table-cell table:formula="of:=MAX([.$L341])" office:value-type="float"/>
          <table:table-cell table:formula="of:=MAX([.$M341])" office:value-type="float"/>
          <table:table-cell table:formula="of:=MAX([.$N341])" office:value-type="float"/>
        </table:table-row>
        <table:table-row table:style-name="ro1">
          <table:table-cell office:value-type="string">
            <text:p>8000/ins_8000_7_0464</text:p>
          </table:table-cell>
          <table:table-cell office:value-type="float" office:value="0.395991"/>
          <table:table-cell office:value-type="float" office:value="0.383"/>
          <table:table-cell office:value-type="float" office:value="0.13"/>
          <table:table-cell office:value-type="float" office:value="192.0"/>
          <table:table-cell office:value-type="float" office:value="0.0"/>
          <table:table-cell office:value-type="float" office:value="1.0"/>
          <table:table-cell office:value-type="float" office:value="1005.0"/>
          <table:table-cell office:value-type="float" office:value="83754.0"/>
          <table:table-cell office:value-type="float" office:value="83754.0"/>
          <table:table-cell office:value-type="float" office:value="7958.0"/>
          <table:table-cell office:value-type="float" office:value="3376.0"/>
          <table:table-cell office:value-type="float" office:value="0.0"/>
          <table:table-cell office:value-type="float" office:value="0.0"/>
          <table:table-cell table:formula="of:=MIN([.$B342])" office:value-type="float"/>
          <table:table-cell table:formula="of:=MIN([.$C342])" office:value-type="float"/>
          <table:table-cell table:formula="of:=MIN([.$D342])" office:value-type="float"/>
          <table:table-cell table:formula="of:=MIN([.$E342])" office:value-type="float"/>
          <table:table-cell table:formula="of:=MIN([.$F342])" office:value-type="float"/>
          <table:table-cell table:formula="of:=MIN([.$G342])" office:value-type="float"/>
          <table:table-cell table:formula="of:=MIN([.$H342])" office:value-type="float"/>
          <table:table-cell table:formula="of:=MIN([.$I342])" office:value-type="float"/>
          <table:table-cell table:formula="of:=MIN([.$J342])" office:value-type="float"/>
          <table:table-cell table:formula="of:=MIN([.$K342])" office:value-type="float"/>
          <table:table-cell table:formula="of:=MIN([.$L342])" office:value-type="float"/>
          <table:table-cell table:formula="of:=MIN([.$M342])" office:value-type="float"/>
          <table:table-cell table:formula="of:=MIN([.$N342])" office:value-type="float"/>
          <table:table-cell table:formula="of:=MEDIAN([.$B342])" office:value-type="float"/>
          <table:table-cell table:formula="of:=MEDIAN([.$C342])" office:value-type="float"/>
          <table:table-cell table:formula="of:=MEDIAN([.$D342])" office:value-type="float"/>
          <table:table-cell table:formula="of:=MEDIAN([.$E342])" office:value-type="float"/>
          <table:table-cell table:formula="of:=MEDIAN([.$F342])" office:value-type="float"/>
          <table:table-cell table:formula="of:=MEDIAN([.$G342])" office:value-type="float"/>
          <table:table-cell table:formula="of:=MEDIAN([.$H342])" office:value-type="float"/>
          <table:table-cell table:formula="of:=MEDIAN([.$I342])" office:value-type="float"/>
          <table:table-cell table:formula="of:=MEDIAN([.$J342])" office:value-type="float"/>
          <table:table-cell table:formula="of:=MEDIAN([.$K342])" office:value-type="float"/>
          <table:table-cell table:formula="of:=MEDIAN([.$L342])" office:value-type="float"/>
          <table:table-cell table:formula="of:=MEDIAN([.$M342])" office:value-type="float"/>
          <table:table-cell table:formula="of:=MEDIAN([.$N342])" office:value-type="float"/>
          <table:table-cell table:formula="of:=MAX([.$B342])" office:value-type="float"/>
          <table:table-cell table:formula="of:=MAX([.$C342])" office:value-type="float"/>
          <table:table-cell table:formula="of:=MAX([.$D342])" office:value-type="float"/>
          <table:table-cell table:formula="of:=MAX([.$E342])" office:value-type="float"/>
          <table:table-cell table:formula="of:=MAX([.$F342])" office:value-type="float"/>
          <table:table-cell table:formula="of:=MAX([.$G342])" office:value-type="float"/>
          <table:table-cell table:formula="of:=MAX([.$H342])" office:value-type="float"/>
          <table:table-cell table:formula="of:=MAX([.$I342])" office:value-type="float"/>
          <table:table-cell table:formula="of:=MAX([.$J342])" office:value-type="float"/>
          <table:table-cell table:formula="of:=MAX([.$K342])" office:value-type="float"/>
          <table:table-cell table:formula="of:=MAX([.$L342])" office:value-type="float"/>
          <table:table-cell table:formula="of:=MAX([.$M342])" office:value-type="float"/>
          <table:table-cell table:formula="of:=MAX([.$N342])" office:value-type="float"/>
        </table:table-row>
        <table:table-row table:style-name="ro1">
          <table:table-cell office:value-type="string">
            <text:p>8000/ins_8000_7_0474</text:p>
          </table:table-cell>
          <table:table-cell office:value-type="float" office:value="0.635031"/>
          <table:table-cell office:value-type="float" office:value="0.609"/>
          <table:table-cell office:value-type="float" office:value="0.37"/>
          <table:table-cell office:value-type="float" office:value="424.0"/>
          <table:table-cell office:value-type="float" office:value="0.0"/>
          <table:table-cell office:value-type="float" office:value="6.0"/>
          <table:table-cell office:value-type="float" office:value="4793.0"/>
          <table:table-cell office:value-type="float" office:value="200492.0"/>
          <table:table-cell office:value-type="float" office:value="200492.0"/>
          <table:table-cell office:value-type="float" office:value="8229.0"/>
          <table:table-cell office:value-type="float" office:value="3423.0"/>
          <table:table-cell office:value-type="float" office:value="0.0"/>
          <table:table-cell office:value-type="float" office:value="0.0"/>
          <table:table-cell table:formula="of:=MIN([.$B343])" office:value-type="float"/>
          <table:table-cell table:formula="of:=MIN([.$C343])" office:value-type="float"/>
          <table:table-cell table:formula="of:=MIN([.$D343])" office:value-type="float"/>
          <table:table-cell table:formula="of:=MIN([.$E343])" office:value-type="float"/>
          <table:table-cell table:formula="of:=MIN([.$F343])" office:value-type="float"/>
          <table:table-cell table:formula="of:=MIN([.$G343])" office:value-type="float"/>
          <table:table-cell table:formula="of:=MIN([.$H343])" office:value-type="float"/>
          <table:table-cell table:formula="of:=MIN([.$I343])" office:value-type="float"/>
          <table:table-cell table:formula="of:=MIN([.$J343])" office:value-type="float"/>
          <table:table-cell table:formula="of:=MIN([.$K343])" office:value-type="float"/>
          <table:table-cell table:formula="of:=MIN([.$L343])" office:value-type="float"/>
          <table:table-cell table:formula="of:=MIN([.$M343])" office:value-type="float"/>
          <table:table-cell table:formula="of:=MIN([.$N343])" office:value-type="float"/>
          <table:table-cell table:formula="of:=MEDIAN([.$B343])" office:value-type="float"/>
          <table:table-cell table:formula="of:=MEDIAN([.$C343])" office:value-type="float"/>
          <table:table-cell table:formula="of:=MEDIAN([.$D343])" office:value-type="float"/>
          <table:table-cell table:formula="of:=MEDIAN([.$E343])" office:value-type="float"/>
          <table:table-cell table:formula="of:=MEDIAN([.$F343])" office:value-type="float"/>
          <table:table-cell table:formula="of:=MEDIAN([.$G343])" office:value-type="float"/>
          <table:table-cell table:formula="of:=MEDIAN([.$H343])" office:value-type="float"/>
          <table:table-cell table:formula="of:=MEDIAN([.$I343])" office:value-type="float"/>
          <table:table-cell table:formula="of:=MEDIAN([.$J343])" office:value-type="float"/>
          <table:table-cell table:formula="of:=MEDIAN([.$K343])" office:value-type="float"/>
          <table:table-cell table:formula="of:=MEDIAN([.$L343])" office:value-type="float"/>
          <table:table-cell table:formula="of:=MEDIAN([.$M343])" office:value-type="float"/>
          <table:table-cell table:formula="of:=MEDIAN([.$N343])" office:value-type="float"/>
          <table:table-cell table:formula="of:=MAX([.$B343])" office:value-type="float"/>
          <table:table-cell table:formula="of:=MAX([.$C343])" office:value-type="float"/>
          <table:table-cell table:formula="of:=MAX([.$D343])" office:value-type="float"/>
          <table:table-cell table:formula="of:=MAX([.$E343])" office:value-type="float"/>
          <table:table-cell table:formula="of:=MAX([.$F343])" office:value-type="float"/>
          <table:table-cell table:formula="of:=MAX([.$G343])" office:value-type="float"/>
          <table:table-cell table:formula="of:=MAX([.$H343])" office:value-type="float"/>
          <table:table-cell table:formula="of:=MAX([.$I343])" office:value-type="float"/>
          <table:table-cell table:formula="of:=MAX([.$J343])" office:value-type="float"/>
          <table:table-cell table:formula="of:=MAX([.$K343])" office:value-type="float"/>
          <table:table-cell table:formula="of:=MAX([.$L343])" office:value-type="float"/>
          <table:table-cell table:formula="of:=MAX([.$M343])" office:value-type="float"/>
          <table:table-cell table:formula="of:=MAX([.$N343])" office:value-type="float"/>
        </table:table-row>
        <table:table-row table:style-name="ro1">
          <table:table-cell office:value-type="string">
            <text:p>8000/ins_8000_7_0484</text:p>
          </table:table-cell>
          <table:table-cell office:value-type="float" office:value="1.16845"/>
          <table:table-cell office:value-type="float" office:value="1.157"/>
          <table:table-cell office:value-type="float" office:value="0.9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49.0"/>
          <table:table-cell office:value-type="float" office:value="515925.0"/>
          <table:table-cell office:value-type="float" office:value="515925.0"/>
          <table:table-cell office:value-type="float" office:value="7054.0"/>
          <table:table-cell office:value-type="float" office:value="5870.0"/>
          <table:table-cell office:value-type="float" office:value="0.0"/>
          <table:table-cell office:value-type="float" office:value="0.0"/>
          <table:table-cell table:formula="of:=MIN([.$B344])" office:value-type="float"/>
          <table:table-cell table:formula="of:=MIN([.$C344])" office:value-type="float"/>
          <table:table-cell table:formula="of:=MIN([.$D344])" office:value-type="float"/>
          <table:table-cell table:formula="of:=MIN([.$E344])" office:value-type="float"/>
          <table:table-cell table:formula="of:=MIN([.$F344])" office:value-type="float"/>
          <table:table-cell table:formula="of:=MIN([.$G344])" office:value-type="float"/>
          <table:table-cell table:formula="of:=MIN([.$H344])" office:value-type="float"/>
          <table:table-cell table:formula="of:=MIN([.$I344])" office:value-type="float"/>
          <table:table-cell table:formula="of:=MIN([.$J344])" office:value-type="float"/>
          <table:table-cell table:formula="of:=MIN([.$K344])" office:value-type="float"/>
          <table:table-cell table:formula="of:=MIN([.$L344])" office:value-type="float"/>
          <table:table-cell table:formula="of:=MIN([.$M344])" office:value-type="float"/>
          <table:table-cell table:formula="of:=MIN([.$N344])" office:value-type="float"/>
          <table:table-cell table:formula="of:=MEDIAN([.$B344])" office:value-type="float"/>
          <table:table-cell table:formula="of:=MEDIAN([.$C344])" office:value-type="float"/>
          <table:table-cell table:formula="of:=MEDIAN([.$D344])" office:value-type="float"/>
          <table:table-cell table:formula="of:=MEDIAN([.$E344])" office:value-type="float"/>
          <table:table-cell table:formula="of:=MEDIAN([.$F344])" office:value-type="float"/>
          <table:table-cell table:formula="of:=MEDIAN([.$G344])" office:value-type="float"/>
          <table:table-cell table:formula="of:=MEDIAN([.$H344])" office:value-type="float"/>
          <table:table-cell table:formula="of:=MEDIAN([.$I344])" office:value-type="float"/>
          <table:table-cell table:formula="of:=MEDIAN([.$J344])" office:value-type="float"/>
          <table:table-cell table:formula="of:=MEDIAN([.$K344])" office:value-type="float"/>
          <table:table-cell table:formula="of:=MEDIAN([.$L344])" office:value-type="float"/>
          <table:table-cell table:formula="of:=MEDIAN([.$M344])" office:value-type="float"/>
          <table:table-cell table:formula="of:=MEDIAN([.$N344])" office:value-type="float"/>
          <table:table-cell table:formula="of:=MAX([.$B344])" office:value-type="float"/>
          <table:table-cell table:formula="of:=MAX([.$C344])" office:value-type="float"/>
          <table:table-cell table:formula="of:=MAX([.$D344])" office:value-type="float"/>
          <table:table-cell table:formula="of:=MAX([.$E344])" office:value-type="float"/>
          <table:table-cell table:formula="of:=MAX([.$F344])" office:value-type="float"/>
          <table:table-cell table:formula="of:=MAX([.$G344])" office:value-type="float"/>
          <table:table-cell table:formula="of:=MAX([.$H344])" office:value-type="float"/>
          <table:table-cell table:formula="of:=MAX([.$I344])" office:value-type="float"/>
          <table:table-cell table:formula="of:=MAX([.$J344])" office:value-type="float"/>
          <table:table-cell table:formula="of:=MAX([.$K344])" office:value-type="float"/>
          <table:table-cell table:formula="of:=MAX([.$L344])" office:value-type="float"/>
          <table:table-cell table:formula="of:=MAX([.$M344])" office:value-type="float"/>
          <table:table-cell table:formula="of:=MAX([.$N344])" office:value-type="float"/>
        </table:table-row>
        <table:table-row table:style-name="ro1">
          <table:table-cell office:value-type="string">
            <text:p>8000/ins_8000_8_0404</text:p>
          </table:table-cell>
          <table:table-cell office:value-type="float" office:value="0.905348"/>
          <table:table-cell office:value-type="float" office:value="0.893"/>
          <table:table-cell office:value-type="float" office:value="0.6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144.0"/>
          <table:table-cell office:value-type="float" office:value="422616.0"/>
          <table:table-cell office:value-type="float" office:value="422616.0"/>
          <table:table-cell office:value-type="float" office:value="8065.0"/>
          <table:table-cell office:value-type="float" office:value="3241.0"/>
          <table:table-cell office:value-type="float" office:value="0.0"/>
          <table:table-cell office:value-type="float" office:value="0.0"/>
          <table:table-cell table:formula="of:=MIN([.$B345])" office:value-type="float"/>
          <table:table-cell table:formula="of:=MIN([.$C345])" office:value-type="float"/>
          <table:table-cell table:formula="of:=MIN([.$D345])" office:value-type="float"/>
          <table:table-cell table:formula="of:=MIN([.$E345])" office:value-type="float"/>
          <table:table-cell table:formula="of:=MIN([.$F345])" office:value-type="float"/>
          <table:table-cell table:formula="of:=MIN([.$G345])" office:value-type="float"/>
          <table:table-cell table:formula="of:=MIN([.$H345])" office:value-type="float"/>
          <table:table-cell table:formula="of:=MIN([.$I345])" office:value-type="float"/>
          <table:table-cell table:formula="of:=MIN([.$J345])" office:value-type="float"/>
          <table:table-cell table:formula="of:=MIN([.$K345])" office:value-type="float"/>
          <table:table-cell table:formula="of:=MIN([.$L345])" office:value-type="float"/>
          <table:table-cell table:formula="of:=MIN([.$M345])" office:value-type="float"/>
          <table:table-cell table:formula="of:=MIN([.$N345])" office:value-type="float"/>
          <table:table-cell table:formula="of:=MEDIAN([.$B345])" office:value-type="float"/>
          <table:table-cell table:formula="of:=MEDIAN([.$C345])" office:value-type="float"/>
          <table:table-cell table:formula="of:=MEDIAN([.$D345])" office:value-type="float"/>
          <table:table-cell table:formula="of:=MEDIAN([.$E345])" office:value-type="float"/>
          <table:table-cell table:formula="of:=MEDIAN([.$F345])" office:value-type="float"/>
          <table:table-cell table:formula="of:=MEDIAN([.$G345])" office:value-type="float"/>
          <table:table-cell table:formula="of:=MEDIAN([.$H345])" office:value-type="float"/>
          <table:table-cell table:formula="of:=MEDIAN([.$I345])" office:value-type="float"/>
          <table:table-cell table:formula="of:=MEDIAN([.$J345])" office:value-type="float"/>
          <table:table-cell table:formula="of:=MEDIAN([.$K345])" office:value-type="float"/>
          <table:table-cell table:formula="of:=MEDIAN([.$L345])" office:value-type="float"/>
          <table:table-cell table:formula="of:=MEDIAN([.$M345])" office:value-type="float"/>
          <table:table-cell table:formula="of:=MEDIAN([.$N345])" office:value-type="float"/>
          <table:table-cell table:formula="of:=MAX([.$B345])" office:value-type="float"/>
          <table:table-cell table:formula="of:=MAX([.$C345])" office:value-type="float"/>
          <table:table-cell table:formula="of:=MAX([.$D345])" office:value-type="float"/>
          <table:table-cell table:formula="of:=MAX([.$E345])" office:value-type="float"/>
          <table:table-cell table:formula="of:=MAX([.$F345])" office:value-type="float"/>
          <table:table-cell table:formula="of:=MAX([.$G345])" office:value-type="float"/>
          <table:table-cell table:formula="of:=MAX([.$H345])" office:value-type="float"/>
          <table:table-cell table:formula="of:=MAX([.$I345])" office:value-type="float"/>
          <table:table-cell table:formula="of:=MAX([.$J345])" office:value-type="float"/>
          <table:table-cell table:formula="of:=MAX([.$K345])" office:value-type="float"/>
          <table:table-cell table:formula="of:=MAX([.$L345])" office:value-type="float"/>
          <table:table-cell table:formula="of:=MAX([.$M345])" office:value-type="float"/>
          <table:table-cell table:formula="of:=MAX([.$N345])" office:value-type="float"/>
        </table:table-row>
        <table:table-row table:style-name="ro1">
          <table:table-cell office:value-type="string">
            <text:p>8000/ins_8000_8_0414</text:p>
          </table:table-cell>
          <table:table-cell office:value-type="float" office:value="0.687795"/>
          <table:table-cell office:value-type="float" office:value="0.676"/>
          <table:table-cell office:value-type="float" office:value="0.44"/>
          <table:table-cell office:value-type="float" office:value="646.0"/>
          <table:table-cell office:value-type="float" office:value="0.0"/>
          <table:table-cell office:value-type="float" office:value="6.0"/>
          <table:table-cell office:value-type="float" office:value="3736.0"/>
          <table:table-cell office:value-type="float" office:value="258753.0"/>
          <table:table-cell office:value-type="float" office:value="258753.0"/>
          <table:table-cell office:value-type="float" office:value="7857.0"/>
          <table:table-cell office:value-type="float" office:value="3024.0"/>
          <table:table-cell office:value-type="float" office:value="0.0"/>
          <table:table-cell office:value-type="float" office:value="0.0"/>
          <table:table-cell table:formula="of:=MIN([.$B346])" office:value-type="float"/>
          <table:table-cell table:formula="of:=MIN([.$C346])" office:value-type="float"/>
          <table:table-cell table:formula="of:=MIN([.$D346])" office:value-type="float"/>
          <table:table-cell table:formula="of:=MIN([.$E346])" office:value-type="float"/>
          <table:table-cell table:formula="of:=MIN([.$F346])" office:value-type="float"/>
          <table:table-cell table:formula="of:=MIN([.$G346])" office:value-type="float"/>
          <table:table-cell table:formula="of:=MIN([.$H346])" office:value-type="float"/>
          <table:table-cell table:formula="of:=MIN([.$I346])" office:value-type="float"/>
          <table:table-cell table:formula="of:=MIN([.$J346])" office:value-type="float"/>
          <table:table-cell table:formula="of:=MIN([.$K346])" office:value-type="float"/>
          <table:table-cell table:formula="of:=MIN([.$L346])" office:value-type="float"/>
          <table:table-cell table:formula="of:=MIN([.$M346])" office:value-type="float"/>
          <table:table-cell table:formula="of:=MIN([.$N346])" office:value-type="float"/>
          <table:table-cell table:formula="of:=MEDIAN([.$B346])" office:value-type="float"/>
          <table:table-cell table:formula="of:=MEDIAN([.$C346])" office:value-type="float"/>
          <table:table-cell table:formula="of:=MEDIAN([.$D346])" office:value-type="float"/>
          <table:table-cell table:formula="of:=MEDIAN([.$E346])" office:value-type="float"/>
          <table:table-cell table:formula="of:=MEDIAN([.$F346])" office:value-type="float"/>
          <table:table-cell table:formula="of:=MEDIAN([.$G346])" office:value-type="float"/>
          <table:table-cell table:formula="of:=MEDIAN([.$H346])" office:value-type="float"/>
          <table:table-cell table:formula="of:=MEDIAN([.$I346])" office:value-type="float"/>
          <table:table-cell table:formula="of:=MEDIAN([.$J346])" office:value-type="float"/>
          <table:table-cell table:formula="of:=MEDIAN([.$K346])" office:value-type="float"/>
          <table:table-cell table:formula="of:=MEDIAN([.$L346])" office:value-type="float"/>
          <table:table-cell table:formula="of:=MEDIAN([.$M346])" office:value-type="float"/>
          <table:table-cell table:formula="of:=MEDIAN([.$N346])" office:value-type="float"/>
          <table:table-cell table:formula="of:=MAX([.$B346])" office:value-type="float"/>
          <table:table-cell table:formula="of:=MAX([.$C346])" office:value-type="float"/>
          <table:table-cell table:formula="of:=MAX([.$D346])" office:value-type="float"/>
          <table:table-cell table:formula="of:=MAX([.$E346])" office:value-type="float"/>
          <table:table-cell table:formula="of:=MAX([.$F346])" office:value-type="float"/>
          <table:table-cell table:formula="of:=MAX([.$G346])" office:value-type="float"/>
          <table:table-cell table:formula="of:=MAX([.$H346])" office:value-type="float"/>
          <table:table-cell table:formula="of:=MAX([.$I346])" office:value-type="float"/>
          <table:table-cell table:formula="of:=MAX([.$J346])" office:value-type="float"/>
          <table:table-cell table:formula="of:=MAX([.$K346])" office:value-type="float"/>
          <table:table-cell table:formula="of:=MAX([.$L346])" office:value-type="float"/>
          <table:table-cell table:formula="of:=MAX([.$M346])" office:value-type="float"/>
          <table:table-cell table:formula="of:=MAX([.$N346])" office:value-type="float"/>
        </table:table-row>
        <table:table-row table:style-name="ro1">
          <table:table-cell office:value-type="string">
            <text:p>8000/ins_8000_8_0424</text:p>
          </table:table-cell>
          <table:table-cell office:value-type="float" office:value="0.808691"/>
          <table:table-cell office:value-type="float" office:value="0.798"/>
          <table:table-cell office:value-type="float" office:value="0.5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289.0"/>
          <table:table-cell office:value-type="float" office:value="421494.0"/>
          <table:table-cell office:value-type="float" office:value="421494.0"/>
          <table:table-cell office:value-type="float" office:value="7991.0"/>
          <table:table-cell office:value-type="float" office:value="3148.0"/>
          <table:table-cell office:value-type="float" office:value="0.0"/>
          <table:table-cell office:value-type="float" office:value="0.0"/>
          <table:table-cell table:formula="of:=MIN([.$B347])" office:value-type="float"/>
          <table:table-cell table:formula="of:=MIN([.$C347])" office:value-type="float"/>
          <table:table-cell table:formula="of:=MIN([.$D347])" office:value-type="float"/>
          <table:table-cell table:formula="of:=MIN([.$E347])" office:value-type="float"/>
          <table:table-cell table:formula="of:=MIN([.$F347])" office:value-type="float"/>
          <table:table-cell table:formula="of:=MIN([.$G347])" office:value-type="float"/>
          <table:table-cell table:formula="of:=MIN([.$H347])" office:value-type="float"/>
          <table:table-cell table:formula="of:=MIN([.$I347])" office:value-type="float"/>
          <table:table-cell table:formula="of:=MIN([.$J347])" office:value-type="float"/>
          <table:table-cell table:formula="of:=MIN([.$K347])" office:value-type="float"/>
          <table:table-cell table:formula="of:=MIN([.$L347])" office:value-type="float"/>
          <table:table-cell table:formula="of:=MIN([.$M347])" office:value-type="float"/>
          <table:table-cell table:formula="of:=MIN([.$N347])" office:value-type="float"/>
          <table:table-cell table:formula="of:=MEDIAN([.$B347])" office:value-type="float"/>
          <table:table-cell table:formula="of:=MEDIAN([.$C347])" office:value-type="float"/>
          <table:table-cell table:formula="of:=MEDIAN([.$D347])" office:value-type="float"/>
          <table:table-cell table:formula="of:=MEDIAN([.$E347])" office:value-type="float"/>
          <table:table-cell table:formula="of:=MEDIAN([.$F347])" office:value-type="float"/>
          <table:table-cell table:formula="of:=MEDIAN([.$G347])" office:value-type="float"/>
          <table:table-cell table:formula="of:=MEDIAN([.$H347])" office:value-type="float"/>
          <table:table-cell table:formula="of:=MEDIAN([.$I347])" office:value-type="float"/>
          <table:table-cell table:formula="of:=MEDIAN([.$J347])" office:value-type="float"/>
          <table:table-cell table:formula="of:=MEDIAN([.$K347])" office:value-type="float"/>
          <table:table-cell table:formula="of:=MEDIAN([.$L347])" office:value-type="float"/>
          <table:table-cell table:formula="of:=MEDIAN([.$M347])" office:value-type="float"/>
          <table:table-cell table:formula="of:=MEDIAN([.$N347])" office:value-type="float"/>
          <table:table-cell table:formula="of:=MAX([.$B347])" office:value-type="float"/>
          <table:table-cell table:formula="of:=MAX([.$C347])" office:value-type="float"/>
          <table:table-cell table:formula="of:=MAX([.$D347])" office:value-type="float"/>
          <table:table-cell table:formula="of:=MAX([.$E347])" office:value-type="float"/>
          <table:table-cell table:formula="of:=MAX([.$F347])" office:value-type="float"/>
          <table:table-cell table:formula="of:=MAX([.$G347])" office:value-type="float"/>
          <table:table-cell table:formula="of:=MAX([.$H347])" office:value-type="float"/>
          <table:table-cell table:formula="of:=MAX([.$I347])" office:value-type="float"/>
          <table:table-cell table:formula="of:=MAX([.$J347])" office:value-type="float"/>
          <table:table-cell table:formula="of:=MAX([.$K347])" office:value-type="float"/>
          <table:table-cell table:formula="of:=MAX([.$L347])" office:value-type="float"/>
          <table:table-cell table:formula="of:=MAX([.$M347])" office:value-type="float"/>
          <table:table-cell table:formula="of:=MAX([.$N347])" office:value-type="float"/>
        </table:table-row>
        <table:table-row table:style-name="ro1">
          <table:table-cell office:value-type="string">
            <text:p>8000/ins_8000_8_0434</text:p>
          </table:table-cell>
          <table:table-cell office:value-type="float" office:value="1.88421"/>
          <table:table-cell office:value-type="float" office:value="1.872"/>
          <table:table-cell office:value-type="float" office:value="1.62"/>
          <table:table-cell office:value-type="float" office:value="400.0"/>
          <table:table-cell office:value-type="float" office:value="0.0"/>
          <table:table-cell office:value-type="float" office:value="12.0"/>
          <table:table-cell office:value-type="float" office:value="28889.0"/>
          <table:table-cell office:value-type="float" office:value="416010.0"/>
          <table:table-cell office:value-type="float" office:value="416010.0"/>
          <table:table-cell office:value-type="float" office:value="9731.0"/>
          <table:table-cell office:value-type="float" office:value="6410.0"/>
          <table:table-cell office:value-type="float" office:value="0.0"/>
          <table:table-cell office:value-type="float" office:value="0.0"/>
          <table:table-cell table:formula="of:=MIN([.$B348])" office:value-type="float"/>
          <table:table-cell table:formula="of:=MIN([.$C348])" office:value-type="float"/>
          <table:table-cell table:formula="of:=MIN([.$D348])" office:value-type="float"/>
          <table:table-cell table:formula="of:=MIN([.$E348])" office:value-type="float"/>
          <table:table-cell table:formula="of:=MIN([.$F348])" office:value-type="float"/>
          <table:table-cell table:formula="of:=MIN([.$G348])" office:value-type="float"/>
          <table:table-cell table:formula="of:=MIN([.$H348])" office:value-type="float"/>
          <table:table-cell table:formula="of:=MIN([.$I348])" office:value-type="float"/>
          <table:table-cell table:formula="of:=MIN([.$J348])" office:value-type="float"/>
          <table:table-cell table:formula="of:=MIN([.$K348])" office:value-type="float"/>
          <table:table-cell table:formula="of:=MIN([.$L348])" office:value-type="float"/>
          <table:table-cell table:formula="of:=MIN([.$M348])" office:value-type="float"/>
          <table:table-cell table:formula="of:=MIN([.$N348])" office:value-type="float"/>
          <table:table-cell table:formula="of:=MEDIAN([.$B348])" office:value-type="float"/>
          <table:table-cell table:formula="of:=MEDIAN([.$C348])" office:value-type="float"/>
          <table:table-cell table:formula="of:=MEDIAN([.$D348])" office:value-type="float"/>
          <table:table-cell table:formula="of:=MEDIAN([.$E348])" office:value-type="float"/>
          <table:table-cell table:formula="of:=MEDIAN([.$F348])" office:value-type="float"/>
          <table:table-cell table:formula="of:=MEDIAN([.$G348])" office:value-type="float"/>
          <table:table-cell table:formula="of:=MEDIAN([.$H348])" office:value-type="float"/>
          <table:table-cell table:formula="of:=MEDIAN([.$I348])" office:value-type="float"/>
          <table:table-cell table:formula="of:=MEDIAN([.$J348])" office:value-type="float"/>
          <table:table-cell table:formula="of:=MEDIAN([.$K348])" office:value-type="float"/>
          <table:table-cell table:formula="of:=MEDIAN([.$L348])" office:value-type="float"/>
          <table:table-cell table:formula="of:=MEDIAN([.$M348])" office:value-type="float"/>
          <table:table-cell table:formula="of:=MEDIAN([.$N348])" office:value-type="float"/>
          <table:table-cell table:formula="of:=MAX([.$B348])" office:value-type="float"/>
          <table:table-cell table:formula="of:=MAX([.$C348])" office:value-type="float"/>
          <table:table-cell table:formula="of:=MAX([.$D348])" office:value-type="float"/>
          <table:table-cell table:formula="of:=MAX([.$E348])" office:value-type="float"/>
          <table:table-cell table:formula="of:=MAX([.$F348])" office:value-type="float"/>
          <table:table-cell table:formula="of:=MAX([.$G348])" office:value-type="float"/>
          <table:table-cell table:formula="of:=MAX([.$H348])" office:value-type="float"/>
          <table:table-cell table:formula="of:=MAX([.$I348])" office:value-type="float"/>
          <table:table-cell table:formula="of:=MAX([.$J348])" office:value-type="float"/>
          <table:table-cell table:formula="of:=MAX([.$K348])" office:value-type="float"/>
          <table:table-cell table:formula="of:=MAX([.$L348])" office:value-type="float"/>
          <table:table-cell table:formula="of:=MAX([.$M348])" office:value-type="float"/>
          <table:table-cell table:formula="of:=MAX([.$N348])" office:value-type="float"/>
        </table:table-row>
        <table:table-row table:style-name="ro1">
          <table:table-cell office:value-type="string">
            <text:p>8000/ins_8000_8_0444</text:p>
          </table:table-cell>
          <table:table-cell office:value-type="float" office:value="0.734548"/>
          <table:table-cell office:value-type="float" office:value="0.722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360.0"/>
          <table:table-cell office:value-type="float" office:value="365150.0"/>
          <table:table-cell office:value-type="float" office:value="365150.0"/>
          <table:table-cell office:value-type="float" office:value="8393.0"/>
          <table:table-cell office:value-type="float" office:value="3365.0"/>
          <table:table-cell office:value-type="float" office:value="0.0"/>
          <table:table-cell office:value-type="float" office:value="0.0"/>
          <table:table-cell table:formula="of:=MIN([.$B349])" office:value-type="float"/>
          <table:table-cell table:formula="of:=MIN([.$C349])" office:value-type="float"/>
          <table:table-cell table:formula="of:=MIN([.$D349])" office:value-type="float"/>
          <table:table-cell table:formula="of:=MIN([.$E349])" office:value-type="float"/>
          <table:table-cell table:formula="of:=MIN([.$F349])" office:value-type="float"/>
          <table:table-cell table:formula="of:=MIN([.$G349])" office:value-type="float"/>
          <table:table-cell table:formula="of:=MIN([.$H349])" office:value-type="float"/>
          <table:table-cell table:formula="of:=MIN([.$I349])" office:value-type="float"/>
          <table:table-cell table:formula="of:=MIN([.$J349])" office:value-type="float"/>
          <table:table-cell table:formula="of:=MIN([.$K349])" office:value-type="float"/>
          <table:table-cell table:formula="of:=MIN([.$L349])" office:value-type="float"/>
          <table:table-cell table:formula="of:=MIN([.$M349])" office:value-type="float"/>
          <table:table-cell table:formula="of:=MIN([.$N349])" office:value-type="float"/>
          <table:table-cell table:formula="of:=MEDIAN([.$B349])" office:value-type="float"/>
          <table:table-cell table:formula="of:=MEDIAN([.$C349])" office:value-type="float"/>
          <table:table-cell table:formula="of:=MEDIAN([.$D349])" office:value-type="float"/>
          <table:table-cell table:formula="of:=MEDIAN([.$E349])" office:value-type="float"/>
          <table:table-cell table:formula="of:=MEDIAN([.$F349])" office:value-type="float"/>
          <table:table-cell table:formula="of:=MEDIAN([.$G349])" office:value-type="float"/>
          <table:table-cell table:formula="of:=MEDIAN([.$H349])" office:value-type="float"/>
          <table:table-cell table:formula="of:=MEDIAN([.$I349])" office:value-type="float"/>
          <table:table-cell table:formula="of:=MEDIAN([.$J349])" office:value-type="float"/>
          <table:table-cell table:formula="of:=MEDIAN([.$K349])" office:value-type="float"/>
          <table:table-cell table:formula="of:=MEDIAN([.$L349])" office:value-type="float"/>
          <table:table-cell table:formula="of:=MEDIAN([.$M349])" office:value-type="float"/>
          <table:table-cell table:formula="of:=MEDIAN([.$N349])" office:value-type="float"/>
          <table:table-cell table:formula="of:=MAX([.$B349])" office:value-type="float"/>
          <table:table-cell table:formula="of:=MAX([.$C349])" office:value-type="float"/>
          <table:table-cell table:formula="of:=MAX([.$D349])" office:value-type="float"/>
          <table:table-cell table:formula="of:=MAX([.$E349])" office:value-type="float"/>
          <table:table-cell table:formula="of:=MAX([.$F349])" office:value-type="float"/>
          <table:table-cell table:formula="of:=MAX([.$G349])" office:value-type="float"/>
          <table:table-cell table:formula="of:=MAX([.$H349])" office:value-type="float"/>
          <table:table-cell table:formula="of:=MAX([.$I349])" office:value-type="float"/>
          <table:table-cell table:formula="of:=MAX([.$J349])" office:value-type="float"/>
          <table:table-cell table:formula="of:=MAX([.$K349])" office:value-type="float"/>
          <table:table-cell table:formula="of:=MAX([.$L349])" office:value-type="float"/>
          <table:table-cell table:formula="of:=MAX([.$M349])" office:value-type="float"/>
          <table:table-cell table:formula="of:=MAX([.$N349])" office:value-type="float"/>
        </table:table-row>
        <table:table-row table:style-name="ro1">
          <table:table-cell office:value-type="string">
            <text:p>8000/ins_8000_8_0454</text:p>
          </table:table-cell>
          <table:table-cell office:value-type="float" office:value="0.828304"/>
          <table:table-cell office:value-type="float" office:value="0.815"/>
          <table:table-cell office:value-type="float" office:value="0.5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55.0"/>
          <table:table-cell office:value-type="float" office:value="436885.0"/>
          <table:table-cell office:value-type="float" office:value="436885.0"/>
          <table:table-cell office:value-type="float" office:value="7880.0"/>
          <table:table-cell office:value-type="float" office:value="3275.0"/>
          <table:table-cell office:value-type="float" office:value="0.0"/>
          <table:table-cell office:value-type="float" office:value="0.0"/>
          <table:table-cell table:formula="of:=MIN([.$B350])" office:value-type="float"/>
          <table:table-cell table:formula="of:=MIN([.$C350])" office:value-type="float"/>
          <table:table-cell table:formula="of:=MIN([.$D350])" office:value-type="float"/>
          <table:table-cell table:formula="of:=MIN([.$E350])" office:value-type="float"/>
          <table:table-cell table:formula="of:=MIN([.$F350])" office:value-type="float"/>
          <table:table-cell table:formula="of:=MIN([.$G350])" office:value-type="float"/>
          <table:table-cell table:formula="of:=MIN([.$H350])" office:value-type="float"/>
          <table:table-cell table:formula="of:=MIN([.$I350])" office:value-type="float"/>
          <table:table-cell table:formula="of:=MIN([.$J350])" office:value-type="float"/>
          <table:table-cell table:formula="of:=MIN([.$K350])" office:value-type="float"/>
          <table:table-cell table:formula="of:=MIN([.$L350])" office:value-type="float"/>
          <table:table-cell table:formula="of:=MIN([.$M350])" office:value-type="float"/>
          <table:table-cell table:formula="of:=MIN([.$N350])" office:value-type="float"/>
          <table:table-cell table:formula="of:=MEDIAN([.$B350])" office:value-type="float"/>
          <table:table-cell table:formula="of:=MEDIAN([.$C350])" office:value-type="float"/>
          <table:table-cell table:formula="of:=MEDIAN([.$D350])" office:value-type="float"/>
          <table:table-cell table:formula="of:=MEDIAN([.$E350])" office:value-type="float"/>
          <table:table-cell table:formula="of:=MEDIAN([.$F350])" office:value-type="float"/>
          <table:table-cell table:formula="of:=MEDIAN([.$G350])" office:value-type="float"/>
          <table:table-cell table:formula="of:=MEDIAN([.$H350])" office:value-type="float"/>
          <table:table-cell table:formula="of:=MEDIAN([.$I350])" office:value-type="float"/>
          <table:table-cell table:formula="of:=MEDIAN([.$J350])" office:value-type="float"/>
          <table:table-cell table:formula="of:=MEDIAN([.$K350])" office:value-type="float"/>
          <table:table-cell table:formula="of:=MEDIAN([.$L350])" office:value-type="float"/>
          <table:table-cell table:formula="of:=MEDIAN([.$M350])" office:value-type="float"/>
          <table:table-cell table:formula="of:=MEDIAN([.$N350])" office:value-type="float"/>
          <table:table-cell table:formula="of:=MAX([.$B350])" office:value-type="float"/>
          <table:table-cell table:formula="of:=MAX([.$C350])" office:value-type="float"/>
          <table:table-cell table:formula="of:=MAX([.$D350])" office:value-type="float"/>
          <table:table-cell table:formula="of:=MAX([.$E350])" office:value-type="float"/>
          <table:table-cell table:formula="of:=MAX([.$F350])" office:value-type="float"/>
          <table:table-cell table:formula="of:=MAX([.$G350])" office:value-type="float"/>
          <table:table-cell table:formula="of:=MAX([.$H350])" office:value-type="float"/>
          <table:table-cell table:formula="of:=MAX([.$I350])" office:value-type="float"/>
          <table:table-cell table:formula="of:=MAX([.$J350])" office:value-type="float"/>
          <table:table-cell table:formula="of:=MAX([.$K350])" office:value-type="float"/>
          <table:table-cell table:formula="of:=MAX([.$L350])" office:value-type="float"/>
          <table:table-cell table:formula="of:=MAX([.$M350])" office:value-type="float"/>
          <table:table-cell table:formula="of:=MAX([.$N350])" office:value-type="float"/>
        </table:table-row>
        <table:table-row table:style-name="ro1">
          <table:table-cell office:value-type="string">
            <text:p>8000/ins_8000_8_0464</text:p>
          </table:table-cell>
          <table:table-cell office:value-type="float" office:value="0.32226"/>
          <table:table-cell office:value-type="float" office:value="0.309"/>
          <table:table-cell office:value-type="float" office:value="0.07"/>
          <table:table-cell office:value-type="float" office:value="160.0"/>
          <table:table-cell office:value-type="float" office:value="0.0"/>
          <table:table-cell office:value-type="float" office:value="2.0"/>
          <table:table-cell office:value-type="float" office:value="609.0"/>
          <table:table-cell office:value-type="float" office:value="60856.0"/>
          <table:table-cell office:value-type="float" office:value="60856.0"/>
          <table:table-cell office:value-type="float" office:value="7552.0"/>
          <table:table-cell office:value-type="float" office:value="2414.0"/>
          <table:table-cell office:value-type="float" office:value="0.0"/>
          <table:table-cell office:value-type="float" office:value="0.0"/>
          <table:table-cell table:formula="of:=MIN([.$B351])" office:value-type="float"/>
          <table:table-cell table:formula="of:=MIN([.$C351])" office:value-type="float"/>
          <table:table-cell table:formula="of:=MIN([.$D351])" office:value-type="float"/>
          <table:table-cell table:formula="of:=MIN([.$E351])" office:value-type="float"/>
          <table:table-cell table:formula="of:=MIN([.$F351])" office:value-type="float"/>
          <table:table-cell table:formula="of:=MIN([.$G351])" office:value-type="float"/>
          <table:table-cell table:formula="of:=MIN([.$H351])" office:value-type="float"/>
          <table:table-cell table:formula="of:=MIN([.$I351])" office:value-type="float"/>
          <table:table-cell table:formula="of:=MIN([.$J351])" office:value-type="float"/>
          <table:table-cell table:formula="of:=MIN([.$K351])" office:value-type="float"/>
          <table:table-cell table:formula="of:=MIN([.$L351])" office:value-type="float"/>
          <table:table-cell table:formula="of:=MIN([.$M351])" office:value-type="float"/>
          <table:table-cell table:formula="of:=MIN([.$N351])" office:value-type="float"/>
          <table:table-cell table:formula="of:=MEDIAN([.$B351])" office:value-type="float"/>
          <table:table-cell table:formula="of:=MEDIAN([.$C351])" office:value-type="float"/>
          <table:table-cell table:formula="of:=MEDIAN([.$D351])" office:value-type="float"/>
          <table:table-cell table:formula="of:=MEDIAN([.$E351])" office:value-type="float"/>
          <table:table-cell table:formula="of:=MEDIAN([.$F351])" office:value-type="float"/>
          <table:table-cell table:formula="of:=MEDIAN([.$G351])" office:value-type="float"/>
          <table:table-cell table:formula="of:=MEDIAN([.$H351])" office:value-type="float"/>
          <table:table-cell table:formula="of:=MEDIAN([.$I351])" office:value-type="float"/>
          <table:table-cell table:formula="of:=MEDIAN([.$J351])" office:value-type="float"/>
          <table:table-cell table:formula="of:=MEDIAN([.$K351])" office:value-type="float"/>
          <table:table-cell table:formula="of:=MEDIAN([.$L351])" office:value-type="float"/>
          <table:table-cell table:formula="of:=MEDIAN([.$M351])" office:value-type="float"/>
          <table:table-cell table:formula="of:=MEDIAN([.$N351])" office:value-type="float"/>
          <table:table-cell table:formula="of:=MAX([.$B351])" office:value-type="float"/>
          <table:table-cell table:formula="of:=MAX([.$C351])" office:value-type="float"/>
          <table:table-cell table:formula="of:=MAX([.$D351])" office:value-type="float"/>
          <table:table-cell table:formula="of:=MAX([.$E351])" office:value-type="float"/>
          <table:table-cell table:formula="of:=MAX([.$F351])" office:value-type="float"/>
          <table:table-cell table:formula="of:=MAX([.$G351])" office:value-type="float"/>
          <table:table-cell table:formula="of:=MAX([.$H351])" office:value-type="float"/>
          <table:table-cell table:formula="of:=MAX([.$I351])" office:value-type="float"/>
          <table:table-cell table:formula="of:=MAX([.$J351])" office:value-type="float"/>
          <table:table-cell table:formula="of:=MAX([.$K351])" office:value-type="float"/>
          <table:table-cell table:formula="of:=MAX([.$L351])" office:value-type="float"/>
          <table:table-cell table:formula="of:=MAX([.$M351])" office:value-type="float"/>
          <table:table-cell table:formula="of:=MAX([.$N351])" office:value-type="float"/>
        </table:table-row>
        <table:table-row table:style-name="ro1">
          <table:table-cell office:value-type="string">
            <text:p>8000/ins_8000_8_0474</text:p>
          </table:table-cell>
          <table:table-cell office:value-type="float" office:value="0.297066"/>
          <table:table-cell office:value-type="float" office:value="0.286"/>
          <table:table-cell office:value-type="float" office:value="0.04"/>
          <table:table-cell office:value-type="float" office:value="57.0"/>
          <table:table-cell office:value-type="float" office:value="0.0"/>
          <table:table-cell office:value-type="float" office:value="2.0"/>
          <table:table-cell office:value-type="float" office:value="582.0"/>
          <table:table-cell office:value-type="float" office:value="25673.0"/>
          <table:table-cell office:value-type="float" office:value="25673.0"/>
          <table:table-cell office:value-type="float" office:value="8369.0"/>
          <table:table-cell office:value-type="float" office:value="3796.0"/>
          <table:table-cell office:value-type="float" office:value="0.0"/>
          <table:table-cell office:value-type="float" office:value="0.0"/>
          <table:table-cell table:formula="of:=MIN([.$B352])" office:value-type="float"/>
          <table:table-cell table:formula="of:=MIN([.$C352])" office:value-type="float"/>
          <table:table-cell table:formula="of:=MIN([.$D352])" office:value-type="float"/>
          <table:table-cell table:formula="of:=MIN([.$E352])" office:value-type="float"/>
          <table:table-cell table:formula="of:=MIN([.$F352])" office:value-type="float"/>
          <table:table-cell table:formula="of:=MIN([.$G352])" office:value-type="float"/>
          <table:table-cell table:formula="of:=MIN([.$H352])" office:value-type="float"/>
          <table:table-cell table:formula="of:=MIN([.$I352])" office:value-type="float"/>
          <table:table-cell table:formula="of:=MIN([.$J352])" office:value-type="float"/>
          <table:table-cell table:formula="of:=MIN([.$K352])" office:value-type="float"/>
          <table:table-cell table:formula="of:=MIN([.$L352])" office:value-type="float"/>
          <table:table-cell table:formula="of:=MIN([.$M352])" office:value-type="float"/>
          <table:table-cell table:formula="of:=MIN([.$N352])" office:value-type="float"/>
          <table:table-cell table:formula="of:=MEDIAN([.$B352])" office:value-type="float"/>
          <table:table-cell table:formula="of:=MEDIAN([.$C352])" office:value-type="float"/>
          <table:table-cell table:formula="of:=MEDIAN([.$D352])" office:value-type="float"/>
          <table:table-cell table:formula="of:=MEDIAN([.$E352])" office:value-type="float"/>
          <table:table-cell table:formula="of:=MEDIAN([.$F352])" office:value-type="float"/>
          <table:table-cell table:formula="of:=MEDIAN([.$G352])" office:value-type="float"/>
          <table:table-cell table:formula="of:=MEDIAN([.$H352])" office:value-type="float"/>
          <table:table-cell table:formula="of:=MEDIAN([.$I352])" office:value-type="float"/>
          <table:table-cell table:formula="of:=MEDIAN([.$J352])" office:value-type="float"/>
          <table:table-cell table:formula="of:=MEDIAN([.$K352])" office:value-type="float"/>
          <table:table-cell table:formula="of:=MEDIAN([.$L352])" office:value-type="float"/>
          <table:table-cell table:formula="of:=MEDIAN([.$M352])" office:value-type="float"/>
          <table:table-cell table:formula="of:=MEDIAN([.$N352])" office:value-type="float"/>
          <table:table-cell table:formula="of:=MAX([.$B352])" office:value-type="float"/>
          <table:table-cell table:formula="of:=MAX([.$C352])" office:value-type="float"/>
          <table:table-cell table:formula="of:=MAX([.$D352])" office:value-type="float"/>
          <table:table-cell table:formula="of:=MAX([.$E352])" office:value-type="float"/>
          <table:table-cell table:formula="of:=MAX([.$F352])" office:value-type="float"/>
          <table:table-cell table:formula="of:=MAX([.$G352])" office:value-type="float"/>
          <table:table-cell table:formula="of:=MAX([.$H352])" office:value-type="float"/>
          <table:table-cell table:formula="of:=MAX([.$I352])" office:value-type="float"/>
          <table:table-cell table:formula="of:=MAX([.$J352])" office:value-type="float"/>
          <table:table-cell table:formula="of:=MAX([.$K352])" office:value-type="float"/>
          <table:table-cell table:formula="of:=MAX([.$L352])" office:value-type="float"/>
          <table:table-cell table:formula="of:=MAX([.$M352])" office:value-type="float"/>
          <table:table-cell table:formula="of:=MAX([.$N352])" office:value-type="float"/>
        </table:table-row>
        <table:table-row table:style-name="ro1">
          <table:table-cell office:value-type="string">
            <text:p>8000/ins_8000_8_0484</text:p>
          </table:table-cell>
          <table:table-cell office:value-type="float" office:value="0.794047"/>
          <table:table-cell office:value-type="float" office:value="0.783"/>
          <table:table-cell office:value-type="float" office:value="0.58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913.0"/>
          <table:table-cell office:value-type="float" office:value="413298.0"/>
          <table:table-cell office:value-type="float" office:value="413298.0"/>
          <table:table-cell office:value-type="float" office:value="8622.0"/>
          <table:table-cell office:value-type="float" office:value="9118.0"/>
          <table:table-cell office:value-type="float" office:value="0.0"/>
          <table:table-cell office:value-type="float" office:value="0.0"/>
          <table:table-cell table:formula="of:=MIN([.$B353])" office:value-type="float"/>
          <table:table-cell table:formula="of:=MIN([.$C353])" office:value-type="float"/>
          <table:table-cell table:formula="of:=MIN([.$D353])" office:value-type="float"/>
          <table:table-cell table:formula="of:=MIN([.$E353])" office:value-type="float"/>
          <table:table-cell table:formula="of:=MIN([.$F353])" office:value-type="float"/>
          <table:table-cell table:formula="of:=MIN([.$G353])" office:value-type="float"/>
          <table:table-cell table:formula="of:=MIN([.$H353])" office:value-type="float"/>
          <table:table-cell table:formula="of:=MIN([.$I353])" office:value-type="float"/>
          <table:table-cell table:formula="of:=MIN([.$J353])" office:value-type="float"/>
          <table:table-cell table:formula="of:=MIN([.$K353])" office:value-type="float"/>
          <table:table-cell table:formula="of:=MIN([.$L353])" office:value-type="float"/>
          <table:table-cell table:formula="of:=MIN([.$M353])" office:value-type="float"/>
          <table:table-cell table:formula="of:=MIN([.$N353])" office:value-type="float"/>
          <table:table-cell table:formula="of:=MEDIAN([.$B353])" office:value-type="float"/>
          <table:table-cell table:formula="of:=MEDIAN([.$C353])" office:value-type="float"/>
          <table:table-cell table:formula="of:=MEDIAN([.$D353])" office:value-type="float"/>
          <table:table-cell table:formula="of:=MEDIAN([.$E353])" office:value-type="float"/>
          <table:table-cell table:formula="of:=MEDIAN([.$F353])" office:value-type="float"/>
          <table:table-cell table:formula="of:=MEDIAN([.$G353])" office:value-type="float"/>
          <table:table-cell table:formula="of:=MEDIAN([.$H353])" office:value-type="float"/>
          <table:table-cell table:formula="of:=MEDIAN([.$I353])" office:value-type="float"/>
          <table:table-cell table:formula="of:=MEDIAN([.$J353])" office:value-type="float"/>
          <table:table-cell table:formula="of:=MEDIAN([.$K353])" office:value-type="float"/>
          <table:table-cell table:formula="of:=MEDIAN([.$L353])" office:value-type="float"/>
          <table:table-cell table:formula="of:=MEDIAN([.$M353])" office:value-type="float"/>
          <table:table-cell table:formula="of:=MEDIAN([.$N353])" office:value-type="float"/>
          <table:table-cell table:formula="of:=MAX([.$B353])" office:value-type="float"/>
          <table:table-cell table:formula="of:=MAX([.$C353])" office:value-type="float"/>
          <table:table-cell table:formula="of:=MAX([.$D353])" office:value-type="float"/>
          <table:table-cell table:formula="of:=MAX([.$E353])" office:value-type="float"/>
          <table:table-cell table:formula="of:=MAX([.$F353])" office:value-type="float"/>
          <table:table-cell table:formula="of:=MAX([.$G353])" office:value-type="float"/>
          <table:table-cell table:formula="of:=MAX([.$H353])" office:value-type="float"/>
          <table:table-cell table:formula="of:=MAX([.$I353])" office:value-type="float"/>
          <table:table-cell table:formula="of:=MAX([.$J353])" office:value-type="float"/>
          <table:table-cell table:formula="of:=MAX([.$K353])" office:value-type="float"/>
          <table:table-cell table:formula="of:=MAX([.$L353])" office:value-type="float"/>
          <table:table-cell table:formula="of:=MAX([.$M353])" office:value-type="float"/>
          <table:table-cell table:formula="of:=MAX([.$N353])" office:value-type="float"/>
        </table:table-row>
        <table:table-row table:style-name="ro1">
          <table:table-cell office:value-type="string">
            <text:p>8000/ins_8000_9_0404</text:p>
          </table:table-cell>
          <table:table-cell office:value-type="float" office:value="0.248524"/>
          <table:table-cell office:value-type="float" office:value="0.23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1388.0"/>
          <table:table-cell office:value-type="float" office:value="1388.0"/>
          <table:table-cell office:value-type="float" office:value="7561.0"/>
          <table:table-cell office:value-type="float" office:value="2110.0"/>
          <table:table-cell office:value-type="float" office:value="0.0"/>
          <table:table-cell office:value-type="float" office:value="0.0"/>
          <table:table-cell table:formula="of:=MIN([.$B354])" office:value-type="float"/>
          <table:table-cell table:formula="of:=MIN([.$C354])" office:value-type="float"/>
          <table:table-cell table:formula="of:=MIN([.$D354])" office:value-type="float"/>
          <table:table-cell table:formula="of:=MIN([.$E354])" office:value-type="float"/>
          <table:table-cell table:formula="of:=MIN([.$F354])" office:value-type="float"/>
          <table:table-cell table:formula="of:=MIN([.$G354])" office:value-type="float"/>
          <table:table-cell table:formula="of:=MIN([.$H354])" office:value-type="float"/>
          <table:table-cell table:formula="of:=MIN([.$I354])" office:value-type="float"/>
          <table:table-cell table:formula="of:=MIN([.$J354])" office:value-type="float"/>
          <table:table-cell table:formula="of:=MIN([.$K354])" office:value-type="float"/>
          <table:table-cell table:formula="of:=MIN([.$L354])" office:value-type="float"/>
          <table:table-cell table:formula="of:=MIN([.$M354])" office:value-type="float"/>
          <table:table-cell table:formula="of:=MIN([.$N354])" office:value-type="float"/>
          <table:table-cell table:formula="of:=MEDIAN([.$B354])" office:value-type="float"/>
          <table:table-cell table:formula="of:=MEDIAN([.$C354])" office:value-type="float"/>
          <table:table-cell table:formula="of:=MEDIAN([.$D354])" office:value-type="float"/>
          <table:table-cell table:formula="of:=MEDIAN([.$E354])" office:value-type="float"/>
          <table:table-cell table:formula="of:=MEDIAN([.$F354])" office:value-type="float"/>
          <table:table-cell table:formula="of:=MEDIAN([.$G354])" office:value-type="float"/>
          <table:table-cell table:formula="of:=MEDIAN([.$H354])" office:value-type="float"/>
          <table:table-cell table:formula="of:=MEDIAN([.$I354])" office:value-type="float"/>
          <table:table-cell table:formula="of:=MEDIAN([.$J354])" office:value-type="float"/>
          <table:table-cell table:formula="of:=MEDIAN([.$K354])" office:value-type="float"/>
          <table:table-cell table:formula="of:=MEDIAN([.$L354])" office:value-type="float"/>
          <table:table-cell table:formula="of:=MEDIAN([.$M354])" office:value-type="float"/>
          <table:table-cell table:formula="of:=MEDIAN([.$N354])" office:value-type="float"/>
          <table:table-cell table:formula="of:=MAX([.$B354])" office:value-type="float"/>
          <table:table-cell table:formula="of:=MAX([.$C354])" office:value-type="float"/>
          <table:table-cell table:formula="of:=MAX([.$D354])" office:value-type="float"/>
          <table:table-cell table:formula="of:=MAX([.$E354])" office:value-type="float"/>
          <table:table-cell table:formula="of:=MAX([.$F354])" office:value-type="float"/>
          <table:table-cell table:formula="of:=MAX([.$G354])" office:value-type="float"/>
          <table:table-cell table:formula="of:=MAX([.$H354])" office:value-type="float"/>
          <table:table-cell table:formula="of:=MAX([.$I354])" office:value-type="float"/>
          <table:table-cell table:formula="of:=MAX([.$J354])" office:value-type="float"/>
          <table:table-cell table:formula="of:=MAX([.$K354])" office:value-type="float"/>
          <table:table-cell table:formula="of:=MAX([.$L354])" office:value-type="float"/>
          <table:table-cell table:formula="of:=MAX([.$M354])" office:value-type="float"/>
          <table:table-cell table:formula="of:=MAX([.$N354])" office:value-type="float"/>
        </table:table-row>
        <table:table-row table:style-name="ro1">
          <table:table-cell office:value-type="string">
            <text:p>8000/ins_8000_9_0414</text:p>
          </table:table-cell>
          <table:table-cell office:value-type="float" office:value="0.287698"/>
          <table:table-cell office:value-type="float" office:value="0.276"/>
          <table:table-cell office:value-type="float" office:value="0.03"/>
          <table:table-cell office:value-type="float" office:value="61.0"/>
          <table:table-cell office:value-type="float" office:value="0.0"/>
          <table:table-cell office:value-type="float" office:value="0.0"/>
          <table:table-cell office:value-type="float" office:value="257.0"/>
          <table:table-cell office:value-type="float" office:value="23244.0"/>
          <table:table-cell office:value-type="float" office:value="23244.0"/>
          <table:table-cell office:value-type="float" office:value="7780.0"/>
          <table:table-cell office:value-type="float" office:value="2814.0"/>
          <table:table-cell office:value-type="float" office:value="0.0"/>
          <table:table-cell office:value-type="float" office:value="0.0"/>
          <table:table-cell table:formula="of:=MIN([.$B355])" office:value-type="float"/>
          <table:table-cell table:formula="of:=MIN([.$C355])" office:value-type="float"/>
          <table:table-cell table:formula="of:=MIN([.$D355])" office:value-type="float"/>
          <table:table-cell table:formula="of:=MIN([.$E355])" office:value-type="float"/>
          <table:table-cell table:formula="of:=MIN([.$F355])" office:value-type="float"/>
          <table:table-cell table:formula="of:=MIN([.$G355])" office:value-type="float"/>
          <table:table-cell table:formula="of:=MIN([.$H355])" office:value-type="float"/>
          <table:table-cell table:formula="of:=MIN([.$I355])" office:value-type="float"/>
          <table:table-cell table:formula="of:=MIN([.$J355])" office:value-type="float"/>
          <table:table-cell table:formula="of:=MIN([.$K355])" office:value-type="float"/>
          <table:table-cell table:formula="of:=MIN([.$L355])" office:value-type="float"/>
          <table:table-cell table:formula="of:=MIN([.$M355])" office:value-type="float"/>
          <table:table-cell table:formula="of:=MIN([.$N355])" office:value-type="float"/>
          <table:table-cell table:formula="of:=MEDIAN([.$B355])" office:value-type="float"/>
          <table:table-cell table:formula="of:=MEDIAN([.$C355])" office:value-type="float"/>
          <table:table-cell table:formula="of:=MEDIAN([.$D355])" office:value-type="float"/>
          <table:table-cell table:formula="of:=MEDIAN([.$E355])" office:value-type="float"/>
          <table:table-cell table:formula="of:=MEDIAN([.$F355])" office:value-type="float"/>
          <table:table-cell table:formula="of:=MEDIAN([.$G355])" office:value-type="float"/>
          <table:table-cell table:formula="of:=MEDIAN([.$H355])" office:value-type="float"/>
          <table:table-cell table:formula="of:=MEDIAN([.$I355])" office:value-type="float"/>
          <table:table-cell table:formula="of:=MEDIAN([.$J355])" office:value-type="float"/>
          <table:table-cell table:formula="of:=MEDIAN([.$K355])" office:value-type="float"/>
          <table:table-cell table:formula="of:=MEDIAN([.$L355])" office:value-type="float"/>
          <table:table-cell table:formula="of:=MEDIAN([.$M355])" office:value-type="float"/>
          <table:table-cell table:formula="of:=MEDIAN([.$N355])" office:value-type="float"/>
          <table:table-cell table:formula="of:=MAX([.$B355])" office:value-type="float"/>
          <table:table-cell table:formula="of:=MAX([.$C355])" office:value-type="float"/>
          <table:table-cell table:formula="of:=MAX([.$D355])" office:value-type="float"/>
          <table:table-cell table:formula="of:=MAX([.$E355])" office:value-type="float"/>
          <table:table-cell table:formula="of:=MAX([.$F355])" office:value-type="float"/>
          <table:table-cell table:formula="of:=MAX([.$G355])" office:value-type="float"/>
          <table:table-cell table:formula="of:=MAX([.$H355])" office:value-type="float"/>
          <table:table-cell table:formula="of:=MAX([.$I355])" office:value-type="float"/>
          <table:table-cell table:formula="of:=MAX([.$J355])" office:value-type="float"/>
          <table:table-cell table:formula="of:=MAX([.$K355])" office:value-type="float"/>
          <table:table-cell table:formula="of:=MAX([.$L355])" office:value-type="float"/>
          <table:table-cell table:formula="of:=MAX([.$M355])" office:value-type="float"/>
          <table:table-cell table:formula="of:=MAX([.$N355])" office:value-type="float"/>
        </table:table-row>
        <table:table-row table:style-name="ro1">
          <table:table-cell office:value-type="string">
            <text:p>8000/ins_8000_9_0424</text:p>
          </table:table-cell>
          <table:table-cell office:value-type="float" office:value="0.285729"/>
          <table:table-cell office:value-type="float" office:value="0.274"/>
          <table:table-cell office:value-type="float" office:value="0.03"/>
          <table:table-cell office:value-type="float" office:value="53.0"/>
          <table:table-cell office:value-type="float" office:value="0.0"/>
          <table:table-cell office:value-type="float" office:value="0.0"/>
          <table:table-cell office:value-type="float" office:value="216.0"/>
          <table:table-cell office:value-type="float" office:value="21541.0"/>
          <table:table-cell office:value-type="float" office:value="21541.0"/>
          <table:table-cell office:value-type="float" office:value="8033.0"/>
          <table:table-cell office:value-type="float" office:value="3195.0"/>
          <table:table-cell office:value-type="float" office:value="0.0"/>
          <table:table-cell office:value-type="float" office:value="0.0"/>
          <table:table-cell table:formula="of:=MIN([.$B356])" office:value-type="float"/>
          <table:table-cell table:formula="of:=MIN([.$C356])" office:value-type="float"/>
          <table:table-cell table:formula="of:=MIN([.$D356])" office:value-type="float"/>
          <table:table-cell table:formula="of:=MIN([.$E356])" office:value-type="float"/>
          <table:table-cell table:formula="of:=MIN([.$F356])" office:value-type="float"/>
          <table:table-cell table:formula="of:=MIN([.$G356])" office:value-type="float"/>
          <table:table-cell table:formula="of:=MIN([.$H356])" office:value-type="float"/>
          <table:table-cell table:formula="of:=MIN([.$I356])" office:value-type="float"/>
          <table:table-cell table:formula="of:=MIN([.$J356])" office:value-type="float"/>
          <table:table-cell table:formula="of:=MIN([.$K356])" office:value-type="float"/>
          <table:table-cell table:formula="of:=MIN([.$L356])" office:value-type="float"/>
          <table:table-cell table:formula="of:=MIN([.$M356])" office:value-type="float"/>
          <table:table-cell table:formula="of:=MIN([.$N356])" office:value-type="float"/>
          <table:table-cell table:formula="of:=MEDIAN([.$B356])" office:value-type="float"/>
          <table:table-cell table:formula="of:=MEDIAN([.$C356])" office:value-type="float"/>
          <table:table-cell table:formula="of:=MEDIAN([.$D356])" office:value-type="float"/>
          <table:table-cell table:formula="of:=MEDIAN([.$E356])" office:value-type="float"/>
          <table:table-cell table:formula="of:=MEDIAN([.$F356])" office:value-type="float"/>
          <table:table-cell table:formula="of:=MEDIAN([.$G356])" office:value-type="float"/>
          <table:table-cell table:formula="of:=MEDIAN([.$H356])" office:value-type="float"/>
          <table:table-cell table:formula="of:=MEDIAN([.$I356])" office:value-type="float"/>
          <table:table-cell table:formula="of:=MEDIAN([.$J356])" office:value-type="float"/>
          <table:table-cell table:formula="of:=MEDIAN([.$K356])" office:value-type="float"/>
          <table:table-cell table:formula="of:=MEDIAN([.$L356])" office:value-type="float"/>
          <table:table-cell table:formula="of:=MEDIAN([.$M356])" office:value-type="float"/>
          <table:table-cell table:formula="of:=MEDIAN([.$N356])" office:value-type="float"/>
          <table:table-cell table:formula="of:=MAX([.$B356])" office:value-type="float"/>
          <table:table-cell table:formula="of:=MAX([.$C356])" office:value-type="float"/>
          <table:table-cell table:formula="of:=MAX([.$D356])" office:value-type="float"/>
          <table:table-cell table:formula="of:=MAX([.$E356])" office:value-type="float"/>
          <table:table-cell table:formula="of:=MAX([.$F356])" office:value-type="float"/>
          <table:table-cell table:formula="of:=MAX([.$G356])" office:value-type="float"/>
          <table:table-cell table:formula="of:=MAX([.$H356])" office:value-type="float"/>
          <table:table-cell table:formula="of:=MAX([.$I356])" office:value-type="float"/>
          <table:table-cell table:formula="of:=MAX([.$J356])" office:value-type="float"/>
          <table:table-cell table:formula="of:=MAX([.$K356])" office:value-type="float"/>
          <table:table-cell table:formula="of:=MAX([.$L356])" office:value-type="float"/>
          <table:table-cell table:formula="of:=MAX([.$M356])" office:value-type="float"/>
          <table:table-cell table:formula="of:=MAX([.$N356])" office:value-type="float"/>
        </table:table-row>
        <table:table-row table:style-name="ro1">
          <table:table-cell office:value-type="string">
            <text:p>8000/ins_8000_9_0434</text:p>
          </table:table-cell>
          <table:table-cell office:value-type="float" office:value="1.93808"/>
          <table:table-cell office:value-type="float" office:value="1.924"/>
          <table:table-cell office:value-type="float" office:value="1.6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771.0"/>
          <table:table-cell office:value-type="float" office:value="1017468.0"/>
          <table:table-cell office:value-type="float" office:value="1017468.0"/>
          <table:table-cell office:value-type="float" office:value="11649.0"/>
          <table:table-cell office:value-type="float" office:value="10982.0"/>
          <table:table-cell office:value-type="float" office:value="0.0"/>
          <table:table-cell office:value-type="float" office:value="0.0"/>
          <table:table-cell table:formula="of:=MIN([.$B357])" office:value-type="float"/>
          <table:table-cell table:formula="of:=MIN([.$C357])" office:value-type="float"/>
          <table:table-cell table:formula="of:=MIN([.$D357])" office:value-type="float"/>
          <table:table-cell table:formula="of:=MIN([.$E357])" office:value-type="float"/>
          <table:table-cell table:formula="of:=MIN([.$F357])" office:value-type="float"/>
          <table:table-cell table:formula="of:=MIN([.$G357])" office:value-type="float"/>
          <table:table-cell table:formula="of:=MIN([.$H357])" office:value-type="float"/>
          <table:table-cell table:formula="of:=MIN([.$I357])" office:value-type="float"/>
          <table:table-cell table:formula="of:=MIN([.$J357])" office:value-type="float"/>
          <table:table-cell table:formula="of:=MIN([.$K357])" office:value-type="float"/>
          <table:table-cell table:formula="of:=MIN([.$L357])" office:value-type="float"/>
          <table:table-cell table:formula="of:=MIN([.$M357])" office:value-type="float"/>
          <table:table-cell table:formula="of:=MIN([.$N357])" office:value-type="float"/>
          <table:table-cell table:formula="of:=MEDIAN([.$B357])" office:value-type="float"/>
          <table:table-cell table:formula="of:=MEDIAN([.$C357])" office:value-type="float"/>
          <table:table-cell table:formula="of:=MEDIAN([.$D357])" office:value-type="float"/>
          <table:table-cell table:formula="of:=MEDIAN([.$E357])" office:value-type="float"/>
          <table:table-cell table:formula="of:=MEDIAN([.$F357])" office:value-type="float"/>
          <table:table-cell table:formula="of:=MEDIAN([.$G357])" office:value-type="float"/>
          <table:table-cell table:formula="of:=MEDIAN([.$H357])" office:value-type="float"/>
          <table:table-cell table:formula="of:=MEDIAN([.$I357])" office:value-type="float"/>
          <table:table-cell table:formula="of:=MEDIAN([.$J357])" office:value-type="float"/>
          <table:table-cell table:formula="of:=MEDIAN([.$K357])" office:value-type="float"/>
          <table:table-cell table:formula="of:=MEDIAN([.$L357])" office:value-type="float"/>
          <table:table-cell table:formula="of:=MEDIAN([.$M357])" office:value-type="float"/>
          <table:table-cell table:formula="of:=MEDIAN([.$N357])" office:value-type="float"/>
          <table:table-cell table:formula="of:=MAX([.$B357])" office:value-type="float"/>
          <table:table-cell table:formula="of:=MAX([.$C357])" office:value-type="float"/>
          <table:table-cell table:formula="of:=MAX([.$D357])" office:value-type="float"/>
          <table:table-cell table:formula="of:=MAX([.$E357])" office:value-type="float"/>
          <table:table-cell table:formula="of:=MAX([.$F357])" office:value-type="float"/>
          <table:table-cell table:formula="of:=MAX([.$G357])" office:value-type="float"/>
          <table:table-cell table:formula="of:=MAX([.$H357])" office:value-type="float"/>
          <table:table-cell table:formula="of:=MAX([.$I357])" office:value-type="float"/>
          <table:table-cell table:formula="of:=MAX([.$J357])" office:value-type="float"/>
          <table:table-cell table:formula="of:=MAX([.$K357])" office:value-type="float"/>
          <table:table-cell table:formula="of:=MAX([.$L357])" office:value-type="float"/>
          <table:table-cell table:formula="of:=MAX([.$M357])" office:value-type="float"/>
          <table:table-cell table:formula="of:=MAX([.$N357])" office:value-type="float"/>
        </table:table-row>
        <table:table-row table:style-name="ro1">
          <table:table-cell office:value-type="string">
            <text:p>8000/ins_8000_9_0444</text:p>
          </table:table-cell>
          <table:table-cell office:value-type="float" office:value="0.670213"/>
          <table:table-cell office:value-type="float" office:value="0.656"/>
          <table:table-cell office:value-type="float" office:value="0.3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392.0"/>
          <table:table-cell office:value-type="float" office:value="280213.0"/>
          <table:table-cell office:value-type="float" office:value="280213.0"/>
          <table:table-cell office:value-type="float" office:value="7966.0"/>
          <table:table-cell office:value-type="float" office:value="2348.0"/>
          <table:table-cell office:value-type="float" office:value="0.0"/>
          <table:table-cell office:value-type="float" office:value="0.0"/>
          <table:table-cell table:formula="of:=MIN([.$B358])" office:value-type="float"/>
          <table:table-cell table:formula="of:=MIN([.$C358])" office:value-type="float"/>
          <table:table-cell table:formula="of:=MIN([.$D358])" office:value-type="float"/>
          <table:table-cell table:formula="of:=MIN([.$E358])" office:value-type="float"/>
          <table:table-cell table:formula="of:=MIN([.$F358])" office:value-type="float"/>
          <table:table-cell table:formula="of:=MIN([.$G358])" office:value-type="float"/>
          <table:table-cell table:formula="of:=MIN([.$H358])" office:value-type="float"/>
          <table:table-cell table:formula="of:=MIN([.$I358])" office:value-type="float"/>
          <table:table-cell table:formula="of:=MIN([.$J358])" office:value-type="float"/>
          <table:table-cell table:formula="of:=MIN([.$K358])" office:value-type="float"/>
          <table:table-cell table:formula="of:=MIN([.$L358])" office:value-type="float"/>
          <table:table-cell table:formula="of:=MIN([.$M358])" office:value-type="float"/>
          <table:table-cell table:formula="of:=MIN([.$N358])" office:value-type="float"/>
          <table:table-cell table:formula="of:=MEDIAN([.$B358])" office:value-type="float"/>
          <table:table-cell table:formula="of:=MEDIAN([.$C358])" office:value-type="float"/>
          <table:table-cell table:formula="of:=MEDIAN([.$D358])" office:value-type="float"/>
          <table:table-cell table:formula="of:=MEDIAN([.$E358])" office:value-type="float"/>
          <table:table-cell table:formula="of:=MEDIAN([.$F358])" office:value-type="float"/>
          <table:table-cell table:formula="of:=MEDIAN([.$G358])" office:value-type="float"/>
          <table:table-cell table:formula="of:=MEDIAN([.$H358])" office:value-type="float"/>
          <table:table-cell table:formula="of:=MEDIAN([.$I358])" office:value-type="float"/>
          <table:table-cell table:formula="of:=MEDIAN([.$J358])" office:value-type="float"/>
          <table:table-cell table:formula="of:=MEDIAN([.$K358])" office:value-type="float"/>
          <table:table-cell table:formula="of:=MEDIAN([.$L358])" office:value-type="float"/>
          <table:table-cell table:formula="of:=MEDIAN([.$M358])" office:value-type="float"/>
          <table:table-cell table:formula="of:=MEDIAN([.$N358])" office:value-type="float"/>
          <table:table-cell table:formula="of:=MAX([.$B358])" office:value-type="float"/>
          <table:table-cell table:formula="of:=MAX([.$C358])" office:value-type="float"/>
          <table:table-cell table:formula="of:=MAX([.$D358])" office:value-type="float"/>
          <table:table-cell table:formula="of:=MAX([.$E358])" office:value-type="float"/>
          <table:table-cell table:formula="of:=MAX([.$F358])" office:value-type="float"/>
          <table:table-cell table:formula="of:=MAX([.$G358])" office:value-type="float"/>
          <table:table-cell table:formula="of:=MAX([.$H358])" office:value-type="float"/>
          <table:table-cell table:formula="of:=MAX([.$I358])" office:value-type="float"/>
          <table:table-cell table:formula="of:=MAX([.$J358])" office:value-type="float"/>
          <table:table-cell table:formula="of:=MAX([.$K358])" office:value-type="float"/>
          <table:table-cell table:formula="of:=MAX([.$L358])" office:value-type="float"/>
          <table:table-cell table:formula="of:=MAX([.$M358])" office:value-type="float"/>
          <table:table-cell table:formula="of:=MAX([.$N358])" office:value-type="float"/>
        </table:table-row>
        <table:table-row table:style-name="ro1">
          <table:table-cell office:value-type="string">
            <text:p>8000/ins_8000_9_0454</text:p>
          </table:table-cell>
          <table:table-cell office:value-type="float" office:value="0.242609"/>
          <table:table-cell office:value-type="float" office:value="0.2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810.0"/>
          <table:table-cell office:value-type="float" office:value="810.0"/>
          <table:table-cell office:value-type="float" office:value="7167.0"/>
          <table:table-cell office:value-type="float" office:value="1887.0"/>
          <table:table-cell office:value-type="float" office:value="0.0"/>
          <table:table-cell office:value-type="float" office:value="0.0"/>
          <table:table-cell table:formula="of:=MIN([.$B359])" office:value-type="float"/>
          <table:table-cell table:formula="of:=MIN([.$C359])" office:value-type="float"/>
          <table:table-cell table:formula="of:=MIN([.$D359])" office:value-type="float"/>
          <table:table-cell table:formula="of:=MIN([.$E359])" office:value-type="float"/>
          <table:table-cell table:formula="of:=MIN([.$F359])" office:value-type="float"/>
          <table:table-cell table:formula="of:=MIN([.$G359])" office:value-type="float"/>
          <table:table-cell table:formula="of:=MIN([.$H359])" office:value-type="float"/>
          <table:table-cell table:formula="of:=MIN([.$I359])" office:value-type="float"/>
          <table:table-cell table:formula="of:=MIN([.$J359])" office:value-type="float"/>
          <table:table-cell table:formula="of:=MIN([.$K359])" office:value-type="float"/>
          <table:table-cell table:formula="of:=MIN([.$L359])" office:value-type="float"/>
          <table:table-cell table:formula="of:=MIN([.$M359])" office:value-type="float"/>
          <table:table-cell table:formula="of:=MIN([.$N359])" office:value-type="float"/>
          <table:table-cell table:formula="of:=MEDIAN([.$B359])" office:value-type="float"/>
          <table:table-cell table:formula="of:=MEDIAN([.$C359])" office:value-type="float"/>
          <table:table-cell table:formula="of:=MEDIAN([.$D359])" office:value-type="float"/>
          <table:table-cell table:formula="of:=MEDIAN([.$E359])" office:value-type="float"/>
          <table:table-cell table:formula="of:=MEDIAN([.$F359])" office:value-type="float"/>
          <table:table-cell table:formula="of:=MEDIAN([.$G359])" office:value-type="float"/>
          <table:table-cell table:formula="of:=MEDIAN([.$H359])" office:value-type="float"/>
          <table:table-cell table:formula="of:=MEDIAN([.$I359])" office:value-type="float"/>
          <table:table-cell table:formula="of:=MEDIAN([.$J359])" office:value-type="float"/>
          <table:table-cell table:formula="of:=MEDIAN([.$K359])" office:value-type="float"/>
          <table:table-cell table:formula="of:=MEDIAN([.$L359])" office:value-type="float"/>
          <table:table-cell table:formula="of:=MEDIAN([.$M359])" office:value-type="float"/>
          <table:table-cell table:formula="of:=MEDIAN([.$N359])" office:value-type="float"/>
          <table:table-cell table:formula="of:=MAX([.$B359])" office:value-type="float"/>
          <table:table-cell table:formula="of:=MAX([.$C359])" office:value-type="float"/>
          <table:table-cell table:formula="of:=MAX([.$D359])" office:value-type="float"/>
          <table:table-cell table:formula="of:=MAX([.$E359])" office:value-type="float"/>
          <table:table-cell table:formula="of:=MAX([.$F359])" office:value-type="float"/>
          <table:table-cell table:formula="of:=MAX([.$G359])" office:value-type="float"/>
          <table:table-cell table:formula="of:=MAX([.$H359])" office:value-type="float"/>
          <table:table-cell table:formula="of:=MAX([.$I359])" office:value-type="float"/>
          <table:table-cell table:formula="of:=MAX([.$J359])" office:value-type="float"/>
          <table:table-cell table:formula="of:=MAX([.$K359])" office:value-type="float"/>
          <table:table-cell table:formula="of:=MAX([.$L359])" office:value-type="float"/>
          <table:table-cell table:formula="of:=MAX([.$M359])" office:value-type="float"/>
          <table:table-cell table:formula="of:=MAX([.$N359])" office:value-type="float"/>
        </table:table-row>
        <table:table-row table:style-name="ro1">
          <table:table-cell office:value-type="string">
            <text:p>8000/ins_8000_9_0464</text:p>
          </table:table-cell>
          <table:table-cell office:value-type="float" office:value="0.248298"/>
          <table:table-cell office:value-type="float" office:value="0.2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824.0"/>
          <table:table-cell office:value-type="float" office:value="824.0"/>
          <table:table-cell office:value-type="float" office:value="7683.0"/>
          <table:table-cell office:value-type="float" office:value="2637.0"/>
          <table:table-cell office:value-type="float" office:value="0.0"/>
          <table:table-cell office:value-type="float" office:value="0.0"/>
          <table:table-cell table:formula="of:=MIN([.$B360])" office:value-type="float"/>
          <table:table-cell table:formula="of:=MIN([.$C360])" office:value-type="float"/>
          <table:table-cell table:formula="of:=MIN([.$D360])" office:value-type="float"/>
          <table:table-cell table:formula="of:=MIN([.$E360])" office:value-type="float"/>
          <table:table-cell table:formula="of:=MIN([.$F360])" office:value-type="float"/>
          <table:table-cell table:formula="of:=MIN([.$G360])" office:value-type="float"/>
          <table:table-cell table:formula="of:=MIN([.$H360])" office:value-type="float"/>
          <table:table-cell table:formula="of:=MIN([.$I360])" office:value-type="float"/>
          <table:table-cell table:formula="of:=MIN([.$J360])" office:value-type="float"/>
          <table:table-cell table:formula="of:=MIN([.$K360])" office:value-type="float"/>
          <table:table-cell table:formula="of:=MIN([.$L360])" office:value-type="float"/>
          <table:table-cell table:formula="of:=MIN([.$M360])" office:value-type="float"/>
          <table:table-cell table:formula="of:=MIN([.$N360])" office:value-type="float"/>
          <table:table-cell table:formula="of:=MEDIAN([.$B360])" office:value-type="float"/>
          <table:table-cell table:formula="of:=MEDIAN([.$C360])" office:value-type="float"/>
          <table:table-cell table:formula="of:=MEDIAN([.$D360])" office:value-type="float"/>
          <table:table-cell table:formula="of:=MEDIAN([.$E360])" office:value-type="float"/>
          <table:table-cell table:formula="of:=MEDIAN([.$F360])" office:value-type="float"/>
          <table:table-cell table:formula="of:=MEDIAN([.$G360])" office:value-type="float"/>
          <table:table-cell table:formula="of:=MEDIAN([.$H360])" office:value-type="float"/>
          <table:table-cell table:formula="of:=MEDIAN([.$I360])" office:value-type="float"/>
          <table:table-cell table:formula="of:=MEDIAN([.$J360])" office:value-type="float"/>
          <table:table-cell table:formula="of:=MEDIAN([.$K360])" office:value-type="float"/>
          <table:table-cell table:formula="of:=MEDIAN([.$L360])" office:value-type="float"/>
          <table:table-cell table:formula="of:=MEDIAN([.$M360])" office:value-type="float"/>
          <table:table-cell table:formula="of:=MEDIAN([.$N360])" office:value-type="float"/>
          <table:table-cell table:formula="of:=MAX([.$B360])" office:value-type="float"/>
          <table:table-cell table:formula="of:=MAX([.$C360])" office:value-type="float"/>
          <table:table-cell table:formula="of:=MAX([.$D360])" office:value-type="float"/>
          <table:table-cell table:formula="of:=MAX([.$E360])" office:value-type="float"/>
          <table:table-cell table:formula="of:=MAX([.$F360])" office:value-type="float"/>
          <table:table-cell table:formula="of:=MAX([.$G360])" office:value-type="float"/>
          <table:table-cell table:formula="of:=MAX([.$H360])" office:value-type="float"/>
          <table:table-cell table:formula="of:=MAX([.$I360])" office:value-type="float"/>
          <table:table-cell table:formula="of:=MAX([.$J360])" office:value-type="float"/>
          <table:table-cell table:formula="of:=MAX([.$K360])" office:value-type="float"/>
          <table:table-cell table:formula="of:=MAX([.$L360])" office:value-type="float"/>
          <table:table-cell table:formula="of:=MAX([.$M360])" office:value-type="float"/>
          <table:table-cell table:formula="of:=MAX([.$N360])" office:value-type="float"/>
        </table:table-row>
        <table:table-row table:style-name="ro1">
          <table:table-cell office:value-type="string">
            <text:p>8000/ins_8000_9_0474</text:p>
          </table:table-cell>
          <table:table-cell office:value-type="float" office:value="0.25804"/>
          <table:table-cell office:value-type="float" office:value="0.247"/>
          <table:table-cell office:value-type="float" office:value="0.01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3076.0"/>
          <table:table-cell office:value-type="float" office:value="3076.0"/>
          <table:table-cell office:value-type="float" office:value="8051.0"/>
          <table:table-cell office:value-type="float" office:value="3008.0"/>
          <table:table-cell office:value-type="float" office:value="0.0"/>
          <table:table-cell office:value-type="float" office:value="0.0"/>
          <table:table-cell table:formula="of:=MIN([.$B361])" office:value-type="float"/>
          <table:table-cell table:formula="of:=MIN([.$C361])" office:value-type="float"/>
          <table:table-cell table:formula="of:=MIN([.$D361])" office:value-type="float"/>
          <table:table-cell table:formula="of:=MIN([.$E361])" office:value-type="float"/>
          <table:table-cell table:formula="of:=MIN([.$F361])" office:value-type="float"/>
          <table:table-cell table:formula="of:=MIN([.$G361])" office:value-type="float"/>
          <table:table-cell table:formula="of:=MIN([.$H361])" office:value-type="float"/>
          <table:table-cell table:formula="of:=MIN([.$I361])" office:value-type="float"/>
          <table:table-cell table:formula="of:=MIN([.$J361])" office:value-type="float"/>
          <table:table-cell table:formula="of:=MIN([.$K361])" office:value-type="float"/>
          <table:table-cell table:formula="of:=MIN([.$L361])" office:value-type="float"/>
          <table:table-cell table:formula="of:=MIN([.$M361])" office:value-type="float"/>
          <table:table-cell table:formula="of:=MIN([.$N361])" office:value-type="float"/>
          <table:table-cell table:formula="of:=MEDIAN([.$B361])" office:value-type="float"/>
          <table:table-cell table:formula="of:=MEDIAN([.$C361])" office:value-type="float"/>
          <table:table-cell table:formula="of:=MEDIAN([.$D361])" office:value-type="float"/>
          <table:table-cell table:formula="of:=MEDIAN([.$E361])" office:value-type="float"/>
          <table:table-cell table:formula="of:=MEDIAN([.$F361])" office:value-type="float"/>
          <table:table-cell table:formula="of:=MEDIAN([.$G361])" office:value-type="float"/>
          <table:table-cell table:formula="of:=MEDIAN([.$H361])" office:value-type="float"/>
          <table:table-cell table:formula="of:=MEDIAN([.$I361])" office:value-type="float"/>
          <table:table-cell table:formula="of:=MEDIAN([.$J361])" office:value-type="float"/>
          <table:table-cell table:formula="of:=MEDIAN([.$K361])" office:value-type="float"/>
          <table:table-cell table:formula="of:=MEDIAN([.$L361])" office:value-type="float"/>
          <table:table-cell table:formula="of:=MEDIAN([.$M361])" office:value-type="float"/>
          <table:table-cell table:formula="of:=MEDIAN([.$N361])" office:value-type="float"/>
          <table:table-cell table:formula="of:=MAX([.$B361])" office:value-type="float"/>
          <table:table-cell table:formula="of:=MAX([.$C361])" office:value-type="float"/>
          <table:table-cell table:formula="of:=MAX([.$D361])" office:value-type="float"/>
          <table:table-cell table:formula="of:=MAX([.$E361])" office:value-type="float"/>
          <table:table-cell table:formula="of:=MAX([.$F361])" office:value-type="float"/>
          <table:table-cell table:formula="of:=MAX([.$G361])" office:value-type="float"/>
          <table:table-cell table:formula="of:=MAX([.$H361])" office:value-type="float"/>
          <table:table-cell table:formula="of:=MAX([.$I361])" office:value-type="float"/>
          <table:table-cell table:formula="of:=MAX([.$J361])" office:value-type="float"/>
          <table:table-cell table:formula="of:=MAX([.$K361])" office:value-type="float"/>
          <table:table-cell table:formula="of:=MAX([.$L361])" office:value-type="float"/>
          <table:table-cell table:formula="of:=MAX([.$M361])" office:value-type="float"/>
          <table:table-cell table:formula="of:=MAX([.$N361])" office:value-type="float"/>
        </table:table-row>
        <table:table-row table:style-name="ro1">
          <table:table-cell office:value-type="string">
            <text:p>8000/ins_8000_9_0484</text:p>
          </table:table-cell>
          <table:table-cell office:value-type="float" office:value="1.46911"/>
          <table:table-cell office:value-type="float" office:value="1.456"/>
          <table:table-cell office:value-type="float" office:value="1.2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437.0"/>
          <table:table-cell office:value-type="float" office:value="630501.0"/>
          <table:table-cell office:value-type="float" office:value="630501.0"/>
          <table:table-cell office:value-type="float" office:value="8676.0"/>
          <table:table-cell office:value-type="float" office:value="9763.0"/>
          <table:table-cell office:value-type="float" office:value="0.0"/>
          <table:table-cell office:value-type="float" office:value="0.0"/>
          <table:table-cell table:formula="of:=MIN([.$B362])" office:value-type="float"/>
          <table:table-cell table:formula="of:=MIN([.$C362])" office:value-type="float"/>
          <table:table-cell table:formula="of:=MIN([.$D362])" office:value-type="float"/>
          <table:table-cell table:formula="of:=MIN([.$E362])" office:value-type="float"/>
          <table:table-cell table:formula="of:=MIN([.$F362])" office:value-type="float"/>
          <table:table-cell table:formula="of:=MIN([.$G362])" office:value-type="float"/>
          <table:table-cell table:formula="of:=MIN([.$H362])" office:value-type="float"/>
          <table:table-cell table:formula="of:=MIN([.$I362])" office:value-type="float"/>
          <table:table-cell table:formula="of:=MIN([.$J362])" office:value-type="float"/>
          <table:table-cell table:formula="of:=MIN([.$K362])" office:value-type="float"/>
          <table:table-cell table:formula="of:=MIN([.$L362])" office:value-type="float"/>
          <table:table-cell table:formula="of:=MIN([.$M362])" office:value-type="float"/>
          <table:table-cell table:formula="of:=MIN([.$N362])" office:value-type="float"/>
          <table:table-cell table:formula="of:=MEDIAN([.$B362])" office:value-type="float"/>
          <table:table-cell table:formula="of:=MEDIAN([.$C362])" office:value-type="float"/>
          <table:table-cell table:formula="of:=MEDIAN([.$D362])" office:value-type="float"/>
          <table:table-cell table:formula="of:=MEDIAN([.$E362])" office:value-type="float"/>
          <table:table-cell table:formula="of:=MEDIAN([.$F362])" office:value-type="float"/>
          <table:table-cell table:formula="of:=MEDIAN([.$G362])" office:value-type="float"/>
          <table:table-cell table:formula="of:=MEDIAN([.$H362])" office:value-type="float"/>
          <table:table-cell table:formula="of:=MEDIAN([.$I362])" office:value-type="float"/>
          <table:table-cell table:formula="of:=MEDIAN([.$J362])" office:value-type="float"/>
          <table:table-cell table:formula="of:=MEDIAN([.$K362])" office:value-type="float"/>
          <table:table-cell table:formula="of:=MEDIAN([.$L362])" office:value-type="float"/>
          <table:table-cell table:formula="of:=MEDIAN([.$M362])" office:value-type="float"/>
          <table:table-cell table:formula="of:=MEDIAN([.$N362])" office:value-type="float"/>
          <table:table-cell table:formula="of:=MAX([.$B362])" office:value-type="float"/>
          <table:table-cell table:formula="of:=MAX([.$C362])" office:value-type="float"/>
          <table:table-cell table:formula="of:=MAX([.$D362])" office:value-type="float"/>
          <table:table-cell table:formula="of:=MAX([.$E362])" office:value-type="float"/>
          <table:table-cell table:formula="of:=MAX([.$F362])" office:value-type="float"/>
          <table:table-cell table:formula="of:=MAX([.$G362])" office:value-type="float"/>
          <table:table-cell table:formula="of:=MAX([.$H362])" office:value-type="float"/>
          <table:table-cell table:formula="of:=MAX([.$I362])" office:value-type="float"/>
          <table:table-cell table:formula="of:=MAX([.$J362])" office:value-type="float"/>
          <table:table-cell table:formula="of:=MAX([.$K362])" office:value-type="float"/>
          <table:table-cell table:formula="of:=MAX([.$L362])" office:value-type="float"/>
          <table:table-cell table:formula="of:=MAX([.$M362])" office:value-type="float"/>
          <table:table-cell table:formula="of:=MAX([.$N362])" office:value-type="float"/>
        </table:table-row>
        <table:table-row table:style-name="ro1">
          <table:table-cell office:value-type="string">
            <text:p>9000/ins_9000_0_0404</text:p>
          </table:table-cell>
          <table:table-cell office:value-type="float" office:value="0.942759"/>
          <table:table-cell office:value-type="float" office:value="0.931"/>
          <table:table-cell office:value-type="float" office:value="0.6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2131.0"/>
          <table:table-cell office:value-type="float" office:value="434333.0"/>
          <table:table-cell office:value-type="float" office:value="434333.0"/>
          <table:table-cell office:value-type="float" office:value="9337.0"/>
          <table:table-cell office:value-type="float" office:value="3865.0"/>
          <table:table-cell office:value-type="float" office:value="0.0"/>
          <table:table-cell office:value-type="float" office:value="0.0"/>
          <table:table-cell table:formula="of:=MIN([.$B363])" office:value-type="float"/>
          <table:table-cell table:formula="of:=MIN([.$C363])" office:value-type="float"/>
          <table:table-cell table:formula="of:=MIN([.$D363])" office:value-type="float"/>
          <table:table-cell table:formula="of:=MIN([.$E363])" office:value-type="float"/>
          <table:table-cell table:formula="of:=MIN([.$F363])" office:value-type="float"/>
          <table:table-cell table:formula="of:=MIN([.$G363])" office:value-type="float"/>
          <table:table-cell table:formula="of:=MIN([.$H363])" office:value-type="float"/>
          <table:table-cell table:formula="of:=MIN([.$I363])" office:value-type="float"/>
          <table:table-cell table:formula="of:=MIN([.$J363])" office:value-type="float"/>
          <table:table-cell table:formula="of:=MIN([.$K363])" office:value-type="float"/>
          <table:table-cell table:formula="of:=MIN([.$L363])" office:value-type="float"/>
          <table:table-cell table:formula="of:=MIN([.$M363])" office:value-type="float"/>
          <table:table-cell table:formula="of:=MIN([.$N363])" office:value-type="float"/>
          <table:table-cell table:formula="of:=MEDIAN([.$B363])" office:value-type="float"/>
          <table:table-cell table:formula="of:=MEDIAN([.$C363])" office:value-type="float"/>
          <table:table-cell table:formula="of:=MEDIAN([.$D363])" office:value-type="float"/>
          <table:table-cell table:formula="of:=MEDIAN([.$E363])" office:value-type="float"/>
          <table:table-cell table:formula="of:=MEDIAN([.$F363])" office:value-type="float"/>
          <table:table-cell table:formula="of:=MEDIAN([.$G363])" office:value-type="float"/>
          <table:table-cell table:formula="of:=MEDIAN([.$H363])" office:value-type="float"/>
          <table:table-cell table:formula="of:=MEDIAN([.$I363])" office:value-type="float"/>
          <table:table-cell table:formula="of:=MEDIAN([.$J363])" office:value-type="float"/>
          <table:table-cell table:formula="of:=MEDIAN([.$K363])" office:value-type="float"/>
          <table:table-cell table:formula="of:=MEDIAN([.$L363])" office:value-type="float"/>
          <table:table-cell table:formula="of:=MEDIAN([.$M363])" office:value-type="float"/>
          <table:table-cell table:formula="of:=MEDIAN([.$N363])" office:value-type="float"/>
          <table:table-cell table:formula="of:=MAX([.$B363])" office:value-type="float"/>
          <table:table-cell table:formula="of:=MAX([.$C363])" office:value-type="float"/>
          <table:table-cell table:formula="of:=MAX([.$D363])" office:value-type="float"/>
          <table:table-cell table:formula="of:=MAX([.$E363])" office:value-type="float"/>
          <table:table-cell table:formula="of:=MAX([.$F363])" office:value-type="float"/>
          <table:table-cell table:formula="of:=MAX([.$G363])" office:value-type="float"/>
          <table:table-cell table:formula="of:=MAX([.$H363])" office:value-type="float"/>
          <table:table-cell table:formula="of:=MAX([.$I363])" office:value-type="float"/>
          <table:table-cell table:formula="of:=MAX([.$J363])" office:value-type="float"/>
          <table:table-cell table:formula="of:=MAX([.$K363])" office:value-type="float"/>
          <table:table-cell table:formula="of:=MAX([.$L363])" office:value-type="float"/>
          <table:table-cell table:formula="of:=MAX([.$M363])" office:value-type="float"/>
          <table:table-cell table:formula="of:=MAX([.$N363])" office:value-type="float"/>
        </table:table-row>
        <table:table-row table:style-name="ro1">
          <table:table-cell office:value-type="string">
            <text:p>9000/ins_9000_0_0414</text:p>
          </table:table-cell>
          <table:table-cell office:value-type="float" office:value="1.39236"/>
          <table:table-cell office:value-type="float" office:value="1.38"/>
          <table:table-cell office:value-type="float" office:value="1.11"/>
          <table:table-cell office:value-type="float" office:value="1000.0"/>
          <table:table-cell office:value-type="float" office:value="0.0"/>
          <table:table-cell office:value-type="float" office:value="9.0"/>
          <table:table-cell office:value-type="float" office:value="14303.0"/>
          <table:table-cell office:value-type="float" office:value="511805.0"/>
          <table:table-cell office:value-type="float" office:value="511805.0"/>
          <table:table-cell office:value-type="float" office:value="9152.0"/>
          <table:table-cell office:value-type="float" office:value="3734.0"/>
          <table:table-cell office:value-type="float" office:value="0.0"/>
          <table:table-cell office:value-type="float" office:value="0.0"/>
          <table:table-cell table:formula="of:=MIN([.$B364])" office:value-type="float"/>
          <table:table-cell table:formula="of:=MIN([.$C364])" office:value-type="float"/>
          <table:table-cell table:formula="of:=MIN([.$D364])" office:value-type="float"/>
          <table:table-cell table:formula="of:=MIN([.$E364])" office:value-type="float"/>
          <table:table-cell table:formula="of:=MIN([.$F364])" office:value-type="float"/>
          <table:table-cell table:formula="of:=MIN([.$G364])" office:value-type="float"/>
          <table:table-cell table:formula="of:=MIN([.$H364])" office:value-type="float"/>
          <table:table-cell table:formula="of:=MIN([.$I364])" office:value-type="float"/>
          <table:table-cell table:formula="of:=MIN([.$J364])" office:value-type="float"/>
          <table:table-cell table:formula="of:=MIN([.$K364])" office:value-type="float"/>
          <table:table-cell table:formula="of:=MIN([.$L364])" office:value-type="float"/>
          <table:table-cell table:formula="of:=MIN([.$M364])" office:value-type="float"/>
          <table:table-cell table:formula="of:=MIN([.$N364])" office:value-type="float"/>
          <table:table-cell table:formula="of:=MEDIAN([.$B364])" office:value-type="float"/>
          <table:table-cell table:formula="of:=MEDIAN([.$C364])" office:value-type="float"/>
          <table:table-cell table:formula="of:=MEDIAN([.$D364])" office:value-type="float"/>
          <table:table-cell table:formula="of:=MEDIAN([.$E364])" office:value-type="float"/>
          <table:table-cell table:formula="of:=MEDIAN([.$F364])" office:value-type="float"/>
          <table:table-cell table:formula="of:=MEDIAN([.$G364])" office:value-type="float"/>
          <table:table-cell table:formula="of:=MEDIAN([.$H364])" office:value-type="float"/>
          <table:table-cell table:formula="of:=MEDIAN([.$I364])" office:value-type="float"/>
          <table:table-cell table:formula="of:=MEDIAN([.$J364])" office:value-type="float"/>
          <table:table-cell table:formula="of:=MEDIAN([.$K364])" office:value-type="float"/>
          <table:table-cell table:formula="of:=MEDIAN([.$L364])" office:value-type="float"/>
          <table:table-cell table:formula="of:=MEDIAN([.$M364])" office:value-type="float"/>
          <table:table-cell table:formula="of:=MEDIAN([.$N364])" office:value-type="float"/>
          <table:table-cell table:formula="of:=MAX([.$B364])" office:value-type="float"/>
          <table:table-cell table:formula="of:=MAX([.$C364])" office:value-type="float"/>
          <table:table-cell table:formula="of:=MAX([.$D364])" office:value-type="float"/>
          <table:table-cell table:formula="of:=MAX([.$E364])" office:value-type="float"/>
          <table:table-cell table:formula="of:=MAX([.$F364])" office:value-type="float"/>
          <table:table-cell table:formula="of:=MAX([.$G364])" office:value-type="float"/>
          <table:table-cell table:formula="of:=MAX([.$H364])" office:value-type="float"/>
          <table:table-cell table:formula="of:=MAX([.$I364])" office:value-type="float"/>
          <table:table-cell table:formula="of:=MAX([.$J364])" office:value-type="float"/>
          <table:table-cell table:formula="of:=MAX([.$K364])" office:value-type="float"/>
          <table:table-cell table:formula="of:=MAX([.$L364])" office:value-type="float"/>
          <table:table-cell table:formula="of:=MAX([.$M364])" office:value-type="float"/>
          <table:table-cell table:formula="of:=MAX([.$N364])" office:value-type="float"/>
        </table:table-row>
        <table:table-row table:style-name="ro1">
          <table:table-cell office:value-type="string">
            <text:p>9000/ins_9000_0_0424</text:p>
          </table:table-cell>
          <table:table-cell office:value-type="float" office:value="0.621139"/>
          <table:table-cell office:value-type="float" office:value="0.608"/>
          <table:table-cell office:value-type="float" office:value="0.34"/>
          <table:table-cell office:value-type="float" office:value="349.0"/>
          <table:table-cell office:value-type="float" office:value="0.0"/>
          <table:table-cell office:value-type="float" office:value="7.0"/>
          <table:table-cell office:value-type="float" office:value="4273.0"/>
          <table:table-cell office:value-type="float" office:value="164999.0"/>
          <table:table-cell office:value-type="float" office:value="164999.0"/>
          <table:table-cell office:value-type="float" office:value="9207.0"/>
          <table:table-cell office:value-type="float" office:value="3851.0"/>
          <table:table-cell office:value-type="float" office:value="0.0"/>
          <table:table-cell office:value-type="float" office:value="0.0"/>
          <table:table-cell table:formula="of:=MIN([.$B365])" office:value-type="float"/>
          <table:table-cell table:formula="of:=MIN([.$C365])" office:value-type="float"/>
          <table:table-cell table:formula="of:=MIN([.$D365])" office:value-type="float"/>
          <table:table-cell table:formula="of:=MIN([.$E365])" office:value-type="float"/>
          <table:table-cell table:formula="of:=MIN([.$F365])" office:value-type="float"/>
          <table:table-cell table:formula="of:=MIN([.$G365])" office:value-type="float"/>
          <table:table-cell table:formula="of:=MIN([.$H365])" office:value-type="float"/>
          <table:table-cell table:formula="of:=MIN([.$I365])" office:value-type="float"/>
          <table:table-cell table:formula="of:=MIN([.$J365])" office:value-type="float"/>
          <table:table-cell table:formula="of:=MIN([.$K365])" office:value-type="float"/>
          <table:table-cell table:formula="of:=MIN([.$L365])" office:value-type="float"/>
          <table:table-cell table:formula="of:=MIN([.$M365])" office:value-type="float"/>
          <table:table-cell table:formula="of:=MIN([.$N365])" office:value-type="float"/>
          <table:table-cell table:formula="of:=MEDIAN([.$B365])" office:value-type="float"/>
          <table:table-cell table:formula="of:=MEDIAN([.$C365])" office:value-type="float"/>
          <table:table-cell table:formula="of:=MEDIAN([.$D365])" office:value-type="float"/>
          <table:table-cell table:formula="of:=MEDIAN([.$E365])" office:value-type="float"/>
          <table:table-cell table:formula="of:=MEDIAN([.$F365])" office:value-type="float"/>
          <table:table-cell table:formula="of:=MEDIAN([.$G365])" office:value-type="float"/>
          <table:table-cell table:formula="of:=MEDIAN([.$H365])" office:value-type="float"/>
          <table:table-cell table:formula="of:=MEDIAN([.$I365])" office:value-type="float"/>
          <table:table-cell table:formula="of:=MEDIAN([.$J365])" office:value-type="float"/>
          <table:table-cell table:formula="of:=MEDIAN([.$K365])" office:value-type="float"/>
          <table:table-cell table:formula="of:=MEDIAN([.$L365])" office:value-type="float"/>
          <table:table-cell table:formula="of:=MEDIAN([.$M365])" office:value-type="float"/>
          <table:table-cell table:formula="of:=MEDIAN([.$N365])" office:value-type="float"/>
          <table:table-cell table:formula="of:=MAX([.$B365])" office:value-type="float"/>
          <table:table-cell table:formula="of:=MAX([.$C365])" office:value-type="float"/>
          <table:table-cell table:formula="of:=MAX([.$D365])" office:value-type="float"/>
          <table:table-cell table:formula="of:=MAX([.$E365])" office:value-type="float"/>
          <table:table-cell table:formula="of:=MAX([.$F365])" office:value-type="float"/>
          <table:table-cell table:formula="of:=MAX([.$G365])" office:value-type="float"/>
          <table:table-cell table:formula="of:=MAX([.$H365])" office:value-type="float"/>
          <table:table-cell table:formula="of:=MAX([.$I365])" office:value-type="float"/>
          <table:table-cell table:formula="of:=MAX([.$J365])" office:value-type="float"/>
          <table:table-cell table:formula="of:=MAX([.$K365])" office:value-type="float"/>
          <table:table-cell table:formula="of:=MAX([.$L365])" office:value-type="float"/>
          <table:table-cell table:formula="of:=MAX([.$M365])" office:value-type="float"/>
          <table:table-cell table:formula="of:=MAX([.$N365])" office:value-type="float"/>
        </table:table-row>
        <table:table-row table:style-name="ro1">
          <table:table-cell office:value-type="string">
            <text:p>9000/ins_9000_0_0434</text:p>
          </table:table-cell>
          <table:table-cell office:value-type="float" office:value="1.27527"/>
          <table:table-cell office:value-type="float" office:value="1.262"/>
          <table:table-cell office:value-type="float" office:value="0.9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022.0"/>
          <table:table-cell office:value-type="float" office:value="787501.0"/>
          <table:table-cell office:value-type="float" office:value="787501.0"/>
          <table:table-cell office:value-type="float" office:value="11834.0"/>
          <table:table-cell office:value-type="float" office:value="8849.0"/>
          <table:table-cell office:value-type="float" office:value="0.0"/>
          <table:table-cell office:value-type="float" office:value="0.0"/>
          <table:table-cell table:formula="of:=MIN([.$B366])" office:value-type="float"/>
          <table:table-cell table:formula="of:=MIN([.$C366])" office:value-type="float"/>
          <table:table-cell table:formula="of:=MIN([.$D366])" office:value-type="float"/>
          <table:table-cell table:formula="of:=MIN([.$E366])" office:value-type="float"/>
          <table:table-cell table:formula="of:=MIN([.$F366])" office:value-type="float"/>
          <table:table-cell table:formula="of:=MIN([.$G366])" office:value-type="float"/>
          <table:table-cell table:formula="of:=MIN([.$H366])" office:value-type="float"/>
          <table:table-cell table:formula="of:=MIN([.$I366])" office:value-type="float"/>
          <table:table-cell table:formula="of:=MIN([.$J366])" office:value-type="float"/>
          <table:table-cell table:formula="of:=MIN([.$K366])" office:value-type="float"/>
          <table:table-cell table:formula="of:=MIN([.$L366])" office:value-type="float"/>
          <table:table-cell table:formula="of:=MIN([.$M366])" office:value-type="float"/>
          <table:table-cell table:formula="of:=MIN([.$N366])" office:value-type="float"/>
          <table:table-cell table:formula="of:=MEDIAN([.$B366])" office:value-type="float"/>
          <table:table-cell table:formula="of:=MEDIAN([.$C366])" office:value-type="float"/>
          <table:table-cell table:formula="of:=MEDIAN([.$D366])" office:value-type="float"/>
          <table:table-cell table:formula="of:=MEDIAN([.$E366])" office:value-type="float"/>
          <table:table-cell table:formula="of:=MEDIAN([.$F366])" office:value-type="float"/>
          <table:table-cell table:formula="of:=MEDIAN([.$G366])" office:value-type="float"/>
          <table:table-cell table:formula="of:=MEDIAN([.$H366])" office:value-type="float"/>
          <table:table-cell table:formula="of:=MEDIAN([.$I366])" office:value-type="float"/>
          <table:table-cell table:formula="of:=MEDIAN([.$J366])" office:value-type="float"/>
          <table:table-cell table:formula="of:=MEDIAN([.$K366])" office:value-type="float"/>
          <table:table-cell table:formula="of:=MEDIAN([.$L366])" office:value-type="float"/>
          <table:table-cell table:formula="of:=MEDIAN([.$M366])" office:value-type="float"/>
          <table:table-cell table:formula="of:=MEDIAN([.$N366])" office:value-type="float"/>
          <table:table-cell table:formula="of:=MAX([.$B366])" office:value-type="float"/>
          <table:table-cell table:formula="of:=MAX([.$C366])" office:value-type="float"/>
          <table:table-cell table:formula="of:=MAX([.$D366])" office:value-type="float"/>
          <table:table-cell table:formula="of:=MAX([.$E366])" office:value-type="float"/>
          <table:table-cell table:formula="of:=MAX([.$F366])" office:value-type="float"/>
          <table:table-cell table:formula="of:=MAX([.$G366])" office:value-type="float"/>
          <table:table-cell table:formula="of:=MAX([.$H366])" office:value-type="float"/>
          <table:table-cell table:formula="of:=MAX([.$I366])" office:value-type="float"/>
          <table:table-cell table:formula="of:=MAX([.$J366])" office:value-type="float"/>
          <table:table-cell table:formula="of:=MAX([.$K366])" office:value-type="float"/>
          <table:table-cell table:formula="of:=MAX([.$L366])" office:value-type="float"/>
          <table:table-cell table:formula="of:=MAX([.$M366])" office:value-type="float"/>
          <table:table-cell table:formula="of:=MAX([.$N366])" office:value-type="float"/>
        </table:table-row>
        <table:table-row table:style-name="ro1">
          <table:table-cell office:value-type="string">
            <text:p>9000/ins_9000_0_0444</text:p>
          </table:table-cell>
          <table:table-cell office:value-type="float" office:value="1.03707"/>
          <table:table-cell office:value-type="float" office:value="1.024"/>
          <table:table-cell office:value-type="float" office:value="0.74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492.0"/>
          <table:table-cell office:value-type="float" office:value="438872.0"/>
          <table:table-cell office:value-type="float" office:value="438872.0"/>
          <table:table-cell office:value-type="float" office:value="10039.0"/>
          <table:table-cell office:value-type="float" office:value="4760.0"/>
          <table:table-cell office:value-type="float" office:value="0.0"/>
          <table:table-cell office:value-type="float" office:value="0.0"/>
          <table:table-cell table:formula="of:=MIN([.$B367])" office:value-type="float"/>
          <table:table-cell table:formula="of:=MIN([.$C367])" office:value-type="float"/>
          <table:table-cell table:formula="of:=MIN([.$D367])" office:value-type="float"/>
          <table:table-cell table:formula="of:=MIN([.$E367])" office:value-type="float"/>
          <table:table-cell table:formula="of:=MIN([.$F367])" office:value-type="float"/>
          <table:table-cell table:formula="of:=MIN([.$G367])" office:value-type="float"/>
          <table:table-cell table:formula="of:=MIN([.$H367])" office:value-type="float"/>
          <table:table-cell table:formula="of:=MIN([.$I367])" office:value-type="float"/>
          <table:table-cell table:formula="of:=MIN([.$J367])" office:value-type="float"/>
          <table:table-cell table:formula="of:=MIN([.$K367])" office:value-type="float"/>
          <table:table-cell table:formula="of:=MIN([.$L367])" office:value-type="float"/>
          <table:table-cell table:formula="of:=MIN([.$M367])" office:value-type="float"/>
          <table:table-cell table:formula="of:=MIN([.$N367])" office:value-type="float"/>
          <table:table-cell table:formula="of:=MEDIAN([.$B367])" office:value-type="float"/>
          <table:table-cell table:formula="of:=MEDIAN([.$C367])" office:value-type="float"/>
          <table:table-cell table:formula="of:=MEDIAN([.$D367])" office:value-type="float"/>
          <table:table-cell table:formula="of:=MEDIAN([.$E367])" office:value-type="float"/>
          <table:table-cell table:formula="of:=MEDIAN([.$F367])" office:value-type="float"/>
          <table:table-cell table:formula="of:=MEDIAN([.$G367])" office:value-type="float"/>
          <table:table-cell table:formula="of:=MEDIAN([.$H367])" office:value-type="float"/>
          <table:table-cell table:formula="of:=MEDIAN([.$I367])" office:value-type="float"/>
          <table:table-cell table:formula="of:=MEDIAN([.$J367])" office:value-type="float"/>
          <table:table-cell table:formula="of:=MEDIAN([.$K367])" office:value-type="float"/>
          <table:table-cell table:formula="of:=MEDIAN([.$L367])" office:value-type="float"/>
          <table:table-cell table:formula="of:=MEDIAN([.$M367])" office:value-type="float"/>
          <table:table-cell table:formula="of:=MEDIAN([.$N367])" office:value-type="float"/>
          <table:table-cell table:formula="of:=MAX([.$B367])" office:value-type="float"/>
          <table:table-cell table:formula="of:=MAX([.$C367])" office:value-type="float"/>
          <table:table-cell table:formula="of:=MAX([.$D367])" office:value-type="float"/>
          <table:table-cell table:formula="of:=MAX([.$E367])" office:value-type="float"/>
          <table:table-cell table:formula="of:=MAX([.$F367])" office:value-type="float"/>
          <table:table-cell table:formula="of:=MAX([.$G367])" office:value-type="float"/>
          <table:table-cell table:formula="of:=MAX([.$H367])" office:value-type="float"/>
          <table:table-cell table:formula="of:=MAX([.$I367])" office:value-type="float"/>
          <table:table-cell table:formula="of:=MAX([.$J367])" office:value-type="float"/>
          <table:table-cell table:formula="of:=MAX([.$K367])" office:value-type="float"/>
          <table:table-cell table:formula="of:=MAX([.$L367])" office:value-type="float"/>
          <table:table-cell table:formula="of:=MAX([.$M367])" office:value-type="float"/>
          <table:table-cell table:formula="of:=MAX([.$N367])" office:value-type="float"/>
        </table:table-row>
        <table:table-row table:style-name="ro1">
          <table:table-cell office:value-type="string">
            <text:p>9000/ins_9000_0_0454</text:p>
          </table:table-cell>
          <table:table-cell office:value-type="float" office:value="1.14766"/>
          <table:table-cell office:value-type="float" office:value="1.134"/>
          <table:table-cell office:value-type="float" office:value="0.87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908.0"/>
          <table:table-cell office:value-type="float" office:value="555579.0"/>
          <table:table-cell office:value-type="float" office:value="555579.0"/>
          <table:table-cell office:value-type="float" office:value="9304.0"/>
          <table:table-cell office:value-type="float" office:value="4335.0"/>
          <table:table-cell office:value-type="float" office:value="0.0"/>
          <table:table-cell office:value-type="float" office:value="0.0"/>
          <table:table-cell table:formula="of:=MIN([.$B368])" office:value-type="float"/>
          <table:table-cell table:formula="of:=MIN([.$C368])" office:value-type="float"/>
          <table:table-cell table:formula="of:=MIN([.$D368])" office:value-type="float"/>
          <table:table-cell table:formula="of:=MIN([.$E368])" office:value-type="float"/>
          <table:table-cell table:formula="of:=MIN([.$F368])" office:value-type="float"/>
          <table:table-cell table:formula="of:=MIN([.$G368])" office:value-type="float"/>
          <table:table-cell table:formula="of:=MIN([.$H368])" office:value-type="float"/>
          <table:table-cell table:formula="of:=MIN([.$I368])" office:value-type="float"/>
          <table:table-cell table:formula="of:=MIN([.$J368])" office:value-type="float"/>
          <table:table-cell table:formula="of:=MIN([.$K368])" office:value-type="float"/>
          <table:table-cell table:formula="of:=MIN([.$L368])" office:value-type="float"/>
          <table:table-cell table:formula="of:=MIN([.$M368])" office:value-type="float"/>
          <table:table-cell table:formula="of:=MIN([.$N368])" office:value-type="float"/>
          <table:table-cell table:formula="of:=MEDIAN([.$B368])" office:value-type="float"/>
          <table:table-cell table:formula="of:=MEDIAN([.$C368])" office:value-type="float"/>
          <table:table-cell table:formula="of:=MEDIAN([.$D368])" office:value-type="float"/>
          <table:table-cell table:formula="of:=MEDIAN([.$E368])" office:value-type="float"/>
          <table:table-cell table:formula="of:=MEDIAN([.$F368])" office:value-type="float"/>
          <table:table-cell table:formula="of:=MEDIAN([.$G368])" office:value-type="float"/>
          <table:table-cell table:formula="of:=MEDIAN([.$H368])" office:value-type="float"/>
          <table:table-cell table:formula="of:=MEDIAN([.$I368])" office:value-type="float"/>
          <table:table-cell table:formula="of:=MEDIAN([.$J368])" office:value-type="float"/>
          <table:table-cell table:formula="of:=MEDIAN([.$K368])" office:value-type="float"/>
          <table:table-cell table:formula="of:=MEDIAN([.$L368])" office:value-type="float"/>
          <table:table-cell table:formula="of:=MEDIAN([.$M368])" office:value-type="float"/>
          <table:table-cell table:formula="of:=MEDIAN([.$N368])" office:value-type="float"/>
          <table:table-cell table:formula="of:=MAX([.$B368])" office:value-type="float"/>
          <table:table-cell table:formula="of:=MAX([.$C368])" office:value-type="float"/>
          <table:table-cell table:formula="of:=MAX([.$D368])" office:value-type="float"/>
          <table:table-cell table:formula="of:=MAX([.$E368])" office:value-type="float"/>
          <table:table-cell table:formula="of:=MAX([.$F368])" office:value-type="float"/>
          <table:table-cell table:formula="of:=MAX([.$G368])" office:value-type="float"/>
          <table:table-cell table:formula="of:=MAX([.$H368])" office:value-type="float"/>
          <table:table-cell table:formula="of:=MAX([.$I368])" office:value-type="float"/>
          <table:table-cell table:formula="of:=MAX([.$J368])" office:value-type="float"/>
          <table:table-cell table:formula="of:=MAX([.$K368])" office:value-type="float"/>
          <table:table-cell table:formula="of:=MAX([.$L368])" office:value-type="float"/>
          <table:table-cell table:formula="of:=MAX([.$M368])" office:value-type="float"/>
          <table:table-cell table:formula="of:=MAX([.$N368])" office:value-type="float"/>
        </table:table-row>
        <table:table-row table:style-name="ro1">
          <table:table-cell office:value-type="string">
            <text:p>9000/ins_9000_0_0464</text:p>
          </table:table-cell>
          <table:table-cell office:value-type="float" office:value="0.284401"/>
          <table:table-cell office:value-type="float" office:value="0.272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2068.0"/>
          <table:table-cell office:value-type="float" office:value="2068.0"/>
          <table:table-cell office:value-type="float" office:value="8867.0"/>
          <table:table-cell office:value-type="float" office:value="3178.0"/>
          <table:table-cell office:value-type="float" office:value="0.0"/>
          <table:table-cell office:value-type="float" office:value="0.0"/>
          <table:table-cell table:formula="of:=MIN([.$B369])" office:value-type="float"/>
          <table:table-cell table:formula="of:=MIN([.$C369])" office:value-type="float"/>
          <table:table-cell table:formula="of:=MIN([.$D369])" office:value-type="float"/>
          <table:table-cell table:formula="of:=MIN([.$E369])" office:value-type="float"/>
          <table:table-cell table:formula="of:=MIN([.$F369])" office:value-type="float"/>
          <table:table-cell table:formula="of:=MIN([.$G369])" office:value-type="float"/>
          <table:table-cell table:formula="of:=MIN([.$H369])" office:value-type="float"/>
          <table:table-cell table:formula="of:=MIN([.$I369])" office:value-type="float"/>
          <table:table-cell table:formula="of:=MIN([.$J369])" office:value-type="float"/>
          <table:table-cell table:formula="of:=MIN([.$K369])" office:value-type="float"/>
          <table:table-cell table:formula="of:=MIN([.$L369])" office:value-type="float"/>
          <table:table-cell table:formula="of:=MIN([.$M369])" office:value-type="float"/>
          <table:table-cell table:formula="of:=MIN([.$N369])" office:value-type="float"/>
          <table:table-cell table:formula="of:=MEDIAN([.$B369])" office:value-type="float"/>
          <table:table-cell table:formula="of:=MEDIAN([.$C369])" office:value-type="float"/>
          <table:table-cell table:formula="of:=MEDIAN([.$D369])" office:value-type="float"/>
          <table:table-cell table:formula="of:=MEDIAN([.$E369])" office:value-type="float"/>
          <table:table-cell table:formula="of:=MEDIAN([.$F369])" office:value-type="float"/>
          <table:table-cell table:formula="of:=MEDIAN([.$G369])" office:value-type="float"/>
          <table:table-cell table:formula="of:=MEDIAN([.$H369])" office:value-type="float"/>
          <table:table-cell table:formula="of:=MEDIAN([.$I369])" office:value-type="float"/>
          <table:table-cell table:formula="of:=MEDIAN([.$J369])" office:value-type="float"/>
          <table:table-cell table:formula="of:=MEDIAN([.$K369])" office:value-type="float"/>
          <table:table-cell table:formula="of:=MEDIAN([.$L369])" office:value-type="float"/>
          <table:table-cell table:formula="of:=MEDIAN([.$M369])" office:value-type="float"/>
          <table:table-cell table:formula="of:=MEDIAN([.$N369])" office:value-type="float"/>
          <table:table-cell table:formula="of:=MAX([.$B369])" office:value-type="float"/>
          <table:table-cell table:formula="of:=MAX([.$C369])" office:value-type="float"/>
          <table:table-cell table:formula="of:=MAX([.$D369])" office:value-type="float"/>
          <table:table-cell table:formula="of:=MAX([.$E369])" office:value-type="float"/>
          <table:table-cell table:formula="of:=MAX([.$F369])" office:value-type="float"/>
          <table:table-cell table:formula="of:=MAX([.$G369])" office:value-type="float"/>
          <table:table-cell table:formula="of:=MAX([.$H369])" office:value-type="float"/>
          <table:table-cell table:formula="of:=MAX([.$I369])" office:value-type="float"/>
          <table:table-cell table:formula="of:=MAX([.$J369])" office:value-type="float"/>
          <table:table-cell table:formula="of:=MAX([.$K369])" office:value-type="float"/>
          <table:table-cell table:formula="of:=MAX([.$L369])" office:value-type="float"/>
          <table:table-cell table:formula="of:=MAX([.$M369])" office:value-type="float"/>
          <table:table-cell table:formula="of:=MAX([.$N369])" office:value-type="float"/>
        </table:table-row>
        <table:table-row table:style-name="ro1">
          <table:table-cell office:value-type="string">
            <text:p>9000/ins_9000_0_0474</text:p>
          </table:table-cell>
          <table:table-cell office:value-type="float" office:value="0.951459"/>
          <table:table-cell office:value-type="float" office:value="0.939"/>
          <table:table-cell office:value-type="float" office:value="0.67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201.0"/>
          <table:table-cell office:value-type="float" office:value="432640.0"/>
          <table:table-cell office:value-type="float" office:value="432640.0"/>
          <table:table-cell office:value-type="float" office:value="9352.0"/>
          <table:table-cell office:value-type="float" office:value="3827.0"/>
          <table:table-cell office:value-type="float" office:value="0.0"/>
          <table:table-cell office:value-type="float" office:value="0.0"/>
          <table:table-cell table:formula="of:=MIN([.$B370])" office:value-type="float"/>
          <table:table-cell table:formula="of:=MIN([.$C370])" office:value-type="float"/>
          <table:table-cell table:formula="of:=MIN([.$D370])" office:value-type="float"/>
          <table:table-cell table:formula="of:=MIN([.$E370])" office:value-type="float"/>
          <table:table-cell table:formula="of:=MIN([.$F370])" office:value-type="float"/>
          <table:table-cell table:formula="of:=MIN([.$G370])" office:value-type="float"/>
          <table:table-cell table:formula="of:=MIN([.$H370])" office:value-type="float"/>
          <table:table-cell table:formula="of:=MIN([.$I370])" office:value-type="float"/>
          <table:table-cell table:formula="of:=MIN([.$J370])" office:value-type="float"/>
          <table:table-cell table:formula="of:=MIN([.$K370])" office:value-type="float"/>
          <table:table-cell table:formula="of:=MIN([.$L370])" office:value-type="float"/>
          <table:table-cell table:formula="of:=MIN([.$M370])" office:value-type="float"/>
          <table:table-cell table:formula="of:=MIN([.$N370])" office:value-type="float"/>
          <table:table-cell table:formula="of:=MEDIAN([.$B370])" office:value-type="float"/>
          <table:table-cell table:formula="of:=MEDIAN([.$C370])" office:value-type="float"/>
          <table:table-cell table:formula="of:=MEDIAN([.$D370])" office:value-type="float"/>
          <table:table-cell table:formula="of:=MEDIAN([.$E370])" office:value-type="float"/>
          <table:table-cell table:formula="of:=MEDIAN([.$F370])" office:value-type="float"/>
          <table:table-cell table:formula="of:=MEDIAN([.$G370])" office:value-type="float"/>
          <table:table-cell table:formula="of:=MEDIAN([.$H370])" office:value-type="float"/>
          <table:table-cell table:formula="of:=MEDIAN([.$I370])" office:value-type="float"/>
          <table:table-cell table:formula="of:=MEDIAN([.$J370])" office:value-type="float"/>
          <table:table-cell table:formula="of:=MEDIAN([.$K370])" office:value-type="float"/>
          <table:table-cell table:formula="of:=MEDIAN([.$L370])" office:value-type="float"/>
          <table:table-cell table:formula="of:=MEDIAN([.$M370])" office:value-type="float"/>
          <table:table-cell table:formula="of:=MEDIAN([.$N370])" office:value-type="float"/>
          <table:table-cell table:formula="of:=MAX([.$B370])" office:value-type="float"/>
          <table:table-cell table:formula="of:=MAX([.$C370])" office:value-type="float"/>
          <table:table-cell table:formula="of:=MAX([.$D370])" office:value-type="float"/>
          <table:table-cell table:formula="of:=MAX([.$E370])" office:value-type="float"/>
          <table:table-cell table:formula="of:=MAX([.$F370])" office:value-type="float"/>
          <table:table-cell table:formula="of:=MAX([.$G370])" office:value-type="float"/>
          <table:table-cell table:formula="of:=MAX([.$H370])" office:value-type="float"/>
          <table:table-cell table:formula="of:=MAX([.$I370])" office:value-type="float"/>
          <table:table-cell table:formula="of:=MAX([.$J370])" office:value-type="float"/>
          <table:table-cell table:formula="of:=MAX([.$K370])" office:value-type="float"/>
          <table:table-cell table:formula="of:=MAX([.$L370])" office:value-type="float"/>
          <table:table-cell table:formula="of:=MAX([.$M370])" office:value-type="float"/>
          <table:table-cell table:formula="of:=MAX([.$N370])" office:value-type="float"/>
        </table:table-row>
        <table:table-row table:style-name="ro1">
          <table:table-cell office:value-type="string">
            <text:p>9000/ins_9000_0_0484</text:p>
          </table:table-cell>
          <table:table-cell office:value-type="float" office:value="2.04019"/>
          <table:table-cell office:value-type="float" office:value="2.027"/>
          <table:table-cell office:value-type="float" office:value="1.78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226.0"/>
          <table:table-cell office:value-type="float" office:value="777986.0"/>
          <table:table-cell office:value-type="float" office:value="777986.0"/>
          <table:table-cell office:value-type="float" office:value="10822.0"/>
          <table:table-cell office:value-type="float" office:value="12374.0"/>
          <table:table-cell office:value-type="float" office:value="0.0"/>
          <table:table-cell office:value-type="float" office:value="0.0"/>
          <table:table-cell table:formula="of:=MIN([.$B371])" office:value-type="float"/>
          <table:table-cell table:formula="of:=MIN([.$C371])" office:value-type="float"/>
          <table:table-cell table:formula="of:=MIN([.$D371])" office:value-type="float"/>
          <table:table-cell table:formula="of:=MIN([.$E371])" office:value-type="float"/>
          <table:table-cell table:formula="of:=MIN([.$F371])" office:value-type="float"/>
          <table:table-cell table:formula="of:=MIN([.$G371])" office:value-type="float"/>
          <table:table-cell table:formula="of:=MIN([.$H371])" office:value-type="float"/>
          <table:table-cell table:formula="of:=MIN([.$I371])" office:value-type="float"/>
          <table:table-cell table:formula="of:=MIN([.$J371])" office:value-type="float"/>
          <table:table-cell table:formula="of:=MIN([.$K371])" office:value-type="float"/>
          <table:table-cell table:formula="of:=MIN([.$L371])" office:value-type="float"/>
          <table:table-cell table:formula="of:=MIN([.$M371])" office:value-type="float"/>
          <table:table-cell table:formula="of:=MIN([.$N371])" office:value-type="float"/>
          <table:table-cell table:formula="of:=MEDIAN([.$B371])" office:value-type="float"/>
          <table:table-cell table:formula="of:=MEDIAN([.$C371])" office:value-type="float"/>
          <table:table-cell table:formula="of:=MEDIAN([.$D371])" office:value-type="float"/>
          <table:table-cell table:formula="of:=MEDIAN([.$E371])" office:value-type="float"/>
          <table:table-cell table:formula="of:=MEDIAN([.$F371])" office:value-type="float"/>
          <table:table-cell table:formula="of:=MEDIAN([.$G371])" office:value-type="float"/>
          <table:table-cell table:formula="of:=MEDIAN([.$H371])" office:value-type="float"/>
          <table:table-cell table:formula="of:=MEDIAN([.$I371])" office:value-type="float"/>
          <table:table-cell table:formula="of:=MEDIAN([.$J371])" office:value-type="float"/>
          <table:table-cell table:formula="of:=MEDIAN([.$K371])" office:value-type="float"/>
          <table:table-cell table:formula="of:=MEDIAN([.$L371])" office:value-type="float"/>
          <table:table-cell table:formula="of:=MEDIAN([.$M371])" office:value-type="float"/>
          <table:table-cell table:formula="of:=MEDIAN([.$N371])" office:value-type="float"/>
          <table:table-cell table:formula="of:=MAX([.$B371])" office:value-type="float"/>
          <table:table-cell table:formula="of:=MAX([.$C371])" office:value-type="float"/>
          <table:table-cell table:formula="of:=MAX([.$D371])" office:value-type="float"/>
          <table:table-cell table:formula="of:=MAX([.$E371])" office:value-type="float"/>
          <table:table-cell table:formula="of:=MAX([.$F371])" office:value-type="float"/>
          <table:table-cell table:formula="of:=MAX([.$G371])" office:value-type="float"/>
          <table:table-cell table:formula="of:=MAX([.$H371])" office:value-type="float"/>
          <table:table-cell table:formula="of:=MAX([.$I371])" office:value-type="float"/>
          <table:table-cell table:formula="of:=MAX([.$J371])" office:value-type="float"/>
          <table:table-cell table:formula="of:=MAX([.$K371])" office:value-type="float"/>
          <table:table-cell table:formula="of:=MAX([.$L371])" office:value-type="float"/>
          <table:table-cell table:formula="of:=MAX([.$M371])" office:value-type="float"/>
          <table:table-cell table:formula="of:=MAX([.$N371])" office:value-type="float"/>
        </table:table-row>
        <table:table-row table:style-name="ro1">
          <table:table-cell office:value-type="string">
            <text:p>9000/ins_9000_1_0404</text:p>
          </table:table-cell>
          <table:table-cell office:value-type="float" office:value="1.35848"/>
          <table:table-cell office:value-type="float" office:value="1.345"/>
          <table:table-cell office:value-type="float" office:value="1.05"/>
          <table:table-cell office:value-type="float" office:value="1000.0"/>
          <table:table-cell office:value-type="float" office:value="0.0"/>
          <table:table-cell office:value-type="float" office:value="6.0"/>
          <table:table-cell office:value-type="float" office:value="8691.0"/>
          <table:table-cell office:value-type="float" office:value="525713.0"/>
          <table:table-cell office:value-type="float" office:value="525713.0"/>
          <table:table-cell office:value-type="float" office:value="9583.0"/>
          <table:table-cell office:value-type="float" office:value="4252.0"/>
          <table:table-cell office:value-type="float" office:value="0.0"/>
          <table:table-cell office:value-type="float" office:value="0.0"/>
          <table:table-cell table:formula="of:=MIN([.$B372])" office:value-type="float"/>
          <table:table-cell table:formula="of:=MIN([.$C372])" office:value-type="float"/>
          <table:table-cell table:formula="of:=MIN([.$D372])" office:value-type="float"/>
          <table:table-cell table:formula="of:=MIN([.$E372])" office:value-type="float"/>
          <table:table-cell table:formula="of:=MIN([.$F372])" office:value-type="float"/>
          <table:table-cell table:formula="of:=MIN([.$G372])" office:value-type="float"/>
          <table:table-cell table:formula="of:=MIN([.$H372])" office:value-type="float"/>
          <table:table-cell table:formula="of:=MIN([.$I372])" office:value-type="float"/>
          <table:table-cell table:formula="of:=MIN([.$J372])" office:value-type="float"/>
          <table:table-cell table:formula="of:=MIN([.$K372])" office:value-type="float"/>
          <table:table-cell table:formula="of:=MIN([.$L372])" office:value-type="float"/>
          <table:table-cell table:formula="of:=MIN([.$M372])" office:value-type="float"/>
          <table:table-cell table:formula="of:=MIN([.$N372])" office:value-type="float"/>
          <table:table-cell table:formula="of:=MEDIAN([.$B372])" office:value-type="float"/>
          <table:table-cell table:formula="of:=MEDIAN([.$C372])" office:value-type="float"/>
          <table:table-cell table:formula="of:=MEDIAN([.$D372])" office:value-type="float"/>
          <table:table-cell table:formula="of:=MEDIAN([.$E372])" office:value-type="float"/>
          <table:table-cell table:formula="of:=MEDIAN([.$F372])" office:value-type="float"/>
          <table:table-cell table:formula="of:=MEDIAN([.$G372])" office:value-type="float"/>
          <table:table-cell table:formula="of:=MEDIAN([.$H372])" office:value-type="float"/>
          <table:table-cell table:formula="of:=MEDIAN([.$I372])" office:value-type="float"/>
          <table:table-cell table:formula="of:=MEDIAN([.$J372])" office:value-type="float"/>
          <table:table-cell table:formula="of:=MEDIAN([.$K372])" office:value-type="float"/>
          <table:table-cell table:formula="of:=MEDIAN([.$L372])" office:value-type="float"/>
          <table:table-cell table:formula="of:=MEDIAN([.$M372])" office:value-type="float"/>
          <table:table-cell table:formula="of:=MEDIAN([.$N372])" office:value-type="float"/>
          <table:table-cell table:formula="of:=MAX([.$B372])" office:value-type="float"/>
          <table:table-cell table:formula="of:=MAX([.$C372])" office:value-type="float"/>
          <table:table-cell table:formula="of:=MAX([.$D372])" office:value-type="float"/>
          <table:table-cell table:formula="of:=MAX([.$E372])" office:value-type="float"/>
          <table:table-cell table:formula="of:=MAX([.$F372])" office:value-type="float"/>
          <table:table-cell table:formula="of:=MAX([.$G372])" office:value-type="float"/>
          <table:table-cell table:formula="of:=MAX([.$H372])" office:value-type="float"/>
          <table:table-cell table:formula="of:=MAX([.$I372])" office:value-type="float"/>
          <table:table-cell table:formula="of:=MAX([.$J372])" office:value-type="float"/>
          <table:table-cell table:formula="of:=MAX([.$K372])" office:value-type="float"/>
          <table:table-cell table:formula="of:=MAX([.$L372])" office:value-type="float"/>
          <table:table-cell table:formula="of:=MAX([.$M372])" office:value-type="float"/>
          <table:table-cell table:formula="of:=MAX([.$N372])" office:value-type="float"/>
        </table:table-row>
        <table:table-row table:style-name="ro1">
          <table:table-cell office:value-type="string">
            <text:p>9000/ins_9000_1_0414</text:p>
          </table:table-cell>
          <table:table-cell office:value-type="float" office:value="1.98534"/>
          <table:table-cell office:value-type="float" office:value="1.971"/>
          <table:table-cell office:value-type="float" office:value="1.67"/>
          <table:table-cell office:value-type="float" office:value="1000.0"/>
          <table:table-cell office:value-type="float" office:value="0.0"/>
          <table:table-cell office:value-type="float" office:value="10.0"/>
          <table:table-cell office:value-type="float" office:value="28558.0"/>
          <table:table-cell office:value-type="float" office:value="545840.0"/>
          <table:table-cell office:value-type="float" office:value="545840.0"/>
          <table:table-cell office:value-type="float" office:value="9306.0"/>
          <table:table-cell office:value-type="float" office:value="3916.0"/>
          <table:table-cell office:value-type="float" office:value="0.0"/>
          <table:table-cell office:value-type="float" office:value="0.0"/>
          <table:table-cell table:formula="of:=MIN([.$B373])" office:value-type="float"/>
          <table:table-cell table:formula="of:=MIN([.$C373])" office:value-type="float"/>
          <table:table-cell table:formula="of:=MIN([.$D373])" office:value-type="float"/>
          <table:table-cell table:formula="of:=MIN([.$E373])" office:value-type="float"/>
          <table:table-cell table:formula="of:=MIN([.$F373])" office:value-type="float"/>
          <table:table-cell table:formula="of:=MIN([.$G373])" office:value-type="float"/>
          <table:table-cell table:formula="of:=MIN([.$H373])" office:value-type="float"/>
          <table:table-cell table:formula="of:=MIN([.$I373])" office:value-type="float"/>
          <table:table-cell table:formula="of:=MIN([.$J373])" office:value-type="float"/>
          <table:table-cell table:formula="of:=MIN([.$K373])" office:value-type="float"/>
          <table:table-cell table:formula="of:=MIN([.$L373])" office:value-type="float"/>
          <table:table-cell table:formula="of:=MIN([.$M373])" office:value-type="float"/>
          <table:table-cell table:formula="of:=MIN([.$N373])" office:value-type="float"/>
          <table:table-cell table:formula="of:=MEDIAN([.$B373])" office:value-type="float"/>
          <table:table-cell table:formula="of:=MEDIAN([.$C373])" office:value-type="float"/>
          <table:table-cell table:formula="of:=MEDIAN([.$D373])" office:value-type="float"/>
          <table:table-cell table:formula="of:=MEDIAN([.$E373])" office:value-type="float"/>
          <table:table-cell table:formula="of:=MEDIAN([.$F373])" office:value-type="float"/>
          <table:table-cell table:formula="of:=MEDIAN([.$G373])" office:value-type="float"/>
          <table:table-cell table:formula="of:=MEDIAN([.$H373])" office:value-type="float"/>
          <table:table-cell table:formula="of:=MEDIAN([.$I373])" office:value-type="float"/>
          <table:table-cell table:formula="of:=MEDIAN([.$J373])" office:value-type="float"/>
          <table:table-cell table:formula="of:=MEDIAN([.$K373])" office:value-type="float"/>
          <table:table-cell table:formula="of:=MEDIAN([.$L373])" office:value-type="float"/>
          <table:table-cell table:formula="of:=MEDIAN([.$M373])" office:value-type="float"/>
          <table:table-cell table:formula="of:=MEDIAN([.$N373])" office:value-type="float"/>
          <table:table-cell table:formula="of:=MAX([.$B373])" office:value-type="float"/>
          <table:table-cell table:formula="of:=MAX([.$C373])" office:value-type="float"/>
          <table:table-cell table:formula="of:=MAX([.$D373])" office:value-type="float"/>
          <table:table-cell table:formula="of:=MAX([.$E373])" office:value-type="float"/>
          <table:table-cell table:formula="of:=MAX([.$F373])" office:value-type="float"/>
          <table:table-cell table:formula="of:=MAX([.$G373])" office:value-type="float"/>
          <table:table-cell table:formula="of:=MAX([.$H373])" office:value-type="float"/>
          <table:table-cell table:formula="of:=MAX([.$I373])" office:value-type="float"/>
          <table:table-cell table:formula="of:=MAX([.$J373])" office:value-type="float"/>
          <table:table-cell table:formula="of:=MAX([.$K373])" office:value-type="float"/>
          <table:table-cell table:formula="of:=MAX([.$L373])" office:value-type="float"/>
          <table:table-cell table:formula="of:=MAX([.$M373])" office:value-type="float"/>
          <table:table-cell table:formula="of:=MAX([.$N373])" office:value-type="float"/>
        </table:table-row>
        <table:table-row table:style-name="ro1">
          <table:table-cell office:value-type="string">
            <text:p>9000/ins_9000_1_0424</text:p>
          </table:table-cell>
          <table:table-cell office:value-type="float" office:value="1.97722"/>
          <table:table-cell office:value-type="float" office:value="1.964"/>
          <table:table-cell office:value-type="float" office:value="1.69"/>
          <table:table-cell office:value-type="float" office:value="960.0"/>
          <table:table-cell office:value-type="float" office:value="0.0"/>
          <table:table-cell office:value-type="float" office:value="10.0"/>
          <table:table-cell office:value-type="float" office:value="27802.0"/>
          <table:table-cell office:value-type="float" office:value="553383.0"/>
          <table:table-cell office:value-type="float" office:value="553383.0"/>
          <table:table-cell office:value-type="float" office:value="9581.0"/>
          <table:table-cell office:value-type="float" office:value="4318.0"/>
          <table:table-cell office:value-type="float" office:value="0.0"/>
          <table:table-cell office:value-type="float" office:value="0.0"/>
          <table:table-cell table:formula="of:=MIN([.$B374])" office:value-type="float"/>
          <table:table-cell table:formula="of:=MIN([.$C374])" office:value-type="float"/>
          <table:table-cell table:formula="of:=MIN([.$D374])" office:value-type="float"/>
          <table:table-cell table:formula="of:=MIN([.$E374])" office:value-type="float"/>
          <table:table-cell table:formula="of:=MIN([.$F374])" office:value-type="float"/>
          <table:table-cell table:formula="of:=MIN([.$G374])" office:value-type="float"/>
          <table:table-cell table:formula="of:=MIN([.$H374])" office:value-type="float"/>
          <table:table-cell table:formula="of:=MIN([.$I374])" office:value-type="float"/>
          <table:table-cell table:formula="of:=MIN([.$J374])" office:value-type="float"/>
          <table:table-cell table:formula="of:=MIN([.$K374])" office:value-type="float"/>
          <table:table-cell table:formula="of:=MIN([.$L374])" office:value-type="float"/>
          <table:table-cell table:formula="of:=MIN([.$M374])" office:value-type="float"/>
          <table:table-cell table:formula="of:=MIN([.$N374])" office:value-type="float"/>
          <table:table-cell table:formula="of:=MEDIAN([.$B374])" office:value-type="float"/>
          <table:table-cell table:formula="of:=MEDIAN([.$C374])" office:value-type="float"/>
          <table:table-cell table:formula="of:=MEDIAN([.$D374])" office:value-type="float"/>
          <table:table-cell table:formula="of:=MEDIAN([.$E374])" office:value-type="float"/>
          <table:table-cell table:formula="of:=MEDIAN([.$F374])" office:value-type="float"/>
          <table:table-cell table:formula="of:=MEDIAN([.$G374])" office:value-type="float"/>
          <table:table-cell table:formula="of:=MEDIAN([.$H374])" office:value-type="float"/>
          <table:table-cell table:formula="of:=MEDIAN([.$I374])" office:value-type="float"/>
          <table:table-cell table:formula="of:=MEDIAN([.$J374])" office:value-type="float"/>
          <table:table-cell table:formula="of:=MEDIAN([.$K374])" office:value-type="float"/>
          <table:table-cell table:formula="of:=MEDIAN([.$L374])" office:value-type="float"/>
          <table:table-cell table:formula="of:=MEDIAN([.$M374])" office:value-type="float"/>
          <table:table-cell table:formula="of:=MEDIAN([.$N374])" office:value-type="float"/>
          <table:table-cell table:formula="of:=MAX([.$B374])" office:value-type="float"/>
          <table:table-cell table:formula="of:=MAX([.$C374])" office:value-type="float"/>
          <table:table-cell table:formula="of:=MAX([.$D374])" office:value-type="float"/>
          <table:table-cell table:formula="of:=MAX([.$E374])" office:value-type="float"/>
          <table:table-cell table:formula="of:=MAX([.$F374])" office:value-type="float"/>
          <table:table-cell table:formula="of:=MAX([.$G374])" office:value-type="float"/>
          <table:table-cell table:formula="of:=MAX([.$H374])" office:value-type="float"/>
          <table:table-cell table:formula="of:=MAX([.$I374])" office:value-type="float"/>
          <table:table-cell table:formula="of:=MAX([.$J374])" office:value-type="float"/>
          <table:table-cell table:formula="of:=MAX([.$K374])" office:value-type="float"/>
          <table:table-cell table:formula="of:=MAX([.$L374])" office:value-type="float"/>
          <table:table-cell table:formula="of:=MAX([.$M374])" office:value-type="float"/>
          <table:table-cell table:formula="of:=MAX([.$N374])" office:value-type="float"/>
        </table:table-row>
        <table:table-row table:style-name="ro1">
          <table:table-cell office:value-type="string">
            <text:p>9000/ins_9000_1_0434</text:p>
          </table:table-cell>
          <table:table-cell office:value-type="float" office:value="1.00185"/>
          <table:table-cell office:value-type="float" office:value="0.988"/>
          <table:table-cell office:value-type="float" office:value="0.72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894.0"/>
          <table:table-cell office:value-type="float" office:value="488136.0"/>
          <table:table-cell office:value-type="float" office:value="488136.0"/>
          <table:table-cell office:value-type="float" office:value="9238.0"/>
          <table:table-cell office:value-type="float" office:value="3957.0"/>
          <table:table-cell office:value-type="float" office:value="0.0"/>
          <table:table-cell office:value-type="float" office:value="0.0"/>
          <table:table-cell table:formula="of:=MIN([.$B375])" office:value-type="float"/>
          <table:table-cell table:formula="of:=MIN([.$C375])" office:value-type="float"/>
          <table:table-cell table:formula="of:=MIN([.$D375])" office:value-type="float"/>
          <table:table-cell table:formula="of:=MIN([.$E375])" office:value-type="float"/>
          <table:table-cell table:formula="of:=MIN([.$F375])" office:value-type="float"/>
          <table:table-cell table:formula="of:=MIN([.$G375])" office:value-type="float"/>
          <table:table-cell table:formula="of:=MIN([.$H375])" office:value-type="float"/>
          <table:table-cell table:formula="of:=MIN([.$I375])" office:value-type="float"/>
          <table:table-cell table:formula="of:=MIN([.$J375])" office:value-type="float"/>
          <table:table-cell table:formula="of:=MIN([.$K375])" office:value-type="float"/>
          <table:table-cell table:formula="of:=MIN([.$L375])" office:value-type="float"/>
          <table:table-cell table:formula="of:=MIN([.$M375])" office:value-type="float"/>
          <table:table-cell table:formula="of:=MIN([.$N375])" office:value-type="float"/>
          <table:table-cell table:formula="of:=MEDIAN([.$B375])" office:value-type="float"/>
          <table:table-cell table:formula="of:=MEDIAN([.$C375])" office:value-type="float"/>
          <table:table-cell table:formula="of:=MEDIAN([.$D375])" office:value-type="float"/>
          <table:table-cell table:formula="of:=MEDIAN([.$E375])" office:value-type="float"/>
          <table:table-cell table:formula="of:=MEDIAN([.$F375])" office:value-type="float"/>
          <table:table-cell table:formula="of:=MEDIAN([.$G375])" office:value-type="float"/>
          <table:table-cell table:formula="of:=MEDIAN([.$H375])" office:value-type="float"/>
          <table:table-cell table:formula="of:=MEDIAN([.$I375])" office:value-type="float"/>
          <table:table-cell table:formula="of:=MEDIAN([.$J375])" office:value-type="float"/>
          <table:table-cell table:formula="of:=MEDIAN([.$K375])" office:value-type="float"/>
          <table:table-cell table:formula="of:=MEDIAN([.$L375])" office:value-type="float"/>
          <table:table-cell table:formula="of:=MEDIAN([.$M375])" office:value-type="float"/>
          <table:table-cell table:formula="of:=MEDIAN([.$N375])" office:value-type="float"/>
          <table:table-cell table:formula="of:=MAX([.$B375])" office:value-type="float"/>
          <table:table-cell table:formula="of:=MAX([.$C375])" office:value-type="float"/>
          <table:table-cell table:formula="of:=MAX([.$D375])" office:value-type="float"/>
          <table:table-cell table:formula="of:=MAX([.$E375])" office:value-type="float"/>
          <table:table-cell table:formula="of:=MAX([.$F375])" office:value-type="float"/>
          <table:table-cell table:formula="of:=MAX([.$G375])" office:value-type="float"/>
          <table:table-cell table:formula="of:=MAX([.$H375])" office:value-type="float"/>
          <table:table-cell table:formula="of:=MAX([.$I375])" office:value-type="float"/>
          <table:table-cell table:formula="of:=MAX([.$J375])" office:value-type="float"/>
          <table:table-cell table:formula="of:=MAX([.$K375])" office:value-type="float"/>
          <table:table-cell table:formula="of:=MAX([.$L375])" office:value-type="float"/>
          <table:table-cell table:formula="of:=MAX([.$M375])" office:value-type="float"/>
          <table:table-cell table:formula="of:=MAX([.$N375])" office:value-type="float"/>
        </table:table-row>
        <table:table-row table:style-name="ro1">
          <table:table-cell office:value-type="string">
            <text:p>9000/ins_9000_1_0444</text:p>
          </table:table-cell>
          <table:table-cell office:value-type="float" office:value="1.11489"/>
          <table:table-cell office:value-type="float" office:value="1.101"/>
          <table:table-cell office:value-type="float" office:value="0.83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605.0"/>
          <table:table-cell office:value-type="float" office:value="469858.0"/>
          <table:table-cell office:value-type="float" office:value="469858.0"/>
          <table:table-cell office:value-type="float" office:value="10292.0"/>
          <table:table-cell office:value-type="float" office:value="5138.0"/>
          <table:table-cell office:value-type="float" office:value="0.0"/>
          <table:table-cell office:value-type="float" office:value="0.0"/>
          <table:table-cell table:formula="of:=MIN([.$B376])" office:value-type="float"/>
          <table:table-cell table:formula="of:=MIN([.$C376])" office:value-type="float"/>
          <table:table-cell table:formula="of:=MIN([.$D376])" office:value-type="float"/>
          <table:table-cell table:formula="of:=MIN([.$E376])" office:value-type="float"/>
          <table:table-cell table:formula="of:=MIN([.$F376])" office:value-type="float"/>
          <table:table-cell table:formula="of:=MIN([.$G376])" office:value-type="float"/>
          <table:table-cell table:formula="of:=MIN([.$H376])" office:value-type="float"/>
          <table:table-cell table:formula="of:=MIN([.$I376])" office:value-type="float"/>
          <table:table-cell table:formula="of:=MIN([.$J376])" office:value-type="float"/>
          <table:table-cell table:formula="of:=MIN([.$K376])" office:value-type="float"/>
          <table:table-cell table:formula="of:=MIN([.$L376])" office:value-type="float"/>
          <table:table-cell table:formula="of:=MIN([.$M376])" office:value-type="float"/>
          <table:table-cell table:formula="of:=MIN([.$N376])" office:value-type="float"/>
          <table:table-cell table:formula="of:=MEDIAN([.$B376])" office:value-type="float"/>
          <table:table-cell table:formula="of:=MEDIAN([.$C376])" office:value-type="float"/>
          <table:table-cell table:formula="of:=MEDIAN([.$D376])" office:value-type="float"/>
          <table:table-cell table:formula="of:=MEDIAN([.$E376])" office:value-type="float"/>
          <table:table-cell table:formula="of:=MEDIAN([.$F376])" office:value-type="float"/>
          <table:table-cell table:formula="of:=MEDIAN([.$G376])" office:value-type="float"/>
          <table:table-cell table:formula="of:=MEDIAN([.$H376])" office:value-type="float"/>
          <table:table-cell table:formula="of:=MEDIAN([.$I376])" office:value-type="float"/>
          <table:table-cell table:formula="of:=MEDIAN([.$J376])" office:value-type="float"/>
          <table:table-cell table:formula="of:=MEDIAN([.$K376])" office:value-type="float"/>
          <table:table-cell table:formula="of:=MEDIAN([.$L376])" office:value-type="float"/>
          <table:table-cell table:formula="of:=MEDIAN([.$M376])" office:value-type="float"/>
          <table:table-cell table:formula="of:=MEDIAN([.$N376])" office:value-type="float"/>
          <table:table-cell table:formula="of:=MAX([.$B376])" office:value-type="float"/>
          <table:table-cell table:formula="of:=MAX([.$C376])" office:value-type="float"/>
          <table:table-cell table:formula="of:=MAX([.$D376])" office:value-type="float"/>
          <table:table-cell table:formula="of:=MAX([.$E376])" office:value-type="float"/>
          <table:table-cell table:formula="of:=MAX([.$F376])" office:value-type="float"/>
          <table:table-cell table:formula="of:=MAX([.$G376])" office:value-type="float"/>
          <table:table-cell table:formula="of:=MAX([.$H376])" office:value-type="float"/>
          <table:table-cell table:formula="of:=MAX([.$I376])" office:value-type="float"/>
          <table:table-cell table:formula="of:=MAX([.$J376])" office:value-type="float"/>
          <table:table-cell table:formula="of:=MAX([.$K376])" office:value-type="float"/>
          <table:table-cell table:formula="of:=MAX([.$L376])" office:value-type="float"/>
          <table:table-cell table:formula="of:=MAX([.$M376])" office:value-type="float"/>
          <table:table-cell table:formula="of:=MAX([.$N376])" office:value-type="float"/>
        </table:table-row>
        <table:table-row table:style-name="ro1">
          <table:table-cell office:value-type="string">
            <text:p>9000/ins_9000_1_0454</text:p>
          </table:table-cell>
          <table:table-cell office:value-type="float" office:value="1.15527"/>
          <table:table-cell office:value-type="float" office:value="1.141"/>
          <table:table-cell office:value-type="float" office:value="0.87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676.0"/>
          <table:table-cell office:value-type="float" office:value="540151.0"/>
          <table:table-cell office:value-type="float" office:value="540151.0"/>
          <table:table-cell office:value-type="float" office:value="9420.0"/>
          <table:table-cell office:value-type="float" office:value="4428.0"/>
          <table:table-cell office:value-type="float" office:value="0.0"/>
          <table:table-cell office:value-type="float" office:value="0.0"/>
          <table:table-cell table:formula="of:=MIN([.$B377])" office:value-type="float"/>
          <table:table-cell table:formula="of:=MIN([.$C377])" office:value-type="float"/>
          <table:table-cell table:formula="of:=MIN([.$D377])" office:value-type="float"/>
          <table:table-cell table:formula="of:=MIN([.$E377])" office:value-type="float"/>
          <table:table-cell table:formula="of:=MIN([.$F377])" office:value-type="float"/>
          <table:table-cell table:formula="of:=MIN([.$G377])" office:value-type="float"/>
          <table:table-cell table:formula="of:=MIN([.$H377])" office:value-type="float"/>
          <table:table-cell table:formula="of:=MIN([.$I377])" office:value-type="float"/>
          <table:table-cell table:formula="of:=MIN([.$J377])" office:value-type="float"/>
          <table:table-cell table:formula="of:=MIN([.$K377])" office:value-type="float"/>
          <table:table-cell table:formula="of:=MIN([.$L377])" office:value-type="float"/>
          <table:table-cell table:formula="of:=MIN([.$M377])" office:value-type="float"/>
          <table:table-cell table:formula="of:=MIN([.$N377])" office:value-type="float"/>
          <table:table-cell table:formula="of:=MEDIAN([.$B377])" office:value-type="float"/>
          <table:table-cell table:formula="of:=MEDIAN([.$C377])" office:value-type="float"/>
          <table:table-cell table:formula="of:=MEDIAN([.$D377])" office:value-type="float"/>
          <table:table-cell table:formula="of:=MEDIAN([.$E377])" office:value-type="float"/>
          <table:table-cell table:formula="of:=MEDIAN([.$F377])" office:value-type="float"/>
          <table:table-cell table:formula="of:=MEDIAN([.$G377])" office:value-type="float"/>
          <table:table-cell table:formula="of:=MEDIAN([.$H377])" office:value-type="float"/>
          <table:table-cell table:formula="of:=MEDIAN([.$I377])" office:value-type="float"/>
          <table:table-cell table:formula="of:=MEDIAN([.$J377])" office:value-type="float"/>
          <table:table-cell table:formula="of:=MEDIAN([.$K377])" office:value-type="float"/>
          <table:table-cell table:formula="of:=MEDIAN([.$L377])" office:value-type="float"/>
          <table:table-cell table:formula="of:=MEDIAN([.$M377])" office:value-type="float"/>
          <table:table-cell table:formula="of:=MEDIAN([.$N377])" office:value-type="float"/>
          <table:table-cell table:formula="of:=MAX([.$B377])" office:value-type="float"/>
          <table:table-cell table:formula="of:=MAX([.$C377])" office:value-type="float"/>
          <table:table-cell table:formula="of:=MAX([.$D377])" office:value-type="float"/>
          <table:table-cell table:formula="of:=MAX([.$E377])" office:value-type="float"/>
          <table:table-cell table:formula="of:=MAX([.$F377])" office:value-type="float"/>
          <table:table-cell table:formula="of:=MAX([.$G377])" office:value-type="float"/>
          <table:table-cell table:formula="of:=MAX([.$H377])" office:value-type="float"/>
          <table:table-cell table:formula="of:=MAX([.$I377])" office:value-type="float"/>
          <table:table-cell table:formula="of:=MAX([.$J377])" office:value-type="float"/>
          <table:table-cell table:formula="of:=MAX([.$K377])" office:value-type="float"/>
          <table:table-cell table:formula="of:=MAX([.$L377])" office:value-type="float"/>
          <table:table-cell table:formula="of:=MAX([.$M377])" office:value-type="float"/>
          <table:table-cell table:formula="of:=MAX([.$N377])" office:value-type="float"/>
        </table:table-row>
        <table:table-row table:style-name="ro1">
          <table:table-cell office:value-type="string">
            <text:p>9000/ins_9000_1_0464</text:p>
          </table:table-cell>
          <table:table-cell office:value-type="float" office:value="0.946331"/>
          <table:table-cell office:value-type="float" office:value="0.934"/>
          <table:table-cell office:value-type="float" office:value="0.68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484.0"/>
          <table:table-cell office:value-type="float" office:value="490939.0"/>
          <table:table-cell office:value-type="float" office:value="490939.0"/>
          <table:table-cell office:value-type="float" office:value="9240.0"/>
          <table:table-cell office:value-type="float" office:value="3762.0"/>
          <table:table-cell office:value-type="float" office:value="0.0"/>
          <table:table-cell office:value-type="float" office:value="0.0"/>
          <table:table-cell table:formula="of:=MIN([.$B378])" office:value-type="float"/>
          <table:table-cell table:formula="of:=MIN([.$C378])" office:value-type="float"/>
          <table:table-cell table:formula="of:=MIN([.$D378])" office:value-type="float"/>
          <table:table-cell table:formula="of:=MIN([.$E378])" office:value-type="float"/>
          <table:table-cell table:formula="of:=MIN([.$F378])" office:value-type="float"/>
          <table:table-cell table:formula="of:=MIN([.$G378])" office:value-type="float"/>
          <table:table-cell table:formula="of:=MIN([.$H378])" office:value-type="float"/>
          <table:table-cell table:formula="of:=MIN([.$I378])" office:value-type="float"/>
          <table:table-cell table:formula="of:=MIN([.$J378])" office:value-type="float"/>
          <table:table-cell table:formula="of:=MIN([.$K378])" office:value-type="float"/>
          <table:table-cell table:formula="of:=MIN([.$L378])" office:value-type="float"/>
          <table:table-cell table:formula="of:=MIN([.$M378])" office:value-type="float"/>
          <table:table-cell table:formula="of:=MIN([.$N378])" office:value-type="float"/>
          <table:table-cell table:formula="of:=MEDIAN([.$B378])" office:value-type="float"/>
          <table:table-cell table:formula="of:=MEDIAN([.$C378])" office:value-type="float"/>
          <table:table-cell table:formula="of:=MEDIAN([.$D378])" office:value-type="float"/>
          <table:table-cell table:formula="of:=MEDIAN([.$E378])" office:value-type="float"/>
          <table:table-cell table:formula="of:=MEDIAN([.$F378])" office:value-type="float"/>
          <table:table-cell table:formula="of:=MEDIAN([.$G378])" office:value-type="float"/>
          <table:table-cell table:formula="of:=MEDIAN([.$H378])" office:value-type="float"/>
          <table:table-cell table:formula="of:=MEDIAN([.$I378])" office:value-type="float"/>
          <table:table-cell table:formula="of:=MEDIAN([.$J378])" office:value-type="float"/>
          <table:table-cell table:formula="of:=MEDIAN([.$K378])" office:value-type="float"/>
          <table:table-cell table:formula="of:=MEDIAN([.$L378])" office:value-type="float"/>
          <table:table-cell table:formula="of:=MEDIAN([.$M378])" office:value-type="float"/>
          <table:table-cell table:formula="of:=MEDIAN([.$N378])" office:value-type="float"/>
          <table:table-cell table:formula="of:=MAX([.$B378])" office:value-type="float"/>
          <table:table-cell table:formula="of:=MAX([.$C378])" office:value-type="float"/>
          <table:table-cell table:formula="of:=MAX([.$D378])" office:value-type="float"/>
          <table:table-cell table:formula="of:=MAX([.$E378])" office:value-type="float"/>
          <table:table-cell table:formula="of:=MAX([.$F378])" office:value-type="float"/>
          <table:table-cell table:formula="of:=MAX([.$G378])" office:value-type="float"/>
          <table:table-cell table:formula="of:=MAX([.$H378])" office:value-type="float"/>
          <table:table-cell table:formula="of:=MAX([.$I378])" office:value-type="float"/>
          <table:table-cell table:formula="of:=MAX([.$J378])" office:value-type="float"/>
          <table:table-cell table:formula="of:=MAX([.$K378])" office:value-type="float"/>
          <table:table-cell table:formula="of:=MAX([.$L378])" office:value-type="float"/>
          <table:table-cell table:formula="of:=MAX([.$M378])" office:value-type="float"/>
          <table:table-cell table:formula="of:=MAX([.$N378])" office:value-type="float"/>
        </table:table-row>
        <table:table-row table:style-name="ro1">
          <table:table-cell office:value-type="string">
            <text:p>9000/ins_9000_1_0474</text:p>
          </table:table-cell>
          <table:table-cell office:value-type="float" office:value="1.17479"/>
          <table:table-cell office:value-type="float" office:value="1.162"/>
          <table:table-cell office:value-type="float" office:value="0.89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217.0"/>
          <table:table-cell office:value-type="float" office:value="654711.0"/>
          <table:table-cell office:value-type="float" office:value="654711.0"/>
          <table:table-cell office:value-type="float" office:value="9871.0"/>
          <table:table-cell office:value-type="float" office:value="4577.0"/>
          <table:table-cell office:value-type="float" office:value="0.0"/>
          <table:table-cell office:value-type="float" office:value="0.0"/>
          <table:table-cell table:formula="of:=MIN([.$B379])" office:value-type="float"/>
          <table:table-cell table:formula="of:=MIN([.$C379])" office:value-type="float"/>
          <table:table-cell table:formula="of:=MIN([.$D379])" office:value-type="float"/>
          <table:table-cell table:formula="of:=MIN([.$E379])" office:value-type="float"/>
          <table:table-cell table:formula="of:=MIN([.$F379])" office:value-type="float"/>
          <table:table-cell table:formula="of:=MIN([.$G379])" office:value-type="float"/>
          <table:table-cell table:formula="of:=MIN([.$H379])" office:value-type="float"/>
          <table:table-cell table:formula="of:=MIN([.$I379])" office:value-type="float"/>
          <table:table-cell table:formula="of:=MIN([.$J379])" office:value-type="float"/>
          <table:table-cell table:formula="of:=MIN([.$K379])" office:value-type="float"/>
          <table:table-cell table:formula="of:=MIN([.$L379])" office:value-type="float"/>
          <table:table-cell table:formula="of:=MIN([.$M379])" office:value-type="float"/>
          <table:table-cell table:formula="of:=MIN([.$N379])" office:value-type="float"/>
          <table:table-cell table:formula="of:=MEDIAN([.$B379])" office:value-type="float"/>
          <table:table-cell table:formula="of:=MEDIAN([.$C379])" office:value-type="float"/>
          <table:table-cell table:formula="of:=MEDIAN([.$D379])" office:value-type="float"/>
          <table:table-cell table:formula="of:=MEDIAN([.$E379])" office:value-type="float"/>
          <table:table-cell table:formula="of:=MEDIAN([.$F379])" office:value-type="float"/>
          <table:table-cell table:formula="of:=MEDIAN([.$G379])" office:value-type="float"/>
          <table:table-cell table:formula="of:=MEDIAN([.$H379])" office:value-type="float"/>
          <table:table-cell table:formula="of:=MEDIAN([.$I379])" office:value-type="float"/>
          <table:table-cell table:formula="of:=MEDIAN([.$J379])" office:value-type="float"/>
          <table:table-cell table:formula="of:=MEDIAN([.$K379])" office:value-type="float"/>
          <table:table-cell table:formula="of:=MEDIAN([.$L379])" office:value-type="float"/>
          <table:table-cell table:formula="of:=MEDIAN([.$M379])" office:value-type="float"/>
          <table:table-cell table:formula="of:=MEDIAN([.$N379])" office:value-type="float"/>
          <table:table-cell table:formula="of:=MAX([.$B379])" office:value-type="float"/>
          <table:table-cell table:formula="of:=MAX([.$C379])" office:value-type="float"/>
          <table:table-cell table:formula="of:=MAX([.$D379])" office:value-type="float"/>
          <table:table-cell table:formula="of:=MAX([.$E379])" office:value-type="float"/>
          <table:table-cell table:formula="of:=MAX([.$F379])" office:value-type="float"/>
          <table:table-cell table:formula="of:=MAX([.$G379])" office:value-type="float"/>
          <table:table-cell table:formula="of:=MAX([.$H379])" office:value-type="float"/>
          <table:table-cell table:formula="of:=MAX([.$I379])" office:value-type="float"/>
          <table:table-cell table:formula="of:=MAX([.$J379])" office:value-type="float"/>
          <table:table-cell table:formula="of:=MAX([.$K379])" office:value-type="float"/>
          <table:table-cell table:formula="of:=MAX([.$L379])" office:value-type="float"/>
          <table:table-cell table:formula="of:=MAX([.$M379])" office:value-type="float"/>
          <table:table-cell table:formula="of:=MAX([.$N379])" office:value-type="float"/>
        </table:table-row>
        <table:table-row table:style-name="ro1">
          <table:table-cell office:value-type="string">
            <text:p>9000/ins_9000_1_0484</text:p>
          </table:table-cell>
          <table:table-cell office:value-type="float" office:value="1.31823"/>
          <table:table-cell office:value-type="float" office:value="1.306"/>
          <table:table-cell office:value-type="float" office:value="1.07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098.0"/>
          <table:table-cell office:value-type="float" office:value="577737.0"/>
          <table:table-cell office:value-type="float" office:value="577737.0"/>
          <table:table-cell office:value-type="float" office:value="10997.0"/>
          <table:table-cell office:value-type="float" office:value="13380.0"/>
          <table:table-cell office:value-type="float" office:value="0.0"/>
          <table:table-cell office:value-type="float" office:value="0.0"/>
          <table:table-cell table:formula="of:=MIN([.$B380])" office:value-type="float"/>
          <table:table-cell table:formula="of:=MIN([.$C380])" office:value-type="float"/>
          <table:table-cell table:formula="of:=MIN([.$D380])" office:value-type="float"/>
          <table:table-cell table:formula="of:=MIN([.$E380])" office:value-type="float"/>
          <table:table-cell table:formula="of:=MIN([.$F380])" office:value-type="float"/>
          <table:table-cell table:formula="of:=MIN([.$G380])" office:value-type="float"/>
          <table:table-cell table:formula="of:=MIN([.$H380])" office:value-type="float"/>
          <table:table-cell table:formula="of:=MIN([.$I380])" office:value-type="float"/>
          <table:table-cell table:formula="of:=MIN([.$J380])" office:value-type="float"/>
          <table:table-cell table:formula="of:=MIN([.$K380])" office:value-type="float"/>
          <table:table-cell table:formula="of:=MIN([.$L380])" office:value-type="float"/>
          <table:table-cell table:formula="of:=MIN([.$M380])" office:value-type="float"/>
          <table:table-cell table:formula="of:=MIN([.$N380])" office:value-type="float"/>
          <table:table-cell table:formula="of:=MEDIAN([.$B380])" office:value-type="float"/>
          <table:table-cell table:formula="of:=MEDIAN([.$C380])" office:value-type="float"/>
          <table:table-cell table:formula="of:=MEDIAN([.$D380])" office:value-type="float"/>
          <table:table-cell table:formula="of:=MEDIAN([.$E380])" office:value-type="float"/>
          <table:table-cell table:formula="of:=MEDIAN([.$F380])" office:value-type="float"/>
          <table:table-cell table:formula="of:=MEDIAN([.$G380])" office:value-type="float"/>
          <table:table-cell table:formula="of:=MEDIAN([.$H380])" office:value-type="float"/>
          <table:table-cell table:formula="of:=MEDIAN([.$I380])" office:value-type="float"/>
          <table:table-cell table:formula="of:=MEDIAN([.$J380])" office:value-type="float"/>
          <table:table-cell table:formula="of:=MEDIAN([.$K380])" office:value-type="float"/>
          <table:table-cell table:formula="of:=MEDIAN([.$L380])" office:value-type="float"/>
          <table:table-cell table:formula="of:=MEDIAN([.$M380])" office:value-type="float"/>
          <table:table-cell table:formula="of:=MEDIAN([.$N380])" office:value-type="float"/>
          <table:table-cell table:formula="of:=MAX([.$B380])" office:value-type="float"/>
          <table:table-cell table:formula="of:=MAX([.$C380])" office:value-type="float"/>
          <table:table-cell table:formula="of:=MAX([.$D380])" office:value-type="float"/>
          <table:table-cell table:formula="of:=MAX([.$E380])" office:value-type="float"/>
          <table:table-cell table:formula="of:=MAX([.$F380])" office:value-type="float"/>
          <table:table-cell table:formula="of:=MAX([.$G380])" office:value-type="float"/>
          <table:table-cell table:formula="of:=MAX([.$H380])" office:value-type="float"/>
          <table:table-cell table:formula="of:=MAX([.$I380])" office:value-type="float"/>
          <table:table-cell table:formula="of:=MAX([.$J380])" office:value-type="float"/>
          <table:table-cell table:formula="of:=MAX([.$K380])" office:value-type="float"/>
          <table:table-cell table:formula="of:=MAX([.$L380])" office:value-type="float"/>
          <table:table-cell table:formula="of:=MAX([.$M380])" office:value-type="float"/>
          <table:table-cell table:formula="of:=MAX([.$N380])" office:value-type="float"/>
        </table:table-row>
        <table:table-row table:style-name="ro1">
          <table:table-cell office:value-type="string">
            <text:p>9000/ins_9000_2_0404</text:p>
          </table:table-cell>
          <table:table-cell office:value-type="float" office:value="1.25327"/>
          <table:table-cell office:value-type="float" office:value="1.241"/>
          <table:table-cell office:value-type="float" office:value="0.96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4592.0"/>
          <table:table-cell office:value-type="float" office:value="536966.0"/>
          <table:table-cell office:value-type="float" office:value="536966.0"/>
          <table:table-cell office:value-type="float" office:value="9445.0"/>
          <table:table-cell office:value-type="float" office:value="4197.0"/>
          <table:table-cell office:value-type="float" office:value="0.0"/>
          <table:table-cell office:value-type="float" office:value="0.0"/>
          <table:table-cell table:formula="of:=MIN([.$B381])" office:value-type="float"/>
          <table:table-cell table:formula="of:=MIN([.$C381])" office:value-type="float"/>
          <table:table-cell table:formula="of:=MIN([.$D381])" office:value-type="float"/>
          <table:table-cell table:formula="of:=MIN([.$E381])" office:value-type="float"/>
          <table:table-cell table:formula="of:=MIN([.$F381])" office:value-type="float"/>
          <table:table-cell table:formula="of:=MIN([.$G381])" office:value-type="float"/>
          <table:table-cell table:formula="of:=MIN([.$H381])" office:value-type="float"/>
          <table:table-cell table:formula="of:=MIN([.$I381])" office:value-type="float"/>
          <table:table-cell table:formula="of:=MIN([.$J381])" office:value-type="float"/>
          <table:table-cell table:formula="of:=MIN([.$K381])" office:value-type="float"/>
          <table:table-cell table:formula="of:=MIN([.$L381])" office:value-type="float"/>
          <table:table-cell table:formula="of:=MIN([.$M381])" office:value-type="float"/>
          <table:table-cell table:formula="of:=MIN([.$N381])" office:value-type="float"/>
          <table:table-cell table:formula="of:=MEDIAN([.$B381])" office:value-type="float"/>
          <table:table-cell table:formula="of:=MEDIAN([.$C381])" office:value-type="float"/>
          <table:table-cell table:formula="of:=MEDIAN([.$D381])" office:value-type="float"/>
          <table:table-cell table:formula="of:=MEDIAN([.$E381])" office:value-type="float"/>
          <table:table-cell table:formula="of:=MEDIAN([.$F381])" office:value-type="float"/>
          <table:table-cell table:formula="of:=MEDIAN([.$G381])" office:value-type="float"/>
          <table:table-cell table:formula="of:=MEDIAN([.$H381])" office:value-type="float"/>
          <table:table-cell table:formula="of:=MEDIAN([.$I381])" office:value-type="float"/>
          <table:table-cell table:formula="of:=MEDIAN([.$J381])" office:value-type="float"/>
          <table:table-cell table:formula="of:=MEDIAN([.$K381])" office:value-type="float"/>
          <table:table-cell table:formula="of:=MEDIAN([.$L381])" office:value-type="float"/>
          <table:table-cell table:formula="of:=MEDIAN([.$M381])" office:value-type="float"/>
          <table:table-cell table:formula="of:=MEDIAN([.$N381])" office:value-type="float"/>
          <table:table-cell table:formula="of:=MAX([.$B381])" office:value-type="float"/>
          <table:table-cell table:formula="of:=MAX([.$C381])" office:value-type="float"/>
          <table:table-cell table:formula="of:=MAX([.$D381])" office:value-type="float"/>
          <table:table-cell table:formula="of:=MAX([.$E381])" office:value-type="float"/>
          <table:table-cell table:formula="of:=MAX([.$F381])" office:value-type="float"/>
          <table:table-cell table:formula="of:=MAX([.$G381])" office:value-type="float"/>
          <table:table-cell table:formula="of:=MAX([.$H381])" office:value-type="float"/>
          <table:table-cell table:formula="of:=MAX([.$I381])" office:value-type="float"/>
          <table:table-cell table:formula="of:=MAX([.$J381])" office:value-type="float"/>
          <table:table-cell table:formula="of:=MAX([.$K381])" office:value-type="float"/>
          <table:table-cell table:formula="of:=MAX([.$L381])" office:value-type="float"/>
          <table:table-cell table:formula="of:=MAX([.$M381])" office:value-type="float"/>
          <table:table-cell table:formula="of:=MAX([.$N381])" office:value-type="float"/>
        </table:table-row>
        <table:table-row table:style-name="ro1">
          <table:table-cell office:value-type="string">
            <text:p>9000/ins_9000_2_0414</text:p>
          </table:table-cell>
          <table:table-cell office:value-type="float" office:value="1.56203"/>
          <table:table-cell office:value-type="float" office:value="1.548"/>
          <table:table-cell office:value-type="float" office:value="1.27"/>
          <table:table-cell office:value-type="float" office:value="451.0"/>
          <table:table-cell office:value-type="float" office:value="0.0"/>
          <table:table-cell office:value-type="float" office:value="12.0"/>
          <table:table-cell office:value-type="float" office:value="40728.0"/>
          <table:table-cell office:value-type="float" office:value="264525.0"/>
          <table:table-cell office:value-type="float" office:value="264525.0"/>
          <table:table-cell office:value-type="float" office:value="9000.0"/>
          <table:table-cell office:value-type="float" office:value="3498.0"/>
          <table:table-cell office:value-type="float" office:value="0.0"/>
          <table:table-cell office:value-type="float" office:value="0.0"/>
          <table:table-cell table:formula="of:=MIN([.$B382])" office:value-type="float"/>
          <table:table-cell table:formula="of:=MIN([.$C382])" office:value-type="float"/>
          <table:table-cell table:formula="of:=MIN([.$D382])" office:value-type="float"/>
          <table:table-cell table:formula="of:=MIN([.$E382])" office:value-type="float"/>
          <table:table-cell table:formula="of:=MIN([.$F382])" office:value-type="float"/>
          <table:table-cell table:formula="of:=MIN([.$G382])" office:value-type="float"/>
          <table:table-cell table:formula="of:=MIN([.$H382])" office:value-type="float"/>
          <table:table-cell table:formula="of:=MIN([.$I382])" office:value-type="float"/>
          <table:table-cell table:formula="of:=MIN([.$J382])" office:value-type="float"/>
          <table:table-cell table:formula="of:=MIN([.$K382])" office:value-type="float"/>
          <table:table-cell table:formula="of:=MIN([.$L382])" office:value-type="float"/>
          <table:table-cell table:formula="of:=MIN([.$M382])" office:value-type="float"/>
          <table:table-cell table:formula="of:=MIN([.$N382])" office:value-type="float"/>
          <table:table-cell table:formula="of:=MEDIAN([.$B382])" office:value-type="float"/>
          <table:table-cell table:formula="of:=MEDIAN([.$C382])" office:value-type="float"/>
          <table:table-cell table:formula="of:=MEDIAN([.$D382])" office:value-type="float"/>
          <table:table-cell table:formula="of:=MEDIAN([.$E382])" office:value-type="float"/>
          <table:table-cell table:formula="of:=MEDIAN([.$F382])" office:value-type="float"/>
          <table:table-cell table:formula="of:=MEDIAN([.$G382])" office:value-type="float"/>
          <table:table-cell table:formula="of:=MEDIAN([.$H382])" office:value-type="float"/>
          <table:table-cell table:formula="of:=MEDIAN([.$I382])" office:value-type="float"/>
          <table:table-cell table:formula="of:=MEDIAN([.$J382])" office:value-type="float"/>
          <table:table-cell table:formula="of:=MEDIAN([.$K382])" office:value-type="float"/>
          <table:table-cell table:formula="of:=MEDIAN([.$L382])" office:value-type="float"/>
          <table:table-cell table:formula="of:=MEDIAN([.$M382])" office:value-type="float"/>
          <table:table-cell table:formula="of:=MEDIAN([.$N382])" office:value-type="float"/>
          <table:table-cell table:formula="of:=MAX([.$B382])" office:value-type="float"/>
          <table:table-cell table:formula="of:=MAX([.$C382])" office:value-type="float"/>
          <table:table-cell table:formula="of:=MAX([.$D382])" office:value-type="float"/>
          <table:table-cell table:formula="of:=MAX([.$E382])" office:value-type="float"/>
          <table:table-cell table:formula="of:=MAX([.$F382])" office:value-type="float"/>
          <table:table-cell table:formula="of:=MAX([.$G382])" office:value-type="float"/>
          <table:table-cell table:formula="of:=MAX([.$H382])" office:value-type="float"/>
          <table:table-cell table:formula="of:=MAX([.$I382])" office:value-type="float"/>
          <table:table-cell table:formula="of:=MAX([.$J382])" office:value-type="float"/>
          <table:table-cell table:formula="of:=MAX([.$K382])" office:value-type="float"/>
          <table:table-cell table:formula="of:=MAX([.$L382])" office:value-type="float"/>
          <table:table-cell table:formula="of:=MAX([.$M382])" office:value-type="float"/>
          <table:table-cell table:formula="of:=MAX([.$N382])" office:value-type="float"/>
        </table:table-row>
        <table:table-row table:style-name="ro1">
          <table:table-cell office:value-type="string">
            <text:p>9000/ins_9000_2_0424</text:p>
          </table:table-cell>
          <table:table-cell office:value-type="float" office:value="0.408166"/>
          <table:table-cell office:value-type="float" office:value="0.395"/>
          <table:table-cell office:value-type="float" office:value="0.12"/>
          <table:table-cell office:value-type="float" office:value="132.0"/>
          <table:table-cell office:value-type="float" office:value="0.0"/>
          <table:table-cell office:value-type="float" office:value="3.0"/>
          <table:table-cell office:value-type="float" office:value="1251.0"/>
          <table:table-cell office:value-type="float" office:value="61476.0"/>
          <table:table-cell office:value-type="float" office:value="61476.0"/>
          <table:table-cell office:value-type="float" office:value="9161.0"/>
          <table:table-cell office:value-type="float" office:value="3677.0"/>
          <table:table-cell office:value-type="float" office:value="0.0"/>
          <table:table-cell office:value-type="float" office:value="0.0"/>
          <table:table-cell table:formula="of:=MIN([.$B383])" office:value-type="float"/>
          <table:table-cell table:formula="of:=MIN([.$C383])" office:value-type="float"/>
          <table:table-cell table:formula="of:=MIN([.$D383])" office:value-type="float"/>
          <table:table-cell table:formula="of:=MIN([.$E383])" office:value-type="float"/>
          <table:table-cell table:formula="of:=MIN([.$F383])" office:value-type="float"/>
          <table:table-cell table:formula="of:=MIN([.$G383])" office:value-type="float"/>
          <table:table-cell table:formula="of:=MIN([.$H383])" office:value-type="float"/>
          <table:table-cell table:formula="of:=MIN([.$I383])" office:value-type="float"/>
          <table:table-cell table:formula="of:=MIN([.$J383])" office:value-type="float"/>
          <table:table-cell table:formula="of:=MIN([.$K383])" office:value-type="float"/>
          <table:table-cell table:formula="of:=MIN([.$L383])" office:value-type="float"/>
          <table:table-cell table:formula="of:=MIN([.$M383])" office:value-type="float"/>
          <table:table-cell table:formula="of:=MIN([.$N383])" office:value-type="float"/>
          <table:table-cell table:formula="of:=MEDIAN([.$B383])" office:value-type="float"/>
          <table:table-cell table:formula="of:=MEDIAN([.$C383])" office:value-type="float"/>
          <table:table-cell table:formula="of:=MEDIAN([.$D383])" office:value-type="float"/>
          <table:table-cell table:formula="of:=MEDIAN([.$E383])" office:value-type="float"/>
          <table:table-cell table:formula="of:=MEDIAN([.$F383])" office:value-type="float"/>
          <table:table-cell table:formula="of:=MEDIAN([.$G383])" office:value-type="float"/>
          <table:table-cell table:formula="of:=MEDIAN([.$H383])" office:value-type="float"/>
          <table:table-cell table:formula="of:=MEDIAN([.$I383])" office:value-type="float"/>
          <table:table-cell table:formula="of:=MEDIAN([.$J383])" office:value-type="float"/>
          <table:table-cell table:formula="of:=MEDIAN([.$K383])" office:value-type="float"/>
          <table:table-cell table:formula="of:=MEDIAN([.$L383])" office:value-type="float"/>
          <table:table-cell table:formula="of:=MEDIAN([.$M383])" office:value-type="float"/>
          <table:table-cell table:formula="of:=MEDIAN([.$N383])" office:value-type="float"/>
          <table:table-cell table:formula="of:=MAX([.$B383])" office:value-type="float"/>
          <table:table-cell table:formula="of:=MAX([.$C383])" office:value-type="float"/>
          <table:table-cell table:formula="of:=MAX([.$D383])" office:value-type="float"/>
          <table:table-cell table:formula="of:=MAX([.$E383])" office:value-type="float"/>
          <table:table-cell table:formula="of:=MAX([.$F383])" office:value-type="float"/>
          <table:table-cell table:formula="of:=MAX([.$G383])" office:value-type="float"/>
          <table:table-cell table:formula="of:=MAX([.$H383])" office:value-type="float"/>
          <table:table-cell table:formula="of:=MAX([.$I383])" office:value-type="float"/>
          <table:table-cell table:formula="of:=MAX([.$J383])" office:value-type="float"/>
          <table:table-cell table:formula="of:=MAX([.$K383])" office:value-type="float"/>
          <table:table-cell table:formula="of:=MAX([.$L383])" office:value-type="float"/>
          <table:table-cell table:formula="of:=MAX([.$M383])" office:value-type="float"/>
          <table:table-cell table:formula="of:=MAX([.$N383])" office:value-type="float"/>
        </table:table-row>
        <table:table-row table:style-name="ro1">
          <table:table-cell office:value-type="string">
            <text:p>9000/ins_9000_2_0434</text:p>
          </table:table-cell>
          <table:table-cell office:value-type="float" office:value="2.47687"/>
          <table:table-cell office:value-type="float" office:value="2.462"/>
          <table:table-cell office:value-type="float" office:value="2.18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365.0"/>
          <table:table-cell office:value-type="float" office:value="1180322.0"/>
          <table:table-cell office:value-type="float" office:value="1180322.0"/>
          <table:table-cell office:value-type="float" office:value="12852.0"/>
          <table:table-cell office:value-type="float" office:value="11056.0"/>
          <table:table-cell office:value-type="float" office:value="0.0"/>
          <table:table-cell office:value-type="float" office:value="0.0"/>
          <table:table-cell table:formula="of:=MIN([.$B384])" office:value-type="float"/>
          <table:table-cell table:formula="of:=MIN([.$C384])" office:value-type="float"/>
          <table:table-cell table:formula="of:=MIN([.$D384])" office:value-type="float"/>
          <table:table-cell table:formula="of:=MIN([.$E384])" office:value-type="float"/>
          <table:table-cell table:formula="of:=MIN([.$F384])" office:value-type="float"/>
          <table:table-cell table:formula="of:=MIN([.$G384])" office:value-type="float"/>
          <table:table-cell table:formula="of:=MIN([.$H384])" office:value-type="float"/>
          <table:table-cell table:formula="of:=MIN([.$I384])" office:value-type="float"/>
          <table:table-cell table:formula="of:=MIN([.$J384])" office:value-type="float"/>
          <table:table-cell table:formula="of:=MIN([.$K384])" office:value-type="float"/>
          <table:table-cell table:formula="of:=MIN([.$L384])" office:value-type="float"/>
          <table:table-cell table:formula="of:=MIN([.$M384])" office:value-type="float"/>
          <table:table-cell table:formula="of:=MIN([.$N384])" office:value-type="float"/>
          <table:table-cell table:formula="of:=MEDIAN([.$B384])" office:value-type="float"/>
          <table:table-cell table:formula="of:=MEDIAN([.$C384])" office:value-type="float"/>
          <table:table-cell table:formula="of:=MEDIAN([.$D384])" office:value-type="float"/>
          <table:table-cell table:formula="of:=MEDIAN([.$E384])" office:value-type="float"/>
          <table:table-cell table:formula="of:=MEDIAN([.$F384])" office:value-type="float"/>
          <table:table-cell table:formula="of:=MEDIAN([.$G384])" office:value-type="float"/>
          <table:table-cell table:formula="of:=MEDIAN([.$H384])" office:value-type="float"/>
          <table:table-cell table:formula="of:=MEDIAN([.$I384])" office:value-type="float"/>
          <table:table-cell table:formula="of:=MEDIAN([.$J384])" office:value-type="float"/>
          <table:table-cell table:formula="of:=MEDIAN([.$K384])" office:value-type="float"/>
          <table:table-cell table:formula="of:=MEDIAN([.$L384])" office:value-type="float"/>
          <table:table-cell table:formula="of:=MEDIAN([.$M384])" office:value-type="float"/>
          <table:table-cell table:formula="of:=MEDIAN([.$N384])" office:value-type="float"/>
          <table:table-cell table:formula="of:=MAX([.$B384])" office:value-type="float"/>
          <table:table-cell table:formula="of:=MAX([.$C384])" office:value-type="float"/>
          <table:table-cell table:formula="of:=MAX([.$D384])" office:value-type="float"/>
          <table:table-cell table:formula="of:=MAX([.$E384])" office:value-type="float"/>
          <table:table-cell table:formula="of:=MAX([.$F384])" office:value-type="float"/>
          <table:table-cell table:formula="of:=MAX([.$G384])" office:value-type="float"/>
          <table:table-cell table:formula="of:=MAX([.$H384])" office:value-type="float"/>
          <table:table-cell table:formula="of:=MAX([.$I384])" office:value-type="float"/>
          <table:table-cell table:formula="of:=MAX([.$J384])" office:value-type="float"/>
          <table:table-cell table:formula="of:=MAX([.$K384])" office:value-type="float"/>
          <table:table-cell table:formula="of:=MAX([.$L384])" office:value-type="float"/>
          <table:table-cell table:formula="of:=MAX([.$M384])" office:value-type="float"/>
          <table:table-cell table:formula="of:=MAX([.$N384])" office:value-type="float"/>
        </table:table-row>
        <table:table-row table:style-name="ro1">
          <table:table-cell office:value-type="string">
            <text:p>9000/ins_9000_2_0444</text:p>
          </table:table-cell>
          <table:table-cell office:value-type="float" office:value="0.774375"/>
          <table:table-cell office:value-type="float" office:value="0.762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566.0"/>
          <table:table-cell office:value-type="float" office:value="330414.0"/>
          <table:table-cell office:value-type="float" office:value="330414.0"/>
          <table:table-cell office:value-type="float" office:value="9962.0"/>
          <table:table-cell office:value-type="float" office:value="4632.0"/>
          <table:table-cell office:value-type="float" office:value="0.0"/>
          <table:table-cell office:value-type="float" office:value="0.0"/>
          <table:table-cell table:formula="of:=MIN([.$B385])" office:value-type="float"/>
          <table:table-cell table:formula="of:=MIN([.$C385])" office:value-type="float"/>
          <table:table-cell table:formula="of:=MIN([.$D385])" office:value-type="float"/>
          <table:table-cell table:formula="of:=MIN([.$E385])" office:value-type="float"/>
          <table:table-cell table:formula="of:=MIN([.$F385])" office:value-type="float"/>
          <table:table-cell table:formula="of:=MIN([.$G385])" office:value-type="float"/>
          <table:table-cell table:formula="of:=MIN([.$H385])" office:value-type="float"/>
          <table:table-cell table:formula="of:=MIN([.$I385])" office:value-type="float"/>
          <table:table-cell table:formula="of:=MIN([.$J385])" office:value-type="float"/>
          <table:table-cell table:formula="of:=MIN([.$K385])" office:value-type="float"/>
          <table:table-cell table:formula="of:=MIN([.$L385])" office:value-type="float"/>
          <table:table-cell table:formula="of:=MIN([.$M385])" office:value-type="float"/>
          <table:table-cell table:formula="of:=MIN([.$N385])" office:value-type="float"/>
          <table:table-cell table:formula="of:=MEDIAN([.$B385])" office:value-type="float"/>
          <table:table-cell table:formula="of:=MEDIAN([.$C385])" office:value-type="float"/>
          <table:table-cell table:formula="of:=MEDIAN([.$D385])" office:value-type="float"/>
          <table:table-cell table:formula="of:=MEDIAN([.$E385])" office:value-type="float"/>
          <table:table-cell table:formula="of:=MEDIAN([.$F385])" office:value-type="float"/>
          <table:table-cell table:formula="of:=MEDIAN([.$G385])" office:value-type="float"/>
          <table:table-cell table:formula="of:=MEDIAN([.$H385])" office:value-type="float"/>
          <table:table-cell table:formula="of:=MEDIAN([.$I385])" office:value-type="float"/>
          <table:table-cell table:formula="of:=MEDIAN([.$J385])" office:value-type="float"/>
          <table:table-cell table:formula="of:=MEDIAN([.$K385])" office:value-type="float"/>
          <table:table-cell table:formula="of:=MEDIAN([.$L385])" office:value-type="float"/>
          <table:table-cell table:formula="of:=MEDIAN([.$M385])" office:value-type="float"/>
          <table:table-cell table:formula="of:=MEDIAN([.$N385])" office:value-type="float"/>
          <table:table-cell table:formula="of:=MAX([.$B385])" office:value-type="float"/>
          <table:table-cell table:formula="of:=MAX([.$C385])" office:value-type="float"/>
          <table:table-cell table:formula="of:=MAX([.$D385])" office:value-type="float"/>
          <table:table-cell table:formula="of:=MAX([.$E385])" office:value-type="float"/>
          <table:table-cell table:formula="of:=MAX([.$F385])" office:value-type="float"/>
          <table:table-cell table:formula="of:=MAX([.$G385])" office:value-type="float"/>
          <table:table-cell table:formula="of:=MAX([.$H385])" office:value-type="float"/>
          <table:table-cell table:formula="of:=MAX([.$I385])" office:value-type="float"/>
          <table:table-cell table:formula="of:=MAX([.$J385])" office:value-type="float"/>
          <table:table-cell table:formula="of:=MAX([.$K385])" office:value-type="float"/>
          <table:table-cell table:formula="of:=MAX([.$L385])" office:value-type="float"/>
          <table:table-cell table:formula="of:=MAX([.$M385])" office:value-type="float"/>
          <table:table-cell table:formula="of:=MAX([.$N385])" office:value-type="float"/>
        </table:table-row>
        <table:table-row table:style-name="ro1">
          <table:table-cell office:value-type="string">
            <text:p>9000/ins_9000_2_0454</text:p>
          </table:table-cell>
          <table:table-cell office:value-type="float" office:value="1.07738"/>
          <table:table-cell office:value-type="float" office:value="1.065"/>
          <table:table-cell office:value-type="float" office:value="0.79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3751.0"/>
          <table:table-cell office:value-type="float" office:value="488868.0"/>
          <table:table-cell office:value-type="float" office:value="488868.0"/>
          <table:table-cell office:value-type="float" office:value="8959.0"/>
          <table:table-cell office:value-type="float" office:value="3725.0"/>
          <table:table-cell office:value-type="float" office:value="0.0"/>
          <table:table-cell office:value-type="float" office:value="0.0"/>
          <table:table-cell table:formula="of:=MIN([.$B386])" office:value-type="float"/>
          <table:table-cell table:formula="of:=MIN([.$C386])" office:value-type="float"/>
          <table:table-cell table:formula="of:=MIN([.$D386])" office:value-type="float"/>
          <table:table-cell table:formula="of:=MIN([.$E386])" office:value-type="float"/>
          <table:table-cell table:formula="of:=MIN([.$F386])" office:value-type="float"/>
          <table:table-cell table:formula="of:=MIN([.$G386])" office:value-type="float"/>
          <table:table-cell table:formula="of:=MIN([.$H386])" office:value-type="float"/>
          <table:table-cell table:formula="of:=MIN([.$I386])" office:value-type="float"/>
          <table:table-cell table:formula="of:=MIN([.$J386])" office:value-type="float"/>
          <table:table-cell table:formula="of:=MIN([.$K386])" office:value-type="float"/>
          <table:table-cell table:formula="of:=MIN([.$L386])" office:value-type="float"/>
          <table:table-cell table:formula="of:=MIN([.$M386])" office:value-type="float"/>
          <table:table-cell table:formula="of:=MIN([.$N386])" office:value-type="float"/>
          <table:table-cell table:formula="of:=MEDIAN([.$B386])" office:value-type="float"/>
          <table:table-cell table:formula="of:=MEDIAN([.$C386])" office:value-type="float"/>
          <table:table-cell table:formula="of:=MEDIAN([.$D386])" office:value-type="float"/>
          <table:table-cell table:formula="of:=MEDIAN([.$E386])" office:value-type="float"/>
          <table:table-cell table:formula="of:=MEDIAN([.$F386])" office:value-type="float"/>
          <table:table-cell table:formula="of:=MEDIAN([.$G386])" office:value-type="float"/>
          <table:table-cell table:formula="of:=MEDIAN([.$H386])" office:value-type="float"/>
          <table:table-cell table:formula="of:=MEDIAN([.$I386])" office:value-type="float"/>
          <table:table-cell table:formula="of:=MEDIAN([.$J386])" office:value-type="float"/>
          <table:table-cell table:formula="of:=MEDIAN([.$K386])" office:value-type="float"/>
          <table:table-cell table:formula="of:=MEDIAN([.$L386])" office:value-type="float"/>
          <table:table-cell table:formula="of:=MEDIAN([.$M386])" office:value-type="float"/>
          <table:table-cell table:formula="of:=MEDIAN([.$N386])" office:value-type="float"/>
          <table:table-cell table:formula="of:=MAX([.$B386])" office:value-type="float"/>
          <table:table-cell table:formula="of:=MAX([.$C386])" office:value-type="float"/>
          <table:table-cell table:formula="of:=MAX([.$D386])" office:value-type="float"/>
          <table:table-cell table:formula="of:=MAX([.$E386])" office:value-type="float"/>
          <table:table-cell table:formula="of:=MAX([.$F386])" office:value-type="float"/>
          <table:table-cell table:formula="of:=MAX([.$G386])" office:value-type="float"/>
          <table:table-cell table:formula="of:=MAX([.$H386])" office:value-type="float"/>
          <table:table-cell table:formula="of:=MAX([.$I386])" office:value-type="float"/>
          <table:table-cell table:formula="of:=MAX([.$J386])" office:value-type="float"/>
          <table:table-cell table:formula="of:=MAX([.$K386])" office:value-type="float"/>
          <table:table-cell table:formula="of:=MAX([.$L386])" office:value-type="float"/>
          <table:table-cell table:formula="of:=MAX([.$M386])" office:value-type="float"/>
          <table:table-cell table:formula="of:=MAX([.$N386])" office:value-type="float"/>
        </table:table-row>
        <table:table-row table:style-name="ro1">
          <table:table-cell office:value-type="string">
            <text:p>9000/ins_9000_2_0464</text:p>
          </table:table-cell>
          <table:table-cell office:value-type="float" office:value="0.293776"/>
          <table:table-cell office:value-type="float" office:value="0.281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542.0"/>
          <table:table-cell office:value-type="float" office:value="1542.0"/>
          <table:table-cell office:value-type="float" office:value="9103.0"/>
          <table:table-cell office:value-type="float" office:value="3692.0"/>
          <table:table-cell office:value-type="float" office:value="0.0"/>
          <table:table-cell office:value-type="float" office:value="0.0"/>
          <table:table-cell table:formula="of:=MIN([.$B387])" office:value-type="float"/>
          <table:table-cell table:formula="of:=MIN([.$C387])" office:value-type="float"/>
          <table:table-cell table:formula="of:=MIN([.$D387])" office:value-type="float"/>
          <table:table-cell table:formula="of:=MIN([.$E387])" office:value-type="float"/>
          <table:table-cell table:formula="of:=MIN([.$F387])" office:value-type="float"/>
          <table:table-cell table:formula="of:=MIN([.$G387])" office:value-type="float"/>
          <table:table-cell table:formula="of:=MIN([.$H387])" office:value-type="float"/>
          <table:table-cell table:formula="of:=MIN([.$I387])" office:value-type="float"/>
          <table:table-cell table:formula="of:=MIN([.$J387])" office:value-type="float"/>
          <table:table-cell table:formula="of:=MIN([.$K387])" office:value-type="float"/>
          <table:table-cell table:formula="of:=MIN([.$L387])" office:value-type="float"/>
          <table:table-cell table:formula="of:=MIN([.$M387])" office:value-type="float"/>
          <table:table-cell table:formula="of:=MIN([.$N387])" office:value-type="float"/>
          <table:table-cell table:formula="of:=MEDIAN([.$B387])" office:value-type="float"/>
          <table:table-cell table:formula="of:=MEDIAN([.$C387])" office:value-type="float"/>
          <table:table-cell table:formula="of:=MEDIAN([.$D387])" office:value-type="float"/>
          <table:table-cell table:formula="of:=MEDIAN([.$E387])" office:value-type="float"/>
          <table:table-cell table:formula="of:=MEDIAN([.$F387])" office:value-type="float"/>
          <table:table-cell table:formula="of:=MEDIAN([.$G387])" office:value-type="float"/>
          <table:table-cell table:formula="of:=MEDIAN([.$H387])" office:value-type="float"/>
          <table:table-cell table:formula="of:=MEDIAN([.$I387])" office:value-type="float"/>
          <table:table-cell table:formula="of:=MEDIAN([.$J387])" office:value-type="float"/>
          <table:table-cell table:formula="of:=MEDIAN([.$K387])" office:value-type="float"/>
          <table:table-cell table:formula="of:=MEDIAN([.$L387])" office:value-type="float"/>
          <table:table-cell table:formula="of:=MEDIAN([.$M387])" office:value-type="float"/>
          <table:table-cell table:formula="of:=MEDIAN([.$N387])" office:value-type="float"/>
          <table:table-cell table:formula="of:=MAX([.$B387])" office:value-type="float"/>
          <table:table-cell table:formula="of:=MAX([.$C387])" office:value-type="float"/>
          <table:table-cell table:formula="of:=MAX([.$D387])" office:value-type="float"/>
          <table:table-cell table:formula="of:=MAX([.$E387])" office:value-type="float"/>
          <table:table-cell table:formula="of:=MAX([.$F387])" office:value-type="float"/>
          <table:table-cell table:formula="of:=MAX([.$G387])" office:value-type="float"/>
          <table:table-cell table:formula="of:=MAX([.$H387])" office:value-type="float"/>
          <table:table-cell table:formula="of:=MAX([.$I387])" office:value-type="float"/>
          <table:table-cell table:formula="of:=MAX([.$J387])" office:value-type="float"/>
          <table:table-cell table:formula="of:=MAX([.$K387])" office:value-type="float"/>
          <table:table-cell table:formula="of:=MAX([.$L387])" office:value-type="float"/>
          <table:table-cell table:formula="of:=MAX([.$M387])" office:value-type="float"/>
          <table:table-cell table:formula="of:=MAX([.$N387])" office:value-type="float"/>
        </table:table-row>
        <table:table-row table:style-name="ro1">
          <table:table-cell office:value-type="string">
            <text:p>9000/ins_9000_2_0474</text:p>
          </table:table-cell>
          <table:table-cell office:value-type="float" office:value="1.28552"/>
          <table:table-cell office:value-type="float" office:value="1.272"/>
          <table:table-cell office:value-type="float" office:value="0.99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553.0"/>
          <table:table-cell office:value-type="float" office:value="574630.0"/>
          <table:table-cell office:value-type="float" office:value="574630.0"/>
          <table:table-cell office:value-type="float" office:value="9984.0"/>
          <table:table-cell office:value-type="float" office:value="5162.0"/>
          <table:table-cell office:value-type="float" office:value="0.0"/>
          <table:table-cell office:value-type="float" office:value="0.0"/>
          <table:table-cell table:formula="of:=MIN([.$B388])" office:value-type="float"/>
          <table:table-cell table:formula="of:=MIN([.$C388])" office:value-type="float"/>
          <table:table-cell table:formula="of:=MIN([.$D388])" office:value-type="float"/>
          <table:table-cell table:formula="of:=MIN([.$E388])" office:value-type="float"/>
          <table:table-cell table:formula="of:=MIN([.$F388])" office:value-type="float"/>
          <table:table-cell table:formula="of:=MIN([.$G388])" office:value-type="float"/>
          <table:table-cell table:formula="of:=MIN([.$H388])" office:value-type="float"/>
          <table:table-cell table:formula="of:=MIN([.$I388])" office:value-type="float"/>
          <table:table-cell table:formula="of:=MIN([.$J388])" office:value-type="float"/>
          <table:table-cell table:formula="of:=MIN([.$K388])" office:value-type="float"/>
          <table:table-cell table:formula="of:=MIN([.$L388])" office:value-type="float"/>
          <table:table-cell table:formula="of:=MIN([.$M388])" office:value-type="float"/>
          <table:table-cell table:formula="of:=MIN([.$N388])" office:value-type="float"/>
          <table:table-cell table:formula="of:=MEDIAN([.$B388])" office:value-type="float"/>
          <table:table-cell table:formula="of:=MEDIAN([.$C388])" office:value-type="float"/>
          <table:table-cell table:formula="of:=MEDIAN([.$D388])" office:value-type="float"/>
          <table:table-cell table:formula="of:=MEDIAN([.$E388])" office:value-type="float"/>
          <table:table-cell table:formula="of:=MEDIAN([.$F388])" office:value-type="float"/>
          <table:table-cell table:formula="of:=MEDIAN([.$G388])" office:value-type="float"/>
          <table:table-cell table:formula="of:=MEDIAN([.$H388])" office:value-type="float"/>
          <table:table-cell table:formula="of:=MEDIAN([.$I388])" office:value-type="float"/>
          <table:table-cell table:formula="of:=MEDIAN([.$J388])" office:value-type="float"/>
          <table:table-cell table:formula="of:=MEDIAN([.$K388])" office:value-type="float"/>
          <table:table-cell table:formula="of:=MEDIAN([.$L388])" office:value-type="float"/>
          <table:table-cell table:formula="of:=MEDIAN([.$M388])" office:value-type="float"/>
          <table:table-cell table:formula="of:=MEDIAN([.$N388])" office:value-type="float"/>
          <table:table-cell table:formula="of:=MAX([.$B388])" office:value-type="float"/>
          <table:table-cell table:formula="of:=MAX([.$C388])" office:value-type="float"/>
          <table:table-cell table:formula="of:=MAX([.$D388])" office:value-type="float"/>
          <table:table-cell table:formula="of:=MAX([.$E388])" office:value-type="float"/>
          <table:table-cell table:formula="of:=MAX([.$F388])" office:value-type="float"/>
          <table:table-cell table:formula="of:=MAX([.$G388])" office:value-type="float"/>
          <table:table-cell table:formula="of:=MAX([.$H388])" office:value-type="float"/>
          <table:table-cell table:formula="of:=MAX([.$I388])" office:value-type="float"/>
          <table:table-cell table:formula="of:=MAX([.$J388])" office:value-type="float"/>
          <table:table-cell table:formula="of:=MAX([.$K388])" office:value-type="float"/>
          <table:table-cell table:formula="of:=MAX([.$L388])" office:value-type="float"/>
          <table:table-cell table:formula="of:=MAX([.$M388])" office:value-type="float"/>
          <table:table-cell table:formula="of:=MAX([.$N388])" office:value-type="float"/>
        </table:table-row>
        <table:table-row table:style-name="ro1">
          <table:table-cell office:value-type="string">
            <text:p>9000/ins_9000_2_0484</text:p>
          </table:table-cell>
          <table:table-cell office:value-type="float" office:value="1.44806"/>
          <table:table-cell office:value-type="float" office:value="1.435"/>
          <table:table-cell office:value-type="float" office:value="1.21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320.0"/>
          <table:table-cell office:value-type="float" office:value="656325.0"/>
          <table:table-cell office:value-type="float" office:value="656325.0"/>
          <table:table-cell office:value-type="float" office:value="9539.0"/>
          <table:table-cell office:value-type="float" office:value="9312.0"/>
          <table:table-cell office:value-type="float" office:value="0.0"/>
          <table:table-cell office:value-type="float" office:value="0.0"/>
          <table:table-cell table:formula="of:=MIN([.$B389])" office:value-type="float"/>
          <table:table-cell table:formula="of:=MIN([.$C389])" office:value-type="float"/>
          <table:table-cell table:formula="of:=MIN([.$D389])" office:value-type="float"/>
          <table:table-cell table:formula="of:=MIN([.$E389])" office:value-type="float"/>
          <table:table-cell table:formula="of:=MIN([.$F389])" office:value-type="float"/>
          <table:table-cell table:formula="of:=MIN([.$G389])" office:value-type="float"/>
          <table:table-cell table:formula="of:=MIN([.$H389])" office:value-type="float"/>
          <table:table-cell table:formula="of:=MIN([.$I389])" office:value-type="float"/>
          <table:table-cell table:formula="of:=MIN([.$J389])" office:value-type="float"/>
          <table:table-cell table:formula="of:=MIN([.$K389])" office:value-type="float"/>
          <table:table-cell table:formula="of:=MIN([.$L389])" office:value-type="float"/>
          <table:table-cell table:formula="of:=MIN([.$M389])" office:value-type="float"/>
          <table:table-cell table:formula="of:=MIN([.$N389])" office:value-type="float"/>
          <table:table-cell table:formula="of:=MEDIAN([.$B389])" office:value-type="float"/>
          <table:table-cell table:formula="of:=MEDIAN([.$C389])" office:value-type="float"/>
          <table:table-cell table:formula="of:=MEDIAN([.$D389])" office:value-type="float"/>
          <table:table-cell table:formula="of:=MEDIAN([.$E389])" office:value-type="float"/>
          <table:table-cell table:formula="of:=MEDIAN([.$F389])" office:value-type="float"/>
          <table:table-cell table:formula="of:=MEDIAN([.$G389])" office:value-type="float"/>
          <table:table-cell table:formula="of:=MEDIAN([.$H389])" office:value-type="float"/>
          <table:table-cell table:formula="of:=MEDIAN([.$I389])" office:value-type="float"/>
          <table:table-cell table:formula="of:=MEDIAN([.$J389])" office:value-type="float"/>
          <table:table-cell table:formula="of:=MEDIAN([.$K389])" office:value-type="float"/>
          <table:table-cell table:formula="of:=MEDIAN([.$L389])" office:value-type="float"/>
          <table:table-cell table:formula="of:=MEDIAN([.$M389])" office:value-type="float"/>
          <table:table-cell table:formula="of:=MEDIAN([.$N389])" office:value-type="float"/>
          <table:table-cell table:formula="of:=MAX([.$B389])" office:value-type="float"/>
          <table:table-cell table:formula="of:=MAX([.$C389])" office:value-type="float"/>
          <table:table-cell table:formula="of:=MAX([.$D389])" office:value-type="float"/>
          <table:table-cell table:formula="of:=MAX([.$E389])" office:value-type="float"/>
          <table:table-cell table:formula="of:=MAX([.$F389])" office:value-type="float"/>
          <table:table-cell table:formula="of:=MAX([.$G389])" office:value-type="float"/>
          <table:table-cell table:formula="of:=MAX([.$H389])" office:value-type="float"/>
          <table:table-cell table:formula="of:=MAX([.$I389])" office:value-type="float"/>
          <table:table-cell table:formula="of:=MAX([.$J389])" office:value-type="float"/>
          <table:table-cell table:formula="of:=MAX([.$K389])" office:value-type="float"/>
          <table:table-cell table:formula="of:=MAX([.$L389])" office:value-type="float"/>
          <table:table-cell table:formula="of:=MAX([.$M389])" office:value-type="float"/>
          <table:table-cell table:formula="of:=MAX([.$N389])" office:value-type="float"/>
        </table:table-row>
        <table:table-row table:style-name="ro1">
          <table:table-cell office:value-type="string">
            <text:p>9000/ins_9000_3_0404</text:p>
          </table:table-cell>
          <table:table-cell office:value-type="float" office:value="1.4042"/>
          <table:table-cell office:value-type="float" office:value="1.389"/>
          <table:table-cell office:value-type="float" office:value="1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4.0"/>
          <table:table-cell office:value-type="float" office:value="808022.0"/>
          <table:table-cell office:value-type="float" office:value="808022.0"/>
          <table:table-cell office:value-type="float" office:value="13322.0"/>
          <table:table-cell office:value-type="float" office:value="11275.0"/>
          <table:table-cell office:value-type="float" office:value="0.0"/>
          <table:table-cell office:value-type="float" office:value="0.0"/>
          <table:table-cell table:formula="of:=MIN([.$B390])" office:value-type="float"/>
          <table:table-cell table:formula="of:=MIN([.$C390])" office:value-type="float"/>
          <table:table-cell table:formula="of:=MIN([.$D390])" office:value-type="float"/>
          <table:table-cell table:formula="of:=MIN([.$E390])" office:value-type="float"/>
          <table:table-cell table:formula="of:=MIN([.$F390])" office:value-type="float"/>
          <table:table-cell table:formula="of:=MIN([.$G390])" office:value-type="float"/>
          <table:table-cell table:formula="of:=MIN([.$H390])" office:value-type="float"/>
          <table:table-cell table:formula="of:=MIN([.$I390])" office:value-type="float"/>
          <table:table-cell table:formula="of:=MIN([.$J390])" office:value-type="float"/>
          <table:table-cell table:formula="of:=MIN([.$K390])" office:value-type="float"/>
          <table:table-cell table:formula="of:=MIN([.$L390])" office:value-type="float"/>
          <table:table-cell table:formula="of:=MIN([.$M390])" office:value-type="float"/>
          <table:table-cell table:formula="of:=MIN([.$N390])" office:value-type="float"/>
          <table:table-cell table:formula="of:=MEDIAN([.$B390])" office:value-type="float"/>
          <table:table-cell table:formula="of:=MEDIAN([.$C390])" office:value-type="float"/>
          <table:table-cell table:formula="of:=MEDIAN([.$D390])" office:value-type="float"/>
          <table:table-cell table:formula="of:=MEDIAN([.$E390])" office:value-type="float"/>
          <table:table-cell table:formula="of:=MEDIAN([.$F390])" office:value-type="float"/>
          <table:table-cell table:formula="of:=MEDIAN([.$G390])" office:value-type="float"/>
          <table:table-cell table:formula="of:=MEDIAN([.$H390])" office:value-type="float"/>
          <table:table-cell table:formula="of:=MEDIAN([.$I390])" office:value-type="float"/>
          <table:table-cell table:formula="of:=MEDIAN([.$J390])" office:value-type="float"/>
          <table:table-cell table:formula="of:=MEDIAN([.$K390])" office:value-type="float"/>
          <table:table-cell table:formula="of:=MEDIAN([.$L390])" office:value-type="float"/>
          <table:table-cell table:formula="of:=MEDIAN([.$M390])" office:value-type="float"/>
          <table:table-cell table:formula="of:=MEDIAN([.$N390])" office:value-type="float"/>
          <table:table-cell table:formula="of:=MAX([.$B390])" office:value-type="float"/>
          <table:table-cell table:formula="of:=MAX([.$C390])" office:value-type="float"/>
          <table:table-cell table:formula="of:=MAX([.$D390])" office:value-type="float"/>
          <table:table-cell table:formula="of:=MAX([.$E390])" office:value-type="float"/>
          <table:table-cell table:formula="of:=MAX([.$F390])" office:value-type="float"/>
          <table:table-cell table:formula="of:=MAX([.$G390])" office:value-type="float"/>
          <table:table-cell table:formula="of:=MAX([.$H390])" office:value-type="float"/>
          <table:table-cell table:formula="of:=MAX([.$I390])" office:value-type="float"/>
          <table:table-cell table:formula="of:=MAX([.$J390])" office:value-type="float"/>
          <table:table-cell table:formula="of:=MAX([.$K390])" office:value-type="float"/>
          <table:table-cell table:formula="of:=MAX([.$L390])" office:value-type="float"/>
          <table:table-cell table:formula="of:=MAX([.$M390])" office:value-type="float"/>
          <table:table-cell table:formula="of:=MAX([.$N390])" office:value-type="float"/>
        </table:table-row>
        <table:table-row table:style-name="ro1">
          <table:table-cell office:value-type="string">
            <text:p>9000/ins_9000_3_0414</text:p>
          </table:table-cell>
          <table:table-cell office:value-type="float" office:value="2.512"/>
          <table:table-cell office:value-type="float" office:value="2.496"/>
          <table:table-cell office:value-type="float" office:value="2.1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214.0"/>
          <table:table-cell office:value-type="float" office:value="1349563.0"/>
          <table:table-cell office:value-type="float" office:value="1349563.0"/>
          <table:table-cell office:value-type="float" office:value="14634.0"/>
          <table:table-cell office:value-type="float" office:value="13991.0"/>
          <table:table-cell office:value-type="float" office:value="0.0"/>
          <table:table-cell office:value-type="float" office:value="0.0"/>
          <table:table-cell table:formula="of:=MIN([.$B391])" office:value-type="float"/>
          <table:table-cell table:formula="of:=MIN([.$C391])" office:value-type="float"/>
          <table:table-cell table:formula="of:=MIN([.$D391])" office:value-type="float"/>
          <table:table-cell table:formula="of:=MIN([.$E391])" office:value-type="float"/>
          <table:table-cell table:formula="of:=MIN([.$F391])" office:value-type="float"/>
          <table:table-cell table:formula="of:=MIN([.$G391])" office:value-type="float"/>
          <table:table-cell table:formula="of:=MIN([.$H391])" office:value-type="float"/>
          <table:table-cell table:formula="of:=MIN([.$I391])" office:value-type="float"/>
          <table:table-cell table:formula="of:=MIN([.$J391])" office:value-type="float"/>
          <table:table-cell table:formula="of:=MIN([.$K391])" office:value-type="float"/>
          <table:table-cell table:formula="of:=MIN([.$L391])" office:value-type="float"/>
          <table:table-cell table:formula="of:=MIN([.$M391])" office:value-type="float"/>
          <table:table-cell table:formula="of:=MIN([.$N391])" office:value-type="float"/>
          <table:table-cell table:formula="of:=MEDIAN([.$B391])" office:value-type="float"/>
          <table:table-cell table:formula="of:=MEDIAN([.$C391])" office:value-type="float"/>
          <table:table-cell table:formula="of:=MEDIAN([.$D391])" office:value-type="float"/>
          <table:table-cell table:formula="of:=MEDIAN([.$E391])" office:value-type="float"/>
          <table:table-cell table:formula="of:=MEDIAN([.$F391])" office:value-type="float"/>
          <table:table-cell table:formula="of:=MEDIAN([.$G391])" office:value-type="float"/>
          <table:table-cell table:formula="of:=MEDIAN([.$H391])" office:value-type="float"/>
          <table:table-cell table:formula="of:=MEDIAN([.$I391])" office:value-type="float"/>
          <table:table-cell table:formula="of:=MEDIAN([.$J391])" office:value-type="float"/>
          <table:table-cell table:formula="of:=MEDIAN([.$K391])" office:value-type="float"/>
          <table:table-cell table:formula="of:=MEDIAN([.$L391])" office:value-type="float"/>
          <table:table-cell table:formula="of:=MEDIAN([.$M391])" office:value-type="float"/>
          <table:table-cell table:formula="of:=MEDIAN([.$N391])" office:value-type="float"/>
          <table:table-cell table:formula="of:=MAX([.$B391])" office:value-type="float"/>
          <table:table-cell table:formula="of:=MAX([.$C391])" office:value-type="float"/>
          <table:table-cell table:formula="of:=MAX([.$D391])" office:value-type="float"/>
          <table:table-cell table:formula="of:=MAX([.$E391])" office:value-type="float"/>
          <table:table-cell table:formula="of:=MAX([.$F391])" office:value-type="float"/>
          <table:table-cell table:formula="of:=MAX([.$G391])" office:value-type="float"/>
          <table:table-cell table:formula="of:=MAX([.$H391])" office:value-type="float"/>
          <table:table-cell table:formula="of:=MAX([.$I391])" office:value-type="float"/>
          <table:table-cell table:formula="of:=MAX([.$J391])" office:value-type="float"/>
          <table:table-cell table:formula="of:=MAX([.$K391])" office:value-type="float"/>
          <table:table-cell table:formula="of:=MAX([.$L391])" office:value-type="float"/>
          <table:table-cell table:formula="of:=MAX([.$M391])" office:value-type="float"/>
          <table:table-cell table:formula="of:=MAX([.$N391])" office:value-type="float"/>
        </table:table-row>
        <table:table-row table:style-name="ro1">
          <table:table-cell office:value-type="string">
            <text:p>9000/ins_9000_3_0424</text:p>
          </table:table-cell>
          <table:table-cell office:value-type="float" office:value="0.790983"/>
          <table:table-cell office:value-type="float" office:value="0.778"/>
          <table:table-cell office:value-type="float" office:value="0.48"/>
          <table:table-cell office:value-type="float" office:value="280.0"/>
          <table:table-cell office:value-type="float" office:value="0.0"/>
          <table:table-cell office:value-type="float" office:value="0.0"/>
          <table:table-cell office:value-type="float" office:value="287.0"/>
          <table:table-cell office:value-type="float" office:value="272815.0"/>
          <table:table-cell office:value-type="float" office:value="272815.0"/>
          <table:table-cell office:value-type="float" office:value="11069.0"/>
          <table:table-cell office:value-type="float" office:value="6805.0"/>
          <table:table-cell office:value-type="float" office:value="0.0"/>
          <table:table-cell office:value-type="float" office:value="0.0"/>
          <table:table-cell table:formula="of:=MIN([.$B392])" office:value-type="float"/>
          <table:table-cell table:formula="of:=MIN([.$C392])" office:value-type="float"/>
          <table:table-cell table:formula="of:=MIN([.$D392])" office:value-type="float"/>
          <table:table-cell table:formula="of:=MIN([.$E392])" office:value-type="float"/>
          <table:table-cell table:formula="of:=MIN([.$F392])" office:value-type="float"/>
          <table:table-cell table:formula="of:=MIN([.$G392])" office:value-type="float"/>
          <table:table-cell table:formula="of:=MIN([.$H392])" office:value-type="float"/>
          <table:table-cell table:formula="of:=MIN([.$I392])" office:value-type="float"/>
          <table:table-cell table:formula="of:=MIN([.$J392])" office:value-type="float"/>
          <table:table-cell table:formula="of:=MIN([.$K392])" office:value-type="float"/>
          <table:table-cell table:formula="of:=MIN([.$L392])" office:value-type="float"/>
          <table:table-cell table:formula="of:=MIN([.$M392])" office:value-type="float"/>
          <table:table-cell table:formula="of:=MIN([.$N392])" office:value-type="float"/>
          <table:table-cell table:formula="of:=MEDIAN([.$B392])" office:value-type="float"/>
          <table:table-cell table:formula="of:=MEDIAN([.$C392])" office:value-type="float"/>
          <table:table-cell table:formula="of:=MEDIAN([.$D392])" office:value-type="float"/>
          <table:table-cell table:formula="of:=MEDIAN([.$E392])" office:value-type="float"/>
          <table:table-cell table:formula="of:=MEDIAN([.$F392])" office:value-type="float"/>
          <table:table-cell table:formula="of:=MEDIAN([.$G392])" office:value-type="float"/>
          <table:table-cell table:formula="of:=MEDIAN([.$H392])" office:value-type="float"/>
          <table:table-cell table:formula="of:=MEDIAN([.$I392])" office:value-type="float"/>
          <table:table-cell table:formula="of:=MEDIAN([.$J392])" office:value-type="float"/>
          <table:table-cell table:formula="of:=MEDIAN([.$K392])" office:value-type="float"/>
          <table:table-cell table:formula="of:=MEDIAN([.$L392])" office:value-type="float"/>
          <table:table-cell table:formula="of:=MEDIAN([.$M392])" office:value-type="float"/>
          <table:table-cell table:formula="of:=MEDIAN([.$N392])" office:value-type="float"/>
          <table:table-cell table:formula="of:=MAX([.$B392])" office:value-type="float"/>
          <table:table-cell table:formula="of:=MAX([.$C392])" office:value-type="float"/>
          <table:table-cell table:formula="of:=MAX([.$D392])" office:value-type="float"/>
          <table:table-cell table:formula="of:=MAX([.$E392])" office:value-type="float"/>
          <table:table-cell table:formula="of:=MAX([.$F392])" office:value-type="float"/>
          <table:table-cell table:formula="of:=MAX([.$G392])" office:value-type="float"/>
          <table:table-cell table:formula="of:=MAX([.$H392])" office:value-type="float"/>
          <table:table-cell table:formula="of:=MAX([.$I392])" office:value-type="float"/>
          <table:table-cell table:formula="of:=MAX([.$J392])" office:value-type="float"/>
          <table:table-cell table:formula="of:=MAX([.$K392])" office:value-type="float"/>
          <table:table-cell table:formula="of:=MAX([.$L392])" office:value-type="float"/>
          <table:table-cell table:formula="of:=MAX([.$M392])" office:value-type="float"/>
          <table:table-cell table:formula="of:=MAX([.$N392])" office:value-type="float"/>
        </table:table-row>
        <table:table-row table:style-name="ro1">
          <table:table-cell office:value-type="string">
            <text:p>9000/ins_9000_3_0434</text:p>
          </table:table-cell>
          <table:table-cell office:value-type="float" office:value="2.58661"/>
          <table:table-cell office:value-type="float" office:value="2.573"/>
          <table:table-cell office:value-type="float" office:value="2.28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984.0"/>
          <table:table-cell office:value-type="float" office:value="1150054.0"/>
          <table:table-cell office:value-type="float" office:value="1150054.0"/>
          <table:table-cell office:value-type="float" office:value="12324.0"/>
          <table:table-cell office:value-type="float" office:value="9891.0"/>
          <table:table-cell office:value-type="float" office:value="0.0"/>
          <table:table-cell office:value-type="float" office:value="0.0"/>
          <table:table-cell table:formula="of:=MIN([.$B393])" office:value-type="float"/>
          <table:table-cell table:formula="of:=MIN([.$C393])" office:value-type="float"/>
          <table:table-cell table:formula="of:=MIN([.$D393])" office:value-type="float"/>
          <table:table-cell table:formula="of:=MIN([.$E393])" office:value-type="float"/>
          <table:table-cell table:formula="of:=MIN([.$F393])" office:value-type="float"/>
          <table:table-cell table:formula="of:=MIN([.$G393])" office:value-type="float"/>
          <table:table-cell table:formula="of:=MIN([.$H393])" office:value-type="float"/>
          <table:table-cell table:formula="of:=MIN([.$I393])" office:value-type="float"/>
          <table:table-cell table:formula="of:=MIN([.$J393])" office:value-type="float"/>
          <table:table-cell table:formula="of:=MIN([.$K393])" office:value-type="float"/>
          <table:table-cell table:formula="of:=MIN([.$L393])" office:value-type="float"/>
          <table:table-cell table:formula="of:=MIN([.$M393])" office:value-type="float"/>
          <table:table-cell table:formula="of:=MIN([.$N393])" office:value-type="float"/>
          <table:table-cell table:formula="of:=MEDIAN([.$B393])" office:value-type="float"/>
          <table:table-cell table:formula="of:=MEDIAN([.$C393])" office:value-type="float"/>
          <table:table-cell table:formula="of:=MEDIAN([.$D393])" office:value-type="float"/>
          <table:table-cell table:formula="of:=MEDIAN([.$E393])" office:value-type="float"/>
          <table:table-cell table:formula="of:=MEDIAN([.$F393])" office:value-type="float"/>
          <table:table-cell table:formula="of:=MEDIAN([.$G393])" office:value-type="float"/>
          <table:table-cell table:formula="of:=MEDIAN([.$H393])" office:value-type="float"/>
          <table:table-cell table:formula="of:=MEDIAN([.$I393])" office:value-type="float"/>
          <table:table-cell table:formula="of:=MEDIAN([.$J393])" office:value-type="float"/>
          <table:table-cell table:formula="of:=MEDIAN([.$K393])" office:value-type="float"/>
          <table:table-cell table:formula="of:=MEDIAN([.$L393])" office:value-type="float"/>
          <table:table-cell table:formula="of:=MEDIAN([.$M393])" office:value-type="float"/>
          <table:table-cell table:formula="of:=MEDIAN([.$N393])" office:value-type="float"/>
          <table:table-cell table:formula="of:=MAX([.$B393])" office:value-type="float"/>
          <table:table-cell table:formula="of:=MAX([.$C393])" office:value-type="float"/>
          <table:table-cell table:formula="of:=MAX([.$D393])" office:value-type="float"/>
          <table:table-cell table:formula="of:=MAX([.$E393])" office:value-type="float"/>
          <table:table-cell table:formula="of:=MAX([.$F393])" office:value-type="float"/>
          <table:table-cell table:formula="of:=MAX([.$G393])" office:value-type="float"/>
          <table:table-cell table:formula="of:=MAX([.$H393])" office:value-type="float"/>
          <table:table-cell table:formula="of:=MAX([.$I393])" office:value-type="float"/>
          <table:table-cell table:formula="of:=MAX([.$J393])" office:value-type="float"/>
          <table:table-cell table:formula="of:=MAX([.$K393])" office:value-type="float"/>
          <table:table-cell table:formula="of:=MAX([.$L393])" office:value-type="float"/>
          <table:table-cell table:formula="of:=MAX([.$M393])" office:value-type="float"/>
          <table:table-cell table:formula="of:=MAX([.$N393])" office:value-type="float"/>
        </table:table-row>
        <table:table-row table:style-name="ro1">
          <table:table-cell office:value-type="string">
            <text:p>9000/ins_9000_3_0444</text:p>
          </table:table-cell>
          <table:table-cell office:value-type="float" office:value="1.33299"/>
          <table:table-cell office:value-type="float" office:value="1.319"/>
          <table:table-cell office:value-type="float" office:value="1.02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548.0"/>
          <table:table-cell office:value-type="float" office:value="593815.0"/>
          <table:table-cell office:value-type="float" office:value="593815.0"/>
          <table:table-cell office:value-type="float" office:value="10458.0"/>
          <table:table-cell office:value-type="float" office:value="5527.0"/>
          <table:table-cell office:value-type="float" office:value="0.0"/>
          <table:table-cell office:value-type="float" office:value="0.0"/>
          <table:table-cell table:formula="of:=MIN([.$B394])" office:value-type="float"/>
          <table:table-cell table:formula="of:=MIN([.$C394])" office:value-type="float"/>
          <table:table-cell table:formula="of:=MIN([.$D394])" office:value-type="float"/>
          <table:table-cell table:formula="of:=MIN([.$E394])" office:value-type="float"/>
          <table:table-cell table:formula="of:=MIN([.$F394])" office:value-type="float"/>
          <table:table-cell table:formula="of:=MIN([.$G394])" office:value-type="float"/>
          <table:table-cell table:formula="of:=MIN([.$H394])" office:value-type="float"/>
          <table:table-cell table:formula="of:=MIN([.$I394])" office:value-type="float"/>
          <table:table-cell table:formula="of:=MIN([.$J394])" office:value-type="float"/>
          <table:table-cell table:formula="of:=MIN([.$K394])" office:value-type="float"/>
          <table:table-cell table:formula="of:=MIN([.$L394])" office:value-type="float"/>
          <table:table-cell table:formula="of:=MIN([.$M394])" office:value-type="float"/>
          <table:table-cell table:formula="of:=MIN([.$N394])" office:value-type="float"/>
          <table:table-cell table:formula="of:=MEDIAN([.$B394])" office:value-type="float"/>
          <table:table-cell table:formula="of:=MEDIAN([.$C394])" office:value-type="float"/>
          <table:table-cell table:formula="of:=MEDIAN([.$D394])" office:value-type="float"/>
          <table:table-cell table:formula="of:=MEDIAN([.$E394])" office:value-type="float"/>
          <table:table-cell table:formula="of:=MEDIAN([.$F394])" office:value-type="float"/>
          <table:table-cell table:formula="of:=MEDIAN([.$G394])" office:value-type="float"/>
          <table:table-cell table:formula="of:=MEDIAN([.$H394])" office:value-type="float"/>
          <table:table-cell table:formula="of:=MEDIAN([.$I394])" office:value-type="float"/>
          <table:table-cell table:formula="of:=MEDIAN([.$J394])" office:value-type="float"/>
          <table:table-cell table:formula="of:=MEDIAN([.$K394])" office:value-type="float"/>
          <table:table-cell table:formula="of:=MEDIAN([.$L394])" office:value-type="float"/>
          <table:table-cell table:formula="of:=MEDIAN([.$M394])" office:value-type="float"/>
          <table:table-cell table:formula="of:=MEDIAN([.$N394])" office:value-type="float"/>
          <table:table-cell table:formula="of:=MAX([.$B394])" office:value-type="float"/>
          <table:table-cell table:formula="of:=MAX([.$C394])" office:value-type="float"/>
          <table:table-cell table:formula="of:=MAX([.$D394])" office:value-type="float"/>
          <table:table-cell table:formula="of:=MAX([.$E394])" office:value-type="float"/>
          <table:table-cell table:formula="of:=MAX([.$F394])" office:value-type="float"/>
          <table:table-cell table:formula="of:=MAX([.$G394])" office:value-type="float"/>
          <table:table-cell table:formula="of:=MAX([.$H394])" office:value-type="float"/>
          <table:table-cell table:formula="of:=MAX([.$I394])" office:value-type="float"/>
          <table:table-cell table:formula="of:=MAX([.$J394])" office:value-type="float"/>
          <table:table-cell table:formula="of:=MAX([.$K394])" office:value-type="float"/>
          <table:table-cell table:formula="of:=MAX([.$L394])" office:value-type="float"/>
          <table:table-cell table:formula="of:=MAX([.$M394])" office:value-type="float"/>
          <table:table-cell table:formula="of:=MAX([.$N394])" office:value-type="float"/>
        </table:table-row>
        <table:table-row table:style-name="ro1">
          <table:table-cell office:value-type="string">
            <text:p>9000/ins_9000_3_0454</text:p>
          </table:table-cell>
          <table:table-cell office:value-type="float" office:value="2.32814"/>
          <table:table-cell office:value-type="float" office:value="2.314"/>
          <table:table-cell office:value-type="float" office:value="2.0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077.0"/>
          <table:table-cell office:value-type="float" office:value="1180397.0"/>
          <table:table-cell office:value-type="float" office:value="1180397.0"/>
          <table:table-cell office:value-type="float" office:value="12680.0"/>
          <table:table-cell office:value-type="float" office:value="10658.0"/>
          <table:table-cell office:value-type="float" office:value="0.0"/>
          <table:table-cell office:value-type="float" office:value="0.0"/>
          <table:table-cell table:formula="of:=MIN([.$B395])" office:value-type="float"/>
          <table:table-cell table:formula="of:=MIN([.$C395])" office:value-type="float"/>
          <table:table-cell table:formula="of:=MIN([.$D395])" office:value-type="float"/>
          <table:table-cell table:formula="of:=MIN([.$E395])" office:value-type="float"/>
          <table:table-cell table:formula="of:=MIN([.$F395])" office:value-type="float"/>
          <table:table-cell table:formula="of:=MIN([.$G395])" office:value-type="float"/>
          <table:table-cell table:formula="of:=MIN([.$H395])" office:value-type="float"/>
          <table:table-cell table:formula="of:=MIN([.$I395])" office:value-type="float"/>
          <table:table-cell table:formula="of:=MIN([.$J395])" office:value-type="float"/>
          <table:table-cell table:formula="of:=MIN([.$K395])" office:value-type="float"/>
          <table:table-cell table:formula="of:=MIN([.$L395])" office:value-type="float"/>
          <table:table-cell table:formula="of:=MIN([.$M395])" office:value-type="float"/>
          <table:table-cell table:formula="of:=MIN([.$N395])" office:value-type="float"/>
          <table:table-cell table:formula="of:=MEDIAN([.$B395])" office:value-type="float"/>
          <table:table-cell table:formula="of:=MEDIAN([.$C395])" office:value-type="float"/>
          <table:table-cell table:formula="of:=MEDIAN([.$D395])" office:value-type="float"/>
          <table:table-cell table:formula="of:=MEDIAN([.$E395])" office:value-type="float"/>
          <table:table-cell table:formula="of:=MEDIAN([.$F395])" office:value-type="float"/>
          <table:table-cell table:formula="of:=MEDIAN([.$G395])" office:value-type="float"/>
          <table:table-cell table:formula="of:=MEDIAN([.$H395])" office:value-type="float"/>
          <table:table-cell table:formula="of:=MEDIAN([.$I395])" office:value-type="float"/>
          <table:table-cell table:formula="of:=MEDIAN([.$J395])" office:value-type="float"/>
          <table:table-cell table:formula="of:=MEDIAN([.$K395])" office:value-type="float"/>
          <table:table-cell table:formula="of:=MEDIAN([.$L395])" office:value-type="float"/>
          <table:table-cell table:formula="of:=MEDIAN([.$M395])" office:value-type="float"/>
          <table:table-cell table:formula="of:=MEDIAN([.$N395])" office:value-type="float"/>
          <table:table-cell table:formula="of:=MAX([.$B395])" office:value-type="float"/>
          <table:table-cell table:formula="of:=MAX([.$C395])" office:value-type="float"/>
          <table:table-cell table:formula="of:=MAX([.$D395])" office:value-type="float"/>
          <table:table-cell table:formula="of:=MAX([.$E395])" office:value-type="float"/>
          <table:table-cell table:formula="of:=MAX([.$F395])" office:value-type="float"/>
          <table:table-cell table:formula="of:=MAX([.$G395])" office:value-type="float"/>
          <table:table-cell table:formula="of:=MAX([.$H395])" office:value-type="float"/>
          <table:table-cell table:formula="of:=MAX([.$I395])" office:value-type="float"/>
          <table:table-cell table:formula="of:=MAX([.$J395])" office:value-type="float"/>
          <table:table-cell table:formula="of:=MAX([.$K395])" office:value-type="float"/>
          <table:table-cell table:formula="of:=MAX([.$L395])" office:value-type="float"/>
          <table:table-cell table:formula="of:=MAX([.$M395])" office:value-type="float"/>
          <table:table-cell table:formula="of:=MAX([.$N395])" office:value-type="float"/>
        </table:table-row>
        <table:table-row table:style-name="ro1">
          <table:table-cell office:value-type="string">
            <text:p>9000/ins_9000_3_0464</text:p>
          </table:table-cell>
          <table:table-cell office:value-type="float" office:value="0.342864"/>
          <table:table-cell office:value-type="float" office:value="0.33"/>
          <table:table-cell office:value-type="float" office:value="0.03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1913.0"/>
          <table:table-cell office:value-type="float" office:value="21913.0"/>
          <table:table-cell office:value-type="float" office:value="9760.0"/>
          <table:table-cell office:value-type="float" office:value="5165.0"/>
          <table:table-cell office:value-type="float" office:value="0.0"/>
          <table:table-cell office:value-type="float" office:value="0.0"/>
          <table:table-cell table:formula="of:=MIN([.$B396])" office:value-type="float"/>
          <table:table-cell table:formula="of:=MIN([.$C396])" office:value-type="float"/>
          <table:table-cell table:formula="of:=MIN([.$D396])" office:value-type="float"/>
          <table:table-cell table:formula="of:=MIN([.$E396])" office:value-type="float"/>
          <table:table-cell table:formula="of:=MIN([.$F396])" office:value-type="float"/>
          <table:table-cell table:formula="of:=MIN([.$G396])" office:value-type="float"/>
          <table:table-cell table:formula="of:=MIN([.$H396])" office:value-type="float"/>
          <table:table-cell table:formula="of:=MIN([.$I396])" office:value-type="float"/>
          <table:table-cell table:formula="of:=MIN([.$J396])" office:value-type="float"/>
          <table:table-cell table:formula="of:=MIN([.$K396])" office:value-type="float"/>
          <table:table-cell table:formula="of:=MIN([.$L396])" office:value-type="float"/>
          <table:table-cell table:formula="of:=MIN([.$M396])" office:value-type="float"/>
          <table:table-cell table:formula="of:=MIN([.$N396])" office:value-type="float"/>
          <table:table-cell table:formula="of:=MEDIAN([.$B396])" office:value-type="float"/>
          <table:table-cell table:formula="of:=MEDIAN([.$C396])" office:value-type="float"/>
          <table:table-cell table:formula="of:=MEDIAN([.$D396])" office:value-type="float"/>
          <table:table-cell table:formula="of:=MEDIAN([.$E396])" office:value-type="float"/>
          <table:table-cell table:formula="of:=MEDIAN([.$F396])" office:value-type="float"/>
          <table:table-cell table:formula="of:=MEDIAN([.$G396])" office:value-type="float"/>
          <table:table-cell table:formula="of:=MEDIAN([.$H396])" office:value-type="float"/>
          <table:table-cell table:formula="of:=MEDIAN([.$I396])" office:value-type="float"/>
          <table:table-cell table:formula="of:=MEDIAN([.$J396])" office:value-type="float"/>
          <table:table-cell table:formula="of:=MEDIAN([.$K396])" office:value-type="float"/>
          <table:table-cell table:formula="of:=MEDIAN([.$L396])" office:value-type="float"/>
          <table:table-cell table:formula="of:=MEDIAN([.$M396])" office:value-type="float"/>
          <table:table-cell table:formula="of:=MEDIAN([.$N396])" office:value-type="float"/>
          <table:table-cell table:formula="of:=MAX([.$B396])" office:value-type="float"/>
          <table:table-cell table:formula="of:=MAX([.$C396])" office:value-type="float"/>
          <table:table-cell table:formula="of:=MAX([.$D396])" office:value-type="float"/>
          <table:table-cell table:formula="of:=MAX([.$E396])" office:value-type="float"/>
          <table:table-cell table:formula="of:=MAX([.$F396])" office:value-type="float"/>
          <table:table-cell table:formula="of:=MAX([.$G396])" office:value-type="float"/>
          <table:table-cell table:formula="of:=MAX([.$H396])" office:value-type="float"/>
          <table:table-cell table:formula="of:=MAX([.$I396])" office:value-type="float"/>
          <table:table-cell table:formula="of:=MAX([.$J396])" office:value-type="float"/>
          <table:table-cell table:formula="of:=MAX([.$K396])" office:value-type="float"/>
          <table:table-cell table:formula="of:=MAX([.$L396])" office:value-type="float"/>
          <table:table-cell table:formula="of:=MAX([.$M396])" office:value-type="float"/>
          <table:table-cell table:formula="of:=MAX([.$N396])" office:value-type="float"/>
        </table:table-row>
        <table:table-row table:style-name="ro1">
          <table:table-cell office:value-type="string">
            <text:p>9000/ins_9000_3_0474</text:p>
          </table:table-cell>
          <table:table-cell office:value-type="float" office:value="3.08879"/>
          <table:table-cell office:value-type="float" office:value="3.073"/>
          <table:table-cell office:value-type="float" office:value="2.77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198.0"/>
          <table:table-cell office:value-type="float" office:value="1365626.0"/>
          <table:table-cell office:value-type="float" office:value="1365626.0"/>
          <table:table-cell office:value-type="float" office:value="13945.0"/>
          <table:table-cell office:value-type="float" office:value="12546.0"/>
          <table:table-cell office:value-type="float" office:value="0.0"/>
          <table:table-cell office:value-type="float" office:value="0.0"/>
          <table:table-cell table:formula="of:=MIN([.$B397])" office:value-type="float"/>
          <table:table-cell table:formula="of:=MIN([.$C397])" office:value-type="float"/>
          <table:table-cell table:formula="of:=MIN([.$D397])" office:value-type="float"/>
          <table:table-cell table:formula="of:=MIN([.$E397])" office:value-type="float"/>
          <table:table-cell table:formula="of:=MIN([.$F397])" office:value-type="float"/>
          <table:table-cell table:formula="of:=MIN([.$G397])" office:value-type="float"/>
          <table:table-cell table:formula="of:=MIN([.$H397])" office:value-type="float"/>
          <table:table-cell table:formula="of:=MIN([.$I397])" office:value-type="float"/>
          <table:table-cell table:formula="of:=MIN([.$J397])" office:value-type="float"/>
          <table:table-cell table:formula="of:=MIN([.$K397])" office:value-type="float"/>
          <table:table-cell table:formula="of:=MIN([.$L397])" office:value-type="float"/>
          <table:table-cell table:formula="of:=MIN([.$M397])" office:value-type="float"/>
          <table:table-cell table:formula="of:=MIN([.$N397])" office:value-type="float"/>
          <table:table-cell table:formula="of:=MEDIAN([.$B397])" office:value-type="float"/>
          <table:table-cell table:formula="of:=MEDIAN([.$C397])" office:value-type="float"/>
          <table:table-cell table:formula="of:=MEDIAN([.$D397])" office:value-type="float"/>
          <table:table-cell table:formula="of:=MEDIAN([.$E397])" office:value-type="float"/>
          <table:table-cell table:formula="of:=MEDIAN([.$F397])" office:value-type="float"/>
          <table:table-cell table:formula="of:=MEDIAN([.$G397])" office:value-type="float"/>
          <table:table-cell table:formula="of:=MEDIAN([.$H397])" office:value-type="float"/>
          <table:table-cell table:formula="of:=MEDIAN([.$I397])" office:value-type="float"/>
          <table:table-cell table:formula="of:=MEDIAN([.$J397])" office:value-type="float"/>
          <table:table-cell table:formula="of:=MEDIAN([.$K397])" office:value-type="float"/>
          <table:table-cell table:formula="of:=MEDIAN([.$L397])" office:value-type="float"/>
          <table:table-cell table:formula="of:=MEDIAN([.$M397])" office:value-type="float"/>
          <table:table-cell table:formula="of:=MEDIAN([.$N397])" office:value-type="float"/>
          <table:table-cell table:formula="of:=MAX([.$B397])" office:value-type="float"/>
          <table:table-cell table:formula="of:=MAX([.$C397])" office:value-type="float"/>
          <table:table-cell table:formula="of:=MAX([.$D397])" office:value-type="float"/>
          <table:table-cell table:formula="of:=MAX([.$E397])" office:value-type="float"/>
          <table:table-cell table:formula="of:=MAX([.$F397])" office:value-type="float"/>
          <table:table-cell table:formula="of:=MAX([.$G397])" office:value-type="float"/>
          <table:table-cell table:formula="of:=MAX([.$H397])" office:value-type="float"/>
          <table:table-cell table:formula="of:=MAX([.$I397])" office:value-type="float"/>
          <table:table-cell table:formula="of:=MAX([.$J397])" office:value-type="float"/>
          <table:table-cell table:formula="of:=MAX([.$K397])" office:value-type="float"/>
          <table:table-cell table:formula="of:=MAX([.$L397])" office:value-type="float"/>
          <table:table-cell table:formula="of:=MAX([.$M397])" office:value-type="float"/>
          <table:table-cell table:formula="of:=MAX([.$N397])" office:value-type="float"/>
        </table:table-row>
        <table:table-row table:style-name="ro1">
          <table:table-cell office:value-type="string">
            <text:p>9000/ins_9000_3_0484</text:p>
          </table:table-cell>
          <table:table-cell office:value-type="float" office:value="1.91001"/>
          <table:table-cell office:value-type="float" office:value="1.897"/>
          <table:table-cell office:value-type="float" office:value="1.65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021.0"/>
          <table:table-cell office:value-type="float" office:value="782542.0"/>
          <table:table-cell office:value-type="float" office:value="782542.0"/>
          <table:table-cell office:value-type="float" office:value="11011.0"/>
          <table:table-cell office:value-type="float" office:value="12738.0"/>
          <table:table-cell office:value-type="float" office:value="0.0"/>
          <table:table-cell office:value-type="float" office:value="0.0"/>
          <table:table-cell table:formula="of:=MIN([.$B398])" office:value-type="float"/>
          <table:table-cell table:formula="of:=MIN([.$C398])" office:value-type="float"/>
          <table:table-cell table:formula="of:=MIN([.$D398])" office:value-type="float"/>
          <table:table-cell table:formula="of:=MIN([.$E398])" office:value-type="float"/>
          <table:table-cell table:formula="of:=MIN([.$F398])" office:value-type="float"/>
          <table:table-cell table:formula="of:=MIN([.$G398])" office:value-type="float"/>
          <table:table-cell table:formula="of:=MIN([.$H398])" office:value-type="float"/>
          <table:table-cell table:formula="of:=MIN([.$I398])" office:value-type="float"/>
          <table:table-cell table:formula="of:=MIN([.$J398])" office:value-type="float"/>
          <table:table-cell table:formula="of:=MIN([.$K398])" office:value-type="float"/>
          <table:table-cell table:formula="of:=MIN([.$L398])" office:value-type="float"/>
          <table:table-cell table:formula="of:=MIN([.$M398])" office:value-type="float"/>
          <table:table-cell table:formula="of:=MIN([.$N398])" office:value-type="float"/>
          <table:table-cell table:formula="of:=MEDIAN([.$B398])" office:value-type="float"/>
          <table:table-cell table:formula="of:=MEDIAN([.$C398])" office:value-type="float"/>
          <table:table-cell table:formula="of:=MEDIAN([.$D398])" office:value-type="float"/>
          <table:table-cell table:formula="of:=MEDIAN([.$E398])" office:value-type="float"/>
          <table:table-cell table:formula="of:=MEDIAN([.$F398])" office:value-type="float"/>
          <table:table-cell table:formula="of:=MEDIAN([.$G398])" office:value-type="float"/>
          <table:table-cell table:formula="of:=MEDIAN([.$H398])" office:value-type="float"/>
          <table:table-cell table:formula="of:=MEDIAN([.$I398])" office:value-type="float"/>
          <table:table-cell table:formula="of:=MEDIAN([.$J398])" office:value-type="float"/>
          <table:table-cell table:formula="of:=MEDIAN([.$K398])" office:value-type="float"/>
          <table:table-cell table:formula="of:=MEDIAN([.$L398])" office:value-type="float"/>
          <table:table-cell table:formula="of:=MEDIAN([.$M398])" office:value-type="float"/>
          <table:table-cell table:formula="of:=MEDIAN([.$N398])" office:value-type="float"/>
          <table:table-cell table:formula="of:=MAX([.$B398])" office:value-type="float"/>
          <table:table-cell table:formula="of:=MAX([.$C398])" office:value-type="float"/>
          <table:table-cell table:formula="of:=MAX([.$D398])" office:value-type="float"/>
          <table:table-cell table:formula="of:=MAX([.$E398])" office:value-type="float"/>
          <table:table-cell table:formula="of:=MAX([.$F398])" office:value-type="float"/>
          <table:table-cell table:formula="of:=MAX([.$G398])" office:value-type="float"/>
          <table:table-cell table:formula="of:=MAX([.$H398])" office:value-type="float"/>
          <table:table-cell table:formula="of:=MAX([.$I398])" office:value-type="float"/>
          <table:table-cell table:formula="of:=MAX([.$J398])" office:value-type="float"/>
          <table:table-cell table:formula="of:=MAX([.$K398])" office:value-type="float"/>
          <table:table-cell table:formula="of:=MAX([.$L398])" office:value-type="float"/>
          <table:table-cell table:formula="of:=MAX([.$M398])" office:value-type="float"/>
          <table:table-cell table:formula="of:=MAX([.$N398])" office:value-type="float"/>
        </table:table-row>
        <table:table-row table:style-name="ro1">
          <table:table-cell office:value-type="string">
            <text:p>9000/ins_9000_4_0404</text:p>
          </table:table-cell>
          <table:table-cell office:value-type="float" office:value="1.17162"/>
          <table:table-cell office:value-type="float" office:value="1.158"/>
          <table:table-cell office:value-type="float" office:value="0.89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017.0"/>
          <table:table-cell office:value-type="float" office:value="610282.0"/>
          <table:table-cell office:value-type="float" office:value="610282.0"/>
          <table:table-cell office:value-type="float" office:value="9834.0"/>
          <table:table-cell office:value-type="float" office:value="4790.0"/>
          <table:table-cell office:value-type="float" office:value="0.0"/>
          <table:table-cell office:value-type="float" office:value="0.0"/>
          <table:table-cell table:formula="of:=MIN([.$B399])" office:value-type="float"/>
          <table:table-cell table:formula="of:=MIN([.$C399])" office:value-type="float"/>
          <table:table-cell table:formula="of:=MIN([.$D399])" office:value-type="float"/>
          <table:table-cell table:formula="of:=MIN([.$E399])" office:value-type="float"/>
          <table:table-cell table:formula="of:=MIN([.$F399])" office:value-type="float"/>
          <table:table-cell table:formula="of:=MIN([.$G399])" office:value-type="float"/>
          <table:table-cell table:formula="of:=MIN([.$H399])" office:value-type="float"/>
          <table:table-cell table:formula="of:=MIN([.$I399])" office:value-type="float"/>
          <table:table-cell table:formula="of:=MIN([.$J399])" office:value-type="float"/>
          <table:table-cell table:formula="of:=MIN([.$K399])" office:value-type="float"/>
          <table:table-cell table:formula="of:=MIN([.$L399])" office:value-type="float"/>
          <table:table-cell table:formula="of:=MIN([.$M399])" office:value-type="float"/>
          <table:table-cell table:formula="of:=MIN([.$N399])" office:value-type="float"/>
          <table:table-cell table:formula="of:=MEDIAN([.$B399])" office:value-type="float"/>
          <table:table-cell table:formula="of:=MEDIAN([.$C399])" office:value-type="float"/>
          <table:table-cell table:formula="of:=MEDIAN([.$D399])" office:value-type="float"/>
          <table:table-cell table:formula="of:=MEDIAN([.$E399])" office:value-type="float"/>
          <table:table-cell table:formula="of:=MEDIAN([.$F399])" office:value-type="float"/>
          <table:table-cell table:formula="of:=MEDIAN([.$G399])" office:value-type="float"/>
          <table:table-cell table:formula="of:=MEDIAN([.$H399])" office:value-type="float"/>
          <table:table-cell table:formula="of:=MEDIAN([.$I399])" office:value-type="float"/>
          <table:table-cell table:formula="of:=MEDIAN([.$J399])" office:value-type="float"/>
          <table:table-cell table:formula="of:=MEDIAN([.$K399])" office:value-type="float"/>
          <table:table-cell table:formula="of:=MEDIAN([.$L399])" office:value-type="float"/>
          <table:table-cell table:formula="of:=MEDIAN([.$M399])" office:value-type="float"/>
          <table:table-cell table:formula="of:=MEDIAN([.$N399])" office:value-type="float"/>
          <table:table-cell table:formula="of:=MAX([.$B399])" office:value-type="float"/>
          <table:table-cell table:formula="of:=MAX([.$C399])" office:value-type="float"/>
          <table:table-cell table:formula="of:=MAX([.$D399])" office:value-type="float"/>
          <table:table-cell table:formula="of:=MAX([.$E399])" office:value-type="float"/>
          <table:table-cell table:formula="of:=MAX([.$F399])" office:value-type="float"/>
          <table:table-cell table:formula="of:=MAX([.$G399])" office:value-type="float"/>
          <table:table-cell table:formula="of:=MAX([.$H399])" office:value-type="float"/>
          <table:table-cell table:formula="of:=MAX([.$I399])" office:value-type="float"/>
          <table:table-cell table:formula="of:=MAX([.$J399])" office:value-type="float"/>
          <table:table-cell table:formula="of:=MAX([.$K399])" office:value-type="float"/>
          <table:table-cell table:formula="of:=MAX([.$L399])" office:value-type="float"/>
          <table:table-cell table:formula="of:=MAX([.$M399])" office:value-type="float"/>
          <table:table-cell table:formula="of:=MAX([.$N399])" office:value-type="float"/>
        </table:table-row>
        <table:table-row table:style-name="ro1">
          <table:table-cell office:value-type="string">
            <text:p>9000/ins_9000_4_0414</text:p>
          </table:table-cell>
          <table:table-cell office:value-type="float" office:value="1.05403"/>
          <table:table-cell office:value-type="float" office:value="1.042"/>
          <table:table-cell office:value-type="float" office:value="0.76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633.0"/>
          <table:table-cell office:value-type="float" office:value="569405.0"/>
          <table:table-cell office:value-type="float" office:value="569405.0"/>
          <table:table-cell office:value-type="float" office:value="9576.0"/>
          <table:table-cell office:value-type="float" office:value="4495.0"/>
          <table:table-cell office:value-type="float" office:value="0.0"/>
          <table:table-cell office:value-type="float" office:value="0.0"/>
          <table:table-cell table:formula="of:=MIN([.$B400])" office:value-type="float"/>
          <table:table-cell table:formula="of:=MIN([.$C400])" office:value-type="float"/>
          <table:table-cell table:formula="of:=MIN([.$D400])" office:value-type="float"/>
          <table:table-cell table:formula="of:=MIN([.$E400])" office:value-type="float"/>
          <table:table-cell table:formula="of:=MIN([.$F400])" office:value-type="float"/>
          <table:table-cell table:formula="of:=MIN([.$G400])" office:value-type="float"/>
          <table:table-cell table:formula="of:=MIN([.$H400])" office:value-type="float"/>
          <table:table-cell table:formula="of:=MIN([.$I400])" office:value-type="float"/>
          <table:table-cell table:formula="of:=MIN([.$J400])" office:value-type="float"/>
          <table:table-cell table:formula="of:=MIN([.$K400])" office:value-type="float"/>
          <table:table-cell table:formula="of:=MIN([.$L400])" office:value-type="float"/>
          <table:table-cell table:formula="of:=MIN([.$M400])" office:value-type="float"/>
          <table:table-cell table:formula="of:=MIN([.$N400])" office:value-type="float"/>
          <table:table-cell table:formula="of:=MEDIAN([.$B400])" office:value-type="float"/>
          <table:table-cell table:formula="of:=MEDIAN([.$C400])" office:value-type="float"/>
          <table:table-cell table:formula="of:=MEDIAN([.$D400])" office:value-type="float"/>
          <table:table-cell table:formula="of:=MEDIAN([.$E400])" office:value-type="float"/>
          <table:table-cell table:formula="of:=MEDIAN([.$F400])" office:value-type="float"/>
          <table:table-cell table:formula="of:=MEDIAN([.$G400])" office:value-type="float"/>
          <table:table-cell table:formula="of:=MEDIAN([.$H400])" office:value-type="float"/>
          <table:table-cell table:formula="of:=MEDIAN([.$I400])" office:value-type="float"/>
          <table:table-cell table:formula="of:=MEDIAN([.$J400])" office:value-type="float"/>
          <table:table-cell table:formula="of:=MEDIAN([.$K400])" office:value-type="float"/>
          <table:table-cell table:formula="of:=MEDIAN([.$L400])" office:value-type="float"/>
          <table:table-cell table:formula="of:=MEDIAN([.$M400])" office:value-type="float"/>
          <table:table-cell table:formula="of:=MEDIAN([.$N400])" office:value-type="float"/>
          <table:table-cell table:formula="of:=MAX([.$B400])" office:value-type="float"/>
          <table:table-cell table:formula="of:=MAX([.$C400])" office:value-type="float"/>
          <table:table-cell table:formula="of:=MAX([.$D400])" office:value-type="float"/>
          <table:table-cell table:formula="of:=MAX([.$E400])" office:value-type="float"/>
          <table:table-cell table:formula="of:=MAX([.$F400])" office:value-type="float"/>
          <table:table-cell table:formula="of:=MAX([.$G400])" office:value-type="float"/>
          <table:table-cell table:formula="of:=MAX([.$H400])" office:value-type="float"/>
          <table:table-cell table:formula="of:=MAX([.$I400])" office:value-type="float"/>
          <table:table-cell table:formula="of:=MAX([.$J400])" office:value-type="float"/>
          <table:table-cell table:formula="of:=MAX([.$K400])" office:value-type="float"/>
          <table:table-cell table:formula="of:=MAX([.$L400])" office:value-type="float"/>
          <table:table-cell table:formula="of:=MAX([.$M400])" office:value-type="float"/>
          <table:table-cell table:formula="of:=MAX([.$N400])" office:value-type="float"/>
        </table:table-row>
        <table:table-row table:style-name="ro1">
          <table:table-cell office:value-type="string">
            <text:p>9000/ins_9000_4_0424</text:p>
          </table:table-cell>
          <table:table-cell office:value-type="float" office:value="1.0133"/>
          <table:table-cell office:value-type="float" office:value="1.0"/>
          <table:table-cell office:value-type="float" office:value="0.73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157.0"/>
          <table:table-cell office:value-type="float" office:value="492418.0"/>
          <table:table-cell office:value-type="float" office:value="492418.0"/>
          <table:table-cell office:value-type="float" office:value="9494.0"/>
          <table:table-cell office:value-type="float" office:value="4282.0"/>
          <table:table-cell office:value-type="float" office:value="0.0"/>
          <table:table-cell office:value-type="float" office:value="0.0"/>
          <table:table-cell table:formula="of:=MIN([.$B401])" office:value-type="float"/>
          <table:table-cell table:formula="of:=MIN([.$C401])" office:value-type="float"/>
          <table:table-cell table:formula="of:=MIN([.$D401])" office:value-type="float"/>
          <table:table-cell table:formula="of:=MIN([.$E401])" office:value-type="float"/>
          <table:table-cell table:formula="of:=MIN([.$F401])" office:value-type="float"/>
          <table:table-cell table:formula="of:=MIN([.$G401])" office:value-type="float"/>
          <table:table-cell table:formula="of:=MIN([.$H401])" office:value-type="float"/>
          <table:table-cell table:formula="of:=MIN([.$I401])" office:value-type="float"/>
          <table:table-cell table:formula="of:=MIN([.$J401])" office:value-type="float"/>
          <table:table-cell table:formula="of:=MIN([.$K401])" office:value-type="float"/>
          <table:table-cell table:formula="of:=MIN([.$L401])" office:value-type="float"/>
          <table:table-cell table:formula="of:=MIN([.$M401])" office:value-type="float"/>
          <table:table-cell table:formula="of:=MIN([.$N401])" office:value-type="float"/>
          <table:table-cell table:formula="of:=MEDIAN([.$B401])" office:value-type="float"/>
          <table:table-cell table:formula="of:=MEDIAN([.$C401])" office:value-type="float"/>
          <table:table-cell table:formula="of:=MEDIAN([.$D401])" office:value-type="float"/>
          <table:table-cell table:formula="of:=MEDIAN([.$E401])" office:value-type="float"/>
          <table:table-cell table:formula="of:=MEDIAN([.$F401])" office:value-type="float"/>
          <table:table-cell table:formula="of:=MEDIAN([.$G401])" office:value-type="float"/>
          <table:table-cell table:formula="of:=MEDIAN([.$H401])" office:value-type="float"/>
          <table:table-cell table:formula="of:=MEDIAN([.$I401])" office:value-type="float"/>
          <table:table-cell table:formula="of:=MEDIAN([.$J401])" office:value-type="float"/>
          <table:table-cell table:formula="of:=MEDIAN([.$K401])" office:value-type="float"/>
          <table:table-cell table:formula="of:=MEDIAN([.$L401])" office:value-type="float"/>
          <table:table-cell table:formula="of:=MEDIAN([.$M401])" office:value-type="float"/>
          <table:table-cell table:formula="of:=MEDIAN([.$N401])" office:value-type="float"/>
          <table:table-cell table:formula="of:=MAX([.$B401])" office:value-type="float"/>
          <table:table-cell table:formula="of:=MAX([.$C401])" office:value-type="float"/>
          <table:table-cell table:formula="of:=MAX([.$D401])" office:value-type="float"/>
          <table:table-cell table:formula="of:=MAX([.$E401])" office:value-type="float"/>
          <table:table-cell table:formula="of:=MAX([.$F401])" office:value-type="float"/>
          <table:table-cell table:formula="of:=MAX([.$G401])" office:value-type="float"/>
          <table:table-cell table:formula="of:=MAX([.$H401])" office:value-type="float"/>
          <table:table-cell table:formula="of:=MAX([.$I401])" office:value-type="float"/>
          <table:table-cell table:formula="of:=MAX([.$J401])" office:value-type="float"/>
          <table:table-cell table:formula="of:=MAX([.$K401])" office:value-type="float"/>
          <table:table-cell table:formula="of:=MAX([.$L401])" office:value-type="float"/>
          <table:table-cell table:formula="of:=MAX([.$M401])" office:value-type="float"/>
          <table:table-cell table:formula="of:=MAX([.$N401])" office:value-type="float"/>
        </table:table-row>
        <table:table-row table:style-name="ro1">
          <table:table-cell office:value-type="string">
            <text:p>9000/ins_9000_4_0434</text:p>
          </table:table-cell>
          <table:table-cell office:value-type="float" office:value="0.418008"/>
          <table:table-cell office:value-type="float" office:value="0.405"/>
          <table:table-cell office:value-type="float" office:value="0.12"/>
          <table:table-cell office:value-type="float" office:value="200.0"/>
          <table:table-cell office:value-type="float" office:value="0.0"/>
          <table:table-cell office:value-type="float" office:value="1.0"/>
          <table:table-cell office:value-type="float" office:value="386.0"/>
          <table:table-cell office:value-type="float" office:value="85519.0"/>
          <table:table-cell office:value-type="float" office:value="85519.0"/>
          <table:table-cell office:value-type="float" office:value="9146.0"/>
          <table:table-cell office:value-type="float" office:value="3891.0"/>
          <table:table-cell office:value-type="float" office:value="0.0"/>
          <table:table-cell office:value-type="float" office:value="0.0"/>
          <table:table-cell table:formula="of:=MIN([.$B402])" office:value-type="float"/>
          <table:table-cell table:formula="of:=MIN([.$C402])" office:value-type="float"/>
          <table:table-cell table:formula="of:=MIN([.$D402])" office:value-type="float"/>
          <table:table-cell table:formula="of:=MIN([.$E402])" office:value-type="float"/>
          <table:table-cell table:formula="of:=MIN([.$F402])" office:value-type="float"/>
          <table:table-cell table:formula="of:=MIN([.$G402])" office:value-type="float"/>
          <table:table-cell table:formula="of:=MIN([.$H402])" office:value-type="float"/>
          <table:table-cell table:formula="of:=MIN([.$I402])" office:value-type="float"/>
          <table:table-cell table:formula="of:=MIN([.$J402])" office:value-type="float"/>
          <table:table-cell table:formula="of:=MIN([.$K402])" office:value-type="float"/>
          <table:table-cell table:formula="of:=MIN([.$L402])" office:value-type="float"/>
          <table:table-cell table:formula="of:=MIN([.$M402])" office:value-type="float"/>
          <table:table-cell table:formula="of:=MIN([.$N402])" office:value-type="float"/>
          <table:table-cell table:formula="of:=MEDIAN([.$B402])" office:value-type="float"/>
          <table:table-cell table:formula="of:=MEDIAN([.$C402])" office:value-type="float"/>
          <table:table-cell table:formula="of:=MEDIAN([.$D402])" office:value-type="float"/>
          <table:table-cell table:formula="of:=MEDIAN([.$E402])" office:value-type="float"/>
          <table:table-cell table:formula="of:=MEDIAN([.$F402])" office:value-type="float"/>
          <table:table-cell table:formula="of:=MEDIAN([.$G402])" office:value-type="float"/>
          <table:table-cell table:formula="of:=MEDIAN([.$H402])" office:value-type="float"/>
          <table:table-cell table:formula="of:=MEDIAN([.$I402])" office:value-type="float"/>
          <table:table-cell table:formula="of:=MEDIAN([.$J402])" office:value-type="float"/>
          <table:table-cell table:formula="of:=MEDIAN([.$K402])" office:value-type="float"/>
          <table:table-cell table:formula="of:=MEDIAN([.$L402])" office:value-type="float"/>
          <table:table-cell table:formula="of:=MEDIAN([.$M402])" office:value-type="float"/>
          <table:table-cell table:formula="of:=MEDIAN([.$N402])" office:value-type="float"/>
          <table:table-cell table:formula="of:=MAX([.$B402])" office:value-type="float"/>
          <table:table-cell table:formula="of:=MAX([.$C402])" office:value-type="float"/>
          <table:table-cell table:formula="of:=MAX([.$D402])" office:value-type="float"/>
          <table:table-cell table:formula="of:=MAX([.$E402])" office:value-type="float"/>
          <table:table-cell table:formula="of:=MAX([.$F402])" office:value-type="float"/>
          <table:table-cell table:formula="of:=MAX([.$G402])" office:value-type="float"/>
          <table:table-cell table:formula="of:=MAX([.$H402])" office:value-type="float"/>
          <table:table-cell table:formula="of:=MAX([.$I402])" office:value-type="float"/>
          <table:table-cell table:formula="of:=MAX([.$J402])" office:value-type="float"/>
          <table:table-cell table:formula="of:=MAX([.$K402])" office:value-type="float"/>
          <table:table-cell table:formula="of:=MAX([.$L402])" office:value-type="float"/>
          <table:table-cell table:formula="of:=MAX([.$M402])" office:value-type="float"/>
          <table:table-cell table:formula="of:=MAX([.$N402])" office:value-type="float"/>
        </table:table-row>
        <table:table-row table:style-name="ro1">
          <table:table-cell office:value-type="string">
            <text:p>9000/ins_9000_4_0444</text:p>
          </table:table-cell>
          <table:table-cell office:value-type="float" office:value="0.948329"/>
          <table:table-cell office:value-type="float" office:value="0.935"/>
          <table:table-cell office:value-type="float" office:value="0.65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306.0"/>
          <table:table-cell office:value-type="float" office:value="447794.0"/>
          <table:table-cell office:value-type="float" office:value="447794.0"/>
          <table:table-cell office:value-type="float" office:value="10052.0"/>
          <table:table-cell office:value-type="float" office:value="4794.0"/>
          <table:table-cell office:value-type="float" office:value="0.0"/>
          <table:table-cell office:value-type="float" office:value="0.0"/>
          <table:table-cell table:formula="of:=MIN([.$B403])" office:value-type="float"/>
          <table:table-cell table:formula="of:=MIN([.$C403])" office:value-type="float"/>
          <table:table-cell table:formula="of:=MIN([.$D403])" office:value-type="float"/>
          <table:table-cell table:formula="of:=MIN([.$E403])" office:value-type="float"/>
          <table:table-cell table:formula="of:=MIN([.$F403])" office:value-type="float"/>
          <table:table-cell table:formula="of:=MIN([.$G403])" office:value-type="float"/>
          <table:table-cell table:formula="of:=MIN([.$H403])" office:value-type="float"/>
          <table:table-cell table:formula="of:=MIN([.$I403])" office:value-type="float"/>
          <table:table-cell table:formula="of:=MIN([.$J403])" office:value-type="float"/>
          <table:table-cell table:formula="of:=MIN([.$K403])" office:value-type="float"/>
          <table:table-cell table:formula="of:=MIN([.$L403])" office:value-type="float"/>
          <table:table-cell table:formula="of:=MIN([.$M403])" office:value-type="float"/>
          <table:table-cell table:formula="of:=MIN([.$N403])" office:value-type="float"/>
          <table:table-cell table:formula="of:=MEDIAN([.$B403])" office:value-type="float"/>
          <table:table-cell table:formula="of:=MEDIAN([.$C403])" office:value-type="float"/>
          <table:table-cell table:formula="of:=MEDIAN([.$D403])" office:value-type="float"/>
          <table:table-cell table:formula="of:=MEDIAN([.$E403])" office:value-type="float"/>
          <table:table-cell table:formula="of:=MEDIAN([.$F403])" office:value-type="float"/>
          <table:table-cell table:formula="of:=MEDIAN([.$G403])" office:value-type="float"/>
          <table:table-cell table:formula="of:=MEDIAN([.$H403])" office:value-type="float"/>
          <table:table-cell table:formula="of:=MEDIAN([.$I403])" office:value-type="float"/>
          <table:table-cell table:formula="of:=MEDIAN([.$J403])" office:value-type="float"/>
          <table:table-cell table:formula="of:=MEDIAN([.$K403])" office:value-type="float"/>
          <table:table-cell table:formula="of:=MEDIAN([.$L403])" office:value-type="float"/>
          <table:table-cell table:formula="of:=MEDIAN([.$M403])" office:value-type="float"/>
          <table:table-cell table:formula="of:=MEDIAN([.$N403])" office:value-type="float"/>
          <table:table-cell table:formula="of:=MAX([.$B403])" office:value-type="float"/>
          <table:table-cell table:formula="of:=MAX([.$C403])" office:value-type="float"/>
          <table:table-cell table:formula="of:=MAX([.$D403])" office:value-type="float"/>
          <table:table-cell table:formula="of:=MAX([.$E403])" office:value-type="float"/>
          <table:table-cell table:formula="of:=MAX([.$F403])" office:value-type="float"/>
          <table:table-cell table:formula="of:=MAX([.$G403])" office:value-type="float"/>
          <table:table-cell table:formula="of:=MAX([.$H403])" office:value-type="float"/>
          <table:table-cell table:formula="of:=MAX([.$I403])" office:value-type="float"/>
          <table:table-cell table:formula="of:=MAX([.$J403])" office:value-type="float"/>
          <table:table-cell table:formula="of:=MAX([.$K403])" office:value-type="float"/>
          <table:table-cell table:formula="of:=MAX([.$L403])" office:value-type="float"/>
          <table:table-cell table:formula="of:=MAX([.$M403])" office:value-type="float"/>
          <table:table-cell table:formula="of:=MAX([.$N403])" office:value-type="float"/>
        </table:table-row>
        <table:table-row table:style-name="ro1">
          <table:table-cell office:value-type="string">
            <text:p>9000/ins_9000_4_0454</text:p>
          </table:table-cell>
          <table:table-cell office:value-type="float" office:value="1.03952"/>
          <table:table-cell office:value-type="float" office:value="1.027"/>
          <table:table-cell office:value-type="float" office:value="0.7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220.0"/>
          <table:table-cell office:value-type="float" office:value="551811.0"/>
          <table:table-cell office:value-type="float" office:value="551811.0"/>
          <table:table-cell office:value-type="float" office:value="9202.0"/>
          <table:table-cell office:value-type="float" office:value="4172.0"/>
          <table:table-cell office:value-type="float" office:value="0.0"/>
          <table:table-cell office:value-type="float" office:value="0.0"/>
          <table:table-cell table:formula="of:=MIN([.$B404])" office:value-type="float"/>
          <table:table-cell table:formula="of:=MIN([.$C404])" office:value-type="float"/>
          <table:table-cell table:formula="of:=MIN([.$D404])" office:value-type="float"/>
          <table:table-cell table:formula="of:=MIN([.$E404])" office:value-type="float"/>
          <table:table-cell table:formula="of:=MIN([.$F404])" office:value-type="float"/>
          <table:table-cell table:formula="of:=MIN([.$G404])" office:value-type="float"/>
          <table:table-cell table:formula="of:=MIN([.$H404])" office:value-type="float"/>
          <table:table-cell table:formula="of:=MIN([.$I404])" office:value-type="float"/>
          <table:table-cell table:formula="of:=MIN([.$J404])" office:value-type="float"/>
          <table:table-cell table:formula="of:=MIN([.$K404])" office:value-type="float"/>
          <table:table-cell table:formula="of:=MIN([.$L404])" office:value-type="float"/>
          <table:table-cell table:formula="of:=MIN([.$M404])" office:value-type="float"/>
          <table:table-cell table:formula="of:=MIN([.$N404])" office:value-type="float"/>
          <table:table-cell table:formula="of:=MEDIAN([.$B404])" office:value-type="float"/>
          <table:table-cell table:formula="of:=MEDIAN([.$C404])" office:value-type="float"/>
          <table:table-cell table:formula="of:=MEDIAN([.$D404])" office:value-type="float"/>
          <table:table-cell table:formula="of:=MEDIAN([.$E404])" office:value-type="float"/>
          <table:table-cell table:formula="of:=MEDIAN([.$F404])" office:value-type="float"/>
          <table:table-cell table:formula="of:=MEDIAN([.$G404])" office:value-type="float"/>
          <table:table-cell table:formula="of:=MEDIAN([.$H404])" office:value-type="float"/>
          <table:table-cell table:formula="of:=MEDIAN([.$I404])" office:value-type="float"/>
          <table:table-cell table:formula="of:=MEDIAN([.$J404])" office:value-type="float"/>
          <table:table-cell table:formula="of:=MEDIAN([.$K404])" office:value-type="float"/>
          <table:table-cell table:formula="of:=MEDIAN([.$L404])" office:value-type="float"/>
          <table:table-cell table:formula="of:=MEDIAN([.$M404])" office:value-type="float"/>
          <table:table-cell table:formula="of:=MEDIAN([.$N404])" office:value-type="float"/>
          <table:table-cell table:formula="of:=MAX([.$B404])" office:value-type="float"/>
          <table:table-cell table:formula="of:=MAX([.$C404])" office:value-type="float"/>
          <table:table-cell table:formula="of:=MAX([.$D404])" office:value-type="float"/>
          <table:table-cell table:formula="of:=MAX([.$E404])" office:value-type="float"/>
          <table:table-cell table:formula="of:=MAX([.$F404])" office:value-type="float"/>
          <table:table-cell table:formula="of:=MAX([.$G404])" office:value-type="float"/>
          <table:table-cell table:formula="of:=MAX([.$H404])" office:value-type="float"/>
          <table:table-cell table:formula="of:=MAX([.$I404])" office:value-type="float"/>
          <table:table-cell table:formula="of:=MAX([.$J404])" office:value-type="float"/>
          <table:table-cell table:formula="of:=MAX([.$K404])" office:value-type="float"/>
          <table:table-cell table:formula="of:=MAX([.$L404])" office:value-type="float"/>
          <table:table-cell table:formula="of:=MAX([.$M404])" office:value-type="float"/>
          <table:table-cell table:formula="of:=MAX([.$N404])" office:value-type="float"/>
        </table:table-row>
        <table:table-row table:style-name="ro1">
          <table:table-cell office:value-type="string">
            <text:p>9000/ins_9000_4_0464</text:p>
          </table:table-cell>
          <table:table-cell office:value-type="float" office:value="1.02067"/>
          <table:table-cell office:value-type="float" office:value="1.008"/>
          <table:table-cell office:value-type="float" office:value="0.71"/>
          <table:table-cell office:value-type="float" office:value="666.0"/>
          <table:table-cell office:value-type="float" office:value="0.0"/>
          <table:table-cell office:value-type="float" office:value="8.0"/>
          <table:table-cell office:value-type="float" office:value="7567.0"/>
          <table:table-cell office:value-type="float" office:value="399656.0"/>
          <table:table-cell office:value-type="float" office:value="399656.0"/>
          <table:table-cell office:value-type="float" office:value="9621.0"/>
          <table:table-cell office:value-type="float" office:value="4892.0"/>
          <table:table-cell office:value-type="float" office:value="0.0"/>
          <table:table-cell office:value-type="float" office:value="0.0"/>
          <table:table-cell table:formula="of:=MIN([.$B405])" office:value-type="float"/>
          <table:table-cell table:formula="of:=MIN([.$C405])" office:value-type="float"/>
          <table:table-cell table:formula="of:=MIN([.$D405])" office:value-type="float"/>
          <table:table-cell table:formula="of:=MIN([.$E405])" office:value-type="float"/>
          <table:table-cell table:formula="of:=MIN([.$F405])" office:value-type="float"/>
          <table:table-cell table:formula="of:=MIN([.$G405])" office:value-type="float"/>
          <table:table-cell table:formula="of:=MIN([.$H405])" office:value-type="float"/>
          <table:table-cell table:formula="of:=MIN([.$I405])" office:value-type="float"/>
          <table:table-cell table:formula="of:=MIN([.$J405])" office:value-type="float"/>
          <table:table-cell table:formula="of:=MIN([.$K405])" office:value-type="float"/>
          <table:table-cell table:formula="of:=MIN([.$L405])" office:value-type="float"/>
          <table:table-cell table:formula="of:=MIN([.$M405])" office:value-type="float"/>
          <table:table-cell table:formula="of:=MIN([.$N405])" office:value-type="float"/>
          <table:table-cell table:formula="of:=MEDIAN([.$B405])" office:value-type="float"/>
          <table:table-cell table:formula="of:=MEDIAN([.$C405])" office:value-type="float"/>
          <table:table-cell table:formula="of:=MEDIAN([.$D405])" office:value-type="float"/>
          <table:table-cell table:formula="of:=MEDIAN([.$E405])" office:value-type="float"/>
          <table:table-cell table:formula="of:=MEDIAN([.$F405])" office:value-type="float"/>
          <table:table-cell table:formula="of:=MEDIAN([.$G405])" office:value-type="float"/>
          <table:table-cell table:formula="of:=MEDIAN([.$H405])" office:value-type="float"/>
          <table:table-cell table:formula="of:=MEDIAN([.$I405])" office:value-type="float"/>
          <table:table-cell table:formula="of:=MEDIAN([.$J405])" office:value-type="float"/>
          <table:table-cell table:formula="of:=MEDIAN([.$K405])" office:value-type="float"/>
          <table:table-cell table:formula="of:=MEDIAN([.$L405])" office:value-type="float"/>
          <table:table-cell table:formula="of:=MEDIAN([.$M405])" office:value-type="float"/>
          <table:table-cell table:formula="of:=MEDIAN([.$N405])" office:value-type="float"/>
          <table:table-cell table:formula="of:=MAX([.$B405])" office:value-type="float"/>
          <table:table-cell table:formula="of:=MAX([.$C405])" office:value-type="float"/>
          <table:table-cell table:formula="of:=MAX([.$D405])" office:value-type="float"/>
          <table:table-cell table:formula="of:=MAX([.$E405])" office:value-type="float"/>
          <table:table-cell table:formula="of:=MAX([.$F405])" office:value-type="float"/>
          <table:table-cell table:formula="of:=MAX([.$G405])" office:value-type="float"/>
          <table:table-cell table:formula="of:=MAX([.$H405])" office:value-type="float"/>
          <table:table-cell table:formula="of:=MAX([.$I405])" office:value-type="float"/>
          <table:table-cell table:formula="of:=MAX([.$J405])" office:value-type="float"/>
          <table:table-cell table:formula="of:=MAX([.$K405])" office:value-type="float"/>
          <table:table-cell table:formula="of:=MAX([.$L405])" office:value-type="float"/>
          <table:table-cell table:formula="of:=MAX([.$M405])" office:value-type="float"/>
          <table:table-cell table:formula="of:=MAX([.$N405])" office:value-type="float"/>
        </table:table-row>
        <table:table-row table:style-name="ro1">
          <table:table-cell office:value-type="string">
            <text:p>9000/ins_9000_4_0474</text:p>
          </table:table-cell>
          <table:table-cell office:value-type="float" office:value="1.21656"/>
          <table:table-cell office:value-type="float" office:value="1.203"/>
          <table:table-cell office:value-type="float" office:value="0.9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124.0"/>
          <table:table-cell office:value-type="float" office:value="524153.0"/>
          <table:table-cell office:value-type="float" office:value="524153.0"/>
          <table:table-cell office:value-type="float" office:value="9905.0"/>
          <table:table-cell office:value-type="float" office:value="4937.0"/>
          <table:table-cell office:value-type="float" office:value="0.0"/>
          <table:table-cell office:value-type="float" office:value="0.0"/>
          <table:table-cell table:formula="of:=MIN([.$B406])" office:value-type="float"/>
          <table:table-cell table:formula="of:=MIN([.$C406])" office:value-type="float"/>
          <table:table-cell table:formula="of:=MIN([.$D406])" office:value-type="float"/>
          <table:table-cell table:formula="of:=MIN([.$E406])" office:value-type="float"/>
          <table:table-cell table:formula="of:=MIN([.$F406])" office:value-type="float"/>
          <table:table-cell table:formula="of:=MIN([.$G406])" office:value-type="float"/>
          <table:table-cell table:formula="of:=MIN([.$H406])" office:value-type="float"/>
          <table:table-cell table:formula="of:=MIN([.$I406])" office:value-type="float"/>
          <table:table-cell table:formula="of:=MIN([.$J406])" office:value-type="float"/>
          <table:table-cell table:formula="of:=MIN([.$K406])" office:value-type="float"/>
          <table:table-cell table:formula="of:=MIN([.$L406])" office:value-type="float"/>
          <table:table-cell table:formula="of:=MIN([.$M406])" office:value-type="float"/>
          <table:table-cell table:formula="of:=MIN([.$N406])" office:value-type="float"/>
          <table:table-cell table:formula="of:=MEDIAN([.$B406])" office:value-type="float"/>
          <table:table-cell table:formula="of:=MEDIAN([.$C406])" office:value-type="float"/>
          <table:table-cell table:formula="of:=MEDIAN([.$D406])" office:value-type="float"/>
          <table:table-cell table:formula="of:=MEDIAN([.$E406])" office:value-type="float"/>
          <table:table-cell table:formula="of:=MEDIAN([.$F406])" office:value-type="float"/>
          <table:table-cell table:formula="of:=MEDIAN([.$G406])" office:value-type="float"/>
          <table:table-cell table:formula="of:=MEDIAN([.$H406])" office:value-type="float"/>
          <table:table-cell table:formula="of:=MEDIAN([.$I406])" office:value-type="float"/>
          <table:table-cell table:formula="of:=MEDIAN([.$J406])" office:value-type="float"/>
          <table:table-cell table:formula="of:=MEDIAN([.$K406])" office:value-type="float"/>
          <table:table-cell table:formula="of:=MEDIAN([.$L406])" office:value-type="float"/>
          <table:table-cell table:formula="of:=MEDIAN([.$M406])" office:value-type="float"/>
          <table:table-cell table:formula="of:=MEDIAN([.$N406])" office:value-type="float"/>
          <table:table-cell table:formula="of:=MAX([.$B406])" office:value-type="float"/>
          <table:table-cell table:formula="of:=MAX([.$C406])" office:value-type="float"/>
          <table:table-cell table:formula="of:=MAX([.$D406])" office:value-type="float"/>
          <table:table-cell table:formula="of:=MAX([.$E406])" office:value-type="float"/>
          <table:table-cell table:formula="of:=MAX([.$F406])" office:value-type="float"/>
          <table:table-cell table:formula="of:=MAX([.$G406])" office:value-type="float"/>
          <table:table-cell table:formula="of:=MAX([.$H406])" office:value-type="float"/>
          <table:table-cell table:formula="of:=MAX([.$I406])" office:value-type="float"/>
          <table:table-cell table:formula="of:=MAX([.$J406])" office:value-type="float"/>
          <table:table-cell table:formula="of:=MAX([.$K406])" office:value-type="float"/>
          <table:table-cell table:formula="of:=MAX([.$L406])" office:value-type="float"/>
          <table:table-cell table:formula="of:=MAX([.$M406])" office:value-type="float"/>
          <table:table-cell table:formula="of:=MAX([.$N406])" office:value-type="float"/>
        </table:table-row>
        <table:table-row table:style-name="ro1">
          <table:table-cell office:value-type="string">
            <text:p>9000/ins_9000_4_0484</text:p>
          </table:table-cell>
          <table:table-cell office:value-type="float" office:value="0.995873"/>
          <table:table-cell office:value-type="float" office:value="0.983"/>
          <table:table-cell office:value-type="float" office:value="0.7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09.0"/>
          <table:table-cell office:value-type="float" office:value="428161.0"/>
          <table:table-cell office:value-type="float" office:value="428161.0"/>
          <table:table-cell office:value-type="float" office:value="11109.0"/>
          <table:table-cell office:value-type="float" office:value="13193.0"/>
          <table:table-cell office:value-type="float" office:value="0.0"/>
          <table:table-cell office:value-type="float" office:value="0.0"/>
          <table:table-cell table:formula="of:=MIN([.$B407])" office:value-type="float"/>
          <table:table-cell table:formula="of:=MIN([.$C407])" office:value-type="float"/>
          <table:table-cell table:formula="of:=MIN([.$D407])" office:value-type="float"/>
          <table:table-cell table:formula="of:=MIN([.$E407])" office:value-type="float"/>
          <table:table-cell table:formula="of:=MIN([.$F407])" office:value-type="float"/>
          <table:table-cell table:formula="of:=MIN([.$G407])" office:value-type="float"/>
          <table:table-cell table:formula="of:=MIN([.$H407])" office:value-type="float"/>
          <table:table-cell table:formula="of:=MIN([.$I407])" office:value-type="float"/>
          <table:table-cell table:formula="of:=MIN([.$J407])" office:value-type="float"/>
          <table:table-cell table:formula="of:=MIN([.$K407])" office:value-type="float"/>
          <table:table-cell table:formula="of:=MIN([.$L407])" office:value-type="float"/>
          <table:table-cell table:formula="of:=MIN([.$M407])" office:value-type="float"/>
          <table:table-cell table:formula="of:=MIN([.$N407])" office:value-type="float"/>
          <table:table-cell table:formula="of:=MEDIAN([.$B407])" office:value-type="float"/>
          <table:table-cell table:formula="of:=MEDIAN([.$C407])" office:value-type="float"/>
          <table:table-cell table:formula="of:=MEDIAN([.$D407])" office:value-type="float"/>
          <table:table-cell table:formula="of:=MEDIAN([.$E407])" office:value-type="float"/>
          <table:table-cell table:formula="of:=MEDIAN([.$F407])" office:value-type="float"/>
          <table:table-cell table:formula="of:=MEDIAN([.$G407])" office:value-type="float"/>
          <table:table-cell table:formula="of:=MEDIAN([.$H407])" office:value-type="float"/>
          <table:table-cell table:formula="of:=MEDIAN([.$I407])" office:value-type="float"/>
          <table:table-cell table:formula="of:=MEDIAN([.$J407])" office:value-type="float"/>
          <table:table-cell table:formula="of:=MEDIAN([.$K407])" office:value-type="float"/>
          <table:table-cell table:formula="of:=MEDIAN([.$L407])" office:value-type="float"/>
          <table:table-cell table:formula="of:=MEDIAN([.$M407])" office:value-type="float"/>
          <table:table-cell table:formula="of:=MEDIAN([.$N407])" office:value-type="float"/>
          <table:table-cell table:formula="of:=MAX([.$B407])" office:value-type="float"/>
          <table:table-cell table:formula="of:=MAX([.$C407])" office:value-type="float"/>
          <table:table-cell table:formula="of:=MAX([.$D407])" office:value-type="float"/>
          <table:table-cell table:formula="of:=MAX([.$E407])" office:value-type="float"/>
          <table:table-cell table:formula="of:=MAX([.$F407])" office:value-type="float"/>
          <table:table-cell table:formula="of:=MAX([.$G407])" office:value-type="float"/>
          <table:table-cell table:formula="of:=MAX([.$H407])" office:value-type="float"/>
          <table:table-cell table:formula="of:=MAX([.$I407])" office:value-type="float"/>
          <table:table-cell table:formula="of:=MAX([.$J407])" office:value-type="float"/>
          <table:table-cell table:formula="of:=MAX([.$K407])" office:value-type="float"/>
          <table:table-cell table:formula="of:=MAX([.$L407])" office:value-type="float"/>
          <table:table-cell table:formula="of:=MAX([.$M407])" office:value-type="float"/>
          <table:table-cell table:formula="of:=MAX([.$N407])" office:value-type="float"/>
        </table:table-row>
        <table:table-row table:style-name="ro1">
          <table:table-cell office:value-type="string">
            <text:p>9000/ins_9000_5_0404</text:p>
          </table:table-cell>
          <table:table-cell office:value-type="float" office:value="0.428163"/>
          <table:table-cell office:value-type="float" office:value="0.417"/>
          <table:table-cell office:value-type="float" office:value="0.13"/>
          <table:table-cell office:value-type="float" office:value="216.0"/>
          <table:table-cell office:value-type="float" office:value="0.0"/>
          <table:table-cell office:value-type="float" office:value="2.0"/>
          <table:table-cell office:value-type="float" office:value="686.0"/>
          <table:table-cell office:value-type="float" office:value="84862.0"/>
          <table:table-cell office:value-type="float" office:value="84862.0"/>
          <table:table-cell office:value-type="float" office:value="9118.0"/>
          <table:table-cell office:value-type="float" office:value="3109.0"/>
          <table:table-cell office:value-type="float" office:value="0.0"/>
          <table:table-cell office:value-type="float" office:value="0.0"/>
          <table:table-cell table:formula="of:=MIN([.$B408])" office:value-type="float"/>
          <table:table-cell table:formula="of:=MIN([.$C408])" office:value-type="float"/>
          <table:table-cell table:formula="of:=MIN([.$D408])" office:value-type="float"/>
          <table:table-cell table:formula="of:=MIN([.$E408])" office:value-type="float"/>
          <table:table-cell table:formula="of:=MIN([.$F408])" office:value-type="float"/>
          <table:table-cell table:formula="of:=MIN([.$G408])" office:value-type="float"/>
          <table:table-cell table:formula="of:=MIN([.$H408])" office:value-type="float"/>
          <table:table-cell table:formula="of:=MIN([.$I408])" office:value-type="float"/>
          <table:table-cell table:formula="of:=MIN([.$J408])" office:value-type="float"/>
          <table:table-cell table:formula="of:=MIN([.$K408])" office:value-type="float"/>
          <table:table-cell table:formula="of:=MIN([.$L408])" office:value-type="float"/>
          <table:table-cell table:formula="of:=MIN([.$M408])" office:value-type="float"/>
          <table:table-cell table:formula="of:=MIN([.$N408])" office:value-type="float"/>
          <table:table-cell table:formula="of:=MEDIAN([.$B408])" office:value-type="float"/>
          <table:table-cell table:formula="of:=MEDIAN([.$C408])" office:value-type="float"/>
          <table:table-cell table:formula="of:=MEDIAN([.$D408])" office:value-type="float"/>
          <table:table-cell table:formula="of:=MEDIAN([.$E408])" office:value-type="float"/>
          <table:table-cell table:formula="of:=MEDIAN([.$F408])" office:value-type="float"/>
          <table:table-cell table:formula="of:=MEDIAN([.$G408])" office:value-type="float"/>
          <table:table-cell table:formula="of:=MEDIAN([.$H408])" office:value-type="float"/>
          <table:table-cell table:formula="of:=MEDIAN([.$I408])" office:value-type="float"/>
          <table:table-cell table:formula="of:=MEDIAN([.$J408])" office:value-type="float"/>
          <table:table-cell table:formula="of:=MEDIAN([.$K408])" office:value-type="float"/>
          <table:table-cell table:formula="of:=MEDIAN([.$L408])" office:value-type="float"/>
          <table:table-cell table:formula="of:=MEDIAN([.$M408])" office:value-type="float"/>
          <table:table-cell table:formula="of:=MEDIAN([.$N408])" office:value-type="float"/>
          <table:table-cell table:formula="of:=MAX([.$B408])" office:value-type="float"/>
          <table:table-cell table:formula="of:=MAX([.$C408])" office:value-type="float"/>
          <table:table-cell table:formula="of:=MAX([.$D408])" office:value-type="float"/>
          <table:table-cell table:formula="of:=MAX([.$E408])" office:value-type="float"/>
          <table:table-cell table:formula="of:=MAX([.$F408])" office:value-type="float"/>
          <table:table-cell table:formula="of:=MAX([.$G408])" office:value-type="float"/>
          <table:table-cell table:formula="of:=MAX([.$H408])" office:value-type="float"/>
          <table:table-cell table:formula="of:=MAX([.$I408])" office:value-type="float"/>
          <table:table-cell table:formula="of:=MAX([.$J408])" office:value-type="float"/>
          <table:table-cell table:formula="of:=MAX([.$K408])" office:value-type="float"/>
          <table:table-cell table:formula="of:=MAX([.$L408])" office:value-type="float"/>
          <table:table-cell table:formula="of:=MAX([.$M408])" office:value-type="float"/>
          <table:table-cell table:formula="of:=MAX([.$N408])" office:value-type="float"/>
        </table:table-row>
        <table:table-row table:style-name="ro1">
          <table:table-cell office:value-type="string">
            <text:p>9000/ins_9000_5_0414</text:p>
          </table:table-cell>
          <table:table-cell office:value-type="float" office:value="0.378326"/>
          <table:table-cell office:value-type="float" office:value="0.366"/>
          <table:table-cell office:value-type="float" office:value="0.08"/>
          <table:table-cell office:value-type="float" office:value="84.0"/>
          <table:table-cell office:value-type="float" office:value="0.0"/>
          <table:table-cell office:value-type="float" office:value="0.0"/>
          <table:table-cell office:value-type="float" office:value="271.0"/>
          <table:table-cell office:value-type="float" office:value="51222.0"/>
          <table:table-cell office:value-type="float" office:value="51222.0"/>
          <table:table-cell office:value-type="float" office:value="9652.0"/>
          <table:table-cell office:value-type="float" office:value="4516.0"/>
          <table:table-cell office:value-type="float" office:value="0.0"/>
          <table:table-cell office:value-type="float" office:value="0.0"/>
          <table:table-cell table:formula="of:=MIN([.$B409])" office:value-type="float"/>
          <table:table-cell table:formula="of:=MIN([.$C409])" office:value-type="float"/>
          <table:table-cell table:formula="of:=MIN([.$D409])" office:value-type="float"/>
          <table:table-cell table:formula="of:=MIN([.$E409])" office:value-type="float"/>
          <table:table-cell table:formula="of:=MIN([.$F409])" office:value-type="float"/>
          <table:table-cell table:formula="of:=MIN([.$G409])" office:value-type="float"/>
          <table:table-cell table:formula="of:=MIN([.$H409])" office:value-type="float"/>
          <table:table-cell table:formula="of:=MIN([.$I409])" office:value-type="float"/>
          <table:table-cell table:formula="of:=MIN([.$J409])" office:value-type="float"/>
          <table:table-cell table:formula="of:=MIN([.$K409])" office:value-type="float"/>
          <table:table-cell table:formula="of:=MIN([.$L409])" office:value-type="float"/>
          <table:table-cell table:formula="of:=MIN([.$M409])" office:value-type="float"/>
          <table:table-cell table:formula="of:=MIN([.$N409])" office:value-type="float"/>
          <table:table-cell table:formula="of:=MEDIAN([.$B409])" office:value-type="float"/>
          <table:table-cell table:formula="of:=MEDIAN([.$C409])" office:value-type="float"/>
          <table:table-cell table:formula="of:=MEDIAN([.$D409])" office:value-type="float"/>
          <table:table-cell table:formula="of:=MEDIAN([.$E409])" office:value-type="float"/>
          <table:table-cell table:formula="of:=MEDIAN([.$F409])" office:value-type="float"/>
          <table:table-cell table:formula="of:=MEDIAN([.$G409])" office:value-type="float"/>
          <table:table-cell table:formula="of:=MEDIAN([.$H409])" office:value-type="float"/>
          <table:table-cell table:formula="of:=MEDIAN([.$I409])" office:value-type="float"/>
          <table:table-cell table:formula="of:=MEDIAN([.$J409])" office:value-type="float"/>
          <table:table-cell table:formula="of:=MEDIAN([.$K409])" office:value-type="float"/>
          <table:table-cell table:formula="of:=MEDIAN([.$L409])" office:value-type="float"/>
          <table:table-cell table:formula="of:=MEDIAN([.$M409])" office:value-type="float"/>
          <table:table-cell table:formula="of:=MEDIAN([.$N409])" office:value-type="float"/>
          <table:table-cell table:formula="of:=MAX([.$B409])" office:value-type="float"/>
          <table:table-cell table:formula="of:=MAX([.$C409])" office:value-type="float"/>
          <table:table-cell table:formula="of:=MAX([.$D409])" office:value-type="float"/>
          <table:table-cell table:formula="of:=MAX([.$E409])" office:value-type="float"/>
          <table:table-cell table:formula="of:=MAX([.$F409])" office:value-type="float"/>
          <table:table-cell table:formula="of:=MAX([.$G409])" office:value-type="float"/>
          <table:table-cell table:formula="of:=MAX([.$H409])" office:value-type="float"/>
          <table:table-cell table:formula="of:=MAX([.$I409])" office:value-type="float"/>
          <table:table-cell table:formula="of:=MAX([.$J409])" office:value-type="float"/>
          <table:table-cell table:formula="of:=MAX([.$K409])" office:value-type="float"/>
          <table:table-cell table:formula="of:=MAX([.$L409])" office:value-type="float"/>
          <table:table-cell table:formula="of:=MAX([.$M409])" office:value-type="float"/>
          <table:table-cell table:formula="of:=MAX([.$N409])" office:value-type="float"/>
        </table:table-row>
        <table:table-row table:style-name="ro1">
          <table:table-cell office:value-type="string">
            <text:p>9000/ins_9000_5_0424</text:p>
          </table:table-cell>
          <table:table-cell office:value-type="float" office:value="0.64755"/>
          <table:table-cell office:value-type="float" office:value="0.635"/>
          <table:table-cell office:value-type="float" office:value="0.34"/>
          <table:table-cell office:value-type="float" office:value="384.0"/>
          <table:table-cell office:value-type="float" office:value="0.0"/>
          <table:table-cell office:value-type="float" office:value="0.0"/>
          <table:table-cell office:value-type="float" office:value="617.0"/>
          <table:table-cell office:value-type="float" office:value="213571.0"/>
          <table:table-cell office:value-type="float" office:value="213571.0"/>
          <table:table-cell office:value-type="float" office:value="9618.0"/>
          <table:table-cell office:value-type="float" office:value="4417.0"/>
          <table:table-cell office:value-type="float" office:value="0.0"/>
          <table:table-cell office:value-type="float" office:value="0.0"/>
          <table:table-cell table:formula="of:=MIN([.$B410])" office:value-type="float"/>
          <table:table-cell table:formula="of:=MIN([.$C410])" office:value-type="float"/>
          <table:table-cell table:formula="of:=MIN([.$D410])" office:value-type="float"/>
          <table:table-cell table:formula="of:=MIN([.$E410])" office:value-type="float"/>
          <table:table-cell table:formula="of:=MIN([.$F410])" office:value-type="float"/>
          <table:table-cell table:formula="of:=MIN([.$G410])" office:value-type="float"/>
          <table:table-cell table:formula="of:=MIN([.$H410])" office:value-type="float"/>
          <table:table-cell table:formula="of:=MIN([.$I410])" office:value-type="float"/>
          <table:table-cell table:formula="of:=MIN([.$J410])" office:value-type="float"/>
          <table:table-cell table:formula="of:=MIN([.$K410])" office:value-type="float"/>
          <table:table-cell table:formula="of:=MIN([.$L410])" office:value-type="float"/>
          <table:table-cell table:formula="of:=MIN([.$M410])" office:value-type="float"/>
          <table:table-cell table:formula="of:=MIN([.$N410])" office:value-type="float"/>
          <table:table-cell table:formula="of:=MEDIAN([.$B410])" office:value-type="float"/>
          <table:table-cell table:formula="of:=MEDIAN([.$C410])" office:value-type="float"/>
          <table:table-cell table:formula="of:=MEDIAN([.$D410])" office:value-type="float"/>
          <table:table-cell table:formula="of:=MEDIAN([.$E410])" office:value-type="float"/>
          <table:table-cell table:formula="of:=MEDIAN([.$F410])" office:value-type="float"/>
          <table:table-cell table:formula="of:=MEDIAN([.$G410])" office:value-type="float"/>
          <table:table-cell table:formula="of:=MEDIAN([.$H410])" office:value-type="float"/>
          <table:table-cell table:formula="of:=MEDIAN([.$I410])" office:value-type="float"/>
          <table:table-cell table:formula="of:=MEDIAN([.$J410])" office:value-type="float"/>
          <table:table-cell table:formula="of:=MEDIAN([.$K410])" office:value-type="float"/>
          <table:table-cell table:formula="of:=MEDIAN([.$L410])" office:value-type="float"/>
          <table:table-cell table:formula="of:=MEDIAN([.$M410])" office:value-type="float"/>
          <table:table-cell table:formula="of:=MEDIAN([.$N410])" office:value-type="float"/>
          <table:table-cell table:formula="of:=MAX([.$B410])" office:value-type="float"/>
          <table:table-cell table:formula="of:=MAX([.$C410])" office:value-type="float"/>
          <table:table-cell table:formula="of:=MAX([.$D410])" office:value-type="float"/>
          <table:table-cell table:formula="of:=MAX([.$E410])" office:value-type="float"/>
          <table:table-cell table:formula="of:=MAX([.$F410])" office:value-type="float"/>
          <table:table-cell table:formula="of:=MAX([.$G410])" office:value-type="float"/>
          <table:table-cell table:formula="of:=MAX([.$H410])" office:value-type="float"/>
          <table:table-cell table:formula="of:=MAX([.$I410])" office:value-type="float"/>
          <table:table-cell table:formula="of:=MAX([.$J410])" office:value-type="float"/>
          <table:table-cell table:formula="of:=MAX([.$K410])" office:value-type="float"/>
          <table:table-cell table:formula="of:=MAX([.$L410])" office:value-type="float"/>
          <table:table-cell table:formula="of:=MAX([.$M410])" office:value-type="float"/>
          <table:table-cell table:formula="of:=MAX([.$N410])" office:value-type="float"/>
        </table:table-row>
        <table:table-row table:style-name="ro1">
          <table:table-cell office:value-type="string">
            <text:p>9000/ins_9000_5_0434</text:p>
          </table:table-cell>
          <table:table-cell office:value-type="float" office:value="1.86687"/>
          <table:table-cell office:value-type="float" office:value="1.853"/>
          <table:table-cell office:value-type="float" office:value="1.5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231.0"/>
          <table:table-cell office:value-type="float" office:value="1090892.0"/>
          <table:table-cell office:value-type="float" office:value="1090892.0"/>
          <table:table-cell office:value-type="float" office:value="12439.0"/>
          <table:table-cell office:value-type="float" office:value="9877.0"/>
          <table:table-cell office:value-type="float" office:value="0.0"/>
          <table:table-cell office:value-type="float" office:value="0.0"/>
          <table:table-cell table:formula="of:=MIN([.$B411])" office:value-type="float"/>
          <table:table-cell table:formula="of:=MIN([.$C411])" office:value-type="float"/>
          <table:table-cell table:formula="of:=MIN([.$D411])" office:value-type="float"/>
          <table:table-cell table:formula="of:=MIN([.$E411])" office:value-type="float"/>
          <table:table-cell table:formula="of:=MIN([.$F411])" office:value-type="float"/>
          <table:table-cell table:formula="of:=MIN([.$G411])" office:value-type="float"/>
          <table:table-cell table:formula="of:=MIN([.$H411])" office:value-type="float"/>
          <table:table-cell table:formula="of:=MIN([.$I411])" office:value-type="float"/>
          <table:table-cell table:formula="of:=MIN([.$J411])" office:value-type="float"/>
          <table:table-cell table:formula="of:=MIN([.$K411])" office:value-type="float"/>
          <table:table-cell table:formula="of:=MIN([.$L411])" office:value-type="float"/>
          <table:table-cell table:formula="of:=MIN([.$M411])" office:value-type="float"/>
          <table:table-cell table:formula="of:=MIN([.$N411])" office:value-type="float"/>
          <table:table-cell table:formula="of:=MEDIAN([.$B411])" office:value-type="float"/>
          <table:table-cell table:formula="of:=MEDIAN([.$C411])" office:value-type="float"/>
          <table:table-cell table:formula="of:=MEDIAN([.$D411])" office:value-type="float"/>
          <table:table-cell table:formula="of:=MEDIAN([.$E411])" office:value-type="float"/>
          <table:table-cell table:formula="of:=MEDIAN([.$F411])" office:value-type="float"/>
          <table:table-cell table:formula="of:=MEDIAN([.$G411])" office:value-type="float"/>
          <table:table-cell table:formula="of:=MEDIAN([.$H411])" office:value-type="float"/>
          <table:table-cell table:formula="of:=MEDIAN([.$I411])" office:value-type="float"/>
          <table:table-cell table:formula="of:=MEDIAN([.$J411])" office:value-type="float"/>
          <table:table-cell table:formula="of:=MEDIAN([.$K411])" office:value-type="float"/>
          <table:table-cell table:formula="of:=MEDIAN([.$L411])" office:value-type="float"/>
          <table:table-cell table:formula="of:=MEDIAN([.$M411])" office:value-type="float"/>
          <table:table-cell table:formula="of:=MEDIAN([.$N411])" office:value-type="float"/>
          <table:table-cell table:formula="of:=MAX([.$B411])" office:value-type="float"/>
          <table:table-cell table:formula="of:=MAX([.$C411])" office:value-type="float"/>
          <table:table-cell table:formula="of:=MAX([.$D411])" office:value-type="float"/>
          <table:table-cell table:formula="of:=MAX([.$E411])" office:value-type="float"/>
          <table:table-cell table:formula="of:=MAX([.$F411])" office:value-type="float"/>
          <table:table-cell table:formula="of:=MAX([.$G411])" office:value-type="float"/>
          <table:table-cell table:formula="of:=MAX([.$H411])" office:value-type="float"/>
          <table:table-cell table:formula="of:=MAX([.$I411])" office:value-type="float"/>
          <table:table-cell table:formula="of:=MAX([.$J411])" office:value-type="float"/>
          <table:table-cell table:formula="of:=MAX([.$K411])" office:value-type="float"/>
          <table:table-cell table:formula="of:=MAX([.$L411])" office:value-type="float"/>
          <table:table-cell table:formula="of:=MAX([.$M411])" office:value-type="float"/>
          <table:table-cell table:formula="of:=MAX([.$N411])" office:value-type="float"/>
        </table:table-row>
        <table:table-row table:style-name="ro1">
          <table:table-cell office:value-type="string">
            <text:p>9000/ins_9000_5_0444</text:p>
          </table:table-cell>
          <table:table-cell office:value-type="float" office:value="1.44201"/>
          <table:table-cell office:value-type="float" office:value="1.429"/>
          <table:table-cell office:value-type="float" office:value="1.14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754.0"/>
          <table:table-cell office:value-type="float" office:value="563965.0"/>
          <table:table-cell office:value-type="float" office:value="563965.0"/>
          <table:table-cell office:value-type="float" office:value="10333.0"/>
          <table:table-cell office:value-type="float" office:value="5127.0"/>
          <table:table-cell office:value-type="float" office:value="0.0"/>
          <table:table-cell office:value-type="float" office:value="0.0"/>
          <table:table-cell table:formula="of:=MIN([.$B412])" office:value-type="float"/>
          <table:table-cell table:formula="of:=MIN([.$C412])" office:value-type="float"/>
          <table:table-cell table:formula="of:=MIN([.$D412])" office:value-type="float"/>
          <table:table-cell table:formula="of:=MIN([.$E412])" office:value-type="float"/>
          <table:table-cell table:formula="of:=MIN([.$F412])" office:value-type="float"/>
          <table:table-cell table:formula="of:=MIN([.$G412])" office:value-type="float"/>
          <table:table-cell table:formula="of:=MIN([.$H412])" office:value-type="float"/>
          <table:table-cell table:formula="of:=MIN([.$I412])" office:value-type="float"/>
          <table:table-cell table:formula="of:=MIN([.$J412])" office:value-type="float"/>
          <table:table-cell table:formula="of:=MIN([.$K412])" office:value-type="float"/>
          <table:table-cell table:formula="of:=MIN([.$L412])" office:value-type="float"/>
          <table:table-cell table:formula="of:=MIN([.$M412])" office:value-type="float"/>
          <table:table-cell table:formula="of:=MIN([.$N412])" office:value-type="float"/>
          <table:table-cell table:formula="of:=MEDIAN([.$B412])" office:value-type="float"/>
          <table:table-cell table:formula="of:=MEDIAN([.$C412])" office:value-type="float"/>
          <table:table-cell table:formula="of:=MEDIAN([.$D412])" office:value-type="float"/>
          <table:table-cell table:formula="of:=MEDIAN([.$E412])" office:value-type="float"/>
          <table:table-cell table:formula="of:=MEDIAN([.$F412])" office:value-type="float"/>
          <table:table-cell table:formula="of:=MEDIAN([.$G412])" office:value-type="float"/>
          <table:table-cell table:formula="of:=MEDIAN([.$H412])" office:value-type="float"/>
          <table:table-cell table:formula="of:=MEDIAN([.$I412])" office:value-type="float"/>
          <table:table-cell table:formula="of:=MEDIAN([.$J412])" office:value-type="float"/>
          <table:table-cell table:formula="of:=MEDIAN([.$K412])" office:value-type="float"/>
          <table:table-cell table:formula="of:=MEDIAN([.$L412])" office:value-type="float"/>
          <table:table-cell table:formula="of:=MEDIAN([.$M412])" office:value-type="float"/>
          <table:table-cell table:formula="of:=MEDIAN([.$N412])" office:value-type="float"/>
          <table:table-cell table:formula="of:=MAX([.$B412])" office:value-type="float"/>
          <table:table-cell table:formula="of:=MAX([.$C412])" office:value-type="float"/>
          <table:table-cell table:formula="of:=MAX([.$D412])" office:value-type="float"/>
          <table:table-cell table:formula="of:=MAX([.$E412])" office:value-type="float"/>
          <table:table-cell table:formula="of:=MAX([.$F412])" office:value-type="float"/>
          <table:table-cell table:formula="of:=MAX([.$G412])" office:value-type="float"/>
          <table:table-cell table:formula="of:=MAX([.$H412])" office:value-type="float"/>
          <table:table-cell table:formula="of:=MAX([.$I412])" office:value-type="float"/>
          <table:table-cell table:formula="of:=MAX([.$J412])" office:value-type="float"/>
          <table:table-cell table:formula="of:=MAX([.$K412])" office:value-type="float"/>
          <table:table-cell table:formula="of:=MAX([.$L412])" office:value-type="float"/>
          <table:table-cell table:formula="of:=MAX([.$M412])" office:value-type="float"/>
          <table:table-cell table:formula="of:=MAX([.$N412])" office:value-type="float"/>
        </table:table-row>
        <table:table-row table:style-name="ro1">
          <table:table-cell office:value-type="string">
            <text:p>9000/ins_9000_5_0454</text:p>
          </table:table-cell>
          <table:table-cell office:value-type="float" office:value="1.22119"/>
          <table:table-cell office:value-type="float" office:value="1.208"/>
          <table:table-cell office:value-type="float" office:value="0.91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770.0"/>
          <table:table-cell office:value-type="float" office:value="579803.0"/>
          <table:table-cell office:value-type="float" office:value="579803.0"/>
          <table:table-cell office:value-type="float" office:value="9485.0"/>
          <table:table-cell office:value-type="float" office:value="4516.0"/>
          <table:table-cell office:value-type="float" office:value="0.0"/>
          <table:table-cell office:value-type="float" office:value="0.0"/>
          <table:table-cell table:formula="of:=MIN([.$B413])" office:value-type="float"/>
          <table:table-cell table:formula="of:=MIN([.$C413])" office:value-type="float"/>
          <table:table-cell table:formula="of:=MIN([.$D413])" office:value-type="float"/>
          <table:table-cell table:formula="of:=MIN([.$E413])" office:value-type="float"/>
          <table:table-cell table:formula="of:=MIN([.$F413])" office:value-type="float"/>
          <table:table-cell table:formula="of:=MIN([.$G413])" office:value-type="float"/>
          <table:table-cell table:formula="of:=MIN([.$H413])" office:value-type="float"/>
          <table:table-cell table:formula="of:=MIN([.$I413])" office:value-type="float"/>
          <table:table-cell table:formula="of:=MIN([.$J413])" office:value-type="float"/>
          <table:table-cell table:formula="of:=MIN([.$K413])" office:value-type="float"/>
          <table:table-cell table:formula="of:=MIN([.$L413])" office:value-type="float"/>
          <table:table-cell table:formula="of:=MIN([.$M413])" office:value-type="float"/>
          <table:table-cell table:formula="of:=MIN([.$N413])" office:value-type="float"/>
          <table:table-cell table:formula="of:=MEDIAN([.$B413])" office:value-type="float"/>
          <table:table-cell table:formula="of:=MEDIAN([.$C413])" office:value-type="float"/>
          <table:table-cell table:formula="of:=MEDIAN([.$D413])" office:value-type="float"/>
          <table:table-cell table:formula="of:=MEDIAN([.$E413])" office:value-type="float"/>
          <table:table-cell table:formula="of:=MEDIAN([.$F413])" office:value-type="float"/>
          <table:table-cell table:formula="of:=MEDIAN([.$G413])" office:value-type="float"/>
          <table:table-cell table:formula="of:=MEDIAN([.$H413])" office:value-type="float"/>
          <table:table-cell table:formula="of:=MEDIAN([.$I413])" office:value-type="float"/>
          <table:table-cell table:formula="of:=MEDIAN([.$J413])" office:value-type="float"/>
          <table:table-cell table:formula="of:=MEDIAN([.$K413])" office:value-type="float"/>
          <table:table-cell table:formula="of:=MEDIAN([.$L413])" office:value-type="float"/>
          <table:table-cell table:formula="of:=MEDIAN([.$M413])" office:value-type="float"/>
          <table:table-cell table:formula="of:=MEDIAN([.$N413])" office:value-type="float"/>
          <table:table-cell table:formula="of:=MAX([.$B413])" office:value-type="float"/>
          <table:table-cell table:formula="of:=MAX([.$C413])" office:value-type="float"/>
          <table:table-cell table:formula="of:=MAX([.$D413])" office:value-type="float"/>
          <table:table-cell table:formula="of:=MAX([.$E413])" office:value-type="float"/>
          <table:table-cell table:formula="of:=MAX([.$F413])" office:value-type="float"/>
          <table:table-cell table:formula="of:=MAX([.$G413])" office:value-type="float"/>
          <table:table-cell table:formula="of:=MAX([.$H413])" office:value-type="float"/>
          <table:table-cell table:formula="of:=MAX([.$I413])" office:value-type="float"/>
          <table:table-cell table:formula="of:=MAX([.$J413])" office:value-type="float"/>
          <table:table-cell table:formula="of:=MAX([.$K413])" office:value-type="float"/>
          <table:table-cell table:formula="of:=MAX([.$L413])" office:value-type="float"/>
          <table:table-cell table:formula="of:=MAX([.$M413])" office:value-type="float"/>
          <table:table-cell table:formula="of:=MAX([.$N413])" office:value-type="float"/>
        </table:table-row>
        <table:table-row table:style-name="ro1">
          <table:table-cell office:value-type="string">
            <text:p>9000/ins_9000_5_0464</text:p>
          </table:table-cell>
          <table:table-cell office:value-type="float" office:value="0.38666"/>
          <table:table-cell office:value-type="float" office:value="0.374"/>
          <table:table-cell office:value-type="float" office:value="0.08"/>
          <table:table-cell office:value-type="float" office:value="72.0"/>
          <table:table-cell office:value-type="float" office:value="0.0"/>
          <table:table-cell office:value-type="float" office:value="0.0"/>
          <table:table-cell office:value-type="float" office:value="194.0"/>
          <table:table-cell office:value-type="float" office:value="49452.0"/>
          <table:table-cell office:value-type="float" office:value="49452.0"/>
          <table:table-cell office:value-type="float" office:value="9977.0"/>
          <table:table-cell office:value-type="float" office:value="5500.0"/>
          <table:table-cell office:value-type="float" office:value="0.0"/>
          <table:table-cell office:value-type="float" office:value="0.0"/>
          <table:table-cell table:formula="of:=MIN([.$B414])" office:value-type="float"/>
          <table:table-cell table:formula="of:=MIN([.$C414])" office:value-type="float"/>
          <table:table-cell table:formula="of:=MIN([.$D414])" office:value-type="float"/>
          <table:table-cell table:formula="of:=MIN([.$E414])" office:value-type="float"/>
          <table:table-cell table:formula="of:=MIN([.$F414])" office:value-type="float"/>
          <table:table-cell table:formula="of:=MIN([.$G414])" office:value-type="float"/>
          <table:table-cell table:formula="of:=MIN([.$H414])" office:value-type="float"/>
          <table:table-cell table:formula="of:=MIN([.$I414])" office:value-type="float"/>
          <table:table-cell table:formula="of:=MIN([.$J414])" office:value-type="float"/>
          <table:table-cell table:formula="of:=MIN([.$K414])" office:value-type="float"/>
          <table:table-cell table:formula="of:=MIN([.$L414])" office:value-type="float"/>
          <table:table-cell table:formula="of:=MIN([.$M414])" office:value-type="float"/>
          <table:table-cell table:formula="of:=MIN([.$N414])" office:value-type="float"/>
          <table:table-cell table:formula="of:=MEDIAN([.$B414])" office:value-type="float"/>
          <table:table-cell table:formula="of:=MEDIAN([.$C414])" office:value-type="float"/>
          <table:table-cell table:formula="of:=MEDIAN([.$D414])" office:value-type="float"/>
          <table:table-cell table:formula="of:=MEDIAN([.$E414])" office:value-type="float"/>
          <table:table-cell table:formula="of:=MEDIAN([.$F414])" office:value-type="float"/>
          <table:table-cell table:formula="of:=MEDIAN([.$G414])" office:value-type="float"/>
          <table:table-cell table:formula="of:=MEDIAN([.$H414])" office:value-type="float"/>
          <table:table-cell table:formula="of:=MEDIAN([.$I414])" office:value-type="float"/>
          <table:table-cell table:formula="of:=MEDIAN([.$J414])" office:value-type="float"/>
          <table:table-cell table:formula="of:=MEDIAN([.$K414])" office:value-type="float"/>
          <table:table-cell table:formula="of:=MEDIAN([.$L414])" office:value-type="float"/>
          <table:table-cell table:formula="of:=MEDIAN([.$M414])" office:value-type="float"/>
          <table:table-cell table:formula="of:=MEDIAN([.$N414])" office:value-type="float"/>
          <table:table-cell table:formula="of:=MAX([.$B414])" office:value-type="float"/>
          <table:table-cell table:formula="of:=MAX([.$C414])" office:value-type="float"/>
          <table:table-cell table:formula="of:=MAX([.$D414])" office:value-type="float"/>
          <table:table-cell table:formula="of:=MAX([.$E414])" office:value-type="float"/>
          <table:table-cell table:formula="of:=MAX([.$F414])" office:value-type="float"/>
          <table:table-cell table:formula="of:=MAX([.$G414])" office:value-type="float"/>
          <table:table-cell table:formula="of:=MAX([.$H414])" office:value-type="float"/>
          <table:table-cell table:formula="of:=MAX([.$I414])" office:value-type="float"/>
          <table:table-cell table:formula="of:=MAX([.$J414])" office:value-type="float"/>
          <table:table-cell table:formula="of:=MAX([.$K414])" office:value-type="float"/>
          <table:table-cell table:formula="of:=MAX([.$L414])" office:value-type="float"/>
          <table:table-cell table:formula="of:=MAX([.$M414])" office:value-type="float"/>
          <table:table-cell table:formula="of:=MAX([.$N414])" office:value-type="float"/>
        </table:table-row>
        <table:table-row table:style-name="ro1">
          <table:table-cell office:value-type="string">
            <text:p>9000/ins_9000_5_0474</text:p>
          </table:table-cell>
          <table:table-cell office:value-type="float" office:value="1.44073"/>
          <table:table-cell office:value-type="float" office:value="1.428"/>
          <table:table-cell office:value-type="float" office:value="1.1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964.0"/>
          <table:table-cell office:value-type="float" office:value="685214.0"/>
          <table:table-cell office:value-type="float" office:value="685214.0"/>
          <table:table-cell office:value-type="float" office:value="10488.0"/>
          <table:table-cell office:value-type="float" office:value="5969.0"/>
          <table:table-cell office:value-type="float" office:value="0.0"/>
          <table:table-cell office:value-type="float" office:value="0.0"/>
          <table:table-cell table:formula="of:=MIN([.$B415])" office:value-type="float"/>
          <table:table-cell table:formula="of:=MIN([.$C415])" office:value-type="float"/>
          <table:table-cell table:formula="of:=MIN([.$D415])" office:value-type="float"/>
          <table:table-cell table:formula="of:=MIN([.$E415])" office:value-type="float"/>
          <table:table-cell table:formula="of:=MIN([.$F415])" office:value-type="float"/>
          <table:table-cell table:formula="of:=MIN([.$G415])" office:value-type="float"/>
          <table:table-cell table:formula="of:=MIN([.$H415])" office:value-type="float"/>
          <table:table-cell table:formula="of:=MIN([.$I415])" office:value-type="float"/>
          <table:table-cell table:formula="of:=MIN([.$J415])" office:value-type="float"/>
          <table:table-cell table:formula="of:=MIN([.$K415])" office:value-type="float"/>
          <table:table-cell table:formula="of:=MIN([.$L415])" office:value-type="float"/>
          <table:table-cell table:formula="of:=MIN([.$M415])" office:value-type="float"/>
          <table:table-cell table:formula="of:=MIN([.$N415])" office:value-type="float"/>
          <table:table-cell table:formula="of:=MEDIAN([.$B415])" office:value-type="float"/>
          <table:table-cell table:formula="of:=MEDIAN([.$C415])" office:value-type="float"/>
          <table:table-cell table:formula="of:=MEDIAN([.$D415])" office:value-type="float"/>
          <table:table-cell table:formula="of:=MEDIAN([.$E415])" office:value-type="float"/>
          <table:table-cell table:formula="of:=MEDIAN([.$F415])" office:value-type="float"/>
          <table:table-cell table:formula="of:=MEDIAN([.$G415])" office:value-type="float"/>
          <table:table-cell table:formula="of:=MEDIAN([.$H415])" office:value-type="float"/>
          <table:table-cell table:formula="of:=MEDIAN([.$I415])" office:value-type="float"/>
          <table:table-cell table:formula="of:=MEDIAN([.$J415])" office:value-type="float"/>
          <table:table-cell table:formula="of:=MEDIAN([.$K415])" office:value-type="float"/>
          <table:table-cell table:formula="of:=MEDIAN([.$L415])" office:value-type="float"/>
          <table:table-cell table:formula="of:=MEDIAN([.$M415])" office:value-type="float"/>
          <table:table-cell table:formula="of:=MEDIAN([.$N415])" office:value-type="float"/>
          <table:table-cell table:formula="of:=MAX([.$B415])" office:value-type="float"/>
          <table:table-cell table:formula="of:=MAX([.$C415])" office:value-type="float"/>
          <table:table-cell table:formula="of:=MAX([.$D415])" office:value-type="float"/>
          <table:table-cell table:formula="of:=MAX([.$E415])" office:value-type="float"/>
          <table:table-cell table:formula="of:=MAX([.$F415])" office:value-type="float"/>
          <table:table-cell table:formula="of:=MAX([.$G415])" office:value-type="float"/>
          <table:table-cell table:formula="of:=MAX([.$H415])" office:value-type="float"/>
          <table:table-cell table:formula="of:=MAX([.$I415])" office:value-type="float"/>
          <table:table-cell table:formula="of:=MAX([.$J415])" office:value-type="float"/>
          <table:table-cell table:formula="of:=MAX([.$K415])" office:value-type="float"/>
          <table:table-cell table:formula="of:=MAX([.$L415])" office:value-type="float"/>
          <table:table-cell table:formula="of:=MAX([.$M415])" office:value-type="float"/>
          <table:table-cell table:formula="of:=MAX([.$N415])" office:value-type="float"/>
        </table:table-row>
        <table:table-row table:style-name="ro1">
          <table:table-cell office:value-type="string">
            <text:p>9000/ins_9000_5_0484</text:p>
          </table:table-cell>
          <table:table-cell office:value-type="float" office:value="2.55236"/>
          <table:table-cell office:value-type="float" office:value="2.538"/>
          <table:table-cell office:value-type="float" office:value="2.29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155.0"/>
          <table:table-cell office:value-type="float" office:value="994027.0"/>
          <table:table-cell office:value-type="float" office:value="994027.0"/>
          <table:table-cell office:value-type="float" office:value="11389.0"/>
          <table:table-cell office:value-type="float" office:value="13648.0"/>
          <table:table-cell office:value-type="float" office:value="0.0"/>
          <table:table-cell office:value-type="float" office:value="0.0"/>
          <table:table-cell table:formula="of:=MIN([.$B416])" office:value-type="float"/>
          <table:table-cell table:formula="of:=MIN([.$C416])" office:value-type="float"/>
          <table:table-cell table:formula="of:=MIN([.$D416])" office:value-type="float"/>
          <table:table-cell table:formula="of:=MIN([.$E416])" office:value-type="float"/>
          <table:table-cell table:formula="of:=MIN([.$F416])" office:value-type="float"/>
          <table:table-cell table:formula="of:=MIN([.$G416])" office:value-type="float"/>
          <table:table-cell table:formula="of:=MIN([.$H416])" office:value-type="float"/>
          <table:table-cell table:formula="of:=MIN([.$I416])" office:value-type="float"/>
          <table:table-cell table:formula="of:=MIN([.$J416])" office:value-type="float"/>
          <table:table-cell table:formula="of:=MIN([.$K416])" office:value-type="float"/>
          <table:table-cell table:formula="of:=MIN([.$L416])" office:value-type="float"/>
          <table:table-cell table:formula="of:=MIN([.$M416])" office:value-type="float"/>
          <table:table-cell table:formula="of:=MIN([.$N416])" office:value-type="float"/>
          <table:table-cell table:formula="of:=MEDIAN([.$B416])" office:value-type="float"/>
          <table:table-cell table:formula="of:=MEDIAN([.$C416])" office:value-type="float"/>
          <table:table-cell table:formula="of:=MEDIAN([.$D416])" office:value-type="float"/>
          <table:table-cell table:formula="of:=MEDIAN([.$E416])" office:value-type="float"/>
          <table:table-cell table:formula="of:=MEDIAN([.$F416])" office:value-type="float"/>
          <table:table-cell table:formula="of:=MEDIAN([.$G416])" office:value-type="float"/>
          <table:table-cell table:formula="of:=MEDIAN([.$H416])" office:value-type="float"/>
          <table:table-cell table:formula="of:=MEDIAN([.$I416])" office:value-type="float"/>
          <table:table-cell table:formula="of:=MEDIAN([.$J416])" office:value-type="float"/>
          <table:table-cell table:formula="of:=MEDIAN([.$K416])" office:value-type="float"/>
          <table:table-cell table:formula="of:=MEDIAN([.$L416])" office:value-type="float"/>
          <table:table-cell table:formula="of:=MEDIAN([.$M416])" office:value-type="float"/>
          <table:table-cell table:formula="of:=MEDIAN([.$N416])" office:value-type="float"/>
          <table:table-cell table:formula="of:=MAX([.$B416])" office:value-type="float"/>
          <table:table-cell table:formula="of:=MAX([.$C416])" office:value-type="float"/>
          <table:table-cell table:formula="of:=MAX([.$D416])" office:value-type="float"/>
          <table:table-cell table:formula="of:=MAX([.$E416])" office:value-type="float"/>
          <table:table-cell table:formula="of:=MAX([.$F416])" office:value-type="float"/>
          <table:table-cell table:formula="of:=MAX([.$G416])" office:value-type="float"/>
          <table:table-cell table:formula="of:=MAX([.$H416])" office:value-type="float"/>
          <table:table-cell table:formula="of:=MAX([.$I416])" office:value-type="float"/>
          <table:table-cell table:formula="of:=MAX([.$J416])" office:value-type="float"/>
          <table:table-cell table:formula="of:=MAX([.$K416])" office:value-type="float"/>
          <table:table-cell table:formula="of:=MAX([.$L416])" office:value-type="float"/>
          <table:table-cell table:formula="of:=MAX([.$M416])" office:value-type="float"/>
          <table:table-cell table:formula="of:=MAX([.$N416])" office:value-type="float"/>
        </table:table-row>
        <table:table-row table:style-name="ro1">
          <table:table-cell office:value-type="string">
            <text:p>9000/ins_9000_6_0404</text:p>
          </table:table-cell>
          <table:table-cell office:value-type="float" office:value="1.72104"/>
          <table:table-cell office:value-type="float" office:value="1.707"/>
          <table:table-cell office:value-type="float" office:value="1.4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01.0"/>
          <table:table-cell office:value-type="float" office:value="850026.0"/>
          <table:table-cell office:value-type="float" office:value="850026.0"/>
          <table:table-cell office:value-type="float" office:value="11997.0"/>
          <table:table-cell office:value-type="float" office:value="8903.0"/>
          <table:table-cell office:value-type="float" office:value="0.0"/>
          <table:table-cell office:value-type="float" office:value="0.0"/>
          <table:table-cell table:formula="of:=MIN([.$B417])" office:value-type="float"/>
          <table:table-cell table:formula="of:=MIN([.$C417])" office:value-type="float"/>
          <table:table-cell table:formula="of:=MIN([.$D417])" office:value-type="float"/>
          <table:table-cell table:formula="of:=MIN([.$E417])" office:value-type="float"/>
          <table:table-cell table:formula="of:=MIN([.$F417])" office:value-type="float"/>
          <table:table-cell table:formula="of:=MIN([.$G417])" office:value-type="float"/>
          <table:table-cell table:formula="of:=MIN([.$H417])" office:value-type="float"/>
          <table:table-cell table:formula="of:=MIN([.$I417])" office:value-type="float"/>
          <table:table-cell table:formula="of:=MIN([.$J417])" office:value-type="float"/>
          <table:table-cell table:formula="of:=MIN([.$K417])" office:value-type="float"/>
          <table:table-cell table:formula="of:=MIN([.$L417])" office:value-type="float"/>
          <table:table-cell table:formula="of:=MIN([.$M417])" office:value-type="float"/>
          <table:table-cell table:formula="of:=MIN([.$N417])" office:value-type="float"/>
          <table:table-cell table:formula="of:=MEDIAN([.$B417])" office:value-type="float"/>
          <table:table-cell table:formula="of:=MEDIAN([.$C417])" office:value-type="float"/>
          <table:table-cell table:formula="of:=MEDIAN([.$D417])" office:value-type="float"/>
          <table:table-cell table:formula="of:=MEDIAN([.$E417])" office:value-type="float"/>
          <table:table-cell table:formula="of:=MEDIAN([.$F417])" office:value-type="float"/>
          <table:table-cell table:formula="of:=MEDIAN([.$G417])" office:value-type="float"/>
          <table:table-cell table:formula="of:=MEDIAN([.$H417])" office:value-type="float"/>
          <table:table-cell table:formula="of:=MEDIAN([.$I417])" office:value-type="float"/>
          <table:table-cell table:formula="of:=MEDIAN([.$J417])" office:value-type="float"/>
          <table:table-cell table:formula="of:=MEDIAN([.$K417])" office:value-type="float"/>
          <table:table-cell table:formula="of:=MEDIAN([.$L417])" office:value-type="float"/>
          <table:table-cell table:formula="of:=MEDIAN([.$M417])" office:value-type="float"/>
          <table:table-cell table:formula="of:=MEDIAN([.$N417])" office:value-type="float"/>
          <table:table-cell table:formula="of:=MAX([.$B417])" office:value-type="float"/>
          <table:table-cell table:formula="of:=MAX([.$C417])" office:value-type="float"/>
          <table:table-cell table:formula="of:=MAX([.$D417])" office:value-type="float"/>
          <table:table-cell table:formula="of:=MAX([.$E417])" office:value-type="float"/>
          <table:table-cell table:formula="of:=MAX([.$F417])" office:value-type="float"/>
          <table:table-cell table:formula="of:=MAX([.$G417])" office:value-type="float"/>
          <table:table-cell table:formula="of:=MAX([.$H417])" office:value-type="float"/>
          <table:table-cell table:formula="of:=MAX([.$I417])" office:value-type="float"/>
          <table:table-cell table:formula="of:=MAX([.$J417])" office:value-type="float"/>
          <table:table-cell table:formula="of:=MAX([.$K417])" office:value-type="float"/>
          <table:table-cell table:formula="of:=MAX([.$L417])" office:value-type="float"/>
          <table:table-cell table:formula="of:=MAX([.$M417])" office:value-type="float"/>
          <table:table-cell table:formula="of:=MAX([.$N417])" office:value-type="float"/>
        </table:table-row>
        <table:table-row table:style-name="ro1">
          <table:table-cell office:value-type="string">
            <text:p>9000/ins_9000_6_0414</text:p>
          </table:table-cell>
          <table:table-cell office:value-type="float" office:value="2.11792"/>
          <table:table-cell office:value-type="float" office:value="2.102"/>
          <table:table-cell office:value-type="float" office:value="1.82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800.0"/>
          <table:table-cell office:value-type="float" office:value="1119341.0"/>
          <table:table-cell office:value-type="float" office:value="1119341.0"/>
          <table:table-cell office:value-type="float" office:value="11729.0"/>
          <table:table-cell office:value-type="float" office:value="8425.0"/>
          <table:table-cell office:value-type="float" office:value="0.0"/>
          <table:table-cell office:value-type="float" office:value="0.0"/>
          <table:table-cell table:formula="of:=MIN([.$B418])" office:value-type="float"/>
          <table:table-cell table:formula="of:=MIN([.$C418])" office:value-type="float"/>
          <table:table-cell table:formula="of:=MIN([.$D418])" office:value-type="float"/>
          <table:table-cell table:formula="of:=MIN([.$E418])" office:value-type="float"/>
          <table:table-cell table:formula="of:=MIN([.$F418])" office:value-type="float"/>
          <table:table-cell table:formula="of:=MIN([.$G418])" office:value-type="float"/>
          <table:table-cell table:formula="of:=MIN([.$H418])" office:value-type="float"/>
          <table:table-cell table:formula="of:=MIN([.$I418])" office:value-type="float"/>
          <table:table-cell table:formula="of:=MIN([.$J418])" office:value-type="float"/>
          <table:table-cell table:formula="of:=MIN([.$K418])" office:value-type="float"/>
          <table:table-cell table:formula="of:=MIN([.$L418])" office:value-type="float"/>
          <table:table-cell table:formula="of:=MIN([.$M418])" office:value-type="float"/>
          <table:table-cell table:formula="of:=MIN([.$N418])" office:value-type="float"/>
          <table:table-cell table:formula="of:=MEDIAN([.$B418])" office:value-type="float"/>
          <table:table-cell table:formula="of:=MEDIAN([.$C418])" office:value-type="float"/>
          <table:table-cell table:formula="of:=MEDIAN([.$D418])" office:value-type="float"/>
          <table:table-cell table:formula="of:=MEDIAN([.$E418])" office:value-type="float"/>
          <table:table-cell table:formula="of:=MEDIAN([.$F418])" office:value-type="float"/>
          <table:table-cell table:formula="of:=MEDIAN([.$G418])" office:value-type="float"/>
          <table:table-cell table:formula="of:=MEDIAN([.$H418])" office:value-type="float"/>
          <table:table-cell table:formula="of:=MEDIAN([.$I418])" office:value-type="float"/>
          <table:table-cell table:formula="of:=MEDIAN([.$J418])" office:value-type="float"/>
          <table:table-cell table:formula="of:=MEDIAN([.$K418])" office:value-type="float"/>
          <table:table-cell table:formula="of:=MEDIAN([.$L418])" office:value-type="float"/>
          <table:table-cell table:formula="of:=MEDIAN([.$M418])" office:value-type="float"/>
          <table:table-cell table:formula="of:=MEDIAN([.$N418])" office:value-type="float"/>
          <table:table-cell table:formula="of:=MAX([.$B418])" office:value-type="float"/>
          <table:table-cell table:formula="of:=MAX([.$C418])" office:value-type="float"/>
          <table:table-cell table:formula="of:=MAX([.$D418])" office:value-type="float"/>
          <table:table-cell table:formula="of:=MAX([.$E418])" office:value-type="float"/>
          <table:table-cell table:formula="of:=MAX([.$F418])" office:value-type="float"/>
          <table:table-cell table:formula="of:=MAX([.$G418])" office:value-type="float"/>
          <table:table-cell table:formula="of:=MAX([.$H418])" office:value-type="float"/>
          <table:table-cell table:formula="of:=MAX([.$I418])" office:value-type="float"/>
          <table:table-cell table:formula="of:=MAX([.$J418])" office:value-type="float"/>
          <table:table-cell table:formula="of:=MAX([.$K418])" office:value-type="float"/>
          <table:table-cell table:formula="of:=MAX([.$L418])" office:value-type="float"/>
          <table:table-cell table:formula="of:=MAX([.$M418])" office:value-type="float"/>
          <table:table-cell table:formula="of:=MAX([.$N418])" office:value-type="float"/>
        </table:table-row>
        <table:table-row table:style-name="ro1">
          <table:table-cell office:value-type="string">
            <text:p>9000/ins_9000_6_0424</text:p>
          </table:table-cell>
          <table:table-cell office:value-type="float" office:value="0.572205"/>
          <table:table-cell office:value-type="float" office:value="0.559"/>
          <table:table-cell office:value-type="float" office:value="0.28"/>
          <table:table-cell office:value-type="float" office:value="198.0"/>
          <table:table-cell office:value-type="float" office:value="0.0"/>
          <table:table-cell office:value-type="float" office:value="2.0"/>
          <table:table-cell office:value-type="float" office:value="1333.0"/>
          <table:table-cell office:value-type="float" office:value="138498.0"/>
          <table:table-cell office:value-type="float" office:value="138498.0"/>
          <table:table-cell office:value-type="float" office:value="10079.0"/>
          <table:table-cell office:value-type="float" office:value="4930.0"/>
          <table:table-cell office:value-type="float" office:value="0.0"/>
          <table:table-cell office:value-type="float" office:value="0.0"/>
          <table:table-cell table:formula="of:=MIN([.$B419])" office:value-type="float"/>
          <table:table-cell table:formula="of:=MIN([.$C419])" office:value-type="float"/>
          <table:table-cell table:formula="of:=MIN([.$D419])" office:value-type="float"/>
          <table:table-cell table:formula="of:=MIN([.$E419])" office:value-type="float"/>
          <table:table-cell table:formula="of:=MIN([.$F419])" office:value-type="float"/>
          <table:table-cell table:formula="of:=MIN([.$G419])" office:value-type="float"/>
          <table:table-cell table:formula="of:=MIN([.$H419])" office:value-type="float"/>
          <table:table-cell table:formula="of:=MIN([.$I419])" office:value-type="float"/>
          <table:table-cell table:formula="of:=MIN([.$J419])" office:value-type="float"/>
          <table:table-cell table:formula="of:=MIN([.$K419])" office:value-type="float"/>
          <table:table-cell table:formula="of:=MIN([.$L419])" office:value-type="float"/>
          <table:table-cell table:formula="of:=MIN([.$M419])" office:value-type="float"/>
          <table:table-cell table:formula="of:=MIN([.$N419])" office:value-type="float"/>
          <table:table-cell table:formula="of:=MEDIAN([.$B419])" office:value-type="float"/>
          <table:table-cell table:formula="of:=MEDIAN([.$C419])" office:value-type="float"/>
          <table:table-cell table:formula="of:=MEDIAN([.$D419])" office:value-type="float"/>
          <table:table-cell table:formula="of:=MEDIAN([.$E419])" office:value-type="float"/>
          <table:table-cell table:formula="of:=MEDIAN([.$F419])" office:value-type="float"/>
          <table:table-cell table:formula="of:=MEDIAN([.$G419])" office:value-type="float"/>
          <table:table-cell table:formula="of:=MEDIAN([.$H419])" office:value-type="float"/>
          <table:table-cell table:formula="of:=MEDIAN([.$I419])" office:value-type="float"/>
          <table:table-cell table:formula="of:=MEDIAN([.$J419])" office:value-type="float"/>
          <table:table-cell table:formula="of:=MEDIAN([.$K419])" office:value-type="float"/>
          <table:table-cell table:formula="of:=MEDIAN([.$L419])" office:value-type="float"/>
          <table:table-cell table:formula="of:=MEDIAN([.$M419])" office:value-type="float"/>
          <table:table-cell table:formula="of:=MEDIAN([.$N419])" office:value-type="float"/>
          <table:table-cell table:formula="of:=MAX([.$B419])" office:value-type="float"/>
          <table:table-cell table:formula="of:=MAX([.$C419])" office:value-type="float"/>
          <table:table-cell table:formula="of:=MAX([.$D419])" office:value-type="float"/>
          <table:table-cell table:formula="of:=MAX([.$E419])" office:value-type="float"/>
          <table:table-cell table:formula="of:=MAX([.$F419])" office:value-type="float"/>
          <table:table-cell table:formula="of:=MAX([.$G419])" office:value-type="float"/>
          <table:table-cell table:formula="of:=MAX([.$H419])" office:value-type="float"/>
          <table:table-cell table:formula="of:=MAX([.$I419])" office:value-type="float"/>
          <table:table-cell table:formula="of:=MAX([.$J419])" office:value-type="float"/>
          <table:table-cell table:formula="of:=MAX([.$K419])" office:value-type="float"/>
          <table:table-cell table:formula="of:=MAX([.$L419])" office:value-type="float"/>
          <table:table-cell table:formula="of:=MAX([.$M419])" office:value-type="float"/>
          <table:table-cell table:formula="of:=MAX([.$N419])" office:value-type="float"/>
        </table:table-row>
        <table:table-row table:style-name="ro1">
          <table:table-cell office:value-type="string">
            <text:p>9000/ins_9000_6_0434</text:p>
          </table:table-cell>
          <table:table-cell office:value-type="float" office:value="1.92084"/>
          <table:table-cell office:value-type="float" office:value="1.907"/>
          <table:table-cell office:value-type="float" office:value="1.62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043.0"/>
          <table:table-cell office:value-type="float" office:value="1052647.0"/>
          <table:table-cell office:value-type="float" office:value="1052647.0"/>
          <table:table-cell office:value-type="float" office:value="11296.0"/>
          <table:table-cell office:value-type="float" office:value="7740.0"/>
          <table:table-cell office:value-type="float" office:value="0.0"/>
          <table:table-cell office:value-type="float" office:value="0.0"/>
          <table:table-cell table:formula="of:=MIN([.$B420])" office:value-type="float"/>
          <table:table-cell table:formula="of:=MIN([.$C420])" office:value-type="float"/>
          <table:table-cell table:formula="of:=MIN([.$D420])" office:value-type="float"/>
          <table:table-cell table:formula="of:=MIN([.$E420])" office:value-type="float"/>
          <table:table-cell table:formula="of:=MIN([.$F420])" office:value-type="float"/>
          <table:table-cell table:formula="of:=MIN([.$G420])" office:value-type="float"/>
          <table:table-cell table:formula="of:=MIN([.$H420])" office:value-type="float"/>
          <table:table-cell table:formula="of:=MIN([.$I420])" office:value-type="float"/>
          <table:table-cell table:formula="of:=MIN([.$J420])" office:value-type="float"/>
          <table:table-cell table:formula="of:=MIN([.$K420])" office:value-type="float"/>
          <table:table-cell table:formula="of:=MIN([.$L420])" office:value-type="float"/>
          <table:table-cell table:formula="of:=MIN([.$M420])" office:value-type="float"/>
          <table:table-cell table:formula="of:=MIN([.$N420])" office:value-type="float"/>
          <table:table-cell table:formula="of:=MEDIAN([.$B420])" office:value-type="float"/>
          <table:table-cell table:formula="of:=MEDIAN([.$C420])" office:value-type="float"/>
          <table:table-cell table:formula="of:=MEDIAN([.$D420])" office:value-type="float"/>
          <table:table-cell table:formula="of:=MEDIAN([.$E420])" office:value-type="float"/>
          <table:table-cell table:formula="of:=MEDIAN([.$F420])" office:value-type="float"/>
          <table:table-cell table:formula="of:=MEDIAN([.$G420])" office:value-type="float"/>
          <table:table-cell table:formula="of:=MEDIAN([.$H420])" office:value-type="float"/>
          <table:table-cell table:formula="of:=MEDIAN([.$I420])" office:value-type="float"/>
          <table:table-cell table:formula="of:=MEDIAN([.$J420])" office:value-type="float"/>
          <table:table-cell table:formula="of:=MEDIAN([.$K420])" office:value-type="float"/>
          <table:table-cell table:formula="of:=MEDIAN([.$L420])" office:value-type="float"/>
          <table:table-cell table:formula="of:=MEDIAN([.$M420])" office:value-type="float"/>
          <table:table-cell table:formula="of:=MEDIAN([.$N420])" office:value-type="float"/>
          <table:table-cell table:formula="of:=MAX([.$B420])" office:value-type="float"/>
          <table:table-cell table:formula="of:=MAX([.$C420])" office:value-type="float"/>
          <table:table-cell table:formula="of:=MAX([.$D420])" office:value-type="float"/>
          <table:table-cell table:formula="of:=MAX([.$E420])" office:value-type="float"/>
          <table:table-cell table:formula="of:=MAX([.$F420])" office:value-type="float"/>
          <table:table-cell table:formula="of:=MAX([.$G420])" office:value-type="float"/>
          <table:table-cell table:formula="of:=MAX([.$H420])" office:value-type="float"/>
          <table:table-cell table:formula="of:=MAX([.$I420])" office:value-type="float"/>
          <table:table-cell table:formula="of:=MAX([.$J420])" office:value-type="float"/>
          <table:table-cell table:formula="of:=MAX([.$K420])" office:value-type="float"/>
          <table:table-cell table:formula="of:=MAX([.$L420])" office:value-type="float"/>
          <table:table-cell table:formula="of:=MAX([.$M420])" office:value-type="float"/>
          <table:table-cell table:formula="of:=MAX([.$N420])" office:value-type="float"/>
        </table:table-row>
        <table:table-row table:style-name="ro1">
          <table:table-cell office:value-type="string">
            <text:p>9000/ins_9000_6_0444</text:p>
          </table:table-cell>
          <table:table-cell office:value-type="float" office:value="1.04499"/>
          <table:table-cell office:value-type="float" office:value="1.026"/>
          <table:table-cell office:value-type="float" office:value="0.7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509.0"/>
          <table:table-cell office:value-type="float" office:value="430548.0"/>
          <table:table-cell office:value-type="float" office:value="430548.0"/>
          <table:table-cell office:value-type="float" office:value="9673.0"/>
          <table:table-cell office:value-type="float" office:value="4000.0"/>
          <table:table-cell office:value-type="float" office:value="0.0"/>
          <table:table-cell office:value-type="float" office:value="0.0"/>
          <table:table-cell table:formula="of:=MIN([.$B421])" office:value-type="float"/>
          <table:table-cell table:formula="of:=MIN([.$C421])" office:value-type="float"/>
          <table:table-cell table:formula="of:=MIN([.$D421])" office:value-type="float"/>
          <table:table-cell table:formula="of:=MIN([.$E421])" office:value-type="float"/>
          <table:table-cell table:formula="of:=MIN([.$F421])" office:value-type="float"/>
          <table:table-cell table:formula="of:=MIN([.$G421])" office:value-type="float"/>
          <table:table-cell table:formula="of:=MIN([.$H421])" office:value-type="float"/>
          <table:table-cell table:formula="of:=MIN([.$I421])" office:value-type="float"/>
          <table:table-cell table:formula="of:=MIN([.$J421])" office:value-type="float"/>
          <table:table-cell table:formula="of:=MIN([.$K421])" office:value-type="float"/>
          <table:table-cell table:formula="of:=MIN([.$L421])" office:value-type="float"/>
          <table:table-cell table:formula="of:=MIN([.$M421])" office:value-type="float"/>
          <table:table-cell table:formula="of:=MIN([.$N421])" office:value-type="float"/>
          <table:table-cell table:formula="of:=MEDIAN([.$B421])" office:value-type="float"/>
          <table:table-cell table:formula="of:=MEDIAN([.$C421])" office:value-type="float"/>
          <table:table-cell table:formula="of:=MEDIAN([.$D421])" office:value-type="float"/>
          <table:table-cell table:formula="of:=MEDIAN([.$E421])" office:value-type="float"/>
          <table:table-cell table:formula="of:=MEDIAN([.$F421])" office:value-type="float"/>
          <table:table-cell table:formula="of:=MEDIAN([.$G421])" office:value-type="float"/>
          <table:table-cell table:formula="of:=MEDIAN([.$H421])" office:value-type="float"/>
          <table:table-cell table:formula="of:=MEDIAN([.$I421])" office:value-type="float"/>
          <table:table-cell table:formula="of:=MEDIAN([.$J421])" office:value-type="float"/>
          <table:table-cell table:formula="of:=MEDIAN([.$K421])" office:value-type="float"/>
          <table:table-cell table:formula="of:=MEDIAN([.$L421])" office:value-type="float"/>
          <table:table-cell table:formula="of:=MEDIAN([.$M421])" office:value-type="float"/>
          <table:table-cell table:formula="of:=MEDIAN([.$N421])" office:value-type="float"/>
          <table:table-cell table:formula="of:=MAX([.$B421])" office:value-type="float"/>
          <table:table-cell table:formula="of:=MAX([.$C421])" office:value-type="float"/>
          <table:table-cell table:formula="of:=MAX([.$D421])" office:value-type="float"/>
          <table:table-cell table:formula="of:=MAX([.$E421])" office:value-type="float"/>
          <table:table-cell table:formula="of:=MAX([.$F421])" office:value-type="float"/>
          <table:table-cell table:formula="of:=MAX([.$G421])" office:value-type="float"/>
          <table:table-cell table:formula="of:=MAX([.$H421])" office:value-type="float"/>
          <table:table-cell table:formula="of:=MAX([.$I421])" office:value-type="float"/>
          <table:table-cell table:formula="of:=MAX([.$J421])" office:value-type="float"/>
          <table:table-cell table:formula="of:=MAX([.$K421])" office:value-type="float"/>
          <table:table-cell table:formula="of:=MAX([.$L421])" office:value-type="float"/>
          <table:table-cell table:formula="of:=MAX([.$M421])" office:value-type="float"/>
          <table:table-cell table:formula="of:=MAX([.$N421])" office:value-type="float"/>
        </table:table-row>
        <table:table-row table:style-name="ro1">
          <table:table-cell office:value-type="string">
            <text:p>9000/ins_9000_6_0454</text:p>
          </table:table-cell>
          <table:table-cell office:value-type="float" office:value="1.95466"/>
          <table:table-cell office:value-type="float" office:value="1.94"/>
          <table:table-cell office:value-type="float" office:value="1.6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815.0"/>
          <table:table-cell office:value-type="float" office:value="1107979.0"/>
          <table:table-cell office:value-type="float" office:value="1107979.0"/>
          <table:table-cell office:value-type="float" office:value="12424.0"/>
          <table:table-cell office:value-type="float" office:value="10161.0"/>
          <table:table-cell office:value-type="float" office:value="0.0"/>
          <table:table-cell office:value-type="float" office:value="0.0"/>
          <table:table-cell table:formula="of:=MIN([.$B422])" office:value-type="float"/>
          <table:table-cell table:formula="of:=MIN([.$C422])" office:value-type="float"/>
          <table:table-cell table:formula="of:=MIN([.$D422])" office:value-type="float"/>
          <table:table-cell table:formula="of:=MIN([.$E422])" office:value-type="float"/>
          <table:table-cell table:formula="of:=MIN([.$F422])" office:value-type="float"/>
          <table:table-cell table:formula="of:=MIN([.$G422])" office:value-type="float"/>
          <table:table-cell table:formula="of:=MIN([.$H422])" office:value-type="float"/>
          <table:table-cell table:formula="of:=MIN([.$I422])" office:value-type="float"/>
          <table:table-cell table:formula="of:=MIN([.$J422])" office:value-type="float"/>
          <table:table-cell table:formula="of:=MIN([.$K422])" office:value-type="float"/>
          <table:table-cell table:formula="of:=MIN([.$L422])" office:value-type="float"/>
          <table:table-cell table:formula="of:=MIN([.$M422])" office:value-type="float"/>
          <table:table-cell table:formula="of:=MIN([.$N422])" office:value-type="float"/>
          <table:table-cell table:formula="of:=MEDIAN([.$B422])" office:value-type="float"/>
          <table:table-cell table:formula="of:=MEDIAN([.$C422])" office:value-type="float"/>
          <table:table-cell table:formula="of:=MEDIAN([.$D422])" office:value-type="float"/>
          <table:table-cell table:formula="of:=MEDIAN([.$E422])" office:value-type="float"/>
          <table:table-cell table:formula="of:=MEDIAN([.$F422])" office:value-type="float"/>
          <table:table-cell table:formula="of:=MEDIAN([.$G422])" office:value-type="float"/>
          <table:table-cell table:formula="of:=MEDIAN([.$H422])" office:value-type="float"/>
          <table:table-cell table:formula="of:=MEDIAN([.$I422])" office:value-type="float"/>
          <table:table-cell table:formula="of:=MEDIAN([.$J422])" office:value-type="float"/>
          <table:table-cell table:formula="of:=MEDIAN([.$K422])" office:value-type="float"/>
          <table:table-cell table:formula="of:=MEDIAN([.$L422])" office:value-type="float"/>
          <table:table-cell table:formula="of:=MEDIAN([.$M422])" office:value-type="float"/>
          <table:table-cell table:formula="of:=MEDIAN([.$N422])" office:value-type="float"/>
          <table:table-cell table:formula="of:=MAX([.$B422])" office:value-type="float"/>
          <table:table-cell table:formula="of:=MAX([.$C422])" office:value-type="float"/>
          <table:table-cell table:formula="of:=MAX([.$D422])" office:value-type="float"/>
          <table:table-cell table:formula="of:=MAX([.$E422])" office:value-type="float"/>
          <table:table-cell table:formula="of:=MAX([.$F422])" office:value-type="float"/>
          <table:table-cell table:formula="of:=MAX([.$G422])" office:value-type="float"/>
          <table:table-cell table:formula="of:=MAX([.$H422])" office:value-type="float"/>
          <table:table-cell table:formula="of:=MAX([.$I422])" office:value-type="float"/>
          <table:table-cell table:formula="of:=MAX([.$J422])" office:value-type="float"/>
          <table:table-cell table:formula="of:=MAX([.$K422])" office:value-type="float"/>
          <table:table-cell table:formula="of:=MAX([.$L422])" office:value-type="float"/>
          <table:table-cell table:formula="of:=MAX([.$M422])" office:value-type="float"/>
          <table:table-cell table:formula="of:=MAX([.$N422])" office:value-type="float"/>
        </table:table-row>
        <table:table-row table:style-name="ro1">
          <table:table-cell office:value-type="string">
            <text:p>9000/ins_9000_6_0464</text:p>
          </table:table-cell>
          <table:table-cell office:value-type="float" office:value="0.275378"/>
          <table:table-cell office:value-type="float" office:value="0.263"/>
          <table:table-cell office:value-type="float" office:value="0.01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1160.0"/>
          <table:table-cell office:value-type="float" office:value="11160.0"/>
          <table:table-cell office:value-type="float" office:value="8754.0"/>
          <table:table-cell office:value-type="float" office:value="2931.0"/>
          <table:table-cell office:value-type="float" office:value="0.0"/>
          <table:table-cell office:value-type="float" office:value="0.0"/>
          <table:table-cell table:formula="of:=MIN([.$B423])" office:value-type="float"/>
          <table:table-cell table:formula="of:=MIN([.$C423])" office:value-type="float"/>
          <table:table-cell table:formula="of:=MIN([.$D423])" office:value-type="float"/>
          <table:table-cell table:formula="of:=MIN([.$E423])" office:value-type="float"/>
          <table:table-cell table:formula="of:=MIN([.$F423])" office:value-type="float"/>
          <table:table-cell table:formula="of:=MIN([.$G423])" office:value-type="float"/>
          <table:table-cell table:formula="of:=MIN([.$H423])" office:value-type="float"/>
          <table:table-cell table:formula="of:=MIN([.$I423])" office:value-type="float"/>
          <table:table-cell table:formula="of:=MIN([.$J423])" office:value-type="float"/>
          <table:table-cell table:formula="of:=MIN([.$K423])" office:value-type="float"/>
          <table:table-cell table:formula="of:=MIN([.$L423])" office:value-type="float"/>
          <table:table-cell table:formula="of:=MIN([.$M423])" office:value-type="float"/>
          <table:table-cell table:formula="of:=MIN([.$N423])" office:value-type="float"/>
          <table:table-cell table:formula="of:=MEDIAN([.$B423])" office:value-type="float"/>
          <table:table-cell table:formula="of:=MEDIAN([.$C423])" office:value-type="float"/>
          <table:table-cell table:formula="of:=MEDIAN([.$D423])" office:value-type="float"/>
          <table:table-cell table:formula="of:=MEDIAN([.$E423])" office:value-type="float"/>
          <table:table-cell table:formula="of:=MEDIAN([.$F423])" office:value-type="float"/>
          <table:table-cell table:formula="of:=MEDIAN([.$G423])" office:value-type="float"/>
          <table:table-cell table:formula="of:=MEDIAN([.$H423])" office:value-type="float"/>
          <table:table-cell table:formula="of:=MEDIAN([.$I423])" office:value-type="float"/>
          <table:table-cell table:formula="of:=MEDIAN([.$J423])" office:value-type="float"/>
          <table:table-cell table:formula="of:=MEDIAN([.$K423])" office:value-type="float"/>
          <table:table-cell table:formula="of:=MEDIAN([.$L423])" office:value-type="float"/>
          <table:table-cell table:formula="of:=MEDIAN([.$M423])" office:value-type="float"/>
          <table:table-cell table:formula="of:=MEDIAN([.$N423])" office:value-type="float"/>
          <table:table-cell table:formula="of:=MAX([.$B423])" office:value-type="float"/>
          <table:table-cell table:formula="of:=MAX([.$C423])" office:value-type="float"/>
          <table:table-cell table:formula="of:=MAX([.$D423])" office:value-type="float"/>
          <table:table-cell table:formula="of:=MAX([.$E423])" office:value-type="float"/>
          <table:table-cell table:formula="of:=MAX([.$F423])" office:value-type="float"/>
          <table:table-cell table:formula="of:=MAX([.$G423])" office:value-type="float"/>
          <table:table-cell table:formula="of:=MAX([.$H423])" office:value-type="float"/>
          <table:table-cell table:formula="of:=MAX([.$I423])" office:value-type="float"/>
          <table:table-cell table:formula="of:=MAX([.$J423])" office:value-type="float"/>
          <table:table-cell table:formula="of:=MAX([.$K423])" office:value-type="float"/>
          <table:table-cell table:formula="of:=MAX([.$L423])" office:value-type="float"/>
          <table:table-cell table:formula="of:=MAX([.$M423])" office:value-type="float"/>
          <table:table-cell table:formula="of:=MAX([.$N423])" office:value-type="float"/>
        </table:table-row>
        <table:table-row table:style-name="ro1">
          <table:table-cell office:value-type="string">
            <text:p>9000/ins_9000_6_0474</text:p>
          </table:table-cell>
          <table:table-cell office:value-type="float" office:value="2.31382"/>
          <table:table-cell office:value-type="float" office:value="2.3"/>
          <table:table-cell office:value-type="float" office:value="2.02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600.0"/>
          <table:table-cell office:value-type="float" office:value="1120368.0"/>
          <table:table-cell office:value-type="float" office:value="1120368.0"/>
          <table:table-cell office:value-type="float" office:value="12894.0"/>
          <table:table-cell office:value-type="float" office:value="10305.0"/>
          <table:table-cell office:value-type="float" office:value="0.0"/>
          <table:table-cell office:value-type="float" office:value="0.0"/>
          <table:table-cell table:formula="of:=MIN([.$B424])" office:value-type="float"/>
          <table:table-cell table:formula="of:=MIN([.$C424])" office:value-type="float"/>
          <table:table-cell table:formula="of:=MIN([.$D424])" office:value-type="float"/>
          <table:table-cell table:formula="of:=MIN([.$E424])" office:value-type="float"/>
          <table:table-cell table:formula="of:=MIN([.$F424])" office:value-type="float"/>
          <table:table-cell table:formula="of:=MIN([.$G424])" office:value-type="float"/>
          <table:table-cell table:formula="of:=MIN([.$H424])" office:value-type="float"/>
          <table:table-cell table:formula="of:=MIN([.$I424])" office:value-type="float"/>
          <table:table-cell table:formula="of:=MIN([.$J424])" office:value-type="float"/>
          <table:table-cell table:formula="of:=MIN([.$K424])" office:value-type="float"/>
          <table:table-cell table:formula="of:=MIN([.$L424])" office:value-type="float"/>
          <table:table-cell table:formula="of:=MIN([.$M424])" office:value-type="float"/>
          <table:table-cell table:formula="of:=MIN([.$N424])" office:value-type="float"/>
          <table:table-cell table:formula="of:=MEDIAN([.$B424])" office:value-type="float"/>
          <table:table-cell table:formula="of:=MEDIAN([.$C424])" office:value-type="float"/>
          <table:table-cell table:formula="of:=MEDIAN([.$D424])" office:value-type="float"/>
          <table:table-cell table:formula="of:=MEDIAN([.$E424])" office:value-type="float"/>
          <table:table-cell table:formula="of:=MEDIAN([.$F424])" office:value-type="float"/>
          <table:table-cell table:formula="of:=MEDIAN([.$G424])" office:value-type="float"/>
          <table:table-cell table:formula="of:=MEDIAN([.$H424])" office:value-type="float"/>
          <table:table-cell table:formula="of:=MEDIAN([.$I424])" office:value-type="float"/>
          <table:table-cell table:formula="of:=MEDIAN([.$J424])" office:value-type="float"/>
          <table:table-cell table:formula="of:=MEDIAN([.$K424])" office:value-type="float"/>
          <table:table-cell table:formula="of:=MEDIAN([.$L424])" office:value-type="float"/>
          <table:table-cell table:formula="of:=MEDIAN([.$M424])" office:value-type="float"/>
          <table:table-cell table:formula="of:=MEDIAN([.$N424])" office:value-type="float"/>
          <table:table-cell table:formula="of:=MAX([.$B424])" office:value-type="float"/>
          <table:table-cell table:formula="of:=MAX([.$C424])" office:value-type="float"/>
          <table:table-cell table:formula="of:=MAX([.$D424])" office:value-type="float"/>
          <table:table-cell table:formula="of:=MAX([.$E424])" office:value-type="float"/>
          <table:table-cell table:formula="of:=MAX([.$F424])" office:value-type="float"/>
          <table:table-cell table:formula="of:=MAX([.$G424])" office:value-type="float"/>
          <table:table-cell table:formula="of:=MAX([.$H424])" office:value-type="float"/>
          <table:table-cell table:formula="of:=MAX([.$I424])" office:value-type="float"/>
          <table:table-cell table:formula="of:=MAX([.$J424])" office:value-type="float"/>
          <table:table-cell table:formula="of:=MAX([.$K424])" office:value-type="float"/>
          <table:table-cell table:formula="of:=MAX([.$L424])" office:value-type="float"/>
          <table:table-cell table:formula="of:=MAX([.$M424])" office:value-type="float"/>
          <table:table-cell table:formula="of:=MAX([.$N424])" office:value-type="float"/>
        </table:table-row>
        <table:table-row table:style-name="ro1">
          <table:table-cell office:value-type="string">
            <text:p>9000/ins_9000_6_0484</text:p>
          </table:table-cell>
          <table:table-cell office:value-type="float" office:value="1.36303"/>
          <table:table-cell office:value-type="float" office:value="1.351"/>
          <table:table-cell office:value-type="float" office:value="1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068.0"/>
          <table:table-cell office:value-type="float" office:value="667291.0"/>
          <table:table-cell office:value-type="float" office:value="667291.0"/>
          <table:table-cell office:value-type="float" office:value="10255.0"/>
          <table:table-cell office:value-type="float" office:value="11416.0"/>
          <table:table-cell office:value-type="float" office:value="0.0"/>
          <table:table-cell office:value-type="float" office:value="0.0"/>
          <table:table-cell table:formula="of:=MIN([.$B425])" office:value-type="float"/>
          <table:table-cell table:formula="of:=MIN([.$C425])" office:value-type="float"/>
          <table:table-cell table:formula="of:=MIN([.$D425])" office:value-type="float"/>
          <table:table-cell table:formula="of:=MIN([.$E425])" office:value-type="float"/>
          <table:table-cell table:formula="of:=MIN([.$F425])" office:value-type="float"/>
          <table:table-cell table:formula="of:=MIN([.$G425])" office:value-type="float"/>
          <table:table-cell table:formula="of:=MIN([.$H425])" office:value-type="float"/>
          <table:table-cell table:formula="of:=MIN([.$I425])" office:value-type="float"/>
          <table:table-cell table:formula="of:=MIN([.$J425])" office:value-type="float"/>
          <table:table-cell table:formula="of:=MIN([.$K425])" office:value-type="float"/>
          <table:table-cell table:formula="of:=MIN([.$L425])" office:value-type="float"/>
          <table:table-cell table:formula="of:=MIN([.$M425])" office:value-type="float"/>
          <table:table-cell table:formula="of:=MIN([.$N425])" office:value-type="float"/>
          <table:table-cell table:formula="of:=MEDIAN([.$B425])" office:value-type="float"/>
          <table:table-cell table:formula="of:=MEDIAN([.$C425])" office:value-type="float"/>
          <table:table-cell table:formula="of:=MEDIAN([.$D425])" office:value-type="float"/>
          <table:table-cell table:formula="of:=MEDIAN([.$E425])" office:value-type="float"/>
          <table:table-cell table:formula="of:=MEDIAN([.$F425])" office:value-type="float"/>
          <table:table-cell table:formula="of:=MEDIAN([.$G425])" office:value-type="float"/>
          <table:table-cell table:formula="of:=MEDIAN([.$H425])" office:value-type="float"/>
          <table:table-cell table:formula="of:=MEDIAN([.$I425])" office:value-type="float"/>
          <table:table-cell table:formula="of:=MEDIAN([.$J425])" office:value-type="float"/>
          <table:table-cell table:formula="of:=MEDIAN([.$K425])" office:value-type="float"/>
          <table:table-cell table:formula="of:=MEDIAN([.$L425])" office:value-type="float"/>
          <table:table-cell table:formula="of:=MEDIAN([.$M425])" office:value-type="float"/>
          <table:table-cell table:formula="of:=MEDIAN([.$N425])" office:value-type="float"/>
          <table:table-cell table:formula="of:=MAX([.$B425])" office:value-type="float"/>
          <table:table-cell table:formula="of:=MAX([.$C425])" office:value-type="float"/>
          <table:table-cell table:formula="of:=MAX([.$D425])" office:value-type="float"/>
          <table:table-cell table:formula="of:=MAX([.$E425])" office:value-type="float"/>
          <table:table-cell table:formula="of:=MAX([.$F425])" office:value-type="float"/>
          <table:table-cell table:formula="of:=MAX([.$G425])" office:value-type="float"/>
          <table:table-cell table:formula="of:=MAX([.$H425])" office:value-type="float"/>
          <table:table-cell table:formula="of:=MAX([.$I425])" office:value-type="float"/>
          <table:table-cell table:formula="of:=MAX([.$J425])" office:value-type="float"/>
          <table:table-cell table:formula="of:=MAX([.$K425])" office:value-type="float"/>
          <table:table-cell table:formula="of:=MAX([.$L425])" office:value-type="float"/>
          <table:table-cell table:formula="of:=MAX([.$M425])" office:value-type="float"/>
          <table:table-cell table:formula="of:=MAX([.$N425])" office:value-type="float"/>
        </table:table-row>
        <table:table-row table:style-name="ro1">
          <table:table-cell office:value-type="string">
            <text:p>9000/ins_9000_7_0404</text:p>
          </table:table-cell>
          <table:table-cell office:value-type="float" office:value="1.34961"/>
          <table:table-cell office:value-type="float" office:value="1.337"/>
          <table:table-cell office:value-type="float" office:value="1.04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5701.0"/>
          <table:table-cell office:value-type="float" office:value="551054.0"/>
          <table:table-cell office:value-type="float" office:value="551054.0"/>
          <table:table-cell office:value-type="float" office:value="9692.0"/>
          <table:table-cell office:value-type="float" office:value="4589.0"/>
          <table:table-cell office:value-type="float" office:value="0.0"/>
          <table:table-cell office:value-type="float" office:value="0.0"/>
          <table:table-cell table:formula="of:=MIN([.$B426])" office:value-type="float"/>
          <table:table-cell table:formula="of:=MIN([.$C426])" office:value-type="float"/>
          <table:table-cell table:formula="of:=MIN([.$D426])" office:value-type="float"/>
          <table:table-cell table:formula="of:=MIN([.$E426])" office:value-type="float"/>
          <table:table-cell table:formula="of:=MIN([.$F426])" office:value-type="float"/>
          <table:table-cell table:formula="of:=MIN([.$G426])" office:value-type="float"/>
          <table:table-cell table:formula="of:=MIN([.$H426])" office:value-type="float"/>
          <table:table-cell table:formula="of:=MIN([.$I426])" office:value-type="float"/>
          <table:table-cell table:formula="of:=MIN([.$J426])" office:value-type="float"/>
          <table:table-cell table:formula="of:=MIN([.$K426])" office:value-type="float"/>
          <table:table-cell table:formula="of:=MIN([.$L426])" office:value-type="float"/>
          <table:table-cell table:formula="of:=MIN([.$M426])" office:value-type="float"/>
          <table:table-cell table:formula="of:=MIN([.$N426])" office:value-type="float"/>
          <table:table-cell table:formula="of:=MEDIAN([.$B426])" office:value-type="float"/>
          <table:table-cell table:formula="of:=MEDIAN([.$C426])" office:value-type="float"/>
          <table:table-cell table:formula="of:=MEDIAN([.$D426])" office:value-type="float"/>
          <table:table-cell table:formula="of:=MEDIAN([.$E426])" office:value-type="float"/>
          <table:table-cell table:formula="of:=MEDIAN([.$F426])" office:value-type="float"/>
          <table:table-cell table:formula="of:=MEDIAN([.$G426])" office:value-type="float"/>
          <table:table-cell table:formula="of:=MEDIAN([.$H426])" office:value-type="float"/>
          <table:table-cell table:formula="of:=MEDIAN([.$I426])" office:value-type="float"/>
          <table:table-cell table:formula="of:=MEDIAN([.$J426])" office:value-type="float"/>
          <table:table-cell table:formula="of:=MEDIAN([.$K426])" office:value-type="float"/>
          <table:table-cell table:formula="of:=MEDIAN([.$L426])" office:value-type="float"/>
          <table:table-cell table:formula="of:=MEDIAN([.$M426])" office:value-type="float"/>
          <table:table-cell table:formula="of:=MEDIAN([.$N426])" office:value-type="float"/>
          <table:table-cell table:formula="of:=MAX([.$B426])" office:value-type="float"/>
          <table:table-cell table:formula="of:=MAX([.$C426])" office:value-type="float"/>
          <table:table-cell table:formula="of:=MAX([.$D426])" office:value-type="float"/>
          <table:table-cell table:formula="of:=MAX([.$E426])" office:value-type="float"/>
          <table:table-cell table:formula="of:=MAX([.$F426])" office:value-type="float"/>
          <table:table-cell table:formula="of:=MAX([.$G426])" office:value-type="float"/>
          <table:table-cell table:formula="of:=MAX([.$H426])" office:value-type="float"/>
          <table:table-cell table:formula="of:=MAX([.$I426])" office:value-type="float"/>
          <table:table-cell table:formula="of:=MAX([.$J426])" office:value-type="float"/>
          <table:table-cell table:formula="of:=MAX([.$K426])" office:value-type="float"/>
          <table:table-cell table:formula="of:=MAX([.$L426])" office:value-type="float"/>
          <table:table-cell table:formula="of:=MAX([.$M426])" office:value-type="float"/>
          <table:table-cell table:formula="of:=MAX([.$N426])" office:value-type="float"/>
        </table:table-row>
        <table:table-row table:style-name="ro1">
          <table:table-cell office:value-type="string">
            <text:p>9000/ins_9000_7_0414</text:p>
          </table:table-cell>
          <table:table-cell office:value-type="float" office:value="0.428148"/>
          <table:table-cell office:value-type="float" office:value="0.414"/>
          <table:table-cell office:value-type="float" office:value="0.12"/>
          <table:table-cell office:value-type="float" office:value="51.0"/>
          <table:table-cell office:value-type="float" office:value="0.0"/>
          <table:table-cell office:value-type="float" office:value="5.0"/>
          <table:table-cell office:value-type="float" office:value="2396.0"/>
          <table:table-cell office:value-type="float" office:value="29785.0"/>
          <table:table-cell office:value-type="float" office:value="29785.0"/>
          <table:table-cell office:value-type="float" office:value="9361.0"/>
          <table:table-cell office:value-type="float" office:value="4161.0"/>
          <table:table-cell office:value-type="float" office:value="0.0"/>
          <table:table-cell office:value-type="float" office:value="0.0"/>
          <table:table-cell table:formula="of:=MIN([.$B427])" office:value-type="float"/>
          <table:table-cell table:formula="of:=MIN([.$C427])" office:value-type="float"/>
          <table:table-cell table:formula="of:=MIN([.$D427])" office:value-type="float"/>
          <table:table-cell table:formula="of:=MIN([.$E427])" office:value-type="float"/>
          <table:table-cell table:formula="of:=MIN([.$F427])" office:value-type="float"/>
          <table:table-cell table:formula="of:=MIN([.$G427])" office:value-type="float"/>
          <table:table-cell table:formula="of:=MIN([.$H427])" office:value-type="float"/>
          <table:table-cell table:formula="of:=MIN([.$I427])" office:value-type="float"/>
          <table:table-cell table:formula="of:=MIN([.$J427])" office:value-type="float"/>
          <table:table-cell table:formula="of:=MIN([.$K427])" office:value-type="float"/>
          <table:table-cell table:formula="of:=MIN([.$L427])" office:value-type="float"/>
          <table:table-cell table:formula="of:=MIN([.$M427])" office:value-type="float"/>
          <table:table-cell table:formula="of:=MIN([.$N427])" office:value-type="float"/>
          <table:table-cell table:formula="of:=MEDIAN([.$B427])" office:value-type="float"/>
          <table:table-cell table:formula="of:=MEDIAN([.$C427])" office:value-type="float"/>
          <table:table-cell table:formula="of:=MEDIAN([.$D427])" office:value-type="float"/>
          <table:table-cell table:formula="of:=MEDIAN([.$E427])" office:value-type="float"/>
          <table:table-cell table:formula="of:=MEDIAN([.$F427])" office:value-type="float"/>
          <table:table-cell table:formula="of:=MEDIAN([.$G427])" office:value-type="float"/>
          <table:table-cell table:formula="of:=MEDIAN([.$H427])" office:value-type="float"/>
          <table:table-cell table:formula="of:=MEDIAN([.$I427])" office:value-type="float"/>
          <table:table-cell table:formula="of:=MEDIAN([.$J427])" office:value-type="float"/>
          <table:table-cell table:formula="of:=MEDIAN([.$K427])" office:value-type="float"/>
          <table:table-cell table:formula="of:=MEDIAN([.$L427])" office:value-type="float"/>
          <table:table-cell table:formula="of:=MEDIAN([.$M427])" office:value-type="float"/>
          <table:table-cell table:formula="of:=MEDIAN([.$N427])" office:value-type="float"/>
          <table:table-cell table:formula="of:=MAX([.$B427])" office:value-type="float"/>
          <table:table-cell table:formula="of:=MAX([.$C427])" office:value-type="float"/>
          <table:table-cell table:formula="of:=MAX([.$D427])" office:value-type="float"/>
          <table:table-cell table:formula="of:=MAX([.$E427])" office:value-type="float"/>
          <table:table-cell table:formula="of:=MAX([.$F427])" office:value-type="float"/>
          <table:table-cell table:formula="of:=MAX([.$G427])" office:value-type="float"/>
          <table:table-cell table:formula="of:=MAX([.$H427])" office:value-type="float"/>
          <table:table-cell table:formula="of:=MAX([.$I427])" office:value-type="float"/>
          <table:table-cell table:formula="of:=MAX([.$J427])" office:value-type="float"/>
          <table:table-cell table:formula="of:=MAX([.$K427])" office:value-type="float"/>
          <table:table-cell table:formula="of:=MAX([.$L427])" office:value-type="float"/>
          <table:table-cell table:formula="of:=MAX([.$M427])" office:value-type="float"/>
          <table:table-cell table:formula="of:=MAX([.$N427])" office:value-type="float"/>
        </table:table-row>
        <table:table-row table:style-name="ro1">
          <table:table-cell office:value-type="string">
            <text:p>9000/ins_9000_7_0424</text:p>
          </table:table-cell>
          <table:table-cell office:value-type="float" office:value="0.591615"/>
          <table:table-cell office:value-type="float" office:value="0.578"/>
          <table:table-cell office:value-type="float" office:value="0.3"/>
          <table:table-cell office:value-type="float" office:value="336.0"/>
          <table:table-cell office:value-type="float" office:value="0.0"/>
          <table:table-cell office:value-type="float" office:value="3.0"/>
          <table:table-cell office:value-type="float" office:value="1393.0"/>
          <table:table-cell office:value-type="float" office:value="164504.0"/>
          <table:table-cell office:value-type="float" office:value="164504.0"/>
          <table:table-cell office:value-type="float" office:value="9379.0"/>
          <table:table-cell office:value-type="float" office:value="4176.0"/>
          <table:table-cell office:value-type="float" office:value="0.0"/>
          <table:table-cell office:value-type="float" office:value="0.0"/>
          <table:table-cell table:formula="of:=MIN([.$B428])" office:value-type="float"/>
          <table:table-cell table:formula="of:=MIN([.$C428])" office:value-type="float"/>
          <table:table-cell table:formula="of:=MIN([.$D428])" office:value-type="float"/>
          <table:table-cell table:formula="of:=MIN([.$E428])" office:value-type="float"/>
          <table:table-cell table:formula="of:=MIN([.$F428])" office:value-type="float"/>
          <table:table-cell table:formula="of:=MIN([.$G428])" office:value-type="float"/>
          <table:table-cell table:formula="of:=MIN([.$H428])" office:value-type="float"/>
          <table:table-cell table:formula="of:=MIN([.$I428])" office:value-type="float"/>
          <table:table-cell table:formula="of:=MIN([.$J428])" office:value-type="float"/>
          <table:table-cell table:formula="of:=MIN([.$K428])" office:value-type="float"/>
          <table:table-cell table:formula="of:=MIN([.$L428])" office:value-type="float"/>
          <table:table-cell table:formula="of:=MIN([.$M428])" office:value-type="float"/>
          <table:table-cell table:formula="of:=MIN([.$N428])" office:value-type="float"/>
          <table:table-cell table:formula="of:=MEDIAN([.$B428])" office:value-type="float"/>
          <table:table-cell table:formula="of:=MEDIAN([.$C428])" office:value-type="float"/>
          <table:table-cell table:formula="of:=MEDIAN([.$D428])" office:value-type="float"/>
          <table:table-cell table:formula="of:=MEDIAN([.$E428])" office:value-type="float"/>
          <table:table-cell table:formula="of:=MEDIAN([.$F428])" office:value-type="float"/>
          <table:table-cell table:formula="of:=MEDIAN([.$G428])" office:value-type="float"/>
          <table:table-cell table:formula="of:=MEDIAN([.$H428])" office:value-type="float"/>
          <table:table-cell table:formula="of:=MEDIAN([.$I428])" office:value-type="float"/>
          <table:table-cell table:formula="of:=MEDIAN([.$J428])" office:value-type="float"/>
          <table:table-cell table:formula="of:=MEDIAN([.$K428])" office:value-type="float"/>
          <table:table-cell table:formula="of:=MEDIAN([.$L428])" office:value-type="float"/>
          <table:table-cell table:formula="of:=MEDIAN([.$M428])" office:value-type="float"/>
          <table:table-cell table:formula="of:=MEDIAN([.$N428])" office:value-type="float"/>
          <table:table-cell table:formula="of:=MAX([.$B428])" office:value-type="float"/>
          <table:table-cell table:formula="of:=MAX([.$C428])" office:value-type="float"/>
          <table:table-cell table:formula="of:=MAX([.$D428])" office:value-type="float"/>
          <table:table-cell table:formula="of:=MAX([.$E428])" office:value-type="float"/>
          <table:table-cell table:formula="of:=MAX([.$F428])" office:value-type="float"/>
          <table:table-cell table:formula="of:=MAX([.$G428])" office:value-type="float"/>
          <table:table-cell table:formula="of:=MAX([.$H428])" office:value-type="float"/>
          <table:table-cell table:formula="of:=MAX([.$I428])" office:value-type="float"/>
          <table:table-cell table:formula="of:=MAX([.$J428])" office:value-type="float"/>
          <table:table-cell table:formula="of:=MAX([.$K428])" office:value-type="float"/>
          <table:table-cell table:formula="of:=MAX([.$L428])" office:value-type="float"/>
          <table:table-cell table:formula="of:=MAX([.$M428])" office:value-type="float"/>
          <table:table-cell table:formula="of:=MAX([.$N428])" office:value-type="float"/>
        </table:table-row>
        <table:table-row table:style-name="ro1">
          <table:table-cell office:value-type="string">
            <text:p>9000/ins_9000_7_0434</text:p>
          </table:table-cell>
          <table:table-cell office:value-type="float" office:value="0.785467"/>
          <table:table-cell office:value-type="float" office:value="0.772"/>
          <table:table-cell office:value-type="float" office:value="0.48"/>
          <table:table-cell office:value-type="float" office:value="540.0"/>
          <table:table-cell office:value-type="float" office:value="0.0"/>
          <table:table-cell office:value-type="float" office:value="3.0"/>
          <table:table-cell office:value-type="float" office:value="3421.0"/>
          <table:table-cell office:value-type="float" office:value="249853.0"/>
          <table:table-cell office:value-type="float" office:value="249853.0"/>
          <table:table-cell office:value-type="float" office:value="9356.0"/>
          <table:table-cell office:value-type="float" office:value="4349.0"/>
          <table:table-cell office:value-type="float" office:value="0.0"/>
          <table:table-cell office:value-type="float" office:value="0.0"/>
          <table:table-cell table:formula="of:=MIN([.$B429])" office:value-type="float"/>
          <table:table-cell table:formula="of:=MIN([.$C429])" office:value-type="float"/>
          <table:table-cell table:formula="of:=MIN([.$D429])" office:value-type="float"/>
          <table:table-cell table:formula="of:=MIN([.$E429])" office:value-type="float"/>
          <table:table-cell table:formula="of:=MIN([.$F429])" office:value-type="float"/>
          <table:table-cell table:formula="of:=MIN([.$G429])" office:value-type="float"/>
          <table:table-cell table:formula="of:=MIN([.$H429])" office:value-type="float"/>
          <table:table-cell table:formula="of:=MIN([.$I429])" office:value-type="float"/>
          <table:table-cell table:formula="of:=MIN([.$J429])" office:value-type="float"/>
          <table:table-cell table:formula="of:=MIN([.$K429])" office:value-type="float"/>
          <table:table-cell table:formula="of:=MIN([.$L429])" office:value-type="float"/>
          <table:table-cell table:formula="of:=MIN([.$M429])" office:value-type="float"/>
          <table:table-cell table:formula="of:=MIN([.$N429])" office:value-type="float"/>
          <table:table-cell table:formula="of:=MEDIAN([.$B429])" office:value-type="float"/>
          <table:table-cell table:formula="of:=MEDIAN([.$C429])" office:value-type="float"/>
          <table:table-cell table:formula="of:=MEDIAN([.$D429])" office:value-type="float"/>
          <table:table-cell table:formula="of:=MEDIAN([.$E429])" office:value-type="float"/>
          <table:table-cell table:formula="of:=MEDIAN([.$F429])" office:value-type="float"/>
          <table:table-cell table:formula="of:=MEDIAN([.$G429])" office:value-type="float"/>
          <table:table-cell table:formula="of:=MEDIAN([.$H429])" office:value-type="float"/>
          <table:table-cell table:formula="of:=MEDIAN([.$I429])" office:value-type="float"/>
          <table:table-cell table:formula="of:=MEDIAN([.$J429])" office:value-type="float"/>
          <table:table-cell table:formula="of:=MEDIAN([.$K429])" office:value-type="float"/>
          <table:table-cell table:formula="of:=MEDIAN([.$L429])" office:value-type="float"/>
          <table:table-cell table:formula="of:=MEDIAN([.$M429])" office:value-type="float"/>
          <table:table-cell table:formula="of:=MEDIAN([.$N429])" office:value-type="float"/>
          <table:table-cell table:formula="of:=MAX([.$B429])" office:value-type="float"/>
          <table:table-cell table:formula="of:=MAX([.$C429])" office:value-type="float"/>
          <table:table-cell table:formula="of:=MAX([.$D429])" office:value-type="float"/>
          <table:table-cell table:formula="of:=MAX([.$E429])" office:value-type="float"/>
          <table:table-cell table:formula="of:=MAX([.$F429])" office:value-type="float"/>
          <table:table-cell table:formula="of:=MAX([.$G429])" office:value-type="float"/>
          <table:table-cell table:formula="of:=MAX([.$H429])" office:value-type="float"/>
          <table:table-cell table:formula="of:=MAX([.$I429])" office:value-type="float"/>
          <table:table-cell table:formula="of:=MAX([.$J429])" office:value-type="float"/>
          <table:table-cell table:formula="of:=MAX([.$K429])" office:value-type="float"/>
          <table:table-cell table:formula="of:=MAX([.$L429])" office:value-type="float"/>
          <table:table-cell table:formula="of:=MAX([.$M429])" office:value-type="float"/>
          <table:table-cell table:formula="of:=MAX([.$N429])" office:value-type="float"/>
        </table:table-row>
        <table:table-row table:style-name="ro1">
          <table:table-cell office:value-type="string">
            <text:p>9000/ins_9000_7_0444</text:p>
          </table:table-cell>
          <table:table-cell office:value-type="float" office:value="1.18357"/>
          <table:table-cell office:value-type="float" office:value="1.171"/>
          <table:table-cell office:value-type="float" office:value="0.88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987.0"/>
          <table:table-cell office:value-type="float" office:value="467725.0"/>
          <table:table-cell office:value-type="float" office:value="467725.0"/>
          <table:table-cell office:value-type="float" office:value="10227.0"/>
          <table:table-cell office:value-type="float" office:value="5062.0"/>
          <table:table-cell office:value-type="float" office:value="0.0"/>
          <table:table-cell office:value-type="float" office:value="0.0"/>
          <table:table-cell table:formula="of:=MIN([.$B430])" office:value-type="float"/>
          <table:table-cell table:formula="of:=MIN([.$C430])" office:value-type="float"/>
          <table:table-cell table:formula="of:=MIN([.$D430])" office:value-type="float"/>
          <table:table-cell table:formula="of:=MIN([.$E430])" office:value-type="float"/>
          <table:table-cell table:formula="of:=MIN([.$F430])" office:value-type="float"/>
          <table:table-cell table:formula="of:=MIN([.$G430])" office:value-type="float"/>
          <table:table-cell table:formula="of:=MIN([.$H430])" office:value-type="float"/>
          <table:table-cell table:formula="of:=MIN([.$I430])" office:value-type="float"/>
          <table:table-cell table:formula="of:=MIN([.$J430])" office:value-type="float"/>
          <table:table-cell table:formula="of:=MIN([.$K430])" office:value-type="float"/>
          <table:table-cell table:formula="of:=MIN([.$L430])" office:value-type="float"/>
          <table:table-cell table:formula="of:=MIN([.$M430])" office:value-type="float"/>
          <table:table-cell table:formula="of:=MIN([.$N430])" office:value-type="float"/>
          <table:table-cell table:formula="of:=MEDIAN([.$B430])" office:value-type="float"/>
          <table:table-cell table:formula="of:=MEDIAN([.$C430])" office:value-type="float"/>
          <table:table-cell table:formula="of:=MEDIAN([.$D430])" office:value-type="float"/>
          <table:table-cell table:formula="of:=MEDIAN([.$E430])" office:value-type="float"/>
          <table:table-cell table:formula="of:=MEDIAN([.$F430])" office:value-type="float"/>
          <table:table-cell table:formula="of:=MEDIAN([.$G430])" office:value-type="float"/>
          <table:table-cell table:formula="of:=MEDIAN([.$H430])" office:value-type="float"/>
          <table:table-cell table:formula="of:=MEDIAN([.$I430])" office:value-type="float"/>
          <table:table-cell table:formula="of:=MEDIAN([.$J430])" office:value-type="float"/>
          <table:table-cell table:formula="of:=MEDIAN([.$K430])" office:value-type="float"/>
          <table:table-cell table:formula="of:=MEDIAN([.$L430])" office:value-type="float"/>
          <table:table-cell table:formula="of:=MEDIAN([.$M430])" office:value-type="float"/>
          <table:table-cell table:formula="of:=MEDIAN([.$N430])" office:value-type="float"/>
          <table:table-cell table:formula="of:=MAX([.$B430])" office:value-type="float"/>
          <table:table-cell table:formula="of:=MAX([.$C430])" office:value-type="float"/>
          <table:table-cell table:formula="of:=MAX([.$D430])" office:value-type="float"/>
          <table:table-cell table:formula="of:=MAX([.$E430])" office:value-type="float"/>
          <table:table-cell table:formula="of:=MAX([.$F430])" office:value-type="float"/>
          <table:table-cell table:formula="of:=MAX([.$G430])" office:value-type="float"/>
          <table:table-cell table:formula="of:=MAX([.$H430])" office:value-type="float"/>
          <table:table-cell table:formula="of:=MAX([.$I430])" office:value-type="float"/>
          <table:table-cell table:formula="of:=MAX([.$J430])" office:value-type="float"/>
          <table:table-cell table:formula="of:=MAX([.$K430])" office:value-type="float"/>
          <table:table-cell table:formula="of:=MAX([.$L430])" office:value-type="float"/>
          <table:table-cell table:formula="of:=MAX([.$M430])" office:value-type="float"/>
          <table:table-cell table:formula="of:=MAX([.$N430])" office:value-type="float"/>
        </table:table-row>
        <table:table-row table:style-name="ro1">
          <table:table-cell office:value-type="string">
            <text:p>9000/ins_9000_7_0454</text:p>
          </table:table-cell>
          <table:table-cell office:value-type="float" office:value="1.1778"/>
          <table:table-cell office:value-type="float" office:value="1.165"/>
          <table:table-cell office:value-type="float" office:value="0.8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311.0"/>
          <table:table-cell office:value-type="float" office:value="565634.0"/>
          <table:table-cell office:value-type="float" office:value="565634.0"/>
          <table:table-cell office:value-type="float" office:value="9474.0"/>
          <table:table-cell office:value-type="float" office:value="4693.0"/>
          <table:table-cell office:value-type="float" office:value="0.0"/>
          <table:table-cell office:value-type="float" office:value="0.0"/>
          <table:table-cell table:formula="of:=MIN([.$B431])" office:value-type="float"/>
          <table:table-cell table:formula="of:=MIN([.$C431])" office:value-type="float"/>
          <table:table-cell table:formula="of:=MIN([.$D431])" office:value-type="float"/>
          <table:table-cell table:formula="of:=MIN([.$E431])" office:value-type="float"/>
          <table:table-cell table:formula="of:=MIN([.$F431])" office:value-type="float"/>
          <table:table-cell table:formula="of:=MIN([.$G431])" office:value-type="float"/>
          <table:table-cell table:formula="of:=MIN([.$H431])" office:value-type="float"/>
          <table:table-cell table:formula="of:=MIN([.$I431])" office:value-type="float"/>
          <table:table-cell table:formula="of:=MIN([.$J431])" office:value-type="float"/>
          <table:table-cell table:formula="of:=MIN([.$K431])" office:value-type="float"/>
          <table:table-cell table:formula="of:=MIN([.$L431])" office:value-type="float"/>
          <table:table-cell table:formula="of:=MIN([.$M431])" office:value-type="float"/>
          <table:table-cell table:formula="of:=MIN([.$N431])" office:value-type="float"/>
          <table:table-cell table:formula="of:=MEDIAN([.$B431])" office:value-type="float"/>
          <table:table-cell table:formula="of:=MEDIAN([.$C431])" office:value-type="float"/>
          <table:table-cell table:formula="of:=MEDIAN([.$D431])" office:value-type="float"/>
          <table:table-cell table:formula="of:=MEDIAN([.$E431])" office:value-type="float"/>
          <table:table-cell table:formula="of:=MEDIAN([.$F431])" office:value-type="float"/>
          <table:table-cell table:formula="of:=MEDIAN([.$G431])" office:value-type="float"/>
          <table:table-cell table:formula="of:=MEDIAN([.$H431])" office:value-type="float"/>
          <table:table-cell table:formula="of:=MEDIAN([.$I431])" office:value-type="float"/>
          <table:table-cell table:formula="of:=MEDIAN([.$J431])" office:value-type="float"/>
          <table:table-cell table:formula="of:=MEDIAN([.$K431])" office:value-type="float"/>
          <table:table-cell table:formula="of:=MEDIAN([.$L431])" office:value-type="float"/>
          <table:table-cell table:formula="of:=MEDIAN([.$M431])" office:value-type="float"/>
          <table:table-cell table:formula="of:=MEDIAN([.$N431])" office:value-type="float"/>
          <table:table-cell table:formula="of:=MAX([.$B431])" office:value-type="float"/>
          <table:table-cell table:formula="of:=MAX([.$C431])" office:value-type="float"/>
          <table:table-cell table:formula="of:=MAX([.$D431])" office:value-type="float"/>
          <table:table-cell table:formula="of:=MAX([.$E431])" office:value-type="float"/>
          <table:table-cell table:formula="of:=MAX([.$F431])" office:value-type="float"/>
          <table:table-cell table:formula="of:=MAX([.$G431])" office:value-type="float"/>
          <table:table-cell table:formula="of:=MAX([.$H431])" office:value-type="float"/>
          <table:table-cell table:formula="of:=MAX([.$I431])" office:value-type="float"/>
          <table:table-cell table:formula="of:=MAX([.$J431])" office:value-type="float"/>
          <table:table-cell table:formula="of:=MAX([.$K431])" office:value-type="float"/>
          <table:table-cell table:formula="of:=MAX([.$L431])" office:value-type="float"/>
          <table:table-cell table:formula="of:=MAX([.$M431])" office:value-type="float"/>
          <table:table-cell table:formula="of:=MAX([.$N431])" office:value-type="float"/>
        </table:table-row>
        <table:table-row table:style-name="ro1">
          <table:table-cell office:value-type="string">
            <text:p>9000/ins_9000_7_0464</text:p>
          </table:table-cell>
          <table:table-cell office:value-type="float" office:value="0.3282"/>
          <table:table-cell office:value-type="float" office:value="0.312"/>
          <table:table-cell office:value-type="float" office:value="0.03"/>
          <table:table-cell office:value-type="float" office:value="42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22698.0"/>
          <table:table-cell office:value-type="float" office:value="22698.0"/>
          <table:table-cell office:value-type="float" office:value="9254.0"/>
          <table:table-cell office:value-type="float" office:value="3896.0"/>
          <table:table-cell office:value-type="float" office:value="0.0"/>
          <table:table-cell office:value-type="float" office:value="0.0"/>
          <table:table-cell table:formula="of:=MIN([.$B432])" office:value-type="float"/>
          <table:table-cell table:formula="of:=MIN([.$C432])" office:value-type="float"/>
          <table:table-cell table:formula="of:=MIN([.$D432])" office:value-type="float"/>
          <table:table-cell table:formula="of:=MIN([.$E432])" office:value-type="float"/>
          <table:table-cell table:formula="of:=MIN([.$F432])" office:value-type="float"/>
          <table:table-cell table:formula="of:=MIN([.$G432])" office:value-type="float"/>
          <table:table-cell table:formula="of:=MIN([.$H432])" office:value-type="float"/>
          <table:table-cell table:formula="of:=MIN([.$I432])" office:value-type="float"/>
          <table:table-cell table:formula="of:=MIN([.$J432])" office:value-type="float"/>
          <table:table-cell table:formula="of:=MIN([.$K432])" office:value-type="float"/>
          <table:table-cell table:formula="of:=MIN([.$L432])" office:value-type="float"/>
          <table:table-cell table:formula="of:=MIN([.$M432])" office:value-type="float"/>
          <table:table-cell table:formula="of:=MIN([.$N432])" office:value-type="float"/>
          <table:table-cell table:formula="of:=MEDIAN([.$B432])" office:value-type="float"/>
          <table:table-cell table:formula="of:=MEDIAN([.$C432])" office:value-type="float"/>
          <table:table-cell table:formula="of:=MEDIAN([.$D432])" office:value-type="float"/>
          <table:table-cell table:formula="of:=MEDIAN([.$E432])" office:value-type="float"/>
          <table:table-cell table:formula="of:=MEDIAN([.$F432])" office:value-type="float"/>
          <table:table-cell table:formula="of:=MEDIAN([.$G432])" office:value-type="float"/>
          <table:table-cell table:formula="of:=MEDIAN([.$H432])" office:value-type="float"/>
          <table:table-cell table:formula="of:=MEDIAN([.$I432])" office:value-type="float"/>
          <table:table-cell table:formula="of:=MEDIAN([.$J432])" office:value-type="float"/>
          <table:table-cell table:formula="of:=MEDIAN([.$K432])" office:value-type="float"/>
          <table:table-cell table:formula="of:=MEDIAN([.$L432])" office:value-type="float"/>
          <table:table-cell table:formula="of:=MEDIAN([.$M432])" office:value-type="float"/>
          <table:table-cell table:formula="of:=MEDIAN([.$N432])" office:value-type="float"/>
          <table:table-cell table:formula="of:=MAX([.$B432])" office:value-type="float"/>
          <table:table-cell table:formula="of:=MAX([.$C432])" office:value-type="float"/>
          <table:table-cell table:formula="of:=MAX([.$D432])" office:value-type="float"/>
          <table:table-cell table:formula="of:=MAX([.$E432])" office:value-type="float"/>
          <table:table-cell table:formula="of:=MAX([.$F432])" office:value-type="float"/>
          <table:table-cell table:formula="of:=MAX([.$G432])" office:value-type="float"/>
          <table:table-cell table:formula="of:=MAX([.$H432])" office:value-type="float"/>
          <table:table-cell table:formula="of:=MAX([.$I432])" office:value-type="float"/>
          <table:table-cell table:formula="of:=MAX([.$J432])" office:value-type="float"/>
          <table:table-cell table:formula="of:=MAX([.$K432])" office:value-type="float"/>
          <table:table-cell table:formula="of:=MAX([.$L432])" office:value-type="float"/>
          <table:table-cell table:formula="of:=MAX([.$M432])" office:value-type="float"/>
          <table:table-cell table:formula="of:=MAX([.$N432])" office:value-type="float"/>
        </table:table-row>
        <table:table-row table:style-name="ro1">
          <table:table-cell office:value-type="string">
            <text:p>9000/ins_9000_7_0474</text:p>
          </table:table-cell>
          <table:table-cell office:value-type="float" office:value="1.00972"/>
          <table:table-cell office:value-type="float" office:value="0.996"/>
          <table:table-cell office:value-type="float" office:value="0.7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103.0"/>
          <table:table-cell office:value-type="float" office:value="421064.0"/>
          <table:table-cell office:value-type="float" office:value="421064.0"/>
          <table:table-cell office:value-type="float" office:value="9564.0"/>
          <table:table-cell office:value-type="float" office:value="4275.0"/>
          <table:table-cell office:value-type="float" office:value="0.0"/>
          <table:table-cell office:value-type="float" office:value="0.0"/>
          <table:table-cell table:formula="of:=MIN([.$B433])" office:value-type="float"/>
          <table:table-cell table:formula="of:=MIN([.$C433])" office:value-type="float"/>
          <table:table-cell table:formula="of:=MIN([.$D433])" office:value-type="float"/>
          <table:table-cell table:formula="of:=MIN([.$E433])" office:value-type="float"/>
          <table:table-cell table:formula="of:=MIN([.$F433])" office:value-type="float"/>
          <table:table-cell table:formula="of:=MIN([.$G433])" office:value-type="float"/>
          <table:table-cell table:formula="of:=MIN([.$H433])" office:value-type="float"/>
          <table:table-cell table:formula="of:=MIN([.$I433])" office:value-type="float"/>
          <table:table-cell table:formula="of:=MIN([.$J433])" office:value-type="float"/>
          <table:table-cell table:formula="of:=MIN([.$K433])" office:value-type="float"/>
          <table:table-cell table:formula="of:=MIN([.$L433])" office:value-type="float"/>
          <table:table-cell table:formula="of:=MIN([.$M433])" office:value-type="float"/>
          <table:table-cell table:formula="of:=MIN([.$N433])" office:value-type="float"/>
          <table:table-cell table:formula="of:=MEDIAN([.$B433])" office:value-type="float"/>
          <table:table-cell table:formula="of:=MEDIAN([.$C433])" office:value-type="float"/>
          <table:table-cell table:formula="of:=MEDIAN([.$D433])" office:value-type="float"/>
          <table:table-cell table:formula="of:=MEDIAN([.$E433])" office:value-type="float"/>
          <table:table-cell table:formula="of:=MEDIAN([.$F433])" office:value-type="float"/>
          <table:table-cell table:formula="of:=MEDIAN([.$G433])" office:value-type="float"/>
          <table:table-cell table:formula="of:=MEDIAN([.$H433])" office:value-type="float"/>
          <table:table-cell table:formula="of:=MEDIAN([.$I433])" office:value-type="float"/>
          <table:table-cell table:formula="of:=MEDIAN([.$J433])" office:value-type="float"/>
          <table:table-cell table:formula="of:=MEDIAN([.$K433])" office:value-type="float"/>
          <table:table-cell table:formula="of:=MEDIAN([.$L433])" office:value-type="float"/>
          <table:table-cell table:formula="of:=MEDIAN([.$M433])" office:value-type="float"/>
          <table:table-cell table:formula="of:=MEDIAN([.$N433])" office:value-type="float"/>
          <table:table-cell table:formula="of:=MAX([.$B433])" office:value-type="float"/>
          <table:table-cell table:formula="of:=MAX([.$C433])" office:value-type="float"/>
          <table:table-cell table:formula="of:=MAX([.$D433])" office:value-type="float"/>
          <table:table-cell table:formula="of:=MAX([.$E433])" office:value-type="float"/>
          <table:table-cell table:formula="of:=MAX([.$F433])" office:value-type="float"/>
          <table:table-cell table:formula="of:=MAX([.$G433])" office:value-type="float"/>
          <table:table-cell table:formula="of:=MAX([.$H433])" office:value-type="float"/>
          <table:table-cell table:formula="of:=MAX([.$I433])" office:value-type="float"/>
          <table:table-cell table:formula="of:=MAX([.$J433])" office:value-type="float"/>
          <table:table-cell table:formula="of:=MAX([.$K433])" office:value-type="float"/>
          <table:table-cell table:formula="of:=MAX([.$L433])" office:value-type="float"/>
          <table:table-cell table:formula="of:=MAX([.$M433])" office:value-type="float"/>
          <table:table-cell table:formula="of:=MAX([.$N433])" office:value-type="float"/>
        </table:table-row>
        <table:table-row table:style-name="ro1">
          <table:table-cell office:value-type="string">
            <text:p>9000/ins_9000_7_0484</text:p>
          </table:table-cell>
          <table:table-cell office:value-type="float" office:value="1.1992"/>
          <table:table-cell office:value-type="float" office:value="1.187"/>
          <table:table-cell office:value-type="float" office:value="0.9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27.0"/>
          <table:table-cell office:value-type="float" office:value="571823.0"/>
          <table:table-cell office:value-type="float" office:value="571823.0"/>
          <table:table-cell office:value-type="float" office:value="11071.0"/>
          <table:table-cell office:value-type="float" office:value="13295.0"/>
          <table:table-cell office:value-type="float" office:value="0.0"/>
          <table:table-cell office:value-type="float" office:value="0.0"/>
          <table:table-cell table:formula="of:=MIN([.$B434])" office:value-type="float"/>
          <table:table-cell table:formula="of:=MIN([.$C434])" office:value-type="float"/>
          <table:table-cell table:formula="of:=MIN([.$D434])" office:value-type="float"/>
          <table:table-cell table:formula="of:=MIN([.$E434])" office:value-type="float"/>
          <table:table-cell table:formula="of:=MIN([.$F434])" office:value-type="float"/>
          <table:table-cell table:formula="of:=MIN([.$G434])" office:value-type="float"/>
          <table:table-cell table:formula="of:=MIN([.$H434])" office:value-type="float"/>
          <table:table-cell table:formula="of:=MIN([.$I434])" office:value-type="float"/>
          <table:table-cell table:formula="of:=MIN([.$J434])" office:value-type="float"/>
          <table:table-cell table:formula="of:=MIN([.$K434])" office:value-type="float"/>
          <table:table-cell table:formula="of:=MIN([.$L434])" office:value-type="float"/>
          <table:table-cell table:formula="of:=MIN([.$M434])" office:value-type="float"/>
          <table:table-cell table:formula="of:=MIN([.$N434])" office:value-type="float"/>
          <table:table-cell table:formula="of:=MEDIAN([.$B434])" office:value-type="float"/>
          <table:table-cell table:formula="of:=MEDIAN([.$C434])" office:value-type="float"/>
          <table:table-cell table:formula="of:=MEDIAN([.$D434])" office:value-type="float"/>
          <table:table-cell table:formula="of:=MEDIAN([.$E434])" office:value-type="float"/>
          <table:table-cell table:formula="of:=MEDIAN([.$F434])" office:value-type="float"/>
          <table:table-cell table:formula="of:=MEDIAN([.$G434])" office:value-type="float"/>
          <table:table-cell table:formula="of:=MEDIAN([.$H434])" office:value-type="float"/>
          <table:table-cell table:formula="of:=MEDIAN([.$I434])" office:value-type="float"/>
          <table:table-cell table:formula="of:=MEDIAN([.$J434])" office:value-type="float"/>
          <table:table-cell table:formula="of:=MEDIAN([.$K434])" office:value-type="float"/>
          <table:table-cell table:formula="of:=MEDIAN([.$L434])" office:value-type="float"/>
          <table:table-cell table:formula="of:=MEDIAN([.$M434])" office:value-type="float"/>
          <table:table-cell table:formula="of:=MEDIAN([.$N434])" office:value-type="float"/>
          <table:table-cell table:formula="of:=MAX([.$B434])" office:value-type="float"/>
          <table:table-cell table:formula="of:=MAX([.$C434])" office:value-type="float"/>
          <table:table-cell table:formula="of:=MAX([.$D434])" office:value-type="float"/>
          <table:table-cell table:formula="of:=MAX([.$E434])" office:value-type="float"/>
          <table:table-cell table:formula="of:=MAX([.$F434])" office:value-type="float"/>
          <table:table-cell table:formula="of:=MAX([.$G434])" office:value-type="float"/>
          <table:table-cell table:formula="of:=MAX([.$H434])" office:value-type="float"/>
          <table:table-cell table:formula="of:=MAX([.$I434])" office:value-type="float"/>
          <table:table-cell table:formula="of:=MAX([.$J434])" office:value-type="float"/>
          <table:table-cell table:formula="of:=MAX([.$K434])" office:value-type="float"/>
          <table:table-cell table:formula="of:=MAX([.$L434])" office:value-type="float"/>
          <table:table-cell table:formula="of:=MAX([.$M434])" office:value-type="float"/>
          <table:table-cell table:formula="of:=MAX([.$N434])" office:value-type="float"/>
        </table:table-row>
        <table:table-row table:style-name="ro1">
          <table:table-cell office:value-type="string">
            <text:p>9000/ins_9000_8_0404</text:p>
          </table:table-cell>
          <table:table-cell office:value-type="float" office:value="2.09617"/>
          <table:table-cell office:value-type="float" office:value="2.081"/>
          <table:table-cell office:value-type="float" office:value="1.7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094.0"/>
          <table:table-cell office:value-type="float" office:value="1028429.0"/>
          <table:table-cell office:value-type="float" office:value="1028429.0"/>
          <table:table-cell office:value-type="float" office:value="12990.0"/>
          <table:table-cell office:value-type="float" office:value="10580.0"/>
          <table:table-cell office:value-type="float" office:value="0.0"/>
          <table:table-cell office:value-type="float" office:value="0.0"/>
          <table:table-cell table:formula="of:=MIN([.$B435])" office:value-type="float"/>
          <table:table-cell table:formula="of:=MIN([.$C435])" office:value-type="float"/>
          <table:table-cell table:formula="of:=MIN([.$D435])" office:value-type="float"/>
          <table:table-cell table:formula="of:=MIN([.$E435])" office:value-type="float"/>
          <table:table-cell table:formula="of:=MIN([.$F435])" office:value-type="float"/>
          <table:table-cell table:formula="of:=MIN([.$G435])" office:value-type="float"/>
          <table:table-cell table:formula="of:=MIN([.$H435])" office:value-type="float"/>
          <table:table-cell table:formula="of:=MIN([.$I435])" office:value-type="float"/>
          <table:table-cell table:formula="of:=MIN([.$J435])" office:value-type="float"/>
          <table:table-cell table:formula="of:=MIN([.$K435])" office:value-type="float"/>
          <table:table-cell table:formula="of:=MIN([.$L435])" office:value-type="float"/>
          <table:table-cell table:formula="of:=MIN([.$M435])" office:value-type="float"/>
          <table:table-cell table:formula="of:=MIN([.$N435])" office:value-type="float"/>
          <table:table-cell table:formula="of:=MEDIAN([.$B435])" office:value-type="float"/>
          <table:table-cell table:formula="of:=MEDIAN([.$C435])" office:value-type="float"/>
          <table:table-cell table:formula="of:=MEDIAN([.$D435])" office:value-type="float"/>
          <table:table-cell table:formula="of:=MEDIAN([.$E435])" office:value-type="float"/>
          <table:table-cell table:formula="of:=MEDIAN([.$F435])" office:value-type="float"/>
          <table:table-cell table:formula="of:=MEDIAN([.$G435])" office:value-type="float"/>
          <table:table-cell table:formula="of:=MEDIAN([.$H435])" office:value-type="float"/>
          <table:table-cell table:formula="of:=MEDIAN([.$I435])" office:value-type="float"/>
          <table:table-cell table:formula="of:=MEDIAN([.$J435])" office:value-type="float"/>
          <table:table-cell table:formula="of:=MEDIAN([.$K435])" office:value-type="float"/>
          <table:table-cell table:formula="of:=MEDIAN([.$L435])" office:value-type="float"/>
          <table:table-cell table:formula="of:=MEDIAN([.$M435])" office:value-type="float"/>
          <table:table-cell table:formula="of:=MEDIAN([.$N435])" office:value-type="float"/>
          <table:table-cell table:formula="of:=MAX([.$B435])" office:value-type="float"/>
          <table:table-cell table:formula="of:=MAX([.$C435])" office:value-type="float"/>
          <table:table-cell table:formula="of:=MAX([.$D435])" office:value-type="float"/>
          <table:table-cell table:formula="of:=MAX([.$E435])" office:value-type="float"/>
          <table:table-cell table:formula="of:=MAX([.$F435])" office:value-type="float"/>
          <table:table-cell table:formula="of:=MAX([.$G435])" office:value-type="float"/>
          <table:table-cell table:formula="of:=MAX([.$H435])" office:value-type="float"/>
          <table:table-cell table:formula="of:=MAX([.$I435])" office:value-type="float"/>
          <table:table-cell table:formula="of:=MAX([.$J435])" office:value-type="float"/>
          <table:table-cell table:formula="of:=MAX([.$K435])" office:value-type="float"/>
          <table:table-cell table:formula="of:=MAX([.$L435])" office:value-type="float"/>
          <table:table-cell table:formula="of:=MAX([.$M435])" office:value-type="float"/>
          <table:table-cell table:formula="of:=MAX([.$N435])" office:value-type="float"/>
        </table:table-row>
        <table:table-row table:style-name="ro1">
          <table:table-cell office:value-type="string">
            <text:p>9000/ins_9000_8_0414</text:p>
          </table:table-cell>
          <table:table-cell office:value-type="float" office:value="1.84854"/>
          <table:table-cell office:value-type="float" office:value="1.833"/>
          <table:table-cell office:value-type="float" office:value="1.5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95.0"/>
          <table:table-cell office:value-type="float" office:value="1012082.0"/>
          <table:table-cell office:value-type="float" office:value="1012082.0"/>
          <table:table-cell office:value-type="float" office:value="14026.0"/>
          <table:table-cell office:value-type="float" office:value="12636.0"/>
          <table:table-cell office:value-type="float" office:value="0.0"/>
          <table:table-cell office:value-type="float" office:value="0.0"/>
          <table:table-cell table:formula="of:=MIN([.$B436])" office:value-type="float"/>
          <table:table-cell table:formula="of:=MIN([.$C436])" office:value-type="float"/>
          <table:table-cell table:formula="of:=MIN([.$D436])" office:value-type="float"/>
          <table:table-cell table:formula="of:=MIN([.$E436])" office:value-type="float"/>
          <table:table-cell table:formula="of:=MIN([.$F436])" office:value-type="float"/>
          <table:table-cell table:formula="of:=MIN([.$G436])" office:value-type="float"/>
          <table:table-cell table:formula="of:=MIN([.$H436])" office:value-type="float"/>
          <table:table-cell table:formula="of:=MIN([.$I436])" office:value-type="float"/>
          <table:table-cell table:formula="of:=MIN([.$J436])" office:value-type="float"/>
          <table:table-cell table:formula="of:=MIN([.$K436])" office:value-type="float"/>
          <table:table-cell table:formula="of:=MIN([.$L436])" office:value-type="float"/>
          <table:table-cell table:formula="of:=MIN([.$M436])" office:value-type="float"/>
          <table:table-cell table:formula="of:=MIN([.$N436])" office:value-type="float"/>
          <table:table-cell table:formula="of:=MEDIAN([.$B436])" office:value-type="float"/>
          <table:table-cell table:formula="of:=MEDIAN([.$C436])" office:value-type="float"/>
          <table:table-cell table:formula="of:=MEDIAN([.$D436])" office:value-type="float"/>
          <table:table-cell table:formula="of:=MEDIAN([.$E436])" office:value-type="float"/>
          <table:table-cell table:formula="of:=MEDIAN([.$F436])" office:value-type="float"/>
          <table:table-cell table:formula="of:=MEDIAN([.$G436])" office:value-type="float"/>
          <table:table-cell table:formula="of:=MEDIAN([.$H436])" office:value-type="float"/>
          <table:table-cell table:formula="of:=MEDIAN([.$I436])" office:value-type="float"/>
          <table:table-cell table:formula="of:=MEDIAN([.$J436])" office:value-type="float"/>
          <table:table-cell table:formula="of:=MEDIAN([.$K436])" office:value-type="float"/>
          <table:table-cell table:formula="of:=MEDIAN([.$L436])" office:value-type="float"/>
          <table:table-cell table:formula="of:=MEDIAN([.$M436])" office:value-type="float"/>
          <table:table-cell table:formula="of:=MEDIAN([.$N436])" office:value-type="float"/>
          <table:table-cell table:formula="of:=MAX([.$B436])" office:value-type="float"/>
          <table:table-cell table:formula="of:=MAX([.$C436])" office:value-type="float"/>
          <table:table-cell table:formula="of:=MAX([.$D436])" office:value-type="float"/>
          <table:table-cell table:formula="of:=MAX([.$E436])" office:value-type="float"/>
          <table:table-cell table:formula="of:=MAX([.$F436])" office:value-type="float"/>
          <table:table-cell table:formula="of:=MAX([.$G436])" office:value-type="float"/>
          <table:table-cell table:formula="of:=MAX([.$H436])" office:value-type="float"/>
          <table:table-cell table:formula="of:=MAX([.$I436])" office:value-type="float"/>
          <table:table-cell table:formula="of:=MAX([.$J436])" office:value-type="float"/>
          <table:table-cell table:formula="of:=MAX([.$K436])" office:value-type="float"/>
          <table:table-cell table:formula="of:=MAX([.$L436])" office:value-type="float"/>
          <table:table-cell table:formula="of:=MAX([.$M436])" office:value-type="float"/>
          <table:table-cell table:formula="of:=MAX([.$N436])" office:value-type="float"/>
        </table:table-row>
        <table:table-row table:style-name="ro1">
          <table:table-cell office:value-type="string">
            <text:p>9000/ins_9000_8_0424</text:p>
          </table:table-cell>
          <table:table-cell office:value-type="float" office:value="2.07169"/>
          <table:table-cell office:value-type="float" office:value="2.058"/>
          <table:table-cell office:value-type="float" office:value="1.76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6621.0"/>
          <table:table-cell office:value-type="float" office:value="835369.0"/>
          <table:table-cell office:value-type="float" office:value="835369.0"/>
          <table:table-cell office:value-type="float" office:value="10840.0"/>
          <table:table-cell office:value-type="float" office:value="6424.0"/>
          <table:table-cell office:value-type="float" office:value="0.0"/>
          <table:table-cell office:value-type="float" office:value="0.0"/>
          <table:table-cell table:formula="of:=MIN([.$B437])" office:value-type="float"/>
          <table:table-cell table:formula="of:=MIN([.$C437])" office:value-type="float"/>
          <table:table-cell table:formula="of:=MIN([.$D437])" office:value-type="float"/>
          <table:table-cell table:formula="of:=MIN([.$E437])" office:value-type="float"/>
          <table:table-cell table:formula="of:=MIN([.$F437])" office:value-type="float"/>
          <table:table-cell table:formula="of:=MIN([.$G437])" office:value-type="float"/>
          <table:table-cell table:formula="of:=MIN([.$H437])" office:value-type="float"/>
          <table:table-cell table:formula="of:=MIN([.$I437])" office:value-type="float"/>
          <table:table-cell table:formula="of:=MIN([.$J437])" office:value-type="float"/>
          <table:table-cell table:formula="of:=MIN([.$K437])" office:value-type="float"/>
          <table:table-cell table:formula="of:=MIN([.$L437])" office:value-type="float"/>
          <table:table-cell table:formula="of:=MIN([.$M437])" office:value-type="float"/>
          <table:table-cell table:formula="of:=MIN([.$N437])" office:value-type="float"/>
          <table:table-cell table:formula="of:=MEDIAN([.$B437])" office:value-type="float"/>
          <table:table-cell table:formula="of:=MEDIAN([.$C437])" office:value-type="float"/>
          <table:table-cell table:formula="of:=MEDIAN([.$D437])" office:value-type="float"/>
          <table:table-cell table:formula="of:=MEDIAN([.$E437])" office:value-type="float"/>
          <table:table-cell table:formula="of:=MEDIAN([.$F437])" office:value-type="float"/>
          <table:table-cell table:formula="of:=MEDIAN([.$G437])" office:value-type="float"/>
          <table:table-cell table:formula="of:=MEDIAN([.$H437])" office:value-type="float"/>
          <table:table-cell table:formula="of:=MEDIAN([.$I437])" office:value-type="float"/>
          <table:table-cell table:formula="of:=MEDIAN([.$J437])" office:value-type="float"/>
          <table:table-cell table:formula="of:=MEDIAN([.$K437])" office:value-type="float"/>
          <table:table-cell table:formula="of:=MEDIAN([.$L437])" office:value-type="float"/>
          <table:table-cell table:formula="of:=MEDIAN([.$M437])" office:value-type="float"/>
          <table:table-cell table:formula="of:=MEDIAN([.$N437])" office:value-type="float"/>
          <table:table-cell table:formula="of:=MAX([.$B437])" office:value-type="float"/>
          <table:table-cell table:formula="of:=MAX([.$C437])" office:value-type="float"/>
          <table:table-cell table:formula="of:=MAX([.$D437])" office:value-type="float"/>
          <table:table-cell table:formula="of:=MAX([.$E437])" office:value-type="float"/>
          <table:table-cell table:formula="of:=MAX([.$F437])" office:value-type="float"/>
          <table:table-cell table:formula="of:=MAX([.$G437])" office:value-type="float"/>
          <table:table-cell table:formula="of:=MAX([.$H437])" office:value-type="float"/>
          <table:table-cell table:formula="of:=MAX([.$I437])" office:value-type="float"/>
          <table:table-cell table:formula="of:=MAX([.$J437])" office:value-type="float"/>
          <table:table-cell table:formula="of:=MAX([.$K437])" office:value-type="float"/>
          <table:table-cell table:formula="of:=MAX([.$L437])" office:value-type="float"/>
          <table:table-cell table:formula="of:=MAX([.$M437])" office:value-type="float"/>
          <table:table-cell table:formula="of:=MAX([.$N437])" office:value-type="float"/>
        </table:table-row>
        <table:table-row table:style-name="ro1">
          <table:table-cell office:value-type="string">
            <text:p>9000/ins_9000_8_0434</text:p>
          </table:table-cell>
          <table:table-cell office:value-type="float" office:value="1.81337"/>
          <table:table-cell office:value-type="float" office:value="1.798"/>
          <table:table-cell office:value-type="float" office:value="1.48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255.0"/>
          <table:table-cell office:value-type="float" office:value="1004344.0"/>
          <table:table-cell office:value-type="float" office:value="1004344.0"/>
          <table:table-cell office:value-type="float" office:value="12125.0"/>
          <table:table-cell office:value-type="float" office:value="9353.0"/>
          <table:table-cell office:value-type="float" office:value="0.0"/>
          <table:table-cell office:value-type="float" office:value="0.0"/>
          <table:table-cell table:formula="of:=MIN([.$B438])" office:value-type="float"/>
          <table:table-cell table:formula="of:=MIN([.$C438])" office:value-type="float"/>
          <table:table-cell table:formula="of:=MIN([.$D438])" office:value-type="float"/>
          <table:table-cell table:formula="of:=MIN([.$E438])" office:value-type="float"/>
          <table:table-cell table:formula="of:=MIN([.$F438])" office:value-type="float"/>
          <table:table-cell table:formula="of:=MIN([.$G438])" office:value-type="float"/>
          <table:table-cell table:formula="of:=MIN([.$H438])" office:value-type="float"/>
          <table:table-cell table:formula="of:=MIN([.$I438])" office:value-type="float"/>
          <table:table-cell table:formula="of:=MIN([.$J438])" office:value-type="float"/>
          <table:table-cell table:formula="of:=MIN([.$K438])" office:value-type="float"/>
          <table:table-cell table:formula="of:=MIN([.$L438])" office:value-type="float"/>
          <table:table-cell table:formula="of:=MIN([.$M438])" office:value-type="float"/>
          <table:table-cell table:formula="of:=MIN([.$N438])" office:value-type="float"/>
          <table:table-cell table:formula="of:=MEDIAN([.$B438])" office:value-type="float"/>
          <table:table-cell table:formula="of:=MEDIAN([.$C438])" office:value-type="float"/>
          <table:table-cell table:formula="of:=MEDIAN([.$D438])" office:value-type="float"/>
          <table:table-cell table:formula="of:=MEDIAN([.$E438])" office:value-type="float"/>
          <table:table-cell table:formula="of:=MEDIAN([.$F438])" office:value-type="float"/>
          <table:table-cell table:formula="of:=MEDIAN([.$G438])" office:value-type="float"/>
          <table:table-cell table:formula="of:=MEDIAN([.$H438])" office:value-type="float"/>
          <table:table-cell table:formula="of:=MEDIAN([.$I438])" office:value-type="float"/>
          <table:table-cell table:formula="of:=MEDIAN([.$J438])" office:value-type="float"/>
          <table:table-cell table:formula="of:=MEDIAN([.$K438])" office:value-type="float"/>
          <table:table-cell table:formula="of:=MEDIAN([.$L438])" office:value-type="float"/>
          <table:table-cell table:formula="of:=MEDIAN([.$M438])" office:value-type="float"/>
          <table:table-cell table:formula="of:=MEDIAN([.$N438])" office:value-type="float"/>
          <table:table-cell table:formula="of:=MAX([.$B438])" office:value-type="float"/>
          <table:table-cell table:formula="of:=MAX([.$C438])" office:value-type="float"/>
          <table:table-cell table:formula="of:=MAX([.$D438])" office:value-type="float"/>
          <table:table-cell table:formula="of:=MAX([.$E438])" office:value-type="float"/>
          <table:table-cell table:formula="of:=MAX([.$F438])" office:value-type="float"/>
          <table:table-cell table:formula="of:=MAX([.$G438])" office:value-type="float"/>
          <table:table-cell table:formula="of:=MAX([.$H438])" office:value-type="float"/>
          <table:table-cell table:formula="of:=MAX([.$I438])" office:value-type="float"/>
          <table:table-cell table:formula="of:=MAX([.$J438])" office:value-type="float"/>
          <table:table-cell table:formula="of:=MAX([.$K438])" office:value-type="float"/>
          <table:table-cell table:formula="of:=MAX([.$L438])" office:value-type="float"/>
          <table:table-cell table:formula="of:=MAX([.$M438])" office:value-type="float"/>
          <table:table-cell table:formula="of:=MAX([.$N438])" office:value-type="float"/>
        </table:table-row>
        <table:table-row table:style-name="ro1">
          <table:table-cell office:value-type="string">
            <text:p>9000/ins_9000_8_0444</text:p>
          </table:table-cell>
          <table:table-cell office:value-type="float" office:value="2.70224"/>
          <table:table-cell office:value-type="float" office:value="2.688"/>
          <table:table-cell office:value-type="float" office:value="2.39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432.0"/>
          <table:table-cell office:value-type="float" office:value="1062990.0"/>
          <table:table-cell office:value-type="float" office:value="1062990.0"/>
          <table:table-cell office:value-type="float" office:value="12454.0"/>
          <table:table-cell office:value-type="float" office:value="9530.0"/>
          <table:table-cell office:value-type="float" office:value="0.0"/>
          <table:table-cell office:value-type="float" office:value="0.0"/>
          <table:table-cell table:formula="of:=MIN([.$B439])" office:value-type="float"/>
          <table:table-cell table:formula="of:=MIN([.$C439])" office:value-type="float"/>
          <table:table-cell table:formula="of:=MIN([.$D439])" office:value-type="float"/>
          <table:table-cell table:formula="of:=MIN([.$E439])" office:value-type="float"/>
          <table:table-cell table:formula="of:=MIN([.$F439])" office:value-type="float"/>
          <table:table-cell table:formula="of:=MIN([.$G439])" office:value-type="float"/>
          <table:table-cell table:formula="of:=MIN([.$H439])" office:value-type="float"/>
          <table:table-cell table:formula="of:=MIN([.$I439])" office:value-type="float"/>
          <table:table-cell table:formula="of:=MIN([.$J439])" office:value-type="float"/>
          <table:table-cell table:formula="of:=MIN([.$K439])" office:value-type="float"/>
          <table:table-cell table:formula="of:=MIN([.$L439])" office:value-type="float"/>
          <table:table-cell table:formula="of:=MIN([.$M439])" office:value-type="float"/>
          <table:table-cell table:formula="of:=MIN([.$N439])" office:value-type="float"/>
          <table:table-cell table:formula="of:=MEDIAN([.$B439])" office:value-type="float"/>
          <table:table-cell table:formula="of:=MEDIAN([.$C439])" office:value-type="float"/>
          <table:table-cell table:formula="of:=MEDIAN([.$D439])" office:value-type="float"/>
          <table:table-cell table:formula="of:=MEDIAN([.$E439])" office:value-type="float"/>
          <table:table-cell table:formula="of:=MEDIAN([.$F439])" office:value-type="float"/>
          <table:table-cell table:formula="of:=MEDIAN([.$G439])" office:value-type="float"/>
          <table:table-cell table:formula="of:=MEDIAN([.$H439])" office:value-type="float"/>
          <table:table-cell table:formula="of:=MEDIAN([.$I439])" office:value-type="float"/>
          <table:table-cell table:formula="of:=MEDIAN([.$J439])" office:value-type="float"/>
          <table:table-cell table:formula="of:=MEDIAN([.$K439])" office:value-type="float"/>
          <table:table-cell table:formula="of:=MEDIAN([.$L439])" office:value-type="float"/>
          <table:table-cell table:formula="of:=MEDIAN([.$M439])" office:value-type="float"/>
          <table:table-cell table:formula="of:=MEDIAN([.$N439])" office:value-type="float"/>
          <table:table-cell table:formula="of:=MAX([.$B439])" office:value-type="float"/>
          <table:table-cell table:formula="of:=MAX([.$C439])" office:value-type="float"/>
          <table:table-cell table:formula="of:=MAX([.$D439])" office:value-type="float"/>
          <table:table-cell table:formula="of:=MAX([.$E439])" office:value-type="float"/>
          <table:table-cell table:formula="of:=MAX([.$F439])" office:value-type="float"/>
          <table:table-cell table:formula="of:=MAX([.$G439])" office:value-type="float"/>
          <table:table-cell table:formula="of:=MAX([.$H439])" office:value-type="float"/>
          <table:table-cell table:formula="of:=MAX([.$I439])" office:value-type="float"/>
          <table:table-cell table:formula="of:=MAX([.$J439])" office:value-type="float"/>
          <table:table-cell table:formula="of:=MAX([.$K439])" office:value-type="float"/>
          <table:table-cell table:formula="of:=MAX([.$L439])" office:value-type="float"/>
          <table:table-cell table:formula="of:=MAX([.$M439])" office:value-type="float"/>
          <table:table-cell table:formula="of:=MAX([.$N439])" office:value-type="float"/>
        </table:table-row>
        <table:table-row table:style-name="ro1">
          <table:table-cell office:value-type="string">
            <text:p>9000/ins_9000_8_0454</text:p>
          </table:table-cell>
          <table:table-cell office:value-type="float" office:value="2.21667"/>
          <table:table-cell office:value-type="float" office:value="2.202"/>
          <table:table-cell office:value-type="float" office:value="1.94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574.0"/>
          <table:table-cell office:value-type="float" office:value="1060863.0"/>
          <table:table-cell office:value-type="float" office:value="1060863.0"/>
          <table:table-cell office:value-type="float" office:value="12579.0"/>
          <table:table-cell office:value-type="float" office:value="10484.0"/>
          <table:table-cell office:value-type="float" office:value="0.0"/>
          <table:table-cell office:value-type="float" office:value="0.0"/>
          <table:table-cell table:formula="of:=MIN([.$B440])" office:value-type="float"/>
          <table:table-cell table:formula="of:=MIN([.$C440])" office:value-type="float"/>
          <table:table-cell table:formula="of:=MIN([.$D440])" office:value-type="float"/>
          <table:table-cell table:formula="of:=MIN([.$E440])" office:value-type="float"/>
          <table:table-cell table:formula="of:=MIN([.$F440])" office:value-type="float"/>
          <table:table-cell table:formula="of:=MIN([.$G440])" office:value-type="float"/>
          <table:table-cell table:formula="of:=MIN([.$H440])" office:value-type="float"/>
          <table:table-cell table:formula="of:=MIN([.$I440])" office:value-type="float"/>
          <table:table-cell table:formula="of:=MIN([.$J440])" office:value-type="float"/>
          <table:table-cell table:formula="of:=MIN([.$K440])" office:value-type="float"/>
          <table:table-cell table:formula="of:=MIN([.$L440])" office:value-type="float"/>
          <table:table-cell table:formula="of:=MIN([.$M440])" office:value-type="float"/>
          <table:table-cell table:formula="of:=MIN([.$N440])" office:value-type="float"/>
          <table:table-cell table:formula="of:=MEDIAN([.$B440])" office:value-type="float"/>
          <table:table-cell table:formula="of:=MEDIAN([.$C440])" office:value-type="float"/>
          <table:table-cell table:formula="of:=MEDIAN([.$D440])" office:value-type="float"/>
          <table:table-cell table:formula="of:=MEDIAN([.$E440])" office:value-type="float"/>
          <table:table-cell table:formula="of:=MEDIAN([.$F440])" office:value-type="float"/>
          <table:table-cell table:formula="of:=MEDIAN([.$G440])" office:value-type="float"/>
          <table:table-cell table:formula="of:=MEDIAN([.$H440])" office:value-type="float"/>
          <table:table-cell table:formula="of:=MEDIAN([.$I440])" office:value-type="float"/>
          <table:table-cell table:formula="of:=MEDIAN([.$J440])" office:value-type="float"/>
          <table:table-cell table:formula="of:=MEDIAN([.$K440])" office:value-type="float"/>
          <table:table-cell table:formula="of:=MEDIAN([.$L440])" office:value-type="float"/>
          <table:table-cell table:formula="of:=MEDIAN([.$M440])" office:value-type="float"/>
          <table:table-cell table:formula="of:=MEDIAN([.$N440])" office:value-type="float"/>
          <table:table-cell table:formula="of:=MAX([.$B440])" office:value-type="float"/>
          <table:table-cell table:formula="of:=MAX([.$C440])" office:value-type="float"/>
          <table:table-cell table:formula="of:=MAX([.$D440])" office:value-type="float"/>
          <table:table-cell table:formula="of:=MAX([.$E440])" office:value-type="float"/>
          <table:table-cell table:formula="of:=MAX([.$F440])" office:value-type="float"/>
          <table:table-cell table:formula="of:=MAX([.$G440])" office:value-type="float"/>
          <table:table-cell table:formula="of:=MAX([.$H440])" office:value-type="float"/>
          <table:table-cell table:formula="of:=MAX([.$I440])" office:value-type="float"/>
          <table:table-cell table:formula="of:=MAX([.$J440])" office:value-type="float"/>
          <table:table-cell table:formula="of:=MAX([.$K440])" office:value-type="float"/>
          <table:table-cell table:formula="of:=MAX([.$L440])" office:value-type="float"/>
          <table:table-cell table:formula="of:=MAX([.$M440])" office:value-type="float"/>
          <table:table-cell table:formula="of:=MAX([.$N440])" office:value-type="float"/>
        </table:table-row>
        <table:table-row table:style-name="ro1">
          <table:table-cell office:value-type="string">
            <text:p>9000/ins_9000_8_0464</text:p>
          </table:table-cell>
          <table:table-cell office:value-type="float" office:value="0.921217"/>
          <table:table-cell office:value-type="float" office:value="0.908"/>
          <table:table-cell office:value-type="float" office:value="0.63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279.0"/>
          <table:table-cell office:value-type="float" office:value="437619.0"/>
          <table:table-cell office:value-type="float" office:value="437619.0"/>
          <table:table-cell office:value-type="float" office:value="9257.0"/>
          <table:table-cell office:value-type="float" office:value="4018.0"/>
          <table:table-cell office:value-type="float" office:value="0.0"/>
          <table:table-cell office:value-type="float" office:value="0.0"/>
          <table:table-cell table:formula="of:=MIN([.$B441])" office:value-type="float"/>
          <table:table-cell table:formula="of:=MIN([.$C441])" office:value-type="float"/>
          <table:table-cell table:formula="of:=MIN([.$D441])" office:value-type="float"/>
          <table:table-cell table:formula="of:=MIN([.$E441])" office:value-type="float"/>
          <table:table-cell table:formula="of:=MIN([.$F441])" office:value-type="float"/>
          <table:table-cell table:formula="of:=MIN([.$G441])" office:value-type="float"/>
          <table:table-cell table:formula="of:=MIN([.$H441])" office:value-type="float"/>
          <table:table-cell table:formula="of:=MIN([.$I441])" office:value-type="float"/>
          <table:table-cell table:formula="of:=MIN([.$J441])" office:value-type="float"/>
          <table:table-cell table:formula="of:=MIN([.$K441])" office:value-type="float"/>
          <table:table-cell table:formula="of:=MIN([.$L441])" office:value-type="float"/>
          <table:table-cell table:formula="of:=MIN([.$M441])" office:value-type="float"/>
          <table:table-cell table:formula="of:=MIN([.$N441])" office:value-type="float"/>
          <table:table-cell table:formula="of:=MEDIAN([.$B441])" office:value-type="float"/>
          <table:table-cell table:formula="of:=MEDIAN([.$C441])" office:value-type="float"/>
          <table:table-cell table:formula="of:=MEDIAN([.$D441])" office:value-type="float"/>
          <table:table-cell table:formula="of:=MEDIAN([.$E441])" office:value-type="float"/>
          <table:table-cell table:formula="of:=MEDIAN([.$F441])" office:value-type="float"/>
          <table:table-cell table:formula="of:=MEDIAN([.$G441])" office:value-type="float"/>
          <table:table-cell table:formula="of:=MEDIAN([.$H441])" office:value-type="float"/>
          <table:table-cell table:formula="of:=MEDIAN([.$I441])" office:value-type="float"/>
          <table:table-cell table:formula="of:=MEDIAN([.$J441])" office:value-type="float"/>
          <table:table-cell table:formula="of:=MEDIAN([.$K441])" office:value-type="float"/>
          <table:table-cell table:formula="of:=MEDIAN([.$L441])" office:value-type="float"/>
          <table:table-cell table:formula="of:=MEDIAN([.$M441])" office:value-type="float"/>
          <table:table-cell table:formula="of:=MEDIAN([.$N441])" office:value-type="float"/>
          <table:table-cell table:formula="of:=MAX([.$B441])" office:value-type="float"/>
          <table:table-cell table:formula="of:=MAX([.$C441])" office:value-type="float"/>
          <table:table-cell table:formula="of:=MAX([.$D441])" office:value-type="float"/>
          <table:table-cell table:formula="of:=MAX([.$E441])" office:value-type="float"/>
          <table:table-cell table:formula="of:=MAX([.$F441])" office:value-type="float"/>
          <table:table-cell table:formula="of:=MAX([.$G441])" office:value-type="float"/>
          <table:table-cell table:formula="of:=MAX([.$H441])" office:value-type="float"/>
          <table:table-cell table:formula="of:=MAX([.$I441])" office:value-type="float"/>
          <table:table-cell table:formula="of:=MAX([.$J441])" office:value-type="float"/>
          <table:table-cell table:formula="of:=MAX([.$K441])" office:value-type="float"/>
          <table:table-cell table:formula="of:=MAX([.$L441])" office:value-type="float"/>
          <table:table-cell table:formula="of:=MAX([.$M441])" office:value-type="float"/>
          <table:table-cell table:formula="of:=MAX([.$N441])" office:value-type="float"/>
        </table:table-row>
        <table:table-row table:style-name="ro1">
          <table:table-cell office:value-type="string">
            <text:p>9000/ins_9000_8_0474</text:p>
          </table:table-cell>
          <table:table-cell office:value-type="float" office:value="1.74307"/>
          <table:table-cell office:value-type="float" office:value="1.721"/>
          <table:table-cell office:value-type="float" office:value="1.42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073.0"/>
          <table:table-cell office:value-type="float" office:value="980471.0"/>
          <table:table-cell office:value-type="float" office:value="980471.0"/>
          <table:table-cell office:value-type="float" office:value="12902.0"/>
          <table:table-cell office:value-type="float" office:value="10186.0"/>
          <table:table-cell office:value-type="float" office:value="0.0"/>
          <table:table-cell office:value-type="float" office:value="0.0"/>
          <table:table-cell table:formula="of:=MIN([.$B442])" office:value-type="float"/>
          <table:table-cell table:formula="of:=MIN([.$C442])" office:value-type="float"/>
          <table:table-cell table:formula="of:=MIN([.$D442])" office:value-type="float"/>
          <table:table-cell table:formula="of:=MIN([.$E442])" office:value-type="float"/>
          <table:table-cell table:formula="of:=MIN([.$F442])" office:value-type="float"/>
          <table:table-cell table:formula="of:=MIN([.$G442])" office:value-type="float"/>
          <table:table-cell table:formula="of:=MIN([.$H442])" office:value-type="float"/>
          <table:table-cell table:formula="of:=MIN([.$I442])" office:value-type="float"/>
          <table:table-cell table:formula="of:=MIN([.$J442])" office:value-type="float"/>
          <table:table-cell table:formula="of:=MIN([.$K442])" office:value-type="float"/>
          <table:table-cell table:formula="of:=MIN([.$L442])" office:value-type="float"/>
          <table:table-cell table:formula="of:=MIN([.$M442])" office:value-type="float"/>
          <table:table-cell table:formula="of:=MIN([.$N442])" office:value-type="float"/>
          <table:table-cell table:formula="of:=MEDIAN([.$B442])" office:value-type="float"/>
          <table:table-cell table:formula="of:=MEDIAN([.$C442])" office:value-type="float"/>
          <table:table-cell table:formula="of:=MEDIAN([.$D442])" office:value-type="float"/>
          <table:table-cell table:formula="of:=MEDIAN([.$E442])" office:value-type="float"/>
          <table:table-cell table:formula="of:=MEDIAN([.$F442])" office:value-type="float"/>
          <table:table-cell table:formula="of:=MEDIAN([.$G442])" office:value-type="float"/>
          <table:table-cell table:formula="of:=MEDIAN([.$H442])" office:value-type="float"/>
          <table:table-cell table:formula="of:=MEDIAN([.$I442])" office:value-type="float"/>
          <table:table-cell table:formula="of:=MEDIAN([.$J442])" office:value-type="float"/>
          <table:table-cell table:formula="of:=MEDIAN([.$K442])" office:value-type="float"/>
          <table:table-cell table:formula="of:=MEDIAN([.$L442])" office:value-type="float"/>
          <table:table-cell table:formula="of:=MEDIAN([.$M442])" office:value-type="float"/>
          <table:table-cell table:formula="of:=MEDIAN([.$N442])" office:value-type="float"/>
          <table:table-cell table:formula="of:=MAX([.$B442])" office:value-type="float"/>
          <table:table-cell table:formula="of:=MAX([.$C442])" office:value-type="float"/>
          <table:table-cell table:formula="of:=MAX([.$D442])" office:value-type="float"/>
          <table:table-cell table:formula="of:=MAX([.$E442])" office:value-type="float"/>
          <table:table-cell table:formula="of:=MAX([.$F442])" office:value-type="float"/>
          <table:table-cell table:formula="of:=MAX([.$G442])" office:value-type="float"/>
          <table:table-cell table:formula="of:=MAX([.$H442])" office:value-type="float"/>
          <table:table-cell table:formula="of:=MAX([.$I442])" office:value-type="float"/>
          <table:table-cell table:formula="of:=MAX([.$J442])" office:value-type="float"/>
          <table:table-cell table:formula="of:=MAX([.$K442])" office:value-type="float"/>
          <table:table-cell table:formula="of:=MAX([.$L442])" office:value-type="float"/>
          <table:table-cell table:formula="of:=MAX([.$M442])" office:value-type="float"/>
          <table:table-cell table:formula="of:=MAX([.$N442])" office:value-type="float"/>
        </table:table-row>
        <table:table-row table:style-name="ro1">
          <table:table-cell office:value-type="string">
            <text:p>9000/ins_9000_8_0484</text:p>
          </table:table-cell>
          <table:table-cell office:value-type="float" office:value="1.18103"/>
          <table:table-cell office:value-type="float" office:value="1.167"/>
          <table:table-cell office:value-type="float" office:value="0.9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367.0"/>
          <table:table-cell office:value-type="float" office:value="495981.0"/>
          <table:table-cell office:value-type="float" office:value="495981.0"/>
          <table:table-cell office:value-type="float" office:value="9947.0"/>
          <table:table-cell office:value-type="float" office:value="10484.0"/>
          <table:table-cell office:value-type="float" office:value="0.0"/>
          <table:table-cell office:value-type="float" office:value="0.0"/>
          <table:table-cell table:formula="of:=MIN([.$B443])" office:value-type="float"/>
          <table:table-cell table:formula="of:=MIN([.$C443])" office:value-type="float"/>
          <table:table-cell table:formula="of:=MIN([.$D443])" office:value-type="float"/>
          <table:table-cell table:formula="of:=MIN([.$E443])" office:value-type="float"/>
          <table:table-cell table:formula="of:=MIN([.$F443])" office:value-type="float"/>
          <table:table-cell table:formula="of:=MIN([.$G443])" office:value-type="float"/>
          <table:table-cell table:formula="of:=MIN([.$H443])" office:value-type="float"/>
          <table:table-cell table:formula="of:=MIN([.$I443])" office:value-type="float"/>
          <table:table-cell table:formula="of:=MIN([.$J443])" office:value-type="float"/>
          <table:table-cell table:formula="of:=MIN([.$K443])" office:value-type="float"/>
          <table:table-cell table:formula="of:=MIN([.$L443])" office:value-type="float"/>
          <table:table-cell table:formula="of:=MIN([.$M443])" office:value-type="float"/>
          <table:table-cell table:formula="of:=MIN([.$N443])" office:value-type="float"/>
          <table:table-cell table:formula="of:=MEDIAN([.$B443])" office:value-type="float"/>
          <table:table-cell table:formula="of:=MEDIAN([.$C443])" office:value-type="float"/>
          <table:table-cell table:formula="of:=MEDIAN([.$D443])" office:value-type="float"/>
          <table:table-cell table:formula="of:=MEDIAN([.$E443])" office:value-type="float"/>
          <table:table-cell table:formula="of:=MEDIAN([.$F443])" office:value-type="float"/>
          <table:table-cell table:formula="of:=MEDIAN([.$G443])" office:value-type="float"/>
          <table:table-cell table:formula="of:=MEDIAN([.$H443])" office:value-type="float"/>
          <table:table-cell table:formula="of:=MEDIAN([.$I443])" office:value-type="float"/>
          <table:table-cell table:formula="of:=MEDIAN([.$J443])" office:value-type="float"/>
          <table:table-cell table:formula="of:=MEDIAN([.$K443])" office:value-type="float"/>
          <table:table-cell table:formula="of:=MEDIAN([.$L443])" office:value-type="float"/>
          <table:table-cell table:formula="of:=MEDIAN([.$M443])" office:value-type="float"/>
          <table:table-cell table:formula="of:=MEDIAN([.$N443])" office:value-type="float"/>
          <table:table-cell table:formula="of:=MAX([.$B443])" office:value-type="float"/>
          <table:table-cell table:formula="of:=MAX([.$C443])" office:value-type="float"/>
          <table:table-cell table:formula="of:=MAX([.$D443])" office:value-type="float"/>
          <table:table-cell table:formula="of:=MAX([.$E443])" office:value-type="float"/>
          <table:table-cell table:formula="of:=MAX([.$F443])" office:value-type="float"/>
          <table:table-cell table:formula="of:=MAX([.$G443])" office:value-type="float"/>
          <table:table-cell table:formula="of:=MAX([.$H443])" office:value-type="float"/>
          <table:table-cell table:formula="of:=MAX([.$I443])" office:value-type="float"/>
          <table:table-cell table:formula="of:=MAX([.$J443])" office:value-type="float"/>
          <table:table-cell table:formula="of:=MAX([.$K443])" office:value-type="float"/>
          <table:table-cell table:formula="of:=MAX([.$L443])" office:value-type="float"/>
          <table:table-cell table:formula="of:=MAX([.$M443])" office:value-type="float"/>
          <table:table-cell table:formula="of:=MAX([.$N443])" office:value-type="float"/>
        </table:table-row>
        <table:table-row table:style-name="ro1">
          <table:table-cell office:value-type="string">
            <text:p>9000/ins_9000_9_0404</text:p>
          </table:table-cell>
          <table:table-cell office:value-type="float" office:value="0.311035"/>
          <table:table-cell office:value-type="float" office:value="0.292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3462.0"/>
          <table:table-cell office:value-type="float" office:value="3462.0"/>
          <table:table-cell office:value-type="float" office:value="8748.0"/>
          <table:table-cell office:value-type="float" office:value="2687.0"/>
          <table:table-cell office:value-type="float" office:value="0.0"/>
          <table:table-cell office:value-type="float" office:value="0.0"/>
          <table:table-cell table:formula="of:=MIN([.$B444])" office:value-type="float"/>
          <table:table-cell table:formula="of:=MIN([.$C444])" office:value-type="float"/>
          <table:table-cell table:formula="of:=MIN([.$D444])" office:value-type="float"/>
          <table:table-cell table:formula="of:=MIN([.$E444])" office:value-type="float"/>
          <table:table-cell table:formula="of:=MIN([.$F444])" office:value-type="float"/>
          <table:table-cell table:formula="of:=MIN([.$G444])" office:value-type="float"/>
          <table:table-cell table:formula="of:=MIN([.$H444])" office:value-type="float"/>
          <table:table-cell table:formula="of:=MIN([.$I444])" office:value-type="float"/>
          <table:table-cell table:formula="of:=MIN([.$J444])" office:value-type="float"/>
          <table:table-cell table:formula="of:=MIN([.$K444])" office:value-type="float"/>
          <table:table-cell table:formula="of:=MIN([.$L444])" office:value-type="float"/>
          <table:table-cell table:formula="of:=MIN([.$M444])" office:value-type="float"/>
          <table:table-cell table:formula="of:=MIN([.$N444])" office:value-type="float"/>
          <table:table-cell table:formula="of:=MEDIAN([.$B444])" office:value-type="float"/>
          <table:table-cell table:formula="of:=MEDIAN([.$C444])" office:value-type="float"/>
          <table:table-cell table:formula="of:=MEDIAN([.$D444])" office:value-type="float"/>
          <table:table-cell table:formula="of:=MEDIAN([.$E444])" office:value-type="float"/>
          <table:table-cell table:formula="of:=MEDIAN([.$F444])" office:value-type="float"/>
          <table:table-cell table:formula="of:=MEDIAN([.$G444])" office:value-type="float"/>
          <table:table-cell table:formula="of:=MEDIAN([.$H444])" office:value-type="float"/>
          <table:table-cell table:formula="of:=MEDIAN([.$I444])" office:value-type="float"/>
          <table:table-cell table:formula="of:=MEDIAN([.$J444])" office:value-type="float"/>
          <table:table-cell table:formula="of:=MEDIAN([.$K444])" office:value-type="float"/>
          <table:table-cell table:formula="of:=MEDIAN([.$L444])" office:value-type="float"/>
          <table:table-cell table:formula="of:=MEDIAN([.$M444])" office:value-type="float"/>
          <table:table-cell table:formula="of:=MEDIAN([.$N444])" office:value-type="float"/>
          <table:table-cell table:formula="of:=MAX([.$B444])" office:value-type="float"/>
          <table:table-cell table:formula="of:=MAX([.$C444])" office:value-type="float"/>
          <table:table-cell table:formula="of:=MAX([.$D444])" office:value-type="float"/>
          <table:table-cell table:formula="of:=MAX([.$E444])" office:value-type="float"/>
          <table:table-cell table:formula="of:=MAX([.$F444])" office:value-type="float"/>
          <table:table-cell table:formula="of:=MAX([.$G444])" office:value-type="float"/>
          <table:table-cell table:formula="of:=MAX([.$H444])" office:value-type="float"/>
          <table:table-cell table:formula="of:=MAX([.$I444])" office:value-type="float"/>
          <table:table-cell table:formula="of:=MAX([.$J444])" office:value-type="float"/>
          <table:table-cell table:formula="of:=MAX([.$K444])" office:value-type="float"/>
          <table:table-cell table:formula="of:=MAX([.$L444])" office:value-type="float"/>
          <table:table-cell table:formula="of:=MAX([.$M444])" office:value-type="float"/>
          <table:table-cell table:formula="of:=MAX([.$N444])" office:value-type="float"/>
        </table:table-row>
        <table:table-row table:style-name="ro1">
          <table:table-cell office:value-type="string">
            <text:p>9000/ins_9000_9_0414</text:p>
          </table:table-cell>
          <table:table-cell office:value-type="float" office:value="1.25446"/>
          <table:table-cell office:value-type="float" office:value="1.242"/>
          <table:table-cell office:value-type="float" office:value="0.96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423.0"/>
          <table:table-cell office:value-type="float" office:value="644739.0"/>
          <table:table-cell office:value-type="float" office:value="644739.0"/>
          <table:table-cell office:value-type="float" office:value="9620.0"/>
          <table:table-cell office:value-type="float" office:value="4662.0"/>
          <table:table-cell office:value-type="float" office:value="0.0"/>
          <table:table-cell office:value-type="float" office:value="0.0"/>
          <table:table-cell table:formula="of:=MIN([.$B445])" office:value-type="float"/>
          <table:table-cell table:formula="of:=MIN([.$C445])" office:value-type="float"/>
          <table:table-cell table:formula="of:=MIN([.$D445])" office:value-type="float"/>
          <table:table-cell table:formula="of:=MIN([.$E445])" office:value-type="float"/>
          <table:table-cell table:formula="of:=MIN([.$F445])" office:value-type="float"/>
          <table:table-cell table:formula="of:=MIN([.$G445])" office:value-type="float"/>
          <table:table-cell table:formula="of:=MIN([.$H445])" office:value-type="float"/>
          <table:table-cell table:formula="of:=MIN([.$I445])" office:value-type="float"/>
          <table:table-cell table:formula="of:=MIN([.$J445])" office:value-type="float"/>
          <table:table-cell table:formula="of:=MIN([.$K445])" office:value-type="float"/>
          <table:table-cell table:formula="of:=MIN([.$L445])" office:value-type="float"/>
          <table:table-cell table:formula="of:=MIN([.$M445])" office:value-type="float"/>
          <table:table-cell table:formula="of:=MIN([.$N445])" office:value-type="float"/>
          <table:table-cell table:formula="of:=MEDIAN([.$B445])" office:value-type="float"/>
          <table:table-cell table:formula="of:=MEDIAN([.$C445])" office:value-type="float"/>
          <table:table-cell table:formula="of:=MEDIAN([.$D445])" office:value-type="float"/>
          <table:table-cell table:formula="of:=MEDIAN([.$E445])" office:value-type="float"/>
          <table:table-cell table:formula="of:=MEDIAN([.$F445])" office:value-type="float"/>
          <table:table-cell table:formula="of:=MEDIAN([.$G445])" office:value-type="float"/>
          <table:table-cell table:formula="of:=MEDIAN([.$H445])" office:value-type="float"/>
          <table:table-cell table:formula="of:=MEDIAN([.$I445])" office:value-type="float"/>
          <table:table-cell table:formula="of:=MEDIAN([.$J445])" office:value-type="float"/>
          <table:table-cell table:formula="of:=MEDIAN([.$K445])" office:value-type="float"/>
          <table:table-cell table:formula="of:=MEDIAN([.$L445])" office:value-type="float"/>
          <table:table-cell table:formula="of:=MEDIAN([.$M445])" office:value-type="float"/>
          <table:table-cell table:formula="of:=MEDIAN([.$N445])" office:value-type="float"/>
          <table:table-cell table:formula="of:=MAX([.$B445])" office:value-type="float"/>
          <table:table-cell table:formula="of:=MAX([.$C445])" office:value-type="float"/>
          <table:table-cell table:formula="of:=MAX([.$D445])" office:value-type="float"/>
          <table:table-cell table:formula="of:=MAX([.$E445])" office:value-type="float"/>
          <table:table-cell table:formula="of:=MAX([.$F445])" office:value-type="float"/>
          <table:table-cell table:formula="of:=MAX([.$G445])" office:value-type="float"/>
          <table:table-cell table:formula="of:=MAX([.$H445])" office:value-type="float"/>
          <table:table-cell table:formula="of:=MAX([.$I445])" office:value-type="float"/>
          <table:table-cell table:formula="of:=MAX([.$J445])" office:value-type="float"/>
          <table:table-cell table:formula="of:=MAX([.$K445])" office:value-type="float"/>
          <table:table-cell table:formula="of:=MAX([.$L445])" office:value-type="float"/>
          <table:table-cell table:formula="of:=MAX([.$M445])" office:value-type="float"/>
          <table:table-cell table:formula="of:=MAX([.$N445])" office:value-type="float"/>
        </table:table-row>
        <table:table-row table:style-name="ro1">
          <table:table-cell office:value-type="string">
            <text:p>9000/ins_9000_9_0424</text:p>
          </table:table-cell>
          <table:table-cell office:value-type="float" office:value="1.20349"/>
          <table:table-cell office:value-type="float" office:value="1.189"/>
          <table:table-cell office:value-type="float" office:value="0.91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2128.0"/>
          <table:table-cell office:value-type="float" office:value="569311.0"/>
          <table:table-cell office:value-type="float" office:value="569311.0"/>
          <table:table-cell office:value-type="float" office:value="9582.0"/>
          <table:table-cell office:value-type="float" office:value="4568.0"/>
          <table:table-cell office:value-type="float" office:value="0.0"/>
          <table:table-cell office:value-type="float" office:value="0.0"/>
          <table:table-cell table:formula="of:=MIN([.$B446])" office:value-type="float"/>
          <table:table-cell table:formula="of:=MIN([.$C446])" office:value-type="float"/>
          <table:table-cell table:formula="of:=MIN([.$D446])" office:value-type="float"/>
          <table:table-cell table:formula="of:=MIN([.$E446])" office:value-type="float"/>
          <table:table-cell table:formula="of:=MIN([.$F446])" office:value-type="float"/>
          <table:table-cell table:formula="of:=MIN([.$G446])" office:value-type="float"/>
          <table:table-cell table:formula="of:=MIN([.$H446])" office:value-type="float"/>
          <table:table-cell table:formula="of:=MIN([.$I446])" office:value-type="float"/>
          <table:table-cell table:formula="of:=MIN([.$J446])" office:value-type="float"/>
          <table:table-cell table:formula="of:=MIN([.$K446])" office:value-type="float"/>
          <table:table-cell table:formula="of:=MIN([.$L446])" office:value-type="float"/>
          <table:table-cell table:formula="of:=MIN([.$M446])" office:value-type="float"/>
          <table:table-cell table:formula="of:=MIN([.$N446])" office:value-type="float"/>
          <table:table-cell table:formula="of:=MEDIAN([.$B446])" office:value-type="float"/>
          <table:table-cell table:formula="of:=MEDIAN([.$C446])" office:value-type="float"/>
          <table:table-cell table:formula="of:=MEDIAN([.$D446])" office:value-type="float"/>
          <table:table-cell table:formula="of:=MEDIAN([.$E446])" office:value-type="float"/>
          <table:table-cell table:formula="of:=MEDIAN([.$F446])" office:value-type="float"/>
          <table:table-cell table:formula="of:=MEDIAN([.$G446])" office:value-type="float"/>
          <table:table-cell table:formula="of:=MEDIAN([.$H446])" office:value-type="float"/>
          <table:table-cell table:formula="of:=MEDIAN([.$I446])" office:value-type="float"/>
          <table:table-cell table:formula="of:=MEDIAN([.$J446])" office:value-type="float"/>
          <table:table-cell table:formula="of:=MEDIAN([.$K446])" office:value-type="float"/>
          <table:table-cell table:formula="of:=MEDIAN([.$L446])" office:value-type="float"/>
          <table:table-cell table:formula="of:=MEDIAN([.$M446])" office:value-type="float"/>
          <table:table-cell table:formula="of:=MEDIAN([.$N446])" office:value-type="float"/>
          <table:table-cell table:formula="of:=MAX([.$B446])" office:value-type="float"/>
          <table:table-cell table:formula="of:=MAX([.$C446])" office:value-type="float"/>
          <table:table-cell table:formula="of:=MAX([.$D446])" office:value-type="float"/>
          <table:table-cell table:formula="of:=MAX([.$E446])" office:value-type="float"/>
          <table:table-cell table:formula="of:=MAX([.$F446])" office:value-type="float"/>
          <table:table-cell table:formula="of:=MAX([.$G446])" office:value-type="float"/>
          <table:table-cell table:formula="of:=MAX([.$H446])" office:value-type="float"/>
          <table:table-cell table:formula="of:=MAX([.$I446])" office:value-type="float"/>
          <table:table-cell table:formula="of:=MAX([.$J446])" office:value-type="float"/>
          <table:table-cell table:formula="of:=MAX([.$K446])" office:value-type="float"/>
          <table:table-cell table:formula="of:=MAX([.$L446])" office:value-type="float"/>
          <table:table-cell table:formula="of:=MAX([.$M446])" office:value-type="float"/>
          <table:table-cell table:formula="of:=MAX([.$N446])" office:value-type="float"/>
        </table:table-row>
        <table:table-row table:style-name="ro1">
          <table:table-cell office:value-type="string">
            <text:p>9000/ins_9000_9_0434</text:p>
          </table:table-cell>
          <table:table-cell office:value-type="float" office:value="0.441071"/>
          <table:table-cell office:value-type="float" office:value="0.428"/>
          <table:table-cell office:value-type="float" office:value="0.15"/>
          <table:table-cell office:value-type="float" office:value="120.0"/>
          <table:table-cell office:value-type="float" office:value="0.0"/>
          <table:table-cell office:value-type="float" office:value="4.0"/>
          <table:table-cell office:value-type="float" office:value="2909.0"/>
          <table:table-cell office:value-type="float" office:value="60095.0"/>
          <table:table-cell office:value-type="float" office:value="60095.0"/>
          <table:table-cell office:value-type="float" office:value="8950.0"/>
          <table:table-cell office:value-type="float" office:value="3585.0"/>
          <table:table-cell office:value-type="float" office:value="0.0"/>
          <table:table-cell office:value-type="float" office:value="0.0"/>
          <table:table-cell table:formula="of:=MIN([.$B447])" office:value-type="float"/>
          <table:table-cell table:formula="of:=MIN([.$C447])" office:value-type="float"/>
          <table:table-cell table:formula="of:=MIN([.$D447])" office:value-type="float"/>
          <table:table-cell table:formula="of:=MIN([.$E447])" office:value-type="float"/>
          <table:table-cell table:formula="of:=MIN([.$F447])" office:value-type="float"/>
          <table:table-cell table:formula="of:=MIN([.$G447])" office:value-type="float"/>
          <table:table-cell table:formula="of:=MIN([.$H447])" office:value-type="float"/>
          <table:table-cell table:formula="of:=MIN([.$I447])" office:value-type="float"/>
          <table:table-cell table:formula="of:=MIN([.$J447])" office:value-type="float"/>
          <table:table-cell table:formula="of:=MIN([.$K447])" office:value-type="float"/>
          <table:table-cell table:formula="of:=MIN([.$L447])" office:value-type="float"/>
          <table:table-cell table:formula="of:=MIN([.$M447])" office:value-type="float"/>
          <table:table-cell table:formula="of:=MIN([.$N447])" office:value-type="float"/>
          <table:table-cell table:formula="of:=MEDIAN([.$B447])" office:value-type="float"/>
          <table:table-cell table:formula="of:=MEDIAN([.$C447])" office:value-type="float"/>
          <table:table-cell table:formula="of:=MEDIAN([.$D447])" office:value-type="float"/>
          <table:table-cell table:formula="of:=MEDIAN([.$E447])" office:value-type="float"/>
          <table:table-cell table:formula="of:=MEDIAN([.$F447])" office:value-type="float"/>
          <table:table-cell table:formula="of:=MEDIAN([.$G447])" office:value-type="float"/>
          <table:table-cell table:formula="of:=MEDIAN([.$H447])" office:value-type="float"/>
          <table:table-cell table:formula="of:=MEDIAN([.$I447])" office:value-type="float"/>
          <table:table-cell table:formula="of:=MEDIAN([.$J447])" office:value-type="float"/>
          <table:table-cell table:formula="of:=MEDIAN([.$K447])" office:value-type="float"/>
          <table:table-cell table:formula="of:=MEDIAN([.$L447])" office:value-type="float"/>
          <table:table-cell table:formula="of:=MEDIAN([.$M447])" office:value-type="float"/>
          <table:table-cell table:formula="of:=MEDIAN([.$N447])" office:value-type="float"/>
          <table:table-cell table:formula="of:=MAX([.$B447])" office:value-type="float"/>
          <table:table-cell table:formula="of:=MAX([.$C447])" office:value-type="float"/>
          <table:table-cell table:formula="of:=MAX([.$D447])" office:value-type="float"/>
          <table:table-cell table:formula="of:=MAX([.$E447])" office:value-type="float"/>
          <table:table-cell table:formula="of:=MAX([.$F447])" office:value-type="float"/>
          <table:table-cell table:formula="of:=MAX([.$G447])" office:value-type="float"/>
          <table:table-cell table:formula="of:=MAX([.$H447])" office:value-type="float"/>
          <table:table-cell table:formula="of:=MAX([.$I447])" office:value-type="float"/>
          <table:table-cell table:formula="of:=MAX([.$J447])" office:value-type="float"/>
          <table:table-cell table:formula="of:=MAX([.$K447])" office:value-type="float"/>
          <table:table-cell table:formula="of:=MAX([.$L447])" office:value-type="float"/>
          <table:table-cell table:formula="of:=MAX([.$M447])" office:value-type="float"/>
          <table:table-cell table:formula="of:=MAX([.$N447])" office:value-type="float"/>
        </table:table-row>
        <table:table-row table:style-name="ro1">
          <table:table-cell office:value-type="string">
            <text:p>9000/ins_9000_9_0444</text:p>
          </table:table-cell>
          <table:table-cell office:value-type="float" office:value="0.66102"/>
          <table:table-cell office:value-type="float" office:value="0.648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05.0"/>
          <table:table-cell office:value-type="float" office:value="259209.0"/>
          <table:table-cell office:value-type="float" office:value="259209.0"/>
          <table:table-cell office:value-type="float" office:value="10189.0"/>
          <table:table-cell office:value-type="float" office:value="5063.0"/>
          <table:table-cell office:value-type="float" office:value="0.0"/>
          <table:table-cell office:value-type="float" office:value="0.0"/>
          <table:table-cell table:formula="of:=MIN([.$B448])" office:value-type="float"/>
          <table:table-cell table:formula="of:=MIN([.$C448])" office:value-type="float"/>
          <table:table-cell table:formula="of:=MIN([.$D448])" office:value-type="float"/>
          <table:table-cell table:formula="of:=MIN([.$E448])" office:value-type="float"/>
          <table:table-cell table:formula="of:=MIN([.$F448])" office:value-type="float"/>
          <table:table-cell table:formula="of:=MIN([.$G448])" office:value-type="float"/>
          <table:table-cell table:formula="of:=MIN([.$H448])" office:value-type="float"/>
          <table:table-cell table:formula="of:=MIN([.$I448])" office:value-type="float"/>
          <table:table-cell table:formula="of:=MIN([.$J448])" office:value-type="float"/>
          <table:table-cell table:formula="of:=MIN([.$K448])" office:value-type="float"/>
          <table:table-cell table:formula="of:=MIN([.$L448])" office:value-type="float"/>
          <table:table-cell table:formula="of:=MIN([.$M448])" office:value-type="float"/>
          <table:table-cell table:formula="of:=MIN([.$N448])" office:value-type="float"/>
          <table:table-cell table:formula="of:=MEDIAN([.$B448])" office:value-type="float"/>
          <table:table-cell table:formula="of:=MEDIAN([.$C448])" office:value-type="float"/>
          <table:table-cell table:formula="of:=MEDIAN([.$D448])" office:value-type="float"/>
          <table:table-cell table:formula="of:=MEDIAN([.$E448])" office:value-type="float"/>
          <table:table-cell table:formula="of:=MEDIAN([.$F448])" office:value-type="float"/>
          <table:table-cell table:formula="of:=MEDIAN([.$G448])" office:value-type="float"/>
          <table:table-cell table:formula="of:=MEDIAN([.$H448])" office:value-type="float"/>
          <table:table-cell table:formula="of:=MEDIAN([.$I448])" office:value-type="float"/>
          <table:table-cell table:formula="of:=MEDIAN([.$J448])" office:value-type="float"/>
          <table:table-cell table:formula="of:=MEDIAN([.$K448])" office:value-type="float"/>
          <table:table-cell table:formula="of:=MEDIAN([.$L448])" office:value-type="float"/>
          <table:table-cell table:formula="of:=MEDIAN([.$M448])" office:value-type="float"/>
          <table:table-cell table:formula="of:=MEDIAN([.$N448])" office:value-type="float"/>
          <table:table-cell table:formula="of:=MAX([.$B448])" office:value-type="float"/>
          <table:table-cell table:formula="of:=MAX([.$C448])" office:value-type="float"/>
          <table:table-cell table:formula="of:=MAX([.$D448])" office:value-type="float"/>
          <table:table-cell table:formula="of:=MAX([.$E448])" office:value-type="float"/>
          <table:table-cell table:formula="of:=MAX([.$F448])" office:value-type="float"/>
          <table:table-cell table:formula="of:=MAX([.$G448])" office:value-type="float"/>
          <table:table-cell table:formula="of:=MAX([.$H448])" office:value-type="float"/>
          <table:table-cell table:formula="of:=MAX([.$I448])" office:value-type="float"/>
          <table:table-cell table:formula="of:=MAX([.$J448])" office:value-type="float"/>
          <table:table-cell table:formula="of:=MAX([.$K448])" office:value-type="float"/>
          <table:table-cell table:formula="of:=MAX([.$L448])" office:value-type="float"/>
          <table:table-cell table:formula="of:=MAX([.$M448])" office:value-type="float"/>
          <table:table-cell table:formula="of:=MAX([.$N448])" office:value-type="float"/>
        </table:table-row>
        <table:table-row table:style-name="ro1">
          <table:table-cell office:value-type="string">
            <text:p>9000/ins_9000_9_0454</text:p>
          </table:table-cell>
          <table:table-cell office:value-type="float" office:value="1.21972"/>
          <table:table-cell office:value-type="float" office:value="1.207"/>
          <table:table-cell office:value-type="float" office:value="0.91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574.0"/>
          <table:table-cell office:value-type="float" office:value="576859.0"/>
          <table:table-cell office:value-type="float" office:value="576859.0"/>
          <table:table-cell office:value-type="float" office:value="9412.0"/>
          <table:table-cell office:value-type="float" office:value="4716.0"/>
          <table:table-cell office:value-type="float" office:value="0.0"/>
          <table:table-cell office:value-type="float" office:value="0.0"/>
          <table:table-cell table:formula="of:=MIN([.$B449])" office:value-type="float"/>
          <table:table-cell table:formula="of:=MIN([.$C449])" office:value-type="float"/>
          <table:table-cell table:formula="of:=MIN([.$D449])" office:value-type="float"/>
          <table:table-cell table:formula="of:=MIN([.$E449])" office:value-type="float"/>
          <table:table-cell table:formula="of:=MIN([.$F449])" office:value-type="float"/>
          <table:table-cell table:formula="of:=MIN([.$G449])" office:value-type="float"/>
          <table:table-cell table:formula="of:=MIN([.$H449])" office:value-type="float"/>
          <table:table-cell table:formula="of:=MIN([.$I449])" office:value-type="float"/>
          <table:table-cell table:formula="of:=MIN([.$J449])" office:value-type="float"/>
          <table:table-cell table:formula="of:=MIN([.$K449])" office:value-type="float"/>
          <table:table-cell table:formula="of:=MIN([.$L449])" office:value-type="float"/>
          <table:table-cell table:formula="of:=MIN([.$M449])" office:value-type="float"/>
          <table:table-cell table:formula="of:=MIN([.$N449])" office:value-type="float"/>
          <table:table-cell table:formula="of:=MEDIAN([.$B449])" office:value-type="float"/>
          <table:table-cell table:formula="of:=MEDIAN([.$C449])" office:value-type="float"/>
          <table:table-cell table:formula="of:=MEDIAN([.$D449])" office:value-type="float"/>
          <table:table-cell table:formula="of:=MEDIAN([.$E449])" office:value-type="float"/>
          <table:table-cell table:formula="of:=MEDIAN([.$F449])" office:value-type="float"/>
          <table:table-cell table:formula="of:=MEDIAN([.$G449])" office:value-type="float"/>
          <table:table-cell table:formula="of:=MEDIAN([.$H449])" office:value-type="float"/>
          <table:table-cell table:formula="of:=MEDIAN([.$I449])" office:value-type="float"/>
          <table:table-cell table:formula="of:=MEDIAN([.$J449])" office:value-type="float"/>
          <table:table-cell table:formula="of:=MEDIAN([.$K449])" office:value-type="float"/>
          <table:table-cell table:formula="of:=MEDIAN([.$L449])" office:value-type="float"/>
          <table:table-cell table:formula="of:=MEDIAN([.$M449])" office:value-type="float"/>
          <table:table-cell table:formula="of:=MEDIAN([.$N449])" office:value-type="float"/>
          <table:table-cell table:formula="of:=MAX([.$B449])" office:value-type="float"/>
          <table:table-cell table:formula="of:=MAX([.$C449])" office:value-type="float"/>
          <table:table-cell table:formula="of:=MAX([.$D449])" office:value-type="float"/>
          <table:table-cell table:formula="of:=MAX([.$E449])" office:value-type="float"/>
          <table:table-cell table:formula="of:=MAX([.$F449])" office:value-type="float"/>
          <table:table-cell table:formula="of:=MAX([.$G449])" office:value-type="float"/>
          <table:table-cell table:formula="of:=MAX([.$H449])" office:value-type="float"/>
          <table:table-cell table:formula="of:=MAX([.$I449])" office:value-type="float"/>
          <table:table-cell table:formula="of:=MAX([.$J449])" office:value-type="float"/>
          <table:table-cell table:formula="of:=MAX([.$K449])" office:value-type="float"/>
          <table:table-cell table:formula="of:=MAX([.$L449])" office:value-type="float"/>
          <table:table-cell table:formula="of:=MAX([.$M449])" office:value-type="float"/>
          <table:table-cell table:formula="of:=MAX([.$N449])" office:value-type="float"/>
        </table:table-row>
        <table:table-row table:style-name="ro1">
          <table:table-cell office:value-type="string">
            <text:p>9000/ins_9000_9_0464</text:p>
          </table:table-cell>
          <table:table-cell office:value-type="float" office:value="0.791325"/>
          <table:table-cell office:value-type="float" office:value="0.779"/>
          <table:table-cell office:value-type="float" office:value="0.5"/>
          <table:table-cell office:value-type="float" office:value="468.0"/>
          <table:table-cell office:value-type="float" office:value="0.0"/>
          <table:table-cell office:value-type="float" office:value="0.0"/>
          <table:table-cell office:value-type="float" office:value="467.0"/>
          <table:table-cell office:value-type="float" office:value="283410.0"/>
          <table:table-cell office:value-type="float" office:value="283410.0"/>
          <table:table-cell office:value-type="float" office:value="9697.0"/>
          <table:table-cell office:value-type="float" office:value="5151.0"/>
          <table:table-cell office:value-type="float" office:value="0.0"/>
          <table:table-cell office:value-type="float" office:value="0.0"/>
          <table:table-cell table:formula="of:=MIN([.$B450])" office:value-type="float"/>
          <table:table-cell table:formula="of:=MIN([.$C450])" office:value-type="float"/>
          <table:table-cell table:formula="of:=MIN([.$D450])" office:value-type="float"/>
          <table:table-cell table:formula="of:=MIN([.$E450])" office:value-type="float"/>
          <table:table-cell table:formula="of:=MIN([.$F450])" office:value-type="float"/>
          <table:table-cell table:formula="of:=MIN([.$G450])" office:value-type="float"/>
          <table:table-cell table:formula="of:=MIN([.$H450])" office:value-type="float"/>
          <table:table-cell table:formula="of:=MIN([.$I450])" office:value-type="float"/>
          <table:table-cell table:formula="of:=MIN([.$J450])" office:value-type="float"/>
          <table:table-cell table:formula="of:=MIN([.$K450])" office:value-type="float"/>
          <table:table-cell table:formula="of:=MIN([.$L450])" office:value-type="float"/>
          <table:table-cell table:formula="of:=MIN([.$M450])" office:value-type="float"/>
          <table:table-cell table:formula="of:=MIN([.$N450])" office:value-type="float"/>
          <table:table-cell table:formula="of:=MEDIAN([.$B450])" office:value-type="float"/>
          <table:table-cell table:formula="of:=MEDIAN([.$C450])" office:value-type="float"/>
          <table:table-cell table:formula="of:=MEDIAN([.$D450])" office:value-type="float"/>
          <table:table-cell table:formula="of:=MEDIAN([.$E450])" office:value-type="float"/>
          <table:table-cell table:formula="of:=MEDIAN([.$F450])" office:value-type="float"/>
          <table:table-cell table:formula="of:=MEDIAN([.$G450])" office:value-type="float"/>
          <table:table-cell table:formula="of:=MEDIAN([.$H450])" office:value-type="float"/>
          <table:table-cell table:formula="of:=MEDIAN([.$I450])" office:value-type="float"/>
          <table:table-cell table:formula="of:=MEDIAN([.$J450])" office:value-type="float"/>
          <table:table-cell table:formula="of:=MEDIAN([.$K450])" office:value-type="float"/>
          <table:table-cell table:formula="of:=MEDIAN([.$L450])" office:value-type="float"/>
          <table:table-cell table:formula="of:=MEDIAN([.$M450])" office:value-type="float"/>
          <table:table-cell table:formula="of:=MEDIAN([.$N450])" office:value-type="float"/>
          <table:table-cell table:formula="of:=MAX([.$B450])" office:value-type="float"/>
          <table:table-cell table:formula="of:=MAX([.$C450])" office:value-type="float"/>
          <table:table-cell table:formula="of:=MAX([.$D450])" office:value-type="float"/>
          <table:table-cell table:formula="of:=MAX([.$E450])" office:value-type="float"/>
          <table:table-cell table:formula="of:=MAX([.$F450])" office:value-type="float"/>
          <table:table-cell table:formula="of:=MAX([.$G450])" office:value-type="float"/>
          <table:table-cell table:formula="of:=MAX([.$H450])" office:value-type="float"/>
          <table:table-cell table:formula="of:=MAX([.$I450])" office:value-type="float"/>
          <table:table-cell table:formula="of:=MAX([.$J450])" office:value-type="float"/>
          <table:table-cell table:formula="of:=MAX([.$K450])" office:value-type="float"/>
          <table:table-cell table:formula="of:=MAX([.$L450])" office:value-type="float"/>
          <table:table-cell table:formula="of:=MAX([.$M450])" office:value-type="float"/>
          <table:table-cell table:formula="of:=MAX([.$N450])" office:value-type="float"/>
        </table:table-row>
        <table:table-row table:style-name="ro1">
          <table:table-cell office:value-type="string">
            <text:p>9000/ins_9000_9_0474</text:p>
          </table:table-cell>
          <table:table-cell office:value-type="float" office:value="1.47831"/>
          <table:table-cell office:value-type="float" office:value="1.464"/>
          <table:table-cell office:value-type="float" office:value="1.17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403.0"/>
          <table:table-cell office:value-type="float" office:value="662102.0"/>
          <table:table-cell office:value-type="float" office:value="662102.0"/>
          <table:table-cell office:value-type="float" office:value="10192.0"/>
          <table:table-cell office:value-type="float" office:value="5575.0"/>
          <table:table-cell office:value-type="float" office:value="0.0"/>
          <table:table-cell office:value-type="float" office:value="0.0"/>
          <table:table-cell table:formula="of:=MIN([.$B451])" office:value-type="float"/>
          <table:table-cell table:formula="of:=MIN([.$C451])" office:value-type="float"/>
          <table:table-cell table:formula="of:=MIN([.$D451])" office:value-type="float"/>
          <table:table-cell table:formula="of:=MIN([.$E451])" office:value-type="float"/>
          <table:table-cell table:formula="of:=MIN([.$F451])" office:value-type="float"/>
          <table:table-cell table:formula="of:=MIN([.$G451])" office:value-type="float"/>
          <table:table-cell table:formula="of:=MIN([.$H451])" office:value-type="float"/>
          <table:table-cell table:formula="of:=MIN([.$I451])" office:value-type="float"/>
          <table:table-cell table:formula="of:=MIN([.$J451])" office:value-type="float"/>
          <table:table-cell table:formula="of:=MIN([.$K451])" office:value-type="float"/>
          <table:table-cell table:formula="of:=MIN([.$L451])" office:value-type="float"/>
          <table:table-cell table:formula="of:=MIN([.$M451])" office:value-type="float"/>
          <table:table-cell table:formula="of:=MIN([.$N451])" office:value-type="float"/>
          <table:table-cell table:formula="of:=MEDIAN([.$B451])" office:value-type="float"/>
          <table:table-cell table:formula="of:=MEDIAN([.$C451])" office:value-type="float"/>
          <table:table-cell table:formula="of:=MEDIAN([.$D451])" office:value-type="float"/>
          <table:table-cell table:formula="of:=MEDIAN([.$E451])" office:value-type="float"/>
          <table:table-cell table:formula="of:=MEDIAN([.$F451])" office:value-type="float"/>
          <table:table-cell table:formula="of:=MEDIAN([.$G451])" office:value-type="float"/>
          <table:table-cell table:formula="of:=MEDIAN([.$H451])" office:value-type="float"/>
          <table:table-cell table:formula="of:=MEDIAN([.$I451])" office:value-type="float"/>
          <table:table-cell table:formula="of:=MEDIAN([.$J451])" office:value-type="float"/>
          <table:table-cell table:formula="of:=MEDIAN([.$K451])" office:value-type="float"/>
          <table:table-cell table:formula="of:=MEDIAN([.$L451])" office:value-type="float"/>
          <table:table-cell table:formula="of:=MEDIAN([.$M451])" office:value-type="float"/>
          <table:table-cell table:formula="of:=MEDIAN([.$N451])" office:value-type="float"/>
          <table:table-cell table:formula="of:=MAX([.$B451])" office:value-type="float"/>
          <table:table-cell table:formula="of:=MAX([.$C451])" office:value-type="float"/>
          <table:table-cell table:formula="of:=MAX([.$D451])" office:value-type="float"/>
          <table:table-cell table:formula="of:=MAX([.$E451])" office:value-type="float"/>
          <table:table-cell table:formula="of:=MAX([.$F451])" office:value-type="float"/>
          <table:table-cell table:formula="of:=MAX([.$G451])" office:value-type="float"/>
          <table:table-cell table:formula="of:=MAX([.$H451])" office:value-type="float"/>
          <table:table-cell table:formula="of:=MAX([.$I451])" office:value-type="float"/>
          <table:table-cell table:formula="of:=MAX([.$J451])" office:value-type="float"/>
          <table:table-cell table:formula="of:=MAX([.$K451])" office:value-type="float"/>
          <table:table-cell table:formula="of:=MAX([.$L451])" office:value-type="float"/>
          <table:table-cell table:formula="of:=MAX([.$M451])" office:value-type="float"/>
          <table:table-cell table:formula="of:=MAX([.$N451])" office:value-type="float"/>
        </table:table-row>
        <table:table-row table:style-name="ro1">
          <table:table-cell office:value-type="string">
            <text:p>9000/ins_9000_9_0484</text:p>
          </table:table-cell>
          <table:table-cell office:value-type="float" office:value="1.70312"/>
          <table:table-cell office:value-type="float" office:value="1.689"/>
          <table:table-cell office:value-type="float" office:value="1.43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663.0"/>
          <table:table-cell office:value-type="float" office:value="629171.0"/>
          <table:table-cell office:value-type="float" office:value="629171.0"/>
          <table:table-cell office:value-type="float" office:value="11299.0"/>
          <table:table-cell office:value-type="float" office:value="13848.0"/>
          <table:table-cell office:value-type="float" office:value="0.0"/>
          <table:table-cell office:value-type="float" office:value="0.0"/>
          <table:table-cell table:formula="of:=MIN([.$B452])" office:value-type="float"/>
          <table:table-cell table:formula="of:=MIN([.$C452])" office:value-type="float"/>
          <table:table-cell table:formula="of:=MIN([.$D452])" office:value-type="float"/>
          <table:table-cell table:formula="of:=MIN([.$E452])" office:value-type="float"/>
          <table:table-cell table:formula="of:=MIN([.$F452])" office:value-type="float"/>
          <table:table-cell table:formula="of:=MIN([.$G452])" office:value-type="float"/>
          <table:table-cell table:formula="of:=MIN([.$H452])" office:value-type="float"/>
          <table:table-cell table:formula="of:=MIN([.$I452])" office:value-type="float"/>
          <table:table-cell table:formula="of:=MIN([.$J452])" office:value-type="float"/>
          <table:table-cell table:formula="of:=MIN([.$K452])" office:value-type="float"/>
          <table:table-cell table:formula="of:=MIN([.$L452])" office:value-type="float"/>
          <table:table-cell table:formula="of:=MIN([.$M452])" office:value-type="float"/>
          <table:table-cell table:formula="of:=MIN([.$N452])" office:value-type="float"/>
          <table:table-cell table:formula="of:=MEDIAN([.$B452])" office:value-type="float"/>
          <table:table-cell table:formula="of:=MEDIAN([.$C452])" office:value-type="float"/>
          <table:table-cell table:formula="of:=MEDIAN([.$D452])" office:value-type="float"/>
          <table:table-cell table:formula="of:=MEDIAN([.$E452])" office:value-type="float"/>
          <table:table-cell table:formula="of:=MEDIAN([.$F452])" office:value-type="float"/>
          <table:table-cell table:formula="of:=MEDIAN([.$G452])" office:value-type="float"/>
          <table:table-cell table:formula="of:=MEDIAN([.$H452])" office:value-type="float"/>
          <table:table-cell table:formula="of:=MEDIAN([.$I452])" office:value-type="float"/>
          <table:table-cell table:formula="of:=MEDIAN([.$J452])" office:value-type="float"/>
          <table:table-cell table:formula="of:=MEDIAN([.$K452])" office:value-type="float"/>
          <table:table-cell table:formula="of:=MEDIAN([.$L452])" office:value-type="float"/>
          <table:table-cell table:formula="of:=MEDIAN([.$M452])" office:value-type="float"/>
          <table:table-cell table:formula="of:=MEDIAN([.$N452])" office:value-type="float"/>
          <table:table-cell table:formula="of:=MAX([.$B452])" office:value-type="float"/>
          <table:table-cell table:formula="of:=MAX([.$C452])" office:value-type="float"/>
          <table:table-cell table:formula="of:=MAX([.$D452])" office:value-type="float"/>
          <table:table-cell table:formula="of:=MAX([.$E452])" office:value-type="float"/>
          <table:table-cell table:formula="of:=MAX([.$F452])" office:value-type="float"/>
          <table:table-cell table:formula="of:=MAX([.$G452])" office:value-type="float"/>
          <table:table-cell table:formula="of:=MAX([.$H452])" office:value-type="float"/>
          <table:table-cell table:formula="of:=MAX([.$I452])" office:value-type="float"/>
          <table:table-cell table:formula="of:=MAX([.$J452])" office:value-type="float"/>
          <table:table-cell table:formula="of:=MAX([.$K452])" office:value-type="float"/>
          <table:table-cell table:formula="of:=MAX([.$L452])" office:value-type="float"/>
          <table:table-cell table:formula="of:=MAX([.$M452])" office:value-type="float"/>
          <table:table-cell table:formula="of:=MAX([.$N45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52])" office:value-type="float"/>
          <table:table-cell table:formula="of:=SUM([.C3:.C452])" office:value-type="float"/>
          <table:table-cell table:formula="of:=SUM([.D3:.D452])" office:value-type="float"/>
          <table:table-cell table:formula="of:=SUM([.E3:.E452])" office:value-type="float"/>
          <table:table-cell table:formula="of:=SUM([.F3:.F452])" office:value-type="float"/>
          <table:table-cell table:formula="of:=SUM([.G3:.G452])" office:value-type="float"/>
          <table:table-cell table:formula="of:=SUM([.H3:.H452])" office:value-type="float"/>
          <table:table-cell table:formula="of:=SUM([.I3:.I452])" office:value-type="float"/>
          <table:table-cell table:formula="of:=SUM([.J3:.J452])" office:value-type="float"/>
          <table:table-cell table:formula="of:=SUM([.K3:.K452])" office:value-type="float"/>
          <table:table-cell table:formula="of:=SUM([.L3:.L452])" office:value-type="float"/>
          <table:table-cell table:formula="of:=SUM([.M3:.M452])" office:value-type="float"/>
          <table:table-cell table:formula="of:=SUM([.N3:.N452])" office:value-type="float"/>
          <table:table-cell table:formula="of:=SUM([.O3:.O452])" office:value-type="float"/>
          <table:table-cell table:formula="of:=SUM([.P3:.P452])" office:value-type="float"/>
          <table:table-cell table:formula="of:=SUM([.Q3:.Q452])" office:value-type="float"/>
          <table:table-cell table:formula="of:=SUM([.R3:.R452])" office:value-type="float"/>
          <table:table-cell table:formula="of:=SUM([.S3:.S452])" office:value-type="float"/>
          <table:table-cell table:formula="of:=SUM([.T3:.T452])" office:value-type="float"/>
          <table:table-cell table:formula="of:=SUM([.U3:.U452])" office:value-type="float"/>
          <table:table-cell table:formula="of:=SUM([.V3:.V452])" office:value-type="float"/>
          <table:table-cell table:formula="of:=SUM([.W3:.W452])" office:value-type="float"/>
          <table:table-cell table:formula="of:=SUM([.X3:.X452])" office:value-type="float"/>
          <table:table-cell table:formula="of:=SUM([.Y3:.Y452])" office:value-type="float"/>
          <table:table-cell table:formula="of:=SUM([.Z3:.Z452])" office:value-type="float"/>
          <table:table-cell table:formula="of:=SUM([.AA3:.AA452])" office:value-type="float"/>
          <table:table-cell table:formula="of:=SUM([.AB3:.AB452])" office:value-type="float"/>
          <table:table-cell table:formula="of:=SUM([.AC3:.AC452])" office:value-type="float"/>
          <table:table-cell table:formula="of:=SUM([.AD3:.AD452])" office:value-type="float"/>
          <table:table-cell table:formula="of:=SUM([.AE3:.AE452])" office:value-type="float"/>
          <table:table-cell table:formula="of:=SUM([.AF3:.AF452])" office:value-type="float"/>
          <table:table-cell table:formula="of:=SUM([.AG3:.AG452])" office:value-type="float"/>
          <table:table-cell table:formula="of:=SUM([.AH3:.AH452])" office:value-type="float"/>
          <table:table-cell table:formula="of:=SUM([.AI3:.AI452])" office:value-type="float"/>
          <table:table-cell table:formula="of:=SUM([.AJ3:.AJ452])" office:value-type="float"/>
          <table:table-cell table:formula="of:=SUM([.AK3:.AK452])" office:value-type="float"/>
          <table:table-cell table:formula="of:=SUM([.AL3:.AL452])" office:value-type="float"/>
          <table:table-cell table:formula="of:=SUM([.AM3:.AM452])" office:value-type="float"/>
          <table:table-cell table:formula="of:=SUM([.AN3:.AN452])" office:value-type="float"/>
          <table:table-cell table:formula="of:=SUM([.AO3:.AO452])" office:value-type="float"/>
          <table:table-cell table:formula="of:=SUM([.AP3:.AP452])" office:value-type="float"/>
          <table:table-cell table:formula="of:=SUM([.AQ3:.AQ452])" office:value-type="float"/>
          <table:table-cell table:formula="of:=SUM([.AR3:.AR452])" office:value-type="float"/>
          <table:table-cell table:formula="of:=SUM([.AS3:.AS452])" office:value-type="float"/>
          <table:table-cell table:formula="of:=SUM([.AT3:.AT452])" office:value-type="float"/>
          <table:table-cell table:formula="of:=SUM([.AU3:.AU452])" office:value-type="float"/>
          <table:table-cell table:formula="of:=SUM([.AV3:.AV452])" office:value-type="float"/>
          <table:table-cell table:formula="of:=SUM([.AW3:.AW452])" office:value-type="float"/>
          <table:table-cell table:formula="of:=SUM([.AX3:.AX452])" office:value-type="float"/>
          <table:table-cell table:formula="of:=SUM([.AY3:.AY452])" office:value-type="float"/>
          <table:table-cell table:formula="of:=SUM([.AZ3:.AZ452])" office:value-type="float"/>
          <table:table-cell table:formula="of:=SUM([.BA3:.BA45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52])" office:value-type="float"/>
          <table:table-cell table:formula="of:=AVERAGE([.C3:.C452])" office:value-type="float"/>
          <table:table-cell table:formula="of:=AVERAGE([.D3:.D452])" office:value-type="float"/>
          <table:table-cell table:formula="of:=AVERAGE([.E3:.E452])" office:value-type="float"/>
          <table:table-cell table:formula="of:=AVERAGE([.F3:.F452])" office:value-type="float"/>
          <table:table-cell table:formula="of:=AVERAGE([.G3:.G452])" office:value-type="float"/>
          <table:table-cell table:formula="of:=AVERAGE([.H3:.H452])" office:value-type="float"/>
          <table:table-cell table:formula="of:=AVERAGE([.I3:.I452])" office:value-type="float"/>
          <table:table-cell table:formula="of:=AVERAGE([.J3:.J452])" office:value-type="float"/>
          <table:table-cell table:formula="of:=AVERAGE([.K3:.K452])" office:value-type="float"/>
          <table:table-cell table:formula="of:=AVERAGE([.L3:.L452])" office:value-type="float"/>
          <table:table-cell table:formula="of:=AVERAGE([.M3:.M452])" office:value-type="float"/>
          <table:table-cell table:formula="of:=AVERAGE([.N3:.N452])" office:value-type="float"/>
          <table:table-cell table:formula="of:=AVERAGE([.O3:.O452])" office:value-type="float"/>
          <table:table-cell table:formula="of:=AVERAGE([.P3:.P452])" office:value-type="float"/>
          <table:table-cell table:formula="of:=AVERAGE([.Q3:.Q452])" office:value-type="float"/>
          <table:table-cell table:formula="of:=AVERAGE([.R3:.R452])" office:value-type="float"/>
          <table:table-cell table:formula="of:=AVERAGE([.S3:.S452])" office:value-type="float"/>
          <table:table-cell table:formula="of:=AVERAGE([.T3:.T452])" office:value-type="float"/>
          <table:table-cell table:formula="of:=AVERAGE([.U3:.U452])" office:value-type="float"/>
          <table:table-cell table:formula="of:=AVERAGE([.V3:.V452])" office:value-type="float"/>
          <table:table-cell table:formula="of:=AVERAGE([.W3:.W452])" office:value-type="float"/>
          <table:table-cell table:formula="of:=AVERAGE([.X3:.X452])" office:value-type="float"/>
          <table:table-cell table:formula="of:=AVERAGE([.Y3:.Y452])" office:value-type="float"/>
          <table:table-cell table:formula="of:=AVERAGE([.Z3:.Z452])" office:value-type="float"/>
          <table:table-cell table:formula="of:=AVERAGE([.AA3:.AA452])" office:value-type="float"/>
          <table:table-cell table:formula="of:=AVERAGE([.AB3:.AB452])" office:value-type="float"/>
          <table:table-cell table:formula="of:=AVERAGE([.AC3:.AC452])" office:value-type="float"/>
          <table:table-cell table:formula="of:=AVERAGE([.AD3:.AD452])" office:value-type="float"/>
          <table:table-cell table:formula="of:=AVERAGE([.AE3:.AE452])" office:value-type="float"/>
          <table:table-cell table:formula="of:=AVERAGE([.AF3:.AF452])" office:value-type="float"/>
          <table:table-cell table:formula="of:=AVERAGE([.AG3:.AG452])" office:value-type="float"/>
          <table:table-cell table:formula="of:=AVERAGE([.AH3:.AH452])" office:value-type="float"/>
          <table:table-cell table:formula="of:=AVERAGE([.AI3:.AI452])" office:value-type="float"/>
          <table:table-cell table:formula="of:=AVERAGE([.AJ3:.AJ452])" office:value-type="float"/>
          <table:table-cell table:formula="of:=AVERAGE([.AK3:.AK452])" office:value-type="float"/>
          <table:table-cell table:formula="of:=AVERAGE([.AL3:.AL452])" office:value-type="float"/>
          <table:table-cell table:formula="of:=AVERAGE([.AM3:.AM452])" office:value-type="float"/>
          <table:table-cell table:formula="of:=AVERAGE([.AN3:.AN452])" office:value-type="float"/>
          <table:table-cell table:formula="of:=AVERAGE([.AO3:.AO452])" office:value-type="float"/>
          <table:table-cell table:formula="of:=AVERAGE([.AP3:.AP452])" office:value-type="float"/>
          <table:table-cell table:formula="of:=AVERAGE([.AQ3:.AQ452])" office:value-type="float"/>
          <table:table-cell table:formula="of:=AVERAGE([.AR3:.AR452])" office:value-type="float"/>
          <table:table-cell table:formula="of:=AVERAGE([.AS3:.AS452])" office:value-type="float"/>
          <table:table-cell table:formula="of:=AVERAGE([.AT3:.AT452])" office:value-type="float"/>
          <table:table-cell table:formula="of:=AVERAGE([.AU3:.AU452])" office:value-type="float"/>
          <table:table-cell table:formula="of:=AVERAGE([.AV3:.AV452])" office:value-type="float"/>
          <table:table-cell table:formula="of:=AVERAGE([.AW3:.AW452])" office:value-type="float"/>
          <table:table-cell table:formula="of:=AVERAGE([.AX3:.AX452])" office:value-type="float"/>
          <table:table-cell table:formula="of:=AVERAGE([.AY3:.AY452])" office:value-type="float"/>
          <table:table-cell table:formula="of:=AVERAGE([.AZ3:.AZ452])" office:value-type="float"/>
          <table:table-cell table:formula="of:=AVERAGE([.BA3:.BA45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52])" office:value-type="float"/>
          <table:table-cell table:formula="of:=STDEV([.C3:.C452])" office:value-type="float"/>
          <table:table-cell table:formula="of:=STDEV([.D3:.D452])" office:value-type="float"/>
          <table:table-cell table:formula="of:=STDEV([.E3:.E452])" office:value-type="float"/>
          <table:table-cell table:formula="of:=STDEV([.F3:.F452])" office:value-type="float"/>
          <table:table-cell table:formula="of:=STDEV([.G3:.G452])" office:value-type="float"/>
          <table:table-cell table:formula="of:=STDEV([.H3:.H452])" office:value-type="float"/>
          <table:table-cell table:formula="of:=STDEV([.I3:.I452])" office:value-type="float"/>
          <table:table-cell table:formula="of:=STDEV([.J3:.J452])" office:value-type="float"/>
          <table:table-cell table:formula="of:=STDEV([.K3:.K452])" office:value-type="float"/>
          <table:table-cell table:formula="of:=STDEV([.L3:.L452])" office:value-type="float"/>
          <table:table-cell table:formula="of:=STDEV([.M3:.M452])" office:value-type="float"/>
          <table:table-cell table:formula="of:=STDEV([.N3:.N452])" office:value-type="float"/>
          <table:table-cell table:formula="of:=STDEV([.O3:.O452])" office:value-type="float"/>
          <table:table-cell table:formula="of:=STDEV([.P3:.P452])" office:value-type="float"/>
          <table:table-cell table:formula="of:=STDEV([.Q3:.Q452])" office:value-type="float"/>
          <table:table-cell table:formula="of:=STDEV([.R3:.R452])" office:value-type="float"/>
          <table:table-cell table:formula="of:=STDEV([.S3:.S452])" office:value-type="float"/>
          <table:table-cell table:formula="of:=STDEV([.T3:.T452])" office:value-type="float"/>
          <table:table-cell table:formula="of:=STDEV([.U3:.U452])" office:value-type="float"/>
          <table:table-cell table:formula="of:=STDEV([.V3:.V452])" office:value-type="float"/>
          <table:table-cell table:formula="of:=STDEV([.W3:.W452])" office:value-type="float"/>
          <table:table-cell table:formula="of:=STDEV([.X3:.X452])" office:value-type="float"/>
          <table:table-cell table:formula="of:=STDEV([.Y3:.Y452])" office:value-type="float"/>
          <table:table-cell table:formula="of:=STDEV([.Z3:.Z452])" office:value-type="float"/>
          <table:table-cell table:formula="of:=STDEV([.AA3:.AA452])" office:value-type="float"/>
          <table:table-cell table:formula="of:=STDEV([.AB3:.AB452])" office:value-type="float"/>
          <table:table-cell table:formula="of:=STDEV([.AC3:.AC452])" office:value-type="float"/>
          <table:table-cell table:formula="of:=STDEV([.AD3:.AD452])" office:value-type="float"/>
          <table:table-cell table:formula="of:=STDEV([.AE3:.AE452])" office:value-type="float"/>
          <table:table-cell table:formula="of:=STDEV([.AF3:.AF452])" office:value-type="float"/>
          <table:table-cell table:formula="of:=STDEV([.AG3:.AG452])" office:value-type="float"/>
          <table:table-cell table:formula="of:=STDEV([.AH3:.AH452])" office:value-type="float"/>
          <table:table-cell table:formula="of:=STDEV([.AI3:.AI452])" office:value-type="float"/>
          <table:table-cell table:formula="of:=STDEV([.AJ3:.AJ452])" office:value-type="float"/>
          <table:table-cell table:formula="of:=STDEV([.AK3:.AK452])" office:value-type="float"/>
          <table:table-cell table:formula="of:=STDEV([.AL3:.AL452])" office:value-type="float"/>
          <table:table-cell table:formula="of:=STDEV([.AM3:.AM452])" office:value-type="float"/>
          <table:table-cell table:formula="of:=STDEV([.AN3:.AN452])" office:value-type="float"/>
          <table:table-cell table:formula="of:=STDEV([.AO3:.AO452])" office:value-type="float"/>
          <table:table-cell table:formula="of:=STDEV([.AP3:.AP452])" office:value-type="float"/>
          <table:table-cell table:formula="of:=STDEV([.AQ3:.AQ452])" office:value-type="float"/>
          <table:table-cell table:formula="of:=STDEV([.AR3:.AR452])" office:value-type="float"/>
          <table:table-cell table:formula="of:=STDEV([.AS3:.AS452])" office:value-type="float"/>
          <table:table-cell table:formula="of:=STDEV([.AT3:.AT452])" office:value-type="float"/>
          <table:table-cell table:formula="of:=STDEV([.AU3:.AU452])" office:value-type="float"/>
          <table:table-cell table:formula="of:=STDEV([.AV3:.AV452])" office:value-type="float"/>
          <table:table-cell table:formula="of:=STDEV([.AW3:.AW452])" office:value-type="float"/>
          <table:table-cell table:formula="of:=STDEV([.AX3:.AX452])" office:value-type="float"/>
          <table:table-cell table:formula="of:=STDEV([.AY3:.AY452])" office:value-type="float"/>
          <table:table-cell table:formula="of:=STDEV([.AZ3:.AZ452])" office:value-type="float"/>
          <table:table-cell table:formula="of:=STDEV([.BA3:.BA45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52]-[.$O3:.$O452])^2)^0.5" office:value-type="float"/>
          <table:table-cell table:number-matrix-columns-spanned="1" table:number-matrix-rows-spanned="1" table:formula="of:=SUM(([.C3:.C452]-[.$P3:.$P452])^2)^0.5" office:value-type="float"/>
          <table:table-cell table:number-matrix-columns-spanned="1" table:number-matrix-rows-spanned="1" table:formula="of:=SUM(([.D3:.D452]-[.$Q3:.$Q452])^2)^0.5" office:value-type="float"/>
          <table:table-cell table:number-matrix-columns-spanned="1" table:number-matrix-rows-spanned="1" table:formula="of:=SUM(([.E3:.E452]-[.$R3:.$R452])^2)^0.5" office:value-type="float"/>
          <table:table-cell table:number-matrix-columns-spanned="1" table:number-matrix-rows-spanned="1" table:formula="of:=SUM(([.F3:.F452]-[.$S3:.$S452])^2)^0.5" office:value-type="float"/>
          <table:table-cell table:number-matrix-columns-spanned="1" table:number-matrix-rows-spanned="1" table:formula="of:=SUM(([.G3:.G452]-[.$T3:.$T452])^2)^0.5" office:value-type="float"/>
          <table:table-cell table:number-matrix-columns-spanned="1" table:number-matrix-rows-spanned="1" table:formula="of:=SUM(([.H3:.H452]-[.$U3:.$U452])^2)^0.5" office:value-type="float"/>
          <table:table-cell table:number-matrix-columns-spanned="1" table:number-matrix-rows-spanned="1" table:formula="of:=SUM(([.I3:.I452]-[.$V3:.$V452])^2)^0.5" office:value-type="float"/>
          <table:table-cell table:number-matrix-columns-spanned="1" table:number-matrix-rows-spanned="1" table:formula="of:=SUM(([.J3:.J452]-[.$W3:.$W452])^2)^0.5" office:value-type="float"/>
          <table:table-cell table:number-matrix-columns-spanned="1" table:number-matrix-rows-spanned="1" table:formula="of:=SUM(([.K3:.K452]-[.$X3:.$X452])^2)^0.5" office:value-type="float"/>
          <table:table-cell table:number-matrix-columns-spanned="1" table:number-matrix-rows-spanned="1" table:formula="of:=SUM(([.L3:.L452]-[.$Y3:.$Y452])^2)^0.5" office:value-type="float"/>
          <table:table-cell table:number-matrix-columns-spanned="1" table:number-matrix-rows-spanned="1" table:formula="of:=SUM(([.M3:.M452]-[.$Z3:.$Z452])^2)^0.5" office:value-type="float"/>
          <table:table-cell table:number-matrix-columns-spanned="1" table:number-matrix-rows-spanned="1" table:formula="of:=SUM(([.N3:.N452]-[.$AA3:.$AA45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52]=[.$O3:.$O452])" office:value-type="float"/>
          <table:table-cell table:number-matrix-columns-spanned="1" table:number-matrix-rows-spanned="1" table:formula="of:=SUM([.C3:.C452]=[.$P3:.$P452])" office:value-type="float"/>
          <table:table-cell table:number-matrix-columns-spanned="1" table:number-matrix-rows-spanned="1" table:formula="of:=SUM([.D3:.D452]=[.$Q3:.$Q452])" office:value-type="float"/>
          <table:table-cell table:number-matrix-columns-spanned="1" table:number-matrix-rows-spanned="1" table:formula="of:=SUM([.E3:.E452]=[.$R3:.$R452])" office:value-type="float"/>
          <table:table-cell table:number-matrix-columns-spanned="1" table:number-matrix-rows-spanned="1" table:formula="of:=SUM([.F3:.F452]=[.$S3:.$S452])" office:value-type="float"/>
          <table:table-cell table:number-matrix-columns-spanned="1" table:number-matrix-rows-spanned="1" table:formula="of:=SUM([.G3:.G452]=[.$T3:.$T452])" office:value-type="float"/>
          <table:table-cell table:number-matrix-columns-spanned="1" table:number-matrix-rows-spanned="1" table:formula="of:=SUM([.H3:.H452]=[.$U3:.$U452])" office:value-type="float"/>
          <table:table-cell table:number-matrix-columns-spanned="1" table:number-matrix-rows-spanned="1" table:formula="of:=SUM([.I3:.I452]=[.$V3:.$V452])" office:value-type="float"/>
          <table:table-cell table:number-matrix-columns-spanned="1" table:number-matrix-rows-spanned="1" table:formula="of:=SUM([.J3:.J452]=[.$W3:.$W452])" office:value-type="float"/>
          <table:table-cell table:number-matrix-columns-spanned="1" table:number-matrix-rows-spanned="1" table:formula="of:=SUM([.K3:.K452]=[.$X3:.$X452])" office:value-type="float"/>
          <table:table-cell table:number-matrix-columns-spanned="1" table:number-matrix-rows-spanned="1" table:formula="of:=SUM([.L3:.L452]=[.$Y3:.$Y452])" office:value-type="float"/>
          <table:table-cell table:number-matrix-columns-spanned="1" table:number-matrix-rows-spanned="1" table:formula="of:=SUM([.M3:.M452]=[.$Z3:.$Z452])" office:value-type="float"/>
          <table:table-cell table:number-matrix-columns-spanned="1" table:number-matrix-rows-spanned="1" table:formula="of:=SUM([.N3:.N452]=[.$AA3:.$AA45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52]&lt;[.$AB3:.$AB452])" office:value-type="float"/>
          <table:table-cell table:number-matrix-columns-spanned="1" table:number-matrix-rows-spanned="1" table:formula="of:=SUM([.C3:.C452]&lt;[.$AC3:.$AC452])" office:value-type="float"/>
          <table:table-cell table:number-matrix-columns-spanned="1" table:number-matrix-rows-spanned="1" table:formula="of:=SUM([.D3:.D452]&lt;[.$AD3:.$AD452])" office:value-type="float"/>
          <table:table-cell table:number-matrix-columns-spanned="1" table:number-matrix-rows-spanned="1" table:formula="of:=SUM([.E3:.E452]&lt;[.$AE3:.$AE452])" office:value-type="float"/>
          <table:table-cell table:number-matrix-columns-spanned="1" table:number-matrix-rows-spanned="1" table:formula="of:=SUM([.F3:.F452]&lt;[.$AF3:.$AF452])" office:value-type="float"/>
          <table:table-cell table:number-matrix-columns-spanned="1" table:number-matrix-rows-spanned="1" table:formula="of:=SUM([.G3:.G452]&lt;[.$AG3:.$AG452])" office:value-type="float"/>
          <table:table-cell table:number-matrix-columns-spanned="1" table:number-matrix-rows-spanned="1" table:formula="of:=SUM([.H3:.H452]&lt;[.$AH3:.$AH452])" office:value-type="float"/>
          <table:table-cell table:number-matrix-columns-spanned="1" table:number-matrix-rows-spanned="1" table:formula="of:=SUM([.I3:.I452]&lt;[.$AI3:.$AI452])" office:value-type="float"/>
          <table:table-cell table:number-matrix-columns-spanned="1" table:number-matrix-rows-spanned="1" table:formula="of:=SUM([.J3:.J452]&lt;[.$AJ3:.$AJ452])" office:value-type="float"/>
          <table:table-cell table:number-matrix-columns-spanned="1" table:number-matrix-rows-spanned="1" table:formula="of:=SUM([.K3:.K452]&lt;[.$AK3:.$AK452])" office:value-type="float"/>
          <table:table-cell table:number-matrix-columns-spanned="1" table:number-matrix-rows-spanned="1" table:formula="of:=SUM([.L3:.L452]&lt;[.$AL3:.$AL452])" office:value-type="float"/>
          <table:table-cell table:number-matrix-columns-spanned="1" table:number-matrix-rows-spanned="1" table:formula="of:=SUM([.M3:.M452]&lt;[.$AM3:.$AM452])" office:value-type="float"/>
          <table:table-cell table:number-matrix-columns-spanned="1" table:number-matrix-rows-spanned="1" table:formula="of:=SUM([.N3:.N452]&lt;[.$AN3:.$AN45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52]&gt;[.$AB3:.$AB452])" office:value-type="float"/>
          <table:table-cell table:number-matrix-columns-spanned="1" table:number-matrix-rows-spanned="1" table:formula="of:=SUM([.C3:.C452]&gt;[.$AC3:.$AC452])" office:value-type="float"/>
          <table:table-cell table:number-matrix-columns-spanned="1" table:number-matrix-rows-spanned="1" table:formula="of:=SUM([.D3:.D452]&gt;[.$AD3:.$AD452])" office:value-type="float"/>
          <table:table-cell table:number-matrix-columns-spanned="1" table:number-matrix-rows-spanned="1" table:formula="of:=SUM([.E3:.E452]&gt;[.$AE3:.$AE452])" office:value-type="float"/>
          <table:table-cell table:number-matrix-columns-spanned="1" table:number-matrix-rows-spanned="1" table:formula="of:=SUM([.F3:.F452]&gt;[.$AF3:.$AF452])" office:value-type="float"/>
          <table:table-cell table:number-matrix-columns-spanned="1" table:number-matrix-rows-spanned="1" table:formula="of:=SUM([.G3:.G452]&gt;[.$AG3:.$AG452])" office:value-type="float"/>
          <table:table-cell table:number-matrix-columns-spanned="1" table:number-matrix-rows-spanned="1" table:formula="of:=SUM([.H3:.H452]&gt;[.$AH3:.$AH452])" office:value-type="float"/>
          <table:table-cell table:number-matrix-columns-spanned="1" table:number-matrix-rows-spanned="1" table:formula="of:=SUM([.I3:.I452]&gt;[.$AI3:.$AI452])" office:value-type="float"/>
          <table:table-cell table:number-matrix-columns-spanned="1" table:number-matrix-rows-spanned="1" table:formula="of:=SUM([.J3:.J452]&gt;[.$AJ3:.$AJ452])" office:value-type="float"/>
          <table:table-cell table:number-matrix-columns-spanned="1" table:number-matrix-rows-spanned="1" table:formula="of:=SUM([.K3:.K452]&gt;[.$AK3:.$AK452])" office:value-type="float"/>
          <table:table-cell table:number-matrix-columns-spanned="1" table:number-matrix-rows-spanned="1" table:formula="of:=SUM([.L3:.L452]&gt;[.$AL3:.$AL452])" office:value-type="float"/>
          <table:table-cell table:number-matrix-columns-spanned="1" table:number-matrix-rows-spanned="1" table:formula="of:=SUM([.M3:.M452]&gt;[.$AM3:.$AM452])" office:value-type="float"/>
          <table:table-cell table:number-matrix-columns-spanned="1" table:number-matrix-rows-spanned="1" table:formula="of:=SUM([.N3:.N452]&gt;[.$AN3:.$AN45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52]=[.$AO3:.$AO452])" office:value-type="float"/>
          <table:table-cell table:number-matrix-columns-spanned="1" table:number-matrix-rows-spanned="1" table:formula="of:=SUM([.C3:.C452]=[.$AP3:.$AP452])" office:value-type="float"/>
          <table:table-cell table:number-matrix-columns-spanned="1" table:number-matrix-rows-spanned="1" table:formula="of:=SUM([.D3:.D452]=[.$AQ3:.$AQ452])" office:value-type="float"/>
          <table:table-cell table:number-matrix-columns-spanned="1" table:number-matrix-rows-spanned="1" table:formula="of:=SUM([.E3:.E452]=[.$AR3:.$AR452])" office:value-type="float"/>
          <table:table-cell table:number-matrix-columns-spanned="1" table:number-matrix-rows-spanned="1" table:formula="of:=SUM([.F3:.F452]=[.$AS3:.$AS452])" office:value-type="float"/>
          <table:table-cell table:number-matrix-columns-spanned="1" table:number-matrix-rows-spanned="1" table:formula="of:=SUM([.G3:.G452]=[.$AT3:.$AT452])" office:value-type="float"/>
          <table:table-cell table:number-matrix-columns-spanned="1" table:number-matrix-rows-spanned="1" table:formula="of:=SUM([.H3:.H452]=[.$AU3:.$AU452])" office:value-type="float"/>
          <table:table-cell table:number-matrix-columns-spanned="1" table:number-matrix-rows-spanned="1" table:formula="of:=SUM([.I3:.I452]=[.$AV3:.$AV452])" office:value-type="float"/>
          <table:table-cell table:number-matrix-columns-spanned="1" table:number-matrix-rows-spanned="1" table:formula="of:=SUM([.J3:.J452]=[.$AW3:.$AW452])" office:value-type="float"/>
          <table:table-cell table:number-matrix-columns-spanned="1" table:number-matrix-rows-spanned="1" table:formula="of:=SUM([.K3:.K452]=[.$AX3:.$AX452])" office:value-type="float"/>
          <table:table-cell table:number-matrix-columns-spanned="1" table:number-matrix-rows-spanned="1" table:formula="of:=SUM([.L3:.L452]=[.$AY3:.$AY452])" office:value-type="float"/>
          <table:table-cell table:number-matrix-columns-spanned="1" table:number-matrix-rows-spanned="1" table:formula="of:=SUM([.M3:.M452]=[.$AZ3:.$AZ452])" office:value-type="float"/>
          <table:table-cell table:number-matrix-columns-spanned="1" table:number-matrix-rows-spanned="1" table:formula="of:=SUM([.N3:.N452]=[.$BA3:.$BA45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bioexpansion-2/false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5000</text:p>
          </table:table-cell>
          <table:table-cell table:formula="of:=AVERAGE([Instances.B3:Instances.B92])" office:value-type="float"/>
          <table:table-cell table:formula="of:=AVERAGE([Instances.C3:Instances.C92])" office:value-type="float"/>
          <table:table-cell table:formula="of:=AVERAGE([Instances.D3:Instances.D92])" office:value-type="float"/>
          <table:table-cell table:formula="of:=AVERAGE([Instances.E3:Instances.E92])" office:value-type="float"/>
          <table:table-cell table:formula="of:=SUM([Instances.F3:Instances.F92])" office:value-type="float"/>
          <table:table-cell table:formula="of:=AVERAGE([Instances.G3:Instances.G92])" office:value-type="float"/>
          <table:table-cell table:formula="of:=AVERAGE([Instances.H3:Instances.H92])" office:value-type="float"/>
          <table:table-cell table:formula="of:=AVERAGE([Instances.I3:Instances.I92])" office:value-type="float"/>
          <table:table-cell table:formula="of:=AVERAGE([Instances.J3:Instances.J92])" office:value-type="float"/>
          <table:table-cell table:formula="of:=AVERAGE([Instances.K3:Instances.K92])" office:value-type="float"/>
          <table:table-cell table:formula="of:=AVERAGE([Instances.L3:Instances.L92])" office:value-type="float"/>
          <table:table-cell table:formula="of:=AVERAGE([Instances.M3:Instances.M92])" office:value-type="float"/>
          <table:table-cell table:formula="of:=AVERAGE([Instances.N3:Instances.N9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6000</text:p>
          </table:table-cell>
          <table:table-cell table:formula="of:=AVERAGE([Instances.B93:Instances.B182])" office:value-type="float"/>
          <table:table-cell table:formula="of:=AVERAGE([Instances.C93:Instances.C182])" office:value-type="float"/>
          <table:table-cell table:formula="of:=AVERAGE([Instances.D93:Instances.D182])" office:value-type="float"/>
          <table:table-cell table:formula="of:=AVERAGE([Instances.E93:Instances.E182])" office:value-type="float"/>
          <table:table-cell table:formula="of:=SUM([Instances.F93:Instances.F182])" office:value-type="float"/>
          <table:table-cell table:formula="of:=AVERAGE([Instances.G93:Instances.G182])" office:value-type="float"/>
          <table:table-cell table:formula="of:=AVERAGE([Instances.H93:Instances.H182])" office:value-type="float"/>
          <table:table-cell table:formula="of:=AVERAGE([Instances.I93:Instances.I182])" office:value-type="float"/>
          <table:table-cell table:formula="of:=AVERAGE([Instances.J93:Instances.J182])" office:value-type="float"/>
          <table:table-cell table:formula="of:=AVERAGE([Instances.K93:Instances.K182])" office:value-type="float"/>
          <table:table-cell table:formula="of:=AVERAGE([Instances.L93:Instances.L182])" office:value-type="float"/>
          <table:table-cell table:formula="of:=AVERAGE([Instances.M93:Instances.M182])" office:value-type="float"/>
          <table:table-cell table:formula="of:=AVERAGE([Instances.N93:Instances.N18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7000</text:p>
          </table:table-cell>
          <table:table-cell table:formula="of:=AVERAGE([Instances.B183:Instances.B272])" office:value-type="float"/>
          <table:table-cell table:formula="of:=AVERAGE([Instances.C183:Instances.C272])" office:value-type="float"/>
          <table:table-cell table:formula="of:=AVERAGE([Instances.D183:Instances.D272])" office:value-type="float"/>
          <table:table-cell table:formula="of:=AVERAGE([Instances.E183:Instances.E272])" office:value-type="float"/>
          <table:table-cell table:formula="of:=SUM([Instances.F183:Instances.F272])" office:value-type="float"/>
          <table:table-cell table:formula="of:=AVERAGE([Instances.G183:Instances.G272])" office:value-type="float"/>
          <table:table-cell table:formula="of:=AVERAGE([Instances.H183:Instances.H272])" office:value-type="float"/>
          <table:table-cell table:formula="of:=AVERAGE([Instances.I183:Instances.I272])" office:value-type="float"/>
          <table:table-cell table:formula="of:=AVERAGE([Instances.J183:Instances.J272])" office:value-type="float"/>
          <table:table-cell table:formula="of:=AVERAGE([Instances.K183:Instances.K272])" office:value-type="float"/>
          <table:table-cell table:formula="of:=AVERAGE([Instances.L183:Instances.L272])" office:value-type="float"/>
          <table:table-cell table:formula="of:=AVERAGE([Instances.M183:Instances.M272])" office:value-type="float"/>
          <table:table-cell table:formula="of:=AVERAGE([Instances.N183:Instances.N272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8000</text:p>
          </table:table-cell>
          <table:table-cell table:formula="of:=AVERAGE([Instances.B273:Instances.B362])" office:value-type="float"/>
          <table:table-cell table:formula="of:=AVERAGE([Instances.C273:Instances.C362])" office:value-type="float"/>
          <table:table-cell table:formula="of:=AVERAGE([Instances.D273:Instances.D362])" office:value-type="float"/>
          <table:table-cell table:formula="of:=AVERAGE([Instances.E273:Instances.E362])" office:value-type="float"/>
          <table:table-cell table:formula="of:=SUM([Instances.F273:Instances.F362])" office:value-type="float"/>
          <table:table-cell table:formula="of:=AVERAGE([Instances.G273:Instances.G362])" office:value-type="float"/>
          <table:table-cell table:formula="of:=AVERAGE([Instances.H273:Instances.H362])" office:value-type="float"/>
          <table:table-cell table:formula="of:=AVERAGE([Instances.I273:Instances.I362])" office:value-type="float"/>
          <table:table-cell table:formula="of:=AVERAGE([Instances.J273:Instances.J362])" office:value-type="float"/>
          <table:table-cell table:formula="of:=AVERAGE([Instances.K273:Instances.K362])" office:value-type="float"/>
          <table:table-cell table:formula="of:=AVERAGE([Instances.L273:Instances.L362])" office:value-type="float"/>
          <table:table-cell table:formula="of:=AVERAGE([Instances.M273:Instances.M362])" office:value-type="float"/>
          <table:table-cell table:formula="of:=AVERAGE([Instances.N273:Instances.N36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9000</text:p>
          </table:table-cell>
          <table:table-cell table:formula="of:=AVERAGE([Instances.B363:Instances.B452])" office:value-type="float"/>
          <table:table-cell table:formula="of:=AVERAGE([Instances.C363:Instances.C452])" office:value-type="float"/>
          <table:table-cell table:formula="of:=AVERAGE([Instances.D363:Instances.D452])" office:value-type="float"/>
          <table:table-cell table:formula="of:=AVERAGE([Instances.E363:Instances.E452])" office:value-type="float"/>
          <table:table-cell table:formula="of:=SUM([Instances.F363:Instances.F452])" office:value-type="float"/>
          <table:table-cell table:formula="of:=AVERAGE([Instances.G363:Instances.G452])" office:value-type="float"/>
          <table:table-cell table:formula="of:=AVERAGE([Instances.H363:Instances.H452])" office:value-type="float"/>
          <table:table-cell table:formula="of:=AVERAGE([Instances.I363:Instances.I452])" office:value-type="float"/>
          <table:table-cell table:formula="of:=AVERAGE([Instances.J363:Instances.J452])" office:value-type="float"/>
          <table:table-cell table:formula="of:=AVERAGE([Instances.K363:Instances.K452])" office:value-type="float"/>
          <table:table-cell table:formula="of:=AVERAGE([Instances.L363:Instances.L452])" office:value-type="float"/>
          <table:table-cell table:formula="of:=AVERAGE([Instances.M363:Instances.M452])" office:value-type="float"/>
          <table:table-cell table:formula="of:=AVERAGE([Instances.N363:Instances.N452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O3:.$O7])^2)^0.5" office:value-type="float"/>
          <table:table-cell table:number-matrix-columns-spanned="1" table:number-matrix-rows-spanned="1" table:formula="of:=SUM(([.C3:.C7]-[.$P3:.$P7])^2)^0.5" office:value-type="float"/>
          <table:table-cell table:number-matrix-columns-spanned="1" table:number-matrix-rows-spanned="1" table:formula="of:=SUM(([.D3:.D7]-[.$Q3:.$Q7])^2)^0.5" office:value-type="float"/>
          <table:table-cell table:number-matrix-columns-spanned="1" table:number-matrix-rows-spanned="1" table:formula="of:=SUM(([.E3:.E7]-[.$R3:.$R7])^2)^0.5" office:value-type="float"/>
          <table:table-cell table:number-matrix-columns-spanned="1" table:number-matrix-rows-spanned="1" table:formula="of:=SUM(([.F3:.F7]-[.$S3:.$S7])^2)^0.5" office:value-type="float"/>
          <table:table-cell table:number-matrix-columns-spanned="1" table:number-matrix-rows-spanned="1" table:formula="of:=SUM(([.G3:.G7]-[.$T3:.$T7])^2)^0.5" office:value-type="float"/>
          <table:table-cell table:number-matrix-columns-spanned="1" table:number-matrix-rows-spanned="1" table:formula="of:=SUM(([.H3:.H7]-[.$U3:.$U7])^2)^0.5" office:value-type="float"/>
          <table:table-cell table:number-matrix-columns-spanned="1" table:number-matrix-rows-spanned="1" table:formula="of:=SUM(([.I3:.I7]-[.$V3:.$V7])^2)^0.5" office:value-type="float"/>
          <table:table-cell table:number-matrix-columns-spanned="1" table:number-matrix-rows-spanned="1" table:formula="of:=SUM(([.J3:.J7]-[.$W3:.$W7])^2)^0.5" office:value-type="float"/>
          <table:table-cell table:number-matrix-columns-spanned="1" table:number-matrix-rows-spanned="1" table:formula="of:=SUM(([.K3:.K7]-[.$X3:.$X7])^2)^0.5" office:value-type="float"/>
          <table:table-cell table:number-matrix-columns-spanned="1" table:number-matrix-rows-spanned="1" table:formula="of:=SUM(([.L3:.L7]-[.$Y3:.$Y7])^2)^0.5" office:value-type="float"/>
          <table:table-cell table:number-matrix-columns-spanned="1" table:number-matrix-rows-spanned="1" table:formula="of:=SUM(([.M3:.M7]-[.$Z3:.$Z7])^2)^0.5" office:value-type="float"/>
          <table:table-cell table:number-matrix-columns-spanned="1" table:number-matrix-rows-spanned="1" table:formula="of:=SUM(([.N3:.N7]-[.$AA3:.$A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O3:.$O7])" office:value-type="float"/>
          <table:table-cell table:number-matrix-columns-spanned="1" table:number-matrix-rows-spanned="1" table:formula="of:=SUM([.C3:.C7]=[.$P3:.$P7])" office:value-type="float"/>
          <table:table-cell table:number-matrix-columns-spanned="1" table:number-matrix-rows-spanned="1" table:formula="of:=SUM([.D3:.D7]=[.$Q3:.$Q7])" office:value-type="float"/>
          <table:table-cell table:number-matrix-columns-spanned="1" table:number-matrix-rows-spanned="1" table:formula="of:=SUM([.E3:.E7]=[.$R3:.$R7])" office:value-type="float"/>
          <table:table-cell table:number-matrix-columns-spanned="1" table:number-matrix-rows-spanned="1" table:formula="of:=SUM([.F3:.F7]=[.$S3:.$S7])" office:value-type="float"/>
          <table:table-cell table:number-matrix-columns-spanned="1" table:number-matrix-rows-spanned="1" table:formula="of:=SUM([.G3:.G7]=[.$T3:.$T7])" office:value-type="float"/>
          <table:table-cell table:number-matrix-columns-spanned="1" table:number-matrix-rows-spanned="1" table:formula="of:=SUM([.H3:.H7]=[.$U3:.$U7])" office:value-type="float"/>
          <table:table-cell table:number-matrix-columns-spanned="1" table:number-matrix-rows-spanned="1" table:formula="of:=SUM([.I3:.I7]=[.$V3:.$V7])" office:value-type="float"/>
          <table:table-cell table:number-matrix-columns-spanned="1" table:number-matrix-rows-spanned="1" table:formula="of:=SUM([.J3:.J7]=[.$W3:.$W7])" office:value-type="float"/>
          <table:table-cell table:number-matrix-columns-spanned="1" table:number-matrix-rows-spanned="1" table:formula="of:=SUM([.K3:.K7]=[.$X3:.$X7])" office:value-type="float"/>
          <table:table-cell table:number-matrix-columns-spanned="1" table:number-matrix-rows-spanned="1" table:formula="of:=SUM([.L3:.L7]=[.$Y3:.$Y7])" office:value-type="float"/>
          <table:table-cell table:number-matrix-columns-spanned="1" table:number-matrix-rows-spanned="1" table:formula="of:=SUM([.M3:.M7]=[.$Z3:.$Z7])" office:value-type="float"/>
          <table:table-cell table:number-matrix-columns-spanned="1" table:number-matrix-rows-spanned="1" table:formula="of:=SUM([.N3:.N7]=[.$AA3:.$A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B3:.$AB7])" office:value-type="float"/>
          <table:table-cell table:number-matrix-columns-spanned="1" table:number-matrix-rows-spanned="1" table:formula="of:=SUM([.C3:.C7]&lt;[.$AC3:.$AC7])" office:value-type="float"/>
          <table:table-cell table:number-matrix-columns-spanned="1" table:number-matrix-rows-spanned="1" table:formula="of:=SUM([.D3:.D7]&lt;[.$AD3:.$AD7])" office:value-type="float"/>
          <table:table-cell table:number-matrix-columns-spanned="1" table:number-matrix-rows-spanned="1" table:formula="of:=SUM([.E3:.E7]&lt;[.$AE3:.$AE7])" office:value-type="float"/>
          <table:table-cell table:number-matrix-columns-spanned="1" table:number-matrix-rows-spanned="1" table:formula="of:=SUM([.F3:.F7]&lt;[.$AF3:.$AF7])" office:value-type="float"/>
          <table:table-cell table:number-matrix-columns-spanned="1" table:number-matrix-rows-spanned="1" table:formula="of:=SUM([.G3:.G7]&lt;[.$AG3:.$AG7])" office:value-type="float"/>
          <table:table-cell table:number-matrix-columns-spanned="1" table:number-matrix-rows-spanned="1" table:formula="of:=SUM([.H3:.H7]&lt;[.$AH3:.$AH7])" office:value-type="float"/>
          <table:table-cell table:number-matrix-columns-spanned="1" table:number-matrix-rows-spanned="1" table:formula="of:=SUM([.I3:.I7]&lt;[.$AI3:.$AI7])" office:value-type="float"/>
          <table:table-cell table:number-matrix-columns-spanned="1" table:number-matrix-rows-spanned="1" table:formula="of:=SUM([.J3:.J7]&lt;[.$AJ3:.$AJ7])" office:value-type="float"/>
          <table:table-cell table:number-matrix-columns-spanned="1" table:number-matrix-rows-spanned="1" table:formula="of:=SUM([.K3:.K7]&lt;[.$AK3:.$AK7])" office:value-type="float"/>
          <table:table-cell table:number-matrix-columns-spanned="1" table:number-matrix-rows-spanned="1" table:formula="of:=SUM([.L3:.L7]&lt;[.$AL3:.$AL7])" office:value-type="float"/>
          <table:table-cell table:number-matrix-columns-spanned="1" table:number-matrix-rows-spanned="1" table:formula="of:=SUM([.M3:.M7]&lt;[.$AM3:.$AM7])" office:value-type="float"/>
          <table:table-cell table:number-matrix-columns-spanned="1" table:number-matrix-rows-spanned="1" table:formula="of:=SUM([.N3:.N7]&lt;[.$AN3:.$A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B3:.$AB7])" office:value-type="float"/>
          <table:table-cell table:number-matrix-columns-spanned="1" table:number-matrix-rows-spanned="1" table:formula="of:=SUM([.C3:.C7]&gt;[.$AC3:.$AC7])" office:value-type="float"/>
          <table:table-cell table:number-matrix-columns-spanned="1" table:number-matrix-rows-spanned="1" table:formula="of:=SUM([.D3:.D7]&gt;[.$AD3:.$AD7])" office:value-type="float"/>
          <table:table-cell table:number-matrix-columns-spanned="1" table:number-matrix-rows-spanned="1" table:formula="of:=SUM([.E3:.E7]&gt;[.$AE3:.$AE7])" office:value-type="float"/>
          <table:table-cell table:number-matrix-columns-spanned="1" table:number-matrix-rows-spanned="1" table:formula="of:=SUM([.F3:.F7]&gt;[.$AF3:.$AF7])" office:value-type="float"/>
          <table:table-cell table:number-matrix-columns-spanned="1" table:number-matrix-rows-spanned="1" table:formula="of:=SUM([.G3:.G7]&gt;[.$AG3:.$AG7])" office:value-type="float"/>
          <table:table-cell table:number-matrix-columns-spanned="1" table:number-matrix-rows-spanned="1" table:formula="of:=SUM([.H3:.H7]&gt;[.$AH3:.$AH7])" office:value-type="float"/>
          <table:table-cell table:number-matrix-columns-spanned="1" table:number-matrix-rows-spanned="1" table:formula="of:=SUM([.I3:.I7]&gt;[.$AI3:.$AI7])" office:value-type="float"/>
          <table:table-cell table:number-matrix-columns-spanned="1" table:number-matrix-rows-spanned="1" table:formula="of:=SUM([.J3:.J7]&gt;[.$AJ3:.$AJ7])" office:value-type="float"/>
          <table:table-cell table:number-matrix-columns-spanned="1" table:number-matrix-rows-spanned="1" table:formula="of:=SUM([.K3:.K7]&gt;[.$AK3:.$AK7])" office:value-type="float"/>
          <table:table-cell table:number-matrix-columns-spanned="1" table:number-matrix-rows-spanned="1" table:formula="of:=SUM([.L3:.L7]&gt;[.$AL3:.$AL7])" office:value-type="float"/>
          <table:table-cell table:number-matrix-columns-spanned="1" table:number-matrix-rows-spanned="1" table:formula="of:=SUM([.M3:.M7]&gt;[.$AM3:.$AM7])" office:value-type="float"/>
          <table:table-cell table:number-matrix-columns-spanned="1" table:number-matrix-rows-spanned="1" table:formula="of:=SUM([.N3:.N7]&gt;[.$AN3:.$A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